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style:font-face style:name="Cambria" svg:font-family="Cambria"/>
  </office:font-face-decls>
  <office:automatic-styles>
    <style:style style:name="ce1" style:family="table-cell" style:parent-style-name="Default" style:data-style-name="N0"/>
    <style:style style:name="ce2" style:family="table-cell" style:parent-style-name="Normal_32_8" style:data-style-name="N0">
      <style:table-cell-properties style:vertical-align="top" fo:background-color="transparent"/>
      <style:text-properties fo:font-size="16pt" style:font-size-asian="16pt" style:font-size-complex="16pt" fo:font-weight="bold" style:font-weight-asian="bold" style:font-weight-complex="bold"/>
    </style:style>
    <style:style style:name="ce3" style:family="table-cell" style:parent-style-name="Default" style:data-style-name="N0">
      <style:table-cell-properties fo:background-color="transparent"/>
    </style:style>
    <style:style style:name="ce4" style:family="table-cell" style:parent-style-name="Normal_32_2_32_2" style:data-style-name="N0">
      <style:table-cell-properties style:vertical-align="top" fo:wrap-option="wrap" fo:background-color="transparent"/>
      <style:text-properties fo:font-size="14pt" style:font-size-asian="14pt" style:font-size-complex="14pt" fo:font-weight="bold" style:font-weight-asian="bold" style:font-weight-complex="bold"/>
    </style:style>
    <style:style style:name="ce5" style:family="table-cell" style:parent-style-name="Normal_32_8" style:data-style-name="N0">
      <style:table-cell-properties style:vertical-align="top" fo:background-color="transparent"/>
      <style:text-properties fo:font-size="14pt" style:font-size-asian="14pt" style:font-size-complex="14pt" fo:font-weight="bold" style:font-weight-asian="bold" style:font-weight-complex="bold"/>
    </style:style>
    <style:style style:name="ce6" style:family="table-cell" style:parent-style-name="Normal_32_8" style:data-style-name="N0">
      <style:table-cell-properties style:vertical-align="top" fo:wrap-option="wrap" fo:background-color="transparent"/>
      <style:text-properties fo:font-size="12pt" style:font-size-asian="12pt" style:font-size-complex="12pt"/>
    </style:style>
    <style:style style:name="ce7" style:family="table-cell" style:parent-style-name="Normal_32_8" style:data-style-name="N0">
      <style:table-cell-properties style:vertical-align="top" fo:wrap-option="wrap" fo:background-color="transparent"/>
      <style:text-properties fo:font-size="12pt" style:font-size-asian="12pt" style:font-size-complex="12pt" fo:font-weight="bold" style:font-weight-asian="bold" style:font-weight-complex="bold"/>
    </style:style>
    <style:style style:name="ce8" style:family="table-cell" style:parent-style-name="Normal_32_8" style:data-style-name="N0">
      <style:table-cell-properties style:vertical-align="top" fo:wrap-option="wrap" fo:background-color="transparent" style:repeat-content="false"/>
      <style:paragraph-properties fo:text-align="start" fo:margin-left="0cm"/>
      <style:text-properties fo:font-size="12pt" style:font-size-asian="12pt" style:font-size-complex="12pt"/>
    </style:style>
    <style:style style:name="ce9" style:family="table-cell" style:parent-style-name="Normal_32_2_32_2" style:data-style-name="N0">
      <style:table-cell-properties style:vertical-align="top" fo:wrap-option="wrap" fo:background-color="transparent" style:repeat-content="false"/>
      <style:paragraph-properties fo:text-align="start" fo:margin-left="0cm"/>
      <style:text-properties fo:font-size="12pt" style:font-size-asian="12pt" style:font-size-complex="12pt"/>
    </style:style>
    <style:style style:name="ce10" style:family="table-cell" style:parent-style-name="Normal_32_2_32_2" style:data-style-name="N0">
      <style:table-cell-properties style:vertical-align="top" fo:wrap-option="wrap" fo:background-color="transparent"/>
      <style:text-properties fo:font-size="12pt" style:font-size-asian="12pt" style:font-size-complex="12pt"/>
    </style:style>
    <style:style style:name="ce11" style:family="table-cell" style:parent-style-name="Hyperlink" style:data-style-name="N0">
      <style:table-cell-properties style:vertical-align="top" fo:background-color="transparent"/>
      <style:text-properties fo:color="#0000FF" fo:font-size="12pt" style:font-size-asian="12pt" style:font-size-complex="12pt" style:text-underline-style="solid" style:text-underline-type="single"/>
    </style:style>
    <style:style style:name="ce12" style:family="table-cell" style:parent-style-name="Normal_32_8" style:data-style-name="N0">
      <style:table-cell-properties style:vertical-align="top" fo:background-color="transparent"/>
    </style:style>
    <style:style style:name="ce13" style:family="table-cell" style:parent-style-name="Default" style:data-style-name="N0">
      <style:text-properties fo:font-size="16pt" style:font-size-asian="16pt" style:font-size-complex="16pt" fo:font-weight="bold" style:font-weight-asian="bold" style:font-weight-complex="bold"/>
    </style:style>
    <style:style style:name="ce14" style:family="table-cell" style:parent-style-name="Default" style:data-style-name="N0">
      <style:text-properties fo:font-size="12pt" style:font-size-asian="12pt" style:font-size-complex="12pt"/>
    </style:style>
    <style:style style:name="ce15" style:family="table-cell" style:parent-style-name="Default" style:data-style-name="N0">
      <style:text-properties style:font-name="Calibri" style:font-name-asian="Calibri" style:font-name-complex="Calibri" fo:font-size="11pt" style:font-size-asian="11pt" style:font-size-complex="11pt"/>
    </style:style>
    <style:style style:name="ce16" style:family="table-cell" style:parent-style-name="Default" style:data-style-name="N0">
      <style:text-properties fo:font-size="12pt" style:font-size-asian="12pt" style:font-size-complex="12pt" fo:font-weight="bold" style:font-weight-asian="bold" style:font-weight-complex="bold"/>
    </style:style>
    <style:style style:name="ce17" style:family="table-cell" style:parent-style-name="Default" style:data-style-name="N0">
      <style:table-cell-properties style:vertical-align="middle" fo:wrap-option="wrap" style:repeat-content="false"/>
      <style:paragraph-properties fo:text-align="center"/>
      <style:text-properties fo:font-size="12pt" style:font-size-asian="12pt" style:font-size-complex="12pt"/>
    </style:style>
    <style:style style:name="ce18" style:family="table-cell" style:parent-style-name="Default" style:data-style-name="N0">
      <style:table-cell-properties style:vertical-align="top" fo:wrap-option="wrap" style:repeat-content="false"/>
      <style:paragraph-properties fo:text-align="start" fo:margin-left="0cm"/>
      <style:text-properties fo:font-size="12pt" style:font-size-asian="12pt" style:font-size-complex="12pt"/>
    </style:style>
    <style:style style:name="ce19" style:family="table-cell" style:parent-style-name="Default" style:data-style-name="N0">
      <style:table-cell-properties style:vertical-align="automatic" fo:wrap-option="wrap"/>
      <style:text-properties fo:font-size="12pt" style:font-size-asian="12pt" style:font-size-complex="12pt"/>
    </style:style>
    <style:style style:name="ce20" style:family="table-cell" style:parent-style-name="Default" style:data-style-name="N0">
      <style:table-cell-properties style:vertical-align="top" style:repeat-content="false"/>
      <style:paragraph-properties fo:text-align="start" fo:margin-left="0cm"/>
      <style:text-properties fo:font-size="12pt" style:font-size-asian="12pt" style:font-size-complex="12pt"/>
    </style:style>
    <style:style style:name="ce21" style:family="table-cell" style:parent-style-name="Default" style:data-style-name="N0">
      <style:table-cell-properties style:vertical-align="middle"/>
      <style:text-properties fo:font-size="20pt" style:font-size-asian="20pt" style:font-size-complex="20pt"/>
    </style:style>
    <style:style style:name="ce22" style:family="table-cell" style:parent-style-name="Default" style:data-style-name="N0">
      <style:table-cell-properties fo:border-top="none" fo:border-bottom="none" fo:border-left="2pt solid #000000" fo:border-right="none" fo:background-color="#99CCFF"/>
    </style:style>
    <style:style style:name="ce23" style:family="table-cell" style:parent-style-name="Default" style:data-style-name="N0">
      <style:table-cell-properties fo:border-top="none" fo:border-bottom="none" fo:border-left="none" fo:border-right="2pt solid #000000" style:vertical-align="automatic" fo:background-color="#99CCFF" style:repeat-content="false"/>
      <style:paragraph-properties fo:text-align="start" fo:margin-left="0cm"/>
      <style:text-properties fo:font-size="14pt" style:font-size-asian="14pt" style:font-size-complex="14pt" style:text-underline-style="solid" style:text-underline-type="single" fo:font-weight="bold" style:font-weight-asian="bold" style:font-weight-complex="bold"/>
    </style:style>
    <style:style style:name="ce24" style:family="table-cell" style:parent-style-name="Default" style:data-style-name="N0">
      <style:table-cell-properties style:vertical-align="top"/>
    </style:style>
    <style:style style:name="ce25" style:family="table-cell" style:parent-style-name="Default" style:data-style-name="N0">
      <style:table-cell-properties style:vertical-align="middle" fo:wrap-option="wrap" fo:background-color="#99CCFF" style:cell-protect="none" style:repeat-content="false"/>
      <style:paragraph-properties fo:text-align="center"/>
      <style:text-properties fo:color="#FFFFFF" fo:font-size="12pt" style:font-size-asian="12pt" style:font-size-complex="12pt" fo:font-weight="bold" style:font-weight-asian="bold" style:font-weight-complex="bold"/>
    </style:style>
    <style:style style:name="ce26" style:family="table-cell" style:parent-style-name="Default" style:data-style-name="N0">
      <style:table-cell-properties fo:border-top="none" fo:border-bottom="none" fo:border-left="none" fo:border-right="2pt solid #000000" style:vertical-align="automatic" fo:wrap-option="wrap" fo:background-color="#99CCFF" style:repeat-content="false"/>
      <style:paragraph-properties fo:text-align="start" fo:margin-left="0cm"/>
    </style:style>
    <style:style style:name="ce27" style:family="table-cell" style:parent-style-name="Default" style:data-style-name="N3">
      <style:table-cell-properties style:vertical-align="automatic" fo:wrap-option="wrap" fo:background-color="#99CCFF" style:repeat-content="false"/>
      <style:paragraph-properties fo:text-align="start" fo:margin-left="0cm"/>
      <style:text-properties fo:color="#FFFFFF"/>
    </style:style>
    <style:style style:name="ce28" style:family="table-cell" style:parent-style-name="Default" style:data-style-name="N0">
      <style:table-cell-properties fo:border-top="none" fo:border-bottom="2pt dashed #000000" fo:border-left="2pt solid #000000" fo:border-right="none" fo:background-color="#99CCFF"/>
    </style:style>
    <style:style style:name="ce29" style:family="table-cell" style:parent-style-name="Default" style:data-style-name="N0">
      <style:table-cell-properties fo:border-top="none" fo:border-bottom="2pt dashed #000000" fo:border-left="none" fo:border-right="none" fo:background-color="#99CCFF"/>
    </style:style>
    <style:style style:name="ce30" style:family="table-cell" style:parent-style-name="Default" style:data-style-name="N0">
      <style:table-cell-properties fo:border-top="none" fo:border-bottom="2pt dashed #000000" fo:border-left="none" fo:border-right="2pt solid #000000" fo:background-color="#99CCFF"/>
    </style:style>
    <style:style style:name="ce31" style:family="table-cell" style:parent-style-name="Default" style:data-style-name="N0">
      <style:table-cell-properties fo:border-top="none" fo:border-bottom="none" fo:border-left="2pt solid #000000" fo:border-right="none" fo:background-color="#CCFFFF"/>
    </style:style>
    <style:style style:name="ce32" style:family="table-cell" style:parent-style-name="Default" style:data-style-name="N0">
      <style:table-cell-properties style:vertical-align="top" fo:background-color="#CCFFFF" style:repeat-content="false"/>
      <style:paragraph-properties fo:text-align="start" fo:margin-left="0cm"/>
      <style:text-properties fo:font-size="12pt" style:font-size-asian="12pt" style:font-size-complex="12pt"/>
    </style:style>
    <style:style style:name="ce33" style:family="table-cell" style:parent-style-name="Default" style:data-style-name="N0">
      <style:table-cell-properties style:vertical-align="top" fo:background-color="#CCFFFF"/>
      <style:text-properties fo:font-size="12pt" style:font-size-asian="12pt" style:font-size-complex="12pt"/>
    </style:style>
    <style:style style:name="ce34" style:family="table-cell" style:parent-style-name="Default" style:data-style-name="N0">
      <style:table-cell-properties fo:border-top="none" fo:border-bottom="none" fo:border-left="none" fo:border-right="2pt solid #000000" style:vertical-align="top" fo:background-color="#CCFFFF" style:repeat-content="false"/>
      <style:paragraph-properties fo:text-align="end" fo:margin-right="0cm"/>
      <style:text-properties fo:font-size="12pt" style:font-size-asian="12pt" style:font-size-complex="12pt"/>
    </style:style>
    <style:style style:name="ce35" style:family="table-cell" style:parent-style-name="Default" style:data-style-name="N3">
      <style:table-cell-properties style:vertical-align="automatic" fo:background-color="#CCFFFF" style:repeat-content="false"/>
      <style:paragraph-properties fo:text-align="start" fo:margin-left="0cm"/>
      <style:text-properties fo:font-size="12pt" style:font-size-asian="12pt" style:font-size-complex="12pt" fo:font-weight="bold" style:font-weight-asian="bold" style:font-weight-complex="bold"/>
    </style:style>
    <style:style style:name="ce36" style:family="table-cell" style:parent-style-name="Default" style:data-style-name="N3">
      <style:table-cell-properties style:vertical-align="automatic" fo:background-color="#CCFFFF" style:repeat-content="false"/>
      <style:paragraph-properties fo:text-align="end" fo:margin-right="0cm"/>
      <style:text-properties fo:font-size="12pt" style:font-size-asian="12pt" style:font-size-complex="12pt"/>
    </style:style>
    <style:style style:name="ce37" style:family="table-cell" style:parent-style-name="Default" style:data-style-name="N3">
      <style:table-cell-properties style:vertical-align="automatic" fo:wrap-option="wrap" fo:background-color="#CCFFFF" style:repeat-content="false"/>
      <style:paragraph-properties fo:text-align="end" fo:margin-right="0cm"/>
      <style:text-properties fo:font-size="12pt" style:font-size-asian="12pt" style:font-size-complex="12pt" fo:font-weight="bold" style:font-weight-asian="bold" style:font-weight-complex="bold"/>
    </style:style>
    <style:style style:name="ce38" style:family="table-cell" style:parent-style-name="Default" style:data-style-name="N0">
      <style:table-cell-properties style:vertical-align="automatic" fo:background-color="#CCFFFF" style:repeat-content="false"/>
      <style:paragraph-properties fo:text-align="end" fo:margin-right="0cm"/>
      <style:text-properties fo:font-size="12pt" style:font-size-asian="12pt" style:font-size-complex="12pt" fo:font-style="italic" style:font-style-asian="italic" style:font-style-complex="italic" fo:font-weight="bold" style:font-weight-asian="bold" style:font-weight-complex="bold"/>
    </style:style>
    <style:style style:name="ce39" style:family="table-cell" style:parent-style-name="Default" style:data-style-name="N0">
      <style:table-cell-properties fo:border-top="none" fo:border-bottom="none" fo:border-left="none" fo:border-right="2pt solid #000000" style:vertical-align="automatic" fo:background-color="#CCFFFF" style:repeat-content="false"/>
      <style:paragraph-properties fo:text-align="end" fo:margin-right="0cm"/>
      <style:text-properties fo:font-size="12pt" style:font-size-asian="12pt" style:font-size-complex="12pt"/>
    </style:style>
    <style:style style:name="ce40" style:family="table-cell" style:parent-style-name="Default" style:data-style-name="N3">
      <style:table-cell-properties style:vertical-align="automatic" fo:background-color="#CCFFFF" style:repeat-content="false"/>
      <style:paragraph-properties fo:text-align="end" fo:margin-right="0cm"/>
      <style:text-properties fo:font-size="12pt" style:font-size-asian="12pt" style:font-size-complex="12pt" fo:font-style="italic" style:font-style-asian="italic" style:font-style-complex="italic"/>
    </style:style>
    <style:style style:name="ce41" style:family="table-cell" style:parent-style-name="Default" style:data-style-name="N36">
      <style:table-cell-properties style:vertical-align="automatic" fo:background-color="#CCFFFF" style:repeat-content="false"/>
      <style:paragraph-properties fo:text-align="end" fo:margin-right="0cm"/>
      <style:text-properties fo:font-size="12pt" style:font-size-asian="12pt" style:font-size-complex="12pt" fo:font-style="italic" style:font-style-asian="italic" style:font-style-complex="italic"/>
    </style:style>
    <style:style style:name="ce42" style:family="table-cell" style:parent-style-name="Default" style:data-style-name="N0">
      <style:table-cell-properties fo:border-top="none" fo:border-bottom="none" fo:border-left="none" fo:border-right="2pt solid #000000" fo:background-color="#CCFFFF"/>
      <style:text-properties fo:font-size="12pt" style:font-size-asian="12pt" style:font-size-complex="12pt"/>
    </style:style>
    <style:style style:name="ce43" style:family="table-cell" style:parent-style-name="Default" style:data-style-name="N3">
      <style:table-cell-properties style:vertical-align="automatic" fo:wrap-option="wrap" fo:background-color="#CCFFFF" style:repeat-content="false"/>
      <style:paragraph-properties fo:text-align="end" fo:margin-right="0cm"/>
      <style:text-properties fo:font-size="12pt" style:font-size-asian="12pt" style:font-size-complex="12pt" fo:font-style="italic" style:font-style-asian="italic" style:font-style-complex="italic"/>
    </style:style>
    <style:style style:name="ce44" style:family="table-cell" style:parent-style-name="Default" style:data-style-name="N3">
      <style:table-cell-properties style:vertical-align="automatic" fo:wrap-option="wrap" fo:background-color="#CCFFFF" style:repeat-content="false"/>
      <style:paragraph-properties fo:text-align="end" fo:margin-right="0cm"/>
      <style:text-properties fo:font-size="12pt" style:font-size-asian="12pt" style:font-size-complex="12pt"/>
    </style:style>
    <style:style style:name="ce45" style:family="table-cell" style:parent-style-name="Default" style:data-style-name="N0">
      <style:table-cell-properties fo:background-color="#CCFFFF"/>
      <style:text-properties fo:font-size="12pt" style:font-size-asian="12pt" style:font-size-complex="12pt"/>
    </style:style>
    <style:style style:name="ce46" style:family="table-cell" style:parent-style-name="Default" style:data-style-name="N3">
      <style:table-cell-properties style:vertical-align="automatic" fo:background-color="#CCFFFF" style:repeat-content="false"/>
      <style:paragraph-properties fo:text-align="start" fo:margin-left="0cm"/>
    </style:style>
    <style:style style:name="ce47" style:family="table-cell" style:parent-style-name="Default" style:data-style-name="N0">
      <style:table-cell-properties fo:background-color="#CCFFFF"/>
    </style:style>
    <style:style style:name="ce48" style:family="table-cell" style:parent-style-name="Default" style:data-style-name="N0">
      <style:table-cell-properties fo:border-top="none" fo:border-bottom="none" fo:border-left="none" fo:border-right="2pt solid #000000" fo:background-color="#CCFFFF"/>
    </style:style>
    <style:style style:name="ce49" style:family="table-cell" style:parent-style-name="Default" style:data-style-name="N0">
      <style:table-cell-properties fo:border-top="2pt solid #000000" fo:border-bottom="none" fo:border-left="2pt solid #000000" fo:border-right="2pt solid #000000" style:vertical-align="middle" fo:wrap-option="wrap" fo:background-color="#333333" style:repeat-content="false"/>
      <style:paragraph-properties fo:text-align="center"/>
      <style:text-properties fo:color="#FFFFFF" fo:font-size="20pt" style:font-size-asian="20pt" style:font-size-complex="20pt" fo:font-weight="bold" style:font-weight-asian="bold" style:font-weight-complex="bold"/>
    </style:style>
    <style:style style:name="ce50" style:family="table-cell" style:parent-style-name="Default" style:data-style-name="N3">
      <style:table-cell-properties style:vertical-align="top" fo:wrap-option="wrap" fo:background-color="#99CCFF" style:repeat-content="false"/>
      <style:paragraph-properties fo:text-align="center"/>
      <style:text-properties fo:color="#FFFFFF" fo:font-size="14pt" style:font-size-asian="14pt" style:font-size-complex="14pt" fo:font-weight="bold" style:font-weight-asian="bold" style:font-weight-complex="bold"/>
    </style:style>
    <style:style style:name="ce51" style:family="table-cell" style:parent-style-name="Default" style:data-style-name="N0">
      <style:table-cell-properties fo:border="2pt solid #000000" style:vertical-align="middle" fo:wrap-option="wrap" fo:background-color="#808080" style:cell-protect="none" style:repeat-content="false"/>
      <style:paragraph-properties fo:text-align="center"/>
      <style:text-properties fo:color="#FFFFFF" fo:font-size="12pt" style:font-size-asian="12pt" style:font-size-complex="12pt" fo:font-weight="bold" style:font-weight-asian="bold" style:font-weight-complex="bold"/>
    </style:style>
    <style:style style:name="ce52" style:family="table-cell" style:parent-style-name="Default" style:data-style-name="N0">
      <style:table-cell-properties fo:border-top="none" fo:border-bottom="none" fo:border-left="2pt solid #000000" fo:border-right="2pt solid #000000" fo:background-color="#99CCFF"/>
    </style:style>
    <style:style style:name="ce53" style:family="table-cell" style:parent-style-name="Default" style:data-style-name="N0">
      <style:table-cell-properties style:vertical-align="automatic" fo:wrap-option="wrap" fo:background-color="#99CCFF" style:repeat-content="false"/>
      <style:paragraph-properties fo:text-align="start" fo:margin-left="0cm"/>
      <style:text-properties fo:color="#FFFFFF" fo:font-weight="bold" style:font-weight-asian="bold" style:font-weight-complex="bold"/>
    </style:style>
    <style:style style:name="ce54" style:family="table-cell" style:parent-style-name="Default" style:data-style-name="N0">
      <style:table-cell-properties fo:background-color="#99CCFF"/>
    </style:style>
    <style:style style:name="ce55" style:family="table-cell" style:parent-style-name="Default" style:data-style-name="N3">
      <style:table-cell-properties fo:border-top="2pt dashed #000000" fo:border-bottom="none" fo:border-left="none" fo:border-right="none" style:vertical-align="top" fo:wrap-option="wrap" fo:background-color="#CCFFFF" style:repeat-content="false"/>
      <style:paragraph-properties fo:text-align="center"/>
      <style:text-properties fo:font-size="12pt" style:font-size-asian="12pt" style:font-size-complex="12pt" fo:font-weight="bold" style:font-weight-asian="bold" style:font-weight-complex="bold"/>
    </style:style>
    <style:style style:name="ce56" style:family="table-cell" style:parent-style-name="Default" style:data-style-name="N0">
      <style:table-cell-properties fo:border-top="none" fo:border-bottom="none" fo:border-left="2pt solid #000000" fo:border-right="2pt solid #000000" style:vertical-align="automatic" fo:wrap-option="wrap" fo:background-color="#CCFFFF"/>
    </style:style>
    <style:style style:name="ce57" style:family="table-cell" style:parent-style-name="Default" style:data-style-name="N0">
      <style:table-cell-properties fo:border-top="none" fo:border-bottom="2pt solid #000000" fo:border-left="2pt solid #000000" fo:border-right="2pt solid #000000" fo:background-color="#CCFFFF"/>
    </style:style>
    <style:style style:name="ce58" style:family="table-cell" style:parent-style-name="Default" style:data-style-name="N0">
      <style:table-cell-properties style:vertical-align="automatic" fo:background-color="transparent" style:repeat-content="false"/>
      <style:paragraph-properties fo:text-align="start" fo:margin-left="0cm"/>
      <style:text-properties fo:font-size="16pt" style:font-size-asian="16pt" style:font-size-complex="16pt" fo:font-weight="bold" style:font-weight-asian="bold" style:font-weight-complex="bold"/>
    </style:style>
    <style:style style:name="ce59" style:family="table-cell" style:parent-style-name="Default" style:data-style-name="N0">
      <style:table-cell-properties fo:background-color="transparent"/>
      <style:text-properties fo:font-size="12pt" style:font-size-asian="12pt" style:font-size-complex="12pt" fo:font-weight="bold" style:font-weight-asian="bold" style:font-weight-complex="bold"/>
    </style:style>
    <style:style style:name="ce60" style:family="table-cell" style:parent-style-name="Default" style:data-style-name="N0">
      <style:table-cell-properties fo:background-color="transparent"/>
      <style:text-properties fo:font-size="12pt" style:font-size-asian="12pt" style:font-size-complex="12pt"/>
    </style:style>
    <style:style style:name="ce61" style:family="table-cell" style:parent-style-name="Default" style:data-style-name="N0">
      <style:table-cell-properties style:vertical-align="automatic" fo:background-color="transparent" style:repeat-content="false"/>
      <style:paragraph-properties fo:text-align="end" fo:margin-right="0cm"/>
    </style:style>
    <style:style style:name="ce62" style:family="table-cell" style:parent-style-name="Default" style:data-style-name="N0">
      <style:table-cell-properties fo:background-color="transparent"/>
    </style:style>
    <style:style style:name="ce63" style:family="table-cell" style:parent-style-name="Default" style:data-style-name="N0">
      <style:table-cell-properties style:vertical-align="automatic" fo:background-color="transparent" style:repeat-content="false"/>
      <style:paragraph-properties fo:text-align="start" fo:margin-left="0cm"/>
      <style:text-properties fo:font-size="12pt" style:font-size-asian="12pt" style:font-size-complex="12pt"/>
    </style:style>
    <style:style style:name="ce64" style:family="table-cell" style:parent-style-name="Default" style:data-style-name="N3">
      <style:table-cell-properties style:vertical-align="automatic" fo:background-color="transparent" style:repeat-content="false"/>
      <style:paragraph-properties fo:text-align="start" fo:margin-left="0cm"/>
      <style:text-properties fo:font-size="12pt" style:font-size-asian="12pt" style:font-size-complex="12pt" fo:font-weight="bold" style:font-weight-asian="bold" style:font-weight-complex="bold"/>
    </style:style>
    <style:style style:name="ce65" style:family="table-cell" style:parent-style-name="Default" style:data-style-name="N3">
      <style:table-cell-properties fo:background-color="transparent"/>
      <style:text-properties fo:font-size="12pt" style:font-size-asian="12pt" style:font-size-complex="12pt" fo:font-weight="bold" style:font-weight-asian="bold" style:font-weight-complex="bold"/>
    </style:style>
    <style:style style:name="ce66" style:family="table-cell" style:parent-style-name="Default" style:data-style-name="N3">
      <style:table-cell-properties style:vertical-align="automatic" fo:background-color="transparent" style:repeat-content="false"/>
      <style:paragraph-properties fo:text-align="end" fo:margin-right="0cm"/>
      <style:text-properties fo:font-size="12pt" style:font-size-asian="12pt" style:font-size-complex="12pt" fo:font-weight="bold" style:font-weight-asian="bold" style:font-weight-complex="bold"/>
    </style:style>
    <style:style style:name="ce67" style:family="table-cell" style:parent-style-name="Default" style:data-style-name="N3">
      <style:table-cell-properties style:vertical-align="automatic" fo:wrap-option="wrap" fo:background-color="transparent" style:repeat-content="false"/>
      <style:paragraph-properties fo:text-align="end" fo:margin-right="0cm"/>
      <style:text-properties fo:font-size="12pt" style:font-size-asian="12pt" style:font-size-complex="12pt" fo:font-weight="bold" style:font-weight-asian="bold" style:font-weight-complex="bold"/>
    </style:style>
    <style:style style:name="ce68" style:family="table-cell" style:parent-style-name="Default" style:data-style-name="N3">
      <style:table-cell-properties style:vertical-align="automatic" fo:background-color="transparent" style:repeat-content="false"/>
      <style:paragraph-properties fo:text-align="center"/>
      <style:text-properties fo:font-size="12pt" style:font-size-asian="12pt" style:font-size-complex="12pt" fo:font-weight="bold" style:font-weight-asian="bold" style:font-weight-complex="bold"/>
    </style:style>
    <style:style style:name="ce69" style:family="table-cell" style:parent-style-name="Comma" style:data-style-name="N37">
      <style:table-cell-properties style:vertical-align="automatic" fo:background-color="transparent" style:repeat-content="false"/>
      <style:paragraph-properties fo:text-align="end" fo:margin-right="0cm"/>
      <style:text-properties fo:font-size="12pt" style:font-size-asian="12pt" style:font-size-complex="12pt" fo:font-weight="bold" style:font-weight-asian="bold" style:font-weight-complex="bold"/>
    </style:style>
    <style:style style:name="ce70" style:family="table-cell" style:parent-style-name="Percent" style:data-style-name="N3">
      <style:table-cell-properties style:vertical-align="automatic" fo:background-color="transparent" style:repeat-content="false"/>
      <style:paragraph-properties fo:text-align="end" fo:margin-right="0cm"/>
      <style:text-properties fo:font-size="12pt" style:font-size-asian="12pt" style:font-size-complex="12pt" fo:font-weight="bold" style:font-weight-asian="bold" style:font-weight-complex="bold"/>
    </style:style>
    <style:style style:name="ce71" style:family="table-cell" style:parent-style-name="Default" style:data-style-name="N0">
      <style:table-cell-properties style:vertical-align="automatic" fo:background-color="transparent" style:repeat-content="false"/>
      <style:paragraph-properties fo:text-align="center"/>
      <style:text-properties fo:font-size="12pt" style:font-size-asian="12pt" style:font-size-complex="12pt"/>
    </style:style>
    <style:style style:name="ce72" style:family="table-cell" style:parent-style-name="Default" style:data-style-name="N3">
      <style:table-cell-properties style:vertical-align="automatic" fo:background-color="transparent" style:repeat-content="false"/>
      <style:paragraph-properties fo:text-align="end" fo:margin-right="0cm"/>
      <style:text-properties fo:font-size="12pt" style:font-size-asian="12pt" style:font-size-complex="12pt"/>
    </style:style>
    <style:style style:name="ce73" style:family="table-cell" style:parent-style-name="Comma" style:data-style-name="N37">
      <style:table-cell-properties style:vertical-align="automatic" fo:background-color="transparent" style:repeat-content="false"/>
      <style:paragraph-properties fo:text-align="end" fo:margin-right="0cm"/>
      <style:text-properties fo:font-size="12pt" style:font-size-asian="12pt" style:font-size-complex="12pt"/>
    </style:style>
    <style:style style:name="ce74" style:family="table-cell" style:parent-style-name="Percent" style:data-style-name="N3">
      <style:table-cell-properties style:vertical-align="automatic" fo:background-color="transparent" style:repeat-content="false"/>
      <style:paragraph-properties fo:text-align="end" fo:margin-right="0cm"/>
      <style:text-properties fo:font-size="12pt" style:font-size-asian="12pt" style:font-size-complex="12pt"/>
    </style:style>
    <style:style style:name="ce75" style:family="table-cell" style:parent-style-name="Default" style:data-style-name="N0">
      <style:table-cell-properties style:vertical-align="automatic" fo:background-color="transparent" style:repeat-content="false"/>
      <style:paragraph-properties fo:text-align="center"/>
      <style:text-properties fo:font-size="12pt" style:font-size-asian="12pt" style:font-size-complex="12pt" style:text-position="33%"/>
    </style:style>
    <style:style style:name="ce76" style:family="table-cell" style:parent-style-name="Default" style:data-style-name="N1">
      <style:table-cell-properties style:vertical-align="automatic" fo:background-color="transparent" style:repeat-content="false"/>
      <style:paragraph-properties fo:text-align="start" fo:margin-left="0cm"/>
      <style:text-properties fo:font-size="12pt" style:font-size-asian="12pt" style:font-size-complex="12pt"/>
    </style:style>
    <style:style style:name="ce77" style:family="table-cell" style:parent-style-name="Default" style:data-style-name="N0">
      <style:table-cell-properties style:vertical-align="automatic" fo:background-color="transparent" style:repeat-content="false"/>
      <style:paragraph-properties fo:text-align="end" fo:margin-right="0cm"/>
      <style:text-properties fo:font-size="12pt" style:font-size-asian="12pt" style:font-size-complex="12pt"/>
    </style:style>
    <style:style style:name="ce78" style:family="table-cell" style:parent-style-name="Default" style:data-style-name="N1">
      <style:table-cell-properties style:vertical-align="automatic" fo:background-color="transparent" style:repeat-content="false"/>
      <style:paragraph-properties fo:text-align="center"/>
      <style:text-properties fo:font-size="12pt" style:font-size-asian="12pt" style:font-size-complex="12pt"/>
    </style:style>
    <style:style style:name="ce79" style:family="table-cell" style:parent-style-name="Default" style:data-style-name="N3">
      <style:table-cell-properties style:vertical-align="automatic" fo:background-color="transparent" style:repeat-content="false"/>
      <style:paragraph-properties fo:text-align="center"/>
      <style:text-properties fo:font-size="12pt" style:font-size-asian="12pt" style:font-size-complex="12pt" style:text-position="33%"/>
    </style:style>
    <style:style style:name="ce80" style:family="table-cell" style:parent-style-name="Default" style:data-style-name="N1">
      <style:table-cell-properties style:vertical-align="automatic" fo:background-color="transparent" style:repeat-content="false"/>
      <style:paragraph-properties fo:text-align="end" fo:margin-right="0cm"/>
      <style:text-properties fo:font-size="12pt" style:font-size-asian="12pt" style:font-size-complex="12pt"/>
    </style:style>
    <style:style style:name="ce81" style:family="table-cell" style:parent-style-name="Default" style:data-style-name="N3">
      <style:table-cell-properties style:vertical-align="automatic" fo:background-color="transparent" style:repeat-content="false"/>
      <style:paragraph-properties fo:text-align="start" fo:margin-left="0cm"/>
      <style:text-properties fo:font-size="12pt" style:font-size-asian="12pt" style:font-size-complex="12pt"/>
    </style:style>
    <style:style style:name="ce82" style:family="table-cell" style:parent-style-name="Default" style:data-style-name="N3">
      <style:table-cell-properties style:vertical-align="automatic" fo:background-color="transparent" style:repeat-content="false"/>
      <style:paragraph-properties fo:text-align="center"/>
      <style:text-properties fo:font-size="12pt" style:font-size-asian="12pt" style:font-size-complex="12pt"/>
    </style:style>
    <style:style style:name="ce83" style:family="table-cell" style:parent-style-name="Default" style:data-style-name="N0">
      <style:text-properties style:text-underline-style="solid" style:text-underline-type="single" fo:font-weight="bold" style:font-weight-asian="bold" style:font-weight-complex="bold"/>
    </style:style>
    <style:style style:name="ce84" style:family="table-cell" style:parent-style-name="Default" style:data-style-name="N3">
      <style:table-cell-properties fo:border-top="none" fo:border-bottom="thin solid #000000" fo:border-left="none" fo:border-right="none"/>
      <style:text-properties fo:font-weight="bold" style:font-weight-asian="bold" style:font-weight-complex="bold"/>
    </style:style>
    <style:style style:name="ce85" style:family="table-cell" style:parent-style-name="Default" style:data-style-name="N0">
      <style:table-cell-properties fo:border-top="none" fo:border-bottom="thin solid #000000" fo:border-left="none" fo:border-right="none"/>
      <style:text-properties fo:font-weight="bold" style:font-weight-asian="bold" style:font-weight-complex="bold"/>
    </style:style>
    <style:style style:name="ce86" style:family="table-cell" style:parent-style-name="Default" style:data-style-name="N3">
      <style:table-cell-properties style:vertical-align="automatic" fo:wrap-option="wrap" style:repeat-content="false"/>
      <style:paragraph-properties fo:text-align="start" fo:margin-left="0cm"/>
    </style:style>
    <style:style style:name="ce87" style:family="table-cell" style:parent-style-name="Default" style:data-style-name="N0">
      <style:table-cell-properties style:vertical-align="automatic" style:repeat-content="false"/>
      <style:paragraph-properties fo:text-align="start" fo:margin-left="0cm"/>
    </style:style>
    <style:style style:name="ce88" style:family="table-cell" style:parent-style-name="Default" style:data-style-name="N3"/>
    <style:style style:name="ce89" style:family="table-cell" style:parent-style-name="Default" style:data-style-name="N3">
      <style:table-cell-properties style:vertical-align="automatic" style:repeat-content="false"/>
      <style:paragraph-properties fo:text-align="start" fo:margin-left="0cm"/>
      <style:text-properties fo:font-style="italic" style:font-style-asian="italic" style:font-style-complex="italic"/>
    </style:style>
    <style:style style:name="ce90" style:family="table-cell" style:parent-style-name="Default" style:data-style-name="N0">
      <style:text-properties fo:font-style="italic" style:font-style-asian="italic" style:font-style-complex="italic"/>
    </style:style>
    <style:style style:name="ce91" style:family="table-cell" style:parent-style-name="Default" style:data-style-name="N3">
      <style:table-cell-properties style:vertical-align="automatic" style:repeat-content="false"/>
      <style:paragraph-properties fo:text-align="start" fo:margin-left="0cm"/>
    </style:style>
    <style:style style:name="T17"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18"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19" style:family="text" style:parent-style-name="Default">
      <style:text-properties fo:color="#000080" style:text-line-through-style="none" style:font-name="Arial" style:font-name-asian="Arial" style:font-name-complex="Arial" fo:font-size="12pt" style:font-size-asian="12pt" style:font-size-complex="12pt" fo:font-style="italic" style:font-style-asian="italic" style:font-style-complex="italic" style:text-underline-style="none" style:text-underline-type="none" fo:font-weight="normal" style:font-weight-asian="normal" style:font-weight-complex="normal" style:text-outline="false" fo:text-shadow="none" style:font-family-generic="swiss"/>
    </style:style>
    <style:style style:name="T20"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co1" style:family="table-column">
      <style:table-column-properties fo:break-before="auto" style:column-width="26.2995833333333cm"/>
    </style:style>
    <style:style style:name="co2" style:family="table-column">
      <style:table-column-properties fo:break-before="auto" style:column-width="1.69333333333333cm"/>
    </style:style>
    <style:style style:name="co3" style:family="table-column">
      <style:table-column-properties fo:break-before="auto" style:column-width="19.9495833333333cm" style:use-optimal-column-width="true"/>
    </style:style>
    <style:style style:name="co4" style:family="table-column">
      <style:table-column-properties fo:break-before="auto" style:column-width="0.899583333333333cm"/>
    </style:style>
    <style:style style:name="co5" style:family="table-column">
      <style:table-column-properties fo:break-before="auto" style:column-width="1.93145833333333cm"/>
    </style:style>
    <style:style style:name="co6" style:family="table-column">
      <style:table-column-properties fo:break-before="auto" style:column-width="0.238125cm"/>
    </style:style>
    <style:style style:name="co7" style:family="table-column">
      <style:table-column-properties fo:break-before="auto" style:column-width="2.03729166666667cm"/>
    </style:style>
    <style:style style:name="co8" style:family="table-column">
      <style:table-column-properties fo:break-before="auto" style:column-width="3.254375cm"/>
    </style:style>
    <style:style style:name="co9" style:family="table-column">
      <style:table-column-properties fo:break-before="auto" style:column-width="1.984375cm"/>
    </style:style>
    <style:style style:name="co10" style:family="table-column">
      <style:table-column-properties fo:break-before="auto" style:column-width="2.72520833333333cm"/>
    </style:style>
    <style:style style:name="co11" style:family="table-column">
      <style:table-column-properties fo:break-before="auto" style:column-width="7.9375cm"/>
    </style:style>
    <style:style style:name="co12" style:family="table-column">
      <style:table-column-properties fo:break-before="auto" style:column-width="2.91041666666667cm"/>
    </style:style>
    <style:style style:name="co13" style:family="table-column">
      <style:table-column-properties fo:break-before="auto" style:column-width="3.095625cm"/>
    </style:style>
    <style:style style:name="co14" style:family="table-column">
      <style:table-column-properties fo:break-before="auto" style:column-width="4.92125cm"/>
    </style:style>
    <style:style style:name="co15" style:family="table-column">
      <style:table-column-properties fo:break-before="auto" style:column-width="7.48770833333333cm" style:use-optimal-column-width="true"/>
    </style:style>
    <style:style style:name="co16" style:family="table-column">
      <style:table-column-properties fo:break-before="auto" style:column-width="1.42875cm" style:use-optimal-column-width="true"/>
    </style:style>
    <style:style style:name="co17" style:family="table-column">
      <style:table-column-properties fo:break-before="auto" style:column-width="1.05833333333333cm" style:use-optimal-column-width="true"/>
    </style:style>
    <style:style style:name="co18" style:family="table-column">
      <style:table-column-properties fo:break-before="auto" style:column-width="0.846666666666667cm" style:use-optimal-column-width="true"/>
    </style:style>
    <style:style style:name="co19" style:family="table-column">
      <style:table-column-properties fo:break-before="auto" style:column-width="0.47625cm"/>
    </style:style>
    <style:style style:name="co20" style:family="table-column">
      <style:table-column-properties fo:break-before="auto" style:column-width="8.78416666666667cm" style:use-optimal-column-width="true"/>
    </style:style>
    <style:style style:name="co21" style:family="table-column">
      <style:table-column-properties fo:break-before="auto" style:column-width="0.449791666666667cm"/>
    </style:style>
    <style:style style:name="co22" style:family="table-column">
      <style:table-column-properties fo:break-before="auto" style:column-width="9.525cm"/>
    </style:style>
    <style:style style:name="co23" style:family="table-column">
      <style:table-column-properties fo:break-before="auto" style:column-width="0.291041666666667cm"/>
    </style:style>
    <style:style style:name="ro1" style:family="table-row">
      <style:table-row-properties style:row-height="20.25pt" style:use-optimal-row-height="true" fo:break-before="auto"/>
    </style:style>
    <style:style style:name="ro2" style:family="table-row">
      <style:table-row-properties style:row-height="36pt" style:use-optimal-row-height="true" fo:break-before="auto"/>
    </style:style>
    <style:style style:name="ro3" style:family="table-row">
      <style:table-row-properties style:row-height="18pt" style:use-optimal-row-height="true" fo:break-before="auto"/>
    </style:style>
    <style:style style:name="ro4" style:family="table-row">
      <style:table-row-properties style:row-height="98.25pt" style:use-optimal-row-height="false" fo:break-before="auto"/>
    </style:style>
    <style:style style:name="ro5" style:family="table-row">
      <style:table-row-properties style:row-height="15.75pt" style:use-optimal-row-height="true" fo:break-before="auto"/>
    </style:style>
    <style:style style:name="ro6" style:family="table-row">
      <style:table-row-properties style:row-height="121.5pt" style:use-optimal-row-height="false" fo:break-before="auto"/>
    </style:style>
    <style:style style:name="ro7" style:family="table-row">
      <style:table-row-properties style:row-height="99.75pt" style:use-optimal-row-height="false" fo:break-before="auto"/>
    </style:style>
    <style:style style:name="ro8" style:family="table-row">
      <style:table-row-properties style:row-height="60pt" style:use-optimal-row-height="true" fo:break-before="auto"/>
    </style:style>
    <style:style style:name="ro9" style:family="table-row">
      <style:table-row-properties style:row-height="42pt" style:use-optimal-row-height="false" fo:break-before="auto"/>
    </style:style>
    <style:style style:name="ro10" style:family="table-row">
      <style:table-row-properties style:row-height="42.75pt" style:use-optimal-row-height="false" fo:break-before="auto"/>
    </style:style>
    <style:style style:name="ro11" style:family="table-row">
      <style:table-row-properties style:row-height="27pt" style:use-optimal-row-height="false" fo:break-before="auto"/>
    </style:style>
    <style:style style:name="ro12" style:family="table-row">
      <style:table-row-properties style:row-height="87pt" style:use-optimal-row-height="false" fo:break-before="auto"/>
    </style:style>
    <style:style style:name="ro13" style:family="table-row">
      <style:table-row-properties style:row-height="15pt" style:use-optimal-row-height="true" fo:break-before="auto"/>
    </style:style>
    <style:style style:name="ro14" style:family="table-row">
      <style:table-row-properties style:row-height="12.75pt" style:use-optimal-row-height="true" fo:break-before="auto"/>
    </style:style>
    <style:style style:name="ro15" style:family="table-row">
      <style:table-row-properties style:row-height="30pt" style:use-optimal-row-height="true" fo:break-before="auto"/>
    </style:style>
    <style:style style:name="ro16" style:family="table-row">
      <style:table-row-properties style:row-height="45pt" style:use-optimal-row-height="true" fo:break-before="auto"/>
    </style:style>
    <style:style style:name="ro17" style:family="table-row">
      <style:table-row-properties style:row-height="45.75pt" style:use-optimal-row-height="true" fo:break-before="auto"/>
    </style:style>
    <style:style style:name="ro18" style:family="table-row">
      <style:table-row-properties style:row-height="55.5pt" style:use-optimal-row-height="false" fo:break-before="auto"/>
    </style:style>
    <style:style style:name="ro19" style:family="table-row">
      <style:table-row-properties style:row-height="18pt" style:use-optimal-row-height="false" fo:break-before="auto"/>
    </style:style>
    <style:style style:name="ro20" style:family="table-row">
      <style:table-row-properties style:row-height="16.5pt" style:use-optimal-row-height="false" fo:break-before="auto"/>
    </style:style>
    <style:style style:name="ro21" style:family="table-row">
      <style:table-row-properties style:row-height="15pt" style:use-optimal-row-height="false" fo:break-before="auto"/>
    </style:style>
    <style:style style:name="ro22" style:family="table-row">
      <style:table-row-properties style:row-height="13.5pt" style:use-optimal-row-height="true" fo:break-before="auto"/>
    </style:style>
    <style:style style:name="ro23" style:family="table-row">
      <style:table-row-properties style:row-height="39.75pt" style:use-optimal-row-height="false" fo:break-before="auto"/>
    </style:style>
    <style:style style:name="ro24" style:family="table-row">
      <style:table-row-properties style:row-height="15.75pt" style:use-optimal-row-height="false" fo:break-before="auto"/>
    </style:style>
    <style:style style:name="ro25" style:family="table-row">
      <style:table-row-properties style:row-height="12pt" style:use-optimal-row-height="false" fo:break-before="auto"/>
    </style:style>
    <style:style style:name="ro26" style:family="table-row">
      <style:table-row-properties style:row-height="26.25pt" style:use-optimal-row-height="false" fo:break-before="auto"/>
    </style:style>
    <style:style style:name="ro27" style:family="table-row">
      <style:table-row-properties style:row-height="15.6pt" style:use-optimal-row-height="false" fo:break-before="auto"/>
    </style:style>
    <style:style style:name="ro28" style:family="table-row">
      <style:table-row-properties style:row-height="14.2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false" style:writing-mode="lr-tb"/>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cell-content-is-in-list($$Authority)" table:base-cell-address="Summary.B6">
          <table:help-message table:display="true"/>
          <table:error-message table:display="true"/>
        </table:content-validation>
        <table:content-validation table:name="val2" table:condition="of:cell-content-is-in-list([Average_Per_Dwelling.$C$4:.$C$433])" table:base-cell-address="Summary.B4">
          <table:help-message table:display="true"/>
          <table:error-message table:display="true"/>
        </table:content-validation>
      </table:content-validations>
      <table:table table:name="Cover" table:style-name="ta1">
        <table:table-column table:style-name="co1" table:default-cell-style-name="ce12"/>
        <table:table-column table:style-name="co2" table:number-columns-repeated="16383" table:default-cell-style-name="ce12"/>
        <table:table-row table:style-name="ro1">
          <table:table-cell office:value-type="string" table:style-name="ce2">
            <text:p>Council Tax Requirement: Council Tax per dwelling Live Table, England, April 2025 to March 2026</text:p>
          </table:table-cell>
          <table:table-cell table:number-columns-repeated="16383" table:style-name="ce3"/>
        </table:table-row>
        <table:table-row table:style-name="ro2">
          <table:table-cell office:value-type="string" table:style-name="ce4">
            <text:p>Published by the Ministry of Housing, Communities and Local Government (MHCLG) on 20 March 2025 (originally) and revised on 25 April 2025</text:p>
          </table:table-cell>
          <table:table-cell table:number-columns-repeated="16383" table:style-name="ce3"/>
        </table:table-row>
        <table:table-row table:style-name="ro3">
          <table:table-cell office:value-type="string" table:style-name="ce5">
            <text:p>Purpose</text:p>
          </table:table-cell>
          <table:table-cell table:number-columns-repeated="16383" table:style-name="ce3"/>
        </table:table-row>
        <table:table-row table:style-name="ro4">
          <table:table-cell office:value-type="string" table:style-name="ce6">
            <text:p>This live table provides information on average council tax per dwelling by local authorities in England from 1993 onwards. The most recent information is derived from the council tax requirement (CTR) returns submitted by all 296 billing authorities and all 94 major precepting authorities in England during February and March 2025.</text:p>
            <text:p/>
            <text:p>While our benchmark measure is the average Band D council tax, this table provides the alternative measure which reflects the number of dwellings in the authority.</text:p>
          </table:table-cell>
          <table:table-cell table:number-columns-repeated="16383" table:style-name="ce3"/>
        </table:table-row>
        <table:table-row table:style-name="ro5">
          <table:table-cell office:value-type="string" table:style-name="ce7">
            <text:p>Definition of council tax per dwelling</text:p>
          </table:table-cell>
          <table:table-cell table:number-columns-repeated="16383" table:style-name="ce3"/>
        </table:table-row>
        <table:table-row table:style-name="ro6">
          <table:table-cell office:value-type="string" table:style-name="ce6">
            <text:p>Council tax per dwelling is calculated as the total council tax payable in an area divided by the total number of chargeable dwellings in the area. The number of chargeable dwellings is reported in the Council Tax Base figures collected in October of the previous year, and are different to the Band D equivalent taxbase determined for the council tax setting process.<text:s/></text:p>
            <text:p/>
            <text:p>The number of dwellings is higher at a national level than the council taxbase.This is because the number of chargeable dwellings considers Bands A to H equally, whereas the taxbase used for council tax setting will reflect the differences between Bands as well as estimated adjustments for local council tax setting schemes and collection rates.<text:s/></text:p>
          </table:table-cell>
          <table:table-cell table:number-columns-repeated="16383" table:style-name="ce3"/>
        </table:table-row>
        <table:table-row table:style-name="ro3">
          <table:table-cell office:value-type="string" table:style-name="ce5">
            <text:p>Uses of the data</text:p>
          </table:table-cell>
          <table:table-cell table:number-columns-repeated="16383" table:style-name="ce3"/>
        </table:table-row>
        <table:table-row table:style-name="ro7">
          <table:table-cell office:value-type="string" table:style-name="ce8">
            <text:p>These data are used to provide the MHCLG Secretary of State and Ministers, HM Treasury and the Office for National Statistics (ONS) with the most up to date information available on the amount of council tax collected by local authorities. The data are important sources for various evidence based policy and financial decisions and answering numerous parliamentary questions. In addition it is used by local authorities and their associations, other government departments, members of the business community and the general public. Because the statistical release includes data for individual authorities, it enables the public <text:s/>(including council tax payers) to compare its authority with others in the same type or locally. More information on annual receipts and collection rates can be found on the GOV.UK website.</text:p>
          </table:table-cell>
          <table:table-cell table:number-columns-repeated="16383" table:style-name="ce3"/>
        </table:table-row>
        <table:table-row table:style-name="ro3">
          <table:table-cell office:value-type="string" table:style-name="ce5">
            <text:p>Data collection</text:p>
          </table:table-cell>
          <table:table-cell table:number-columns-repeated="16383" table:style-name="ce3"/>
        </table:table-row>
        <table:table-row table:style-name="ro8">
          <table:table-cell office:value-type="string" table:style-name="ce9">
            <text:p>The latest information in this release is based on data returned to the Ministry of Housing, Communities and Local Government (MHCLG) by 296 billing authorities and 94 precepting authorities in England on the Council Tax Requirement (CTR) forms. <text:s/>The data are as reported by local authorities and have been subjected to rigorous validation processes.</text:p>
            <text:p/>
          </table:table-cell>
          <table:table-cell table:number-columns-repeated="16383" table:style-name="ce3"/>
        </table:table-row>
        <table:table-row table:style-name="ro3">
          <table:table-cell office:value-type="string" table:style-name="ce5">
            <text:p>Data quality</text:p>
          </table:table-cell>
          <table:table-cell table:number-columns-repeated="16383" table:style-name="ce3"/>
        </table:table-row>
        <table:table-row table:style-name="ro9">
          <table:table-cell office:value-type="string" table:style-name="ce8">
            <text:p>These figures are as reported by the local authorities. Validations have been applied as part of the collection, and the data has undergone quality assurance checks on receipt.</text:p>
          </table:table-cell>
          <table:table-cell table:number-columns-repeated="16383" table:style-name="ce3"/>
        </table:table-row>
        <table:table-row table:style-name="ro3">
          <table:table-cell office:value-type="string" table:style-name="ce5">
            <text:p>Revisions</text:p>
          </table:table-cell>
          <table:table-cell table:number-columns-repeated="16383" table:style-name="ce3"/>
        </table:table-row>
        <table:table-row table:style-name="ro10">
          <table:table-cell office:value-type="string" table:style-name="ce10">
            <text:p>Local authorities are invited to resubmit data where errors in previous returns have occurred. Where data have been revised these have been flagged with an<text:s/><text:span text:style-name="T18">[r]</text:span>. The revision published on 25 April 2025 was due to a revision by one authority.</text:p>
          </table:table-cell>
          <table:table-cell table:number-columns-repeated="16383" table:style-name="ce3"/>
        </table:table-row>
        <table:table-row table:style-name="ro3">
          <table:table-cell office:value-type="string" table:style-name="ce5">
            <text:p>Date of publication</text:p>
          </table:table-cell>
          <table:table-cell table:number-columns-repeated="16383" table:style-name="ce3"/>
        </table:table-row>
        <table:table-row table:style-name="ro11">
          <table:table-cell office:value-type="string" table:style-name="ce6">
            <text:p>This workbook was published on 20 March 2025.</text:p>
          </table:table-cell>
          <table:table-cell table:number-columns-repeated="16383" table:style-name="ce3"/>
        </table:table-row>
        <table:table-row table:style-name="ro3">
          <table:table-cell office:value-type="string" table:style-name="ce5">
            <text:p>Accessibility Statement</text:p>
          </table:table-cell>
          <table:table-cell table:number-columns-repeated="16383" table:style-name="ce3"/>
        </table:table-row>
        <table:table-row table:style-name="ro12">
          <table:table-cell office:value-type="string" table:style-name="ce6">
            <text:p>We have implemented GSS accessibility guidance for our statistics in spreadsheets. While we are aware that the 'Summary' tab is not accessible for machine readers, it is provided to aid the selection of individual authorities. The 'Average_Per_Dwelling' table contains the underlying data have been set up to follow accessibility good practice guidance. We are seeking feedback on the progress we have made and if you would like to provide any thoughts please contact the e-mail below.</text:p>
          </table:table-cell>
          <table:table-cell table:number-columns-repeated="16383" table:style-name="ce3"/>
        </table:table-row>
        <table:table-row table:style-name="ro3">
          <table:table-cell office:value-type="string" table:style-name="ce5">
            <text:p>Contact</text:p>
          </table:table-cell>
          <table:table-cell table:number-columns-repeated="16383" table:style-name="ce3"/>
        </table:table-row>
        <table:table-row table:style-name="ro13">
          <table:table-cell office:value-type="string" table:style-name="ce6">
            <text:p>Responsible Statistician: Jo Coleman</text:p>
          </table:table-cell>
          <table:table-cell table:number-columns-repeated="16383" table:style-name="ce3"/>
        </table:table-row>
        <table:table-row table:style-name="ro13">
          <table:table-cell office:value-type="string" table:style-name="ce11">
            <text:p><text:a xlink:href="mailto:qrc.statistics@levellingup.gov.uk">Contact details: ctr.statistics@communities.gov.uk</text:a></text:p>
          </table:table-cell>
          <table:table-cell table:number-columns-repeated="16383" table:style-name="ce3"/>
        </table:table-row>
        <table:table-row table:number-rows-repeated="1048555" table:style-name="ro14">
          <table:table-cell table:number-columns-repeated="16384"/>
        </table:table-row>
      </table:table>
      <table:table table:name="Notes" table:style-name="ta2">
        <table:table-column table:style-name="co2" table:default-cell-style-name="ce15"/>
        <table:table-column table:style-name="co3" table:default-cell-style-name="ce15"/>
        <table:table-column table:style-name="co2" table:number-columns-repeated="16382" table:default-cell-style-name="ce15"/>
        <table:table-row table:style-name="ro1">
          <table:table-cell office:value-type="string" table:style-name="ce13">
            <text:p>Notes</text:p>
          </table:table-cell>
          <table:table-cell table:style-name="ce14"/>
          <table:table-cell table:number-columns-repeated="16382"/>
        </table:table-row>
        <table:table-row table:style-name="ro5">
          <table:table-cell office:value-type="string" table:style-name="ce14">
            <text:p>This worksheet contains one table with notes and definitions associated with the Average per Dwelling table.</text:p>
          </table:table-cell>
          <table:table-cell table:style-name="ce14"/>
          <table:table-cell table:number-columns-repeated="16382"/>
        </table:table-row>
        <table:table-row table:style-name="ro5">
          <table:table-cell office:value-type="string" table:style-name="ce16">
            <text:p>Note</text:p>
          </table:table-cell>
          <table:table-cell office:value-type="string" table:style-name="ce16">
            <text:p>Note text</text:p>
          </table:table-cell>
          <table:table-cell table:number-columns-repeated="16382"/>
        </table:table-row>
        <table:table-row table:style-name="ro15">
          <table:table-cell office:value-type="string" table:style-name="ce17">
            <text:p>[note a]</text:p>
          </table:table-cell>
          <table:table-cell office:value-type="string" table:style-name="ce18">
            <text:p>A small boundary change between Sheffield and Barnsley with effect from 1 April 2025 has meant that the ONS codes have changed.</text:p>
          </table:table-cell>
          <table:table-cell table:number-columns-repeated="16382"/>
        </table:table-row>
        <table:table-row table:style-name="ro16">
          <table:table-cell office:value-type="string" table:style-name="ce17">
            <text:p>[b]</text:p>
          </table:table-cell>
          <table:table-cell office:value-type="string" table:style-name="ce18">
            <text:p>This indicates a break in the series, where year on year changes are not comparable. Changes in 2013-14 and 2014-15 relate to the introduction of localised council tax support that affected how the council tax requirement was calculated.</text:p>
          </table:table-cell>
          <table:table-cell table:number-columns-repeated="16382"/>
        </table:table-row>
        <table:table-row table:style-name="ro17">
          <table:table-cell office:value-type="string" table:style-name="ce17">
            <text:p>[z]</text:p>
          </table:table-cell>
          <table:table-cell office:value-type="string" table:style-name="ce19">
            <text:p>This indicates that an authority did not exist at the time of publication. Local authority reorganisation is usually as a result of structural changes to local government where local districts merge to become a unitary authority.</text:p>
          </table:table-cell>
          <table:table-cell table:number-columns-repeated="16382"/>
        </table:table-row>
        <table:table-row table:style-name="ro13">
          <table:table-cell office:value-type="string" table:style-name="ce17">
            <text:p>[r]</text:p>
          </table:table-cell>
          <table:table-cell office:value-type="string" table:style-name="ce20">
            <text:p>The 2025-26 figures have been revised since the original publication following a revision by one authority.</text:p>
          </table:table-cell>
          <table:table-cell table:number-columns-repeated="16382"/>
        </table:table-row>
        <table:table-row table:number-rows-repeated="1048569" table:style-name="ro13">
          <table:table-cell table:number-columns-repeated="16384"/>
        </table:table-row>
      </table:table>
      <table:table table:name="Summary" table:style-name="ta3">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2" table:number-columns-repeated="16378" table:default-cell-style-name="ce1"/>
        <table:table-row table:style-name="ro18">
          <table:table-cell office:value-type="string" table:number-columns-spanned="6" table:number-rows-spanned="1" table:style-name="ce49">
            <text:p>Average council tax per dwelling 1993-94 to 2025-26</text:p>
          </table:table-cell>
          <table:covered-table-cell table:number-columns-repeated="5"/>
          <table:table-cell table:number-columns-repeated="16378" table:style-name="ce21"/>
        </table:table-row>
        <table:table-row table:style-name="ro19">
          <table:table-cell table:style-name="ce22"/>
          <table:table-cell office:value-type="string" table:number-columns-spanned="4" table:number-rows-spanned="2" table:style-name="ce50">
            <text:p>Authority:</text:p>
            <text:p><text:span text:style-name="T19"><text:s/>(select below):</text:span></text:p>
          </table:table-cell>
          <table:covered-table-cell table:number-columns-repeated="3"/>
          <table:table-cell table:style-name="ce23"/>
          <table:table-cell table:number-columns-repeated="16378"/>
        </table:table-row>
        <table:table-row table:style-name="ro20">
          <table:table-cell table:style-name="ce22"/>
          <table:covered-table-cell/>
          <table:covered-table-cell table:number-columns-repeated="3"/>
          <table:table-cell table:style-name="ce23"/>
          <table:table-cell table:number-columns-repeated="16378" table:style-name="ce24"/>
        </table:table-row>
        <table:table-row table:style-name="ro19">
          <table:table-cell table:style-name="ce22"/>
          <table:table-cell office:value-type="string" table:number-columns-spanned="4" table:number-rows-spanned="2" table:content-validation-name="val2" table:style-name="ce51">
            <text:p>England</text:p>
          </table:table-cell>
          <table:covered-table-cell table:number-columns-repeated="3"/>
          <table:table-cell table:number-columns-spanned="1" table:number-rows-spanned="2" table:style-name="ce52"/>
          <table:table-cell table:number-columns-repeated="16378" table:style-name="ce24"/>
        </table:table-row>
        <table:table-row table:style-name="ro21">
          <table:table-cell table:style-name="ce22"/>
          <table:covered-table-cell/>
          <table:covered-table-cell table:number-columns-repeated="3"/>
          <table:covered-table-cell/>
          <table:table-cell table:number-columns-repeated="16378"/>
        </table:table-row>
        <table:table-row table:style-name="ro21">
          <table:table-cell table:style-name="ce22"/>
          <table:table-cell table:content-validation-name="val1" table:style-name="ce25"/>
          <table:table-cell table:content-validation-name="val1" table:style-name="ce25"/>
          <table:table-cell table:content-validation-name="val1" table:style-name="ce25"/>
          <table:table-cell table:content-validation-name="val1" table:style-name="ce25"/>
          <table:table-cell table:style-name="ce26"/>
          <table:table-cell table:number-columns-repeated="16378"/>
        </table:table-row>
        <table:table-row table:style-name="ro3">
          <table:table-cell table:style-name="ce22"/>
          <table:table-cell office:value-type="string" office:string-value="Existing authority:" table:formula="of:=&quot;Existing authority:&quot;" table:number-columns-spanned="3" table:number-rows-spanned="1" table:style-name="ce53">
            <text:p>Existing authority:</text:p>
          </table:table-cell>
          <table:covered-table-cell table:number-columns-repeated="2"/>
          <table:table-cell office:value-type="string" office:string-value="YES" table:formula="of:=VLOOKUP([.$B$4];[Average_Per_Dwelling.$C:.$D];2;FALSE)" table:style-name="ce27">
            <text:p>YES</text:p>
          </table:table-cell>
          <table:table-cell table:style-name="ce23"/>
          <table:table-cell table:number-columns-repeated="16378"/>
        </table:table-row>
        <table:table-row table:style-name="ro14">
          <table:table-cell table:style-name="ce22"/>
          <table:table-cell table:number-columns-spanned="3" table:number-rows-spanned="1" table:style-name="ce54"/>
          <table:covered-table-cell table:number-columns-repeated="2"/>
          <table:table-cell table:number-columns-spanned="2" table:number-rows-spanned="1" table:style-name="ce54"/>
          <table:covered-table-cell/>
          <table:table-cell table:number-columns-repeated="16378"/>
        </table:table-row>
        <table:table-row table:style-name="ro22">
          <table:table-cell table:style-name="ce28"/>
          <table:table-cell table:number-columns-repeated="4" table:style-name="ce29"/>
          <table:table-cell table:style-name="ce30"/>
          <table:table-cell table:number-columns-repeated="16378"/>
        </table:table-row>
        <table:table-row table:style-name="ro23">
          <table:table-cell table:style-name="ce31"/>
          <table:table-cell table:style-name="ce32"/>
          <table:table-cell table:style-name="ce33"/>
          <table:table-cell office:value-type="string" table:number-columns-spanned="2" table:number-rows-spanned="1" table:style-name="ce55">
            <text:p>Average council tax per dwelling</text:p>
          </table:table-cell>
          <table:covered-table-cell/>
          <table:table-cell table:style-name="ce34"/>
          <table:table-cell table:number-columns-repeated="16378" table:style-name="ce24"/>
        </table:table-row>
        <table:table-row table:style-name="ro5">
          <table:table-cell table:style-name="ce31"/>
          <table:table-cell table:style-name="ce35"/>
          <table:table-cell table:style-name="ce36"/>
          <table:table-cell office:value-type="string" table:style-name="ce37">
            <text:p>£<text:s text:c="3"/></text:p>
          </table:table-cell>
          <table:table-cell office:value-type="string" table:style-name="ce38">
            <text:p>% change</text:p>
          </table:table-cell>
          <table:table-cell table:style-name="ce39"/>
          <table:table-cell table:number-columns-repeated="16378"/>
        </table:table-row>
        <table:table-row table:style-name="ro24">
          <table:table-cell table:style-name="ce31"/>
          <table:table-cell office:value-type="string" table:style-name="ce40">
            <text:p>1993-94</text:p>
          </table:table-cell>
          <table:table-cell table:style-name="ce36"/>
          <table:table-cell office:value-type="float" office:value="456" table:formula="of:=IF(ISNA(VLOOKUP([.$B$4];[Average_Per_Dwelling.$C:.$AG];4;FALSE));&quot;-&quot;; VLOOKUP([.$B$4];[Average_Per_Dwelling.$C:.$AG];4;FALSE))" table:style-name="ce36">
            <text:p>456</text:p>
          </table:table-cell>
          <table:table-cell office:value-type="string" table:style-name="ce41">
            <text:p>-</text:p>
          </table:table-cell>
          <table:table-cell table:style-name="ce42"/>
          <table:table-cell table:number-columns-repeated="16378"/>
        </table:table-row>
        <table:table-row table:style-name="ro24">
          <table:table-cell table:style-name="ce31"/>
          <table:table-cell office:value-type="string" table:style-name="ce40">
            <text:p>1994-95</text:p>
          </table:table-cell>
          <table:table-cell table:style-name="ce36"/>
          <table:table-cell office:value-type="float" office:value="473.1" table:formula="of:=IF(ISNA(VLOOKUP([.$B$4];[Average_Per_Dwelling.$C:.$AG];5;FALSE));&quot;-&quot;; VLOOKUP([.$B$4];[Average_Per_Dwelling.$C:.$AG];5;FALSE))" table:style-name="ce36">
            <text:p>473</text:p>
          </table:table-cell>
          <table:table-cell office:value-type="float" office:value="3.7500000000000142" table:formula="of:=IF([.D12]=&quot;[z]&quot;;&quot;[z]&quot;;IF([.D13]=&quot;[z]&quot;;&quot;[z]&quot;;([.D13]/[.D12]*100)-100))" table:style-name="ce41">
            <text:p>3.8</text:p>
          </table:table-cell>
          <table:table-cell table:style-name="ce42"/>
          <table:table-cell table:number-columns-repeated="16378"/>
        </table:table-row>
        <table:table-row table:style-name="ro24">
          <table:table-cell table:style-name="ce31"/>
          <table:table-cell office:value-type="string" table:style-name="ce40">
            <text:p>1995-96</text:p>
          </table:table-cell>
          <table:table-cell table:style-name="ce36"/>
          <table:table-cell office:value-type="float" office:value="498" table:formula="of:=IF(ISNA(VLOOKUP([.$B$4];[Average_Per_Dwelling.$C:.$AG];6;FALSE));&quot;-&quot;; VLOOKUP([.$B$4];[Average_Per_Dwelling.$C:.$AG];6;FALSE))" table:style-name="ce36">
            <text:p>498</text:p>
          </table:table-cell>
          <table:table-cell office:value-type="float" office:value="5.2631578947368354" table:formula="of:=IF([.D13]=&quot;[z]&quot;;&quot;[z]&quot;;IF([.D14]=&quot;[z]&quot;;&quot;[z]&quot;;([.D14]/[.D13]*100)-100))" table:style-name="ce41">
            <text:p>5.3</text:p>
          </table:table-cell>
          <table:table-cell table:style-name="ce42"/>
          <table:table-cell table:number-columns-repeated="16378"/>
        </table:table-row>
        <table:table-row table:style-name="ro24">
          <table:table-cell table:style-name="ce31"/>
          <table:table-cell office:value-type="string" table:style-name="ce40">
            <text:p>1996-97</text:p>
          </table:table-cell>
          <table:table-cell table:style-name="ce36"/>
          <table:table-cell office:value-type="float" office:value="529" table:formula="of:=IF(ISNA(VLOOKUP([.$B$4];[Average_Per_Dwelling.$C:.$AG];7;FALSE));&quot;-&quot;; VLOOKUP([.$B$4];[Average_Per_Dwelling.$C:.$AG];7;FALSE))" table:style-name="ce36">
            <text:p>529</text:p>
          </table:table-cell>
          <table:table-cell office:value-type="float" office:value="6.2248995983935913" table:formula="of:=IF([.D14]=&quot;[z]&quot;;&quot;[z]&quot;;IF([.D15]=&quot;[z]&quot;;&quot;[z]&quot;;([.D15]/[.D14]*100)-100))" table:style-name="ce41">
            <text:p>6.2</text:p>
          </table:table-cell>
          <table:table-cell table:style-name="ce42"/>
          <table:table-cell table:number-columns-repeated="16378"/>
        </table:table-row>
        <table:table-row table:style-name="ro24">
          <table:table-cell table:style-name="ce31"/>
          <table:table-cell office:value-type="string" table:style-name="ce43">
            <text:p>1997-98</text:p>
          </table:table-cell>
          <table:table-cell table:style-name="ce36"/>
          <table:table-cell office:value-type="float" office:value="564" table:formula="of:=IF(ISNA(VLOOKUP([.$B$4];[Average_Per_Dwelling.$C:.$AG];8;FALSE));&quot;-&quot;; VLOOKUP([.$B$4];[Average_Per_Dwelling.$C:.$AG];8;FALSE))" table:style-name="ce36">
            <text:p>564</text:p>
          </table:table-cell>
          <table:table-cell office:value-type="float" office:value="6.6162570888468792" table:formula="of:=IF([.D15]=&quot;[z]&quot;;&quot;[z]&quot;;IF([.D16]=&quot;[z]&quot;;&quot;[z]&quot;;([.D16]/[.D15]*100)-100))" table:style-name="ce41">
            <text:p>6.6</text:p>
          </table:table-cell>
          <table:table-cell table:style-name="ce42"/>
          <table:table-cell table:number-columns-repeated="16378"/>
        </table:table-row>
        <table:table-row table:style-name="ro24">
          <table:table-cell table:style-name="ce31"/>
          <table:table-cell office:value-type="string" table:style-name="ce43">
            <text:p>1998-99</text:p>
          </table:table-cell>
          <table:table-cell table:style-name="ce36"/>
          <table:table-cell office:value-type="float" office:value="614" table:formula="of:=IF(ISNA(VLOOKUP([.$B$4];[Average_Per_Dwelling.$C:.$AG];9;FALSE));&quot;-&quot;; VLOOKUP([.$B$4];[Average_Per_Dwelling.$C:.$AG];9;FALSE))" table:style-name="ce36">
            <text:p>614</text:p>
          </table:table-cell>
          <table:table-cell office:value-type="float" office:value="8.8652482269503565" table:formula="of:=IF([.D16]=&quot;[z]&quot;;&quot;[z]&quot;;IF([.D17]=&quot;[z]&quot;;&quot;[z]&quot;;([.D17]/[.D16]*100)-100))" table:style-name="ce41">
            <text:p>8.9</text:p>
          </table:table-cell>
          <table:table-cell table:style-name="ce42"/>
          <table:table-cell table:number-columns-repeated="16378"/>
        </table:table-row>
        <table:table-row table:style-name="ro24">
          <table:table-cell table:style-name="ce31"/>
          <table:table-cell office:value-type="string" table:style-name="ce43">
            <text:p>1999-00</text:p>
          </table:table-cell>
          <table:table-cell table:style-name="ce36"/>
          <table:table-cell office:value-type="float" office:value="656" table:formula="of:=IF(ISNA(VLOOKUP([.$B$4];[Average_Per_Dwelling.$C:.$AG];10;FALSE));&quot;-&quot;; VLOOKUP([.$B$4];[Average_Per_Dwelling.$C:.$AG];10;FALSE))" table:style-name="ce36">
            <text:p>656</text:p>
          </table:table-cell>
          <table:table-cell office:value-type="float" office:value="6.8403908794788322" table:formula="of:=IF([.D17]=&quot;[z]&quot;;&quot;[z]&quot;;IF([.D18]=&quot;[z]&quot;;&quot;[z]&quot;;([.D18]/[.D17]*100)-100))" table:style-name="ce41">
            <text:p>6.8</text:p>
          </table:table-cell>
          <table:table-cell table:style-name="ce42"/>
          <table:table-cell table:number-columns-repeated="16378"/>
        </table:table-row>
        <table:table-row table:style-name="ro24">
          <table:table-cell table:style-name="ce31"/>
          <table:table-cell office:value-type="string" table:style-name="ce43">
            <text:p>2000-01</text:p>
          </table:table-cell>
          <table:table-cell table:style-name="ce36"/>
          <table:table-cell office:value-type="float" office:value="697" table:formula="of:=IF(ISNA(VLOOKUP([.$B$4];[Average_Per_Dwelling.$C:.$AG];11;FALSE));&quot;-&quot;; VLOOKUP([.$B$4];[Average_Per_Dwelling.$C:.$AG];11;FALSE))" table:style-name="ce36">
            <text:p>697</text:p>
          </table:table-cell>
          <table:table-cell office:value-type="float" office:value="6.25" table:formula="of:=IF([.D18]=&quot;[z]&quot;;&quot;[z]&quot;;IF([.D19]=&quot;[z]&quot;;&quot;[z]&quot;;([.D19]/[.D18]*100)-100))" table:style-name="ce41">
            <text:p>6.3</text:p>
          </table:table-cell>
          <table:table-cell table:style-name="ce42"/>
          <table:table-cell table:number-columns-repeated="16378"/>
        </table:table-row>
        <table:table-row table:style-name="ro24">
          <table:table-cell table:style-name="ce31"/>
          <table:table-cell office:value-type="string" table:style-name="ce43">
            <text:p>2001-02</text:p>
          </table:table-cell>
          <table:table-cell table:style-name="ce36"/>
          <table:table-cell office:value-type="float" office:value="740.54" table:formula="of:=IF(ISNA(VLOOKUP([.$B$4];[Average_Per_Dwelling.$C:.$AG];12;FALSE));&quot;-&quot;; VLOOKUP([.$B$4];[Average_Per_Dwelling.$C:.$AG];12;FALSE))" table:style-name="ce36">
            <text:p>741</text:p>
          </table:table-cell>
          <table:table-cell office:value-type="float" office:value="6.2467718794835037" table:formula="of:=IF([.D19]=&quot;[z]&quot;;&quot;[z]&quot;;IF([.D20]=&quot;[z]&quot;;&quot;[z]&quot;;([.D20]/[.D19]*100)-100))" table:style-name="ce41">
            <text:p>6.2</text:p>
          </table:table-cell>
          <table:table-cell table:style-name="ce42"/>
          <table:table-cell table:number-columns-repeated="16378"/>
        </table:table-row>
        <table:table-row table:style-name="ro24">
          <table:table-cell table:style-name="ce31"/>
          <table:table-cell office:value-type="string" table:style-name="ce43">
            <text:p>2002-03</text:p>
          </table:table-cell>
          <table:table-cell table:style-name="ce36"/>
          <table:table-cell office:value-type="float" office:value="803.59" table:formula="of:=IF(ISNA(VLOOKUP([.$B$4];[Average_Per_Dwelling.$C:.$AG];13;FALSE));&quot;-&quot;; VLOOKUP([.$B$4];[Average_Per_Dwelling.$C:.$AG];13;FALSE))" table:style-name="ce36">
            <text:p>804</text:p>
          </table:table-cell>
          <table:table-cell office:value-type="float" office:value="8.514057309530898" table:formula="of:=IF([.D20]=&quot;[z]&quot;;&quot;[z]&quot;;IF([.D21]=&quot;[z]&quot;;&quot;[z]&quot;;([.D21]/[.D20]*100)-100))" table:style-name="ce41">
            <text:p>8.5</text:p>
          </table:table-cell>
          <table:table-cell table:style-name="ce42"/>
          <table:table-cell table:number-columns-repeated="16378"/>
        </table:table-row>
        <table:table-row table:style-name="ro24">
          <table:table-cell table:style-name="ce31"/>
          <table:table-cell office:value-type="string" table:style-name="ce43">
            <text:p>2003-04</text:p>
          </table:table-cell>
          <table:table-cell table:style-name="ce36"/>
          <table:table-cell office:value-type="float" office:value="908.47" table:formula="of:=IF(ISNA(VLOOKUP([.$B$4];[Average_Per_Dwelling.$C:.$AG];14;FALSE));&quot;-&quot;; VLOOKUP([.$B$4];[Average_Per_Dwelling.$C:.$AG];14;FALSE))" table:style-name="ce36">
            <text:p>908</text:p>
          </table:table-cell>
          <table:table-cell office:value-type="float" office:value="13.051431700245146" table:formula="of:=IF([.D21]=&quot;[z]&quot;;&quot;[z]&quot;;IF([.D22]=&quot;[z]&quot;;&quot;[z]&quot;;([.D22]/[.D21]*100)-100))" table:style-name="ce41">
            <text:p>13.1</text:p>
          </table:table-cell>
          <table:table-cell table:style-name="ce42"/>
          <table:table-cell table:number-columns-repeated="16378"/>
        </table:table-row>
        <table:table-row table:style-name="ro24">
          <table:table-cell table:style-name="ce31"/>
          <table:table-cell office:value-type="string" table:style-name="ce43">
            <text:p>2004-05</text:p>
          </table:table-cell>
          <table:table-cell table:style-name="ce36"/>
          <table:table-cell office:value-type="float" office:value="967.03" table:formula="of:=IF(ISNA(VLOOKUP([.$B$4];[Average_Per_Dwelling.$C:.$AG];15;FALSE));&quot;-&quot;; VLOOKUP([.$B$4];[Average_Per_Dwelling.$C:.$AG];15;FALSE))" table:style-name="ce36">
            <text:p>967</text:p>
          </table:table-cell>
          <table:table-cell office:value-type="float" office:value="6.4460026197893114" table:formula="of:=IF([.D22]=&quot;[z]&quot;;&quot;[z]&quot;;IF([.D23]=&quot;[z]&quot;;&quot;[z]&quot;;([.D23]/[.D22]*100)-100))" table:style-name="ce41">
            <text:p>6.4</text:p>
          </table:table-cell>
          <table:table-cell table:style-name="ce42"/>
          <table:table-cell table:number-columns-repeated="16378"/>
        </table:table-row>
        <table:table-row table:style-name="ro24">
          <table:table-cell table:style-name="ce31"/>
          <table:table-cell office:value-type="string" table:style-name="ce40">
            <text:p>2005-06</text:p>
          </table:table-cell>
          <table:table-cell table:style-name="ce36"/>
          <table:table-cell office:value-type="float" office:value="1008.84" table:formula="of:=IF(ISNA(VLOOKUP([.$B$4];[Average_Per_Dwelling.$C:.$AG];16;FALSE));&quot;-&quot;; VLOOKUP([.$B$4];[Average_Per_Dwelling.$C:.$AG];16;FALSE))" table:style-name="ce36">
            <text:p>1,009</text:p>
          </table:table-cell>
          <table:table-cell office:value-type="float" office:value="4.3235473563384801" table:formula="of:=IF([.D23]=&quot;[z]&quot;;&quot;[z]&quot;;IF([.D24]=&quot;[z]&quot;;&quot;[z]&quot;;([.D24]/[.D23]*100)-100))" table:style-name="ce41">
            <text:p>4.3</text:p>
          </table:table-cell>
          <table:table-cell table:style-name="ce42"/>
          <table:table-cell table:number-columns-repeated="16378"/>
        </table:table-row>
        <table:table-row table:style-name="ro24">
          <table:table-cell table:style-name="ce31"/>
          <table:table-cell office:value-type="string" table:style-name="ce40">
            <text:p>2006-07</text:p>
          </table:table-cell>
          <table:table-cell table:style-name="ce44"/>
          <table:table-cell office:value-type="float" office:value="1055.78" table:formula="of:=IF(ISNA(VLOOKUP([.$B$4];[Average_Per_Dwelling.$C:.$AG];17;FALSE));&quot;-&quot;; VLOOKUP([.$B$4];[Average_Per_Dwelling.$C:.$AG];17;FALSE))" table:style-name="ce36">
            <text:p>1,056</text:p>
          </table:table-cell>
          <table:table-cell office:value-type="float" office:value="4.6528686412116826" table:formula="of:=IF([.D24]=&quot;[z]&quot;;&quot;[z]&quot;;IF([.D25]=&quot;[z]&quot;;&quot;[z]&quot;;([.D25]/[.D24]*100)-100))" table:style-name="ce41">
            <text:p>4.7</text:p>
          </table:table-cell>
          <table:table-cell table:style-name="ce42"/>
          <table:table-cell table:number-columns-repeated="16378"/>
        </table:table-row>
        <table:table-row table:style-name="ro24">
          <table:table-cell table:style-name="ce31"/>
          <table:table-cell office:value-type="string" table:style-name="ce40">
            <text:p>2007-08</text:p>
          </table:table-cell>
          <table:table-cell table:style-name="ce44"/>
          <table:table-cell office:value-type="float" office:value="1101.23" table:formula="of:=IF(ISNA(VLOOKUP([.$B$4];[Average_Per_Dwelling.$C:.$AG];18;FALSE));&quot;-&quot;; VLOOKUP([.$B$4];[Average_Per_Dwelling.$C:.$AG];18;FALSE))" table:style-name="ce36">
            <text:p>1,101</text:p>
          </table:table-cell>
          <table:table-cell office:value-type="float" office:value="4.3048741215025927" table:formula="of:=IF([.D25]=&quot;[z]&quot;;&quot;[z]&quot;;IF([.D26]=&quot;[z]&quot;;&quot;[z]&quot;;([.D26]/[.D25]*100)-100))" table:style-name="ce41">
            <text:p>4.3</text:p>
          </table:table-cell>
          <table:table-cell table:style-name="ce42"/>
          <table:table-cell table:number-columns-repeated="16378"/>
        </table:table-row>
        <table:table-row table:style-name="ro24">
          <table:table-cell table:style-name="ce31"/>
          <table:table-cell office:value-type="string" table:style-name="ce40">
            <text:p>2008-09</text:p>
          </table:table-cell>
          <table:table-cell table:style-name="ce44"/>
          <table:table-cell office:value-type="float" office:value="1145.06" table:formula="of:=IF(ISNA(VLOOKUP([.$B$4];[Average_Per_Dwelling.$C:.$AG];19;FALSE));&quot;-&quot;; VLOOKUP([.$B$4];[Average_Per_Dwelling.$C:.$AG];19;FALSE))" table:style-name="ce36">
            <text:p>1,145</text:p>
          </table:table-cell>
          <table:table-cell office:value-type="float" office:value="3.9800949846989084" table:formula="of:=IF([.D26]=&quot;[z]&quot;;&quot;[z]&quot;;IF([.D27]=&quot;[z]&quot;;&quot;[z]&quot;;([.D27]/[.D26]*100)-100))" table:style-name="ce41">
            <text:p>4.0</text:p>
          </table:table-cell>
          <table:table-cell table:style-name="ce42"/>
          <table:table-cell table:number-columns-repeated="16378"/>
        </table:table-row>
        <table:table-row table:style-name="ro24">
          <table:table-cell table:style-name="ce31"/>
          <table:table-cell office:value-type="string" table:style-name="ce40">
            <text:p>2009-10</text:p>
          </table:table-cell>
          <table:table-cell table:style-name="ce44"/>
          <table:table-cell office:value-type="float" office:value="1175" table:formula="of:=IF(ISNA(VLOOKUP([.$B$4];[Average_Per_Dwelling.$C:.$AG];20;FALSE));&quot;-&quot;; VLOOKUP([.$B$4];[Average_Per_Dwelling.$C:.$AG];20;FALSE))" table:style-name="ce36">
            <text:p>1,175</text:p>
          </table:table-cell>
          <table:table-cell office:value-type="float" office:value="2.6147101461932039" table:formula="of:=IF([.D27]=&quot;[z]&quot;;&quot;[z]&quot;;IF([.D28]=&quot;[z]&quot;;&quot;[z]&quot;;([.D28]/[.D27]*100)-100))" table:style-name="ce41">
            <text:p>2.6</text:p>
          </table:table-cell>
          <table:table-cell table:style-name="ce42"/>
          <table:table-cell table:number-columns-repeated="16378"/>
        </table:table-row>
        <table:table-row table:style-name="ro24">
          <table:table-cell table:style-name="ce31"/>
          <table:table-cell office:value-type="string" table:style-name="ce40">
            <text:p>2010-11</text:p>
          </table:table-cell>
          <table:table-cell table:style-name="ce44"/>
          <table:table-cell office:value-type="float" office:value="1194.5" table:formula="of:=IF(ISNA(VLOOKUP([.$B$4];[Average_Per_Dwelling.$C:.$AG];21;FALSE));&quot;-&quot;; VLOOKUP([.$B$4];[Average_Per_Dwelling.$C:.$AG];21;FALSE))" table:style-name="ce36">
            <text:p>1,195</text:p>
          </table:table-cell>
          <table:table-cell office:value-type="float" office:value="1.6595744680851112" table:formula="of:=IF([.D28]=&quot;[z]&quot;;&quot;[z]&quot;;IF([.D29]=&quot;[z]&quot;;&quot;[z]&quot;;([.D29]/[.D28]*100)-100))" table:style-name="ce41">
            <text:p>1.7</text:p>
          </table:table-cell>
          <table:table-cell table:style-name="ce42"/>
          <table:table-cell table:number-columns-repeated="16378"/>
        </table:table-row>
        <table:table-row table:style-name="ro24">
          <table:table-cell table:style-name="ce31"/>
          <table:table-cell office:value-type="string" table:style-name="ce40">
            <text:p>2011-12</text:p>
          </table:table-cell>
          <table:table-cell table:style-name="ce44"/>
          <table:table-cell office:value-type="float" office:value="1195.79" table:formula="of:=IF(ISNA(VLOOKUP([.$B$4];[Average_Per_Dwelling.$C:.$AG];22;FALSE));&quot;-&quot;; VLOOKUP([.$B$4];[Average_Per_Dwelling.$C:.$AG];22;FALSE))" table:style-name="ce36">
            <text:p>1,196</text:p>
          </table:table-cell>
          <table:table-cell office:value-type="float" office:value="0.10799497697782101" table:formula="of:=IF([.D29]=&quot;[z]&quot;;&quot;[z]&quot;;IF([.D30]=&quot;[z]&quot;;&quot;[z]&quot;;([.D30]/[.D29]*100)-100))" table:style-name="ce41">
            <text:p>0.1</text:p>
          </table:table-cell>
          <table:table-cell table:style-name="ce42"/>
          <table:table-cell table:number-columns-repeated="16378"/>
        </table:table-row>
        <table:table-row table:style-name="ro24">
          <table:table-cell table:style-name="ce31"/>
          <table:table-cell office:value-type="string" table:style-name="ce40">
            <text:p>2012-13</text:p>
          </table:table-cell>
          <table:table-cell table:style-name="ce44"/>
          <table:table-cell office:value-type="float" office:value="1200.8800000000001" table:formula="of:=IF(ISNA(VLOOKUP([.$B$4];[Average_Per_Dwelling.$C:.$AG];23;FALSE));&quot;-&quot;; VLOOKUP([.$B$4];[Average_Per_Dwelling.$C:.$AG];23;FALSE))" table:style-name="ce36">
            <text:p>1,201</text:p>
          </table:table-cell>
          <table:table-cell office:value-type="float" office:value="0.42566002391725988" table:formula="of:=IF([.D30]=&quot;[z]&quot;;&quot;[z]&quot;;IF([.D31]=&quot;[z]&quot;;&quot;[z]&quot;;([.D31]/[.D30]*100)-100))" table:style-name="ce41">
            <text:p>0.4</text:p>
          </table:table-cell>
          <table:table-cell table:style-name="ce42"/>
          <table:table-cell table:number-columns-repeated="16378"/>
        </table:table-row>
        <table:table-row table:style-name="ro24">
          <table:table-cell table:style-name="ce31"/>
          <table:table-cell table:style-name="ce40"/>
          <table:table-cell table:style-name="ce44"/>
          <table:table-cell table:style-name="ce36"/>
          <table:table-cell table:style-name="ce41"/>
          <table:table-cell table:style-name="ce42"/>
          <table:table-cell table:number-columns-repeated="16378"/>
        </table:table-row>
        <table:table-row table:style-name="ro24">
          <table:table-cell table:style-name="ce31"/>
          <table:table-cell office:value-type="string" table:style-name="ce40">
            <text:p>2013-14</text:p>
          </table:table-cell>
          <table:table-cell table:style-name="ce44"/>
          <table:table-cell office:value-type="float" office:value="1044.55" table:formula="of:=IF(ISNA(VLOOKUP([.$B$4];[Average_Per_Dwelling.$C:.$AG];24;FALSE));&quot;-&quot;; VLOOKUP([.$B$4];[Average_Per_Dwelling.$C:.$AG];24;FALSE))" table:style-name="ce36">
            <text:p>1,045</text:p>
          </table:table-cell>
          <table:table-cell office:value-type="string" table:style-name="ce41">
            <text:p>[b]</text:p>
          </table:table-cell>
          <table:table-cell table:style-name="ce42"/>
          <table:table-cell table:number-columns-repeated="16378"/>
        </table:table-row>
        <table:table-row table:style-name="ro24">
          <table:table-cell table:style-name="ce31"/>
          <table:table-cell table:style-name="ce40"/>
          <table:table-cell table:style-name="ce44"/>
          <table:table-cell table:style-name="ce36"/>
          <table:table-cell table:style-name="ce41"/>
          <table:table-cell table:style-name="ce42"/>
          <table:table-cell table:number-columns-repeated="16378"/>
        </table:table-row>
        <table:table-row table:style-name="ro24">
          <table:table-cell table:style-name="ce31"/>
          <table:table-cell office:value-type="string" table:style-name="ce40">
            <text:p>2014-15</text:p>
          </table:table-cell>
          <table:table-cell table:style-name="ce44"/>
          <table:table-cell office:value-type="float" office:value="1051.3499999999999" table:formula="of:=IF(ISNA(VLOOKUP([.$B$4];[Average_Per_Dwelling.$C:.$AG];25;FALSE));&quot;-&quot;; VLOOKUP([.$B$4];[Average_Per_Dwelling.$C:.$AG];25;FALSE))" table:style-name="ce36">
            <text:p>1,051</text:p>
          </table:table-cell>
          <table:table-cell office:value-type="string" table:style-name="ce41">
            <text:p>[b]</text:p>
          </table:table-cell>
          <table:table-cell table:style-name="ce42"/>
          <table:table-cell table:number-columns-repeated="16378"/>
        </table:table-row>
        <table:table-row table:style-name="ro24">
          <table:table-cell table:style-name="ce31"/>
          <table:table-cell table:style-name="ce40"/>
          <table:table-cell table:style-name="ce44"/>
          <table:table-cell table:style-name="ce36"/>
          <table:table-cell table:style-name="ce41"/>
          <table:table-cell table:style-name="ce42"/>
          <table:table-cell table:number-columns-repeated="16378"/>
        </table:table-row>
        <table:table-row table:style-name="ro24">
          <table:table-cell table:style-name="ce31"/>
          <table:table-cell office:value-type="string" table:style-name="ce40">
            <text:p>2015-16</text:p>
          </table:table-cell>
          <table:table-cell table:style-name="ce44"/>
          <table:table-cell office:value-type="float" office:value="1078.01" table:formula="of:=IF(ISNA(VLOOKUP([.$B$4];[Average_Per_Dwelling.$C:.$AG];26;FALSE));&quot;-&quot;; VLOOKUP([.$B$4];[Average_Per_Dwelling.$C:.$AG];26;FALSE))" table:style-name="ce36">
            <text:p>1,078</text:p>
          </table:table-cell>
          <table:table-cell office:value-type="float" office:value="2.5357873210634096" table:formula="of:=IF([.D35]=&quot;[z]&quot;;&quot;[z]&quot;;IF([.D37]=&quot;[z]&quot;;&quot;[z]&quot;;([.D37]/[.D35]*100)-100))" table:style-name="ce41">
            <text:p>2.5</text:p>
          </table:table-cell>
          <table:table-cell table:style-name="ce42"/>
          <table:table-cell table:number-columns-repeated="16378"/>
        </table:table-row>
        <table:table-row table:style-name="ro24">
          <table:table-cell table:style-name="ce31"/>
          <table:table-cell office:value-type="string" table:style-name="ce40">
            <text:p>2016-17</text:p>
          </table:table-cell>
          <table:table-cell table:style-name="ce44"/>
          <table:table-cell office:value-type="float" office:value="1128.0999999999999" table:formula="of:=IF(ISNA(VLOOKUP([.$B$4];[Average_Per_Dwelling.$C:.$AG];27;FALSE));&quot;-&quot;; VLOOKUP([.$B$4];[Average_Per_Dwelling.$C:.$AG];27;FALSE))" table:style-name="ce36">
            <text:p>1,128</text:p>
          </table:table-cell>
          <table:table-cell office:value-type="float" office:value="4.646524614799489" table:formula="of:=IF([.D37]=&quot;[z]&quot;;&quot;[z]&quot;;IF([.D38]=&quot;[z]&quot;;&quot;[z]&quot;;([.D38]/[.D37]*100)-100))" table:style-name="ce41">
            <text:p>4.6</text:p>
          </table:table-cell>
          <table:table-cell table:style-name="ce42"/>
          <table:table-cell table:number-columns-repeated="16378"/>
        </table:table-row>
        <table:table-row table:style-name="ro24">
          <table:table-cell table:style-name="ce31"/>
          <table:table-cell office:value-type="string" table:style-name="ce40">
            <text:p>2017-18</text:p>
          </table:table-cell>
          <table:table-cell table:style-name="ce44"/>
          <table:table-cell office:value-type="float" office:value="1185.3699999999999" table:formula="of:=IF(ISNA(VLOOKUP([.$B$4];[Average_Per_Dwelling.$C:.$AG];28;FALSE));&quot;-&quot;; VLOOKUP([.$B$4];[Average_Per_Dwelling.$C:.$AG];28;FALSE))" table:style-name="ce36">
            <text:p>1,185</text:p>
          </table:table-cell>
          <table:table-cell office:value-type="float" office:value="5.0766775995035829" table:formula="of:=IF([.D38]=&quot;[z]&quot;;&quot;[z]&quot;;IF([.D39]=&quot;[z]&quot;;&quot;[z]&quot;;([.D39]/[.D38]*100)-100))" table:style-name="ce41">
            <text:p>5.1</text:p>
          </table:table-cell>
          <table:table-cell table:style-name="ce42"/>
          <table:table-cell table:number-columns-repeated="16378"/>
        </table:table-row>
        <table:table-row table:style-name="ro24">
          <table:table-cell table:style-name="ce31"/>
          <table:table-cell office:value-type="string" table:style-name="ce40">
            <text:p>2018-19</text:p>
          </table:table-cell>
          <table:table-cell table:style-name="ce45"/>
          <table:table-cell office:value-type="float" office:value="1257.6300000000001" table:formula="of:=IF(ISNA(VLOOKUP([.$B$4];[Average_Per_Dwelling.$C:.$AG];29;FALSE));&quot;-&quot;; VLOOKUP([.$B$4];[Average_Per_Dwelling.$C:.$AG];29;FALSE))" table:style-name="ce36">
            <text:p>1,258</text:p>
          </table:table-cell>
          <table:table-cell office:value-type="float" office:value="6.0959869070416914" table:formula="of:=IF([.D39]=&quot;[z]&quot;;&quot;[z]&quot;;IF([.D40]=&quot;[z]&quot;;&quot;[z]&quot;;([.D40]/[.D39]*100)-100))" table:style-name="ce41">
            <text:p>6.1</text:p>
          </table:table-cell>
          <table:table-cell table:style-name="ce42"/>
          <table:table-cell table:number-columns-repeated="16378"/>
        </table:table-row>
        <table:table-row table:style-name="ro24">
          <table:table-cell table:style-name="ce31"/>
          <table:table-cell office:value-type="string" table:style-name="ce40">
            <text:p>2019-20</text:p>
          </table:table-cell>
          <table:table-cell table:style-name="ce45"/>
          <table:table-cell office:value-type="float" office:value="1327.01" table:formula="of:=IF(ISNA(VLOOKUP([.$B$4];[Average_Per_Dwelling.$C:.$AG];30;FALSE));&quot;-&quot;; VLOOKUP([.$B$4];[Average_Per_Dwelling.$C:.$AG];30;FALSE))" table:style-name="ce36">
            <text:p>1,327</text:p>
          </table:table-cell>
          <table:table-cell office:value-type="float" office:value="5.5167259050754183" table:formula="of:=IF([.D40]=&quot;[z]&quot;;&quot;[z]&quot;;IF([.D41]=&quot;[z]&quot;;&quot;[z]&quot;;([.D41]/[.D40]*100)-100))" table:style-name="ce41">
            <text:p>5.5</text:p>
          </table:table-cell>
          <table:table-cell table:style-name="ce42"/>
          <table:table-cell table:number-columns-repeated="16378"/>
        </table:table-row>
        <table:table-row table:style-name="ro24">
          <table:table-cell table:style-name="ce31"/>
          <table:table-cell office:value-type="string" table:style-name="ce40">
            <text:p>2020-21</text:p>
          </table:table-cell>
          <table:table-cell table:style-name="ce45"/>
          <table:table-cell office:value-type="float" office:value="1385.35" table:formula="of:=IF(ISNA(VLOOKUP([.$B$4];[Average_Per_Dwelling.$C:.$AG];31;FALSE));&quot;-&quot;; VLOOKUP([.$B$4];[Average_Per_Dwelling.$C:.$AG];31;FALSE))" table:style-name="ce36">
            <text:p>1,385</text:p>
          </table:table-cell>
          <table:table-cell office:value-type="float" office:value="4.3963496883972226" table:formula="of:=IF([.D41]=&quot;[z]&quot;;&quot;[z]&quot;;IF([.D42]=&quot;[z]&quot;;&quot;[z]&quot;;([.D42]/[.D41]*100)-100))" table:style-name="ce41">
            <text:p>4.4</text:p>
          </table:table-cell>
          <table:table-cell table:style-name="ce42"/>
          <table:table-cell table:number-columns-repeated="16378"/>
        </table:table-row>
        <table:table-row table:style-name="ro24">
          <table:table-cell table:style-name="ce31"/>
          <table:table-cell office:value-type="string" table:style-name="ce40">
            <text:p>2021-22</text:p>
          </table:table-cell>
          <table:table-cell table:style-name="ce45"/>
          <table:table-cell office:value-type="float" office:value="1428.36" table:formula="of:=IF(ISNA(VLOOKUP([.$B$4];[Average_Per_Dwelling.$C:.$AM];32;FALSE));&quot;-&quot;; VLOOKUP([.$B$4];[Average_Per_Dwelling.$C:.$AM];32;FALSE))" table:style-name="ce36">
            <text:p>1,428</text:p>
          </table:table-cell>
          <table:table-cell office:value-type="float" office:value="3.1046305987656524" table:formula="of:=IF([.D42]=&quot;[z]&quot;;&quot;[z]&quot;;IF([.D43]=&quot;[z]&quot;;&quot;[z]&quot;;([.D43]/[.D42]*100)-100))" table:style-name="ce41">
            <text:p>3.1</text:p>
          </table:table-cell>
          <table:table-cell table:style-name="ce42"/>
          <table:table-cell table:number-columns-repeated="16378"/>
        </table:table-row>
        <table:table-row table:style-name="ro24">
          <table:table-cell table:style-name="ce31"/>
          <table:table-cell office:value-type="string" table:style-name="ce40">
            <text:p>2022-23</text:p>
          </table:table-cell>
          <table:table-cell table:style-name="ce45"/>
          <table:table-cell office:value-type="float" office:value="1492.77" table:formula="of:=IF(ISNA(VLOOKUP([.$B$4];[Average_Per_Dwelling.$C:.$AM];33;FALSE));&quot;-&quot;; VLOOKUP([.$B$4];[Average_Per_Dwelling.$C:.$AM];33;FALSE))" table:style-name="ce36">
            <text:p>1,493</text:p>
          </table:table-cell>
          <table:table-cell office:value-type="float" office:value="4.5093673863731993" table:formula="of:=IF([.D43]=&quot;[z]&quot;;&quot;[z]&quot;;IF([.D44]=&quot;[z]&quot;;&quot;[z]&quot;;([.D44]/[.D43]*100)-100))" table:style-name="ce41">
            <text:p>4.5</text:p>
          </table:table-cell>
          <table:table-cell table:style-name="ce42"/>
          <table:table-cell table:number-columns-repeated="16378"/>
        </table:table-row>
        <table:table-row table:style-name="ro24">
          <table:table-cell table:style-name="ce31"/>
          <table:table-cell office:value-type="string" table:style-name="ce40">
            <text:p>2023-24</text:p>
          </table:table-cell>
          <table:table-cell table:style-name="ce45"/>
          <table:table-cell office:value-type="float" office:value="1578.34" table:formula="of:=IF(ISNA(VLOOKUP([.$B$4];[Average_Per_Dwelling.$C:.$AM];34;FALSE));&quot;-&quot;; VLOOKUP([.$B$4];[Average_Per_Dwelling.$C:.$AM];34;FALSE))" table:style-name="ce36">
            <text:p>1,578</text:p>
          </table:table-cell>
          <table:table-cell office:value-type="float" office:value="5.7322963350013652" table:formula="of:=IF([.D44]=&quot;[z]&quot;;&quot;[z]&quot;;IF([.D45]=&quot;[z]&quot;;&quot;[z]&quot;;([.D45]/[.D44]*100)-100))" table:style-name="ce41">
            <text:p>5.7</text:p>
          </table:table-cell>
          <table:table-cell table:style-name="ce42"/>
          <table:table-cell table:number-columns-repeated="16378"/>
        </table:table-row>
        <table:table-row table:style-name="ro24">
          <table:table-cell table:style-name="ce31"/>
          <table:table-cell office:value-type="string" table:style-name="ce40">
            <text:p>2024-25</text:p>
          </table:table-cell>
          <table:table-cell table:style-name="ce45"/>
          <table:table-cell office:value-type="float" office:value="1668" table:formula="of:=IF(ISNA(VLOOKUP([.$B$4];[Average_Per_Dwelling.$C:.$AM];35;FALSE));&quot;-&quot;; VLOOKUP([.$B$4];[Average_Per_Dwelling.$C:.$AM];35;FALSE))" table:style-name="ce36">
            <text:p>1,668</text:p>
          </table:table-cell>
          <table:table-cell office:value-type="float" office:value="5.6806518240683346" table:formula="of:=IF([.D45]=&quot;[z]&quot;;&quot;[z]&quot;;IF([.D46]=&quot;[z]&quot;;&quot;[z]&quot;;([.D46]/[.D45]*100)-100))" table:style-name="ce41">
            <text:p>5.7</text:p>
          </table:table-cell>
          <table:table-cell table:style-name="ce42"/>
          <table:table-cell table:number-columns-repeated="16378"/>
        </table:table-row>
        <table:table-row table:style-name="ro24">
          <table:table-cell table:style-name="ce31"/>
          <table:table-cell office:value-type="string" table:style-name="ce40">
            <text:p>2025-26</text:p>
          </table:table-cell>
          <table:table-cell table:style-name="ce45"/>
          <table:table-cell office:value-type="float" office:value="1769.94" table:formula="of:=IF(ISNA(VLOOKUP([.$B$4];[Average_Per_Dwelling.$C:.$AM];36;FALSE));&quot;-&quot;; VLOOKUP([.$B$4];[Average_Per_Dwelling.$C:.$AM];36;FALSE))" table:style-name="ce36">
            <text:p>1,770</text:p>
          </table:table-cell>
          <table:table-cell office:value-type="float" office:value="6.1115107913669107" table:formula="of:=IF([.D46]=&quot;[z]&quot;;&quot;[z]&quot;;IF([.D47]=&quot;[z]&quot;;&quot;[z]&quot;;([.D47]/[.D46]*100)-100))" table:style-name="ce41">
            <text:p>6.1</text:p>
          </table:table-cell>
          <table:table-cell table:style-name="ce42"/>
          <table:table-cell table:number-columns-repeated="16378"/>
        </table:table-row>
        <table:table-row table:style-name="ro24">
          <table:table-cell table:style-name="ce31"/>
          <table:table-cell table:style-name="ce40"/>
          <table:table-cell table:style-name="ce45"/>
          <table:table-cell table:style-name="ce36"/>
          <table:table-cell table:style-name="ce45"/>
          <table:table-cell table:style-name="ce42"/>
          <table:table-cell table:number-columns-repeated="16378"/>
        </table:table-row>
        <table:table-row table:style-name="ro25">
          <table:table-cell office:value-type="string" table:style-name="ce31">
            <text:p>[z] indicates that the authority did not exist for the year shown.</text:p>
          </table:table-cell>
          <table:table-cell table:style-name="ce46"/>
          <table:table-cell table:number-columns-repeated="3" table:style-name="ce47"/>
          <table:table-cell table:style-name="ce48"/>
          <table:table-cell table:number-columns-repeated="16378"/>
        </table:table-row>
        <table:table-row table:style-name="ro26">
          <table:table-cell office:value-type="string" table:number-columns-spanned="6" table:number-rows-spanned="1" table:style-name="ce56">
            <text:p>[b] indicates a discontinuity in the series so the year-on-year % change figure is not comparable for these years</text:p>
          </table:table-cell>
          <table:covered-table-cell table:number-columns-repeated="5"/>
          <table:table-cell table:number-columns-repeated="16378"/>
        </table:table-row>
        <table:table-row table:style-name="ro22">
          <table:table-cell table:number-columns-spanned="6" table:number-rows-spanned="1" table:style-name="ce57"/>
          <table:covered-table-cell table:number-columns-repeated="5"/>
          <table:table-cell table:number-columns-repeated="16378"/>
        </table:table-row>
        <table:table-row table:number-rows-repeated="1048525" table:style-name="ro14">
          <table:table-cell table:number-columns-repeated="16384"/>
        </table:table-row>
      </table:table>
      <table:table table:name="Average_Per_Dwelling" table:style-name="ta2">
        <table:table-column table:style-name="co10" table:default-cell-style-name="ce63"/>
        <table:table-column table:style-name="co10" table:default-cell-style-name="ce60"/>
        <table:table-column table:style-name="co11" table:default-cell-style-name="ce60"/>
        <table:table-column table:style-name="co10" table:number-columns-repeated="2" table:default-cell-style-name="ce60"/>
        <table:table-column-group table:display="false">
          <table:table-column table:style-name="co12" table:number-columns-repeated="26" table:default-cell-style-name="ce61" table:visibility="collapse"/>
          <table:table-column table:style-name="co13" table:number-columns-repeated="2" table:default-cell-style-name="ce61" table:visibility="collapse"/>
        </table:table-column-group>
        <table:table-column table:style-name="co13" table:default-cell-style-name="ce61"/>
        <table:table-column table:style-name="co13" table:number-columns-repeated="4" table:default-cell-style-name="ce61"/>
        <table:table-column table:style-name="co14" table:default-cell-style-name="ce62"/>
        <table:table-column table:style-name="co2" table:number-columns-repeated="16345" table:default-cell-style-name="ce62"/>
        <table:table-row table:style-name="ro1">
          <table:table-cell office:value-type="string" table:style-name="ce58">
            <text:p>Average council tax per dwelling from 1993 to 1994 to 2025 to 2026</text:p>
          </table:table-cell>
          <table:table-cell table:style-name="ce59"/>
          <table:table-cell table:number-columns-repeated="3" table:style-name="ce60"/>
          <table:table-cell table:number-columns-repeated="33" table:style-name="ce61"/>
          <table:table-cell table:number-columns-repeated="16346" table:style-name="ce62"/>
        </table:table-row>
        <table:table-row table:style-name="ro13">
          <table:table-cell office:value-type="string" table:style-name="ce63">
            <text:p>This worksheet contains 1 table. The data in this table are reported in pounds (£). Data prior to 2021 to 2022 are contained in columns F to AG, which have been grouped to aid use. To see this data, select the '+' above column AH.</text:p>
          </table:table-cell>
          <table:table-cell table:number-columns-repeated="4" table:style-name="ce60"/>
          <table:table-cell table:number-columns-repeated="33" table:style-name="ce61"/>
          <table:table-cell table:number-columns-repeated="16346" table:style-name="ce62"/>
        </table:table-row>
        <table:table-row table:style-name="ro26">
          <table:table-cell office:value-type="string" table:style-name="ce64">
            <text:p>Code</text:p>
          </table:table-cell>
          <table:table-cell office:value-type="string" table:style-name="ce65">
            <text:p>ONS Code</text:p>
          </table:table-cell>
          <table:table-cell office:value-type="string" table:style-name="ce64">
            <text:p>Authority</text:p>
          </table:table-cell>
          <table:table-cell office:value-type="string" table:style-name="ce64">
            <text:p>Current</text:p>
          </table:table-cell>
          <table:table-cell office:value-type="string" table:style-name="ce64">
            <text:p>Class</text:p>
          </table:table-cell>
          <table:table-cell office:value-type="string" table:style-name="ce66">
            <text:p>1993 to 1994</text:p>
          </table:table-cell>
          <table:table-cell office:value-type="string" table:style-name="ce66">
            <text:p>1994 to 1995</text:p>
          </table:table-cell>
          <table:table-cell office:value-type="string" table:style-name="ce66">
            <text:p>1995 to 1996</text:p>
          </table:table-cell>
          <table:table-cell office:value-type="string" table:style-name="ce66">
            <text:p>1996 to 1997</text:p>
          </table:table-cell>
          <table:table-cell office:value-type="string" table:style-name="ce67">
            <text:p>1997 to 1998</text:p>
          </table:table-cell>
          <table:table-cell office:value-type="string" table:style-name="ce67">
            <text:p>1998 to 1999</text:p>
          </table:table-cell>
          <table:table-cell office:value-type="string" table:style-name="ce67">
            <text:p>1999 to 2000</text:p>
          </table:table-cell>
          <table:table-cell office:value-type="string" table:style-name="ce67">
            <text:p>2000 to 2001</text:p>
          </table:table-cell>
          <table:table-cell office:value-type="string" table:style-name="ce67">
            <text:p>2001 to 2002</text:p>
          </table:table-cell>
          <table:table-cell office:value-type="string" table:style-name="ce67">
            <text:p>2002 to 2003</text:p>
          </table:table-cell>
          <table:table-cell office:value-type="string" table:style-name="ce67">
            <text:p>2003 to 2004</text:p>
          </table:table-cell>
          <table:table-cell office:value-type="string" table:style-name="ce67">
            <text:p>2004 to 2005</text:p>
          </table:table-cell>
          <table:table-cell office:value-type="string" table:style-name="ce66">
            <text:p>2005 to 2006</text:p>
          </table:table-cell>
          <table:table-cell office:value-type="string" table:style-name="ce66">
            <text:p>2006 to 2007</text:p>
          </table:table-cell>
          <table:table-cell office:value-type="string" table:style-name="ce66">
            <text:p>2007 to 2008</text:p>
          </table:table-cell>
          <table:table-cell office:value-type="string" table:style-name="ce66">
            <text:p>2008 to 2009</text:p>
          </table:table-cell>
          <table:table-cell office:value-type="string" table:style-name="ce66">
            <text:p>2009 to 2010</text:p>
          </table:table-cell>
          <table:table-cell office:value-type="string" table:style-name="ce66">
            <text:p>2010 to 2011</text:p>
          </table:table-cell>
          <table:table-cell office:value-type="string" table:style-name="ce66">
            <text:p>2011 to 2012</text:p>
          </table:table-cell>
          <table:table-cell office:value-type="string" table:style-name="ce66">
            <text:p>2012 to 2013</text:p>
          </table:table-cell>
          <table:table-cell office:value-type="string" table:style-name="ce66">
            <text:p>2013 to 2014</text:p>
          </table:table-cell>
          <table:table-cell office:value-type="string" table:style-name="ce66">
            <text:p>2014 to 2015</text:p>
          </table:table-cell>
          <table:table-cell office:value-type="string" table:style-name="ce66">
            <text:p>2015 to 2016</text:p>
          </table:table-cell>
          <table:table-cell office:value-type="string" table:style-name="ce66">
            <text:p>2016 to 2017</text:p>
          </table:table-cell>
          <table:table-cell office:value-type="string" table:style-name="ce66">
            <text:p>2017 to 2018</text:p>
          </table:table-cell>
          <table:table-cell office:value-type="string" table:style-name="ce66">
            <text:p>2018 to 2019</text:p>
          </table:table-cell>
          <table:table-cell office:value-type="string" table:style-name="ce66">
            <text:p>2019 to 2020</text:p>
          </table:table-cell>
          <table:table-cell office:value-type="string" table:style-name="ce66">
            <text:p>2020 to 2021</text:p>
          </table:table-cell>
          <table:table-cell office:value-type="string" table:style-name="ce66">
            <text:p>2021 to 2022</text:p>
          </table:table-cell>
          <table:table-cell office:value-type="string" table:style-name="ce66">
            <text:p>2022 to 2023</text:p>
          </table:table-cell>
          <table:table-cell office:value-type="string" table:style-name="ce66">
            <text:p>2023 to 2024</text:p>
          </table:table-cell>
          <table:table-cell office:value-type="string" table:style-name="ce66">
            <text:p>2024 to 2025</text:p>
          </table:table-cell>
          <table:table-cell office:value-type="string" table:style-name="ce66">
            <text:p>2025 to 2026</text:p>
          </table:table-cell>
          <table:table-cell office:value-type="string" table:style-name="ce68">
            <text:p>Notes</text:p>
          </table:table-cell>
          <table:table-cell table:number-columns-repeated="16345"/>
        </table:table-row>
        <table:table-row table:style-name="ro26">
          <table:table-cell office:value-type="string" table:style-name="ce64">
            <text:p>TE</text:p>
          </table:table-cell>
          <table:table-cell office:value-type="string" table:style-name="ce65">
            <text:p>TE</text:p>
          </table:table-cell>
          <table:table-cell office:value-type="string" table:style-name="ce64">
            <text:p>England</text:p>
          </table:table-cell>
          <table:table-cell office:value-type="string" table:style-name="ce64">
            <text:p>YES</text:p>
          </table:table-cell>
          <table:table-cell office:value-type="string" table:style-name="ce64">
            <text:p>Eng</text:p>
          </table:table-cell>
          <table:table-cell office:value-type="float" office:value="456" table:style-name="ce66">
            <text:p>456</text:p>
          </table:table-cell>
          <table:table-cell office:value-type="float" office:value="473.1" table:style-name="ce66">
            <text:p>473</text:p>
          </table:table-cell>
          <table:table-cell office:value-type="float" office:value="498" table:style-name="ce66">
            <text:p>498</text:p>
          </table:table-cell>
          <table:table-cell office:value-type="float" office:value="529" table:style-name="ce66">
            <text:p>529</text:p>
          </table:table-cell>
          <table:table-cell office:value-type="float" office:value="564" table:style-name="ce66">
            <text:p>564</text:p>
          </table:table-cell>
          <table:table-cell office:value-type="float" office:value="614" table:style-name="ce66">
            <text:p>614</text:p>
          </table:table-cell>
          <table:table-cell office:value-type="float" office:value="656" table:style-name="ce66">
            <text:p>656</text:p>
          </table:table-cell>
          <table:table-cell office:value-type="float" office:value="697" table:style-name="ce66">
            <text:p>697</text:p>
          </table:table-cell>
          <table:table-cell office:value-type="float" office:value="740.54" table:style-name="ce66">
            <text:p>741</text:p>
          </table:table-cell>
          <table:table-cell office:value-type="float" office:value="803.59" table:style-name="ce66">
            <text:p>804</text:p>
          </table:table-cell>
          <table:table-cell office:value-type="float" office:value="908.47" table:style-name="ce66">
            <text:p>908</text:p>
          </table:table-cell>
          <table:table-cell office:value-type="float" office:value="967.03" table:style-name="ce66">
            <text:p>967</text:p>
          </table:table-cell>
          <table:table-cell office:value-type="float" office:value="1008.84" table:style-name="ce66">
            <text:p>1,009</text:p>
          </table:table-cell>
          <table:table-cell office:value-type="float" office:value="1055.78" table:style-name="ce66">
            <text:p>1,056</text:p>
          </table:table-cell>
          <table:table-cell office:value-type="float" office:value="1101.23" table:style-name="ce66">
            <text:p>1,101</text:p>
          </table:table-cell>
          <table:table-cell office:value-type="float" office:value="1145.06" table:style-name="ce66">
            <text:p>1,145</text:p>
          </table:table-cell>
          <table:table-cell office:value-type="float" office:value="1175" table:style-name="ce66">
            <text:p>1,175</text:p>
          </table:table-cell>
          <table:table-cell office:value-type="float" office:value="1194.5" table:style-name="ce66">
            <text:p>1,195</text:p>
          </table:table-cell>
          <table:table-cell office:value-type="float" office:value="1195.79" table:style-name="ce66">
            <text:p>1,196</text:p>
          </table:table-cell>
          <table:table-cell office:value-type="float" office:value="1200.8800000000001" table:style-name="ce66">
            <text:p>1,201</text:p>
          </table:table-cell>
          <table:table-cell office:value-type="float" office:value="1044.55" table:style-name="ce66">
            <text:p>1,045</text:p>
          </table:table-cell>
          <table:table-cell office:value-type="float" office:value="1051.3499999999999" table:style-name="ce66">
            <text:p>1,051</text:p>
          </table:table-cell>
          <table:table-cell office:value-type="float" office:value="1078.01" table:style-name="ce66">
            <text:p>1,078</text:p>
          </table:table-cell>
          <table:table-cell office:value-type="float" office:value="1128.0999999999999" table:style-name="ce69">
            <text:p><text:s/>1,128<text:s/></text:p>
          </table:table-cell>
          <table:table-cell office:value-type="float" office:value="1185.3699999999999" table:style-name="ce70">
            <text:p>1,185</text:p>
          </table:table-cell>
          <table:table-cell office:value-type="float" office:value="1257.6300000000001" table:style-name="ce66">
            <text:p>1,258</text:p>
          </table:table-cell>
          <table:table-cell office:value-type="float" office:value="1327.01" table:style-name="ce66">
            <text:p>1,327</text:p>
          </table:table-cell>
          <table:table-cell office:value-type="float" office:value="1385.35" table:style-name="ce66">
            <text:p>1,385</text:p>
          </table:table-cell>
          <table:table-cell office:value-type="float" office:value="1428.36" table:style-name="ce66">
            <text:p>1,428</text:p>
          </table:table-cell>
          <table:table-cell office:value-type="float" office:value="1492.77" table:style-name="ce66">
            <text:p>1,493</text:p>
          </table:table-cell>
          <table:table-cell office:value-type="float" office:value="1578.34" table:style-name="ce66">
            <text:p>1,578</text:p>
          </table:table-cell>
          <table:table-cell office:value-type="float" office:value="1668" table:style-name="ce66">
            <text:p>1,668</text:p>
          </table:table-cell>
          <table:table-cell office:value-type="float" office:value="1769.94" table:style-name="ce66">
            <text:p>1,770</text:p>
          </table:table-cell>
          <table:table-cell table:style-name="ce71"/>
          <table:table-cell table:number-columns-repeated="16345"/>
        </table:table-row>
        <table:table-row table:style-name="ro27">
          <table:table-cell office:value-type="string" table:style-name="ce63">
            <text:p>E3831</text:p>
          </table:table-cell>
          <table:table-cell office:value-type="string" table:style-name="ce63">
            <text:p>E07000223</text:p>
          </table:table-cell>
          <table:table-cell office:value-type="string" table:style-name="ce63">
            <text:p>Adur</text:p>
          </table:table-cell>
          <table:table-cell office:value-type="string" table:style-name="ce63">
            <text:p>YES</text:p>
          </table:table-cell>
          <table:table-cell office:value-type="string" table:style-name="ce63">
            <text:p>SD</text:p>
          </table:table-cell>
          <table:table-cell office:value-type="float" office:value="470" table:style-name="ce72">
            <text:p>470</text:p>
          </table:table-cell>
          <table:table-cell office:value-type="float" office:value="481.9" table:style-name="ce72">
            <text:p>482</text:p>
          </table:table-cell>
          <table:table-cell office:value-type="float" office:value="517.54" table:style-name="ce72">
            <text:p>518</text:p>
          </table:table-cell>
          <table:table-cell office:value-type="float" office:value="537.29" table:style-name="ce72">
            <text:p>537</text:p>
          </table:table-cell>
          <table:table-cell office:value-type="float" office:value="563.46" table:style-name="ce72">
            <text:p>563</text:p>
          </table:table-cell>
          <table:table-cell office:value-type="float" office:value="613.9" table:style-name="ce72">
            <text:p>614</text:p>
          </table:table-cell>
          <table:table-cell office:value-type="float" office:value="656.22" table:style-name="ce72">
            <text:p>656</text:p>
          </table:table-cell>
          <table:table-cell office:value-type="float" office:value="690.97" table:style-name="ce72">
            <text:p>691</text:p>
          </table:table-cell>
          <table:table-cell office:value-type="float" office:value="736.76" table:style-name="ce72">
            <text:p>737</text:p>
          </table:table-cell>
          <table:table-cell office:value-type="float" office:value="812.86" table:style-name="ce72">
            <text:p>813</text:p>
          </table:table-cell>
          <table:table-cell office:value-type="float" office:value="962.59" table:style-name="ce72">
            <text:p>963</text:p>
          </table:table-cell>
          <table:table-cell office:value-type="float" office:value="1024.79" table:style-name="ce72">
            <text:p>1,025</text:p>
          </table:table-cell>
          <table:table-cell office:value-type="float" office:value="1074.19" table:style-name="ce72">
            <text:p>1,074</text:p>
          </table:table-cell>
          <table:table-cell office:value-type="float" office:value="1136.3800000000001" table:style-name="ce72">
            <text:p>1,136</text:p>
          </table:table-cell>
          <table:table-cell office:value-type="float" office:value="1191.83" table:style-name="ce72">
            <text:p>1,192</text:p>
          </table:table-cell>
          <table:table-cell office:value-type="float" office:value="1246.8499999999999" table:style-name="ce72">
            <text:p>1,247</text:p>
          </table:table-cell>
          <table:table-cell office:value-type="float" office:value="1290.4444193836532" table:style-name="ce72">
            <text:p>1,290</text:p>
          </table:table-cell>
          <table:table-cell office:value-type="float" office:value="1314.82" table:style-name="ce72">
            <text:p>1,315</text:p>
          </table:table-cell>
          <table:table-cell office:value-type="float" office:value="1322.89" table:style-name="ce72">
            <text:p>1,323</text:p>
          </table:table-cell>
          <table:table-cell office:value-type="float" office:value="1322.56" table:style-name="ce72">
            <text:p>1,323</text:p>
          </table:table-cell>
          <table:table-cell office:value-type="float" office:value="1148.7" table:style-name="ce72">
            <text:p>1,149</text:p>
          </table:table-cell>
          <table:table-cell office:value-type="float" office:value="1134.6400000000001" table:style-name="ce72">
            <text:p>1,135</text:p>
          </table:table-cell>
          <table:table-cell office:value-type="float" office:value="1159.3" table:style-name="ce72">
            <text:p>1,159</text:p>
          </table:table-cell>
          <table:table-cell office:value-type="float" office:value="1217.8399999999999" table:style-name="ce73">
            <text:p><text:s/>1,218<text:s/></text:p>
          </table:table-cell>
          <table:table-cell office:value-type="float" office:value="1271.8699999999999" table:style-name="ce74">
            <text:p>1,272</text:p>
          </table:table-cell>
          <table:table-cell office:value-type="float" office:value="1343.72" table:style-name="ce72">
            <text:p>1,344</text:p>
          </table:table-cell>
          <table:table-cell office:value-type="float" office:value="1435.18" table:style-name="ce72">
            <text:p>1,435</text:p>
          </table:table-cell>
          <table:table-cell office:value-type="float" office:value="1495.67" table:style-name="ce72">
            <text:p>1,496</text:p>
          </table:table-cell>
          <table:table-cell office:value-type="float" office:value="1556.44" table:style-name="ce72">
            <text:p>1,556</text:p>
          </table:table-cell>
          <table:table-cell office:value-type="float" office:value="1626.92" table:style-name="ce72">
            <text:p>1,627</text:p>
          </table:table-cell>
          <table:table-cell office:value-type="float" office:value="1716.31" table:style-name="ce72">
            <text:p>1,716</text:p>
          </table:table-cell>
          <table:table-cell office:value-type="float" office:value="1833" table:style-name="ce72">
            <text:p>1,833</text:p>
          </table:table-cell>
          <table:table-cell office:value-type="float" office:value="1945.11" table:style-name="ce72">
            <text:p>1,945</text:p>
          </table:table-cell>
          <table:table-cell table:style-name="ce71"/>
          <table:table-cell table:number-columns-repeated="16345"/>
        </table:table-row>
        <table:table-row table:style-name="ro27">
          <table:table-cell office:value-type="string" table:style-name="ce63">
            <text:p>E0931</text:p>
          </table:table-cell>
          <table:table-cell office:value-type="string" table:style-name="ce63">
            <text:p>E07000026</text:p>
          </table:table-cell>
          <table:table-cell office:value-type="string" table:style-name="ce63">
            <text:p>Allerdale</text:p>
          </table:table-cell>
          <table:table-cell office:value-type="string" table:style-name="ce63">
            <text:p>NO</text:p>
          </table:table-cell>
          <table:table-cell office:value-type="string" table:style-name="ce63">
            <text:p>SD</text:p>
          </table:table-cell>
          <table:table-cell office:value-type="float" office:value="406" table:style-name="ce72">
            <text:p>406</text:p>
          </table:table-cell>
          <table:table-cell office:value-type="float" office:value="454.88" table:style-name="ce72">
            <text:p>455</text:p>
          </table:table-cell>
          <table:table-cell office:value-type="float" office:value="476.58" table:style-name="ce72">
            <text:p>477</text:p>
          </table:table-cell>
          <table:table-cell office:value-type="float" office:value="499.49" table:style-name="ce72">
            <text:p>499</text:p>
          </table:table-cell>
          <table:table-cell office:value-type="float" office:value="532.94000000000005" table:style-name="ce72">
            <text:p>533</text:p>
          </table:table-cell>
          <table:table-cell office:value-type="float" office:value="585.92999999999995" table:style-name="ce72">
            <text:p>586</text:p>
          </table:table-cell>
          <table:table-cell office:value-type="float" office:value="613.28" table:style-name="ce72">
            <text:p>613</text:p>
          </table:table-cell>
          <table:table-cell office:value-type="float" office:value="651.04" table:style-name="ce72">
            <text:p>651</text:p>
          </table:table-cell>
          <table:table-cell office:value-type="float" office:value="680.89" table:style-name="ce72">
            <text:p>681</text:p>
          </table:table-cell>
          <table:table-cell office:value-type="float" office:value="734.12" table:style-name="ce72">
            <text:p>734</text:p>
          </table:table-cell>
          <table:table-cell office:value-type="float" office:value="830.59" table:style-name="ce72">
            <text:p>831</text:p>
          </table:table-cell>
          <table:table-cell office:value-type="float" office:value="889.22" table:style-name="ce72">
            <text:p>889</text:p>
          </table:table-cell>
          <table:table-cell office:value-type="float" office:value="930.25" table:style-name="ce72">
            <text:p>930</text:p>
          </table:table-cell>
          <table:table-cell office:value-type="float" office:value="972.44" table:style-name="ce72">
            <text:p>972</text:p>
          </table:table-cell>
          <table:table-cell office:value-type="float" office:value="1020.32" table:style-name="ce72">
            <text:p>1,020</text:p>
          </table:table-cell>
          <table:table-cell office:value-type="float" office:value="1063.3" table:style-name="ce72">
            <text:p>1,063</text:p>
          </table:table-cell>
          <table:table-cell office:value-type="float" office:value="1091.4855272914285" table:style-name="ce72">
            <text:p>1,091</text:p>
          </table:table-cell>
          <table:table-cell office:value-type="float" office:value="1101.5" table:style-name="ce72">
            <text:p>1,102</text:p>
          </table:table-cell>
          <table:table-cell office:value-type="float" office:value="1113.6099999999999" table:style-name="ce72">
            <text:p>1,114</text:p>
          </table:table-cell>
          <table:table-cell office:value-type="float" office:value="1125.76" table:style-name="ce72">
            <text:p>1,126</text:p>
          </table:table-cell>
          <table:table-cell office:value-type="float" office:value="1005.71" table:style-name="ce72">
            <text:p>1,006</text:p>
          </table:table-cell>
          <table:table-cell office:value-type="float" office:value="1003.37" table:style-name="ce72">
            <text:p>1,003</text:p>
          </table:table-cell>
          <table:table-cell office:value-type="float" office:value="1031.3499999999999" table:style-name="ce72">
            <text:p>1,031</text:p>
          </table:table-cell>
          <table:table-cell office:value-type="float" office:value="1079.42" table:style-name="ce73">
            <text:p><text:s/>1,079<text:s/></text:p>
          </table:table-cell>
          <table:table-cell office:value-type="float" office:value="1134.03" table:style-name="ce74">
            <text:p>1,134</text:p>
          </table:table-cell>
          <table:table-cell office:value-type="float" office:value="1181.1600000000001" table:style-name="ce72">
            <text:p>1,181</text:p>
          </table:table-cell>
          <table:table-cell office:value-type="float" office:value="1247.55" table:style-name="ce72">
            <text:p>1,248</text:p>
          </table:table-cell>
          <table:table-cell office:value-type="float" office:value="1299.8699999999999" table:style-name="ce72">
            <text:p>1,300</text:p>
          </table:table-cell>
          <table:table-cell office:value-type="float" office:value="1343.83" table:style-name="ce72">
            <text:p>1,344</text:p>
          </table:table-cell>
          <table:table-cell office:value-type="float" office:value="1375.61" table:style-name="ce72">
            <text:p>1,376</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1"/>
          <table:table-cell table:number-columns-repeated="16345"/>
        </table:table-row>
        <table:table-row table:style-name="ro27">
          <table:table-cell office:value-type="string" table:style-name="ce63">
            <text:p>E2931</text:p>
          </table:table-cell>
          <table:table-cell office:value-type="string" table:style-name="ce63">
            <text:p>E07000157</text:p>
          </table:table-cell>
          <table:table-cell office:value-type="string" table:style-name="ce63">
            <text:p>Alnwick</text:p>
          </table:table-cell>
          <table:table-cell office:value-type="string" table:style-name="ce63">
            <text:p>NO</text:p>
          </table:table-cell>
          <table:table-cell office:value-type="string" table:style-name="ce63">
            <text:p>SD</text:p>
          </table:table-cell>
          <table:table-cell office:value-type="float" office:value="481" table:style-name="ce72">
            <text:p>481</text:p>
          </table:table-cell>
          <table:table-cell office:value-type="float" office:value="438.73" table:style-name="ce72">
            <text:p>439</text:p>
          </table:table-cell>
          <table:table-cell office:value-type="float" office:value="506.67" table:style-name="ce72">
            <text:p>507</text:p>
          </table:table-cell>
          <table:table-cell office:value-type="float" office:value="545.53" table:style-name="ce72">
            <text:p>546</text:p>
          </table:table-cell>
          <table:table-cell office:value-type="float" office:value="588.97" table:style-name="ce72">
            <text:p>589</text:p>
          </table:table-cell>
          <table:table-cell office:value-type="float" office:value="666.1" table:style-name="ce72">
            <text:p>666</text:p>
          </table:table-cell>
          <table:table-cell office:value-type="float" office:value="724.91" table:style-name="ce72">
            <text:p>725</text:p>
          </table:table-cell>
          <table:table-cell office:value-type="float" office:value="768.63" table:style-name="ce72">
            <text:p>769</text:p>
          </table:table-cell>
          <table:table-cell office:value-type="float" office:value="818.1" table:style-name="ce72">
            <text:p>818</text:p>
          </table:table-cell>
          <table:table-cell office:value-type="float" office:value="866.32" table:style-name="ce72">
            <text:p>866</text:p>
          </table:table-cell>
          <table:table-cell office:value-type="float" office:value="973.19" table:style-name="ce72">
            <text:p>973</text:p>
          </table:table-cell>
          <table:table-cell office:value-type="float" office:value="1059.33" table:style-name="ce72">
            <text:p>1,059</text:p>
          </table:table-cell>
          <table:table-cell office:value-type="float" office:value="1103.1400000000001" table:style-name="ce72">
            <text:p>1,103</text:p>
          </table:table-cell>
          <table:table-cell office:value-type="float" office:value="1114.3900000000001" table:style-name="ce72">
            <text:p>1,114</text:p>
          </table:table-cell>
          <table:table-cell office:value-type="float" office:value="1142.31" table:style-name="ce72">
            <text:p>1,142</text:p>
          </table:table-cell>
          <table:table-cell office:value-type="float" office:value="1155.5" table:style-name="ce72">
            <text:p>1,156</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3">
            <text:p>[z]</text:p>
          </table:table-cell>
          <table:table-cell office:value-type="string" table:style-name="ce74">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1"/>
          <table:table-cell table:number-columns-repeated="16345"/>
        </table:table-row>
        <table:table-row table:style-name="ro27">
          <table:table-cell office:value-type="string" table:style-name="ce63">
            <text:p>E1031</text:p>
          </table:table-cell>
          <table:table-cell office:value-type="string" table:style-name="ce63">
            <text:p>E07000032</text:p>
          </table:table-cell>
          <table:table-cell office:value-type="string" table:style-name="ce63">
            <text:p>Amber Valley</text:p>
          </table:table-cell>
          <table:table-cell office:value-type="string" table:style-name="ce63">
            <text:p>YES</text:p>
          </table:table-cell>
          <table:table-cell office:value-type="string" table:style-name="ce63">
            <text:p>SD</text:p>
          </table:table-cell>
          <table:table-cell office:value-type="float" office:value="459" table:style-name="ce72">
            <text:p>459</text:p>
          </table:table-cell>
          <table:table-cell office:value-type="float" office:value="468.03" table:style-name="ce72">
            <text:p>468</text:p>
          </table:table-cell>
          <table:table-cell office:value-type="float" office:value="504.66" table:style-name="ce72">
            <text:p>505</text:p>
          </table:table-cell>
          <table:table-cell office:value-type="float" office:value="527.34" table:style-name="ce72">
            <text:p>527</text:p>
          </table:table-cell>
          <table:table-cell office:value-type="float" office:value="564.05999999999995" table:style-name="ce72">
            <text:p>564</text:p>
          </table:table-cell>
          <table:table-cell office:value-type="float" office:value="618.76" table:style-name="ce72">
            <text:p>619</text:p>
          </table:table-cell>
          <table:table-cell office:value-type="float" office:value="671.13" table:style-name="ce72">
            <text:p>671</text:p>
          </table:table-cell>
          <table:table-cell office:value-type="float" office:value="721.92" table:style-name="ce72">
            <text:p>722</text:p>
          </table:table-cell>
          <table:table-cell office:value-type="float" office:value="766.52" table:style-name="ce72">
            <text:p>767</text:p>
          </table:table-cell>
          <table:table-cell office:value-type="float" office:value="837.05" table:style-name="ce72">
            <text:p>837</text:p>
          </table:table-cell>
          <table:table-cell office:value-type="float" office:value="909.59" table:style-name="ce72">
            <text:p>910</text:p>
          </table:table-cell>
          <table:table-cell office:value-type="float" office:value="944.12" table:style-name="ce72">
            <text:p>944</text:p>
          </table:table-cell>
          <table:table-cell office:value-type="float" office:value="972.68" table:style-name="ce72">
            <text:p>973</text:p>
          </table:table-cell>
          <table:table-cell office:value-type="float" office:value="1014.46" table:style-name="ce72">
            <text:p>1,014</text:p>
          </table:table-cell>
          <table:table-cell office:value-type="float" office:value="1055.6099999999999" table:style-name="ce72">
            <text:p>1,056</text:p>
          </table:table-cell>
          <table:table-cell office:value-type="float" office:value="1093.4000000000001" table:style-name="ce72">
            <text:p>1,093</text:p>
          </table:table-cell>
          <table:table-cell office:value-type="float" office:value="1132.4249813071672" table:style-name="ce72">
            <text:p>1,132</text:p>
          </table:table-cell>
          <table:table-cell office:value-type="float" office:value="1157.3900000000001" table:style-name="ce72">
            <text:p>1,157</text:p>
          </table:table-cell>
          <table:table-cell office:value-type="float" office:value="1160.83" table:style-name="ce72">
            <text:p>1,161</text:p>
          </table:table-cell>
          <table:table-cell office:value-type="float" office:value="1156.8499999999999" table:style-name="ce72">
            <text:p>1,157</text:p>
          </table:table-cell>
          <table:table-cell office:value-type="float" office:value="1017.47" table:style-name="ce72">
            <text:p>1,017</text:p>
          </table:table-cell>
          <table:table-cell office:value-type="float" office:value="1027.99" table:style-name="ce72">
            <text:p>1,028</text:p>
          </table:table-cell>
          <table:table-cell office:value-type="float" office:value="1055.6400000000001" table:style-name="ce72">
            <text:p>1,056</text:p>
          </table:table-cell>
          <table:table-cell office:value-type="float" office:value="1096.08" table:style-name="ce73">
            <text:p><text:s/>1,096<text:s/></text:p>
          </table:table-cell>
          <table:table-cell office:value-type="float" office:value="1147.6199999999999" table:style-name="ce74">
            <text:p>1,148</text:p>
          </table:table-cell>
          <table:table-cell office:value-type="float" office:value="1222.0899999999999" table:style-name="ce72">
            <text:p>1,222</text:p>
          </table:table-cell>
          <table:table-cell office:value-type="float" office:value="1279.51" table:style-name="ce72">
            <text:p>1,280</text:p>
          </table:table-cell>
          <table:table-cell office:value-type="float" office:value="1313.83" table:style-name="ce72">
            <text:p>1,314</text:p>
          </table:table-cell>
          <table:table-cell office:value-type="float" office:value="1338.04" table:style-name="ce72">
            <text:p>1,338</text:p>
          </table:table-cell>
          <table:table-cell office:value-type="float" office:value="1391.29" table:style-name="ce72">
            <text:p>1,391</text:p>
          </table:table-cell>
          <table:table-cell office:value-type="float" office:value="1466.18" table:style-name="ce72">
            <text:p>1,466</text:p>
          </table:table-cell>
          <table:table-cell office:value-type="float" office:value="1551" table:style-name="ce72">
            <text:p>1,551</text:p>
          </table:table-cell>
          <table:table-cell office:value-type="float" office:value="1635.17" table:style-name="ce72">
            <text:p>1,635</text:p>
          </table:table-cell>
          <table:table-cell table:style-name="ce71"/>
          <table:table-cell table:number-columns-repeated="16345"/>
        </table:table-row>
        <table:table-row table:style-name="ro27">
          <table:table-cell office:value-type="string" table:style-name="ce63">
            <text:p>E3832</text:p>
          </table:table-cell>
          <table:table-cell office:value-type="string" table:style-name="ce63">
            <text:p>E07000224</text:p>
          </table:table-cell>
          <table:table-cell office:value-type="string" table:style-name="ce63">
            <text:p>Arun</text:p>
          </table:table-cell>
          <table:table-cell office:value-type="string" table:style-name="ce63">
            <text:p>YES</text:p>
          </table:table-cell>
          <table:table-cell office:value-type="string" table:style-name="ce63">
            <text:p>SD</text:p>
          </table:table-cell>
          <table:table-cell office:value-type="float" office:value="468" table:style-name="ce72">
            <text:p>468</text:p>
          </table:table-cell>
          <table:table-cell office:value-type="float" office:value="495.32" table:style-name="ce72">
            <text:p>495</text:p>
          </table:table-cell>
          <table:table-cell office:value-type="float" office:value="529.35" table:style-name="ce72">
            <text:p>529</text:p>
          </table:table-cell>
          <table:table-cell office:value-type="float" office:value="545.09" table:style-name="ce72">
            <text:p>545</text:p>
          </table:table-cell>
          <table:table-cell office:value-type="float" office:value="570.80999999999995" table:style-name="ce72">
            <text:p>571</text:p>
          </table:table-cell>
          <table:table-cell office:value-type="float" office:value="629.42999999999995" table:style-name="ce72">
            <text:p>629</text:p>
          </table:table-cell>
          <table:table-cell office:value-type="float" office:value="673.48" table:style-name="ce72">
            <text:p>673</text:p>
          </table:table-cell>
          <table:table-cell office:value-type="float" office:value="711.79" table:style-name="ce72">
            <text:p>712</text:p>
          </table:table-cell>
          <table:table-cell office:value-type="float" office:value="755.79" table:style-name="ce72">
            <text:p>756</text:p>
          </table:table-cell>
          <table:table-cell office:value-type="float" office:value="830.29" table:style-name="ce72">
            <text:p>830</text:p>
          </table:table-cell>
          <table:table-cell office:value-type="float" office:value="984.08" table:style-name="ce72">
            <text:p>984</text:p>
          </table:table-cell>
          <table:table-cell office:value-type="float" office:value="1062.6099999999999" table:style-name="ce72">
            <text:p>1,063</text:p>
          </table:table-cell>
          <table:table-cell office:value-type="float" office:value="1127.0999999999999" table:style-name="ce72">
            <text:p>1,127</text:p>
          </table:table-cell>
          <table:table-cell office:value-type="float" office:value="1187.47" table:style-name="ce72">
            <text:p>1,187</text:p>
          </table:table-cell>
          <table:table-cell office:value-type="float" office:value="1230.48" table:style-name="ce72">
            <text:p>1,230</text:p>
          </table:table-cell>
          <table:table-cell office:value-type="float" office:value="1289.07" table:style-name="ce72">
            <text:p>1,289</text:p>
          </table:table-cell>
          <table:table-cell office:value-type="float" office:value="1325.9462173745972" table:style-name="ce72">
            <text:p>1,326</text:p>
          </table:table-cell>
          <table:table-cell office:value-type="float" office:value="1358.09" table:style-name="ce72">
            <text:p>1,358</text:p>
          </table:table-cell>
          <table:table-cell office:value-type="float" office:value="1357.45" table:style-name="ce72">
            <text:p>1,357</text:p>
          </table:table-cell>
          <table:table-cell office:value-type="float" office:value="1354.54" table:style-name="ce72">
            <text:p>1,355</text:p>
          </table:table-cell>
          <table:table-cell office:value-type="float" office:value="1207" table:style-name="ce72">
            <text:p>1,207</text:p>
          </table:table-cell>
          <table:table-cell office:value-type="float" office:value="1205.6400000000001" table:style-name="ce72">
            <text:p>1,206</text:p>
          </table:table-cell>
          <table:table-cell office:value-type="float" office:value="1220.0899999999999" table:style-name="ce72">
            <text:p>1,220</text:p>
          </table:table-cell>
          <table:table-cell office:value-type="float" office:value="1277.67" table:style-name="ce73">
            <text:p><text:s/>1,278<text:s/></text:p>
          </table:table-cell>
          <table:table-cell office:value-type="float" office:value="1349.03" table:style-name="ce74">
            <text:p>1,349</text:p>
          </table:table-cell>
          <table:table-cell office:value-type="float" office:value="1429.25" table:style-name="ce72">
            <text:p>1,429</text:p>
          </table:table-cell>
          <table:table-cell office:value-type="float" office:value="1521.06" table:style-name="ce72">
            <text:p>1,521</text:p>
          </table:table-cell>
          <table:table-cell office:value-type="float" office:value="1594.15" table:style-name="ce72">
            <text:p>1,594</text:p>
          </table:table-cell>
          <table:table-cell office:value-type="float" office:value="1674.76" table:style-name="ce72">
            <text:p>1,675</text:p>
          </table:table-cell>
          <table:table-cell office:value-type="float" office:value="1721.31" table:style-name="ce72">
            <text:p>1,721</text:p>
          </table:table-cell>
          <table:table-cell office:value-type="float" office:value="1827.04" table:style-name="ce72">
            <text:p>1,827</text:p>
          </table:table-cell>
          <table:table-cell office:value-type="float" office:value="1901" table:style-name="ce72">
            <text:p>1,901</text:p>
          </table:table-cell>
          <table:table-cell office:value-type="float" office:value="2040.63" table:style-name="ce72">
            <text:p>2,041</text:p>
          </table:table-cell>
          <table:table-cell table:style-name="ce71"/>
          <table:table-cell table:number-columns-repeated="16345"/>
        </table:table-row>
        <table:table-row table:style-name="ro27">
          <table:table-cell office:value-type="string" table:style-name="ce63">
            <text:p>E3031</text:p>
          </table:table-cell>
          <table:table-cell office:value-type="string" table:style-name="ce63">
            <text:p>E07000170</text:p>
          </table:table-cell>
          <table:table-cell office:value-type="string" table:style-name="ce63">
            <text:p>Ashfield</text:p>
          </table:table-cell>
          <table:table-cell office:value-type="string" table:style-name="ce63">
            <text:p>YES</text:p>
          </table:table-cell>
          <table:table-cell office:value-type="string" table:style-name="ce63">
            <text:p>SD</text:p>
          </table:table-cell>
          <table:table-cell office:value-type="float" office:value="400" table:style-name="ce72">
            <text:p>400</text:p>
          </table:table-cell>
          <table:table-cell office:value-type="float" office:value="438.62" table:style-name="ce72">
            <text:p>439</text:p>
          </table:table-cell>
          <table:table-cell office:value-type="float" office:value="463.4" table:style-name="ce72">
            <text:p>463</text:p>
          </table:table-cell>
          <table:table-cell office:value-type="float" office:value="481.29" table:style-name="ce72">
            <text:p>481</text:p>
          </table:table-cell>
          <table:table-cell office:value-type="float" office:value="509.29" table:style-name="ce72">
            <text:p>509</text:p>
          </table:table-cell>
          <table:table-cell office:value-type="float" office:value="565.71" table:style-name="ce72">
            <text:p>566</text:p>
          </table:table-cell>
          <table:table-cell office:value-type="float" office:value="627.55999999999995" table:style-name="ce72">
            <text:p>628</text:p>
          </table:table-cell>
          <table:table-cell office:value-type="float" office:value="673.16" table:style-name="ce72">
            <text:p>673</text:p>
          </table:table-cell>
          <table:table-cell office:value-type="float" office:value="717.87" table:style-name="ce72">
            <text:p>718</text:p>
          </table:table-cell>
          <table:table-cell office:value-type="float" office:value="784.9" table:style-name="ce72">
            <text:p>785</text:p>
          </table:table-cell>
          <table:table-cell office:value-type="float" office:value="869.93" table:style-name="ce72">
            <text:p>870</text:p>
          </table:table-cell>
          <table:table-cell office:value-type="float" office:value="913.61" table:style-name="ce72">
            <text:p>914</text:p>
          </table:table-cell>
          <table:table-cell office:value-type="float" office:value="950.29" table:style-name="ce72">
            <text:p>950</text:p>
          </table:table-cell>
          <table:table-cell office:value-type="float" office:value="993.68" table:style-name="ce72">
            <text:p>994</text:p>
          </table:table-cell>
          <table:table-cell office:value-type="float" office:value="1033.05" table:style-name="ce72">
            <text:p>1,033</text:p>
          </table:table-cell>
          <table:table-cell office:value-type="float" office:value="1064.8900000000001" table:style-name="ce72">
            <text:p>1,065</text:p>
          </table:table-cell>
          <table:table-cell office:value-type="float" office:value="1093.4939572156197" table:style-name="ce72">
            <text:p>1,093</text:p>
          </table:table-cell>
          <table:table-cell office:value-type="float" office:value="1108.05" table:style-name="ce72">
            <text:p>1,108</text:p>
          </table:table-cell>
          <table:table-cell office:value-type="float" office:value="1106.49" table:style-name="ce72">
            <text:p>1,106</text:p>
          </table:table-cell>
          <table:table-cell office:value-type="float" office:value="1111.3800000000001" table:style-name="ce72">
            <text:p>1,111</text:p>
          </table:table-cell>
          <table:table-cell office:value-type="float" office:value="926.91" table:style-name="ce72">
            <text:p>927</text:p>
          </table:table-cell>
          <table:table-cell office:value-type="float" office:value="935.83" table:style-name="ce72">
            <text:p>936</text:p>
          </table:table-cell>
          <table:table-cell office:value-type="float" office:value="969.63" table:style-name="ce72">
            <text:p>970</text:p>
          </table:table-cell>
          <table:table-cell office:value-type="float" office:value="1024.1400000000001" table:style-name="ce73">
            <text:p><text:s/>1,024<text:s/></text:p>
          </table:table-cell>
          <table:table-cell office:value-type="float" office:value="1074.1500000000001" table:style-name="ce74">
            <text:p>1,074</text:p>
          </table:table-cell>
          <table:table-cell office:value-type="float" office:value="1134.52" table:style-name="ce72">
            <text:p>1,135</text:p>
          </table:table-cell>
          <table:table-cell office:value-type="float" office:value="1192.8399999999999" table:style-name="ce72">
            <text:p>1,193</text:p>
          </table:table-cell>
          <table:table-cell office:value-type="float" office:value="1237.6400000000001" table:style-name="ce72">
            <text:p>1,238</text:p>
          </table:table-cell>
          <table:table-cell office:value-type="float" office:value="1274.22" table:style-name="ce72">
            <text:p>1,274</text:p>
          </table:table-cell>
          <table:table-cell office:value-type="float" office:value="1330.7" table:style-name="ce72">
            <text:p>1,331</text:p>
          </table:table-cell>
          <table:table-cell office:value-type="float" office:value="1402.64" table:style-name="ce72">
            <text:p>1,403</text:p>
          </table:table-cell>
          <table:table-cell office:value-type="float" office:value="1460" table:style-name="ce72">
            <text:p>1,460</text:p>
          </table:table-cell>
          <table:table-cell office:value-type="float" office:value="1523.79" table:style-name="ce72">
            <text:p>1,524</text:p>
          </table:table-cell>
          <table:table-cell table:style-name="ce71"/>
          <table:table-cell table:number-columns-repeated="16345"/>
        </table:table-row>
        <table:table-row table:style-name="ro27">
          <table:table-cell office:value-type="string" table:style-name="ce63">
            <text:p>E2231</text:p>
          </table:table-cell>
          <table:table-cell office:value-type="string" table:style-name="ce63">
            <text:p>E07000105</text:p>
          </table:table-cell>
          <table:table-cell office:value-type="string" table:style-name="ce63">
            <text:p>Ashford</text:p>
          </table:table-cell>
          <table:table-cell office:value-type="string" table:style-name="ce63">
            <text:p>YES</text:p>
          </table:table-cell>
          <table:table-cell office:value-type="string" table:style-name="ce63">
            <text:p>SD</text:p>
          </table:table-cell>
          <table:table-cell office:value-type="float" office:value="447" table:style-name="ce72">
            <text:p>447</text:p>
          </table:table-cell>
          <table:table-cell office:value-type="float" office:value="483.5" table:style-name="ce72">
            <text:p>484</text:p>
          </table:table-cell>
          <table:table-cell office:value-type="float" office:value="496.65" table:style-name="ce72">
            <text:p>497</text:p>
          </table:table-cell>
          <table:table-cell office:value-type="float" office:value="543.07000000000005" table:style-name="ce72">
            <text:p>543</text:p>
          </table:table-cell>
          <table:table-cell office:value-type="float" office:value="585.53" table:style-name="ce72">
            <text:p>586</text:p>
          </table:table-cell>
          <table:table-cell office:value-type="float" office:value="642.41999999999996" table:style-name="ce72">
            <text:p>642</text:p>
          </table:table-cell>
          <table:table-cell office:value-type="float" office:value="700.18" table:style-name="ce72">
            <text:p>700</text:p>
          </table:table-cell>
          <table:table-cell office:value-type="float" office:value="752.6" table:style-name="ce72">
            <text:p>753</text:p>
          </table:table-cell>
          <table:table-cell office:value-type="float" office:value="796.59" table:style-name="ce72">
            <text:p>797</text:p>
          </table:table-cell>
          <table:table-cell office:value-type="float" office:value="865.86" table:style-name="ce72">
            <text:p>866</text:p>
          </table:table-cell>
          <table:table-cell office:value-type="float" office:value="980.85" table:style-name="ce72">
            <text:p>981</text:p>
          </table:table-cell>
          <table:table-cell office:value-type="float" office:value="1063.3599999999999" table:style-name="ce72">
            <text:p>1,063</text:p>
          </table:table-cell>
          <table:table-cell office:value-type="float" office:value="1113.58" table:style-name="ce72">
            <text:p>1,114</text:p>
          </table:table-cell>
          <table:table-cell office:value-type="float" office:value="1161.3800000000001" table:style-name="ce72">
            <text:p>1,161</text:p>
          </table:table-cell>
          <table:table-cell office:value-type="float" office:value="1230.06" table:style-name="ce72">
            <text:p>1,230</text:p>
          </table:table-cell>
          <table:table-cell office:value-type="float" office:value="1269.77" table:style-name="ce72">
            <text:p>1,270</text:p>
          </table:table-cell>
          <table:table-cell office:value-type="float" office:value="1297.297434306646" table:style-name="ce72">
            <text:p>1,297</text:p>
          </table:table-cell>
          <table:table-cell office:value-type="float" office:value="1322.57" table:style-name="ce72">
            <text:p>1,323</text:p>
          </table:table-cell>
          <table:table-cell office:value-type="float" office:value="1324.28" table:style-name="ce72">
            <text:p>1,324</text:p>
          </table:table-cell>
          <table:table-cell office:value-type="float" office:value="1325.28" table:style-name="ce72">
            <text:p>1,325</text:p>
          </table:table-cell>
          <table:table-cell office:value-type="float" office:value="1177.17" table:style-name="ce72">
            <text:p>1,177</text:p>
          </table:table-cell>
          <table:table-cell office:value-type="float" office:value="1202.48" table:style-name="ce72">
            <text:p>1,202</text:p>
          </table:table-cell>
          <table:table-cell office:value-type="float" office:value="1235.18" table:style-name="ce72">
            <text:p>1,235</text:p>
          </table:table-cell>
          <table:table-cell office:value-type="float" office:value="1311.41" table:style-name="ce73">
            <text:p><text:s/>1,311<text:s/></text:p>
          </table:table-cell>
          <table:table-cell office:value-type="float" office:value="1360.74" table:style-name="ce74">
            <text:p>1,361</text:p>
          </table:table-cell>
          <table:table-cell office:value-type="float" office:value="1443.65" table:style-name="ce72">
            <text:p>1,444</text:p>
          </table:table-cell>
          <table:table-cell office:value-type="float" office:value="1537.55" table:style-name="ce72">
            <text:p>1,538</text:p>
          </table:table-cell>
          <table:table-cell office:value-type="float" office:value="1605.47" table:style-name="ce72">
            <text:p>1,605</text:p>
          </table:table-cell>
          <table:table-cell office:value-type="float" office:value="1591.51" table:style-name="ce72">
            <text:p>1,592</text:p>
          </table:table-cell>
          <table:table-cell office:value-type="float" office:value="1736.48" table:style-name="ce72">
            <text:p>1,736</text:p>
          </table:table-cell>
          <table:table-cell office:value-type="float" office:value="1804.36" table:style-name="ce72">
            <text:p>1,804</text:p>
          </table:table-cell>
          <table:table-cell office:value-type="float" office:value="1897" table:style-name="ce72">
            <text:p>1,897</text:p>
          </table:table-cell>
          <table:table-cell office:value-type="float" office:value="1951.45" table:style-name="ce72">
            <text:p>1,951</text:p>
          </table:table-cell>
          <table:table-cell table:style-name="ce71"/>
          <table:table-cell table:number-columns-repeated="16345"/>
        </table:table-row>
        <table:table-row table:style-name="ro27">
          <table:table-cell office:value-type="string" table:style-name="ce63">
            <text:p>E0431</text:p>
          </table:table-cell>
          <table:table-cell office:value-type="string" table:style-name="ce63">
            <text:p>E07000004</text:p>
          </table:table-cell>
          <table:table-cell office:value-type="string" table:style-name="ce63">
            <text:p>Aylesbury Vale</text:p>
          </table:table-cell>
          <table:table-cell office:value-type="string" table:style-name="ce63">
            <text:p>NO</text:p>
          </table:table-cell>
          <table:table-cell office:value-type="string" table:style-name="ce63">
            <text:p>SD</text:p>
          </table:table-cell>
          <table:table-cell office:value-type="float" office:value="491" table:style-name="ce72">
            <text:p>491</text:p>
          </table:table-cell>
          <table:table-cell office:value-type="float" office:value="504.66" table:style-name="ce72">
            <text:p>505</text:p>
          </table:table-cell>
          <table:table-cell office:value-type="float" office:value="553.54" table:style-name="ce72">
            <text:p>554</text:p>
          </table:table-cell>
          <table:table-cell office:value-type="float" office:value="589.23" table:style-name="ce72">
            <text:p>589</text:p>
          </table:table-cell>
          <table:table-cell office:value-type="float" office:value="634.04999999999995" table:style-name="ce72">
            <text:p>634</text:p>
          </table:table-cell>
          <table:table-cell office:value-type="float" office:value="698.66" table:style-name="ce72">
            <text:p>699</text:p>
          </table:table-cell>
          <table:table-cell office:value-type="float" office:value="754.72" table:style-name="ce72">
            <text:p>755</text:p>
          </table:table-cell>
          <table:table-cell office:value-type="float" office:value="807.46" table:style-name="ce72">
            <text:p>807</text:p>
          </table:table-cell>
          <table:table-cell office:value-type="float" office:value="855.63" table:style-name="ce72">
            <text:p>856</text:p>
          </table:table-cell>
          <table:table-cell office:value-type="float" office:value="931.07" table:style-name="ce72">
            <text:p>931</text:p>
          </table:table-cell>
          <table:table-cell office:value-type="float" office:value="1083.45" table:style-name="ce72">
            <text:p>1,083</text:p>
          </table:table-cell>
          <table:table-cell office:value-type="float" office:value="1155.5899999999999" table:style-name="ce72">
            <text:p>1,156</text:p>
          </table:table-cell>
          <table:table-cell office:value-type="float" office:value="1207.01" table:style-name="ce72">
            <text:p>1,207</text:p>
          </table:table-cell>
          <table:table-cell office:value-type="float" office:value="1266.8699999999999" table:style-name="ce72">
            <text:p>1,267</text:p>
          </table:table-cell>
          <table:table-cell office:value-type="float" office:value="1328.17" table:style-name="ce72">
            <text:p>1,328</text:p>
          </table:table-cell>
          <table:table-cell office:value-type="float" office:value="1395.43" table:style-name="ce72">
            <text:p>1,395</text:p>
          </table:table-cell>
          <table:table-cell office:value-type="float" office:value="1431.1743765900303" table:style-name="ce72">
            <text:p>1,431</text:p>
          </table:table-cell>
          <table:table-cell office:value-type="float" office:value="1459.87" table:style-name="ce72">
            <text:p>1,460</text:p>
          </table:table-cell>
          <table:table-cell office:value-type="float" office:value="1461.92" table:style-name="ce72">
            <text:p>1,462</text:p>
          </table:table-cell>
          <table:table-cell office:value-type="float" office:value="1466.08" table:style-name="ce72">
            <text:p>1,466</text:p>
          </table:table-cell>
          <table:table-cell office:value-type="float" office:value="1324.51" table:style-name="ce72">
            <text:p>1,325</text:p>
          </table:table-cell>
          <table:table-cell office:value-type="float" office:value="1378.56" table:style-name="ce72">
            <text:p>1,379</text:p>
          </table:table-cell>
          <table:table-cell office:value-type="float" office:value="1424.1" table:style-name="ce72">
            <text:p>1,424</text:p>
          </table:table-cell>
          <table:table-cell office:value-type="float" office:value="1481.09" table:style-name="ce73">
            <text:p><text:s/>1,481<text:s/></text:p>
          </table:table-cell>
          <table:table-cell office:value-type="float" office:value="1559.31" table:style-name="ce74">
            <text:p>1,559</text:p>
          </table:table-cell>
          <table:table-cell office:value-type="float" office:value="1657.93" table:style-name="ce72">
            <text:p>1,658</text:p>
          </table:table-cell>
          <table:table-cell office:value-type="float" office:value="1718.87" table:style-name="ce72">
            <text:p>1,719</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1"/>
          <table:table-cell table:number-columns-repeated="16345"/>
        </table:table-row>
        <table:table-row table:style-name="ro27">
          <table:table-cell office:value-type="string" table:style-name="ce63">
            <text:p>E3531</text:p>
          </table:table-cell>
          <table:table-cell office:value-type="string" table:style-name="ce63">
            <text:p>E07000200</text:p>
          </table:table-cell>
          <table:table-cell office:value-type="string" table:style-name="ce63">
            <text:p>Babergh</text:p>
          </table:table-cell>
          <table:table-cell office:value-type="string" table:style-name="ce63">
            <text:p>YES</text:p>
          </table:table-cell>
          <table:table-cell office:value-type="string" table:style-name="ce63">
            <text:p>SD</text:p>
          </table:table-cell>
          <table:table-cell office:value-type="float" office:value="408" table:style-name="ce72">
            <text:p>408</text:p>
          </table:table-cell>
          <table:table-cell office:value-type="float" office:value="456.9" table:style-name="ce72">
            <text:p>457</text:p>
          </table:table-cell>
          <table:table-cell office:value-type="float" office:value="470.95" table:style-name="ce72">
            <text:p>471</text:p>
          </table:table-cell>
          <table:table-cell office:value-type="float" office:value="519.54999999999995" table:style-name="ce72">
            <text:p>520</text:p>
          </table:table-cell>
          <table:table-cell office:value-type="float" office:value="570.32000000000005" table:style-name="ce72">
            <text:p>570</text:p>
          </table:table-cell>
          <table:table-cell office:value-type="float" office:value="620.58000000000004" table:style-name="ce72">
            <text:p>621</text:p>
          </table:table-cell>
          <table:table-cell office:value-type="float" office:value="670.84" table:style-name="ce72">
            <text:p>671</text:p>
          </table:table-cell>
          <table:table-cell office:value-type="float" office:value="717.9" table:style-name="ce72">
            <text:p>718</text:p>
          </table:table-cell>
          <table:table-cell office:value-type="float" office:value="763.31" table:style-name="ce72">
            <text:p>763</text:p>
          </table:table-cell>
          <table:table-cell office:value-type="float" office:value="856.76" table:style-name="ce72">
            <text:p>857</text:p>
          </table:table-cell>
          <table:table-cell office:value-type="float" office:value="1019.98" table:style-name="ce72">
            <text:p>1,020</text:p>
          </table:table-cell>
          <table:table-cell office:value-type="float" office:value="1075.2" table:style-name="ce72">
            <text:p>1,075</text:p>
          </table:table-cell>
          <table:table-cell office:value-type="float" office:value="1104.1400000000001" table:style-name="ce72">
            <text:p>1,104</text:p>
          </table:table-cell>
          <table:table-cell office:value-type="float" office:value="1151.78" table:style-name="ce72">
            <text:p>1,152</text:p>
          </table:table-cell>
          <table:table-cell office:value-type="float" office:value="1208.6500000000001" table:style-name="ce72">
            <text:p>1,209</text:p>
          </table:table-cell>
          <table:table-cell office:value-type="float" office:value="1259.74" table:style-name="ce72">
            <text:p>1,260</text:p>
          </table:table-cell>
          <table:table-cell office:value-type="float" office:value="1288.0554617711398" table:style-name="ce72">
            <text:p>1,288</text:p>
          </table:table-cell>
          <table:table-cell office:value-type="float" office:value="1321.41" table:style-name="ce72">
            <text:p>1,321</text:p>
          </table:table-cell>
          <table:table-cell office:value-type="float" office:value="1322.1" table:style-name="ce72">
            <text:p>1,322</text:p>
          </table:table-cell>
          <table:table-cell office:value-type="float" office:value="1333.79" table:style-name="ce72">
            <text:p>1,334</text:p>
          </table:table-cell>
          <table:table-cell office:value-type="float" office:value="1206.28" table:style-name="ce72">
            <text:p>1,206</text:p>
          </table:table-cell>
          <table:table-cell office:value-type="float" office:value="1208.98" table:style-name="ce72">
            <text:p>1,209</text:p>
          </table:table-cell>
          <table:table-cell office:value-type="float" office:value="1228.31" table:style-name="ce72">
            <text:p>1,228</text:p>
          </table:table-cell>
          <table:table-cell office:value-type="float" office:value="1265.6199999999999" table:style-name="ce73">
            <text:p><text:s/>1,266<text:s/></text:p>
          </table:table-cell>
          <table:table-cell office:value-type="float" office:value="1316.52" table:style-name="ce74">
            <text:p>1,317</text:p>
          </table:table-cell>
          <table:table-cell office:value-type="float" office:value="1380.36" table:style-name="ce72">
            <text:p>1,380</text:p>
          </table:table-cell>
          <table:table-cell office:value-type="float" office:value="1463.07" table:style-name="ce72">
            <text:p>1,463</text:p>
          </table:table-cell>
          <table:table-cell office:value-type="float" office:value="1540.17" table:style-name="ce72">
            <text:p>1,540</text:p>
          </table:table-cell>
          <table:table-cell office:value-type="float" office:value="1553.75" table:style-name="ce72">
            <text:p>1,554</text:p>
          </table:table-cell>
          <table:table-cell office:value-type="float" office:value="1649.49" table:style-name="ce72">
            <text:p>1,649</text:p>
          </table:table-cell>
          <table:table-cell office:value-type="float" office:value="1718.85" table:style-name="ce72">
            <text:p>1,719</text:p>
          </table:table-cell>
          <table:table-cell office:value-type="float" office:value="1794" table:style-name="ce72">
            <text:p>1,794</text:p>
          </table:table-cell>
          <table:table-cell office:value-type="float" office:value="1904.01" table:style-name="ce72">
            <text:p>1,904</text:p>
          </table:table-cell>
          <table:table-cell table:style-name="ce71"/>
          <table:table-cell table:number-columns-repeated="16345"/>
        </table:table-row>
        <table:table-row table:style-name="ro27">
          <table:table-cell office:value-type="string" table:style-name="ce63">
            <text:p>E5030</text:p>
          </table:table-cell>
          <table:table-cell office:value-type="string" table:style-name="ce63">
            <text:p>E09000002</text:p>
          </table:table-cell>
          <table:table-cell office:value-type="string" table:style-name="ce63">
            <text:p>Barking &amp; Dagenham</text:p>
          </table:table-cell>
          <table:table-cell office:value-type="string" table:style-name="ce63">
            <text:p>YES</text:p>
          </table:table-cell>
          <table:table-cell office:value-type="string" table:style-name="ce63">
            <text:p>OLB</text:p>
          </table:table-cell>
          <table:table-cell office:value-type="float" office:value="394" table:style-name="ce72">
            <text:p>394</text:p>
          </table:table-cell>
          <table:table-cell office:value-type="float" office:value="424.8" table:style-name="ce72">
            <text:p>425</text:p>
          </table:table-cell>
          <table:table-cell office:value-type="float" office:value="414.9" table:style-name="ce72">
            <text:p>415</text:p>
          </table:table-cell>
          <table:table-cell office:value-type="float" office:value="449.19" table:style-name="ce72">
            <text:p>449</text:p>
          </table:table-cell>
          <table:table-cell office:value-type="float" office:value="495.48" table:style-name="ce72">
            <text:p>495</text:p>
          </table:table-cell>
          <table:table-cell office:value-type="float" office:value="544.76" table:style-name="ce72">
            <text:p>545</text:p>
          </table:table-cell>
          <table:table-cell office:value-type="float" office:value="575.64" table:style-name="ce72">
            <text:p>576</text:p>
          </table:table-cell>
          <table:table-cell office:value-type="float" office:value="612.04999999999995" table:style-name="ce72">
            <text:p>612</text:p>
          </table:table-cell>
          <table:table-cell office:value-type="float" office:value="665.29" table:style-name="ce72">
            <text:p>665</text:p>
          </table:table-cell>
          <table:table-cell office:value-type="float" office:value="714.22" table:style-name="ce72">
            <text:p>714</text:p>
          </table:table-cell>
          <table:table-cell office:value-type="float" office:value="823.88" table:style-name="ce72">
            <text:p>824</text:p>
          </table:table-cell>
          <table:table-cell office:value-type="float" office:value="853.09" table:style-name="ce72">
            <text:p>853</text:p>
          </table:table-cell>
          <table:table-cell office:value-type="float" office:value="877.75" table:style-name="ce72">
            <text:p>878</text:p>
          </table:table-cell>
          <table:table-cell office:value-type="float" office:value="924.78" table:style-name="ce72">
            <text:p>925</text:p>
          </table:table-cell>
          <table:table-cell office:value-type="float" office:value="969.27" table:style-name="ce72">
            <text:p>969</text:p>
          </table:table-cell>
          <table:table-cell office:value-type="float" office:value="1010.17" table:style-name="ce72">
            <text:p>1,010</text:p>
          </table:table-cell>
          <table:table-cell office:value-type="float" office:value="998.87159134095361" table:style-name="ce72">
            <text:p>999</text:p>
          </table:table-cell>
          <table:table-cell office:value-type="float" office:value="1000.01" table:style-name="ce72">
            <text:p>1,000</text:p>
          </table:table-cell>
          <table:table-cell office:value-type="float" office:value="1011.42" table:style-name="ce72">
            <text:p>1,011</text:p>
          </table:table-cell>
          <table:table-cell office:value-type="float" office:value="1009.04" table:style-name="ce72">
            <text:p>1,009</text:p>
          </table:table-cell>
          <table:table-cell office:value-type="float" office:value="753.71" table:style-name="ce72">
            <text:p>754</text:p>
          </table:table-cell>
          <table:table-cell office:value-type="float" office:value="752.5" table:style-name="ce72">
            <text:p>753</text:p>
          </table:table-cell>
          <table:table-cell office:value-type="float" office:value="796.41" table:style-name="ce72">
            <text:p>796</text:p>
          </table:table-cell>
          <table:table-cell office:value-type="float" office:value="853.36" table:style-name="ce73">
            <text:p><text:s/>853<text:s/></text:p>
          </table:table-cell>
          <table:table-cell office:value-type="float" office:value="911.96" table:style-name="ce74">
            <text:p>912</text:p>
          </table:table-cell>
          <table:table-cell office:value-type="float" office:value="991.24" table:style-name="ce72">
            <text:p>991</text:p>
          </table:table-cell>
          <table:table-cell office:value-type="float" office:value="1052.48" table:style-name="ce72">
            <text:p>1,052</text:p>
          </table:table-cell>
          <table:table-cell office:value-type="float" office:value="1107.92" table:style-name="ce72">
            <text:p>1,108</text:p>
          </table:table-cell>
          <table:table-cell office:value-type="float" office:value="1164.42" table:style-name="ce72">
            <text:p>1,164</text:p>
          </table:table-cell>
          <table:table-cell office:value-type="float" office:value="1232.56" table:style-name="ce72">
            <text:p>1,233</text:p>
          </table:table-cell>
          <table:table-cell office:value-type="float" office:value="1313.18" table:style-name="ce72">
            <text:p>1,313</text:p>
          </table:table-cell>
          <table:table-cell office:value-type="float" office:value="1405" table:style-name="ce72">
            <text:p>1,405</text:p>
          </table:table-cell>
          <table:table-cell office:value-type="float" office:value="1532.3" table:style-name="ce72">
            <text:p>1,532</text:p>
          </table:table-cell>
          <table:table-cell table:style-name="ce71"/>
          <table:table-cell table:number-columns-repeated="16345"/>
        </table:table-row>
        <table:table-row table:style-name="ro27">
          <table:table-cell office:value-type="string" table:style-name="ce63">
            <text:p>E5031</text:p>
          </table:table-cell>
          <table:table-cell office:value-type="string" table:style-name="ce63">
            <text:p>E09000003</text:p>
          </table:table-cell>
          <table:table-cell office:value-type="string" table:style-name="ce63">
            <text:p>Barnet</text:p>
          </table:table-cell>
          <table:table-cell office:value-type="string" table:style-name="ce63">
            <text:p>YES</text:p>
          </table:table-cell>
          <table:table-cell office:value-type="string" table:style-name="ce63">
            <text:p>OLB</text:p>
          </table:table-cell>
          <table:table-cell office:value-type="float" office:value="549" table:style-name="ce72">
            <text:p>549</text:p>
          </table:table-cell>
          <table:table-cell office:value-type="float" office:value="590.82000000000005" table:style-name="ce72">
            <text:p>591</text:p>
          </table:table-cell>
          <table:table-cell office:value-type="float" office:value="626.80999999999995" table:style-name="ce72">
            <text:p>627</text:p>
          </table:table-cell>
          <table:table-cell office:value-type="float" office:value="665.93" table:style-name="ce72">
            <text:p>666</text:p>
          </table:table-cell>
          <table:table-cell office:value-type="float" office:value="693.99" table:style-name="ce72">
            <text:p>694</text:p>
          </table:table-cell>
          <table:table-cell office:value-type="float" office:value="764" table:style-name="ce72">
            <text:p>764</text:p>
          </table:table-cell>
          <table:table-cell office:value-type="float" office:value="798.7" table:style-name="ce72">
            <text:p>799</text:p>
          </table:table-cell>
          <table:table-cell office:value-type="float" office:value="860.86" table:style-name="ce72">
            <text:p>861</text:p>
          </table:table-cell>
          <table:table-cell office:value-type="float" office:value="926.77" table:style-name="ce72">
            <text:p>927</text:p>
          </table:table-cell>
          <table:table-cell office:value-type="float" office:value="967.92" table:style-name="ce72">
            <text:p>968</text:p>
          </table:table-cell>
          <table:table-cell office:value-type="float" office:value="1200.07" table:style-name="ce72">
            <text:p>1,200</text:p>
          </table:table-cell>
          <table:table-cell office:value-type="float" office:value="1281.83" table:style-name="ce72">
            <text:p>1,282</text:p>
          </table:table-cell>
          <table:table-cell office:value-type="float" office:value="1314.78" table:style-name="ce72">
            <text:p>1,315</text:p>
          </table:table-cell>
          <table:table-cell office:value-type="float" office:value="1352.4" table:style-name="ce72">
            <text:p>1,352</text:p>
          </table:table-cell>
          <table:table-cell office:value-type="float" office:value="1406.24" table:style-name="ce72">
            <text:p>1,406</text:p>
          </table:table-cell>
          <table:table-cell office:value-type="float" office:value="1444.99" table:style-name="ce72">
            <text:p>1,445</text:p>
          </table:table-cell>
          <table:table-cell office:value-type="float" office:value="1472.4408960763519" table:style-name="ce72">
            <text:p>1,472</text:p>
          </table:table-cell>
          <table:table-cell office:value-type="float" office:value="1464.22" table:style-name="ce72">
            <text:p>1,464</text:p>
          </table:table-cell>
          <table:table-cell office:value-type="float" office:value="1481.16" table:style-name="ce72">
            <text:p>1,481</text:p>
          </table:table-cell>
          <table:table-cell office:value-type="float" office:value="1498.92" table:style-name="ce72">
            <text:p>1,499</text:p>
          </table:table-cell>
          <table:table-cell office:value-type="float" office:value="1293.45" table:style-name="ce72">
            <text:p>1,293</text:p>
          </table:table-cell>
          <table:table-cell office:value-type="float" office:value="1284.69" table:style-name="ce72">
            <text:p>1,285</text:p>
          </table:table-cell>
          <table:table-cell office:value-type="float" office:value="1307.8800000000001" table:style-name="ce72">
            <text:p>1,308</text:p>
          </table:table-cell>
          <table:table-cell office:value-type="float" office:value="1325.18" table:style-name="ce73">
            <text:p><text:s/>1,325<text:s/></text:p>
          </table:table-cell>
          <table:table-cell office:value-type="float" office:value="1384.35" table:style-name="ce74">
            <text:p>1,384</text:p>
          </table:table-cell>
          <table:table-cell office:value-type="float" office:value="1436.63" table:style-name="ce72">
            <text:p>1,437</text:p>
          </table:table-cell>
          <table:table-cell office:value-type="float" office:value="1516.7" table:style-name="ce72">
            <text:p>1,517</text:p>
          </table:table-cell>
          <table:table-cell office:value-type="float" office:value="1587.01" table:style-name="ce72">
            <text:p>1,587</text:p>
          </table:table-cell>
          <table:table-cell office:value-type="float" office:value="1668.65" table:style-name="ce72">
            <text:p>1,669</text:p>
          </table:table-cell>
          <table:table-cell office:value-type="float" office:value="1730.7" table:style-name="ce72">
            <text:p>1,731</text:p>
          </table:table-cell>
          <table:table-cell office:value-type="float" office:value="1831.27" table:style-name="ce72">
            <text:p>1,831</text:p>
          </table:table-cell>
          <table:table-cell office:value-type="float" office:value="1955" table:style-name="ce72">
            <text:p>1,955</text:p>
          </table:table-cell>
          <table:table-cell office:value-type="float" office:value="2070.86" table:style-name="ce72">
            <text:p>2,071</text:p>
          </table:table-cell>
          <table:table-cell table:style-name="ce71"/>
          <table:table-cell table:number-columns-repeated="16345"/>
        </table:table-row>
        <table:table-row table:style-name="ro27">
          <table:table-cell office:value-type="string" table:style-name="ce63">
            <text:p>E4401</text:p>
          </table:table-cell>
          <table:table-cell office:value-type="string" table:style-name="ce63">
            <text:p>E08000038</text:p>
          </table:table-cell>
          <table:table-cell office:value-type="string" table:style-name="ce63">
            <text:p>Barnsley</text:p>
          </table:table-cell>
          <table:table-cell office:value-type="string" table:style-name="ce63">
            <text:p>YES</text:p>
          </table:table-cell>
          <table:table-cell office:value-type="string" table:style-name="ce63">
            <text:p>MD</text:p>
          </table:table-cell>
          <table:table-cell office:value-type="float" office:value="396" table:style-name="ce72">
            <text:p>396</text:p>
          </table:table-cell>
          <table:table-cell office:value-type="float" office:value="366.02" table:style-name="ce72">
            <text:p>366</text:p>
          </table:table-cell>
          <table:table-cell office:value-type="float" office:value="396.47" table:style-name="ce72">
            <text:p>396</text:p>
          </table:table-cell>
          <table:table-cell office:value-type="float" office:value="415.09" table:style-name="ce72">
            <text:p>415</text:p>
          </table:table-cell>
          <table:table-cell office:value-type="float" office:value="445.37" table:style-name="ce72">
            <text:p>445</text:p>
          </table:table-cell>
          <table:table-cell office:value-type="float" office:value="490.16" table:style-name="ce72">
            <text:p>490</text:p>
          </table:table-cell>
          <table:table-cell office:value-type="float" office:value="528.03" table:style-name="ce72">
            <text:p>528</text:p>
          </table:table-cell>
          <table:table-cell office:value-type="float" office:value="562.20000000000005" table:style-name="ce72">
            <text:p>562</text:p>
          </table:table-cell>
          <table:table-cell office:value-type="float" office:value="600.9" table:style-name="ce72">
            <text:p>601</text:p>
          </table:table-cell>
          <table:table-cell office:value-type="float" office:value="635.76" table:style-name="ce72">
            <text:p>636</text:p>
          </table:table-cell>
          <table:table-cell office:value-type="float" office:value="700.01" table:style-name="ce72">
            <text:p>700</text:p>
          </table:table-cell>
          <table:table-cell office:value-type="float" office:value="749.9" table:style-name="ce72">
            <text:p>750</text:p>
          </table:table-cell>
          <table:table-cell office:value-type="float" office:value="787.37" table:style-name="ce72">
            <text:p>787</text:p>
          </table:table-cell>
          <table:table-cell office:value-type="float" office:value="833.14" table:style-name="ce72">
            <text:p>833</text:p>
          </table:table-cell>
          <table:table-cell office:value-type="float" office:value="877.87" table:style-name="ce72">
            <text:p>878</text:p>
          </table:table-cell>
          <table:table-cell office:value-type="float" office:value="912.98" table:style-name="ce72">
            <text:p>913</text:p>
          </table:table-cell>
          <table:table-cell office:value-type="float" office:value="927.73258165508059" table:style-name="ce72">
            <text:p>928</text:p>
          </table:table-cell>
          <table:table-cell office:value-type="float" office:value="953.77" table:style-name="ce72">
            <text:p>954</text:p>
          </table:table-cell>
          <table:table-cell office:value-type="float" office:value="955.21" table:style-name="ce72">
            <text:p>955</text:p>
          </table:table-cell>
          <table:table-cell office:value-type="float" office:value="961.99" table:style-name="ce72">
            <text:p>962</text:p>
          </table:table-cell>
          <table:table-cell office:value-type="float" office:value="797.17" table:style-name="ce72">
            <text:p>797</text:p>
          </table:table-cell>
          <table:table-cell office:value-type="float" office:value="799.45" table:style-name="ce72">
            <text:p>799</text:p>
          </table:table-cell>
          <table:table-cell office:value-type="float" office:value="829.42" table:style-name="ce72">
            <text:p>829</text:p>
          </table:table-cell>
          <table:table-cell office:value-type="float" office:value="855.85" table:style-name="ce73">
            <text:p><text:s/>856<text:s/></text:p>
          </table:table-cell>
          <table:table-cell office:value-type="float" office:value="918.73" table:style-name="ce74">
            <text:p>919</text:p>
          </table:table-cell>
          <table:table-cell office:value-type="float" office:value="962.05" table:style-name="ce72">
            <text:p>962</text:p>
          </table:table-cell>
          <table:table-cell office:value-type="float" office:value="1025.5999999999999" table:style-name="ce72">
            <text:p>1,026</text:p>
          </table:table-cell>
          <table:table-cell office:value-type="float" office:value="1073.92" table:style-name="ce72">
            <text:p>1,074</text:p>
          </table:table-cell>
          <table:table-cell office:value-type="float" office:value="1100.3599999999999" table:style-name="ce72">
            <text:p>1,100</text:p>
          </table:table-cell>
          <table:table-cell office:value-type="float" office:value="1158.33" table:style-name="ce72">
            <text:p>1,158</text:p>
          </table:table-cell>
          <table:table-cell office:value-type="float" office:value="1199.28" table:style-name="ce72">
            <text:p>1,199</text:p>
          </table:table-cell>
          <table:table-cell office:value-type="float" office:value="1261" table:style-name="ce72">
            <text:p>1,261</text:p>
          </table:table-cell>
          <table:table-cell office:value-type="float" office:value="1334.49" table:style-name="ce72">
            <text:p>1,334</text:p>
          </table:table-cell>
          <table:table-cell office:value-type="string" table:style-name="ce71">
            <text:p>[note a]</text:p>
          </table:table-cell>
          <table:table-cell table:number-columns-repeated="16345"/>
        </table:table-row>
        <table:table-row table:style-name="ro27">
          <table:table-cell office:value-type="string" table:style-name="ce63">
            <text:p>E0932</text:p>
          </table:table-cell>
          <table:table-cell office:value-type="string" table:style-name="ce63">
            <text:p>E07000027</text:p>
          </table:table-cell>
          <table:table-cell office:value-type="string" table:style-name="ce63">
            <text:p>Barrow-in-Furness</text:p>
          </table:table-cell>
          <table:table-cell office:value-type="string" table:style-name="ce63">
            <text:p>NO</text:p>
          </table:table-cell>
          <table:table-cell office:value-type="string" table:style-name="ce63">
            <text:p>SD</text:p>
          </table:table-cell>
          <table:table-cell office:value-type="float" office:value="462" table:style-name="ce72">
            <text:p>462</text:p>
          </table:table-cell>
          <table:table-cell office:value-type="float" office:value="463.7" table:style-name="ce72">
            <text:p>464</text:p>
          </table:table-cell>
          <table:table-cell office:value-type="float" office:value="485.08" table:style-name="ce72">
            <text:p>485</text:p>
          </table:table-cell>
          <table:table-cell office:value-type="float" office:value="484.36" table:style-name="ce72">
            <text:p>484</text:p>
          </table:table-cell>
          <table:table-cell office:value-type="float" office:value="523.32000000000005" table:style-name="ce72">
            <text:p>523</text:p>
          </table:table-cell>
          <table:table-cell office:value-type="float" office:value="553.04" table:style-name="ce72">
            <text:p>553</text:p>
          </table:table-cell>
          <table:table-cell office:value-type="float" office:value="597.30999999999995" table:style-name="ce72">
            <text:p>597</text:p>
          </table:table-cell>
          <table:table-cell office:value-type="float" office:value="632.16" table:style-name="ce72">
            <text:p>632</text:p>
          </table:table-cell>
          <table:table-cell office:value-type="float" office:value="657.12" table:style-name="ce72">
            <text:p>657</text:p>
          </table:table-cell>
          <table:table-cell office:value-type="float" office:value="705.27" table:style-name="ce72">
            <text:p>705</text:p>
          </table:table-cell>
          <table:table-cell office:value-type="float" office:value="793.65" table:style-name="ce72">
            <text:p>794</text:p>
          </table:table-cell>
          <table:table-cell office:value-type="float" office:value="832.73" table:style-name="ce72">
            <text:p>833</text:p>
          </table:table-cell>
          <table:table-cell office:value-type="float" office:value="871.06" table:style-name="ce72">
            <text:p>871</text:p>
          </table:table-cell>
          <table:table-cell office:value-type="float" office:value="918.65" table:style-name="ce72">
            <text:p>919</text:p>
          </table:table-cell>
          <table:table-cell office:value-type="float" office:value="960.47" table:style-name="ce72">
            <text:p>960</text:p>
          </table:table-cell>
          <table:table-cell office:value-type="float" office:value="1002.89" table:style-name="ce72">
            <text:p>1,003</text:p>
          </table:table-cell>
          <table:table-cell office:value-type="float" office:value="1030.1230452037287" table:style-name="ce72">
            <text:p>1,030</text:p>
          </table:table-cell>
          <table:table-cell office:value-type="float" office:value="1045.43" table:style-name="ce72">
            <text:p>1,045</text:p>
          </table:table-cell>
          <table:table-cell office:value-type="float" office:value="1054.03" table:style-name="ce72">
            <text:p>1,054</text:p>
          </table:table-cell>
          <table:table-cell office:value-type="float" office:value="1061.9000000000001" table:style-name="ce72">
            <text:p>1,062</text:p>
          </table:table-cell>
          <table:table-cell office:value-type="float" office:value="865.21" table:style-name="ce72">
            <text:p>865</text:p>
          </table:table-cell>
          <table:table-cell office:value-type="float" office:value="873.92" table:style-name="ce72">
            <text:p>874</text:p>
          </table:table-cell>
          <table:table-cell office:value-type="float" office:value="888.26" table:style-name="ce72">
            <text:p>888</text:p>
          </table:table-cell>
          <table:table-cell office:value-type="float" office:value="939.02" table:style-name="ce73">
            <text:p><text:s/>939<text:s/></text:p>
          </table:table-cell>
          <table:table-cell office:value-type="float" office:value="977.43" table:style-name="ce74">
            <text:p>977</text:p>
          </table:table-cell>
          <table:table-cell office:value-type="float" office:value="1054.03" table:style-name="ce72">
            <text:p>1,054</text:p>
          </table:table-cell>
          <table:table-cell office:value-type="float" office:value="1113.21" table:style-name="ce72">
            <text:p>1,113</text:p>
          </table:table-cell>
          <table:table-cell office:value-type="float" office:value="1161.48" table:style-name="ce72">
            <text:p>1,161</text:p>
          </table:table-cell>
          <table:table-cell office:value-type="float" office:value="1195.75" table:style-name="ce72">
            <text:p>1,196</text:p>
          </table:table-cell>
          <table:table-cell office:value-type="float" office:value="1229.53" table:style-name="ce72">
            <text:p>1,230</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1"/>
          <table:table-cell table:number-columns-repeated="16345"/>
        </table:table-row>
        <table:table-row table:style-name="ro27">
          <table:table-cell office:value-type="string" table:style-name="ce63">
            <text:p>E1531</text:p>
          </table:table-cell>
          <table:table-cell office:value-type="string" table:style-name="ce63">
            <text:p>E07000066</text:p>
          </table:table-cell>
          <table:table-cell office:value-type="string" table:style-name="ce63">
            <text:p>Basildon</text:p>
          </table:table-cell>
          <table:table-cell office:value-type="string" table:style-name="ce63">
            <text:p>YES</text:p>
          </table:table-cell>
          <table:table-cell office:value-type="string" table:style-name="ce63">
            <text:p>SD</text:p>
          </table:table-cell>
          <table:table-cell office:value-type="float" office:value="542" table:style-name="ce72">
            <text:p>542</text:p>
          </table:table-cell>
          <table:table-cell office:value-type="float" office:value="524.05999999999995" table:style-name="ce72">
            <text:p>524</text:p>
          </table:table-cell>
          <table:table-cell office:value-type="float" office:value="533.07000000000005" table:style-name="ce72">
            <text:p>533</text:p>
          </table:table-cell>
          <table:table-cell office:value-type="float" office:value="557.5" table:style-name="ce72">
            <text:p>558</text:p>
          </table:table-cell>
          <table:table-cell office:value-type="float" office:value="583.17999999999995" table:style-name="ce72">
            <text:p>583</text:p>
          </table:table-cell>
          <table:table-cell office:value-type="float" office:value="650.32000000000005" table:style-name="ce72">
            <text:p>650</text:p>
          </table:table-cell>
          <table:table-cell office:value-type="float" office:value="699.21" table:style-name="ce72">
            <text:p>699</text:p>
          </table:table-cell>
          <table:table-cell office:value-type="float" office:value="754.8" table:style-name="ce72">
            <text:p>755</text:p>
          </table:table-cell>
          <table:table-cell office:value-type="float" office:value="814.67" table:style-name="ce72">
            <text:p>815</text:p>
          </table:table-cell>
          <table:table-cell office:value-type="float" office:value="896.48" table:style-name="ce72">
            <text:p>896</text:p>
          </table:table-cell>
          <table:table-cell office:value-type="float" office:value="1034.58" table:style-name="ce72">
            <text:p>1,035</text:p>
          </table:table-cell>
          <table:table-cell office:value-type="float" office:value="1093.8399999999999" table:style-name="ce72">
            <text:p>1,094</text:p>
          </table:table-cell>
          <table:table-cell office:value-type="float" office:value="1130.54" table:style-name="ce72">
            <text:p>1,131</text:p>
          </table:table-cell>
          <table:table-cell office:value-type="float" office:value="1181.27" table:style-name="ce72">
            <text:p>1,181</text:p>
          </table:table-cell>
          <table:table-cell office:value-type="float" office:value="1229.98" table:style-name="ce72">
            <text:p>1,230</text:p>
          </table:table-cell>
          <table:table-cell office:value-type="float" office:value="1289.31" table:style-name="ce72">
            <text:p>1,289</text:p>
          </table:table-cell>
          <table:table-cell office:value-type="float" office:value="1332.8787406761599" table:style-name="ce72">
            <text:p>1,333</text:p>
          </table:table-cell>
          <table:table-cell office:value-type="float" office:value="1344.92" table:style-name="ce72">
            <text:p>1,345</text:p>
          </table:table-cell>
          <table:table-cell office:value-type="float" office:value="1352.29" table:style-name="ce72">
            <text:p>1,352</text:p>
          </table:table-cell>
          <table:table-cell office:value-type="float" office:value="1350.31" table:style-name="ce72">
            <text:p>1,350</text:p>
          </table:table-cell>
          <table:table-cell office:value-type="float" office:value="1142.6600000000001" table:style-name="ce72">
            <text:p>1,143</text:p>
          </table:table-cell>
          <table:table-cell office:value-type="float" office:value="1158.05" table:style-name="ce72">
            <text:p>1,158</text:p>
          </table:table-cell>
          <table:table-cell office:value-type="float" office:value="1185.75" table:style-name="ce72">
            <text:p>1,186</text:p>
          </table:table-cell>
          <table:table-cell office:value-type="float" office:value="1240.03" table:style-name="ce73">
            <text:p><text:s/>1,240<text:s/></text:p>
          </table:table-cell>
          <table:table-cell office:value-type="float" office:value="1283.2" table:style-name="ce74">
            <text:p>1,283</text:p>
          </table:table-cell>
          <table:table-cell office:value-type="float" office:value="1355.76" table:style-name="ce72">
            <text:p>1,356</text:p>
          </table:table-cell>
          <table:table-cell office:value-type="float" office:value="1432.27" table:style-name="ce72">
            <text:p>1,432</text:p>
          </table:table-cell>
          <table:table-cell office:value-type="float" office:value="1480.4" table:style-name="ce72">
            <text:p>1,480</text:p>
          </table:table-cell>
          <table:table-cell office:value-type="float" office:value="1488.83" table:style-name="ce72">
            <text:p>1,489</text:p>
          </table:table-cell>
          <table:table-cell office:value-type="float" office:value="1557.09" table:style-name="ce72">
            <text:p>1,557</text:p>
          </table:table-cell>
          <table:table-cell office:value-type="float" office:value="1607.47" table:style-name="ce72">
            <text:p>1,607</text:p>
          </table:table-cell>
          <table:table-cell office:value-type="float" office:value="1684" table:style-name="ce72">
            <text:p>1,684</text:p>
          </table:table-cell>
          <table:table-cell office:value-type="float" office:value="1753.92" table:style-name="ce72">
            <text:p>1,754</text:p>
          </table:table-cell>
          <table:table-cell table:style-name="ce71"/>
          <table:table-cell table:number-columns-repeated="16345"/>
        </table:table-row>
        <table:table-row table:style-name="ro27">
          <table:table-cell office:value-type="string" table:style-name="ce63">
            <text:p>E1731</text:p>
          </table:table-cell>
          <table:table-cell office:value-type="string" table:style-name="ce63">
            <text:p>E07000084</text:p>
          </table:table-cell>
          <table:table-cell office:value-type="string" table:style-name="ce63">
            <text:p>Basingstoke &amp; Deane</text:p>
          </table:table-cell>
          <table:table-cell office:value-type="string" table:style-name="ce63">
            <text:p>YES</text:p>
          </table:table-cell>
          <table:table-cell office:value-type="string" table:style-name="ce63">
            <text:p>SD</text:p>
          </table:table-cell>
          <table:table-cell office:value-type="float" office:value="401" table:style-name="ce72">
            <text:p>401</text:p>
          </table:table-cell>
          <table:table-cell office:value-type="float" office:value="456.99" table:style-name="ce72">
            <text:p>457</text:p>
          </table:table-cell>
          <table:table-cell office:value-type="float" office:value="516.78" table:style-name="ce72">
            <text:p>517</text:p>
          </table:table-cell>
          <table:table-cell office:value-type="float" office:value="535.91" table:style-name="ce72">
            <text:p>536</text:p>
          </table:table-cell>
          <table:table-cell office:value-type="float" office:value="599.39" table:style-name="ce72">
            <text:p>599</text:p>
          </table:table-cell>
          <table:table-cell office:value-type="float" office:value="650.05999999999995" table:style-name="ce72">
            <text:p>650</text:p>
          </table:table-cell>
          <table:table-cell office:value-type="float" office:value="706.56" table:style-name="ce72">
            <text:p>707</text:p>
          </table:table-cell>
          <table:table-cell office:value-type="float" office:value="742.95" table:style-name="ce72">
            <text:p>743</text:p>
          </table:table-cell>
          <table:table-cell office:value-type="float" office:value="780.24" table:style-name="ce72">
            <text:p>780</text:p>
          </table:table-cell>
          <table:table-cell office:value-type="float" office:value="846.99" table:style-name="ce72">
            <text:p>847</text:p>
          </table:table-cell>
          <table:table-cell office:value-type="float" office:value="969.88" table:style-name="ce72">
            <text:p>970</text:p>
          </table:table-cell>
          <table:table-cell office:value-type="float" office:value="1027.75" table:style-name="ce72">
            <text:p>1,028</text:p>
          </table:table-cell>
          <table:table-cell office:value-type="float" office:value="1065.79" table:style-name="ce72">
            <text:p>1,066</text:p>
          </table:table-cell>
          <table:table-cell office:value-type="float" office:value="1122.18" table:style-name="ce72">
            <text:p>1,122</text:p>
          </table:table-cell>
          <table:table-cell office:value-type="float" office:value="1178.81" table:style-name="ce72">
            <text:p>1,179</text:p>
          </table:table-cell>
          <table:table-cell office:value-type="float" office:value="1234.33" table:style-name="ce72">
            <text:p>1,234</text:p>
          </table:table-cell>
          <table:table-cell office:value-type="float" office:value="1257.7033357135356" table:style-name="ce72">
            <text:p>1,258</text:p>
          </table:table-cell>
          <table:table-cell office:value-type="float" office:value="1279.29" table:style-name="ce72">
            <text:p>1,279</text:p>
          </table:table-cell>
          <table:table-cell office:value-type="float" office:value="1279.48" table:style-name="ce72">
            <text:p>1,279</text:p>
          </table:table-cell>
          <table:table-cell office:value-type="float" office:value="1270.92" table:style-name="ce72">
            <text:p>1,271</text:p>
          </table:table-cell>
          <table:table-cell office:value-type="float" office:value="1171.7" table:style-name="ce72">
            <text:p>1,172</text:p>
          </table:table-cell>
          <table:table-cell office:value-type="float" office:value="1167.5999999999999" table:style-name="ce72">
            <text:p>1,168</text:p>
          </table:table-cell>
          <table:table-cell office:value-type="float" office:value="1177.22" table:style-name="ce72">
            <text:p>1,177</text:p>
          </table:table-cell>
          <table:table-cell office:value-type="float" office:value="1233.44" table:style-name="ce73">
            <text:p><text:s/>1,233<text:s/></text:p>
          </table:table-cell>
          <table:table-cell office:value-type="float" office:value="1293.3699999999999" table:style-name="ce74">
            <text:p>1,293</text:p>
          </table:table-cell>
          <table:table-cell office:value-type="float" office:value="1374.24" table:style-name="ce72">
            <text:p>1,374</text:p>
          </table:table-cell>
          <table:table-cell office:value-type="float" office:value="1455.08" table:style-name="ce72">
            <text:p>1,455</text:p>
          </table:table-cell>
          <table:table-cell office:value-type="float" office:value="1507.97" table:style-name="ce72">
            <text:p>1,508</text:p>
          </table:table-cell>
          <table:table-cell office:value-type="float" office:value="1561.62" table:style-name="ce72">
            <text:p>1,562</text:p>
          </table:table-cell>
          <table:table-cell office:value-type="float" office:value="1618.69" table:style-name="ce72">
            <text:p>1,619</text:p>
          </table:table-cell>
          <table:table-cell office:value-type="float" office:value="1708.19" table:style-name="ce72">
            <text:p>1,708</text:p>
          </table:table-cell>
          <table:table-cell office:value-type="float" office:value="1793" table:style-name="ce72">
            <text:p>1,793</text:p>
          </table:table-cell>
          <table:table-cell office:value-type="float" office:value="1871.18" table:style-name="ce72">
            <text:p>1,871</text:p>
          </table:table-cell>
          <table:table-cell table:style-name="ce71"/>
          <table:table-cell table:number-columns-repeated="16345"/>
        </table:table-row>
        <table:table-row table:style-name="ro27">
          <table:table-cell office:value-type="string" table:style-name="ce63">
            <text:p>E3032</text:p>
          </table:table-cell>
          <table:table-cell office:value-type="string" table:style-name="ce63">
            <text:p>E07000171</text:p>
          </table:table-cell>
          <table:table-cell office:value-type="string" table:style-name="ce63">
            <text:p>Bassetlaw</text:p>
          </table:table-cell>
          <table:table-cell office:value-type="string" table:style-name="ce63">
            <text:p>YES</text:p>
          </table:table-cell>
          <table:table-cell office:value-type="string" table:style-name="ce63">
            <text:p>SD</text:p>
          </table:table-cell>
          <table:table-cell office:value-type="float" office:value="433" table:style-name="ce72">
            <text:p>433</text:p>
          </table:table-cell>
          <table:table-cell office:value-type="float" office:value="482.67" table:style-name="ce72">
            <text:p>483</text:p>
          </table:table-cell>
          <table:table-cell office:value-type="float" office:value="501.61" table:style-name="ce72">
            <text:p>502</text:p>
          </table:table-cell>
          <table:table-cell office:value-type="float" office:value="524.82000000000005" table:style-name="ce72">
            <text:p>525</text:p>
          </table:table-cell>
          <table:table-cell office:value-type="float" office:value="551.5" table:style-name="ce72">
            <text:p>552</text:p>
          </table:table-cell>
          <table:table-cell office:value-type="float" office:value="606.28" table:style-name="ce72">
            <text:p>606</text:p>
          </table:table-cell>
          <table:table-cell office:value-type="float" office:value="670.55" table:style-name="ce72">
            <text:p>671</text:p>
          </table:table-cell>
          <table:table-cell office:value-type="float" office:value="712.38" table:style-name="ce72">
            <text:p>712</text:p>
          </table:table-cell>
          <table:table-cell office:value-type="float" office:value="751.01" table:style-name="ce72">
            <text:p>751</text:p>
          </table:table-cell>
          <table:table-cell office:value-type="float" office:value="825.14" table:style-name="ce72">
            <text:p>825</text:p>
          </table:table-cell>
          <table:table-cell office:value-type="float" office:value="922.75" table:style-name="ce72">
            <text:p>923</text:p>
          </table:table-cell>
          <table:table-cell office:value-type="float" office:value="977.15" table:style-name="ce72">
            <text:p>977</text:p>
          </table:table-cell>
          <table:table-cell office:value-type="float" office:value="1030.8699999999999" table:style-name="ce72">
            <text:p>1,031</text:p>
          </table:table-cell>
          <table:table-cell office:value-type="float" office:value="1073.23" table:style-name="ce72">
            <text:p>1,073</text:p>
          </table:table-cell>
          <table:table-cell office:value-type="float" office:value="1120.08" table:style-name="ce72">
            <text:p>1,120</text:p>
          </table:table-cell>
          <table:table-cell office:value-type="float" office:value="1152.55" table:style-name="ce72">
            <text:p>1,153</text:p>
          </table:table-cell>
          <table:table-cell office:value-type="float" office:value="1183.2391877851148" table:style-name="ce72">
            <text:p>1,183</text:p>
          </table:table-cell>
          <table:table-cell office:value-type="float" office:value="1190.8" table:style-name="ce72">
            <text:p>1,191</text:p>
          </table:table-cell>
          <table:table-cell office:value-type="float" office:value="1193.92" table:style-name="ce72">
            <text:p>1,194</text:p>
          </table:table-cell>
          <table:table-cell office:value-type="float" office:value="1201.3800000000001" table:style-name="ce72">
            <text:p>1,201</text:p>
          </table:table-cell>
          <table:table-cell office:value-type="float" office:value="1031.6300000000001" table:style-name="ce72">
            <text:p>1,032</text:p>
          </table:table-cell>
          <table:table-cell office:value-type="float" office:value="1046.9000000000001" table:style-name="ce72">
            <text:p>1,047</text:p>
          </table:table-cell>
          <table:table-cell office:value-type="float" office:value="1084.2" table:style-name="ce72">
            <text:p>1,084</text:p>
          </table:table-cell>
          <table:table-cell office:value-type="float" office:value="1132.18" table:style-name="ce73">
            <text:p><text:s/>1,132<text:s/></text:p>
          </table:table-cell>
          <table:table-cell office:value-type="float" office:value="1199.81" table:style-name="ce74">
            <text:p>1,200</text:p>
          </table:table-cell>
          <table:table-cell office:value-type="float" office:value="1261.76" table:style-name="ce72">
            <text:p>1,262</text:p>
          </table:table-cell>
          <table:table-cell office:value-type="float" office:value="1331.76" table:style-name="ce72">
            <text:p>1,332</text:p>
          </table:table-cell>
          <table:table-cell office:value-type="float" office:value="1394.14" table:style-name="ce72">
            <text:p>1,394</text:p>
          </table:table-cell>
          <table:table-cell office:value-type="float" office:value="1443.05" table:style-name="ce72">
            <text:p>1,443</text:p>
          </table:table-cell>
          <table:table-cell office:value-type="float" office:value="1499.85" table:style-name="ce72">
            <text:p>1,500</text:p>
          </table:table-cell>
          <table:table-cell office:value-type="float" office:value="1583.51" table:style-name="ce72">
            <text:p>1,584</text:p>
          </table:table-cell>
          <table:table-cell office:value-type="float" office:value="1652" table:style-name="ce72">
            <text:p>1,652</text:p>
          </table:table-cell>
          <table:table-cell office:value-type="float" office:value="1733.1" table:style-name="ce72">
            <text:p>1,733</text:p>
          </table:table-cell>
          <table:table-cell table:style-name="ce71"/>
          <table:table-cell table:number-columns-repeated="16345"/>
        </table:table-row>
        <table:table-row table:style-name="ro27">
          <table:table-cell office:value-type="string" table:style-name="ce63">
            <text:p>E0131</text:p>
          </table:table-cell>
          <table:table-cell office:value-type="string" table:style-name="ce63">
            <text:p>[z]</text:p>
          </table:table-cell>
          <table:table-cell office:value-type="string" table:style-name="ce63">
            <text:p>Bath</text:p>
          </table:table-cell>
          <table:table-cell office:value-type="string" table:style-name="ce63">
            <text:p>NO</text:p>
          </table:table-cell>
          <table:table-cell office:value-type="string" table:style-name="ce63">
            <text:p>SD</text:p>
          </table:table-cell>
          <table:table-cell office:value-type="float" office:value="411" table:style-name="ce72">
            <text:p>411</text:p>
          </table:table-cell>
          <table:table-cell office:value-type="float" office:value="476.6" table:style-name="ce72">
            <text:p>477</text:p>
          </table:table-cell>
          <table:table-cell office:value-type="float" office:value="488.36" table:style-name="ce72">
            <text:p>488</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3">
            <text:p>[z]</text:p>
          </table:table-cell>
          <table:table-cell office:value-type="string" table:style-name="ce74">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1"/>
          <table:table-cell table:number-columns-repeated="16345"/>
        </table:table-row>
        <table:table-row table:style-name="ro27">
          <table:table-cell office:value-type="string" table:style-name="ce63">
            <text:p>E0101</text:p>
          </table:table-cell>
          <table:table-cell office:value-type="string" table:style-name="ce63">
            <text:p>E06000022</text:p>
          </table:table-cell>
          <table:table-cell office:value-type="string" table:style-name="ce63">
            <text:p>Bath &amp; North East Somerset UA</text:p>
          </table:table-cell>
          <table:table-cell office:value-type="string" table:style-name="ce63">
            <text:p>YES</text:p>
          </table:table-cell>
          <table:table-cell office:value-type="string" table:style-name="ce63">
            <text:p>UA</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float" office:value="614.57000000000005" table:style-name="ce72">
            <text:p>615</text:p>
          </table:table-cell>
          <table:table-cell office:value-type="float" office:value="661.23" table:style-name="ce72">
            <text:p>661</text:p>
          </table:table-cell>
          <table:table-cell office:value-type="float" office:value="691.37" table:style-name="ce72">
            <text:p>691</text:p>
          </table:table-cell>
          <table:table-cell office:value-type="float" office:value="754.62" table:style-name="ce72">
            <text:p>755</text:p>
          </table:table-cell>
          <table:table-cell office:value-type="float" office:value="810.52" table:style-name="ce72">
            <text:p>811</text:p>
          </table:table-cell>
          <table:table-cell office:value-type="float" office:value="871.05" table:style-name="ce72">
            <text:p>871</text:p>
          </table:table-cell>
          <table:table-cell office:value-type="float" office:value="943.24" table:style-name="ce72">
            <text:p>943</text:p>
          </table:table-cell>
          <table:table-cell office:value-type="float" office:value="1009.66" table:style-name="ce72">
            <text:p>1,010</text:p>
          </table:table-cell>
          <table:table-cell office:value-type="float" office:value="1056.7" table:style-name="ce72">
            <text:p>1,057</text:p>
          </table:table-cell>
          <table:table-cell office:value-type="float" office:value="1115.26" table:style-name="ce72">
            <text:p>1,115</text:p>
          </table:table-cell>
          <table:table-cell office:value-type="float" office:value="1170.3699999999999" table:style-name="ce72">
            <text:p>1,170</text:p>
          </table:table-cell>
          <table:table-cell office:value-type="float" office:value="1220.6400000000001" table:style-name="ce72">
            <text:p>1,221</text:p>
          </table:table-cell>
          <table:table-cell office:value-type="float" office:value="1265.7541132743363" table:style-name="ce72">
            <text:p>1,266</text:p>
          </table:table-cell>
          <table:table-cell office:value-type="float" office:value="1299.6400000000001" table:style-name="ce72">
            <text:p>1,300</text:p>
          </table:table-cell>
          <table:table-cell office:value-type="float" office:value="1304.57" table:style-name="ce72">
            <text:p>1,305</text:p>
          </table:table-cell>
          <table:table-cell office:value-type="float" office:value="1309.28" table:style-name="ce72">
            <text:p>1,309</text:p>
          </table:table-cell>
          <table:table-cell office:value-type="float" office:value="1200.3699999999999" table:style-name="ce72">
            <text:p>1,200</text:p>
          </table:table-cell>
          <table:table-cell office:value-type="float" office:value="1206.07" table:style-name="ce72">
            <text:p>1,206</text:p>
          </table:table-cell>
          <table:table-cell office:value-type="float" office:value="1225.97" table:style-name="ce72">
            <text:p>1,226</text:p>
          </table:table-cell>
          <table:table-cell office:value-type="float" office:value="1266.54" table:style-name="ce73">
            <text:p><text:s/>1,267<text:s/></text:p>
          </table:table-cell>
          <table:table-cell office:value-type="float" office:value="1321.58" table:style-name="ce74">
            <text:p>1,322</text:p>
          </table:table-cell>
          <table:table-cell office:value-type="float" office:value="1385.13" table:style-name="ce72">
            <text:p>1,385</text:p>
          </table:table-cell>
          <table:table-cell office:value-type="float" office:value="1467.11" table:style-name="ce72">
            <text:p>1,467</text:p>
          </table:table-cell>
          <table:table-cell office:value-type="float" office:value="1527.29" table:style-name="ce72">
            <text:p>1,527</text:p>
          </table:table-cell>
          <table:table-cell office:value-type="float" office:value="1584.63" table:style-name="ce72">
            <text:p>1,585</text:p>
          </table:table-cell>
          <table:table-cell office:value-type="float" office:value="1645.66" table:style-name="ce72">
            <text:p>1,646</text:p>
          </table:table-cell>
          <table:table-cell office:value-type="float" office:value="1743.19" table:style-name="ce72">
            <text:p>1,743</text:p>
          </table:table-cell>
          <table:table-cell office:value-type="float" office:value="1839" table:style-name="ce72">
            <text:p>1,839</text:p>
          </table:table-cell>
          <table:table-cell office:value-type="float" office:value="1971.59" table:style-name="ce72">
            <text:p>1,972</text:p>
          </table:table-cell>
          <table:table-cell table:style-name="ce71"/>
          <table:table-cell table:number-columns-repeated="16345"/>
        </table:table-row>
        <table:table-row table:style-name="ro27">
          <table:table-cell office:value-type="string" table:style-name="ce63">
            <text:p>E0231</text:p>
          </table:table-cell>
          <table:table-cell office:value-type="string" table:style-name="ce63">
            <text:p>E07000002</text:p>
          </table:table-cell>
          <table:table-cell office:value-type="string" table:style-name="ce63">
            <text:p>Bedford</text:p>
          </table:table-cell>
          <table:table-cell office:value-type="string" table:style-name="ce63">
            <text:p>NO</text:p>
          </table:table-cell>
          <table:table-cell office:value-type="string" table:style-name="ce63">
            <text:p>SD</text:p>
          </table:table-cell>
          <table:table-cell office:value-type="float" office:value="421" table:style-name="ce72">
            <text:p>421</text:p>
          </table:table-cell>
          <table:table-cell office:value-type="float" office:value="451.49" table:style-name="ce72">
            <text:p>451</text:p>
          </table:table-cell>
          <table:table-cell office:value-type="float" office:value="504.99" table:style-name="ce72">
            <text:p>505</text:p>
          </table:table-cell>
          <table:table-cell office:value-type="float" office:value="534.54999999999995" table:style-name="ce72">
            <text:p>535</text:p>
          </table:table-cell>
          <table:table-cell office:value-type="float" office:value="648.95000000000005" table:style-name="ce72">
            <text:p>649</text:p>
          </table:table-cell>
          <table:table-cell office:value-type="float" office:value="679.03" table:style-name="ce72">
            <text:p>679</text:p>
          </table:table-cell>
          <table:table-cell office:value-type="float" office:value="737.88" table:style-name="ce72">
            <text:p>738</text:p>
          </table:table-cell>
          <table:table-cell office:value-type="float" office:value="775.83" table:style-name="ce72">
            <text:p>776</text:p>
          </table:table-cell>
          <table:table-cell office:value-type="float" office:value="820.08" table:style-name="ce72">
            <text:p>820</text:p>
          </table:table-cell>
          <table:table-cell office:value-type="float" office:value="894.14" table:style-name="ce72">
            <text:p>894</text:p>
          </table:table-cell>
          <table:table-cell office:value-type="float" office:value="996.36" table:style-name="ce72">
            <text:p>996</text:p>
          </table:table-cell>
          <table:table-cell office:value-type="float" office:value="1083.81" table:style-name="ce72">
            <text:p>1,084</text:p>
          </table:table-cell>
          <table:table-cell office:value-type="float" office:value="1134.58" table:style-name="ce72">
            <text:p>1,135</text:p>
          </table:table-cell>
          <table:table-cell office:value-type="float" office:value="1201.6199999999999" table:style-name="ce72">
            <text:p>1,202</text:p>
          </table:table-cell>
          <table:table-cell office:value-type="float" office:value="1249.5" table:style-name="ce72">
            <text:p>1,250</text:p>
          </table:table-cell>
          <table:table-cell office:value-type="float" office:value="1306.69" table:style-name="ce72">
            <text:p>1,307</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3">
            <text:p>[z]</text:p>
          </table:table-cell>
          <table:table-cell office:value-type="string" table:style-name="ce74">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1"/>
          <table:table-cell table:number-columns-repeated="16345"/>
        </table:table-row>
        <table:table-row table:style-name="ro27">
          <table:table-cell office:value-type="string" table:style-name="ce63">
            <text:p>E0202</text:p>
          </table:table-cell>
          <table:table-cell office:value-type="string" table:style-name="ce63">
            <text:p>E06000055</text:p>
          </table:table-cell>
          <table:table-cell office:value-type="string" table:style-name="ce63">
            <text:p>Bedford UA</text:p>
          </table:table-cell>
          <table:table-cell office:value-type="string" table:style-name="ce63">
            <text:p>YES</text:p>
          </table:table-cell>
          <table:table-cell office:value-type="string" table:style-name="ce63">
            <text:p>UA</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float" office:value="1321.8268823789313" table:style-name="ce72">
            <text:p>1,322</text:p>
          </table:table-cell>
          <table:table-cell office:value-type="float" office:value="1354.14" table:style-name="ce72">
            <text:p>1,354</text:p>
          </table:table-cell>
          <table:table-cell office:value-type="float" office:value="1345.43" table:style-name="ce72">
            <text:p>1,345</text:p>
          </table:table-cell>
          <table:table-cell office:value-type="float" office:value="1354.64" table:style-name="ce72">
            <text:p>1,355</text:p>
          </table:table-cell>
          <table:table-cell office:value-type="float" office:value="1204.21" table:style-name="ce72">
            <text:p>1,204</text:p>
          </table:table-cell>
          <table:table-cell office:value-type="float" office:value="1204.22" table:style-name="ce72">
            <text:p>1,204</text:p>
          </table:table-cell>
          <table:table-cell office:value-type="float" office:value="1222.8599999999999" table:style-name="ce72">
            <text:p>1,223</text:p>
          </table:table-cell>
          <table:table-cell office:value-type="float" office:value="1284.23" table:style-name="ce73">
            <text:p><text:s/>1,284<text:s/></text:p>
          </table:table-cell>
          <table:table-cell office:value-type="float" office:value="1362.72" table:style-name="ce74">
            <text:p>1,363</text:p>
          </table:table-cell>
          <table:table-cell office:value-type="float" office:value="1432.88" table:style-name="ce72">
            <text:p>1,433</text:p>
          </table:table-cell>
          <table:table-cell office:value-type="float" office:value="1495.79" table:style-name="ce72">
            <text:p>1,496</text:p>
          </table:table-cell>
          <table:table-cell office:value-type="float" office:value="1549.73" table:style-name="ce72">
            <text:p>1,550</text:p>
          </table:table-cell>
          <table:table-cell office:value-type="float" office:value="1535.97" table:style-name="ce72">
            <text:p>1,536</text:p>
          </table:table-cell>
          <table:table-cell office:value-type="float" office:value="1660.25" table:style-name="ce72">
            <text:p>1,660</text:p>
          </table:table-cell>
          <table:table-cell office:value-type="float" office:value="1712.73" table:style-name="ce72">
            <text:p>1,713</text:p>
          </table:table-cell>
          <table:table-cell office:value-type="float" office:value="1812" table:style-name="ce72">
            <text:p>1,812</text:p>
          </table:table-cell>
          <table:table-cell office:value-type="float" office:value="1921" table:style-name="ce72">
            <text:p>1,921</text:p>
          </table:table-cell>
          <table:table-cell table:style-name="ce71"/>
          <table:table-cell table:number-columns-repeated="16345"/>
        </table:table-row>
        <table:table-row table:style-name="ro27">
          <table:table-cell office:value-type="string" table:style-name="ce63">
            <text:p>E2932</text:p>
          </table:table-cell>
          <table:table-cell office:value-type="string" table:style-name="ce63">
            <text:p>E07000158</text:p>
          </table:table-cell>
          <table:table-cell office:value-type="string" table:style-name="ce63">
            <text:p>Berwick-upon-Tweed</text:p>
          </table:table-cell>
          <table:table-cell office:value-type="string" table:style-name="ce63">
            <text:p>NO</text:p>
          </table:table-cell>
          <table:table-cell office:value-type="string" table:style-name="ce63">
            <text:p>SD</text:p>
          </table:table-cell>
          <table:table-cell office:value-type="float" office:value="410" table:style-name="ce72">
            <text:p>410</text:p>
          </table:table-cell>
          <table:table-cell office:value-type="float" office:value="369.12" table:style-name="ce72">
            <text:p>369</text:p>
          </table:table-cell>
          <table:table-cell office:value-type="float" office:value="456.6" table:style-name="ce72">
            <text:p>457</text:p>
          </table:table-cell>
          <table:table-cell office:value-type="float" office:value="484.3" table:style-name="ce72">
            <text:p>484</text:p>
          </table:table-cell>
          <table:table-cell office:value-type="float" office:value="518.16999999999996" table:style-name="ce72">
            <text:p>518</text:p>
          </table:table-cell>
          <table:table-cell office:value-type="float" office:value="581.55999999999995" table:style-name="ce72">
            <text:p>582</text:p>
          </table:table-cell>
          <table:table-cell office:value-type="float" office:value="630.79" table:style-name="ce72">
            <text:p>631</text:p>
          </table:table-cell>
          <table:table-cell office:value-type="float" office:value="668.1" table:style-name="ce72">
            <text:p>668</text:p>
          </table:table-cell>
          <table:table-cell office:value-type="float" office:value="703.17" table:style-name="ce72">
            <text:p>703</text:p>
          </table:table-cell>
          <table:table-cell office:value-type="float" office:value="748.63" table:style-name="ce72">
            <text:p>749</text:p>
          </table:table-cell>
          <table:table-cell office:value-type="float" office:value="840.69" table:style-name="ce72">
            <text:p>841</text:p>
          </table:table-cell>
          <table:table-cell office:value-type="float" office:value="908.75" table:style-name="ce72">
            <text:p>909</text:p>
          </table:table-cell>
          <table:table-cell office:value-type="float" office:value="966.33" table:style-name="ce72">
            <text:p>966</text:p>
          </table:table-cell>
          <table:table-cell office:value-type="float" office:value="986.68" table:style-name="ce72">
            <text:p>987</text:p>
          </table:table-cell>
          <table:table-cell office:value-type="float" office:value="1012.39" table:style-name="ce72">
            <text:p>1,012</text:p>
          </table:table-cell>
          <table:table-cell office:value-type="float" office:value="1028.96" table:style-name="ce72">
            <text:p>1,029</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3">
            <text:p>[z]</text:p>
          </table:table-cell>
          <table:table-cell office:value-type="string" table:style-name="ce74">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1"/>
          <table:table-cell table:number-columns-repeated="16345"/>
        </table:table-row>
        <table:table-row table:style-name="ro27">
          <table:table-cell office:value-type="string" table:style-name="ce63">
            <text:p>E2031</text:p>
          </table:table-cell>
          <table:table-cell office:value-type="string" table:style-name="ce63">
            <text:p>[z]</text:p>
          </table:table-cell>
          <table:table-cell office:value-type="string" table:style-name="ce63">
            <text:p>Beverley</text:p>
          </table:table-cell>
          <table:table-cell office:value-type="string" table:style-name="ce63">
            <text:p>NO</text:p>
          </table:table-cell>
          <table:table-cell office:value-type="string" table:style-name="ce63">
            <text:p>SD</text:p>
          </table:table-cell>
          <table:table-cell office:value-type="float" office:value="502" table:style-name="ce72">
            <text:p>502</text:p>
          </table:table-cell>
          <table:table-cell office:value-type="float" office:value="550.70000000000005" table:style-name="ce72">
            <text:p>551</text:p>
          </table:table-cell>
          <table:table-cell office:value-type="float" office:value="573.52" table:style-name="ce72">
            <text:p>574</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3">
            <text:p>[z]</text:p>
          </table:table-cell>
          <table:table-cell office:value-type="string" table:style-name="ce74">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1"/>
          <table:table-cell table:number-columns-repeated="16345"/>
        </table:table-row>
        <table:table-row table:style-name="ro27">
          <table:table-cell office:value-type="string" table:style-name="ce63">
            <text:p>E5032</text:p>
          </table:table-cell>
          <table:table-cell office:value-type="string" table:style-name="ce63">
            <text:p>E09000004</text:p>
          </table:table-cell>
          <table:table-cell office:value-type="string" table:style-name="ce63">
            <text:p>Bexley</text:p>
          </table:table-cell>
          <table:table-cell office:value-type="string" table:style-name="ce63">
            <text:p>YES</text:p>
          </table:table-cell>
          <table:table-cell office:value-type="string" table:style-name="ce63">
            <text:p>OLB</text:p>
          </table:table-cell>
          <table:table-cell office:value-type="float" office:value="474" table:style-name="ce72">
            <text:p>474</text:p>
          </table:table-cell>
          <table:table-cell office:value-type="float" office:value="470.65" table:style-name="ce72">
            <text:p>471</text:p>
          </table:table-cell>
          <table:table-cell office:value-type="float" office:value="517.85" table:style-name="ce72">
            <text:p>518</text:p>
          </table:table-cell>
          <table:table-cell office:value-type="float" office:value="536.58000000000004" table:style-name="ce72">
            <text:p>537</text:p>
          </table:table-cell>
          <table:table-cell office:value-type="float" office:value="572.01" table:style-name="ce72">
            <text:p>572</text:p>
          </table:table-cell>
          <table:table-cell office:value-type="float" office:value="635.66999999999996" table:style-name="ce72">
            <text:p>636</text:p>
          </table:table-cell>
          <table:table-cell office:value-type="float" office:value="685.08" table:style-name="ce72">
            <text:p>685</text:p>
          </table:table-cell>
          <table:table-cell office:value-type="float" office:value="730.66" table:style-name="ce72">
            <text:p>731</text:p>
          </table:table-cell>
          <table:table-cell office:value-type="float" office:value="800.51" table:style-name="ce72">
            <text:p>801</text:p>
          </table:table-cell>
          <table:table-cell office:value-type="float" office:value="852.94" table:style-name="ce72">
            <text:p>853</text:p>
          </table:table-cell>
          <table:table-cell office:value-type="float" office:value="1001.2" table:style-name="ce72">
            <text:p>1,001</text:p>
          </table:table-cell>
          <table:table-cell office:value-type="float" office:value="1078.19" table:style-name="ce72">
            <text:p>1,078</text:p>
          </table:table-cell>
          <table:table-cell office:value-type="float" office:value="1130.97" table:style-name="ce72">
            <text:p>1,131</text:p>
          </table:table-cell>
          <table:table-cell office:value-type="float" office:value="1191.76" table:style-name="ce72">
            <text:p>1,192</text:p>
          </table:table-cell>
          <table:table-cell office:value-type="float" office:value="1231.95" table:style-name="ce72">
            <text:p>1,232</text:p>
          </table:table-cell>
          <table:table-cell office:value-type="float" office:value="1265.3399999999999" table:style-name="ce72">
            <text:p>1,265</text:p>
          </table:table-cell>
          <table:table-cell office:value-type="float" office:value="1282.3572447325769" table:style-name="ce72">
            <text:p>1,282</text:p>
          </table:table-cell>
          <table:table-cell office:value-type="float" office:value="1289.29" table:style-name="ce72">
            <text:p>1,289</text:p>
          </table:table-cell>
          <table:table-cell office:value-type="float" office:value="1297.1500000000001" table:style-name="ce72">
            <text:p>1,297</text:p>
          </table:table-cell>
          <table:table-cell office:value-type="float" office:value="1298.3699999999999" table:style-name="ce72">
            <text:p>1,298</text:p>
          </table:table-cell>
          <table:table-cell office:value-type="float" office:value="1122.17" table:style-name="ce72">
            <text:p>1,122</text:p>
          </table:table-cell>
          <table:table-cell office:value-type="float" office:value="1140.3599999999999" table:style-name="ce72">
            <text:p>1,140</text:p>
          </table:table-cell>
          <table:table-cell office:value-type="float" office:value="1176.06" table:style-name="ce72">
            <text:p>1,176</text:p>
          </table:table-cell>
          <table:table-cell office:value-type="float" office:value="1212.3599999999999" table:style-name="ce73">
            <text:p><text:s/>1,212<text:s/></text:p>
          </table:table-cell>
          <table:table-cell office:value-type="float" office:value="1263.42" table:style-name="ce74">
            <text:p>1,263</text:p>
          </table:table-cell>
          <table:table-cell office:value-type="float" office:value="1334" table:style-name="ce72">
            <text:p>1,334</text:p>
          </table:table-cell>
          <table:table-cell office:value-type="float" office:value="1416.75" table:style-name="ce72">
            <text:p>1,417</text:p>
          </table:table-cell>
          <table:table-cell office:value-type="float" office:value="1471.43" table:style-name="ce72">
            <text:p>1,471</text:p>
          </table:table-cell>
          <table:table-cell office:value-type="float" office:value="1545.92" table:style-name="ce72">
            <text:p>1,546</text:p>
          </table:table-cell>
          <table:table-cell office:value-type="float" office:value="1604.7" table:style-name="ce72">
            <text:p>1,605</text:p>
          </table:table-cell>
          <table:table-cell office:value-type="float" office:value="1715.65" table:style-name="ce72">
            <text:p>1,716</text:p>
          </table:table-cell>
          <table:table-cell office:value-type="float" office:value="1821" table:style-name="ce72">
            <text:p>1,821</text:p>
          </table:table-cell>
          <table:table-cell office:value-type="float" office:value="1927.45" table:style-name="ce72">
            <text:p>1,927</text:p>
          </table:table-cell>
          <table:table-cell table:style-name="ce71"/>
          <table:table-cell table:number-columns-repeated="16345"/>
        </table:table-row>
        <table:table-row table:style-name="ro27">
          <table:table-cell office:value-type="string" table:style-name="ce63">
            <text:p>E4601</text:p>
          </table:table-cell>
          <table:table-cell office:value-type="string" table:style-name="ce63">
            <text:p>E08000025</text:p>
          </table:table-cell>
          <table:table-cell office:value-type="string" table:style-name="ce63">
            <text:p>Birmingham</text:p>
          </table:table-cell>
          <table:table-cell office:value-type="string" table:style-name="ce63">
            <text:p>YES</text:p>
          </table:table-cell>
          <table:table-cell office:value-type="string" table:style-name="ce63">
            <text:p>MD</text:p>
          </table:table-cell>
          <table:table-cell office:value-type="float" office:value="455" table:style-name="ce72">
            <text:p>455</text:p>
          </table:table-cell>
          <table:table-cell office:value-type="float" office:value="440.52" table:style-name="ce72">
            <text:p>441</text:p>
          </table:table-cell>
          <table:table-cell office:value-type="float" office:value="485.29" table:style-name="ce72">
            <text:p>485</text:p>
          </table:table-cell>
          <table:table-cell office:value-type="float" office:value="536.12" table:style-name="ce72">
            <text:p>536</text:p>
          </table:table-cell>
          <table:table-cell office:value-type="float" office:value="569.97" table:style-name="ce72">
            <text:p>570</text:p>
          </table:table-cell>
          <table:table-cell office:value-type="float" office:value="605.77" table:style-name="ce72">
            <text:p>606</text:p>
          </table:table-cell>
          <table:table-cell office:value-type="float" office:value="638.24" table:style-name="ce72">
            <text:p>638</text:p>
          </table:table-cell>
          <table:table-cell office:value-type="float" office:value="670.15" table:style-name="ce72">
            <text:p>670</text:p>
          </table:table-cell>
          <table:table-cell office:value-type="float" office:value="698.54" table:style-name="ce72">
            <text:p>699</text:p>
          </table:table-cell>
          <table:table-cell office:value-type="float" office:value="739.02" table:style-name="ce72">
            <text:p>739</text:p>
          </table:table-cell>
          <table:table-cell office:value-type="float" office:value="779.4" table:style-name="ce72">
            <text:p>779</text:p>
          </table:table-cell>
          <table:table-cell office:value-type="float" office:value="787.08" table:style-name="ce72">
            <text:p>787</text:p>
          </table:table-cell>
          <table:table-cell office:value-type="float" office:value="819.94" table:style-name="ce72">
            <text:p>820</text:p>
          </table:table-cell>
          <table:table-cell office:value-type="float" office:value="839.37" table:style-name="ce72">
            <text:p>839</text:p>
          </table:table-cell>
          <table:table-cell office:value-type="float" office:value="858.23" table:style-name="ce72">
            <text:p>858</text:p>
          </table:table-cell>
          <table:table-cell office:value-type="float" office:value="882.99" table:style-name="ce72">
            <text:p>883</text:p>
          </table:table-cell>
          <table:table-cell office:value-type="float" office:value="904.88077837325898" table:style-name="ce72">
            <text:p>905</text:p>
          </table:table-cell>
          <table:table-cell office:value-type="float" office:value="922.9" table:style-name="ce72">
            <text:p>923</text:p>
          </table:table-cell>
          <table:table-cell office:value-type="float" office:value="921.32" table:style-name="ce72">
            <text:p>921</text:p>
          </table:table-cell>
          <table:table-cell office:value-type="float" office:value="924.58" table:style-name="ce72">
            <text:p>925</text:p>
          </table:table-cell>
          <table:table-cell office:value-type="float" office:value="708.07" table:style-name="ce72">
            <text:p>708</text:p>
          </table:table-cell>
          <table:table-cell office:value-type="float" office:value="713.69" table:style-name="ce72">
            <text:p>714</text:p>
          </table:table-cell>
          <table:table-cell office:value-type="float" office:value="736.77" table:style-name="ce72">
            <text:p>737</text:p>
          </table:table-cell>
          <table:table-cell office:value-type="float" office:value="782.96" table:style-name="ce73">
            <text:p><text:s/>783<text:s/></text:p>
          </table:table-cell>
          <table:table-cell office:value-type="float" office:value="832.65" table:style-name="ce74">
            <text:p>833</text:p>
          </table:table-cell>
          <table:table-cell office:value-type="float" office:value="883.84" table:style-name="ce72">
            <text:p>884</text:p>
          </table:table-cell>
          <table:table-cell office:value-type="float" office:value="944.92" table:style-name="ce72">
            <text:p>945</text:p>
          </table:table-cell>
          <table:table-cell office:value-type="float" office:value="988.8" table:style-name="ce72">
            <text:p>989</text:p>
          </table:table-cell>
          <table:table-cell office:value-type="float" office:value="1031.6300000000001" table:style-name="ce72">
            <text:p>1,032</text:p>
          </table:table-cell>
          <table:table-cell office:value-type="float" office:value="1080.1199999999999" table:style-name="ce72">
            <text:p>1,080</text:p>
          </table:table-cell>
          <table:table-cell office:value-type="float" office:value="1151.08" table:style-name="ce72">
            <text:p>1,151</text:p>
          </table:table-cell>
          <table:table-cell office:value-type="float" office:value="1275" table:style-name="ce72">
            <text:p>1,275</text:p>
          </table:table-cell>
          <table:table-cell office:value-type="float" office:value="1379.21" table:style-name="ce72">
            <text:p>1,379</text:p>
          </table:table-cell>
          <table:table-cell table:style-name="ce71"/>
          <table:table-cell table:number-columns-repeated="16345"/>
        </table:table-row>
        <table:table-row table:style-name="ro27">
          <table:table-cell office:value-type="string" table:style-name="ce63">
            <text:p>E2431</text:p>
          </table:table-cell>
          <table:table-cell office:value-type="string" table:style-name="ce63">
            <text:p>E07000129</text:p>
          </table:table-cell>
          <table:table-cell office:value-type="string" table:style-name="ce63">
            <text:p>Blaby</text:p>
          </table:table-cell>
          <table:table-cell office:value-type="string" table:style-name="ce63">
            <text:p>YES</text:p>
          </table:table-cell>
          <table:table-cell office:value-type="string" table:style-name="ce63">
            <text:p>SD</text:p>
          </table:table-cell>
          <table:table-cell office:value-type="float" office:value="398" table:style-name="ce72">
            <text:p>398</text:p>
          </table:table-cell>
          <table:table-cell office:value-type="float" office:value="458.34" table:style-name="ce72">
            <text:p>458</text:p>
          </table:table-cell>
          <table:table-cell office:value-type="float" office:value="477.45" table:style-name="ce72">
            <text:p>477</text:p>
          </table:table-cell>
          <table:table-cell office:value-type="float" office:value="508.88" table:style-name="ce72">
            <text:p>509</text:p>
          </table:table-cell>
          <table:table-cell office:value-type="float" office:value="582.21" table:style-name="ce72">
            <text:p>582</text:p>
          </table:table-cell>
          <table:table-cell office:value-type="float" office:value="636.80999999999995" table:style-name="ce72">
            <text:p>637</text:p>
          </table:table-cell>
          <table:table-cell office:value-type="float" office:value="673.97" table:style-name="ce72">
            <text:p>674</text:p>
          </table:table-cell>
          <table:table-cell office:value-type="float" office:value="726.75" table:style-name="ce72">
            <text:p>727</text:p>
          </table:table-cell>
          <table:table-cell office:value-type="float" office:value="776.66" table:style-name="ce72">
            <text:p>777</text:p>
          </table:table-cell>
          <table:table-cell office:value-type="float" office:value="848.51" table:style-name="ce72">
            <text:p>849</text:p>
          </table:table-cell>
          <table:table-cell office:value-type="float" office:value="921.79" table:style-name="ce72">
            <text:p>922</text:p>
          </table:table-cell>
          <table:table-cell office:value-type="float" office:value="1001.34" table:style-name="ce72">
            <text:p>1,001</text:p>
          </table:table-cell>
          <table:table-cell office:value-type="float" office:value="1030.82" table:style-name="ce72">
            <text:p>1,031</text:p>
          </table:table-cell>
          <table:table-cell office:value-type="float" office:value="1073.3800000000001" table:style-name="ce72">
            <text:p>1,073</text:p>
          </table:table-cell>
          <table:table-cell office:value-type="float" office:value="1125.71" table:style-name="ce72">
            <text:p>1,126</text:p>
          </table:table-cell>
          <table:table-cell office:value-type="float" office:value="1186" table:style-name="ce72">
            <text:p>1,186</text:p>
          </table:table-cell>
          <table:table-cell office:value-type="float" office:value="1204.7716459563203" table:style-name="ce72">
            <text:p>1,205</text:p>
          </table:table-cell>
          <table:table-cell office:value-type="float" office:value="1234.94" table:style-name="ce72">
            <text:p>1,235</text:p>
          </table:table-cell>
          <table:table-cell office:value-type="float" office:value="1238.4000000000001" table:style-name="ce72">
            <text:p>1,238</text:p>
          </table:table-cell>
          <table:table-cell office:value-type="float" office:value="1243.82" table:style-name="ce72">
            <text:p>1,244</text:p>
          </table:table-cell>
          <table:table-cell office:value-type="float" office:value="1150.8800000000001" table:style-name="ce72">
            <text:p>1,151</text:p>
          </table:table-cell>
          <table:table-cell office:value-type="float" office:value="1158.68" table:style-name="ce72">
            <text:p>1,159</text:p>
          </table:table-cell>
          <table:table-cell office:value-type="float" office:value="1206.28" table:style-name="ce72">
            <text:p>1,206</text:p>
          </table:table-cell>
          <table:table-cell office:value-type="float" office:value="1259.81" table:style-name="ce73">
            <text:p><text:s/>1,260<text:s/></text:p>
          </table:table-cell>
          <table:table-cell office:value-type="float" office:value="1317.63" table:style-name="ce74">
            <text:p>1,318</text:p>
          </table:table-cell>
          <table:table-cell office:value-type="float" office:value="1390.56" table:style-name="ce72">
            <text:p>1,391</text:p>
          </table:table-cell>
          <table:table-cell office:value-type="float" office:value="1461.97" table:style-name="ce72">
            <text:p>1,462</text:p>
          </table:table-cell>
          <table:table-cell office:value-type="float" office:value="1524.52" table:style-name="ce72">
            <text:p>1,525</text:p>
          </table:table-cell>
          <table:table-cell office:value-type="float" office:value="1592.73" table:style-name="ce72">
            <text:p>1,593</text:p>
          </table:table-cell>
          <table:table-cell office:value-type="float" office:value="1645.46" table:style-name="ce72">
            <text:p>1,645</text:p>
          </table:table-cell>
          <table:table-cell office:value-type="float" office:value="1726.34" table:style-name="ce72">
            <text:p>1,726</text:p>
          </table:table-cell>
          <table:table-cell office:value-type="float" office:value="1811" table:style-name="ce72">
            <text:p>1,811</text:p>
          </table:table-cell>
          <table:table-cell office:value-type="float" office:value="1895.5" table:style-name="ce72">
            <text:p>1,896</text:p>
          </table:table-cell>
          <table:table-cell table:style-name="ce71"/>
          <table:table-cell table:number-columns-repeated="16345"/>
        </table:table-row>
        <table:table-row table:style-name="ro27">
          <table:table-cell office:value-type="string" table:style-name="ce63">
            <text:p>E2331</text:p>
          </table:table-cell>
          <table:table-cell office:value-type="string" table:style-name="ce63">
            <text:p>[z]</text:p>
          </table:table-cell>
          <table:table-cell office:value-type="string" table:style-name="ce63">
            <text:p>Blackburn</text:p>
          </table:table-cell>
          <table:table-cell office:value-type="string" table:style-name="ce63">
            <text:p>NO</text:p>
          </table:table-cell>
          <table:table-cell office:value-type="string" table:style-name="ce63">
            <text:p>SD</text:p>
          </table:table-cell>
          <table:table-cell office:value-type="float" office:value="418" table:style-name="ce72">
            <text:p>418</text:p>
          </table:table-cell>
          <table:table-cell office:value-type="float" office:value="450.31" table:style-name="ce72">
            <text:p>450</text:p>
          </table:table-cell>
          <table:table-cell office:value-type="float" office:value="443.82" table:style-name="ce72">
            <text:p>444</text:p>
          </table:table-cell>
          <table:table-cell office:value-type="float" office:value="513.1" table:style-name="ce72">
            <text:p>513</text:p>
          </table:table-cell>
          <table:table-cell office:value-type="float" office:value="549.28" table:style-name="ce72">
            <text:p>549</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3">
            <text:p>[z]</text:p>
          </table:table-cell>
          <table:table-cell office:value-type="string" table:style-name="ce74">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1"/>
          <table:table-cell table:number-columns-repeated="16345"/>
        </table:table-row>
        <table:table-row table:style-name="ro27">
          <table:table-cell office:value-type="string" table:style-name="ce63">
            <text:p>E2301</text:p>
          </table:table-cell>
          <table:table-cell office:value-type="string" table:style-name="ce63">
            <text:p>E06000008</text:p>
          </table:table-cell>
          <table:table-cell office:value-type="string" table:style-name="ce63">
            <text:p>Blackburn with Darwen UA</text:p>
          </table:table-cell>
          <table:table-cell office:value-type="string" table:style-name="ce63">
            <text:p>YES</text:p>
          </table:table-cell>
          <table:table-cell office:value-type="string" table:style-name="ce63">
            <text:p>UA</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float" office:value="579.86" table:style-name="ce72">
            <text:p>580</text:p>
          </table:table-cell>
          <table:table-cell office:value-type="float" office:value="610.33000000000004" table:style-name="ce72">
            <text:p>610</text:p>
          </table:table-cell>
          <table:table-cell office:value-type="float" office:value="655.66" table:style-name="ce72">
            <text:p>656</text:p>
          </table:table-cell>
          <table:table-cell office:value-type="float" office:value="679.33" table:style-name="ce72">
            <text:p>679</text:p>
          </table:table-cell>
          <table:table-cell office:value-type="float" office:value="719.88" table:style-name="ce72">
            <text:p>720</text:p>
          </table:table-cell>
          <table:table-cell office:value-type="float" office:value="789.86" table:style-name="ce72">
            <text:p>790</text:p>
          </table:table-cell>
          <table:table-cell office:value-type="float" office:value="830.24" table:style-name="ce72">
            <text:p>830</text:p>
          </table:table-cell>
          <table:table-cell office:value-type="float" office:value="879.16" table:style-name="ce72">
            <text:p>879</text:p>
          </table:table-cell>
          <table:table-cell office:value-type="float" office:value="907.75" table:style-name="ce72">
            <text:p>908</text:p>
          </table:table-cell>
          <table:table-cell office:value-type="float" office:value="950.43" table:style-name="ce72">
            <text:p>950</text:p>
          </table:table-cell>
          <table:table-cell office:value-type="float" office:value="972.17" table:style-name="ce72">
            <text:p>972</text:p>
          </table:table-cell>
          <table:table-cell office:value-type="string" table:style-name="ce72">
            <text:p>[z]</text:p>
          </table:table-cell>
          <table:table-cell office:value-type="float" office:value="1019.58" table:style-name="ce72">
            <text:p>1,020</text:p>
          </table:table-cell>
          <table:table-cell office:value-type="float" office:value="1022.57" table:style-name="ce72">
            <text:p>1,023</text:p>
          </table:table-cell>
          <table:table-cell office:value-type="float" office:value="1017.93" table:style-name="ce72">
            <text:p>1,018</text:p>
          </table:table-cell>
          <table:table-cell office:value-type="float" office:value="788.66" table:style-name="ce72">
            <text:p>789</text:p>
          </table:table-cell>
          <table:table-cell office:value-type="float" office:value="789.53" table:style-name="ce72">
            <text:p>790</text:p>
          </table:table-cell>
          <table:table-cell office:value-type="float" office:value="832.9" table:style-name="ce72">
            <text:p>833</text:p>
          </table:table-cell>
          <table:table-cell office:value-type="float" office:value="868.6" table:style-name="ce73">
            <text:p><text:s/>869<text:s/></text:p>
          </table:table-cell>
          <table:table-cell office:value-type="float" office:value="921.47" table:style-name="ce74">
            <text:p>921</text:p>
          </table:table-cell>
          <table:table-cell office:value-type="float" office:value="987.37" table:style-name="ce72">
            <text:p>987</text:p>
          </table:table-cell>
          <table:table-cell office:value-type="float" office:value="1036.29" table:style-name="ce72">
            <text:p>1,036</text:p>
          </table:table-cell>
          <table:table-cell office:value-type="float" office:value="1095.93" table:style-name="ce72">
            <text:p>1,096</text:p>
          </table:table-cell>
          <table:table-cell office:value-type="float" office:value="1115.99" table:style-name="ce72">
            <text:p>1,116</text:p>
          </table:table-cell>
          <table:table-cell office:value-type="float" office:value="1166.51" table:style-name="ce72">
            <text:p>1,167</text:p>
          </table:table-cell>
          <table:table-cell office:value-type="float" office:value="1248.52" table:style-name="ce72">
            <text:p>1,249</text:p>
          </table:table-cell>
          <table:table-cell office:value-type="float" office:value="1326" table:style-name="ce72">
            <text:p>1,326</text:p>
          </table:table-cell>
          <table:table-cell office:value-type="float" office:value="1398.81" table:style-name="ce72">
            <text:p>1,399</text:p>
          </table:table-cell>
          <table:table-cell table:style-name="ce71"/>
          <table:table-cell table:number-columns-repeated="16345"/>
        </table:table-row>
        <table:table-row table:style-name="ro27">
          <table:table-cell office:value-type="string" table:style-name="ce63">
            <text:p>E2302</text:p>
          </table:table-cell>
          <table:table-cell office:value-type="string" table:style-name="ce63">
            <text:p>E06000009</text:p>
          </table:table-cell>
          <table:table-cell office:value-type="string" table:style-name="ce63">
            <text:p>Blackpool UA</text:p>
          </table:table-cell>
          <table:table-cell office:value-type="string" table:style-name="ce63">
            <text:p>YES</text:p>
          </table:table-cell>
          <table:table-cell office:value-type="string" table:style-name="ce63">
            <text:p>UA</text:p>
          </table:table-cell>
          <table:table-cell office:value-type="float" office:value="427" table:style-name="ce72">
            <text:p>427</text:p>
          </table:table-cell>
          <table:table-cell office:value-type="float" office:value="455.29" table:style-name="ce72">
            <text:p>455</text:p>
          </table:table-cell>
          <table:table-cell office:value-type="float" office:value="448.65" table:style-name="ce72">
            <text:p>449</text:p>
          </table:table-cell>
          <table:table-cell office:value-type="float" office:value="459.1" table:style-name="ce72">
            <text:p>459</text:p>
          </table:table-cell>
          <table:table-cell office:value-type="float" office:value="502.65" table:style-name="ce72">
            <text:p>503</text:p>
          </table:table-cell>
          <table:table-cell office:value-type="float" office:value="435.38" table:style-name="ce72">
            <text:p>435</text:p>
          </table:table-cell>
          <table:table-cell office:value-type="float" office:value="468.89" table:style-name="ce72">
            <text:p>469</text:p>
          </table:table-cell>
          <table:table-cell office:value-type="float" office:value="496.49" table:style-name="ce72">
            <text:p>496</text:p>
          </table:table-cell>
          <table:table-cell office:value-type="float" office:value="553.52" table:style-name="ce72">
            <text:p>554</text:p>
          </table:table-cell>
          <table:table-cell office:value-type="float" office:value="649.29999999999995" table:style-name="ce72">
            <text:p>649</text:p>
          </table:table-cell>
          <table:table-cell office:value-type="float" office:value="734.7" table:style-name="ce72">
            <text:p>735</text:p>
          </table:table-cell>
          <table:table-cell office:value-type="float" office:value="805.24" table:style-name="ce72">
            <text:p>805</text:p>
          </table:table-cell>
          <table:table-cell office:value-type="float" office:value="848.9" table:style-name="ce72">
            <text:p>849</text:p>
          </table:table-cell>
          <table:table-cell office:value-type="float" office:value="890.95" table:style-name="ce72">
            <text:p>891</text:p>
          </table:table-cell>
          <table:table-cell office:value-type="float" office:value="930.98" table:style-name="ce72">
            <text:p>931</text:p>
          </table:table-cell>
          <table:table-cell office:value-type="float" office:value="965.55" table:style-name="ce72">
            <text:p>966</text:p>
          </table:table-cell>
          <table:table-cell office:value-type="float" office:value="998.70337022900765" table:style-name="ce72">
            <text:p>999</text:p>
          </table:table-cell>
          <table:table-cell office:value-type="float" office:value="1025.33" table:style-name="ce72">
            <text:p>1,025</text:p>
          </table:table-cell>
          <table:table-cell office:value-type="float" office:value="1025.94" table:style-name="ce72">
            <text:p>1,026</text:p>
          </table:table-cell>
          <table:table-cell office:value-type="float" office:value="1032.4100000000001" table:style-name="ce72">
            <text:p>1,032</text:p>
          </table:table-cell>
          <table:table-cell office:value-type="float" office:value="772.26" table:style-name="ce72">
            <text:p>772</text:p>
          </table:table-cell>
          <table:table-cell office:value-type="float" office:value="759.94" table:style-name="ce72">
            <text:p>760</text:p>
          </table:table-cell>
          <table:table-cell office:value-type="float" office:value="764.4" table:style-name="ce72">
            <text:p>764</text:p>
          </table:table-cell>
          <table:table-cell office:value-type="float" office:value="805.18" table:style-name="ce73">
            <text:p><text:s/>805<text:s/></text:p>
          </table:table-cell>
          <table:table-cell office:value-type="float" office:value="843.58" table:style-name="ce74">
            <text:p>844</text:p>
          </table:table-cell>
          <table:table-cell office:value-type="float" office:value="907.58" table:style-name="ce72">
            <text:p>908</text:p>
          </table:table-cell>
          <table:table-cell office:value-type="float" office:value="949.31" table:style-name="ce72">
            <text:p>949</text:p>
          </table:table-cell>
          <table:table-cell office:value-type="float" office:value="1001.32" table:style-name="ce72">
            <text:p>1,001</text:p>
          </table:table-cell>
          <table:table-cell office:value-type="float" office:value="1042.8" table:style-name="ce72">
            <text:p>1,043</text:p>
          </table:table-cell>
          <table:table-cell office:value-type="float" office:value="1084.47" table:style-name="ce72">
            <text:p>1,084</text:p>
          </table:table-cell>
          <table:table-cell office:value-type="float" office:value="1159.58" table:style-name="ce72">
            <text:p>1,160</text:p>
          </table:table-cell>
          <table:table-cell office:value-type="float" office:value="1246" table:style-name="ce72">
            <text:p>1,246</text:p>
          </table:table-cell>
          <table:table-cell office:value-type="float" office:value="1337.6" table:style-name="ce72">
            <text:p>1,338</text:p>
          </table:table-cell>
          <table:table-cell table:style-name="ce71"/>
          <table:table-cell table:number-columns-repeated="16345"/>
        </table:table-row>
        <table:table-row table:style-name="ro27">
          <table:table-cell office:value-type="string" table:style-name="ce63">
            <text:p>E2933</text:p>
          </table:table-cell>
          <table:table-cell office:value-type="string" table:style-name="ce63">
            <text:p>E07000159</text:p>
          </table:table-cell>
          <table:table-cell office:value-type="string" table:style-name="ce63">
            <text:p>Blyth Valley</text:p>
          </table:table-cell>
          <table:table-cell office:value-type="string" table:style-name="ce63">
            <text:p>NO</text:p>
          </table:table-cell>
          <table:table-cell office:value-type="string" table:style-name="ce63">
            <text:p>SD</text:p>
          </table:table-cell>
          <table:table-cell office:value-type="float" office:value="445" table:style-name="ce72">
            <text:p>445</text:p>
          </table:table-cell>
          <table:table-cell office:value-type="float" office:value="402.04" table:style-name="ce72">
            <text:p>402</text:p>
          </table:table-cell>
          <table:table-cell office:value-type="float" office:value="430.94" table:style-name="ce72">
            <text:p>431</text:p>
          </table:table-cell>
          <table:table-cell office:value-type="float" office:value="443.75" table:style-name="ce72">
            <text:p>444</text:p>
          </table:table-cell>
          <table:table-cell office:value-type="float" office:value="477" table:style-name="ce72">
            <text:p>477</text:p>
          </table:table-cell>
          <table:table-cell office:value-type="float" office:value="551.35" table:style-name="ce72">
            <text:p>551</text:p>
          </table:table-cell>
          <table:table-cell office:value-type="float" office:value="600.86" table:style-name="ce72">
            <text:p>601</text:p>
          </table:table-cell>
          <table:table-cell office:value-type="float" office:value="635.03" table:style-name="ce72">
            <text:p>635</text:p>
          </table:table-cell>
          <table:table-cell office:value-type="float" office:value="673.7" table:style-name="ce72">
            <text:p>674</text:p>
          </table:table-cell>
          <table:table-cell office:value-type="float" office:value="721.45" table:style-name="ce72">
            <text:p>721</text:p>
          </table:table-cell>
          <table:table-cell office:value-type="float" office:value="798.98" table:style-name="ce72">
            <text:p>799</text:p>
          </table:table-cell>
          <table:table-cell office:value-type="float" office:value="835.75" table:style-name="ce72">
            <text:p>836</text:p>
          </table:table-cell>
          <table:table-cell office:value-type="float" office:value="875.01" table:style-name="ce72">
            <text:p>875</text:p>
          </table:table-cell>
          <table:table-cell office:value-type="float" office:value="890.41" table:style-name="ce72">
            <text:p>890</text:p>
          </table:table-cell>
          <table:table-cell office:value-type="float" office:value="908.58" table:style-name="ce72">
            <text:p>909</text:p>
          </table:table-cell>
          <table:table-cell office:value-type="float" office:value="924.82" table:style-name="ce72">
            <text:p>925</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3">
            <text:p>[z]</text:p>
          </table:table-cell>
          <table:table-cell office:value-type="string" table:style-name="ce74">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1"/>
          <table:table-cell table:number-columns-repeated="16345"/>
        </table:table-row>
        <table:table-row table:style-name="ro27">
          <table:table-cell office:value-type="string" table:style-name="ce63">
            <text:p>E1032</text:p>
          </table:table-cell>
          <table:table-cell office:value-type="string" table:style-name="ce63">
            <text:p>E07000033</text:p>
          </table:table-cell>
          <table:table-cell office:value-type="string" table:style-name="ce63">
            <text:p>Bolsover</text:p>
          </table:table-cell>
          <table:table-cell office:value-type="string" table:style-name="ce63">
            <text:p>YES</text:p>
          </table:table-cell>
          <table:table-cell office:value-type="string" table:style-name="ce63">
            <text:p>SD</text:p>
          </table:table-cell>
          <table:table-cell office:value-type="float" office:value="409" table:style-name="ce72">
            <text:p>409</text:p>
          </table:table-cell>
          <table:table-cell office:value-type="float" office:value="393.34" table:style-name="ce72">
            <text:p>393</text:p>
          </table:table-cell>
          <table:table-cell office:value-type="float" office:value="446.77" table:style-name="ce72">
            <text:p>447</text:p>
          </table:table-cell>
          <table:table-cell office:value-type="float" office:value="489.82" table:style-name="ce72">
            <text:p>490</text:p>
          </table:table-cell>
          <table:table-cell office:value-type="float" office:value="522.63" table:style-name="ce72">
            <text:p>523</text:p>
          </table:table-cell>
          <table:table-cell office:value-type="float" office:value="575.28" table:style-name="ce72">
            <text:p>575</text:p>
          </table:table-cell>
          <table:table-cell office:value-type="float" office:value="623.37" table:style-name="ce72">
            <text:p>623</text:p>
          </table:table-cell>
          <table:table-cell office:value-type="float" office:value="661.68" table:style-name="ce72">
            <text:p>662</text:p>
          </table:table-cell>
          <table:table-cell office:value-type="float" office:value="700.41" table:style-name="ce72">
            <text:p>700</text:p>
          </table:table-cell>
          <table:table-cell office:value-type="float" office:value="766.26" table:style-name="ce72">
            <text:p>766</text:p>
          </table:table-cell>
          <table:table-cell office:value-type="float" office:value="832.75" table:style-name="ce72">
            <text:p>833</text:p>
          </table:table-cell>
          <table:table-cell office:value-type="float" office:value="872.9" table:style-name="ce72">
            <text:p>873</text:p>
          </table:table-cell>
          <table:table-cell office:value-type="float" office:value="899.27" table:style-name="ce72">
            <text:p>899</text:p>
          </table:table-cell>
          <table:table-cell office:value-type="float" office:value="945.72" table:style-name="ce72">
            <text:p>946</text:p>
          </table:table-cell>
          <table:table-cell office:value-type="float" office:value="984.48" table:style-name="ce72">
            <text:p>984</text:p>
          </table:table-cell>
          <table:table-cell office:value-type="float" office:value="1021.37" table:style-name="ce72">
            <text:p>1,021</text:p>
          </table:table-cell>
          <table:table-cell office:value-type="float" office:value="1055.8148780517502" table:style-name="ce72">
            <text:p>1,056</text:p>
          </table:table-cell>
          <table:table-cell office:value-type="float" office:value="1073.46" table:style-name="ce72">
            <text:p>1,073</text:p>
          </table:table-cell>
          <table:table-cell office:value-type="float" office:value="1068.6300000000001" table:style-name="ce72">
            <text:p>1,069</text:p>
          </table:table-cell>
          <table:table-cell office:value-type="float" office:value="1080.42" table:style-name="ce72">
            <text:p>1,080</text:p>
          </table:table-cell>
          <table:table-cell office:value-type="float" office:value="908.63" table:style-name="ce72">
            <text:p>909</text:p>
          </table:table-cell>
          <table:table-cell office:value-type="float" office:value="930.41" table:style-name="ce72">
            <text:p>930</text:p>
          </table:table-cell>
          <table:table-cell office:value-type="float" office:value="953.6" table:style-name="ce72">
            <text:p>954</text:p>
          </table:table-cell>
          <table:table-cell office:value-type="float" office:value="1001.09" table:style-name="ce73">
            <text:p><text:s/>1,001<text:s/></text:p>
          </table:table-cell>
          <table:table-cell office:value-type="float" office:value="1051.33" table:style-name="ce74">
            <text:p>1,051</text:p>
          </table:table-cell>
          <table:table-cell office:value-type="float" office:value="1114.17" table:style-name="ce72">
            <text:p>1,114</text:p>
          </table:table-cell>
          <table:table-cell office:value-type="float" office:value="1186.79" table:style-name="ce72">
            <text:p>1,187</text:p>
          </table:table-cell>
          <table:table-cell office:value-type="float" office:value="1217.3399999999999" table:style-name="ce72">
            <text:p>1,217</text:p>
          </table:table-cell>
          <table:table-cell office:value-type="float" office:value="1234.27" table:style-name="ce72">
            <text:p>1,234</text:p>
          </table:table-cell>
          <table:table-cell office:value-type="float" office:value="1286.72" table:style-name="ce72">
            <text:p>1,287</text:p>
          </table:table-cell>
          <table:table-cell office:value-type="float" office:value="1346.17" table:style-name="ce72">
            <text:p>1,346</text:p>
          </table:table-cell>
          <table:table-cell office:value-type="float" office:value="1418" table:style-name="ce72">
            <text:p>1,418</text:p>
          </table:table-cell>
          <table:table-cell office:value-type="float" office:value="1495.06" table:style-name="ce72">
            <text:p>1,495</text:p>
          </table:table-cell>
          <table:table-cell table:style-name="ce71"/>
          <table:table-cell table:number-columns-repeated="16345"/>
        </table:table-row>
        <table:table-row table:style-name="ro27">
          <table:table-cell office:value-type="string" table:style-name="ce63">
            <text:p>E4201</text:p>
          </table:table-cell>
          <table:table-cell office:value-type="string" table:style-name="ce63">
            <text:p>E08000001</text:p>
          </table:table-cell>
          <table:table-cell office:value-type="string" table:style-name="ce63">
            <text:p>Bolton</text:p>
          </table:table-cell>
          <table:table-cell office:value-type="string" table:style-name="ce63">
            <text:p>YES</text:p>
          </table:table-cell>
          <table:table-cell office:value-type="string" table:style-name="ce63">
            <text:p>MD</text:p>
          </table:table-cell>
          <table:table-cell office:value-type="float" office:value="427" table:style-name="ce72">
            <text:p>427</text:p>
          </table:table-cell>
          <table:table-cell office:value-type="float" office:value="466.23" table:style-name="ce72">
            <text:p>466</text:p>
          </table:table-cell>
          <table:table-cell office:value-type="float" office:value="482.82" table:style-name="ce72">
            <text:p>483</text:p>
          </table:table-cell>
          <table:table-cell office:value-type="float" office:value="518.52" table:style-name="ce72">
            <text:p>519</text:p>
          </table:table-cell>
          <table:table-cell office:value-type="float" office:value="557.32000000000005" table:style-name="ce72">
            <text:p>557</text:p>
          </table:table-cell>
          <table:table-cell office:value-type="float" office:value="600.84" table:style-name="ce72">
            <text:p>601</text:p>
          </table:table-cell>
          <table:table-cell office:value-type="float" office:value="626.45000000000005" table:style-name="ce72">
            <text:p>626</text:p>
          </table:table-cell>
          <table:table-cell office:value-type="float" office:value="656.72" table:style-name="ce72">
            <text:p>657</text:p>
          </table:table-cell>
          <table:table-cell office:value-type="float" office:value="691.22" table:style-name="ce72">
            <text:p>691</text:p>
          </table:table-cell>
          <table:table-cell office:value-type="float" office:value="727.72" table:style-name="ce72">
            <text:p>728</text:p>
          </table:table-cell>
          <table:table-cell office:value-type="float" office:value="790.56" table:style-name="ce72">
            <text:p>791</text:p>
          </table:table-cell>
          <table:table-cell office:value-type="float" office:value="819.25" table:style-name="ce72">
            <text:p>819</text:p>
          </table:table-cell>
          <table:table-cell office:value-type="float" office:value="858.21" table:style-name="ce72">
            <text:p>858</text:p>
          </table:table-cell>
          <table:table-cell office:value-type="float" office:value="900.45" table:style-name="ce72">
            <text:p>900</text:p>
          </table:table-cell>
          <table:table-cell office:value-type="float" office:value="937.49" table:style-name="ce72">
            <text:p>937</text:p>
          </table:table-cell>
          <table:table-cell office:value-type="float" office:value="947.45" table:style-name="ce72">
            <text:p>947</text:p>
          </table:table-cell>
          <table:table-cell office:value-type="float" office:value="984.58530491803276" table:style-name="ce72">
            <text:p>985</text:p>
          </table:table-cell>
          <table:table-cell office:value-type="float" office:value="1002.05" table:style-name="ce72">
            <text:p>1,002</text:p>
          </table:table-cell>
          <table:table-cell office:value-type="float" office:value="1003.4" table:style-name="ce72">
            <text:p>1,003</text:p>
          </table:table-cell>
          <table:table-cell office:value-type="float" office:value="1003.06" table:style-name="ce72">
            <text:p>1,003</text:p>
          </table:table-cell>
          <table:table-cell office:value-type="float" office:value="854.92" table:style-name="ce72">
            <text:p>855</text:p>
          </table:table-cell>
          <table:table-cell office:value-type="float" office:value="857.37" table:style-name="ce72">
            <text:p>857</text:p>
          </table:table-cell>
          <table:table-cell office:value-type="float" office:value="865.52" table:style-name="ce72">
            <text:p>866</text:p>
          </table:table-cell>
          <table:table-cell office:value-type="float" office:value="908.35" table:style-name="ce73">
            <text:p><text:s/>908<text:s/></text:p>
          </table:table-cell>
          <table:table-cell office:value-type="float" office:value="985.76" table:style-name="ce74">
            <text:p>986</text:p>
          </table:table-cell>
          <table:table-cell office:value-type="float" office:value="1041.94" table:style-name="ce72">
            <text:p>1,042</text:p>
          </table:table-cell>
          <table:table-cell office:value-type="float" office:value="1088.21" table:style-name="ce72">
            <text:p>1,088</text:p>
          </table:table-cell>
          <table:table-cell office:value-type="float" office:value="1127.72" table:style-name="ce72">
            <text:p>1,128</text:p>
          </table:table-cell>
          <table:table-cell office:value-type="float" office:value="1169.69" table:style-name="ce72">
            <text:p>1,170</text:p>
          </table:table-cell>
          <table:table-cell office:value-type="float" office:value="1231.92" table:style-name="ce72">
            <text:p>1,232</text:p>
          </table:table-cell>
          <table:table-cell office:value-type="float" office:value="1296.6500000000001" table:style-name="ce72">
            <text:p>1,297</text:p>
          </table:table-cell>
          <table:table-cell office:value-type="float" office:value="1374" table:style-name="ce72">
            <text:p>1,374</text:p>
          </table:table-cell>
          <table:table-cell office:value-type="float" office:value="1456.82" table:style-name="ce72">
            <text:p>1,457</text:p>
          </table:table-cell>
          <table:table-cell table:style-name="ce71"/>
          <table:table-cell table:number-columns-repeated="16345"/>
        </table:table-row>
        <table:table-row table:style-name="ro27">
          <table:table-cell office:value-type="string" table:style-name="ce63">
            <text:p>E2032</text:p>
          </table:table-cell>
          <table:table-cell office:value-type="string" table:style-name="ce63">
            <text:p>[z]</text:p>
          </table:table-cell>
          <table:table-cell office:value-type="string" table:style-name="ce63">
            <text:p>Boothferry</text:p>
          </table:table-cell>
          <table:table-cell office:value-type="string" table:style-name="ce63">
            <text:p>NO</text:p>
          </table:table-cell>
          <table:table-cell office:value-type="string" table:style-name="ce63">
            <text:p>SD</text:p>
          </table:table-cell>
          <table:table-cell office:value-type="float" office:value="450" table:style-name="ce72">
            <text:p>450</text:p>
          </table:table-cell>
          <table:table-cell office:value-type="float" office:value="510.45" table:style-name="ce72">
            <text:p>510</text:p>
          </table:table-cell>
          <table:table-cell office:value-type="float" office:value="538.16999999999996" table:style-name="ce72">
            <text:p>538</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3">
            <text:p>[z]</text:p>
          </table:table-cell>
          <table:table-cell office:value-type="string" table:style-name="ce74">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1"/>
          <table:table-cell table:number-columns-repeated="16345"/>
        </table:table-row>
        <table:table-row table:style-name="ro27">
          <table:table-cell office:value-type="string" table:style-name="ce63">
            <text:p>E2531</text:p>
          </table:table-cell>
          <table:table-cell office:value-type="string" table:style-name="ce63">
            <text:p>E07000136</text:p>
          </table:table-cell>
          <table:table-cell office:value-type="string" table:style-name="ce63">
            <text:p>Boston</text:p>
          </table:table-cell>
          <table:table-cell office:value-type="string" table:style-name="ce63">
            <text:p>YES</text:p>
          </table:table-cell>
          <table:table-cell office:value-type="string" table:style-name="ce63">
            <text:p>SD</text:p>
          </table:table-cell>
          <table:table-cell office:value-type="float" office:value="360" table:style-name="ce72">
            <text:p>360</text:p>
          </table:table-cell>
          <table:table-cell office:value-type="float" office:value="390.15" table:style-name="ce72">
            <text:p>390</text:p>
          </table:table-cell>
          <table:table-cell office:value-type="float" office:value="408" table:style-name="ce72">
            <text:p>408</text:p>
          </table:table-cell>
          <table:table-cell office:value-type="float" office:value="431.73" table:style-name="ce72">
            <text:p>432</text:p>
          </table:table-cell>
          <table:table-cell office:value-type="float" office:value="461.21" table:style-name="ce72">
            <text:p>461</text:p>
          </table:table-cell>
          <table:table-cell office:value-type="float" office:value="516.23" table:style-name="ce72">
            <text:p>516</text:p>
          </table:table-cell>
          <table:table-cell office:value-type="float" office:value="550.54999999999995" table:style-name="ce72">
            <text:p>551</text:p>
          </table:table-cell>
          <table:table-cell office:value-type="float" office:value="579.77" table:style-name="ce72">
            <text:p>580</text:p>
          </table:table-cell>
          <table:table-cell office:value-type="float" office:value="610.9" table:style-name="ce72">
            <text:p>611</text:p>
          </table:table-cell>
          <table:table-cell office:value-type="float" office:value="670.88" table:style-name="ce72">
            <text:p>671</text:p>
          </table:table-cell>
          <table:table-cell office:value-type="float" office:value="733.77" table:style-name="ce72">
            <text:p>734</text:p>
          </table:table-cell>
          <table:table-cell office:value-type="float" office:value="782.62" table:style-name="ce72">
            <text:p>783</text:p>
          </table:table-cell>
          <table:table-cell office:value-type="float" office:value="828.1" table:style-name="ce72">
            <text:p>828</text:p>
          </table:table-cell>
          <table:table-cell office:value-type="float" office:value="874" table:style-name="ce72">
            <text:p>874</text:p>
          </table:table-cell>
          <table:table-cell office:value-type="float" office:value="918.42" table:style-name="ce72">
            <text:p>918</text:p>
          </table:table-cell>
          <table:table-cell office:value-type="float" office:value="969.14" table:style-name="ce72">
            <text:p>969</text:p>
          </table:table-cell>
          <table:table-cell office:value-type="float" office:value="987.09046549246466" table:style-name="ce72">
            <text:p>987</text:p>
          </table:table-cell>
          <table:table-cell office:value-type="float" office:value="1010.41" table:style-name="ce72">
            <text:p>1,010</text:p>
          </table:table-cell>
          <table:table-cell office:value-type="float" office:value="1011.68" table:style-name="ce72">
            <text:p>1,012</text:p>
          </table:table-cell>
          <table:table-cell office:value-type="float" office:value="1016.27" table:style-name="ce72">
            <text:p>1,016</text:p>
          </table:table-cell>
          <table:table-cell office:value-type="float" office:value="891.8" table:style-name="ce72">
            <text:p>892</text:p>
          </table:table-cell>
          <table:table-cell office:value-type="float" office:value="887.1" table:style-name="ce72">
            <text:p>887</text:p>
          </table:table-cell>
          <table:table-cell office:value-type="float" office:value="918.79" table:style-name="ce72">
            <text:p>919</text:p>
          </table:table-cell>
          <table:table-cell office:value-type="float" office:value="959.9" table:style-name="ce73">
            <text:p><text:s/>960<text:s/></text:p>
          </table:table-cell>
          <table:table-cell office:value-type="float" office:value="1022.52" table:style-name="ce74">
            <text:p>1,023</text:p>
          </table:table-cell>
          <table:table-cell office:value-type="float" office:value="1085.21" table:style-name="ce72">
            <text:p>1,085</text:p>
          </table:table-cell>
          <table:table-cell office:value-type="float" office:value="1154.46" table:style-name="ce72">
            <text:p>1,154</text:p>
          </table:table-cell>
          <table:table-cell office:value-type="float" office:value="1187.23" table:style-name="ce72">
            <text:p>1,187</text:p>
          </table:table-cell>
          <table:table-cell office:value-type="float" office:value="1227.72" table:style-name="ce72">
            <text:p>1,228</text:p>
          </table:table-cell>
          <table:table-cell office:value-type="float" office:value="1294.04" table:style-name="ce72">
            <text:p>1,294</text:p>
          </table:table-cell>
          <table:table-cell office:value-type="float" office:value="1360.55" table:style-name="ce72">
            <text:p>1,361</text:p>
          </table:table-cell>
          <table:table-cell office:value-type="float" office:value="1412" table:style-name="ce72">
            <text:p>1,412</text:p>
          </table:table-cell>
          <table:table-cell office:value-type="float" office:value="1446.34" table:style-name="ce72">
            <text:p>1,446</text:p>
          </table:table-cell>
          <table:table-cell table:style-name="ce75"/>
          <table:table-cell table:number-columns-repeated="16345"/>
        </table:table-row>
        <table:table-row table:style-name="ro27">
          <table:table-cell office:value-type="string" table:style-name="ce63">
            <text:p>E1202</text:p>
          </table:table-cell>
          <table:table-cell office:value-type="string" table:style-name="ce63">
            <text:p>E06000028</text:p>
          </table:table-cell>
          <table:table-cell office:value-type="string" table:style-name="ce63">
            <text:p>Bournemouth UA</text:p>
          </table:table-cell>
          <table:table-cell office:value-type="string" table:style-name="ce63">
            <text:p>NO</text:p>
          </table:table-cell>
          <table:table-cell office:value-type="string" table:style-name="ce63">
            <text:p>UA</text:p>
          </table:table-cell>
          <table:table-cell office:value-type="float" office:value="398" table:style-name="ce72">
            <text:p>398</text:p>
          </table:table-cell>
          <table:table-cell office:value-type="float" office:value="428.16" table:style-name="ce72">
            <text:p>428</text:p>
          </table:table-cell>
          <table:table-cell office:value-type="float" office:value="453.63" table:style-name="ce72">
            <text:p>454</text:p>
          </table:table-cell>
          <table:table-cell office:value-type="float" office:value="471.94" table:style-name="ce72">
            <text:p>472</text:p>
          </table:table-cell>
          <table:table-cell office:value-type="float" office:value="494.49" table:style-name="ce72">
            <text:p>494</text:p>
          </table:table-cell>
          <table:table-cell office:value-type="float" office:value="564.83000000000004" table:style-name="ce72">
            <text:p>565</text:p>
          </table:table-cell>
          <table:table-cell office:value-type="float" office:value="603.21" table:style-name="ce72">
            <text:p>603</text:p>
          </table:table-cell>
          <table:table-cell office:value-type="float" office:value="620.27" table:style-name="ce72">
            <text:p>620</text:p>
          </table:table-cell>
          <table:table-cell office:value-type="float" office:value="669.78" table:style-name="ce72">
            <text:p>670</text:p>
          </table:table-cell>
          <table:table-cell office:value-type="float" office:value="764.02" table:style-name="ce72">
            <text:p>764</text:p>
          </table:table-cell>
          <table:table-cell office:value-type="float" office:value="879.22" table:style-name="ce72">
            <text:p>879</text:p>
          </table:table-cell>
          <table:table-cell office:value-type="float" office:value="950" table:style-name="ce72">
            <text:p>950</text:p>
          </table:table-cell>
          <table:table-cell office:value-type="float" office:value="1018.72" table:style-name="ce72">
            <text:p>1,019</text:p>
          </table:table-cell>
          <table:table-cell office:value-type="float" office:value="1047.43" table:style-name="ce72">
            <text:p>1,047</text:p>
          </table:table-cell>
          <table:table-cell office:value-type="float" office:value="1086.19" table:style-name="ce72">
            <text:p>1,086</text:p>
          </table:table-cell>
          <table:table-cell office:value-type="float" office:value="1126.3900000000001" table:style-name="ce72">
            <text:p>1,126</text:p>
          </table:table-cell>
          <table:table-cell office:value-type="float" office:value="1158.5518702755733" table:style-name="ce72">
            <text:p>1,159</text:p>
          </table:table-cell>
          <table:table-cell office:value-type="float" office:value="1187.1300000000001" table:style-name="ce72">
            <text:p>1,187</text:p>
          </table:table-cell>
          <table:table-cell office:value-type="float" office:value="1181.9000000000001" table:style-name="ce72">
            <text:p>1,182</text:p>
          </table:table-cell>
          <table:table-cell office:value-type="float" office:value="1180.42" table:style-name="ce72">
            <text:p>1,180</text:p>
          </table:table-cell>
          <table:table-cell office:value-type="float" office:value="1035.8499999999999" table:style-name="ce72">
            <text:p>1,036</text:p>
          </table:table-cell>
          <table:table-cell office:value-type="float" office:value="1026.69" table:style-name="ce72">
            <text:p>1,027</text:p>
          </table:table-cell>
          <table:table-cell office:value-type="float" office:value="1050.83" table:style-name="ce72">
            <text:p>1,051</text:p>
          </table:table-cell>
          <table:table-cell office:value-type="float" office:value="1105.9100000000001" table:style-name="ce73">
            <text:p><text:s/>1,106<text:s/></text:p>
          </table:table-cell>
          <table:table-cell office:value-type="float" office:value="1163.76" table:style-name="ce74">
            <text:p>1,164</text:p>
          </table:table-cell>
          <table:table-cell office:value-type="float" office:value="1247.17" table:style-name="ce72">
            <text:p>1,247</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1"/>
          <table:table-cell table:number-columns-repeated="16345"/>
        </table:table-row>
        <table:table-row table:style-name="ro27">
          <table:table-cell office:value-type="string" table:style-name="ce63">
            <text:p>E1204</text:p>
          </table:table-cell>
          <table:table-cell office:value-type="string" table:style-name="ce63">
            <text:p>E06000058</text:p>
          </table:table-cell>
          <table:table-cell office:value-type="string" table:style-name="ce63">
            <text:p>Bournemouth, Christchurch &amp; Poole</text:p>
          </table:table-cell>
          <table:table-cell office:value-type="string" table:style-name="ce63">
            <text:p>YES</text:p>
          </table:table-cell>
          <table:table-cell office:value-type="string" table:style-name="ce63">
            <text:p>UA</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3">
            <text:p>[z]</text:p>
          </table:table-cell>
          <table:table-cell office:value-type="string" table:style-name="ce74">
            <text:p>[z]</text:p>
          </table:table-cell>
          <table:table-cell office:value-type="string" table:style-name="ce72">
            <text:p>[z]</text:p>
          </table:table-cell>
          <table:table-cell office:value-type="float" office:value="1416.48" table:style-name="ce72">
            <text:p>1,416</text:p>
          </table:table-cell>
          <table:table-cell office:value-type="float" office:value="1465.25" table:style-name="ce72">
            <text:p>1,465</text:p>
          </table:table-cell>
          <table:table-cell office:value-type="float" office:value="1449.32" table:style-name="ce72">
            <text:p>1,449</text:p>
          </table:table-cell>
          <table:table-cell office:value-type="float" office:value="1535.24" table:style-name="ce72">
            <text:p>1,535</text:p>
          </table:table-cell>
          <table:table-cell office:value-type="float" office:value="1632.37" table:style-name="ce72">
            <text:p>1,632</text:p>
          </table:table-cell>
          <table:table-cell office:value-type="float" office:value="1727" table:style-name="ce72">
            <text:p>1,727</text:p>
          </table:table-cell>
          <table:table-cell office:value-type="float" office:value="1871.61" table:style-name="ce72">
            <text:p>1,872</text:p>
          </table:table-cell>
          <table:table-cell table:style-name="ce71"/>
          <table:table-cell table:number-columns-repeated="16345"/>
        </table:table-row>
        <table:table-row table:style-name="ro27">
          <table:table-cell office:value-type="string" table:style-name="ce63">
            <text:p>E0301</text:p>
          </table:table-cell>
          <table:table-cell office:value-type="string" table:style-name="ce63">
            <text:p>E06000036</text:p>
          </table:table-cell>
          <table:table-cell office:value-type="string" table:style-name="ce63">
            <text:p>Bracknell Forest UA</text:p>
          </table:table-cell>
          <table:table-cell office:value-type="string" table:style-name="ce63">
            <text:p>YES</text:p>
          </table:table-cell>
          <table:table-cell office:value-type="string" table:style-name="ce63">
            <text:p>UA</text:p>
          </table:table-cell>
          <table:table-cell office:value-type="float" office:value="483" table:style-name="ce72">
            <text:p>483</text:p>
          </table:table-cell>
          <table:table-cell office:value-type="float" office:value="523.63" table:style-name="ce72">
            <text:p>524</text:p>
          </table:table-cell>
          <table:table-cell office:value-type="float" office:value="517.44000000000005" table:style-name="ce72">
            <text:p>517</text:p>
          </table:table-cell>
          <table:table-cell office:value-type="float" office:value="550.85" table:style-name="ce72">
            <text:p>551</text:p>
          </table:table-cell>
          <table:table-cell office:value-type="float" office:value="580.45000000000005" table:style-name="ce72">
            <text:p>580</text:p>
          </table:table-cell>
          <table:table-cell office:value-type="float" office:value="655.46" table:style-name="ce72">
            <text:p>655</text:p>
          </table:table-cell>
          <table:table-cell office:value-type="float" office:value="697.65" table:style-name="ce72">
            <text:p>698</text:p>
          </table:table-cell>
          <table:table-cell office:value-type="float" office:value="717.46" table:style-name="ce72">
            <text:p>717</text:p>
          </table:table-cell>
          <table:table-cell office:value-type="float" office:value="776.6" table:style-name="ce72">
            <text:p>777</text:p>
          </table:table-cell>
          <table:table-cell office:value-type="float" office:value="846.17" table:style-name="ce72">
            <text:p>846</text:p>
          </table:table-cell>
          <table:table-cell office:value-type="float" office:value="930.79" table:style-name="ce72">
            <text:p>931</text:p>
          </table:table-cell>
          <table:table-cell office:value-type="float" office:value="1012.9" table:style-name="ce72">
            <text:p>1,013</text:p>
          </table:table-cell>
          <table:table-cell office:value-type="float" office:value="1057.07" table:style-name="ce72">
            <text:p>1,057</text:p>
          </table:table-cell>
          <table:table-cell office:value-type="float" office:value="1111.52" table:style-name="ce72">
            <text:p>1,112</text:p>
          </table:table-cell>
          <table:table-cell office:value-type="float" office:value="1166.06" table:style-name="ce72">
            <text:p>1,166</text:p>
          </table:table-cell>
          <table:table-cell office:value-type="float" office:value="1236.75" table:style-name="ce72">
            <text:p>1,237</text:p>
          </table:table-cell>
          <table:table-cell office:value-type="float" office:value="1292.061192222297" table:style-name="ce72">
            <text:p>1,292</text:p>
          </table:table-cell>
          <table:table-cell office:value-type="float" office:value="1327.13" table:style-name="ce72">
            <text:p>1,327</text:p>
          </table:table-cell>
          <table:table-cell office:value-type="float" office:value="1329.45" table:style-name="ce72">
            <text:p>1,329</text:p>
          </table:table-cell>
          <table:table-cell office:value-type="float" office:value="1333.74" table:style-name="ce72">
            <text:p>1,334</text:p>
          </table:table-cell>
          <table:table-cell office:value-type="float" office:value="1228.1300000000001" table:style-name="ce72">
            <text:p>1,228</text:p>
          </table:table-cell>
          <table:table-cell office:value-type="float" office:value="1237.05" table:style-name="ce72">
            <text:p>1,237</text:p>
          </table:table-cell>
          <table:table-cell office:value-type="float" office:value="1251.68" table:style-name="ce72">
            <text:p>1,252</text:p>
          </table:table-cell>
          <table:table-cell office:value-type="float" office:value="1321.6" table:style-name="ce73">
            <text:p><text:s/>1,322<text:s/></text:p>
          </table:table-cell>
          <table:table-cell office:value-type="float" office:value="1395.21" table:style-name="ce74">
            <text:p>1,395</text:p>
          </table:table-cell>
          <table:table-cell office:value-type="float" office:value="1487.13" table:style-name="ce72">
            <text:p>1,487</text:p>
          </table:table-cell>
          <table:table-cell office:value-type="float" office:value="1547.49" table:style-name="ce72">
            <text:p>1,547</text:p>
          </table:table-cell>
          <table:table-cell office:value-type="float" office:value="1634.07" table:style-name="ce72">
            <text:p>1,634</text:p>
          </table:table-cell>
          <table:table-cell office:value-type="float" office:value="1672.49" table:style-name="ce72">
            <text:p>1,672</text:p>
          </table:table-cell>
          <table:table-cell office:value-type="float" office:value="1734.68" table:style-name="ce72">
            <text:p>1,735</text:p>
          </table:table-cell>
          <table:table-cell office:value-type="float" office:value="1824.02" table:style-name="ce72">
            <text:p>1,824</text:p>
          </table:table-cell>
          <table:table-cell office:value-type="float" office:value="1933" table:style-name="ce72">
            <text:p>1,933</text:p>
          </table:table-cell>
          <table:table-cell office:value-type="float" office:value="2033.04" table:style-name="ce72">
            <text:p>2,033</text:p>
          </table:table-cell>
          <table:table-cell table:style-name="ce71"/>
          <table:table-cell table:number-columns-repeated="16345"/>
        </table:table-row>
        <table:table-row table:style-name="ro27">
          <table:table-cell office:value-type="string" table:style-name="ce63">
            <text:p>E4701</text:p>
          </table:table-cell>
          <table:table-cell office:value-type="string" table:style-name="ce63">
            <text:p>E08000032</text:p>
          </table:table-cell>
          <table:table-cell office:value-type="string" table:style-name="ce63">
            <text:p>Bradford</text:p>
          </table:table-cell>
          <table:table-cell office:value-type="string" table:style-name="ce63">
            <text:p>YES</text:p>
          </table:table-cell>
          <table:table-cell office:value-type="string" table:style-name="ce63">
            <text:p>MD</text:p>
          </table:table-cell>
          <table:table-cell office:value-type="float" office:value="370" table:style-name="ce72">
            <text:p>370</text:p>
          </table:table-cell>
          <table:table-cell office:value-type="float" office:value="402.83" table:style-name="ce72">
            <text:p>403</text:p>
          </table:table-cell>
          <table:table-cell office:value-type="float" office:value="421.98" table:style-name="ce72">
            <text:p>422</text:p>
          </table:table-cell>
          <table:table-cell office:value-type="float" office:value="459.86" table:style-name="ce72">
            <text:p>460</text:p>
          </table:table-cell>
          <table:table-cell office:value-type="float" office:value="506.51" table:style-name="ce72">
            <text:p>507</text:p>
          </table:table-cell>
          <table:table-cell office:value-type="float" office:value="546.16999999999996" table:style-name="ce72">
            <text:p>546</text:p>
          </table:table-cell>
          <table:table-cell office:value-type="float" office:value="581.72" table:style-name="ce72">
            <text:p>582</text:p>
          </table:table-cell>
          <table:table-cell office:value-type="float" office:value="602.80999999999995" table:style-name="ce72">
            <text:p>603</text:p>
          </table:table-cell>
          <table:table-cell office:value-type="float" office:value="639.33000000000004" table:style-name="ce72">
            <text:p>639</text:p>
          </table:table-cell>
          <table:table-cell office:value-type="float" office:value="675.93" table:style-name="ce72">
            <text:p>676</text:p>
          </table:table-cell>
          <table:table-cell office:value-type="float" office:value="738.93" table:style-name="ce72">
            <text:p>739</text:p>
          </table:table-cell>
          <table:table-cell office:value-type="float" office:value="768.79" table:style-name="ce72">
            <text:p>769</text:p>
          </table:table-cell>
          <table:table-cell office:value-type="float" office:value="804.81" table:style-name="ce72">
            <text:p>805</text:p>
          </table:table-cell>
          <table:table-cell office:value-type="float" office:value="847.39" table:style-name="ce72">
            <text:p>847</text:p>
          </table:table-cell>
          <table:table-cell office:value-type="float" office:value="894.56" table:style-name="ce72">
            <text:p>895</text:p>
          </table:table-cell>
          <table:table-cell office:value-type="float" office:value="913.31" table:style-name="ce72">
            <text:p>913</text:p>
          </table:table-cell>
          <table:table-cell office:value-type="float" office:value="928.87480444523203" table:style-name="ce72">
            <text:p>929</text:p>
          </table:table-cell>
          <table:table-cell office:value-type="float" office:value="943.82" table:style-name="ce72">
            <text:p>944</text:p>
          </table:table-cell>
          <table:table-cell office:value-type="float" office:value="955.92" table:style-name="ce72">
            <text:p>956</text:p>
          </table:table-cell>
          <table:table-cell office:value-type="float" office:value="952.61" table:style-name="ce72">
            <text:p>953</text:p>
          </table:table-cell>
          <table:table-cell office:value-type="float" office:value="809.12" table:style-name="ce72">
            <text:p>809</text:p>
          </table:table-cell>
          <table:table-cell office:value-type="float" office:value="827.89" table:style-name="ce72">
            <text:p>828</text:p>
          </table:table-cell>
          <table:table-cell office:value-type="float" office:value="855.5" table:style-name="ce72">
            <text:p>856</text:p>
          </table:table-cell>
          <table:table-cell office:value-type="float" office:value="900.57" table:style-name="ce73">
            <text:p><text:s/>901<text:s/></text:p>
          </table:table-cell>
          <table:table-cell office:value-type="float" office:value="957.08" table:style-name="ce74">
            <text:p>957</text:p>
          </table:table-cell>
          <table:table-cell office:value-type="float" office:value="1038.6099999999999" table:style-name="ce72">
            <text:p>1,039</text:p>
          </table:table-cell>
          <table:table-cell office:value-type="float" office:value="1089.69" table:style-name="ce72">
            <text:p>1,090</text:p>
          </table:table-cell>
          <table:table-cell office:value-type="float" office:value="1145.71" table:style-name="ce72">
            <text:p>1,146</text:p>
          </table:table-cell>
          <table:table-cell office:value-type="float" office:value="1183.93" table:style-name="ce72">
            <text:p>1,184</text:p>
          </table:table-cell>
          <table:table-cell office:value-type="float" office:value="1230.8599999999999" table:style-name="ce72">
            <text:p>1,231</text:p>
          </table:table-cell>
          <table:table-cell office:value-type="float" office:value="1296.8800000000001" table:style-name="ce72">
            <text:p>1,297</text:p>
          </table:table-cell>
          <table:table-cell office:value-type="float" office:value="1366" table:style-name="ce72">
            <text:p>1,366</text:p>
          </table:table-cell>
          <table:table-cell office:value-type="float" office:value="1512.9" table:style-name="ce72">
            <text:p>1,513</text:p>
          </table:table-cell>
          <table:table-cell table:style-name="ce71"/>
          <table:table-cell table:number-columns-repeated="16345"/>
        </table:table-row>
        <table:table-row table:style-name="ro27">
          <table:table-cell office:value-type="string" table:style-name="ce63">
            <text:p>E1532</text:p>
          </table:table-cell>
          <table:table-cell office:value-type="string" table:style-name="ce63">
            <text:p>E07000067</text:p>
          </table:table-cell>
          <table:table-cell office:value-type="string" table:style-name="ce63">
            <text:p>Braintree</text:p>
          </table:table-cell>
          <table:table-cell office:value-type="string" table:style-name="ce63">
            <text:p>YES</text:p>
          </table:table-cell>
          <table:table-cell office:value-type="string" table:style-name="ce63">
            <text:p>SD</text:p>
          </table:table-cell>
          <table:table-cell office:value-type="float" office:value="444" table:style-name="ce72">
            <text:p>444</text:p>
          </table:table-cell>
          <table:table-cell office:value-type="float" office:value="464.09" table:style-name="ce72">
            <text:p>464</text:p>
          </table:table-cell>
          <table:table-cell office:value-type="float" office:value="483.38" table:style-name="ce72">
            <text:p>483</text:p>
          </table:table-cell>
          <table:table-cell office:value-type="float" office:value="513.28" table:style-name="ce72">
            <text:p>513</text:p>
          </table:table-cell>
          <table:table-cell office:value-type="float" office:value="541.04" table:style-name="ce72">
            <text:p>541</text:p>
          </table:table-cell>
          <table:table-cell office:value-type="float" office:value="628.41" table:style-name="ce72">
            <text:p>628</text:p>
          </table:table-cell>
          <table:table-cell office:value-type="float" office:value="671.99" table:style-name="ce72">
            <text:p>672</text:p>
          </table:table-cell>
          <table:table-cell office:value-type="float" office:value="722.94" table:style-name="ce72">
            <text:p>723</text:p>
          </table:table-cell>
          <table:table-cell office:value-type="float" office:value="779.84" table:style-name="ce72">
            <text:p>780</text:p>
          </table:table-cell>
          <table:table-cell office:value-type="float" office:value="851.64" table:style-name="ce72">
            <text:p>852</text:p>
          </table:table-cell>
          <table:table-cell office:value-type="float" office:value="988.37" table:style-name="ce72">
            <text:p>988</text:p>
          </table:table-cell>
          <table:table-cell office:value-type="float" office:value="1057.7" table:style-name="ce72">
            <text:p>1,058</text:p>
          </table:table-cell>
          <table:table-cell office:value-type="float" office:value="1096.44" table:style-name="ce72">
            <text:p>1,096</text:p>
          </table:table-cell>
          <table:table-cell office:value-type="float" office:value="1150.52" table:style-name="ce72">
            <text:p>1,151</text:p>
          </table:table-cell>
          <table:table-cell office:value-type="float" office:value="1208.5899999999999" table:style-name="ce72">
            <text:p>1,209</text:p>
          </table:table-cell>
          <table:table-cell office:value-type="float" office:value="1260.48" table:style-name="ce72">
            <text:p>1,260</text:p>
          </table:table-cell>
          <table:table-cell office:value-type="float" office:value="1287.1027392567466" table:style-name="ce72">
            <text:p>1,287</text:p>
          </table:table-cell>
          <table:table-cell office:value-type="float" office:value="1314.99" table:style-name="ce72">
            <text:p>1,315</text:p>
          </table:table-cell>
          <table:table-cell office:value-type="float" office:value="1311.4" table:style-name="ce72">
            <text:p>1,311</text:p>
          </table:table-cell>
          <table:table-cell office:value-type="float" office:value="1315.51" table:style-name="ce72">
            <text:p>1,316</text:p>
          </table:table-cell>
          <table:table-cell office:value-type="float" office:value="1183.3499999999999" table:style-name="ce72">
            <text:p>1,183</text:p>
          </table:table-cell>
          <table:table-cell office:value-type="float" office:value="1181.23" table:style-name="ce72">
            <text:p>1,181</text:p>
          </table:table-cell>
          <table:table-cell office:value-type="float" office:value="1198.74" table:style-name="ce72">
            <text:p>1,199</text:p>
          </table:table-cell>
          <table:table-cell office:value-type="float" office:value="1253.52" table:style-name="ce73">
            <text:p><text:s/>1,254<text:s/></text:p>
          </table:table-cell>
          <table:table-cell office:value-type="float" office:value="1305.03" table:style-name="ce74">
            <text:p>1,305</text:p>
          </table:table-cell>
          <table:table-cell office:value-type="float" office:value="1373.68" table:style-name="ce72">
            <text:p>1,374</text:p>
          </table:table-cell>
          <table:table-cell office:value-type="float" office:value="1447.53" table:style-name="ce72">
            <text:p>1,448</text:p>
          </table:table-cell>
          <table:table-cell office:value-type="float" office:value="1515.42" table:style-name="ce72">
            <text:p>1,515</text:p>
          </table:table-cell>
          <table:table-cell office:value-type="float" office:value="1528.56" table:style-name="ce72">
            <text:p>1,529</text:p>
          </table:table-cell>
          <table:table-cell office:value-type="float" office:value="1605.53" table:style-name="ce72">
            <text:p>1,606</text:p>
          </table:table-cell>
          <table:table-cell office:value-type="float" office:value="1667.38" table:style-name="ce72">
            <text:p>1,667</text:p>
          </table:table-cell>
          <table:table-cell office:value-type="float" office:value="1762" table:style-name="ce72">
            <text:p>1,762</text:p>
          </table:table-cell>
          <table:table-cell office:value-type="float" office:value="1833.36" table:style-name="ce72">
            <text:p>1,833</text:p>
          </table:table-cell>
          <table:table-cell table:style-name="ce71"/>
          <table:table-cell table:number-columns-repeated="16345"/>
        </table:table-row>
        <table:table-row table:style-name="ro27">
          <table:table-cell office:value-type="string" table:style-name="ce63">
            <text:p>E2631</text:p>
          </table:table-cell>
          <table:table-cell office:value-type="string" table:style-name="ce63">
            <text:p>E07000143</text:p>
          </table:table-cell>
          <table:table-cell office:value-type="string" table:style-name="ce63">
            <text:p>Breckland</text:p>
          </table:table-cell>
          <table:table-cell office:value-type="string" table:style-name="ce63">
            <text:p>YES</text:p>
          </table:table-cell>
          <table:table-cell office:value-type="string" table:style-name="ce63">
            <text:p>SD</text:p>
          </table:table-cell>
          <table:table-cell office:value-type="float" office:value="380" table:style-name="ce72">
            <text:p>380</text:p>
          </table:table-cell>
          <table:table-cell office:value-type="float" office:value="402.1" table:style-name="ce72">
            <text:p>402</text:p>
          </table:table-cell>
          <table:table-cell office:value-type="float" office:value="431.03" table:style-name="ce72">
            <text:p>431</text:p>
          </table:table-cell>
          <table:table-cell office:value-type="float" office:value="443.64" table:style-name="ce72">
            <text:p>444</text:p>
          </table:table-cell>
          <table:table-cell office:value-type="float" office:value="468.75" table:style-name="ce72">
            <text:p>469</text:p>
          </table:table-cell>
          <table:table-cell office:value-type="float" office:value="535.66999999999996" table:style-name="ce72">
            <text:p>536</text:p>
          </table:table-cell>
          <table:table-cell office:value-type="float" office:value="589.30999999999995" table:style-name="ce72">
            <text:p>589</text:p>
          </table:table-cell>
          <table:table-cell office:value-type="float" office:value="627.24" table:style-name="ce72">
            <text:p>627</text:p>
          </table:table-cell>
          <table:table-cell office:value-type="float" office:value="670.24" table:style-name="ce72">
            <text:p>670</text:p>
          </table:table-cell>
          <table:table-cell office:value-type="float" office:value="750.36" table:style-name="ce72">
            <text:p>750</text:p>
          </table:table-cell>
          <table:table-cell office:value-type="float" office:value="863.5" table:style-name="ce72">
            <text:p>864</text:p>
          </table:table-cell>
          <table:table-cell office:value-type="float" office:value="925.57" table:style-name="ce72">
            <text:p>926</text:p>
          </table:table-cell>
          <table:table-cell office:value-type="float" office:value="955.03" table:style-name="ce72">
            <text:p>955</text:p>
          </table:table-cell>
          <table:table-cell office:value-type="float" office:value="1001.15" table:style-name="ce72">
            <text:p>1,001</text:p>
          </table:table-cell>
          <table:table-cell office:value-type="float" office:value="1051.3599999999999" table:style-name="ce72">
            <text:p>1,051</text:p>
          </table:table-cell>
          <table:table-cell office:value-type="float" office:value="1097.19" table:style-name="ce72">
            <text:p>1,097</text:p>
          </table:table-cell>
          <table:table-cell office:value-type="float" office:value="1121.3101608492061" table:style-name="ce72">
            <text:p>1,121</text:p>
          </table:table-cell>
          <table:table-cell office:value-type="float" office:value="1146.1199999999999" table:style-name="ce72">
            <text:p>1,146</text:p>
          </table:table-cell>
          <table:table-cell office:value-type="float" office:value="1149.8800000000001" table:style-name="ce72">
            <text:p>1,150</text:p>
          </table:table-cell>
          <table:table-cell office:value-type="float" office:value="1156.7" table:style-name="ce72">
            <text:p>1,157</text:p>
          </table:table-cell>
          <table:table-cell office:value-type="float" office:value="1001.5" table:style-name="ce72">
            <text:p>1,002</text:p>
          </table:table-cell>
          <table:table-cell office:value-type="float" office:value="1005.58" table:style-name="ce72">
            <text:p>1,006</text:p>
          </table:table-cell>
          <table:table-cell office:value-type="float" office:value="1039.98" table:style-name="ce72">
            <text:p>1,040</text:p>
          </table:table-cell>
          <table:table-cell office:value-type="float" office:value="1110.45" table:style-name="ce73">
            <text:p><text:s/>1,110<text:s/></text:p>
          </table:table-cell>
          <table:table-cell office:value-type="float" office:value="1169.19" table:style-name="ce74">
            <text:p>1,169</text:p>
          </table:table-cell>
          <table:table-cell office:value-type="float" office:value="1249.69" table:style-name="ce72">
            <text:p>1,250</text:p>
          </table:table-cell>
          <table:table-cell office:value-type="float" office:value="1311.08" table:style-name="ce72">
            <text:p>1,311</text:p>
          </table:table-cell>
          <table:table-cell office:value-type="float" office:value="1368.78" table:style-name="ce72">
            <text:p>1,369</text:p>
          </table:table-cell>
          <table:table-cell office:value-type="float" office:value="1423.37" table:style-name="ce72">
            <text:p>1,423</text:p>
          </table:table-cell>
          <table:table-cell office:value-type="float" office:value="1474.47" table:style-name="ce72">
            <text:p>1,474</text:p>
          </table:table-cell>
          <table:table-cell office:value-type="float" office:value="1561.62" table:style-name="ce72">
            <text:p>1,562</text:p>
          </table:table-cell>
          <table:table-cell office:value-type="float" office:value="1646" table:style-name="ce72">
            <text:p>1,646</text:p>
          </table:table-cell>
          <table:table-cell office:value-type="float" office:value="1733.14" table:style-name="ce72">
            <text:p>1,733</text:p>
          </table:table-cell>
          <table:table-cell table:style-name="ce71"/>
          <table:table-cell table:number-columns-repeated="16345"/>
        </table:table-row>
        <table:table-row table:style-name="ro27">
          <table:table-cell office:value-type="string" table:style-name="ce63">
            <text:p>E5033</text:p>
          </table:table-cell>
          <table:table-cell office:value-type="string" table:style-name="ce63">
            <text:p>E09000005</text:p>
          </table:table-cell>
          <table:table-cell office:value-type="string" table:style-name="ce63">
            <text:p>Brent</text:p>
          </table:table-cell>
          <table:table-cell office:value-type="string" table:style-name="ce63">
            <text:p>YES</text:p>
          </table:table-cell>
          <table:table-cell office:value-type="string" table:style-name="ce63">
            <text:p>OLB</text:p>
          </table:table-cell>
          <table:table-cell office:value-type="float" office:value="516" table:style-name="ce72">
            <text:p>516</text:p>
          </table:table-cell>
          <table:table-cell office:value-type="float" office:value="433.23" table:style-name="ce72">
            <text:p>433</text:p>
          </table:table-cell>
          <table:table-cell office:value-type="float" office:value="437.43" table:style-name="ce72">
            <text:p>437</text:p>
          </table:table-cell>
          <table:table-cell office:value-type="float" office:value="419.68" table:style-name="ce72">
            <text:p>420</text:p>
          </table:table-cell>
          <table:table-cell office:value-type="float" office:value="507.02" table:style-name="ce72">
            <text:p>507</text:p>
          </table:table-cell>
          <table:table-cell office:value-type="float" office:value="542.95000000000005" table:style-name="ce72">
            <text:p>543</text:p>
          </table:table-cell>
          <table:table-cell office:value-type="float" office:value="624.47" table:style-name="ce72">
            <text:p>624</text:p>
          </table:table-cell>
          <table:table-cell office:value-type="float" office:value="679.92" table:style-name="ce72">
            <text:p>680</text:p>
          </table:table-cell>
          <table:table-cell office:value-type="float" office:value="730.47" table:style-name="ce72">
            <text:p>730</text:p>
          </table:table-cell>
          <table:table-cell office:value-type="float" office:value="802.29" table:style-name="ce72">
            <text:p>802</text:p>
          </table:table-cell>
          <table:table-cell office:value-type="float" office:value="983.24" table:style-name="ce72">
            <text:p>983</text:p>
          </table:table-cell>
          <table:table-cell office:value-type="float" office:value="1056.1400000000001" table:style-name="ce72">
            <text:p>1,056</text:p>
          </table:table-cell>
          <table:table-cell office:value-type="float" office:value="1090.3900000000001" table:style-name="ce72">
            <text:p>1,090</text:p>
          </table:table-cell>
          <table:table-cell office:value-type="float" office:value="1141.8" table:style-name="ce72">
            <text:p>1,142</text:p>
          </table:table-cell>
          <table:table-cell office:value-type="float" office:value="1184.8499999999999" table:style-name="ce72">
            <text:p>1,185</text:p>
          </table:table-cell>
          <table:table-cell office:value-type="float" office:value="1226.8399999999999" table:style-name="ce72">
            <text:p>1,227</text:p>
          </table:table-cell>
          <table:table-cell office:value-type="float" office:value="1249.9193394544654" table:style-name="ce72">
            <text:p>1,250</text:p>
          </table:table-cell>
          <table:table-cell office:value-type="float" office:value="1248.81" table:style-name="ce72">
            <text:p>1,249</text:p>
          </table:table-cell>
          <table:table-cell office:value-type="float" office:value="1252.43" table:style-name="ce72">
            <text:p>1,252</text:p>
          </table:table-cell>
          <table:table-cell office:value-type="float" office:value="1246.2" table:style-name="ce72">
            <text:p>1,246</text:p>
          </table:table-cell>
          <table:table-cell office:value-type="float" office:value="962.85" table:style-name="ce72">
            <text:p>963</text:p>
          </table:table-cell>
          <table:table-cell office:value-type="float" office:value="969.52" table:style-name="ce72">
            <text:p>970</text:p>
          </table:table-cell>
          <table:table-cell office:value-type="float" office:value="1003.35" table:style-name="ce72">
            <text:p>1,003</text:p>
          </table:table-cell>
          <table:table-cell office:value-type="float" office:value="1076.27" table:style-name="ce73">
            <text:p><text:s/>1,076<text:s/></text:p>
          </table:table-cell>
          <table:table-cell office:value-type="float" office:value="1138.23" table:style-name="ce74">
            <text:p>1,138</text:p>
          </table:table-cell>
          <table:table-cell office:value-type="float" office:value="1217.6300000000001" table:style-name="ce72">
            <text:p>1,218</text:p>
          </table:table-cell>
          <table:table-cell office:value-type="float" office:value="1290.3800000000001" table:style-name="ce72">
            <text:p>1,290</text:p>
          </table:table-cell>
          <table:table-cell office:value-type="float" office:value="1334.33" table:style-name="ce72">
            <text:p>1,334</text:p>
          </table:table-cell>
          <table:table-cell office:value-type="float" office:value="1401.59" table:style-name="ce72">
            <text:p>1,402</text:p>
          </table:table-cell>
          <table:table-cell office:value-type="float" office:value="1442.01" table:style-name="ce72">
            <text:p>1,442</text:p>
          </table:table-cell>
          <table:table-cell office:value-type="float" office:value="1521.42" table:style-name="ce72">
            <text:p>1,521</text:p>
          </table:table-cell>
          <table:table-cell office:value-type="float" office:value="1630" table:style-name="ce72">
            <text:p>1,630</text:p>
          </table:table-cell>
          <table:table-cell office:value-type="float" office:value="1776.58" table:style-name="ce72">
            <text:p>1,777</text:p>
          </table:table-cell>
          <table:table-cell table:style-name="ce71"/>
          <table:table-cell table:number-columns-repeated="16345"/>
        </table:table-row>
        <table:table-row table:style-name="ro27">
          <table:table-cell office:value-type="string" table:style-name="ce63">
            <text:p>E1533</text:p>
          </table:table-cell>
          <table:table-cell office:value-type="string" table:style-name="ce63">
            <text:p>E07000068</text:p>
          </table:table-cell>
          <table:table-cell office:value-type="string" table:style-name="ce63">
            <text:p>Brentwood</text:p>
          </table:table-cell>
          <table:table-cell office:value-type="string" table:style-name="ce63">
            <text:p>YES</text:p>
          </table:table-cell>
          <table:table-cell office:value-type="string" table:style-name="ce63">
            <text:p>SD</text:p>
          </table:table-cell>
          <table:table-cell office:value-type="float" office:value="518" table:style-name="ce72">
            <text:p>518</text:p>
          </table:table-cell>
          <table:table-cell office:value-type="float" office:value="549.03" table:style-name="ce72">
            <text:p>549</text:p>
          </table:table-cell>
          <table:table-cell office:value-type="float" office:value="564.25" table:style-name="ce72">
            <text:p>564</text:p>
          </table:table-cell>
          <table:table-cell office:value-type="float" office:value="602.99" table:style-name="ce72">
            <text:p>603</text:p>
          </table:table-cell>
          <table:table-cell office:value-type="float" office:value="637.04" table:style-name="ce72">
            <text:p>637</text:p>
          </table:table-cell>
          <table:table-cell office:value-type="float" office:value="722.51" table:style-name="ce72">
            <text:p>723</text:p>
          </table:table-cell>
          <table:table-cell office:value-type="float" office:value="774.95" table:style-name="ce72">
            <text:p>775</text:p>
          </table:table-cell>
          <table:table-cell office:value-type="float" office:value="836.72" table:style-name="ce72">
            <text:p>837</text:p>
          </table:table-cell>
          <table:table-cell office:value-type="float" office:value="907.47" table:style-name="ce72">
            <text:p>907</text:p>
          </table:table-cell>
          <table:table-cell office:value-type="float" office:value="995.73" table:style-name="ce72">
            <text:p>996</text:p>
          </table:table-cell>
          <table:table-cell office:value-type="float" office:value="1163.31" table:style-name="ce72">
            <text:p>1,163</text:p>
          </table:table-cell>
          <table:table-cell office:value-type="float" office:value="1227.33" table:style-name="ce72">
            <text:p>1,227</text:p>
          </table:table-cell>
          <table:table-cell office:value-type="float" office:value="1267.76" table:style-name="ce72">
            <text:p>1,268</text:p>
          </table:table-cell>
          <table:table-cell office:value-type="float" office:value="1324.41" table:style-name="ce72">
            <text:p>1,324</text:p>
          </table:table-cell>
          <table:table-cell office:value-type="float" office:value="1382.9" table:style-name="ce72">
            <text:p>1,383</text:p>
          </table:table-cell>
          <table:table-cell office:value-type="float" office:value="1444.87" table:style-name="ce72">
            <text:p>1,445</text:p>
          </table:table-cell>
          <table:table-cell office:value-type="float" office:value="1474.8120023267838" table:style-name="ce72">
            <text:p>1,475</text:p>
          </table:table-cell>
          <table:table-cell office:value-type="float" office:value="1523.81" table:style-name="ce72">
            <text:p>1,524</text:p>
          </table:table-cell>
          <table:table-cell office:value-type="float" office:value="1516.92" table:style-name="ce72">
            <text:p>1,517</text:p>
          </table:table-cell>
          <table:table-cell office:value-type="float" office:value="1525.29" table:style-name="ce72">
            <text:p>1,525</text:p>
          </table:table-cell>
          <table:table-cell office:value-type="float" office:value="1438.43" table:style-name="ce72">
            <text:p>1,438</text:p>
          </table:table-cell>
          <table:table-cell office:value-type="float" office:value="1413.63" table:style-name="ce72">
            <text:p>1,414</text:p>
          </table:table-cell>
          <table:table-cell office:value-type="float" office:value="1422.25" table:style-name="ce72">
            <text:p>1,422</text:p>
          </table:table-cell>
          <table:table-cell office:value-type="float" office:value="1501.92" table:style-name="ce73">
            <text:p><text:s/>1,502<text:s/></text:p>
          </table:table-cell>
          <table:table-cell office:value-type="float" office:value="1554" table:style-name="ce74">
            <text:p>1,554</text:p>
          </table:table-cell>
          <table:table-cell office:value-type="float" office:value="1649.94" table:style-name="ce72">
            <text:p>1,650</text:p>
          </table:table-cell>
          <table:table-cell office:value-type="float" office:value="1724.4" table:style-name="ce72">
            <text:p>1,724</text:p>
          </table:table-cell>
          <table:table-cell office:value-type="float" office:value="1777.51" table:style-name="ce72">
            <text:p>1,778</text:p>
          </table:table-cell>
          <table:table-cell office:value-type="float" office:value="1815.59" table:style-name="ce72">
            <text:p>1,816</text:p>
          </table:table-cell>
          <table:table-cell office:value-type="float" office:value="1873.64" table:style-name="ce72">
            <text:p>1,874</text:p>
          </table:table-cell>
          <table:table-cell office:value-type="float" office:value="1962.47" table:style-name="ce72">
            <text:p>1,962</text:p>
          </table:table-cell>
          <table:table-cell office:value-type="float" office:value="2052" table:style-name="ce72">
            <text:p>2,052</text:p>
          </table:table-cell>
          <table:table-cell office:value-type="float" office:value="2149.9299999999998" table:style-name="ce72">
            <text:p>2,150</text:p>
          </table:table-cell>
          <table:table-cell table:style-name="ce71"/>
          <table:table-cell table:number-columns-repeated="16345"/>
        </table:table-row>
        <table:table-row table:style-name="ro27">
          <table:table-cell office:value-type="string" table:style-name="ce63">
            <text:p>E3231</text:p>
          </table:table-cell>
          <table:table-cell office:value-type="string" table:style-name="ce63">
            <text:p>E07000182</text:p>
          </table:table-cell>
          <table:table-cell office:value-type="string" table:style-name="ce63">
            <text:p>Bridgnorth</text:p>
          </table:table-cell>
          <table:table-cell office:value-type="string" table:style-name="ce63">
            <text:p>NO</text:p>
          </table:table-cell>
          <table:table-cell office:value-type="string" table:style-name="ce63">
            <text:p>SD</text:p>
          </table:table-cell>
          <table:table-cell office:value-type="float" office:value="488" table:style-name="ce72">
            <text:p>488</text:p>
          </table:table-cell>
          <table:table-cell office:value-type="float" office:value="515.07000000000005" table:style-name="ce72">
            <text:p>515</text:p>
          </table:table-cell>
          <table:table-cell office:value-type="float" office:value="531.64" table:style-name="ce72">
            <text:p>532</text:p>
          </table:table-cell>
          <table:table-cell office:value-type="float" office:value="557.21" table:style-name="ce72">
            <text:p>557</text:p>
          </table:table-cell>
          <table:table-cell office:value-type="float" office:value="585.42999999999995" table:style-name="ce72">
            <text:p>585</text:p>
          </table:table-cell>
          <table:table-cell office:value-type="float" office:value="654.47" table:style-name="ce72">
            <text:p>654</text:p>
          </table:table-cell>
          <table:table-cell office:value-type="float" office:value="719.04" table:style-name="ce72">
            <text:p>719</text:p>
          </table:table-cell>
          <table:table-cell office:value-type="float" office:value="759.5" table:style-name="ce72">
            <text:p>760</text:p>
          </table:table-cell>
          <table:table-cell office:value-type="float" office:value="803.66" table:style-name="ce72">
            <text:p>804</text:p>
          </table:table-cell>
          <table:table-cell office:value-type="float" office:value="907.17" table:style-name="ce72">
            <text:p>907</text:p>
          </table:table-cell>
          <table:table-cell office:value-type="float" office:value="1045.74" table:style-name="ce72">
            <text:p>1,046</text:p>
          </table:table-cell>
          <table:table-cell office:value-type="float" office:value="1119.76" table:style-name="ce72">
            <text:p>1,120</text:p>
          </table:table-cell>
          <table:table-cell office:value-type="float" office:value="1172.97" table:style-name="ce72">
            <text:p>1,173</text:p>
          </table:table-cell>
          <table:table-cell office:value-type="float" office:value="1226.54" table:style-name="ce72">
            <text:p>1,227</text:p>
          </table:table-cell>
          <table:table-cell office:value-type="float" office:value="1284.42" table:style-name="ce72">
            <text:p>1,284</text:p>
          </table:table-cell>
          <table:table-cell office:value-type="float" office:value="1333.98" table:style-name="ce72">
            <text:p>1,334</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3">
            <text:p>[z]</text:p>
          </table:table-cell>
          <table:table-cell office:value-type="string" table:style-name="ce74">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1"/>
          <table:table-cell table:number-columns-repeated="16345"/>
        </table:table-row>
        <table:table-row table:style-name="ro27">
          <table:table-cell office:value-type="string" table:style-name="ce63">
            <text:p>E1431</text:p>
          </table:table-cell>
          <table:table-cell office:value-type="string" table:style-name="ce63">
            <text:p>[z]</text:p>
          </table:table-cell>
          <table:table-cell office:value-type="string" table:style-name="ce63">
            <text:p>Brighton</text:p>
          </table:table-cell>
          <table:table-cell office:value-type="string" table:style-name="ce63">
            <text:p>NO</text:p>
          </table:table-cell>
          <table:table-cell office:value-type="string" table:style-name="ce63">
            <text:p>SD</text:p>
          </table:table-cell>
          <table:table-cell office:value-type="float" office:value="410" table:style-name="ce72">
            <text:p>410</text:p>
          </table:table-cell>
          <table:table-cell office:value-type="float" office:value="435.72" table:style-name="ce72">
            <text:p>436</text:p>
          </table:table-cell>
          <table:table-cell office:value-type="float" office:value="433.57" table:style-name="ce72">
            <text:p>434</text:p>
          </table:table-cell>
          <table:table-cell office:value-type="float" office:value="439.55" table:style-name="ce72">
            <text:p>440</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3">
            <text:p>[z]</text:p>
          </table:table-cell>
          <table:table-cell office:value-type="string" table:style-name="ce74">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1"/>
          <table:table-cell table:number-columns-repeated="16345"/>
        </table:table-row>
        <table:table-row table:style-name="ro27">
          <table:table-cell office:value-type="string" table:style-name="ce63">
            <text:p>E1401</text:p>
          </table:table-cell>
          <table:table-cell office:value-type="string" table:style-name="ce63">
            <text:p>E06000043</text:p>
          </table:table-cell>
          <table:table-cell office:value-type="string" table:style-name="ce63">
            <text:p>Brighton &amp; Hove UA</text:p>
          </table:table-cell>
          <table:table-cell office:value-type="string" table:style-name="ce63">
            <text:p>YES</text:p>
          </table:table-cell>
          <table:table-cell office:value-type="string" table:style-name="ce63">
            <text:p>UA</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float" office:value="462.4" table:style-name="ce72">
            <text:p>462</text:p>
          </table:table-cell>
          <table:table-cell office:value-type="float" office:value="505.5" table:style-name="ce72">
            <text:p>506</text:p>
          </table:table-cell>
          <table:table-cell office:value-type="float" office:value="542.20000000000005" table:style-name="ce72">
            <text:p>542</text:p>
          </table:table-cell>
          <table:table-cell office:value-type="float" office:value="609.54999999999995" table:style-name="ce72">
            <text:p>610</text:p>
          </table:table-cell>
          <table:table-cell office:value-type="float" office:value="645.64" table:style-name="ce72">
            <text:p>646</text:p>
          </table:table-cell>
          <table:table-cell office:value-type="float" office:value="722.05" table:style-name="ce72">
            <text:p>722</text:p>
          </table:table-cell>
          <table:table-cell office:value-type="float" office:value="838.94" table:style-name="ce72">
            <text:p>839</text:p>
          </table:table-cell>
          <table:table-cell office:value-type="float" office:value="917.23" table:style-name="ce72">
            <text:p>917</text:p>
          </table:table-cell>
          <table:table-cell office:value-type="float" office:value="974.95" table:style-name="ce72">
            <text:p>975</text:p>
          </table:table-cell>
          <table:table-cell office:value-type="float" office:value="1026.73" table:style-name="ce72">
            <text:p>1,027</text:p>
          </table:table-cell>
          <table:table-cell office:value-type="float" office:value="1067.25" table:style-name="ce72">
            <text:p>1,067</text:p>
          </table:table-cell>
          <table:table-cell office:value-type="float" office:value="1107.73" table:style-name="ce72">
            <text:p>1,108</text:p>
          </table:table-cell>
          <table:table-cell office:value-type="float" office:value="1138.5474065328344" table:style-name="ce72">
            <text:p>1,139</text:p>
          </table:table-cell>
          <table:table-cell office:value-type="float" office:value="1191.5999999999999" table:style-name="ce72">
            <text:p>1,192</text:p>
          </table:table-cell>
          <table:table-cell office:value-type="float" office:value="1195.82" table:style-name="ce72">
            <text:p>1,196</text:p>
          </table:table-cell>
          <table:table-cell office:value-type="float" office:value="1194.9100000000001" table:style-name="ce72">
            <text:p>1,195</text:p>
          </table:table-cell>
          <table:table-cell office:value-type="float" office:value="1025.26" table:style-name="ce72">
            <text:p>1,025</text:p>
          </table:table-cell>
          <table:table-cell office:value-type="float" office:value="1042.01" table:style-name="ce72">
            <text:p>1,042</text:p>
          </table:table-cell>
          <table:table-cell office:value-type="float" office:value="1089.82" table:style-name="ce72">
            <text:p>1,090</text:p>
          </table:table-cell>
          <table:table-cell office:value-type="float" office:value="1159.74" table:style-name="ce73">
            <text:p><text:s/>1,160<text:s/></text:p>
          </table:table-cell>
          <table:table-cell office:value-type="float" office:value="1226.19" table:style-name="ce74">
            <text:p>1,226</text:p>
          </table:table-cell>
          <table:table-cell office:value-type="float" office:value="1324.59" table:style-name="ce72">
            <text:p>1,325</text:p>
          </table:table-cell>
          <table:table-cell office:value-type="float" office:value="1392.64" table:style-name="ce72">
            <text:p>1,393</text:p>
          </table:table-cell>
          <table:table-cell office:value-type="float" office:value="1456.85" table:style-name="ce72">
            <text:p>1,457</text:p>
          </table:table-cell>
          <table:table-cell office:value-type="float" office:value="1500.2" table:style-name="ce72">
            <text:p>1,500</text:p>
          </table:table-cell>
          <table:table-cell office:value-type="float" office:value="1563.46" table:style-name="ce72">
            <text:p>1,563</text:p>
          </table:table-cell>
          <table:table-cell office:value-type="float" office:value="1659.92" table:style-name="ce72">
            <text:p>1,660</text:p>
          </table:table-cell>
          <table:table-cell office:value-type="float" office:value="1753" table:style-name="ce72">
            <text:p>1,753</text:p>
          </table:table-cell>
          <table:table-cell office:value-type="float" office:value="1856.33" table:style-name="ce72">
            <text:p>1,856</text:p>
          </table:table-cell>
          <table:table-cell table:style-name="ce71"/>
          <table:table-cell table:number-columns-repeated="16345"/>
        </table:table-row>
        <table:table-row table:style-name="ro27">
          <table:table-cell office:value-type="string" table:style-name="ce76">
            <text:p>E0132</text:p>
          </table:table-cell>
          <table:table-cell office:value-type="string" table:style-name="ce63">
            <text:p>[z]</text:p>
          </table:table-cell>
          <table:table-cell office:value-type="string" table:style-name="ce63">
            <text:p>Bristol</text:p>
          </table:table-cell>
          <table:table-cell office:value-type="string" table:style-name="ce60">
            <text:p>NO</text:p>
          </table:table-cell>
          <table:table-cell office:value-type="string" table:style-name="ce60">
            <text:p>SD</text:p>
          </table:table-cell>
          <table:table-cell office:value-type="float" office:value="508" table:style-name="ce72">
            <text:p>508</text:p>
          </table:table-cell>
          <table:table-cell office:value-type="float" office:value="537.20000000000005" table:style-name="ce72">
            <text:p>537</text:p>
          </table:table-cell>
          <table:table-cell office:value-type="float" office:value="566.25" table:style-name="ce72">
            <text:p>566</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3">
            <text:p>[z]</text:p>
          </table:table-cell>
          <table:table-cell office:value-type="string" table:style-name="ce74">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8"/>
          <table:table-cell table:number-columns-repeated="16345"/>
        </table:table-row>
        <table:table-row table:style-name="ro27">
          <table:table-cell office:value-type="string" table:style-name="ce63">
            <text:p>E0102</text:p>
          </table:table-cell>
          <table:table-cell office:value-type="string" table:style-name="ce63">
            <text:p>E06000023</text:p>
          </table:table-cell>
          <table:table-cell office:value-type="string" table:style-name="ce63">
            <text:p>Bristol UA</text:p>
          </table:table-cell>
          <table:table-cell office:value-type="string" table:style-name="ce63">
            <text:p>YES</text:p>
          </table:table-cell>
          <table:table-cell office:value-type="string" table:style-name="ce63">
            <text:p>UA</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float" office:value="641.27" table:style-name="ce72">
            <text:p>641</text:p>
          </table:table-cell>
          <table:table-cell office:value-type="float" office:value="672.88" table:style-name="ce72">
            <text:p>673</text:p>
          </table:table-cell>
          <table:table-cell office:value-type="float" office:value="724.68" table:style-name="ce72">
            <text:p>725</text:p>
          </table:table-cell>
          <table:table-cell office:value-type="float" office:value="737.9" table:style-name="ce72">
            <text:p>738</text:p>
          </table:table-cell>
          <table:table-cell office:value-type="float" office:value="746.87" table:style-name="ce72">
            <text:p>747</text:p>
          </table:table-cell>
          <table:table-cell office:value-type="float" office:value="749.45" table:style-name="ce72">
            <text:p>749</text:p>
          </table:table-cell>
          <table:table-cell office:value-type="float" office:value="800" table:style-name="ce72">
            <text:p>800</text:p>
          </table:table-cell>
          <table:table-cell office:value-type="float" office:value="871.27" table:style-name="ce72">
            <text:p>871</text:p>
          </table:table-cell>
          <table:table-cell office:value-type="float" office:value="917.77" table:style-name="ce72">
            <text:p>918</text:p>
          </table:table-cell>
          <table:table-cell office:value-type="float" office:value="971.15" table:style-name="ce72">
            <text:p>971</text:p>
          </table:table-cell>
          <table:table-cell office:value-type="float" office:value="1024.1600000000001" table:style-name="ce72">
            <text:p>1,024</text:p>
          </table:table-cell>
          <table:table-cell office:value-type="float" office:value="1080.8499999999999" table:style-name="ce72">
            <text:p>1,081</text:p>
          </table:table-cell>
          <table:table-cell office:value-type="float" office:value="1134.9100000000001" table:style-name="ce72">
            <text:p>1,135</text:p>
          </table:table-cell>
          <table:table-cell office:value-type="float" office:value="1164.7985684039459" table:style-name="ce72">
            <text:p>1,165</text:p>
          </table:table-cell>
          <table:table-cell office:value-type="float" office:value="1187.8" table:style-name="ce72">
            <text:p>1,188</text:p>
          </table:table-cell>
          <table:table-cell office:value-type="float" office:value="1180.45" table:style-name="ce72">
            <text:p>1,180</text:p>
          </table:table-cell>
          <table:table-cell office:value-type="float" office:value="1181.52" table:style-name="ce72">
            <text:p>1,182</text:p>
          </table:table-cell>
          <table:table-cell office:value-type="float" office:value="982.71" table:style-name="ce72">
            <text:p>983</text:p>
          </table:table-cell>
          <table:table-cell office:value-type="float" office:value="1001.97" table:style-name="ce72">
            <text:p>1,002</text:p>
          </table:table-cell>
          <table:table-cell office:value-type="float" office:value="1052.53" table:style-name="ce72">
            <text:p>1,053</text:p>
          </table:table-cell>
          <table:table-cell office:value-type="float" office:value="1104.8900000000001" table:style-name="ce73">
            <text:p><text:s/>1,105<text:s/></text:p>
          </table:table-cell>
          <table:table-cell office:value-type="float" office:value="1175.3" table:style-name="ce74">
            <text:p>1,175</text:p>
          </table:table-cell>
          <table:table-cell office:value-type="float" office:value="1241.8399999999999" table:style-name="ce72">
            <text:p>1,242</text:p>
          </table:table-cell>
          <table:table-cell office:value-type="float" office:value="1301.79" table:style-name="ce72">
            <text:p>1,302</text:p>
          </table:table-cell>
          <table:table-cell office:value-type="float" office:value="1362.02" table:style-name="ce72">
            <text:p>1,362</text:p>
          </table:table-cell>
          <table:table-cell office:value-type="float" office:value="1416.48" table:style-name="ce72">
            <text:p>1,416</text:p>
          </table:table-cell>
          <table:table-cell office:value-type="float" office:value="1442.66" table:style-name="ce72">
            <text:p>1,443</text:p>
          </table:table-cell>
          <table:table-cell office:value-type="float" office:value="1523.46" table:style-name="ce72">
            <text:p>1,523</text:p>
          </table:table-cell>
          <table:table-cell office:value-type="float" office:value="1648" table:style-name="ce72">
            <text:p>1,648</text:p>
          </table:table-cell>
          <table:table-cell office:value-type="float" office:value="1740.85" table:style-name="ce72">
            <text:p>1,741</text:p>
          </table:table-cell>
          <table:table-cell table:style-name="ce71"/>
          <table:table-cell table:number-columns-repeated="16345"/>
        </table:table-row>
        <table:table-row table:style-name="ro27">
          <table:table-cell office:value-type="string" table:style-name="ce63">
            <text:p>E2632</text:p>
          </table:table-cell>
          <table:table-cell office:value-type="string" table:style-name="ce63">
            <text:p>E07000144</text:p>
          </table:table-cell>
          <table:table-cell office:value-type="string" table:style-name="ce63">
            <text:p>Broadland</text:p>
          </table:table-cell>
          <table:table-cell office:value-type="string" table:style-name="ce63">
            <text:p>YES</text:p>
          </table:table-cell>
          <table:table-cell office:value-type="string" table:style-name="ce63">
            <text:p>SD</text:p>
          </table:table-cell>
          <table:table-cell office:value-type="float" office:value="417" table:style-name="ce72">
            <text:p>417</text:p>
          </table:table-cell>
          <table:table-cell office:value-type="float" office:value="441.57" table:style-name="ce72">
            <text:p>442</text:p>
          </table:table-cell>
          <table:table-cell office:value-type="float" office:value="471.68" table:style-name="ce72">
            <text:p>472</text:p>
          </table:table-cell>
          <table:table-cell office:value-type="float" office:value="486.99" table:style-name="ce72">
            <text:p>487</text:p>
          </table:table-cell>
          <table:table-cell office:value-type="float" office:value="510.85" table:style-name="ce72">
            <text:p>511</text:p>
          </table:table-cell>
          <table:table-cell office:value-type="float" office:value="593.52" table:style-name="ce72">
            <text:p>594</text:p>
          </table:table-cell>
          <table:table-cell office:value-type="float" office:value="653.54999999999995" table:style-name="ce72">
            <text:p>654</text:p>
          </table:table-cell>
          <table:table-cell office:value-type="float" office:value="697.84" table:style-name="ce72">
            <text:p>698</text:p>
          </table:table-cell>
          <table:table-cell office:value-type="float" office:value="746.31" table:style-name="ce72">
            <text:p>746</text:p>
          </table:table-cell>
          <table:table-cell office:value-type="float" office:value="828.32" table:style-name="ce72">
            <text:p>828</text:p>
          </table:table-cell>
          <table:table-cell office:value-type="float" office:value="956.55" table:style-name="ce72">
            <text:p>957</text:p>
          </table:table-cell>
          <table:table-cell office:value-type="float" office:value="1025.5999999999999" table:style-name="ce72">
            <text:p>1,026</text:p>
          </table:table-cell>
          <table:table-cell office:value-type="float" office:value="1059.07" table:style-name="ce72">
            <text:p>1,059</text:p>
          </table:table-cell>
          <table:table-cell office:value-type="float" office:value="1112.49" table:style-name="ce72">
            <text:p>1,112</text:p>
          </table:table-cell>
          <table:table-cell office:value-type="float" office:value="1166.8" table:style-name="ce72">
            <text:p>1,167</text:p>
          </table:table-cell>
          <table:table-cell office:value-type="float" office:value="1216.93" table:style-name="ce72">
            <text:p>1,217</text:p>
          </table:table-cell>
          <table:table-cell office:value-type="float" office:value="1250.8543384685092" table:style-name="ce72">
            <text:p>1,251</text:p>
          </table:table-cell>
          <table:table-cell office:value-type="float" office:value="1275.8900000000001" table:style-name="ce72">
            <text:p>1,276</text:p>
          </table:table-cell>
          <table:table-cell office:value-type="float" office:value="1276.8699999999999" table:style-name="ce72">
            <text:p>1,277</text:p>
          </table:table-cell>
          <table:table-cell office:value-type="float" office:value="1285.0999999999999" table:style-name="ce72">
            <text:p>1,285</text:p>
          </table:table-cell>
          <table:table-cell office:value-type="float" office:value="1191.8599999999999" table:style-name="ce72">
            <text:p>1,192</text:p>
          </table:table-cell>
          <table:table-cell office:value-type="float" office:value="1192.95" table:style-name="ce72">
            <text:p>1,193</text:p>
          </table:table-cell>
          <table:table-cell office:value-type="float" office:value="1207.3699999999999" table:style-name="ce72">
            <text:p>1,207</text:p>
          </table:table-cell>
          <table:table-cell office:value-type="float" office:value="1280.81" table:style-name="ce73">
            <text:p><text:s/>1,281<text:s/></text:p>
          </table:table-cell>
          <table:table-cell office:value-type="float" office:value="1336.11" table:style-name="ce74">
            <text:p>1,336</text:p>
          </table:table-cell>
          <table:table-cell office:value-type="float" office:value="1416.78" table:style-name="ce72">
            <text:p>1,417</text:p>
          </table:table-cell>
          <table:table-cell office:value-type="float" office:value="1467.85" table:style-name="ce72">
            <text:p>1,468</text:p>
          </table:table-cell>
          <table:table-cell office:value-type="float" office:value="1519.14" table:style-name="ce72">
            <text:p>1,519</text:p>
          </table:table-cell>
          <table:table-cell office:value-type="float" office:value="1577.44" table:style-name="ce72">
            <text:p>1,577</text:p>
          </table:table-cell>
          <table:table-cell office:value-type="float" office:value="1635.47" table:style-name="ce72">
            <text:p>1,635</text:p>
          </table:table-cell>
          <table:table-cell office:value-type="float" office:value="1717.46" table:style-name="ce72">
            <text:p>1,717</text:p>
          </table:table-cell>
          <table:table-cell office:value-type="float" office:value="1808" table:style-name="ce72">
            <text:p>1,808</text:p>
          </table:table-cell>
          <table:table-cell office:value-type="float" office:value="1895.38" table:style-name="ce72">
            <text:p>1,895</text:p>
          </table:table-cell>
          <table:table-cell table:style-name="ce71"/>
          <table:table-cell table:number-columns-repeated="16345"/>
        </table:table-row>
        <table:table-row table:style-name="ro27">
          <table:table-cell office:value-type="string" table:style-name="ce63">
            <text:p>E5034</text:p>
          </table:table-cell>
          <table:table-cell office:value-type="string" table:style-name="ce63">
            <text:p>E09000006</text:p>
          </table:table-cell>
          <table:table-cell office:value-type="string" table:style-name="ce63">
            <text:p>Bromley</text:p>
          </table:table-cell>
          <table:table-cell office:value-type="string" table:style-name="ce63">
            <text:p>YES</text:p>
          </table:table-cell>
          <table:table-cell office:value-type="string" table:style-name="ce63">
            <text:p>OLB</text:p>
          </table:table-cell>
          <table:table-cell office:value-type="float" office:value="519" table:style-name="ce72">
            <text:p>519</text:p>
          </table:table-cell>
          <table:table-cell office:value-type="float" office:value="487.76" table:style-name="ce72">
            <text:p>488</text:p>
          </table:table-cell>
          <table:table-cell office:value-type="float" office:value="509.21" table:style-name="ce72">
            <text:p>509</text:p>
          </table:table-cell>
          <table:table-cell office:value-type="float" office:value="553.45000000000005" table:style-name="ce72">
            <text:p>553</text:p>
          </table:table-cell>
          <table:table-cell office:value-type="float" office:value="594.4" table:style-name="ce72">
            <text:p>594</text:p>
          </table:table-cell>
          <table:table-cell office:value-type="float" office:value="624.92999999999995" table:style-name="ce72">
            <text:p>625</text:p>
          </table:table-cell>
          <table:table-cell office:value-type="float" office:value="686.32" table:style-name="ce72">
            <text:p>686</text:p>
          </table:table-cell>
          <table:table-cell office:value-type="float" office:value="753.75" table:style-name="ce72">
            <text:p>754</text:p>
          </table:table-cell>
          <table:table-cell office:value-type="float" office:value="843.63" table:style-name="ce72">
            <text:p>844</text:p>
          </table:table-cell>
          <table:table-cell office:value-type="float" office:value="898.53" table:style-name="ce72">
            <text:p>899</text:p>
          </table:table-cell>
          <table:table-cell office:value-type="float" office:value="993.63" table:style-name="ce72">
            <text:p>994</text:p>
          </table:table-cell>
          <table:table-cell office:value-type="float" office:value="1062.5" table:style-name="ce72">
            <text:p>1,063</text:p>
          </table:table-cell>
          <table:table-cell office:value-type="float" office:value="1122.33" table:style-name="ce72">
            <text:p>1,122</text:p>
          </table:table-cell>
          <table:table-cell office:value-type="float" office:value="1191.4000000000001" table:style-name="ce72">
            <text:p>1,191</text:p>
          </table:table-cell>
          <table:table-cell office:value-type="float" office:value="1249.68" table:style-name="ce72">
            <text:p>1,250</text:p>
          </table:table-cell>
          <table:table-cell office:value-type="float" office:value="1289.47" table:style-name="ce72">
            <text:p>1,289</text:p>
          </table:table-cell>
          <table:table-cell office:value-type="float" office:value="1311.310283818651" table:style-name="ce72">
            <text:p>1,311</text:p>
          </table:table-cell>
          <table:table-cell office:value-type="float" office:value="1321.78" table:style-name="ce72">
            <text:p>1,322</text:p>
          </table:table-cell>
          <table:table-cell office:value-type="float" office:value="1320.73" table:style-name="ce72">
            <text:p>1,321</text:p>
          </table:table-cell>
          <table:table-cell office:value-type="float" office:value="1318.52" table:style-name="ce72">
            <text:p>1,319</text:p>
          </table:table-cell>
          <table:table-cell office:value-type="float" office:value="1207.56" table:style-name="ce72">
            <text:p>1,208</text:p>
          </table:table-cell>
          <table:table-cell office:value-type="float" office:value="1203.7" table:style-name="ce72">
            <text:p>1,204</text:p>
          </table:table-cell>
          <table:table-cell office:value-type="float" office:value="1221.71" table:style-name="ce72">
            <text:p>1,222</text:p>
          </table:table-cell>
          <table:table-cell office:value-type="float" office:value="1252.23" table:style-name="ce73">
            <text:p><text:s/>1,252<text:s/></text:p>
          </table:table-cell>
          <table:table-cell office:value-type="float" office:value="1308" table:style-name="ce74">
            <text:p>1,308</text:p>
          </table:table-cell>
          <table:table-cell office:value-type="float" office:value="1371.09" table:style-name="ce72">
            <text:p>1,371</text:p>
          </table:table-cell>
          <table:table-cell office:value-type="float" office:value="1462.84" table:style-name="ce72">
            <text:p>1,463</text:p>
          </table:table-cell>
          <table:table-cell office:value-type="float" office:value="1520.88" table:style-name="ce72">
            <text:p>1,521</text:p>
          </table:table-cell>
          <table:table-cell office:value-type="float" office:value="1606.37" table:style-name="ce72">
            <text:p>1,606</text:p>
          </table:table-cell>
          <table:table-cell office:value-type="float" office:value="1660.55" table:style-name="ce72">
            <text:p>1,661</text:p>
          </table:table-cell>
          <table:table-cell office:value-type="float" office:value="1771.26" table:style-name="ce72">
            <text:p>1,771</text:p>
          </table:table-cell>
          <table:table-cell office:value-type="float" office:value="1885" table:style-name="ce72">
            <text:p>1,885</text:p>
          </table:table-cell>
          <table:table-cell office:value-type="float" office:value="2002.48" table:style-name="ce72">
            <text:p>2,002</text:p>
          </table:table-cell>
          <table:table-cell table:style-name="ce71"/>
          <table:table-cell table:number-columns-repeated="16345"/>
        </table:table-row>
        <table:table-row table:style-name="ro27">
          <table:table-cell office:value-type="string" table:style-name="ce63">
            <text:p>E1831</text:p>
          </table:table-cell>
          <table:table-cell office:value-type="string" table:style-name="ce63">
            <text:p>E07000234</text:p>
          </table:table-cell>
          <table:table-cell office:value-type="string" table:style-name="ce63">
            <text:p>Bromsgrove</text:p>
          </table:table-cell>
          <table:table-cell office:value-type="string" table:style-name="ce63">
            <text:p>YES</text:p>
          </table:table-cell>
          <table:table-cell office:value-type="string" table:style-name="ce63">
            <text:p>SD</text:p>
          </table:table-cell>
          <table:table-cell office:value-type="float" office:value="461" table:style-name="ce72">
            <text:p>461</text:p>
          </table:table-cell>
          <table:table-cell office:value-type="float" office:value="489.28" table:style-name="ce72">
            <text:p>489</text:p>
          </table:table-cell>
          <table:table-cell office:value-type="float" office:value="472.68" table:style-name="ce72">
            <text:p>473</text:p>
          </table:table-cell>
          <table:table-cell office:value-type="float" office:value="548.22" table:style-name="ce72">
            <text:p>548</text:p>
          </table:table-cell>
          <table:table-cell office:value-type="float" office:value="577.24" table:style-name="ce72">
            <text:p>577</text:p>
          </table:table-cell>
          <table:table-cell office:value-type="float" office:value="627.26" table:style-name="ce72">
            <text:p>627</text:p>
          </table:table-cell>
          <table:table-cell office:value-type="float" office:value="678.24" table:style-name="ce72">
            <text:p>678</text:p>
          </table:table-cell>
          <table:table-cell office:value-type="float" office:value="752.58" table:style-name="ce72">
            <text:p>753</text:p>
          </table:table-cell>
          <table:table-cell office:value-type="float" office:value="827.94" table:style-name="ce72">
            <text:p>828</text:p>
          </table:table-cell>
          <table:table-cell office:value-type="float" office:value="921.28" table:style-name="ce72">
            <text:p>921</text:p>
          </table:table-cell>
          <table:table-cell office:value-type="float" office:value="1038.77" table:style-name="ce72">
            <text:p>1,039</text:p>
          </table:table-cell>
          <table:table-cell office:value-type="float" office:value="1127.49" table:style-name="ce72">
            <text:p>1,127</text:p>
          </table:table-cell>
          <table:table-cell office:value-type="float" office:value="1164.8" table:style-name="ce72">
            <text:p>1,165</text:p>
          </table:table-cell>
          <table:table-cell office:value-type="float" office:value="1231.94" table:style-name="ce72">
            <text:p>1,232</text:p>
          </table:table-cell>
          <table:table-cell office:value-type="float" office:value="1292.77" table:style-name="ce72">
            <text:p>1,293</text:p>
          </table:table-cell>
          <table:table-cell office:value-type="float" office:value="1350.48" table:style-name="ce72">
            <text:p>1,350</text:p>
          </table:table-cell>
          <table:table-cell office:value-type="float" office:value="1396.2764102469782" table:style-name="ce72">
            <text:p>1,396</text:p>
          </table:table-cell>
          <table:table-cell office:value-type="float" office:value="1431.02" table:style-name="ce72">
            <text:p>1,431</text:p>
          </table:table-cell>
          <table:table-cell office:value-type="float" office:value="1433.17" table:style-name="ce72">
            <text:p>1,433</text:p>
          </table:table-cell>
          <table:table-cell office:value-type="float" office:value="1431.66" table:style-name="ce72">
            <text:p>1,432</text:p>
          </table:table-cell>
          <table:table-cell office:value-type="float" office:value="1317.58" table:style-name="ce72">
            <text:p>1,318</text:p>
          </table:table-cell>
          <table:table-cell office:value-type="float" office:value="1337.19" table:style-name="ce72">
            <text:p>1,337</text:p>
          </table:table-cell>
          <table:table-cell office:value-type="float" office:value="1381.09" table:style-name="ce72">
            <text:p>1,381</text:p>
          </table:table-cell>
          <table:table-cell office:value-type="float" office:value="1435.31" table:style-name="ce73">
            <text:p><text:s/>1,435<text:s/></text:p>
          </table:table-cell>
          <table:table-cell office:value-type="float" office:value="1482.19" table:style-name="ce74">
            <text:p>1,482</text:p>
          </table:table-cell>
          <table:table-cell office:value-type="float" office:value="1555.14" table:style-name="ce72">
            <text:p>1,555</text:p>
          </table:table-cell>
          <table:table-cell office:value-type="float" office:value="1619.07" table:style-name="ce72">
            <text:p>1,619</text:p>
          </table:table-cell>
          <table:table-cell office:value-type="float" office:value="1682.07" table:style-name="ce72">
            <text:p>1,682</text:p>
          </table:table-cell>
          <table:table-cell office:value-type="float" office:value="1723.62" table:style-name="ce72">
            <text:p>1,724</text:p>
          </table:table-cell>
          <table:table-cell office:value-type="float" office:value="1790.83" table:style-name="ce72">
            <text:p>1,791</text:p>
          </table:table-cell>
          <table:table-cell office:value-type="float" office:value="1889.98" table:style-name="ce72">
            <text:p>1,890</text:p>
          </table:table-cell>
          <table:table-cell office:value-type="float" office:value="1972" table:style-name="ce72">
            <text:p>1,972</text:p>
          </table:table-cell>
          <table:table-cell office:value-type="float" office:value="2076.4" table:style-name="ce72">
            <text:p>2,076</text:p>
          </table:table-cell>
          <table:table-cell table:style-name="ce71"/>
          <table:table-cell table:number-columns-repeated="16345"/>
        </table:table-row>
        <table:table-row table:style-name="ro27">
          <table:table-cell office:value-type="string" table:style-name="ce63">
            <text:p>E1931</text:p>
          </table:table-cell>
          <table:table-cell office:value-type="string" table:style-name="ce63">
            <text:p>E07000095</text:p>
          </table:table-cell>
          <table:table-cell office:value-type="string" table:style-name="ce63">
            <text:p>Broxbourne</text:p>
          </table:table-cell>
          <table:table-cell office:value-type="string" table:style-name="ce63">
            <text:p>YES</text:p>
          </table:table-cell>
          <table:table-cell office:value-type="string" table:style-name="ce63">
            <text:p>SD</text:p>
          </table:table-cell>
          <table:table-cell office:value-type="float" office:value="508" table:style-name="ce72">
            <text:p>508</text:p>
          </table:table-cell>
          <table:table-cell office:value-type="float" office:value="516.78" table:style-name="ce72">
            <text:p>517</text:p>
          </table:table-cell>
          <table:table-cell office:value-type="float" office:value="519.9" table:style-name="ce72">
            <text:p>520</text:p>
          </table:table-cell>
          <table:table-cell office:value-type="float" office:value="537" table:style-name="ce72">
            <text:p>537</text:p>
          </table:table-cell>
          <table:table-cell office:value-type="float" office:value="569.32000000000005" table:style-name="ce72">
            <text:p>569</text:p>
          </table:table-cell>
          <table:table-cell office:value-type="float" office:value="639.73" table:style-name="ce72">
            <text:p>640</text:p>
          </table:table-cell>
          <table:table-cell office:value-type="float" office:value="700.17" table:style-name="ce72">
            <text:p>700</text:p>
          </table:table-cell>
          <table:table-cell office:value-type="float" office:value="742.12" table:style-name="ce72">
            <text:p>742</text:p>
          </table:table-cell>
          <table:table-cell office:value-type="float" office:value="786.14" table:style-name="ce72">
            <text:p>786</text:p>
          </table:table-cell>
          <table:table-cell office:value-type="float" office:value="858.6" table:style-name="ce72">
            <text:p>859</text:p>
          </table:table-cell>
          <table:table-cell office:value-type="float" office:value="1012.22" table:style-name="ce72">
            <text:p>1,012</text:p>
          </table:table-cell>
          <table:table-cell office:value-type="float" office:value="1076.75" table:style-name="ce72">
            <text:p>1,077</text:p>
          </table:table-cell>
          <table:table-cell office:value-type="float" office:value="1125.2" table:style-name="ce72">
            <text:p>1,125</text:p>
          </table:table-cell>
          <table:table-cell office:value-type="float" office:value="1184.97" table:style-name="ce72">
            <text:p>1,185</text:p>
          </table:table-cell>
          <table:table-cell office:value-type="float" office:value="1239.81" table:style-name="ce72">
            <text:p>1,240</text:p>
          </table:table-cell>
          <table:table-cell office:value-type="float" office:value="1298.31" table:style-name="ce72">
            <text:p>1,298</text:p>
          </table:table-cell>
          <table:table-cell office:value-type="float" office:value="1339.5862132648742" table:style-name="ce72">
            <text:p>1,340</text:p>
          </table:table-cell>
          <table:table-cell office:value-type="float" office:value="1336.33" table:style-name="ce72">
            <text:p>1,336</text:p>
          </table:table-cell>
          <table:table-cell office:value-type="float" office:value="1335.75" table:style-name="ce72">
            <text:p>1,336</text:p>
          </table:table-cell>
          <table:table-cell office:value-type="float" office:value="1336.64" table:style-name="ce72">
            <text:p>1,337</text:p>
          </table:table-cell>
          <table:table-cell office:value-type="float" office:value="1171.52" table:style-name="ce72">
            <text:p>1,172</text:p>
          </table:table-cell>
          <table:table-cell office:value-type="float" office:value="1160.4000000000001" table:style-name="ce72">
            <text:p>1,160</text:p>
          </table:table-cell>
          <table:table-cell office:value-type="float" office:value="1197.18" table:style-name="ce72">
            <text:p>1,197</text:p>
          </table:table-cell>
          <table:table-cell office:value-type="float" office:value="1247.9100000000001" table:style-name="ce73">
            <text:p><text:s/>1,248<text:s/></text:p>
          </table:table-cell>
          <table:table-cell office:value-type="float" office:value="1316.61" table:style-name="ce74">
            <text:p>1,317</text:p>
          </table:table-cell>
          <table:table-cell office:value-type="float" office:value="1401.69" table:style-name="ce72">
            <text:p>1,402</text:p>
          </table:table-cell>
          <table:table-cell office:value-type="float" office:value="1468.01" table:style-name="ce72">
            <text:p>1,468</text:p>
          </table:table-cell>
          <table:table-cell office:value-type="float" office:value="1533.81" table:style-name="ce72">
            <text:p>1,534</text:p>
          </table:table-cell>
          <table:table-cell office:value-type="float" office:value="1550.3" table:style-name="ce72">
            <text:p>1,550</text:p>
          </table:table-cell>
          <table:table-cell office:value-type="float" office:value="1665.48" table:style-name="ce72">
            <text:p>1,665</text:p>
          </table:table-cell>
          <table:table-cell office:value-type="float" office:value="1759.47" table:style-name="ce72">
            <text:p>1,759</text:p>
          </table:table-cell>
          <table:table-cell office:value-type="float" office:value="1846" table:style-name="ce72">
            <text:p>1,846</text:p>
          </table:table-cell>
          <table:table-cell office:value-type="float" office:value="1937.73" table:style-name="ce72">
            <text:p>1,938</text:p>
          </table:table-cell>
          <table:table-cell table:style-name="ce71"/>
          <table:table-cell table:number-columns-repeated="16345"/>
        </table:table-row>
        <table:table-row table:style-name="ro27">
          <table:table-cell office:value-type="string" table:style-name="ce63">
            <text:p>E3033</text:p>
          </table:table-cell>
          <table:table-cell office:value-type="string" table:style-name="ce63">
            <text:p>E07000172</text:p>
          </table:table-cell>
          <table:table-cell office:value-type="string" table:style-name="ce63">
            <text:p>Broxtowe</text:p>
          </table:table-cell>
          <table:table-cell office:value-type="string" table:style-name="ce63">
            <text:p>YES</text:p>
          </table:table-cell>
          <table:table-cell office:value-type="string" table:style-name="ce63">
            <text:p>SD</text:p>
          </table:table-cell>
          <table:table-cell office:value-type="float" office:value="430" table:style-name="ce72">
            <text:p>430</text:p>
          </table:table-cell>
          <table:table-cell office:value-type="float" office:value="509.64" table:style-name="ce72">
            <text:p>510</text:p>
          </table:table-cell>
          <table:table-cell office:value-type="float" office:value="536.86" table:style-name="ce72">
            <text:p>537</text:p>
          </table:table-cell>
          <table:table-cell office:value-type="float" office:value="548.47" table:style-name="ce72">
            <text:p>548</text:p>
          </table:table-cell>
          <table:table-cell office:value-type="float" office:value="572.51" table:style-name="ce72">
            <text:p>573</text:p>
          </table:table-cell>
          <table:table-cell office:value-type="float" office:value="638.12" table:style-name="ce72">
            <text:p>638</text:p>
          </table:table-cell>
          <table:table-cell office:value-type="float" office:value="699.28" table:style-name="ce72">
            <text:p>699</text:p>
          </table:table-cell>
          <table:table-cell office:value-type="float" office:value="742.89" table:style-name="ce72">
            <text:p>743</text:p>
          </table:table-cell>
          <table:table-cell office:value-type="float" office:value="786.69" table:style-name="ce72">
            <text:p>787</text:p>
          </table:table-cell>
          <table:table-cell office:value-type="float" office:value="857.48" table:style-name="ce72">
            <text:p>857</text:p>
          </table:table-cell>
          <table:table-cell office:value-type="float" office:value="944.68" table:style-name="ce72">
            <text:p>945</text:p>
          </table:table-cell>
          <table:table-cell office:value-type="float" office:value="998.96" table:style-name="ce72">
            <text:p>999</text:p>
          </table:table-cell>
          <table:table-cell office:value-type="float" office:value="1036.0899999999999" table:style-name="ce72">
            <text:p>1,036</text:p>
          </table:table-cell>
          <table:table-cell office:value-type="float" office:value="1086.58" table:style-name="ce72">
            <text:p>1,087</text:p>
          </table:table-cell>
          <table:table-cell office:value-type="float" office:value="1135.21" table:style-name="ce72">
            <text:p>1,135</text:p>
          </table:table-cell>
          <table:table-cell office:value-type="float" office:value="1172.83" table:style-name="ce72">
            <text:p>1,173</text:p>
          </table:table-cell>
          <table:table-cell office:value-type="float" office:value="1204.9489753934254" table:style-name="ce72">
            <text:p>1,205</text:p>
          </table:table-cell>
          <table:table-cell office:value-type="float" office:value="1215.93" table:style-name="ce72">
            <text:p>1,216</text:p>
          </table:table-cell>
          <table:table-cell office:value-type="float" office:value="1214.23" table:style-name="ce72">
            <text:p>1,214</text:p>
          </table:table-cell>
          <table:table-cell office:value-type="float" office:value="1217.5" table:style-name="ce72">
            <text:p>1,218</text:p>
          </table:table-cell>
          <table:table-cell office:value-type="float" office:value="1089.51" table:style-name="ce72">
            <text:p>1,090</text:p>
          </table:table-cell>
          <table:table-cell office:value-type="float" office:value="1095.77" table:style-name="ce72">
            <text:p>1,096</text:p>
          </table:table-cell>
          <table:table-cell office:value-type="float" office:value="1120.8499999999999" table:style-name="ce72">
            <text:p>1,121</text:p>
          </table:table-cell>
          <table:table-cell office:value-type="float" office:value="1170.07" table:style-name="ce73">
            <text:p><text:s/>1,170<text:s/></text:p>
          </table:table-cell>
          <table:table-cell office:value-type="float" office:value="1222.72" table:style-name="ce74">
            <text:p>1,223</text:p>
          </table:table-cell>
          <table:table-cell office:value-type="float" office:value="1287.54" table:style-name="ce72">
            <text:p>1,288</text:p>
          </table:table-cell>
          <table:table-cell office:value-type="float" office:value="1346.27" table:style-name="ce72">
            <text:p>1,346</text:p>
          </table:table-cell>
          <table:table-cell office:value-type="float" office:value="1406.08" table:style-name="ce72">
            <text:p>1,406</text:p>
          </table:table-cell>
          <table:table-cell office:value-type="float" office:value="1459.56" table:style-name="ce72">
            <text:p>1,460</text:p>
          </table:table-cell>
          <table:table-cell office:value-type="float" office:value="1520.27" table:style-name="ce72">
            <text:p>1,520</text:p>
          </table:table-cell>
          <table:table-cell office:value-type="float" office:value="1601.06" table:style-name="ce72">
            <text:p>1,601</text:p>
          </table:table-cell>
          <table:table-cell office:value-type="float" office:value="1685" table:style-name="ce72">
            <text:p>1,685</text:p>
          </table:table-cell>
          <table:table-cell office:value-type="float" office:value="1772.39" table:style-name="ce72">
            <text:p>1,772</text:p>
          </table:table-cell>
          <table:table-cell table:style-name="ce71"/>
          <table:table-cell table:number-columns-repeated="16345"/>
        </table:table-row>
        <table:table-row table:style-name="ro27">
          <table:table-cell office:value-type="string" table:style-name="ce63">
            <text:p>E0402</text:p>
          </table:table-cell>
          <table:table-cell office:value-type="string" table:style-name="ce63">
            <text:p>E06000060</text:p>
          </table:table-cell>
          <table:table-cell office:value-type="string" table:style-name="ce63">
            <text:p>Buckinghamshire UA</text:p>
          </table:table-cell>
          <table:table-cell office:value-type="string" table:style-name="ce63">
            <text:p>YES</text:p>
          </table:table-cell>
          <table:table-cell office:value-type="string" table:style-name="ce63">
            <text:p>UA</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float" office:value="1923.79" table:style-name="ce72">
            <text:p>1,924</text:p>
          </table:table-cell>
          <table:table-cell office:value-type="float" office:value="1971.94" table:style-name="ce72">
            <text:p>1,972</text:p>
          </table:table-cell>
          <table:table-cell office:value-type="float" office:value="2058.46" table:style-name="ce72">
            <text:p>2,058</text:p>
          </table:table-cell>
          <table:table-cell office:value-type="float" office:value="2183.9299999999998" table:style-name="ce72">
            <text:p>2,184</text:p>
          </table:table-cell>
          <table:table-cell office:value-type="float" office:value="2292" table:style-name="ce72">
            <text:p>2,292</text:p>
          </table:table-cell>
          <table:table-cell office:value-type="float" office:value="2404.96" table:style-name="ce72">
            <text:p>2,405</text:p>
          </table:table-cell>
          <table:table-cell table:style-name="ce71"/>
          <table:table-cell table:number-columns-repeated="16345"/>
        </table:table-row>
        <table:table-row table:style-name="ro27">
          <table:table-cell office:value-type="string" table:style-name="ce63">
            <text:p>E2333</text:p>
          </table:table-cell>
          <table:table-cell office:value-type="string" table:style-name="ce63">
            <text:p>E07000117</text:p>
          </table:table-cell>
          <table:table-cell office:value-type="string" table:style-name="ce63">
            <text:p>Burnley</text:p>
          </table:table-cell>
          <table:table-cell office:value-type="string" table:style-name="ce63">
            <text:p>YES</text:p>
          </table:table-cell>
          <table:table-cell office:value-type="string" table:style-name="ce63">
            <text:p>SD</text:p>
          </table:table-cell>
          <table:table-cell office:value-type="float" office:value="400" table:style-name="ce72">
            <text:p>400</text:p>
          </table:table-cell>
          <table:table-cell office:value-type="float" office:value="441.02" table:style-name="ce72">
            <text:p>441</text:p>
          </table:table-cell>
          <table:table-cell office:value-type="float" office:value="455.7" table:style-name="ce72">
            <text:p>456</text:p>
          </table:table-cell>
          <table:table-cell office:value-type="float" office:value="485.48" table:style-name="ce72">
            <text:p>485</text:p>
          </table:table-cell>
          <table:table-cell office:value-type="float" office:value="515.25" table:style-name="ce72">
            <text:p>515</text:p>
          </table:table-cell>
          <table:table-cell office:value-type="float" office:value="578.41" table:style-name="ce72">
            <text:p>578</text:p>
          </table:table-cell>
          <table:table-cell office:value-type="float" office:value="625.12" table:style-name="ce72">
            <text:p>625</text:p>
          </table:table-cell>
          <table:table-cell office:value-type="float" office:value="660.63" table:style-name="ce72">
            <text:p>661</text:p>
          </table:table-cell>
          <table:table-cell office:value-type="float" office:value="687.67" table:style-name="ce72">
            <text:p>688</text:p>
          </table:table-cell>
          <table:table-cell office:value-type="float" office:value="737.67" table:style-name="ce72">
            <text:p>738</text:p>
          </table:table-cell>
          <table:table-cell office:value-type="float" office:value="809.53" table:style-name="ce72">
            <text:p>810</text:p>
          </table:table-cell>
          <table:table-cell office:value-type="float" office:value="847.02" table:style-name="ce72">
            <text:p>847</text:p>
          </table:table-cell>
          <table:table-cell office:value-type="float" office:value="872.03" table:style-name="ce72">
            <text:p>872</text:p>
          </table:table-cell>
          <table:table-cell office:value-type="float" office:value="915.99" table:style-name="ce72">
            <text:p>916</text:p>
          </table:table-cell>
          <table:table-cell office:value-type="float" office:value="966.04" table:style-name="ce72">
            <text:p>966</text:p>
          </table:table-cell>
          <table:table-cell office:value-type="float" office:value="1008.1" table:style-name="ce72">
            <text:p>1,008</text:p>
          </table:table-cell>
          <table:table-cell office:value-type="float" office:value="1043.4123285544226" table:style-name="ce72">
            <text:p>1,043</text:p>
          </table:table-cell>
          <table:table-cell office:value-type="float" office:value="1048.3699999999999" table:style-name="ce72">
            <text:p>1,048</text:p>
          </table:table-cell>
          <table:table-cell office:value-type="float" office:value="1048.1199999999999" table:style-name="ce72">
            <text:p>1,048</text:p>
          </table:table-cell>
          <table:table-cell office:value-type="float" office:value="1044.68" table:style-name="ce72">
            <text:p>1,045</text:p>
          </table:table-cell>
          <table:table-cell office:value-type="float" office:value="845.81" table:style-name="ce72">
            <text:p>846</text:p>
          </table:table-cell>
          <table:table-cell office:value-type="float" office:value="844.47" table:style-name="ce72">
            <text:p>844</text:p>
          </table:table-cell>
          <table:table-cell office:value-type="float" office:value="882.67" table:style-name="ce72">
            <text:p>883</text:p>
          </table:table-cell>
          <table:table-cell office:value-type="float" office:value="929.81" table:style-name="ce73">
            <text:p><text:s/>930<text:s/></text:p>
          </table:table-cell>
          <table:table-cell office:value-type="float" office:value="975.65" table:style-name="ce74">
            <text:p>976</text:p>
          </table:table-cell>
          <table:table-cell office:value-type="float" office:value="1048.76" table:style-name="ce72">
            <text:p>1,049</text:p>
          </table:table-cell>
          <table:table-cell office:value-type="float" office:value="1096.29" table:style-name="ce72">
            <text:p>1,096</text:p>
          </table:table-cell>
          <table:table-cell office:value-type="float" office:value="1138.99" table:style-name="ce72">
            <text:p>1,139</text:p>
          </table:table-cell>
          <table:table-cell office:value-type="float" office:value="1175.26" table:style-name="ce72">
            <text:p>1,175</text:p>
          </table:table-cell>
          <table:table-cell office:value-type="float" office:value="1224.98" table:style-name="ce72">
            <text:p>1,225</text:p>
          </table:table-cell>
          <table:table-cell office:value-type="float" office:value="1269.05" table:style-name="ce72">
            <text:p>1,269</text:p>
          </table:table-cell>
          <table:table-cell office:value-type="float" office:value="1337" table:style-name="ce72">
            <text:p>1,337</text:p>
          </table:table-cell>
          <table:table-cell office:value-type="float" office:value="1410.66" table:style-name="ce72">
            <text:p>1,411</text:p>
          </table:table-cell>
          <table:table-cell table:style-name="ce71"/>
          <table:table-cell table:number-columns-repeated="16345"/>
        </table:table-row>
        <table:table-row table:style-name="ro27">
          <table:table-cell office:value-type="string" table:style-name="ce63">
            <text:p>E4202</text:p>
          </table:table-cell>
          <table:table-cell office:value-type="string" table:style-name="ce63">
            <text:p>E08000002</text:p>
          </table:table-cell>
          <table:table-cell office:value-type="string" table:style-name="ce63">
            <text:p>Bury</text:p>
          </table:table-cell>
          <table:table-cell office:value-type="string" table:style-name="ce63">
            <text:p>YES</text:p>
          </table:table-cell>
          <table:table-cell office:value-type="string" table:style-name="ce63">
            <text:p>MD</text:p>
          </table:table-cell>
          <table:table-cell office:value-type="float" office:value="462" table:style-name="ce72">
            <text:p>462</text:p>
          </table:table-cell>
          <table:table-cell office:value-type="float" office:value="434" table:style-name="ce72">
            <text:p>434</text:p>
          </table:table-cell>
          <table:table-cell office:value-type="float" office:value="472.01" table:style-name="ce72">
            <text:p>472</text:p>
          </table:table-cell>
          <table:table-cell office:value-type="float" office:value="493.43" table:style-name="ce72">
            <text:p>493</text:p>
          </table:table-cell>
          <table:table-cell office:value-type="float" office:value="539.69000000000005" table:style-name="ce72">
            <text:p>540</text:p>
          </table:table-cell>
          <table:table-cell office:value-type="float" office:value="571.19000000000005" table:style-name="ce72">
            <text:p>571</text:p>
          </table:table-cell>
          <table:table-cell office:value-type="float" office:value="615.82000000000005" table:style-name="ce72">
            <text:p>616</text:p>
          </table:table-cell>
          <table:table-cell office:value-type="float" office:value="643.97" table:style-name="ce72">
            <text:p>644</text:p>
          </table:table-cell>
          <table:table-cell office:value-type="float" office:value="689.57" table:style-name="ce72">
            <text:p>690</text:p>
          </table:table-cell>
          <table:table-cell office:value-type="float" office:value="737.33" table:style-name="ce72">
            <text:p>737</text:p>
          </table:table-cell>
          <table:table-cell office:value-type="float" office:value="825.85" table:style-name="ce72">
            <text:p>826</text:p>
          </table:table-cell>
          <table:table-cell office:value-type="float" office:value="848.24" table:style-name="ce72">
            <text:p>848</text:p>
          </table:table-cell>
          <table:table-cell office:value-type="float" office:value="890.72" table:style-name="ce72">
            <text:p>891</text:p>
          </table:table-cell>
          <table:table-cell office:value-type="float" office:value="939.25" table:style-name="ce72">
            <text:p>939</text:p>
          </table:table-cell>
          <table:table-cell office:value-type="float" office:value="980.42" table:style-name="ce72">
            <text:p>980</text:p>
          </table:table-cell>
          <table:table-cell office:value-type="float" office:value="1013.25" table:style-name="ce72">
            <text:p>1,013</text:p>
          </table:table-cell>
          <table:table-cell office:value-type="float" office:value="1067.5726276991904" table:style-name="ce72">
            <text:p>1,068</text:p>
          </table:table-cell>
          <table:table-cell office:value-type="float" office:value="1104.21" table:style-name="ce72">
            <text:p>1,104</text:p>
          </table:table-cell>
          <table:table-cell office:value-type="float" office:value="1101.24" table:style-name="ce72">
            <text:p>1,101</text:p>
          </table:table-cell>
          <table:table-cell office:value-type="float" office:value="1098.58" table:style-name="ce72">
            <text:p>1,099</text:p>
          </table:table-cell>
          <table:table-cell office:value-type="float" office:value="972.39" table:style-name="ce72">
            <text:p>972</text:p>
          </table:table-cell>
          <table:table-cell office:value-type="float" office:value="958.29" table:style-name="ce72">
            <text:p>958</text:p>
          </table:table-cell>
          <table:table-cell office:value-type="float" office:value="954.74" table:style-name="ce72">
            <text:p>955</text:p>
          </table:table-cell>
          <table:table-cell office:value-type="float" office:value="998.87" table:style-name="ce73">
            <text:p><text:s/>999<text:s/></text:p>
          </table:table-cell>
          <table:table-cell office:value-type="float" office:value="1049.8800000000001" table:style-name="ce74">
            <text:p>1,050</text:p>
          </table:table-cell>
          <table:table-cell office:value-type="float" office:value="1122.8699999999999" table:style-name="ce72">
            <text:p>1,123</text:p>
          </table:table-cell>
          <table:table-cell office:value-type="float" office:value="1187.3800000000001" table:style-name="ce72">
            <text:p>1,187</text:p>
          </table:table-cell>
          <table:table-cell office:value-type="float" office:value="1275.82" table:style-name="ce72">
            <text:p>1,276</text:p>
          </table:table-cell>
          <table:table-cell office:value-type="float" office:value="1301.69" table:style-name="ce72">
            <text:p>1,302</text:p>
          </table:table-cell>
          <table:table-cell office:value-type="float" office:value="1390.76" table:style-name="ce72">
            <text:p>1,391</text:p>
          </table:table-cell>
          <table:table-cell office:value-type="float" office:value="1486.28" table:style-name="ce72">
            <text:p>1,486</text:p>
          </table:table-cell>
          <table:table-cell office:value-type="float" office:value="1580" table:style-name="ce72">
            <text:p>1,580</text:p>
          </table:table-cell>
          <table:table-cell office:value-type="float" office:value="1698.84" table:style-name="ce72">
            <text:p>1,699</text:p>
          </table:table-cell>
          <table:table-cell table:style-name="ce71"/>
          <table:table-cell table:number-columns-repeated="16345"/>
        </table:table-row>
        <table:table-row table:style-name="ro27">
          <table:table-cell office:value-type="string" table:style-name="ce63">
            <text:p>E4702</text:p>
          </table:table-cell>
          <table:table-cell office:value-type="string" table:style-name="ce63">
            <text:p>E08000033</text:p>
          </table:table-cell>
          <table:table-cell office:value-type="string" table:style-name="ce63">
            <text:p>Calderdale</text:p>
          </table:table-cell>
          <table:table-cell office:value-type="string" table:style-name="ce63">
            <text:p>YES</text:p>
          </table:table-cell>
          <table:table-cell office:value-type="string" table:style-name="ce63">
            <text:p>MD</text:p>
          </table:table-cell>
          <table:table-cell office:value-type="float" office:value="434" table:style-name="ce72">
            <text:p>434</text:p>
          </table:table-cell>
          <table:table-cell office:value-type="float" office:value="477.08" table:style-name="ce72">
            <text:p>477</text:p>
          </table:table-cell>
          <table:table-cell office:value-type="float" office:value="493.68" table:style-name="ce72">
            <text:p>494</text:p>
          </table:table-cell>
          <table:table-cell office:value-type="float" office:value="520.97" table:style-name="ce72">
            <text:p>521</text:p>
          </table:table-cell>
          <table:table-cell office:value-type="float" office:value="552.52" table:style-name="ce72">
            <text:p>553</text:p>
          </table:table-cell>
          <table:table-cell office:value-type="float" office:value="595.63" table:style-name="ce72">
            <text:p>596</text:p>
          </table:table-cell>
          <table:table-cell office:value-type="float" office:value="623.94000000000005" table:style-name="ce72">
            <text:p>624</text:p>
          </table:table-cell>
          <table:table-cell office:value-type="float" office:value="652.01" table:style-name="ce72">
            <text:p>652</text:p>
          </table:table-cell>
          <table:table-cell office:value-type="float" office:value="687.64" table:style-name="ce72">
            <text:p>688</text:p>
          </table:table-cell>
          <table:table-cell office:value-type="float" office:value="733.01" table:style-name="ce72">
            <text:p>733</text:p>
          </table:table-cell>
          <table:table-cell office:value-type="float" office:value="809.81" table:style-name="ce72">
            <text:p>810</text:p>
          </table:table-cell>
          <table:table-cell office:value-type="float" office:value="851.74" table:style-name="ce72">
            <text:p>852</text:p>
          </table:table-cell>
          <table:table-cell office:value-type="float" office:value="889.47" table:style-name="ce72">
            <text:p>889</text:p>
          </table:table-cell>
          <table:table-cell office:value-type="float" office:value="936.35" table:style-name="ce72">
            <text:p>936</text:p>
          </table:table-cell>
          <table:table-cell office:value-type="float" office:value="984.37" table:style-name="ce72">
            <text:p>984</text:p>
          </table:table-cell>
          <table:table-cell office:value-type="float" office:value="1013.36" table:style-name="ce72">
            <text:p>1,013</text:p>
          </table:table-cell>
          <table:table-cell office:value-type="float" office:value="1041.2787726284485" table:style-name="ce72">
            <text:p>1,041</text:p>
          </table:table-cell>
          <table:table-cell office:value-type="float" office:value="1035.31" table:style-name="ce72">
            <text:p>1,035</text:p>
          </table:table-cell>
          <table:table-cell office:value-type="float" office:value="1036.06" table:style-name="ce72">
            <text:p>1,036</text:p>
          </table:table-cell>
          <table:table-cell office:value-type="float" office:value="1044.45" table:style-name="ce72">
            <text:p>1,044</text:p>
          </table:table-cell>
          <table:table-cell office:value-type="float" office:value="913.49" table:style-name="ce72">
            <text:p>913</text:p>
          </table:table-cell>
          <table:table-cell office:value-type="float" office:value="910.99" table:style-name="ce72">
            <text:p>911</text:p>
          </table:table-cell>
          <table:table-cell office:value-type="float" office:value="917.7" table:style-name="ce72">
            <text:p>918</text:p>
          </table:table-cell>
          <table:table-cell office:value-type="float" office:value="964.62" table:style-name="ce73">
            <text:p><text:s/>965<text:s/></text:p>
          </table:table-cell>
          <table:table-cell office:value-type="float" office:value="1018.17" table:style-name="ce74">
            <text:p>1,018</text:p>
          </table:table-cell>
          <table:table-cell office:value-type="float" office:value="1093.46" table:style-name="ce72">
            <text:p>1,093</text:p>
          </table:table-cell>
          <table:table-cell office:value-type="float" office:value="1154.92" table:style-name="ce72">
            <text:p>1,155</text:p>
          </table:table-cell>
          <table:table-cell office:value-type="float" office:value="1210.19" table:style-name="ce72">
            <text:p>1,210</text:p>
          </table:table-cell>
          <table:table-cell office:value-type="float" office:value="1247.42" table:style-name="ce72">
            <text:p>1,247</text:p>
          </table:table-cell>
          <table:table-cell office:value-type="float" office:value="1306.49" table:style-name="ce72">
            <text:p>1,306</text:p>
          </table:table-cell>
          <table:table-cell office:value-type="float" office:value="1382.45" table:style-name="ce72">
            <text:p>1,382</text:p>
          </table:table-cell>
          <table:table-cell office:value-type="float" office:value="1471" table:style-name="ce72">
            <text:p>1,471</text:p>
          </table:table-cell>
          <table:table-cell office:value-type="float" office:value="1588.77" table:style-name="ce72">
            <text:p>1,589</text:p>
          </table:table-cell>
          <table:table-cell table:style-name="ce71"/>
          <table:table-cell table:number-columns-repeated="16345"/>
        </table:table-row>
        <table:table-row table:style-name="ro27">
          <table:table-cell office:value-type="string" table:style-name="ce63">
            <text:p>E0531</text:p>
          </table:table-cell>
          <table:table-cell office:value-type="string" table:style-name="ce63">
            <text:p>E07000008</text:p>
          </table:table-cell>
          <table:table-cell office:value-type="string" table:style-name="ce63">
            <text:p>Cambridge</text:p>
          </table:table-cell>
          <table:table-cell office:value-type="string" table:style-name="ce63">
            <text:p>YES</text:p>
          </table:table-cell>
          <table:table-cell office:value-type="string" table:style-name="ce63">
            <text:p>SD</text:p>
          </table:table-cell>
          <table:table-cell office:value-type="float" office:value="486" table:style-name="ce72">
            <text:p>486</text:p>
          </table:table-cell>
          <table:table-cell office:value-type="float" office:value="479" table:style-name="ce72">
            <text:p>479</text:p>
          </table:table-cell>
          <table:table-cell office:value-type="float" office:value="503.8" table:style-name="ce72">
            <text:p>504</text:p>
          </table:table-cell>
          <table:table-cell office:value-type="float" office:value="523.41999999999996" table:style-name="ce72">
            <text:p>523</text:p>
          </table:table-cell>
          <table:table-cell office:value-type="float" office:value="548.26" table:style-name="ce72">
            <text:p>548</text:p>
          </table:table-cell>
          <table:table-cell office:value-type="float" office:value="589.91999999999996" table:style-name="ce72">
            <text:p>590</text:p>
          </table:table-cell>
          <table:table-cell office:value-type="float" office:value="637.03" table:style-name="ce72">
            <text:p>637</text:p>
          </table:table-cell>
          <table:table-cell office:value-type="float" office:value="689.33" table:style-name="ce72">
            <text:p>689</text:p>
          </table:table-cell>
          <table:table-cell office:value-type="float" office:value="735.22" table:style-name="ce72">
            <text:p>735</text:p>
          </table:table-cell>
          <table:table-cell office:value-type="float" office:value="816.25" table:style-name="ce72">
            <text:p>816</text:p>
          </table:table-cell>
          <table:table-cell office:value-type="float" office:value="898.61" table:style-name="ce72">
            <text:p>899</text:p>
          </table:table-cell>
          <table:table-cell office:value-type="float" office:value="973.31" table:style-name="ce72">
            <text:p>973</text:p>
          </table:table-cell>
          <table:table-cell office:value-type="float" office:value="1005.56" table:style-name="ce72">
            <text:p>1,006</text:p>
          </table:table-cell>
          <table:table-cell office:value-type="float" office:value="1053.5999999999999" table:style-name="ce72">
            <text:p>1,054</text:p>
          </table:table-cell>
          <table:table-cell office:value-type="float" office:value="1146.33" table:style-name="ce72">
            <text:p>1,146</text:p>
          </table:table-cell>
          <table:table-cell office:value-type="float" office:value="1196.3800000000001" table:style-name="ce72">
            <text:p>1,196</text:p>
          </table:table-cell>
          <table:table-cell office:value-type="float" office:value="1236.6548754843018" table:style-name="ce72">
            <text:p>1,237</text:p>
          </table:table-cell>
          <table:table-cell office:value-type="float" office:value="1264.74" table:style-name="ce72">
            <text:p>1,265</text:p>
          </table:table-cell>
          <table:table-cell office:value-type="float" office:value="1275.77" table:style-name="ce72">
            <text:p>1,276</text:p>
          </table:table-cell>
          <table:table-cell office:value-type="float" office:value="1307.18" table:style-name="ce72">
            <text:p>1,307</text:p>
          </table:table-cell>
          <table:table-cell office:value-type="float" office:value="1216.8499999999999" table:style-name="ce72">
            <text:p>1,217</text:p>
          </table:table-cell>
          <table:table-cell office:value-type="float" office:value="1236.6099999999999" table:style-name="ce72">
            <text:p>1,237</text:p>
          </table:table-cell>
          <table:table-cell office:value-type="float" office:value="1276.27" table:style-name="ce72">
            <text:p>1,276</text:p>
          </table:table-cell>
          <table:table-cell office:value-type="float" office:value="1298.44" table:style-name="ce73">
            <text:p><text:s/>1,298<text:s/></text:p>
          </table:table-cell>
          <table:table-cell office:value-type="float" office:value="1343.08" table:style-name="ce74">
            <text:p>1,343</text:p>
          </table:table-cell>
          <table:table-cell office:value-type="float" office:value="1395.13" table:style-name="ce72">
            <text:p>1,395</text:p>
          </table:table-cell>
          <table:table-cell office:value-type="float" office:value="1462.76" table:style-name="ce72">
            <text:p>1,463</text:p>
          </table:table-cell>
          <table:table-cell office:value-type="float" office:value="1531.55" table:style-name="ce72">
            <text:p>1,532</text:p>
          </table:table-cell>
          <table:table-cell office:value-type="float" office:value="1531.23" table:style-name="ce72">
            <text:p>1,531</text:p>
          </table:table-cell>
          <table:table-cell office:value-type="float" office:value="1610.14" table:style-name="ce72">
            <text:p>1,610</text:p>
          </table:table-cell>
          <table:table-cell office:value-type="float" office:value="1718.06" table:style-name="ce72">
            <text:p>1,718</text:p>
          </table:table-cell>
          <table:table-cell office:value-type="float" office:value="1819" table:style-name="ce72">
            <text:p>1,819</text:p>
          </table:table-cell>
          <table:table-cell office:value-type="float" office:value="1919.2" table:style-name="ce72">
            <text:p>1,919</text:p>
          </table:table-cell>
          <table:table-cell table:style-name="ce71"/>
          <table:table-cell table:number-columns-repeated="16345"/>
        </table:table-row>
        <table:table-row table:style-name="ro27">
          <table:table-cell office:value-type="string" table:style-name="ce63">
            <text:p>E5011</text:p>
          </table:table-cell>
          <table:table-cell office:value-type="string" table:style-name="ce63">
            <text:p>E09000007</text:p>
          </table:table-cell>
          <table:table-cell office:value-type="string" table:style-name="ce63">
            <text:p>Camden</text:p>
          </table:table-cell>
          <table:table-cell office:value-type="string" table:style-name="ce63">
            <text:p>YES</text:p>
          </table:table-cell>
          <table:table-cell office:value-type="string" table:style-name="ce63">
            <text:p>ILB</text:p>
          </table:table-cell>
          <table:table-cell office:value-type="float" office:value="650" table:style-name="ce72">
            <text:p>650</text:p>
          </table:table-cell>
          <table:table-cell office:value-type="float" office:value="597.52" table:style-name="ce72">
            <text:p>598</text:p>
          </table:table-cell>
          <table:table-cell office:value-type="float" office:value="623.29999999999995" table:style-name="ce72">
            <text:p>623</text:p>
          </table:table-cell>
          <table:table-cell office:value-type="float" office:value="732.48" table:style-name="ce72">
            <text:p>732</text:p>
          </table:table-cell>
          <table:table-cell office:value-type="float" office:value="758.27" table:style-name="ce72">
            <text:p>758</text:p>
          </table:table-cell>
          <table:table-cell office:value-type="float" office:value="839.01" table:style-name="ce72">
            <text:p>839</text:p>
          </table:table-cell>
          <table:table-cell office:value-type="float" office:value="853.34" table:style-name="ce72">
            <text:p>853</text:p>
          </table:table-cell>
          <table:table-cell office:value-type="float" office:value="872.96" table:style-name="ce72">
            <text:p>873</text:p>
          </table:table-cell>
          <table:table-cell office:value-type="float" office:value="906.55" table:style-name="ce72">
            <text:p>907</text:p>
          </table:table-cell>
          <table:table-cell office:value-type="float" office:value="964.88" table:style-name="ce72">
            <text:p>965</text:p>
          </table:table-cell>
          <table:table-cell office:value-type="float" office:value="1114.95" table:style-name="ce72">
            <text:p>1,115</text:p>
          </table:table-cell>
          <table:table-cell office:value-type="float" office:value="1197.7" table:style-name="ce72">
            <text:p>1,198</text:p>
          </table:table-cell>
          <table:table-cell office:value-type="float" office:value="1226.9000000000001" table:style-name="ce72">
            <text:p>1,227</text:p>
          </table:table-cell>
          <table:table-cell office:value-type="float" office:value="1282.67" table:style-name="ce72">
            <text:p>1,283</text:p>
          </table:table-cell>
          <table:table-cell office:value-type="float" office:value="1299.3" table:style-name="ce72">
            <text:p>1,299</text:p>
          </table:table-cell>
          <table:table-cell office:value-type="float" office:value="1335.19" table:style-name="ce72">
            <text:p>1,335</text:p>
          </table:table-cell>
          <table:table-cell office:value-type="float" office:value="1331.2829017966235" table:style-name="ce72">
            <text:p>1,331</text:p>
          </table:table-cell>
          <table:table-cell office:value-type="float" office:value="1319.34" table:style-name="ce72">
            <text:p>1,319</text:p>
          </table:table-cell>
          <table:table-cell office:value-type="float" office:value="1330.89" table:style-name="ce72">
            <text:p>1,331</text:p>
          </table:table-cell>
          <table:table-cell office:value-type="float" office:value="1331.76" table:style-name="ce72">
            <text:p>1,332</text:p>
          </table:table-cell>
          <table:table-cell office:value-type="float" office:value="1112.4000000000001" table:style-name="ce72">
            <text:p>1,112</text:p>
          </table:table-cell>
          <table:table-cell office:value-type="float" office:value="1094.8699999999999" table:style-name="ce72">
            <text:p>1,095</text:p>
          </table:table-cell>
          <table:table-cell office:value-type="float" office:value="1125.1199999999999" table:style-name="ce72">
            <text:p>1,125</text:p>
          </table:table-cell>
          <table:table-cell office:value-type="float" office:value="1170.52" table:style-name="ce73">
            <text:p><text:s/>1,171<text:s/></text:p>
          </table:table-cell>
          <table:table-cell office:value-type="float" office:value="1212.02" table:style-name="ce74">
            <text:p>1,212</text:p>
          </table:table-cell>
          <table:table-cell office:value-type="float" office:value="1273.1400000000001" table:style-name="ce72">
            <text:p>1,273</text:p>
          </table:table-cell>
          <table:table-cell office:value-type="float" office:value="1349.86" table:style-name="ce72">
            <text:p>1,350</text:p>
          </table:table-cell>
          <table:table-cell office:value-type="float" office:value="1419.38" table:style-name="ce72">
            <text:p>1,419</text:p>
          </table:table-cell>
          <table:table-cell office:value-type="float" office:value="1419.32" table:style-name="ce72">
            <text:p>1,419</text:p>
          </table:table-cell>
          <table:table-cell office:value-type="float" office:value="1510.52" table:style-name="ce72">
            <text:p>1,511</text:p>
          </table:table-cell>
          <table:table-cell office:value-type="float" office:value="1648.8" table:style-name="ce72">
            <text:p>1,649</text:p>
          </table:table-cell>
          <table:table-cell office:value-type="float" office:value="1717" table:style-name="ce72">
            <text:p>1,717</text:p>
          </table:table-cell>
          <table:table-cell office:value-type="float" office:value="1883.12" table:style-name="ce72">
            <text:p>1,883</text:p>
          </table:table-cell>
          <table:table-cell table:style-name="ce71"/>
          <table:table-cell table:number-columns-repeated="16345"/>
        </table:table-row>
        <table:table-row table:style-name="ro27">
          <table:table-cell office:value-type="string" table:style-name="ce63">
            <text:p>E3431</text:p>
          </table:table-cell>
          <table:table-cell office:value-type="string" table:style-name="ce63">
            <text:p>E07000192</text:p>
          </table:table-cell>
          <table:table-cell office:value-type="string" table:style-name="ce63">
            <text:p>Cannock Chase</text:p>
          </table:table-cell>
          <table:table-cell office:value-type="string" table:style-name="ce63">
            <text:p>YES</text:p>
          </table:table-cell>
          <table:table-cell office:value-type="string" table:style-name="ce63">
            <text:p>SD</text:p>
          </table:table-cell>
          <table:table-cell office:value-type="float" office:value="425" table:style-name="ce72">
            <text:p>425</text:p>
          </table:table-cell>
          <table:table-cell office:value-type="float" office:value="446.22" table:style-name="ce72">
            <text:p>446</text:p>
          </table:table-cell>
          <table:table-cell office:value-type="float" office:value="446.52" table:style-name="ce72">
            <text:p>447</text:p>
          </table:table-cell>
          <table:table-cell office:value-type="float" office:value="475.67" table:style-name="ce72">
            <text:p>476</text:p>
          </table:table-cell>
          <table:table-cell office:value-type="float" office:value="505.47" table:style-name="ce72">
            <text:p>505</text:p>
          </table:table-cell>
          <table:table-cell office:value-type="float" office:value="542.89" table:style-name="ce72">
            <text:p>543</text:p>
          </table:table-cell>
          <table:table-cell office:value-type="float" office:value="588.28" table:style-name="ce72">
            <text:p>588</text:p>
          </table:table-cell>
          <table:table-cell office:value-type="float" office:value="623.58000000000004" table:style-name="ce72">
            <text:p>624</text:p>
          </table:table-cell>
          <table:table-cell office:value-type="float" office:value="683.03" table:style-name="ce72">
            <text:p>683</text:p>
          </table:table-cell>
          <table:table-cell office:value-type="float" office:value="726.76" table:style-name="ce72">
            <text:p>727</text:p>
          </table:table-cell>
          <table:table-cell office:value-type="float" office:value="834.61" table:style-name="ce72">
            <text:p>835</text:p>
          </table:table-cell>
          <table:table-cell office:value-type="float" office:value="892.08" table:style-name="ce72">
            <text:p>892</text:p>
          </table:table-cell>
          <table:table-cell office:value-type="float" office:value="932.52" table:style-name="ce72">
            <text:p>933</text:p>
          </table:table-cell>
          <table:table-cell office:value-type="float" office:value="978.76" table:style-name="ce72">
            <text:p>979</text:p>
          </table:table-cell>
          <table:table-cell office:value-type="float" office:value="1019.29" table:style-name="ce72">
            <text:p>1,019</text:p>
          </table:table-cell>
          <table:table-cell office:value-type="float" office:value="1058.98" table:style-name="ce72">
            <text:p>1,059</text:p>
          </table:table-cell>
          <table:table-cell office:value-type="float" office:value="1090.9572863821745" table:style-name="ce72">
            <text:p>1,091</text:p>
          </table:table-cell>
          <table:table-cell office:value-type="float" office:value="1112.5899999999999" table:style-name="ce72">
            <text:p>1,113</text:p>
          </table:table-cell>
          <table:table-cell office:value-type="float" office:value="1117.44" table:style-name="ce72">
            <text:p>1,117</text:p>
          </table:table-cell>
          <table:table-cell office:value-type="float" office:value="1117.73" table:style-name="ce72">
            <text:p>1,118</text:p>
          </table:table-cell>
          <table:table-cell office:value-type="float" office:value="960.79" table:style-name="ce72">
            <text:p>961</text:p>
          </table:table-cell>
          <table:table-cell office:value-type="float" office:value="951.16" table:style-name="ce72">
            <text:p>951</text:p>
          </table:table-cell>
          <table:table-cell office:value-type="float" office:value="978.15" table:style-name="ce72">
            <text:p>978</text:p>
          </table:table-cell>
          <table:table-cell office:value-type="float" office:value="1015.86" table:style-name="ce73">
            <text:p><text:s/>1,016<text:s/></text:p>
          </table:table-cell>
          <table:table-cell office:value-type="float" office:value="1066.27" table:style-name="ce74">
            <text:p>1,066</text:p>
          </table:table-cell>
          <table:table-cell office:value-type="float" office:value="1141.1099999999999" table:style-name="ce72">
            <text:p>1,141</text:p>
          </table:table-cell>
          <table:table-cell office:value-type="float" office:value="1188.83" table:style-name="ce72">
            <text:p>1,189</text:p>
          </table:table-cell>
          <table:table-cell office:value-type="float" office:value="1239.95" table:style-name="ce72">
            <text:p>1,240</text:p>
          </table:table-cell>
          <table:table-cell office:value-type="float" office:value="1282.49" table:style-name="ce72">
            <text:p>1,282</text:p>
          </table:table-cell>
          <table:table-cell office:value-type="float" office:value="1319.47" table:style-name="ce72">
            <text:p>1,319</text:p>
          </table:table-cell>
          <table:table-cell office:value-type="float" office:value="1382.26" table:style-name="ce72">
            <text:p>1,382</text:p>
          </table:table-cell>
          <table:table-cell office:value-type="float" office:value="1446" table:style-name="ce72">
            <text:p>1,446</text:p>
          </table:table-cell>
          <table:table-cell office:value-type="float" office:value="1508.41" table:style-name="ce72">
            <text:p>1,508</text:p>
          </table:table-cell>
          <table:table-cell table:style-name="ce71"/>
          <table:table-cell table:number-columns-repeated="16345"/>
        </table:table-row>
        <table:table-row table:style-name="ro27">
          <table:table-cell office:value-type="string" table:style-name="ce63">
            <text:p>E2232</text:p>
          </table:table-cell>
          <table:table-cell office:value-type="string" table:style-name="ce63">
            <text:p>E07000106</text:p>
          </table:table-cell>
          <table:table-cell office:value-type="string" table:style-name="ce63">
            <text:p>Canterbury</text:p>
          </table:table-cell>
          <table:table-cell office:value-type="string" table:style-name="ce63">
            <text:p>YES</text:p>
          </table:table-cell>
          <table:table-cell office:value-type="string" table:style-name="ce63">
            <text:p>SD</text:p>
          </table:table-cell>
          <table:table-cell office:value-type="float" office:value="460" table:style-name="ce72">
            <text:p>460</text:p>
          </table:table-cell>
          <table:table-cell office:value-type="float" office:value="469.88" table:style-name="ce72">
            <text:p>470</text:p>
          </table:table-cell>
          <table:table-cell office:value-type="float" office:value="498.7" table:style-name="ce72">
            <text:p>499</text:p>
          </table:table-cell>
          <table:table-cell office:value-type="float" office:value="521.59" table:style-name="ce72">
            <text:p>522</text:p>
          </table:table-cell>
          <table:table-cell office:value-type="float" office:value="549.37" table:style-name="ce72">
            <text:p>549</text:p>
          </table:table-cell>
          <table:table-cell office:value-type="float" office:value="608.09" table:style-name="ce72">
            <text:p>608</text:p>
          </table:table-cell>
          <table:table-cell office:value-type="float" office:value="653.86" table:style-name="ce72">
            <text:p>654</text:p>
          </table:table-cell>
          <table:table-cell office:value-type="float" office:value="700.24" table:style-name="ce72">
            <text:p>700</text:p>
          </table:table-cell>
          <table:table-cell office:value-type="float" office:value="743.74" table:style-name="ce72">
            <text:p>744</text:p>
          </table:table-cell>
          <table:table-cell office:value-type="float" office:value="822.47" table:style-name="ce72">
            <text:p>822</text:p>
          </table:table-cell>
          <table:table-cell office:value-type="float" office:value="941.16" table:style-name="ce72">
            <text:p>941</text:p>
          </table:table-cell>
          <table:table-cell office:value-type="float" office:value="1010.63" table:style-name="ce72">
            <text:p>1,011</text:p>
          </table:table-cell>
          <table:table-cell office:value-type="float" office:value="1055.98" table:style-name="ce72">
            <text:p>1,056</text:p>
          </table:table-cell>
          <table:table-cell office:value-type="float" office:value="1119.55" table:style-name="ce72">
            <text:p>1,120</text:p>
          </table:table-cell>
          <table:table-cell office:value-type="float" office:value="1168.93" table:style-name="ce72">
            <text:p>1,169</text:p>
          </table:table-cell>
          <table:table-cell office:value-type="float" office:value="1215.98" table:style-name="ce72">
            <text:p>1,216</text:p>
          </table:table-cell>
          <table:table-cell office:value-type="float" office:value="1249.6746746781116" table:style-name="ce72">
            <text:p>1,250</text:p>
          </table:table-cell>
          <table:table-cell office:value-type="float" office:value="1275.1099999999999" table:style-name="ce72">
            <text:p>1,275</text:p>
          </table:table-cell>
          <table:table-cell office:value-type="float" office:value="1278.43" table:style-name="ce72">
            <text:p>1,278</text:p>
          </table:table-cell>
          <table:table-cell office:value-type="float" office:value="1277.5899999999999" table:style-name="ce72">
            <text:p>1,278</text:p>
          </table:table-cell>
          <table:table-cell office:value-type="float" office:value="1127.0999999999999" table:style-name="ce72">
            <text:p>1,127</text:p>
          </table:table-cell>
          <table:table-cell office:value-type="float" office:value="1132.8" table:style-name="ce72">
            <text:p>1,133</text:p>
          </table:table-cell>
          <table:table-cell office:value-type="float" office:value="1166.83" table:style-name="ce72">
            <text:p>1,167</text:p>
          </table:table-cell>
          <table:table-cell office:value-type="float" office:value="1223.25" table:style-name="ce73">
            <text:p><text:s/>1,223<text:s/></text:p>
          </table:table-cell>
          <table:table-cell office:value-type="float" office:value="1283.55" table:style-name="ce74">
            <text:p>1,284</text:p>
          </table:table-cell>
          <table:table-cell office:value-type="float" office:value="1360.68" table:style-name="ce72">
            <text:p>1,361</text:p>
          </table:table-cell>
          <table:table-cell office:value-type="float" office:value="1440.51" table:style-name="ce72">
            <text:p>1,441</text:p>
          </table:table-cell>
          <table:table-cell office:value-type="float" office:value="1515.85" table:style-name="ce72">
            <text:p>1,516</text:p>
          </table:table-cell>
          <table:table-cell office:value-type="float" office:value="1529" table:style-name="ce72">
            <text:p>1,529</text:p>
          </table:table-cell>
          <table:table-cell office:value-type="float" office:value="1608.1" table:style-name="ce72">
            <text:p>1,608</text:p>
          </table:table-cell>
          <table:table-cell office:value-type="float" office:value="1710.64" table:style-name="ce72">
            <text:p>1,711</text:p>
          </table:table-cell>
          <table:table-cell office:value-type="float" office:value="1786" table:style-name="ce72">
            <text:p>1,786</text:p>
          </table:table-cell>
          <table:table-cell office:value-type="float" office:value="1902.52" table:style-name="ce72">
            <text:p>1,903</text:p>
          </table:table-cell>
          <table:table-cell table:style-name="ce71"/>
          <table:table-cell table:number-columns-repeated="16345"/>
        </table:table-row>
        <table:table-row table:style-name="ro27">
          <table:table-cell office:value-type="string" table:style-name="ce63">
            <text:p>E0831</text:p>
          </table:table-cell>
          <table:table-cell office:value-type="string" table:style-name="ce63">
            <text:p>E07000019</text:p>
          </table:table-cell>
          <table:table-cell office:value-type="string" table:style-name="ce63">
            <text:p>Caradon</text:p>
          </table:table-cell>
          <table:table-cell office:value-type="string" table:style-name="ce63">
            <text:p>NO</text:p>
          </table:table-cell>
          <table:table-cell office:value-type="string" table:style-name="ce63">
            <text:p>SD</text:p>
          </table:table-cell>
          <table:table-cell office:value-type="float" office:value="445" table:style-name="ce72">
            <text:p>445</text:p>
          </table:table-cell>
          <table:table-cell office:value-type="float" office:value="464.12" table:style-name="ce72">
            <text:p>464</text:p>
          </table:table-cell>
          <table:table-cell office:value-type="float" office:value="465.38" table:style-name="ce72">
            <text:p>465</text:p>
          </table:table-cell>
          <table:table-cell office:value-type="float" office:value="489.9" table:style-name="ce72">
            <text:p>490</text:p>
          </table:table-cell>
          <table:table-cell office:value-type="float" office:value="516.99" table:style-name="ce72">
            <text:p>517</text:p>
          </table:table-cell>
          <table:table-cell office:value-type="float" office:value="562.76" table:style-name="ce72">
            <text:p>563</text:p>
          </table:table-cell>
          <table:table-cell office:value-type="float" office:value="595.74" table:style-name="ce72">
            <text:p>596</text:p>
          </table:table-cell>
          <table:table-cell office:value-type="float" office:value="653.30999999999995" table:style-name="ce72">
            <text:p>653</text:p>
          </table:table-cell>
          <table:table-cell office:value-type="float" office:value="686.28" table:style-name="ce72">
            <text:p>686</text:p>
          </table:table-cell>
          <table:table-cell office:value-type="float" office:value="752.19" table:style-name="ce72">
            <text:p>752</text:p>
          </table:table-cell>
          <table:table-cell office:value-type="float" office:value="850.45" table:style-name="ce72">
            <text:p>850</text:p>
          </table:table-cell>
          <table:table-cell office:value-type="float" office:value="939.47" table:style-name="ce72">
            <text:p>939</text:p>
          </table:table-cell>
          <table:table-cell office:value-type="float" office:value="983.58" table:style-name="ce72">
            <text:p>984</text:p>
          </table:table-cell>
          <table:table-cell office:value-type="float" office:value="1035.1500000000001" table:style-name="ce72">
            <text:p>1,035</text:p>
          </table:table-cell>
          <table:table-cell office:value-type="float" office:value="1086.94" table:style-name="ce72">
            <text:p>1,087</text:p>
          </table:table-cell>
          <table:table-cell office:value-type="float" office:value="1142.26" table:style-name="ce72">
            <text:p>1,142</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3">
            <text:p>[z]</text:p>
          </table:table-cell>
          <table:table-cell office:value-type="string" table:style-name="ce74">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1"/>
          <table:table-cell table:number-columns-repeated="16345"/>
        </table:table-row>
        <table:table-row table:style-name="ro27">
          <table:table-cell office:value-type="string" table:style-name="ce63">
            <text:p>E0933</text:p>
          </table:table-cell>
          <table:table-cell office:value-type="string" table:style-name="ce63">
            <text:p>E07000028</text:p>
          </table:table-cell>
          <table:table-cell office:value-type="string" table:style-name="ce63">
            <text:p>Carlisle</text:p>
          </table:table-cell>
          <table:table-cell office:value-type="string" table:style-name="ce63">
            <text:p>NO</text:p>
          </table:table-cell>
          <table:table-cell office:value-type="string" table:style-name="ce63">
            <text:p>SD</text:p>
          </table:table-cell>
          <table:table-cell office:value-type="float" office:value="432" table:style-name="ce72">
            <text:p>432</text:p>
          </table:table-cell>
          <table:table-cell office:value-type="float" office:value="458.82" table:style-name="ce72">
            <text:p>459</text:p>
          </table:table-cell>
          <table:table-cell office:value-type="float" office:value="487.92" table:style-name="ce72">
            <text:p>488</text:p>
          </table:table-cell>
          <table:table-cell office:value-type="float" office:value="517.71" table:style-name="ce72">
            <text:p>518</text:p>
          </table:table-cell>
          <table:table-cell office:value-type="float" office:value="554.17999999999995" table:style-name="ce72">
            <text:p>554</text:p>
          </table:table-cell>
          <table:table-cell office:value-type="float" office:value="595.69000000000005" table:style-name="ce72">
            <text:p>596</text:p>
          </table:table-cell>
          <table:table-cell office:value-type="float" office:value="624.14" table:style-name="ce72">
            <text:p>624</text:p>
          </table:table-cell>
          <table:table-cell office:value-type="float" office:value="653.91" table:style-name="ce72">
            <text:p>654</text:p>
          </table:table-cell>
          <table:table-cell office:value-type="float" office:value="687.64" table:style-name="ce72">
            <text:p>688</text:p>
          </table:table-cell>
          <table:table-cell office:value-type="float" office:value="745.65" table:style-name="ce72">
            <text:p>746</text:p>
          </table:table-cell>
          <table:table-cell office:value-type="float" office:value="843.4" table:style-name="ce72">
            <text:p>843</text:p>
          </table:table-cell>
          <table:table-cell office:value-type="float" office:value="894.72" table:style-name="ce72">
            <text:p>895</text:p>
          </table:table-cell>
          <table:table-cell office:value-type="float" office:value="922.97" table:style-name="ce72">
            <text:p>923</text:p>
          </table:table-cell>
          <table:table-cell office:value-type="float" office:value="999.13" table:style-name="ce72">
            <text:p>999</text:p>
          </table:table-cell>
          <table:table-cell office:value-type="float" office:value="1036.0899999999999" table:style-name="ce72">
            <text:p>1,036</text:p>
          </table:table-cell>
          <table:table-cell office:value-type="float" office:value="1082.07" table:style-name="ce72">
            <text:p>1,082</text:p>
          </table:table-cell>
          <table:table-cell office:value-type="float" office:value="1107.2534237995824" table:style-name="ce72">
            <text:p>1,107</text:p>
          </table:table-cell>
          <table:table-cell office:value-type="float" office:value="1130.51" table:style-name="ce72">
            <text:p>1,131</text:p>
          </table:table-cell>
          <table:table-cell office:value-type="float" office:value="1131.6600000000001" table:style-name="ce72">
            <text:p>1,132</text:p>
          </table:table-cell>
          <table:table-cell office:value-type="float" office:value="1136.52" table:style-name="ce72">
            <text:p>1,137</text:p>
          </table:table-cell>
          <table:table-cell office:value-type="float" office:value="1002.69" table:style-name="ce72">
            <text:p>1,003</text:p>
          </table:table-cell>
          <table:table-cell office:value-type="float" office:value="994.89" table:style-name="ce72">
            <text:p>995</text:p>
          </table:table-cell>
          <table:table-cell office:value-type="float" office:value="1025.1099999999999" table:style-name="ce72">
            <text:p>1,025</text:p>
          </table:table-cell>
          <table:table-cell office:value-type="float" office:value="1070.78" table:style-name="ce73">
            <text:p><text:s/>1,071<text:s/></text:p>
          </table:table-cell>
          <table:table-cell office:value-type="float" office:value="1124.26" table:style-name="ce74">
            <text:p>1,124</text:p>
          </table:table-cell>
          <table:table-cell office:value-type="float" office:value="1172.1600000000001" table:style-name="ce72">
            <text:p>1,172</text:p>
          </table:table-cell>
          <table:table-cell office:value-type="float" office:value="1236.3699999999999" table:style-name="ce72">
            <text:p>1,236</text:p>
          </table:table-cell>
          <table:table-cell office:value-type="float" office:value="1295.69" table:style-name="ce72">
            <text:p>1,296</text:p>
          </table:table-cell>
          <table:table-cell office:value-type="float" office:value="1340.12" table:style-name="ce72">
            <text:p>1,340</text:p>
          </table:table-cell>
          <table:table-cell office:value-type="float" office:value="1370.75" table:style-name="ce72">
            <text:p>1,371</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1"/>
          <table:table-cell table:number-columns-repeated="16345"/>
        </table:table-row>
        <table:table-row table:style-name="ro27">
          <table:table-cell office:value-type="string" table:style-name="ce63">
            <text:p>E0832</text:p>
          </table:table-cell>
          <table:table-cell office:value-type="string" table:style-name="ce63">
            <text:p>E07000020</text:p>
          </table:table-cell>
          <table:table-cell office:value-type="string" table:style-name="ce63">
            <text:p>Carrick</text:p>
          </table:table-cell>
          <table:table-cell office:value-type="string" table:style-name="ce63">
            <text:p>NO</text:p>
          </table:table-cell>
          <table:table-cell office:value-type="string" table:style-name="ce63">
            <text:p>SD</text:p>
          </table:table-cell>
          <table:table-cell office:value-type="float" office:value="474" table:style-name="ce72">
            <text:p>474</text:p>
          </table:table-cell>
          <table:table-cell office:value-type="float" office:value="493.67" table:style-name="ce72">
            <text:p>494</text:p>
          </table:table-cell>
          <table:table-cell office:value-type="float" office:value="492.69" table:style-name="ce72">
            <text:p>493</text:p>
          </table:table-cell>
          <table:table-cell office:value-type="float" office:value="517.51" table:style-name="ce72">
            <text:p>518</text:p>
          </table:table-cell>
          <table:table-cell office:value-type="float" office:value="534.84" table:style-name="ce72">
            <text:p>535</text:p>
          </table:table-cell>
          <table:table-cell office:value-type="float" office:value="588.35" table:style-name="ce72">
            <text:p>588</text:p>
          </table:table-cell>
          <table:table-cell office:value-type="float" office:value="624.17999999999995" table:style-name="ce72">
            <text:p>624</text:p>
          </table:table-cell>
          <table:table-cell office:value-type="float" office:value="684.6" table:style-name="ce72">
            <text:p>685</text:p>
          </table:table-cell>
          <table:table-cell office:value-type="float" office:value="721.43" table:style-name="ce72">
            <text:p>721</text:p>
          </table:table-cell>
          <table:table-cell office:value-type="float" office:value="784.3" table:style-name="ce72">
            <text:p>784</text:p>
          </table:table-cell>
          <table:table-cell office:value-type="float" office:value="872.2" table:style-name="ce72">
            <text:p>872</text:p>
          </table:table-cell>
          <table:table-cell office:value-type="float" office:value="965.09" table:style-name="ce72">
            <text:p>965</text:p>
          </table:table-cell>
          <table:table-cell office:value-type="float" office:value="1020.4" table:style-name="ce72">
            <text:p>1,020</text:p>
          </table:table-cell>
          <table:table-cell office:value-type="float" office:value="1072.71" table:style-name="ce72">
            <text:p>1,073</text:p>
          </table:table-cell>
          <table:table-cell office:value-type="float" office:value="1133.32" table:style-name="ce72">
            <text:p>1,133</text:p>
          </table:table-cell>
          <table:table-cell office:value-type="float" office:value="1196.6500000000001" table:style-name="ce72">
            <text:p>1,197</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3">
            <text:p>[z]</text:p>
          </table:table-cell>
          <table:table-cell office:value-type="string" table:style-name="ce74">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1"/>
          <table:table-cell table:number-columns-repeated="16345"/>
        </table:table-row>
        <table:table-row table:style-name="ro27">
          <table:table-cell office:value-type="string" table:style-name="ce63">
            <text:p>E2934</text:p>
          </table:table-cell>
          <table:table-cell office:value-type="string" table:style-name="ce63">
            <text:p>E07000160</text:p>
          </table:table-cell>
          <table:table-cell office:value-type="string" table:style-name="ce63">
            <text:p>Castle Morpeth</text:p>
          </table:table-cell>
          <table:table-cell office:value-type="string" table:style-name="ce63">
            <text:p>NO</text:p>
          </table:table-cell>
          <table:table-cell office:value-type="string" table:style-name="ce63">
            <text:p>SD</text:p>
          </table:table-cell>
          <table:table-cell office:value-type="float" office:value="575" table:style-name="ce72">
            <text:p>575</text:p>
          </table:table-cell>
          <table:table-cell office:value-type="float" office:value="550.07000000000005" table:style-name="ce72">
            <text:p>550</text:p>
          </table:table-cell>
          <table:table-cell office:value-type="float" office:value="590.23" table:style-name="ce72">
            <text:p>590</text:p>
          </table:table-cell>
          <table:table-cell office:value-type="float" office:value="617.71" table:style-name="ce72">
            <text:p>618</text:p>
          </table:table-cell>
          <table:table-cell office:value-type="float" office:value="673.86" table:style-name="ce72">
            <text:p>674</text:p>
          </table:table-cell>
          <table:table-cell office:value-type="float" office:value="759.88" table:style-name="ce72">
            <text:p>760</text:p>
          </table:table-cell>
          <table:table-cell office:value-type="float" office:value="827.55" table:style-name="ce72">
            <text:p>828</text:p>
          </table:table-cell>
          <table:table-cell office:value-type="float" office:value="879.24" table:style-name="ce72">
            <text:p>879</text:p>
          </table:table-cell>
          <table:table-cell office:value-type="float" office:value="929.53" table:style-name="ce72">
            <text:p>930</text:p>
          </table:table-cell>
          <table:table-cell office:value-type="float" office:value="1002.86" table:style-name="ce72">
            <text:p>1,003</text:p>
          </table:table-cell>
          <table:table-cell office:value-type="float" office:value="1129.8499999999999" table:style-name="ce72">
            <text:p>1,130</text:p>
          </table:table-cell>
          <table:table-cell office:value-type="float" office:value="1181.78" table:style-name="ce72">
            <text:p>1,182</text:p>
          </table:table-cell>
          <table:table-cell office:value-type="float" office:value="1235.53" table:style-name="ce72">
            <text:p>1,236</text:p>
          </table:table-cell>
          <table:table-cell office:value-type="float" office:value="1262.1300000000001" table:style-name="ce72">
            <text:p>1,262</text:p>
          </table:table-cell>
          <table:table-cell office:value-type="float" office:value="1299.42" table:style-name="ce72">
            <text:p>1,299</text:p>
          </table:table-cell>
          <table:table-cell office:value-type="float" office:value="1317.33" table:style-name="ce72">
            <text:p>1,317</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3">
            <text:p>[z]</text:p>
          </table:table-cell>
          <table:table-cell office:value-type="string" table:style-name="ce74">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1"/>
          <table:table-cell table:number-columns-repeated="16345"/>
        </table:table-row>
        <table:table-row table:style-name="ro27">
          <table:table-cell office:value-type="string" table:style-name="ce63">
            <text:p>E1534</text:p>
          </table:table-cell>
          <table:table-cell office:value-type="string" table:style-name="ce63">
            <text:p>E07000069</text:p>
          </table:table-cell>
          <table:table-cell office:value-type="string" table:style-name="ce63">
            <text:p>Castle Point</text:p>
          </table:table-cell>
          <table:table-cell office:value-type="string" table:style-name="ce63">
            <text:p>YES</text:p>
          </table:table-cell>
          <table:table-cell office:value-type="string" table:style-name="ce63">
            <text:p>SD</text:p>
          </table:table-cell>
          <table:table-cell office:value-type="float" office:value="491" table:style-name="ce72">
            <text:p>491</text:p>
          </table:table-cell>
          <table:table-cell office:value-type="float" office:value="501.44" table:style-name="ce72">
            <text:p>501</text:p>
          </table:table-cell>
          <table:table-cell office:value-type="float" office:value="525.86" table:style-name="ce72">
            <text:p>526</text:p>
          </table:table-cell>
          <table:table-cell office:value-type="float" office:value="556.92999999999995" table:style-name="ce72">
            <text:p>557</text:p>
          </table:table-cell>
          <table:table-cell office:value-type="float" office:value="581.55999999999995" table:style-name="ce72">
            <text:p>582</text:p>
          </table:table-cell>
          <table:table-cell office:value-type="float" office:value="654.54999999999995" table:style-name="ce72">
            <text:p>655</text:p>
          </table:table-cell>
          <table:table-cell office:value-type="float" office:value="697.03" table:style-name="ce72">
            <text:p>697</text:p>
          </table:table-cell>
          <table:table-cell office:value-type="float" office:value="754.39" table:style-name="ce72">
            <text:p>754</text:p>
          </table:table-cell>
          <table:table-cell office:value-type="float" office:value="814.24" table:style-name="ce72">
            <text:p>814</text:p>
          </table:table-cell>
          <table:table-cell office:value-type="float" office:value="892.18" table:style-name="ce72">
            <text:p>892</text:p>
          </table:table-cell>
          <table:table-cell office:value-type="float" office:value="1027.05" table:style-name="ce72">
            <text:p>1,027</text:p>
          </table:table-cell>
          <table:table-cell office:value-type="float" office:value="1076.92" table:style-name="ce72">
            <text:p>1,077</text:p>
          </table:table-cell>
          <table:table-cell office:value-type="float" office:value="1121.98" table:style-name="ce72">
            <text:p>1,122</text:p>
          </table:table-cell>
          <table:table-cell office:value-type="float" office:value="1168.55" table:style-name="ce72">
            <text:p>1,169</text:p>
          </table:table-cell>
          <table:table-cell office:value-type="float" office:value="1224.3699999999999" table:style-name="ce72">
            <text:p>1,224</text:p>
          </table:table-cell>
          <table:table-cell office:value-type="float" office:value="1278.25" table:style-name="ce72">
            <text:p>1,278</text:p>
          </table:table-cell>
          <table:table-cell office:value-type="float" office:value="1307.8701384857782" table:style-name="ce72">
            <text:p>1,308</text:p>
          </table:table-cell>
          <table:table-cell office:value-type="float" office:value="1326.94" table:style-name="ce72">
            <text:p>1,327</text:p>
          </table:table-cell>
          <table:table-cell office:value-type="float" office:value="1331.74" table:style-name="ce72">
            <text:p>1,332</text:p>
          </table:table-cell>
          <table:table-cell office:value-type="float" office:value="1339.24" table:style-name="ce72">
            <text:p>1,339</text:p>
          </table:table-cell>
          <table:table-cell office:value-type="float" office:value="1170.03" table:style-name="ce72">
            <text:p>1,170</text:p>
          </table:table-cell>
          <table:table-cell office:value-type="float" office:value="1187.31" table:style-name="ce72">
            <text:p>1,187</text:p>
          </table:table-cell>
          <table:table-cell office:value-type="float" office:value="1208.44" table:style-name="ce72">
            <text:p>1,208</text:p>
          </table:table-cell>
          <table:table-cell office:value-type="float" office:value="1261.05" table:style-name="ce73">
            <text:p><text:s/>1,261<text:s/></text:p>
          </table:table-cell>
          <table:table-cell office:value-type="float" office:value="1300.5899999999999" table:style-name="ce74">
            <text:p>1,301</text:p>
          </table:table-cell>
          <table:table-cell office:value-type="float" office:value="1378.05" table:style-name="ce72">
            <text:p>1,378</text:p>
          </table:table-cell>
          <table:table-cell office:value-type="float" office:value="1454.53" table:style-name="ce72">
            <text:p>1,455</text:p>
          </table:table-cell>
          <table:table-cell office:value-type="float" office:value="1512.54" table:style-name="ce72">
            <text:p>1,513</text:p>
          </table:table-cell>
          <table:table-cell office:value-type="float" office:value="1538.37" table:style-name="ce72">
            <text:p>1,538</text:p>
          </table:table-cell>
          <table:table-cell office:value-type="float" office:value="1602.35" table:style-name="ce72">
            <text:p>1,602</text:p>
          </table:table-cell>
          <table:table-cell office:value-type="float" office:value="1668.93" table:style-name="ce72">
            <text:p>1,669</text:p>
          </table:table-cell>
          <table:table-cell office:value-type="float" office:value="1744" table:style-name="ce72">
            <text:p>1,744</text:p>
          </table:table-cell>
          <table:table-cell office:value-type="float" office:value="1806.15" table:style-name="ce72">
            <text:p>1,806</text:p>
          </table:table-cell>
          <table:table-cell table:style-name="ce71"/>
          <table:table-cell table:number-columns-repeated="16345"/>
        </table:table-row>
        <table:table-row table:style-name="ro27">
          <table:table-cell office:value-type="string" table:style-name="ce63">
            <text:p>E0203</text:p>
          </table:table-cell>
          <table:table-cell office:value-type="string" table:style-name="ce63">
            <text:p>E06000056</text:p>
          </table:table-cell>
          <table:table-cell office:value-type="string" table:style-name="ce63">
            <text:p>Central Bedfordshire UA</text:p>
          </table:table-cell>
          <table:table-cell office:value-type="string" table:style-name="ce63">
            <text:p>YES</text:p>
          </table:table-cell>
          <table:table-cell office:value-type="string" table:style-name="ce63">
            <text:p>UA</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float" office:value="1458.0805503731347" table:style-name="ce72">
            <text:p>1,458</text:p>
          </table:table-cell>
          <table:table-cell office:value-type="float" office:value="1504.19" table:style-name="ce72">
            <text:p>1,504</text:p>
          </table:table-cell>
          <table:table-cell office:value-type="float" office:value="1515.34" table:style-name="ce72">
            <text:p>1,515</text:p>
          </table:table-cell>
          <table:table-cell office:value-type="float" office:value="1517.07" table:style-name="ce72">
            <text:p>1,517</text:p>
          </table:table-cell>
          <table:table-cell office:value-type="float" office:value="1394.32" table:style-name="ce72">
            <text:p>1,394</text:p>
          </table:table-cell>
          <table:table-cell office:value-type="float" office:value="1390.64" table:style-name="ce72">
            <text:p>1,391</text:p>
          </table:table-cell>
          <table:table-cell office:value-type="float" office:value="1408.29" table:style-name="ce72">
            <text:p>1,408</text:p>
          </table:table-cell>
          <table:table-cell office:value-type="float" office:value="1477.81" table:style-name="ce73">
            <text:p><text:s/>1,478<text:s/></text:p>
          </table:table-cell>
          <table:table-cell office:value-type="float" office:value="1546.76" table:style-name="ce74">
            <text:p>1,547</text:p>
          </table:table-cell>
          <table:table-cell office:value-type="float" office:value="1628.5" table:style-name="ce72">
            <text:p>1,629</text:p>
          </table:table-cell>
          <table:table-cell office:value-type="float" office:value="1682.86" table:style-name="ce72">
            <text:p>1,683</text:p>
          </table:table-cell>
          <table:table-cell office:value-type="float" office:value="1756.77" table:style-name="ce72">
            <text:p>1,757</text:p>
          </table:table-cell>
          <table:table-cell office:value-type="float" office:value="1833.4" table:style-name="ce72">
            <text:p>1,833</text:p>
          </table:table-cell>
          <table:table-cell office:value-type="float" office:value="1885.84" table:style-name="ce72">
            <text:p>1,886</text:p>
          </table:table-cell>
          <table:table-cell office:value-type="float" office:value="1905.95" table:style-name="ce72">
            <text:p>1,906</text:p>
          </table:table-cell>
          <table:table-cell office:value-type="float" office:value="2002" table:style-name="ce72">
            <text:p>2,002</text:p>
          </table:table-cell>
          <table:table-cell office:value-type="float" office:value="2096.61" table:style-name="ce72">
            <text:p>2,097</text:p>
          </table:table-cell>
          <table:table-cell table:style-name="ce71"/>
          <table:table-cell table:number-columns-repeated="16345"/>
        </table:table-row>
        <table:table-row table:style-name="ro27">
          <table:table-cell office:value-type="string" table:style-name="ce63">
            <text:p>E2432</text:p>
          </table:table-cell>
          <table:table-cell office:value-type="string" table:style-name="ce63">
            <text:p>E07000130</text:p>
          </table:table-cell>
          <table:table-cell office:value-type="string" table:style-name="ce63">
            <text:p>Charnwood</text:p>
          </table:table-cell>
          <table:table-cell office:value-type="string" table:style-name="ce63">
            <text:p>YES</text:p>
          </table:table-cell>
          <table:table-cell office:value-type="string" table:style-name="ce63">
            <text:p>SD</text:p>
          </table:table-cell>
          <table:table-cell office:value-type="float" office:value="451" table:style-name="ce72">
            <text:p>451</text:p>
          </table:table-cell>
          <table:table-cell office:value-type="float" office:value="485.32" table:style-name="ce72">
            <text:p>485</text:p>
          </table:table-cell>
          <table:table-cell office:value-type="float" office:value="471.08" table:style-name="ce72">
            <text:p>471</text:p>
          </table:table-cell>
          <table:table-cell office:value-type="float" office:value="513.04999999999995" table:style-name="ce72">
            <text:p>513</text:p>
          </table:table-cell>
          <table:table-cell office:value-type="float" office:value="586.69000000000005" table:style-name="ce72">
            <text:p>587</text:p>
          </table:table-cell>
          <table:table-cell office:value-type="float" office:value="627.79999999999995" table:style-name="ce72">
            <text:p>628</text:p>
          </table:table-cell>
          <table:table-cell office:value-type="float" office:value="664.74" table:style-name="ce72">
            <text:p>665</text:p>
          </table:table-cell>
          <table:table-cell office:value-type="float" office:value="709.22" table:style-name="ce72">
            <text:p>709</text:p>
          </table:table-cell>
          <table:table-cell office:value-type="float" office:value="752.37" table:style-name="ce72">
            <text:p>752</text:p>
          </table:table-cell>
          <table:table-cell office:value-type="float" office:value="825.58" table:style-name="ce72">
            <text:p>826</text:p>
          </table:table-cell>
          <table:table-cell office:value-type="float" office:value="902.93" table:style-name="ce72">
            <text:p>903</text:p>
          </table:table-cell>
          <table:table-cell office:value-type="float" office:value="973.65" table:style-name="ce72">
            <text:p>974</text:p>
          </table:table-cell>
          <table:table-cell office:value-type="float" office:value="1000.55" table:style-name="ce72">
            <text:p>1,001</text:p>
          </table:table-cell>
          <table:table-cell office:value-type="float" office:value="1043.3699999999999" table:style-name="ce72">
            <text:p>1,043</text:p>
          </table:table-cell>
          <table:table-cell office:value-type="float" office:value="1100.05" table:style-name="ce72">
            <text:p>1,100</text:p>
          </table:table-cell>
          <table:table-cell office:value-type="float" office:value="1159.22" table:style-name="ce72">
            <text:p>1,159</text:p>
          </table:table-cell>
          <table:table-cell office:value-type="float" office:value="1181.435983452455" table:style-name="ce72">
            <text:p>1,181</text:p>
          </table:table-cell>
          <table:table-cell office:value-type="float" office:value="1208.94" table:style-name="ce72">
            <text:p>1,209</text:p>
          </table:table-cell>
          <table:table-cell office:value-type="float" office:value="1209.05" table:style-name="ce72">
            <text:p>1,209</text:p>
          </table:table-cell>
          <table:table-cell office:value-type="float" office:value="1222.55" table:style-name="ce72">
            <text:p>1,223</text:p>
          </table:table-cell>
          <table:table-cell office:value-type="float" office:value="1107.4100000000001" table:style-name="ce72">
            <text:p>1,107</text:p>
          </table:table-cell>
          <table:table-cell office:value-type="float" office:value="1111.8499999999999" table:style-name="ce72">
            <text:p>1,112</text:p>
          </table:table-cell>
          <table:table-cell office:value-type="float" office:value="1147.95" table:style-name="ce72">
            <text:p>1,148</text:p>
          </table:table-cell>
          <table:table-cell office:value-type="float" office:value="1204.49" table:style-name="ce73">
            <text:p><text:s/>1,204<text:s/></text:p>
          </table:table-cell>
          <table:table-cell office:value-type="float" office:value="1257.32" table:style-name="ce74">
            <text:p>1,257</text:p>
          </table:table-cell>
          <table:table-cell office:value-type="float" office:value="1336.83" table:style-name="ce72">
            <text:p>1,337</text:p>
          </table:table-cell>
          <table:table-cell office:value-type="float" office:value="1409.35" table:style-name="ce72">
            <text:p>1,409</text:p>
          </table:table-cell>
          <table:table-cell office:value-type="float" office:value="1467.48" table:style-name="ce72">
            <text:p>1,467</text:p>
          </table:table-cell>
          <table:table-cell office:value-type="float" office:value="1543.77" table:style-name="ce72">
            <text:p>1,544</text:p>
          </table:table-cell>
          <table:table-cell office:value-type="float" office:value="1598.11" table:style-name="ce72">
            <text:p>1,598</text:p>
          </table:table-cell>
          <table:table-cell office:value-type="float" office:value="1682.83" table:style-name="ce72">
            <text:p>1,683</text:p>
          </table:table-cell>
          <table:table-cell office:value-type="float" office:value="1762" table:style-name="ce72">
            <text:p>1,762</text:p>
          </table:table-cell>
          <table:table-cell office:value-type="float" office:value="1849.88" table:style-name="ce72">
            <text:p>1,850</text:p>
          </table:table-cell>
          <table:table-cell table:style-name="ce71"/>
          <table:table-cell table:number-columns-repeated="16345"/>
        </table:table-row>
        <table:table-row table:style-name="ro27">
          <table:table-cell office:value-type="string" table:style-name="ce63">
            <text:p>E1535</text:p>
          </table:table-cell>
          <table:table-cell office:value-type="string" table:style-name="ce63">
            <text:p>E07000070</text:p>
          </table:table-cell>
          <table:table-cell office:value-type="string" table:style-name="ce63">
            <text:p>Chelmsford</text:p>
          </table:table-cell>
          <table:table-cell office:value-type="string" table:style-name="ce63">
            <text:p>YES</text:p>
          </table:table-cell>
          <table:table-cell office:value-type="string" table:style-name="ce63">
            <text:p>SD</text:p>
          </table:table-cell>
          <table:table-cell office:value-type="float" office:value="500" table:style-name="ce72">
            <text:p>500</text:p>
          </table:table-cell>
          <table:table-cell office:value-type="float" office:value="517.11" table:style-name="ce72">
            <text:p>517</text:p>
          </table:table-cell>
          <table:table-cell office:value-type="float" office:value="537.83000000000004" table:style-name="ce72">
            <text:p>538</text:p>
          </table:table-cell>
          <table:table-cell office:value-type="float" office:value="565.21" table:style-name="ce72">
            <text:p>565</text:p>
          </table:table-cell>
          <table:table-cell office:value-type="float" office:value="600.84" table:style-name="ce72">
            <text:p>601</text:p>
          </table:table-cell>
          <table:table-cell office:value-type="float" office:value="682.11" table:style-name="ce72">
            <text:p>682</text:p>
          </table:table-cell>
          <table:table-cell office:value-type="float" office:value="734.51" table:style-name="ce72">
            <text:p>735</text:p>
          </table:table-cell>
          <table:table-cell office:value-type="float" office:value="790" table:style-name="ce72">
            <text:p>790</text:p>
          </table:table-cell>
          <table:table-cell office:value-type="float" office:value="844.52" table:style-name="ce72">
            <text:p>845</text:p>
          </table:table-cell>
          <table:table-cell office:value-type="float" office:value="923.94" table:style-name="ce72">
            <text:p>924</text:p>
          </table:table-cell>
          <table:table-cell office:value-type="float" office:value="1076.3399999999999" table:style-name="ce72">
            <text:p>1,076</text:p>
          </table:table-cell>
          <table:table-cell office:value-type="float" office:value="1131.4100000000001" table:style-name="ce72">
            <text:p>1,131</text:p>
          </table:table-cell>
          <table:table-cell office:value-type="float" office:value="1165.68" table:style-name="ce72">
            <text:p>1,166</text:p>
          </table:table-cell>
          <table:table-cell office:value-type="float" office:value="1214.78" table:style-name="ce72">
            <text:p>1,215</text:p>
          </table:table-cell>
          <table:table-cell office:value-type="float" office:value="1277.48" table:style-name="ce72">
            <text:p>1,277</text:p>
          </table:table-cell>
          <table:table-cell office:value-type="float" office:value="1337.31" table:style-name="ce72">
            <text:p>1,337</text:p>
          </table:table-cell>
          <table:table-cell office:value-type="float" office:value="1365.815097814716" table:style-name="ce72">
            <text:p>1,366</text:p>
          </table:table-cell>
          <table:table-cell office:value-type="float" office:value="1389.91" table:style-name="ce72">
            <text:p>1,390</text:p>
          </table:table-cell>
          <table:table-cell office:value-type="float" office:value="1388.52" table:style-name="ce72">
            <text:p>1,389</text:p>
          </table:table-cell>
          <table:table-cell office:value-type="float" office:value="1398.27" table:style-name="ce72">
            <text:p>1,398</text:p>
          </table:table-cell>
          <table:table-cell office:value-type="float" office:value="1291.1400000000001" table:style-name="ce72">
            <text:p>1,291</text:p>
          </table:table-cell>
          <table:table-cell office:value-type="float" office:value="1283.1600000000001" table:style-name="ce72">
            <text:p>1,283</text:p>
          </table:table-cell>
          <table:table-cell office:value-type="float" office:value="1322.08" table:style-name="ce72">
            <text:p>1,322</text:p>
          </table:table-cell>
          <table:table-cell office:value-type="float" office:value="1380.16" table:style-name="ce73">
            <text:p><text:s/>1,380<text:s/></text:p>
          </table:table-cell>
          <table:table-cell office:value-type="float" office:value="1425.65" table:style-name="ce74">
            <text:p>1,426</text:p>
          </table:table-cell>
          <table:table-cell office:value-type="float" office:value="1499.43" table:style-name="ce72">
            <text:p>1,499</text:p>
          </table:table-cell>
          <table:table-cell office:value-type="float" office:value="1582.48" table:style-name="ce72">
            <text:p>1,582</text:p>
          </table:table-cell>
          <table:table-cell office:value-type="float" office:value="1655.43" table:style-name="ce72">
            <text:p>1,655</text:p>
          </table:table-cell>
          <table:table-cell office:value-type="float" office:value="1675.25" table:style-name="ce72">
            <text:p>1,675</text:p>
          </table:table-cell>
          <table:table-cell office:value-type="float" office:value="1765.05" table:style-name="ce72">
            <text:p>1,765</text:p>
          </table:table-cell>
          <table:table-cell office:value-type="float" office:value="1834.8" table:style-name="ce72">
            <text:p>1,835</text:p>
          </table:table-cell>
          <table:table-cell office:value-type="float" office:value="1920" table:style-name="ce72">
            <text:p>1,920</text:p>
          </table:table-cell>
          <table:table-cell office:value-type="float" office:value="1995.47" table:style-name="ce72">
            <text:p>1,995</text:p>
          </table:table-cell>
          <table:table-cell table:style-name="ce71"/>
          <table:table-cell table:number-columns-repeated="16345"/>
        </table:table-row>
        <table:table-row table:style-name="ro27">
          <table:table-cell office:value-type="string" table:style-name="ce63">
            <text:p>E1631</text:p>
          </table:table-cell>
          <table:table-cell office:value-type="string" table:style-name="ce63">
            <text:p>E07000078</text:p>
          </table:table-cell>
          <table:table-cell office:value-type="string" table:style-name="ce63">
            <text:p>Cheltenham</text:p>
          </table:table-cell>
          <table:table-cell office:value-type="string" table:style-name="ce63">
            <text:p>YES</text:p>
          </table:table-cell>
          <table:table-cell office:value-type="string" table:style-name="ce63">
            <text:p>SD</text:p>
          </table:table-cell>
          <table:table-cell office:value-type="float" office:value="427" table:style-name="ce72">
            <text:p>427</text:p>
          </table:table-cell>
          <table:table-cell office:value-type="float" office:value="462.75" table:style-name="ce72">
            <text:p>463</text:p>
          </table:table-cell>
          <table:table-cell office:value-type="float" office:value="462.9" table:style-name="ce72">
            <text:p>463</text:p>
          </table:table-cell>
          <table:table-cell office:value-type="float" office:value="490.74" table:style-name="ce72">
            <text:p>491</text:p>
          </table:table-cell>
          <table:table-cell office:value-type="float" office:value="522.83000000000004" table:style-name="ce72">
            <text:p>523</text:p>
          </table:table-cell>
          <table:table-cell office:value-type="float" office:value="581.15" table:style-name="ce72">
            <text:p>581</text:p>
          </table:table-cell>
          <table:table-cell office:value-type="float" office:value="629.34" table:style-name="ce72">
            <text:p>629</text:p>
          </table:table-cell>
          <table:table-cell office:value-type="float" office:value="688.57" table:style-name="ce72">
            <text:p>689</text:p>
          </table:table-cell>
          <table:table-cell office:value-type="float" office:value="735.08" table:style-name="ce72">
            <text:p>735</text:p>
          </table:table-cell>
          <table:table-cell office:value-type="float" office:value="813.91" table:style-name="ce72">
            <text:p>814</text:p>
          </table:table-cell>
          <table:table-cell office:value-type="float" office:value="941.92" table:style-name="ce72">
            <text:p>942</text:p>
          </table:table-cell>
          <table:table-cell office:value-type="float" office:value="1006.72" table:style-name="ce72">
            <text:p>1,007</text:p>
          </table:table-cell>
          <table:table-cell office:value-type="float" office:value="1048.25" table:style-name="ce72">
            <text:p>1,048</text:p>
          </table:table-cell>
          <table:table-cell office:value-type="float" office:value="1087.47" table:style-name="ce72">
            <text:p>1,087</text:p>
          </table:table-cell>
          <table:table-cell office:value-type="float" office:value="1129.67" table:style-name="ce72">
            <text:p>1,130</text:p>
          </table:table-cell>
          <table:table-cell office:value-type="float" office:value="1179.6500000000001" table:style-name="ce72">
            <text:p>1,180</text:p>
          </table:table-cell>
          <table:table-cell office:value-type="float" office:value="1214.8213576753508" table:style-name="ce72">
            <text:p>1,215</text:p>
          </table:table-cell>
          <table:table-cell office:value-type="float" office:value="1236.03" table:style-name="ce72">
            <text:p>1,236</text:p>
          </table:table-cell>
          <table:table-cell office:value-type="float" office:value="1237.17" table:style-name="ce72">
            <text:p>1,237</text:p>
          </table:table-cell>
          <table:table-cell office:value-type="float" office:value="1239.07" table:style-name="ce72">
            <text:p>1,239</text:p>
          </table:table-cell>
          <table:table-cell office:value-type="float" office:value="1119.81" table:style-name="ce72">
            <text:p>1,120</text:p>
          </table:table-cell>
          <table:table-cell office:value-type="float" office:value="1111.6099999999999" table:style-name="ce72">
            <text:p>1,112</text:p>
          </table:table-cell>
          <table:table-cell office:value-type="float" office:value="1124.83" table:style-name="ce72">
            <text:p>1,125</text:p>
          </table:table-cell>
          <table:table-cell office:value-type="float" office:value="1170.3900000000001" table:style-name="ce73">
            <text:p><text:s/>1,170<text:s/></text:p>
          </table:table-cell>
          <table:table-cell office:value-type="float" office:value="1222.29" table:style-name="ce74">
            <text:p>1,222</text:p>
          </table:table-cell>
          <table:table-cell office:value-type="float" office:value="1289.6099999999999" table:style-name="ce72">
            <text:p>1,290</text:p>
          </table:table-cell>
          <table:table-cell office:value-type="float" office:value="1379.06" table:style-name="ce72">
            <text:p>1,379</text:p>
          </table:table-cell>
          <table:table-cell office:value-type="float" office:value="1430.19" table:style-name="ce72">
            <text:p>1,430</text:p>
          </table:table-cell>
          <table:table-cell office:value-type="float" office:value="1483.2" table:style-name="ce72">
            <text:p>1,483</text:p>
          </table:table-cell>
          <table:table-cell office:value-type="float" office:value="1531.73" table:style-name="ce72">
            <text:p>1,532</text:p>
          </table:table-cell>
          <table:table-cell office:value-type="float" office:value="1613.06" table:style-name="ce72">
            <text:p>1,613</text:p>
          </table:table-cell>
          <table:table-cell office:value-type="float" office:value="1691" table:style-name="ce72">
            <text:p>1,691</text:p>
          </table:table-cell>
          <table:table-cell office:value-type="float" office:value="1788.27" table:style-name="ce72">
            <text:p>1,788</text:p>
          </table:table-cell>
          <table:table-cell table:style-name="ce71"/>
          <table:table-cell table:number-columns-repeated="16345"/>
        </table:table-row>
        <table:table-row table:style-name="ro27">
          <table:table-cell office:value-type="string" table:style-name="ce63">
            <text:p>E3131</text:p>
          </table:table-cell>
          <table:table-cell office:value-type="string" table:style-name="ce63">
            <text:p>E07000177</text:p>
          </table:table-cell>
          <table:table-cell office:value-type="string" table:style-name="ce63">
            <text:p>Cherwell</text:p>
          </table:table-cell>
          <table:table-cell office:value-type="string" table:style-name="ce63">
            <text:p>YES</text:p>
          </table:table-cell>
          <table:table-cell office:value-type="string" table:style-name="ce63">
            <text:p>SD</text:p>
          </table:table-cell>
          <table:table-cell office:value-type="float" office:value="424" table:style-name="ce72">
            <text:p>424</text:p>
          </table:table-cell>
          <table:table-cell office:value-type="float" office:value="435.44" table:style-name="ce72">
            <text:p>435</text:p>
          </table:table-cell>
          <table:table-cell office:value-type="float" office:value="466.89" table:style-name="ce72">
            <text:p>467</text:p>
          </table:table-cell>
          <table:table-cell office:value-type="float" office:value="512.69000000000005" table:style-name="ce72">
            <text:p>513</text:p>
          </table:table-cell>
          <table:table-cell office:value-type="float" office:value="535.05999999999995" table:style-name="ce72">
            <text:p>535</text:p>
          </table:table-cell>
          <table:table-cell office:value-type="float" office:value="595.89" table:style-name="ce72">
            <text:p>596</text:p>
          </table:table-cell>
          <table:table-cell office:value-type="float" office:value="668.46" table:style-name="ce72">
            <text:p>668</text:p>
          </table:table-cell>
          <table:table-cell office:value-type="float" office:value="731.98" table:style-name="ce72">
            <text:p>732</text:p>
          </table:table-cell>
          <table:table-cell office:value-type="float" office:value="781.12" table:style-name="ce72">
            <text:p>781</text:p>
          </table:table-cell>
          <table:table-cell office:value-type="float" office:value="854.87" table:style-name="ce72">
            <text:p>855</text:p>
          </table:table-cell>
          <table:table-cell office:value-type="float" office:value="993.11" table:style-name="ce72">
            <text:p>993</text:p>
          </table:table-cell>
          <table:table-cell office:value-type="float" office:value="1072.3499999999999" table:style-name="ce72">
            <text:p>1,072</text:p>
          </table:table-cell>
          <table:table-cell office:value-type="float" office:value="1121" table:style-name="ce72">
            <text:p>1,121</text:p>
          </table:table-cell>
          <table:table-cell office:value-type="float" office:value="1177.6400000000001" table:style-name="ce72">
            <text:p>1,178</text:p>
          </table:table-cell>
          <table:table-cell office:value-type="float" office:value="1233.8800000000001" table:style-name="ce72">
            <text:p>1,234</text:p>
          </table:table-cell>
          <table:table-cell office:value-type="float" office:value="1274.97" table:style-name="ce72">
            <text:p>1,275</text:p>
          </table:table-cell>
          <table:table-cell office:value-type="float" office:value="1319.3537257938065" table:style-name="ce72">
            <text:p>1,319</text:p>
          </table:table-cell>
          <table:table-cell office:value-type="float" office:value="1349.12" table:style-name="ce72">
            <text:p>1,349</text:p>
          </table:table-cell>
          <table:table-cell office:value-type="float" office:value="1344.97" table:style-name="ce72">
            <text:p>1,345</text:p>
          </table:table-cell>
          <table:table-cell office:value-type="float" office:value="1346.75" table:style-name="ce72">
            <text:p>1,347</text:p>
          </table:table-cell>
          <table:table-cell office:value-type="float" office:value="1253.75" table:style-name="ce72">
            <text:p>1,254</text:p>
          </table:table-cell>
          <table:table-cell office:value-type="float" office:value="1280.6099999999999" table:style-name="ce72">
            <text:p>1,281</text:p>
          </table:table-cell>
          <table:table-cell office:value-type="float" office:value="1311.92" table:style-name="ce72">
            <text:p>1,312</text:p>
          </table:table-cell>
          <table:table-cell office:value-type="float" office:value="1395.18" table:style-name="ce73">
            <text:p><text:s/>1,395<text:s/></text:p>
          </table:table-cell>
          <table:table-cell office:value-type="float" office:value="1462.65" table:style-name="ce74">
            <text:p>1,463</text:p>
          </table:table-cell>
          <table:table-cell office:value-type="float" office:value="1552" table:style-name="ce72">
            <text:p>1,552</text:p>
          </table:table-cell>
          <table:table-cell office:value-type="float" office:value="1614.72" table:style-name="ce72">
            <text:p>1,615</text:p>
          </table:table-cell>
          <table:table-cell office:value-type="float" office:value="1694.9" table:style-name="ce72">
            <text:p>1,695</text:p>
          </table:table-cell>
          <table:table-cell office:value-type="float" office:value="1712.79" table:style-name="ce72">
            <text:p>1,713</text:p>
          </table:table-cell>
          <table:table-cell office:value-type="float" office:value="1799.72" table:style-name="ce72">
            <text:p>1,800</text:p>
          </table:table-cell>
          <table:table-cell office:value-type="float" office:value="1901.92" table:style-name="ce72">
            <text:p>1,902</text:p>
          </table:table-cell>
          <table:table-cell office:value-type="float" office:value="1993" table:style-name="ce72">
            <text:p>1,993</text:p>
          </table:table-cell>
          <table:table-cell office:value-type="float" office:value="2094.8000000000002" table:style-name="ce72">
            <text:p>2,095</text:p>
          </table:table-cell>
          <table:table-cell table:style-name="ce71"/>
          <table:table-cell table:number-columns-repeated="16345"/>
        </table:table-row>
        <table:table-row table:style-name="ro27">
          <table:table-cell office:value-type="string" table:style-name="ce63">
            <text:p>E0603</text:p>
          </table:table-cell>
          <table:table-cell office:value-type="string" table:style-name="ce63">
            <text:p>E06000049</text:p>
          </table:table-cell>
          <table:table-cell office:value-type="string" table:style-name="ce63">
            <text:p>Cheshire East UA</text:p>
          </table:table-cell>
          <table:table-cell office:value-type="string" table:style-name="ce63">
            <text:p>YES</text:p>
          </table:table-cell>
          <table:table-cell office:value-type="string" table:style-name="ce63">
            <text:p>UA</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float" office:value="1288.8190850925096" table:style-name="ce72">
            <text:p>1,289</text:p>
          </table:table-cell>
          <table:table-cell office:value-type="float" office:value="1311.71" table:style-name="ce72">
            <text:p>1,312</text:p>
          </table:table-cell>
          <table:table-cell office:value-type="float" office:value="1321.57" table:style-name="ce72">
            <text:p>1,322</text:p>
          </table:table-cell>
          <table:table-cell office:value-type="float" office:value="1329.02" table:style-name="ce72">
            <text:p>1,329</text:p>
          </table:table-cell>
          <table:table-cell office:value-type="float" office:value="1242.6600000000001" table:style-name="ce72">
            <text:p>1,243</text:p>
          </table:table-cell>
          <table:table-cell office:value-type="float" office:value="1228.96" table:style-name="ce72">
            <text:p>1,229</text:p>
          </table:table-cell>
          <table:table-cell office:value-type="float" office:value="1243.1099999999999" table:style-name="ce72">
            <text:p>1,243</text:p>
          </table:table-cell>
          <table:table-cell office:value-type="float" office:value="1311.46" table:style-name="ce73">
            <text:p><text:s/>1,311<text:s/></text:p>
          </table:table-cell>
          <table:table-cell office:value-type="float" office:value="1378.85" table:style-name="ce74">
            <text:p>1,379</text:p>
          </table:table-cell>
          <table:table-cell office:value-type="float" office:value="1471.55" table:style-name="ce72">
            <text:p>1,472</text:p>
          </table:table-cell>
          <table:table-cell office:value-type="float" office:value="1543.7" table:style-name="ce72">
            <text:p>1,544</text:p>
          </table:table-cell>
          <table:table-cell office:value-type="float" office:value="1614.74" table:style-name="ce72">
            <text:p>1,615</text:p>
          </table:table-cell>
          <table:table-cell office:value-type="float" office:value="1689.76" table:style-name="ce72">
            <text:p>1,690</text:p>
          </table:table-cell>
          <table:table-cell office:value-type="float" office:value="1748.05" table:style-name="ce72">
            <text:p>1,748</text:p>
          </table:table-cell>
          <table:table-cell office:value-type="float" office:value="1843.15" table:style-name="ce72">
            <text:p>1,843</text:p>
          </table:table-cell>
          <table:table-cell office:value-type="float" office:value="1931" table:style-name="ce72">
            <text:p>1,931</text:p>
          </table:table-cell>
          <table:table-cell office:value-type="float" office:value="2046.44" table:style-name="ce72">
            <text:p>2,046</text:p>
          </table:table-cell>
          <table:table-cell table:style-name="ce71"/>
          <table:table-cell table:number-columns-repeated="16345"/>
        </table:table-row>
        <table:table-row table:style-name="ro27">
          <table:table-cell office:value-type="string" table:style-name="ce63">
            <text:p>E0604</text:p>
          </table:table-cell>
          <table:table-cell office:value-type="string" table:style-name="ce63">
            <text:p>E06000050</text:p>
          </table:table-cell>
          <table:table-cell office:value-type="string" table:style-name="ce63">
            <text:p>Cheshire West and Chester UA</text:p>
          </table:table-cell>
          <table:table-cell office:value-type="string" table:style-name="ce63">
            <text:p>YES</text:p>
          </table:table-cell>
          <table:table-cell office:value-type="string" table:style-name="ce63">
            <text:p>UA</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float" office:value="1240.423183684449" table:style-name="ce72">
            <text:p>1,240</text:p>
          </table:table-cell>
          <table:table-cell office:value-type="float" office:value="1269.19" table:style-name="ce72">
            <text:p>1,269</text:p>
          </table:table-cell>
          <table:table-cell office:value-type="float" office:value="1268.1099999999999" table:style-name="ce72">
            <text:p>1,268</text:p>
          </table:table-cell>
          <table:table-cell office:value-type="float" office:value="1267.93" table:style-name="ce72">
            <text:p>1,268</text:p>
          </table:table-cell>
          <table:table-cell office:value-type="float" office:value="1160.83" table:style-name="ce72">
            <text:p>1,161</text:p>
          </table:table-cell>
          <table:table-cell office:value-type="float" office:value="1152.4000000000001" table:style-name="ce72">
            <text:p>1,152</text:p>
          </table:table-cell>
          <table:table-cell office:value-type="float" office:value="1170.25" table:style-name="ce72">
            <text:p>1,170</text:p>
          </table:table-cell>
          <table:table-cell office:value-type="float" office:value="1226.24" table:style-name="ce73">
            <text:p><text:s/>1,226<text:s/></text:p>
          </table:table-cell>
          <table:table-cell office:value-type="float" office:value="1273.6099999999999" table:style-name="ce74">
            <text:p>1,274</text:p>
          </table:table-cell>
          <table:table-cell office:value-type="float" office:value="1349.26" table:style-name="ce72">
            <text:p>1,349</text:p>
          </table:table-cell>
          <table:table-cell office:value-type="float" office:value="1447.78" table:style-name="ce72">
            <text:p>1,448</text:p>
          </table:table-cell>
          <table:table-cell office:value-type="float" office:value="1514.87" table:style-name="ce72">
            <text:p>1,515</text:p>
          </table:table-cell>
          <table:table-cell office:value-type="float" office:value="1568.01" table:style-name="ce72">
            <text:p>1,568</text:p>
          </table:table-cell>
          <table:table-cell office:value-type="float" office:value="1636.66" table:style-name="ce72">
            <text:p>1,637</text:p>
          </table:table-cell>
          <table:table-cell office:value-type="float" office:value="1735.43" table:style-name="ce72">
            <text:p>1,735</text:p>
          </table:table-cell>
          <table:table-cell office:value-type="float" office:value="1828" table:style-name="ce72">
            <text:p>1,828</text:p>
          </table:table-cell>
          <table:table-cell office:value-type="float" office:value="1939.14" table:style-name="ce72">
            <text:p>1,939</text:p>
          </table:table-cell>
          <table:table-cell table:style-name="ce71"/>
          <table:table-cell table:number-columns-repeated="16345"/>
        </table:table-row>
        <table:table-row table:style-name="ro27">
          <table:table-cell office:value-type="string" table:style-name="ce63">
            <text:p>E0631</text:p>
          </table:table-cell>
          <table:table-cell office:value-type="string" table:style-name="ce63">
            <text:p>E07000013</text:p>
          </table:table-cell>
          <table:table-cell office:value-type="string" table:style-name="ce63">
            <text:p>Chester</text:p>
          </table:table-cell>
          <table:table-cell office:value-type="string" table:style-name="ce63">
            <text:p>NO</text:p>
          </table:table-cell>
          <table:table-cell office:value-type="string" table:style-name="ce63">
            <text:p>SD</text:p>
          </table:table-cell>
          <table:table-cell office:value-type="float" office:value="528" table:style-name="ce72">
            <text:p>528</text:p>
          </table:table-cell>
          <table:table-cell office:value-type="float" office:value="531.28" table:style-name="ce72">
            <text:p>531</text:p>
          </table:table-cell>
          <table:table-cell office:value-type="float" office:value="560.35" table:style-name="ce72">
            <text:p>560</text:p>
          </table:table-cell>
          <table:table-cell office:value-type="float" office:value="586.91999999999996" table:style-name="ce72">
            <text:p>587</text:p>
          </table:table-cell>
          <table:table-cell office:value-type="float" office:value="614.28" table:style-name="ce72">
            <text:p>614</text:p>
          </table:table-cell>
          <table:table-cell office:value-type="float" office:value="722.99" table:style-name="ce72">
            <text:p>723</text:p>
          </table:table-cell>
          <table:table-cell office:value-type="float" office:value="758.07" table:style-name="ce72">
            <text:p>758</text:p>
          </table:table-cell>
          <table:table-cell office:value-type="float" office:value="814.51" table:style-name="ce72">
            <text:p>815</text:p>
          </table:table-cell>
          <table:table-cell office:value-type="float" office:value="860.76" table:style-name="ce72">
            <text:p>861</text:p>
          </table:table-cell>
          <table:table-cell office:value-type="float" office:value="906.57" table:style-name="ce72">
            <text:p>907</text:p>
          </table:table-cell>
          <table:table-cell office:value-type="float" office:value="993.14" table:style-name="ce72">
            <text:p>993</text:p>
          </table:table-cell>
          <table:table-cell office:value-type="float" office:value="1042.44" table:style-name="ce72">
            <text:p>1,042</text:p>
          </table:table-cell>
          <table:table-cell office:value-type="float" office:value="1077.6099999999999" table:style-name="ce72">
            <text:p>1,078</text:p>
          </table:table-cell>
          <table:table-cell office:value-type="float" office:value="1129.04" table:style-name="ce72">
            <text:p>1,129</text:p>
          </table:table-cell>
          <table:table-cell office:value-type="float" office:value="1183.55" table:style-name="ce72">
            <text:p>1,184</text:p>
          </table:table-cell>
          <table:table-cell office:value-type="float" office:value="1241.8699999999999" table:style-name="ce72">
            <text:p>1,242</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3">
            <text:p>[z]</text:p>
          </table:table-cell>
          <table:table-cell office:value-type="string" table:style-name="ce74">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1"/>
          <table:table-cell table:number-columns-repeated="16345"/>
        </table:table-row>
        <table:table-row table:style-name="ro27">
          <table:table-cell office:value-type="string" table:style-name="ce63">
            <text:p>E1331</text:p>
          </table:table-cell>
          <table:table-cell office:value-type="string" table:style-name="ce63">
            <text:p>E07000054</text:p>
          </table:table-cell>
          <table:table-cell office:value-type="string" table:style-name="ce63">
            <text:p>Chester-le-Street</text:p>
          </table:table-cell>
          <table:table-cell office:value-type="string" table:style-name="ce63">
            <text:p>NO</text:p>
          </table:table-cell>
          <table:table-cell office:value-type="string" table:style-name="ce63">
            <text:p>SD</text:p>
          </table:table-cell>
          <table:table-cell office:value-type="float" office:value="393" table:style-name="ce72">
            <text:p>393</text:p>
          </table:table-cell>
          <table:table-cell office:value-type="float" office:value="378.82" table:style-name="ce72">
            <text:p>379</text:p>
          </table:table-cell>
          <table:table-cell office:value-type="float" office:value="427.06" table:style-name="ce72">
            <text:p>427</text:p>
          </table:table-cell>
          <table:table-cell office:value-type="float" office:value="443.98" table:style-name="ce72">
            <text:p>444</text:p>
          </table:table-cell>
          <table:table-cell office:value-type="float" office:value="505.68" table:style-name="ce72">
            <text:p>506</text:p>
          </table:table-cell>
          <table:table-cell office:value-type="float" office:value="568.29999999999995" table:style-name="ce72">
            <text:p>568</text:p>
          </table:table-cell>
          <table:table-cell office:value-type="float" office:value="591.37" table:style-name="ce72">
            <text:p>591</text:p>
          </table:table-cell>
          <table:table-cell office:value-type="float" office:value="619.9" table:style-name="ce72">
            <text:p>620</text:p>
          </table:table-cell>
          <table:table-cell office:value-type="float" office:value="649.05999999999995" table:style-name="ce72">
            <text:p>649</text:p>
          </table:table-cell>
          <table:table-cell office:value-type="float" office:value="739.25" table:style-name="ce72">
            <text:p>739</text:p>
          </table:table-cell>
          <table:table-cell office:value-type="float" office:value="811.39" table:style-name="ce72">
            <text:p>811</text:p>
          </table:table-cell>
          <table:table-cell office:value-type="float" office:value="860.43" table:style-name="ce72">
            <text:p>860</text:p>
          </table:table-cell>
          <table:table-cell office:value-type="float" office:value="904.34" table:style-name="ce72">
            <text:p>904</text:p>
          </table:table-cell>
          <table:table-cell office:value-type="float" office:value="951.12" table:style-name="ce72">
            <text:p>951</text:p>
          </table:table-cell>
          <table:table-cell office:value-type="float" office:value="1005.9" table:style-name="ce72">
            <text:p>1,006</text:p>
          </table:table-cell>
          <table:table-cell office:value-type="float" office:value="1032.7" table:style-name="ce72">
            <text:p>1,033</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3">
            <text:p>[z]</text:p>
          </table:table-cell>
          <table:table-cell office:value-type="string" table:style-name="ce74">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1"/>
          <table:table-cell table:number-columns-repeated="16345"/>
        </table:table-row>
        <table:table-row table:style-name="ro27">
          <table:table-cell office:value-type="string" table:style-name="ce63">
            <text:p>E1033</text:p>
          </table:table-cell>
          <table:table-cell office:value-type="string" table:style-name="ce63">
            <text:p>E07000034</text:p>
          </table:table-cell>
          <table:table-cell office:value-type="string" table:style-name="ce63">
            <text:p>Chesterfield</text:p>
          </table:table-cell>
          <table:table-cell office:value-type="string" table:style-name="ce63">
            <text:p>YES</text:p>
          </table:table-cell>
          <table:table-cell office:value-type="string" table:style-name="ce63">
            <text:p>SD</text:p>
          </table:table-cell>
          <table:table-cell office:value-type="float" office:value="432" table:style-name="ce72">
            <text:p>432</text:p>
          </table:table-cell>
          <table:table-cell office:value-type="float" office:value="424.19" table:style-name="ce72">
            <text:p>424</text:p>
          </table:table-cell>
          <table:table-cell office:value-type="float" office:value="445.35" table:style-name="ce72">
            <text:p>445</text:p>
          </table:table-cell>
          <table:table-cell office:value-type="float" office:value="459.82" table:style-name="ce72">
            <text:p>460</text:p>
          </table:table-cell>
          <table:table-cell office:value-type="float" office:value="491.34" table:style-name="ce72">
            <text:p>491</text:p>
          </table:table-cell>
          <table:table-cell office:value-type="float" office:value="543.42999999999995" table:style-name="ce72">
            <text:p>543</text:p>
          </table:table-cell>
          <table:table-cell office:value-type="float" office:value="585.29999999999995" table:style-name="ce72">
            <text:p>585</text:p>
          </table:table-cell>
          <table:table-cell office:value-type="float" office:value="627.80999999999995" table:style-name="ce72">
            <text:p>628</text:p>
          </table:table-cell>
          <table:table-cell office:value-type="float" office:value="667.46" table:style-name="ce72">
            <text:p>667</text:p>
          </table:table-cell>
          <table:table-cell office:value-type="float" office:value="727.21" table:style-name="ce72">
            <text:p>727</text:p>
          </table:table-cell>
          <table:table-cell office:value-type="float" office:value="793.12" table:style-name="ce72">
            <text:p>793</text:p>
          </table:table-cell>
          <table:table-cell office:value-type="float" office:value="829.96" table:style-name="ce72">
            <text:p>830</text:p>
          </table:table-cell>
          <table:table-cell office:value-type="float" office:value="846.41" table:style-name="ce72">
            <text:p>846</text:p>
          </table:table-cell>
          <table:table-cell office:value-type="float" office:value="889.94" table:style-name="ce72">
            <text:p>890</text:p>
          </table:table-cell>
          <table:table-cell office:value-type="float" office:value="930.33" table:style-name="ce72">
            <text:p>930</text:p>
          </table:table-cell>
          <table:table-cell office:value-type="float" office:value="963.02" table:style-name="ce72">
            <text:p>963</text:p>
          </table:table-cell>
          <table:table-cell office:value-type="float" office:value="994.02465383222955" table:style-name="ce72">
            <text:p>994</text:p>
          </table:table-cell>
          <table:table-cell office:value-type="float" office:value="1001.11" table:style-name="ce72">
            <text:p>1,001</text:p>
          </table:table-cell>
          <table:table-cell office:value-type="float" office:value="1001.41" table:style-name="ce72">
            <text:p>1,001</text:p>
          </table:table-cell>
          <table:table-cell office:value-type="float" office:value="1013.99" table:style-name="ce72">
            <text:p>1,014</text:p>
          </table:table-cell>
          <table:table-cell office:value-type="float" office:value="841.25" table:style-name="ce72">
            <text:p>841</text:p>
          </table:table-cell>
          <table:table-cell office:value-type="float" office:value="851.68" table:style-name="ce72">
            <text:p>852</text:p>
          </table:table-cell>
          <table:table-cell office:value-type="float" office:value="874.27" table:style-name="ce72">
            <text:p>874</text:p>
          </table:table-cell>
          <table:table-cell office:value-type="float" office:value="918.31" table:style-name="ce73">
            <text:p><text:s/>918<text:s/></text:p>
          </table:table-cell>
          <table:table-cell office:value-type="float" office:value="956.48" table:style-name="ce74">
            <text:p>956</text:p>
          </table:table-cell>
          <table:table-cell office:value-type="float" office:value="1012.42" table:style-name="ce72">
            <text:p>1,012</text:p>
          </table:table-cell>
          <table:table-cell office:value-type="float" office:value="1068.82" table:style-name="ce72">
            <text:p>1,069</text:p>
          </table:table-cell>
          <table:table-cell office:value-type="float" office:value="1097.26" table:style-name="ce72">
            <text:p>1,097</text:p>
          </table:table-cell>
          <table:table-cell office:value-type="float" office:value="1129.6500000000001" table:style-name="ce72">
            <text:p>1,130</text:p>
          </table:table-cell>
          <table:table-cell office:value-type="float" office:value="1181.3" table:style-name="ce72">
            <text:p>1,181</text:p>
          </table:table-cell>
          <table:table-cell office:value-type="float" office:value="1235.79" table:style-name="ce72">
            <text:p>1,236</text:p>
          </table:table-cell>
          <table:table-cell office:value-type="float" office:value="1297" table:style-name="ce72">
            <text:p>1,297</text:p>
          </table:table-cell>
          <table:table-cell office:value-type="float" office:value="1364" table:style-name="ce72">
            <text:p>1,364</text:p>
          </table:table-cell>
          <table:table-cell table:style-name="ce71"/>
          <table:table-cell table:number-columns-repeated="16345"/>
        </table:table-row>
        <table:table-row table:style-name="ro27">
          <table:table-cell office:value-type="string" table:style-name="ce63">
            <text:p>E3833</text:p>
          </table:table-cell>
          <table:table-cell office:value-type="string" table:style-name="ce63">
            <text:p>E07000225</text:p>
          </table:table-cell>
          <table:table-cell office:value-type="string" table:style-name="ce63">
            <text:p>Chichester</text:p>
          </table:table-cell>
          <table:table-cell office:value-type="string" table:style-name="ce63">
            <text:p>YES</text:p>
          </table:table-cell>
          <table:table-cell office:value-type="string" table:style-name="ce63">
            <text:p>SD</text:p>
          </table:table-cell>
          <table:table-cell office:value-type="float" office:value="456" table:style-name="ce72">
            <text:p>456</text:p>
          </table:table-cell>
          <table:table-cell office:value-type="float" office:value="503.43" table:style-name="ce72">
            <text:p>503</text:p>
          </table:table-cell>
          <table:table-cell office:value-type="float" office:value="558.27" table:style-name="ce72">
            <text:p>558</text:p>
          </table:table-cell>
          <table:table-cell office:value-type="float" office:value="595.01" table:style-name="ce72">
            <text:p>595</text:p>
          </table:table-cell>
          <table:table-cell office:value-type="float" office:value="636.42999999999995" table:style-name="ce72">
            <text:p>636</text:p>
          </table:table-cell>
          <table:table-cell office:value-type="float" office:value="707.14" table:style-name="ce72">
            <text:p>707</text:p>
          </table:table-cell>
          <table:table-cell office:value-type="float" office:value="750.41" table:style-name="ce72">
            <text:p>750</text:p>
          </table:table-cell>
          <table:table-cell office:value-type="float" office:value="790.88" table:style-name="ce72">
            <text:p>791</text:p>
          </table:table-cell>
          <table:table-cell office:value-type="float" office:value="842.17" table:style-name="ce72">
            <text:p>842</text:p>
          </table:table-cell>
          <table:table-cell office:value-type="float" office:value="926.78" table:style-name="ce72">
            <text:p>927</text:p>
          </table:table-cell>
          <table:table-cell office:value-type="float" office:value="1093.43" table:style-name="ce72">
            <text:p>1,093</text:p>
          </table:table-cell>
          <table:table-cell office:value-type="float" office:value="1183.05" table:style-name="ce72">
            <text:p>1,183</text:p>
          </table:table-cell>
          <table:table-cell office:value-type="float" office:value="1244.1400000000001" table:style-name="ce72">
            <text:p>1,244</text:p>
          </table:table-cell>
          <table:table-cell office:value-type="float" office:value="1292.68" table:style-name="ce72">
            <text:p>1,293</text:p>
          </table:table-cell>
          <table:table-cell office:value-type="float" office:value="1354.84" table:style-name="ce72">
            <text:p>1,355</text:p>
          </table:table-cell>
          <table:table-cell office:value-type="float" office:value="1416.24" table:style-name="ce72">
            <text:p>1,416</text:p>
          </table:table-cell>
          <table:table-cell office:value-type="float" office:value="1461.1708549318503" table:style-name="ce72">
            <text:p>1,461</text:p>
          </table:table-cell>
          <table:table-cell office:value-type="float" office:value="1494.99" table:style-name="ce72">
            <text:p>1,495</text:p>
          </table:table-cell>
          <table:table-cell office:value-type="float" office:value="1493.32" table:style-name="ce72">
            <text:p>1,493</text:p>
          </table:table-cell>
          <table:table-cell office:value-type="float" office:value="1496.38" table:style-name="ce72">
            <text:p>1,496</text:p>
          </table:table-cell>
          <table:table-cell office:value-type="float" office:value="1378.67" table:style-name="ce72">
            <text:p>1,379</text:p>
          </table:table-cell>
          <table:table-cell office:value-type="float" office:value="1383.73" table:style-name="ce72">
            <text:p>1,384</text:p>
          </table:table-cell>
          <table:table-cell office:value-type="float" office:value="1399.59" table:style-name="ce72">
            <text:p>1,400</text:p>
          </table:table-cell>
          <table:table-cell office:value-type="float" office:value="1464.35" table:style-name="ce73">
            <text:p><text:s/>1,464<text:s/></text:p>
          </table:table-cell>
          <table:table-cell office:value-type="float" office:value="1527.48" table:style-name="ce74">
            <text:p>1,527</text:p>
          </table:table-cell>
          <table:table-cell office:value-type="float" office:value="1614.67" table:style-name="ce72">
            <text:p>1,615</text:p>
          </table:table-cell>
          <table:table-cell office:value-type="float" office:value="1707.58" table:style-name="ce72">
            <text:p>1,708</text:p>
          </table:table-cell>
          <table:table-cell office:value-type="float" office:value="1792.32" table:style-name="ce72">
            <text:p>1,792</text:p>
          </table:table-cell>
          <table:table-cell office:value-type="float" office:value="1868.54" table:style-name="ce72">
            <text:p>1,869</text:p>
          </table:table-cell>
          <table:table-cell office:value-type="float" office:value="1940.57" table:style-name="ce72">
            <text:p>1,941</text:p>
          </table:table-cell>
          <table:table-cell office:value-type="float" office:value="2059.8200000000002" table:style-name="ce72">
            <text:p>2,060</text:p>
          </table:table-cell>
          <table:table-cell office:value-type="float" office:value="2133" table:style-name="ce72">
            <text:p>2,133</text:p>
          </table:table-cell>
          <table:table-cell office:value-type="float" office:value="2355.79" table:style-name="ce72">
            <text:p>2,356</text:p>
          </table:table-cell>
          <table:table-cell table:style-name="ce71"/>
          <table:table-cell table:number-columns-repeated="16345"/>
        </table:table-row>
        <table:table-row table:style-name="ro27">
          <table:table-cell office:value-type="string" table:style-name="ce63">
            <text:p>E0432</text:p>
          </table:table-cell>
          <table:table-cell office:value-type="string" table:style-name="ce63">
            <text:p>E07000005</text:p>
          </table:table-cell>
          <table:table-cell office:value-type="string" table:style-name="ce63">
            <text:p>Chiltern</text:p>
          </table:table-cell>
          <table:table-cell office:value-type="string" table:style-name="ce63">
            <text:p>NO</text:p>
          </table:table-cell>
          <table:table-cell office:value-type="string" table:style-name="ce63">
            <text:p>SD</text:p>
          </table:table-cell>
          <table:table-cell office:value-type="float" office:value="629" table:style-name="ce72">
            <text:p>629</text:p>
          </table:table-cell>
          <table:table-cell office:value-type="float" office:value="634.41" table:style-name="ce72">
            <text:p>634</text:p>
          </table:table-cell>
          <table:table-cell office:value-type="float" office:value="674.38" table:style-name="ce72">
            <text:p>674</text:p>
          </table:table-cell>
          <table:table-cell office:value-type="float" office:value="727.63" table:style-name="ce72">
            <text:p>728</text:p>
          </table:table-cell>
          <table:table-cell office:value-type="float" office:value="772.46" table:style-name="ce72">
            <text:p>772</text:p>
          </table:table-cell>
          <table:table-cell office:value-type="float" office:value="848.39" table:style-name="ce72">
            <text:p>848</text:p>
          </table:table-cell>
          <table:table-cell office:value-type="float" office:value="921.33" table:style-name="ce72">
            <text:p>921</text:p>
          </table:table-cell>
          <table:table-cell office:value-type="float" office:value="990.47" table:style-name="ce72">
            <text:p>990</text:p>
          </table:table-cell>
          <table:table-cell office:value-type="float" office:value="1045.8800000000001" table:style-name="ce72">
            <text:p>1,046</text:p>
          </table:table-cell>
          <table:table-cell office:value-type="float" office:value="1144.1600000000001" table:style-name="ce72">
            <text:p>1,144</text:p>
          </table:table-cell>
          <table:table-cell office:value-type="float" office:value="1327.95" table:style-name="ce72">
            <text:p>1,328</text:p>
          </table:table-cell>
          <table:table-cell office:value-type="float" office:value="1416.83" table:style-name="ce72">
            <text:p>1,417</text:p>
          </table:table-cell>
          <table:table-cell office:value-type="float" office:value="1484.34" table:style-name="ce72">
            <text:p>1,484</text:p>
          </table:table-cell>
          <table:table-cell office:value-type="float" office:value="1551.59" table:style-name="ce72">
            <text:p>1,552</text:p>
          </table:table-cell>
          <table:table-cell office:value-type="float" office:value="1617.3" table:style-name="ce72">
            <text:p>1,617</text:p>
          </table:table-cell>
          <table:table-cell office:value-type="float" office:value="1687.83" table:style-name="ce72">
            <text:p>1,688</text:p>
          </table:table-cell>
          <table:table-cell office:value-type="float" office:value="1748.6941590334213" table:style-name="ce72">
            <text:p>1,749</text:p>
          </table:table-cell>
          <table:table-cell office:value-type="float" office:value="1791.34" table:style-name="ce72">
            <text:p>1,791</text:p>
          </table:table-cell>
          <table:table-cell office:value-type="float" office:value="1783.31" table:style-name="ce72">
            <text:p>1,783</text:p>
          </table:table-cell>
          <table:table-cell office:value-type="float" office:value="1786.33" table:style-name="ce72">
            <text:p>1,786</text:p>
          </table:table-cell>
          <table:table-cell office:value-type="float" office:value="1670.76" table:style-name="ce72">
            <text:p>1,671</text:p>
          </table:table-cell>
          <table:table-cell office:value-type="float" office:value="1715.11" table:style-name="ce72">
            <text:p>1,715</text:p>
          </table:table-cell>
          <table:table-cell office:value-type="float" office:value="1754.13" table:style-name="ce72">
            <text:p>1,754</text:p>
          </table:table-cell>
          <table:table-cell office:value-type="float" office:value="1825.64" table:style-name="ce73">
            <text:p><text:s/>1,826<text:s/></text:p>
          </table:table-cell>
          <table:table-cell office:value-type="float" office:value="1905.95" table:style-name="ce74">
            <text:p>1,906</text:p>
          </table:table-cell>
          <table:table-cell office:value-type="float" office:value="2024.26" table:style-name="ce72">
            <text:p>2,024</text:p>
          </table:table-cell>
          <table:table-cell office:value-type="float" office:value="2116.88" table:style-name="ce72">
            <text:p>2,117</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1"/>
          <table:table-cell table:number-columns-repeated="16345"/>
        </table:table-row>
        <table:table-row table:style-name="ro27">
          <table:table-cell office:value-type="string" table:style-name="ce63">
            <text:p>E2334</text:p>
          </table:table-cell>
          <table:table-cell office:value-type="string" table:style-name="ce63">
            <text:p>E07000118</text:p>
          </table:table-cell>
          <table:table-cell office:value-type="string" table:style-name="ce63">
            <text:p>Chorley</text:p>
          </table:table-cell>
          <table:table-cell office:value-type="string" table:style-name="ce63">
            <text:p>YES</text:p>
          </table:table-cell>
          <table:table-cell office:value-type="string" table:style-name="ce63">
            <text:p>SD</text:p>
          </table:table-cell>
          <table:table-cell office:value-type="float" office:value="471" table:style-name="ce72">
            <text:p>471</text:p>
          </table:table-cell>
          <table:table-cell office:value-type="float" office:value="503.75" table:style-name="ce72">
            <text:p>504</text:p>
          </table:table-cell>
          <table:table-cell office:value-type="float" office:value="508.08" table:style-name="ce72">
            <text:p>508</text:p>
          </table:table-cell>
          <table:table-cell office:value-type="float" office:value="536.74" table:style-name="ce72">
            <text:p>537</text:p>
          </table:table-cell>
          <table:table-cell office:value-type="float" office:value="571.16999999999996" table:style-name="ce72">
            <text:p>571</text:p>
          </table:table-cell>
          <table:table-cell office:value-type="float" office:value="653.78" table:style-name="ce72">
            <text:p>654</text:p>
          </table:table-cell>
          <table:table-cell office:value-type="float" office:value="706.18" table:style-name="ce72">
            <text:p>706</text:p>
          </table:table-cell>
          <table:table-cell office:value-type="float" office:value="746.26" table:style-name="ce72">
            <text:p>746</text:p>
          </table:table-cell>
          <table:table-cell office:value-type="float" office:value="779.93" table:style-name="ce72">
            <text:p>780</text:p>
          </table:table-cell>
          <table:table-cell office:value-type="float" office:value="842.87" table:style-name="ce72">
            <text:p>843</text:p>
          </table:table-cell>
          <table:table-cell office:value-type="float" office:value="943.8" table:style-name="ce72">
            <text:p>944</text:p>
          </table:table-cell>
          <table:table-cell office:value-type="float" office:value="1004.22" table:style-name="ce72">
            <text:p>1,004</text:p>
          </table:table-cell>
          <table:table-cell office:value-type="float" office:value="1034.1099999999999" table:style-name="ce72">
            <text:p>1,034</text:p>
          </table:table-cell>
          <table:table-cell office:value-type="float" office:value="1084.26" table:style-name="ce72">
            <text:p>1,084</text:p>
          </table:table-cell>
          <table:table-cell office:value-type="float" office:value="1136.29" table:style-name="ce72">
            <text:p>1,136</text:p>
          </table:table-cell>
          <table:table-cell office:value-type="float" office:value="1175.57" table:style-name="ce72">
            <text:p>1,176</text:p>
          </table:table-cell>
          <table:table-cell office:value-type="float" office:value="1197.8244015103553" table:style-name="ce72">
            <text:p>1,198</text:p>
          </table:table-cell>
          <table:table-cell office:value-type="float" office:value="1198.7" table:style-name="ce72">
            <text:p>1,199</text:p>
          </table:table-cell>
          <table:table-cell office:value-type="float" office:value="1204.1099999999999" table:style-name="ce72">
            <text:p>1,204</text:p>
          </table:table-cell>
          <table:table-cell office:value-type="float" office:value="1202.76" table:style-name="ce72">
            <text:p>1,203</text:p>
          </table:table-cell>
          <table:table-cell office:value-type="float" office:value="1068.8900000000001" table:style-name="ce72">
            <text:p>1,069</text:p>
          </table:table-cell>
          <table:table-cell office:value-type="float" office:value="1075.1300000000001" table:style-name="ce72">
            <text:p>1,075</text:p>
          </table:table-cell>
          <table:table-cell office:value-type="float" office:value="1120.04" table:style-name="ce72">
            <text:p>1,120</text:p>
          </table:table-cell>
          <table:table-cell office:value-type="float" office:value="1157.94" table:style-name="ce73">
            <text:p><text:s/>1,158<text:s/></text:p>
          </table:table-cell>
          <table:table-cell office:value-type="float" office:value="1209.68" table:style-name="ce74">
            <text:p>1,210</text:p>
          </table:table-cell>
          <table:table-cell office:value-type="float" office:value="1290.51" table:style-name="ce72">
            <text:p>1,291</text:p>
          </table:table-cell>
          <table:table-cell office:value-type="float" office:value="1356.01" table:style-name="ce72">
            <text:p>1,356</text:p>
          </table:table-cell>
          <table:table-cell office:value-type="float" office:value="1402.39" table:style-name="ce72">
            <text:p>1,402</text:p>
          </table:table-cell>
          <table:table-cell office:value-type="float" office:value="1445.43" table:style-name="ce72">
            <text:p>1,445</text:p>
          </table:table-cell>
          <table:table-cell office:value-type="float" office:value="1519.3" table:style-name="ce72">
            <text:p>1,519</text:p>
          </table:table-cell>
          <table:table-cell office:value-type="float" office:value="1582.91" table:style-name="ce72">
            <text:p>1,583</text:p>
          </table:table-cell>
          <table:table-cell office:value-type="float" office:value="1664" table:style-name="ce72">
            <text:p>1,664</text:p>
          </table:table-cell>
          <table:table-cell office:value-type="float" office:value="1743.38" table:style-name="ce72">
            <text:p>1,743</text:p>
          </table:table-cell>
          <table:table-cell table:style-name="ce71"/>
          <table:table-cell table:number-columns-repeated="16345"/>
        </table:table-row>
        <table:table-row table:style-name="ro27">
          <table:table-cell office:value-type="string" table:style-name="ce63">
            <text:p>E1232</text:p>
          </table:table-cell>
          <table:table-cell office:value-type="string" table:style-name="ce63">
            <text:p>E07000048</text:p>
          </table:table-cell>
          <table:table-cell office:value-type="string" table:style-name="ce63">
            <text:p>Christchurch</text:p>
          </table:table-cell>
          <table:table-cell office:value-type="string" table:style-name="ce63">
            <text:p>NO</text:p>
          </table:table-cell>
          <table:table-cell office:value-type="string" table:style-name="ce63">
            <text:p>SD</text:p>
          </table:table-cell>
          <table:table-cell office:value-type="float" office:value="441" table:style-name="ce72">
            <text:p>441</text:p>
          </table:table-cell>
          <table:table-cell office:value-type="float" office:value="484.61" table:style-name="ce72">
            <text:p>485</text:p>
          </table:table-cell>
          <table:table-cell office:value-type="float" office:value="498.44" table:style-name="ce72">
            <text:p>498</text:p>
          </table:table-cell>
          <table:table-cell office:value-type="float" office:value="527.16999999999996" table:style-name="ce72">
            <text:p>527</text:p>
          </table:table-cell>
          <table:table-cell office:value-type="float" office:value="635.27" table:style-name="ce72">
            <text:p>635</text:p>
          </table:table-cell>
          <table:table-cell office:value-type="float" office:value="697.7" table:style-name="ce72">
            <text:p>698</text:p>
          </table:table-cell>
          <table:table-cell office:value-type="float" office:value="754.39" table:style-name="ce72">
            <text:p>754</text:p>
          </table:table-cell>
          <table:table-cell office:value-type="float" office:value="788.66" table:style-name="ce72">
            <text:p>789</text:p>
          </table:table-cell>
          <table:table-cell office:value-type="float" office:value="827.11" table:style-name="ce72">
            <text:p>827</text:p>
          </table:table-cell>
          <table:table-cell office:value-type="float" office:value="926.87" table:style-name="ce72">
            <text:p>927</text:p>
          </table:table-cell>
          <table:table-cell office:value-type="float" office:value="1057.78" table:style-name="ce72">
            <text:p>1,058</text:p>
          </table:table-cell>
          <table:table-cell office:value-type="float" office:value="1145.31" table:style-name="ce72">
            <text:p>1,145</text:p>
          </table:table-cell>
          <table:table-cell office:value-type="float" office:value="1193.22" table:style-name="ce72">
            <text:p>1,193</text:p>
          </table:table-cell>
          <table:table-cell office:value-type="float" office:value="1253.23" table:style-name="ce72">
            <text:p>1,253</text:p>
          </table:table-cell>
          <table:table-cell office:value-type="float" office:value="1321.81" table:style-name="ce72">
            <text:p>1,322</text:p>
          </table:table-cell>
          <table:table-cell office:value-type="float" office:value="1385.15" table:style-name="ce72">
            <text:p>1,385</text:p>
          </table:table-cell>
          <table:table-cell office:value-type="float" office:value="1425.9045765669039" table:style-name="ce72">
            <text:p>1,426</text:p>
          </table:table-cell>
          <table:table-cell office:value-type="float" office:value="1471.29" table:style-name="ce72">
            <text:p>1,471</text:p>
          </table:table-cell>
          <table:table-cell office:value-type="float" office:value="1468.86" table:style-name="ce72">
            <text:p>1,469</text:p>
          </table:table-cell>
          <table:table-cell office:value-type="float" office:value="1469.22" table:style-name="ce72">
            <text:p>1,469</text:p>
          </table:table-cell>
          <table:table-cell office:value-type="float" office:value="1316.86" table:style-name="ce72">
            <text:p>1,317</text:p>
          </table:table-cell>
          <table:table-cell office:value-type="float" office:value="1341.76" table:style-name="ce72">
            <text:p>1,342</text:p>
          </table:table-cell>
          <table:table-cell office:value-type="float" office:value="1371.61" table:style-name="ce72">
            <text:p>1,372</text:p>
          </table:table-cell>
          <table:table-cell office:value-type="float" office:value="1432.3" table:style-name="ce73">
            <text:p><text:s/>1,432<text:s/></text:p>
          </table:table-cell>
          <table:table-cell office:value-type="float" office:value="1496.35" table:style-name="ce74">
            <text:p>1,496</text:p>
          </table:table-cell>
          <table:table-cell office:value-type="float" office:value="1600.55" table:style-name="ce72">
            <text:p>1,601</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1"/>
          <table:table-cell table:number-columns-repeated="16345"/>
        </table:table-row>
        <table:table-row table:style-name="ro27">
          <table:table-cell office:value-type="string" table:style-name="ce63">
            <text:p>E5010</text:p>
          </table:table-cell>
          <table:table-cell office:value-type="string" table:style-name="ce63">
            <text:p>E09000001</text:p>
          </table:table-cell>
          <table:table-cell office:value-type="string" table:style-name="ce63">
            <text:p>City of London</text:p>
          </table:table-cell>
          <table:table-cell office:value-type="string" table:style-name="ce63">
            <text:p>YES</text:p>
          </table:table-cell>
          <table:table-cell office:value-type="string" table:style-name="ce63">
            <text:p>ILB</text:p>
          </table:table-cell>
          <table:table-cell office:value-type="float" office:value="347" table:style-name="ce72">
            <text:p>347</text:p>
          </table:table-cell>
          <table:table-cell office:value-type="float" office:value="471.21" table:style-name="ce72">
            <text:p>471</text:p>
          </table:table-cell>
          <table:table-cell office:value-type="float" office:value="363.75" table:style-name="ce72">
            <text:p>364</text:p>
          </table:table-cell>
          <table:table-cell office:value-type="float" office:value="392.37" table:style-name="ce72">
            <text:p>392</text:p>
          </table:table-cell>
          <table:table-cell office:value-type="float" office:value="427.65" table:style-name="ce72">
            <text:p>428</text:p>
          </table:table-cell>
          <table:table-cell office:value-type="float" office:value="445.74" table:style-name="ce72">
            <text:p>446</text:p>
          </table:table-cell>
          <table:table-cell office:value-type="float" office:value="469.94" table:style-name="ce72">
            <text:p>470</text:p>
          </table:table-cell>
          <table:table-cell office:value-type="float" office:value="484.6" table:style-name="ce72">
            <text:p>485</text:p>
          </table:table-cell>
          <table:table-cell office:value-type="float" office:value="523.74" table:style-name="ce72">
            <text:p>524</text:p>
          </table:table-cell>
          <table:table-cell office:value-type="float" office:value="535.87" table:style-name="ce72">
            <text:p>536</text:p>
          </table:table-cell>
          <table:table-cell office:value-type="float" office:value="676.47" table:style-name="ce72">
            <text:p>676</text:p>
          </table:table-cell>
          <table:table-cell office:value-type="float" office:value="712.6" table:style-name="ce72">
            <text:p>713</text:p>
          </table:table-cell>
          <table:table-cell office:value-type="float" office:value="776.29" table:style-name="ce72">
            <text:p>776</text:p>
          </table:table-cell>
          <table:table-cell office:value-type="float" office:value="862.28" table:style-name="ce72">
            <text:p>862</text:p>
          </table:table-cell>
          <table:table-cell office:value-type="float" office:value="932.96" table:style-name="ce72">
            <text:p>933</text:p>
          </table:table-cell>
          <table:table-cell office:value-type="float" office:value="954.18" table:style-name="ce72">
            <text:p>954</text:p>
          </table:table-cell>
          <table:table-cell office:value-type="float" office:value="959.92130296245261" table:style-name="ce72">
            <text:p>960</text:p>
          </table:table-cell>
          <table:table-cell office:value-type="float" office:value="964.21" table:style-name="ce72">
            <text:p>964</text:p>
          </table:table-cell>
          <table:table-cell office:value-type="float" office:value="960.72" table:style-name="ce72">
            <text:p>961</text:p>
          </table:table-cell>
          <table:table-cell office:value-type="float" office:value="943.93" table:style-name="ce72">
            <text:p>944</text:p>
          </table:table-cell>
          <table:table-cell office:value-type="float" office:value="930.94" table:style-name="ce72">
            <text:p>931</text:p>
          </table:table-cell>
          <table:table-cell office:value-type="float" office:value="928.09" table:style-name="ce72">
            <text:p>928</text:p>
          </table:table-cell>
          <table:table-cell office:value-type="float" office:value="909.56" table:style-name="ce72">
            <text:p>910</text:p>
          </table:table-cell>
          <table:table-cell office:value-type="float" office:value="976.55" table:style-name="ce73">
            <text:p><text:s/>977<text:s/></text:p>
          </table:table-cell>
          <table:table-cell office:value-type="float" office:value="981.88" table:style-name="ce74">
            <text:p>982</text:p>
          </table:table-cell>
          <table:table-cell office:value-type="float" office:value="993.92" table:style-name="ce72">
            <text:p>994</text:p>
          </table:table-cell>
          <table:table-cell office:value-type="float" office:value="1071.94" table:style-name="ce72">
            <text:p>1,072</text:p>
          </table:table-cell>
          <table:table-cell office:value-type="float" office:value="1140.1300000000001" table:style-name="ce72">
            <text:p>1,140</text:p>
          </table:table-cell>
          <table:table-cell office:value-type="float" office:value="1171.24" table:style-name="ce72">
            <text:p>1,171</text:p>
          </table:table-cell>
          <table:table-cell office:value-type="float" office:value="1214.3399999999999" table:style-name="ce72">
            <text:p>1,214</text:p>
          </table:table-cell>
          <table:table-cell office:value-type="float" office:value="1347" table:style-name="ce72">
            <text:p>1,347</text:p>
          </table:table-cell>
          <table:table-cell office:value-type="float" office:value="1398" table:style-name="ce72">
            <text:p>1,398</text:p>
          </table:table-cell>
          <table:table-cell office:value-type="float" office:value="1624.99" table:style-name="ce72">
            <text:p>1,625</text:p>
          </table:table-cell>
          <table:table-cell table:style-name="ce71"/>
          <table:table-cell table:number-columns-repeated="16345"/>
        </table:table-row>
        <table:table-row table:style-name="ro27">
          <table:table-cell office:value-type="string" table:style-name="ce63">
            <text:p>E2033</text:p>
          </table:table-cell>
          <table:table-cell office:value-type="string" table:style-name="ce63">
            <text:p>[z]</text:p>
          </table:table-cell>
          <table:table-cell office:value-type="string" table:style-name="ce63">
            <text:p>Cleethorpes</text:p>
          </table:table-cell>
          <table:table-cell office:value-type="string" table:style-name="ce63">
            <text:p>NO</text:p>
          </table:table-cell>
          <table:table-cell office:value-type="string" table:style-name="ce63">
            <text:p>SD</text:p>
          </table:table-cell>
          <table:table-cell office:value-type="float" office:value="470" table:style-name="ce72">
            <text:p>470</text:p>
          </table:table-cell>
          <table:table-cell office:value-type="float" office:value="513.51" table:style-name="ce72">
            <text:p>514</text:p>
          </table:table-cell>
          <table:table-cell office:value-type="float" office:value="528" table:style-name="ce72">
            <text:p>528</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3">
            <text:p>[z]</text:p>
          </table:table-cell>
          <table:table-cell office:value-type="string" table:style-name="ce74">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1"/>
          <table:table-cell table:number-columns-repeated="16345"/>
        </table:table-row>
        <table:table-row table:style-name="ro27">
          <table:table-cell office:value-type="string" table:style-name="ce63">
            <text:p>E1536</text:p>
          </table:table-cell>
          <table:table-cell office:value-type="string" table:style-name="ce63">
            <text:p>E07000071</text:p>
          </table:table-cell>
          <table:table-cell office:value-type="string" table:style-name="ce63">
            <text:p>Colchester</text:p>
          </table:table-cell>
          <table:table-cell office:value-type="string" table:style-name="ce63">
            <text:p>YES</text:p>
          </table:table-cell>
          <table:table-cell office:value-type="string" table:style-name="ce63">
            <text:p>SD</text:p>
          </table:table-cell>
          <table:table-cell office:value-type="float" office:value="469" table:style-name="ce72">
            <text:p>469</text:p>
          </table:table-cell>
          <table:table-cell office:value-type="float" office:value="472.1" table:style-name="ce72">
            <text:p>472</text:p>
          </table:table-cell>
          <table:table-cell office:value-type="float" office:value="502.22" table:style-name="ce72">
            <text:p>502</text:p>
          </table:table-cell>
          <table:table-cell office:value-type="float" office:value="535.34" table:style-name="ce72">
            <text:p>535</text:p>
          </table:table-cell>
          <table:table-cell office:value-type="float" office:value="553.92999999999995" table:style-name="ce72">
            <text:p>554</text:p>
          </table:table-cell>
          <table:table-cell office:value-type="float" office:value="624.58000000000004" table:style-name="ce72">
            <text:p>625</text:p>
          </table:table-cell>
          <table:table-cell office:value-type="float" office:value="666.98" table:style-name="ce72">
            <text:p>667</text:p>
          </table:table-cell>
          <table:table-cell office:value-type="float" office:value="719.44" table:style-name="ce72">
            <text:p>719</text:p>
          </table:table-cell>
          <table:table-cell office:value-type="float" office:value="775.87" table:style-name="ce72">
            <text:p>776</text:p>
          </table:table-cell>
          <table:table-cell office:value-type="float" office:value="848.72" table:style-name="ce72">
            <text:p>849</text:p>
          </table:table-cell>
          <table:table-cell office:value-type="float" office:value="984.38" table:style-name="ce72">
            <text:p>984</text:p>
          </table:table-cell>
          <table:table-cell office:value-type="float" office:value="1043.03" table:style-name="ce72">
            <text:p>1,043</text:p>
          </table:table-cell>
          <table:table-cell office:value-type="float" office:value="1075.06" table:style-name="ce72">
            <text:p>1,075</text:p>
          </table:table-cell>
          <table:table-cell office:value-type="float" office:value="1117.57" table:style-name="ce72">
            <text:p>1,118</text:p>
          </table:table-cell>
          <table:table-cell office:value-type="float" office:value="1183.1199999999999" table:style-name="ce72">
            <text:p>1,183</text:p>
          </table:table-cell>
          <table:table-cell office:value-type="float" office:value="1227.02" table:style-name="ce72">
            <text:p>1,227</text:p>
          </table:table-cell>
          <table:table-cell office:value-type="float" office:value="1251.2547158791322" table:style-name="ce72">
            <text:p>1,251</text:p>
          </table:table-cell>
          <table:table-cell office:value-type="float" office:value="1276.81" table:style-name="ce72">
            <text:p>1,277</text:p>
          </table:table-cell>
          <table:table-cell office:value-type="float" office:value="1276.83" table:style-name="ce72">
            <text:p>1,277</text:p>
          </table:table-cell>
          <table:table-cell office:value-type="float" office:value="1280.7" table:style-name="ce72">
            <text:p>1,281</text:p>
          </table:table-cell>
          <table:table-cell office:value-type="float" office:value="1145.25" table:style-name="ce72">
            <text:p>1,145</text:p>
          </table:table-cell>
          <table:table-cell office:value-type="float" office:value="1158.1199999999999" table:style-name="ce72">
            <text:p>1,158</text:p>
          </table:table-cell>
          <table:table-cell office:value-type="float" office:value="1188.9000000000001" table:style-name="ce72">
            <text:p>1,189</text:p>
          </table:table-cell>
          <table:table-cell office:value-type="float" office:value="1237.74" table:style-name="ce73">
            <text:p><text:s/>1,238<text:s/></text:p>
          </table:table-cell>
          <table:table-cell office:value-type="float" office:value="1278.97" table:style-name="ce74">
            <text:p>1,279</text:p>
          </table:table-cell>
          <table:table-cell office:value-type="float" office:value="1349.12" table:style-name="ce72">
            <text:p>1,349</text:p>
          </table:table-cell>
          <table:table-cell office:value-type="float" office:value="1426.38" table:style-name="ce72">
            <text:p>1,426</text:p>
          </table:table-cell>
          <table:table-cell office:value-type="float" office:value="1478.56" table:style-name="ce72">
            <text:p>1,479</text:p>
          </table:table-cell>
          <table:table-cell office:value-type="float" office:value="1467.92" table:style-name="ce72">
            <text:p>1,468</text:p>
          </table:table-cell>
          <table:table-cell office:value-type="float" office:value="1564.93" table:style-name="ce72">
            <text:p>1,565</text:p>
          </table:table-cell>
          <table:table-cell office:value-type="float" office:value="1639.83" table:style-name="ce72">
            <text:p>1,640</text:p>
          </table:table-cell>
          <table:table-cell office:value-type="float" office:value="1714" table:style-name="ce72">
            <text:p>1,714</text:p>
          </table:table-cell>
          <table:table-cell office:value-type="float" office:value="1789.22" table:style-name="ce72">
            <text:p>1,789</text:p>
          </table:table-cell>
          <table:table-cell table:style-name="ce71"/>
          <table:table-cell table:number-columns-repeated="16345"/>
        </table:table-row>
        <table:table-row table:style-name="ro27">
          <table:table-cell office:value-type="string" table:style-name="ce63">
            <text:p>E0632</text:p>
          </table:table-cell>
          <table:table-cell office:value-type="string" table:style-name="ce63">
            <text:p>E07000014</text:p>
          </table:table-cell>
          <table:table-cell office:value-type="string" table:style-name="ce63">
            <text:p>Congleton</text:p>
          </table:table-cell>
          <table:table-cell office:value-type="string" table:style-name="ce63">
            <text:p>NO</text:p>
          </table:table-cell>
          <table:table-cell office:value-type="string" table:style-name="ce63">
            <text:p>SD</text:p>
          </table:table-cell>
          <table:table-cell office:value-type="float" office:value="500" table:style-name="ce72">
            <text:p>500</text:p>
          </table:table-cell>
          <table:table-cell office:value-type="float" office:value="556.62" table:style-name="ce72">
            <text:p>557</text:p>
          </table:table-cell>
          <table:table-cell office:value-type="float" office:value="566.72" table:style-name="ce72">
            <text:p>567</text:p>
          </table:table-cell>
          <table:table-cell office:value-type="float" office:value="591.04999999999995" table:style-name="ce72">
            <text:p>591</text:p>
          </table:table-cell>
          <table:table-cell office:value-type="float" office:value="628.9" table:style-name="ce72">
            <text:p>629</text:p>
          </table:table-cell>
          <table:table-cell office:value-type="float" office:value="735.77" table:style-name="ce72">
            <text:p>736</text:p>
          </table:table-cell>
          <table:table-cell office:value-type="float" office:value="771" table:style-name="ce72">
            <text:p>771</text:p>
          </table:table-cell>
          <table:table-cell office:value-type="float" office:value="817.96" table:style-name="ce72">
            <text:p>818</text:p>
          </table:table-cell>
          <table:table-cell office:value-type="float" office:value="871.17" table:style-name="ce72">
            <text:p>871</text:p>
          </table:table-cell>
          <table:table-cell office:value-type="float" office:value="929.06" table:style-name="ce72">
            <text:p>929</text:p>
          </table:table-cell>
          <table:table-cell office:value-type="float" office:value="1020.57" table:style-name="ce72">
            <text:p>1,021</text:p>
          </table:table-cell>
          <table:table-cell office:value-type="float" office:value="1070.8" table:style-name="ce72">
            <text:p>1,071</text:p>
          </table:table-cell>
          <table:table-cell office:value-type="float" office:value="1108.42" table:style-name="ce72">
            <text:p>1,108</text:p>
          </table:table-cell>
          <table:table-cell office:value-type="float" office:value="1162.99" table:style-name="ce72">
            <text:p>1,163</text:p>
          </table:table-cell>
          <table:table-cell office:value-type="float" office:value="1221.1199999999999" table:style-name="ce72">
            <text:p>1,221</text:p>
          </table:table-cell>
          <table:table-cell office:value-type="float" office:value="1290.57" table:style-name="ce72">
            <text:p>1,291</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3">
            <text:p>[z]</text:p>
          </table:table-cell>
          <table:table-cell office:value-type="string" table:style-name="ce74">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1"/>
          <table:table-cell table:number-columns-repeated="16345"/>
        </table:table-row>
        <table:table-row table:style-name="ro27">
          <table:table-cell office:value-type="string" table:style-name="ce63">
            <text:p>E0934</text:p>
          </table:table-cell>
          <table:table-cell office:value-type="string" table:style-name="ce63">
            <text:p>E07000029</text:p>
          </table:table-cell>
          <table:table-cell office:value-type="string" table:style-name="ce63">
            <text:p>Copeland</text:p>
          </table:table-cell>
          <table:table-cell office:value-type="string" table:style-name="ce63">
            <text:p>NO</text:p>
          </table:table-cell>
          <table:table-cell office:value-type="string" table:style-name="ce63">
            <text:p>SD</text:p>
          </table:table-cell>
          <table:table-cell office:value-type="float" office:value="410" table:style-name="ce72">
            <text:p>410</text:p>
          </table:table-cell>
          <table:table-cell office:value-type="float" office:value="423.02" table:style-name="ce72">
            <text:p>423</text:p>
          </table:table-cell>
          <table:table-cell office:value-type="float" office:value="443.09" table:style-name="ce72">
            <text:p>443</text:p>
          </table:table-cell>
          <table:table-cell office:value-type="float" office:value="466.83" table:style-name="ce72">
            <text:p>467</text:p>
          </table:table-cell>
          <table:table-cell office:value-type="float" office:value="507.41" table:style-name="ce72">
            <text:p>507</text:p>
          </table:table-cell>
          <table:table-cell office:value-type="float" office:value="557.20000000000005" table:style-name="ce72">
            <text:p>557</text:p>
          </table:table-cell>
          <table:table-cell office:value-type="float" office:value="584.20000000000005" table:style-name="ce72">
            <text:p>584</text:p>
          </table:table-cell>
          <table:table-cell office:value-type="float" office:value="624.19000000000005" table:style-name="ce72">
            <text:p>624</text:p>
          </table:table-cell>
          <table:table-cell office:value-type="float" office:value="656.31" table:style-name="ce72">
            <text:p>656</text:p>
          </table:table-cell>
          <table:table-cell office:value-type="float" office:value="712.32" table:style-name="ce72">
            <text:p>712</text:p>
          </table:table-cell>
          <table:table-cell office:value-type="float" office:value="802.21" table:style-name="ce72">
            <text:p>802</text:p>
          </table:table-cell>
          <table:table-cell office:value-type="float" office:value="860.15" table:style-name="ce72">
            <text:p>860</text:p>
          </table:table-cell>
          <table:table-cell office:value-type="float" office:value="914.51" table:style-name="ce72">
            <text:p>915</text:p>
          </table:table-cell>
          <table:table-cell office:value-type="float" office:value="960.46" table:style-name="ce72">
            <text:p>960</text:p>
          </table:table-cell>
          <table:table-cell office:value-type="float" office:value="995.94" table:style-name="ce72">
            <text:p>996</text:p>
          </table:table-cell>
          <table:table-cell office:value-type="float" office:value="1036.74" table:style-name="ce72">
            <text:p>1,037</text:p>
          </table:table-cell>
          <table:table-cell office:value-type="float" office:value="1063.0206513265434" table:style-name="ce72">
            <text:p>1,063</text:p>
          </table:table-cell>
          <table:table-cell office:value-type="float" office:value="1084.52" table:style-name="ce72">
            <text:p>1,085</text:p>
          </table:table-cell>
          <table:table-cell office:value-type="float" office:value="1079.49" table:style-name="ce72">
            <text:p>1,079</text:p>
          </table:table-cell>
          <table:table-cell office:value-type="float" office:value="1088.47" table:style-name="ce72">
            <text:p>1,088</text:p>
          </table:table-cell>
          <table:table-cell office:value-type="float" office:value="959.31" table:style-name="ce72">
            <text:p>959</text:p>
          </table:table-cell>
          <table:table-cell office:value-type="float" office:value="954.24" table:style-name="ce72">
            <text:p>954</text:p>
          </table:table-cell>
          <table:table-cell office:value-type="float" office:value="991.17" table:style-name="ce72">
            <text:p>991</text:p>
          </table:table-cell>
          <table:table-cell office:value-type="float" office:value="1038.72" table:style-name="ce73">
            <text:p><text:s/>1,039<text:s/></text:p>
          </table:table-cell>
          <table:table-cell office:value-type="float" office:value="1073.17" table:style-name="ce74">
            <text:p>1,073</text:p>
          </table:table-cell>
          <table:table-cell office:value-type="float" office:value="1127.5" table:style-name="ce72">
            <text:p>1,128</text:p>
          </table:table-cell>
          <table:table-cell office:value-type="float" office:value="1183.01" table:style-name="ce72">
            <text:p>1,183</text:p>
          </table:table-cell>
          <table:table-cell office:value-type="float" office:value="1240.78" table:style-name="ce72">
            <text:p>1,241</text:p>
          </table:table-cell>
          <table:table-cell office:value-type="float" office:value="1278.73" table:style-name="ce72">
            <text:p>1,279</text:p>
          </table:table-cell>
          <table:table-cell office:value-type="float" office:value="1311.2" table:style-name="ce72">
            <text:p>1,311</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1"/>
          <table:table-cell table:number-columns-repeated="16345"/>
        </table:table-row>
        <table:table-row table:style-name="ro27">
          <table:table-cell office:value-type="string" table:style-name="ce63">
            <text:p>E2831</text:p>
          </table:table-cell>
          <table:table-cell office:value-type="string" table:style-name="ce63">
            <text:p>E07000150</text:p>
          </table:table-cell>
          <table:table-cell office:value-type="string" table:style-name="ce63">
            <text:p>Corby</text:p>
          </table:table-cell>
          <table:table-cell office:value-type="string" table:style-name="ce63">
            <text:p>NO</text:p>
          </table:table-cell>
          <table:table-cell office:value-type="string" table:style-name="ce63">
            <text:p>SD</text:p>
          </table:table-cell>
          <table:table-cell office:value-type="float" office:value="350" table:style-name="ce72">
            <text:p>350</text:p>
          </table:table-cell>
          <table:table-cell office:value-type="float" office:value="392.53" table:style-name="ce72">
            <text:p>393</text:p>
          </table:table-cell>
          <table:table-cell office:value-type="float" office:value="384.85" table:style-name="ce72">
            <text:p>385</text:p>
          </table:table-cell>
          <table:table-cell office:value-type="float" office:value="417.38" table:style-name="ce72">
            <text:p>417</text:p>
          </table:table-cell>
          <table:table-cell office:value-type="float" office:value="447" table:style-name="ce72">
            <text:p>447</text:p>
          </table:table-cell>
          <table:table-cell office:value-type="float" office:value="486.14" table:style-name="ce72">
            <text:p>486</text:p>
          </table:table-cell>
          <table:table-cell office:value-type="float" office:value="526.96" table:style-name="ce72">
            <text:p>527</text:p>
          </table:table-cell>
          <table:table-cell office:value-type="float" office:value="560.04" table:style-name="ce72">
            <text:p>560</text:p>
          </table:table-cell>
          <table:table-cell office:value-type="float" office:value="584.29" table:style-name="ce72">
            <text:p>584</text:p>
          </table:table-cell>
          <table:table-cell office:value-type="float" office:value="666.21" table:style-name="ce72">
            <text:p>666</text:p>
          </table:table-cell>
          <table:table-cell office:value-type="float" office:value="743.33" table:style-name="ce72">
            <text:p>743</text:p>
          </table:table-cell>
          <table:table-cell office:value-type="float" office:value="800.57" table:style-name="ce72">
            <text:p>801</text:p>
          </table:table-cell>
          <table:table-cell office:value-type="float" office:value="819.44" table:style-name="ce72">
            <text:p>819</text:p>
          </table:table-cell>
          <table:table-cell office:value-type="float" office:value="841.9" table:style-name="ce72">
            <text:p>842</text:p>
          </table:table-cell>
          <table:table-cell office:value-type="float" office:value="880.51" table:style-name="ce72">
            <text:p>881</text:p>
          </table:table-cell>
          <table:table-cell office:value-type="float" office:value="951.98" table:style-name="ce72">
            <text:p>952</text:p>
          </table:table-cell>
          <table:table-cell office:value-type="float" office:value="975.05077803623897" table:style-name="ce72">
            <text:p>975</text:p>
          </table:table-cell>
          <table:table-cell office:value-type="float" office:value="998.04" table:style-name="ce72">
            <text:p>998</text:p>
          </table:table-cell>
          <table:table-cell office:value-type="float" office:value="1027.25" table:style-name="ce72">
            <text:p>1,027</text:p>
          </table:table-cell>
          <table:table-cell office:value-type="float" office:value="1031.02" table:style-name="ce72">
            <text:p>1,031</text:p>
          </table:table-cell>
          <table:table-cell office:value-type="float" office:value="859.46" table:style-name="ce72">
            <text:p>859</text:p>
          </table:table-cell>
          <table:table-cell office:value-type="float" office:value="887.87" table:style-name="ce72">
            <text:p>888</text:p>
          </table:table-cell>
          <table:table-cell office:value-type="float" office:value="921.74" table:style-name="ce72">
            <text:p>922</text:p>
          </table:table-cell>
          <table:table-cell office:value-type="float" office:value="963.65" table:style-name="ce73">
            <text:p><text:s/>964<text:s/></text:p>
          </table:table-cell>
          <table:table-cell office:value-type="float" office:value="1017.18" table:style-name="ce74">
            <text:p>1,017</text:p>
          </table:table-cell>
          <table:table-cell office:value-type="float" office:value="1101.5" table:style-name="ce72">
            <text:p>1,102</text:p>
          </table:table-cell>
          <table:table-cell office:value-type="float" office:value="1169.7" table:style-name="ce72">
            <text:p>1,170</text:p>
          </table:table-cell>
          <table:table-cell office:value-type="float" office:value="1215.3800000000001" table:style-name="ce72">
            <text:p>1,215</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1"/>
          <table:table-cell table:number-columns-repeated="16345"/>
        </table:table-row>
        <table:table-row table:style-name="ro27">
          <table:table-cell office:value-type="string" table:style-name="ce63">
            <text:p>E0801</text:p>
          </table:table-cell>
          <table:table-cell office:value-type="string" table:style-name="ce63">
            <text:p>E06000052</text:p>
          </table:table-cell>
          <table:table-cell office:value-type="string" table:style-name="ce63">
            <text:p>Cornwall UA</text:p>
          </table:table-cell>
          <table:table-cell office:value-type="string" table:style-name="ce63">
            <text:p>YES</text:p>
          </table:table-cell>
          <table:table-cell office:value-type="string" table:style-name="ce63">
            <text:p>UA</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float" office:value="1139.9728958676021" table:style-name="ce72">
            <text:p>1,140</text:p>
          </table:table-cell>
          <table:table-cell office:value-type="float" office:value="1162.95" table:style-name="ce72">
            <text:p>1,163</text:p>
          </table:table-cell>
          <table:table-cell office:value-type="float" office:value="1162.92" table:style-name="ce72">
            <text:p>1,163</text:p>
          </table:table-cell>
          <table:table-cell office:value-type="float" office:value="1169.18" table:style-name="ce72">
            <text:p>1,169</text:p>
          </table:table-cell>
          <table:table-cell office:value-type="float" office:value="1039.19" table:style-name="ce72">
            <text:p>1,039</text:p>
          </table:table-cell>
          <table:table-cell office:value-type="float" office:value="1049.53" table:style-name="ce72">
            <text:p>1,050</text:p>
          </table:table-cell>
          <table:table-cell office:value-type="float" office:value="1089.1400000000001" table:style-name="ce72">
            <text:p>1,089</text:p>
          </table:table-cell>
          <table:table-cell office:value-type="float" office:value="1144.8499999999999" table:style-name="ce73">
            <text:p><text:s/>1,145<text:s/></text:p>
          </table:table-cell>
          <table:table-cell office:value-type="float" office:value="1199.95" table:style-name="ce74">
            <text:p>1,200</text:p>
          </table:table-cell>
          <table:table-cell office:value-type="float" office:value="1289.71" table:style-name="ce72">
            <text:p>1,290</text:p>
          </table:table-cell>
          <table:table-cell office:value-type="float" office:value="1364.24" table:style-name="ce72">
            <text:p>1,364</text:p>
          </table:table-cell>
          <table:table-cell office:value-type="float" office:value="1432.85" table:style-name="ce72">
            <text:p>1,433</text:p>
          </table:table-cell>
          <table:table-cell office:value-type="float" office:value="1486.42" table:style-name="ce72">
            <text:p>1,486</text:p>
          </table:table-cell>
          <table:table-cell office:value-type="float" office:value="1580.64" table:style-name="ce72">
            <text:p>1,581</text:p>
          </table:table-cell>
          <table:table-cell office:value-type="float" office:value="1678.09" table:style-name="ce72">
            <text:p>1,678</text:p>
          </table:table-cell>
          <table:table-cell office:value-type="float" office:value="1773" table:style-name="ce72">
            <text:p>1,773</text:p>
          </table:table-cell>
          <table:table-cell office:value-type="float" office:value="1963.54" table:style-name="ce72">
            <text:p>1,964</text:p>
          </table:table-cell>
          <table:table-cell table:style-name="ce71"/>
          <table:table-cell table:number-columns-repeated="16345"/>
        </table:table-row>
        <table:table-row table:style-name="ro27">
          <table:table-cell office:value-type="string" table:style-name="ce63">
            <text:p>E1632</text:p>
          </table:table-cell>
          <table:table-cell office:value-type="string" table:style-name="ce63">
            <text:p>E07000079</text:p>
          </table:table-cell>
          <table:table-cell office:value-type="string" table:style-name="ce63">
            <text:p>Cotswold</text:p>
          </table:table-cell>
          <table:table-cell office:value-type="string" table:style-name="ce63">
            <text:p>YES</text:p>
          </table:table-cell>
          <table:table-cell office:value-type="string" table:style-name="ce63">
            <text:p>SD</text:p>
          </table:table-cell>
          <table:table-cell office:value-type="float" office:value="527" table:style-name="ce72">
            <text:p>527</text:p>
          </table:table-cell>
          <table:table-cell office:value-type="float" office:value="519" table:style-name="ce72">
            <text:p>519</text:p>
          </table:table-cell>
          <table:table-cell office:value-type="float" office:value="544.97" table:style-name="ce72">
            <text:p>545</text:p>
          </table:table-cell>
          <table:table-cell office:value-type="float" office:value="588.04999999999995" table:style-name="ce72">
            <text:p>588</text:p>
          </table:table-cell>
          <table:table-cell office:value-type="float" office:value="625.6" table:style-name="ce72">
            <text:p>626</text:p>
          </table:table-cell>
          <table:table-cell office:value-type="float" office:value="691.88" table:style-name="ce72">
            <text:p>692</text:p>
          </table:table-cell>
          <table:table-cell office:value-type="float" office:value="748.46" table:style-name="ce72">
            <text:p>748</text:p>
          </table:table-cell>
          <table:table-cell office:value-type="float" office:value="818.13" table:style-name="ce72">
            <text:p>818</text:p>
          </table:table-cell>
          <table:table-cell office:value-type="float" office:value="875.61" table:style-name="ce72">
            <text:p>876</text:p>
          </table:table-cell>
          <table:table-cell office:value-type="float" office:value="962.75" table:style-name="ce72">
            <text:p>963</text:p>
          </table:table-cell>
          <table:table-cell office:value-type="float" office:value="1116.8699999999999" table:style-name="ce72">
            <text:p>1,117</text:p>
          </table:table-cell>
          <table:table-cell office:value-type="float" office:value="1201.78" table:style-name="ce72">
            <text:p>1,202</text:p>
          </table:table-cell>
          <table:table-cell office:value-type="float" office:value="1250.8800000000001" table:style-name="ce72">
            <text:p>1,251</text:p>
          </table:table-cell>
          <table:table-cell office:value-type="float" office:value="1295.83" table:style-name="ce72">
            <text:p>1,296</text:p>
          </table:table-cell>
          <table:table-cell office:value-type="float" office:value="1343.89" table:style-name="ce72">
            <text:p>1,344</text:p>
          </table:table-cell>
          <table:table-cell office:value-type="float" office:value="1405.65" table:style-name="ce72">
            <text:p>1,406</text:p>
          </table:table-cell>
          <table:table-cell office:value-type="float" office:value="1446.5720427687111" table:style-name="ce72">
            <text:p>1,447</text:p>
          </table:table-cell>
          <table:table-cell office:value-type="float" office:value="1481.67" table:style-name="ce72">
            <text:p>1,482</text:p>
          </table:table-cell>
          <table:table-cell office:value-type="float" office:value="1483.96" table:style-name="ce72">
            <text:p>1,484</text:p>
          </table:table-cell>
          <table:table-cell office:value-type="float" office:value="1488.83" table:style-name="ce72">
            <text:p>1,489</text:p>
          </table:table-cell>
          <table:table-cell office:value-type="float" office:value="1400.96" table:style-name="ce72">
            <text:p>1,401</text:p>
          </table:table-cell>
          <table:table-cell office:value-type="float" office:value="1396.65" table:style-name="ce72">
            <text:p>1,397</text:p>
          </table:table-cell>
          <table:table-cell office:value-type="float" office:value="1386.72" table:style-name="ce72">
            <text:p>1,387</text:p>
          </table:table-cell>
          <table:table-cell office:value-type="float" office:value="1457.16" table:style-name="ce73">
            <text:p><text:s/>1,457<text:s/></text:p>
          </table:table-cell>
          <table:table-cell office:value-type="float" office:value="1509.17" table:style-name="ce74">
            <text:p>1,509</text:p>
          </table:table-cell>
          <table:table-cell office:value-type="float" office:value="1587.28" table:style-name="ce72">
            <text:p>1,587</text:p>
          </table:table-cell>
          <table:table-cell office:value-type="float" office:value="1703.28" table:style-name="ce72">
            <text:p>1,703</text:p>
          </table:table-cell>
          <table:table-cell office:value-type="float" office:value="1752.32" table:style-name="ce72">
            <text:p>1,752</text:p>
          </table:table-cell>
          <table:table-cell office:value-type="float" office:value="1829.03" table:style-name="ce72">
            <text:p>1,829</text:p>
          </table:table-cell>
          <table:table-cell office:value-type="float" office:value="1891.82" table:style-name="ce72">
            <text:p>1,892</text:p>
          </table:table-cell>
          <table:table-cell office:value-type="float" office:value="1984.58" table:style-name="ce72">
            <text:p>1,985</text:p>
          </table:table-cell>
          <table:table-cell office:value-type="float" office:value="2091" table:style-name="ce72">
            <text:p>2,091</text:p>
          </table:table-cell>
          <table:table-cell office:value-type="float" office:value="2251.69" table:style-name="ce72">
            <text:p>2,252</text:p>
          </table:table-cell>
          <table:table-cell table:style-name="ce71"/>
          <table:table-cell table:number-columns-repeated="16345"/>
        </table:table-row>
        <table:table-row table:style-name="ro27">
          <table:table-cell office:value-type="string" table:style-name="ce63">
            <text:p>E4602</text:p>
          </table:table-cell>
          <table:table-cell office:value-type="string" table:style-name="ce63">
            <text:p>E08000026</text:p>
          </table:table-cell>
          <table:table-cell office:value-type="string" table:style-name="ce63">
            <text:p>Coventry</text:p>
          </table:table-cell>
          <table:table-cell office:value-type="string" table:style-name="ce63">
            <text:p>YES</text:p>
          </table:table-cell>
          <table:table-cell office:value-type="string" table:style-name="ce63">
            <text:p>MD</text:p>
          </table:table-cell>
          <table:table-cell office:value-type="float" office:value="473" table:style-name="ce72">
            <text:p>473</text:p>
          </table:table-cell>
          <table:table-cell office:value-type="float" office:value="524.47" table:style-name="ce72">
            <text:p>524</text:p>
          </table:table-cell>
          <table:table-cell office:value-type="float" office:value="557.53" table:style-name="ce72">
            <text:p>558</text:p>
          </table:table-cell>
          <table:table-cell office:value-type="float" office:value="569.99" table:style-name="ce72">
            <text:p>570</text:p>
          </table:table-cell>
          <table:table-cell office:value-type="float" office:value="592.73" table:style-name="ce72">
            <text:p>593</text:p>
          </table:table-cell>
          <table:table-cell office:value-type="float" office:value="634.03" table:style-name="ce72">
            <text:p>634</text:p>
          </table:table-cell>
          <table:table-cell office:value-type="float" office:value="682.33" table:style-name="ce72">
            <text:p>682</text:p>
          </table:table-cell>
          <table:table-cell office:value-type="float" office:value="717.52" table:style-name="ce72">
            <text:p>718</text:p>
          </table:table-cell>
          <table:table-cell office:value-type="float" office:value="748.89" table:style-name="ce72">
            <text:p>749</text:p>
          </table:table-cell>
          <table:table-cell office:value-type="float" office:value="782.46" table:style-name="ce72">
            <text:p>782</text:p>
          </table:table-cell>
          <table:table-cell office:value-type="float" office:value="823.6" table:style-name="ce72">
            <text:p>824</text:p>
          </table:table-cell>
          <table:table-cell office:value-type="float" office:value="854.67" table:style-name="ce72">
            <text:p>855</text:p>
          </table:table-cell>
          <table:table-cell office:value-type="float" office:value="883.59" table:style-name="ce72">
            <text:p>884</text:p>
          </table:table-cell>
          <table:table-cell office:value-type="float" office:value="922.34" table:style-name="ce72">
            <text:p>922</text:p>
          </table:table-cell>
          <table:table-cell office:value-type="float" office:value="954.66" table:style-name="ce72">
            <text:p>955</text:p>
          </table:table-cell>
          <table:table-cell office:value-type="float" office:value="991.84" table:style-name="ce72">
            <text:p>992</text:p>
          </table:table-cell>
          <table:table-cell office:value-type="float" office:value="1017.4109048660907" table:style-name="ce72">
            <text:p>1,017</text:p>
          </table:table-cell>
          <table:table-cell office:value-type="float" office:value="1021.16" table:style-name="ce72">
            <text:p>1,021</text:p>
          </table:table-cell>
          <table:table-cell office:value-type="float" office:value="1027.57" table:style-name="ce72">
            <text:p>1,028</text:p>
          </table:table-cell>
          <table:table-cell office:value-type="float" office:value="1025.48" table:style-name="ce72">
            <text:p>1,025</text:p>
          </table:table-cell>
          <table:table-cell office:value-type="float" office:value="814.73" table:style-name="ce72">
            <text:p>815</text:p>
          </table:table-cell>
          <table:table-cell office:value-type="float" office:value="838.24" table:style-name="ce72">
            <text:p>838</text:p>
          </table:table-cell>
          <table:table-cell office:value-type="float" office:value="862.17" table:style-name="ce72">
            <text:p>862</text:p>
          </table:table-cell>
          <table:table-cell office:value-type="float" office:value="930.39" table:style-name="ce73">
            <text:p><text:s/>930<text:s/></text:p>
          </table:table-cell>
          <table:table-cell office:value-type="float" office:value="986.72" table:style-name="ce74">
            <text:p>987</text:p>
          </table:table-cell>
          <table:table-cell office:value-type="float" office:value="1056.57" table:style-name="ce72">
            <text:p>1,057</text:p>
          </table:table-cell>
          <table:table-cell office:value-type="float" office:value="1123.47" table:style-name="ce72">
            <text:p>1,123</text:p>
          </table:table-cell>
          <table:table-cell office:value-type="float" office:value="1174.23" table:style-name="ce72">
            <text:p>1,174</text:p>
          </table:table-cell>
          <table:table-cell office:value-type="float" office:value="1206.1199999999999" table:style-name="ce72">
            <text:p>1,206</text:p>
          </table:table-cell>
          <table:table-cell office:value-type="float" office:value="1252.67" table:style-name="ce72">
            <text:p>1,253</text:p>
          </table:table-cell>
          <table:table-cell office:value-type="float" office:value="1338.34" table:style-name="ce72">
            <text:p>1,338</text:p>
          </table:table-cell>
          <table:table-cell office:value-type="float" office:value="1423" table:style-name="ce72">
            <text:p>1,423</text:p>
          </table:table-cell>
          <table:table-cell office:value-type="float" office:value="1520.25" table:style-name="ce72">
            <text:p>1,520</text:p>
          </table:table-cell>
          <table:table-cell table:style-name="ce71"/>
          <table:table-cell table:number-columns-repeated="16345"/>
        </table:table-row>
        <table:table-row table:style-name="ro27">
          <table:table-cell office:value-type="string" table:style-name="ce63">
            <text:p>E2731</text:p>
          </table:table-cell>
          <table:table-cell office:value-type="string" table:style-name="ce63">
            <text:p>E07000163</text:p>
          </table:table-cell>
          <table:table-cell office:value-type="string" table:style-name="ce63">
            <text:p>Craven</text:p>
          </table:table-cell>
          <table:table-cell office:value-type="string" table:style-name="ce63">
            <text:p>NO</text:p>
          </table:table-cell>
          <table:table-cell office:value-type="string" table:style-name="ce63">
            <text:p>SD</text:p>
          </table:table-cell>
          <table:table-cell office:value-type="float" office:value="446" table:style-name="ce72">
            <text:p>446</text:p>
          </table:table-cell>
          <table:table-cell office:value-type="float" office:value="478.36" table:style-name="ce72">
            <text:p>478</text:p>
          </table:table-cell>
          <table:table-cell office:value-type="float" office:value="493.34" table:style-name="ce72">
            <text:p>493</text:p>
          </table:table-cell>
          <table:table-cell office:value-type="float" office:value="518.15" table:style-name="ce72">
            <text:p>518</text:p>
          </table:table-cell>
          <table:table-cell office:value-type="float" office:value="553.38" table:style-name="ce72">
            <text:p>553</text:p>
          </table:table-cell>
          <table:table-cell office:value-type="float" office:value="608.92999999999995" table:style-name="ce72">
            <text:p>609</text:p>
          </table:table-cell>
          <table:table-cell office:value-type="float" office:value="661.04" table:style-name="ce72">
            <text:p>661</text:p>
          </table:table-cell>
          <table:table-cell office:value-type="float" office:value="698.87" table:style-name="ce72">
            <text:p>699</text:p>
          </table:table-cell>
          <table:table-cell office:value-type="float" office:value="755.26" table:style-name="ce72">
            <text:p>755</text:p>
          </table:table-cell>
          <table:table-cell office:value-type="float" office:value="843.97" table:style-name="ce72">
            <text:p>844</text:p>
          </table:table-cell>
          <table:table-cell office:value-type="float" office:value="982.08" table:style-name="ce72">
            <text:p>982</text:p>
          </table:table-cell>
          <table:table-cell office:value-type="float" office:value="1065.17" table:style-name="ce72">
            <text:p>1,065</text:p>
          </table:table-cell>
          <table:table-cell office:value-type="float" office:value="1111.06" table:style-name="ce72">
            <text:p>1,111</text:p>
          </table:table-cell>
          <table:table-cell office:value-type="float" office:value="1162.17" table:style-name="ce72">
            <text:p>1,162</text:p>
          </table:table-cell>
          <table:table-cell office:value-type="float" office:value="1216.24" table:style-name="ce72">
            <text:p>1,216</text:p>
          </table:table-cell>
          <table:table-cell office:value-type="float" office:value="1269.75" table:style-name="ce72">
            <text:p>1,270</text:p>
          </table:table-cell>
          <table:table-cell office:value-type="float" office:value="1316.075960367559" table:style-name="ce72">
            <text:p>1,316</text:p>
          </table:table-cell>
          <table:table-cell office:value-type="float" office:value="1351.45" table:style-name="ce72">
            <text:p>1,351</text:p>
          </table:table-cell>
          <table:table-cell office:value-type="float" office:value="1339.13" table:style-name="ce72">
            <text:p>1,339</text:p>
          </table:table-cell>
          <table:table-cell office:value-type="float" office:value="1340.05" table:style-name="ce72">
            <text:p>1,340</text:p>
          </table:table-cell>
          <table:table-cell office:value-type="float" office:value="1238.47" table:style-name="ce72">
            <text:p>1,238</text:p>
          </table:table-cell>
          <table:table-cell office:value-type="float" office:value="1256.98" table:style-name="ce72">
            <text:p>1,257</text:p>
          </table:table-cell>
          <table:table-cell office:value-type="float" office:value="1285.92" table:style-name="ce72">
            <text:p>1,286</text:p>
          </table:table-cell>
          <table:table-cell office:value-type="float" office:value="1346.3" table:style-name="ce73">
            <text:p><text:s/>1,346<text:s/></text:p>
          </table:table-cell>
          <table:table-cell office:value-type="float" office:value="1399.42" table:style-name="ce74">
            <text:p>1,399</text:p>
          </table:table-cell>
          <table:table-cell office:value-type="float" office:value="1480.5" table:style-name="ce72">
            <text:p>1,481</text:p>
          </table:table-cell>
          <table:table-cell office:value-type="float" office:value="1559.51" table:style-name="ce72">
            <text:p>1,560</text:p>
          </table:table-cell>
          <table:table-cell office:value-type="float" office:value="1617.86" table:style-name="ce72">
            <text:p>1,618</text:p>
          </table:table-cell>
          <table:table-cell office:value-type="float" office:value="1637.46" table:style-name="ce72">
            <text:p>1,637</text:p>
          </table:table-cell>
          <table:table-cell office:value-type="float" office:value="1747.53" table:style-name="ce72">
            <text:p>1,748</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1"/>
          <table:table-cell table:number-columns-repeated="16345"/>
        </table:table-row>
        <table:table-row table:style-name="ro27">
          <table:table-cell office:value-type="string" table:style-name="ce63">
            <text:p>E3834</text:p>
          </table:table-cell>
          <table:table-cell office:value-type="string" table:style-name="ce63">
            <text:p>E07000226</text:p>
          </table:table-cell>
          <table:table-cell office:value-type="string" table:style-name="ce63">
            <text:p>Crawley</text:p>
          </table:table-cell>
          <table:table-cell office:value-type="string" table:style-name="ce63">
            <text:p>YES</text:p>
          </table:table-cell>
          <table:table-cell office:value-type="string" table:style-name="ce63">
            <text:p>SD</text:p>
          </table:table-cell>
          <table:table-cell office:value-type="float" office:value="465" table:style-name="ce72">
            <text:p>465</text:p>
          </table:table-cell>
          <table:table-cell office:value-type="float" office:value="474.08" table:style-name="ce72">
            <text:p>474</text:p>
          </table:table-cell>
          <table:table-cell office:value-type="float" office:value="503.24" table:style-name="ce72">
            <text:p>503</text:p>
          </table:table-cell>
          <table:table-cell office:value-type="float" office:value="537.71" table:style-name="ce72">
            <text:p>538</text:p>
          </table:table-cell>
          <table:table-cell office:value-type="float" office:value="573.71" table:style-name="ce72">
            <text:p>574</text:p>
          </table:table-cell>
          <table:table-cell office:value-type="float" office:value="622.71" table:style-name="ce72">
            <text:p>623</text:p>
          </table:table-cell>
          <table:table-cell office:value-type="float" office:value="666.02" table:style-name="ce72">
            <text:p>666</text:p>
          </table:table-cell>
          <table:table-cell office:value-type="float" office:value="703.58" table:style-name="ce72">
            <text:p>704</text:p>
          </table:table-cell>
          <table:table-cell office:value-type="float" office:value="742.91" table:style-name="ce72">
            <text:p>743</text:p>
          </table:table-cell>
          <table:table-cell office:value-type="float" office:value="816.57" table:style-name="ce72">
            <text:p>817</text:p>
          </table:table-cell>
          <table:table-cell office:value-type="float" office:value="966.47" table:style-name="ce72">
            <text:p>966</text:p>
          </table:table-cell>
          <table:table-cell office:value-type="float" office:value="1028.8" table:style-name="ce72">
            <text:p>1,029</text:p>
          </table:table-cell>
          <table:table-cell office:value-type="float" office:value="1079.44" table:style-name="ce72">
            <text:p>1,079</text:p>
          </table:table-cell>
          <table:table-cell office:value-type="float" office:value="1134.3900000000001" table:style-name="ce72">
            <text:p>1,134</text:p>
          </table:table-cell>
          <table:table-cell office:value-type="float" office:value="1181.48" table:style-name="ce72">
            <text:p>1,181</text:p>
          </table:table-cell>
          <table:table-cell office:value-type="float" office:value="1257.68" table:style-name="ce72">
            <text:p>1,258</text:p>
          </table:table-cell>
          <table:table-cell office:value-type="float" office:value="1267.8233045514417" table:style-name="ce72">
            <text:p>1,268</text:p>
          </table:table-cell>
          <table:table-cell office:value-type="float" office:value="1301.1500000000001" table:style-name="ce72">
            <text:p>1,301</text:p>
          </table:table-cell>
          <table:table-cell office:value-type="float" office:value="1298.71" table:style-name="ce72">
            <text:p>1,299</text:p>
          </table:table-cell>
          <table:table-cell office:value-type="float" office:value="1293.54" table:style-name="ce72">
            <text:p>1,294</text:p>
          </table:table-cell>
          <table:table-cell office:value-type="float" office:value="1115.51" table:style-name="ce72">
            <text:p>1,116</text:p>
          </table:table-cell>
          <table:table-cell office:value-type="float" office:value="1120.55" table:style-name="ce72">
            <text:p>1,121</text:p>
          </table:table-cell>
          <table:table-cell office:value-type="float" office:value="1135.1600000000001" table:style-name="ce72">
            <text:p>1,135</text:p>
          </table:table-cell>
          <table:table-cell office:value-type="float" office:value="1192.8900000000001" table:style-name="ce73">
            <text:p><text:s/>1,193<text:s/></text:p>
          </table:table-cell>
          <table:table-cell office:value-type="float" office:value="1239.3" table:style-name="ce74">
            <text:p>1,239</text:p>
          </table:table-cell>
          <table:table-cell office:value-type="float" office:value="1308.99" table:style-name="ce72">
            <text:p>1,309</text:p>
          </table:table-cell>
          <table:table-cell office:value-type="float" office:value="1401.88" table:style-name="ce72">
            <text:p>1,402</text:p>
          </table:table-cell>
          <table:table-cell office:value-type="float" office:value="1460.19" table:style-name="ce72">
            <text:p>1,460</text:p>
          </table:table-cell>
          <table:table-cell office:value-type="float" office:value="1481.59" table:style-name="ce72">
            <text:p>1,482</text:p>
          </table:table-cell>
          <table:table-cell office:value-type="float" office:value="1549.15" table:style-name="ce72">
            <text:p>1,549</text:p>
          </table:table-cell>
          <table:table-cell office:value-type="float" office:value="1624.63" table:style-name="ce72">
            <text:p>1,625</text:p>
          </table:table-cell>
          <table:table-cell office:value-type="float" office:value="1728" table:style-name="ce72">
            <text:p>1,728</text:p>
          </table:table-cell>
          <table:table-cell office:value-type="float" office:value="1825.9" table:style-name="ce72">
            <text:p>1,826</text:p>
          </table:table-cell>
          <table:table-cell table:style-name="ce71"/>
          <table:table-cell table:number-columns-repeated="16345"/>
        </table:table-row>
        <table:table-row table:style-name="ro27">
          <table:table-cell office:value-type="string" table:style-name="ce63">
            <text:p>E0633</text:p>
          </table:table-cell>
          <table:table-cell office:value-type="string" table:style-name="ce63">
            <text:p>[z]</text:p>
          </table:table-cell>
          <table:table-cell office:value-type="string" table:style-name="ce63">
            <text:p>Crewe &amp; Nantwich</text:p>
          </table:table-cell>
          <table:table-cell office:value-type="string" table:style-name="ce63">
            <text:p>NO</text:p>
          </table:table-cell>
          <table:table-cell office:value-type="string" table:style-name="ce63">
            <text:p>SD</text:p>
          </table:table-cell>
          <table:table-cell office:value-type="float" office:value="469" table:style-name="ce72">
            <text:p>469</text:p>
          </table:table-cell>
          <table:table-cell office:value-type="float" office:value="486.76" table:style-name="ce72">
            <text:p>487</text:p>
          </table:table-cell>
          <table:table-cell office:value-type="float" office:value="516.9" table:style-name="ce72">
            <text:p>517</text:p>
          </table:table-cell>
          <table:table-cell office:value-type="float" office:value="539.77" table:style-name="ce72">
            <text:p>540</text:p>
          </table:table-cell>
          <table:table-cell office:value-type="float" office:value="562.12" table:style-name="ce72">
            <text:p>562</text:p>
          </table:table-cell>
          <table:table-cell office:value-type="float" office:value="665.52" table:style-name="ce72">
            <text:p>666</text:p>
          </table:table-cell>
          <table:table-cell office:value-type="float" office:value="699.96" table:style-name="ce72">
            <text:p>700</text:p>
          </table:table-cell>
          <table:table-cell office:value-type="float" office:value="749.48" table:style-name="ce72">
            <text:p>749</text:p>
          </table:table-cell>
          <table:table-cell office:value-type="float" office:value="787.39" table:style-name="ce72">
            <text:p>787</text:p>
          </table:table-cell>
          <table:table-cell office:value-type="float" office:value="828.23" table:style-name="ce72">
            <text:p>828</text:p>
          </table:table-cell>
          <table:table-cell office:value-type="float" office:value="911.19" table:style-name="ce72">
            <text:p>911</text:p>
          </table:table-cell>
          <table:table-cell office:value-type="float" office:value="960.87" table:style-name="ce72">
            <text:p>961</text:p>
          </table:table-cell>
          <table:table-cell office:value-type="float" office:value="994.83" table:style-name="ce72">
            <text:p>995</text:p>
          </table:table-cell>
          <table:table-cell office:value-type="float" office:value="1051.51" table:style-name="ce72">
            <text:p>1,052</text:p>
          </table:table-cell>
          <table:table-cell office:value-type="float" office:value="1096.3900000000001" table:style-name="ce72">
            <text:p>1,096</text:p>
          </table:table-cell>
          <table:table-cell office:value-type="float" office:value="1141.8499999999999" table:style-name="ce72">
            <text:p>1,142</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3">
            <text:p>[z]</text:p>
          </table:table-cell>
          <table:table-cell office:value-type="string" table:style-name="ce74">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1"/>
          <table:table-cell table:number-columns-repeated="16345"/>
        </table:table-row>
        <table:table-row table:style-name="ro27">
          <table:table-cell office:value-type="string" table:style-name="ce63">
            <text:p>E5035</text:p>
          </table:table-cell>
          <table:table-cell office:value-type="string" table:style-name="ce63">
            <text:p>E09000008</text:p>
          </table:table-cell>
          <table:table-cell office:value-type="string" table:style-name="ce63">
            <text:p>Croydon</text:p>
          </table:table-cell>
          <table:table-cell office:value-type="string" table:style-name="ce63">
            <text:p>YES</text:p>
          </table:table-cell>
          <table:table-cell office:value-type="string" table:style-name="ce63">
            <text:p>OLB</text:p>
          </table:table-cell>
          <table:table-cell office:value-type="float" office:value="472" table:style-name="ce72">
            <text:p>472</text:p>
          </table:table-cell>
          <table:table-cell office:value-type="float" office:value="483.35" table:style-name="ce72">
            <text:p>483</text:p>
          </table:table-cell>
          <table:table-cell office:value-type="float" office:value="525.85" table:style-name="ce72">
            <text:p>526</text:p>
          </table:table-cell>
          <table:table-cell office:value-type="float" office:value="540.91" table:style-name="ce72">
            <text:p>541</text:p>
          </table:table-cell>
          <table:table-cell office:value-type="float" office:value="566.12" table:style-name="ce72">
            <text:p>566</text:p>
          </table:table-cell>
          <table:table-cell office:value-type="float" office:value="634.47" table:style-name="ce72">
            <text:p>634</text:p>
          </table:table-cell>
          <table:table-cell office:value-type="float" office:value="696.1" table:style-name="ce72">
            <text:p>696</text:p>
          </table:table-cell>
          <table:table-cell office:value-type="float" office:value="744.93" table:style-name="ce72">
            <text:p>745</text:p>
          </table:table-cell>
          <table:table-cell office:value-type="float" office:value="758.87" table:style-name="ce72">
            <text:p>759</text:p>
          </table:table-cell>
          <table:table-cell office:value-type="float" office:value="793.16" table:style-name="ce72">
            <text:p>793</text:p>
          </table:table-cell>
          <table:table-cell office:value-type="float" office:value="1006.73" table:style-name="ce72">
            <text:p>1,007</text:p>
          </table:table-cell>
          <table:table-cell office:value-type="float" office:value="1059.96" table:style-name="ce72">
            <text:p>1,060</text:p>
          </table:table-cell>
          <table:table-cell office:value-type="float" office:value="1120.79" table:style-name="ce72">
            <text:p>1,121</text:p>
          </table:table-cell>
          <table:table-cell office:value-type="float" office:value="1189.46" table:style-name="ce72">
            <text:p>1,189</text:p>
          </table:table-cell>
          <table:table-cell office:value-type="float" office:value="1234.0999999999999" table:style-name="ce72">
            <text:p>1,234</text:p>
          </table:table-cell>
          <table:table-cell office:value-type="float" office:value="1289.18" table:style-name="ce72">
            <text:p>1,289</text:p>
          </table:table-cell>
          <table:table-cell office:value-type="float" office:value="1312.5187368602819" table:style-name="ce72">
            <text:p>1,313</text:p>
          </table:table-cell>
          <table:table-cell office:value-type="float" office:value="1316.64" table:style-name="ce72">
            <text:p>1,317</text:p>
          </table:table-cell>
          <table:table-cell office:value-type="float" office:value="1314.06" table:style-name="ce72">
            <text:p>1,314</text:p>
          </table:table-cell>
          <table:table-cell office:value-type="float" office:value="1313.05" table:style-name="ce72">
            <text:p>1,313</text:p>
          </table:table-cell>
          <table:table-cell office:value-type="float" office:value="1099.21" table:style-name="ce72">
            <text:p>1,099</text:p>
          </table:table-cell>
          <table:table-cell office:value-type="float" office:value="1105.06" table:style-name="ce72">
            <text:p>1,105</text:p>
          </table:table-cell>
          <table:table-cell office:value-type="float" office:value="1126.68" table:style-name="ce72">
            <text:p>1,127</text:p>
          </table:table-cell>
          <table:table-cell office:value-type="float" office:value="1172.93" table:style-name="ce73">
            <text:p><text:s/>1,173<text:s/></text:p>
          </table:table-cell>
          <table:table-cell office:value-type="float" office:value="1246.74" table:style-name="ce74">
            <text:p>1,247</text:p>
          </table:table-cell>
          <table:table-cell office:value-type="float" office:value="1329.99" table:style-name="ce72">
            <text:p>1,330</text:p>
          </table:table-cell>
          <table:table-cell office:value-type="float" office:value="1425.87" table:style-name="ce72">
            <text:p>1,426</text:p>
          </table:table-cell>
          <table:table-cell office:value-type="float" office:value="1508.55" table:style-name="ce72">
            <text:p>1,509</text:p>
          </table:table-cell>
          <table:table-cell office:value-type="float" office:value="1547.32" table:style-name="ce72">
            <text:p>1,547</text:p>
          </table:table-cell>
          <table:table-cell office:value-type="float" office:value="1667.71" table:style-name="ce72">
            <text:p>1,668</text:p>
          </table:table-cell>
          <table:table-cell office:value-type="float" office:value="1896.91" table:style-name="ce72">
            <text:p>1,897</text:p>
          </table:table-cell>
          <table:table-cell office:value-type="float" office:value="1983" table:style-name="ce72">
            <text:p>1,983</text:p>
          </table:table-cell>
          <table:table-cell office:value-type="float" office:value="2072" table:style-name="ce72">
            <text:p>2,072</text:p>
          </table:table-cell>
          <table:table-cell table:style-name="ce71"/>
          <table:table-cell table:number-columns-repeated="16345"/>
        </table:table-row>
        <table:table-row table:style-name="ro27">
          <table:table-cell office:value-type="string" table:style-name="ce63">
            <text:p>E0901</text:p>
          </table:table-cell>
          <table:table-cell office:value-type="string" table:style-name="ce63">
            <text:p>E06000063</text:p>
          </table:table-cell>
          <table:table-cell office:value-type="string" table:style-name="ce63">
            <text:p>Cumberland</text:p>
          </table:table-cell>
          <table:table-cell office:value-type="string" table:style-name="ce63">
            <text:p>YES</text:p>
          </table:table-cell>
          <table:table-cell office:value-type="string" table:style-name="ce63">
            <text:p>UA</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float" office:value="1436.96" table:style-name="ce72">
            <text:p>1,437</text:p>
          </table:table-cell>
          <table:table-cell office:value-type="float" office:value="1530" table:style-name="ce72">
            <text:p>1,530</text:p>
          </table:table-cell>
          <table:table-cell office:value-type="float" office:value="1655.75" table:style-name="ce72">
            <text:p>1,656</text:p>
          </table:table-cell>
          <table:table-cell table:style-name="ce71"/>
          <table:table-cell table:number-columns-repeated="16345"/>
        </table:table-row>
        <table:table-row table:style-name="ro27">
          <table:table-cell office:value-type="string" table:style-name="ce63">
            <text:p>E1932</text:p>
          </table:table-cell>
          <table:table-cell office:value-type="string" table:style-name="ce63">
            <text:p>E07000096</text:p>
          </table:table-cell>
          <table:table-cell office:value-type="string" table:style-name="ce63">
            <text:p>Dacorum</text:p>
          </table:table-cell>
          <table:table-cell office:value-type="string" table:style-name="ce63">
            <text:p>YES</text:p>
          </table:table-cell>
          <table:table-cell office:value-type="string" table:style-name="ce63">
            <text:p>SD</text:p>
          </table:table-cell>
          <table:table-cell office:value-type="float" office:value="483" table:style-name="ce72">
            <text:p>483</text:p>
          </table:table-cell>
          <table:table-cell office:value-type="float" office:value="498.74" table:style-name="ce72">
            <text:p>499</text:p>
          </table:table-cell>
          <table:table-cell office:value-type="float" office:value="519.02" table:style-name="ce72">
            <text:p>519</text:p>
          </table:table-cell>
          <table:table-cell office:value-type="float" office:value="550.25" table:style-name="ce72">
            <text:p>550</text:p>
          </table:table-cell>
          <table:table-cell office:value-type="float" office:value="581.91" table:style-name="ce72">
            <text:p>582</text:p>
          </table:table-cell>
          <table:table-cell office:value-type="float" office:value="662.88" table:style-name="ce72">
            <text:p>663</text:p>
          </table:table-cell>
          <table:table-cell office:value-type="float" office:value="721.89" table:style-name="ce72">
            <text:p>722</text:p>
          </table:table-cell>
          <table:table-cell office:value-type="float" office:value="768.6" table:style-name="ce72">
            <text:p>769</text:p>
          </table:table-cell>
          <table:table-cell office:value-type="float" office:value="813.19" table:style-name="ce72">
            <text:p>813</text:p>
          </table:table-cell>
          <table:table-cell office:value-type="float" office:value="892.03" table:style-name="ce72">
            <text:p>892</text:p>
          </table:table-cell>
          <table:table-cell office:value-type="float" office:value="1043.78" table:style-name="ce72">
            <text:p>1,044</text:p>
          </table:table-cell>
          <table:table-cell office:value-type="float" office:value="1111.5999999999999" table:style-name="ce72">
            <text:p>1,112</text:p>
          </table:table-cell>
          <table:table-cell office:value-type="float" office:value="1163.52" table:style-name="ce72">
            <text:p>1,164</text:p>
          </table:table-cell>
          <table:table-cell office:value-type="float" office:value="1219.77" table:style-name="ce72">
            <text:p>1,220</text:p>
          </table:table-cell>
          <table:table-cell office:value-type="float" office:value="1281.02" table:style-name="ce72">
            <text:p>1,281</text:p>
          </table:table-cell>
          <table:table-cell office:value-type="float" office:value="1351.03" table:style-name="ce72">
            <text:p>1,351</text:p>
          </table:table-cell>
          <table:table-cell office:value-type="float" office:value="1406.2464797491862" table:style-name="ce72">
            <text:p>1,406</text:p>
          </table:table-cell>
          <table:table-cell office:value-type="float" office:value="1412.59" table:style-name="ce72">
            <text:p>1,413</text:p>
          </table:table-cell>
          <table:table-cell office:value-type="float" office:value="1432.19" table:style-name="ce72">
            <text:p>1,432</text:p>
          </table:table-cell>
          <table:table-cell office:value-type="float" office:value="1417.91" table:style-name="ce72">
            <text:p>1,418</text:p>
          </table:table-cell>
          <table:table-cell office:value-type="float" office:value="1285.93" table:style-name="ce72">
            <text:p>1,286</text:p>
          </table:table-cell>
          <table:table-cell office:value-type="float" office:value="1281.6300000000001" table:style-name="ce72">
            <text:p>1,282</text:p>
          </table:table-cell>
          <table:table-cell office:value-type="float" office:value="1318.31" table:style-name="ce72">
            <text:p>1,318</text:p>
          </table:table-cell>
          <table:table-cell office:value-type="float" office:value="1364.47" table:style-name="ce73">
            <text:p><text:s/>1,364<text:s/></text:p>
          </table:table-cell>
          <table:table-cell office:value-type="float" office:value="1442.13" table:style-name="ce74">
            <text:p>1,442</text:p>
          </table:table-cell>
          <table:table-cell office:value-type="float" office:value="1523.43" table:style-name="ce72">
            <text:p>1,523</text:p>
          </table:table-cell>
          <table:table-cell office:value-type="float" office:value="1586.29" table:style-name="ce72">
            <text:p>1,586</text:p>
          </table:table-cell>
          <table:table-cell office:value-type="float" office:value="1675.81" table:style-name="ce72">
            <text:p>1,676</text:p>
          </table:table-cell>
          <table:table-cell office:value-type="float" office:value="1739.42" table:style-name="ce72">
            <text:p>1,739</text:p>
          </table:table-cell>
          <table:table-cell office:value-type="float" office:value="1807.67" table:style-name="ce72">
            <text:p>1,808</text:p>
          </table:table-cell>
          <table:table-cell office:value-type="float" office:value="1899.26" table:style-name="ce72">
            <text:p>1,899</text:p>
          </table:table-cell>
          <table:table-cell office:value-type="float" office:value="1983" table:style-name="ce72">
            <text:p>1,983</text:p>
          </table:table-cell>
          <table:table-cell office:value-type="float" office:value="2053.88" table:style-name="ce72">
            <text:p>2,054</text:p>
          </table:table-cell>
          <table:table-cell table:style-name="ce71"/>
          <table:table-cell table:number-columns-repeated="16345"/>
        </table:table-row>
        <table:table-row table:style-name="ro27">
          <table:table-cell office:value-type="string" table:style-name="ce76">
            <text:p>E1332</text:p>
          </table:table-cell>
          <table:table-cell office:value-type="string" table:style-name="ce63">
            <text:p>[z]</text:p>
          </table:table-cell>
          <table:table-cell office:value-type="string" table:style-name="ce63">
            <text:p>Darlington</text:p>
          </table:table-cell>
          <table:table-cell office:value-type="string" table:style-name="ce60">
            <text:p>NO</text:p>
          </table:table-cell>
          <table:table-cell office:value-type="string" table:style-name="ce60">
            <text:p>SD</text:p>
          </table:table-cell>
          <table:table-cell office:value-type="float" office:value="405" table:style-name="ce72">
            <text:p>405</text:p>
          </table:table-cell>
          <table:table-cell office:value-type="float" office:value="413.04" table:style-name="ce72">
            <text:p>413</text:p>
          </table:table-cell>
          <table:table-cell office:value-type="float" office:value="438.48" table:style-name="ce72">
            <text:p>438</text:p>
          </table:table-cell>
          <table:table-cell office:value-type="float" office:value="460.93" table:style-name="ce72">
            <text:p>461</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3">
            <text:p>[z]</text:p>
          </table:table-cell>
          <table:table-cell office:value-type="string" table:style-name="ce74">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8"/>
          <table:table-cell table:number-columns-repeated="16345"/>
        </table:table-row>
        <table:table-row table:style-name="ro27">
          <table:table-cell office:value-type="string" table:style-name="ce63">
            <text:p>E1301</text:p>
          </table:table-cell>
          <table:table-cell office:value-type="string" table:style-name="ce63">
            <text:p>E06000005</text:p>
          </table:table-cell>
          <table:table-cell office:value-type="string" table:style-name="ce63">
            <text:p>Darlington UA</text:p>
          </table:table-cell>
          <table:table-cell office:value-type="string" table:style-name="ce63">
            <text:p>YES</text:p>
          </table:table-cell>
          <table:table-cell office:value-type="string" table:style-name="ce63">
            <text:p>UA</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float" office:value="419.27" table:style-name="ce72">
            <text:p>419</text:p>
          </table:table-cell>
          <table:table-cell office:value-type="float" office:value="462.69" table:style-name="ce72">
            <text:p>463</text:p>
          </table:table-cell>
          <table:table-cell office:value-type="float" office:value="485.33" table:style-name="ce72">
            <text:p>485</text:p>
          </table:table-cell>
          <table:table-cell office:value-type="float" office:value="523.65" table:style-name="ce72">
            <text:p>524</text:p>
          </table:table-cell>
          <table:table-cell office:value-type="float" office:value="588.9" table:style-name="ce72">
            <text:p>589</text:p>
          </table:table-cell>
          <table:table-cell office:value-type="float" office:value="669.08" table:style-name="ce72">
            <text:p>669</text:p>
          </table:table-cell>
          <table:table-cell office:value-type="float" office:value="724.65" table:style-name="ce72">
            <text:p>725</text:p>
          </table:table-cell>
          <table:table-cell office:value-type="float" office:value="796.35" table:style-name="ce72">
            <text:p>796</text:p>
          </table:table-cell>
          <table:table-cell office:value-type="float" office:value="842.09" table:style-name="ce72">
            <text:p>842</text:p>
          </table:table-cell>
          <table:table-cell office:value-type="float" office:value="883.08" table:style-name="ce72">
            <text:p>883</text:p>
          </table:table-cell>
          <table:table-cell office:value-type="float" office:value="939.53" table:style-name="ce72">
            <text:p>940</text:p>
          </table:table-cell>
          <table:table-cell office:value-type="float" office:value="986.59" table:style-name="ce72">
            <text:p>987</text:p>
          </table:table-cell>
          <table:table-cell office:value-type="float" office:value="1021.6788378476757" table:style-name="ce72">
            <text:p>1,022</text:p>
          </table:table-cell>
          <table:table-cell office:value-type="float" office:value="1026.5899999999999" table:style-name="ce72">
            <text:p>1,027</text:p>
          </table:table-cell>
          <table:table-cell office:value-type="float" office:value="1028.56" table:style-name="ce72">
            <text:p>1,029</text:p>
          </table:table-cell>
          <table:table-cell office:value-type="float" office:value="1060.3" table:style-name="ce72">
            <text:p>1,060</text:p>
          </table:table-cell>
          <table:table-cell office:value-type="float" office:value="918.54" table:style-name="ce72">
            <text:p>919</text:p>
          </table:table-cell>
          <table:table-cell office:value-type="float" office:value="941.72" table:style-name="ce72">
            <text:p>942</text:p>
          </table:table-cell>
          <table:table-cell office:value-type="float" office:value="978.82" table:style-name="ce72">
            <text:p>979</text:p>
          </table:table-cell>
          <table:table-cell office:value-type="float" office:value="1026.07" table:style-name="ce73">
            <text:p><text:s/>1,026<text:s/></text:p>
          </table:table-cell>
          <table:table-cell office:value-type="float" office:value="1074.3399999999999" table:style-name="ce74">
            <text:p>1,074</text:p>
          </table:table-cell>
          <table:table-cell office:value-type="float" office:value="1144.2" table:style-name="ce72">
            <text:p>1,144</text:p>
          </table:table-cell>
          <table:table-cell office:value-type="float" office:value="1199.81" table:style-name="ce72">
            <text:p>1,200</text:p>
          </table:table-cell>
          <table:table-cell office:value-type="float" office:value="1256.5" table:style-name="ce72">
            <text:p>1,257</text:p>
          </table:table-cell>
          <table:table-cell office:value-type="float" office:value="1315.32" table:style-name="ce72">
            <text:p>1,315</text:p>
          </table:table-cell>
          <table:table-cell office:value-type="float" office:value="1376.29" table:style-name="ce72">
            <text:p>1,376</text:p>
          </table:table-cell>
          <table:table-cell office:value-type="float" office:value="1448.84" table:style-name="ce72">
            <text:p>1,449</text:p>
          </table:table-cell>
          <table:table-cell office:value-type="float" office:value="1531" table:style-name="ce72">
            <text:p>1,531</text:p>
          </table:table-cell>
          <table:table-cell office:value-type="float" office:value="1623.78" table:style-name="ce72">
            <text:p>1,624</text:p>
          </table:table-cell>
          <table:table-cell table:style-name="ce71"/>
          <table:table-cell table:number-columns-repeated="16345"/>
        </table:table-row>
        <table:table-row table:style-name="ro27">
          <table:table-cell office:value-type="string" table:style-name="ce63">
            <text:p>E2233</text:p>
          </table:table-cell>
          <table:table-cell office:value-type="string" table:style-name="ce63">
            <text:p>E07000107</text:p>
          </table:table-cell>
          <table:table-cell office:value-type="string" table:style-name="ce63">
            <text:p>Dartford</text:p>
          </table:table-cell>
          <table:table-cell office:value-type="string" table:style-name="ce63">
            <text:p>YES</text:p>
          </table:table-cell>
          <table:table-cell office:value-type="string" table:style-name="ce63">
            <text:p>SD</text:p>
          </table:table-cell>
          <table:table-cell office:value-type="float" office:value="464" table:style-name="ce72">
            <text:p>464</text:p>
          </table:table-cell>
          <table:table-cell office:value-type="float" office:value="478.73" table:style-name="ce72">
            <text:p>479</text:p>
          </table:table-cell>
          <table:table-cell office:value-type="float" office:value="497.84" table:style-name="ce72">
            <text:p>498</text:p>
          </table:table-cell>
          <table:table-cell office:value-type="float" office:value="525.41999999999996" table:style-name="ce72">
            <text:p>525</text:p>
          </table:table-cell>
          <table:table-cell office:value-type="float" office:value="552.94000000000005" table:style-name="ce72">
            <text:p>553</text:p>
          </table:table-cell>
          <table:table-cell office:value-type="float" office:value="607.65" table:style-name="ce72">
            <text:p>608</text:p>
          </table:table-cell>
          <table:table-cell office:value-type="float" office:value="656.5" table:style-name="ce72">
            <text:p>657</text:p>
          </table:table-cell>
          <table:table-cell office:value-type="float" office:value="707.98" table:style-name="ce72">
            <text:p>708</text:p>
          </table:table-cell>
          <table:table-cell office:value-type="float" office:value="753.5" table:style-name="ce72">
            <text:p>754</text:p>
          </table:table-cell>
          <table:table-cell office:value-type="float" office:value="832.97" table:style-name="ce72">
            <text:p>833</text:p>
          </table:table-cell>
          <table:table-cell office:value-type="float" office:value="942.57" table:style-name="ce72">
            <text:p>943</text:p>
          </table:table-cell>
          <table:table-cell office:value-type="float" office:value="1002.08" table:style-name="ce72">
            <text:p>1,002</text:p>
          </table:table-cell>
          <table:table-cell office:value-type="float" office:value="1044.78" table:style-name="ce72">
            <text:p>1,045</text:p>
          </table:table-cell>
          <table:table-cell office:value-type="float" office:value="1093.68" table:style-name="ce72">
            <text:p>1,094</text:p>
          </table:table-cell>
          <table:table-cell office:value-type="float" office:value="1150.1300000000001" table:style-name="ce72">
            <text:p>1,150</text:p>
          </table:table-cell>
          <table:table-cell office:value-type="float" office:value="1203.96" table:style-name="ce72">
            <text:p>1,204</text:p>
          </table:table-cell>
          <table:table-cell office:value-type="float" office:value="1237.8943824567732" table:style-name="ce72">
            <text:p>1,238</text:p>
          </table:table-cell>
          <table:table-cell office:value-type="float" office:value="1267.08" table:style-name="ce72">
            <text:p>1,267</text:p>
          </table:table-cell>
          <table:table-cell office:value-type="float" office:value="1265.8499999999999" table:style-name="ce72">
            <text:p>1,266</text:p>
          </table:table-cell>
          <table:table-cell office:value-type="float" office:value="1270.08" table:style-name="ce72">
            <text:p>1,270</text:p>
          </table:table-cell>
          <table:table-cell office:value-type="float" office:value="1138.52" table:style-name="ce72">
            <text:p>1,139</text:p>
          </table:table-cell>
          <table:table-cell office:value-type="float" office:value="1161.95" table:style-name="ce72">
            <text:p>1,162</text:p>
          </table:table-cell>
          <table:table-cell office:value-type="float" office:value="1199.4100000000001" table:style-name="ce72">
            <text:p>1,199</text:p>
          </table:table-cell>
          <table:table-cell office:value-type="float" office:value="1257.8399999999999" table:style-name="ce73">
            <text:p><text:s/>1,258<text:s/></text:p>
          </table:table-cell>
          <table:table-cell office:value-type="float" office:value="1319.02" table:style-name="ce74">
            <text:p>1,319</text:p>
          </table:table-cell>
          <table:table-cell office:value-type="float" office:value="1397.15" table:style-name="ce72">
            <text:p>1,397</text:p>
          </table:table-cell>
          <table:table-cell office:value-type="float" office:value="1480.69" table:style-name="ce72">
            <text:p>1,481</text:p>
          </table:table-cell>
          <table:table-cell office:value-type="float" office:value="1543.03" table:style-name="ce72">
            <text:p>1,543</text:p>
          </table:table-cell>
          <table:table-cell office:value-type="float" office:value="1594.36" table:style-name="ce72">
            <text:p>1,594</text:p>
          </table:table-cell>
          <table:table-cell office:value-type="float" office:value="1648.48" table:style-name="ce72">
            <text:p>1,648</text:p>
          </table:table-cell>
          <table:table-cell office:value-type="float" office:value="1743.15" table:style-name="ce72">
            <text:p>1,743</text:p>
          </table:table-cell>
          <table:table-cell office:value-type="float" office:value="1825" table:style-name="ce72">
            <text:p>1,825</text:p>
          </table:table-cell>
          <table:table-cell office:value-type="float" office:value="1915.38" table:style-name="ce72">
            <text:p>1,915</text:p>
          </table:table-cell>
          <table:table-cell table:style-name="ce71"/>
          <table:table-cell table:number-columns-repeated="16345"/>
        </table:table-row>
        <table:table-row table:style-name="ro27">
          <table:table-cell office:value-type="string" table:style-name="ce63">
            <text:p>E2832</text:p>
          </table:table-cell>
          <table:table-cell office:value-type="string" table:style-name="ce63">
            <text:p>E07000151</text:p>
          </table:table-cell>
          <table:table-cell office:value-type="string" table:style-name="ce63">
            <text:p>Daventry</text:p>
          </table:table-cell>
          <table:table-cell office:value-type="string" table:style-name="ce63">
            <text:p>NO</text:p>
          </table:table-cell>
          <table:table-cell office:value-type="string" table:style-name="ce63">
            <text:p>SD</text:p>
          </table:table-cell>
          <table:table-cell office:value-type="float" office:value="444" table:style-name="ce72">
            <text:p>444</text:p>
          </table:table-cell>
          <table:table-cell office:value-type="float" office:value="478.1" table:style-name="ce72">
            <text:p>478</text:p>
          </table:table-cell>
          <table:table-cell office:value-type="float" office:value="497.77" table:style-name="ce72">
            <text:p>498</text:p>
          </table:table-cell>
          <table:table-cell office:value-type="float" office:value="544.97" table:style-name="ce72">
            <text:p>545</text:p>
          </table:table-cell>
          <table:table-cell office:value-type="float" office:value="565.04" table:style-name="ce72">
            <text:p>565</text:p>
          </table:table-cell>
          <table:table-cell office:value-type="float" office:value="599.42999999999995" table:style-name="ce72">
            <text:p>599</text:p>
          </table:table-cell>
          <table:table-cell office:value-type="float" office:value="642.67999999999995" table:style-name="ce72">
            <text:p>643</text:p>
          </table:table-cell>
          <table:table-cell office:value-type="float" office:value="681.12" table:style-name="ce72">
            <text:p>681</text:p>
          </table:table-cell>
          <table:table-cell office:value-type="float" office:value="734.3" table:style-name="ce72">
            <text:p>734</text:p>
          </table:table-cell>
          <table:table-cell office:value-type="float" office:value="850.15" table:style-name="ce72">
            <text:p>850</text:p>
          </table:table-cell>
          <table:table-cell office:value-type="float" office:value="948.05" table:style-name="ce72">
            <text:p>948</text:p>
          </table:table-cell>
          <table:table-cell office:value-type="float" office:value="1014.4" table:style-name="ce72">
            <text:p>1,014</text:p>
          </table:table-cell>
          <table:table-cell office:value-type="float" office:value="1057.45" table:style-name="ce72">
            <text:p>1,057</text:p>
          </table:table-cell>
          <table:table-cell office:value-type="float" office:value="1085.8399999999999" table:style-name="ce72">
            <text:p>1,086</text:p>
          </table:table-cell>
          <table:table-cell office:value-type="float" office:value="1142.55" table:style-name="ce72">
            <text:p>1,143</text:p>
          </table:table-cell>
          <table:table-cell office:value-type="float" office:value="1194.6300000000001" table:style-name="ce72">
            <text:p>1,195</text:p>
          </table:table-cell>
          <table:table-cell office:value-type="float" office:value="1239.4912153802497" table:style-name="ce72">
            <text:p>1,239</text:p>
          </table:table-cell>
          <table:table-cell office:value-type="float" office:value="1279.32" table:style-name="ce72">
            <text:p>1,279</text:p>
          </table:table-cell>
          <table:table-cell office:value-type="float" office:value="1272.76" table:style-name="ce72">
            <text:p>1,273</text:p>
          </table:table-cell>
          <table:table-cell office:value-type="float" office:value="1275.27" table:style-name="ce72">
            <text:p>1,275</text:p>
          </table:table-cell>
          <table:table-cell office:value-type="float" office:value="1182.75" table:style-name="ce72">
            <text:p>1,183</text:p>
          </table:table-cell>
          <table:table-cell office:value-type="float" office:value="1210.02" table:style-name="ce72">
            <text:p>1,210</text:p>
          </table:table-cell>
          <table:table-cell office:value-type="float" office:value="1259.53" table:style-name="ce72">
            <text:p>1,260</text:p>
          </table:table-cell>
          <table:table-cell office:value-type="float" office:value="1317.64" table:style-name="ce73">
            <text:p><text:s/>1,318<text:s/></text:p>
          </table:table-cell>
          <table:table-cell office:value-type="float" office:value="1398.61" table:style-name="ce74">
            <text:p>1,399</text:p>
          </table:table-cell>
          <table:table-cell office:value-type="float" office:value="1502.17" table:style-name="ce72">
            <text:p>1,502</text:p>
          </table:table-cell>
          <table:table-cell office:value-type="float" office:value="1589.45" table:style-name="ce72">
            <text:p>1,589</text:p>
          </table:table-cell>
          <table:table-cell office:value-type="float" office:value="1655.09" table:style-name="ce72">
            <text:p>1,655</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1"/>
          <table:table-cell table:number-columns-repeated="16345"/>
        </table:table-row>
        <table:table-row table:style-name="ro27">
          <table:table-cell office:value-type="string" table:style-name="ce63">
            <text:p>E1034</text:p>
          </table:table-cell>
          <table:table-cell office:value-type="string" table:style-name="ce63">
            <text:p>[z]</text:p>
          </table:table-cell>
          <table:table-cell office:value-type="string" table:style-name="ce63">
            <text:p>Derby</text:p>
          </table:table-cell>
          <table:table-cell office:value-type="string" table:style-name="ce63">
            <text:p>NO</text:p>
          </table:table-cell>
          <table:table-cell office:value-type="string" table:style-name="ce63">
            <text:p>SD</text:p>
          </table:table-cell>
          <table:table-cell office:value-type="float" office:value="402" table:style-name="ce72">
            <text:p>402</text:p>
          </table:table-cell>
          <table:table-cell office:value-type="float" office:value="401.75" table:style-name="ce72">
            <text:p>402</text:p>
          </table:table-cell>
          <table:table-cell office:value-type="float" office:value="438.62" table:style-name="ce72">
            <text:p>439</text:p>
          </table:table-cell>
          <table:table-cell office:value-type="float" office:value="463.66" table:style-name="ce72">
            <text:p>464</text:p>
          </table:table-cell>
          <table:table-cell office:value-type="float" office:value="466.55" table:style-name="ce72">
            <text:p>467</text:p>
          </table:table-cell>
          <table:table-cell office:value-type="float" office:value="505.66" table:style-name="ce72">
            <text:p>506</text:p>
          </table:table-cell>
          <table:table-cell office:value-type="float" office:value="544.99" table:style-name="ce72">
            <text:p>545</text:p>
          </table:table-cell>
          <table:table-cell office:value-type="float" office:value="572.02" table:style-name="ce72">
            <text:p>572</text:p>
          </table:table-cell>
          <table:table-cell office:value-type="float" office:value="606.86" table:style-name="ce72">
            <text:p>607</text:p>
          </table:table-cell>
          <table:table-cell office:value-type="float" office:value="646.92999999999995" table:style-name="ce72">
            <text:p>647</text:p>
          </table:table-cell>
          <table:table-cell office:value-type="float" office:value="714.69" table:style-name="ce72">
            <text:p>715</text:p>
          </table:table-cell>
          <table:table-cell office:value-type="float" office:value="764.58" table:style-name="ce72">
            <text:p>765</text:p>
          </table:table-cell>
          <table:table-cell office:value-type="float" office:value="800.77" table:style-name="ce72">
            <text:p>801</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3">
            <text:p>[z]</text:p>
          </table:table-cell>
          <table:table-cell office:value-type="string" table:style-name="ce74">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1"/>
          <table:table-cell table:number-columns-repeated="16345"/>
        </table:table-row>
        <table:table-row table:style-name="ro27">
          <table:table-cell office:value-type="string" table:style-name="ce63">
            <text:p>E1001</text:p>
          </table:table-cell>
          <table:table-cell office:value-type="string" table:style-name="ce63">
            <text:p>E06000015</text:p>
          </table:table-cell>
          <table:table-cell office:value-type="string" table:style-name="ce63">
            <text:p>Derby UA</text:p>
          </table:table-cell>
          <table:table-cell office:value-type="string" table:style-name="ce63">
            <text:p>YES</text:p>
          </table:table-cell>
          <table:table-cell office:value-type="string" table:style-name="ce63">
            <text:p>UA</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float" office:value="819.68" table:style-name="ce72">
            <text:p>820</text:p>
          </table:table-cell>
          <table:table-cell office:value-type="float" office:value="859.67" table:style-name="ce72">
            <text:p>860</text:p>
          </table:table-cell>
          <table:table-cell office:value-type="float" office:value="904.79" table:style-name="ce72">
            <text:p>905</text:p>
          </table:table-cell>
          <table:table-cell office:value-type="float" office:value="924.54792399809344" table:style-name="ce72">
            <text:p>925</text:p>
          </table:table-cell>
          <table:table-cell office:value-type="float" office:value="952.65" table:style-name="ce72">
            <text:p>953</text:p>
          </table:table-cell>
          <table:table-cell office:value-type="float" office:value="961.23" table:style-name="ce72">
            <text:p>961</text:p>
          </table:table-cell>
          <table:table-cell office:value-type="float" office:value="961.31" table:style-name="ce72">
            <text:p>961</text:p>
          </table:table-cell>
          <table:table-cell office:value-type="float" office:value="824.37" table:style-name="ce72">
            <text:p>824</text:p>
          </table:table-cell>
          <table:table-cell office:value-type="float" office:value="835.11" table:style-name="ce72">
            <text:p>835</text:p>
          </table:table-cell>
          <table:table-cell office:value-type="float" office:value="858.99" table:style-name="ce72">
            <text:p>859</text:p>
          </table:table-cell>
          <table:table-cell office:value-type="float" office:value="911.69" table:style-name="ce73">
            <text:p><text:s/>912<text:s/></text:p>
          </table:table-cell>
          <table:table-cell office:value-type="float" office:value="968.83" table:style-name="ce74">
            <text:p>969</text:p>
          </table:table-cell>
          <table:table-cell office:value-type="float" office:value="1037.52" table:style-name="ce72">
            <text:p>1,038</text:p>
          </table:table-cell>
          <table:table-cell office:value-type="float" office:value="1091.81" table:style-name="ce72">
            <text:p>1,092</text:p>
          </table:table-cell>
          <table:table-cell office:value-type="float" office:value="1143.47" table:style-name="ce72">
            <text:p>1,143</text:p>
          </table:table-cell>
          <table:table-cell office:value-type="float" office:value="1196.43" table:style-name="ce72">
            <text:p>1,196</text:p>
          </table:table-cell>
          <table:table-cell office:value-type="float" office:value="1224.6099999999999" table:style-name="ce72">
            <text:p>1,225</text:p>
          </table:table-cell>
          <table:table-cell office:value-type="float" office:value="1299.28" table:style-name="ce72">
            <text:p>1,299</text:p>
          </table:table-cell>
          <table:table-cell office:value-type="float" office:value="1376" table:style-name="ce72">
            <text:p>1,376</text:p>
          </table:table-cell>
          <table:table-cell office:value-type="float" office:value="1442.42" table:style-name="ce72">
            <text:p>1,442</text:p>
          </table:table-cell>
          <table:table-cell table:style-name="ce71"/>
          <table:table-cell table:number-columns-repeated="16345"/>
        </table:table-row>
        <table:table-row table:style-name="ro27">
          <table:table-cell office:value-type="string" table:style-name="ce63">
            <text:p>E1035</text:p>
          </table:table-cell>
          <table:table-cell office:value-type="string" table:style-name="ce63">
            <text:p>E07000035</text:p>
          </table:table-cell>
          <table:table-cell office:value-type="string" table:style-name="ce63">
            <text:p>Derbyshire Dales</text:p>
          </table:table-cell>
          <table:table-cell office:value-type="string" table:style-name="ce63">
            <text:p>YES</text:p>
          </table:table-cell>
          <table:table-cell office:value-type="string" table:style-name="ce63">
            <text:p>SD</text:p>
          </table:table-cell>
          <table:table-cell office:value-type="float" office:value="563" table:style-name="ce72">
            <text:p>563</text:p>
          </table:table-cell>
          <table:table-cell office:value-type="float" office:value="581.42999999999995" table:style-name="ce72">
            <text:p>581</text:p>
          </table:table-cell>
          <table:table-cell office:value-type="float" office:value="596.67999999999995" table:style-name="ce72">
            <text:p>597</text:p>
          </table:table-cell>
          <table:table-cell office:value-type="float" office:value="620.19000000000005" table:style-name="ce72">
            <text:p>620</text:p>
          </table:table-cell>
          <table:table-cell office:value-type="float" office:value="661.49" table:style-name="ce72">
            <text:p>661</text:p>
          </table:table-cell>
          <table:table-cell office:value-type="float" office:value="730.64" table:style-name="ce72">
            <text:p>731</text:p>
          </table:table-cell>
          <table:table-cell office:value-type="float" office:value="790.58" table:style-name="ce72">
            <text:p>791</text:p>
          </table:table-cell>
          <table:table-cell office:value-type="float" office:value="844.47" table:style-name="ce72">
            <text:p>844</text:p>
          </table:table-cell>
          <table:table-cell office:value-type="float" office:value="909.45" table:style-name="ce72">
            <text:p>909</text:p>
          </table:table-cell>
          <table:table-cell office:value-type="float" office:value="995.98" table:style-name="ce72">
            <text:p>996</text:p>
          </table:table-cell>
          <table:table-cell office:value-type="float" office:value="1098.71" table:style-name="ce72">
            <text:p>1,099</text:p>
          </table:table-cell>
          <table:table-cell office:value-type="float" office:value="1181.8499999999999" table:style-name="ce72">
            <text:p>1,182</text:p>
          </table:table-cell>
          <table:table-cell office:value-type="float" office:value="1206.43" table:style-name="ce72">
            <text:p>1,206</text:p>
          </table:table-cell>
          <table:table-cell office:value-type="float" office:value="1266.04" table:style-name="ce72">
            <text:p>1,266</text:p>
          </table:table-cell>
          <table:table-cell office:value-type="float" office:value="1318.23" table:style-name="ce72">
            <text:p>1,318</text:p>
          </table:table-cell>
          <table:table-cell office:value-type="float" office:value="1368.12" table:style-name="ce72">
            <text:p>1,368</text:p>
          </table:table-cell>
          <table:table-cell office:value-type="float" office:value="1418.8250444932098" table:style-name="ce72">
            <text:p>1,419</text:p>
          </table:table-cell>
          <table:table-cell office:value-type="float" office:value="1452.4" table:style-name="ce72">
            <text:p>1,452</text:p>
          </table:table-cell>
          <table:table-cell office:value-type="float" office:value="1446.29" table:style-name="ce72">
            <text:p>1,446</text:p>
          </table:table-cell>
          <table:table-cell office:value-type="float" office:value="1439.48" table:style-name="ce72">
            <text:p>1,439</text:p>
          </table:table-cell>
          <table:table-cell office:value-type="float" office:value="1333.01" table:style-name="ce72">
            <text:p>1,333</text:p>
          </table:table-cell>
          <table:table-cell office:value-type="float" office:value="1337.98" table:style-name="ce72">
            <text:p>1,338</text:p>
          </table:table-cell>
          <table:table-cell office:value-type="float" office:value="1367.92" table:style-name="ce72">
            <text:p>1,368</text:p>
          </table:table-cell>
          <table:table-cell office:value-type="float" office:value="1421.22" table:style-name="ce73">
            <text:p><text:s/>1,421<text:s/></text:p>
          </table:table-cell>
          <table:table-cell office:value-type="float" office:value="1472.87" table:style-name="ce74">
            <text:p>1,473</text:p>
          </table:table-cell>
          <table:table-cell office:value-type="float" office:value="1554.34" table:style-name="ce72">
            <text:p>1,554</text:p>
          </table:table-cell>
          <table:table-cell office:value-type="float" office:value="1627.28" table:style-name="ce72">
            <text:p>1,627</text:p>
          </table:table-cell>
          <table:table-cell office:value-type="float" office:value="1705.68" table:style-name="ce72">
            <text:p>1,706</text:p>
          </table:table-cell>
          <table:table-cell office:value-type="float" office:value="1755.05" table:style-name="ce72">
            <text:p>1,755</text:p>
          </table:table-cell>
          <table:table-cell office:value-type="float" office:value="1821.32" table:style-name="ce72">
            <text:p>1,821</text:p>
          </table:table-cell>
          <table:table-cell office:value-type="float" office:value="1889.25" table:style-name="ce72">
            <text:p>1,889</text:p>
          </table:table-cell>
          <table:table-cell office:value-type="float" office:value="1979" table:style-name="ce72">
            <text:p>1,979</text:p>
          </table:table-cell>
          <table:table-cell office:value-type="float" office:value="2120.6799999999998" table:style-name="ce72">
            <text:p>2,121</text:p>
          </table:table-cell>
          <table:table-cell table:style-name="ce71"/>
          <table:table-cell table:number-columns-repeated="16345"/>
        </table:table-row>
        <table:table-row table:style-name="ro27">
          <table:table-cell office:value-type="string" table:style-name="ce63">
            <text:p>E1333</text:p>
          </table:table-cell>
          <table:table-cell office:value-type="string" table:style-name="ce63">
            <text:p>E07000055</text:p>
          </table:table-cell>
          <table:table-cell office:value-type="string" table:style-name="ce63">
            <text:p>Derwentside</text:p>
          </table:table-cell>
          <table:table-cell office:value-type="string" table:style-name="ce63">
            <text:p>NO</text:p>
          </table:table-cell>
          <table:table-cell office:value-type="string" table:style-name="ce63">
            <text:p>SD</text:p>
          </table:table-cell>
          <table:table-cell office:value-type="float" office:value="459" table:style-name="ce72">
            <text:p>459</text:p>
          </table:table-cell>
          <table:table-cell office:value-type="float" office:value="379.21" table:style-name="ce72">
            <text:p>379</text:p>
          </table:table-cell>
          <table:table-cell office:value-type="float" office:value="434.37" table:style-name="ce72">
            <text:p>434</text:p>
          </table:table-cell>
          <table:table-cell office:value-type="float" office:value="462.93" table:style-name="ce72">
            <text:p>463</text:p>
          </table:table-cell>
          <table:table-cell office:value-type="float" office:value="521.72" table:style-name="ce72">
            <text:p>522</text:p>
          </table:table-cell>
          <table:table-cell office:value-type="float" office:value="564.23" table:style-name="ce72">
            <text:p>564</text:p>
          </table:table-cell>
          <table:table-cell office:value-type="float" office:value="590.42999999999995" table:style-name="ce72">
            <text:p>590</text:p>
          </table:table-cell>
          <table:table-cell office:value-type="float" office:value="620.59" table:style-name="ce72">
            <text:p>621</text:p>
          </table:table-cell>
          <table:table-cell office:value-type="float" office:value="652.25" table:style-name="ce72">
            <text:p>652</text:p>
          </table:table-cell>
          <table:table-cell office:value-type="float" office:value="753.67" table:style-name="ce72">
            <text:p>754</text:p>
          </table:table-cell>
          <table:table-cell office:value-type="float" office:value="821.14" table:style-name="ce72">
            <text:p>821</text:p>
          </table:table-cell>
          <table:table-cell office:value-type="float" office:value="863.62" table:style-name="ce72">
            <text:p>864</text:p>
          </table:table-cell>
          <table:table-cell office:value-type="float" office:value="913.18" table:style-name="ce72">
            <text:p>913</text:p>
          </table:table-cell>
          <table:table-cell office:value-type="float" office:value="949.98" table:style-name="ce72">
            <text:p>950</text:p>
          </table:table-cell>
          <table:table-cell office:value-type="float" office:value="1003.69" table:style-name="ce72">
            <text:p>1,004</text:p>
          </table:table-cell>
          <table:table-cell office:value-type="float" office:value="1030.22" table:style-name="ce72">
            <text:p>1,030</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3">
            <text:p>[z]</text:p>
          </table:table-cell>
          <table:table-cell office:value-type="string" table:style-name="ce74">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1"/>
          <table:table-cell table:number-columns-repeated="16345"/>
        </table:table-row>
        <table:table-row table:style-name="ro27">
          <table:table-cell office:value-type="string" table:style-name="ce63">
            <text:p>E4402</text:p>
          </table:table-cell>
          <table:table-cell office:value-type="string" table:style-name="ce63">
            <text:p>E08000017</text:p>
          </table:table-cell>
          <table:table-cell office:value-type="string" table:style-name="ce63">
            <text:p>Doncaster</text:p>
          </table:table-cell>
          <table:table-cell office:value-type="string" table:style-name="ce63">
            <text:p>YES</text:p>
          </table:table-cell>
          <table:table-cell office:value-type="string" table:style-name="ce63">
            <text:p>MD</text:p>
          </table:table-cell>
          <table:table-cell office:value-type="float" office:value="388" table:style-name="ce72">
            <text:p>388</text:p>
          </table:table-cell>
          <table:table-cell office:value-type="float" office:value="375.41" table:style-name="ce72">
            <text:p>375</text:p>
          </table:table-cell>
          <table:table-cell office:value-type="float" office:value="390.99" table:style-name="ce72">
            <text:p>391</text:p>
          </table:table-cell>
          <table:table-cell office:value-type="float" office:value="404.62" table:style-name="ce72">
            <text:p>405</text:p>
          </table:table-cell>
          <table:table-cell office:value-type="float" office:value="438.4" table:style-name="ce72">
            <text:p>438</text:p>
          </table:table-cell>
          <table:table-cell office:value-type="float" office:value="474.7" table:style-name="ce72">
            <text:p>475</text:p>
          </table:table-cell>
          <table:table-cell office:value-type="float" office:value="507.83" table:style-name="ce72">
            <text:p>508</text:p>
          </table:table-cell>
          <table:table-cell office:value-type="float" office:value="532.97" table:style-name="ce72">
            <text:p>533</text:p>
          </table:table-cell>
          <table:table-cell office:value-type="float" office:value="571.36" table:style-name="ce72">
            <text:p>571</text:p>
          </table:table-cell>
          <table:table-cell office:value-type="float" office:value="612.17999999999995" table:style-name="ce72">
            <text:p>612</text:p>
          </table:table-cell>
          <table:table-cell office:value-type="float" office:value="695.24" table:style-name="ce72">
            <text:p>695</text:p>
          </table:table-cell>
          <table:table-cell office:value-type="float" office:value="731.59" table:style-name="ce72">
            <text:p>732</text:p>
          </table:table-cell>
          <table:table-cell office:value-type="float" office:value="739.62" table:style-name="ce72">
            <text:p>740</text:p>
          </table:table-cell>
          <table:table-cell office:value-type="float" office:value="763.46" table:style-name="ce72">
            <text:p>763</text:p>
          </table:table-cell>
          <table:table-cell office:value-type="float" office:value="792.34" table:style-name="ce72">
            <text:p>792</text:p>
          </table:table-cell>
          <table:table-cell office:value-type="float" office:value="825.71" table:style-name="ce72">
            <text:p>826</text:p>
          </table:table-cell>
          <table:table-cell office:value-type="float" office:value="856.30757503686448" table:style-name="ce72">
            <text:p>856</text:p>
          </table:table-cell>
          <table:table-cell office:value-type="float" office:value="883.4" table:style-name="ce72">
            <text:p>883</text:p>
          </table:table-cell>
          <table:table-cell office:value-type="float" office:value="883.98" table:style-name="ce72">
            <text:p>884</text:p>
          </table:table-cell>
          <table:table-cell office:value-type="float" office:value="889.47" table:style-name="ce72">
            <text:p>889</text:p>
          </table:table-cell>
          <table:table-cell office:value-type="float" office:value="739.2" table:style-name="ce72">
            <text:p>739</text:p>
          </table:table-cell>
          <table:table-cell office:value-type="float" office:value="772.61" table:style-name="ce72">
            <text:p>773</text:p>
          </table:table-cell>
          <table:table-cell office:value-type="float" office:value="798.93" table:style-name="ce72">
            <text:p>799</text:p>
          </table:table-cell>
          <table:table-cell office:value-type="float" office:value="836.76" table:style-name="ce73">
            <text:p><text:s/>837<text:s/></text:p>
          </table:table-cell>
          <table:table-cell office:value-type="float" office:value="884.41" table:style-name="ce74">
            <text:p>884</text:p>
          </table:table-cell>
          <table:table-cell office:value-type="float" office:value="933.78" table:style-name="ce72">
            <text:p>934</text:p>
          </table:table-cell>
          <table:table-cell office:value-type="float" office:value="1006.87" table:style-name="ce72">
            <text:p>1,007</text:p>
          </table:table-cell>
          <table:table-cell office:value-type="float" office:value="1049.19" table:style-name="ce72">
            <text:p>1,049</text:p>
          </table:table-cell>
          <table:table-cell office:value-type="float" office:value="1062.52" table:style-name="ce72">
            <text:p>1,063</text:p>
          </table:table-cell>
          <table:table-cell office:value-type="float" office:value="1124.92" table:style-name="ce72">
            <text:p>1,125</text:p>
          </table:table-cell>
          <table:table-cell office:value-type="float" office:value="1184.76" table:style-name="ce72">
            <text:p>1,185</text:p>
          </table:table-cell>
          <table:table-cell office:value-type="float" office:value="1245" table:style-name="ce72">
            <text:p>1,245</text:p>
          </table:table-cell>
          <table:table-cell office:value-type="float" office:value="1308.94" table:style-name="ce72">
            <text:p>1,309</text:p>
          </table:table-cell>
          <table:table-cell table:style-name="ce71"/>
          <table:table-cell table:number-columns-repeated="16345"/>
        </table:table-row>
        <table:table-row table:style-name="ro27">
          <table:table-cell office:value-type="string" table:style-name="ce63">
            <text:p>E1203</text:p>
          </table:table-cell>
          <table:table-cell office:value-type="string" table:style-name="ce63">
            <text:p>E06000059</text:p>
          </table:table-cell>
          <table:table-cell office:value-type="string" table:style-name="ce63">
            <text:p>Dorset Council</text:p>
          </table:table-cell>
          <table:table-cell office:value-type="string" table:style-name="ce63">
            <text:p>YES</text:p>
          </table:table-cell>
          <table:table-cell office:value-type="string" table:style-name="ce63">
            <text:p>UA</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3">
            <text:p>[z]</text:p>
          </table:table-cell>
          <table:table-cell office:value-type="string" table:style-name="ce74">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float" office:value="1728.72" table:style-name="ce72">
            <text:p>1,729</text:p>
          </table:table-cell>
          <table:table-cell office:value-type="float" office:value="1790.33" table:style-name="ce72">
            <text:p>1,790</text:p>
          </table:table-cell>
          <table:table-cell office:value-type="float" office:value="1868.98" table:style-name="ce72">
            <text:p>1,869</text:p>
          </table:table-cell>
          <table:table-cell office:value-type="float" office:value="1937.48" table:style-name="ce72">
            <text:p>1,937</text:p>
          </table:table-cell>
          <table:table-cell office:value-type="float" office:value="2027.97" table:style-name="ce72">
            <text:p>2,028</text:p>
          </table:table-cell>
          <table:table-cell office:value-type="float" office:value="2133" table:style-name="ce72">
            <text:p>2,133</text:p>
          </table:table-cell>
          <table:table-cell office:value-type="float" office:value="2315.25" table:style-name="ce72">
            <text:p>2,315</text:p>
          </table:table-cell>
          <table:table-cell table:style-name="ce71"/>
          <table:table-cell table:number-columns-repeated="16345"/>
        </table:table-row>
        <table:table-row table:style-name="ro27">
          <table:table-cell office:value-type="string" table:style-name="ce63">
            <text:p>E2234</text:p>
          </table:table-cell>
          <table:table-cell office:value-type="string" table:style-name="ce63">
            <text:p>E07000108</text:p>
          </table:table-cell>
          <table:table-cell office:value-type="string" table:style-name="ce63">
            <text:p>Dover</text:p>
          </table:table-cell>
          <table:table-cell office:value-type="string" table:style-name="ce63">
            <text:p>YES</text:p>
          </table:table-cell>
          <table:table-cell office:value-type="string" table:style-name="ce63">
            <text:p>SD</text:p>
          </table:table-cell>
          <table:table-cell office:value-type="float" office:value="443" table:style-name="ce72">
            <text:p>443</text:p>
          </table:table-cell>
          <table:table-cell office:value-type="float" office:value="462.88" table:style-name="ce72">
            <text:p>463</text:p>
          </table:table-cell>
          <table:table-cell office:value-type="float" office:value="483.93" table:style-name="ce72">
            <text:p>484</text:p>
          </table:table-cell>
          <table:table-cell office:value-type="float" office:value="499.16" table:style-name="ce72">
            <text:p>499</text:p>
          </table:table-cell>
          <table:table-cell office:value-type="float" office:value="523.16999999999996" table:style-name="ce72">
            <text:p>523</text:p>
          </table:table-cell>
          <table:table-cell office:value-type="float" office:value="582.72" table:style-name="ce72">
            <text:p>583</text:p>
          </table:table-cell>
          <table:table-cell office:value-type="float" office:value="630.85" table:style-name="ce72">
            <text:p>631</text:p>
          </table:table-cell>
          <table:table-cell office:value-type="float" office:value="673.42" table:style-name="ce72">
            <text:p>673</text:p>
          </table:table-cell>
          <table:table-cell office:value-type="float" office:value="710.82" table:style-name="ce72">
            <text:p>711</text:p>
          </table:table-cell>
          <table:table-cell office:value-type="float" office:value="773.59" table:style-name="ce72">
            <text:p>774</text:p>
          </table:table-cell>
          <table:table-cell office:value-type="float" office:value="875.42" table:style-name="ce72">
            <text:p>875</text:p>
          </table:table-cell>
          <table:table-cell office:value-type="float" office:value="933.96" table:style-name="ce72">
            <text:p>934</text:p>
          </table:table-cell>
          <table:table-cell office:value-type="float" office:value="995.74" table:style-name="ce72">
            <text:p>996</text:p>
          </table:table-cell>
          <table:table-cell office:value-type="float" office:value="1047.2" table:style-name="ce72">
            <text:p>1,047</text:p>
          </table:table-cell>
          <table:table-cell office:value-type="float" office:value="1104.6300000000001" table:style-name="ce72">
            <text:p>1,105</text:p>
          </table:table-cell>
          <table:table-cell office:value-type="float" office:value="1152.58" table:style-name="ce72">
            <text:p>1,153</text:p>
          </table:table-cell>
          <table:table-cell office:value-type="float" office:value="1183.6611618729794" table:style-name="ce72">
            <text:p>1,184</text:p>
          </table:table-cell>
          <table:table-cell office:value-type="float" office:value="1214.43" table:style-name="ce72">
            <text:p>1,214</text:p>
          </table:table-cell>
          <table:table-cell office:value-type="float" office:value="1211.56" table:style-name="ce72">
            <text:p>1,212</text:p>
          </table:table-cell>
          <table:table-cell office:value-type="float" office:value="1216.56" table:style-name="ce72">
            <text:p>1,217</text:p>
          </table:table-cell>
          <table:table-cell office:value-type="float" office:value="1055.68" table:style-name="ce72">
            <text:p>1,056</text:p>
          </table:table-cell>
          <table:table-cell office:value-type="float" office:value="1062.25" table:style-name="ce72">
            <text:p>1,062</text:p>
          </table:table-cell>
          <table:table-cell office:value-type="float" office:value="1090.8699999999999" table:style-name="ce72">
            <text:p>1,091</text:p>
          </table:table-cell>
          <table:table-cell office:value-type="float" office:value="1147.06" table:style-name="ce73">
            <text:p><text:s/>1,147<text:s/></text:p>
          </table:table-cell>
          <table:table-cell office:value-type="float" office:value="1202.95" table:style-name="ce74">
            <text:p>1,203</text:p>
          </table:table-cell>
          <table:table-cell office:value-type="float" office:value="1274.95" table:style-name="ce72">
            <text:p>1,275</text:p>
          </table:table-cell>
          <table:table-cell office:value-type="float" office:value="1352.83" table:style-name="ce72">
            <text:p>1,353</text:p>
          </table:table-cell>
          <table:table-cell office:value-type="float" office:value="1414.94" table:style-name="ce72">
            <text:p>1,415</text:p>
          </table:table-cell>
          <table:table-cell office:value-type="float" office:value="1475.14" table:style-name="ce72">
            <text:p>1,475</text:p>
          </table:table-cell>
          <table:table-cell office:value-type="float" office:value="1537.75" table:style-name="ce72">
            <text:p>1,538</text:p>
          </table:table-cell>
          <table:table-cell office:value-type="float" office:value="1608.96" table:style-name="ce72">
            <text:p>1,609</text:p>
          </table:table-cell>
          <table:table-cell office:value-type="float" office:value="1705" table:style-name="ce72">
            <text:p>1,705</text:p>
          </table:table-cell>
          <table:table-cell office:value-type="float" office:value="1828.04" table:style-name="ce72">
            <text:p>1,828</text:p>
          </table:table-cell>
          <table:table-cell table:style-name="ce71"/>
          <table:table-cell table:number-columns-repeated="16345"/>
        </table:table-row>
        <table:table-row table:style-name="ro27">
          <table:table-cell office:value-type="string" table:style-name="ce63">
            <text:p>E4603</text:p>
          </table:table-cell>
          <table:table-cell office:value-type="string" table:style-name="ce63">
            <text:p>E08000027</text:p>
          </table:table-cell>
          <table:table-cell office:value-type="string" table:style-name="ce63">
            <text:p>Dudley</text:p>
          </table:table-cell>
          <table:table-cell office:value-type="string" table:style-name="ce63">
            <text:p>YES</text:p>
          </table:table-cell>
          <table:table-cell office:value-type="string" table:style-name="ce63">
            <text:p>MD</text:p>
          </table:table-cell>
          <table:table-cell office:value-type="float" office:value="438" table:style-name="ce72">
            <text:p>438</text:p>
          </table:table-cell>
          <table:table-cell office:value-type="float" office:value="439.7" table:style-name="ce72">
            <text:p>440</text:p>
          </table:table-cell>
          <table:table-cell office:value-type="float" office:value="461.08" table:style-name="ce72">
            <text:p>461</text:p>
          </table:table-cell>
          <table:table-cell office:value-type="float" office:value="484.5" table:style-name="ce72">
            <text:p>485</text:p>
          </table:table-cell>
          <table:table-cell office:value-type="float" office:value="529.32000000000005" table:style-name="ce72">
            <text:p>529</text:p>
          </table:table-cell>
          <table:table-cell office:value-type="float" office:value="566.16999999999996" table:style-name="ce72">
            <text:p>566</text:p>
          </table:table-cell>
          <table:table-cell office:value-type="float" office:value="592.01" table:style-name="ce72">
            <text:p>592</text:p>
          </table:table-cell>
          <table:table-cell office:value-type="float" office:value="636.37" table:style-name="ce72">
            <text:p>636</text:p>
          </table:table-cell>
          <table:table-cell office:value-type="float" office:value="683.09" table:style-name="ce72">
            <text:p>683</text:p>
          </table:table-cell>
          <table:table-cell office:value-type="float" office:value="720.32" table:style-name="ce72">
            <text:p>720</text:p>
          </table:table-cell>
          <table:table-cell office:value-type="float" office:value="767.01" table:style-name="ce72">
            <text:p>767</text:p>
          </table:table-cell>
          <table:table-cell office:value-type="float" office:value="785.28" table:style-name="ce72">
            <text:p>785</text:p>
          </table:table-cell>
          <table:table-cell office:value-type="float" office:value="806.03" table:style-name="ce72">
            <text:p>806</text:p>
          </table:table-cell>
          <table:table-cell office:value-type="float" office:value="828.11" table:style-name="ce72">
            <text:p>828</text:p>
          </table:table-cell>
          <table:table-cell office:value-type="float" office:value="865.05" table:style-name="ce72">
            <text:p>865</text:p>
          </table:table-cell>
          <table:table-cell office:value-type="float" office:value="904.01" table:style-name="ce72">
            <text:p>904</text:p>
          </table:table-cell>
          <table:table-cell office:value-type="float" office:value="944.66851039510664" table:style-name="ce72">
            <text:p>945</text:p>
          </table:table-cell>
          <table:table-cell office:value-type="float" office:value="955.28" table:style-name="ce72">
            <text:p>955</text:p>
          </table:table-cell>
          <table:table-cell office:value-type="float" office:value="958.19" table:style-name="ce72">
            <text:p>958</text:p>
          </table:table-cell>
          <table:table-cell office:value-type="float" office:value="960.83" table:style-name="ce72">
            <text:p>961</text:p>
          </table:table-cell>
          <table:table-cell office:value-type="float" office:value="802.5" table:style-name="ce72">
            <text:p>803</text:p>
          </table:table-cell>
          <table:table-cell office:value-type="float" office:value="806.38" table:style-name="ce72">
            <text:p>806</text:p>
          </table:table-cell>
          <table:table-cell office:value-type="float" office:value="822.52" table:style-name="ce72">
            <text:p>823</text:p>
          </table:table-cell>
          <table:table-cell office:value-type="float" office:value="872.6" table:style-name="ce73">
            <text:p><text:s/>873<text:s/></text:p>
          </table:table-cell>
          <table:table-cell office:value-type="float" office:value="916.31" table:style-name="ce74">
            <text:p>916</text:p>
          </table:table-cell>
          <table:table-cell office:value-type="float" office:value="977.93" table:style-name="ce72">
            <text:p>978</text:p>
          </table:table-cell>
          <table:table-cell office:value-type="float" office:value="1040.18" table:style-name="ce72">
            <text:p>1,040</text:p>
          </table:table-cell>
          <table:table-cell office:value-type="float" office:value="1088.3800000000001" table:style-name="ce72">
            <text:p>1,088</text:p>
          </table:table-cell>
          <table:table-cell office:value-type="float" office:value="1126.55" table:style-name="ce72">
            <text:p>1,127</text:p>
          </table:table-cell>
          <table:table-cell office:value-type="float" office:value="1185.7" table:style-name="ce72">
            <text:p>1,186</text:p>
          </table:table-cell>
          <table:table-cell office:value-type="float" office:value="1246.96" table:style-name="ce72">
            <text:p>1,247</text:p>
          </table:table-cell>
          <table:table-cell office:value-type="float" office:value="1318" table:style-name="ce72">
            <text:p>1,318</text:p>
          </table:table-cell>
          <table:table-cell office:value-type="float" office:value="1428.92" table:style-name="ce72">
            <text:p>1,429</text:p>
          </table:table-cell>
          <table:table-cell table:style-name="ce71"/>
          <table:table-cell table:number-columns-repeated="16345"/>
        </table:table-row>
        <table:table-row table:style-name="ro27">
          <table:table-cell office:value-type="string" table:style-name="ce63">
            <text:p>E1334</text:p>
          </table:table-cell>
          <table:table-cell office:value-type="string" table:style-name="ce63">
            <text:p>[z]</text:p>
          </table:table-cell>
          <table:table-cell office:value-type="string" table:style-name="ce63">
            <text:p>Durham City</text:p>
          </table:table-cell>
          <table:table-cell office:value-type="string" table:style-name="ce63">
            <text:p>NO</text:p>
          </table:table-cell>
          <table:table-cell office:value-type="string" table:style-name="ce63">
            <text:p>SD</text:p>
          </table:table-cell>
          <table:table-cell office:value-type="float" office:value="405" table:style-name="ce72">
            <text:p>405</text:p>
          </table:table-cell>
          <table:table-cell office:value-type="float" office:value="370.85" table:style-name="ce72">
            <text:p>371</text:p>
          </table:table-cell>
          <table:table-cell office:value-type="float" office:value="422.45" table:style-name="ce72">
            <text:p>422</text:p>
          </table:table-cell>
          <table:table-cell office:value-type="float" office:value="463.41" table:style-name="ce72">
            <text:p>463</text:p>
          </table:table-cell>
          <table:table-cell office:value-type="float" office:value="527.89" table:style-name="ce72">
            <text:p>528</text:p>
          </table:table-cell>
          <table:table-cell office:value-type="float" office:value="590.80999999999995" table:style-name="ce72">
            <text:p>591</text:p>
          </table:table-cell>
          <table:table-cell office:value-type="float" office:value="616.98" table:style-name="ce72">
            <text:p>617</text:p>
          </table:table-cell>
          <table:table-cell office:value-type="float" office:value="648.91" table:style-name="ce72">
            <text:p>649</text:p>
          </table:table-cell>
          <table:table-cell office:value-type="float" office:value="671.02" table:style-name="ce72">
            <text:p>671</text:p>
          </table:table-cell>
          <table:table-cell office:value-type="float" office:value="768.53" table:style-name="ce72">
            <text:p>769</text:p>
          </table:table-cell>
          <table:table-cell office:value-type="float" office:value="842.55" table:style-name="ce72">
            <text:p>843</text:p>
          </table:table-cell>
          <table:table-cell office:value-type="float" office:value="898.7" table:style-name="ce72">
            <text:p>899</text:p>
          </table:table-cell>
          <table:table-cell office:value-type="float" office:value="933.91" table:style-name="ce72">
            <text:p>934</text:p>
          </table:table-cell>
          <table:table-cell office:value-type="float" office:value="975.73" table:style-name="ce72">
            <text:p>976</text:p>
          </table:table-cell>
          <table:table-cell office:value-type="float" office:value="1031.29" table:style-name="ce72">
            <text:p>1,031</text:p>
          </table:table-cell>
          <table:table-cell office:value-type="float" office:value="1059.53" table:style-name="ce72">
            <text:p>1,060</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3">
            <text:p>[z]</text:p>
          </table:table-cell>
          <table:table-cell office:value-type="string" table:style-name="ce74">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1"/>
          <table:table-cell table:number-columns-repeated="16345"/>
        </table:table-row>
        <table:table-row table:style-name="ro27">
          <table:table-cell office:value-type="string" table:style-name="ce63">
            <text:p>E1302</text:p>
          </table:table-cell>
          <table:table-cell office:value-type="string" table:style-name="ce63">
            <text:p>E06000047</text:p>
          </table:table-cell>
          <table:table-cell office:value-type="string" table:style-name="ce63">
            <text:p>Durham UA</text:p>
          </table:table-cell>
          <table:table-cell office:value-type="string" table:style-name="ce63">
            <text:p>YES</text:p>
          </table:table-cell>
          <table:table-cell office:value-type="string" table:style-name="ce63">
            <text:p>UA</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float" office:value="1080.8514999035688" table:style-name="ce72">
            <text:p>1,081</text:p>
          </table:table-cell>
          <table:table-cell office:value-type="float" office:value="1105.46" table:style-name="ce72">
            <text:p>1,105</text:p>
          </table:table-cell>
          <table:table-cell office:value-type="float" office:value="1099.2" table:style-name="ce72">
            <text:p>1,099</text:p>
          </table:table-cell>
          <table:table-cell office:value-type="float" office:value="1111.98" table:style-name="ce72">
            <text:p>1,112</text:p>
          </table:table-cell>
          <table:table-cell office:value-type="float" office:value="904.67" table:style-name="ce72">
            <text:p>905</text:p>
          </table:table-cell>
          <table:table-cell office:value-type="float" office:value="912.57" table:style-name="ce72">
            <text:p>913</text:p>
          </table:table-cell>
          <table:table-cell office:value-type="float" office:value="935.47" table:style-name="ce72">
            <text:p>935</text:p>
          </table:table-cell>
          <table:table-cell office:value-type="float" office:value="989.41" table:style-name="ce73">
            <text:p><text:s/>989<text:s/></text:p>
          </table:table-cell>
          <table:table-cell office:value-type="float" office:value="1032.97" table:style-name="ce74">
            <text:p>1,033</text:p>
          </table:table-cell>
          <table:table-cell office:value-type="float" office:value="1098.74" table:style-name="ce72">
            <text:p>1,099</text:p>
          </table:table-cell>
          <table:table-cell office:value-type="float" office:value="1165.3599999999999" table:style-name="ce72">
            <text:p>1,165</text:p>
          </table:table-cell>
          <table:table-cell office:value-type="float" office:value="1223.55" table:style-name="ce72">
            <text:p>1,224</text:p>
          </table:table-cell>
          <table:table-cell office:value-type="float" office:value="1257.6099999999999" table:style-name="ce72">
            <text:p>1,258</text:p>
          </table:table-cell>
          <table:table-cell office:value-type="float" office:value="1307.1600000000001" table:style-name="ce72">
            <text:p>1,307</text:p>
          </table:table-cell>
          <table:table-cell office:value-type="float" office:value="1384.73" table:style-name="ce72">
            <text:p>1,385</text:p>
          </table:table-cell>
          <table:table-cell office:value-type="float" office:value="1459" table:style-name="ce72">
            <text:p>1,459</text:p>
          </table:table-cell>
          <table:table-cell office:value-type="float" office:value="1542.13" table:style-name="ce72">
            <text:p>1,542</text:p>
          </table:table-cell>
          <table:table-cell table:style-name="ce71"/>
          <table:table-cell table:number-columns-repeated="16345"/>
        </table:table-row>
        <table:table-row table:style-name="ro27">
          <table:table-cell office:value-type="string" table:style-name="ce63">
            <text:p>E5036</text:p>
          </table:table-cell>
          <table:table-cell office:value-type="string" table:style-name="ce63">
            <text:p>E09000009</text:p>
          </table:table-cell>
          <table:table-cell office:value-type="string" table:style-name="ce63">
            <text:p>Ealing</text:p>
          </table:table-cell>
          <table:table-cell office:value-type="string" table:style-name="ce63">
            <text:p>YES</text:p>
          </table:table-cell>
          <table:table-cell office:value-type="string" table:style-name="ce63">
            <text:p>OLB</text:p>
          </table:table-cell>
          <table:table-cell office:value-type="float" office:value="513" table:style-name="ce72">
            <text:p>513</text:p>
          </table:table-cell>
          <table:table-cell office:value-type="float" office:value="437.91" table:style-name="ce72">
            <text:p>438</text:p>
          </table:table-cell>
          <table:table-cell office:value-type="float" office:value="479.41" table:style-name="ce72">
            <text:p>479</text:p>
          </table:table-cell>
          <table:table-cell office:value-type="float" office:value="492.88" table:style-name="ce72">
            <text:p>493</text:p>
          </table:table-cell>
          <table:table-cell office:value-type="float" office:value="550.64" table:style-name="ce72">
            <text:p>551</text:p>
          </table:table-cell>
          <table:table-cell office:value-type="float" office:value="608.4" table:style-name="ce72">
            <text:p>608</text:p>
          </table:table-cell>
          <table:table-cell office:value-type="float" office:value="667.71" table:style-name="ce72">
            <text:p>668</text:p>
          </table:table-cell>
          <table:table-cell office:value-type="float" office:value="715.72" table:style-name="ce72">
            <text:p>716</text:p>
          </table:table-cell>
          <table:table-cell office:value-type="float" office:value="779.15" table:style-name="ce72">
            <text:p>779</text:p>
          </table:table-cell>
          <table:table-cell office:value-type="float" office:value="840.43" table:style-name="ce72">
            <text:p>840</text:p>
          </table:table-cell>
          <table:table-cell office:value-type="float" office:value="1059.68" table:style-name="ce72">
            <text:p>1,060</text:p>
          </table:table-cell>
          <table:table-cell office:value-type="float" office:value="1137.9100000000001" table:style-name="ce72">
            <text:p>1,138</text:p>
          </table:table-cell>
          <table:table-cell office:value-type="float" office:value="1203.95" table:style-name="ce72">
            <text:p>1,204</text:p>
          </table:table-cell>
          <table:table-cell office:value-type="float" office:value="1256.24" table:style-name="ce72">
            <text:p>1,256</text:p>
          </table:table-cell>
          <table:table-cell office:value-type="float" office:value="1283.82" table:style-name="ce72">
            <text:p>1,284</text:p>
          </table:table-cell>
          <table:table-cell office:value-type="float" office:value="1317.44" table:style-name="ce72">
            <text:p>1,317</text:p>
          </table:table-cell>
          <table:table-cell office:value-type="float" office:value="1320.8560515905785" table:style-name="ce72">
            <text:p>1,321</text:p>
          </table:table-cell>
          <table:table-cell office:value-type="float" office:value="1313" table:style-name="ce72">
            <text:p>1,313</text:p>
          </table:table-cell>
          <table:table-cell office:value-type="float" office:value="1316.57" table:style-name="ce72">
            <text:p>1,317</text:p>
          </table:table-cell>
          <table:table-cell office:value-type="float" office:value="1312.56" table:style-name="ce72">
            <text:p>1,313</text:p>
          </table:table-cell>
          <table:table-cell office:value-type="float" office:value="1077.6600000000001" table:style-name="ce72">
            <text:p>1,078</text:p>
          </table:table-cell>
          <table:table-cell office:value-type="float" office:value="1066.67" table:style-name="ce72">
            <text:p>1,067</text:p>
          </table:table-cell>
          <table:table-cell office:value-type="float" office:value="1095.53" table:style-name="ce72">
            <text:p>1,096</text:p>
          </table:table-cell>
          <table:table-cell office:value-type="float" office:value="1120.5" table:style-name="ce73">
            <text:p><text:s/>1,121<text:s/></text:p>
          </table:table-cell>
          <table:table-cell office:value-type="float" office:value="1155.93" table:style-name="ce74">
            <text:p>1,156</text:p>
          </table:table-cell>
          <table:table-cell office:value-type="float" office:value="1232.52" table:style-name="ce72">
            <text:p>1,233</text:p>
          </table:table-cell>
          <table:table-cell office:value-type="float" office:value="1308.31" table:style-name="ce72">
            <text:p>1,308</text:p>
          </table:table-cell>
          <table:table-cell office:value-type="float" office:value="1359.37" table:style-name="ce72">
            <text:p>1,359</text:p>
          </table:table-cell>
          <table:table-cell office:value-type="float" office:value="1420.98" table:style-name="ce72">
            <text:p>1,421</text:p>
          </table:table-cell>
          <table:table-cell office:value-type="float" office:value="1483.01" table:style-name="ce72">
            <text:p>1,483</text:p>
          </table:table-cell>
          <table:table-cell office:value-type="float" office:value="1582.46" table:style-name="ce72">
            <text:p>1,582</text:p>
          </table:table-cell>
          <table:table-cell office:value-type="float" office:value="1664" table:style-name="ce72">
            <text:p>1,664</text:p>
          </table:table-cell>
          <table:table-cell office:value-type="float" office:value="1752.86" table:style-name="ce72">
            <text:p>1,753</text:p>
          </table:table-cell>
          <table:table-cell table:style-name="ce71"/>
          <table:table-cell table:number-columns-repeated="16345"/>
        </table:table-row>
        <table:table-row table:style-name="ro27">
          <table:table-cell office:value-type="string" table:style-name="ce63">
            <text:p>E1335</text:p>
          </table:table-cell>
          <table:table-cell office:value-type="string" table:style-name="ce63">
            <text:p>E07000057</text:p>
          </table:table-cell>
          <table:table-cell office:value-type="string" table:style-name="ce63">
            <text:p>Easington</text:p>
          </table:table-cell>
          <table:table-cell office:value-type="string" table:style-name="ce63">
            <text:p>NO</text:p>
          </table:table-cell>
          <table:table-cell office:value-type="string" table:style-name="ce63">
            <text:p>SD</text:p>
          </table:table-cell>
          <table:table-cell office:value-type="float" office:value="388" table:style-name="ce72">
            <text:p>388</text:p>
          </table:table-cell>
          <table:table-cell office:value-type="float" office:value="385.39" table:style-name="ce72">
            <text:p>385</text:p>
          </table:table-cell>
          <table:table-cell office:value-type="float" office:value="432.38" table:style-name="ce72">
            <text:p>432</text:p>
          </table:table-cell>
          <table:table-cell office:value-type="float" office:value="470.76" table:style-name="ce72">
            <text:p>471</text:p>
          </table:table-cell>
          <table:table-cell office:value-type="float" office:value="512" table:style-name="ce72">
            <text:p>512</text:p>
          </table:table-cell>
          <table:table-cell office:value-type="float" office:value="573.59" table:style-name="ce72">
            <text:p>574</text:p>
          </table:table-cell>
          <table:table-cell office:value-type="float" office:value="596.46" table:style-name="ce72">
            <text:p>596</text:p>
          </table:table-cell>
          <table:table-cell office:value-type="float" office:value="626.84" table:style-name="ce72">
            <text:p>627</text:p>
          </table:table-cell>
          <table:table-cell office:value-type="float" office:value="653.21" table:style-name="ce72">
            <text:p>653</text:p>
          </table:table-cell>
          <table:table-cell office:value-type="float" office:value="740.52" table:style-name="ce72">
            <text:p>741</text:p>
          </table:table-cell>
          <table:table-cell office:value-type="float" office:value="796.8" table:style-name="ce72">
            <text:p>797</text:p>
          </table:table-cell>
          <table:table-cell office:value-type="float" office:value="850.67" table:style-name="ce72">
            <text:p>851</text:p>
          </table:table-cell>
          <table:table-cell office:value-type="float" office:value="897.95" table:style-name="ce72">
            <text:p>898</text:p>
          </table:table-cell>
          <table:table-cell office:value-type="float" office:value="938.5" table:style-name="ce72">
            <text:p>939</text:p>
          </table:table-cell>
          <table:table-cell office:value-type="float" office:value="994.25" table:style-name="ce72">
            <text:p>994</text:p>
          </table:table-cell>
          <table:table-cell office:value-type="float" office:value="1034.8699999999999" table:style-name="ce72">
            <text:p>1,035</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3">
            <text:p>[z]</text:p>
          </table:table-cell>
          <table:table-cell office:value-type="string" table:style-name="ce74">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1"/>
          <table:table-cell table:number-columns-repeated="16345"/>
        </table:table-row>
        <table:table-row table:style-name="ro27">
          <table:table-cell office:value-type="string" table:style-name="ce63">
            <text:p>E0532</text:p>
          </table:table-cell>
          <table:table-cell office:value-type="string" table:style-name="ce63">
            <text:p>E07000009</text:p>
          </table:table-cell>
          <table:table-cell office:value-type="string" table:style-name="ce63">
            <text:p>East Cambridgeshire</text:p>
          </table:table-cell>
          <table:table-cell office:value-type="string" table:style-name="ce63">
            <text:p>YES</text:p>
          </table:table-cell>
          <table:table-cell office:value-type="string" table:style-name="ce63">
            <text:p>SD</text:p>
          </table:table-cell>
          <table:table-cell office:value-type="float" office:value="377" table:style-name="ce72">
            <text:p>377</text:p>
          </table:table-cell>
          <table:table-cell office:value-type="float" office:value="406.25" table:style-name="ce72">
            <text:p>406</text:p>
          </table:table-cell>
          <table:table-cell office:value-type="float" office:value="452.48" table:style-name="ce72">
            <text:p>452</text:p>
          </table:table-cell>
          <table:table-cell office:value-type="float" office:value="462.98" table:style-name="ce72">
            <text:p>463</text:p>
          </table:table-cell>
          <table:table-cell office:value-type="float" office:value="488.01" table:style-name="ce72">
            <text:p>488</text:p>
          </table:table-cell>
          <table:table-cell office:value-type="float" office:value="553.99" table:style-name="ce72">
            <text:p>554</text:p>
          </table:table-cell>
          <table:table-cell office:value-type="float" office:value="606.12" table:style-name="ce72">
            <text:p>606</text:p>
          </table:table-cell>
          <table:table-cell office:value-type="float" office:value="662.84" table:style-name="ce72">
            <text:p>663</text:p>
          </table:table-cell>
          <table:table-cell office:value-type="float" office:value="714.78" table:style-name="ce72">
            <text:p>715</text:p>
          </table:table-cell>
          <table:table-cell office:value-type="float" office:value="828.12" table:style-name="ce72">
            <text:p>828</text:p>
          </table:table-cell>
          <table:table-cell office:value-type="float" office:value="922.73" table:style-name="ce72">
            <text:p>923</text:p>
          </table:table-cell>
          <table:table-cell office:value-type="float" office:value="997.19" table:style-name="ce72">
            <text:p>997</text:p>
          </table:table-cell>
          <table:table-cell office:value-type="float" office:value="1045.31" table:style-name="ce72">
            <text:p>1,045</text:p>
          </table:table-cell>
          <table:table-cell office:value-type="float" office:value="1090.9100000000001" table:style-name="ce72">
            <text:p>1,091</text:p>
          </table:table-cell>
          <table:table-cell office:value-type="float" office:value="1133.92" table:style-name="ce72">
            <text:p>1,134</text:p>
          </table:table-cell>
          <table:table-cell office:value-type="float" office:value="1186.42" table:style-name="ce72">
            <text:p>1,186</text:p>
          </table:table-cell>
          <table:table-cell office:value-type="float" office:value="1232.9209501675168" table:style-name="ce72">
            <text:p>1,233</text:p>
          </table:table-cell>
          <table:table-cell office:value-type="float" office:value="1268.79" table:style-name="ce72">
            <text:p>1,269</text:p>
          </table:table-cell>
          <table:table-cell office:value-type="float" office:value="1272.53" table:style-name="ce72">
            <text:p>1,273</text:p>
          </table:table-cell>
          <table:table-cell office:value-type="float" office:value="1310.56" table:style-name="ce72">
            <text:p>1,311</text:p>
          </table:table-cell>
          <table:table-cell office:value-type="float" office:value="1225.8599999999999" table:style-name="ce72">
            <text:p>1,226</text:p>
          </table:table-cell>
          <table:table-cell office:value-type="float" office:value="1232.96" table:style-name="ce72">
            <text:p>1,233</text:p>
          </table:table-cell>
          <table:table-cell office:value-type="float" office:value="1259.1300000000001" table:style-name="ce72">
            <text:p>1,259</text:p>
          </table:table-cell>
          <table:table-cell office:value-type="float" office:value="1294.3499999999999" table:style-name="ce73">
            <text:p><text:s/>1,294<text:s/></text:p>
          </table:table-cell>
          <table:table-cell office:value-type="float" office:value="1322.63" table:style-name="ce74">
            <text:p>1,323</text:p>
          </table:table-cell>
          <table:table-cell office:value-type="float" office:value="1396.09" table:style-name="ce72">
            <text:p>1,396</text:p>
          </table:table-cell>
          <table:table-cell office:value-type="float" office:value="1479.3" table:style-name="ce72">
            <text:p>1,479</text:p>
          </table:table-cell>
          <table:table-cell office:value-type="float" office:value="1539.79" table:style-name="ce72">
            <text:p>1,540</text:p>
          </table:table-cell>
          <table:table-cell office:value-type="float" office:value="1555.34" table:style-name="ce72">
            <text:p>1,555</text:p>
          </table:table-cell>
          <table:table-cell office:value-type="float" office:value="1661.51" table:style-name="ce72">
            <text:p>1,662</text:p>
          </table:table-cell>
          <table:table-cell office:value-type="float" office:value="1766.93" table:style-name="ce72">
            <text:p>1,767</text:p>
          </table:table-cell>
          <table:table-cell office:value-type="float" office:value="1888" table:style-name="ce72">
            <text:p>1,888</text:p>
          </table:table-cell>
          <table:table-cell office:value-type="float" office:value="1955.96" table:style-name="ce72">
            <text:p>1,956</text:p>
          </table:table-cell>
          <table:table-cell table:style-name="ce71"/>
          <table:table-cell table:number-columns-repeated="16345"/>
        </table:table-row>
        <table:table-row table:style-name="ro27">
          <table:table-cell office:value-type="string" table:style-name="ce63">
            <text:p>E1131</text:p>
          </table:table-cell>
          <table:table-cell office:value-type="string" table:style-name="ce63">
            <text:p>E07000040</text:p>
          </table:table-cell>
          <table:table-cell office:value-type="string" table:style-name="ce63">
            <text:p>East Devon</text:p>
          </table:table-cell>
          <table:table-cell office:value-type="string" table:style-name="ce63">
            <text:p>YES</text:p>
          </table:table-cell>
          <table:table-cell office:value-type="string" table:style-name="ce63">
            <text:p>SD</text:p>
          </table:table-cell>
          <table:table-cell office:value-type="float" office:value="461" table:style-name="ce72">
            <text:p>461</text:p>
          </table:table-cell>
          <table:table-cell office:value-type="float" office:value="520.29" table:style-name="ce72">
            <text:p>520</text:p>
          </table:table-cell>
          <table:table-cell office:value-type="float" office:value="511.43" table:style-name="ce72">
            <text:p>511</text:p>
          </table:table-cell>
          <table:table-cell office:value-type="float" office:value="535.54" table:style-name="ce72">
            <text:p>536</text:p>
          </table:table-cell>
          <table:table-cell office:value-type="float" office:value="562.87" table:style-name="ce72">
            <text:p>563</text:p>
          </table:table-cell>
          <table:table-cell office:value-type="float" office:value="656.76" table:style-name="ce72">
            <text:p>657</text:p>
          </table:table-cell>
          <table:table-cell office:value-type="float" office:value="702.69" table:style-name="ce72">
            <text:p>703</text:p>
          </table:table-cell>
          <table:table-cell office:value-type="float" office:value="751.86" table:style-name="ce72">
            <text:p>752</text:p>
          </table:table-cell>
          <table:table-cell office:value-type="float" office:value="795.62" table:style-name="ce72">
            <text:p>796</text:p>
          </table:table-cell>
          <table:table-cell office:value-type="float" office:value="874" table:style-name="ce72">
            <text:p>874</text:p>
          </table:table-cell>
          <table:table-cell office:value-type="float" office:value="1033.19" table:style-name="ce72">
            <text:p>1,033</text:p>
          </table:table-cell>
          <table:table-cell office:value-type="float" office:value="1113.98" table:style-name="ce72">
            <text:p>1,114</text:p>
          </table:table-cell>
          <table:table-cell office:value-type="float" office:value="1160.26" table:style-name="ce72">
            <text:p>1,160</text:p>
          </table:table-cell>
          <table:table-cell office:value-type="float" office:value="1213.8499999999999" table:style-name="ce72">
            <text:p>1,214</text:p>
          </table:table-cell>
          <table:table-cell office:value-type="float" office:value="1267.46" table:style-name="ce72">
            <text:p>1,267</text:p>
          </table:table-cell>
          <table:table-cell office:value-type="float" office:value="1318.27" table:style-name="ce72">
            <text:p>1,318</text:p>
          </table:table-cell>
          <table:table-cell office:value-type="float" office:value="1361.4779899778198" table:style-name="ce72">
            <text:p>1,361</text:p>
          </table:table-cell>
          <table:table-cell office:value-type="float" office:value="1395.02" table:style-name="ce72">
            <text:p>1,395</text:p>
          </table:table-cell>
          <table:table-cell office:value-type="float" office:value="1393.58" table:style-name="ce72">
            <text:p>1,394</text:p>
          </table:table-cell>
          <table:table-cell office:value-type="float" office:value="1404.87" table:style-name="ce72">
            <text:p>1,405</text:p>
          </table:table-cell>
          <table:table-cell office:value-type="float" office:value="1289.29" table:style-name="ce72">
            <text:p>1,289</text:p>
          </table:table-cell>
          <table:table-cell office:value-type="float" office:value="1310.3699999999999" table:style-name="ce72">
            <text:p>1,310</text:p>
          </table:table-cell>
          <table:table-cell office:value-type="float" office:value="1348.82" table:style-name="ce72">
            <text:p>1,349</text:p>
          </table:table-cell>
          <table:table-cell office:value-type="float" office:value="1408.32" table:style-name="ce73">
            <text:p><text:s/>1,408<text:s/></text:p>
          </table:table-cell>
          <table:table-cell office:value-type="float" office:value="1482.82" table:style-name="ce74">
            <text:p>1,483</text:p>
          </table:table-cell>
          <table:table-cell office:value-type="float" office:value="1577.27" table:style-name="ce72">
            <text:p>1,577</text:p>
          </table:table-cell>
          <table:table-cell office:value-type="float" office:value="1651.59" table:style-name="ce72">
            <text:p>1,652</text:p>
          </table:table-cell>
          <table:table-cell office:value-type="float" office:value="1716.48" table:style-name="ce72">
            <text:p>1,716</text:p>
          </table:table-cell>
          <table:table-cell office:value-type="float" office:value="1776.65" table:style-name="ce72">
            <text:p>1,777</text:p>
          </table:table-cell>
          <table:table-cell office:value-type="float" office:value="1831.1" table:style-name="ce72">
            <text:p>1,831</text:p>
          </table:table-cell>
          <table:table-cell office:value-type="float" office:value="1925.36" table:style-name="ce72">
            <text:p>1,925</text:p>
          </table:table-cell>
          <table:table-cell office:value-type="float" office:value="2029" table:style-name="ce72">
            <text:p>2,029</text:p>
          </table:table-cell>
          <table:table-cell office:value-type="float" office:value="2196.8200000000002" table:style-name="ce72">
            <text:p>2,197</text:p>
          </table:table-cell>
          <table:table-cell table:style-name="ce71"/>
          <table:table-cell table:number-columns-repeated="16345"/>
        </table:table-row>
        <table:table-row table:style-name="ro27">
          <table:table-cell office:value-type="string" table:style-name="ce63">
            <text:p>E1233</text:p>
          </table:table-cell>
          <table:table-cell office:value-type="string" table:style-name="ce63">
            <text:p>E07000049</text:p>
          </table:table-cell>
          <table:table-cell office:value-type="string" table:style-name="ce63">
            <text:p>East Dorset</text:p>
          </table:table-cell>
          <table:table-cell office:value-type="string" table:style-name="ce63">
            <text:p>NO</text:p>
          </table:table-cell>
          <table:table-cell office:value-type="string" table:style-name="ce63">
            <text:p>SD</text:p>
          </table:table-cell>
          <table:table-cell office:value-type="float" office:value="516" table:style-name="ce72">
            <text:p>516</text:p>
          </table:table-cell>
          <table:table-cell office:value-type="float" office:value="560.82000000000005" table:style-name="ce72">
            <text:p>561</text:p>
          </table:table-cell>
          <table:table-cell office:value-type="float" office:value="575.29" table:style-name="ce72">
            <text:p>575</text:p>
          </table:table-cell>
          <table:table-cell office:value-type="float" office:value="607.66999999999996" table:style-name="ce72">
            <text:p>608</text:p>
          </table:table-cell>
          <table:table-cell office:value-type="float" office:value="723.37" table:style-name="ce72">
            <text:p>723</text:p>
          </table:table-cell>
          <table:table-cell office:value-type="float" office:value="793.5" table:style-name="ce72">
            <text:p>794</text:p>
          </table:table-cell>
          <table:table-cell office:value-type="float" office:value="857.87" table:style-name="ce72">
            <text:p>858</text:p>
          </table:table-cell>
          <table:table-cell office:value-type="float" office:value="902.63" table:style-name="ce72">
            <text:p>903</text:p>
          </table:table-cell>
          <table:table-cell office:value-type="float" office:value="963.75" table:style-name="ce72">
            <text:p>964</text:p>
          </table:table-cell>
          <table:table-cell office:value-type="float" office:value="1067.0899999999999" table:style-name="ce72">
            <text:p>1,067</text:p>
          </table:table-cell>
          <table:table-cell office:value-type="float" office:value="1218.8800000000001" table:style-name="ce72">
            <text:p>1,219</text:p>
          </table:table-cell>
          <table:table-cell office:value-type="float" office:value="1299.8900000000001" table:style-name="ce72">
            <text:p>1,300</text:p>
          </table:table-cell>
          <table:table-cell office:value-type="float" office:value="1356.04" table:style-name="ce72">
            <text:p>1,356</text:p>
          </table:table-cell>
          <table:table-cell office:value-type="float" office:value="1419.69" table:style-name="ce72">
            <text:p>1,420</text:p>
          </table:table-cell>
          <table:table-cell office:value-type="float" office:value="1492.33" table:style-name="ce72">
            <text:p>1,492</text:p>
          </table:table-cell>
          <table:table-cell office:value-type="float" office:value="1560.34" table:style-name="ce72">
            <text:p>1,560</text:p>
          </table:table-cell>
          <table:table-cell office:value-type="float" office:value="1612.5428702798406" table:style-name="ce72">
            <text:p>1,613</text:p>
          </table:table-cell>
          <table:table-cell office:value-type="float" office:value="1666.53" table:style-name="ce72">
            <text:p>1,667</text:p>
          </table:table-cell>
          <table:table-cell office:value-type="float" office:value="1664.56" table:style-name="ce72">
            <text:p>1,665</text:p>
          </table:table-cell>
          <table:table-cell office:value-type="float" office:value="1659.61" table:style-name="ce72">
            <text:p>1,660</text:p>
          </table:table-cell>
          <table:table-cell office:value-type="float" office:value="1545.52" table:style-name="ce72">
            <text:p>1,546</text:p>
          </table:table-cell>
          <table:table-cell office:value-type="float" office:value="1579.53" table:style-name="ce72">
            <text:p>1,580</text:p>
          </table:table-cell>
          <table:table-cell office:value-type="float" office:value="1615.62" table:style-name="ce72">
            <text:p>1,616</text:p>
          </table:table-cell>
          <table:table-cell office:value-type="float" office:value="1680.27" table:style-name="ce73">
            <text:p><text:s/>1,680<text:s/></text:p>
          </table:table-cell>
          <table:table-cell office:value-type="float" office:value="1757.86" table:style-name="ce74">
            <text:p>1,758</text:p>
          </table:table-cell>
          <table:table-cell office:value-type="float" office:value="1877.59" table:style-name="ce72">
            <text:p>1,878</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1"/>
          <table:table-cell table:number-columns-repeated="16345"/>
        </table:table-row>
        <table:table-row table:style-name="ro27">
          <table:table-cell office:value-type="string" table:style-name="ce63">
            <text:p>E1732</text:p>
          </table:table-cell>
          <table:table-cell office:value-type="string" table:style-name="ce63">
            <text:p>E07000085</text:p>
          </table:table-cell>
          <table:table-cell office:value-type="string" table:style-name="ce63">
            <text:p>East Hampshire</text:p>
          </table:table-cell>
          <table:table-cell office:value-type="string" table:style-name="ce63">
            <text:p>YES</text:p>
          </table:table-cell>
          <table:table-cell office:value-type="string" table:style-name="ce63">
            <text:p>SD</text:p>
          </table:table-cell>
          <table:table-cell office:value-type="float" office:value="496" table:style-name="ce72">
            <text:p>496</text:p>
          </table:table-cell>
          <table:table-cell office:value-type="float" office:value="536.15" table:style-name="ce72">
            <text:p>536</text:p>
          </table:table-cell>
          <table:table-cell office:value-type="float" office:value="594.94000000000005" table:style-name="ce72">
            <text:p>595</text:p>
          </table:table-cell>
          <table:table-cell office:value-type="float" office:value="619.34" table:style-name="ce72">
            <text:p>619</text:p>
          </table:table-cell>
          <table:table-cell office:value-type="float" office:value="685.48" table:style-name="ce72">
            <text:p>685</text:p>
          </table:table-cell>
          <table:table-cell office:value-type="float" office:value="753.45" table:style-name="ce72">
            <text:p>753</text:p>
          </table:table-cell>
          <table:table-cell office:value-type="float" office:value="816.81" table:style-name="ce72">
            <text:p>817</text:p>
          </table:table-cell>
          <table:table-cell office:value-type="float" office:value="859.01" table:style-name="ce72">
            <text:p>859</text:p>
          </table:table-cell>
          <table:table-cell office:value-type="float" office:value="902.04" table:style-name="ce72">
            <text:p>902</text:p>
          </table:table-cell>
          <table:table-cell office:value-type="float" office:value="981.98" table:style-name="ce72">
            <text:p>982</text:p>
          </table:table-cell>
          <table:table-cell office:value-type="float" office:value="1122.17" table:style-name="ce72">
            <text:p>1,122</text:p>
          </table:table-cell>
          <table:table-cell office:value-type="float" office:value="1203.9000000000001" table:style-name="ce72">
            <text:p>1,204</text:p>
          </table:table-cell>
          <table:table-cell office:value-type="float" office:value="1244.94" table:style-name="ce72">
            <text:p>1,245</text:p>
          </table:table-cell>
          <table:table-cell office:value-type="float" office:value="1297.3800000000001" table:style-name="ce72">
            <text:p>1,297</text:p>
          </table:table-cell>
          <table:table-cell office:value-type="float" office:value="1358.78" table:style-name="ce72">
            <text:p>1,359</text:p>
          </table:table-cell>
          <table:table-cell office:value-type="float" office:value="1419.38" table:style-name="ce72">
            <text:p>1,419</text:p>
          </table:table-cell>
          <table:table-cell office:value-type="float" office:value="1438.5362466043318" table:style-name="ce72">
            <text:p>1,439</text:p>
          </table:table-cell>
          <table:table-cell office:value-type="float" office:value="1468.89" table:style-name="ce72">
            <text:p>1,469</text:p>
          </table:table-cell>
          <table:table-cell office:value-type="float" office:value="1469.46" table:style-name="ce72">
            <text:p>1,469</text:p>
          </table:table-cell>
          <table:table-cell office:value-type="float" office:value="1476.3" table:style-name="ce72">
            <text:p>1,476</text:p>
          </table:table-cell>
          <table:table-cell office:value-type="float" office:value="1397.89" table:style-name="ce72">
            <text:p>1,398</text:p>
          </table:table-cell>
          <table:table-cell office:value-type="float" office:value="1401.31" table:style-name="ce72">
            <text:p>1,401</text:p>
          </table:table-cell>
          <table:table-cell office:value-type="float" office:value="1406.31" table:style-name="ce72">
            <text:p>1,406</text:p>
          </table:table-cell>
          <table:table-cell office:value-type="float" office:value="1469.49" table:style-name="ce73">
            <text:p><text:s/>1,469<text:s/></text:p>
          </table:table-cell>
          <table:table-cell office:value-type="float" office:value="1523" table:style-name="ce74">
            <text:p>1,523</text:p>
          </table:table-cell>
          <table:table-cell office:value-type="float" office:value="1607.11" table:style-name="ce72">
            <text:p>1,607</text:p>
          </table:table-cell>
          <table:table-cell office:value-type="float" office:value="1672.9" table:style-name="ce72">
            <text:p>1,673</text:p>
          </table:table-cell>
          <table:table-cell office:value-type="float" office:value="1720.23" table:style-name="ce72">
            <text:p>1,720</text:p>
          </table:table-cell>
          <table:table-cell office:value-type="float" office:value="1795.72" table:style-name="ce72">
            <text:p>1,796</text:p>
          </table:table-cell>
          <table:table-cell office:value-type="float" office:value="1853.08" table:style-name="ce72">
            <text:p>1,853</text:p>
          </table:table-cell>
          <table:table-cell office:value-type="float" office:value="1947.34" table:style-name="ce72">
            <text:p>1,947</text:p>
          </table:table-cell>
          <table:table-cell office:value-type="float" office:value="2032" table:style-name="ce72">
            <text:p>2,032</text:p>
          </table:table-cell>
          <table:table-cell office:value-type="float" office:value="2130.73" table:style-name="ce72">
            <text:p>2,131</text:p>
          </table:table-cell>
          <table:table-cell table:style-name="ce75"/>
          <table:table-cell table:number-columns-repeated="16345"/>
        </table:table-row>
        <table:table-row table:style-name="ro27">
          <table:table-cell office:value-type="string" table:style-name="ce63">
            <text:p>E1933</text:p>
          </table:table-cell>
          <table:table-cell office:value-type="string" table:style-name="ce63">
            <text:p>E07000242</text:p>
          </table:table-cell>
          <table:table-cell office:value-type="string" table:style-name="ce63">
            <text:p>East Hertfordshire</text:p>
          </table:table-cell>
          <table:table-cell office:value-type="string" table:style-name="ce63">
            <text:p>YES</text:p>
          </table:table-cell>
          <table:table-cell office:value-type="string" table:style-name="ce63">
            <text:p>SD</text:p>
          </table:table-cell>
          <table:table-cell office:value-type="float" office:value="528" table:style-name="ce72">
            <text:p>528</text:p>
          </table:table-cell>
          <table:table-cell office:value-type="float" office:value="532.92999999999995" table:style-name="ce72">
            <text:p>533</text:p>
          </table:table-cell>
          <table:table-cell office:value-type="float" office:value="552.83000000000004" table:style-name="ce72">
            <text:p>553</text:p>
          </table:table-cell>
          <table:table-cell office:value-type="float" office:value="595.91999999999996" table:style-name="ce72">
            <text:p>596</text:p>
          </table:table-cell>
          <table:table-cell office:value-type="float" office:value="626.23" table:style-name="ce72">
            <text:p>626</text:p>
          </table:table-cell>
          <table:table-cell office:value-type="float" office:value="701.04" table:style-name="ce72">
            <text:p>701</text:p>
          </table:table-cell>
          <table:table-cell office:value-type="float" office:value="766.59" table:style-name="ce72">
            <text:p>767</text:p>
          </table:table-cell>
          <table:table-cell office:value-type="float" office:value="824.02" table:style-name="ce72">
            <text:p>824</text:p>
          </table:table-cell>
          <table:table-cell office:value-type="float" office:value="879.84" table:style-name="ce72">
            <text:p>880</text:p>
          </table:table-cell>
          <table:table-cell office:value-type="float" office:value="964.69" table:style-name="ce72">
            <text:p>965</text:p>
          </table:table-cell>
          <table:table-cell office:value-type="float" office:value="1130.68" table:style-name="ce72">
            <text:p>1,131</text:p>
          </table:table-cell>
          <table:table-cell office:value-type="float" office:value="1198.71" table:style-name="ce72">
            <text:p>1,199</text:p>
          </table:table-cell>
          <table:table-cell office:value-type="float" office:value="1250.3" table:style-name="ce72">
            <text:p>1,250</text:p>
          </table:table-cell>
          <table:table-cell office:value-type="float" office:value="1332.13" table:style-name="ce72">
            <text:p>1,332</text:p>
          </table:table-cell>
          <table:table-cell office:value-type="float" office:value="1417.03" table:style-name="ce72">
            <text:p>1,417</text:p>
          </table:table-cell>
          <table:table-cell office:value-type="float" office:value="1482.94" table:style-name="ce72">
            <text:p>1,483</text:p>
          </table:table-cell>
          <table:table-cell office:value-type="float" office:value="1514.3784041914573" table:style-name="ce72">
            <text:p>1,514</text:p>
          </table:table-cell>
          <table:table-cell office:value-type="float" office:value="1515.83" table:style-name="ce72">
            <text:p>1,516</text:p>
          </table:table-cell>
          <table:table-cell office:value-type="float" office:value="1515.09" table:style-name="ce72">
            <text:p>1,515</text:p>
          </table:table-cell>
          <table:table-cell office:value-type="float" office:value="1521.77" table:style-name="ce72">
            <text:p>1,522</text:p>
          </table:table-cell>
          <table:table-cell office:value-type="float" office:value="1419.91" table:style-name="ce72">
            <text:p>1,420</text:p>
          </table:table-cell>
          <table:table-cell office:value-type="float" office:value="1401.53" table:style-name="ce72">
            <text:p>1,402</text:p>
          </table:table-cell>
          <table:table-cell office:value-type="float" office:value="1437.92" table:style-name="ce72">
            <text:p>1,438</text:p>
          </table:table-cell>
          <table:table-cell office:value-type="float" office:value="1488.97" table:style-name="ce73">
            <text:p><text:s/>1,489<text:s/></text:p>
          </table:table-cell>
          <table:table-cell office:value-type="float" office:value="1572.8" table:style-name="ce74">
            <text:p>1,573</text:p>
          </table:table-cell>
          <table:table-cell office:value-type="float" office:value="1678.65" table:style-name="ce72">
            <text:p>1,679</text:p>
          </table:table-cell>
          <table:table-cell office:value-type="float" office:value="1763.13" table:style-name="ce72">
            <text:p>1,763</text:p>
          </table:table-cell>
          <table:table-cell office:value-type="float" office:value="1833.57" table:style-name="ce72">
            <text:p>1,834</text:p>
          </table:table-cell>
          <table:table-cell office:value-type="float" office:value="1895.74" table:style-name="ce72">
            <text:p>1,896</text:p>
          </table:table-cell>
          <table:table-cell office:value-type="float" office:value="1976.39" table:style-name="ce72">
            <text:p>1,976</text:p>
          </table:table-cell>
          <table:table-cell office:value-type="float" office:value="2095.21" table:style-name="ce72">
            <text:p>2,095</text:p>
          </table:table-cell>
          <table:table-cell office:value-type="float" office:value="2195" table:style-name="ce72">
            <text:p>2,195</text:p>
          </table:table-cell>
          <table:table-cell office:value-type="float" office:value="2295.4499999999998" table:style-name="ce72">
            <text:p>2,295</text:p>
          </table:table-cell>
          <table:table-cell table:style-name="ce71"/>
          <table:table-cell table:number-columns-repeated="16345"/>
        </table:table-row>
        <table:table-row table:style-name="ro27">
          <table:table-cell office:value-type="string" table:style-name="ce63">
            <text:p>E2532</text:p>
          </table:table-cell>
          <table:table-cell office:value-type="string" table:style-name="ce63">
            <text:p>E07000137</text:p>
          </table:table-cell>
          <table:table-cell office:value-type="string" table:style-name="ce63">
            <text:p>East Lindsey</text:p>
          </table:table-cell>
          <table:table-cell office:value-type="string" table:style-name="ce63">
            <text:p>YES</text:p>
          </table:table-cell>
          <table:table-cell office:value-type="string" table:style-name="ce63">
            <text:p>SD</text:p>
          </table:table-cell>
          <table:table-cell office:value-type="float" office:value="351" table:style-name="ce72">
            <text:p>351</text:p>
          </table:table-cell>
          <table:table-cell office:value-type="float" office:value="407.75" table:style-name="ce72">
            <text:p>408</text:p>
          </table:table-cell>
          <table:table-cell office:value-type="float" office:value="427.19" table:style-name="ce72">
            <text:p>427</text:p>
          </table:table-cell>
          <table:table-cell office:value-type="float" office:value="453.22" table:style-name="ce72">
            <text:p>453</text:p>
          </table:table-cell>
          <table:table-cell office:value-type="float" office:value="481.88" table:style-name="ce72">
            <text:p>482</text:p>
          </table:table-cell>
          <table:table-cell office:value-type="float" office:value="541.83000000000004" table:style-name="ce72">
            <text:p>542</text:p>
          </table:table-cell>
          <table:table-cell office:value-type="float" office:value="576.03" table:style-name="ce72">
            <text:p>576</text:p>
          </table:table-cell>
          <table:table-cell office:value-type="float" office:value="609.46" table:style-name="ce72">
            <text:p>609</text:p>
          </table:table-cell>
          <table:table-cell office:value-type="float" office:value="643.25" table:style-name="ce72">
            <text:p>643</text:p>
          </table:table-cell>
          <table:table-cell office:value-type="float" office:value="704.87" table:style-name="ce72">
            <text:p>705</text:p>
          </table:table-cell>
          <table:table-cell office:value-type="float" office:value="766.63" table:style-name="ce72">
            <text:p>767</text:p>
          </table:table-cell>
          <table:table-cell office:value-type="float" office:value="809.4" table:style-name="ce72">
            <text:p>809</text:p>
          </table:table-cell>
          <table:table-cell office:value-type="float" office:value="849.72" table:style-name="ce72">
            <text:p>850</text:p>
          </table:table-cell>
          <table:table-cell office:value-type="float" office:value="900.6" table:style-name="ce72">
            <text:p>901</text:p>
          </table:table-cell>
          <table:table-cell office:value-type="float" office:value="940.91" table:style-name="ce72">
            <text:p>941</text:p>
          </table:table-cell>
          <table:table-cell office:value-type="float" office:value="998.79" table:style-name="ce72">
            <text:p>999</text:p>
          </table:table-cell>
          <table:table-cell office:value-type="float" office:value="1014.4468921733829" table:style-name="ce72">
            <text:p>1,014</text:p>
          </table:table-cell>
          <table:table-cell office:value-type="float" office:value="1040.0999999999999" table:style-name="ce72">
            <text:p>1,040</text:p>
          </table:table-cell>
          <table:table-cell office:value-type="float" office:value="1045.56" table:style-name="ce72">
            <text:p>1,046</text:p>
          </table:table-cell>
          <table:table-cell office:value-type="float" office:value="1049.77" table:style-name="ce72">
            <text:p>1,050</text:p>
          </table:table-cell>
          <table:table-cell office:value-type="float" office:value="893.75" table:style-name="ce72">
            <text:p>894</text:p>
          </table:table-cell>
          <table:table-cell office:value-type="float" office:value="886.34" table:style-name="ce72">
            <text:p>886</text:p>
          </table:table-cell>
          <table:table-cell office:value-type="float" office:value="908.23" table:style-name="ce72">
            <text:p>908</text:p>
          </table:table-cell>
          <table:table-cell office:value-type="float" office:value="964.51" table:style-name="ce73">
            <text:p><text:s/>965<text:s/></text:p>
          </table:table-cell>
          <table:table-cell office:value-type="float" office:value="1008.49" table:style-name="ce74">
            <text:p>1,008</text:p>
          </table:table-cell>
          <table:table-cell office:value-type="float" office:value="1070.27" table:style-name="ce72">
            <text:p>1,070</text:p>
          </table:table-cell>
          <table:table-cell office:value-type="float" office:value="1143.55" table:style-name="ce72">
            <text:p>1,144</text:p>
          </table:table-cell>
          <table:table-cell office:value-type="float" office:value="1195.9000000000001" table:style-name="ce72">
            <text:p>1,196</text:p>
          </table:table-cell>
          <table:table-cell office:value-type="float" office:value="1221.1500000000001" table:style-name="ce72">
            <text:p>1,221</text:p>
          </table:table-cell>
          <table:table-cell office:value-type="float" office:value="1290.67" table:style-name="ce72">
            <text:p>1,291</text:p>
          </table:table-cell>
          <table:table-cell office:value-type="float" office:value="1362.28" table:style-name="ce72">
            <text:p>1,362</text:p>
          </table:table-cell>
          <table:table-cell office:value-type="float" office:value="1443" table:style-name="ce72">
            <text:p>1,443</text:p>
          </table:table-cell>
          <table:table-cell office:value-type="float" office:value="1501.93" table:style-name="ce72">
            <text:p>1,502</text:p>
          </table:table-cell>
          <table:table-cell table:style-name="ce71"/>
          <table:table-cell table:number-columns-repeated="16345"/>
        </table:table-row>
        <table:table-row table:style-name="ro27">
          <table:table-cell office:value-type="string" table:style-name="ce63">
            <text:p>E2833</text:p>
          </table:table-cell>
          <table:table-cell office:value-type="string" table:style-name="ce63">
            <text:p>E07000152</text:p>
          </table:table-cell>
          <table:table-cell office:value-type="string" table:style-name="ce63">
            <text:p>East Northamptonshire</text:p>
          </table:table-cell>
          <table:table-cell office:value-type="string" table:style-name="ce63">
            <text:p>NO</text:p>
          </table:table-cell>
          <table:table-cell office:value-type="string" table:style-name="ce63">
            <text:p>SD</text:p>
          </table:table-cell>
          <table:table-cell office:value-type="float" office:value="395" table:style-name="ce72">
            <text:p>395</text:p>
          </table:table-cell>
          <table:table-cell office:value-type="float" office:value="462.23" table:style-name="ce72">
            <text:p>462</text:p>
          </table:table-cell>
          <table:table-cell office:value-type="float" office:value="477.28" table:style-name="ce72">
            <text:p>477</text:p>
          </table:table-cell>
          <table:table-cell office:value-type="float" office:value="508.33" table:style-name="ce72">
            <text:p>508</text:p>
          </table:table-cell>
          <table:table-cell office:value-type="float" office:value="527.96" table:style-name="ce72">
            <text:p>528</text:p>
          </table:table-cell>
          <table:table-cell office:value-type="float" office:value="573.19000000000005" table:style-name="ce72">
            <text:p>573</text:p>
          </table:table-cell>
          <table:table-cell office:value-type="float" office:value="629.51" table:style-name="ce72">
            <text:p>630</text:p>
          </table:table-cell>
          <table:table-cell office:value-type="float" office:value="673.09" table:style-name="ce72">
            <text:p>673</text:p>
          </table:table-cell>
          <table:table-cell office:value-type="float" office:value="711.45" table:style-name="ce72">
            <text:p>711</text:p>
          </table:table-cell>
          <table:table-cell office:value-type="float" office:value="800.33" table:style-name="ce72">
            <text:p>800</text:p>
          </table:table-cell>
          <table:table-cell office:value-type="float" office:value="883.38" table:style-name="ce72">
            <text:p>883</text:p>
          </table:table-cell>
          <table:table-cell office:value-type="float" office:value="945.79" table:style-name="ce72">
            <text:p>946</text:p>
          </table:table-cell>
          <table:table-cell office:value-type="float" office:value="978.28" table:style-name="ce72">
            <text:p>978</text:p>
          </table:table-cell>
          <table:table-cell office:value-type="float" office:value="1012.6" table:style-name="ce72">
            <text:p>1,013</text:p>
          </table:table-cell>
          <table:table-cell office:value-type="float" office:value="1057.45" table:style-name="ce72">
            <text:p>1,057</text:p>
          </table:table-cell>
          <table:table-cell office:value-type="float" office:value="1101.27" table:style-name="ce72">
            <text:p>1,101</text:p>
          </table:table-cell>
          <table:table-cell office:value-type="float" office:value="1142.803014991749" table:style-name="ce72">
            <text:p>1,143</text:p>
          </table:table-cell>
          <table:table-cell office:value-type="float" office:value="1182.57" table:style-name="ce72">
            <text:p>1,183</text:p>
          </table:table-cell>
          <table:table-cell office:value-type="float" office:value="1189.52" table:style-name="ce72">
            <text:p>1,190</text:p>
          </table:table-cell>
          <table:table-cell office:value-type="float" office:value="1195.69" table:style-name="ce72">
            <text:p>1,196</text:p>
          </table:table-cell>
          <table:table-cell office:value-type="float" office:value="1096.31" table:style-name="ce72">
            <text:p>1,096</text:p>
          </table:table-cell>
          <table:table-cell office:value-type="float" office:value="1107.4100000000001" table:style-name="ce72">
            <text:p>1,107</text:p>
          </table:table-cell>
          <table:table-cell office:value-type="float" office:value="1155.3" table:style-name="ce72">
            <text:p>1,155</text:p>
          </table:table-cell>
          <table:table-cell office:value-type="float" office:value="1211.18" table:style-name="ce73">
            <text:p><text:s/>1,211<text:s/></text:p>
          </table:table-cell>
          <table:table-cell office:value-type="float" office:value="1278.1600000000001" table:style-name="ce74">
            <text:p>1,278</text:p>
          </table:table-cell>
          <table:table-cell office:value-type="float" office:value="1354.09" table:style-name="ce72">
            <text:p>1,354</text:p>
          </table:table-cell>
          <table:table-cell office:value-type="float" office:value="1441.27" table:style-name="ce72">
            <text:p>1,441</text:p>
          </table:table-cell>
          <table:table-cell office:value-type="float" office:value="1506.2" table:style-name="ce72">
            <text:p>1,506</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1"/>
          <table:table-cell table:number-columns-repeated="16345"/>
        </table:table-row>
        <table:table-row table:style-name="ro27">
          <table:table-cell office:value-type="string" table:style-name="ce63">
            <text:p>E2001</text:p>
          </table:table-cell>
          <table:table-cell office:value-type="string" table:style-name="ce63">
            <text:p>E06000011</text:p>
          </table:table-cell>
          <table:table-cell office:value-type="string" table:style-name="ce63">
            <text:p>East Riding of Yorkshire UA</text:p>
          </table:table-cell>
          <table:table-cell office:value-type="string" table:style-name="ce63">
            <text:p>YES</text:p>
          </table:table-cell>
          <table:table-cell office:value-type="string" table:style-name="ce63">
            <text:p>UA</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float" office:value="625.86" table:style-name="ce72">
            <text:p>626</text:p>
          </table:table-cell>
          <table:table-cell office:value-type="float" office:value="667.22" table:style-name="ce72">
            <text:p>667</text:p>
          </table:table-cell>
          <table:table-cell office:value-type="float" office:value="694.7" table:style-name="ce72">
            <text:p>695</text:p>
          </table:table-cell>
          <table:table-cell office:value-type="float" office:value="749.59" table:style-name="ce72">
            <text:p>750</text:p>
          </table:table-cell>
          <table:table-cell office:value-type="float" office:value="798.5" table:style-name="ce72">
            <text:p>799</text:p>
          </table:table-cell>
          <table:table-cell office:value-type="float" office:value="845.23" table:style-name="ce72">
            <text:p>845</text:p>
          </table:table-cell>
          <table:table-cell office:value-type="float" office:value="899.54" table:style-name="ce72">
            <text:p>900</text:p>
          </table:table-cell>
          <table:table-cell office:value-type="float" office:value="969.77" table:style-name="ce72">
            <text:p>970</text:p>
          </table:table-cell>
          <table:table-cell office:value-type="float" office:value="1012.9" table:style-name="ce72">
            <text:p>1,013</text:p>
          </table:table-cell>
          <table:table-cell office:value-type="float" office:value="1062.26" table:style-name="ce72">
            <text:p>1,062</text:p>
          </table:table-cell>
          <table:table-cell office:value-type="float" office:value="1108.8499999999999" table:style-name="ce72">
            <text:p>1,109</text:p>
          </table:table-cell>
          <table:table-cell office:value-type="float" office:value="1171.28" table:style-name="ce72">
            <text:p>1,171</text:p>
          </table:table-cell>
          <table:table-cell office:value-type="float" office:value="1206.2054154021139" table:style-name="ce72">
            <text:p>1,206</text:p>
          </table:table-cell>
          <table:table-cell office:value-type="float" office:value="1219.01" table:style-name="ce72">
            <text:p>1,219</text:p>
          </table:table-cell>
          <table:table-cell office:value-type="float" office:value="1219.3399999999999" table:style-name="ce72">
            <text:p>1,219</text:p>
          </table:table-cell>
          <table:table-cell office:value-type="float" office:value="1224.7" table:style-name="ce72">
            <text:p>1,225</text:p>
          </table:table-cell>
          <table:table-cell office:value-type="float" office:value="1091.33" table:style-name="ce72">
            <text:p>1,091</text:p>
          </table:table-cell>
          <table:table-cell office:value-type="float" office:value="1085.28" table:style-name="ce72">
            <text:p>1,085</text:p>
          </table:table-cell>
          <table:table-cell office:value-type="float" office:value="1099.49" table:style-name="ce72">
            <text:p>1,099</text:p>
          </table:table-cell>
          <table:table-cell office:value-type="float" office:value="1157.6099999999999" table:style-name="ce73">
            <text:p><text:s/>1,158<text:s/></text:p>
          </table:table-cell>
          <table:table-cell office:value-type="float" office:value="1224.73" table:style-name="ce74">
            <text:p>1,225</text:p>
          </table:table-cell>
          <table:table-cell office:value-type="float" office:value="1307.32" table:style-name="ce72">
            <text:p>1,307</text:p>
          </table:table-cell>
          <table:table-cell office:value-type="float" office:value="1371.2" table:style-name="ce72">
            <text:p>1,371</text:p>
          </table:table-cell>
          <table:table-cell office:value-type="float" office:value="1430.99" table:style-name="ce72">
            <text:p>1,431</text:p>
          </table:table-cell>
          <table:table-cell office:value-type="float" office:value="1464.02" table:style-name="ce72">
            <text:p>1,464</text:p>
          </table:table-cell>
          <table:table-cell office:value-type="float" office:value="1550.87" table:style-name="ce72">
            <text:p>1,551</text:p>
          </table:table-cell>
          <table:table-cell office:value-type="float" office:value="1633.58" table:style-name="ce72">
            <text:p>1,634</text:p>
          </table:table-cell>
          <table:table-cell office:value-type="float" office:value="1724" table:style-name="ce72">
            <text:p>1,724</text:p>
          </table:table-cell>
          <table:table-cell office:value-type="float" office:value="1843.8" table:style-name="ce72">
            <text:p>1,844</text:p>
          </table:table-cell>
          <table:table-cell table:style-name="ce71"/>
          <table:table-cell table:number-columns-repeated="16345"/>
        </table:table-row>
        <table:table-row table:style-name="ro27">
          <table:table-cell office:value-type="string" table:style-name="ce63">
            <text:p>E3432</text:p>
          </table:table-cell>
          <table:table-cell office:value-type="string" table:style-name="ce63">
            <text:p>E07000193</text:p>
          </table:table-cell>
          <table:table-cell office:value-type="string" table:style-name="ce63">
            <text:p>East Staffordshire</text:p>
          </table:table-cell>
          <table:table-cell office:value-type="string" table:style-name="ce63">
            <text:p>YES</text:p>
          </table:table-cell>
          <table:table-cell office:value-type="string" table:style-name="ce63">
            <text:p>SD</text:p>
          </table:table-cell>
          <table:table-cell office:value-type="float" office:value="389" table:style-name="ce72">
            <text:p>389</text:p>
          </table:table-cell>
          <table:table-cell office:value-type="float" office:value="432.01" table:style-name="ce72">
            <text:p>432</text:p>
          </table:table-cell>
          <table:table-cell office:value-type="float" office:value="448.99" table:style-name="ce72">
            <text:p>449</text:p>
          </table:table-cell>
          <table:table-cell office:value-type="float" office:value="468.28" table:style-name="ce72">
            <text:p>468</text:p>
          </table:table-cell>
          <table:table-cell office:value-type="float" office:value="500.51" table:style-name="ce72">
            <text:p>501</text:p>
          </table:table-cell>
          <table:table-cell office:value-type="float" office:value="554.71" table:style-name="ce72">
            <text:p>555</text:p>
          </table:table-cell>
          <table:table-cell office:value-type="float" office:value="601.05999999999995" table:style-name="ce72">
            <text:p>601</text:p>
          </table:table-cell>
          <table:table-cell office:value-type="float" office:value="638.9" table:style-name="ce72">
            <text:p>639</text:p>
          </table:table-cell>
          <table:table-cell office:value-type="float" office:value="696.93" table:style-name="ce72">
            <text:p>697</text:p>
          </table:table-cell>
          <table:table-cell office:value-type="float" office:value="743.87" table:style-name="ce72">
            <text:p>744</text:p>
          </table:table-cell>
          <table:table-cell office:value-type="float" office:value="858.07" table:style-name="ce72">
            <text:p>858</text:p>
          </table:table-cell>
          <table:table-cell office:value-type="float" office:value="919.75" table:style-name="ce72">
            <text:p>920</text:p>
          </table:table-cell>
          <table:table-cell office:value-type="float" office:value="969.87" table:style-name="ce72">
            <text:p>970</text:p>
          </table:table-cell>
          <table:table-cell office:value-type="float" office:value="1027.8900000000001" table:style-name="ce72">
            <text:p>1,028</text:p>
          </table:table-cell>
          <table:table-cell office:value-type="float" office:value="1080.68" table:style-name="ce72">
            <text:p>1,081</text:p>
          </table:table-cell>
          <table:table-cell office:value-type="float" office:value="1118.3599999999999" table:style-name="ce72">
            <text:p>1,118</text:p>
          </table:table-cell>
          <table:table-cell office:value-type="float" office:value="1149.9110301447899" table:style-name="ce72">
            <text:p>1,150</text:p>
          </table:table-cell>
          <table:table-cell office:value-type="float" office:value="1175.46" table:style-name="ce72">
            <text:p>1,175</text:p>
          </table:table-cell>
          <table:table-cell office:value-type="float" office:value="1172.83" table:style-name="ce72">
            <text:p>1,173</text:p>
          </table:table-cell>
          <table:table-cell office:value-type="float" office:value="1172.3499999999999" table:style-name="ce72">
            <text:p>1,172</text:p>
          </table:table-cell>
          <table:table-cell office:value-type="float" office:value="1036.1300000000001" table:style-name="ce72">
            <text:p>1,036</text:p>
          </table:table-cell>
          <table:table-cell office:value-type="float" office:value="1022.83" table:style-name="ce72">
            <text:p>1,023</text:p>
          </table:table-cell>
          <table:table-cell office:value-type="float" office:value="1055.25" table:style-name="ce72">
            <text:p>1,055</text:p>
          </table:table-cell>
          <table:table-cell office:value-type="float" office:value="1101.6400000000001" table:style-name="ce73">
            <text:p><text:s/>1,102<text:s/></text:p>
          </table:table-cell>
          <table:table-cell office:value-type="float" office:value="1156.53" table:style-name="ce74">
            <text:p>1,157</text:p>
          </table:table-cell>
          <table:table-cell office:value-type="float" office:value="1230.6500000000001" table:style-name="ce72">
            <text:p>1,231</text:p>
          </table:table-cell>
          <table:table-cell office:value-type="float" office:value="1286.08" table:style-name="ce72">
            <text:p>1,286</text:p>
          </table:table-cell>
          <table:table-cell office:value-type="float" office:value="1351.98" table:style-name="ce72">
            <text:p>1,352</text:p>
          </table:table-cell>
          <table:table-cell office:value-type="float" office:value="1384.25" table:style-name="ce72">
            <text:p>1,384</text:p>
          </table:table-cell>
          <table:table-cell office:value-type="float" office:value="1450.5" table:style-name="ce72">
            <text:p>1,451</text:p>
          </table:table-cell>
          <table:table-cell office:value-type="float" office:value="1532.48" table:style-name="ce72">
            <text:p>1,532</text:p>
          </table:table-cell>
          <table:table-cell office:value-type="float" office:value="1615" table:style-name="ce72">
            <text:p>1,615</text:p>
          </table:table-cell>
          <table:table-cell office:value-type="float" office:value="1701.94" table:style-name="ce72">
            <text:p>1,702</text:p>
          </table:table-cell>
          <table:table-cell table:style-name="ce71"/>
          <table:table-cell table:number-columns-repeated="16345"/>
        </table:table-row>
        <table:table-row table:style-name="ro27">
          <table:table-cell office:value-type="string" table:style-name="ce63">
            <text:p>E3538</text:p>
          </table:table-cell>
          <table:table-cell office:value-type="string" table:style-name="ce63">
            <text:p>E07000244</text:p>
          </table:table-cell>
          <table:table-cell office:value-type="string" table:style-name="ce63">
            <text:p>East Suffolk</text:p>
          </table:table-cell>
          <table:table-cell office:value-type="string" table:style-name="ce63">
            <text:p>YES</text:p>
          </table:table-cell>
          <table:table-cell office:value-type="string" table:style-name="ce63">
            <text:p>SD</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3">
            <text:p>[z]</text:p>
          </table:table-cell>
          <table:table-cell office:value-type="string" table:style-name="ce74">
            <text:p>[z]</text:p>
          </table:table-cell>
          <table:table-cell office:value-type="string" table:style-name="ce72">
            <text:p>[z]</text:p>
          </table:table-cell>
          <table:table-cell office:value-type="float" office:value="1309.06" table:style-name="ce72">
            <text:p>1,309</text:p>
          </table:table-cell>
          <table:table-cell office:value-type="float" office:value="1368.19" table:style-name="ce72">
            <text:p>1,368</text:p>
          </table:table-cell>
          <table:table-cell office:value-type="float" office:value="1406.04" table:style-name="ce72">
            <text:p>1,406</text:p>
          </table:table-cell>
          <table:table-cell office:value-type="float" office:value="1467.83" table:style-name="ce72">
            <text:p>1,468</text:p>
          </table:table-cell>
          <table:table-cell office:value-type="float" office:value="1539.5" table:style-name="ce72">
            <text:p>1,540</text:p>
          </table:table-cell>
          <table:table-cell office:value-type="float" office:value="1617" table:style-name="ce72">
            <text:p>1,617</text:p>
          </table:table-cell>
          <table:table-cell office:value-type="float" office:value="1782.46" table:style-name="ce72">
            <text:p>1,782</text:p>
          </table:table-cell>
          <table:table-cell table:style-name="ce71"/>
          <table:table-cell table:number-columns-repeated="16345"/>
        </table:table-row>
        <table:table-row table:style-name="ro27">
          <table:table-cell office:value-type="string" table:style-name="ce63">
            <text:p>E2034</text:p>
          </table:table-cell>
          <table:table-cell office:value-type="string" table:style-name="ce63">
            <text:p>[z]</text:p>
          </table:table-cell>
          <table:table-cell office:value-type="string" table:style-name="ce63">
            <text:p>East Yorkshire</text:p>
          </table:table-cell>
          <table:table-cell office:value-type="string" table:style-name="ce63">
            <text:p>NO</text:p>
          </table:table-cell>
          <table:table-cell office:value-type="string" table:style-name="ce63">
            <text:p>SD</text:p>
          </table:table-cell>
          <table:table-cell office:value-type="float" office:value="420" table:style-name="ce72">
            <text:p>420</text:p>
          </table:table-cell>
          <table:table-cell office:value-type="float" office:value="477.67" table:style-name="ce72">
            <text:p>478</text:p>
          </table:table-cell>
          <table:table-cell office:value-type="float" office:value="507.56" table:style-name="ce72">
            <text:p>508</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3">
            <text:p>[z]</text:p>
          </table:table-cell>
          <table:table-cell office:value-type="string" table:style-name="ce74">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1"/>
          <table:table-cell table:number-columns-repeated="16345"/>
        </table:table-row>
        <table:table-row table:style-name="ro27">
          <table:table-cell office:value-type="string" table:style-name="ce63">
            <text:p>E1432</text:p>
          </table:table-cell>
          <table:table-cell office:value-type="string" table:style-name="ce63">
            <text:p>E07000061</text:p>
          </table:table-cell>
          <table:table-cell office:value-type="string" table:style-name="ce63">
            <text:p>Eastbourne</text:p>
          </table:table-cell>
          <table:table-cell office:value-type="string" table:style-name="ce63">
            <text:p>YES</text:p>
          </table:table-cell>
          <table:table-cell office:value-type="string" table:style-name="ce63">
            <text:p>SD</text:p>
          </table:table-cell>
          <table:table-cell office:value-type="float" office:value="450" table:style-name="ce72">
            <text:p>450</text:p>
          </table:table-cell>
          <table:table-cell office:value-type="float" office:value="480.52" table:style-name="ce72">
            <text:p>481</text:p>
          </table:table-cell>
          <table:table-cell office:value-type="float" office:value="475.55" table:style-name="ce72">
            <text:p>476</text:p>
          </table:table-cell>
          <table:table-cell office:value-type="float" office:value="500.27" table:style-name="ce72">
            <text:p>500</text:p>
          </table:table-cell>
          <table:table-cell office:value-type="float" office:value="537.91" table:style-name="ce72">
            <text:p>538</text:p>
          </table:table-cell>
          <table:table-cell office:value-type="float" office:value="575.44000000000005" table:style-name="ce72">
            <text:p>575</text:p>
          </table:table-cell>
          <table:table-cell office:value-type="float" office:value="620.15" table:style-name="ce72">
            <text:p>620</text:p>
          </table:table-cell>
          <table:table-cell office:value-type="float" office:value="667.73" table:style-name="ce72">
            <text:p>668</text:p>
          </table:table-cell>
          <table:table-cell office:value-type="float" office:value="727.97" table:style-name="ce72">
            <text:p>728</text:p>
          </table:table-cell>
          <table:table-cell office:value-type="float" office:value="776.3" table:style-name="ce72">
            <text:p>776</text:p>
          </table:table-cell>
          <table:table-cell office:value-type="float" office:value="962.98" table:style-name="ce72">
            <text:p>963</text:p>
          </table:table-cell>
          <table:table-cell office:value-type="float" office:value="1040.72" table:style-name="ce72">
            <text:p>1,041</text:p>
          </table:table-cell>
          <table:table-cell office:value-type="float" office:value="1093.3800000000001" table:style-name="ce72">
            <text:p>1,093</text:p>
          </table:table-cell>
          <table:table-cell office:value-type="float" office:value="1143.21" table:style-name="ce72">
            <text:p>1,143</text:p>
          </table:table-cell>
          <table:table-cell office:value-type="float" office:value="1186.93" table:style-name="ce72">
            <text:p>1,187</text:p>
          </table:table-cell>
          <table:table-cell office:value-type="float" office:value="1233.8399999999999" table:style-name="ce72">
            <text:p>1,234</text:p>
          </table:table-cell>
          <table:table-cell office:value-type="float" office:value="1276.0833272964198" table:style-name="ce72">
            <text:p>1,276</text:p>
          </table:table-cell>
          <table:table-cell office:value-type="float" office:value="1289.52" table:style-name="ce72">
            <text:p>1,290</text:p>
          </table:table-cell>
          <table:table-cell office:value-type="float" office:value="1289.3499999999999" table:style-name="ce72">
            <text:p>1,289</text:p>
          </table:table-cell>
          <table:table-cell office:value-type="float" office:value="1288.8399999999999" table:style-name="ce72">
            <text:p>1,289</text:p>
          </table:table-cell>
          <table:table-cell office:value-type="float" office:value="1130.18" table:style-name="ce72">
            <text:p>1,130</text:p>
          </table:table-cell>
          <table:table-cell office:value-type="float" office:value="1114.98" table:style-name="ce72">
            <text:p>1,115</text:p>
          </table:table-cell>
          <table:table-cell office:value-type="float" office:value="1142.3800000000001" table:style-name="ce72">
            <text:p>1,142</text:p>
          </table:table-cell>
          <table:table-cell office:value-type="float" office:value="1217.1199999999999" table:style-name="ce73">
            <text:p><text:s/>1,217<text:s/></text:p>
          </table:table-cell>
          <table:table-cell office:value-type="float" office:value="1275.5999999999999" table:style-name="ce74">
            <text:p>1,276</text:p>
          </table:table-cell>
          <table:table-cell office:value-type="float" office:value="1363.25" table:style-name="ce72">
            <text:p>1,363</text:p>
          </table:table-cell>
          <table:table-cell office:value-type="float" office:value="1432.94" table:style-name="ce72">
            <text:p>1,433</text:p>
          </table:table-cell>
          <table:table-cell office:value-type="float" office:value="1481.14" table:style-name="ce72">
            <text:p>1,481</text:p>
          </table:table-cell>
          <table:table-cell office:value-type="float" office:value="1521.62" table:style-name="ce72">
            <text:p>1,522</text:p>
          </table:table-cell>
          <table:table-cell office:value-type="float" office:value="1586" table:style-name="ce72">
            <text:p>1,586</text:p>
          </table:table-cell>
          <table:table-cell office:value-type="float" office:value="1684.04" table:style-name="ce72">
            <text:p>1,684</text:p>
          </table:table-cell>
          <table:table-cell office:value-type="float" office:value="1781" table:style-name="ce72">
            <text:p>1,781</text:p>
          </table:table-cell>
          <table:table-cell office:value-type="float" office:value="1880.16" table:style-name="ce72">
            <text:p>1,880</text:p>
          </table:table-cell>
          <table:table-cell table:style-name="ce71"/>
          <table:table-cell table:number-columns-repeated="16345"/>
        </table:table-row>
        <table:table-row table:style-name="ro27">
          <table:table-cell office:value-type="string" table:style-name="ce63">
            <text:p>E1733</text:p>
          </table:table-cell>
          <table:table-cell office:value-type="string" table:style-name="ce63">
            <text:p>E07000086</text:p>
          </table:table-cell>
          <table:table-cell office:value-type="string" table:style-name="ce63">
            <text:p>Eastleigh</text:p>
          </table:table-cell>
          <table:table-cell office:value-type="string" table:style-name="ce63">
            <text:p>YES</text:p>
          </table:table-cell>
          <table:table-cell office:value-type="string" table:style-name="ce63">
            <text:p>SD</text:p>
          </table:table-cell>
          <table:table-cell office:value-type="float" office:value="420" table:style-name="ce72">
            <text:p>420</text:p>
          </table:table-cell>
          <table:table-cell office:value-type="float" office:value="426.42" table:style-name="ce72">
            <text:p>426</text:p>
          </table:table-cell>
          <table:table-cell office:value-type="float" office:value="485.96" table:style-name="ce72">
            <text:p>486</text:p>
          </table:table-cell>
          <table:table-cell office:value-type="float" office:value="523.97" table:style-name="ce72">
            <text:p>524</text:p>
          </table:table-cell>
          <table:table-cell office:value-type="float" office:value="592.86" table:style-name="ce72">
            <text:p>593</text:p>
          </table:table-cell>
          <table:table-cell office:value-type="float" office:value="641.61" table:style-name="ce72">
            <text:p>642</text:p>
          </table:table-cell>
          <table:table-cell office:value-type="float" office:value="698.42" table:style-name="ce72">
            <text:p>698</text:p>
          </table:table-cell>
          <table:table-cell office:value-type="float" office:value="732.92" table:style-name="ce72">
            <text:p>733</text:p>
          </table:table-cell>
          <table:table-cell office:value-type="float" office:value="775.45" table:style-name="ce72">
            <text:p>775</text:p>
          </table:table-cell>
          <table:table-cell office:value-type="float" office:value="846.54" table:style-name="ce72">
            <text:p>847</text:p>
          </table:table-cell>
          <table:table-cell office:value-type="float" office:value="969.26" table:style-name="ce72">
            <text:p>969</text:p>
          </table:table-cell>
          <table:table-cell office:value-type="float" office:value="1024.27" table:style-name="ce72">
            <text:p>1,024</text:p>
          </table:table-cell>
          <table:table-cell office:value-type="float" office:value="1053.97" table:style-name="ce72">
            <text:p>1,054</text:p>
          </table:table-cell>
          <table:table-cell office:value-type="float" office:value="1095.75" table:style-name="ce72">
            <text:p>1,096</text:p>
          </table:table-cell>
          <table:table-cell office:value-type="float" office:value="1146.6300000000001" table:style-name="ce72">
            <text:p>1,147</text:p>
          </table:table-cell>
          <table:table-cell office:value-type="float" office:value="1196.49" table:style-name="ce72">
            <text:p>1,196</text:p>
          </table:table-cell>
          <table:table-cell office:value-type="float" office:value="1220.5906433025841" table:style-name="ce72">
            <text:p>1,221</text:p>
          </table:table-cell>
          <table:table-cell office:value-type="float" office:value="1245.4000000000001" table:style-name="ce72">
            <text:p>1,245</text:p>
          </table:table-cell>
          <table:table-cell office:value-type="float" office:value="1244.68" table:style-name="ce72">
            <text:p>1,245</text:p>
          </table:table-cell>
          <table:table-cell office:value-type="float" office:value="1247.6500000000001" table:style-name="ce72">
            <text:p>1,248</text:p>
          </table:table-cell>
          <table:table-cell office:value-type="float" office:value="1152.55" table:style-name="ce72">
            <text:p>1,153</text:p>
          </table:table-cell>
          <table:table-cell office:value-type="float" office:value="1148.3" table:style-name="ce72">
            <text:p>1,148</text:p>
          </table:table-cell>
          <table:table-cell office:value-type="float" office:value="1165.73" table:style-name="ce72">
            <text:p>1,166</text:p>
          </table:table-cell>
          <table:table-cell office:value-type="float" office:value="1212.81" table:style-name="ce73">
            <text:p><text:s/>1,213<text:s/></text:p>
          </table:table-cell>
          <table:table-cell office:value-type="float" office:value="1274.8399999999999" table:style-name="ce74">
            <text:p>1,275</text:p>
          </table:table-cell>
          <table:table-cell office:value-type="float" office:value="1348.83" table:style-name="ce72">
            <text:p>1,349</text:p>
          </table:table-cell>
          <table:table-cell office:value-type="float" office:value="1415.48" table:style-name="ce72">
            <text:p>1,415</text:p>
          </table:table-cell>
          <table:table-cell office:value-type="float" office:value="1465.79" table:style-name="ce72">
            <text:p>1,466</text:p>
          </table:table-cell>
          <table:table-cell office:value-type="float" office:value="1532.36" table:style-name="ce72">
            <text:p>1,532</text:p>
          </table:table-cell>
          <table:table-cell office:value-type="float" office:value="1583.95" table:style-name="ce72">
            <text:p>1,584</text:p>
          </table:table-cell>
          <table:table-cell office:value-type="float" office:value="1659.79" table:style-name="ce72">
            <text:p>1,660</text:p>
          </table:table-cell>
          <table:table-cell office:value-type="float" office:value="1741" table:style-name="ce72">
            <text:p>1,741</text:p>
          </table:table-cell>
          <table:table-cell office:value-type="float" office:value="1830.97" table:style-name="ce72">
            <text:p>1,831</text:p>
          </table:table-cell>
          <table:table-cell table:style-name="ce71"/>
          <table:table-cell table:number-columns-repeated="16345"/>
        </table:table-row>
        <table:table-row table:style-name="ro27">
          <table:table-cell office:value-type="string" table:style-name="ce63">
            <text:p>E0935</text:p>
          </table:table-cell>
          <table:table-cell office:value-type="string" table:style-name="ce63">
            <text:p>E07000030</text:p>
          </table:table-cell>
          <table:table-cell office:value-type="string" table:style-name="ce63">
            <text:p>Eden</text:p>
          </table:table-cell>
          <table:table-cell office:value-type="string" table:style-name="ce63">
            <text:p>NO</text:p>
          </table:table-cell>
          <table:table-cell office:value-type="string" table:style-name="ce63">
            <text:p>SD</text:p>
          </table:table-cell>
          <table:table-cell office:value-type="float" office:value="487" table:style-name="ce72">
            <text:p>487</text:p>
          </table:table-cell>
          <table:table-cell office:value-type="float" office:value="505.57" table:style-name="ce72">
            <text:p>506</text:p>
          </table:table-cell>
          <table:table-cell office:value-type="float" office:value="543.16999999999996" table:style-name="ce72">
            <text:p>543</text:p>
          </table:table-cell>
          <table:table-cell office:value-type="float" office:value="567.39" table:style-name="ce72">
            <text:p>567</text:p>
          </table:table-cell>
          <table:table-cell office:value-type="float" office:value="605.29" table:style-name="ce72">
            <text:p>605</text:p>
          </table:table-cell>
          <table:table-cell office:value-type="float" office:value="676.5" table:style-name="ce72">
            <text:p>677</text:p>
          </table:table-cell>
          <table:table-cell office:value-type="float" office:value="707.53" table:style-name="ce72">
            <text:p>708</text:p>
          </table:table-cell>
          <table:table-cell office:value-type="float" office:value="749.83" table:style-name="ce72">
            <text:p>750</text:p>
          </table:table-cell>
          <table:table-cell office:value-type="float" office:value="784.85" table:style-name="ce72">
            <text:p>785</text:p>
          </table:table-cell>
          <table:table-cell office:value-type="float" office:value="844.4" table:style-name="ce72">
            <text:p>844</text:p>
          </table:table-cell>
          <table:table-cell office:value-type="float" office:value="954.29" table:style-name="ce72">
            <text:p>954</text:p>
          </table:table-cell>
          <table:table-cell office:value-type="float" office:value="1042.3399999999999" table:style-name="ce72">
            <text:p>1,042</text:p>
          </table:table-cell>
          <table:table-cell office:value-type="float" office:value="1093.26" table:style-name="ce72">
            <text:p>1,093</text:p>
          </table:table-cell>
          <table:table-cell office:value-type="float" office:value="1147.96" table:style-name="ce72">
            <text:p>1,148</text:p>
          </table:table-cell>
          <table:table-cell office:value-type="float" office:value="1198.2" table:style-name="ce72">
            <text:p>1,198</text:p>
          </table:table-cell>
          <table:table-cell office:value-type="float" office:value="1254.25" table:style-name="ce72">
            <text:p>1,254</text:p>
          </table:table-cell>
          <table:table-cell office:value-type="float" office:value="1278.7745184270127" table:style-name="ce72">
            <text:p>1,279</text:p>
          </table:table-cell>
          <table:table-cell office:value-type="float" office:value="1309.31" table:style-name="ce72">
            <text:p>1,309</text:p>
          </table:table-cell>
          <table:table-cell office:value-type="float" office:value="1308.08" table:style-name="ce72">
            <text:p>1,308</text:p>
          </table:table-cell>
          <table:table-cell office:value-type="float" office:value="1310.07" table:style-name="ce72">
            <text:p>1,310</text:p>
          </table:table-cell>
          <table:table-cell office:value-type="float" office:value="1223.95" table:style-name="ce72">
            <text:p>1,224</text:p>
          </table:table-cell>
          <table:table-cell office:value-type="float" office:value="1210.42" table:style-name="ce72">
            <text:p>1,210</text:p>
          </table:table-cell>
          <table:table-cell office:value-type="float" office:value="1244.99" table:style-name="ce72">
            <text:p>1,245</text:p>
          </table:table-cell>
          <table:table-cell office:value-type="float" office:value="1305.28" table:style-name="ce73">
            <text:p><text:s/>1,305<text:s/></text:p>
          </table:table-cell>
          <table:table-cell office:value-type="float" office:value="1360.71" table:style-name="ce74">
            <text:p>1,361</text:p>
          </table:table-cell>
          <table:table-cell office:value-type="float" office:value="1421.32" table:style-name="ce72">
            <text:p>1,421</text:p>
          </table:table-cell>
          <table:table-cell office:value-type="float" office:value="1494.39" table:style-name="ce72">
            <text:p>1,494</text:p>
          </table:table-cell>
          <table:table-cell office:value-type="float" office:value="1541.77" table:style-name="ce72">
            <text:p>1,542</text:p>
          </table:table-cell>
          <table:table-cell office:value-type="float" office:value="1582.98" table:style-name="ce72">
            <text:p>1,583</text:p>
          </table:table-cell>
          <table:table-cell office:value-type="float" office:value="1607.24" table:style-name="ce72">
            <text:p>1,607</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1"/>
          <table:table-cell table:number-columns-repeated="16345"/>
        </table:table-row>
        <table:table-row table:style-name="ro27">
          <table:table-cell office:value-type="string" table:style-name="ce63">
            <text:p>E0634</text:p>
          </table:table-cell>
          <table:table-cell office:value-type="string" table:style-name="ce63">
            <text:p>E07000016</text:p>
          </table:table-cell>
          <table:table-cell office:value-type="string" table:style-name="ce63">
            <text:p>Ellesmere Port &amp; Neston</text:p>
          </table:table-cell>
          <table:table-cell office:value-type="string" table:style-name="ce63">
            <text:p>NO</text:p>
          </table:table-cell>
          <table:table-cell office:value-type="string" table:style-name="ce63">
            <text:p>SD</text:p>
          </table:table-cell>
          <table:table-cell office:value-type="float" office:value="471" table:style-name="ce72">
            <text:p>471</text:p>
          </table:table-cell>
          <table:table-cell office:value-type="float" office:value="491.09" table:style-name="ce72">
            <text:p>491</text:p>
          </table:table-cell>
          <table:table-cell office:value-type="float" office:value="515.15" table:style-name="ce72">
            <text:p>515</text:p>
          </table:table-cell>
          <table:table-cell office:value-type="float" office:value="542.58000000000004" table:style-name="ce72">
            <text:p>543</text:p>
          </table:table-cell>
          <table:table-cell office:value-type="float" office:value="580.20000000000005" table:style-name="ce72">
            <text:p>580</text:p>
          </table:table-cell>
          <table:table-cell office:value-type="float" office:value="661.11" table:style-name="ce72">
            <text:p>661</text:p>
          </table:table-cell>
          <table:table-cell office:value-type="float" office:value="694.83" table:style-name="ce72">
            <text:p>695</text:p>
          </table:table-cell>
          <table:table-cell office:value-type="float" office:value="733.7" table:style-name="ce72">
            <text:p>734</text:p>
          </table:table-cell>
          <table:table-cell office:value-type="float" office:value="772.59" table:style-name="ce72">
            <text:p>773</text:p>
          </table:table-cell>
          <table:table-cell office:value-type="float" office:value="819" table:style-name="ce72">
            <text:p>819</text:p>
          </table:table-cell>
          <table:table-cell office:value-type="float" office:value="902.13" table:style-name="ce72">
            <text:p>902</text:p>
          </table:table-cell>
          <table:table-cell office:value-type="float" office:value="950.77" table:style-name="ce72">
            <text:p>951</text:p>
          </table:table-cell>
          <table:table-cell office:value-type="float" office:value="980.61" table:style-name="ce72">
            <text:p>981</text:p>
          </table:table-cell>
          <table:table-cell office:value-type="float" office:value="1027.6099999999999" table:style-name="ce72">
            <text:p>1,028</text:p>
          </table:table-cell>
          <table:table-cell office:value-type="float" office:value="1075.3599999999999" table:style-name="ce72">
            <text:p>1,075</text:p>
          </table:table-cell>
          <table:table-cell office:value-type="float" office:value="1131.1400000000001" table:style-name="ce72">
            <text:p>1,131</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3">
            <text:p>[z]</text:p>
          </table:table-cell>
          <table:table-cell office:value-type="string" table:style-name="ce74">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1"/>
          <table:table-cell table:number-columns-repeated="16345"/>
        </table:table-row>
        <table:table-row table:style-name="ro27">
          <table:table-cell office:value-type="string" table:style-name="ce63">
            <text:p>E3631</text:p>
          </table:table-cell>
          <table:table-cell office:value-type="string" table:style-name="ce63">
            <text:p>E07000207</text:p>
          </table:table-cell>
          <table:table-cell office:value-type="string" table:style-name="ce63">
            <text:p>Elmbridge</text:p>
          </table:table-cell>
          <table:table-cell office:value-type="string" table:style-name="ce63">
            <text:p>YES</text:p>
          </table:table-cell>
          <table:table-cell office:value-type="string" table:style-name="ce63">
            <text:p>SD</text:p>
          </table:table-cell>
          <table:table-cell office:value-type="float" office:value="673" table:style-name="ce72">
            <text:p>673</text:p>
          </table:table-cell>
          <table:table-cell office:value-type="float" office:value="670.9" table:style-name="ce72">
            <text:p>671</text:p>
          </table:table-cell>
          <table:table-cell office:value-type="float" office:value="670.4" table:style-name="ce72">
            <text:p>670</text:p>
          </table:table-cell>
          <table:table-cell office:value-type="float" office:value="714.04" table:style-name="ce72">
            <text:p>714</text:p>
          </table:table-cell>
          <table:table-cell office:value-type="float" office:value="759.4" table:style-name="ce72">
            <text:p>759</text:p>
          </table:table-cell>
          <table:table-cell office:value-type="float" office:value="842.22" table:style-name="ce72">
            <text:p>842</text:p>
          </table:table-cell>
          <table:table-cell office:value-type="float" office:value="915.18" table:style-name="ce72">
            <text:p>915</text:p>
          </table:table-cell>
          <table:table-cell office:value-type="float" office:value="958.14" table:style-name="ce72">
            <text:p>958</text:p>
          </table:table-cell>
          <table:table-cell office:value-type="float" office:value="997.95" table:style-name="ce72">
            <text:p>998</text:p>
          </table:table-cell>
          <table:table-cell office:value-type="float" office:value="1115.02" table:style-name="ce72">
            <text:p>1,115</text:p>
          </table:table-cell>
          <table:table-cell office:value-type="float" office:value="1340.44" table:style-name="ce72">
            <text:p>1,340</text:p>
          </table:table-cell>
          <table:table-cell office:value-type="float" office:value="1421.46" table:style-name="ce72">
            <text:p>1,421</text:p>
          </table:table-cell>
          <table:table-cell office:value-type="float" office:value="1475.58" table:style-name="ce72">
            <text:p>1,476</text:p>
          </table:table-cell>
          <table:table-cell office:value-type="float" office:value="1554.85" table:style-name="ce72">
            <text:p>1,555</text:p>
          </table:table-cell>
          <table:table-cell office:value-type="float" office:value="1615.11" table:style-name="ce72">
            <text:p>1,615</text:p>
          </table:table-cell>
          <table:table-cell office:value-type="float" office:value="1692.31" table:style-name="ce72">
            <text:p>1,692</text:p>
          </table:table-cell>
          <table:table-cell office:value-type="float" office:value="1730.0775172828376" table:style-name="ce72">
            <text:p>1,730</text:p>
          </table:table-cell>
          <table:table-cell office:value-type="float" office:value="1764.62" table:style-name="ce72">
            <text:p>1,765</text:p>
          </table:table-cell>
          <table:table-cell office:value-type="float" office:value="1770.47" table:style-name="ce72">
            <text:p>1,770</text:p>
          </table:table-cell>
          <table:table-cell office:value-type="float" office:value="1830.39" table:style-name="ce72">
            <text:p>1,830</text:p>
          </table:table-cell>
          <table:table-cell office:value-type="float" office:value="1757.1" table:style-name="ce72">
            <text:p>1,757</text:p>
          </table:table-cell>
          <table:table-cell office:value-type="float" office:value="1767.35" table:style-name="ce72">
            <text:p>1,767</text:p>
          </table:table-cell>
          <table:table-cell office:value-type="float" office:value="1821.16" table:style-name="ce72">
            <text:p>1,821</text:p>
          </table:table-cell>
          <table:table-cell office:value-type="float" office:value="1892.7" table:style-name="ce73">
            <text:p><text:s/>1,893<text:s/></text:p>
          </table:table-cell>
          <table:table-cell office:value-type="float" office:value="1985.66" table:style-name="ce74">
            <text:p>1,986</text:p>
          </table:table-cell>
          <table:table-cell office:value-type="float" office:value="2110.23" table:style-name="ce72">
            <text:p>2,110</text:p>
          </table:table-cell>
          <table:table-cell office:value-type="float" office:value="2206.79" table:style-name="ce72">
            <text:p>2,207</text:p>
          </table:table-cell>
          <table:table-cell office:value-type="float" office:value="2286.75" table:style-name="ce72">
            <text:p>2,287</text:p>
          </table:table-cell>
          <table:table-cell office:value-type="float" office:value="2313.3200000000002" table:style-name="ce72">
            <text:p>2,313</text:p>
          </table:table-cell>
          <table:table-cell office:value-type="float" office:value="2438.98" table:style-name="ce72">
            <text:p>2,439</text:p>
          </table:table-cell>
          <table:table-cell office:value-type="float" office:value="2511.86" table:style-name="ce72">
            <text:p>2,512</text:p>
          </table:table-cell>
          <table:table-cell office:value-type="float" office:value="2646" table:style-name="ce72">
            <text:p>2,646</text:p>
          </table:table-cell>
          <table:table-cell office:value-type="float" office:value="2781.03" table:style-name="ce72">
            <text:p>2,781</text:p>
          </table:table-cell>
          <table:table-cell table:style-name="ce71"/>
          <table:table-cell table:number-columns-repeated="16345"/>
        </table:table-row>
        <table:table-row table:style-name="ro27">
          <table:table-cell office:value-type="string" table:style-name="ce63">
            <text:p>E5037</text:p>
          </table:table-cell>
          <table:table-cell office:value-type="string" table:style-name="ce63">
            <text:p>E09000010</text:p>
          </table:table-cell>
          <table:table-cell office:value-type="string" table:style-name="ce63">
            <text:p>Enfield</text:p>
          </table:table-cell>
          <table:table-cell office:value-type="string" table:style-name="ce63">
            <text:p>YES</text:p>
          </table:table-cell>
          <table:table-cell office:value-type="string" table:style-name="ce63">
            <text:p>OLB</text:p>
          </table:table-cell>
          <table:table-cell office:value-type="float" office:value="525" table:style-name="ce72">
            <text:p>525</text:p>
          </table:table-cell>
          <table:table-cell office:value-type="float" office:value="537.76" table:style-name="ce72">
            <text:p>538</text:p>
          </table:table-cell>
          <table:table-cell office:value-type="float" office:value="543.54999999999995" table:style-name="ce72">
            <text:p>544</text:p>
          </table:table-cell>
          <table:table-cell office:value-type="float" office:value="574.59" table:style-name="ce72">
            <text:p>575</text:p>
          </table:table-cell>
          <table:table-cell office:value-type="float" office:value="593.64" table:style-name="ce72">
            <text:p>594</text:p>
          </table:table-cell>
          <table:table-cell office:value-type="float" office:value="632.58000000000004" table:style-name="ce72">
            <text:p>633</text:p>
          </table:table-cell>
          <table:table-cell office:value-type="float" office:value="681.99" table:style-name="ce72">
            <text:p>682</text:p>
          </table:table-cell>
          <table:table-cell office:value-type="float" office:value="732.48" table:style-name="ce72">
            <text:p>732</text:p>
          </table:table-cell>
          <table:table-cell office:value-type="float" office:value="815.65" table:style-name="ce72">
            <text:p>816</text:p>
          </table:table-cell>
          <table:table-cell office:value-type="float" office:value="885.54" table:style-name="ce72">
            <text:p>886</text:p>
          </table:table-cell>
          <table:table-cell office:value-type="float" office:value="1040.23" table:style-name="ce72">
            <text:p>1,040</text:p>
          </table:table-cell>
          <table:table-cell office:value-type="float" office:value="1117.5" table:style-name="ce72">
            <text:p>1,118</text:p>
          </table:table-cell>
          <table:table-cell office:value-type="float" office:value="1151.45" table:style-name="ce72">
            <text:p>1,151</text:p>
          </table:table-cell>
          <table:table-cell office:value-type="float" office:value="1202.72" table:style-name="ce72">
            <text:p>1,203</text:p>
          </table:table-cell>
          <table:table-cell office:value-type="float" office:value="1250.3599999999999" table:style-name="ce72">
            <text:p>1,250</text:p>
          </table:table-cell>
          <table:table-cell office:value-type="float" office:value="1290.99" table:style-name="ce72">
            <text:p>1,291</text:p>
          </table:table-cell>
          <table:table-cell office:value-type="float" office:value="1314.7063296549488" table:style-name="ce72">
            <text:p>1,315</text:p>
          </table:table-cell>
          <table:table-cell office:value-type="float" office:value="1314.48" table:style-name="ce72">
            <text:p>1,314</text:p>
          </table:table-cell>
          <table:table-cell office:value-type="float" office:value="1314.11" table:style-name="ce72">
            <text:p>1,314</text:p>
          </table:table-cell>
          <table:table-cell office:value-type="float" office:value="1308.4000000000001" table:style-name="ce72">
            <text:p>1,308</text:p>
          </table:table-cell>
          <table:table-cell office:value-type="float" office:value="1031.68" table:style-name="ce72">
            <text:p>1,032</text:p>
          </table:table-cell>
          <table:table-cell office:value-type="float" office:value="1028.8800000000001" table:style-name="ce72">
            <text:p>1,029</text:p>
          </table:table-cell>
          <table:table-cell office:value-type="float" office:value="1054.9000000000001" table:style-name="ce72">
            <text:p>1,055</text:p>
          </table:table-cell>
          <table:table-cell office:value-type="float" office:value="1101.01" table:style-name="ce73">
            <text:p><text:s/>1,101<text:s/></text:p>
          </table:table-cell>
          <table:table-cell office:value-type="float" office:value="1152.33" table:style-name="ce74">
            <text:p>1,152</text:p>
          </table:table-cell>
          <table:table-cell office:value-type="float" office:value="1216.26" table:style-name="ce72">
            <text:p>1,216</text:p>
          </table:table-cell>
          <table:table-cell office:value-type="float" office:value="1288.44" table:style-name="ce72">
            <text:p>1,288</text:p>
          </table:table-cell>
          <table:table-cell office:value-type="float" office:value="1340.46" table:style-name="ce72">
            <text:p>1,340</text:p>
          </table:table-cell>
          <table:table-cell office:value-type="float" office:value="1342.18" table:style-name="ce72">
            <text:p>1,342</text:p>
          </table:table-cell>
          <table:table-cell office:value-type="float" office:value="1427.06" table:style-name="ce72">
            <text:p>1,427</text:p>
          </table:table-cell>
          <table:table-cell office:value-type="float" office:value="1513.17" table:style-name="ce72">
            <text:p>1,513</text:p>
          </table:table-cell>
          <table:table-cell office:value-type="float" office:value="1691" table:style-name="ce72">
            <text:p>1,691</text:p>
          </table:table-cell>
          <table:table-cell office:value-type="float" office:value="1793.15" table:style-name="ce72">
            <text:p>1,793</text:p>
          </table:table-cell>
          <table:table-cell table:style-name="ce71"/>
          <table:table-cell table:number-columns-repeated="16345"/>
        </table:table-row>
        <table:table-row table:style-name="ro27">
          <table:table-cell office:value-type="string" table:style-name="ce63">
            <text:p>E1537</text:p>
          </table:table-cell>
          <table:table-cell office:value-type="string" table:style-name="ce63">
            <text:p>E07000072</text:p>
          </table:table-cell>
          <table:table-cell office:value-type="string" table:style-name="ce63">
            <text:p>Epping Forest</text:p>
          </table:table-cell>
          <table:table-cell office:value-type="string" table:style-name="ce63">
            <text:p>YES</text:p>
          </table:table-cell>
          <table:table-cell office:value-type="string" table:style-name="ce63">
            <text:p>SD</text:p>
          </table:table-cell>
          <table:table-cell office:value-type="float" office:value="534" table:style-name="ce72">
            <text:p>534</text:p>
          </table:table-cell>
          <table:table-cell office:value-type="float" office:value="509.09" table:style-name="ce72">
            <text:p>509</text:p>
          </table:table-cell>
          <table:table-cell office:value-type="float" office:value="578.63" table:style-name="ce72">
            <text:p>579</text:p>
          </table:table-cell>
          <table:table-cell office:value-type="float" office:value="613.4" table:style-name="ce72">
            <text:p>613</text:p>
          </table:table-cell>
          <table:table-cell office:value-type="float" office:value="661.36" table:style-name="ce72">
            <text:p>661</text:p>
          </table:table-cell>
          <table:table-cell office:value-type="float" office:value="759.41" table:style-name="ce72">
            <text:p>759</text:p>
          </table:table-cell>
          <table:table-cell office:value-type="float" office:value="808.32" table:style-name="ce72">
            <text:p>808</text:p>
          </table:table-cell>
          <table:table-cell office:value-type="float" office:value="862.46" table:style-name="ce72">
            <text:p>862</text:p>
          </table:table-cell>
          <table:table-cell office:value-type="float" office:value="932.19" table:style-name="ce72">
            <text:p>932</text:p>
          </table:table-cell>
          <table:table-cell office:value-type="float" office:value="1022.55" table:style-name="ce72">
            <text:p>1,023</text:p>
          </table:table-cell>
          <table:table-cell office:value-type="float" office:value="1185.7" table:style-name="ce72">
            <text:p>1,186</text:p>
          </table:table-cell>
          <table:table-cell office:value-type="float" office:value="1250.53" table:style-name="ce72">
            <text:p>1,251</text:p>
          </table:table-cell>
          <table:table-cell office:value-type="float" office:value="1292.77" table:style-name="ce72">
            <text:p>1,293</text:p>
          </table:table-cell>
          <table:table-cell office:value-type="float" office:value="1350.31" table:style-name="ce72">
            <text:p>1,350</text:p>
          </table:table-cell>
          <table:table-cell office:value-type="float" office:value="1419.44" table:style-name="ce72">
            <text:p>1,419</text:p>
          </table:table-cell>
          <table:table-cell office:value-type="float" office:value="1477.62" table:style-name="ce72">
            <text:p>1,478</text:p>
          </table:table-cell>
          <table:table-cell office:value-type="float" office:value="1512.575227545597" table:style-name="ce72">
            <text:p>1,513</text:p>
          </table:table-cell>
          <table:table-cell office:value-type="float" office:value="1542.59" table:style-name="ce72">
            <text:p>1,543</text:p>
          </table:table-cell>
          <table:table-cell office:value-type="float" office:value="1541.16" table:style-name="ce72">
            <text:p>1,541</text:p>
          </table:table-cell>
          <table:table-cell office:value-type="float" office:value="1543.99" table:style-name="ce72">
            <text:p>1,544</text:p>
          </table:table-cell>
          <table:table-cell office:value-type="float" office:value="1409.09" table:style-name="ce72">
            <text:p>1,409</text:p>
          </table:table-cell>
          <table:table-cell office:value-type="float" office:value="1406.63" table:style-name="ce72">
            <text:p>1,407</text:p>
          </table:table-cell>
          <table:table-cell office:value-type="float" office:value="1420.84" table:style-name="ce72">
            <text:p>1,421</text:p>
          </table:table-cell>
          <table:table-cell office:value-type="float" office:value="1489.33" table:style-name="ce73">
            <text:p><text:s/>1,489<text:s/></text:p>
          </table:table-cell>
          <table:table-cell office:value-type="float" office:value="1543.01" table:style-name="ce74">
            <text:p>1,543</text:p>
          </table:table-cell>
          <table:table-cell office:value-type="float" office:value="1629.79" table:style-name="ce72">
            <text:p>1,630</text:p>
          </table:table-cell>
          <table:table-cell office:value-type="float" office:value="1711.61" table:style-name="ce72">
            <text:p>1,712</text:p>
          </table:table-cell>
          <table:table-cell office:value-type="float" office:value="1774.27" table:style-name="ce72">
            <text:p>1,774</text:p>
          </table:table-cell>
          <table:table-cell office:value-type="float" office:value="1773.27" table:style-name="ce72">
            <text:p>1,773</text:p>
          </table:table-cell>
          <table:table-cell office:value-type="float" office:value="1868.99" table:style-name="ce72">
            <text:p>1,869</text:p>
          </table:table-cell>
          <table:table-cell office:value-type="float" office:value="1934.9" table:style-name="ce72">
            <text:p>1,935</text:p>
          </table:table-cell>
          <table:table-cell office:value-type="float" office:value="2052" table:style-name="ce72">
            <text:p>2,052</text:p>
          </table:table-cell>
          <table:table-cell office:value-type="float" office:value="2134.9499999999998" table:style-name="ce72">
            <text:p>2,135</text:p>
          </table:table-cell>
          <table:table-cell table:style-name="ce71"/>
          <table:table-cell table:number-columns-repeated="16345"/>
        </table:table-row>
        <table:table-row table:style-name="ro27">
          <table:table-cell office:value-type="string" table:style-name="ce63">
            <text:p>E3632</text:p>
          </table:table-cell>
          <table:table-cell office:value-type="string" table:style-name="ce63">
            <text:p>E07000208</text:p>
          </table:table-cell>
          <table:table-cell office:value-type="string" table:style-name="ce63">
            <text:p>Epsom &amp; Ewell</text:p>
          </table:table-cell>
          <table:table-cell office:value-type="string" table:style-name="ce63">
            <text:p>YES</text:p>
          </table:table-cell>
          <table:table-cell office:value-type="string" table:style-name="ce63">
            <text:p>SD</text:p>
          </table:table-cell>
          <table:table-cell office:value-type="float" office:value="556" table:style-name="ce72">
            <text:p>556</text:p>
          </table:table-cell>
          <table:table-cell office:value-type="float" office:value="564.6" table:style-name="ce72">
            <text:p>565</text:p>
          </table:table-cell>
          <table:table-cell office:value-type="float" office:value="585.48" table:style-name="ce72">
            <text:p>585</text:p>
          </table:table-cell>
          <table:table-cell office:value-type="float" office:value="632.38" table:style-name="ce72">
            <text:p>632</text:p>
          </table:table-cell>
          <table:table-cell office:value-type="float" office:value="679.11" table:style-name="ce72">
            <text:p>679</text:p>
          </table:table-cell>
          <table:table-cell office:value-type="float" office:value="759.68" table:style-name="ce72">
            <text:p>760</text:p>
          </table:table-cell>
          <table:table-cell office:value-type="float" office:value="817.81" table:style-name="ce72">
            <text:p>818</text:p>
          </table:table-cell>
          <table:table-cell office:value-type="float" office:value="883.51" table:style-name="ce72">
            <text:p>884</text:p>
          </table:table-cell>
          <table:table-cell office:value-type="float" office:value="926.07" table:style-name="ce72">
            <text:p>926</text:p>
          </table:table-cell>
          <table:table-cell office:value-type="float" office:value="1024.97" table:style-name="ce72">
            <text:p>1,025</text:p>
          </table:table-cell>
          <table:table-cell office:value-type="float" office:value="1216.78" table:style-name="ce72">
            <text:p>1,217</text:p>
          </table:table-cell>
          <table:table-cell office:value-type="float" office:value="1292.1400000000001" table:style-name="ce72">
            <text:p>1,292</text:p>
          </table:table-cell>
          <table:table-cell office:value-type="float" office:value="1332.75" table:style-name="ce72">
            <text:p>1,333</text:p>
          </table:table-cell>
          <table:table-cell office:value-type="float" office:value="1393.66" table:style-name="ce72">
            <text:p>1,394</text:p>
          </table:table-cell>
          <table:table-cell office:value-type="float" office:value="1451.86" table:style-name="ce72">
            <text:p>1,452</text:p>
          </table:table-cell>
          <table:table-cell office:value-type="float" office:value="1526.96" table:style-name="ce72">
            <text:p>1,527</text:p>
          </table:table-cell>
          <table:table-cell office:value-type="float" office:value="1569.7683004978539" table:style-name="ce72">
            <text:p>1,570</text:p>
          </table:table-cell>
          <table:table-cell office:value-type="float" office:value="1603.93" table:style-name="ce72">
            <text:p>1,604</text:p>
          </table:table-cell>
          <table:table-cell office:value-type="float" office:value="1597.11" table:style-name="ce72">
            <text:p>1,597</text:p>
          </table:table-cell>
          <table:table-cell office:value-type="float" office:value="1646.41" table:style-name="ce72">
            <text:p>1,646</text:p>
          </table:table-cell>
          <table:table-cell office:value-type="float" office:value="1596.69" table:style-name="ce72">
            <text:p>1,597</text:p>
          </table:table-cell>
          <table:table-cell office:value-type="float" office:value="1604.89" table:style-name="ce72">
            <text:p>1,605</text:p>
          </table:table-cell>
          <table:table-cell office:value-type="float" office:value="1643.01" table:style-name="ce72">
            <text:p>1,643</text:p>
          </table:table-cell>
          <table:table-cell office:value-type="float" office:value="1722.43" table:style-name="ce73">
            <text:p><text:s/>1,722<text:s/></text:p>
          </table:table-cell>
          <table:table-cell office:value-type="float" office:value="1800.23" table:style-name="ce74">
            <text:p>1,800</text:p>
          </table:table-cell>
          <table:table-cell office:value-type="float" office:value="1903.95" table:style-name="ce72">
            <text:p>1,904</text:p>
          </table:table-cell>
          <table:table-cell office:value-type="float" office:value="1984.18" table:style-name="ce72">
            <text:p>1,984</text:p>
          </table:table-cell>
          <table:table-cell office:value-type="float" office:value="2062.41" table:style-name="ce72">
            <text:p>2,062</text:p>
          </table:table-cell>
          <table:table-cell office:value-type="float" office:value="2122.27" table:style-name="ce72">
            <text:p>2,122</text:p>
          </table:table-cell>
          <table:table-cell office:value-type="float" office:value="2217.6999999999998" table:style-name="ce72">
            <text:p>2,218</text:p>
          </table:table-cell>
          <table:table-cell office:value-type="float" office:value="2300.08" table:style-name="ce72">
            <text:p>2,300</text:p>
          </table:table-cell>
          <table:table-cell office:value-type="float" office:value="2394" table:style-name="ce72">
            <text:p>2,394</text:p>
          </table:table-cell>
          <table:table-cell office:value-type="float" office:value="2506.9" table:style-name="ce72">
            <text:p>2,507</text:p>
          </table:table-cell>
          <table:table-cell table:style-name="ce71"/>
          <table:table-cell table:number-columns-repeated="16345"/>
        </table:table-row>
        <table:table-row table:style-name="ro27">
          <table:table-cell office:value-type="string" table:style-name="ce63">
            <text:p>E1036</text:p>
          </table:table-cell>
          <table:table-cell office:value-type="string" table:style-name="ce63">
            <text:p>E07000036</text:p>
          </table:table-cell>
          <table:table-cell office:value-type="string" table:style-name="ce63">
            <text:p>Erewash</text:p>
          </table:table-cell>
          <table:table-cell office:value-type="string" table:style-name="ce63">
            <text:p>YES</text:p>
          </table:table-cell>
          <table:table-cell office:value-type="string" table:style-name="ce63">
            <text:p>SD</text:p>
          </table:table-cell>
          <table:table-cell office:value-type="float" office:value="420" table:style-name="ce72">
            <text:p>420</text:p>
          </table:table-cell>
          <table:table-cell office:value-type="float" office:value="446.52" table:style-name="ce72">
            <text:p>447</text:p>
          </table:table-cell>
          <table:table-cell office:value-type="float" office:value="477.54" table:style-name="ce72">
            <text:p>478</text:p>
          </table:table-cell>
          <table:table-cell office:value-type="float" office:value="485.02" table:style-name="ce72">
            <text:p>485</text:p>
          </table:table-cell>
          <table:table-cell office:value-type="float" office:value="525.83000000000004" table:style-name="ce72">
            <text:p>526</text:p>
          </table:table-cell>
          <table:table-cell office:value-type="float" office:value="576.23" table:style-name="ce72">
            <text:p>576</text:p>
          </table:table-cell>
          <table:table-cell office:value-type="float" office:value="623.1" table:style-name="ce72">
            <text:p>623</text:p>
          </table:table-cell>
          <table:table-cell office:value-type="float" office:value="664.07" table:style-name="ce72">
            <text:p>664</text:p>
          </table:table-cell>
          <table:table-cell office:value-type="float" office:value="705.21" table:style-name="ce72">
            <text:p>705</text:p>
          </table:table-cell>
          <table:table-cell office:value-type="float" office:value="774.36" table:style-name="ce72">
            <text:p>774</text:p>
          </table:table-cell>
          <table:table-cell office:value-type="float" office:value="837.15" table:style-name="ce72">
            <text:p>837</text:p>
          </table:table-cell>
          <table:table-cell office:value-type="float" office:value="875.48" table:style-name="ce72">
            <text:p>875</text:p>
          </table:table-cell>
          <table:table-cell office:value-type="float" office:value="904.31" table:style-name="ce72">
            <text:p>904</text:p>
          </table:table-cell>
          <table:table-cell office:value-type="float" office:value="945.62" table:style-name="ce72">
            <text:p>946</text:p>
          </table:table-cell>
          <table:table-cell office:value-type="float" office:value="985.33" table:style-name="ce72">
            <text:p>985</text:p>
          </table:table-cell>
          <table:table-cell office:value-type="float" office:value="1022.72" table:style-name="ce72">
            <text:p>1,023</text:p>
          </table:table-cell>
          <table:table-cell office:value-type="float" office:value="1063.1178270391806" table:style-name="ce72">
            <text:p>1,063</text:p>
          </table:table-cell>
          <table:table-cell office:value-type="float" office:value="1073.72" table:style-name="ce72">
            <text:p>1,074</text:p>
          </table:table-cell>
          <table:table-cell office:value-type="float" office:value="1077.9100000000001" table:style-name="ce72">
            <text:p>1,078</text:p>
          </table:table-cell>
          <table:table-cell office:value-type="float" office:value="1076.31" table:style-name="ce72">
            <text:p>1,076</text:p>
          </table:table-cell>
          <table:table-cell office:value-type="float" office:value="934.32" table:style-name="ce72">
            <text:p>934</text:p>
          </table:table-cell>
          <table:table-cell office:value-type="float" office:value="947.79" table:style-name="ce72">
            <text:p>948</text:p>
          </table:table-cell>
          <table:table-cell office:value-type="float" office:value="968.42" table:style-name="ce72">
            <text:p>968</text:p>
          </table:table-cell>
          <table:table-cell office:value-type="float" office:value="1016.04" table:style-name="ce73">
            <text:p><text:s/>1,016<text:s/></text:p>
          </table:table-cell>
          <table:table-cell office:value-type="float" office:value="1060.3900000000001" table:style-name="ce74">
            <text:p>1,060</text:p>
          </table:table-cell>
          <table:table-cell office:value-type="float" office:value="1113.73" table:style-name="ce72">
            <text:p>1,114</text:p>
          </table:table-cell>
          <table:table-cell office:value-type="float" office:value="1171.1400000000001" table:style-name="ce72">
            <text:p>1,171</text:p>
          </table:table-cell>
          <table:table-cell office:value-type="float" office:value="1215.43" table:style-name="ce72">
            <text:p>1,215</text:p>
          </table:table-cell>
          <table:table-cell office:value-type="float" office:value="1250.3699999999999" table:style-name="ce72">
            <text:p>1,250</text:p>
          </table:table-cell>
          <table:table-cell office:value-type="float" office:value="1288.0899999999999" table:style-name="ce72">
            <text:p>1,288</text:p>
          </table:table-cell>
          <table:table-cell office:value-type="float" office:value="1365.69" table:style-name="ce72">
            <text:p>1,366</text:p>
          </table:table-cell>
          <table:table-cell office:value-type="float" office:value="1426" table:style-name="ce72">
            <text:p>1,426</text:p>
          </table:table-cell>
          <table:table-cell office:value-type="float" office:value="1494.91" table:style-name="ce72">
            <text:p>1,495</text:p>
          </table:table-cell>
          <table:table-cell table:style-name="ce71"/>
          <table:table-cell table:number-columns-repeated="16345"/>
        </table:table-row>
        <table:table-row table:style-name="ro27">
          <table:table-cell office:value-type="string" table:style-name="ce63">
            <text:p>E1132</text:p>
          </table:table-cell>
          <table:table-cell office:value-type="string" table:style-name="ce63">
            <text:p>E07000041</text:p>
          </table:table-cell>
          <table:table-cell office:value-type="string" table:style-name="ce63">
            <text:p>Exeter</text:p>
          </table:table-cell>
          <table:table-cell office:value-type="string" table:style-name="ce63">
            <text:p>YES</text:p>
          </table:table-cell>
          <table:table-cell office:value-type="string" table:style-name="ce63">
            <text:p>SD</text:p>
          </table:table-cell>
          <table:table-cell office:value-type="float" office:value="435" table:style-name="ce72">
            <text:p>435</text:p>
          </table:table-cell>
          <table:table-cell office:value-type="float" office:value="449.15" table:style-name="ce72">
            <text:p>449</text:p>
          </table:table-cell>
          <table:table-cell office:value-type="float" office:value="446.39" table:style-name="ce72">
            <text:p>446</text:p>
          </table:table-cell>
          <table:table-cell office:value-type="float" office:value="450.53" table:style-name="ce72">
            <text:p>451</text:p>
          </table:table-cell>
          <table:table-cell office:value-type="float" office:value="474.12" table:style-name="ce72">
            <text:p>474</text:p>
          </table:table-cell>
          <table:table-cell office:value-type="float" office:value="548.14" table:style-name="ce72">
            <text:p>548</text:p>
          </table:table-cell>
          <table:table-cell office:value-type="float" office:value="596.98" table:style-name="ce72">
            <text:p>597</text:p>
          </table:table-cell>
          <table:table-cell office:value-type="float" office:value="628.94000000000005" table:style-name="ce72">
            <text:p>629</text:p>
          </table:table-cell>
          <table:table-cell office:value-type="float" office:value="672.11" table:style-name="ce72">
            <text:p>672</text:p>
          </table:table-cell>
          <table:table-cell office:value-type="float" office:value="740.38" table:style-name="ce72">
            <text:p>740</text:p>
          </table:table-cell>
          <table:table-cell office:value-type="float" office:value="870.87" table:style-name="ce72">
            <text:p>871</text:p>
          </table:table-cell>
          <table:table-cell office:value-type="float" office:value="927.5" table:style-name="ce72">
            <text:p>928</text:p>
          </table:table-cell>
          <table:table-cell office:value-type="float" office:value="961.15" table:style-name="ce72">
            <text:p>961</text:p>
          </table:table-cell>
          <table:table-cell office:value-type="float" office:value="1006.31" table:style-name="ce72">
            <text:p>1,006</text:p>
          </table:table-cell>
          <table:table-cell office:value-type="float" office:value="1051.42" table:style-name="ce72">
            <text:p>1,051</text:p>
          </table:table-cell>
          <table:table-cell office:value-type="float" office:value="1095.72" table:style-name="ce72">
            <text:p>1,096</text:p>
          </table:table-cell>
          <table:table-cell office:value-type="float" office:value="1129.6515436746988" table:style-name="ce72">
            <text:p>1,130</text:p>
          </table:table-cell>
          <table:table-cell office:value-type="float" office:value="1158.23" table:style-name="ce72">
            <text:p>1,158</text:p>
          </table:table-cell>
          <table:table-cell office:value-type="float" office:value="1158.19" table:style-name="ce72">
            <text:p>1,158</text:p>
          </table:table-cell>
          <table:table-cell office:value-type="float" office:value="1165.02" table:style-name="ce72">
            <text:p>1,165</text:p>
          </table:table-cell>
          <table:table-cell office:value-type="float" office:value="1027.0899999999999" table:style-name="ce72">
            <text:p>1,027</text:p>
          </table:table-cell>
          <table:table-cell office:value-type="float" office:value="1054.29" table:style-name="ce72">
            <text:p>1,054</text:p>
          </table:table-cell>
          <table:table-cell office:value-type="float" office:value="1080.6600000000001" table:style-name="ce72">
            <text:p>1,081</text:p>
          </table:table-cell>
          <table:table-cell office:value-type="float" office:value="1132.51" table:style-name="ce73">
            <text:p><text:s/>1,133<text:s/></text:p>
          </table:table-cell>
          <table:table-cell office:value-type="float" office:value="1196.5999999999999" table:style-name="ce74">
            <text:p>1,197</text:p>
          </table:table-cell>
          <table:table-cell office:value-type="float" office:value="1260.92" table:style-name="ce72">
            <text:p>1,261</text:p>
          </table:table-cell>
          <table:table-cell office:value-type="float" office:value="1327.16" table:style-name="ce72">
            <text:p>1,327</text:p>
          </table:table-cell>
          <table:table-cell office:value-type="float" office:value="1383.38" table:style-name="ce72">
            <text:p>1,383</text:p>
          </table:table-cell>
          <table:table-cell office:value-type="float" office:value="1443.51" table:style-name="ce72">
            <text:p>1,444</text:p>
          </table:table-cell>
          <table:table-cell office:value-type="float" office:value="1492.69" table:style-name="ce72">
            <text:p>1,493</text:p>
          </table:table-cell>
          <table:table-cell office:value-type="float" office:value="1578.68" table:style-name="ce72">
            <text:p>1,579</text:p>
          </table:table-cell>
          <table:table-cell office:value-type="float" office:value="1670" table:style-name="ce72">
            <text:p>1,670</text:p>
          </table:table-cell>
          <table:table-cell office:value-type="float" office:value="1771.95" table:style-name="ce72">
            <text:p>1,772</text:p>
          </table:table-cell>
          <table:table-cell table:style-name="ce71"/>
          <table:table-cell table:number-columns-repeated="16345"/>
        </table:table-row>
        <table:table-row table:style-name="ro27">
          <table:table-cell office:value-type="string" table:style-name="ce63">
            <text:p>E1734</text:p>
          </table:table-cell>
          <table:table-cell office:value-type="string" table:style-name="ce63">
            <text:p>E07000087</text:p>
          </table:table-cell>
          <table:table-cell office:value-type="string" table:style-name="ce63">
            <text:p>Fareham</text:p>
          </table:table-cell>
          <table:table-cell office:value-type="string" table:style-name="ce63">
            <text:p>YES</text:p>
          </table:table-cell>
          <table:table-cell office:value-type="string" table:style-name="ce63">
            <text:p>SD</text:p>
          </table:table-cell>
          <table:table-cell office:value-type="float" office:value="403" table:style-name="ce72">
            <text:p>403</text:p>
          </table:table-cell>
          <table:table-cell office:value-type="float" office:value="460.84" table:style-name="ce72">
            <text:p>461</text:p>
          </table:table-cell>
          <table:table-cell office:value-type="float" office:value="527.52" table:style-name="ce72">
            <text:p>528</text:p>
          </table:table-cell>
          <table:table-cell office:value-type="float" office:value="549.64" table:style-name="ce72">
            <text:p>550</text:p>
          </table:table-cell>
          <table:table-cell office:value-type="float" office:value="603.84" table:style-name="ce72">
            <text:p>604</text:p>
          </table:table-cell>
          <table:table-cell office:value-type="float" office:value="662.05" table:style-name="ce72">
            <text:p>662</text:p>
          </table:table-cell>
          <table:table-cell office:value-type="float" office:value="714.47" table:style-name="ce72">
            <text:p>714</text:p>
          </table:table-cell>
          <table:table-cell office:value-type="float" office:value="752.51" table:style-name="ce72">
            <text:p>753</text:p>
          </table:table-cell>
          <table:table-cell office:value-type="float" office:value="792.45" table:style-name="ce72">
            <text:p>792</text:p>
          </table:table-cell>
          <table:table-cell office:value-type="float" office:value="863.48" table:style-name="ce72">
            <text:p>863</text:p>
          </table:table-cell>
          <table:table-cell office:value-type="float" office:value="998.43" table:style-name="ce72">
            <text:p>998</text:p>
          </table:table-cell>
          <table:table-cell office:value-type="float" office:value="1057.83" table:style-name="ce72">
            <text:p>1,058</text:p>
          </table:table-cell>
          <table:table-cell office:value-type="float" office:value="1096.6300000000001" table:style-name="ce72">
            <text:p>1,097</text:p>
          </table:table-cell>
          <table:table-cell office:value-type="float" office:value="1142.6300000000001" table:style-name="ce72">
            <text:p>1,143</text:p>
          </table:table-cell>
          <table:table-cell office:value-type="float" office:value="1203.99" table:style-name="ce72">
            <text:p>1,204</text:p>
          </table:table-cell>
          <table:table-cell office:value-type="float" office:value="1245.5899999999999" table:style-name="ce72">
            <text:p>1,246</text:p>
          </table:table-cell>
          <table:table-cell office:value-type="float" office:value="1267.1560558924334" table:style-name="ce72">
            <text:p>1,267</text:p>
          </table:table-cell>
          <table:table-cell office:value-type="float" office:value="1288.8499999999999" table:style-name="ce72">
            <text:p>1,289</text:p>
          </table:table-cell>
          <table:table-cell office:value-type="float" office:value="1287.4000000000001" table:style-name="ce72">
            <text:p>1,287</text:p>
          </table:table-cell>
          <table:table-cell office:value-type="float" office:value="1299.8900000000001" table:style-name="ce72">
            <text:p>1,300</text:p>
          </table:table-cell>
          <table:table-cell office:value-type="float" office:value="1199.6300000000001" table:style-name="ce72">
            <text:p>1,200</text:p>
          </table:table-cell>
          <table:table-cell office:value-type="float" office:value="1206.28" table:style-name="ce72">
            <text:p>1,206</text:p>
          </table:table-cell>
          <table:table-cell office:value-type="float" office:value="1224.53" table:style-name="ce72">
            <text:p>1,225</text:p>
          </table:table-cell>
          <table:table-cell office:value-type="float" office:value="1272.3800000000001" table:style-name="ce73">
            <text:p><text:s/>1,272<text:s/></text:p>
          </table:table-cell>
          <table:table-cell office:value-type="float" office:value="1330.95" table:style-name="ce74">
            <text:p>1,331</text:p>
          </table:table-cell>
          <table:table-cell office:value-type="float" office:value="1405.8" table:style-name="ce72">
            <text:p>1,406</text:p>
          </table:table-cell>
          <table:table-cell office:value-type="float" office:value="1467.78" table:style-name="ce72">
            <text:p>1,468</text:p>
          </table:table-cell>
          <table:table-cell office:value-type="float" office:value="1541" table:style-name="ce72">
            <text:p>1,541</text:p>
          </table:table-cell>
          <table:table-cell office:value-type="float" office:value="1619.59" table:style-name="ce72">
            <text:p>1,620</text:p>
          </table:table-cell>
          <table:table-cell office:value-type="float" office:value="1676.93" table:style-name="ce72">
            <text:p>1,677</text:p>
          </table:table-cell>
          <table:table-cell office:value-type="float" office:value="1765.61" table:style-name="ce72">
            <text:p>1,766</text:p>
          </table:table-cell>
          <table:table-cell office:value-type="float" office:value="1846" table:style-name="ce72">
            <text:p>1,846</text:p>
          </table:table-cell>
          <table:table-cell office:value-type="float" office:value="1936.98" table:style-name="ce72">
            <text:p>1,937</text:p>
          </table:table-cell>
          <table:table-cell table:style-name="ce71"/>
          <table:table-cell table:number-columns-repeated="16345"/>
        </table:table-row>
        <table:table-row table:style-name="ro27">
          <table:table-cell office:value-type="string" table:style-name="ce63">
            <text:p>E0533</text:p>
          </table:table-cell>
          <table:table-cell office:value-type="string" table:style-name="ce63">
            <text:p>E07000010</text:p>
          </table:table-cell>
          <table:table-cell office:value-type="string" table:style-name="ce63">
            <text:p>Fenland</text:p>
          </table:table-cell>
          <table:table-cell office:value-type="string" table:style-name="ce63">
            <text:p>YES</text:p>
          </table:table-cell>
          <table:table-cell office:value-type="string" table:style-name="ce63">
            <text:p>SD</text:p>
          </table:table-cell>
          <table:table-cell office:value-type="float" office:value="374" table:style-name="ce72">
            <text:p>374</text:p>
          </table:table-cell>
          <table:table-cell office:value-type="float" office:value="374.89" table:style-name="ce72">
            <text:p>375</text:p>
          </table:table-cell>
          <table:table-cell office:value-type="float" office:value="409.3" table:style-name="ce72">
            <text:p>409</text:p>
          </table:table-cell>
          <table:table-cell office:value-type="float" office:value="424.5" table:style-name="ce72">
            <text:p>425</text:p>
          </table:table-cell>
          <table:table-cell office:value-type="float" office:value="446.66" table:style-name="ce72">
            <text:p>447</text:p>
          </table:table-cell>
          <table:table-cell office:value-type="float" office:value="488.65" table:style-name="ce72">
            <text:p>489</text:p>
          </table:table-cell>
          <table:table-cell office:value-type="float" office:value="535.04" table:style-name="ce72">
            <text:p>535</text:p>
          </table:table-cell>
          <table:table-cell office:value-type="float" office:value="586.01" table:style-name="ce72">
            <text:p>586</text:p>
          </table:table-cell>
          <table:table-cell office:value-type="float" office:value="634" table:style-name="ce72">
            <text:p>634</text:p>
          </table:table-cell>
          <table:table-cell office:value-type="float" office:value="716.72" table:style-name="ce72">
            <text:p>717</text:p>
          </table:table-cell>
          <table:table-cell office:value-type="float" office:value="819.29" table:style-name="ce72">
            <text:p>819</text:p>
          </table:table-cell>
          <table:table-cell office:value-type="float" office:value="903.84" table:style-name="ce72">
            <text:p>904</text:p>
          </table:table-cell>
          <table:table-cell office:value-type="float" office:value="940.22" table:style-name="ce72">
            <text:p>940</text:p>
          </table:table-cell>
          <table:table-cell office:value-type="float" office:value="984.64" table:style-name="ce72">
            <text:p>985</text:p>
          </table:table-cell>
          <table:table-cell office:value-type="float" office:value="1028.4100000000001" table:style-name="ce72">
            <text:p>1,028</text:p>
          </table:table-cell>
          <table:table-cell office:value-type="float" office:value="1080.07" table:style-name="ce72">
            <text:p>1,080</text:p>
          </table:table-cell>
          <table:table-cell office:value-type="float" office:value="1117.2823737163305" table:style-name="ce72">
            <text:p>1,117</text:p>
          </table:table-cell>
          <table:table-cell office:value-type="float" office:value="1148.67" table:style-name="ce72">
            <text:p>1,149</text:p>
          </table:table-cell>
          <table:table-cell office:value-type="float" office:value="1141.5999999999999" table:style-name="ce72">
            <text:p>1,142</text:p>
          </table:table-cell>
          <table:table-cell office:value-type="float" office:value="1174" table:style-name="ce72">
            <text:p>1,174</text:p>
          </table:table-cell>
          <table:table-cell office:value-type="float" office:value="1023.84" table:style-name="ce72">
            <text:p>1,024</text:p>
          </table:table-cell>
          <table:table-cell office:value-type="float" office:value="1041.76" table:style-name="ce72">
            <text:p>1,042</text:p>
          </table:table-cell>
          <table:table-cell office:value-type="float" office:value="1064.97" table:style-name="ce72">
            <text:p>1,065</text:p>
          </table:table-cell>
          <table:table-cell office:value-type="float" office:value="1100.54" table:style-name="ce73">
            <text:p><text:s/>1,101<text:s/></text:p>
          </table:table-cell>
          <table:table-cell office:value-type="float" office:value="1133.23" table:style-name="ce74">
            <text:p>1,133</text:p>
          </table:table-cell>
          <table:table-cell office:value-type="float" office:value="1198.1199999999999" table:style-name="ce72">
            <text:p>1,198</text:p>
          </table:table-cell>
          <table:table-cell office:value-type="float" office:value="1262.74" table:style-name="ce72">
            <text:p>1,263</text:p>
          </table:table-cell>
          <table:table-cell office:value-type="float" office:value="1312.01" table:style-name="ce72">
            <text:p>1,312</text:p>
          </table:table-cell>
          <table:table-cell office:value-type="float" office:value="1351.16" table:style-name="ce72">
            <text:p>1,351</text:p>
          </table:table-cell>
          <table:table-cell office:value-type="float" office:value="1415.21" table:style-name="ce72">
            <text:p>1,415</text:p>
          </table:table-cell>
          <table:table-cell office:value-type="float" office:value="1492.1" table:style-name="ce72">
            <text:p>1,492</text:p>
          </table:table-cell>
          <table:table-cell office:value-type="float" office:value="1585" table:style-name="ce72">
            <text:p>1,585</text:p>
          </table:table-cell>
          <table:table-cell office:value-type="float" office:value="1666.27" table:style-name="ce72">
            <text:p>1,666</text:p>
          </table:table-cell>
          <table:table-cell table:style-name="ce71"/>
          <table:table-cell table:number-columns-repeated="16345"/>
        </table:table-row>
        <table:table-row table:style-name="ro27">
          <table:table-cell office:value-type="string" table:style-name="ce63">
            <text:p>E2240</text:p>
          </table:table-cell>
          <table:table-cell office:value-type="string" table:style-name="ce63">
            <text:p>E07000112</text:p>
          </table:table-cell>
          <table:table-cell office:value-type="string" table:style-name="ce63">
            <text:p>Folkestone &amp; Hythe</text:p>
          </table:table-cell>
          <table:table-cell office:value-type="string" table:style-name="ce63">
            <text:p>YES</text:p>
          </table:table-cell>
          <table:table-cell office:value-type="string" table:style-name="ce63">
            <text:p>SD</text:p>
          </table:table-cell>
          <table:table-cell office:value-type="float" office:value="456" table:style-name="ce72">
            <text:p>456</text:p>
          </table:table-cell>
          <table:table-cell office:value-type="float" office:value="477.34" table:style-name="ce72">
            <text:p>477</text:p>
          </table:table-cell>
          <table:table-cell office:value-type="float" office:value="500.98" table:style-name="ce72">
            <text:p>501</text:p>
          </table:table-cell>
          <table:table-cell office:value-type="float" office:value="519.02" table:style-name="ce72">
            <text:p>519</text:p>
          </table:table-cell>
          <table:table-cell office:value-type="float" office:value="542.39" table:style-name="ce72">
            <text:p>542</text:p>
          </table:table-cell>
          <table:table-cell office:value-type="float" office:value="602.75" table:style-name="ce72">
            <text:p>603</text:p>
          </table:table-cell>
          <table:table-cell office:value-type="float" office:value="658.47" table:style-name="ce72">
            <text:p>658</text:p>
          </table:table-cell>
          <table:table-cell office:value-type="float" office:value="717.77" table:style-name="ce72">
            <text:p>718</text:p>
          </table:table-cell>
          <table:table-cell office:value-type="float" office:value="761.47" table:style-name="ce72">
            <text:p>761</text:p>
          </table:table-cell>
          <table:table-cell office:value-type="float" office:value="839.96" table:style-name="ce72">
            <text:p>840</text:p>
          </table:table-cell>
          <table:table-cell office:value-type="float" office:value="955.2" table:style-name="ce72">
            <text:p>955</text:p>
          </table:table-cell>
          <table:table-cell office:value-type="float" office:value="1062.97" table:style-name="ce72">
            <text:p>1,063</text:p>
          </table:table-cell>
          <table:table-cell office:value-type="float" office:value="1101.02" table:style-name="ce72">
            <text:p>1,101</text:p>
          </table:table-cell>
          <table:table-cell office:value-type="float" office:value="1151.08" table:style-name="ce72">
            <text:p>1,151</text:p>
          </table:table-cell>
          <table:table-cell office:value-type="float" office:value="1205.05" table:style-name="ce72">
            <text:p>1,205</text:p>
          </table:table-cell>
          <table:table-cell office:value-type="float" office:value="1256.3699999999999" table:style-name="ce72">
            <text:p>1,256</text:p>
          </table:table-cell>
          <table:table-cell office:value-type="float" office:value="1283.4045763508223" table:style-name="ce72">
            <text:p>1,283</text:p>
          </table:table-cell>
          <table:table-cell office:value-type="float" office:value="1306.54" table:style-name="ce72">
            <text:p>1,307</text:p>
          </table:table-cell>
          <table:table-cell office:value-type="float" office:value="1304.32" table:style-name="ce72">
            <text:p>1,304</text:p>
          </table:table-cell>
          <table:table-cell office:value-type="float" office:value="1308.6099999999999" table:style-name="ce72">
            <text:p>1,309</text:p>
          </table:table-cell>
          <table:table-cell office:value-type="float" office:value="1098.1600000000001" table:style-name="ce72">
            <text:p>1,098</text:p>
          </table:table-cell>
          <table:table-cell office:value-type="float" office:value="1118.1199999999999" table:style-name="ce72">
            <text:p>1,118</text:p>
          </table:table-cell>
          <table:table-cell office:value-type="float" office:value="1164.67" table:style-name="ce72">
            <text:p>1,165</text:p>
          </table:table-cell>
          <table:table-cell office:value-type="float" office:value="1240.5999999999999" table:style-name="ce73">
            <text:p><text:s/>1,241<text:s/></text:p>
          </table:table-cell>
          <table:table-cell office:value-type="float" office:value="1304.17" table:style-name="ce74">
            <text:p>1,304</text:p>
          </table:table-cell>
          <table:table-cell office:value-type="float" office:value="1391.52" table:style-name="ce72">
            <text:p>1,392</text:p>
          </table:table-cell>
          <table:table-cell office:value-type="float" office:value="1475.64" table:style-name="ce72">
            <text:p>1,476</text:p>
          </table:table-cell>
          <table:table-cell office:value-type="float" office:value="1525.47" table:style-name="ce72">
            <text:p>1,525</text:p>
          </table:table-cell>
          <table:table-cell office:value-type="float" office:value="1562.75" table:style-name="ce72">
            <text:p>1,563</text:p>
          </table:table-cell>
          <table:table-cell office:value-type="float" office:value="1624.35" table:style-name="ce72">
            <text:p>1,624</text:p>
          </table:table-cell>
          <table:table-cell office:value-type="float" office:value="1724.76" table:style-name="ce72">
            <text:p>1,725</text:p>
          </table:table-cell>
          <table:table-cell office:value-type="float" office:value="1817" table:style-name="ce72">
            <text:p>1,817</text:p>
          </table:table-cell>
          <table:table-cell office:value-type="float" office:value="1926" table:style-name="ce72">
            <text:p>1,926</text:p>
          </table:table-cell>
          <table:table-cell table:style-name="ce71"/>
          <table:table-cell table:number-columns-repeated="16345"/>
        </table:table-row>
        <table:table-row table:style-name="ro27">
          <table:table-cell office:value-type="string" table:style-name="ce63">
            <text:p>E3532</text:p>
          </table:table-cell>
          <table:table-cell office:value-type="string" table:style-name="ce63">
            <text:p>E07000201</text:p>
          </table:table-cell>
          <table:table-cell office:value-type="string" table:style-name="ce63">
            <text:p>Forest Heath</text:p>
          </table:table-cell>
          <table:table-cell office:value-type="string" table:style-name="ce63">
            <text:p>NO</text:p>
          </table:table-cell>
          <table:table-cell office:value-type="string" table:style-name="ce63">
            <text:p>SD</text:p>
          </table:table-cell>
          <table:table-cell office:value-type="float" office:value="346" table:style-name="ce72">
            <text:p>346</text:p>
          </table:table-cell>
          <table:table-cell office:value-type="float" office:value="389.82" table:style-name="ce72">
            <text:p>390</text:p>
          </table:table-cell>
          <table:table-cell office:value-type="float" office:value="395.19" table:style-name="ce72">
            <text:p>395</text:p>
          </table:table-cell>
          <table:table-cell office:value-type="float" office:value="434.4" table:style-name="ce72">
            <text:p>434</text:p>
          </table:table-cell>
          <table:table-cell office:value-type="float" office:value="468.18" table:style-name="ce72">
            <text:p>468</text:p>
          </table:table-cell>
          <table:table-cell office:value-type="float" office:value="522.96" table:style-name="ce72">
            <text:p>523</text:p>
          </table:table-cell>
          <table:table-cell office:value-type="float" office:value="563.66999999999996" table:style-name="ce72">
            <text:p>564</text:p>
          </table:table-cell>
          <table:table-cell office:value-type="float" office:value="617.72" table:style-name="ce72">
            <text:p>618</text:p>
          </table:table-cell>
          <table:table-cell office:value-type="float" office:value="666.92" table:style-name="ce72">
            <text:p>667</text:p>
          </table:table-cell>
          <table:table-cell office:value-type="float" office:value="749.6" table:style-name="ce72">
            <text:p>750</text:p>
          </table:table-cell>
          <table:table-cell office:value-type="float" office:value="886.34" table:style-name="ce72">
            <text:p>886</text:p>
          </table:table-cell>
          <table:table-cell office:value-type="float" office:value="937.95" table:style-name="ce72">
            <text:p>938</text:p>
          </table:table-cell>
          <table:table-cell office:value-type="float" office:value="979.9" table:style-name="ce72">
            <text:p>980</text:p>
          </table:table-cell>
          <table:table-cell office:value-type="float" office:value="1040.5" table:style-name="ce72">
            <text:p>1,041</text:p>
          </table:table-cell>
          <table:table-cell office:value-type="float" office:value="1074.3399999999999" table:style-name="ce72">
            <text:p>1,074</text:p>
          </table:table-cell>
          <table:table-cell office:value-type="float" office:value="1111.74" table:style-name="ce72">
            <text:p>1,112</text:p>
          </table:table-cell>
          <table:table-cell office:value-type="float" office:value="1136.0952079724318" table:style-name="ce72">
            <text:p>1,136</text:p>
          </table:table-cell>
          <table:table-cell office:value-type="float" office:value="1163.31" table:style-name="ce72">
            <text:p>1,163</text:p>
          </table:table-cell>
          <table:table-cell office:value-type="float" office:value="1171.42" table:style-name="ce72">
            <text:p>1,171</text:p>
          </table:table-cell>
          <table:table-cell office:value-type="float" office:value="1169.8900000000001" table:style-name="ce72">
            <text:p>1,170</text:p>
          </table:table-cell>
          <table:table-cell office:value-type="float" office:value="1025.8499999999999" table:style-name="ce72">
            <text:p>1,026</text:p>
          </table:table-cell>
          <table:table-cell office:value-type="float" office:value="1014.59" table:style-name="ce72">
            <text:p>1,015</text:p>
          </table:table-cell>
          <table:table-cell office:value-type="float" office:value="1025.6400000000001" table:style-name="ce72">
            <text:p>1,026</text:p>
          </table:table-cell>
          <table:table-cell office:value-type="float" office:value="1064.33" table:style-name="ce73">
            <text:p><text:s/>1,064<text:s/></text:p>
          </table:table-cell>
          <table:table-cell office:value-type="float" office:value="1101.68" table:style-name="ce74">
            <text:p>1,102</text:p>
          </table:table-cell>
          <table:table-cell office:value-type="float" office:value="1164.7" table:style-name="ce72">
            <text:p>1,165</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1"/>
          <table:table-cell table:number-columns-repeated="16345"/>
        </table:table-row>
        <table:table-row table:style-name="ro27">
          <table:table-cell office:value-type="string" table:style-name="ce63">
            <text:p>E1633</text:p>
          </table:table-cell>
          <table:table-cell office:value-type="string" table:style-name="ce63">
            <text:p>E07000080</text:p>
          </table:table-cell>
          <table:table-cell office:value-type="string" table:style-name="ce63">
            <text:p>Forest of Dean</text:p>
          </table:table-cell>
          <table:table-cell office:value-type="string" table:style-name="ce63">
            <text:p>YES</text:p>
          </table:table-cell>
          <table:table-cell office:value-type="string" table:style-name="ce63">
            <text:p>SD</text:p>
          </table:table-cell>
          <table:table-cell office:value-type="float" office:value="477" table:style-name="ce72">
            <text:p>477</text:p>
          </table:table-cell>
          <table:table-cell office:value-type="float" office:value="533.42999999999995" table:style-name="ce72">
            <text:p>533</text:p>
          </table:table-cell>
          <table:table-cell office:value-type="float" office:value="494.48" table:style-name="ce72">
            <text:p>494</text:p>
          </table:table-cell>
          <table:table-cell office:value-type="float" office:value="525.77" table:style-name="ce72">
            <text:p>526</text:p>
          </table:table-cell>
          <table:table-cell office:value-type="float" office:value="556.41" table:style-name="ce72">
            <text:p>556</text:p>
          </table:table-cell>
          <table:table-cell office:value-type="float" office:value="611.54" table:style-name="ce72">
            <text:p>612</text:p>
          </table:table-cell>
          <table:table-cell office:value-type="float" office:value="658.27" table:style-name="ce72">
            <text:p>658</text:p>
          </table:table-cell>
          <table:table-cell office:value-type="float" office:value="722.02" table:style-name="ce72">
            <text:p>722</text:p>
          </table:table-cell>
          <table:table-cell office:value-type="float" office:value="788.09" table:style-name="ce72">
            <text:p>788</text:p>
          </table:table-cell>
          <table:table-cell office:value-type="float" office:value="859.39" table:style-name="ce72">
            <text:p>859</text:p>
          </table:table-cell>
          <table:table-cell office:value-type="float" office:value="991.61" table:style-name="ce72">
            <text:p>992</text:p>
          </table:table-cell>
          <table:table-cell office:value-type="float" office:value="1039.3699999999999" table:style-name="ce72">
            <text:p>1,039</text:p>
          </table:table-cell>
          <table:table-cell office:value-type="float" office:value="1079.23" table:style-name="ce72">
            <text:p>1,079</text:p>
          </table:table-cell>
          <table:table-cell office:value-type="float" office:value="1112.6600000000001" table:style-name="ce72">
            <text:p>1,113</text:p>
          </table:table-cell>
          <table:table-cell office:value-type="float" office:value="1153.74" table:style-name="ce72">
            <text:p>1,154</text:p>
          </table:table-cell>
          <table:table-cell office:value-type="float" office:value="1205.8699999999999" table:style-name="ce72">
            <text:p>1,206</text:p>
          </table:table-cell>
          <table:table-cell office:value-type="float" office:value="1237.5531898770955" table:style-name="ce72">
            <text:p>1,238</text:p>
          </table:table-cell>
          <table:table-cell office:value-type="float" office:value="1264.47" table:style-name="ce72">
            <text:p>1,264</text:p>
          </table:table-cell>
          <table:table-cell office:value-type="float" office:value="1267.03" table:style-name="ce72">
            <text:p>1,267</text:p>
          </table:table-cell>
          <table:table-cell office:value-type="float" office:value="1269.83" table:style-name="ce72">
            <text:p>1,270</text:p>
          </table:table-cell>
          <table:table-cell office:value-type="float" office:value="1116.57" table:style-name="ce72">
            <text:p>1,117</text:p>
          </table:table-cell>
          <table:table-cell office:value-type="float" office:value="1121.53" table:style-name="ce72">
            <text:p>1,122</text:p>
          </table:table-cell>
          <table:table-cell office:value-type="float" office:value="1132.46" table:style-name="ce72">
            <text:p>1,132</text:p>
          </table:table-cell>
          <table:table-cell office:value-type="float" office:value="1187.3900000000001" table:style-name="ce73">
            <text:p><text:s/>1,187<text:s/></text:p>
          </table:table-cell>
          <table:table-cell office:value-type="float" office:value="1241.6500000000001" table:style-name="ce74">
            <text:p>1,242</text:p>
          </table:table-cell>
          <table:table-cell office:value-type="float" office:value="1307.3900000000001" table:style-name="ce72">
            <text:p>1,307</text:p>
          </table:table-cell>
          <table:table-cell office:value-type="float" office:value="1394.49" table:style-name="ce72">
            <text:p>1,394</text:p>
          </table:table-cell>
          <table:table-cell office:value-type="float" office:value="1450.44" table:style-name="ce72">
            <text:p>1,450</text:p>
          </table:table-cell>
          <table:table-cell office:value-type="float" office:value="1529.45" table:style-name="ce72">
            <text:p>1,529</text:p>
          </table:table-cell>
          <table:table-cell office:value-type="float" office:value="1586.2" table:style-name="ce72">
            <text:p>1,586</text:p>
          </table:table-cell>
          <table:table-cell office:value-type="float" office:value="1667.64" table:style-name="ce72">
            <text:p>1,668</text:p>
          </table:table-cell>
          <table:table-cell office:value-type="float" office:value="1756" table:style-name="ce72">
            <text:p>1,756</text:p>
          </table:table-cell>
          <table:table-cell office:value-type="float" office:value="1858.11" table:style-name="ce72">
            <text:p>1,858</text:p>
          </table:table-cell>
          <table:table-cell table:style-name="ce71"/>
          <table:table-cell table:number-columns-repeated="16345"/>
        </table:table-row>
        <table:table-row table:style-name="ro27">
          <table:table-cell office:value-type="string" table:style-name="ce63">
            <text:p>E2335</text:p>
          </table:table-cell>
          <table:table-cell office:value-type="string" table:style-name="ce63">
            <text:p>E07000119</text:p>
          </table:table-cell>
          <table:table-cell office:value-type="string" table:style-name="ce63">
            <text:p>Fylde</text:p>
          </table:table-cell>
          <table:table-cell office:value-type="string" table:style-name="ce63">
            <text:p>YES</text:p>
          </table:table-cell>
          <table:table-cell office:value-type="string" table:style-name="ce63">
            <text:p>SD</text:p>
          </table:table-cell>
          <table:table-cell office:value-type="float" office:value="508" table:style-name="ce72">
            <text:p>508</text:p>
          </table:table-cell>
          <table:table-cell office:value-type="float" office:value="564.28" table:style-name="ce72">
            <text:p>564</text:p>
          </table:table-cell>
          <table:table-cell office:value-type="float" office:value="567.33000000000004" table:style-name="ce72">
            <text:p>567</text:p>
          </table:table-cell>
          <table:table-cell office:value-type="float" office:value="601.22" table:style-name="ce72">
            <text:p>601</text:p>
          </table:table-cell>
          <table:table-cell office:value-type="float" office:value="639.29999999999995" table:style-name="ce72">
            <text:p>639</text:p>
          </table:table-cell>
          <table:table-cell office:value-type="float" office:value="719.85" table:style-name="ce72">
            <text:p>720</text:p>
          </table:table-cell>
          <table:table-cell office:value-type="float" office:value="770.48" table:style-name="ce72">
            <text:p>770</text:p>
          </table:table-cell>
          <table:table-cell office:value-type="float" office:value="806.93" table:style-name="ce72">
            <text:p>807</text:p>
          </table:table-cell>
          <table:table-cell office:value-type="float" office:value="834.87" table:style-name="ce72">
            <text:p>835</text:p>
          </table:table-cell>
          <table:table-cell office:value-type="float" office:value="914.15" table:style-name="ce72">
            <text:p>914</text:p>
          </table:table-cell>
          <table:table-cell office:value-type="float" office:value="999.86" table:style-name="ce72">
            <text:p>1,000</text:p>
          </table:table-cell>
          <table:table-cell office:value-type="float" office:value="1062.1099999999999" table:style-name="ce72">
            <text:p>1,062</text:p>
          </table:table-cell>
          <table:table-cell office:value-type="float" office:value="1100.8900000000001" table:style-name="ce72">
            <text:p>1,101</text:p>
          </table:table-cell>
          <table:table-cell office:value-type="float" office:value="1158.04" table:style-name="ce72">
            <text:p>1,158</text:p>
          </table:table-cell>
          <table:table-cell office:value-type="float" office:value="1221.3" table:style-name="ce72">
            <text:p>1,221</text:p>
          </table:table-cell>
          <table:table-cell office:value-type="float" office:value="1280.26" table:style-name="ce72">
            <text:p>1,280</text:p>
          </table:table-cell>
          <table:table-cell office:value-type="float" office:value="1316.5815465984713" table:style-name="ce72">
            <text:p>1,317</text:p>
          </table:table-cell>
          <table:table-cell office:value-type="float" office:value="1319.41" table:style-name="ce72">
            <text:p>1,319</text:p>
          </table:table-cell>
          <table:table-cell office:value-type="float" office:value="1318.37" table:style-name="ce72">
            <text:p>1,318</text:p>
          </table:table-cell>
          <table:table-cell office:value-type="float" office:value="1325.13" table:style-name="ce72">
            <text:p>1,325</text:p>
          </table:table-cell>
          <table:table-cell office:value-type="float" office:value="1180.97" table:style-name="ce72">
            <text:p>1,181</text:p>
          </table:table-cell>
          <table:table-cell office:value-type="float" office:value="1197.17" table:style-name="ce72">
            <text:p>1,197</text:p>
          </table:table-cell>
          <table:table-cell office:value-type="float" office:value="1215.0899999999999" table:style-name="ce72">
            <text:p>1,215</text:p>
          </table:table-cell>
          <table:table-cell office:value-type="float" office:value="1272.5" table:style-name="ce73">
            <text:p><text:s/>1,273<text:s/></text:p>
          </table:table-cell>
          <table:table-cell office:value-type="float" office:value="1328.52" table:style-name="ce74">
            <text:p>1,329</text:p>
          </table:table-cell>
          <table:table-cell office:value-type="float" office:value="1409.68" table:style-name="ce72">
            <text:p>1,410</text:p>
          </table:table-cell>
          <table:table-cell office:value-type="float" office:value="1475.59" table:style-name="ce72">
            <text:p>1,476</text:p>
          </table:table-cell>
          <table:table-cell office:value-type="float" office:value="1538.26" table:style-name="ce72">
            <text:p>1,538</text:p>
          </table:table-cell>
          <table:table-cell office:value-type="float" office:value="1599.7" table:style-name="ce72">
            <text:p>1,600</text:p>
          </table:table-cell>
          <table:table-cell office:value-type="float" office:value="1664.61" table:style-name="ce72">
            <text:p>1,665</text:p>
          </table:table-cell>
          <table:table-cell office:value-type="float" office:value="1742.84" table:style-name="ce72">
            <text:p>1,743</text:p>
          </table:table-cell>
          <table:table-cell office:value-type="float" office:value="1825" table:style-name="ce72">
            <text:p>1,825</text:p>
          </table:table-cell>
          <table:table-cell office:value-type="float" office:value="1925.71" table:style-name="ce72">
            <text:p>1,926</text:p>
          </table:table-cell>
          <table:table-cell table:style-name="ce71"/>
          <table:table-cell table:number-columns-repeated="16345"/>
        </table:table-row>
        <table:table-row table:style-name="ro27">
          <table:table-cell office:value-type="string" table:style-name="ce63">
            <text:p>E4501</text:p>
          </table:table-cell>
          <table:table-cell office:value-type="string" table:style-name="ce63">
            <text:p>E08000037</text:p>
          </table:table-cell>
          <table:table-cell office:value-type="string" table:style-name="ce63">
            <text:p>Gateshead</text:p>
          </table:table-cell>
          <table:table-cell office:value-type="string" table:style-name="ce63">
            <text:p>YES</text:p>
          </table:table-cell>
          <table:table-cell office:value-type="string" table:style-name="ce63">
            <text:p>MD</text:p>
          </table:table-cell>
          <table:table-cell office:value-type="float" office:value="452" table:style-name="ce72">
            <text:p>452</text:p>
          </table:table-cell>
          <table:table-cell office:value-type="float" office:value="431.01" table:style-name="ce72">
            <text:p>431</text:p>
          </table:table-cell>
          <table:table-cell office:value-type="float" office:value="464.83" table:style-name="ce72">
            <text:p>465</text:p>
          </table:table-cell>
          <table:table-cell office:value-type="float" office:value="506.37" table:style-name="ce72">
            <text:p>506</text:p>
          </table:table-cell>
          <table:table-cell office:value-type="float" office:value="557.85" table:style-name="ce72">
            <text:p>558</text:p>
          </table:table-cell>
          <table:table-cell office:value-type="float" office:value="587.95000000000005" table:style-name="ce72">
            <text:p>588</text:p>
          </table:table-cell>
          <table:table-cell office:value-type="float" office:value="623.73" table:style-name="ce72">
            <text:p>624</text:p>
          </table:table-cell>
          <table:table-cell office:value-type="float" office:value="656.91" table:style-name="ce72">
            <text:p>657</text:p>
          </table:table-cell>
          <table:table-cell office:value-type="float" office:value="685.28" table:style-name="ce72">
            <text:p>685</text:p>
          </table:table-cell>
          <table:table-cell office:value-type="float" office:value="736.49" table:style-name="ce72">
            <text:p>736</text:p>
          </table:table-cell>
          <table:table-cell office:value-type="float" office:value="817.18" table:style-name="ce72">
            <text:p>817</text:p>
          </table:table-cell>
          <table:table-cell office:value-type="float" office:value="862.72" table:style-name="ce72">
            <text:p>863</text:p>
          </table:table-cell>
          <table:table-cell office:value-type="float" office:value="902.52" table:style-name="ce72">
            <text:p>903</text:p>
          </table:table-cell>
          <table:table-cell office:value-type="float" office:value="944.53" table:style-name="ce72">
            <text:p>945</text:p>
          </table:table-cell>
          <table:table-cell office:value-type="float" office:value="979.46" table:style-name="ce72">
            <text:p>979</text:p>
          </table:table-cell>
          <table:table-cell office:value-type="float" office:value="1022.31" table:style-name="ce72">
            <text:p>1,022</text:p>
          </table:table-cell>
          <table:table-cell office:value-type="float" office:value="1054.8022927706047" table:style-name="ce72">
            <text:p>1,055</text:p>
          </table:table-cell>
          <table:table-cell office:value-type="float" office:value="1070.8800000000001" table:style-name="ce72">
            <text:p>1,071</text:p>
          </table:table-cell>
          <table:table-cell office:value-type="float" office:value="1068.53" table:style-name="ce72">
            <text:p>1,069</text:p>
          </table:table-cell>
          <table:table-cell office:value-type="float" office:value="1059.44" table:style-name="ce72">
            <text:p>1,059</text:p>
          </table:table-cell>
          <table:table-cell office:value-type="float" office:value="840.25" table:style-name="ce72">
            <text:p>840</text:p>
          </table:table-cell>
          <table:table-cell office:value-type="float" office:value="864.66" table:style-name="ce72">
            <text:p>865</text:p>
          </table:table-cell>
          <table:table-cell office:value-type="float" office:value="892.85" table:style-name="ce72">
            <text:p>893</text:p>
          </table:table-cell>
          <table:table-cell office:value-type="float" office:value="937.71" table:style-name="ce73">
            <text:p><text:s/>938<text:s/></text:p>
          </table:table-cell>
          <table:table-cell office:value-type="float" office:value="987.84" table:style-name="ce74">
            <text:p>988</text:p>
          </table:table-cell>
          <table:table-cell office:value-type="float" office:value="1049.8800000000001" table:style-name="ce72">
            <text:p>1,050</text:p>
          </table:table-cell>
          <table:table-cell office:value-type="float" office:value="1113.9100000000001" table:style-name="ce72">
            <text:p>1,114</text:p>
          </table:table-cell>
          <table:table-cell office:value-type="float" office:value="1161.44" table:style-name="ce72">
            <text:p>1,161</text:p>
          </table:table-cell>
          <table:table-cell office:value-type="float" office:value="1216.31" table:style-name="ce72">
            <text:p>1,216</text:p>
          </table:table-cell>
          <table:table-cell office:value-type="float" office:value="1256.71" table:style-name="ce72">
            <text:p>1,257</text:p>
          </table:table-cell>
          <table:table-cell office:value-type="float" office:value="1335.01" table:style-name="ce72">
            <text:p>1,335</text:p>
          </table:table-cell>
          <table:table-cell office:value-type="float" office:value="1423" table:style-name="ce72">
            <text:p>1,423</text:p>
          </table:table-cell>
          <table:table-cell office:value-type="float" office:value="1500.1" table:style-name="ce72">
            <text:p>1,500</text:p>
          </table:table-cell>
          <table:table-cell table:style-name="ce71"/>
          <table:table-cell table:number-columns-repeated="16345"/>
        </table:table-row>
        <table:table-row table:style-name="ro27">
          <table:table-cell office:value-type="string" table:style-name="ce63">
            <text:p>E3034</text:p>
          </table:table-cell>
          <table:table-cell office:value-type="string" table:style-name="ce63">
            <text:p>E07000173</text:p>
          </table:table-cell>
          <table:table-cell office:value-type="string" table:style-name="ce63">
            <text:p>Gedling</text:p>
          </table:table-cell>
          <table:table-cell office:value-type="string" table:style-name="ce63">
            <text:p>YES</text:p>
          </table:table-cell>
          <table:table-cell office:value-type="string" table:style-name="ce63">
            <text:p>SD</text:p>
          </table:table-cell>
          <table:table-cell office:value-type="float" office:value="459" table:style-name="ce72">
            <text:p>459</text:p>
          </table:table-cell>
          <table:table-cell office:value-type="float" office:value="507.08" table:style-name="ce72">
            <text:p>507</text:p>
          </table:table-cell>
          <table:table-cell office:value-type="float" office:value="541.69000000000005" table:style-name="ce72">
            <text:p>542</text:p>
          </table:table-cell>
          <table:table-cell office:value-type="float" office:value="554.88" table:style-name="ce72">
            <text:p>555</text:p>
          </table:table-cell>
          <table:table-cell office:value-type="float" office:value="582.83000000000004" table:style-name="ce72">
            <text:p>583</text:p>
          </table:table-cell>
          <table:table-cell office:value-type="float" office:value="644.13" table:style-name="ce72">
            <text:p>644</text:p>
          </table:table-cell>
          <table:table-cell office:value-type="float" office:value="703.84" table:style-name="ce72">
            <text:p>704</text:p>
          </table:table-cell>
          <table:table-cell office:value-type="float" office:value="739.65" table:style-name="ce72">
            <text:p>740</text:p>
          </table:table-cell>
          <table:table-cell office:value-type="float" office:value="781.72" table:style-name="ce72">
            <text:p>782</text:p>
          </table:table-cell>
          <table:table-cell office:value-type="float" office:value="864.37" table:style-name="ce72">
            <text:p>864</text:p>
          </table:table-cell>
          <table:table-cell office:value-type="float" office:value="956.95" table:style-name="ce72">
            <text:p>957</text:p>
          </table:table-cell>
          <table:table-cell office:value-type="float" office:value="1016.96" table:style-name="ce72">
            <text:p>1,017</text:p>
          </table:table-cell>
          <table:table-cell office:value-type="float" office:value="1059.02" table:style-name="ce72">
            <text:p>1,059</text:p>
          </table:table-cell>
          <table:table-cell office:value-type="float" office:value="1110.93" table:style-name="ce72">
            <text:p>1,111</text:p>
          </table:table-cell>
          <table:table-cell office:value-type="float" office:value="1146.1099999999999" table:style-name="ce72">
            <text:p>1,146</text:p>
          </table:table-cell>
          <table:table-cell office:value-type="float" office:value="1177.92" table:style-name="ce72">
            <text:p>1,178</text:p>
          </table:table-cell>
          <table:table-cell office:value-type="float" office:value="1207.7391425560647" table:style-name="ce72">
            <text:p>1,208</text:p>
          </table:table-cell>
          <table:table-cell office:value-type="float" office:value="1220.05" table:style-name="ce72">
            <text:p>1,220</text:p>
          </table:table-cell>
          <table:table-cell office:value-type="float" office:value="1215.8800000000001" table:style-name="ce72">
            <text:p>1,216</text:p>
          </table:table-cell>
          <table:table-cell office:value-type="float" office:value="1230.1300000000001" table:style-name="ce72">
            <text:p>1,230</text:p>
          </table:table-cell>
          <table:table-cell office:value-type="float" office:value="1101.23" table:style-name="ce72">
            <text:p>1,101</text:p>
          </table:table-cell>
          <table:table-cell office:value-type="float" office:value="1121.1400000000001" table:style-name="ce72">
            <text:p>1,121</text:p>
          </table:table-cell>
          <table:table-cell office:value-type="float" office:value="1154.31" table:style-name="ce72">
            <text:p>1,154</text:p>
          </table:table-cell>
          <table:table-cell office:value-type="float" office:value="1203.8599999999999" table:style-name="ce73">
            <text:p><text:s/>1,204<text:s/></text:p>
          </table:table-cell>
          <table:table-cell office:value-type="float" office:value="1260.3699999999999" table:style-name="ce74">
            <text:p>1,260</text:p>
          </table:table-cell>
          <table:table-cell office:value-type="float" office:value="1332.31" table:style-name="ce72">
            <text:p>1,332</text:p>
          </table:table-cell>
          <table:table-cell office:value-type="float" office:value="1400.92" table:style-name="ce72">
            <text:p>1,401</text:p>
          </table:table-cell>
          <table:table-cell office:value-type="float" office:value="1459.55" table:style-name="ce72">
            <text:p>1,460</text:p>
          </table:table-cell>
          <table:table-cell office:value-type="float" office:value="1504.03" table:style-name="ce72">
            <text:p>1,504</text:p>
          </table:table-cell>
          <table:table-cell office:value-type="float" office:value="1568.81" table:style-name="ce72">
            <text:p>1,569</text:p>
          </table:table-cell>
          <table:table-cell office:value-type="float" office:value="1666.56" table:style-name="ce72">
            <text:p>1,667</text:p>
          </table:table-cell>
          <table:table-cell office:value-type="float" office:value="1746" table:style-name="ce72">
            <text:p>1,746</text:p>
          </table:table-cell>
          <table:table-cell office:value-type="float" office:value="1841.55" table:style-name="ce72">
            <text:p>1,842</text:p>
          </table:table-cell>
          <table:table-cell table:style-name="ce71"/>
          <table:table-cell table:number-columns-repeated="16345"/>
        </table:table-row>
        <table:table-row table:style-name="ro27">
          <table:table-cell office:value-type="string" table:style-name="ce63">
            <text:p>E2235</text:p>
          </table:table-cell>
          <table:table-cell office:value-type="string" table:style-name="ce63">
            <text:p>[z]</text:p>
          </table:table-cell>
          <table:table-cell office:value-type="string" table:style-name="ce63">
            <text:p>Gillingham</text:p>
          </table:table-cell>
          <table:table-cell office:value-type="string" table:style-name="ce63">
            <text:p>NO</text:p>
          </table:table-cell>
          <table:table-cell office:value-type="string" table:style-name="ce63">
            <text:p>SD</text:p>
          </table:table-cell>
          <table:table-cell office:value-type="float" office:value="405" table:style-name="ce72">
            <text:p>405</text:p>
          </table:table-cell>
          <table:table-cell office:value-type="float" office:value="447.42" table:style-name="ce72">
            <text:p>447</text:p>
          </table:table-cell>
          <table:table-cell office:value-type="float" office:value="461.04" table:style-name="ce72">
            <text:p>461</text:p>
          </table:table-cell>
          <table:table-cell office:value-type="float" office:value="491.62" table:style-name="ce72">
            <text:p>492</text:p>
          </table:table-cell>
          <table:table-cell office:value-type="float" office:value="512.54" table:style-name="ce72">
            <text:p>513</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3">
            <text:p>[z]</text:p>
          </table:table-cell>
          <table:table-cell office:value-type="string" table:style-name="ce74">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1"/>
          <table:table-cell table:number-columns-repeated="16345"/>
        </table:table-row>
        <table:table-row table:style-name="ro27">
          <table:table-cell office:value-type="string" table:style-name="ce63">
            <text:p>E2035</text:p>
          </table:table-cell>
          <table:table-cell office:value-type="string" table:style-name="ce63">
            <text:p>[z]</text:p>
          </table:table-cell>
          <table:table-cell office:value-type="string" table:style-name="ce63">
            <text:p>Glanford</text:p>
          </table:table-cell>
          <table:table-cell office:value-type="string" table:style-name="ce63">
            <text:p>NO</text:p>
          </table:table-cell>
          <table:table-cell office:value-type="string" table:style-name="ce63">
            <text:p>SD</text:p>
          </table:table-cell>
          <table:table-cell office:value-type="float" office:value="461" table:style-name="ce72">
            <text:p>461</text:p>
          </table:table-cell>
          <table:table-cell office:value-type="float" office:value="507.62" table:style-name="ce72">
            <text:p>508</text:p>
          </table:table-cell>
          <table:table-cell office:value-type="float" office:value="519.6" table:style-name="ce72">
            <text:p>520</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3">
            <text:p>[z]</text:p>
          </table:table-cell>
          <table:table-cell office:value-type="string" table:style-name="ce74">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1"/>
          <table:table-cell table:number-columns-repeated="16345"/>
        </table:table-row>
        <table:table-row table:style-name="ro27">
          <table:table-cell office:value-type="string" table:style-name="ce63">
            <text:p>E1634</text:p>
          </table:table-cell>
          <table:table-cell office:value-type="string" table:style-name="ce63">
            <text:p>E07000081</text:p>
          </table:table-cell>
          <table:table-cell office:value-type="string" table:style-name="ce63">
            <text:p>Gloucester</text:p>
          </table:table-cell>
          <table:table-cell office:value-type="string" table:style-name="ce63">
            <text:p>YES</text:p>
          </table:table-cell>
          <table:table-cell office:value-type="string" table:style-name="ce63">
            <text:p>SD</text:p>
          </table:table-cell>
          <table:table-cell office:value-type="float" office:value="383" table:style-name="ce72">
            <text:p>383</text:p>
          </table:table-cell>
          <table:table-cell office:value-type="float" office:value="407.62" table:style-name="ce72">
            <text:p>408</text:p>
          </table:table-cell>
          <table:table-cell office:value-type="float" office:value="396.87" table:style-name="ce72">
            <text:p>397</text:p>
          </table:table-cell>
          <table:table-cell office:value-type="float" office:value="427.28" table:style-name="ce72">
            <text:p>427</text:p>
          </table:table-cell>
          <table:table-cell office:value-type="float" office:value="471.41" table:style-name="ce72">
            <text:p>471</text:p>
          </table:table-cell>
          <table:table-cell office:value-type="float" office:value="531.14" table:style-name="ce72">
            <text:p>531</text:p>
          </table:table-cell>
          <table:table-cell office:value-type="float" office:value="573.70000000000005" table:style-name="ce72">
            <text:p>574</text:p>
          </table:table-cell>
          <table:table-cell office:value-type="float" office:value="623.76" table:style-name="ce72">
            <text:p>624</text:p>
          </table:table-cell>
          <table:table-cell office:value-type="float" office:value="664.74" table:style-name="ce72">
            <text:p>665</text:p>
          </table:table-cell>
          <table:table-cell office:value-type="float" office:value="732.97" table:style-name="ce72">
            <text:p>733</text:p>
          </table:table-cell>
          <table:table-cell office:value-type="float" office:value="850.15" table:style-name="ce72">
            <text:p>850</text:p>
          </table:table-cell>
          <table:table-cell office:value-type="float" office:value="905.31" table:style-name="ce72">
            <text:p>905</text:p>
          </table:table-cell>
          <table:table-cell office:value-type="float" office:value="939.2" table:style-name="ce72">
            <text:p>939</text:p>
          </table:table-cell>
          <table:table-cell office:value-type="float" office:value="987.22" table:style-name="ce72">
            <text:p>987</text:p>
          </table:table-cell>
          <table:table-cell office:value-type="float" office:value="1030.47" table:style-name="ce72">
            <text:p>1,030</text:p>
          </table:table-cell>
          <table:table-cell office:value-type="float" office:value="1074.69" table:style-name="ce72">
            <text:p>1,075</text:p>
          </table:table-cell>
          <table:table-cell office:value-type="float" office:value="1092.0981375696363" table:style-name="ce72">
            <text:p>1,092</text:p>
          </table:table-cell>
          <table:table-cell office:value-type="float" office:value="1120.9000000000001" table:style-name="ce72">
            <text:p>1,121</text:p>
          </table:table-cell>
          <table:table-cell office:value-type="float" office:value="1125.8" table:style-name="ce72">
            <text:p>1,126</text:p>
          </table:table-cell>
          <table:table-cell office:value-type="float" office:value="1123.9100000000001" table:style-name="ce72">
            <text:p>1,124</text:p>
          </table:table-cell>
          <table:table-cell office:value-type="float" office:value="974.47" table:style-name="ce72">
            <text:p>974</text:p>
          </table:table-cell>
          <table:table-cell office:value-type="float" office:value="959.01" table:style-name="ce72">
            <text:p>959</text:p>
          </table:table-cell>
          <table:table-cell office:value-type="float" office:value="969.22" table:style-name="ce72">
            <text:p>969</text:p>
          </table:table-cell>
          <table:table-cell office:value-type="float" office:value="1012.75" table:style-name="ce73">
            <text:p><text:s/>1,013<text:s/></text:p>
          </table:table-cell>
          <table:table-cell office:value-type="float" office:value="1054.1600000000001" table:style-name="ce74">
            <text:p>1,054</text:p>
          </table:table-cell>
          <table:table-cell office:value-type="float" office:value="1110.45" table:style-name="ce72">
            <text:p>1,110</text:p>
          </table:table-cell>
          <table:table-cell office:value-type="float" office:value="1189.25" table:style-name="ce72">
            <text:p>1,189</text:p>
          </table:table-cell>
          <table:table-cell office:value-type="float" office:value="1236.24" table:style-name="ce72">
            <text:p>1,236</text:p>
          </table:table-cell>
          <table:table-cell office:value-type="float" office:value="1274.6400000000001" table:style-name="ce72">
            <text:p>1,275</text:p>
          </table:table-cell>
          <table:table-cell office:value-type="float" office:value="1313.21" table:style-name="ce72">
            <text:p>1,313</text:p>
          </table:table-cell>
          <table:table-cell office:value-type="float" office:value="1389.6" table:style-name="ce72">
            <text:p>1,390</text:p>
          </table:table-cell>
          <table:table-cell office:value-type="float" office:value="1458" table:style-name="ce72">
            <text:p>1,458</text:p>
          </table:table-cell>
          <table:table-cell office:value-type="float" office:value="1533.97" table:style-name="ce72">
            <text:p>1,534</text:p>
          </table:table-cell>
          <table:table-cell table:style-name="ce71"/>
          <table:table-cell table:number-columns-repeated="16345"/>
        </table:table-row>
        <table:table-row table:style-name="ro27">
          <table:table-cell office:value-type="string" table:style-name="ce63">
            <text:p>E1735</text:p>
          </table:table-cell>
          <table:table-cell office:value-type="string" table:style-name="ce63">
            <text:p>E07000088</text:p>
          </table:table-cell>
          <table:table-cell office:value-type="string" table:style-name="ce63">
            <text:p>Gosport</text:p>
          </table:table-cell>
          <table:table-cell office:value-type="string" table:style-name="ce63">
            <text:p>YES</text:p>
          </table:table-cell>
          <table:table-cell office:value-type="string" table:style-name="ce63">
            <text:p>SD</text:p>
          </table:table-cell>
          <table:table-cell office:value-type="float" office:value="389" table:style-name="ce72">
            <text:p>389</text:p>
          </table:table-cell>
          <table:table-cell office:value-type="float" office:value="429.76" table:style-name="ce72">
            <text:p>430</text:p>
          </table:table-cell>
          <table:table-cell office:value-type="float" office:value="471.54" table:style-name="ce72">
            <text:p>472</text:p>
          </table:table-cell>
          <table:table-cell office:value-type="float" office:value="494.46" table:style-name="ce72">
            <text:p>494</text:p>
          </table:table-cell>
          <table:table-cell office:value-type="float" office:value="539.70000000000005" table:style-name="ce72">
            <text:p>540</text:p>
          </table:table-cell>
          <table:table-cell office:value-type="float" office:value="584.73" table:style-name="ce72">
            <text:p>585</text:p>
          </table:table-cell>
          <table:table-cell office:value-type="float" office:value="631.08000000000004" table:style-name="ce72">
            <text:p>631</text:p>
          </table:table-cell>
          <table:table-cell office:value-type="float" office:value="663.27" table:style-name="ce72">
            <text:p>663</text:p>
          </table:table-cell>
          <table:table-cell office:value-type="float" office:value="703.66" table:style-name="ce72">
            <text:p>704</text:p>
          </table:table-cell>
          <table:table-cell office:value-type="float" office:value="761.87" table:style-name="ce72">
            <text:p>762</text:p>
          </table:table-cell>
          <table:table-cell office:value-type="float" office:value="875.05" table:style-name="ce72">
            <text:p>875</text:p>
          </table:table-cell>
          <table:table-cell office:value-type="float" office:value="938.67" table:style-name="ce72">
            <text:p>939</text:p>
          </table:table-cell>
          <table:table-cell office:value-type="float" office:value="972.99" table:style-name="ce72">
            <text:p>973</text:p>
          </table:table-cell>
          <table:table-cell office:value-type="float" office:value="1017.24" table:style-name="ce72">
            <text:p>1,017</text:p>
          </table:table-cell>
          <table:table-cell office:value-type="float" office:value="1067.3900000000001" table:style-name="ce72">
            <text:p>1,067</text:p>
          </table:table-cell>
          <table:table-cell office:value-type="float" office:value="1123.6400000000001" table:style-name="ce72">
            <text:p>1,124</text:p>
          </table:table-cell>
          <table:table-cell office:value-type="float" office:value="1152.4182249173421" table:style-name="ce72">
            <text:p>1,152</text:p>
          </table:table-cell>
          <table:table-cell office:value-type="float" office:value="1170.53" table:style-name="ce72">
            <text:p>1,171</text:p>
          </table:table-cell>
          <table:table-cell office:value-type="float" office:value="1167.25" table:style-name="ce72">
            <text:p>1,167</text:p>
          </table:table-cell>
          <table:table-cell office:value-type="float" office:value="1168.3499999999999" table:style-name="ce72">
            <text:p>1,168</text:p>
          </table:table-cell>
          <table:table-cell office:value-type="float" office:value="1034" table:style-name="ce72">
            <text:p>1,034</text:p>
          </table:table-cell>
          <table:table-cell office:value-type="float" office:value="1029.4000000000001" table:style-name="ce72">
            <text:p>1,029</text:p>
          </table:table-cell>
          <table:table-cell office:value-type="float" office:value="1064.27" table:style-name="ce72">
            <text:p>1,064</text:p>
          </table:table-cell>
          <table:table-cell office:value-type="float" office:value="1106.47" table:style-name="ce73">
            <text:p><text:s/>1,106<text:s/></text:p>
          </table:table-cell>
          <table:table-cell office:value-type="float" office:value="1168.33" table:style-name="ce74">
            <text:p>1,168</text:p>
          </table:table-cell>
          <table:table-cell office:value-type="float" office:value="1233.72" table:style-name="ce72">
            <text:p>1,234</text:p>
          </table:table-cell>
          <table:table-cell office:value-type="float" office:value="1303.3599999999999" table:style-name="ce72">
            <text:p>1,303</text:p>
          </table:table-cell>
          <table:table-cell office:value-type="float" office:value="1355.01" table:style-name="ce72">
            <text:p>1,355</text:p>
          </table:table-cell>
          <table:table-cell office:value-type="float" office:value="1395.3" table:style-name="ce72">
            <text:p>1,395</text:p>
          </table:table-cell>
          <table:table-cell office:value-type="float" office:value="1456.48" table:style-name="ce72">
            <text:p>1,456</text:p>
          </table:table-cell>
          <table:table-cell office:value-type="float" office:value="1522.33" table:style-name="ce72">
            <text:p>1,522</text:p>
          </table:table-cell>
          <table:table-cell office:value-type="float" office:value="1589" table:style-name="ce72">
            <text:p>1,589</text:p>
          </table:table-cell>
          <table:table-cell office:value-type="float" office:value="1667.75" table:style-name="ce72">
            <text:p>1,668</text:p>
          </table:table-cell>
          <table:table-cell table:style-name="ce71"/>
          <table:table-cell table:number-columns-repeated="16345"/>
        </table:table-row>
        <table:table-row table:style-name="ro27">
          <table:table-cell office:value-type="string" table:style-name="ce63">
            <text:p>E2236</text:p>
          </table:table-cell>
          <table:table-cell office:value-type="string" table:style-name="ce63">
            <text:p>E07000109</text:p>
          </table:table-cell>
          <table:table-cell office:value-type="string" table:style-name="ce63">
            <text:p>Gravesham</text:p>
          </table:table-cell>
          <table:table-cell office:value-type="string" table:style-name="ce63">
            <text:p>YES</text:p>
          </table:table-cell>
          <table:table-cell office:value-type="string" table:style-name="ce63">
            <text:p>SD</text:p>
          </table:table-cell>
          <table:table-cell office:value-type="float" office:value="414" table:style-name="ce72">
            <text:p>414</text:p>
          </table:table-cell>
          <table:table-cell office:value-type="float" office:value="444.8" table:style-name="ce72">
            <text:p>445</text:p>
          </table:table-cell>
          <table:table-cell office:value-type="float" office:value="464.57" table:style-name="ce72">
            <text:p>465</text:p>
          </table:table-cell>
          <table:table-cell office:value-type="float" office:value="490" table:style-name="ce72">
            <text:p>490</text:p>
          </table:table-cell>
          <table:table-cell office:value-type="float" office:value="521.57000000000005" table:style-name="ce72">
            <text:p>522</text:p>
          </table:table-cell>
          <table:table-cell office:value-type="float" office:value="592.14" table:style-name="ce72">
            <text:p>592</text:p>
          </table:table-cell>
          <table:table-cell office:value-type="float" office:value="647.94000000000005" table:style-name="ce72">
            <text:p>648</text:p>
          </table:table-cell>
          <table:table-cell office:value-type="float" office:value="707.61" table:style-name="ce72">
            <text:p>708</text:p>
          </table:table-cell>
          <table:table-cell office:value-type="float" office:value="741.21" table:style-name="ce72">
            <text:p>741</text:p>
          </table:table-cell>
          <table:table-cell office:value-type="float" office:value="826.76" table:style-name="ce72">
            <text:p>827</text:p>
          </table:table-cell>
          <table:table-cell office:value-type="float" office:value="940.25" table:style-name="ce72">
            <text:p>940</text:p>
          </table:table-cell>
          <table:table-cell office:value-type="float" office:value="1003.63" table:style-name="ce72">
            <text:p>1,004</text:p>
          </table:table-cell>
          <table:table-cell office:value-type="float" office:value="1040.73" table:style-name="ce72">
            <text:p>1,041</text:p>
          </table:table-cell>
          <table:table-cell office:value-type="float" office:value="1082.6099999999999" table:style-name="ce72">
            <text:p>1,083</text:p>
          </table:table-cell>
          <table:table-cell office:value-type="float" office:value="1151.68" table:style-name="ce72">
            <text:p>1,152</text:p>
          </table:table-cell>
          <table:table-cell office:value-type="float" office:value="1196.05" table:style-name="ce72">
            <text:p>1,196</text:p>
          </table:table-cell>
          <table:table-cell office:value-type="float" office:value="1232.4027605956474" table:style-name="ce72">
            <text:p>1,232</text:p>
          </table:table-cell>
          <table:table-cell office:value-type="float" office:value="1241.54" table:style-name="ce72">
            <text:p>1,242</text:p>
          </table:table-cell>
          <table:table-cell office:value-type="float" office:value="1244.94" table:style-name="ce72">
            <text:p>1,245</text:p>
          </table:table-cell>
          <table:table-cell office:value-type="float" office:value="1246.79" table:style-name="ce72">
            <text:p>1,247</text:p>
          </table:table-cell>
          <table:table-cell office:value-type="float" office:value="1090.18" table:style-name="ce72">
            <text:p>1,090</text:p>
          </table:table-cell>
          <table:table-cell office:value-type="float" office:value="1132.6099999999999" table:style-name="ce72">
            <text:p>1,133</text:p>
          </table:table-cell>
          <table:table-cell office:value-type="float" office:value="1136.99" table:style-name="ce72">
            <text:p>1,137</text:p>
          </table:table-cell>
          <table:table-cell office:value-type="float" office:value="1195.58" table:style-name="ce73">
            <text:p><text:s/>1,196<text:s/></text:p>
          </table:table-cell>
          <table:table-cell office:value-type="float" office:value="1266.67" table:style-name="ce74">
            <text:p>1,267</text:p>
          </table:table-cell>
          <table:table-cell office:value-type="float" office:value="1353.41" table:style-name="ce72">
            <text:p>1,353</text:p>
          </table:table-cell>
          <table:table-cell office:value-type="float" office:value="1416.56" table:style-name="ce72">
            <text:p>1,417</text:p>
          </table:table-cell>
          <table:table-cell office:value-type="float" office:value="1482.32" table:style-name="ce72">
            <text:p>1,482</text:p>
          </table:table-cell>
          <table:table-cell office:value-type="float" office:value="1553.23" table:style-name="ce72">
            <text:p>1,553</text:p>
          </table:table-cell>
          <table:table-cell office:value-type="float" office:value="1610.98" table:style-name="ce72">
            <text:p>1,611</text:p>
          </table:table-cell>
          <table:table-cell office:value-type="float" office:value="1697.03" table:style-name="ce72">
            <text:p>1,697</text:p>
          </table:table-cell>
          <table:table-cell office:value-type="float" office:value="1802" table:style-name="ce72">
            <text:p>1,802</text:p>
          </table:table-cell>
          <table:table-cell office:value-type="float" office:value="1848.97" table:style-name="ce72">
            <text:p>1,849</text:p>
          </table:table-cell>
          <table:table-cell table:style-name="ce71"/>
          <table:table-cell table:number-columns-repeated="16345"/>
        </table:table-row>
        <table:table-row table:style-name="ro27">
          <table:table-cell office:value-type="string" table:style-name="ce63">
            <text:p>E2036</text:p>
          </table:table-cell>
          <table:table-cell office:value-type="string" table:style-name="ce63">
            <text:p>[z]</text:p>
          </table:table-cell>
          <table:table-cell office:value-type="string" table:style-name="ce63">
            <text:p>Great Grimsby</text:p>
          </table:table-cell>
          <table:table-cell office:value-type="string" table:style-name="ce63">
            <text:p>NO</text:p>
          </table:table-cell>
          <table:table-cell office:value-type="string" table:style-name="ce63">
            <text:p>SD</text:p>
          </table:table-cell>
          <table:table-cell office:value-type="float" office:value="442" table:style-name="ce72">
            <text:p>442</text:p>
          </table:table-cell>
          <table:table-cell office:value-type="float" office:value="451.08" table:style-name="ce72">
            <text:p>451</text:p>
          </table:table-cell>
          <table:table-cell office:value-type="float" office:value="481.11" table:style-name="ce72">
            <text:p>481</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3">
            <text:p>[z]</text:p>
          </table:table-cell>
          <table:table-cell office:value-type="string" table:style-name="ce74">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1"/>
          <table:table-cell table:number-columns-repeated="16345"/>
        </table:table-row>
        <table:table-row table:style-name="ro27">
          <table:table-cell office:value-type="string" table:style-name="ce63">
            <text:p>E2633</text:p>
          </table:table-cell>
          <table:table-cell office:value-type="string" table:style-name="ce63">
            <text:p>E07000145</text:p>
          </table:table-cell>
          <table:table-cell office:value-type="string" table:style-name="ce63">
            <text:p>Great Yarmouth</text:p>
          </table:table-cell>
          <table:table-cell office:value-type="string" table:style-name="ce63">
            <text:p>YES</text:p>
          </table:table-cell>
          <table:table-cell office:value-type="string" table:style-name="ce63">
            <text:p>SD</text:p>
          </table:table-cell>
          <table:table-cell office:value-type="float" office:value="348" table:style-name="ce72">
            <text:p>348</text:p>
          </table:table-cell>
          <table:table-cell office:value-type="float" office:value="353.2" table:style-name="ce72">
            <text:p>353</text:p>
          </table:table-cell>
          <table:table-cell office:value-type="float" office:value="360.03" table:style-name="ce72">
            <text:p>360</text:p>
          </table:table-cell>
          <table:table-cell office:value-type="float" office:value="395.15" table:style-name="ce72">
            <text:p>395</text:p>
          </table:table-cell>
          <table:table-cell office:value-type="float" office:value="421.5" table:style-name="ce72">
            <text:p>422</text:p>
          </table:table-cell>
          <table:table-cell office:value-type="float" office:value="479.49" table:style-name="ce72">
            <text:p>479</text:p>
          </table:table-cell>
          <table:table-cell office:value-type="float" office:value="532.54" table:style-name="ce72">
            <text:p>533</text:p>
          </table:table-cell>
          <table:table-cell office:value-type="float" office:value="565.24" table:style-name="ce72">
            <text:p>565</text:p>
          </table:table-cell>
          <table:table-cell office:value-type="float" office:value="599.72" table:style-name="ce72">
            <text:p>600</text:p>
          </table:table-cell>
          <table:table-cell office:value-type="float" office:value="660.75" table:style-name="ce72">
            <text:p>661</text:p>
          </table:table-cell>
          <table:table-cell office:value-type="float" office:value="766.62" table:style-name="ce72">
            <text:p>767</text:p>
          </table:table-cell>
          <table:table-cell office:value-type="float" office:value="831.46" table:style-name="ce72">
            <text:p>831</text:p>
          </table:table-cell>
          <table:table-cell office:value-type="float" office:value="865.78" table:style-name="ce72">
            <text:p>866</text:p>
          </table:table-cell>
          <table:table-cell office:value-type="float" office:value="911.14" table:style-name="ce72">
            <text:p>911</text:p>
          </table:table-cell>
          <table:table-cell office:value-type="float" office:value="957.3" table:style-name="ce72">
            <text:p>957</text:p>
          </table:table-cell>
          <table:table-cell office:value-type="float" office:value="999.66" table:style-name="ce72">
            <text:p>1,000</text:p>
          </table:table-cell>
          <table:table-cell office:value-type="float" office:value="1030.6299885096319" table:style-name="ce72">
            <text:p>1,031</text:p>
          </table:table-cell>
          <table:table-cell office:value-type="float" office:value="1047.49" table:style-name="ce72">
            <text:p>1,047</text:p>
          </table:table-cell>
          <table:table-cell office:value-type="float" office:value="1048.1400000000001" table:style-name="ce72">
            <text:p>1,048</text:p>
          </table:table-cell>
          <table:table-cell office:value-type="float" office:value="1051.3900000000001" table:style-name="ce72">
            <text:p>1,051</text:p>
          </table:table-cell>
          <table:table-cell office:value-type="float" office:value="837.62" table:style-name="ce72">
            <text:p>838</text:p>
          </table:table-cell>
          <table:table-cell office:value-type="float" office:value="840.41" table:style-name="ce72">
            <text:p>840</text:p>
          </table:table-cell>
          <table:table-cell office:value-type="float" office:value="851.71" table:style-name="ce72">
            <text:p>852</text:p>
          </table:table-cell>
          <table:table-cell office:value-type="float" office:value="895.28" table:style-name="ce73">
            <text:p><text:s/>895<text:s/></text:p>
          </table:table-cell>
          <table:table-cell office:value-type="float" office:value="947.6" table:style-name="ce74">
            <text:p>948</text:p>
          </table:table-cell>
          <table:table-cell office:value-type="float" office:value="1025.8399999999999" table:style-name="ce72">
            <text:p>1,026</text:p>
          </table:table-cell>
          <table:table-cell office:value-type="float" office:value="1085.24" table:style-name="ce72">
            <text:p>1,085</text:p>
          </table:table-cell>
          <table:table-cell office:value-type="float" office:value="1140.73" table:style-name="ce72">
            <text:p>1,141</text:p>
          </table:table-cell>
          <table:table-cell office:value-type="float" office:value="1176.46" table:style-name="ce72">
            <text:p>1,176</text:p>
          </table:table-cell>
          <table:table-cell office:value-type="float" office:value="1221.81" table:style-name="ce72">
            <text:p>1,222</text:p>
          </table:table-cell>
          <table:table-cell office:value-type="float" office:value="1295.96" table:style-name="ce72">
            <text:p>1,296</text:p>
          </table:table-cell>
          <table:table-cell office:value-type="float" office:value="1379" table:style-name="ce72">
            <text:p>1,379</text:p>
          </table:table-cell>
          <table:table-cell office:value-type="float" office:value="1473.65" table:style-name="ce72">
            <text:p>1,474</text:p>
          </table:table-cell>
          <table:table-cell table:style-name="ce71"/>
          <table:table-cell table:number-columns-repeated="16345"/>
        </table:table-row>
        <table:table-row table:style-name="ro27">
          <table:table-cell office:value-type="string" table:style-name="ce63">
            <text:p>E5012</text:p>
          </table:table-cell>
          <table:table-cell office:value-type="string" table:style-name="ce63">
            <text:p>E09000011</text:p>
          </table:table-cell>
          <table:table-cell office:value-type="string" table:style-name="ce63">
            <text:p>Greenwich</text:p>
          </table:table-cell>
          <table:table-cell office:value-type="string" table:style-name="ce63">
            <text:p>YES</text:p>
          </table:table-cell>
          <table:table-cell office:value-type="string" table:style-name="ce63">
            <text:p>ILB</text:p>
          </table:table-cell>
          <table:table-cell office:value-type="float" office:value="609" table:style-name="ce72">
            <text:p>609</text:p>
          </table:table-cell>
          <table:table-cell office:value-type="float" office:value="492.11" table:style-name="ce72">
            <text:p>492</text:p>
          </table:table-cell>
          <table:table-cell office:value-type="float" office:value="513.97" table:style-name="ce72">
            <text:p>514</text:p>
          </table:table-cell>
          <table:table-cell office:value-type="float" office:value="608.65" table:style-name="ce72">
            <text:p>609</text:p>
          </table:table-cell>
          <table:table-cell office:value-type="float" office:value="650.86" table:style-name="ce72">
            <text:p>651</text:p>
          </table:table-cell>
          <table:table-cell office:value-type="float" office:value="710.15" table:style-name="ce72">
            <text:p>710</text:p>
          </table:table-cell>
          <table:table-cell office:value-type="float" office:value="710.52" table:style-name="ce72">
            <text:p>711</text:p>
          </table:table-cell>
          <table:table-cell office:value-type="float" office:value="710.15" table:style-name="ce72">
            <text:p>710</text:p>
          </table:table-cell>
          <table:table-cell office:value-type="float" office:value="734.11" table:style-name="ce72">
            <text:p>734</text:p>
          </table:table-cell>
          <table:table-cell office:value-type="float" office:value="773.5" table:style-name="ce72">
            <text:p>774</text:p>
          </table:table-cell>
          <table:table-cell office:value-type="float" office:value="882.87" table:style-name="ce72">
            <text:p>883</text:p>
          </table:table-cell>
          <table:table-cell office:value-type="float" office:value="921.18" table:style-name="ce72">
            <text:p>921</text:p>
          </table:table-cell>
          <table:table-cell office:value-type="float" office:value="953.22" table:style-name="ce72">
            <text:p>953</text:p>
          </table:table-cell>
          <table:table-cell office:value-type="float" office:value="989.71" table:style-name="ce72">
            <text:p>990</text:p>
          </table:table-cell>
          <table:table-cell office:value-type="float" office:value="1022.13" table:style-name="ce72">
            <text:p>1,022</text:p>
          </table:table-cell>
          <table:table-cell office:value-type="float" office:value="1038.06" table:style-name="ce72">
            <text:p>1,038</text:p>
          </table:table-cell>
          <table:table-cell office:value-type="float" office:value="1035.3430572574127" table:style-name="ce72">
            <text:p>1,035</text:p>
          </table:table-cell>
          <table:table-cell office:value-type="float" office:value="1028.6199999999999" table:style-name="ce72">
            <text:p>1,029</text:p>
          </table:table-cell>
          <table:table-cell office:value-type="float" office:value="1035.52" table:style-name="ce72">
            <text:p>1,036</text:p>
          </table:table-cell>
          <table:table-cell office:value-type="float" office:value="1033.31" table:style-name="ce72">
            <text:p>1,033</text:p>
          </table:table-cell>
          <table:table-cell office:value-type="float" office:value="839.25" table:style-name="ce72">
            <text:p>839</text:p>
          </table:table-cell>
          <table:table-cell office:value-type="float" office:value="838.39" table:style-name="ce72">
            <text:p>838</text:p>
          </table:table-cell>
          <table:table-cell office:value-type="float" office:value="838.88" table:style-name="ce72">
            <text:p>839</text:p>
          </table:table-cell>
          <table:table-cell office:value-type="float" office:value="896.39" table:style-name="ce73">
            <text:p><text:s/>896<text:s/></text:p>
          </table:table-cell>
          <table:table-cell office:value-type="float" office:value="949.66" table:style-name="ce74">
            <text:p>950</text:p>
          </table:table-cell>
          <table:table-cell office:value-type="float" office:value="1020.31" table:style-name="ce72">
            <text:p>1,020</text:p>
          </table:table-cell>
          <table:table-cell office:value-type="float" office:value="1077.55" table:style-name="ce72">
            <text:p>1,078</text:p>
          </table:table-cell>
          <table:table-cell office:value-type="float" office:value="1106.8" table:style-name="ce72">
            <text:p>1,107</text:p>
          </table:table-cell>
          <table:table-cell office:value-type="float" office:value="1149.07" table:style-name="ce72">
            <text:p>1,149</text:p>
          </table:table-cell>
          <table:table-cell office:value-type="float" office:value="1196.25" table:style-name="ce72">
            <text:p>1,196</text:p>
          </table:table-cell>
          <table:table-cell office:value-type="float" office:value="1290.44" table:style-name="ce72">
            <text:p>1,290</text:p>
          </table:table-cell>
          <table:table-cell office:value-type="float" office:value="1370" table:style-name="ce72">
            <text:p>1,370</text:p>
          </table:table-cell>
          <table:table-cell office:value-type="float" office:value="1506.13" table:style-name="ce72">
            <text:p>1,506</text:p>
          </table:table-cell>
          <table:table-cell table:style-name="ce71"/>
          <table:table-cell table:number-columns-repeated="16345"/>
        </table:table-row>
        <table:table-row table:style-name="ro27">
          <table:table-cell office:value-type="string" table:style-name="ce63">
            <text:p>E3633</text:p>
          </table:table-cell>
          <table:table-cell office:value-type="string" table:style-name="ce63">
            <text:p>E07000209</text:p>
          </table:table-cell>
          <table:table-cell office:value-type="string" table:style-name="ce63">
            <text:p>Guildford</text:p>
          </table:table-cell>
          <table:table-cell office:value-type="string" table:style-name="ce63">
            <text:p>YES</text:p>
          </table:table-cell>
          <table:table-cell office:value-type="string" table:style-name="ce63">
            <text:p>SD</text:p>
          </table:table-cell>
          <table:table-cell office:value-type="float" office:value="589" table:style-name="ce72">
            <text:p>589</text:p>
          </table:table-cell>
          <table:table-cell office:value-type="float" office:value="582.04999999999995" table:style-name="ce72">
            <text:p>582</text:p>
          </table:table-cell>
          <table:table-cell office:value-type="float" office:value="598.73" table:style-name="ce72">
            <text:p>599</text:p>
          </table:table-cell>
          <table:table-cell office:value-type="float" office:value="645.1" table:style-name="ce72">
            <text:p>645</text:p>
          </table:table-cell>
          <table:table-cell office:value-type="float" office:value="689.54" table:style-name="ce72">
            <text:p>690</text:p>
          </table:table-cell>
          <table:table-cell office:value-type="float" office:value="775.99" table:style-name="ce72">
            <text:p>776</text:p>
          </table:table-cell>
          <table:table-cell office:value-type="float" office:value="830.19" table:style-name="ce72">
            <text:p>830</text:p>
          </table:table-cell>
          <table:table-cell office:value-type="float" office:value="872.7" table:style-name="ce72">
            <text:p>873</text:p>
          </table:table-cell>
          <table:table-cell office:value-type="float" office:value="915.51" table:style-name="ce72">
            <text:p>916</text:p>
          </table:table-cell>
          <table:table-cell office:value-type="float" office:value="1020.91" table:style-name="ce72">
            <text:p>1,021</text:p>
          </table:table-cell>
          <table:table-cell office:value-type="float" office:value="1213.22" table:style-name="ce72">
            <text:p>1,213</text:p>
          </table:table-cell>
          <table:table-cell office:value-type="float" office:value="1271.9000000000001" table:style-name="ce72">
            <text:p>1,272</text:p>
          </table:table-cell>
          <table:table-cell office:value-type="float" office:value="1327.74" table:style-name="ce72">
            <text:p>1,328</text:p>
          </table:table-cell>
          <table:table-cell office:value-type="float" office:value="1389.8" table:style-name="ce72">
            <text:p>1,390</text:p>
          </table:table-cell>
          <table:table-cell office:value-type="float" office:value="1442.71" table:style-name="ce72">
            <text:p>1,443</text:p>
          </table:table-cell>
          <table:table-cell office:value-type="float" office:value="1518.38" table:style-name="ce72">
            <text:p>1,518</text:p>
          </table:table-cell>
          <table:table-cell office:value-type="float" office:value="1555.5798327860762" table:style-name="ce72">
            <text:p>1,556</text:p>
          </table:table-cell>
          <table:table-cell office:value-type="float" office:value="1587.41" table:style-name="ce72">
            <text:p>1,587</text:p>
          </table:table-cell>
          <table:table-cell office:value-type="float" office:value="1590.39" table:style-name="ce72">
            <text:p>1,590</text:p>
          </table:table-cell>
          <table:table-cell office:value-type="float" office:value="1628.04" table:style-name="ce72">
            <text:p>1,628</text:p>
          </table:table-cell>
          <table:table-cell office:value-type="float" office:value="1540.54" table:style-name="ce72">
            <text:p>1,541</text:p>
          </table:table-cell>
          <table:table-cell office:value-type="float" office:value="1533.23" table:style-name="ce72">
            <text:p>1,533</text:p>
          </table:table-cell>
          <table:table-cell office:value-type="float" office:value="1616.54" table:style-name="ce72">
            <text:p>1,617</text:p>
          </table:table-cell>
          <table:table-cell office:value-type="float" office:value="1683.86" table:style-name="ce73">
            <text:p><text:s/>1,684<text:s/></text:p>
          </table:table-cell>
          <table:table-cell office:value-type="float" office:value="1782.77" table:style-name="ce74">
            <text:p>1,783</text:p>
          </table:table-cell>
          <table:table-cell office:value-type="float" office:value="1888.34" table:style-name="ce72">
            <text:p>1,888</text:p>
          </table:table-cell>
          <table:table-cell office:value-type="float" office:value="1955.03" table:style-name="ce72">
            <text:p>1,955</text:p>
          </table:table-cell>
          <table:table-cell office:value-type="float" office:value="2042.87" table:style-name="ce72">
            <text:p>2,043</text:p>
          </table:table-cell>
          <table:table-cell office:value-type="float" office:value="2082.44" table:style-name="ce72">
            <text:p>2,082</text:p>
          </table:table-cell>
          <table:table-cell office:value-type="float" office:value="2190.04" table:style-name="ce72">
            <text:p>2,190</text:p>
          </table:table-cell>
          <table:table-cell office:value-type="float" office:value="2267.62" table:style-name="ce72">
            <text:p>2,268</text:p>
          </table:table-cell>
          <table:table-cell office:value-type="float" office:value="2378" table:style-name="ce72">
            <text:p>2,378</text:p>
          </table:table-cell>
          <table:table-cell office:value-type="float" office:value="2493.83" table:style-name="ce72">
            <text:p>2,494</text:p>
          </table:table-cell>
          <table:table-cell table:style-name="ce71"/>
          <table:table-cell table:number-columns-repeated="16345"/>
        </table:table-row>
        <table:table-row table:style-name="ro27">
          <table:table-cell office:value-type="string" table:style-name="ce63">
            <text:p>E5013</text:p>
          </table:table-cell>
          <table:table-cell office:value-type="string" table:style-name="ce63">
            <text:p>E09000012</text:p>
          </table:table-cell>
          <table:table-cell office:value-type="string" table:style-name="ce63">
            <text:p>Hackney</text:p>
          </table:table-cell>
          <table:table-cell office:value-type="string" table:style-name="ce63">
            <text:p>YES</text:p>
          </table:table-cell>
          <table:table-cell office:value-type="string" table:style-name="ce63">
            <text:p>ILB</text:p>
          </table:table-cell>
          <table:table-cell office:value-type="float" office:value="508" table:style-name="ce72">
            <text:p>508</text:p>
          </table:table-cell>
          <table:table-cell office:value-type="float" office:value="496.22" table:style-name="ce72">
            <text:p>496</text:p>
          </table:table-cell>
          <table:table-cell office:value-type="float" office:value="598.91999999999996" table:style-name="ce72">
            <text:p>599</text:p>
          </table:table-cell>
          <table:table-cell office:value-type="float" office:value="648.38" table:style-name="ce72">
            <text:p>648</text:p>
          </table:table-cell>
          <table:table-cell office:value-type="float" office:value="601.83000000000004" table:style-name="ce72">
            <text:p>602</text:p>
          </table:table-cell>
          <table:table-cell office:value-type="float" office:value="605.12" table:style-name="ce72">
            <text:p>605</text:p>
          </table:table-cell>
          <table:table-cell office:value-type="float" office:value="603.24" table:style-name="ce72">
            <text:p>603</text:p>
          </table:table-cell>
          <table:table-cell office:value-type="float" office:value="646.66999999999996" table:style-name="ce72">
            <text:p>647</text:p>
          </table:table-cell>
          <table:table-cell office:value-type="float" office:value="479.14" table:style-name="ce72">
            <text:p>479</text:p>
          </table:table-cell>
          <table:table-cell office:value-type="float" office:value="632.52" table:style-name="ce72">
            <text:p>633</text:p>
          </table:table-cell>
          <table:table-cell office:value-type="float" office:value="776.94" table:style-name="ce72">
            <text:p>777</text:p>
          </table:table-cell>
          <table:table-cell office:value-type="float" office:value="858.19" table:style-name="ce72">
            <text:p>858</text:p>
          </table:table-cell>
          <table:table-cell office:value-type="float" office:value="912.11" table:style-name="ce72">
            <text:p>912</text:p>
          </table:table-cell>
          <table:table-cell office:value-type="float" office:value="951.59" table:style-name="ce72">
            <text:p>952</text:p>
          </table:table-cell>
          <table:table-cell office:value-type="float" office:value="973.09" table:style-name="ce72">
            <text:p>973</text:p>
          </table:table-cell>
          <table:table-cell office:value-type="float" office:value="985.6" table:style-name="ce72">
            <text:p>986</text:p>
          </table:table-cell>
          <table:table-cell office:value-type="float" office:value="997.67302499840571" table:style-name="ce72">
            <text:p>998</text:p>
          </table:table-cell>
          <table:table-cell office:value-type="float" office:value="997.24" table:style-name="ce72">
            <text:p>997</text:p>
          </table:table-cell>
          <table:table-cell office:value-type="float" office:value="1015.46" table:style-name="ce72">
            <text:p>1,015</text:p>
          </table:table-cell>
          <table:table-cell office:value-type="float" office:value="1017.33" table:style-name="ce72">
            <text:p>1,017</text:p>
          </table:table-cell>
          <table:table-cell office:value-type="float" office:value="754.22" table:style-name="ce72">
            <text:p>754</text:p>
          </table:table-cell>
          <table:table-cell office:value-type="float" office:value="757.11" table:style-name="ce72">
            <text:p>757</text:p>
          </table:table-cell>
          <table:table-cell office:value-type="float" office:value="786.37" table:style-name="ce72">
            <text:p>786</text:p>
          </table:table-cell>
          <table:table-cell office:value-type="float" office:value="804.44" table:style-name="ce73">
            <text:p><text:s/>804<text:s/></text:p>
          </table:table-cell>
          <table:table-cell office:value-type="float" office:value="841.01" table:style-name="ce74">
            <text:p>841</text:p>
          </table:table-cell>
          <table:table-cell office:value-type="float" office:value="895.46" table:style-name="ce72">
            <text:p>895</text:p>
          </table:table-cell>
          <table:table-cell office:value-type="float" office:value="956.65" table:style-name="ce72">
            <text:p>957</text:p>
          </table:table-cell>
          <table:table-cell office:value-type="float" office:value="1002.1" table:style-name="ce72">
            <text:p>1,002</text:p>
          </table:table-cell>
          <table:table-cell office:value-type="float" office:value="1019.62" table:style-name="ce72">
            <text:p>1,020</text:p>
          </table:table-cell>
          <table:table-cell office:value-type="float" office:value="1076.44" table:style-name="ce72">
            <text:p>1,076</text:p>
          </table:table-cell>
          <table:table-cell office:value-type="float" office:value="1187.67" table:style-name="ce72">
            <text:p>1,188</text:p>
          </table:table-cell>
          <table:table-cell office:value-type="float" office:value="1267" table:style-name="ce72">
            <text:p>1,267</text:p>
          </table:table-cell>
          <table:table-cell office:value-type="float" office:value="1338.74" table:style-name="ce72">
            <text:p>1,339</text:p>
          </table:table-cell>
          <table:table-cell table:style-name="ce71"/>
          <table:table-cell table:number-columns-repeated="16345"/>
        </table:table-row>
        <table:table-row table:style-name="ro27">
          <table:table-cell office:value-type="string" table:style-name="ce63">
            <text:p>E0601</text:p>
          </table:table-cell>
          <table:table-cell office:value-type="string" table:style-name="ce63">
            <text:p>E06000006</text:p>
          </table:table-cell>
          <table:table-cell office:value-type="string" table:style-name="ce63">
            <text:p>Halton UA</text:p>
          </table:table-cell>
          <table:table-cell office:value-type="string" table:style-name="ce63">
            <text:p>YES</text:p>
          </table:table-cell>
          <table:table-cell office:value-type="string" table:style-name="ce63">
            <text:p>UA</text:p>
          </table:table-cell>
          <table:table-cell office:value-type="float" office:value="440" table:style-name="ce72">
            <text:p>440</text:p>
          </table:table-cell>
          <table:table-cell office:value-type="float" office:value="423.32" table:style-name="ce72">
            <text:p>423</text:p>
          </table:table-cell>
          <table:table-cell office:value-type="float" office:value="445.14" table:style-name="ce72">
            <text:p>445</text:p>
          </table:table-cell>
          <table:table-cell office:value-type="float" office:value="449.8" table:style-name="ce72">
            <text:p>450</text:p>
          </table:table-cell>
          <table:table-cell office:value-type="float" office:value="484.99" table:style-name="ce72">
            <text:p>485</text:p>
          </table:table-cell>
          <table:table-cell office:value-type="float" office:value="456.14" table:style-name="ce72">
            <text:p>456</text:p>
          </table:table-cell>
          <table:table-cell office:value-type="float" office:value="478.94" table:style-name="ce72">
            <text:p>479</text:p>
          </table:table-cell>
          <table:table-cell office:value-type="float" office:value="522.6" table:style-name="ce72">
            <text:p>523</text:p>
          </table:table-cell>
          <table:table-cell office:value-type="float" office:value="567.59" table:style-name="ce72">
            <text:p>568</text:p>
          </table:table-cell>
          <table:table-cell office:value-type="float" office:value="614.19000000000005" table:style-name="ce72">
            <text:p>614</text:p>
          </table:table-cell>
          <table:table-cell office:value-type="float" office:value="728.17" table:style-name="ce72">
            <text:p>728</text:p>
          </table:table-cell>
          <table:table-cell office:value-type="float" office:value="773.52" table:style-name="ce72">
            <text:p>774</text:p>
          </table:table-cell>
          <table:table-cell office:value-type="float" office:value="803.65" table:style-name="ce72">
            <text:p>804</text:p>
          </table:table-cell>
          <table:table-cell office:value-type="float" office:value="844.38" table:style-name="ce72">
            <text:p>844</text:p>
          </table:table-cell>
          <table:table-cell office:value-type="float" office:value="879.25" table:style-name="ce72">
            <text:p>879</text:p>
          </table:table-cell>
          <table:table-cell office:value-type="float" office:value="922.78" table:style-name="ce72">
            <text:p>923</text:p>
          </table:table-cell>
          <table:table-cell office:value-type="float" office:value="954.67169112785928" table:style-name="ce72">
            <text:p>955</text:p>
          </table:table-cell>
          <table:table-cell office:value-type="float" office:value="968.83" table:style-name="ce72">
            <text:p>969</text:p>
          </table:table-cell>
          <table:table-cell office:value-type="float" office:value="966.84" table:style-name="ce72">
            <text:p>967</text:p>
          </table:table-cell>
          <table:table-cell office:value-type="float" office:value="970.81" table:style-name="ce72">
            <text:p>971</text:p>
          </table:table-cell>
          <table:table-cell office:value-type="float" office:value="805.92" table:style-name="ce72">
            <text:p>806</text:p>
          </table:table-cell>
          <table:table-cell office:value-type="float" office:value="813.96" table:style-name="ce72">
            <text:p>814</text:p>
          </table:table-cell>
          <table:table-cell office:value-type="float" office:value="844.46" table:style-name="ce72">
            <text:p>844</text:p>
          </table:table-cell>
          <table:table-cell office:value-type="float" office:value="894.38" table:style-name="ce73">
            <text:p><text:s/>894<text:s/></text:p>
          </table:table-cell>
          <table:table-cell office:value-type="float" office:value="950.38" table:style-name="ce74">
            <text:p>950</text:p>
          </table:table-cell>
          <table:table-cell office:value-type="float" office:value="1007.35" table:style-name="ce72">
            <text:p>1,007</text:p>
          </table:table-cell>
          <table:table-cell office:value-type="float" office:value="1066.1400000000001" table:style-name="ce72">
            <text:p>1,066</text:p>
          </table:table-cell>
          <table:table-cell office:value-type="float" office:value="1113.3599999999999" table:style-name="ce72">
            <text:p>1,113</text:p>
          </table:table-cell>
          <table:table-cell office:value-type="float" office:value="1156.68" table:style-name="ce72">
            <text:p>1,157</text:p>
          </table:table-cell>
          <table:table-cell office:value-type="float" office:value="1209.27" table:style-name="ce72">
            <text:p>1,209</text:p>
          </table:table-cell>
          <table:table-cell office:value-type="float" office:value="1285.3399999999999" table:style-name="ce72">
            <text:p>1,285</text:p>
          </table:table-cell>
          <table:table-cell office:value-type="float" office:value="1349" table:style-name="ce72">
            <text:p>1,349</text:p>
          </table:table-cell>
          <table:table-cell office:value-type="float" office:value="1434" table:style-name="ce72">
            <text:p>1,434</text:p>
          </table:table-cell>
          <table:table-cell table:style-name="ce71"/>
          <table:table-cell table:number-columns-repeated="16345"/>
        </table:table-row>
        <table:table-row table:style-name="ro27">
          <table:table-cell office:value-type="string" table:style-name="ce63">
            <text:p>E2732</text:p>
          </table:table-cell>
          <table:table-cell office:value-type="string" table:style-name="ce63">
            <text:p>E07000164</text:p>
          </table:table-cell>
          <table:table-cell office:value-type="string" table:style-name="ce63">
            <text:p>Hambleton</text:p>
          </table:table-cell>
          <table:table-cell office:value-type="string" table:style-name="ce63">
            <text:p>NO</text:p>
          </table:table-cell>
          <table:table-cell office:value-type="string" table:style-name="ce63">
            <text:p>SD</text:p>
          </table:table-cell>
          <table:table-cell office:value-type="float" office:value="407" table:style-name="ce72">
            <text:p>407</text:p>
          </table:table-cell>
          <table:table-cell office:value-type="float" office:value="434.99" table:style-name="ce72">
            <text:p>435</text:p>
          </table:table-cell>
          <table:table-cell office:value-type="float" office:value="445.31" table:style-name="ce72">
            <text:p>445</text:p>
          </table:table-cell>
          <table:table-cell office:value-type="float" office:value="492.88" table:style-name="ce72">
            <text:p>493</text:p>
          </table:table-cell>
          <table:table-cell office:value-type="float" office:value="538.26" table:style-name="ce72">
            <text:p>538</text:p>
          </table:table-cell>
          <table:table-cell office:value-type="float" office:value="612.09" table:style-name="ce72">
            <text:p>612</text:p>
          </table:table-cell>
          <table:table-cell office:value-type="float" office:value="675.9" table:style-name="ce72">
            <text:p>676</text:p>
          </table:table-cell>
          <table:table-cell office:value-type="float" office:value="716.7" table:style-name="ce72">
            <text:p>717</text:p>
          </table:table-cell>
          <table:table-cell office:value-type="float" office:value="774.44" table:style-name="ce72">
            <text:p>774</text:p>
          </table:table-cell>
          <table:table-cell office:value-type="float" office:value="871.27" table:style-name="ce72">
            <text:p>871</text:p>
          </table:table-cell>
          <table:table-cell office:value-type="float" office:value="1025.26" table:style-name="ce72">
            <text:p>1,025</text:p>
          </table:table-cell>
          <table:table-cell office:value-type="float" office:value="1098.31" table:style-name="ce72">
            <text:p>1,098</text:p>
          </table:table-cell>
          <table:table-cell office:value-type="float" office:value="1158.1400000000001" table:style-name="ce72">
            <text:p>1,158</text:p>
          </table:table-cell>
          <table:table-cell office:value-type="float" office:value="1201.22" table:style-name="ce72">
            <text:p>1,201</text:p>
          </table:table-cell>
          <table:table-cell office:value-type="float" office:value="1255.0999999999999" table:style-name="ce72">
            <text:p>1,255</text:p>
          </table:table-cell>
          <table:table-cell office:value-type="float" office:value="1314.89" table:style-name="ce72">
            <text:p>1,315</text:p>
          </table:table-cell>
          <table:table-cell office:value-type="float" office:value="1357.3233032258065" table:style-name="ce72">
            <text:p>1,357</text:p>
          </table:table-cell>
          <table:table-cell office:value-type="float" office:value="1395.13" table:style-name="ce72">
            <text:p>1,395</text:p>
          </table:table-cell>
          <table:table-cell office:value-type="float" office:value="1390.92" table:style-name="ce72">
            <text:p>1,391</text:p>
          </table:table-cell>
          <table:table-cell office:value-type="float" office:value="1390.23" table:style-name="ce72">
            <text:p>1,390</text:p>
          </table:table-cell>
          <table:table-cell office:value-type="float" office:value="1279.49" table:style-name="ce72">
            <text:p>1,279</text:p>
          </table:table-cell>
          <table:table-cell office:value-type="float" office:value="1304.22" table:style-name="ce72">
            <text:p>1,304</text:p>
          </table:table-cell>
          <table:table-cell office:value-type="float" office:value="1346.87" table:style-name="ce72">
            <text:p>1,347</text:p>
          </table:table-cell>
          <table:table-cell office:value-type="float" office:value="1400.58" table:style-name="ce73">
            <text:p><text:s/>1,401<text:s/></text:p>
          </table:table-cell>
          <table:table-cell office:value-type="float" office:value="1463.71" table:style-name="ce74">
            <text:p>1,464</text:p>
          </table:table-cell>
          <table:table-cell office:value-type="float" office:value="1528.78" table:style-name="ce72">
            <text:p>1,529</text:p>
          </table:table-cell>
          <table:table-cell office:value-type="float" office:value="1636.76" table:style-name="ce72">
            <text:p>1,637</text:p>
          </table:table-cell>
          <table:table-cell office:value-type="float" office:value="1699.39" table:style-name="ce72">
            <text:p>1,699</text:p>
          </table:table-cell>
          <table:table-cell office:value-type="float" office:value="1735" table:style-name="ce72">
            <text:p>1,735</text:p>
          </table:table-cell>
          <table:table-cell office:value-type="float" office:value="1804.29" table:style-name="ce72">
            <text:p>1,804</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1"/>
          <table:table-cell table:number-columns-repeated="16345"/>
        </table:table-row>
        <table:table-row table:style-name="ro27">
          <table:table-cell office:value-type="string" table:style-name="ce63">
            <text:p>E5014</text:p>
          </table:table-cell>
          <table:table-cell office:value-type="string" table:style-name="ce63">
            <text:p>E09000013</text:p>
          </table:table-cell>
          <table:table-cell office:value-type="string" table:style-name="ce63">
            <text:p>Hammersmith &amp; Fulham</text:p>
          </table:table-cell>
          <table:table-cell office:value-type="string" table:style-name="ce63">
            <text:p>YES</text:p>
          </table:table-cell>
          <table:table-cell office:value-type="string" table:style-name="ce63">
            <text:p>ILB</text:p>
          </table:table-cell>
          <table:table-cell office:value-type="float" office:value="508" table:style-name="ce72">
            <text:p>508</text:p>
          </table:table-cell>
          <table:table-cell office:value-type="float" office:value="510.81" table:style-name="ce72">
            <text:p>511</text:p>
          </table:table-cell>
          <table:table-cell office:value-type="float" office:value="598.37" table:style-name="ce72">
            <text:p>598</text:p>
          </table:table-cell>
          <table:table-cell office:value-type="float" office:value="707.75" table:style-name="ce72">
            <text:p>708</text:p>
          </table:table-cell>
          <table:table-cell office:value-type="float" office:value="776.77" table:style-name="ce72">
            <text:p>777</text:p>
          </table:table-cell>
          <table:table-cell office:value-type="float" office:value="779" table:style-name="ce72">
            <text:p>779</text:p>
          </table:table-cell>
          <table:table-cell office:value-type="float" office:value="810.66" table:style-name="ce72">
            <text:p>811</text:p>
          </table:table-cell>
          <table:table-cell office:value-type="float" office:value="859.13" table:style-name="ce72">
            <text:p>859</text:p>
          </table:table-cell>
          <table:table-cell office:value-type="float" office:value="907.6" table:style-name="ce72">
            <text:p>908</text:p>
          </table:table-cell>
          <table:table-cell office:value-type="float" office:value="942.77" table:style-name="ce72">
            <text:p>943</text:p>
          </table:table-cell>
          <table:table-cell office:value-type="float" office:value="1070.56" table:style-name="ce72">
            <text:p>1,071</text:p>
          </table:table-cell>
          <table:table-cell office:value-type="float" office:value="1161.01" table:style-name="ce72">
            <text:p>1,161</text:p>
          </table:table-cell>
          <table:table-cell office:value-type="float" office:value="1168.94" table:style-name="ce72">
            <text:p>1,169</text:p>
          </table:table-cell>
          <table:table-cell office:value-type="float" office:value="1224.99" table:style-name="ce72">
            <text:p>1,225</text:p>
          </table:table-cell>
          <table:table-cell office:value-type="float" office:value="1216.74" table:style-name="ce72">
            <text:p>1,217</text:p>
          </table:table-cell>
          <table:table-cell office:value-type="float" office:value="1202.79" table:style-name="ce72">
            <text:p>1,203</text:p>
          </table:table-cell>
          <table:table-cell office:value-type="float" office:value="1165.1647835867823" table:style-name="ce72">
            <text:p>1,165</text:p>
          </table:table-cell>
          <table:table-cell office:value-type="float" office:value="1130.7" table:style-name="ce72">
            <text:p>1,131</text:p>
          </table:table-cell>
          <table:table-cell office:value-type="float" office:value="1127.1099999999999" table:style-name="ce72">
            <text:p>1,127</text:p>
          </table:table-cell>
          <table:table-cell office:value-type="float" office:value="1095.83" table:style-name="ce72">
            <text:p>1,096</text:p>
          </table:table-cell>
          <table:table-cell office:value-type="float" office:value="901.87" table:style-name="ce72">
            <text:p>902</text:p>
          </table:table-cell>
          <table:table-cell office:value-type="float" office:value="884.2" table:style-name="ce72">
            <text:p>884</text:p>
          </table:table-cell>
          <table:table-cell office:value-type="float" office:value="892.28" table:style-name="ce72">
            <text:p>892</text:p>
          </table:table-cell>
          <table:table-cell office:value-type="float" office:value="892.05" table:style-name="ce73">
            <text:p><text:s/>892<text:s/></text:p>
          </table:table-cell>
          <table:table-cell office:value-type="float" office:value="909.6" table:style-name="ce74">
            <text:p>910</text:p>
          </table:table-cell>
          <table:table-cell office:value-type="float" office:value="935.77" table:style-name="ce72">
            <text:p>936</text:p>
          </table:table-cell>
          <table:table-cell office:value-type="float" office:value="998.93" table:style-name="ce72">
            <text:p>999</text:p>
          </table:table-cell>
          <table:table-cell office:value-type="float" office:value="1040.73" table:style-name="ce72">
            <text:p>1,041</text:p>
          </table:table-cell>
          <table:table-cell office:value-type="float" office:value="1097.6199999999999" table:style-name="ce72">
            <text:p>1,098</text:p>
          </table:table-cell>
          <table:table-cell office:value-type="float" office:value="1136.5999999999999" table:style-name="ce72">
            <text:p>1,137</text:p>
          </table:table-cell>
          <table:table-cell office:value-type="float" office:value="1217.68" table:style-name="ce72">
            <text:p>1,218</text:p>
          </table:table-cell>
          <table:table-cell office:value-type="float" office:value="1313" table:style-name="ce72">
            <text:p>1,313</text:p>
          </table:table-cell>
          <table:table-cell office:value-type="float" office:value="1399.29" table:style-name="ce72">
            <text:p>1,399</text:p>
          </table:table-cell>
          <table:table-cell table:style-name="ce71"/>
          <table:table-cell table:number-columns-repeated="16345"/>
        </table:table-row>
        <table:table-row table:style-name="ro27">
          <table:table-cell office:value-type="string" table:style-name="ce63">
            <text:p>E2433</text:p>
          </table:table-cell>
          <table:table-cell office:value-type="string" table:style-name="ce63">
            <text:p>E07000131</text:p>
          </table:table-cell>
          <table:table-cell office:value-type="string" table:style-name="ce63">
            <text:p>Harborough</text:p>
          </table:table-cell>
          <table:table-cell office:value-type="string" table:style-name="ce63">
            <text:p>YES</text:p>
          </table:table-cell>
          <table:table-cell office:value-type="string" table:style-name="ce63">
            <text:p>SD</text:p>
          </table:table-cell>
          <table:table-cell office:value-type="float" office:value="451" table:style-name="ce72">
            <text:p>451</text:p>
          </table:table-cell>
          <table:table-cell office:value-type="float" office:value="525.04" table:style-name="ce72">
            <text:p>525</text:p>
          </table:table-cell>
          <table:table-cell office:value-type="float" office:value="551.42999999999995" table:style-name="ce72">
            <text:p>551</text:p>
          </table:table-cell>
          <table:table-cell office:value-type="float" office:value="565.42999999999995" table:style-name="ce72">
            <text:p>565</text:p>
          </table:table-cell>
          <table:table-cell office:value-type="float" office:value="640.27" table:style-name="ce72">
            <text:p>640</text:p>
          </table:table-cell>
          <table:table-cell office:value-type="float" office:value="698.02" table:style-name="ce72">
            <text:p>698</text:p>
          </table:table-cell>
          <table:table-cell office:value-type="float" office:value="742.66" table:style-name="ce72">
            <text:p>743</text:p>
          </table:table-cell>
          <table:table-cell office:value-type="float" office:value="800.38" table:style-name="ce72">
            <text:p>800</text:p>
          </table:table-cell>
          <table:table-cell office:value-type="float" office:value="856.29" table:style-name="ce72">
            <text:p>856</text:p>
          </table:table-cell>
          <table:table-cell office:value-type="float" office:value="957.34" table:style-name="ce72">
            <text:p>957</text:p>
          </table:table-cell>
          <table:table-cell office:value-type="float" office:value="1045.71" table:style-name="ce72">
            <text:p>1,046</text:p>
          </table:table-cell>
          <table:table-cell office:value-type="float" office:value="1127.33" table:style-name="ce72">
            <text:p>1,127</text:p>
          </table:table-cell>
          <table:table-cell office:value-type="float" office:value="1162.3900000000001" table:style-name="ce72">
            <text:p>1,162</text:p>
          </table:table-cell>
          <table:table-cell office:value-type="float" office:value="1217.7" table:style-name="ce72">
            <text:p>1,218</text:p>
          </table:table-cell>
          <table:table-cell office:value-type="float" office:value="1267.54" table:style-name="ce72">
            <text:p>1,268</text:p>
          </table:table-cell>
          <table:table-cell office:value-type="float" office:value="1336.1" table:style-name="ce72">
            <text:p>1,336</text:p>
          </table:table-cell>
          <table:table-cell office:value-type="float" office:value="1370.5031893421362" table:style-name="ce72">
            <text:p>1,371</text:p>
          </table:table-cell>
          <table:table-cell office:value-type="float" office:value="1399.69" table:style-name="ce72">
            <text:p>1,400</text:p>
          </table:table-cell>
          <table:table-cell office:value-type="float" office:value="1410.47" table:style-name="ce72">
            <text:p>1,410</text:p>
          </table:table-cell>
          <table:table-cell office:value-type="float" office:value="1407.53" table:style-name="ce72">
            <text:p>1,408</text:p>
          </table:table-cell>
          <table:table-cell office:value-type="float" office:value="1321.8" table:style-name="ce72">
            <text:p>1,322</text:p>
          </table:table-cell>
          <table:table-cell office:value-type="float" office:value="1313.79" table:style-name="ce72">
            <text:p>1,314</text:p>
          </table:table-cell>
          <table:table-cell office:value-type="float" office:value="1341.65" table:style-name="ce72">
            <text:p>1,342</text:p>
          </table:table-cell>
          <table:table-cell office:value-type="float" office:value="1394.27" table:style-name="ce73">
            <text:p><text:s/>1,394<text:s/></text:p>
          </table:table-cell>
          <table:table-cell office:value-type="float" office:value="1451.48" table:style-name="ce74">
            <text:p>1,451</text:p>
          </table:table-cell>
          <table:table-cell office:value-type="float" office:value="1563.83" table:style-name="ce72">
            <text:p>1,564</text:p>
          </table:table-cell>
          <table:table-cell office:value-type="float" office:value="1635.75" table:style-name="ce72">
            <text:p>1,636</text:p>
          </table:table-cell>
          <table:table-cell office:value-type="float" office:value="1707.08" table:style-name="ce72">
            <text:p>1,707</text:p>
          </table:table-cell>
          <table:table-cell office:value-type="float" office:value="1766.51" table:style-name="ce72">
            <text:p>1,767</text:p>
          </table:table-cell>
          <table:table-cell office:value-type="float" office:value="1826.48" table:style-name="ce72">
            <text:p>1,826</text:p>
          </table:table-cell>
          <table:table-cell office:value-type="float" office:value="1908.44" table:style-name="ce72">
            <text:p>1,908</text:p>
          </table:table-cell>
          <table:table-cell office:value-type="float" office:value="1992" table:style-name="ce72">
            <text:p>1,992</text:p>
          </table:table-cell>
          <table:table-cell office:value-type="float" office:value="2098.3200000000002" table:style-name="ce72">
            <text:p>2,098</text:p>
          </table:table-cell>
          <table:table-cell table:style-name="ce71"/>
          <table:table-cell table:number-columns-repeated="16345"/>
        </table:table-row>
        <table:table-row table:style-name="ro27">
          <table:table-cell office:value-type="string" table:style-name="ce63">
            <text:p>E5038</text:p>
          </table:table-cell>
          <table:table-cell office:value-type="string" table:style-name="ce63">
            <text:p>E09000014</text:p>
          </table:table-cell>
          <table:table-cell office:value-type="string" table:style-name="ce63">
            <text:p>Haringey</text:p>
          </table:table-cell>
          <table:table-cell office:value-type="string" table:style-name="ce63">
            <text:p>YES</text:p>
          </table:table-cell>
          <table:table-cell office:value-type="string" table:style-name="ce63">
            <text:p>OLB</text:p>
          </table:table-cell>
          <table:table-cell office:value-type="float" office:value="624" table:style-name="ce72">
            <text:p>624</text:p>
          </table:table-cell>
          <table:table-cell office:value-type="float" office:value="598.72" table:style-name="ce72">
            <text:p>599</text:p>
          </table:table-cell>
          <table:table-cell office:value-type="float" office:value="662.2" table:style-name="ce72">
            <text:p>662</text:p>
          </table:table-cell>
          <table:table-cell office:value-type="float" office:value="680.12" table:style-name="ce72">
            <text:p>680</text:p>
          </table:table-cell>
          <table:table-cell office:value-type="float" office:value="717.82" table:style-name="ce72">
            <text:p>718</text:p>
          </table:table-cell>
          <table:table-cell office:value-type="float" office:value="738.97" table:style-name="ce72">
            <text:p>739</text:p>
          </table:table-cell>
          <table:table-cell office:value-type="float" office:value="772.56" table:style-name="ce72">
            <text:p>773</text:p>
          </table:table-cell>
          <table:table-cell office:value-type="float" office:value="802.84" table:style-name="ce72">
            <text:p>803</text:p>
          </table:table-cell>
          <table:table-cell office:value-type="float" office:value="826.26" table:style-name="ce72">
            <text:p>826</text:p>
          </table:table-cell>
          <table:table-cell office:value-type="float" office:value="845.96" table:style-name="ce72">
            <text:p>846</text:p>
          </table:table-cell>
          <table:table-cell office:value-type="float" office:value="1011.61" table:style-name="ce72">
            <text:p>1,012</text:p>
          </table:table-cell>
          <table:table-cell office:value-type="float" office:value="1097.6400000000001" table:style-name="ce72">
            <text:p>1,098</text:p>
          </table:table-cell>
          <table:table-cell office:value-type="float" office:value="1166.76" table:style-name="ce72">
            <text:p>1,167</text:p>
          </table:table-cell>
          <table:table-cell office:value-type="float" office:value="1218.26" table:style-name="ce72">
            <text:p>1,218</text:p>
          </table:table-cell>
          <table:table-cell office:value-type="float" office:value="1256.6199999999999" table:style-name="ce72">
            <text:p>1,257</text:p>
          </table:table-cell>
          <table:table-cell office:value-type="float" office:value="1289.79" table:style-name="ce72">
            <text:p>1,290</text:p>
          </table:table-cell>
          <table:table-cell office:value-type="float" office:value="1298.9865840820123" table:style-name="ce72">
            <text:p>1,299</text:p>
          </table:table-cell>
          <table:table-cell office:value-type="float" office:value="1291.43" table:style-name="ce72">
            <text:p>1,291</text:p>
          </table:table-cell>
          <table:table-cell office:value-type="float" office:value="1291.06" table:style-name="ce72">
            <text:p>1,291</text:p>
          </table:table-cell>
          <table:table-cell office:value-type="float" office:value="1288.78" table:style-name="ce72">
            <text:p>1,289</text:p>
          </table:table-cell>
          <table:table-cell office:value-type="float" office:value="928.05" table:style-name="ce72">
            <text:p>928</text:p>
          </table:table-cell>
          <table:table-cell office:value-type="float" office:value="959.32" table:style-name="ce72">
            <text:p>959</text:p>
          </table:table-cell>
          <table:table-cell office:value-type="float" office:value="1001.06" table:style-name="ce72">
            <text:p>1,001</text:p>
          </table:table-cell>
          <table:table-cell office:value-type="float" office:value="1014.48" table:style-name="ce73">
            <text:p><text:s/>1,014<text:s/></text:p>
          </table:table-cell>
          <table:table-cell office:value-type="float" office:value="1078.93" table:style-name="ce74">
            <text:p>1,079</text:p>
          </table:table-cell>
          <table:table-cell office:value-type="float" office:value="1135.45" table:style-name="ce72">
            <text:p>1,135</text:p>
          </table:table-cell>
          <table:table-cell office:value-type="float" office:value="1175.75" table:style-name="ce72">
            <text:p>1,176</text:p>
          </table:table-cell>
          <table:table-cell office:value-type="float" office:value="1236.03" table:style-name="ce72">
            <text:p>1,236</text:p>
          </table:table-cell>
          <table:table-cell office:value-type="float" office:value="1269.47" table:style-name="ce72">
            <text:p>1,269</text:p>
          </table:table-cell>
          <table:table-cell office:value-type="float" office:value="1360.77" table:style-name="ce72">
            <text:p>1,361</text:p>
          </table:table-cell>
          <table:table-cell office:value-type="float" office:value="1434.87" table:style-name="ce72">
            <text:p>1,435</text:p>
          </table:table-cell>
          <table:table-cell office:value-type="float" office:value="1541" table:style-name="ce72">
            <text:p>1,541</text:p>
          </table:table-cell>
          <table:table-cell office:value-type="float" office:value="1625.72" table:style-name="ce72">
            <text:p>1,626</text:p>
          </table:table-cell>
          <table:table-cell table:style-name="ce71"/>
          <table:table-cell table:number-columns-repeated="16345"/>
        </table:table-row>
        <table:table-row table:style-name="ro27">
          <table:table-cell office:value-type="string" table:style-name="ce63">
            <text:p>E1538</text:p>
          </table:table-cell>
          <table:table-cell office:value-type="string" table:style-name="ce63">
            <text:p>E07000073</text:p>
          </table:table-cell>
          <table:table-cell office:value-type="string" table:style-name="ce63">
            <text:p>Harlow</text:p>
          </table:table-cell>
          <table:table-cell office:value-type="string" table:style-name="ce63">
            <text:p>YES</text:p>
          </table:table-cell>
          <table:table-cell office:value-type="string" table:style-name="ce63">
            <text:p>SD</text:p>
          </table:table-cell>
          <table:table-cell office:value-type="float" office:value="571" table:style-name="ce72">
            <text:p>571</text:p>
          </table:table-cell>
          <table:table-cell office:value-type="float" office:value="556.83000000000004" table:style-name="ce72">
            <text:p>557</text:p>
          </table:table-cell>
          <table:table-cell office:value-type="float" office:value="534.47" table:style-name="ce72">
            <text:p>534</text:p>
          </table:table-cell>
          <table:table-cell office:value-type="float" office:value="567.17999999999995" table:style-name="ce72">
            <text:p>567</text:p>
          </table:table-cell>
          <table:table-cell office:value-type="float" office:value="573.79999999999995" table:style-name="ce72">
            <text:p>574</text:p>
          </table:table-cell>
          <table:table-cell office:value-type="float" office:value="675.34" table:style-name="ce72">
            <text:p>675</text:p>
          </table:table-cell>
          <table:table-cell office:value-type="float" office:value="718.39" table:style-name="ce72">
            <text:p>718</text:p>
          </table:table-cell>
          <table:table-cell office:value-type="float" office:value="761.38" table:style-name="ce72">
            <text:p>761</text:p>
          </table:table-cell>
          <table:table-cell office:value-type="float" office:value="810.17" table:style-name="ce72">
            <text:p>810</text:p>
          </table:table-cell>
          <table:table-cell office:value-type="float" office:value="868.32" table:style-name="ce72">
            <text:p>868</text:p>
          </table:table-cell>
          <table:table-cell office:value-type="float" office:value="971.57" table:style-name="ce72">
            <text:p>972</text:p>
          </table:table-cell>
          <table:table-cell office:value-type="float" office:value="1033.83" table:style-name="ce72">
            <text:p>1,034</text:p>
          </table:table-cell>
          <table:table-cell office:value-type="float" office:value="1067.3" table:style-name="ce72">
            <text:p>1,067</text:p>
          </table:table-cell>
          <table:table-cell office:value-type="float" office:value="1111.8" table:style-name="ce72">
            <text:p>1,112</text:p>
          </table:table-cell>
          <table:table-cell office:value-type="float" office:value="1166.43" table:style-name="ce72">
            <text:p>1,166</text:p>
          </table:table-cell>
          <table:table-cell office:value-type="float" office:value="1207.68" table:style-name="ce72">
            <text:p>1,208</text:p>
          </table:table-cell>
          <table:table-cell office:value-type="float" office:value="1245.3593203084238" table:style-name="ce72">
            <text:p>1,245</text:p>
          </table:table-cell>
          <table:table-cell office:value-type="float" office:value="1262.18" table:style-name="ce72">
            <text:p>1,262</text:p>
          </table:table-cell>
          <table:table-cell office:value-type="float" office:value="1259.3399999999999" table:style-name="ce72">
            <text:p>1,259</text:p>
          </table:table-cell>
          <table:table-cell office:value-type="float" office:value="1257.19" table:style-name="ce72">
            <text:p>1,257</text:p>
          </table:table-cell>
          <table:table-cell office:value-type="float" office:value="1025.8599999999999" table:style-name="ce72">
            <text:p>1,026</text:p>
          </table:table-cell>
          <table:table-cell office:value-type="float" office:value="1059.57" table:style-name="ce72">
            <text:p>1,060</text:p>
          </table:table-cell>
          <table:table-cell office:value-type="float" office:value="1057.6500000000001" table:style-name="ce72">
            <text:p>1,058</text:p>
          </table:table-cell>
          <table:table-cell office:value-type="float" office:value="1094.74" table:style-name="ce73">
            <text:p><text:s/>1,095<text:s/></text:p>
          </table:table-cell>
          <table:table-cell office:value-type="float" office:value="1150.54" table:style-name="ce74">
            <text:p>1,151</text:p>
          </table:table-cell>
          <table:table-cell office:value-type="float" office:value="1213.04" table:style-name="ce72">
            <text:p>1,213</text:p>
          </table:table-cell>
          <table:table-cell office:value-type="float" office:value="1287" table:style-name="ce72">
            <text:p>1,287</text:p>
          </table:table-cell>
          <table:table-cell office:value-type="float" office:value="1348.36" table:style-name="ce72">
            <text:p>1,348</text:p>
          </table:table-cell>
          <table:table-cell office:value-type="float" office:value="1375.72" table:style-name="ce72">
            <text:p>1,376</text:p>
          </table:table-cell>
          <table:table-cell office:value-type="float" office:value="1433.8" table:style-name="ce72">
            <text:p>1,434</text:p>
          </table:table-cell>
          <table:table-cell office:value-type="float" office:value="1495.63" table:style-name="ce72">
            <text:p>1,496</text:p>
          </table:table-cell>
          <table:table-cell office:value-type="float" office:value="1563" table:style-name="ce72">
            <text:p>1,563</text:p>
          </table:table-cell>
          <table:table-cell office:value-type="float" office:value="1635.96" table:style-name="ce72">
            <text:p>1,636</text:p>
          </table:table-cell>
          <table:table-cell table:style-name="ce71"/>
          <table:table-cell table:number-columns-repeated="16345"/>
        </table:table-row>
        <table:table-row table:style-name="ro27">
          <table:table-cell office:value-type="string" table:style-name="ce63">
            <text:p>E2753</text:p>
          </table:table-cell>
          <table:table-cell office:value-type="string" table:style-name="ce63">
            <text:p>E07000165</text:p>
          </table:table-cell>
          <table:table-cell office:value-type="string" table:style-name="ce63">
            <text:p>Harrogate</text:p>
          </table:table-cell>
          <table:table-cell office:value-type="string" table:style-name="ce63">
            <text:p>NO</text:p>
          </table:table-cell>
          <table:table-cell office:value-type="string" table:style-name="ce63">
            <text:p>SD</text:p>
          </table:table-cell>
          <table:table-cell office:value-type="float" office:value="529" table:style-name="ce72">
            <text:p>529</text:p>
          </table:table-cell>
          <table:table-cell office:value-type="float" office:value="539.54" table:style-name="ce72">
            <text:p>540</text:p>
          </table:table-cell>
          <table:table-cell office:value-type="float" office:value="563.66999999999996" table:style-name="ce72">
            <text:p>564</text:p>
          </table:table-cell>
          <table:table-cell office:value-type="float" office:value="566.52" table:style-name="ce72">
            <text:p>567</text:p>
          </table:table-cell>
          <table:table-cell office:value-type="float" office:value="609.34" table:style-name="ce72">
            <text:p>609</text:p>
          </table:table-cell>
          <table:table-cell office:value-type="float" office:value="655.13" table:style-name="ce72">
            <text:p>655</text:p>
          </table:table-cell>
          <table:table-cell office:value-type="float" office:value="714.34" table:style-name="ce72">
            <text:p>714</text:p>
          </table:table-cell>
          <table:table-cell office:value-type="float" office:value="759" table:style-name="ce72">
            <text:p>759</text:p>
          </table:table-cell>
          <table:table-cell office:value-type="float" office:value="823.41" table:style-name="ce72">
            <text:p>823</text:p>
          </table:table-cell>
          <table:table-cell office:value-type="float" office:value="918.36" table:style-name="ce72">
            <text:p>918</text:p>
          </table:table-cell>
          <table:table-cell office:value-type="float" office:value="1070.43" table:style-name="ce72">
            <text:p>1,070</text:p>
          </table:table-cell>
          <table:table-cell office:value-type="float" office:value="1160.3" table:style-name="ce72">
            <text:p>1,160</text:p>
          </table:table-cell>
          <table:table-cell office:value-type="float" office:value="1208.1400000000001" table:style-name="ce72">
            <text:p>1,208</text:p>
          </table:table-cell>
          <table:table-cell office:value-type="float" office:value="1264.5" table:style-name="ce72">
            <text:p>1,265</text:p>
          </table:table-cell>
          <table:table-cell office:value-type="float" office:value="1322.18" table:style-name="ce72">
            <text:p>1,322</text:p>
          </table:table-cell>
          <table:table-cell office:value-type="float" office:value="1380.36" table:style-name="ce72">
            <text:p>1,380</text:p>
          </table:table-cell>
          <table:table-cell office:value-type="float" office:value="1430.6631902067829" table:style-name="ce72">
            <text:p>1,431</text:p>
          </table:table-cell>
          <table:table-cell office:value-type="float" office:value="1462.5" table:style-name="ce72">
            <text:p>1,463</text:p>
          </table:table-cell>
          <table:table-cell office:value-type="float" office:value="1459.81" table:style-name="ce72">
            <text:p>1,460</text:p>
          </table:table-cell>
          <table:table-cell office:value-type="float" office:value="1455.52" table:style-name="ce72">
            <text:p>1,456</text:p>
          </table:table-cell>
          <table:table-cell office:value-type="float" office:value="1354.63" table:style-name="ce72">
            <text:p>1,355</text:p>
          </table:table-cell>
          <table:table-cell office:value-type="float" office:value="1359.81" table:style-name="ce72">
            <text:p>1,360</text:p>
          </table:table-cell>
          <table:table-cell office:value-type="float" office:value="1391.6" table:style-name="ce72">
            <text:p>1,392</text:p>
          </table:table-cell>
          <table:table-cell office:value-type="float" office:value="1453.85" table:style-name="ce73">
            <text:p><text:s/>1,454<text:s/></text:p>
          </table:table-cell>
          <table:table-cell office:value-type="float" office:value="1527.85" table:style-name="ce74">
            <text:p>1,528</text:p>
          </table:table-cell>
          <table:table-cell office:value-type="float" office:value="1600.02" table:style-name="ce72">
            <text:p>1,600</text:p>
          </table:table-cell>
          <table:table-cell office:value-type="float" office:value="1688.08" table:style-name="ce72">
            <text:p>1,688</text:p>
          </table:table-cell>
          <table:table-cell office:value-type="float" office:value="1760.05" table:style-name="ce72">
            <text:p>1,760</text:p>
          </table:table-cell>
          <table:table-cell office:value-type="float" office:value="1811.25" table:style-name="ce72">
            <text:p>1,811</text:p>
          </table:table-cell>
          <table:table-cell office:value-type="float" office:value="1875.71" table:style-name="ce72">
            <text:p>1,876</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1"/>
          <table:table-cell table:number-columns-repeated="16345"/>
        </table:table-row>
        <table:table-row table:style-name="ro27">
          <table:table-cell office:value-type="string" table:style-name="ce63">
            <text:p>E5039</text:p>
          </table:table-cell>
          <table:table-cell office:value-type="string" table:style-name="ce63">
            <text:p>E09000015</text:p>
          </table:table-cell>
          <table:table-cell office:value-type="string" table:style-name="ce63">
            <text:p>Harrow</text:p>
          </table:table-cell>
          <table:table-cell office:value-type="string" table:style-name="ce63">
            <text:p>YES</text:p>
          </table:table-cell>
          <table:table-cell office:value-type="string" table:style-name="ce63">
            <text:p>OLB</text:p>
          </table:table-cell>
          <table:table-cell office:value-type="float" office:value="555" table:style-name="ce72">
            <text:p>555</text:p>
          </table:table-cell>
          <table:table-cell office:value-type="float" office:value="558.19000000000005" table:style-name="ce72">
            <text:p>558</text:p>
          </table:table-cell>
          <table:table-cell office:value-type="float" office:value="555.25" table:style-name="ce72">
            <text:p>555</text:p>
          </table:table-cell>
          <table:table-cell office:value-type="float" office:value="581.38" table:style-name="ce72">
            <text:p>581</text:p>
          </table:table-cell>
          <table:table-cell office:value-type="float" office:value="673.76" table:style-name="ce72">
            <text:p>674</text:p>
          </table:table-cell>
          <table:table-cell office:value-type="float" office:value="735.29" table:style-name="ce72">
            <text:p>735</text:p>
          </table:table-cell>
          <table:table-cell office:value-type="float" office:value="803.56" table:style-name="ce72">
            <text:p>804</text:p>
          </table:table-cell>
          <table:table-cell office:value-type="float" office:value="873.74" table:style-name="ce72">
            <text:p>874</text:p>
          </table:table-cell>
          <table:table-cell office:value-type="float" office:value="952.51" table:style-name="ce72">
            <text:p>953</text:p>
          </table:table-cell>
          <table:table-cell office:value-type="float" office:value="1042.25" table:style-name="ce72">
            <text:p>1,042</text:p>
          </table:table-cell>
          <table:table-cell office:value-type="float" office:value="1270.26" table:style-name="ce72">
            <text:p>1,270</text:p>
          </table:table-cell>
          <table:table-cell office:value-type="float" office:value="1327.34" table:style-name="ce72">
            <text:p>1,327</text:p>
          </table:table-cell>
          <table:table-cell office:value-type="float" office:value="1351.38" table:style-name="ce72">
            <text:p>1,351</text:p>
          </table:table-cell>
          <table:table-cell office:value-type="float" office:value="1407.29" table:style-name="ce72">
            <text:p>1,407</text:p>
          </table:table-cell>
          <table:table-cell office:value-type="float" office:value="1469.89" table:style-name="ce72">
            <text:p>1,470</text:p>
          </table:table-cell>
          <table:table-cell office:value-type="float" office:value="1511.29" table:style-name="ce72">
            <text:p>1,511</text:p>
          </table:table-cell>
          <table:table-cell office:value-type="float" office:value="1545.3683866034009" table:style-name="ce72">
            <text:p>1,545</text:p>
          </table:table-cell>
          <table:table-cell office:value-type="float" office:value="1541.46" table:style-name="ce72">
            <text:p>1,541</text:p>
          </table:table-cell>
          <table:table-cell office:value-type="float" office:value="1545.02" table:style-name="ce72">
            <text:p>1,545</text:p>
          </table:table-cell>
          <table:table-cell office:value-type="float" office:value="1547.69" table:style-name="ce72">
            <text:p>1,548</text:p>
          </table:table-cell>
          <table:table-cell office:value-type="float" office:value="1360.56" table:style-name="ce72">
            <text:p>1,361</text:p>
          </table:table-cell>
          <table:table-cell office:value-type="float" office:value="1369.82" table:style-name="ce72">
            <text:p>1,370</text:p>
          </table:table-cell>
          <table:table-cell office:value-type="float" office:value="1408.39" table:style-name="ce72">
            <text:p>1,408</text:p>
          </table:table-cell>
          <table:table-cell office:value-type="float" office:value="1461.04" table:style-name="ce73">
            <text:p><text:s/>1,461<text:s/></text:p>
          </table:table-cell>
          <table:table-cell office:value-type="float" office:value="1530.1" table:style-name="ce74">
            <text:p>1,530</text:p>
          </table:table-cell>
          <table:table-cell office:value-type="float" office:value="1591.3" table:style-name="ce72">
            <text:p>1,591</text:p>
          </table:table-cell>
          <table:table-cell office:value-type="float" office:value="1698.67" table:style-name="ce72">
            <text:p>1,699</text:p>
          </table:table-cell>
          <table:table-cell office:value-type="float" office:value="1770.84" table:style-name="ce72">
            <text:p>1,771</text:p>
          </table:table-cell>
          <table:table-cell office:value-type="float" office:value="1850.23" table:style-name="ce72">
            <text:p>1,850</text:p>
          </table:table-cell>
          <table:table-cell office:value-type="float" office:value="1941.58" table:style-name="ce72">
            <text:p>1,942</text:p>
          </table:table-cell>
          <table:table-cell office:value-type="float" office:value="2044.78" table:style-name="ce72">
            <text:p>2,045</text:p>
          </table:table-cell>
          <table:table-cell office:value-type="float" office:value="2154" table:style-name="ce72">
            <text:p>2,154</text:p>
          </table:table-cell>
          <table:table-cell office:value-type="float" office:value="2290.83" table:style-name="ce72">
            <text:p>2,291</text:p>
          </table:table-cell>
          <table:table-cell table:style-name="ce71"/>
          <table:table-cell table:number-columns-repeated="16345"/>
        </table:table-row>
        <table:table-row table:style-name="ro27">
          <table:table-cell office:value-type="string" table:style-name="ce63">
            <text:p>E1736</text:p>
          </table:table-cell>
          <table:table-cell office:value-type="string" table:style-name="ce63">
            <text:p>E07000089</text:p>
          </table:table-cell>
          <table:table-cell office:value-type="string" table:style-name="ce63">
            <text:p>Hart</text:p>
          </table:table-cell>
          <table:table-cell office:value-type="string" table:style-name="ce63">
            <text:p>YES</text:p>
          </table:table-cell>
          <table:table-cell office:value-type="string" table:style-name="ce63">
            <text:p>SD</text:p>
          </table:table-cell>
          <table:table-cell office:value-type="float" office:value="496" table:style-name="ce72">
            <text:p>496</text:p>
          </table:table-cell>
          <table:table-cell office:value-type="float" office:value="550.79999999999995" table:style-name="ce72">
            <text:p>551</text:p>
          </table:table-cell>
          <table:table-cell office:value-type="float" office:value="619.17999999999995" table:style-name="ce72">
            <text:p>619</text:p>
          </table:table-cell>
          <table:table-cell office:value-type="float" office:value="653.80999999999995" table:style-name="ce72">
            <text:p>654</text:p>
          </table:table-cell>
          <table:table-cell office:value-type="float" office:value="721.7" table:style-name="ce72">
            <text:p>722</text:p>
          </table:table-cell>
          <table:table-cell office:value-type="float" office:value="790.67" table:style-name="ce72">
            <text:p>791</text:p>
          </table:table-cell>
          <table:table-cell office:value-type="float" office:value="858.65" table:style-name="ce72">
            <text:p>859</text:p>
          </table:table-cell>
          <table:table-cell office:value-type="float" office:value="906.72" table:style-name="ce72">
            <text:p>907</text:p>
          </table:table-cell>
          <table:table-cell office:value-type="float" office:value="954.44" table:style-name="ce72">
            <text:p>954</text:p>
          </table:table-cell>
          <table:table-cell office:value-type="float" office:value="1057.5999999999999" table:style-name="ce72">
            <text:p>1,058</text:p>
          </table:table-cell>
          <table:table-cell office:value-type="float" office:value="1208.06" table:style-name="ce72">
            <text:p>1,208</text:p>
          </table:table-cell>
          <table:table-cell office:value-type="float" office:value="1284.28" table:style-name="ce72">
            <text:p>1,284</text:p>
          </table:table-cell>
          <table:table-cell office:value-type="float" office:value="1323.71" table:style-name="ce72">
            <text:p>1,324</text:p>
          </table:table-cell>
          <table:table-cell office:value-type="float" office:value="1389.25" table:style-name="ce72">
            <text:p>1,389</text:p>
          </table:table-cell>
          <table:table-cell office:value-type="float" office:value="1428.96" table:style-name="ce72">
            <text:p>1,429</text:p>
          </table:table-cell>
          <table:table-cell office:value-type="float" office:value="1507.71" table:style-name="ce72">
            <text:p>1,508</text:p>
          </table:table-cell>
          <table:table-cell office:value-type="float" office:value="1541.3478859997144" table:style-name="ce72">
            <text:p>1,541</text:p>
          </table:table-cell>
          <table:table-cell office:value-type="float" office:value="1577.27" table:style-name="ce72">
            <text:p>1,577</text:p>
          </table:table-cell>
          <table:table-cell office:value-type="float" office:value="1576.87" table:style-name="ce72">
            <text:p>1,577</text:p>
          </table:table-cell>
          <table:table-cell office:value-type="float" office:value="1580.91" table:style-name="ce72">
            <text:p>1,581</text:p>
          </table:table-cell>
          <table:table-cell office:value-type="float" office:value="1531.38" table:style-name="ce72">
            <text:p>1,531</text:p>
          </table:table-cell>
          <table:table-cell office:value-type="float" office:value="1525.22" table:style-name="ce72">
            <text:p>1,525</text:p>
          </table:table-cell>
          <table:table-cell office:value-type="float" office:value="1535.76" table:style-name="ce72">
            <text:p>1,536</text:p>
          </table:table-cell>
          <table:table-cell office:value-type="float" office:value="1609.59" table:style-name="ce73">
            <text:p><text:s/>1,610<text:s/></text:p>
          </table:table-cell>
          <table:table-cell office:value-type="float" office:value="1693.68" table:style-name="ce74">
            <text:p>1,694</text:p>
          </table:table-cell>
          <table:table-cell office:value-type="float" office:value="1801.25" table:style-name="ce72">
            <text:p>1,801</text:p>
          </table:table-cell>
          <table:table-cell office:value-type="float" office:value="1869.78" table:style-name="ce72">
            <text:p>1,870</text:p>
          </table:table-cell>
          <table:table-cell office:value-type="float" office:value="1933.8" table:style-name="ce72">
            <text:p>1,934</text:p>
          </table:table-cell>
          <table:table-cell office:value-type="float" office:value="1989.09" table:style-name="ce72">
            <text:p>1,989</text:p>
          </table:table-cell>
          <table:table-cell office:value-type="float" office:value="2052.6999999999998" table:style-name="ce72">
            <text:p>2,053</text:p>
          </table:table-cell>
          <table:table-cell office:value-type="float" office:value="2151.65" table:style-name="ce72">
            <text:p>2,152</text:p>
          </table:table-cell>
          <table:table-cell office:value-type="float" office:value="2245" table:style-name="ce72">
            <text:p>2,245</text:p>
          </table:table-cell>
          <table:table-cell office:value-type="float" office:value="2358.25" table:style-name="ce72">
            <text:p>2,358</text:p>
          </table:table-cell>
          <table:table-cell table:style-name="ce71"/>
          <table:table-cell table:number-columns-repeated="16345"/>
        </table:table-row>
        <table:table-row table:style-name="ro27">
          <table:table-cell office:value-type="string" table:style-name="ce76">
            <text:p>E0731</text:p>
          </table:table-cell>
          <table:table-cell office:value-type="string" table:style-name="ce63">
            <text:p>[z]</text:p>
          </table:table-cell>
          <table:table-cell office:value-type="string" table:style-name="ce63">
            <text:p>Hartlepool</text:p>
          </table:table-cell>
          <table:table-cell office:value-type="string" table:style-name="ce60">
            <text:p>NO</text:p>
          </table:table-cell>
          <table:table-cell office:value-type="string" table:style-name="ce60">
            <text:p>SD</text:p>
          </table:table-cell>
          <table:table-cell office:value-type="float" office:value="434" table:style-name="ce72">
            <text:p>434</text:p>
          </table:table-cell>
          <table:table-cell office:value-type="float" office:value="487.22" table:style-name="ce72">
            <text:p>487</text:p>
          </table:table-cell>
          <table:table-cell office:value-type="float" office:value="515.9" table:style-name="ce72">
            <text:p>516</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3">
            <text:p>[z]</text:p>
          </table:table-cell>
          <table:table-cell office:value-type="string" table:style-name="ce74">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8"/>
          <table:table-cell table:number-columns-repeated="16345"/>
        </table:table-row>
        <table:table-row table:style-name="ro27">
          <table:table-cell office:value-type="string" table:style-name="ce63">
            <text:p>E0701</text:p>
          </table:table-cell>
          <table:table-cell office:value-type="string" table:style-name="ce63">
            <text:p>E06000001</text:p>
          </table:table-cell>
          <table:table-cell office:value-type="string" table:style-name="ce63">
            <text:p>Hartlepool UA</text:p>
          </table:table-cell>
          <table:table-cell office:value-type="string" table:style-name="ce63">
            <text:p>YES</text:p>
          </table:table-cell>
          <table:table-cell office:value-type="string" table:style-name="ce63">
            <text:p>UA</text:p>
          </table:table-cell>
          <table:table-cell office:value-type="float" office:value="434" table:style-name="ce72">
            <text:p>434</text:p>
          </table:table-cell>
          <table:table-cell office:value-type="float" office:value="487.22" table:style-name="ce72">
            <text:p>487</text:p>
          </table:table-cell>
          <table:table-cell office:value-type="float" office:value="515.9" table:style-name="ce72">
            <text:p>516</text:p>
          </table:table-cell>
          <table:table-cell office:value-type="float" office:value="572.47" table:style-name="ce72">
            <text:p>572</text:p>
          </table:table-cell>
          <table:table-cell office:value-type="float" office:value="601.82000000000005" table:style-name="ce72">
            <text:p>602</text:p>
          </table:table-cell>
          <table:table-cell office:value-type="float" office:value="624.11" table:style-name="ce72">
            <text:p>624</text:p>
          </table:table-cell>
          <table:table-cell office:value-type="float" office:value="655.29999999999995" table:style-name="ce72">
            <text:p>655</text:p>
          </table:table-cell>
          <table:table-cell office:value-type="float" office:value="684.91" table:style-name="ce72">
            <text:p>685</text:p>
          </table:table-cell>
          <table:table-cell office:value-type="float" office:value="716.4" table:style-name="ce72">
            <text:p>716</text:p>
          </table:table-cell>
          <table:table-cell office:value-type="float" office:value="765.63" table:style-name="ce72">
            <text:p>766</text:p>
          </table:table-cell>
          <table:table-cell office:value-type="float" office:value="815.29" table:style-name="ce72">
            <text:p>815</text:p>
          </table:table-cell>
          <table:table-cell office:value-type="float" office:value="873.66" table:style-name="ce72">
            <text:p>874</text:p>
          </table:table-cell>
          <table:table-cell office:value-type="float" office:value="921.23" table:style-name="ce72">
            <text:p>921</text:p>
          </table:table-cell>
          <table:table-cell office:value-type="float" office:value="972.34" table:style-name="ce72">
            <text:p>972</text:p>
          </table:table-cell>
          <table:table-cell office:value-type="float" office:value="1031.71" table:style-name="ce72">
            <text:p>1,032</text:p>
          </table:table-cell>
          <table:table-cell office:value-type="float" office:value="1081.93" table:style-name="ce72">
            <text:p>1,082</text:p>
          </table:table-cell>
          <table:table-cell office:value-type="float" office:value="1117.9664132379248" table:style-name="ce72">
            <text:p>1,118</text:p>
          </table:table-cell>
          <table:table-cell office:value-type="float" office:value="1146.1600000000001" table:style-name="ce72">
            <text:p>1,146</text:p>
          </table:table-cell>
          <table:table-cell office:value-type="float" office:value="1146.8599999999999" table:style-name="ce72">
            <text:p>1,147</text:p>
          </table:table-cell>
          <table:table-cell office:value-type="float" office:value="1153.21" table:style-name="ce72">
            <text:p>1,153</text:p>
          </table:table-cell>
          <table:table-cell office:value-type="float" office:value="890.8" table:style-name="ce72">
            <text:p>891</text:p>
          </table:table-cell>
          <table:table-cell office:value-type="float" office:value="885.04" table:style-name="ce72">
            <text:p>885</text:p>
          </table:table-cell>
          <table:table-cell office:value-type="float" office:value="901.18" table:style-name="ce72">
            <text:p>901</text:p>
          </table:table-cell>
          <table:table-cell office:value-type="float" office:value="967.47" table:style-name="ce73">
            <text:p><text:s/>967<text:s/></text:p>
          </table:table-cell>
          <table:table-cell office:value-type="float" office:value="1014.67" table:style-name="ce74">
            <text:p>1,015</text:p>
          </table:table-cell>
          <table:table-cell office:value-type="float" office:value="1084.67" table:style-name="ce72">
            <text:p>1,085</text:p>
          </table:table-cell>
          <table:table-cell office:value-type="float" office:value="1146.69" table:style-name="ce72">
            <text:p>1,147</text:p>
          </table:table-cell>
          <table:table-cell office:value-type="float" office:value="1205.72" table:style-name="ce72">
            <text:p>1,206</text:p>
          </table:table-cell>
          <table:table-cell office:value-type="float" office:value="1181.06" table:style-name="ce72">
            <text:p>1,181</text:p>
          </table:table-cell>
          <table:table-cell office:value-type="float" office:value="1256.97" table:style-name="ce72">
            <text:p>1,257</text:p>
          </table:table-cell>
          <table:table-cell office:value-type="float" office:value="1333.86" table:style-name="ce72">
            <text:p>1,334</text:p>
          </table:table-cell>
          <table:table-cell office:value-type="float" office:value="1387" table:style-name="ce72">
            <text:p>1,387</text:p>
          </table:table-cell>
          <table:table-cell office:value-type="float" office:value="1475.25" table:style-name="ce72">
            <text:p>1,475</text:p>
          </table:table-cell>
          <table:table-cell table:style-name="ce71"/>
          <table:table-cell table:number-columns-repeated="16345"/>
        </table:table-row>
        <table:table-row table:style-name="ro27">
          <table:table-cell office:value-type="string" table:style-name="ce63">
            <text:p>E1433</text:p>
          </table:table-cell>
          <table:table-cell office:value-type="string" table:style-name="ce63">
            <text:p>E07000062</text:p>
          </table:table-cell>
          <table:table-cell office:value-type="string" table:style-name="ce63">
            <text:p>Hastings</text:p>
          </table:table-cell>
          <table:table-cell office:value-type="string" table:style-name="ce63">
            <text:p>YES</text:p>
          </table:table-cell>
          <table:table-cell office:value-type="string" table:style-name="ce63">
            <text:p>SD</text:p>
          </table:table-cell>
          <table:table-cell office:value-type="float" office:value="387" table:style-name="ce72">
            <text:p>387</text:p>
          </table:table-cell>
          <table:table-cell office:value-type="float" office:value="414.47" table:style-name="ce72">
            <text:p>414</text:p>
          </table:table-cell>
          <table:table-cell office:value-type="float" office:value="419.85" table:style-name="ce72">
            <text:p>420</text:p>
          </table:table-cell>
          <table:table-cell office:value-type="float" office:value="459.92" table:style-name="ce72">
            <text:p>460</text:p>
          </table:table-cell>
          <table:table-cell office:value-type="float" office:value="503.99" table:style-name="ce72">
            <text:p>504</text:p>
          </table:table-cell>
          <table:table-cell office:value-type="float" office:value="543.27" table:style-name="ce72">
            <text:p>543</text:p>
          </table:table-cell>
          <table:table-cell office:value-type="float" office:value="583.09" table:style-name="ce72">
            <text:p>583</text:p>
          </table:table-cell>
          <table:table-cell office:value-type="float" office:value="631.46" table:style-name="ce72">
            <text:p>631</text:p>
          </table:table-cell>
          <table:table-cell office:value-type="float" office:value="686.31" table:style-name="ce72">
            <text:p>686</text:p>
          </table:table-cell>
          <table:table-cell office:value-type="float" office:value="730.38" table:style-name="ce72">
            <text:p>730</text:p>
          </table:table-cell>
          <table:table-cell office:value-type="float" office:value="872.24" table:style-name="ce72">
            <text:p>872</text:p>
          </table:table-cell>
          <table:table-cell office:value-type="float" office:value="948.05" table:style-name="ce72">
            <text:p>948</text:p>
          </table:table-cell>
          <table:table-cell office:value-type="float" office:value="984.71" table:style-name="ce72">
            <text:p>985</text:p>
          </table:table-cell>
          <table:table-cell office:value-type="float" office:value="1023.93" table:style-name="ce72">
            <text:p>1,024</text:p>
          </table:table-cell>
          <table:table-cell office:value-type="float" office:value="1067.8599999999999" table:style-name="ce72">
            <text:p>1,068</text:p>
          </table:table-cell>
          <table:table-cell office:value-type="float" office:value="1101.8900000000001" table:style-name="ce72">
            <text:p>1,102</text:p>
          </table:table-cell>
          <table:table-cell office:value-type="float" office:value="1133.8648145398759" table:style-name="ce72">
            <text:p>1,134</text:p>
          </table:table-cell>
          <table:table-cell office:value-type="float" office:value="1163.1099999999999" table:style-name="ce72">
            <text:p>1,163</text:p>
          </table:table-cell>
          <table:table-cell office:value-type="float" office:value="1162.8499999999999" table:style-name="ce72">
            <text:p>1,163</text:p>
          </table:table-cell>
          <table:table-cell office:value-type="float" office:value="1166.6600000000001" table:style-name="ce72">
            <text:p>1,167</text:p>
          </table:table-cell>
          <table:table-cell office:value-type="float" office:value="915.63" table:style-name="ce72">
            <text:p>916</text:p>
          </table:table-cell>
          <table:table-cell office:value-type="float" office:value="923.39" table:style-name="ce72">
            <text:p>923</text:p>
          </table:table-cell>
          <table:table-cell office:value-type="float" office:value="961.11" table:style-name="ce72">
            <text:p>961</text:p>
          </table:table-cell>
          <table:table-cell office:value-type="float" office:value="1005.14" table:style-name="ce73">
            <text:p><text:s/>1,005<text:s/></text:p>
          </table:table-cell>
          <table:table-cell office:value-type="float" office:value="1063.03" table:style-name="ce74">
            <text:p>1,063</text:p>
          </table:table-cell>
          <table:table-cell office:value-type="float" office:value="1136.51" table:style-name="ce72">
            <text:p>1,137</text:p>
          </table:table-cell>
          <table:table-cell office:value-type="float" office:value="1190.4100000000001" table:style-name="ce72">
            <text:p>1,190</text:p>
          </table:table-cell>
          <table:table-cell office:value-type="float" office:value="1246.99" table:style-name="ce72">
            <text:p>1,247</text:p>
          </table:table-cell>
          <table:table-cell office:value-type="float" office:value="1269.4000000000001" table:style-name="ce72">
            <text:p>1,269</text:p>
          </table:table-cell>
          <table:table-cell office:value-type="float" office:value="1343.69" table:style-name="ce72">
            <text:p>1,344</text:p>
          </table:table-cell>
          <table:table-cell office:value-type="float" office:value="1418.95" table:style-name="ce72">
            <text:p>1,419</text:p>
          </table:table-cell>
          <table:table-cell office:value-type="float" office:value="1498" table:style-name="ce72">
            <text:p>1,498</text:p>
          </table:table-cell>
          <table:table-cell office:value-type="float" office:value="1595.25" table:style-name="ce72">
            <text:p>1,595</text:p>
          </table:table-cell>
          <table:table-cell table:style-name="ce71"/>
          <table:table-cell table:number-columns-repeated="16345"/>
        </table:table-row>
        <table:table-row table:style-name="ro27">
          <table:table-cell office:value-type="string" table:style-name="ce63">
            <text:p>E1737</text:p>
          </table:table-cell>
          <table:table-cell office:value-type="string" table:style-name="ce63">
            <text:p>E07000090</text:p>
          </table:table-cell>
          <table:table-cell office:value-type="string" table:style-name="ce63">
            <text:p>Havant</text:p>
          </table:table-cell>
          <table:table-cell office:value-type="string" table:style-name="ce63">
            <text:p>YES</text:p>
          </table:table-cell>
          <table:table-cell office:value-type="string" table:style-name="ce63">
            <text:p>SD</text:p>
          </table:table-cell>
          <table:table-cell office:value-type="float" office:value="422" table:style-name="ce72">
            <text:p>422</text:p>
          </table:table-cell>
          <table:table-cell office:value-type="float" office:value="454.92" table:style-name="ce72">
            <text:p>455</text:p>
          </table:table-cell>
          <table:table-cell office:value-type="float" office:value="499.94" table:style-name="ce72">
            <text:p>500</text:p>
          </table:table-cell>
          <table:table-cell office:value-type="float" office:value="510.96" table:style-name="ce72">
            <text:p>511</text:p>
          </table:table-cell>
          <table:table-cell office:value-type="float" office:value="557.04" table:style-name="ce72">
            <text:p>557</text:p>
          </table:table-cell>
          <table:table-cell office:value-type="float" office:value="601.70000000000005" table:style-name="ce72">
            <text:p>602</text:p>
          </table:table-cell>
          <table:table-cell office:value-type="float" office:value="654.91" table:style-name="ce72">
            <text:p>655</text:p>
          </table:table-cell>
          <table:table-cell office:value-type="float" office:value="688.52" table:style-name="ce72">
            <text:p>689</text:p>
          </table:table-cell>
          <table:table-cell office:value-type="float" office:value="727.61" table:style-name="ce72">
            <text:p>728</text:p>
          </table:table-cell>
          <table:table-cell office:value-type="float" office:value="794.91" table:style-name="ce72">
            <text:p>795</text:p>
          </table:table-cell>
          <table:table-cell office:value-type="float" office:value="913.49" table:style-name="ce72">
            <text:p>913</text:p>
          </table:table-cell>
          <table:table-cell office:value-type="float" office:value="968.28" table:style-name="ce72">
            <text:p>968</text:p>
          </table:table-cell>
          <table:table-cell office:value-type="float" office:value="1003.46" table:style-name="ce72">
            <text:p>1,003</text:p>
          </table:table-cell>
          <table:table-cell office:value-type="float" office:value="1056.02" table:style-name="ce72">
            <text:p>1,056</text:p>
          </table:table-cell>
          <table:table-cell office:value-type="float" office:value="1107.21" table:style-name="ce72">
            <text:p>1,107</text:p>
          </table:table-cell>
          <table:table-cell office:value-type="float" office:value="1154.1600000000001" table:style-name="ce72">
            <text:p>1,154</text:p>
          </table:table-cell>
          <table:table-cell office:value-type="float" office:value="1183.7593892170908" table:style-name="ce72">
            <text:p>1,184</text:p>
          </table:table-cell>
          <table:table-cell office:value-type="float" office:value="1204.6099999999999" table:style-name="ce72">
            <text:p>1,205</text:p>
          </table:table-cell>
          <table:table-cell office:value-type="float" office:value="1202.6099999999999" table:style-name="ce72">
            <text:p>1,203</text:p>
          </table:table-cell>
          <table:table-cell office:value-type="float" office:value="1204.0899999999999" table:style-name="ce72">
            <text:p>1,204</text:p>
          </table:table-cell>
          <table:table-cell office:value-type="float" office:value="1038.45" table:style-name="ce72">
            <text:p>1,038</text:p>
          </table:table-cell>
          <table:table-cell office:value-type="float" office:value="1047.6500000000001" table:style-name="ce72">
            <text:p>1,048</text:p>
          </table:table-cell>
          <table:table-cell office:value-type="float" office:value="1067.28" table:style-name="ce72">
            <text:p>1,067</text:p>
          </table:table-cell>
          <table:table-cell office:value-type="float" office:value="1102.3499999999999" table:style-name="ce73">
            <text:p><text:s/>1,102<text:s/></text:p>
          </table:table-cell>
          <table:table-cell office:value-type="float" office:value="1153.8499999999999" table:style-name="ce74">
            <text:p>1,154</text:p>
          </table:table-cell>
          <table:table-cell office:value-type="float" office:value="1230.0999999999999" table:style-name="ce72">
            <text:p>1,230</text:p>
          </table:table-cell>
          <table:table-cell office:value-type="float" office:value="1277.82" table:style-name="ce72">
            <text:p>1,278</text:p>
          </table:table-cell>
          <table:table-cell office:value-type="float" office:value="1340.28" table:style-name="ce72">
            <text:p>1,340</text:p>
          </table:table-cell>
          <table:table-cell office:value-type="float" office:value="1406.24" table:style-name="ce72">
            <text:p>1,406</text:p>
          </table:table-cell>
          <table:table-cell office:value-type="float" office:value="1451.16" table:style-name="ce72">
            <text:p>1,451</text:p>
          </table:table-cell>
          <table:table-cell office:value-type="float" office:value="1519.92" table:style-name="ce72">
            <text:p>1,520</text:p>
          </table:table-cell>
          <table:table-cell office:value-type="float" office:value="1603" table:style-name="ce72">
            <text:p>1,603</text:p>
          </table:table-cell>
          <table:table-cell office:value-type="float" office:value="1693.19" table:style-name="ce72">
            <text:p>1,693</text:p>
          </table:table-cell>
          <table:table-cell table:style-name="ce71"/>
          <table:table-cell table:number-columns-repeated="16345"/>
        </table:table-row>
        <table:table-row table:style-name="ro27">
          <table:table-cell office:value-type="string" table:style-name="ce63">
            <text:p>E5040</text:p>
          </table:table-cell>
          <table:table-cell office:value-type="string" table:style-name="ce63">
            <text:p>E09000016</text:p>
          </table:table-cell>
          <table:table-cell office:value-type="string" table:style-name="ce63">
            <text:p>Havering</text:p>
          </table:table-cell>
          <table:table-cell office:value-type="string" table:style-name="ce63">
            <text:p>YES</text:p>
          </table:table-cell>
          <table:table-cell office:value-type="string" table:style-name="ce63">
            <text:p>OLB</text:p>
          </table:table-cell>
          <table:table-cell office:value-type="float" office:value="480" table:style-name="ce72">
            <text:p>480</text:p>
          </table:table-cell>
          <table:table-cell office:value-type="float" office:value="456.23" table:style-name="ce72">
            <text:p>456</text:p>
          </table:table-cell>
          <table:table-cell office:value-type="float" office:value="507.73" table:style-name="ce72">
            <text:p>508</text:p>
          </table:table-cell>
          <table:table-cell office:value-type="float" office:value="547.33000000000004" table:style-name="ce72">
            <text:p>547</text:p>
          </table:table-cell>
          <table:table-cell office:value-type="float" office:value="604.36" table:style-name="ce72">
            <text:p>604</text:p>
          </table:table-cell>
          <table:table-cell office:value-type="float" office:value="667.14" table:style-name="ce72">
            <text:p>667</text:p>
          </table:table-cell>
          <table:table-cell office:value-type="float" office:value="728.97" table:style-name="ce72">
            <text:p>729</text:p>
          </table:table-cell>
          <table:table-cell office:value-type="float" office:value="786.66" table:style-name="ce72">
            <text:p>787</text:p>
          </table:table-cell>
          <table:table-cell office:value-type="float" office:value="881.8" table:style-name="ce72">
            <text:p>882</text:p>
          </table:table-cell>
          <table:table-cell office:value-type="float" office:value="956.32" table:style-name="ce72">
            <text:p>956</text:p>
          </table:table-cell>
          <table:table-cell office:value-type="float" office:value="1117.31" table:style-name="ce72">
            <text:p>1,117</text:p>
          </table:table-cell>
          <table:table-cell office:value-type="float" office:value="1180.01" table:style-name="ce72">
            <text:p>1,180</text:p>
          </table:table-cell>
          <table:table-cell office:value-type="float" office:value="1221.58" table:style-name="ce72">
            <text:p>1,222</text:p>
          </table:table-cell>
          <table:table-cell office:value-type="float" office:value="1266.1600000000001" table:style-name="ce72">
            <text:p>1,266</text:p>
          </table:table-cell>
          <table:table-cell office:value-type="float" office:value="1315" table:style-name="ce72">
            <text:p>1,315</text:p>
          </table:table-cell>
          <table:table-cell office:value-type="float" office:value="1358.2" table:style-name="ce72">
            <text:p>1,358</text:p>
          </table:table-cell>
          <table:table-cell office:value-type="float" office:value="1381.0732484076434" table:style-name="ce72">
            <text:p>1,381</text:p>
          </table:table-cell>
          <table:table-cell office:value-type="float" office:value="1373.74" table:style-name="ce72">
            <text:p>1,374</text:p>
          </table:table-cell>
          <table:table-cell office:value-type="float" office:value="1377.54" table:style-name="ce72">
            <text:p>1,378</text:p>
          </table:table-cell>
          <table:table-cell office:value-type="float" office:value="1379.67" table:style-name="ce72">
            <text:p>1,380</text:p>
          </table:table-cell>
          <table:table-cell office:value-type="float" office:value="1205.23" table:style-name="ce72">
            <text:p>1,205</text:p>
          </table:table-cell>
          <table:table-cell office:value-type="float" office:value="1194.97" table:style-name="ce72">
            <text:p>1,195</text:p>
          </table:table-cell>
          <table:table-cell office:value-type="float" office:value="1245.75" table:style-name="ce72">
            <text:p>1,246</text:p>
          </table:table-cell>
          <table:table-cell office:value-type="float" office:value="1289.73" table:style-name="ce73">
            <text:p><text:s/>1,290<text:s/></text:p>
          </table:table-cell>
          <table:table-cell office:value-type="float" office:value="1343.94" table:style-name="ce74">
            <text:p>1,344</text:p>
          </table:table-cell>
          <table:table-cell office:value-type="float" office:value="1398.8" table:style-name="ce72">
            <text:p>1,399</text:p>
          </table:table-cell>
          <table:table-cell office:value-type="float" office:value="1473.88" table:style-name="ce72">
            <text:p>1,474</text:p>
          </table:table-cell>
          <table:table-cell office:value-type="float" office:value="1532.67" table:style-name="ce72">
            <text:p>1,533</text:p>
          </table:table-cell>
          <table:table-cell office:value-type="float" office:value="1597" table:style-name="ce72">
            <text:p>1,597</text:p>
          </table:table-cell>
          <table:table-cell office:value-type="float" office:value="1676.71" table:style-name="ce72">
            <text:p>1,677</text:p>
          </table:table-cell>
          <table:table-cell office:value-type="float" office:value="1784.43" table:style-name="ce72">
            <text:p>1,784</text:p>
          </table:table-cell>
          <table:table-cell office:value-type="float" office:value="1891" table:style-name="ce72">
            <text:p>1,891</text:p>
          </table:table-cell>
          <table:table-cell office:value-type="float" office:value="1948.99" table:style-name="ce72">
            <text:p>1,949</text:p>
          </table:table-cell>
          <table:table-cell table:style-name="ce71"/>
          <table:table-cell table:number-columns-repeated="16345"/>
        </table:table-row>
        <table:table-row table:style-name="ro27">
          <table:table-cell office:value-type="string" table:style-name="ce63">
            <text:p>E1832</text:p>
          </table:table-cell>
          <table:table-cell office:value-type="string" table:style-name="ce63">
            <text:p>[z]</text:p>
          </table:table-cell>
          <table:table-cell office:value-type="string" table:style-name="ce63">
            <text:p>Hereford</text:p>
          </table:table-cell>
          <table:table-cell office:value-type="string" table:style-name="ce63">
            <text:p>NO</text:p>
          </table:table-cell>
          <table:table-cell office:value-type="string" table:style-name="ce63">
            <text:p>SD</text:p>
          </table:table-cell>
          <table:table-cell office:value-type="float" office:value="367" table:style-name="ce72">
            <text:p>367</text:p>
          </table:table-cell>
          <table:table-cell office:value-type="float" office:value="396.3" table:style-name="ce72">
            <text:p>396</text:p>
          </table:table-cell>
          <table:table-cell office:value-type="float" office:value="413.79" table:style-name="ce72">
            <text:p>414</text:p>
          </table:table-cell>
          <table:table-cell office:value-type="float" office:value="438.96" table:style-name="ce72">
            <text:p>439</text:p>
          </table:table-cell>
          <table:table-cell office:value-type="float" office:value="462.82" table:style-name="ce72">
            <text:p>463</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3">
            <text:p>[z]</text:p>
          </table:table-cell>
          <table:table-cell office:value-type="string" table:style-name="ce74">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1"/>
          <table:table-cell table:number-columns-repeated="16345"/>
        </table:table-row>
        <table:table-row table:style-name="ro27">
          <table:table-cell office:value-type="string" table:style-name="ce63">
            <text:p>E1801</text:p>
          </table:table-cell>
          <table:table-cell office:value-type="string" table:style-name="ce63">
            <text:p>E06000019</text:p>
          </table:table-cell>
          <table:table-cell office:value-type="string" table:style-name="ce63">
            <text:p>Herefordshire UA</text:p>
          </table:table-cell>
          <table:table-cell office:value-type="string" table:style-name="ce63">
            <text:p>YES</text:p>
          </table:table-cell>
          <table:table-cell office:value-type="string" table:style-name="ce63">
            <text:p>UA</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float" office:value="642.22" table:style-name="ce72">
            <text:p>642</text:p>
          </table:table-cell>
          <table:table-cell office:value-type="float" office:value="685.04" table:style-name="ce72">
            <text:p>685</text:p>
          </table:table-cell>
          <table:table-cell office:value-type="float" office:value="745.05" table:style-name="ce72">
            <text:p>745</text:p>
          </table:table-cell>
          <table:table-cell office:value-type="float" office:value="828.38" table:style-name="ce72">
            <text:p>828</text:p>
          </table:table-cell>
          <table:table-cell office:value-type="float" office:value="946.98" table:style-name="ce72">
            <text:p>947</text:p>
          </table:table-cell>
          <table:table-cell office:value-type="float" office:value="1057.08" table:style-name="ce72">
            <text:p>1,057</text:p>
          </table:table-cell>
          <table:table-cell office:value-type="float" office:value="1098.48" table:style-name="ce72">
            <text:p>1,098</text:p>
          </table:table-cell>
          <table:table-cell office:value-type="float" office:value="1160.6500000000001" table:style-name="ce72">
            <text:p>1,161</text:p>
          </table:table-cell>
          <table:table-cell office:value-type="float" office:value="1205.7" table:style-name="ce72">
            <text:p>1,206</text:p>
          </table:table-cell>
          <table:table-cell office:value-type="float" office:value="1263.73" table:style-name="ce72">
            <text:p>1,264</text:p>
          </table:table-cell>
          <table:table-cell office:value-type="float" office:value="1312.5052419535566" table:style-name="ce72">
            <text:p>1,313</text:p>
          </table:table-cell>
          <table:table-cell office:value-type="float" office:value="1347.96" table:style-name="ce72">
            <text:p>1,348</text:p>
          </table:table-cell>
          <table:table-cell office:value-type="float" office:value="1346.49" table:style-name="ce72">
            <text:p>1,346</text:p>
          </table:table-cell>
          <table:table-cell office:value-type="float" office:value="1349.37" table:style-name="ce72">
            <text:p>1,349</text:p>
          </table:table-cell>
          <table:table-cell office:value-type="float" office:value="1216.74" table:style-name="ce72">
            <text:p>1,217</text:p>
          </table:table-cell>
          <table:table-cell office:value-type="float" office:value="1240.08" table:style-name="ce72">
            <text:p>1,240</text:p>
          </table:table-cell>
          <table:table-cell office:value-type="float" office:value="1278.28" table:style-name="ce72">
            <text:p>1,278</text:p>
          </table:table-cell>
          <table:table-cell office:value-type="float" office:value="1343.92" table:style-name="ce73">
            <text:p><text:s/>1,344<text:s/></text:p>
          </table:table-cell>
          <table:table-cell office:value-type="float" office:value="1396.87" table:style-name="ce74">
            <text:p>1,397</text:p>
          </table:table-cell>
          <table:table-cell office:value-type="float" office:value="1471.46" table:style-name="ce72">
            <text:p>1,471</text:p>
          </table:table-cell>
          <table:table-cell office:value-type="float" office:value="1556.52" table:style-name="ce72">
            <text:p>1,557</text:p>
          </table:table-cell>
          <table:table-cell office:value-type="float" office:value="1623.8257838948234" table:style-name="ce72">
            <text:p>1,624</text:p>
          </table:table-cell>
          <table:table-cell office:value-type="float" office:value="1657.52" table:style-name="ce72">
            <text:p>1,658</text:p>
          </table:table-cell>
          <table:table-cell office:value-type="float" office:value="1738.47" table:style-name="ce72">
            <text:p>1,738</text:p>
          </table:table-cell>
          <table:table-cell office:value-type="float" office:value="1830.07" table:style-name="ce72">
            <text:p>1,830</text:p>
          </table:table-cell>
          <table:table-cell office:value-type="float" office:value="1928" table:style-name="ce72">
            <text:p>1,928</text:p>
          </table:table-cell>
          <table:table-cell office:value-type="float" office:value="2038.62" table:style-name="ce72">
            <text:p>2,039</text:p>
          </table:table-cell>
          <table:table-cell table:style-name="ce75"/>
          <table:table-cell table:number-columns-repeated="16345"/>
        </table:table-row>
        <table:table-row table:style-name="ro27">
          <table:table-cell office:value-type="string" table:style-name="ce63">
            <text:p>E1934</text:p>
          </table:table-cell>
          <table:table-cell office:value-type="string" table:style-name="ce63">
            <text:p>E07000098</text:p>
          </table:table-cell>
          <table:table-cell office:value-type="string" table:style-name="ce63">
            <text:p>Hertsmere</text:p>
          </table:table-cell>
          <table:table-cell office:value-type="string" table:style-name="ce63">
            <text:p>YES</text:p>
          </table:table-cell>
          <table:table-cell office:value-type="string" table:style-name="ce63">
            <text:p>SD</text:p>
          </table:table-cell>
          <table:table-cell office:value-type="float" office:value="564" table:style-name="ce72">
            <text:p>564</text:p>
          </table:table-cell>
          <table:table-cell office:value-type="float" office:value="581.87" table:style-name="ce72">
            <text:p>582</text:p>
          </table:table-cell>
          <table:table-cell office:value-type="float" office:value="595.75" table:style-name="ce72">
            <text:p>596</text:p>
          </table:table-cell>
          <table:table-cell office:value-type="float" office:value="618.52" table:style-name="ce72">
            <text:p>619</text:p>
          </table:table-cell>
          <table:table-cell office:value-type="float" office:value="645.44000000000005" table:style-name="ce72">
            <text:p>645</text:p>
          </table:table-cell>
          <table:table-cell office:value-type="float" office:value="734.3" table:style-name="ce72">
            <text:p>734</text:p>
          </table:table-cell>
          <table:table-cell office:value-type="float" office:value="800.84" table:style-name="ce72">
            <text:p>801</text:p>
          </table:table-cell>
          <table:table-cell office:value-type="float" office:value="836.6" table:style-name="ce72">
            <text:p>837</text:p>
          </table:table-cell>
          <table:table-cell office:value-type="float" office:value="885.43" table:style-name="ce72">
            <text:p>885</text:p>
          </table:table-cell>
          <table:table-cell office:value-type="float" office:value="964.27" table:style-name="ce72">
            <text:p>964</text:p>
          </table:table-cell>
          <table:table-cell office:value-type="float" office:value="1140.05" table:style-name="ce72">
            <text:p>1,140</text:p>
          </table:table-cell>
          <table:table-cell office:value-type="float" office:value="1206.95" table:style-name="ce72">
            <text:p>1,207</text:p>
          </table:table-cell>
          <table:table-cell office:value-type="float" office:value="1266.4100000000001" table:style-name="ce72">
            <text:p>1,266</text:p>
          </table:table-cell>
          <table:table-cell office:value-type="float" office:value="1337.02" table:style-name="ce72">
            <text:p>1,337</text:p>
          </table:table-cell>
          <table:table-cell office:value-type="float" office:value="1397.33" table:style-name="ce72">
            <text:p>1,397</text:p>
          </table:table-cell>
          <table:table-cell office:value-type="float" office:value="1460.83" table:style-name="ce72">
            <text:p>1,461</text:p>
          </table:table-cell>
          <table:table-cell office:value-type="float" office:value="1508.839911972098" table:style-name="ce72">
            <text:p>1,509</text:p>
          </table:table-cell>
          <table:table-cell office:value-type="float" office:value="1512.43" table:style-name="ce72">
            <text:p>1,512</text:p>
          </table:table-cell>
          <table:table-cell office:value-type="float" office:value="1510.15" table:style-name="ce72">
            <text:p>1,510</text:p>
          </table:table-cell>
          <table:table-cell office:value-type="float" office:value="1510.26" table:style-name="ce72">
            <text:p>1,510</text:p>
          </table:table-cell>
          <table:table-cell office:value-type="float" office:value="1354.24" table:style-name="ce72">
            <text:p>1,354</text:p>
          </table:table-cell>
          <table:table-cell office:value-type="float" office:value="1352.19" table:style-name="ce72">
            <text:p>1,352</text:p>
          </table:table-cell>
          <table:table-cell office:value-type="float" office:value="1385.19" table:style-name="ce72">
            <text:p>1,385</text:p>
          </table:table-cell>
          <table:table-cell office:value-type="float" office:value="1444.2" table:style-name="ce73">
            <text:p><text:s/>1,444<text:s/></text:p>
          </table:table-cell>
          <table:table-cell office:value-type="float" office:value="1520.79" table:style-name="ce74">
            <text:p>1,521</text:p>
          </table:table-cell>
          <table:table-cell office:value-type="float" office:value="1621.86" table:style-name="ce72">
            <text:p>1,622</text:p>
          </table:table-cell>
          <table:table-cell office:value-type="float" office:value="1691.27" table:style-name="ce72">
            <text:p>1,691</text:p>
          </table:table-cell>
          <table:table-cell office:value-type="float" office:value="1761.36" table:style-name="ce72">
            <text:p>1,761</text:p>
          </table:table-cell>
          <table:table-cell office:value-type="float" office:value="1814.65" table:style-name="ce72">
            <text:p>1,815</text:p>
          </table:table-cell>
          <table:table-cell office:value-type="float" office:value="1907.08" table:style-name="ce72">
            <text:p>1,907</text:p>
          </table:table-cell>
          <table:table-cell office:value-type="float" office:value="2012.19" table:style-name="ce72">
            <text:p>2,012</text:p>
          </table:table-cell>
          <table:table-cell office:value-type="float" office:value="2107" table:style-name="ce72">
            <text:p>2,107</text:p>
          </table:table-cell>
          <table:table-cell office:value-type="float" office:value="2218.14" table:style-name="ce72">
            <text:p>2,218</text:p>
          </table:table-cell>
          <table:table-cell table:style-name="ce71"/>
          <table:table-cell table:number-columns-repeated="16345"/>
        </table:table-row>
        <table:table-row table:style-name="ro27">
          <table:table-cell office:value-type="string" table:style-name="ce63">
            <text:p>E1037</text:p>
          </table:table-cell>
          <table:table-cell office:value-type="string" table:style-name="ce63">
            <text:p>E07000037</text:p>
          </table:table-cell>
          <table:table-cell office:value-type="string" table:style-name="ce63">
            <text:p>High Peak</text:p>
          </table:table-cell>
          <table:table-cell office:value-type="string" table:style-name="ce63">
            <text:p>YES</text:p>
          </table:table-cell>
          <table:table-cell office:value-type="string" table:style-name="ce63">
            <text:p>SD</text:p>
          </table:table-cell>
          <table:table-cell office:value-type="float" office:value="499" table:style-name="ce72">
            <text:p>499</text:p>
          </table:table-cell>
          <table:table-cell office:value-type="float" office:value="515.87" table:style-name="ce72">
            <text:p>516</text:p>
          </table:table-cell>
          <table:table-cell office:value-type="float" office:value="542.03" table:style-name="ce72">
            <text:p>542</text:p>
          </table:table-cell>
          <table:table-cell office:value-type="float" office:value="561.63" table:style-name="ce72">
            <text:p>562</text:p>
          </table:table-cell>
          <table:table-cell office:value-type="float" office:value="593.48" table:style-name="ce72">
            <text:p>593</text:p>
          </table:table-cell>
          <table:table-cell office:value-type="float" office:value="655.35" table:style-name="ce72">
            <text:p>655</text:p>
          </table:table-cell>
          <table:table-cell office:value-type="float" office:value="707.82" table:style-name="ce72">
            <text:p>708</text:p>
          </table:table-cell>
          <table:table-cell office:value-type="float" office:value="766.86" table:style-name="ce72">
            <text:p>767</text:p>
          </table:table-cell>
          <table:table-cell office:value-type="float" office:value="808.38" table:style-name="ce72">
            <text:p>808</text:p>
          </table:table-cell>
          <table:table-cell office:value-type="float" office:value="886.15" table:style-name="ce72">
            <text:p>886</text:p>
          </table:table-cell>
          <table:table-cell office:value-type="float" office:value="967.68" table:style-name="ce72">
            <text:p>968</text:p>
          </table:table-cell>
          <table:table-cell office:value-type="float" office:value="1008.19" table:style-name="ce72">
            <text:p>1,008</text:p>
          </table:table-cell>
          <table:table-cell office:value-type="float" office:value="1039.79" table:style-name="ce72">
            <text:p>1,040</text:p>
          </table:table-cell>
          <table:table-cell office:value-type="float" office:value="1087.3699999999999" table:style-name="ce72">
            <text:p>1,087</text:p>
          </table:table-cell>
          <table:table-cell office:value-type="float" office:value="1129.07" table:style-name="ce72">
            <text:p>1,129</text:p>
          </table:table-cell>
          <table:table-cell office:value-type="float" office:value="1169.2" table:style-name="ce72">
            <text:p>1,169</text:p>
          </table:table-cell>
          <table:table-cell office:value-type="float" office:value="1202.9188718841174" table:style-name="ce72">
            <text:p>1,203</text:p>
          </table:table-cell>
          <table:table-cell office:value-type="float" office:value="1222.8900000000001" table:style-name="ce72">
            <text:p>1,223</text:p>
          </table:table-cell>
          <table:table-cell office:value-type="float" office:value="1218.8900000000001" table:style-name="ce72">
            <text:p>1,219</text:p>
          </table:table-cell>
          <table:table-cell office:value-type="float" office:value="1218.23" table:style-name="ce72">
            <text:p>1,218</text:p>
          </table:table-cell>
          <table:table-cell office:value-type="float" office:value="1088.6500000000001" table:style-name="ce72">
            <text:p>1,089</text:p>
          </table:table-cell>
          <table:table-cell office:value-type="float" office:value="1100.55" table:style-name="ce72">
            <text:p>1,101</text:p>
          </table:table-cell>
          <table:table-cell office:value-type="float" office:value="1124.1400000000001" table:style-name="ce72">
            <text:p>1,124</text:p>
          </table:table-cell>
          <table:table-cell office:value-type="float" office:value="1175.5" table:style-name="ce73">
            <text:p><text:s/>1,176<text:s/></text:p>
          </table:table-cell>
          <table:table-cell office:value-type="float" office:value="1222.1099999999999" table:style-name="ce74">
            <text:p>1,222</text:p>
          </table:table-cell>
          <table:table-cell office:value-type="float" office:value="1286.57" table:style-name="ce72">
            <text:p>1,287</text:p>
          </table:table-cell>
          <table:table-cell office:value-type="float" office:value="1353.53" table:style-name="ce72">
            <text:p>1,354</text:p>
          </table:table-cell>
          <table:table-cell office:value-type="float" office:value="1387.77" table:style-name="ce72">
            <text:p>1,388</text:p>
          </table:table-cell>
          <table:table-cell office:value-type="float" office:value="1421.83" table:style-name="ce72">
            <text:p>1,422</text:p>
          </table:table-cell>
          <table:table-cell office:value-type="float" office:value="1474.72" table:style-name="ce72">
            <text:p>1,475</text:p>
          </table:table-cell>
          <table:table-cell office:value-type="float" office:value="1522.59" table:style-name="ce72">
            <text:p>1,523</text:p>
          </table:table-cell>
          <table:table-cell office:value-type="float" office:value="1609" table:style-name="ce72">
            <text:p>1,609</text:p>
          </table:table-cell>
          <table:table-cell office:value-type="float" office:value="1735.48" table:style-name="ce72">
            <text:p>1,735</text:p>
          </table:table-cell>
          <table:table-cell table:style-name="ce71"/>
          <table:table-cell table:number-columns-repeated="16345"/>
        </table:table-row>
        <table:table-row table:style-name="ro27">
          <table:table-cell office:value-type="string" table:style-name="ce63">
            <text:p>E5041</text:p>
          </table:table-cell>
          <table:table-cell office:value-type="string" table:style-name="ce63">
            <text:p>E09000017</text:p>
          </table:table-cell>
          <table:table-cell office:value-type="string" table:style-name="ce63">
            <text:p>Hillingdon</text:p>
          </table:table-cell>
          <table:table-cell office:value-type="string" table:style-name="ce63">
            <text:p>YES</text:p>
          </table:table-cell>
          <table:table-cell office:value-type="string" table:style-name="ce63">
            <text:p>OLB</text:p>
          </table:table-cell>
          <table:table-cell office:value-type="float" office:value="506" table:style-name="ce72">
            <text:p>506</text:p>
          </table:table-cell>
          <table:table-cell office:value-type="float" office:value="536.08000000000004" table:style-name="ce72">
            <text:p>536</text:p>
          </table:table-cell>
          <table:table-cell office:value-type="float" office:value="565" table:style-name="ce72">
            <text:p>565</text:p>
          </table:table-cell>
          <table:table-cell office:value-type="float" office:value="585.33000000000004" table:style-name="ce72">
            <text:p>585</text:p>
          </table:table-cell>
          <table:table-cell office:value-type="float" office:value="615.96" table:style-name="ce72">
            <text:p>616</text:p>
          </table:table-cell>
          <table:table-cell office:value-type="float" office:value="690.97" table:style-name="ce72">
            <text:p>691</text:p>
          </table:table-cell>
          <table:table-cell office:value-type="float" office:value="749.65" table:style-name="ce72">
            <text:p>750</text:p>
          </table:table-cell>
          <table:table-cell office:value-type="float" office:value="805.75" table:style-name="ce72">
            <text:p>806</text:p>
          </table:table-cell>
          <table:table-cell office:value-type="float" office:value="898.64" table:style-name="ce72">
            <text:p>899</text:p>
          </table:table-cell>
          <table:table-cell office:value-type="float" office:value="975.72" table:style-name="ce72">
            <text:p>976</text:p>
          </table:table-cell>
          <table:table-cell office:value-type="float" office:value="1129.01" table:style-name="ce72">
            <text:p>1,129</text:p>
          </table:table-cell>
          <table:table-cell office:value-type="float" office:value="1183.1600000000001" table:style-name="ce72">
            <text:p>1,183</text:p>
          </table:table-cell>
          <table:table-cell office:value-type="float" office:value="1239.73" table:style-name="ce72">
            <text:p>1,240</text:p>
          </table:table-cell>
          <table:table-cell office:value-type="float" office:value="1299.51" table:style-name="ce72">
            <text:p>1,300</text:p>
          </table:table-cell>
          <table:table-cell office:value-type="float" office:value="1350.4" table:style-name="ce72">
            <text:p>1,350</text:p>
          </table:table-cell>
          <table:table-cell office:value-type="float" office:value="1385.51" table:style-name="ce72">
            <text:p>1,386</text:p>
          </table:table-cell>
          <table:table-cell office:value-type="float" office:value="1380.5477278209999" table:style-name="ce72">
            <text:p>1,381</text:p>
          </table:table-cell>
          <table:table-cell office:value-type="float" office:value="1388.9" table:style-name="ce72">
            <text:p>1,389</text:p>
          </table:table-cell>
          <table:table-cell office:value-type="float" office:value="1390.86" table:style-name="ce72">
            <text:p>1,391</text:p>
          </table:table-cell>
          <table:table-cell office:value-type="float" office:value="1394.49" table:style-name="ce72">
            <text:p>1,394</text:p>
          </table:table-cell>
          <table:table-cell office:value-type="float" office:value="1197.48" table:style-name="ce72">
            <text:p>1,197</text:p>
          </table:table-cell>
          <table:table-cell office:value-type="float" office:value="1198.42" table:style-name="ce72">
            <text:p>1,198</text:p>
          </table:table-cell>
          <table:table-cell office:value-type="float" office:value="1212.98" table:style-name="ce72">
            <text:p>1,213</text:p>
          </table:table-cell>
          <table:table-cell office:value-type="float" office:value="1248.54" table:style-name="ce73">
            <text:p><text:s/>1,249<text:s/></text:p>
          </table:table-cell>
          <table:table-cell office:value-type="float" office:value="1260.1199999999999" table:style-name="ce74">
            <text:p>1,260</text:p>
          </table:table-cell>
          <table:table-cell office:value-type="float" office:value="1286.24" table:style-name="ce72">
            <text:p>1,286</text:p>
          </table:table-cell>
          <table:table-cell office:value-type="float" office:value="1341.88" table:style-name="ce72">
            <text:p>1,342</text:p>
          </table:table-cell>
          <table:table-cell office:value-type="float" office:value="1402.03" table:style-name="ce72">
            <text:p>1,402</text:p>
          </table:table-cell>
          <table:table-cell office:value-type="float" office:value="1467.37" table:style-name="ce72">
            <text:p>1,467</text:p>
          </table:table-cell>
          <table:table-cell office:value-type="float" office:value="1525.72" table:style-name="ce72">
            <text:p>1,526</text:p>
          </table:table-cell>
          <table:table-cell office:value-type="float" office:value="1600.02" table:style-name="ce72">
            <text:p>1,600</text:p>
          </table:table-cell>
          <table:table-cell office:value-type="float" office:value="1701" table:style-name="ce72">
            <text:p>1,701</text:p>
          </table:table-cell>
          <table:table-cell office:value-type="float" office:value="1790.11" table:style-name="ce72">
            <text:p>1,790</text:p>
          </table:table-cell>
          <table:table-cell table:style-name="ce71"/>
          <table:table-cell table:number-columns-repeated="16345"/>
        </table:table-row>
        <table:table-row table:style-name="ro27">
          <table:table-cell office:value-type="string" table:style-name="ce63">
            <text:p>E2434</text:p>
          </table:table-cell>
          <table:table-cell office:value-type="string" table:style-name="ce63">
            <text:p>E07000132</text:p>
          </table:table-cell>
          <table:table-cell office:value-type="string" table:style-name="ce63">
            <text:p>Hinckley &amp; Bosworth</text:p>
          </table:table-cell>
          <table:table-cell office:value-type="string" table:style-name="ce63">
            <text:p>YES</text:p>
          </table:table-cell>
          <table:table-cell office:value-type="string" table:style-name="ce63">
            <text:p>SD</text:p>
          </table:table-cell>
          <table:table-cell office:value-type="float" office:value="350" table:style-name="ce72">
            <text:p>350</text:p>
          </table:table-cell>
          <table:table-cell office:value-type="float" office:value="416.3" table:style-name="ce72">
            <text:p>416</text:p>
          </table:table-cell>
          <table:table-cell office:value-type="float" office:value="440.39" table:style-name="ce72">
            <text:p>440</text:p>
          </table:table-cell>
          <table:table-cell office:value-type="float" office:value="481.46" table:style-name="ce72">
            <text:p>481</text:p>
          </table:table-cell>
          <table:table-cell office:value-type="float" office:value="553.22" table:style-name="ce72">
            <text:p>553</text:p>
          </table:table-cell>
          <table:table-cell office:value-type="float" office:value="600.08000000000004" table:style-name="ce72">
            <text:p>600</text:p>
          </table:table-cell>
          <table:table-cell office:value-type="float" office:value="632.12" table:style-name="ce72">
            <text:p>632</text:p>
          </table:table-cell>
          <table:table-cell office:value-type="float" office:value="679.49" table:style-name="ce72">
            <text:p>679</text:p>
          </table:table-cell>
          <table:table-cell office:value-type="float" office:value="724.44" table:style-name="ce72">
            <text:p>724</text:p>
          </table:table-cell>
          <table:table-cell office:value-type="float" office:value="799.17" table:style-name="ce72">
            <text:p>799</text:p>
          </table:table-cell>
          <table:table-cell office:value-type="float" office:value="876.43" table:style-name="ce72">
            <text:p>876</text:p>
          </table:table-cell>
          <table:table-cell office:value-type="float" office:value="946.79" table:style-name="ce72">
            <text:p>947</text:p>
          </table:table-cell>
          <table:table-cell office:value-type="float" office:value="987.04" table:style-name="ce72">
            <text:p>987</text:p>
          </table:table-cell>
          <table:table-cell office:value-type="float" office:value="1027.08" table:style-name="ce72">
            <text:p>1,027</text:p>
          </table:table-cell>
          <table:table-cell office:value-type="float" office:value="1074.3399999999999" table:style-name="ce72">
            <text:p>1,074</text:p>
          </table:table-cell>
          <table:table-cell office:value-type="float" office:value="1129.71" table:style-name="ce72">
            <text:p>1,130</text:p>
          </table:table-cell>
          <table:table-cell office:value-type="float" office:value="1161.5548484998649" table:style-name="ce72">
            <text:p>1,162</text:p>
          </table:table-cell>
          <table:table-cell office:value-type="float" office:value="1189.1300000000001" table:style-name="ce72">
            <text:p>1,189</text:p>
          </table:table-cell>
          <table:table-cell office:value-type="float" office:value="1188.8599999999999" table:style-name="ce72">
            <text:p>1,189</text:p>
          </table:table-cell>
          <table:table-cell office:value-type="float" office:value="1193.48" table:style-name="ce72">
            <text:p>1,193</text:p>
          </table:table-cell>
          <table:table-cell office:value-type="float" office:value="1086.6300000000001" table:style-name="ce72">
            <text:p>1,087</text:p>
          </table:table-cell>
          <table:table-cell office:value-type="float" office:value="1081.25" table:style-name="ce72">
            <text:p>1,081</text:p>
          </table:table-cell>
          <table:table-cell office:value-type="float" office:value="1118.95" table:style-name="ce72">
            <text:p>1,119</text:p>
          </table:table-cell>
          <table:table-cell office:value-type="float" office:value="1169.08" table:style-name="ce73">
            <text:p><text:s/>1,169<text:s/></text:p>
          </table:table-cell>
          <table:table-cell office:value-type="float" office:value="1227.3699999999999" table:style-name="ce74">
            <text:p>1,227</text:p>
          </table:table-cell>
          <table:table-cell office:value-type="float" office:value="1309.9000000000001" table:style-name="ce72">
            <text:p>1,310</text:p>
          </table:table-cell>
          <table:table-cell office:value-type="float" office:value="1378.89" table:style-name="ce72">
            <text:p>1,379</text:p>
          </table:table-cell>
          <table:table-cell office:value-type="float" office:value="1435.85" table:style-name="ce72">
            <text:p>1,436</text:p>
          </table:table-cell>
          <table:table-cell office:value-type="float" office:value="1489.71" table:style-name="ce72">
            <text:p>1,490</text:p>
          </table:table-cell>
          <table:table-cell office:value-type="float" office:value="1543.11" table:style-name="ce72">
            <text:p>1,543</text:p>
          </table:table-cell>
          <table:table-cell office:value-type="float" office:value="1621.54" table:style-name="ce72">
            <text:p>1,622</text:p>
          </table:table-cell>
          <table:table-cell office:value-type="float" office:value="1703" table:style-name="ce72">
            <text:p>1,703</text:p>
          </table:table-cell>
          <table:table-cell office:value-type="float" office:value="1786.91" table:style-name="ce72">
            <text:p>1,787</text:p>
          </table:table-cell>
          <table:table-cell table:style-name="ce71"/>
          <table:table-cell table:number-columns-repeated="16345"/>
        </table:table-row>
        <table:table-row table:style-name="ro27">
          <table:table-cell office:value-type="string" table:style-name="ce63">
            <text:p>E2037</text:p>
          </table:table-cell>
          <table:table-cell office:value-type="string" table:style-name="ce63">
            <text:p>[z]</text:p>
          </table:table-cell>
          <table:table-cell office:value-type="string" table:style-name="ce63">
            <text:p>Holderness</text:p>
          </table:table-cell>
          <table:table-cell office:value-type="string" table:style-name="ce63">
            <text:p>NO</text:p>
          </table:table-cell>
          <table:table-cell office:value-type="string" table:style-name="ce63">
            <text:p>SD</text:p>
          </table:table-cell>
          <table:table-cell office:value-type="float" office:value="461" table:style-name="ce72">
            <text:p>461</text:p>
          </table:table-cell>
          <table:table-cell office:value-type="float" office:value="504.43" table:style-name="ce72">
            <text:p>504</text:p>
          </table:table-cell>
          <table:table-cell office:value-type="float" office:value="539.86" table:style-name="ce72">
            <text:p>540</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3">
            <text:p>[z]</text:p>
          </table:table-cell>
          <table:table-cell office:value-type="string" table:style-name="ce74">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1"/>
          <table:table-cell table:number-columns-repeated="16345"/>
        </table:table-row>
        <table:table-row table:style-name="ro27">
          <table:table-cell office:value-type="string" table:style-name="ce63">
            <text:p>E3835</text:p>
          </table:table-cell>
          <table:table-cell office:value-type="string" table:style-name="ce63">
            <text:p>E07000227</text:p>
          </table:table-cell>
          <table:table-cell office:value-type="string" table:style-name="ce63">
            <text:p>Horsham</text:p>
          </table:table-cell>
          <table:table-cell office:value-type="string" table:style-name="ce63">
            <text:p>YES</text:p>
          </table:table-cell>
          <table:table-cell office:value-type="string" table:style-name="ce63">
            <text:p>SD</text:p>
          </table:table-cell>
          <table:table-cell office:value-type="float" office:value="491" table:style-name="ce72">
            <text:p>491</text:p>
          </table:table-cell>
          <table:table-cell office:value-type="float" office:value="538.20000000000005" table:style-name="ce72">
            <text:p>538</text:p>
          </table:table-cell>
          <table:table-cell office:value-type="float" office:value="585.77" table:style-name="ce72">
            <text:p>586</text:p>
          </table:table-cell>
          <table:table-cell office:value-type="float" office:value="633.97" table:style-name="ce72">
            <text:p>634</text:p>
          </table:table-cell>
          <table:table-cell office:value-type="float" office:value="673.4" table:style-name="ce72">
            <text:p>673</text:p>
          </table:table-cell>
          <table:table-cell office:value-type="float" office:value="733.73" table:style-name="ce72">
            <text:p>734</text:p>
          </table:table-cell>
          <table:table-cell office:value-type="float" office:value="786.38" table:style-name="ce72">
            <text:p>786</text:p>
          </table:table-cell>
          <table:table-cell office:value-type="float" office:value="839.25" table:style-name="ce72">
            <text:p>839</text:p>
          </table:table-cell>
          <table:table-cell office:value-type="float" office:value="887.12" table:style-name="ce72">
            <text:p>887</text:p>
          </table:table-cell>
          <table:table-cell office:value-type="float" office:value="978.38" table:style-name="ce72">
            <text:p>978</text:p>
          </table:table-cell>
          <table:table-cell office:value-type="float" office:value="1156.1400000000001" table:style-name="ce72">
            <text:p>1,156</text:p>
          </table:table-cell>
          <table:table-cell office:value-type="float" office:value="1229.77" table:style-name="ce72">
            <text:p>1,230</text:p>
          </table:table-cell>
          <table:table-cell office:value-type="float" office:value="1286.44" table:style-name="ce72">
            <text:p>1,286</text:p>
          </table:table-cell>
          <table:table-cell office:value-type="float" office:value="1355.13" table:style-name="ce72">
            <text:p>1,355</text:p>
          </table:table-cell>
          <table:table-cell office:value-type="float" office:value="1430.77" table:style-name="ce72">
            <text:p>1,431</text:p>
          </table:table-cell>
          <table:table-cell office:value-type="float" office:value="1488.09" table:style-name="ce72">
            <text:p>1,488</text:p>
          </table:table-cell>
          <table:table-cell office:value-type="float" office:value="1524.8237339106186" table:style-name="ce72">
            <text:p>1,525</text:p>
          </table:table-cell>
          <table:table-cell office:value-type="float" office:value="1557.83" table:style-name="ce72">
            <text:p>1,558</text:p>
          </table:table-cell>
          <table:table-cell office:value-type="float" office:value="1555.79" table:style-name="ce72">
            <text:p>1,556</text:p>
          </table:table-cell>
          <table:table-cell office:value-type="float" office:value="1556.39" table:style-name="ce72">
            <text:p>1,556</text:p>
          </table:table-cell>
          <table:table-cell office:value-type="float" office:value="1444.97" table:style-name="ce72">
            <text:p>1,445</text:p>
          </table:table-cell>
          <table:table-cell office:value-type="float" office:value="1449.21" table:style-name="ce72">
            <text:p>1,449</text:p>
          </table:table-cell>
          <table:table-cell office:value-type="float" office:value="1475.53" table:style-name="ce72">
            <text:p>1,476</text:p>
          </table:table-cell>
          <table:table-cell office:value-type="float" office:value="1540.38" table:style-name="ce73">
            <text:p><text:s/>1,540<text:s/></text:p>
          </table:table-cell>
          <table:table-cell office:value-type="float" office:value="1605.6" table:style-name="ce74">
            <text:p>1,606</text:p>
          </table:table-cell>
          <table:table-cell office:value-type="float" office:value="1693.64" table:style-name="ce72">
            <text:p>1,694</text:p>
          </table:table-cell>
          <table:table-cell office:value-type="float" office:value="1808.92" table:style-name="ce72">
            <text:p>1,809</text:p>
          </table:table-cell>
          <table:table-cell office:value-type="float" office:value="1869.08" table:style-name="ce72">
            <text:p>1,869</text:p>
          </table:table-cell>
          <table:table-cell office:value-type="float" office:value="1941.73" table:style-name="ce72">
            <text:p>1,942</text:p>
          </table:table-cell>
          <table:table-cell office:value-type="float" office:value="2007.43" table:style-name="ce72">
            <text:p>2,007</text:p>
          </table:table-cell>
          <table:table-cell office:value-type="float" office:value="2112.16" table:style-name="ce72">
            <text:p>2,112</text:p>
          </table:table-cell>
          <table:table-cell office:value-type="float" office:value="2212" table:style-name="ce72">
            <text:p>2,212</text:p>
          </table:table-cell>
          <table:table-cell office:value-type="float" office:value="2312.21" table:style-name="ce72">
            <text:p>2,312</text:p>
          </table:table-cell>
          <table:table-cell table:style-name="ce71"/>
          <table:table-cell table:number-columns-repeated="16345"/>
        </table:table-row>
        <table:table-row table:style-name="ro27">
          <table:table-cell office:value-type="string" table:style-name="ce63">
            <text:p>E5042</text:p>
          </table:table-cell>
          <table:table-cell office:value-type="string" table:style-name="ce63">
            <text:p>E09000018</text:p>
          </table:table-cell>
          <table:table-cell office:value-type="string" table:style-name="ce63">
            <text:p>Hounslow</text:p>
          </table:table-cell>
          <table:table-cell office:value-type="string" table:style-name="ce63">
            <text:p>YES</text:p>
          </table:table-cell>
          <table:table-cell office:value-type="string" table:style-name="ce63">
            <text:p>OLB</text:p>
          </table:table-cell>
          <table:table-cell office:value-type="float" office:value="568" table:style-name="ce72">
            <text:p>568</text:p>
          </table:table-cell>
          <table:table-cell office:value-type="float" office:value="546.88" table:style-name="ce72">
            <text:p>547</text:p>
          </table:table-cell>
          <table:table-cell office:value-type="float" office:value="583.05999999999995" table:style-name="ce72">
            <text:p>583</text:p>
          </table:table-cell>
          <table:table-cell office:value-type="float" office:value="624.54" table:style-name="ce72">
            <text:p>625</text:p>
          </table:table-cell>
          <table:table-cell office:value-type="float" office:value="648.57000000000005" table:style-name="ce72">
            <text:p>649</text:p>
          </table:table-cell>
          <table:table-cell office:value-type="float" office:value="693.82" table:style-name="ce72">
            <text:p>694</text:p>
          </table:table-cell>
          <table:table-cell office:value-type="float" office:value="748.37" table:style-name="ce72">
            <text:p>748</text:p>
          </table:table-cell>
          <table:table-cell office:value-type="float" office:value="807.24" table:style-name="ce72">
            <text:p>807</text:p>
          </table:table-cell>
          <table:table-cell office:value-type="float" office:value="883.34" table:style-name="ce72">
            <text:p>883</text:p>
          </table:table-cell>
          <table:table-cell office:value-type="float" office:value="957.72" table:style-name="ce72">
            <text:p>958</text:p>
          </table:table-cell>
          <table:table-cell office:value-type="float" office:value="1105.6199999999999" table:style-name="ce72">
            <text:p>1,106</text:p>
          </table:table-cell>
          <table:table-cell office:value-type="float" office:value="1190.3699999999999" table:style-name="ce72">
            <text:p>1,190</text:p>
          </table:table-cell>
          <table:table-cell office:value-type="float" office:value="1256.29" table:style-name="ce72">
            <text:p>1,256</text:p>
          </table:table-cell>
          <table:table-cell office:value-type="float" office:value="1314.9" table:style-name="ce72">
            <text:p>1,315</text:p>
          </table:table-cell>
          <table:table-cell office:value-type="float" office:value="1316.42" table:style-name="ce72">
            <text:p>1,316</text:p>
          </table:table-cell>
          <table:table-cell office:value-type="float" office:value="1314.23" table:style-name="ce72">
            <text:p>1,314</text:p>
          </table:table-cell>
          <table:table-cell office:value-type="float" office:value="1309.7832742875933" table:style-name="ce72">
            <text:p>1,310</text:p>
          </table:table-cell>
          <table:table-cell office:value-type="float" office:value="1303.98" table:style-name="ce72">
            <text:p>1,304</text:p>
          </table:table-cell>
          <table:table-cell office:value-type="float" office:value="1301.71" table:style-name="ce72">
            <text:p>1,302</text:p>
          </table:table-cell>
          <table:table-cell office:value-type="float" office:value="1299.9100000000001" table:style-name="ce72">
            <text:p>1,300</text:p>
          </table:table-cell>
          <table:table-cell office:value-type="float" office:value="1086.05" table:style-name="ce72">
            <text:p>1,086</text:p>
          </table:table-cell>
          <table:table-cell office:value-type="float" office:value="1082.83" table:style-name="ce72">
            <text:p>1,083</text:p>
          </table:table-cell>
          <table:table-cell office:value-type="float" office:value="1111.1099999999999" table:style-name="ce72">
            <text:p>1,111</text:p>
          </table:table-cell>
          <table:table-cell office:value-type="float" office:value="1104.8900000000001" table:style-name="ce73">
            <text:p><text:s/>1,105<text:s/></text:p>
          </table:table-cell>
          <table:table-cell office:value-type="float" office:value="1163.26" table:style-name="ce74">
            <text:p>1,163</text:p>
          </table:table-cell>
          <table:table-cell office:value-type="float" office:value="1200.6500000000001" table:style-name="ce72">
            <text:p>1,201</text:p>
          </table:table-cell>
          <table:table-cell office:value-type="float" office:value="1294.7" table:style-name="ce72">
            <text:p>1,295</text:p>
          </table:table-cell>
          <table:table-cell office:value-type="float" office:value="1345.47" table:style-name="ce72">
            <text:p>1,345</text:p>
          </table:table-cell>
          <table:table-cell office:value-type="float" office:value="1404.62" table:style-name="ce72">
            <text:p>1,405</text:p>
          </table:table-cell>
          <table:table-cell office:value-type="float" office:value="1467.41" table:style-name="ce72">
            <text:p>1,467</text:p>
          </table:table-cell>
          <table:table-cell office:value-type="float" office:value="1580.32" table:style-name="ce72">
            <text:p>1,580</text:p>
          </table:table-cell>
          <table:table-cell office:value-type="float" office:value="1673" table:style-name="ce72">
            <text:p>1,673</text:p>
          </table:table-cell>
          <table:table-cell office:value-type="float" office:value="1804.4" table:style-name="ce72">
            <text:p>1,804</text:p>
          </table:table-cell>
          <table:table-cell table:style-name="ce71"/>
          <table:table-cell table:number-columns-repeated="16345"/>
        </table:table-row>
        <table:table-row table:style-name="ro27">
          <table:table-cell office:value-type="string" table:style-name="ce63">
            <text:p>E1434</text:p>
          </table:table-cell>
          <table:table-cell office:value-type="string" table:style-name="ce63">
            <text:p>[z]</text:p>
          </table:table-cell>
          <table:table-cell office:value-type="string" table:style-name="ce63">
            <text:p>Hove</text:p>
          </table:table-cell>
          <table:table-cell office:value-type="string" table:style-name="ce63">
            <text:p>NO</text:p>
          </table:table-cell>
          <table:table-cell office:value-type="string" table:style-name="ce63">
            <text:p>SD</text:p>
          </table:table-cell>
          <table:table-cell office:value-type="float" office:value="416" table:style-name="ce72">
            <text:p>416</text:p>
          </table:table-cell>
          <table:table-cell office:value-type="float" office:value="454.21" table:style-name="ce72">
            <text:p>454</text:p>
          </table:table-cell>
          <table:table-cell office:value-type="float" office:value="455.1" table:style-name="ce72">
            <text:p>455</text:p>
          </table:table-cell>
          <table:table-cell office:value-type="float" office:value="476.79" table:style-name="ce72">
            <text:p>477</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3">
            <text:p>[z]</text:p>
          </table:table-cell>
          <table:table-cell office:value-type="string" table:style-name="ce74">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1"/>
          <table:table-cell table:number-columns-repeated="16345"/>
        </table:table-row>
        <table:table-row table:style-name="ro27">
          <table:table-cell office:value-type="string" table:style-name="ce63">
            <text:p>E0551</text:p>
          </table:table-cell>
          <table:table-cell office:value-type="string" table:style-name="ce63">
            <text:p>E07000011</text:p>
          </table:table-cell>
          <table:table-cell office:value-type="string" table:style-name="ce63">
            <text:p>Huntingdonshire</text:p>
          </table:table-cell>
          <table:table-cell office:value-type="string" table:style-name="ce63">
            <text:p>YES</text:p>
          </table:table-cell>
          <table:table-cell office:value-type="string" table:style-name="ce63">
            <text:p>SD</text:p>
          </table:table-cell>
          <table:table-cell office:value-type="float" office:value="359" table:style-name="ce72">
            <text:p>359</text:p>
          </table:table-cell>
          <table:table-cell office:value-type="float" office:value="407.45" table:style-name="ce72">
            <text:p>407</text:p>
          </table:table-cell>
          <table:table-cell office:value-type="float" office:value="441.99" table:style-name="ce72">
            <text:p>442</text:p>
          </table:table-cell>
          <table:table-cell office:value-type="float" office:value="467.87" table:style-name="ce72">
            <text:p>468</text:p>
          </table:table-cell>
          <table:table-cell office:value-type="float" office:value="504.26" table:style-name="ce72">
            <text:p>504</text:p>
          </table:table-cell>
          <table:table-cell office:value-type="float" office:value="572.19000000000005" table:style-name="ce72">
            <text:p>572</text:p>
          </table:table-cell>
          <table:table-cell office:value-type="float" office:value="645.04999999999995" table:style-name="ce72">
            <text:p>645</text:p>
          </table:table-cell>
          <table:table-cell office:value-type="float" office:value="700.17" table:style-name="ce72">
            <text:p>700</text:p>
          </table:table-cell>
          <table:table-cell office:value-type="float" office:value="747.72" table:style-name="ce72">
            <text:p>748</text:p>
          </table:table-cell>
          <table:table-cell office:value-type="float" office:value="827.56" table:style-name="ce72">
            <text:p>828</text:p>
          </table:table-cell>
          <table:table-cell office:value-type="float" office:value="903.54" table:style-name="ce72">
            <text:p>904</text:p>
          </table:table-cell>
          <table:table-cell office:value-type="float" office:value="990.24" table:style-name="ce72">
            <text:p>990</text:p>
          </table:table-cell>
          <table:table-cell office:value-type="float" office:value="1042.83" table:style-name="ce72">
            <text:p>1,043</text:p>
          </table:table-cell>
          <table:table-cell office:value-type="float" office:value="1087.52" table:style-name="ce72">
            <text:p>1,088</text:p>
          </table:table-cell>
          <table:table-cell office:value-type="float" office:value="1140.04" table:style-name="ce72">
            <text:p>1,140</text:p>
          </table:table-cell>
          <table:table-cell office:value-type="float" office:value="1193.06" table:style-name="ce72">
            <text:p>1,193</text:p>
          </table:table-cell>
          <table:table-cell office:value-type="float" office:value="1237.1660573787656" table:style-name="ce72">
            <text:p>1,237</text:p>
          </table:table-cell>
          <table:table-cell office:value-type="float" office:value="1274.8499999999999" table:style-name="ce72">
            <text:p>1,275</text:p>
          </table:table-cell>
          <table:table-cell office:value-type="float" office:value="1281.1400000000001" table:style-name="ce72">
            <text:p>1,281</text:p>
          </table:table-cell>
          <table:table-cell office:value-type="float" office:value="1315.21" table:style-name="ce72">
            <text:p>1,315</text:p>
          </table:table-cell>
          <table:table-cell office:value-type="float" office:value="1250.3900000000001" table:style-name="ce72">
            <text:p>1,250</text:p>
          </table:table-cell>
          <table:table-cell office:value-type="float" office:value="1273.1199999999999" table:style-name="ce72">
            <text:p>1,273</text:p>
          </table:table-cell>
          <table:table-cell office:value-type="float" office:value="1300.8499999999999" table:style-name="ce72">
            <text:p>1,301</text:p>
          </table:table-cell>
          <table:table-cell office:value-type="float" office:value="1338.63" table:style-name="ce73">
            <text:p><text:s/>1,339<text:s/></text:p>
          </table:table-cell>
          <table:table-cell office:value-type="float" office:value="1369" table:style-name="ce74">
            <text:p>1,369</text:p>
          </table:table-cell>
          <table:table-cell office:value-type="float" office:value="1442.2" table:style-name="ce72">
            <text:p>1,442</text:p>
          </table:table-cell>
          <table:table-cell office:value-type="float" office:value="1532.59" table:style-name="ce72">
            <text:p>1,533</text:p>
          </table:table-cell>
          <table:table-cell office:value-type="float" office:value="1597.91" table:style-name="ce72">
            <text:p>1,598</text:p>
          </table:table-cell>
          <table:table-cell office:value-type="float" office:value="1639.72" table:style-name="ce72">
            <text:p>1,640</text:p>
          </table:table-cell>
          <table:table-cell office:value-type="float" office:value="1718.54" table:style-name="ce72">
            <text:p>1,719</text:p>
          </table:table-cell>
          <table:table-cell office:value-type="float" office:value="1830.34" table:style-name="ce72">
            <text:p>1,830</text:p>
          </table:table-cell>
          <table:table-cell office:value-type="float" office:value="1919" table:style-name="ce72">
            <text:p>1,919</text:p>
          </table:table-cell>
          <table:table-cell office:value-type="float" office:value="2002.15" table:style-name="ce72">
            <text:p>2,002</text:p>
          </table:table-cell>
          <table:table-cell table:style-name="ce71"/>
          <table:table-cell table:number-columns-repeated="16345"/>
        </table:table-row>
        <table:table-row table:style-name="ro27">
          <table:table-cell office:value-type="string" table:style-name="ce63">
            <text:p>E2336</text:p>
          </table:table-cell>
          <table:table-cell office:value-type="string" table:style-name="ce63">
            <text:p>E07000120</text:p>
          </table:table-cell>
          <table:table-cell office:value-type="string" table:style-name="ce63">
            <text:p>Hyndburn</text:p>
          </table:table-cell>
          <table:table-cell office:value-type="string" table:style-name="ce63">
            <text:p>YES</text:p>
          </table:table-cell>
          <table:table-cell office:value-type="string" table:style-name="ce63">
            <text:p>SD</text:p>
          </table:table-cell>
          <table:table-cell office:value-type="float" office:value="425" table:style-name="ce72">
            <text:p>425</text:p>
          </table:table-cell>
          <table:table-cell office:value-type="float" office:value="471.92" table:style-name="ce72">
            <text:p>472</text:p>
          </table:table-cell>
          <table:table-cell office:value-type="float" office:value="479.42" table:style-name="ce72">
            <text:p>479</text:p>
          </table:table-cell>
          <table:table-cell office:value-type="float" office:value="515.61" table:style-name="ce72">
            <text:p>516</text:p>
          </table:table-cell>
          <table:table-cell office:value-type="float" office:value="553.52" table:style-name="ce72">
            <text:p>554</text:p>
          </table:table-cell>
          <table:table-cell office:value-type="float" office:value="593.94000000000005" table:style-name="ce72">
            <text:p>594</text:p>
          </table:table-cell>
          <table:table-cell office:value-type="float" office:value="641.86" table:style-name="ce72">
            <text:p>642</text:p>
          </table:table-cell>
          <table:table-cell office:value-type="float" office:value="680.36" table:style-name="ce72">
            <text:p>680</text:p>
          </table:table-cell>
          <table:table-cell office:value-type="float" office:value="702.04" table:style-name="ce72">
            <text:p>702</text:p>
          </table:table-cell>
          <table:table-cell office:value-type="float" office:value="754.29" table:style-name="ce72">
            <text:p>754</text:p>
          </table:table-cell>
          <table:table-cell office:value-type="float" office:value="824.19" table:style-name="ce72">
            <text:p>824</text:p>
          </table:table-cell>
          <table:table-cell office:value-type="float" office:value="856.77" table:style-name="ce72">
            <text:p>857</text:p>
          </table:table-cell>
          <table:table-cell office:value-type="float" office:value="886.72" table:style-name="ce72">
            <text:p>887</text:p>
          </table:table-cell>
          <table:table-cell office:value-type="float" office:value="933.35" table:style-name="ce72">
            <text:p>933</text:p>
          </table:table-cell>
          <table:table-cell office:value-type="float" office:value="987.16" table:style-name="ce72">
            <text:p>987</text:p>
          </table:table-cell>
          <table:table-cell office:value-type="float" office:value="1019.02" table:style-name="ce72">
            <text:p>1,019</text:p>
          </table:table-cell>
          <table:table-cell office:value-type="float" office:value="1045.9116481375356" table:style-name="ce72">
            <text:p>1,046</text:p>
          </table:table-cell>
          <table:table-cell office:value-type="float" office:value="1047.8599999999999" table:style-name="ce72">
            <text:p>1,048</text:p>
          </table:table-cell>
          <table:table-cell office:value-type="float" office:value="1043.18" table:style-name="ce72">
            <text:p>1,043</text:p>
          </table:table-cell>
          <table:table-cell office:value-type="float" office:value="1027.92" table:style-name="ce72">
            <text:p>1,028</text:p>
          </table:table-cell>
          <table:table-cell office:value-type="float" office:value="803.92" table:style-name="ce72">
            <text:p>804</text:p>
          </table:table-cell>
          <table:table-cell office:value-type="float" office:value="810.3" table:style-name="ce72">
            <text:p>810</text:p>
          </table:table-cell>
          <table:table-cell office:value-type="float" office:value="837.34" table:style-name="ce72">
            <text:p>837</text:p>
          </table:table-cell>
          <table:table-cell office:value-type="float" office:value="870.33" table:style-name="ce73">
            <text:p><text:s/>870<text:s/></text:p>
          </table:table-cell>
          <table:table-cell office:value-type="float" office:value="950.54" table:style-name="ce74">
            <text:p>951</text:p>
          </table:table-cell>
          <table:table-cell office:value-type="float" office:value="1015.17" table:style-name="ce72">
            <text:p>1,015</text:p>
          </table:table-cell>
          <table:table-cell office:value-type="float" office:value="1082.81" table:style-name="ce72">
            <text:p>1,083</text:p>
          </table:table-cell>
          <table:table-cell office:value-type="float" office:value="1120.72" table:style-name="ce72">
            <text:p>1,121</text:p>
          </table:table-cell>
          <table:table-cell office:value-type="float" office:value="1120.8800000000001" table:style-name="ce72">
            <text:p>1,121</text:p>
          </table:table-cell>
          <table:table-cell office:value-type="float" office:value="1205.8900000000001" table:style-name="ce72">
            <text:p>1,206</text:p>
          </table:table-cell>
          <table:table-cell office:value-type="float" office:value="1297.3499999999999" table:style-name="ce72">
            <text:p>1,297</text:p>
          </table:table-cell>
          <table:table-cell office:value-type="float" office:value="1362" table:style-name="ce72">
            <text:p>1,362</text:p>
          </table:table-cell>
          <table:table-cell office:value-type="float" office:value="1425.86" table:style-name="ce72">
            <text:p>1,426</text:p>
          </table:table-cell>
          <table:table-cell table:style-name="ce71"/>
          <table:table-cell table:number-columns-repeated="16345"/>
        </table:table-row>
        <table:table-row table:style-name="ro27">
          <table:table-cell office:value-type="string" table:style-name="ce63">
            <text:p>E3533</text:p>
          </table:table-cell>
          <table:table-cell office:value-type="string" table:style-name="ce63">
            <text:p>E07000202</text:p>
          </table:table-cell>
          <table:table-cell office:value-type="string" table:style-name="ce63">
            <text:p>Ipswich</text:p>
          </table:table-cell>
          <table:table-cell office:value-type="string" table:style-name="ce63">
            <text:p>YES</text:p>
          </table:table-cell>
          <table:table-cell office:value-type="string" table:style-name="ce63">
            <text:p>SD</text:p>
          </table:table-cell>
          <table:table-cell office:value-type="float" office:value="442" table:style-name="ce72">
            <text:p>442</text:p>
          </table:table-cell>
          <table:table-cell office:value-type="float" office:value="488.77" table:style-name="ce72">
            <text:p>489</text:p>
          </table:table-cell>
          <table:table-cell office:value-type="float" office:value="485.92" table:style-name="ce72">
            <text:p>486</text:p>
          </table:table-cell>
          <table:table-cell office:value-type="float" office:value="485.76" table:style-name="ce72">
            <text:p>486</text:p>
          </table:table-cell>
          <table:table-cell office:value-type="float" office:value="521.64" table:style-name="ce72">
            <text:p>522</text:p>
          </table:table-cell>
          <table:table-cell office:value-type="float" office:value="559.72" table:style-name="ce72">
            <text:p>560</text:p>
          </table:table-cell>
          <table:table-cell office:value-type="float" office:value="603.98" table:style-name="ce72">
            <text:p>604</text:p>
          </table:table-cell>
          <table:table-cell office:value-type="float" office:value="648.57000000000005" table:style-name="ce72">
            <text:p>649</text:p>
          </table:table-cell>
          <table:table-cell office:value-type="float" office:value="692.95" table:style-name="ce72">
            <text:p>693</text:p>
          </table:table-cell>
          <table:table-cell office:value-type="float" office:value="780.79" table:style-name="ce72">
            <text:p>781</text:p>
          </table:table-cell>
          <table:table-cell office:value-type="float" office:value="924.82" table:style-name="ce72">
            <text:p>925</text:p>
          </table:table-cell>
          <table:table-cell office:value-type="float" office:value="965.1" table:style-name="ce72">
            <text:p>965</text:p>
          </table:table-cell>
          <table:table-cell office:value-type="float" office:value="996.27" table:style-name="ce72">
            <text:p>996</text:p>
          </table:table-cell>
          <table:table-cell office:value-type="float" office:value="1036.96" table:style-name="ce72">
            <text:p>1,037</text:p>
          </table:table-cell>
          <table:table-cell office:value-type="float" office:value="1081.23" table:style-name="ce72">
            <text:p>1,081</text:p>
          </table:table-cell>
          <table:table-cell office:value-type="float" office:value="1117.8499999999999" table:style-name="ce72">
            <text:p>1,118</text:p>
          </table:table-cell>
          <table:table-cell office:value-type="float" office:value="1143.8601613795579" table:style-name="ce72">
            <text:p>1,144</text:p>
          </table:table-cell>
          <table:table-cell office:value-type="float" office:value="1159.28" table:style-name="ce72">
            <text:p>1,159</text:p>
          </table:table-cell>
          <table:table-cell office:value-type="float" office:value="1157.1600000000001" table:style-name="ce72">
            <text:p>1,157</text:p>
          </table:table-cell>
          <table:table-cell office:value-type="float" office:value="1158.32" table:style-name="ce72">
            <text:p>1,158</text:p>
          </table:table-cell>
          <table:table-cell office:value-type="float" office:value="959.89" table:style-name="ce72">
            <text:p>960</text:p>
          </table:table-cell>
          <table:table-cell office:value-type="float" office:value="973.54" table:style-name="ce72">
            <text:p>974</text:p>
          </table:table-cell>
          <table:table-cell office:value-type="float" office:value="1009.02" table:style-name="ce72">
            <text:p>1,009</text:p>
          </table:table-cell>
          <table:table-cell office:value-type="float" office:value="1035.71" table:style-name="ce73">
            <text:p><text:s/>1,036<text:s/></text:p>
          </table:table-cell>
          <table:table-cell office:value-type="float" office:value="1078.43" table:style-name="ce74">
            <text:p>1,078</text:p>
          </table:table-cell>
          <table:table-cell office:value-type="float" office:value="1136.43" table:style-name="ce72">
            <text:p>1,136</text:p>
          </table:table-cell>
          <table:table-cell office:value-type="float" office:value="1193.81" table:style-name="ce72">
            <text:p>1,194</text:p>
          </table:table-cell>
          <table:table-cell office:value-type="float" office:value="1249.24" table:style-name="ce72">
            <text:p>1,249</text:p>
          </table:table-cell>
          <table:table-cell office:value-type="float" office:value="1277.3900000000001" table:style-name="ce72">
            <text:p>1,277</text:p>
          </table:table-cell>
          <table:table-cell office:value-type="float" office:value="1329.65" table:style-name="ce72">
            <text:p>1,330</text:p>
          </table:table-cell>
          <table:table-cell office:value-type="float" office:value="1388.29" table:style-name="ce72">
            <text:p>1,388</text:p>
          </table:table-cell>
          <table:table-cell office:value-type="float" office:value="1464" table:style-name="ce72">
            <text:p>1,464</text:p>
          </table:table-cell>
          <table:table-cell office:value-type="float" office:value="1556.88" table:style-name="ce72">
            <text:p>1,557</text:p>
          </table:table-cell>
          <table:table-cell table:style-name="ce71"/>
          <table:table-cell table:number-columns-repeated="16345"/>
        </table:table-row>
        <table:table-row table:style-name="ro27">
          <table:table-cell office:value-type="string" table:style-name="ce63">
            <text:p>E2101</text:p>
          </table:table-cell>
          <table:table-cell office:value-type="string" table:style-name="ce63">
            <text:p>E06000046</text:p>
          </table:table-cell>
          <table:table-cell office:value-type="string" table:style-name="ce63">
            <text:p>Isle of Wight Council UA</text:p>
          </table:table-cell>
          <table:table-cell office:value-type="string" table:style-name="ce63">
            <text:p>YES</text:p>
          </table:table-cell>
          <table:table-cell office:value-type="string" table:style-name="ce63">
            <text:p>UA</text:p>
          </table:table-cell>
          <table:table-cell office:value-type="string" table:style-name="ce72">
            <text:p>[z]</text:p>
          </table:table-cell>
          <table:table-cell office:value-type="string" table:style-name="ce72">
            <text:p>[z]</text:p>
          </table:table-cell>
          <table:table-cell office:value-type="float" office:value="483.74" table:style-name="ce72">
            <text:p>484</text:p>
          </table:table-cell>
          <table:table-cell office:value-type="float" office:value="529.72" table:style-name="ce72">
            <text:p>530</text:p>
          </table:table-cell>
          <table:table-cell office:value-type="float" office:value="556.46" table:style-name="ce72">
            <text:p>556</text:p>
          </table:table-cell>
          <table:table-cell office:value-type="float" office:value="604.12" table:style-name="ce72">
            <text:p>604</text:p>
          </table:table-cell>
          <table:table-cell office:value-type="float" office:value="656.16" table:style-name="ce72">
            <text:p>656</text:p>
          </table:table-cell>
          <table:table-cell office:value-type="float" office:value="679.59" table:style-name="ce72">
            <text:p>680</text:p>
          </table:table-cell>
          <table:table-cell office:value-type="float" office:value="707.93" table:style-name="ce72">
            <text:p>708</text:p>
          </table:table-cell>
          <table:table-cell office:value-type="float" office:value="809.24" table:style-name="ce72">
            <text:p>809</text:p>
          </table:table-cell>
          <table:table-cell office:value-type="float" office:value="931.98" table:style-name="ce72">
            <text:p>932</text:p>
          </table:table-cell>
          <table:table-cell office:value-type="float" office:value="1005.44" table:style-name="ce72">
            <text:p>1,005</text:p>
          </table:table-cell>
          <table:table-cell office:value-type="float" office:value="1049.82" table:style-name="ce72">
            <text:p>1,050</text:p>
          </table:table-cell>
          <table:table-cell office:value-type="float" office:value="1092.5" table:style-name="ce72">
            <text:p>1,093</text:p>
          </table:table-cell>
          <table:table-cell office:value-type="float" office:value="1118.03" table:style-name="ce72">
            <text:p>1,118</text:p>
          </table:table-cell>
          <table:table-cell office:value-type="float" office:value="1163.58" table:style-name="ce72">
            <text:p>1,164</text:p>
          </table:table-cell>
          <table:table-cell office:value-type="float" office:value="1203.7034221951933" table:style-name="ce72">
            <text:p>1,204</text:p>
          </table:table-cell>
          <table:table-cell office:value-type="float" office:value="1229.56" table:style-name="ce72">
            <text:p>1,230</text:p>
          </table:table-cell>
          <table:table-cell office:value-type="float" office:value="1227.5999999999999" table:style-name="ce72">
            <text:p>1,228</text:p>
          </table:table-cell>
          <table:table-cell office:value-type="float" office:value="1230.94" table:style-name="ce72">
            <text:p>1,231</text:p>
          </table:table-cell>
          <table:table-cell office:value-type="float" office:value="1040.79" table:style-name="ce72">
            <text:p>1,041</text:p>
          </table:table-cell>
          <table:table-cell office:value-type="float" office:value="1080.95" table:style-name="ce72">
            <text:p>1,081</text:p>
          </table:table-cell>
          <table:table-cell office:value-type="float" office:value="1117.4000000000001" table:style-name="ce72">
            <text:p>1,117</text:p>
          </table:table-cell>
          <table:table-cell office:value-type="float" office:value="1190.0999999999999" table:style-name="ce73">
            <text:p><text:s/>1,190<text:s/></text:p>
          </table:table-cell>
          <table:table-cell office:value-type="float" office:value="1270.3699999999999" table:style-name="ce74">
            <text:p>1,270</text:p>
          </table:table-cell>
          <table:table-cell office:value-type="float" office:value="1368.32" table:style-name="ce72">
            <text:p>1,368</text:p>
          </table:table-cell>
          <table:table-cell office:value-type="float" office:value="1435.36" table:style-name="ce72">
            <text:p>1,435</text:p>
          </table:table-cell>
          <table:table-cell office:value-type="float" office:value="1499.56" table:style-name="ce72">
            <text:p>1,500</text:p>
          </table:table-cell>
          <table:table-cell office:value-type="float" office:value="1564.15" table:style-name="ce72">
            <text:p>1,564</text:p>
          </table:table-cell>
          <table:table-cell office:value-type="float" office:value="1628.49" table:style-name="ce72">
            <text:p>1,628</text:p>
          </table:table-cell>
          <table:table-cell office:value-type="float" office:value="1714.51" table:style-name="ce72">
            <text:p>1,715</text:p>
          </table:table-cell>
          <table:table-cell office:value-type="float" office:value="1807" table:style-name="ce72">
            <text:p>1,807</text:p>
          </table:table-cell>
          <table:table-cell office:value-type="float" office:value="1998.69" table:style-name="ce72">
            <text:p>1,999</text:p>
          </table:table-cell>
          <table:table-cell table:style-name="ce71"/>
          <table:table-cell table:number-columns-repeated="16345"/>
        </table:table-row>
        <table:table-row table:style-name="ro27">
          <table:table-cell office:value-type="string" table:style-name="ce63">
            <text:p>E4001</text:p>
          </table:table-cell>
          <table:table-cell office:value-type="string" table:style-name="ce63">
            <text:p>E06000053</text:p>
          </table:table-cell>
          <table:table-cell office:value-type="string" table:style-name="ce63">
            <text:p>Isles of Scilly</text:p>
          </table:table-cell>
          <table:table-cell office:value-type="string" table:style-name="ce63">
            <text:p>YES</text:p>
          </table:table-cell>
          <table:table-cell office:value-type="string" table:style-name="ce63">
            <text:p>UA</text:p>
          </table:table-cell>
          <table:table-cell office:value-type="float" office:value="396" table:style-name="ce72">
            <text:p>396</text:p>
          </table:table-cell>
          <table:table-cell office:value-type="float" office:value="422.47" table:style-name="ce72">
            <text:p>422</text:p>
          </table:table-cell>
          <table:table-cell office:value-type="float" office:value="426.93" table:style-name="ce72">
            <text:p>427</text:p>
          </table:table-cell>
          <table:table-cell office:value-type="float" office:value="445.95" table:style-name="ce72">
            <text:p>446</text:p>
          </table:table-cell>
          <table:table-cell office:value-type="float" office:value="465.66" table:style-name="ce72">
            <text:p>466</text:p>
          </table:table-cell>
          <table:table-cell office:value-type="float" office:value="500.85" table:style-name="ce72">
            <text:p>501</text:p>
          </table:table-cell>
          <table:table-cell office:value-type="float" office:value="550.03" table:style-name="ce72">
            <text:p>550</text:p>
          </table:table-cell>
          <table:table-cell office:value-type="float" office:value="584.61" table:style-name="ce72">
            <text:p>585</text:p>
          </table:table-cell>
          <table:table-cell office:value-type="float" office:value="610.83000000000004" table:style-name="ce72">
            <text:p>611</text:p>
          </table:table-cell>
          <table:table-cell office:value-type="float" office:value="672.86" table:style-name="ce72">
            <text:p>673</text:p>
          </table:table-cell>
          <table:table-cell office:value-type="float" office:value="848.87" table:style-name="ce72">
            <text:p>849</text:p>
          </table:table-cell>
          <table:table-cell office:value-type="float" office:value="917.65" table:style-name="ce72">
            <text:p>918</text:p>
          </table:table-cell>
          <table:table-cell office:value-type="float" office:value="967.67" table:style-name="ce72">
            <text:p>968</text:p>
          </table:table-cell>
          <table:table-cell office:value-type="float" office:value="1021.22" table:style-name="ce72">
            <text:p>1,021</text:p>
          </table:table-cell>
          <table:table-cell office:value-type="float" office:value="1073.3599999999999" table:style-name="ce72">
            <text:p>1,073</text:p>
          </table:table-cell>
          <table:table-cell office:value-type="float" office:value="1133.26" table:style-name="ce72">
            <text:p>1,133</text:p>
          </table:table-cell>
          <table:table-cell office:value-type="float" office:value="1192.6787252368647" table:style-name="ce72">
            <text:p>1,193</text:p>
          </table:table-cell>
          <table:table-cell office:value-type="float" office:value="1235.8" table:style-name="ce72">
            <text:p>1,236</text:p>
          </table:table-cell>
          <table:table-cell office:value-type="float" office:value="1237.48" table:style-name="ce72">
            <text:p>1,237</text:p>
          </table:table-cell>
          <table:table-cell office:value-type="float" office:value="1253.49" table:style-name="ce72">
            <text:p>1,253</text:p>
          </table:table-cell>
          <table:table-cell office:value-type="float" office:value="1337.43" table:style-name="ce72">
            <text:p>1,337</text:p>
          </table:table-cell>
          <table:table-cell office:value-type="float" office:value="1352.22" table:style-name="ce72">
            <text:p>1,352</text:p>
          </table:table-cell>
          <table:table-cell office:value-type="float" office:value="1382.7" table:style-name="ce72">
            <text:p>1,383</text:p>
          </table:table-cell>
          <table:table-cell office:value-type="float" office:value="1427.97" table:style-name="ce73">
            <text:p><text:s/>1,428<text:s/></text:p>
          </table:table-cell>
          <table:table-cell table:style-name="ce74"/>
          <table:table-cell office:value-type="float" office:value="1587.98" table:style-name="ce72">
            <text:p>1,588</text:p>
          </table:table-cell>
          <table:table-cell office:value-type="float" office:value="1658.04" table:style-name="ce72">
            <text:p>1,658</text:p>
          </table:table-cell>
          <table:table-cell office:value-type="float" office:value="1716.57" table:style-name="ce72">
            <text:p>1,717</text:p>
          </table:table-cell>
          <table:table-cell office:value-type="float" office:value="1770.91" table:style-name="ce72">
            <text:p>1,771</text:p>
          </table:table-cell>
          <table:table-cell office:value-type="float" office:value="1849.14" table:style-name="ce72">
            <text:p>1,849</text:p>
          </table:table-cell>
          <table:table-cell office:value-type="float" office:value="1940.44" table:style-name="ce72">
            <text:p>1,940</text:p>
          </table:table-cell>
          <table:table-cell office:value-type="float" office:value="2038" table:style-name="ce72">
            <text:p>2,038</text:p>
          </table:table-cell>
          <table:table-cell office:value-type="float" office:value="2404.65" table:style-name="ce72">
            <text:p>2,405</text:p>
          </table:table-cell>
          <table:table-cell table:style-name="ce71"/>
          <table:table-cell table:number-columns-repeated="16345"/>
        </table:table-row>
        <table:table-row table:style-name="ro27">
          <table:table-cell office:value-type="string" table:style-name="ce63">
            <text:p>E5015</text:p>
          </table:table-cell>
          <table:table-cell office:value-type="string" table:style-name="ce63">
            <text:p>E09000019</text:p>
          </table:table-cell>
          <table:table-cell office:value-type="string" table:style-name="ce63">
            <text:p>Islington</text:p>
          </table:table-cell>
          <table:table-cell office:value-type="string" table:style-name="ce63">
            <text:p>YES</text:p>
          </table:table-cell>
          <table:table-cell office:value-type="string" table:style-name="ce63">
            <text:p>ILB</text:p>
          </table:table-cell>
          <table:table-cell office:value-type="float" office:value="572" table:style-name="ce72">
            <text:p>572</text:p>
          </table:table-cell>
          <table:table-cell office:value-type="float" office:value="549.85" table:style-name="ce72">
            <text:p>550</text:p>
          </table:table-cell>
          <table:table-cell office:value-type="float" office:value="665.73" table:style-name="ce72">
            <text:p>666</text:p>
          </table:table-cell>
          <table:table-cell office:value-type="float" office:value="759.09" table:style-name="ce72">
            <text:p>759</text:p>
          </table:table-cell>
          <table:table-cell office:value-type="float" office:value="781.91" table:style-name="ce72">
            <text:p>782</text:p>
          </table:table-cell>
          <table:table-cell office:value-type="float" office:value="810.05" table:style-name="ce72">
            <text:p>810</text:p>
          </table:table-cell>
          <table:table-cell office:value-type="float" office:value="803.77" table:style-name="ce72">
            <text:p>804</text:p>
          </table:table-cell>
          <table:table-cell office:value-type="float" office:value="778.8" table:style-name="ce72">
            <text:p>779</text:p>
          </table:table-cell>
          <table:table-cell office:value-type="float" office:value="769.66" table:style-name="ce72">
            <text:p>770</text:p>
          </table:table-cell>
          <table:table-cell office:value-type="float" office:value="768.9" table:style-name="ce72">
            <text:p>769</text:p>
          </table:table-cell>
          <table:table-cell office:value-type="float" office:value="948.05" table:style-name="ce72">
            <text:p>948</text:p>
          </table:table-cell>
          <table:table-cell office:value-type="float" office:value="1015.76" table:style-name="ce72">
            <text:p>1,016</text:p>
          </table:table-cell>
          <table:table-cell office:value-type="float" office:value="1077.8" table:style-name="ce72">
            <text:p>1,078</text:p>
          </table:table-cell>
          <table:table-cell office:value-type="float" office:value="1118.7" table:style-name="ce72">
            <text:p>1,119</text:p>
          </table:table-cell>
          <table:table-cell office:value-type="float" office:value="1170.6099999999999" table:style-name="ce72">
            <text:p>1,171</text:p>
          </table:table-cell>
          <table:table-cell office:value-type="float" office:value="1187.31" table:style-name="ce72">
            <text:p>1,187</text:p>
          </table:table-cell>
          <table:table-cell office:value-type="float" office:value="1183.5377717643421" table:style-name="ce72">
            <text:p>1,184</text:p>
          </table:table-cell>
          <table:table-cell office:value-type="float" office:value="1179.35492504897" table:style-name="ce72">
            <text:p>1,179</text:p>
          </table:table-cell>
          <table:table-cell office:value-type="float" office:value="1182.8201865564342" table:style-name="ce72">
            <text:p>1,183</text:p>
          </table:table-cell>
          <table:table-cell office:value-type="float" office:value="1199.9906964445615" table:style-name="ce72">
            <text:p>1,200</text:p>
          </table:table-cell>
          <table:table-cell office:value-type="float" office:value="903.37577791609601" table:style-name="ce72">
            <text:p>903</text:p>
          </table:table-cell>
          <table:table-cell office:value-type="float" office:value="895.77483393597674" table:style-name="ce72">
            <text:p>896</text:p>
          </table:table-cell>
          <table:table-cell office:value-type="float" office:value="922.11060442945893" table:style-name="ce72">
            <text:p>922</text:p>
          </table:table-cell>
          <table:table-cell office:value-type="float" office:value="976.81672686176069" table:style-name="ce73">
            <text:p><text:s/>977<text:s/></text:p>
          </table:table-cell>
          <table:table-cell office:value-type="float" office:value="1034.3435282395978" table:style-name="ce74">
            <text:p>1,034</text:p>
          </table:table-cell>
          <table:table-cell office:value-type="float" office:value="1099.7844623468636" table:style-name="ce72">
            <text:p>1,100</text:p>
          </table:table-cell>
          <table:table-cell office:value-type="float" office:value="1146.9383082352258" table:style-name="ce72">
            <text:p>1,147</text:p>
          </table:table-cell>
          <table:table-cell office:value-type="float" office:value="1211.02" table:style-name="ce72">
            <text:p>1,211</text:p>
          </table:table-cell>
          <table:table-cell office:value-type="float" office:value="1215.3499999999999" table:style-name="ce72">
            <text:p>1,215</text:p>
          </table:table-cell>
          <table:table-cell office:value-type="float" office:value="1304.82" table:style-name="ce72">
            <text:p>1,305</text:p>
          </table:table-cell>
          <table:table-cell office:value-type="float" office:value="1408.97" table:style-name="ce72">
            <text:p>1,409</text:p>
          </table:table-cell>
          <table:table-cell office:value-type="float" office:value="1497" table:style-name="ce72">
            <text:p>1,497</text:p>
          </table:table-cell>
          <table:table-cell office:value-type="float" office:value="1577.61" table:style-name="ce72">
            <text:p>1,578</text:p>
          </table:table-cell>
          <table:table-cell table:style-name="ce79"/>
          <table:table-cell table:number-columns-repeated="16345"/>
        </table:table-row>
        <table:table-row table:style-name="ro27">
          <table:table-cell office:value-type="string" table:style-name="ce63">
            <text:p>E3931</text:p>
          </table:table-cell>
          <table:table-cell office:value-type="string" table:style-name="ce63">
            <text:p>E07000230</text:p>
          </table:table-cell>
          <table:table-cell office:value-type="string" table:style-name="ce63">
            <text:p>Kennet</text:p>
          </table:table-cell>
          <table:table-cell office:value-type="string" table:style-name="ce63">
            <text:p>NO</text:p>
          </table:table-cell>
          <table:table-cell office:value-type="string" table:style-name="ce63">
            <text:p>SD</text:p>
          </table:table-cell>
          <table:table-cell office:value-type="float" office:value="489" table:style-name="ce72">
            <text:p>489</text:p>
          </table:table-cell>
          <table:table-cell office:value-type="float" office:value="526.69000000000005" table:style-name="ce72">
            <text:p>527</text:p>
          </table:table-cell>
          <table:table-cell office:value-type="float" office:value="548.67999999999995" table:style-name="ce72">
            <text:p>549</text:p>
          </table:table-cell>
          <table:table-cell office:value-type="float" office:value="574.32000000000005" table:style-name="ce72">
            <text:p>574</text:p>
          </table:table-cell>
          <table:table-cell office:value-type="float" office:value="628.19000000000005" table:style-name="ce72">
            <text:p>628</text:p>
          </table:table-cell>
          <table:table-cell office:value-type="float" office:value="708.2" table:style-name="ce72">
            <text:p>708</text:p>
          </table:table-cell>
          <table:table-cell office:value-type="float" office:value="759.35" table:style-name="ce72">
            <text:p>759</text:p>
          </table:table-cell>
          <table:table-cell office:value-type="float" office:value="819.92" table:style-name="ce72">
            <text:p>820</text:p>
          </table:table-cell>
          <table:table-cell office:value-type="float" office:value="886.08" table:style-name="ce72">
            <text:p>886</text:p>
          </table:table-cell>
          <table:table-cell office:value-type="float" office:value="965.74" table:style-name="ce72">
            <text:p>966</text:p>
          </table:table-cell>
          <table:table-cell office:value-type="float" office:value="1077.5999999999999" table:style-name="ce72">
            <text:p>1,078</text:p>
          </table:table-cell>
          <table:table-cell office:value-type="float" office:value="1156.55" table:style-name="ce72">
            <text:p>1,157</text:p>
          </table:table-cell>
          <table:table-cell office:value-type="float" office:value="1194.19" table:style-name="ce72">
            <text:p>1,194</text:p>
          </table:table-cell>
          <table:table-cell office:value-type="float" office:value="1260.51" table:style-name="ce72">
            <text:p>1,261</text:p>
          </table:table-cell>
          <table:table-cell office:value-type="float" office:value="1332.11" table:style-name="ce72">
            <text:p>1,332</text:p>
          </table:table-cell>
          <table:table-cell office:value-type="float" office:value="1417.45" table:style-name="ce72">
            <text:p>1,417</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3">
            <text:p>[z]</text:p>
          </table:table-cell>
          <table:table-cell office:value-type="string" table:style-name="ce74">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1"/>
          <table:table-cell table:number-columns-repeated="16345"/>
        </table:table-row>
        <table:table-row table:style-name="ro27">
          <table:table-cell office:value-type="string" table:style-name="ce63">
            <text:p>E5016</text:p>
          </table:table-cell>
          <table:table-cell office:value-type="string" table:style-name="ce63">
            <text:p>E09000020</text:p>
          </table:table-cell>
          <table:table-cell office:value-type="string" table:style-name="ce63">
            <text:p>Kensington &amp; Chelsea</text:p>
          </table:table-cell>
          <table:table-cell office:value-type="string" table:style-name="ce63">
            <text:p>YES</text:p>
          </table:table-cell>
          <table:table-cell office:value-type="string" table:style-name="ce63">
            <text:p>ILB</text:p>
          </table:table-cell>
          <table:table-cell office:value-type="float" office:value="530" table:style-name="ce72">
            <text:p>530</text:p>
          </table:table-cell>
          <table:table-cell office:value-type="float" office:value="552.04999999999995" table:style-name="ce72">
            <text:p>552</text:p>
          </table:table-cell>
          <table:table-cell office:value-type="float" office:value="554.26" table:style-name="ce72">
            <text:p>554</text:p>
          </table:table-cell>
          <table:table-cell office:value-type="float" office:value="576.76" table:style-name="ce72">
            <text:p>577</text:p>
          </table:table-cell>
          <table:table-cell office:value-type="float" office:value="592.51" table:style-name="ce72">
            <text:p>593</text:p>
          </table:table-cell>
          <table:table-cell office:value-type="float" office:value="617.12" table:style-name="ce72">
            <text:p>617</text:p>
          </table:table-cell>
          <table:table-cell office:value-type="float" office:value="665.33" table:style-name="ce72">
            <text:p>665</text:p>
          </table:table-cell>
          <table:table-cell office:value-type="float" office:value="718.97" table:style-name="ce72">
            <text:p>719</text:p>
          </table:table-cell>
          <table:table-cell office:value-type="float" office:value="803.76" table:style-name="ce72">
            <text:p>804</text:p>
          </table:table-cell>
          <table:table-cell office:value-type="float" office:value="889.76" table:style-name="ce72">
            <text:p>890</text:p>
          </table:table-cell>
          <table:table-cell office:value-type="float" office:value="1024.2" table:style-name="ce72">
            <text:p>1,024</text:p>
          </table:table-cell>
          <table:table-cell office:value-type="float" office:value="1122.51" table:style-name="ce72">
            <text:p>1,123</text:p>
          </table:table-cell>
          <table:table-cell office:value-type="float" office:value="1175.69" table:style-name="ce72">
            <text:p>1,176</text:p>
          </table:table-cell>
          <table:table-cell office:value-type="float" office:value="1221.96" table:style-name="ce72">
            <text:p>1,222</text:p>
          </table:table-cell>
          <table:table-cell office:value-type="float" office:value="1248.1400000000001" table:style-name="ce72">
            <text:p>1,248</text:p>
          </table:table-cell>
          <table:table-cell office:value-type="float" office:value="1281.75" table:style-name="ce72">
            <text:p>1,282</text:p>
          </table:table-cell>
          <table:table-cell office:value-type="float" office:value="1317.3769487104553" table:style-name="ce72">
            <text:p>1,317</text:p>
          </table:table-cell>
          <table:table-cell office:value-type="float" office:value="1310.55" table:style-name="ce72">
            <text:p>1,311</text:p>
          </table:table-cell>
          <table:table-cell office:value-type="float" office:value="1312.28" table:style-name="ce72">
            <text:p>1,312</text:p>
          </table:table-cell>
          <table:table-cell office:value-type="float" office:value="1308.76" table:style-name="ce72">
            <text:p>1,309</text:p>
          </table:table-cell>
          <table:table-cell office:value-type="float" office:value="1190.1099999999999" table:style-name="ce72">
            <text:p>1,190</text:p>
          </table:table-cell>
          <table:table-cell office:value-type="float" office:value="1176.4000000000001" table:style-name="ce72">
            <text:p>1,176</text:p>
          </table:table-cell>
          <table:table-cell office:value-type="float" office:value="1180.7" table:style-name="ce72">
            <text:p>1,181</text:p>
          </table:table-cell>
          <table:table-cell office:value-type="float" office:value="1179.6500000000001" table:style-name="ce73">
            <text:p><text:s/>1,180<text:s/></text:p>
          </table:table-cell>
          <table:table-cell office:value-type="float" office:value="1207.71" table:style-name="ce74">
            <text:p>1,208</text:p>
          </table:table-cell>
          <table:table-cell office:value-type="float" office:value="1288.8800000000001" table:style-name="ce72">
            <text:p>1,289</text:p>
          </table:table-cell>
          <table:table-cell office:value-type="float" office:value="1375.19" table:style-name="ce72">
            <text:p>1,375</text:p>
          </table:table-cell>
          <table:table-cell office:value-type="float" office:value="1426.87" table:style-name="ce72">
            <text:p>1,427</text:p>
          </table:table-cell>
          <table:table-cell office:value-type="float" office:value="1502.24" table:style-name="ce72">
            <text:p>1,502</text:p>
          </table:table-cell>
          <table:table-cell office:value-type="float" office:value="1559.14" table:style-name="ce72">
            <text:p>1,559</text:p>
          </table:table-cell>
          <table:table-cell office:value-type="float" office:value="1640" table:style-name="ce72">
            <text:p>1,640</text:p>
          </table:table-cell>
          <table:table-cell office:value-type="float" office:value="1756" table:style-name="ce72">
            <text:p>1,756</text:p>
          </table:table-cell>
          <table:table-cell office:value-type="float" office:value="1832.81" table:style-name="ce72">
            <text:p>1,833</text:p>
          </table:table-cell>
          <table:table-cell table:style-name="ce71"/>
          <table:table-cell table:number-columns-repeated="16345"/>
        </table:table-row>
        <table:table-row table:style-name="ro27">
          <table:table-cell office:value-type="string" table:style-name="ce63">
            <text:p>E0833</text:p>
          </table:table-cell>
          <table:table-cell office:value-type="string" table:style-name="ce63">
            <text:p>E07000021</text:p>
          </table:table-cell>
          <table:table-cell office:value-type="string" table:style-name="ce63">
            <text:p>Kerrier</text:p>
          </table:table-cell>
          <table:table-cell office:value-type="string" table:style-name="ce63">
            <text:p>NO</text:p>
          </table:table-cell>
          <table:table-cell office:value-type="string" table:style-name="ce63">
            <text:p>SD</text:p>
          </table:table-cell>
          <table:table-cell office:value-type="float" office:value="437" table:style-name="ce72">
            <text:p>437</text:p>
          </table:table-cell>
          <table:table-cell office:value-type="float" office:value="417.94" table:style-name="ce72">
            <text:p>418</text:p>
          </table:table-cell>
          <table:table-cell office:value-type="float" office:value="442.01" table:style-name="ce72">
            <text:p>442</text:p>
          </table:table-cell>
          <table:table-cell office:value-type="float" office:value="468.84" table:style-name="ce72">
            <text:p>469</text:p>
          </table:table-cell>
          <table:table-cell office:value-type="float" office:value="497.82" table:style-name="ce72">
            <text:p>498</text:p>
          </table:table-cell>
          <table:table-cell office:value-type="float" office:value="546.52" table:style-name="ce72">
            <text:p>547</text:p>
          </table:table-cell>
          <table:table-cell office:value-type="float" office:value="579.61" table:style-name="ce72">
            <text:p>580</text:p>
          </table:table-cell>
          <table:table-cell office:value-type="float" office:value="631.72" table:style-name="ce72">
            <text:p>632</text:p>
          </table:table-cell>
          <table:table-cell office:value-type="float" office:value="671.22" table:style-name="ce72">
            <text:p>671</text:p>
          </table:table-cell>
          <table:table-cell office:value-type="float" office:value="727.79" table:style-name="ce72">
            <text:p>728</text:p>
          </table:table-cell>
          <table:table-cell office:value-type="float" office:value="815.77" table:style-name="ce72">
            <text:p>816</text:p>
          </table:table-cell>
          <table:table-cell office:value-type="float" office:value="897.47" table:style-name="ce72">
            <text:p>897</text:p>
          </table:table-cell>
          <table:table-cell office:value-type="float" office:value="938.47" table:style-name="ce72">
            <text:p>938</text:p>
          </table:table-cell>
          <table:table-cell office:value-type="float" office:value="981.65" table:style-name="ce72">
            <text:p>982</text:p>
          </table:table-cell>
          <table:table-cell office:value-type="float" office:value="1028.27" table:style-name="ce72">
            <text:p>1,028</text:p>
          </table:table-cell>
          <table:table-cell office:value-type="float" office:value="1079.07" table:style-name="ce72">
            <text:p>1,079</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3">
            <text:p>[z]</text:p>
          </table:table-cell>
          <table:table-cell office:value-type="string" table:style-name="ce74">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1"/>
          <table:table-cell table:number-columns-repeated="16345"/>
        </table:table-row>
        <table:table-row table:style-name="ro27">
          <table:table-cell office:value-type="string" table:style-name="ce63">
            <text:p>E2834</text:p>
          </table:table-cell>
          <table:table-cell office:value-type="string" table:style-name="ce63">
            <text:p>E07000153</text:p>
          </table:table-cell>
          <table:table-cell office:value-type="string" table:style-name="ce63">
            <text:p>Kettering</text:p>
          </table:table-cell>
          <table:table-cell office:value-type="string" table:style-name="ce63">
            <text:p>NO</text:p>
          </table:table-cell>
          <table:table-cell office:value-type="string" table:style-name="ce63">
            <text:p>SD</text:p>
          </table:table-cell>
          <table:table-cell office:value-type="float" office:value="368" table:style-name="ce72">
            <text:p>368</text:p>
          </table:table-cell>
          <table:table-cell office:value-type="float" office:value="406.91" table:style-name="ce72">
            <text:p>407</text:p>
          </table:table-cell>
          <table:table-cell office:value-type="float" office:value="427.88" table:style-name="ce72">
            <text:p>428</text:p>
          </table:table-cell>
          <table:table-cell office:value-type="float" office:value="464.51" table:style-name="ce72">
            <text:p>465</text:p>
          </table:table-cell>
          <table:table-cell office:value-type="float" office:value="495.3" table:style-name="ce72">
            <text:p>495</text:p>
          </table:table-cell>
          <table:table-cell office:value-type="float" office:value="533.05999999999995" table:style-name="ce72">
            <text:p>533</text:p>
          </table:table-cell>
          <table:table-cell office:value-type="float" office:value="573.04" table:style-name="ce72">
            <text:p>573</text:p>
          </table:table-cell>
          <table:table-cell office:value-type="float" office:value="608.61" table:style-name="ce72">
            <text:p>609</text:p>
          </table:table-cell>
          <table:table-cell office:value-type="float" office:value="643.54" table:style-name="ce72">
            <text:p>644</text:p>
          </table:table-cell>
          <table:table-cell office:value-type="float" office:value="731.95" table:style-name="ce72">
            <text:p>732</text:p>
          </table:table-cell>
          <table:table-cell office:value-type="float" office:value="807.42" table:style-name="ce72">
            <text:p>807</text:p>
          </table:table-cell>
          <table:table-cell office:value-type="float" office:value="862.28" table:style-name="ce72">
            <text:p>862</text:p>
          </table:table-cell>
          <table:table-cell office:value-type="float" office:value="899.61" table:style-name="ce72">
            <text:p>900</text:p>
          </table:table-cell>
          <table:table-cell office:value-type="float" office:value="942.48" table:style-name="ce72">
            <text:p>942</text:p>
          </table:table-cell>
          <table:table-cell office:value-type="float" office:value="982.07" table:style-name="ce72">
            <text:p>982</text:p>
          </table:table-cell>
          <table:table-cell office:value-type="float" office:value="1037.03" table:style-name="ce72">
            <text:p>1,037</text:p>
          </table:table-cell>
          <table:table-cell office:value-type="float" office:value="1077.8573554810525" table:style-name="ce72">
            <text:p>1,078</text:p>
          </table:table-cell>
          <table:table-cell office:value-type="float" office:value="1105.6199999999999" table:style-name="ce72">
            <text:p>1,106</text:p>
          </table:table-cell>
          <table:table-cell office:value-type="float" office:value="1106.69" table:style-name="ce72">
            <text:p>1,107</text:p>
          </table:table-cell>
          <table:table-cell office:value-type="float" office:value="1099.49" table:style-name="ce72">
            <text:p>1,099</text:p>
          </table:table-cell>
          <table:table-cell office:value-type="float" office:value="986.67" table:style-name="ce72">
            <text:p>987</text:p>
          </table:table-cell>
          <table:table-cell office:value-type="float" office:value="1000.7" table:style-name="ce72">
            <text:p>1,001</text:p>
          </table:table-cell>
          <table:table-cell office:value-type="float" office:value="1035.3900000000001" table:style-name="ce72">
            <text:p>1,035</text:p>
          </table:table-cell>
          <table:table-cell office:value-type="float" office:value="1101.8800000000001" table:style-name="ce73">
            <text:p><text:s/>1,102<text:s/></text:p>
          </table:table-cell>
          <table:table-cell office:value-type="float" office:value="1159.22" table:style-name="ce74">
            <text:p>1,159</text:p>
          </table:table-cell>
          <table:table-cell office:value-type="float" office:value="1219.3499999999999" table:style-name="ce72">
            <text:p>1,219</text:p>
          </table:table-cell>
          <table:table-cell office:value-type="float" office:value="1302.78" table:style-name="ce72">
            <text:p>1,303</text:p>
          </table:table-cell>
          <table:table-cell office:value-type="float" office:value="1348.6" table:style-name="ce72">
            <text:p>1,349</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1"/>
          <table:table-cell table:number-columns-repeated="16345"/>
        </table:table-row>
        <table:table-row table:style-name="ro27">
          <table:table-cell office:value-type="string" table:style-name="ce63">
            <text:p>E2634</text:p>
          </table:table-cell>
          <table:table-cell office:value-type="string" table:style-name="ce63">
            <text:p>E07000146</text:p>
          </table:table-cell>
          <table:table-cell office:value-type="string" table:style-name="ce63">
            <text:p>King's Lynn &amp; West Norfolk</text:p>
          </table:table-cell>
          <table:table-cell office:value-type="string" table:style-name="ce63">
            <text:p>YES</text:p>
          </table:table-cell>
          <table:table-cell office:value-type="string" table:style-name="ce63">
            <text:p>SD</text:p>
          </table:table-cell>
          <table:table-cell office:value-type="float" office:value="381" table:style-name="ce77">
            <text:p>381</text:p>
          </table:table-cell>
          <table:table-cell office:value-type="float" office:value="397.73" table:style-name="ce72">
            <text:p>398</text:p>
          </table:table-cell>
          <table:table-cell office:value-type="float" office:value="427.31" table:style-name="ce72">
            <text:p>427</text:p>
          </table:table-cell>
          <table:table-cell office:value-type="float" office:value="439.48" table:style-name="ce72">
            <text:p>439</text:p>
          </table:table-cell>
          <table:table-cell office:value-type="float" office:value="463.86" table:style-name="ce72">
            <text:p>464</text:p>
          </table:table-cell>
          <table:table-cell office:value-type="float" office:value="528.20000000000005" table:style-name="ce72">
            <text:p>528</text:p>
          </table:table-cell>
          <table:table-cell office:value-type="float" office:value="581.27" table:style-name="ce72">
            <text:p>581</text:p>
          </table:table-cell>
          <table:table-cell office:value-type="float" office:value="619.4" table:style-name="ce72">
            <text:p>619</text:p>
          </table:table-cell>
          <table:table-cell office:value-type="float" office:value="660.72" table:style-name="ce72">
            <text:p>661</text:p>
          </table:table-cell>
          <table:table-cell office:value-type="float" office:value="733.64" table:style-name="ce72">
            <text:p>734</text:p>
          </table:table-cell>
          <table:table-cell office:value-type="float" office:value="845.91" table:style-name="ce72">
            <text:p>846</text:p>
          </table:table-cell>
          <table:table-cell office:value-type="float" office:value="913.86" table:style-name="ce72">
            <text:p>914</text:p>
          </table:table-cell>
          <table:table-cell office:value-type="float" office:value="943.47" table:style-name="ce72">
            <text:p>943</text:p>
          </table:table-cell>
          <table:table-cell office:value-type="float" office:value="990.88" table:style-name="ce72">
            <text:p>991</text:p>
          </table:table-cell>
          <table:table-cell office:value-type="float" office:value="1037.1099999999999" table:style-name="ce72">
            <text:p>1,037</text:p>
          </table:table-cell>
          <table:table-cell office:value-type="float" office:value="1082.8800000000001" table:style-name="ce72">
            <text:p>1,083</text:p>
          </table:table-cell>
          <table:table-cell office:value-type="float" office:value="1113.6560484081119" table:style-name="ce72">
            <text:p>1,114</text:p>
          </table:table-cell>
          <table:table-cell office:value-type="float" office:value="1143.4000000000001" table:style-name="ce72">
            <text:p>1,143</text:p>
          </table:table-cell>
          <table:table-cell office:value-type="float" office:value="1142.3599999999999" table:style-name="ce72">
            <text:p>1,142</text:p>
          </table:table-cell>
          <table:table-cell office:value-type="float" office:value="1144.55" table:style-name="ce72">
            <text:p>1,145</text:p>
          </table:table-cell>
          <table:table-cell office:value-type="float" office:value="1015.15" table:style-name="ce72">
            <text:p>1,015</text:p>
          </table:table-cell>
          <table:table-cell office:value-type="float" office:value="1028.5999999999999" table:style-name="ce72">
            <text:p>1,029</text:p>
          </table:table-cell>
          <table:table-cell office:value-type="float" office:value="1038.51" table:style-name="ce72">
            <text:p>1,039</text:p>
          </table:table-cell>
          <table:table-cell office:value-type="float" office:value="1083.9000000000001" table:style-name="ce73">
            <text:p><text:s/>1,084<text:s/></text:p>
          </table:table-cell>
          <table:table-cell office:value-type="float" office:value="1144.3599999999999" table:style-name="ce74">
            <text:p>1,144</text:p>
          </table:table-cell>
          <table:table-cell office:value-type="float" office:value="1221.31" table:style-name="ce72">
            <text:p>1,221</text:p>
          </table:table-cell>
          <table:table-cell office:value-type="float" office:value="1309.19" table:style-name="ce72">
            <text:p>1,309</text:p>
          </table:table-cell>
          <table:table-cell office:value-type="float" office:value="1370.48" table:style-name="ce72">
            <text:p>1,370</text:p>
          </table:table-cell>
          <table:table-cell office:value-type="float" office:value="1421.48" table:style-name="ce72">
            <text:p>1,421</text:p>
          </table:table-cell>
          <table:table-cell office:value-type="float" office:value="1471.82" table:style-name="ce72">
            <text:p>1,472</text:p>
          </table:table-cell>
          <table:table-cell office:value-type="float" office:value="1549.83" table:style-name="ce72">
            <text:p>1,550</text:p>
          </table:table-cell>
          <table:table-cell office:value-type="float" office:value="1638" table:style-name="ce72">
            <text:p>1,638</text:p>
          </table:table-cell>
          <table:table-cell office:value-type="float" office:value="1797.55" table:style-name="ce72">
            <text:p>1,798</text:p>
          </table:table-cell>
          <table:table-cell table:style-name="ce71"/>
          <table:table-cell table:number-columns-repeated="16345"/>
        </table:table-row>
        <table:table-row table:style-name="ro27">
          <table:table-cell office:value-type="string" table:style-name="ce76">
            <text:p>E2038</text:p>
          </table:table-cell>
          <table:table-cell office:value-type="string" table:style-name="ce63">
            <text:p>[z]</text:p>
          </table:table-cell>
          <table:table-cell office:value-type="string" table:style-name="ce63">
            <text:p>Kingston upon Hull</text:p>
          </table:table-cell>
          <table:table-cell office:value-type="string" table:style-name="ce60">
            <text:p>NO</text:p>
          </table:table-cell>
          <table:table-cell office:value-type="string" table:style-name="ce60">
            <text:p>SD</text:p>
          </table:table-cell>
          <table:table-cell office:value-type="float" office:value="392" table:style-name="ce72">
            <text:p>392</text:p>
          </table:table-cell>
          <table:table-cell office:value-type="float" office:value="418.17" table:style-name="ce72">
            <text:p>418</text:p>
          </table:table-cell>
          <table:table-cell office:value-type="float" office:value="447.73" table:style-name="ce72">
            <text:p>448</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3">
            <text:p>[z]</text:p>
          </table:table-cell>
          <table:table-cell office:value-type="string" table:style-name="ce74">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8"/>
          <table:table-cell table:number-columns-repeated="16345"/>
        </table:table-row>
        <table:table-row table:style-name="ro27">
          <table:table-cell office:value-type="string" table:style-name="ce63">
            <text:p>E2002</text:p>
          </table:table-cell>
          <table:table-cell office:value-type="string" table:style-name="ce63">
            <text:p>E06000010</text:p>
          </table:table-cell>
          <table:table-cell office:value-type="string" table:style-name="ce63">
            <text:p>Kingston-upon-Hull UA</text:p>
          </table:table-cell>
          <table:table-cell office:value-type="string" table:style-name="ce63">
            <text:p>YES</text:p>
          </table:table-cell>
          <table:table-cell office:value-type="string" table:style-name="ce63">
            <text:p>UA</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float" office:value="397.89" table:style-name="ce72">
            <text:p>398</text:p>
          </table:table-cell>
          <table:table-cell office:value-type="float" office:value="411.67" table:style-name="ce72">
            <text:p>412</text:p>
          </table:table-cell>
          <table:table-cell office:value-type="float" office:value="458.15" table:style-name="ce72">
            <text:p>458</text:p>
          </table:table-cell>
          <table:table-cell office:value-type="float" office:value="478.11" table:style-name="ce72">
            <text:p>478</text:p>
          </table:table-cell>
          <table:table-cell office:value-type="float" office:value="476.79" table:style-name="ce72">
            <text:p>477</text:p>
          </table:table-cell>
          <table:table-cell office:value-type="float" office:value="535.87" table:style-name="ce72">
            <text:p>536</text:p>
          </table:table-cell>
          <table:table-cell office:value-type="float" office:value="562.36" table:style-name="ce72">
            <text:p>562</text:p>
          </table:table-cell>
          <table:table-cell office:value-type="float" office:value="630.27" table:style-name="ce72">
            <text:p>630</text:p>
          </table:table-cell>
          <table:table-cell office:value-type="float" office:value="672.83" table:style-name="ce72">
            <text:p>673</text:p>
          </table:table-cell>
          <table:table-cell office:value-type="float" office:value="710.24" table:style-name="ce72">
            <text:p>710</text:p>
          </table:table-cell>
          <table:table-cell office:value-type="float" office:value="746.36" table:style-name="ce72">
            <text:p>746</text:p>
          </table:table-cell>
          <table:table-cell office:value-type="float" office:value="780.62" table:style-name="ce72">
            <text:p>781</text:p>
          </table:table-cell>
          <table:table-cell office:value-type="float" office:value="829.16" table:style-name="ce72">
            <text:p>829</text:p>
          </table:table-cell>
          <table:table-cell office:value-type="float" office:value="842.30909989656084" table:style-name="ce72">
            <text:p>842</text:p>
          </table:table-cell>
          <table:table-cell office:value-type="float" office:value="843.7" table:style-name="ce72">
            <text:p>844</text:p>
          </table:table-cell>
          <table:table-cell office:value-type="float" office:value="846.05" table:style-name="ce72">
            <text:p>846</text:p>
          </table:table-cell>
          <table:table-cell office:value-type="float" office:value="853.68" table:style-name="ce72">
            <text:p>854</text:p>
          </table:table-cell>
          <table:table-cell office:value-type="float" office:value="643.39" table:style-name="ce72">
            <text:p>643</text:p>
          </table:table-cell>
          <table:table-cell office:value-type="float" office:value="654.96" table:style-name="ce72">
            <text:p>655</text:p>
          </table:table-cell>
          <table:table-cell office:value-type="float" office:value="679.41" table:style-name="ce72">
            <text:p>679</text:p>
          </table:table-cell>
          <table:table-cell office:value-type="float" office:value="727.64" table:style-name="ce73">
            <text:p><text:s/>728<text:s/></text:p>
          </table:table-cell>
          <table:table-cell office:value-type="float" office:value="780.7" table:style-name="ce74">
            <text:p>781</text:p>
          </table:table-cell>
          <table:table-cell office:value-type="float" office:value="832" table:style-name="ce72">
            <text:p>832</text:p>
          </table:table-cell>
          <table:table-cell office:value-type="float" office:value="879.75" table:style-name="ce72">
            <text:p>880</text:p>
          </table:table-cell>
          <table:table-cell office:value-type="float" office:value="920.86" table:style-name="ce72">
            <text:p>921</text:p>
          </table:table-cell>
          <table:table-cell office:value-type="float" office:value="952.11" table:style-name="ce72">
            <text:p>952</text:p>
          </table:table-cell>
          <table:table-cell office:value-type="float" office:value="1007.01" table:style-name="ce72">
            <text:p>1,007</text:p>
          </table:table-cell>
          <table:table-cell office:value-type="float" office:value="1070.2" table:style-name="ce72">
            <text:p>1,070</text:p>
          </table:table-cell>
          <table:table-cell office:value-type="float" office:value="1135" table:style-name="ce72">
            <text:p>1,135</text:p>
          </table:table-cell>
          <table:table-cell office:value-type="float" office:value="1196.96" table:style-name="ce72">
            <text:p>1,197</text:p>
          </table:table-cell>
          <table:table-cell table:style-name="ce71"/>
          <table:table-cell table:number-columns-repeated="16345"/>
        </table:table-row>
        <table:table-row table:style-name="ro27">
          <table:table-cell office:value-type="string" table:style-name="ce63">
            <text:p>E5043</text:p>
          </table:table-cell>
          <table:table-cell office:value-type="string" table:style-name="ce63">
            <text:p>E09000021</text:p>
          </table:table-cell>
          <table:table-cell office:value-type="string" table:style-name="ce63">
            <text:p>Kingston-upon-Thames</text:p>
          </table:table-cell>
          <table:table-cell office:value-type="string" table:style-name="ce63">
            <text:p>YES</text:p>
          </table:table-cell>
          <table:table-cell office:value-type="string" table:style-name="ce63">
            <text:p>OLB</text:p>
          </table:table-cell>
          <table:table-cell office:value-type="float" office:value="526" table:style-name="ce72">
            <text:p>526</text:p>
          </table:table-cell>
          <table:table-cell office:value-type="float" office:value="544.30999999999995" table:style-name="ce72">
            <text:p>544</text:p>
          </table:table-cell>
          <table:table-cell office:value-type="float" office:value="579.14" table:style-name="ce72">
            <text:p>579</text:p>
          </table:table-cell>
          <table:table-cell office:value-type="float" office:value="605.82000000000005" table:style-name="ce72">
            <text:p>606</text:p>
          </table:table-cell>
          <table:table-cell office:value-type="float" office:value="652.08000000000004" table:style-name="ce72">
            <text:p>652</text:p>
          </table:table-cell>
          <table:table-cell office:value-type="float" office:value="717.28" table:style-name="ce72">
            <text:p>717</text:p>
          </table:table-cell>
          <table:table-cell office:value-type="float" office:value="802.54" table:style-name="ce72">
            <text:p>803</text:p>
          </table:table-cell>
          <table:table-cell office:value-type="float" office:value="873.92" table:style-name="ce72">
            <text:p>874</text:p>
          </table:table-cell>
          <table:table-cell office:value-type="float" office:value="957.6" table:style-name="ce72">
            <text:p>958</text:p>
          </table:table-cell>
          <table:table-cell office:value-type="float" office:value="1070.53" table:style-name="ce72">
            <text:p>1,071</text:p>
          </table:table-cell>
          <table:table-cell office:value-type="float" office:value="1235.92" table:style-name="ce72">
            <text:p>1,236</text:p>
          </table:table-cell>
          <table:table-cell office:value-type="float" office:value="1332.13" table:style-name="ce72">
            <text:p>1,332</text:p>
          </table:table-cell>
          <table:table-cell office:value-type="float" office:value="1392.79" table:style-name="ce72">
            <text:p>1,393</text:p>
          </table:table-cell>
          <table:table-cell office:value-type="float" office:value="1470.21" table:style-name="ce72">
            <text:p>1,470</text:p>
          </table:table-cell>
          <table:table-cell office:value-type="float" office:value="1546.71" table:style-name="ce72">
            <text:p>1,547</text:p>
          </table:table-cell>
          <table:table-cell office:value-type="float" office:value="1607.41" table:style-name="ce72">
            <text:p>1,607</text:p>
          </table:table-cell>
          <table:table-cell office:value-type="float" office:value="1655.2418351482604" table:style-name="ce72">
            <text:p>1,655</text:p>
          </table:table-cell>
          <table:table-cell office:value-type="float" office:value="1695.99" table:style-name="ce72">
            <text:p>1,696</text:p>
          </table:table-cell>
          <table:table-cell office:value-type="float" office:value="1696.25" table:style-name="ce72">
            <text:p>1,696</text:p>
          </table:table-cell>
          <table:table-cell office:value-type="float" office:value="1687.6" table:style-name="ce72">
            <text:p>1,688</text:p>
          </table:table-cell>
          <table:table-cell office:value-type="float" office:value="1563.88" table:style-name="ce72">
            <text:p>1,564</text:p>
          </table:table-cell>
          <table:table-cell office:value-type="float" office:value="1547.81" table:style-name="ce72">
            <text:p>1,548</text:p>
          </table:table-cell>
          <table:table-cell office:value-type="float" office:value="1560.58" table:style-name="ce72">
            <text:p>1,561</text:p>
          </table:table-cell>
          <table:table-cell office:value-type="float" office:value="1582.14" table:style-name="ce73">
            <text:p><text:s/>1,582<text:s/></text:p>
          </table:table-cell>
          <table:table-cell office:value-type="float" office:value="1661.56" table:style-name="ce74">
            <text:p>1,662</text:p>
          </table:table-cell>
          <table:table-cell office:value-type="float" office:value="1697.01" table:style-name="ce72">
            <text:p>1,697</text:p>
          </table:table-cell>
          <table:table-cell office:value-type="float" office:value="1806.17" table:style-name="ce72">
            <text:p>1,806</text:p>
          </table:table-cell>
          <table:table-cell office:value-type="float" office:value="1884.21" table:style-name="ce72">
            <text:p>1,884</text:p>
          </table:table-cell>
          <table:table-cell office:value-type="float" office:value="1945.18" table:style-name="ce72">
            <text:p>1,945</text:p>
          </table:table-cell>
          <table:table-cell office:value-type="float" office:value="2005.79" table:style-name="ce72">
            <text:p>2,006</text:p>
          </table:table-cell>
          <table:table-cell office:value-type="float" office:value="2159.7199999999998" table:style-name="ce72">
            <text:p>2,160</text:p>
          </table:table-cell>
          <table:table-cell office:value-type="float" office:value="2296" table:style-name="ce72">
            <text:p>2,296</text:p>
          </table:table-cell>
          <table:table-cell office:value-type="float" office:value="2444.5500000000002" table:style-name="ce72">
            <text:p>2,445</text:p>
          </table:table-cell>
          <table:table-cell table:style-name="ce71"/>
          <table:table-cell table:number-columns-repeated="16345"/>
        </table:table-row>
        <table:table-row table:style-name="ro27">
          <table:table-cell office:value-type="string" table:style-name="ce63">
            <text:p>E0133</text:p>
          </table:table-cell>
          <table:table-cell office:value-type="string" table:style-name="ce63">
            <text:p>[z]</text:p>
          </table:table-cell>
          <table:table-cell office:value-type="string" table:style-name="ce63">
            <text:p>Kingswood</text:p>
          </table:table-cell>
          <table:table-cell office:value-type="string" table:style-name="ce63">
            <text:p>NO</text:p>
          </table:table-cell>
          <table:table-cell office:value-type="string" table:style-name="ce63">
            <text:p>SD</text:p>
          </table:table-cell>
          <table:table-cell office:value-type="float" office:value="473" table:style-name="ce72">
            <text:p>473</text:p>
          </table:table-cell>
          <table:table-cell office:value-type="float" office:value="509.09" table:style-name="ce72">
            <text:p>509</text:p>
          </table:table-cell>
          <table:table-cell office:value-type="float" office:value="547.66999999999996" table:style-name="ce72">
            <text:p>548</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3">
            <text:p>[z]</text:p>
          </table:table-cell>
          <table:table-cell office:value-type="string" table:style-name="ce74">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1"/>
          <table:table-cell table:number-columns-repeated="16345"/>
        </table:table-row>
        <table:table-row table:style-name="ro27">
          <table:table-cell office:value-type="string" table:style-name="ce63">
            <text:p>E4703</text:p>
          </table:table-cell>
          <table:table-cell office:value-type="string" table:style-name="ce63">
            <text:p>E08000034</text:p>
          </table:table-cell>
          <table:table-cell office:value-type="string" table:style-name="ce63">
            <text:p>Kirklees</text:p>
          </table:table-cell>
          <table:table-cell office:value-type="string" table:style-name="ce63">
            <text:p>YES</text:p>
          </table:table-cell>
          <table:table-cell office:value-type="string" table:style-name="ce63">
            <text:p>MD</text:p>
          </table:table-cell>
          <table:table-cell office:value-type="float" office:value="450" table:style-name="ce72">
            <text:p>450</text:p>
          </table:table-cell>
          <table:table-cell office:value-type="float" office:value="507.84" table:style-name="ce72">
            <text:p>508</text:p>
          </table:table-cell>
          <table:table-cell office:value-type="float" office:value="517.91" table:style-name="ce72">
            <text:p>518</text:p>
          </table:table-cell>
          <table:table-cell office:value-type="float" office:value="543.46" table:style-name="ce72">
            <text:p>543</text:p>
          </table:table-cell>
          <table:table-cell office:value-type="float" office:value="574.89" table:style-name="ce72">
            <text:p>575</text:p>
          </table:table-cell>
          <table:table-cell office:value-type="float" office:value="608.51" table:style-name="ce72">
            <text:p>609</text:p>
          </table:table-cell>
          <table:table-cell office:value-type="float" office:value="627.52" table:style-name="ce72">
            <text:p>628</text:p>
          </table:table-cell>
          <table:table-cell office:value-type="float" office:value="656.01" table:style-name="ce72">
            <text:p>656</text:p>
          </table:table-cell>
          <table:table-cell office:value-type="float" office:value="684.22" table:style-name="ce72">
            <text:p>684</text:p>
          </table:table-cell>
          <table:table-cell office:value-type="float" office:value="726.47" table:style-name="ce72">
            <text:p>726</text:p>
          </table:table-cell>
          <table:table-cell office:value-type="float" office:value="788.11" table:style-name="ce72">
            <text:p>788</text:p>
          </table:table-cell>
          <table:table-cell office:value-type="float" office:value="823.28" table:style-name="ce72">
            <text:p>823</text:p>
          </table:table-cell>
          <table:table-cell office:value-type="float" office:value="873.95" table:style-name="ce72">
            <text:p>874</text:p>
          </table:table-cell>
          <table:table-cell office:value-type="float" office:value="923.1" table:style-name="ce72">
            <text:p>923</text:p>
          </table:table-cell>
          <table:table-cell office:value-type="float" office:value="962.81" table:style-name="ce72">
            <text:p>963</text:p>
          </table:table-cell>
          <table:table-cell office:value-type="float" office:value="988.86" table:style-name="ce72">
            <text:p>989</text:p>
          </table:table-cell>
          <table:table-cell office:value-type="float" office:value="1027.5587055780265" table:style-name="ce72">
            <text:p>1,028</text:p>
          </table:table-cell>
          <table:table-cell office:value-type="float" office:value="1042.56" table:style-name="ce72">
            <text:p>1,043</text:p>
          </table:table-cell>
          <table:table-cell office:value-type="float" office:value="1042.2" table:style-name="ce72">
            <text:p>1,042</text:p>
          </table:table-cell>
          <table:table-cell office:value-type="float" office:value="1043.01" table:style-name="ce72">
            <text:p>1,043</text:p>
          </table:table-cell>
          <table:table-cell office:value-type="float" office:value="904.09" table:style-name="ce72">
            <text:p>904</text:p>
          </table:table-cell>
          <table:table-cell office:value-type="float" office:value="894.33" table:style-name="ce72">
            <text:p>894</text:p>
          </table:table-cell>
          <table:table-cell office:value-type="float" office:value="918.48" table:style-name="ce72">
            <text:p>918</text:p>
          </table:table-cell>
          <table:table-cell office:value-type="float" office:value="969.86" table:style-name="ce73">
            <text:p><text:s/>970<text:s/></text:p>
          </table:table-cell>
          <table:table-cell office:value-type="float" office:value="1028.28" table:style-name="ce74">
            <text:p>1,028</text:p>
          </table:table-cell>
          <table:table-cell office:value-type="float" office:value="1106.48" table:style-name="ce72">
            <text:p>1,106</text:p>
          </table:table-cell>
          <table:table-cell office:value-type="float" office:value="1155.22" table:style-name="ce72">
            <text:p>1,155</text:p>
          </table:table-cell>
          <table:table-cell office:value-type="float" office:value="1203.1300000000001" table:style-name="ce72">
            <text:p>1,203</text:p>
          </table:table-cell>
          <table:table-cell office:value-type="float" office:value="1242.68" table:style-name="ce72">
            <text:p>1,243</text:p>
          </table:table-cell>
          <table:table-cell office:value-type="float" office:value="1309.5999999999999" table:style-name="ce72">
            <text:p>1,310</text:p>
          </table:table-cell>
          <table:table-cell office:value-type="float" office:value="1388.42" table:style-name="ce72">
            <text:p>1,388</text:p>
          </table:table-cell>
          <table:table-cell office:value-type="float" office:value="1489" table:style-name="ce72">
            <text:p>1,489</text:p>
          </table:table-cell>
          <table:table-cell office:value-type="float" office:value="1583.81" table:style-name="ce72">
            <text:p>1,584</text:p>
          </table:table-cell>
          <table:table-cell table:style-name="ce71"/>
          <table:table-cell table:number-columns-repeated="16345"/>
        </table:table-row>
        <table:table-row table:style-name="ro27">
          <table:table-cell office:value-type="string" table:style-name="ce63">
            <text:p>E4301</text:p>
          </table:table-cell>
          <table:table-cell office:value-type="string" table:style-name="ce63">
            <text:p>E08000011</text:p>
          </table:table-cell>
          <table:table-cell office:value-type="string" table:style-name="ce63">
            <text:p>Knowsley</text:p>
          </table:table-cell>
          <table:table-cell office:value-type="string" table:style-name="ce63">
            <text:p>YES</text:p>
          </table:table-cell>
          <table:table-cell office:value-type="string" table:style-name="ce63">
            <text:p>MD</text:p>
          </table:table-cell>
          <table:table-cell office:value-type="float" office:value="440" table:style-name="ce72">
            <text:p>440</text:p>
          </table:table-cell>
          <table:table-cell office:value-type="float" office:value="438.1" table:style-name="ce72">
            <text:p>438</text:p>
          </table:table-cell>
          <table:table-cell office:value-type="float" office:value="475.64" table:style-name="ce72">
            <text:p>476</text:p>
          </table:table-cell>
          <table:table-cell office:value-type="float" office:value="531.66" table:style-name="ce72">
            <text:p>532</text:p>
          </table:table-cell>
          <table:table-cell office:value-type="float" office:value="577.55999999999995" table:style-name="ce72">
            <text:p>578</text:p>
          </table:table-cell>
          <table:table-cell office:value-type="float" office:value="618.32000000000005" table:style-name="ce72">
            <text:p>618</text:p>
          </table:table-cell>
          <table:table-cell office:value-type="float" office:value="647.4" table:style-name="ce72">
            <text:p>647</text:p>
          </table:table-cell>
          <table:table-cell office:value-type="float" office:value="677.19" table:style-name="ce72">
            <text:p>677</text:p>
          </table:table-cell>
          <table:table-cell office:value-type="float" office:value="695.98" table:style-name="ce72">
            <text:p>696</text:p>
          </table:table-cell>
          <table:table-cell office:value-type="float" office:value="717.99" table:style-name="ce72">
            <text:p>718</text:p>
          </table:table-cell>
          <table:table-cell office:value-type="float" office:value="737.41" table:style-name="ce72">
            <text:p>737</text:p>
          </table:table-cell>
          <table:table-cell office:value-type="float" office:value="761.55" table:style-name="ce72">
            <text:p>762</text:p>
          </table:table-cell>
          <table:table-cell office:value-type="float" office:value="815.71" table:style-name="ce72">
            <text:p>816</text:p>
          </table:table-cell>
          <table:table-cell office:value-type="float" office:value="848.97" table:style-name="ce72">
            <text:p>849</text:p>
          </table:table-cell>
          <table:table-cell office:value-type="float" office:value="883.12" table:style-name="ce72">
            <text:p>883</text:p>
          </table:table-cell>
          <table:table-cell office:value-type="float" office:value="906.39" table:style-name="ce72">
            <text:p>906</text:p>
          </table:table-cell>
          <table:table-cell office:value-type="float" office:value="945.43046696315128" table:style-name="ce72">
            <text:p>945</text:p>
          </table:table-cell>
          <table:table-cell office:value-type="float" office:value="985.28" table:style-name="ce72">
            <text:p>985</text:p>
          </table:table-cell>
          <table:table-cell office:value-type="float" office:value="991.35" table:style-name="ce72">
            <text:p>991</text:p>
          </table:table-cell>
          <table:table-cell office:value-type="float" office:value="999.92" table:style-name="ce72">
            <text:p>1,000</text:p>
          </table:table-cell>
          <table:table-cell office:value-type="float" office:value="724.66" table:style-name="ce72">
            <text:p>725</text:p>
          </table:table-cell>
          <table:table-cell office:value-type="float" office:value="728.47" table:style-name="ce72">
            <text:p>728</text:p>
          </table:table-cell>
          <table:table-cell office:value-type="float" office:value="765.53" table:style-name="ce72">
            <text:p>766</text:p>
          </table:table-cell>
          <table:table-cell office:value-type="float" office:value="806.9" table:style-name="ce73">
            <text:p><text:s/>807<text:s/></text:p>
          </table:table-cell>
          <table:table-cell office:value-type="float" office:value="856.44" table:style-name="ce74">
            <text:p>856</text:p>
          </table:table-cell>
          <table:table-cell office:value-type="float" office:value="926.11" table:style-name="ce72">
            <text:p>926</text:p>
          </table:table-cell>
          <table:table-cell office:value-type="float" office:value="986.59" table:style-name="ce72">
            <text:p>987</text:p>
          </table:table-cell>
          <table:table-cell office:value-type="float" office:value="1043.18" table:style-name="ce72">
            <text:p>1,043</text:p>
          </table:table-cell>
          <table:table-cell office:value-type="float" office:value="1087.58" table:style-name="ce72">
            <text:p>1,088</text:p>
          </table:table-cell>
          <table:table-cell office:value-type="float" office:value="1134.49" table:style-name="ce72">
            <text:p>1,134</text:p>
          </table:table-cell>
          <table:table-cell office:value-type="float" office:value="1212.83" table:style-name="ce72">
            <text:p>1,213</text:p>
          </table:table-cell>
          <table:table-cell office:value-type="float" office:value="1272" table:style-name="ce72">
            <text:p>1,272</text:p>
          </table:table-cell>
          <table:table-cell office:value-type="float" office:value="1346.54" table:style-name="ce72">
            <text:p>1,347</text:p>
          </table:table-cell>
          <table:table-cell table:style-name="ce71"/>
          <table:table-cell table:number-columns-repeated="16345"/>
        </table:table-row>
        <table:table-row table:style-name="ro27">
          <table:table-cell office:value-type="string" table:style-name="ce63">
            <text:p>E5017</text:p>
          </table:table-cell>
          <table:table-cell office:value-type="string" table:style-name="ce63">
            <text:p>E09000022</text:p>
          </table:table-cell>
          <table:table-cell office:value-type="string" table:style-name="ce63">
            <text:p>Lambeth</text:p>
          </table:table-cell>
          <table:table-cell office:value-type="string" table:style-name="ce63">
            <text:p>YES</text:p>
          </table:table-cell>
          <table:table-cell office:value-type="string" table:style-name="ce63">
            <text:p>ILB</text:p>
          </table:table-cell>
          <table:table-cell office:value-type="float" office:value="473" table:style-name="ce72">
            <text:p>473</text:p>
          </table:table-cell>
          <table:table-cell office:value-type="float" office:value="479.62" table:style-name="ce72">
            <text:p>480</text:p>
          </table:table-cell>
          <table:table-cell office:value-type="float" office:value="522.78" table:style-name="ce72">
            <text:p>523</text:p>
          </table:table-cell>
          <table:table-cell office:value-type="float" office:value="516.83000000000004" table:style-name="ce72">
            <text:p>517</text:p>
          </table:table-cell>
          <table:table-cell office:value-type="float" office:value="517.83000000000004" table:style-name="ce72">
            <text:p>518</text:p>
          </table:table-cell>
          <table:table-cell office:value-type="float" office:value="513.79" table:style-name="ce72">
            <text:p>514</text:p>
          </table:table-cell>
          <table:table-cell office:value-type="float" office:value="511.18" table:style-name="ce72">
            <text:p>511</text:p>
          </table:table-cell>
          <table:table-cell office:value-type="float" office:value="524.19000000000005" table:style-name="ce72">
            <text:p>524</text:p>
          </table:table-cell>
          <table:table-cell office:value-type="float" office:value="595.54999999999995" table:style-name="ce72">
            <text:p>596</text:p>
          </table:table-cell>
          <table:table-cell office:value-type="float" office:value="662.68" table:style-name="ce72">
            <text:p>663</text:p>
          </table:table-cell>
          <table:table-cell office:value-type="float" office:value="808.78" table:style-name="ce72">
            <text:p>809</text:p>
          </table:table-cell>
          <table:table-cell office:value-type="float" office:value="844.72" table:style-name="ce72">
            <text:p>845</text:p>
          </table:table-cell>
          <table:table-cell office:value-type="float" office:value="881.06" table:style-name="ce72">
            <text:p>881</text:p>
          </table:table-cell>
          <table:table-cell office:value-type="float" office:value="914.82" table:style-name="ce72">
            <text:p>915</text:p>
          </table:table-cell>
          <table:table-cell office:value-type="float" office:value="956" table:style-name="ce72">
            <text:p>956</text:p>
          </table:table-cell>
          <table:table-cell office:value-type="float" office:value="998.48" table:style-name="ce72">
            <text:p>998</text:p>
          </table:table-cell>
          <table:table-cell office:value-type="float" office:value="1009.3075792907033" table:style-name="ce72">
            <text:p>1,009</text:p>
          </table:table-cell>
          <table:table-cell office:value-type="float" office:value="1009.79" table:style-name="ce72">
            <text:p>1,010</text:p>
          </table:table-cell>
          <table:table-cell office:value-type="float" office:value="1024.25" table:style-name="ce72">
            <text:p>1,024</text:p>
          </table:table-cell>
          <table:table-cell office:value-type="float" office:value="1031.77" table:style-name="ce72">
            <text:p>1,032</text:p>
          </table:table-cell>
          <table:table-cell office:value-type="float" office:value="829.51" table:style-name="ce72">
            <text:p>830</text:p>
          </table:table-cell>
          <table:table-cell office:value-type="float" office:value="848.1" table:style-name="ce72">
            <text:p>848</text:p>
          </table:table-cell>
          <table:table-cell office:value-type="float" office:value="901.05" table:style-name="ce72">
            <text:p>901</text:p>
          </table:table-cell>
          <table:table-cell office:value-type="float" office:value="933.95" table:style-name="ce73">
            <text:p><text:s/>934<text:s/></text:p>
          </table:table-cell>
          <table:table-cell office:value-type="float" office:value="997.41" table:style-name="ce74">
            <text:p>997</text:p>
          </table:table-cell>
          <table:table-cell office:value-type="float" office:value="1080.23" table:style-name="ce72">
            <text:p>1,080</text:p>
          </table:table-cell>
          <table:table-cell office:value-type="float" office:value="1133.94" table:style-name="ce72">
            <text:p>1,134</text:p>
          </table:table-cell>
          <table:table-cell office:value-type="float" office:value="1191.3" table:style-name="ce72">
            <text:p>1,191</text:p>
          </table:table-cell>
          <table:table-cell office:value-type="float" office:value="1245.92" table:style-name="ce72">
            <text:p>1,246</text:p>
          </table:table-cell>
          <table:table-cell office:value-type="float" office:value="1291.44" table:style-name="ce72">
            <text:p>1,291</text:p>
          </table:table-cell>
          <table:table-cell office:value-type="float" office:value="1391.22" table:style-name="ce72">
            <text:p>1,391</text:p>
          </table:table-cell>
          <table:table-cell office:value-type="float" office:value="1486" table:style-name="ce72">
            <text:p>1,486</text:p>
          </table:table-cell>
          <table:table-cell office:value-type="float" office:value="1603.92" table:style-name="ce72">
            <text:p>1,604</text:p>
          </table:table-cell>
          <table:table-cell table:style-name="ce71"/>
          <table:table-cell table:number-columns-repeated="16345"/>
        </table:table-row>
        <table:table-row table:style-name="ro27">
          <table:table-cell office:value-type="string" table:style-name="ce63">
            <text:p>E2337</text:p>
          </table:table-cell>
          <table:table-cell office:value-type="string" table:style-name="ce63">
            <text:p>E07000121</text:p>
          </table:table-cell>
          <table:table-cell office:value-type="string" table:style-name="ce63">
            <text:p>Lancaster</text:p>
          </table:table-cell>
          <table:table-cell office:value-type="string" table:style-name="ce63">
            <text:p>YES</text:p>
          </table:table-cell>
          <table:table-cell office:value-type="string" table:style-name="ce63">
            <text:p>SD</text:p>
          </table:table-cell>
          <table:table-cell office:value-type="float" office:value="461" table:style-name="ce72">
            <text:p>461</text:p>
          </table:table-cell>
          <table:table-cell office:value-type="float" office:value="481.9" table:style-name="ce72">
            <text:p>482</text:p>
          </table:table-cell>
          <table:table-cell office:value-type="float" office:value="487.81" table:style-name="ce72">
            <text:p>488</text:p>
          </table:table-cell>
          <table:table-cell office:value-type="float" office:value="519.32000000000005" table:style-name="ce72">
            <text:p>519</text:p>
          </table:table-cell>
          <table:table-cell office:value-type="float" office:value="549.96" table:style-name="ce72">
            <text:p>550</text:p>
          </table:table-cell>
          <table:table-cell office:value-type="float" office:value="615.44000000000005" table:style-name="ce72">
            <text:p>615</text:p>
          </table:table-cell>
          <table:table-cell office:value-type="float" office:value="667.12" table:style-name="ce72">
            <text:p>667</text:p>
          </table:table-cell>
          <table:table-cell office:value-type="float" office:value="706.47" table:style-name="ce72">
            <text:p>706</text:p>
          </table:table-cell>
          <table:table-cell office:value-type="float" office:value="737.85" table:style-name="ce72">
            <text:p>738</text:p>
          </table:table-cell>
          <table:table-cell office:value-type="float" office:value="799.16" table:style-name="ce72">
            <text:p>799</text:p>
          </table:table-cell>
          <table:table-cell office:value-type="float" office:value="874.41" table:style-name="ce72">
            <text:p>874</text:p>
          </table:table-cell>
          <table:table-cell office:value-type="float" office:value="923.04" table:style-name="ce72">
            <text:p>923</text:p>
          </table:table-cell>
          <table:table-cell office:value-type="float" office:value="958.1" table:style-name="ce72">
            <text:p>958</text:p>
          </table:table-cell>
          <table:table-cell office:value-type="float" office:value="1004.66" table:style-name="ce72">
            <text:p>1,005</text:p>
          </table:table-cell>
          <table:table-cell office:value-type="float" office:value="1057.17" table:style-name="ce72">
            <text:p>1,057</text:p>
          </table:table-cell>
          <table:table-cell office:value-type="float" office:value="1096.27" table:style-name="ce72">
            <text:p>1,096</text:p>
          </table:table-cell>
          <table:table-cell office:value-type="float" office:value="1130.7603182582468" table:style-name="ce72">
            <text:p>1,131</text:p>
          </table:table-cell>
          <table:table-cell office:value-type="float" office:value="1134.19" table:style-name="ce72">
            <text:p>1,134</text:p>
          </table:table-cell>
          <table:table-cell office:value-type="float" office:value="1134.6500000000001" table:style-name="ce72">
            <text:p>1,135</text:p>
          </table:table-cell>
          <table:table-cell office:value-type="float" office:value="1139.6300000000001" table:style-name="ce72">
            <text:p>1,140</text:p>
          </table:table-cell>
          <table:table-cell office:value-type="float" office:value="963.11" table:style-name="ce72">
            <text:p>963</text:p>
          </table:table-cell>
          <table:table-cell office:value-type="float" office:value="985.09" table:style-name="ce72">
            <text:p>985</text:p>
          </table:table-cell>
          <table:table-cell office:value-type="float" office:value="1011.83" table:style-name="ce72">
            <text:p>1,012</text:p>
          </table:table-cell>
          <table:table-cell office:value-type="float" office:value="1070.72" table:style-name="ce73">
            <text:p><text:s/>1,071<text:s/></text:p>
          </table:table-cell>
          <table:table-cell office:value-type="float" office:value="1114.54" table:style-name="ce74">
            <text:p>1,115</text:p>
          </table:table-cell>
          <table:table-cell office:value-type="float" office:value="1192.46" table:style-name="ce72">
            <text:p>1,192</text:p>
          </table:table-cell>
          <table:table-cell office:value-type="float" office:value="1252.08" table:style-name="ce72">
            <text:p>1,252</text:p>
          </table:table-cell>
          <table:table-cell office:value-type="float" office:value="1302.93" table:style-name="ce72">
            <text:p>1,303</text:p>
          </table:table-cell>
          <table:table-cell office:value-type="float" office:value="1341.75" table:style-name="ce72">
            <text:p>1,342</text:p>
          </table:table-cell>
          <table:table-cell office:value-type="float" office:value="1401.09" table:style-name="ce72">
            <text:p>1,401</text:p>
          </table:table-cell>
          <table:table-cell office:value-type="float" office:value="1500.95" table:style-name="ce72">
            <text:p>1,501</text:p>
          </table:table-cell>
          <table:table-cell office:value-type="float" office:value="1563" table:style-name="ce72">
            <text:p>1,563</text:p>
          </table:table-cell>
          <table:table-cell office:value-type="float" office:value="1652.75" table:style-name="ce72">
            <text:p>1,653</text:p>
          </table:table-cell>
          <table:table-cell table:style-name="ce71"/>
          <table:table-cell table:number-columns-repeated="16345"/>
        </table:table-row>
        <table:table-row table:style-name="ro27">
          <table:table-cell office:value-type="string" table:style-name="ce63">
            <text:p>E0732</text:p>
          </table:table-cell>
          <table:table-cell office:value-type="string" table:style-name="ce63">
            <text:p>[z]</text:p>
          </table:table-cell>
          <table:table-cell office:value-type="string" table:style-name="ce63">
            <text:p>Langbaurgh-on-Tees</text:p>
          </table:table-cell>
          <table:table-cell office:value-type="string" table:style-name="ce63">
            <text:p>NO</text:p>
          </table:table-cell>
          <table:table-cell office:value-type="string" table:style-name="ce63">
            <text:p>SD</text:p>
          </table:table-cell>
          <table:table-cell office:value-type="float" office:value="477" table:style-name="ce72">
            <text:p>477</text:p>
          </table:table-cell>
          <table:table-cell office:value-type="float" office:value="494.72" table:style-name="ce72">
            <text:p>495</text:p>
          </table:table-cell>
          <table:table-cell office:value-type="float" office:value="516.15" table:style-name="ce72">
            <text:p>516</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3">
            <text:p>[z]</text:p>
          </table:table-cell>
          <table:table-cell office:value-type="string" table:style-name="ce74">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1"/>
          <table:table-cell table:number-columns-repeated="16345"/>
        </table:table-row>
        <table:table-row table:style-name="ro27">
          <table:table-cell office:value-type="string" table:style-name="ce63">
            <text:p>E4704</text:p>
          </table:table-cell>
          <table:table-cell office:value-type="string" table:style-name="ce63">
            <text:p>E08000035</text:p>
          </table:table-cell>
          <table:table-cell office:value-type="string" table:style-name="ce63">
            <text:p>Leeds</text:p>
          </table:table-cell>
          <table:table-cell office:value-type="string" table:style-name="ce63">
            <text:p>YES</text:p>
          </table:table-cell>
          <table:table-cell office:value-type="string" table:style-name="ce63">
            <text:p>MD</text:p>
          </table:table-cell>
          <table:table-cell office:value-type="float" office:value="428" table:style-name="ce72">
            <text:p>428</text:p>
          </table:table-cell>
          <table:table-cell office:value-type="float" office:value="426.76" table:style-name="ce72">
            <text:p>427</text:p>
          </table:table-cell>
          <table:table-cell office:value-type="float" office:value="442.68" table:style-name="ce72">
            <text:p>443</text:p>
          </table:table-cell>
          <table:table-cell office:value-type="float" office:value="463.67" table:style-name="ce72">
            <text:p>464</text:p>
          </table:table-cell>
          <table:table-cell office:value-type="float" office:value="496.8" table:style-name="ce72">
            <text:p>497</text:p>
          </table:table-cell>
          <table:table-cell office:value-type="float" office:value="544.47" table:style-name="ce72">
            <text:p>544</text:p>
          </table:table-cell>
          <table:table-cell office:value-type="float" office:value="568.82000000000005" table:style-name="ce72">
            <text:p>569</text:p>
          </table:table-cell>
          <table:table-cell office:value-type="float" office:value="599.82000000000005" table:style-name="ce72">
            <text:p>600</text:p>
          </table:table-cell>
          <table:table-cell office:value-type="float" office:value="628.51" table:style-name="ce72">
            <text:p>629</text:p>
          </table:table-cell>
          <table:table-cell office:value-type="float" office:value="678.2" table:style-name="ce72">
            <text:p>678</text:p>
          </table:table-cell>
          <table:table-cell office:value-type="float" office:value="736.46" table:style-name="ce72">
            <text:p>736</text:p>
          </table:table-cell>
          <table:table-cell office:value-type="float" office:value="777.68" table:style-name="ce72">
            <text:p>778</text:p>
          </table:table-cell>
          <table:table-cell office:value-type="float" office:value="820.58" table:style-name="ce72">
            <text:p>821</text:p>
          </table:table-cell>
          <table:table-cell office:value-type="float" office:value="860.71" table:style-name="ce72">
            <text:p>861</text:p>
          </table:table-cell>
          <table:table-cell office:value-type="float" office:value="904.34" table:style-name="ce72">
            <text:p>904</text:p>
          </table:table-cell>
          <table:table-cell office:value-type="float" office:value="947.3" table:style-name="ce72">
            <text:p>947</text:p>
          </table:table-cell>
          <table:table-cell office:value-type="float" office:value="971.16609154618561" table:style-name="ce72">
            <text:p>971</text:p>
          </table:table-cell>
          <table:table-cell office:value-type="float" office:value="993.38" table:style-name="ce72">
            <text:p>993</text:p>
          </table:table-cell>
          <table:table-cell office:value-type="float" office:value="995.85" table:style-name="ce72">
            <text:p>996</text:p>
          </table:table-cell>
          <table:table-cell office:value-type="float" office:value="997.57" table:style-name="ce72">
            <text:p>998</text:p>
          </table:table-cell>
          <table:table-cell office:value-type="float" office:value="868.36" table:style-name="ce72">
            <text:p>868</text:p>
          </table:table-cell>
          <table:table-cell office:value-type="float" office:value="871.57" table:style-name="ce72">
            <text:p>872</text:p>
          </table:table-cell>
          <table:table-cell office:value-type="float" office:value="894.64" table:style-name="ce72">
            <text:p>895</text:p>
          </table:table-cell>
          <table:table-cell office:value-type="float" office:value="941.13" table:style-name="ce73">
            <text:p><text:s/>941<text:s/></text:p>
          </table:table-cell>
          <table:table-cell office:value-type="float" office:value="995.43" table:style-name="ce74">
            <text:p>995</text:p>
          </table:table-cell>
          <table:table-cell office:value-type="float" office:value="1056.27" table:style-name="ce72">
            <text:p>1,056</text:p>
          </table:table-cell>
          <table:table-cell office:value-type="float" office:value="1118.79" table:style-name="ce72">
            <text:p>1,119</text:p>
          </table:table-cell>
          <table:table-cell office:value-type="float" office:value="1174.03" table:style-name="ce72">
            <text:p>1,174</text:p>
          </table:table-cell>
          <table:table-cell office:value-type="float" office:value="1215.5999999999999" table:style-name="ce72">
            <text:p>1,216</text:p>
          </table:table-cell>
          <table:table-cell office:value-type="float" office:value="1278.4000000000001" table:style-name="ce72">
            <text:p>1,278</text:p>
          </table:table-cell>
          <table:table-cell office:value-type="float" office:value="1356.74" table:style-name="ce72">
            <text:p>1,357</text:p>
          </table:table-cell>
          <table:table-cell office:value-type="float" office:value="1432" table:style-name="ce72">
            <text:p>1,432</text:p>
          </table:table-cell>
          <table:table-cell office:value-type="float" office:value="1495.36" table:style-name="ce72">
            <text:p>1,495</text:p>
          </table:table-cell>
          <table:table-cell table:style-name="ce71"/>
          <table:table-cell table:number-columns-repeated="16345"/>
        </table:table-row>
        <table:table-row table:style-name="ro27">
          <table:table-cell office:value-type="string" table:style-name="ce63">
            <text:p>E2435</text:p>
          </table:table-cell>
          <table:table-cell office:value-type="string" table:style-name="ce63">
            <text:p>[z]</text:p>
          </table:table-cell>
          <table:table-cell office:value-type="string" table:style-name="ce63">
            <text:p>Leicester</text:p>
          </table:table-cell>
          <table:table-cell office:value-type="string" table:style-name="ce63">
            <text:p>NO</text:p>
          </table:table-cell>
          <table:table-cell office:value-type="string" table:style-name="ce63">
            <text:p>SD</text:p>
          </table:table-cell>
          <table:table-cell office:value-type="float" office:value="409" table:style-name="ce72">
            <text:p>409</text:p>
          </table:table-cell>
          <table:table-cell office:value-type="float" office:value="425" table:style-name="ce72">
            <text:p>425</text:p>
          </table:table-cell>
          <table:table-cell office:value-type="float" office:value="421.48" table:style-name="ce72">
            <text:p>421</text:p>
          </table:table-cell>
          <table:table-cell office:value-type="float" office:value="446.09" table:style-name="ce72">
            <text:p>446</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3">
            <text:p>[z]</text:p>
          </table:table-cell>
          <table:table-cell office:value-type="string" table:style-name="ce74">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1"/>
          <table:table-cell table:number-columns-repeated="16345"/>
        </table:table-row>
        <table:table-row table:style-name="ro27">
          <table:table-cell office:value-type="string" table:style-name="ce63">
            <text:p>E2401</text:p>
          </table:table-cell>
          <table:table-cell office:value-type="string" table:style-name="ce63">
            <text:p>E06000016</text:p>
          </table:table-cell>
          <table:table-cell office:value-type="string" table:style-name="ce63">
            <text:p>Leicester UA</text:p>
          </table:table-cell>
          <table:table-cell office:value-type="string" table:style-name="ce63">
            <text:p>YES</text:p>
          </table:table-cell>
          <table:table-cell office:value-type="string" table:style-name="ce63">
            <text:p>UA</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float" office:value="397.04" table:style-name="ce72">
            <text:p>397</text:p>
          </table:table-cell>
          <table:table-cell office:value-type="float" office:value="492.86" table:style-name="ce72">
            <text:p>493</text:p>
          </table:table-cell>
          <table:table-cell office:value-type="float" office:value="512.01" table:style-name="ce72">
            <text:p>512</text:p>
          </table:table-cell>
          <table:table-cell office:value-type="float" office:value="566.79" table:style-name="ce72">
            <text:p>567</text:p>
          </table:table-cell>
          <table:table-cell office:value-type="float" office:value="599" table:style-name="ce72">
            <text:p>599</text:p>
          </table:table-cell>
          <table:table-cell office:value-type="float" office:value="641.4" table:style-name="ce72">
            <text:p>641</text:p>
          </table:table-cell>
          <table:table-cell office:value-type="float" office:value="679.38" table:style-name="ce72">
            <text:p>679</text:p>
          </table:table-cell>
          <table:table-cell office:value-type="float" office:value="746.39" table:style-name="ce72">
            <text:p>746</text:p>
          </table:table-cell>
          <table:table-cell office:value-type="float" office:value="778.51" table:style-name="ce72">
            <text:p>779</text:p>
          </table:table-cell>
          <table:table-cell office:value-type="float" office:value="803.07" table:style-name="ce72">
            <text:p>803</text:p>
          </table:table-cell>
          <table:table-cell office:value-type="float" office:value="831.23" table:style-name="ce72">
            <text:p>831</text:p>
          </table:table-cell>
          <table:table-cell office:value-type="float" office:value="885.72" table:style-name="ce72">
            <text:p>886</text:p>
          </table:table-cell>
          <table:table-cell office:value-type="float" office:value="926.90505371642189" table:style-name="ce72">
            <text:p>927</text:p>
          </table:table-cell>
          <table:table-cell office:value-type="float" office:value="944.88" table:style-name="ce72">
            <text:p>945</text:p>
          </table:table-cell>
          <table:table-cell office:value-type="float" office:value="942.89" table:style-name="ce72">
            <text:p>943</text:p>
          </table:table-cell>
          <table:table-cell office:value-type="float" office:value="976.4" table:style-name="ce72">
            <text:p>976</text:p>
          </table:table-cell>
          <table:table-cell office:value-type="float" office:value="770.38" table:style-name="ce72">
            <text:p>770</text:p>
          </table:table-cell>
          <table:table-cell office:value-type="float" office:value="797.52" table:style-name="ce72">
            <text:p>798</text:p>
          </table:table-cell>
          <table:table-cell office:value-type="float" office:value="826.37" table:style-name="ce72">
            <text:p>826</text:p>
          </table:table-cell>
          <table:table-cell office:value-type="float" office:value="889.18" table:style-name="ce73">
            <text:p><text:s/>889<text:s/></text:p>
          </table:table-cell>
          <table:table-cell office:value-type="float" office:value="944.73" table:style-name="ce74">
            <text:p>945</text:p>
          </table:table-cell>
          <table:table-cell office:value-type="float" office:value="1005.51" table:style-name="ce72">
            <text:p>1,006</text:p>
          </table:table-cell>
          <table:table-cell office:value-type="float" office:value="1069.92" table:style-name="ce72">
            <text:p>1,070</text:p>
          </table:table-cell>
          <table:table-cell office:value-type="float" office:value="1137.8" table:style-name="ce72">
            <text:p>1,138</text:p>
          </table:table-cell>
          <table:table-cell office:value-type="float" office:value="1159.3599999999999" table:style-name="ce72">
            <text:p>1,159</text:p>
          </table:table-cell>
          <table:table-cell office:value-type="float" office:value="1229.3499999999999" table:style-name="ce72">
            <text:p>1,229</text:p>
          </table:table-cell>
          <table:table-cell office:value-type="float" office:value="1295.32" table:style-name="ce72">
            <text:p>1,295</text:p>
          </table:table-cell>
          <table:table-cell office:value-type="float" office:value="1386" table:style-name="ce72">
            <text:p>1,386</text:p>
          </table:table-cell>
          <table:table-cell office:value-type="float" office:value="1499.24" table:style-name="ce72">
            <text:p>1,499</text:p>
          </table:table-cell>
          <table:table-cell table:style-name="ce71"/>
          <table:table-cell table:number-columns-repeated="16345"/>
        </table:table-row>
        <table:table-row table:style-name="ro27">
          <table:table-cell office:value-type="string" table:style-name="ce63">
            <text:p>E1833</text:p>
          </table:table-cell>
          <table:table-cell office:value-type="string" table:style-name="ce63">
            <text:p>[z]</text:p>
          </table:table-cell>
          <table:table-cell office:value-type="string" table:style-name="ce63">
            <text:p>Leominster</text:p>
          </table:table-cell>
          <table:table-cell office:value-type="string" table:style-name="ce63">
            <text:p>NO</text:p>
          </table:table-cell>
          <table:table-cell office:value-type="string" table:style-name="ce63">
            <text:p>SD</text:p>
          </table:table-cell>
          <table:table-cell office:value-type="float" office:value="455" table:style-name="ce72">
            <text:p>455</text:p>
          </table:table-cell>
          <table:table-cell office:value-type="float" office:value="495.56" table:style-name="ce72">
            <text:p>496</text:p>
          </table:table-cell>
          <table:table-cell office:value-type="float" office:value="495.95" table:style-name="ce72">
            <text:p>496</text:p>
          </table:table-cell>
          <table:table-cell office:value-type="float" office:value="505.23" table:style-name="ce72">
            <text:p>505</text:p>
          </table:table-cell>
          <table:table-cell office:value-type="float" office:value="547.48" table:style-name="ce72">
            <text:p>547</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3">
            <text:p>[z]</text:p>
          </table:table-cell>
          <table:table-cell office:value-type="string" table:style-name="ce74">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1"/>
          <table:table-cell table:number-columns-repeated="16345"/>
        </table:table-row>
        <table:table-row table:style-name="ro27">
          <table:table-cell office:value-type="string" table:style-name="ce63">
            <text:p>E1435</text:p>
          </table:table-cell>
          <table:table-cell office:value-type="string" table:style-name="ce63">
            <text:p>E07000063</text:p>
          </table:table-cell>
          <table:table-cell office:value-type="string" table:style-name="ce63">
            <text:p>Lewes</text:p>
          </table:table-cell>
          <table:table-cell office:value-type="string" table:style-name="ce63">
            <text:p>YES</text:p>
          </table:table-cell>
          <table:table-cell office:value-type="string" table:style-name="ce63">
            <text:p>SD</text:p>
          </table:table-cell>
          <table:table-cell office:value-type="float" office:value="474" table:style-name="ce72">
            <text:p>474</text:p>
          </table:table-cell>
          <table:table-cell office:value-type="float" office:value="512.13" table:style-name="ce72">
            <text:p>512</text:p>
          </table:table-cell>
          <table:table-cell office:value-type="float" office:value="511.66" table:style-name="ce72">
            <text:p>512</text:p>
          </table:table-cell>
          <table:table-cell office:value-type="float" office:value="563.47" table:style-name="ce72">
            <text:p>563</text:p>
          </table:table-cell>
          <table:table-cell office:value-type="float" office:value="616.54999999999995" table:style-name="ce72">
            <text:p>617</text:p>
          </table:table-cell>
          <table:table-cell office:value-type="float" office:value="679.42" table:style-name="ce72">
            <text:p>679</text:p>
          </table:table-cell>
          <table:table-cell office:value-type="float" office:value="732.5" table:style-name="ce72">
            <text:p>733</text:p>
          </table:table-cell>
          <table:table-cell office:value-type="float" office:value="800.3" table:style-name="ce72">
            <text:p>800</text:p>
          </table:table-cell>
          <table:table-cell office:value-type="float" office:value="873.44" table:style-name="ce72">
            <text:p>873</text:p>
          </table:table-cell>
          <table:table-cell office:value-type="float" office:value="924.91" table:style-name="ce72">
            <text:p>925</text:p>
          </table:table-cell>
          <table:table-cell office:value-type="float" office:value="1098.49" table:style-name="ce72">
            <text:p>1,098</text:p>
          </table:table-cell>
          <table:table-cell office:value-type="float" office:value="1180.5899999999999" table:style-name="ce72">
            <text:p>1,181</text:p>
          </table:table-cell>
          <table:table-cell office:value-type="float" office:value="1228.7" table:style-name="ce72">
            <text:p>1,229</text:p>
          </table:table-cell>
          <table:table-cell office:value-type="float" office:value="1291.42" table:style-name="ce72">
            <text:p>1,291</text:p>
          </table:table-cell>
          <table:table-cell office:value-type="float" office:value="1357.16" table:style-name="ce72">
            <text:p>1,357</text:p>
          </table:table-cell>
          <table:table-cell office:value-type="float" office:value="1411.84" table:style-name="ce72">
            <text:p>1,412</text:p>
          </table:table-cell>
          <table:table-cell office:value-type="float" office:value="1459.0955409219191" table:style-name="ce72">
            <text:p>1,459</text:p>
          </table:table-cell>
          <table:table-cell office:value-type="float" office:value="1499.59" table:style-name="ce72">
            <text:p>1,500</text:p>
          </table:table-cell>
          <table:table-cell office:value-type="float" office:value="1498.27" table:style-name="ce72">
            <text:p>1,498</text:p>
          </table:table-cell>
          <table:table-cell office:value-type="float" office:value="1499.41" table:style-name="ce72">
            <text:p>1,499</text:p>
          </table:table-cell>
          <table:table-cell office:value-type="float" office:value="1329.36" table:style-name="ce72">
            <text:p>1,329</text:p>
          </table:table-cell>
          <table:table-cell office:value-type="float" office:value="1340.75" table:style-name="ce72">
            <text:p>1,341</text:p>
          </table:table-cell>
          <table:table-cell office:value-type="float" office:value="1369.16" table:style-name="ce72">
            <text:p>1,369</text:p>
          </table:table-cell>
          <table:table-cell office:value-type="float" office:value="1446.03" table:style-name="ce73">
            <text:p><text:s/>1,446<text:s/></text:p>
          </table:table-cell>
          <table:table-cell office:value-type="float" office:value="1523.31" table:style-name="ce74">
            <text:p>1,523</text:p>
          </table:table-cell>
          <table:table-cell office:value-type="float" office:value="1631.25" table:style-name="ce72">
            <text:p>1,631</text:p>
          </table:table-cell>
          <table:table-cell office:value-type="float" office:value="1682.6" table:style-name="ce72">
            <text:p>1,683</text:p>
          </table:table-cell>
          <table:table-cell office:value-type="float" office:value="1748.33" table:style-name="ce72">
            <text:p>1,748</text:p>
          </table:table-cell>
          <table:table-cell office:value-type="float" office:value="1795.8" table:style-name="ce72">
            <text:p>1,796</text:p>
          </table:table-cell>
          <table:table-cell office:value-type="float" office:value="1856.41" table:style-name="ce72">
            <text:p>1,856</text:p>
          </table:table-cell>
          <table:table-cell office:value-type="float" office:value="1985.17" table:style-name="ce72">
            <text:p>1,985</text:p>
          </table:table-cell>
          <table:table-cell office:value-type="float" office:value="2100" table:style-name="ce72">
            <text:p>2,100</text:p>
          </table:table-cell>
          <table:table-cell office:value-type="float" office:value="2210.1" table:style-name="ce72">
            <text:p>2,210</text:p>
          </table:table-cell>
          <table:table-cell table:style-name="ce71"/>
          <table:table-cell table:number-columns-repeated="16345"/>
        </table:table-row>
        <table:table-row table:style-name="ro27">
          <table:table-cell office:value-type="string" table:style-name="ce63">
            <text:p>E5018</text:p>
          </table:table-cell>
          <table:table-cell office:value-type="string" table:style-name="ce63">
            <text:p>E09000023</text:p>
          </table:table-cell>
          <table:table-cell office:value-type="string" table:style-name="ce63">
            <text:p>Lewisham</text:p>
          </table:table-cell>
          <table:table-cell office:value-type="string" table:style-name="ce63">
            <text:p>YES</text:p>
          </table:table-cell>
          <table:table-cell office:value-type="string" table:style-name="ce63">
            <text:p>ILB</text:p>
          </table:table-cell>
          <table:table-cell office:value-type="float" office:value="388" table:style-name="ce72">
            <text:p>388</text:p>
          </table:table-cell>
          <table:table-cell office:value-type="float" office:value="438.32" table:style-name="ce72">
            <text:p>438</text:p>
          </table:table-cell>
          <table:table-cell office:value-type="float" office:value="464.07" table:style-name="ce72">
            <text:p>464</text:p>
          </table:table-cell>
          <table:table-cell office:value-type="float" office:value="479.14" table:style-name="ce72">
            <text:p>479</text:p>
          </table:table-cell>
          <table:table-cell office:value-type="float" office:value="506.47" table:style-name="ce72">
            <text:p>506</text:p>
          </table:table-cell>
          <table:table-cell office:value-type="float" office:value="526.57000000000005" table:style-name="ce72">
            <text:p>527</text:p>
          </table:table-cell>
          <table:table-cell office:value-type="float" office:value="561.91" table:style-name="ce72">
            <text:p>562</text:p>
          </table:table-cell>
          <table:table-cell office:value-type="float" office:value="619.33000000000004" table:style-name="ce72">
            <text:p>619</text:p>
          </table:table-cell>
          <table:table-cell office:value-type="float" office:value="678.36" table:style-name="ce72">
            <text:p>678</text:p>
          </table:table-cell>
          <table:table-cell office:value-type="float" office:value="748.98" table:style-name="ce72">
            <text:p>749</text:p>
          </table:table-cell>
          <table:table-cell office:value-type="float" office:value="843.66" table:style-name="ce72">
            <text:p>844</text:p>
          </table:table-cell>
          <table:table-cell office:value-type="float" office:value="902.26" table:style-name="ce72">
            <text:p>902</text:p>
          </table:table-cell>
          <table:table-cell office:value-type="float" office:value="947.97" table:style-name="ce72">
            <text:p>948</text:p>
          </table:table-cell>
          <table:table-cell office:value-type="float" office:value="986.27" table:style-name="ce72">
            <text:p>986</text:p>
          </table:table-cell>
          <table:table-cell office:value-type="float" office:value="1012.21" table:style-name="ce72">
            <text:p>1,012</text:p>
          </table:table-cell>
          <table:table-cell office:value-type="float" office:value="1034.69" table:style-name="ce72">
            <text:p>1,035</text:p>
          </table:table-cell>
          <table:table-cell office:value-type="float" office:value="1053.9175252969922" table:style-name="ce72">
            <text:p>1,054</text:p>
          </table:table-cell>
          <table:table-cell office:value-type="float" office:value="1053.1500000000001" table:style-name="ce72">
            <text:p>1,053</text:p>
          </table:table-cell>
          <table:table-cell office:value-type="float" office:value="1053.3599999999999" table:style-name="ce72">
            <text:p>1,053</text:p>
          </table:table-cell>
          <table:table-cell office:value-type="float" office:value="1052.7" table:style-name="ce72">
            <text:p>1,053</text:p>
          </table:table-cell>
          <table:table-cell office:value-type="float" office:value="849.32" table:style-name="ce72">
            <text:p>849</text:p>
          </table:table-cell>
          <table:table-cell office:value-type="float" office:value="848.44" table:style-name="ce72">
            <text:p>848</text:p>
          </table:table-cell>
          <table:table-cell office:value-type="float" office:value="859.84" table:style-name="ce72">
            <text:p>860</text:p>
          </table:table-cell>
          <table:table-cell office:value-type="float" office:value="898.18" table:style-name="ce73">
            <text:p><text:s/>898<text:s/></text:p>
          </table:table-cell>
          <table:table-cell office:value-type="float" office:value="950.42" table:style-name="ce74">
            <text:p>950</text:p>
          </table:table-cell>
          <table:table-cell office:value-type="float" office:value="1046.51" table:style-name="ce72">
            <text:p>1,047</text:p>
          </table:table-cell>
          <table:table-cell office:value-type="float" office:value="1122.17" table:style-name="ce72">
            <text:p>1,122</text:p>
          </table:table-cell>
          <table:table-cell office:value-type="float" office:value="1178.1400000000001" table:style-name="ce72">
            <text:p>1,178</text:p>
          </table:table-cell>
          <table:table-cell office:value-type="float" office:value="1217.3699999999999" table:style-name="ce72">
            <text:p>1,217</text:p>
          </table:table-cell>
          <table:table-cell office:value-type="float" office:value="1271.5" table:style-name="ce72">
            <text:p>1,272</text:p>
          </table:table-cell>
          <table:table-cell office:value-type="float" office:value="1343.02" table:style-name="ce72">
            <text:p>1,343</text:p>
          </table:table-cell>
          <table:table-cell office:value-type="float" office:value="1441" table:style-name="ce72">
            <text:p>1,441</text:p>
          </table:table-cell>
          <table:table-cell office:value-type="float" office:value="1536.62" table:style-name="ce72">
            <text:p>1,537</text:p>
          </table:table-cell>
          <table:table-cell table:style-name="ce71"/>
          <table:table-cell table:number-columns-repeated="16345"/>
        </table:table-row>
        <table:table-row table:style-name="ro27">
          <table:table-cell office:value-type="string" table:style-name="ce63">
            <text:p>E3433</text:p>
          </table:table-cell>
          <table:table-cell office:value-type="string" table:style-name="ce63">
            <text:p>E07000194</text:p>
          </table:table-cell>
          <table:table-cell office:value-type="string" table:style-name="ce63">
            <text:p>Lichfield</text:p>
          </table:table-cell>
          <table:table-cell office:value-type="string" table:style-name="ce63">
            <text:p>YES</text:p>
          </table:table-cell>
          <table:table-cell office:value-type="string" table:style-name="ce63">
            <text:p>SD</text:p>
          </table:table-cell>
          <table:table-cell office:value-type="float" office:value="452" table:style-name="ce72">
            <text:p>452</text:p>
          </table:table-cell>
          <table:table-cell office:value-type="float" office:value="489.69" table:style-name="ce72">
            <text:p>490</text:p>
          </table:table-cell>
          <table:table-cell office:value-type="float" office:value="503.37" table:style-name="ce72">
            <text:p>503</text:p>
          </table:table-cell>
          <table:table-cell office:value-type="float" office:value="539.23" table:style-name="ce72">
            <text:p>539</text:p>
          </table:table-cell>
          <table:table-cell office:value-type="float" office:value="568.09" table:style-name="ce72">
            <text:p>568</text:p>
          </table:table-cell>
          <table:table-cell office:value-type="float" office:value="638.07000000000005" table:style-name="ce72">
            <text:p>638</text:p>
          </table:table-cell>
          <table:table-cell office:value-type="float" office:value="688.05" table:style-name="ce72">
            <text:p>688</text:p>
          </table:table-cell>
          <table:table-cell office:value-type="float" office:value="727.99" table:style-name="ce72">
            <text:p>728</text:p>
          </table:table-cell>
          <table:table-cell office:value-type="float" office:value="793.21" table:style-name="ce72">
            <text:p>793</text:p>
          </table:table-cell>
          <table:table-cell office:value-type="float" office:value="846.22" table:style-name="ce72">
            <text:p>846</text:p>
          </table:table-cell>
          <table:table-cell office:value-type="float" office:value="995.1" table:style-name="ce72">
            <text:p>995</text:p>
          </table:table-cell>
          <table:table-cell office:value-type="float" office:value="1066.74" table:style-name="ce72">
            <text:p>1,067</text:p>
          </table:table-cell>
          <table:table-cell office:value-type="float" office:value="1113.0899999999999" table:style-name="ce72">
            <text:p>1,113</text:p>
          </table:table-cell>
          <table:table-cell office:value-type="float" office:value="1169.6300000000001" table:style-name="ce72">
            <text:p>1,170</text:p>
          </table:table-cell>
          <table:table-cell office:value-type="float" office:value="1223.31" table:style-name="ce72">
            <text:p>1,223</text:p>
          </table:table-cell>
          <table:table-cell office:value-type="float" office:value="1273.4100000000001" table:style-name="ce72">
            <text:p>1,273</text:p>
          </table:table-cell>
          <table:table-cell office:value-type="float" office:value="1302.9405449158055" table:style-name="ce72">
            <text:p>1,303</text:p>
          </table:table-cell>
          <table:table-cell office:value-type="float" office:value="1326.08" table:style-name="ce72">
            <text:p>1,326</text:p>
          </table:table-cell>
          <table:table-cell office:value-type="float" office:value="1323.62" table:style-name="ce72">
            <text:p>1,324</text:p>
          </table:table-cell>
          <table:table-cell office:value-type="float" office:value="1328.82" table:style-name="ce72">
            <text:p>1,329</text:p>
          </table:table-cell>
          <table:table-cell office:value-type="float" office:value="1218.22" table:style-name="ce72">
            <text:p>1,218</text:p>
          </table:table-cell>
          <table:table-cell office:value-type="float" office:value="1202.74" table:style-name="ce72">
            <text:p>1,203</text:p>
          </table:table-cell>
          <table:table-cell office:value-type="float" office:value="1249.94" table:style-name="ce72">
            <text:p>1,250</text:p>
          </table:table-cell>
          <table:table-cell office:value-type="float" office:value="1300.26" table:style-name="ce73">
            <text:p><text:s/>1,300<text:s/></text:p>
          </table:table-cell>
          <table:table-cell office:value-type="float" office:value="1360.66" table:style-name="ce74">
            <text:p>1,361</text:p>
          </table:table-cell>
          <table:table-cell office:value-type="float" office:value="1441.87" table:style-name="ce72">
            <text:p>1,442</text:p>
          </table:table-cell>
          <table:table-cell office:value-type="float" office:value="1504.75" table:style-name="ce72">
            <text:p>1,505</text:p>
          </table:table-cell>
          <table:table-cell office:value-type="float" office:value="1576.88" table:style-name="ce72">
            <text:p>1,577</text:p>
          </table:table-cell>
          <table:table-cell office:value-type="float" office:value="1631.61" table:style-name="ce72">
            <text:p>1,632</text:p>
          </table:table-cell>
          <table:table-cell office:value-type="float" office:value="1692.34" table:style-name="ce72">
            <text:p>1,692</text:p>
          </table:table-cell>
          <table:table-cell office:value-type="float" office:value="1777.48" table:style-name="ce72">
            <text:p>1,777</text:p>
          </table:table-cell>
          <table:table-cell office:value-type="float" office:value="1857" table:style-name="ce72">
            <text:p>1,857</text:p>
          </table:table-cell>
          <table:table-cell office:value-type="float" office:value="1946.03" table:style-name="ce72">
            <text:p>1,946</text:p>
          </table:table-cell>
          <table:table-cell table:style-name="ce71"/>
          <table:table-cell table:number-columns-repeated="16345"/>
        </table:table-row>
        <table:table-row table:style-name="ro27">
          <table:table-cell office:value-type="string" table:style-name="ce63">
            <text:p>E2533</text:p>
          </table:table-cell>
          <table:table-cell office:value-type="string" table:style-name="ce63">
            <text:p>E07000138</text:p>
          </table:table-cell>
          <table:table-cell office:value-type="string" table:style-name="ce63">
            <text:p>Lincoln</text:p>
          </table:table-cell>
          <table:table-cell office:value-type="string" table:style-name="ce63">
            <text:p>YES</text:p>
          </table:table-cell>
          <table:table-cell office:value-type="string" table:style-name="ce63">
            <text:p>SD</text:p>
          </table:table-cell>
          <table:table-cell office:value-type="float" office:value="340" table:style-name="ce72">
            <text:p>340</text:p>
          </table:table-cell>
          <table:table-cell office:value-type="float" office:value="361.58" table:style-name="ce72">
            <text:p>362</text:p>
          </table:table-cell>
          <table:table-cell office:value-type="float" office:value="382.63" table:style-name="ce72">
            <text:p>383</text:p>
          </table:table-cell>
          <table:table-cell office:value-type="float" office:value="409.27" table:style-name="ce72">
            <text:p>409</text:p>
          </table:table-cell>
          <table:table-cell office:value-type="float" office:value="427.14" table:style-name="ce72">
            <text:p>427</text:p>
          </table:table-cell>
          <table:table-cell office:value-type="float" office:value="488.67" table:style-name="ce72">
            <text:p>489</text:p>
          </table:table-cell>
          <table:table-cell office:value-type="float" office:value="518.69000000000005" table:style-name="ce72">
            <text:p>519</text:p>
          </table:table-cell>
          <table:table-cell office:value-type="float" office:value="551.61" table:style-name="ce72">
            <text:p>552</text:p>
          </table:table-cell>
          <table:table-cell office:value-type="float" office:value="591.77" table:style-name="ce72">
            <text:p>592</text:p>
          </table:table-cell>
          <table:table-cell office:value-type="float" office:value="648.46" table:style-name="ce72">
            <text:p>648</text:p>
          </table:table-cell>
          <table:table-cell office:value-type="float" office:value="715.51" table:style-name="ce72">
            <text:p>716</text:p>
          </table:table-cell>
          <table:table-cell office:value-type="float" office:value="773.91" table:style-name="ce72">
            <text:p>774</text:p>
          </table:table-cell>
          <table:table-cell office:value-type="float" office:value="810.69" table:style-name="ce72">
            <text:p>811</text:p>
          </table:table-cell>
          <table:table-cell office:value-type="float" office:value="851.86" table:style-name="ce72">
            <text:p>852</text:p>
          </table:table-cell>
          <table:table-cell office:value-type="float" office:value="892.59" table:style-name="ce72">
            <text:p>893</text:p>
          </table:table-cell>
          <table:table-cell office:value-type="float" office:value="951.54" table:style-name="ce72">
            <text:p>952</text:p>
          </table:table-cell>
          <table:table-cell office:value-type="float" office:value="960.27204310546404" table:style-name="ce72">
            <text:p>960</text:p>
          </table:table-cell>
          <table:table-cell office:value-type="float" office:value="997.97" table:style-name="ce72">
            <text:p>998</text:p>
          </table:table-cell>
          <table:table-cell office:value-type="float" office:value="990.9" table:style-name="ce72">
            <text:p>991</text:p>
          </table:table-cell>
          <table:table-cell office:value-type="float" office:value="991.93" table:style-name="ce72">
            <text:p>992</text:p>
          </table:table-cell>
          <table:table-cell office:value-type="float" office:value="815.49" table:style-name="ce72">
            <text:p>815</text:p>
          </table:table-cell>
          <table:table-cell office:value-type="float" office:value="804.57" table:style-name="ce72">
            <text:p>805</text:p>
          </table:table-cell>
          <table:table-cell office:value-type="float" office:value="834.32" table:style-name="ce72">
            <text:p>834</text:p>
          </table:table-cell>
          <table:table-cell office:value-type="float" office:value="882.59" table:style-name="ce73">
            <text:p><text:s/>883<text:s/></text:p>
          </table:table-cell>
          <table:table-cell office:value-type="float" office:value="922.62" table:style-name="ce74">
            <text:p>923</text:p>
          </table:table-cell>
          <table:table-cell office:value-type="float" office:value="972.67" table:style-name="ce72">
            <text:p>973</text:p>
          </table:table-cell>
          <table:table-cell office:value-type="float" office:value="1038.7" table:style-name="ce72">
            <text:p>1,039</text:p>
          </table:table-cell>
          <table:table-cell office:value-type="float" office:value="1080.3599999999999" table:style-name="ce72">
            <text:p>1,080</text:p>
          </table:table-cell>
          <table:table-cell office:value-type="float" office:value="1079.51" table:style-name="ce72">
            <text:p>1,080</text:p>
          </table:table-cell>
          <table:table-cell office:value-type="float" office:value="1151.23" table:style-name="ce72">
            <text:p>1,151</text:p>
          </table:table-cell>
          <table:table-cell office:value-type="float" office:value="1219.8499999999999" table:style-name="ce72">
            <text:p>1,220</text:p>
          </table:table-cell>
          <table:table-cell office:value-type="float" office:value="1284" table:style-name="ce72">
            <text:p>1,284</text:p>
          </table:table-cell>
          <table:table-cell office:value-type="float" office:value="1321.43" table:style-name="ce72">
            <text:p>1,321</text:p>
          </table:table-cell>
          <table:table-cell table:style-name="ce71"/>
          <table:table-cell table:number-columns-repeated="16345"/>
        </table:table-row>
        <table:table-row table:style-name="ro27">
          <table:table-cell office:value-type="string" table:style-name="ce63">
            <text:p>E4302</text:p>
          </table:table-cell>
          <table:table-cell office:value-type="string" table:style-name="ce63">
            <text:p>E08000012</text:p>
          </table:table-cell>
          <table:table-cell office:value-type="string" table:style-name="ce63">
            <text:p>Liverpool</text:p>
          </table:table-cell>
          <table:table-cell office:value-type="string" table:style-name="ce63">
            <text:p>YES</text:p>
          </table:table-cell>
          <table:table-cell office:value-type="string" table:style-name="ce63">
            <text:p>MD</text:p>
          </table:table-cell>
          <table:table-cell office:value-type="float" office:value="451" table:style-name="ce72">
            <text:p>451</text:p>
          </table:table-cell>
          <table:table-cell office:value-type="float" office:value="550.22" table:style-name="ce72">
            <text:p>550</text:p>
          </table:table-cell>
          <table:table-cell office:value-type="float" office:value="615.41" table:style-name="ce72">
            <text:p>615</text:p>
          </table:table-cell>
          <table:table-cell office:value-type="float" office:value="648.64" table:style-name="ce72">
            <text:p>649</text:p>
          </table:table-cell>
          <table:table-cell office:value-type="float" office:value="721.95" table:style-name="ce72">
            <text:p>722</text:p>
          </table:table-cell>
          <table:table-cell office:value-type="float" office:value="756.61" table:style-name="ce72">
            <text:p>757</text:p>
          </table:table-cell>
          <table:table-cell office:value-type="float" office:value="749.19" table:style-name="ce72">
            <text:p>749</text:p>
          </table:table-cell>
          <table:table-cell office:value-type="float" office:value="752.92" table:style-name="ce72">
            <text:p>753</text:p>
          </table:table-cell>
          <table:table-cell office:value-type="float" office:value="751.59" table:style-name="ce72">
            <text:p>752</text:p>
          </table:table-cell>
          <table:table-cell office:value-type="float" office:value="733.01" table:style-name="ce72">
            <text:p>733</text:p>
          </table:table-cell>
          <table:table-cell office:value-type="float" office:value="760.69" table:style-name="ce72">
            <text:p>761</text:p>
          </table:table-cell>
          <table:table-cell office:value-type="float" office:value="797.03" table:style-name="ce72">
            <text:p>797</text:p>
          </table:table-cell>
          <table:table-cell office:value-type="float" office:value="832.31" table:style-name="ce72">
            <text:p>832</text:p>
          </table:table-cell>
          <table:table-cell office:value-type="float" office:value="862.05" table:style-name="ce72">
            <text:p>862</text:p>
          </table:table-cell>
          <table:table-cell office:value-type="float" office:value="905.04" table:style-name="ce72">
            <text:p>905</text:p>
          </table:table-cell>
          <table:table-cell office:value-type="float" office:value="930.49" table:style-name="ce72">
            <text:p>930</text:p>
          </table:table-cell>
          <table:table-cell office:value-type="float" office:value="958.08630729328343" table:style-name="ce72">
            <text:p>958</text:p>
          </table:table-cell>
          <table:table-cell office:value-type="float" office:value="943.99" table:style-name="ce72">
            <text:p>944</text:p>
          </table:table-cell>
          <table:table-cell office:value-type="float" office:value="944.95" table:style-name="ce72">
            <text:p>945</text:p>
          </table:table-cell>
          <table:table-cell office:value-type="float" office:value="960.89" table:style-name="ce72">
            <text:p>961</text:p>
          </table:table-cell>
          <table:table-cell office:value-type="float" office:value="690.41" table:style-name="ce72">
            <text:p>690</text:p>
          </table:table-cell>
          <table:table-cell office:value-type="float" office:value="709.51" table:style-name="ce72">
            <text:p>710</text:p>
          </table:table-cell>
          <table:table-cell office:value-type="float" office:value="741.93" table:style-name="ce72">
            <text:p>742</text:p>
          </table:table-cell>
          <table:table-cell office:value-type="float" office:value="830.13" table:style-name="ce73">
            <text:p><text:s/>830<text:s/></text:p>
          </table:table-cell>
          <table:table-cell office:value-type="float" office:value="866.65" table:style-name="ce74">
            <text:p>867</text:p>
          </table:table-cell>
          <table:table-cell office:value-type="float" office:value="915.7" table:style-name="ce72">
            <text:p>916</text:p>
          </table:table-cell>
          <table:table-cell office:value-type="float" office:value="972.52" table:style-name="ce72">
            <text:p>973</text:p>
          </table:table-cell>
          <table:table-cell office:value-type="float" office:value="1029.28" table:style-name="ce72">
            <text:p>1,029</text:p>
          </table:table-cell>
          <table:table-cell office:value-type="float" office:value="1051.2" table:style-name="ce72">
            <text:p>1,051</text:p>
          </table:table-cell>
          <table:table-cell office:value-type="float" office:value="1081.56" table:style-name="ce72">
            <text:p>1,082</text:p>
          </table:table-cell>
          <table:table-cell office:value-type="float" office:value="1193.69" table:style-name="ce72">
            <text:p>1,194</text:p>
          </table:table-cell>
          <table:table-cell office:value-type="float" office:value="1249" table:style-name="ce72">
            <text:p>1,249</text:p>
          </table:table-cell>
          <table:table-cell office:value-type="float" office:value="1365.99" table:style-name="ce72">
            <text:p>1,366</text:p>
          </table:table-cell>
          <table:table-cell table:style-name="ce71"/>
          <table:table-cell table:number-columns-repeated="16345"/>
        </table:table-row>
        <table:table-row table:style-name="ro27">
          <table:table-cell office:value-type="string" table:style-name="ce76">
            <text:p>E0232</text:p>
          </table:table-cell>
          <table:table-cell office:value-type="string" table:style-name="ce63">
            <text:p>[z]</text:p>
          </table:table-cell>
          <table:table-cell office:value-type="string" table:style-name="ce63">
            <text:p>Luton</text:p>
          </table:table-cell>
          <table:table-cell office:value-type="string" table:style-name="ce60">
            <text:p>NO</text:p>
          </table:table-cell>
          <table:table-cell office:value-type="string" table:style-name="ce60">
            <text:p>SD</text:p>
          </table:table-cell>
          <table:table-cell office:value-type="float" office:value="378" table:style-name="ce72">
            <text:p>378</text:p>
          </table:table-cell>
          <table:table-cell office:value-type="float" office:value="413.28" table:style-name="ce72">
            <text:p>413</text:p>
          </table:table-cell>
          <table:table-cell office:value-type="float" office:value="454.43" table:style-name="ce72">
            <text:p>454</text:p>
          </table:table-cell>
          <table:table-cell office:value-type="float" office:value="484.69" table:style-name="ce72">
            <text:p>485</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3">
            <text:p>[z]</text:p>
          </table:table-cell>
          <table:table-cell office:value-type="string" table:style-name="ce74">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8"/>
          <table:table-cell table:number-columns-repeated="16345"/>
        </table:table-row>
        <table:table-row table:style-name="ro27">
          <table:table-cell office:value-type="string" table:style-name="ce63">
            <text:p>E0201</text:p>
          </table:table-cell>
          <table:table-cell office:value-type="string" table:style-name="ce63">
            <text:p>E06000032</text:p>
          </table:table-cell>
          <table:table-cell office:value-type="string" table:style-name="ce63">
            <text:p>Luton UA</text:p>
          </table:table-cell>
          <table:table-cell office:value-type="string" table:style-name="ce63">
            <text:p>YES</text:p>
          </table:table-cell>
          <table:table-cell office:value-type="string" table:style-name="ce63">
            <text:p>UA</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float" office:value="449.3" table:style-name="ce72">
            <text:p>449</text:p>
          </table:table-cell>
          <table:table-cell office:value-type="float" office:value="487.15" table:style-name="ce72">
            <text:p>487</text:p>
          </table:table-cell>
          <table:table-cell office:value-type="float" office:value="528.92999999999995" table:style-name="ce72">
            <text:p>529</text:p>
          </table:table-cell>
          <table:table-cell office:value-type="float" office:value="568.9" table:style-name="ce72">
            <text:p>569</text:p>
          </table:table-cell>
          <table:table-cell office:value-type="float" office:value="602.76" table:style-name="ce72">
            <text:p>603</text:p>
          </table:table-cell>
          <table:table-cell office:value-type="float" office:value="691.23" table:style-name="ce72">
            <text:p>691</text:p>
          </table:table-cell>
          <table:table-cell office:value-type="float" office:value="741.3" table:style-name="ce72">
            <text:p>741</text:p>
          </table:table-cell>
          <table:table-cell office:value-type="float" office:value="807.23" table:style-name="ce72">
            <text:p>807</text:p>
          </table:table-cell>
          <table:table-cell office:value-type="float" office:value="846.59" table:style-name="ce72">
            <text:p>847</text:p>
          </table:table-cell>
          <table:table-cell office:value-type="float" office:value="886.74" table:style-name="ce72">
            <text:p>887</text:p>
          </table:table-cell>
          <table:table-cell office:value-type="float" office:value="931.66" table:style-name="ce72">
            <text:p>932</text:p>
          </table:table-cell>
          <table:table-cell office:value-type="float" office:value="984.94" table:style-name="ce72">
            <text:p>985</text:p>
          </table:table-cell>
          <table:table-cell office:value-type="float" office:value="1016.8180015067461" table:style-name="ce72">
            <text:p>1,017</text:p>
          </table:table-cell>
          <table:table-cell office:value-type="float" office:value="1031.23" table:style-name="ce72">
            <text:p>1,031</text:p>
          </table:table-cell>
          <table:table-cell office:value-type="float" office:value="1035.52" table:style-name="ce72">
            <text:p>1,036</text:p>
          </table:table-cell>
          <table:table-cell office:value-type="float" office:value="1061.58" table:style-name="ce72">
            <text:p>1,062</text:p>
          </table:table-cell>
          <table:table-cell office:value-type="float" office:value="868.59" table:style-name="ce72">
            <text:p>869</text:p>
          </table:table-cell>
          <table:table-cell office:value-type="float" office:value="868.02" table:style-name="ce72">
            <text:p>868</text:p>
          </table:table-cell>
          <table:table-cell office:value-type="float" office:value="915.9" table:style-name="ce72">
            <text:p>916</text:p>
          </table:table-cell>
          <table:table-cell office:value-type="float" office:value="986.71" table:style-name="ce73">
            <text:p><text:s/>987<text:s/></text:p>
          </table:table-cell>
          <table:table-cell office:value-type="float" office:value="1031.73" table:style-name="ce74">
            <text:p>1,032</text:p>
          </table:table-cell>
          <table:table-cell office:value-type="float" office:value="1097.3699999999999" table:style-name="ce72">
            <text:p>1,097</text:p>
          </table:table-cell>
          <table:table-cell office:value-type="float" office:value="1137.0899999999999" table:style-name="ce72">
            <text:p>1,137</text:p>
          </table:table-cell>
          <table:table-cell office:value-type="float" office:value="1197.9000000000001" table:style-name="ce72">
            <text:p>1,198</text:p>
          </table:table-cell>
          <table:table-cell office:value-type="float" office:value="1229.3" table:style-name="ce72">
            <text:p>1,229</text:p>
          </table:table-cell>
          <table:table-cell office:value-type="float" office:value="1305.95" table:style-name="ce72">
            <text:p>1,306</text:p>
          </table:table-cell>
          <table:table-cell office:value-type="float" office:value="1405.89" table:style-name="ce72">
            <text:p>1,406</text:p>
          </table:table-cell>
          <table:table-cell office:value-type="float" office:value="1496" table:style-name="ce72">
            <text:p>1,496</text:p>
          </table:table-cell>
          <table:table-cell office:value-type="float" office:value="1593.09" table:style-name="ce72">
            <text:p>1,593</text:p>
          </table:table-cell>
          <table:table-cell table:style-name="ce71"/>
          <table:table-cell table:number-columns-repeated="16345"/>
        </table:table-row>
        <table:table-row table:style-name="ro27">
          <table:table-cell office:value-type="string" table:style-name="ce63">
            <text:p>E0636</text:p>
          </table:table-cell>
          <table:table-cell office:value-type="string" table:style-name="ce63">
            <text:p>E07000017</text:p>
          </table:table-cell>
          <table:table-cell office:value-type="string" table:style-name="ce63">
            <text:p>Macclesfield</text:p>
          </table:table-cell>
          <table:table-cell office:value-type="string" table:style-name="ce63">
            <text:p>NO</text:p>
          </table:table-cell>
          <table:table-cell office:value-type="string" table:style-name="ce63">
            <text:p>SD</text:p>
          </table:table-cell>
          <table:table-cell office:value-type="float" office:value="564" table:style-name="ce72">
            <text:p>564</text:p>
          </table:table-cell>
          <table:table-cell office:value-type="float" office:value="596.23" table:style-name="ce72">
            <text:p>596</text:p>
          </table:table-cell>
          <table:table-cell office:value-type="float" office:value="627.02" table:style-name="ce72">
            <text:p>627</text:p>
          </table:table-cell>
          <table:table-cell office:value-type="float" office:value="655.38" table:style-name="ce72">
            <text:p>655</text:p>
          </table:table-cell>
          <table:table-cell office:value-type="float" office:value="688.3" table:style-name="ce72">
            <text:p>688</text:p>
          </table:table-cell>
          <table:table-cell office:value-type="float" office:value="802.5" table:style-name="ce72">
            <text:p>803</text:p>
          </table:table-cell>
          <table:table-cell office:value-type="float" office:value="840.88" table:style-name="ce72">
            <text:p>841</text:p>
          </table:table-cell>
          <table:table-cell office:value-type="float" office:value="889.13" table:style-name="ce72">
            <text:p>889</text:p>
          </table:table-cell>
          <table:table-cell office:value-type="float" office:value="944.01" table:style-name="ce72">
            <text:p>944</text:p>
          </table:table-cell>
          <table:table-cell office:value-type="float" office:value="993.68" table:style-name="ce72">
            <text:p>994</text:p>
          </table:table-cell>
          <table:table-cell office:value-type="float" office:value="1101.8499999999999" table:style-name="ce72">
            <text:p>1,102</text:p>
          </table:table-cell>
          <table:table-cell office:value-type="float" office:value="1159.6500000000001" table:style-name="ce72">
            <text:p>1,160</text:p>
          </table:table-cell>
          <table:table-cell office:value-type="float" office:value="1193.98" table:style-name="ce72">
            <text:p>1,194</text:p>
          </table:table-cell>
          <table:table-cell office:value-type="float" office:value="1255.19" table:style-name="ce72">
            <text:p>1,255</text:p>
          </table:table-cell>
          <table:table-cell office:value-type="float" office:value="1315.38" table:style-name="ce72">
            <text:p>1,315</text:p>
          </table:table-cell>
          <table:table-cell office:value-type="float" office:value="1366.26" table:style-name="ce72">
            <text:p>1,366</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3">
            <text:p>[z]</text:p>
          </table:table-cell>
          <table:table-cell office:value-type="string" table:style-name="ce74">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1"/>
          <table:table-cell table:number-columns-repeated="16345"/>
        </table:table-row>
        <table:table-row table:style-name="ro27">
          <table:table-cell office:value-type="string" table:style-name="ce63">
            <text:p>E2237</text:p>
          </table:table-cell>
          <table:table-cell office:value-type="string" table:style-name="ce63">
            <text:p>E07000110</text:p>
          </table:table-cell>
          <table:table-cell office:value-type="string" table:style-name="ce63">
            <text:p>Maidstone</text:p>
          </table:table-cell>
          <table:table-cell office:value-type="string" table:style-name="ce63">
            <text:p>YES</text:p>
          </table:table-cell>
          <table:table-cell office:value-type="string" table:style-name="ce63">
            <text:p>SD</text:p>
          </table:table-cell>
          <table:table-cell office:value-type="float" office:value="508" table:style-name="ce72">
            <text:p>508</text:p>
          </table:table-cell>
          <table:table-cell office:value-type="float" office:value="544.37" table:style-name="ce72">
            <text:p>544</text:p>
          </table:table-cell>
          <table:table-cell office:value-type="float" office:value="566.01" table:style-name="ce72">
            <text:p>566</text:p>
          </table:table-cell>
          <table:table-cell office:value-type="float" office:value="594.92999999999995" table:style-name="ce72">
            <text:p>595</text:p>
          </table:table-cell>
          <table:table-cell office:value-type="float" office:value="626.1" table:style-name="ce72">
            <text:p>626</text:p>
          </table:table-cell>
          <table:table-cell office:value-type="float" office:value="688.88" table:style-name="ce72">
            <text:p>689</text:p>
          </table:table-cell>
          <table:table-cell office:value-type="float" office:value="749.03" table:style-name="ce72">
            <text:p>749</text:p>
          </table:table-cell>
          <table:table-cell office:value-type="float" office:value="804.5" table:style-name="ce72">
            <text:p>805</text:p>
          </table:table-cell>
          <table:table-cell office:value-type="float" office:value="854.2" table:style-name="ce72">
            <text:p>854</text:p>
          </table:table-cell>
          <table:table-cell office:value-type="float" office:value="939.19" table:style-name="ce72">
            <text:p>939</text:p>
          </table:table-cell>
          <table:table-cell office:value-type="float" office:value="1067.04" table:style-name="ce72">
            <text:p>1,067</text:p>
          </table:table-cell>
          <table:table-cell office:value-type="float" office:value="1140.51" table:style-name="ce72">
            <text:p>1,141</text:p>
          </table:table-cell>
          <table:table-cell office:value-type="float" office:value="1187.22" table:style-name="ce72">
            <text:p>1,187</text:p>
          </table:table-cell>
          <table:table-cell office:value-type="float" office:value="1242.6600000000001" table:style-name="ce72">
            <text:p>1,243</text:p>
          </table:table-cell>
          <table:table-cell office:value-type="float" office:value="1305.47" table:style-name="ce72">
            <text:p>1,305</text:p>
          </table:table-cell>
          <table:table-cell office:value-type="float" office:value="1362.56" table:style-name="ce72">
            <text:p>1,363</text:p>
          </table:table-cell>
          <table:table-cell office:value-type="float" office:value="1397.6543917485649" table:style-name="ce72">
            <text:p>1,398</text:p>
          </table:table-cell>
          <table:table-cell office:value-type="float" office:value="1430.38" table:style-name="ce72">
            <text:p>1,430</text:p>
          </table:table-cell>
          <table:table-cell office:value-type="float" office:value="1427.66" table:style-name="ce72">
            <text:p>1,428</text:p>
          </table:table-cell>
          <table:table-cell office:value-type="float" office:value="1429.54" table:style-name="ce72">
            <text:p>1,430</text:p>
          </table:table-cell>
          <table:table-cell office:value-type="float" office:value="1284.56" table:style-name="ce72">
            <text:p>1,285</text:p>
          </table:table-cell>
          <table:table-cell office:value-type="float" office:value="1298.6400000000001" table:style-name="ce72">
            <text:p>1,299</text:p>
          </table:table-cell>
          <table:table-cell office:value-type="float" office:value="1350.99" table:style-name="ce72">
            <text:p>1,351</text:p>
          </table:table-cell>
          <table:table-cell office:value-type="float" office:value="1426.09" table:style-name="ce73">
            <text:p><text:s/>1,426<text:s/></text:p>
          </table:table-cell>
          <table:table-cell office:value-type="float" office:value="1481.57" table:style-name="ce74">
            <text:p>1,482</text:p>
          </table:table-cell>
          <table:table-cell office:value-type="float" office:value="1567.53" table:style-name="ce72">
            <text:p>1,568</text:p>
          </table:table-cell>
          <table:table-cell office:value-type="float" office:value="1657.81" table:style-name="ce72">
            <text:p>1,658</text:p>
          </table:table-cell>
          <table:table-cell office:value-type="float" office:value="1729.77" table:style-name="ce72">
            <text:p>1,730</text:p>
          </table:table-cell>
          <table:table-cell office:value-type="float" office:value="1790.16" table:style-name="ce72">
            <text:p>1,790</text:p>
          </table:table-cell>
          <table:table-cell office:value-type="float" office:value="1863.45" table:style-name="ce72">
            <text:p>1,863</text:p>
          </table:table-cell>
          <table:table-cell office:value-type="float" office:value="1962.53" table:style-name="ce72">
            <text:p>1,963</text:p>
          </table:table-cell>
          <table:table-cell office:value-type="float" office:value="2060" table:style-name="ce72">
            <text:p>2,060</text:p>
          </table:table-cell>
          <table:table-cell office:value-type="float" office:value="2132.3000000000002" table:style-name="ce72">
            <text:p>2,132</text:p>
          </table:table-cell>
          <table:table-cell table:style-name="ce71"/>
          <table:table-cell table:number-columns-repeated="16345"/>
        </table:table-row>
        <table:table-row table:style-name="ro27">
          <table:table-cell office:value-type="string" table:style-name="ce63">
            <text:p>E1539</text:p>
          </table:table-cell>
          <table:table-cell office:value-type="string" table:style-name="ce63">
            <text:p>E07000074</text:p>
          </table:table-cell>
          <table:table-cell office:value-type="string" table:style-name="ce63">
            <text:p>Maldon</text:p>
          </table:table-cell>
          <table:table-cell office:value-type="string" table:style-name="ce63">
            <text:p>YES</text:p>
          </table:table-cell>
          <table:table-cell office:value-type="string" table:style-name="ce63">
            <text:p>SD</text:p>
          </table:table-cell>
          <table:table-cell office:value-type="float" office:value="458" table:style-name="ce72">
            <text:p>458</text:p>
          </table:table-cell>
          <table:table-cell office:value-type="float" office:value="478.72" table:style-name="ce72">
            <text:p>479</text:p>
          </table:table-cell>
          <table:table-cell office:value-type="float" office:value="498.52" table:style-name="ce72">
            <text:p>499</text:p>
          </table:table-cell>
          <table:table-cell office:value-type="float" office:value="533.71" table:style-name="ce72">
            <text:p>534</text:p>
          </table:table-cell>
          <table:table-cell office:value-type="float" office:value="575.30999999999995" table:style-name="ce72">
            <text:p>575</text:p>
          </table:table-cell>
          <table:table-cell office:value-type="float" office:value="666.38" table:style-name="ce72">
            <text:p>666</text:p>
          </table:table-cell>
          <table:table-cell office:value-type="float" office:value="714.13" table:style-name="ce72">
            <text:p>714</text:p>
          </table:table-cell>
          <table:table-cell office:value-type="float" office:value="772.08" table:style-name="ce72">
            <text:p>772</text:p>
          </table:table-cell>
          <table:table-cell office:value-type="float" office:value="830.67" table:style-name="ce72">
            <text:p>831</text:p>
          </table:table-cell>
          <table:table-cell office:value-type="float" office:value="923.34" table:style-name="ce72">
            <text:p>923</text:p>
          </table:table-cell>
          <table:table-cell office:value-type="float" office:value="1072.82" table:style-name="ce72">
            <text:p>1,073</text:p>
          </table:table-cell>
          <table:table-cell office:value-type="float" office:value="1153.72" table:style-name="ce72">
            <text:p>1,154</text:p>
          </table:table-cell>
          <table:table-cell office:value-type="float" office:value="1193.22" table:style-name="ce72">
            <text:p>1,193</text:p>
          </table:table-cell>
          <table:table-cell office:value-type="float" office:value="1251.1500000000001" table:style-name="ce72">
            <text:p>1,251</text:p>
          </table:table-cell>
          <table:table-cell office:value-type="float" office:value="1304.6400000000001" table:style-name="ce72">
            <text:p>1,305</text:p>
          </table:table-cell>
          <table:table-cell office:value-type="float" office:value="1363.22" table:style-name="ce72">
            <text:p>1,363</text:p>
          </table:table-cell>
          <table:table-cell office:value-type="float" office:value="1391.0098225725822" table:style-name="ce72">
            <text:p>1,391</text:p>
          </table:table-cell>
          <table:table-cell office:value-type="float" office:value="1418.84" table:style-name="ce72">
            <text:p>1,419</text:p>
          </table:table-cell>
          <table:table-cell office:value-type="float" office:value="1417.19" table:style-name="ce72">
            <text:p>1,417</text:p>
          </table:table-cell>
          <table:table-cell office:value-type="float" office:value="1423.8" table:style-name="ce72">
            <text:p>1,424</text:p>
          </table:table-cell>
          <table:table-cell office:value-type="float" office:value="1296.5899999999999" table:style-name="ce72">
            <text:p>1,297</text:p>
          </table:table-cell>
          <table:table-cell office:value-type="float" office:value="1293.79" table:style-name="ce72">
            <text:p>1,294</text:p>
          </table:table-cell>
          <table:table-cell office:value-type="float" office:value="1308.77" table:style-name="ce72">
            <text:p>1,309</text:p>
          </table:table-cell>
          <table:table-cell office:value-type="float" office:value="1381.63" table:style-name="ce73">
            <text:p><text:s/>1,382<text:s/></text:p>
          </table:table-cell>
          <table:table-cell office:value-type="float" office:value="1433.17" table:style-name="ce74">
            <text:p>1,433</text:p>
          </table:table-cell>
          <table:table-cell office:value-type="float" office:value="1508.85" table:style-name="ce72">
            <text:p>1,509</text:p>
          </table:table-cell>
          <table:table-cell office:value-type="float" office:value="1590.57" table:style-name="ce72">
            <text:p>1,591</text:p>
          </table:table-cell>
          <table:table-cell office:value-type="float" office:value="1662.96" table:style-name="ce72">
            <text:p>1,663</text:p>
          </table:table-cell>
          <table:table-cell office:value-type="float" office:value="1662.95" table:style-name="ce72">
            <text:p>1,663</text:p>
          </table:table-cell>
          <table:table-cell office:value-type="float" office:value="1742.95" table:style-name="ce72">
            <text:p>1,743</text:p>
          </table:table-cell>
          <table:table-cell office:value-type="float" office:value="1819.42" table:style-name="ce72">
            <text:p>1,819</text:p>
          </table:table-cell>
          <table:table-cell office:value-type="float" office:value="1920" table:style-name="ce72">
            <text:p>1,920</text:p>
          </table:table-cell>
          <table:table-cell office:value-type="float" office:value="2007.54" table:style-name="ce72">
            <text:p>2,008</text:p>
          </table:table-cell>
          <table:table-cell table:style-name="ce71"/>
          <table:table-cell table:number-columns-repeated="16345"/>
        </table:table-row>
        <table:table-row table:style-name="ro27">
          <table:table-cell office:value-type="string" table:style-name="ce63">
            <text:p>E1851</text:p>
          </table:table-cell>
          <table:table-cell office:value-type="string" table:style-name="ce63">
            <text:p>E07000235</text:p>
          </table:table-cell>
          <table:table-cell office:value-type="string" table:style-name="ce63">
            <text:p>Malvern Hills</text:p>
          </table:table-cell>
          <table:table-cell office:value-type="string" table:style-name="ce63">
            <text:p>YES</text:p>
          </table:table-cell>
          <table:table-cell office:value-type="string" table:style-name="ce63">
            <text:p>SD</text:p>
          </table:table-cell>
          <table:table-cell office:value-type="float" office:value="483" table:style-name="ce72">
            <text:p>483</text:p>
          </table:table-cell>
          <table:table-cell office:value-type="float" office:value="481.64" table:style-name="ce72">
            <text:p>482</text:p>
          </table:table-cell>
          <table:table-cell office:value-type="float" office:value="463.12" table:style-name="ce72">
            <text:p>463</text:p>
          </table:table-cell>
          <table:table-cell office:value-type="float" office:value="537.25" table:style-name="ce72">
            <text:p>537</text:p>
          </table:table-cell>
          <table:table-cell office:value-type="float" office:value="566.29999999999995" table:style-name="ce72">
            <text:p>566</text:p>
          </table:table-cell>
          <table:table-cell office:value-type="string" table:style-name="ce72">
            <text:p>[z]</text:p>
          </table:table-cell>
          <table:table-cell office:value-type="float" office:value="677.78" table:style-name="ce72">
            <text:p>678</text:p>
          </table:table-cell>
          <table:table-cell office:value-type="float" office:value="747.46" table:style-name="ce72">
            <text:p>747</text:p>
          </table:table-cell>
          <table:table-cell office:value-type="float" office:value="834.66" table:style-name="ce72">
            <text:p>835</text:p>
          </table:table-cell>
          <table:table-cell office:value-type="float" office:value="917.88" table:style-name="ce72">
            <text:p>918</text:p>
          </table:table-cell>
          <table:table-cell office:value-type="float" office:value="1025.08" table:style-name="ce72">
            <text:p>1,025</text:p>
          </table:table-cell>
          <table:table-cell office:value-type="float" office:value="1113.83" table:style-name="ce72">
            <text:p>1,114</text:p>
          </table:table-cell>
          <table:table-cell office:value-type="float" office:value="1148.67" table:style-name="ce72">
            <text:p>1,149</text:p>
          </table:table-cell>
          <table:table-cell office:value-type="float" office:value="1202.31" table:style-name="ce72">
            <text:p>1,202</text:p>
          </table:table-cell>
          <table:table-cell office:value-type="float" office:value="1257.8" table:style-name="ce72">
            <text:p>1,258</text:p>
          </table:table-cell>
          <table:table-cell office:value-type="float" office:value="1316.1" table:style-name="ce72">
            <text:p>1,316</text:p>
          </table:table-cell>
          <table:table-cell office:value-type="string" table:style-name="ce72">
            <text:p>[z]</text:p>
          </table:table-cell>
          <table:table-cell office:value-type="float" office:value="1386.03" table:style-name="ce72">
            <text:p>1,386</text:p>
          </table:table-cell>
          <table:table-cell office:value-type="float" office:value="1391.57" table:style-name="ce72">
            <text:p>1,392</text:p>
          </table:table-cell>
          <table:table-cell office:value-type="float" office:value="1388.99" table:style-name="ce72">
            <text:p>1,389</text:p>
          </table:table-cell>
          <table:table-cell office:value-type="float" office:value="1250.0899999999999" table:style-name="ce72">
            <text:p>1,250</text:p>
          </table:table-cell>
          <table:table-cell office:value-type="float" office:value="1273.21" table:style-name="ce72">
            <text:p>1,273</text:p>
          </table:table-cell>
          <table:table-cell office:value-type="float" office:value="1318.43" table:style-name="ce72">
            <text:p>1,318</text:p>
          </table:table-cell>
          <table:table-cell office:value-type="float" office:value="1379.44" table:style-name="ce73">
            <text:p><text:s/>1,379<text:s/></text:p>
          </table:table-cell>
          <table:table-cell office:value-type="float" office:value="1438.4" table:style-name="ce74">
            <text:p>1,438</text:p>
          </table:table-cell>
          <table:table-cell office:value-type="float" office:value="1510.59" table:style-name="ce72">
            <text:p>1,511</text:p>
          </table:table-cell>
          <table:table-cell office:value-type="float" office:value="1587.15" table:style-name="ce72">
            <text:p>1,587</text:p>
          </table:table-cell>
          <table:table-cell office:value-type="float" office:value="1640.34" table:style-name="ce72">
            <text:p>1,640</text:p>
          </table:table-cell>
          <table:table-cell office:value-type="float" office:value="1668.05" table:style-name="ce72">
            <text:p>1,668</text:p>
          </table:table-cell>
          <table:table-cell office:value-type="float" office:value="1748.23" table:style-name="ce72">
            <text:p>1,748</text:p>
          </table:table-cell>
          <table:table-cell office:value-type="float" office:value="1859.22" table:style-name="ce72">
            <text:p>1,859</text:p>
          </table:table-cell>
          <table:table-cell office:value-type="float" office:value="1936" table:style-name="ce72">
            <text:p>1,936</text:p>
          </table:table-cell>
          <table:table-cell office:value-type="float" office:value="2023.68" table:style-name="ce72">
            <text:p>2,024</text:p>
          </table:table-cell>
          <table:table-cell table:style-name="ce71"/>
          <table:table-cell table:number-columns-repeated="16345"/>
        </table:table-row>
        <table:table-row table:style-name="ro27">
          <table:table-cell office:value-type="string" table:style-name="ce63">
            <text:p>E4203</text:p>
          </table:table-cell>
          <table:table-cell office:value-type="string" table:style-name="ce63">
            <text:p>E08000003</text:p>
          </table:table-cell>
          <table:table-cell office:value-type="string" table:style-name="ce63">
            <text:p>Manchester</text:p>
          </table:table-cell>
          <table:table-cell office:value-type="string" table:style-name="ce63">
            <text:p>YES</text:p>
          </table:table-cell>
          <table:table-cell office:value-type="string" table:style-name="ce63">
            <text:p>MD</text:p>
          </table:table-cell>
          <table:table-cell office:value-type="float" office:value="443" table:style-name="ce72">
            <text:p>443</text:p>
          </table:table-cell>
          <table:table-cell office:value-type="float" office:value="489.81" table:style-name="ce72">
            <text:p>490</text:p>
          </table:table-cell>
          <table:table-cell office:value-type="float" office:value="486.05" table:style-name="ce72">
            <text:p>486</text:p>
          </table:table-cell>
          <table:table-cell office:value-type="float" office:value="518.9" table:style-name="ce72">
            <text:p>519</text:p>
          </table:table-cell>
          <table:table-cell office:value-type="float" office:value="554.70000000000005" table:style-name="ce72">
            <text:p>555</text:p>
          </table:table-cell>
          <table:table-cell office:value-type="float" office:value="583.53" table:style-name="ce72">
            <text:p>584</text:p>
          </table:table-cell>
          <table:table-cell office:value-type="float" office:value="598.25" table:style-name="ce72">
            <text:p>598</text:p>
          </table:table-cell>
          <table:table-cell office:value-type="float" office:value="601.29" table:style-name="ce72">
            <text:p>601</text:p>
          </table:table-cell>
          <table:table-cell office:value-type="float" office:value="618.66999999999996" table:style-name="ce72">
            <text:p>619</text:p>
          </table:table-cell>
          <table:table-cell office:value-type="float" office:value="639.45000000000005" table:style-name="ce72">
            <text:p>639</text:p>
          </table:table-cell>
          <table:table-cell office:value-type="float" office:value="674.17" table:style-name="ce72">
            <text:p>674</text:p>
          </table:table-cell>
          <table:table-cell office:value-type="float" office:value="691.92" table:style-name="ce72">
            <text:p>692</text:p>
          </table:table-cell>
          <table:table-cell office:value-type="float" office:value="708.63" table:style-name="ce72">
            <text:p>709</text:p>
          </table:table-cell>
          <table:table-cell office:value-type="float" office:value="730.14" table:style-name="ce72">
            <text:p>730</text:p>
          </table:table-cell>
          <table:table-cell office:value-type="float" office:value="739.66" table:style-name="ce72">
            <text:p>740</text:p>
          </table:table-cell>
          <table:table-cell office:value-type="float" office:value="767.66" table:style-name="ce72">
            <text:p>768</text:p>
          </table:table-cell>
          <table:table-cell office:value-type="float" office:value="802.53172054328172" table:style-name="ce72">
            <text:p>803</text:p>
          </table:table-cell>
          <table:table-cell office:value-type="float" office:value="813.76" table:style-name="ce72">
            <text:p>814</text:p>
          </table:table-cell>
          <table:table-cell office:value-type="float" office:value="816.63" table:style-name="ce72">
            <text:p>817</text:p>
          </table:table-cell>
          <table:table-cell office:value-type="float" office:value="816.59" table:style-name="ce72">
            <text:p>817</text:p>
          </table:table-cell>
          <table:table-cell office:value-type="float" office:value="622.57000000000005" table:style-name="ce72">
            <text:p>623</text:p>
          </table:table-cell>
          <table:table-cell office:value-type="float" office:value="648.92999999999995" table:style-name="ce72">
            <text:p>649</text:p>
          </table:table-cell>
          <table:table-cell office:value-type="float" office:value="667.28" table:style-name="ce72">
            <text:p>667</text:p>
          </table:table-cell>
          <table:table-cell office:value-type="float" office:value="714.65" table:style-name="ce73">
            <text:p><text:s/>715<text:s/></text:p>
          </table:table-cell>
          <table:table-cell office:value-type="float" office:value="772.17" table:style-name="ce74">
            <text:p>772</text:p>
          </table:table-cell>
          <table:table-cell office:value-type="float" office:value="820.46" table:style-name="ce72">
            <text:p>820</text:p>
          </table:table-cell>
          <table:table-cell office:value-type="float" office:value="873.05" table:style-name="ce72">
            <text:p>873</text:p>
          </table:table-cell>
          <table:table-cell office:value-type="float" office:value="923.25" table:style-name="ce72">
            <text:p>923</text:p>
          </table:table-cell>
          <table:table-cell office:value-type="float" office:value="957.86" table:style-name="ce72">
            <text:p>958</text:p>
          </table:table-cell>
          <table:table-cell office:value-type="float" office:value="1041.6500000000001" table:style-name="ce72">
            <text:p>1,042</text:p>
          </table:table-cell>
          <table:table-cell office:value-type="float" office:value="1111.51" table:style-name="ce72">
            <text:p>1,112</text:p>
          </table:table-cell>
          <table:table-cell office:value-type="float" office:value="1192" table:style-name="ce72">
            <text:p>1,192</text:p>
          </table:table-cell>
          <table:table-cell office:value-type="float" office:value="1294.67" table:style-name="ce72">
            <text:p>1,295</text:p>
          </table:table-cell>
          <table:table-cell table:style-name="ce71"/>
          <table:table-cell table:number-columns-repeated="16345"/>
        </table:table-row>
        <table:table-row table:style-name="ro27">
          <table:table-cell office:value-type="string" table:style-name="ce63">
            <text:p>E3035</text:p>
          </table:table-cell>
          <table:table-cell office:value-type="string" table:style-name="ce63">
            <text:p>E07000174</text:p>
          </table:table-cell>
          <table:table-cell office:value-type="string" table:style-name="ce63">
            <text:p>Mansfield</text:p>
          </table:table-cell>
          <table:table-cell office:value-type="string" table:style-name="ce63">
            <text:p>YES</text:p>
          </table:table-cell>
          <table:table-cell office:value-type="string" table:style-name="ce63">
            <text:p>SD</text:p>
          </table:table-cell>
          <table:table-cell office:value-type="float" office:value="457" table:style-name="ce72">
            <text:p>457</text:p>
          </table:table-cell>
          <table:table-cell office:value-type="float" office:value="448.46" table:style-name="ce72">
            <text:p>448</text:p>
          </table:table-cell>
          <table:table-cell office:value-type="float" office:value="471.53" table:style-name="ce72">
            <text:p>472</text:p>
          </table:table-cell>
          <table:table-cell office:value-type="float" office:value="464.01" table:style-name="ce72">
            <text:p>464</text:p>
          </table:table-cell>
          <table:table-cell office:value-type="float" office:value="509.41" table:style-name="ce72">
            <text:p>509</text:p>
          </table:table-cell>
          <table:table-cell office:value-type="float" office:value="564.55999999999995" table:style-name="ce72">
            <text:p>565</text:p>
          </table:table-cell>
          <table:table-cell office:value-type="float" office:value="631.82000000000005" table:style-name="ce72">
            <text:p>632</text:p>
          </table:table-cell>
          <table:table-cell office:value-type="float" office:value="669.74" table:style-name="ce72">
            <text:p>670</text:p>
          </table:table-cell>
          <table:table-cell office:value-type="float" office:value="713.3" table:style-name="ce72">
            <text:p>713</text:p>
          </table:table-cell>
          <table:table-cell office:value-type="float" office:value="775.82" table:style-name="ce72">
            <text:p>776</text:p>
          </table:table-cell>
          <table:table-cell office:value-type="float" office:value="858.64" table:style-name="ce72">
            <text:p>859</text:p>
          </table:table-cell>
          <table:table-cell office:value-type="float" office:value="900.6" table:style-name="ce72">
            <text:p>901</text:p>
          </table:table-cell>
          <table:table-cell office:value-type="float" office:value="939.58" table:style-name="ce72">
            <text:p>940</text:p>
          </table:table-cell>
          <table:table-cell office:value-type="float" office:value="984.46" table:style-name="ce72">
            <text:p>984</text:p>
          </table:table-cell>
          <table:table-cell office:value-type="float" office:value="1024.1300000000001" table:style-name="ce72">
            <text:p>1,024</text:p>
          </table:table-cell>
          <table:table-cell office:value-type="float" office:value="1061.1600000000001" table:style-name="ce72">
            <text:p>1,061</text:p>
          </table:table-cell>
          <table:table-cell office:value-type="float" office:value="1101.227411700263" table:style-name="ce72">
            <text:p>1,101</text:p>
          </table:table-cell>
          <table:table-cell office:value-type="float" office:value="1109.01" table:style-name="ce72">
            <text:p>1,109</text:p>
          </table:table-cell>
          <table:table-cell office:value-type="float" office:value="1108.3599999999999" table:style-name="ce72">
            <text:p>1,108</text:p>
          </table:table-cell>
          <table:table-cell office:value-type="float" office:value="1115.8399999999999" table:style-name="ce72">
            <text:p>1,116</text:p>
          </table:table-cell>
          <table:table-cell office:value-type="float" office:value="925.88" table:style-name="ce72">
            <text:p>926</text:p>
          </table:table-cell>
          <table:table-cell office:value-type="float" office:value="940.18" table:style-name="ce72">
            <text:p>940</text:p>
          </table:table-cell>
          <table:table-cell office:value-type="float" office:value="977.98" table:style-name="ce72">
            <text:p>978</text:p>
          </table:table-cell>
          <table:table-cell office:value-type="float" office:value="1023.07" table:style-name="ce73">
            <text:p><text:s/>1,023<text:s/></text:p>
          </table:table-cell>
          <table:table-cell office:value-type="float" office:value="1079.06" table:style-name="ce74">
            <text:p>1,079</text:p>
          </table:table-cell>
          <table:table-cell office:value-type="float" office:value="1122.83" table:style-name="ce72">
            <text:p>1,123</text:p>
          </table:table-cell>
          <table:table-cell office:value-type="float" office:value="1180.3900000000001" table:style-name="ce72">
            <text:p>1,180</text:p>
          </table:table-cell>
          <table:table-cell office:value-type="float" office:value="1223.93" table:style-name="ce72">
            <text:p>1,224</text:p>
          </table:table-cell>
          <table:table-cell office:value-type="float" office:value="1259.42" table:style-name="ce72">
            <text:p>1,259</text:p>
          </table:table-cell>
          <table:table-cell office:value-type="float" office:value="1337.01" table:style-name="ce72">
            <text:p>1,337</text:p>
          </table:table-cell>
          <table:table-cell office:value-type="float" office:value="1402.95" table:style-name="ce72">
            <text:p>1,403</text:p>
          </table:table-cell>
          <table:table-cell office:value-type="float" office:value="1471" table:style-name="ce72">
            <text:p>1,471</text:p>
          </table:table-cell>
          <table:table-cell office:value-type="float" office:value="1544.79" table:style-name="ce72">
            <text:p>1,545</text:p>
          </table:table-cell>
          <table:table-cell office:value-type="string" table:style-name="ce71">
            <text:p>[r]</text:p>
          </table:table-cell>
          <table:table-cell table:number-columns-repeated="16345"/>
        </table:table-row>
        <table:table-row table:style-name="ro27">
          <table:table-cell office:value-type="string" table:style-name="ce63">
            <text:p>[z]</text:p>
          </table:table-cell>
          <table:table-cell office:value-type="string" table:style-name="ce63">
            <text:p>[z]</text:p>
          </table:table-cell>
          <table:table-cell office:value-type="string" table:style-name="ce63">
            <text:p>Medina</text:p>
          </table:table-cell>
          <table:table-cell office:value-type="string" table:style-name="ce63">
            <text:p>NO</text:p>
          </table:table-cell>
          <table:table-cell office:value-type="string" table:style-name="ce63">
            <text:p>-</text:p>
          </table:table-cell>
          <table:table-cell office:value-type="float" office:value="421" table:style-name="ce72">
            <text:p>421</text:p>
          </table:table-cell>
          <table:table-cell office:value-type="float" office:value="441.51" table:style-name="ce72">
            <text:p>442</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3">
            <text:p>[z]</text:p>
          </table:table-cell>
          <table:table-cell office:value-type="string" table:style-name="ce74">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1"/>
          <table:table-cell table:number-columns-repeated="16345"/>
        </table:table-row>
        <table:table-row table:style-name="ro27">
          <table:table-cell office:value-type="string" table:style-name="ce63">
            <text:p>E2201</text:p>
          </table:table-cell>
          <table:table-cell office:value-type="string" table:style-name="ce63">
            <text:p>E06000035</text:p>
          </table:table-cell>
          <table:table-cell office:value-type="string" table:style-name="ce63">
            <text:p>Medway UA</text:p>
          </table:table-cell>
          <table:table-cell office:value-type="string" table:style-name="ce63">
            <text:p>YES</text:p>
          </table:table-cell>
          <table:table-cell office:value-type="string" table:style-name="ce63">
            <text:p>UA</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float" office:value="516.14" table:style-name="ce72">
            <text:p>516</text:p>
          </table:table-cell>
          <table:table-cell office:value-type="float" office:value="545.70000000000005" table:style-name="ce72">
            <text:p>546</text:p>
          </table:table-cell>
          <table:table-cell office:value-type="float" office:value="574.37" table:style-name="ce72">
            <text:p>574</text:p>
          </table:table-cell>
          <table:table-cell office:value-type="float" office:value="610.66999999999996" table:style-name="ce72">
            <text:p>611</text:p>
          </table:table-cell>
          <table:table-cell office:value-type="float" office:value="671.63" table:style-name="ce72">
            <text:p>672</text:p>
          </table:table-cell>
          <table:table-cell office:value-type="float" office:value="757.52" table:style-name="ce72">
            <text:p>758</text:p>
          </table:table-cell>
          <table:table-cell office:value-type="float" office:value="832.65" table:style-name="ce72">
            <text:p>833</text:p>
          </table:table-cell>
          <table:table-cell office:value-type="float" office:value="879.97" table:style-name="ce80">
            <text:p>880</text:p>
          </table:table-cell>
          <table:table-cell office:value-type="float" office:value="926.61" table:style-name="ce72">
            <text:p>927</text:p>
          </table:table-cell>
          <table:table-cell office:value-type="float" office:value="964.69" table:style-name="ce72">
            <text:p>965</text:p>
          </table:table-cell>
          <table:table-cell office:value-type="float" office:value="1015.39" table:style-name="ce72">
            <text:p>1,015</text:p>
          </table:table-cell>
          <table:table-cell office:value-type="string" table:style-name="ce72">
            <text:p>[z]</text:p>
          </table:table-cell>
          <table:table-cell office:value-type="float" office:value="1098.57" table:style-name="ce72">
            <text:p>1,099</text:p>
          </table:table-cell>
          <table:table-cell office:value-type="float" office:value="1099.24" table:style-name="ce72">
            <text:p>1,099</text:p>
          </table:table-cell>
          <table:table-cell office:value-type="float" office:value="1099.8800000000001" table:style-name="ce72">
            <text:p>1,100</text:p>
          </table:table-cell>
          <table:table-cell office:value-type="float" office:value="962.89" table:style-name="ce72">
            <text:p>963</text:p>
          </table:table-cell>
          <table:table-cell office:value-type="float" office:value="982.75" table:style-name="ce72">
            <text:p>983</text:p>
          </table:table-cell>
          <table:table-cell office:value-type="float" office:value="1022.02" table:style-name="ce72">
            <text:p>1,022</text:p>
          </table:table-cell>
          <table:table-cell office:value-type="float" office:value="1072.7" table:style-name="ce73">
            <text:p><text:s/>1,073<text:s/></text:p>
          </table:table-cell>
          <table:table-cell office:value-type="float" office:value="1122.52" table:style-name="ce74">
            <text:p>1,123</text:p>
          </table:table-cell>
          <table:table-cell office:value-type="float" office:value="1205.68" table:style-name="ce72">
            <text:p>1,206</text:p>
          </table:table-cell>
          <table:table-cell office:value-type="float" office:value="1268.3699999999999" table:style-name="ce72">
            <text:p>1,268</text:p>
          </table:table-cell>
          <table:table-cell office:value-type="float" office:value="1342.25" table:style-name="ce72">
            <text:p>1,342</text:p>
          </table:table-cell>
          <table:table-cell office:value-type="float" office:value="1406.37" table:style-name="ce72">
            <text:p>1,406</text:p>
          </table:table-cell>
          <table:table-cell office:value-type="float" office:value="1454.95" table:style-name="ce72">
            <text:p>1,455</text:p>
          </table:table-cell>
          <table:table-cell office:value-type="float" office:value="1539.78" table:style-name="ce72">
            <text:p>1,540</text:p>
          </table:table-cell>
          <table:table-cell office:value-type="float" office:value="1634" table:style-name="ce72">
            <text:p>1,634</text:p>
          </table:table-cell>
          <table:table-cell office:value-type="float" office:value="1715.82" table:style-name="ce72">
            <text:p>1,716</text:p>
          </table:table-cell>
          <table:table-cell table:style-name="ce71"/>
          <table:table-cell table:number-columns-repeated="16345"/>
        </table:table-row>
        <table:table-row table:style-name="ro27">
          <table:table-cell office:value-type="string" table:style-name="ce63">
            <text:p>E2436</text:p>
          </table:table-cell>
          <table:table-cell office:value-type="string" table:style-name="ce63">
            <text:p>E07000133</text:p>
          </table:table-cell>
          <table:table-cell office:value-type="string" table:style-name="ce63">
            <text:p>Melton</text:p>
          </table:table-cell>
          <table:table-cell office:value-type="string" table:style-name="ce63">
            <text:p>YES</text:p>
          </table:table-cell>
          <table:table-cell office:value-type="string" table:style-name="ce63">
            <text:p>SD</text:p>
          </table:table-cell>
          <table:table-cell office:value-type="float" office:value="447" table:style-name="ce72">
            <text:p>447</text:p>
          </table:table-cell>
          <table:table-cell office:value-type="float" office:value="482.47" table:style-name="ce72">
            <text:p>482</text:p>
          </table:table-cell>
          <table:table-cell office:value-type="float" office:value="503.9" table:style-name="ce72">
            <text:p>504</text:p>
          </table:table-cell>
          <table:table-cell office:value-type="float" office:value="521.36" table:style-name="ce72">
            <text:p>521</text:p>
          </table:table-cell>
          <table:table-cell office:value-type="float" office:value="597.13" table:style-name="ce72">
            <text:p>597</text:p>
          </table:table-cell>
          <table:table-cell office:value-type="float" office:value="651.86" table:style-name="ce72">
            <text:p>652</text:p>
          </table:table-cell>
          <table:table-cell office:value-type="float" office:value="691.49" table:style-name="ce72">
            <text:p>691</text:p>
          </table:table-cell>
          <table:table-cell office:value-type="float" office:value="743.87" table:style-name="ce72">
            <text:p>744</text:p>
          </table:table-cell>
          <table:table-cell office:value-type="float" office:value="787.86" table:style-name="ce72">
            <text:p>788</text:p>
          </table:table-cell>
          <table:table-cell office:value-type="float" office:value="875.32" table:style-name="ce72">
            <text:p>875</text:p>
          </table:table-cell>
          <table:table-cell office:value-type="float" office:value="958.12" table:style-name="ce72">
            <text:p>958</text:p>
          </table:table-cell>
          <table:table-cell office:value-type="float" office:value="1034.1600000000001" table:style-name="ce72">
            <text:p>1,034</text:p>
          </table:table-cell>
          <table:table-cell office:value-type="float" office:value="1070.77" table:style-name="ce72">
            <text:p>1,071</text:p>
          </table:table-cell>
          <table:table-cell office:value-type="float" office:value="1132.9000000000001" table:style-name="ce72">
            <text:p>1,133</text:p>
          </table:table-cell>
          <table:table-cell office:value-type="float" office:value="1187.69" table:style-name="ce72">
            <text:p>1,188</text:p>
          </table:table-cell>
          <table:table-cell office:value-type="float" office:value="1239.49" table:style-name="ce72">
            <text:p>1,239</text:p>
          </table:table-cell>
          <table:table-cell office:value-type="float" office:value="1266.5909586681973" table:style-name="ce72">
            <text:p>1,267</text:p>
          </table:table-cell>
          <table:table-cell office:value-type="float" office:value="1295.3800000000001" table:style-name="ce72">
            <text:p>1,295</text:p>
          </table:table-cell>
          <table:table-cell office:value-type="float" office:value="1310.3699999999999" table:style-name="ce72">
            <text:p>1,310</text:p>
          </table:table-cell>
          <table:table-cell office:value-type="float" office:value="1308.57" table:style-name="ce72">
            <text:p>1,309</text:p>
          </table:table-cell>
          <table:table-cell office:value-type="float" office:value="1210.3399999999999" table:style-name="ce72">
            <text:p>1,210</text:p>
          </table:table-cell>
          <table:table-cell office:value-type="float" office:value="1212.2" table:style-name="ce72">
            <text:p>1,212</text:p>
          </table:table-cell>
          <table:table-cell office:value-type="float" office:value="1245.02" table:style-name="ce72">
            <text:p>1,245</text:p>
          </table:table-cell>
          <table:table-cell office:value-type="float" office:value="1288.8399999999999" table:style-name="ce73">
            <text:p><text:s/>1,289<text:s/></text:p>
          </table:table-cell>
          <table:table-cell office:value-type="float" office:value="1338.8" table:style-name="ce74">
            <text:p>1,339</text:p>
          </table:table-cell>
          <table:table-cell office:value-type="float" office:value="1425.43" table:style-name="ce72">
            <text:p>1,425</text:p>
          </table:table-cell>
          <table:table-cell office:value-type="float" office:value="1507.98" table:style-name="ce72">
            <text:p>1,508</text:p>
          </table:table-cell>
          <table:table-cell office:value-type="float" office:value="1573.55" table:style-name="ce72">
            <text:p>1,574</text:p>
          </table:table-cell>
          <table:table-cell office:value-type="float" office:value="1647.68" table:style-name="ce72">
            <text:p>1,648</text:p>
          </table:table-cell>
          <table:table-cell office:value-type="float" office:value="1702.32" table:style-name="ce72">
            <text:p>1,702</text:p>
          </table:table-cell>
          <table:table-cell office:value-type="float" office:value="1791.18" table:style-name="ce72">
            <text:p>1,791</text:p>
          </table:table-cell>
          <table:table-cell office:value-type="float" office:value="1878" table:style-name="ce72">
            <text:p>1,878</text:p>
          </table:table-cell>
          <table:table-cell office:value-type="float" office:value="1974.73" table:style-name="ce72">
            <text:p>1,975</text:p>
          </table:table-cell>
          <table:table-cell table:style-name="ce71"/>
          <table:table-cell table:number-columns-repeated="16345"/>
        </table:table-row>
        <table:table-row table:style-name="ro27">
          <table:table-cell office:value-type="string" table:style-name="ce63">
            <text:p>E3331</text:p>
          </table:table-cell>
          <table:table-cell office:value-type="string" table:style-name="ce63">
            <text:p>E07000187</text:p>
          </table:table-cell>
          <table:table-cell office:value-type="string" table:style-name="ce63">
            <text:p>Mendip</text:p>
          </table:table-cell>
          <table:table-cell office:value-type="string" table:style-name="ce63">
            <text:p>NO</text:p>
          </table:table-cell>
          <table:table-cell office:value-type="string" table:style-name="ce63">
            <text:p>SD</text:p>
          </table:table-cell>
          <table:table-cell office:value-type="float" office:value="466" table:style-name="ce72">
            <text:p>466</text:p>
          </table:table-cell>
          <table:table-cell office:value-type="float" office:value="506.32" table:style-name="ce72">
            <text:p>506</text:p>
          </table:table-cell>
          <table:table-cell office:value-type="float" office:value="507.85" table:style-name="ce72">
            <text:p>508</text:p>
          </table:table-cell>
          <table:table-cell office:value-type="float" office:value="546.9" table:style-name="ce72">
            <text:p>547</text:p>
          </table:table-cell>
          <table:table-cell office:value-type="float" office:value="569.16999999999996" table:style-name="ce72">
            <text:p>569</text:p>
          </table:table-cell>
          <table:table-cell office:value-type="float" office:value="621.37" table:style-name="ce72">
            <text:p>621</text:p>
          </table:table-cell>
          <table:table-cell office:value-type="float" office:value="668.69" table:style-name="ce72">
            <text:p>669</text:p>
          </table:table-cell>
          <table:table-cell office:value-type="float" office:value="715.12" table:style-name="ce72">
            <text:p>715</text:p>
          </table:table-cell>
          <table:table-cell office:value-type="float" office:value="758.65" table:style-name="ce72">
            <text:p>759</text:p>
          </table:table-cell>
          <table:table-cell office:value-type="float" office:value="851.6" table:style-name="ce72">
            <text:p>852</text:p>
          </table:table-cell>
          <table:table-cell office:value-type="float" office:value="959.97" table:style-name="ce72">
            <text:p>960</text:p>
          </table:table-cell>
          <table:table-cell office:value-type="float" office:value="1021.24" table:style-name="ce72">
            <text:p>1,021</text:p>
          </table:table-cell>
          <table:table-cell office:value-type="float" office:value="1058.08" table:style-name="ce72">
            <text:p>1,058</text:p>
          </table:table-cell>
          <table:table-cell office:value-type="float" office:value="1109.0899999999999" table:style-name="ce72">
            <text:p>1,109</text:p>
          </table:table-cell>
          <table:table-cell office:value-type="float" office:value="1166.48" table:style-name="ce72">
            <text:p>1,166</text:p>
          </table:table-cell>
          <table:table-cell office:value-type="float" office:value="1214.1600000000001" table:style-name="ce72">
            <text:p>1,214</text:p>
          </table:table-cell>
          <table:table-cell office:value-type="float" office:value="1247.0317823173368" table:style-name="ce72">
            <text:p>1,247</text:p>
          </table:table-cell>
          <table:table-cell office:value-type="float" office:value="1257.98" table:style-name="ce72">
            <text:p>1,258</text:p>
          </table:table-cell>
          <table:table-cell office:value-type="float" office:value="1256.6099999999999" table:style-name="ce72">
            <text:p>1,257</text:p>
          </table:table-cell>
          <table:table-cell office:value-type="float" office:value="1266.4000000000001" table:style-name="ce72">
            <text:p>1,266</text:p>
          </table:table-cell>
          <table:table-cell office:value-type="float" office:value="1128.24" table:style-name="ce72">
            <text:p>1,128</text:p>
          </table:table-cell>
          <table:table-cell office:value-type="float" office:value="1138.55" table:style-name="ce72">
            <text:p>1,139</text:p>
          </table:table-cell>
          <table:table-cell office:value-type="float" office:value="1152.99" table:style-name="ce72">
            <text:p>1,153</text:p>
          </table:table-cell>
          <table:table-cell office:value-type="float" office:value="1209.3599999999999" table:style-name="ce73">
            <text:p><text:s/>1,209<text:s/></text:p>
          </table:table-cell>
          <table:table-cell office:value-type="float" office:value="1264.1099999999999" table:style-name="ce74">
            <text:p>1,264</text:p>
          </table:table-cell>
          <table:table-cell office:value-type="float" office:value="1337.19" table:style-name="ce72">
            <text:p>1,337</text:p>
          </table:table-cell>
          <table:table-cell office:value-type="float" office:value="1416.99" table:style-name="ce72">
            <text:p>1,417</text:p>
          </table:table-cell>
          <table:table-cell office:value-type="float" office:value="1485.16" table:style-name="ce72">
            <text:p>1,485</text:p>
          </table:table-cell>
          <table:table-cell office:value-type="float" office:value="1560.33" table:style-name="ce72">
            <text:p>1,560</text:p>
          </table:table-cell>
          <table:table-cell office:value-type="float" office:value="1615.02" table:style-name="ce72">
            <text:p>1,615</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1"/>
          <table:table-cell table:number-columns-repeated="16345"/>
        </table:table-row>
        <table:table-row table:style-name="ro27">
          <table:table-cell office:value-type="string" table:style-name="ce63">
            <text:p>E5044</text:p>
          </table:table-cell>
          <table:table-cell office:value-type="string" table:style-name="ce63">
            <text:p>E09000024</text:p>
          </table:table-cell>
          <table:table-cell office:value-type="string" table:style-name="ce63">
            <text:p>Merton</text:p>
          </table:table-cell>
          <table:table-cell office:value-type="string" table:style-name="ce63">
            <text:p>YES</text:p>
          </table:table-cell>
          <table:table-cell office:value-type="string" table:style-name="ce63">
            <text:p>OLB</text:p>
          </table:table-cell>
          <table:table-cell office:value-type="float" office:value="459" table:style-name="ce72">
            <text:p>459</text:p>
          </table:table-cell>
          <table:table-cell office:value-type="float" office:value="482.62" table:style-name="ce72">
            <text:p>483</text:p>
          </table:table-cell>
          <table:table-cell office:value-type="float" office:value="588.17999999999995" table:style-name="ce72">
            <text:p>588</text:p>
          </table:table-cell>
          <table:table-cell office:value-type="float" office:value="620.89" table:style-name="ce72">
            <text:p>621</text:p>
          </table:table-cell>
          <table:table-cell office:value-type="float" office:value="666.86" table:style-name="ce72">
            <text:p>667</text:p>
          </table:table-cell>
          <table:table-cell office:value-type="float" office:value="716.92" table:style-name="ce72">
            <text:p>717</text:p>
          </table:table-cell>
          <table:table-cell office:value-type="float" office:value="751.8" table:style-name="ce72">
            <text:p>752</text:p>
          </table:table-cell>
          <table:table-cell office:value-type="float" office:value="826.35" table:style-name="ce72">
            <text:p>826</text:p>
          </table:table-cell>
          <table:table-cell office:value-type="float" office:value="906.04" table:style-name="ce72">
            <text:p>906</text:p>
          </table:table-cell>
          <table:table-cell office:value-type="float" office:value="969.08" table:style-name="ce72">
            <text:p>969</text:p>
          </table:table-cell>
          <table:table-cell office:value-type="float" office:value="1084.81" table:style-name="ce72">
            <text:p>1,085</text:p>
          </table:table-cell>
          <table:table-cell office:value-type="float" office:value="1144.67" table:style-name="ce72">
            <text:p>1,145</text:p>
          </table:table-cell>
          <table:table-cell office:value-type="float" office:value="1181.99" table:style-name="ce72">
            <text:p>1,182</text:p>
          </table:table-cell>
          <table:table-cell office:value-type="float" office:value="1229.58" table:style-name="ce72">
            <text:p>1,230</text:p>
          </table:table-cell>
          <table:table-cell office:value-type="float" office:value="1279.1099999999999" table:style-name="ce72">
            <text:p>1,279</text:p>
          </table:table-cell>
          <table:table-cell office:value-type="float" office:value="1322.76" table:style-name="ce72">
            <text:p>1,323</text:p>
          </table:table-cell>
          <table:table-cell office:value-type="float" office:value="1345.0755362356119" table:style-name="ce72">
            <text:p>1,345</text:p>
          </table:table-cell>
          <table:table-cell office:value-type="float" office:value="1341.33" table:style-name="ce72">
            <text:p>1,341</text:p>
          </table:table-cell>
          <table:table-cell office:value-type="float" office:value="1337.54" table:style-name="ce72">
            <text:p>1,338</text:p>
          </table:table-cell>
          <table:table-cell office:value-type="float" office:value="1333" table:style-name="ce72">
            <text:p>1,333</text:p>
          </table:table-cell>
          <table:table-cell office:value-type="float" office:value="1180.18" table:style-name="ce72">
            <text:p>1,180</text:p>
          </table:table-cell>
          <table:table-cell office:value-type="float" office:value="1177.25" table:style-name="ce72">
            <text:p>1,177</text:p>
          </table:table-cell>
          <table:table-cell office:value-type="float" office:value="1194.1199999999999" table:style-name="ce72">
            <text:p>1,194</text:p>
          </table:table-cell>
          <table:table-cell office:value-type="float" office:value="1198.03" table:style-name="ce73">
            <text:p><text:s/>1,198<text:s/></text:p>
          </table:table-cell>
          <table:table-cell office:value-type="float" office:value="1239.77" table:style-name="ce74">
            <text:p>1,240</text:p>
          </table:table-cell>
          <table:table-cell office:value-type="float" office:value="1302.5899999999999" table:style-name="ce72">
            <text:p>1,303</text:p>
          </table:table-cell>
          <table:table-cell office:value-type="float" office:value="1385.44" table:style-name="ce72">
            <text:p>1,385</text:p>
          </table:table-cell>
          <table:table-cell office:value-type="float" office:value="1452.89" table:style-name="ce72">
            <text:p>1,453</text:p>
          </table:table-cell>
          <table:table-cell office:value-type="float" office:value="1499.42" table:style-name="ce72">
            <text:p>1,499</text:p>
          </table:table-cell>
          <table:table-cell office:value-type="float" office:value="1585.07" table:style-name="ce72">
            <text:p>1,585</text:p>
          </table:table-cell>
          <table:table-cell office:value-type="float" office:value="1704.81" table:style-name="ce72">
            <text:p>1,705</text:p>
          </table:table-cell>
          <table:table-cell office:value-type="float" office:value="1810" table:style-name="ce72">
            <text:p>1,810</text:p>
          </table:table-cell>
          <table:table-cell office:value-type="float" office:value="1913.4" table:style-name="ce72">
            <text:p>1,913</text:p>
          </table:table-cell>
          <table:table-cell table:style-name="ce71"/>
          <table:table-cell table:number-columns-repeated="16345"/>
        </table:table-row>
        <table:table-row table:style-name="ro27">
          <table:table-cell office:value-type="string" table:style-name="ce63">
            <text:p>E0233</text:p>
          </table:table-cell>
          <table:table-cell office:value-type="string" table:style-name="ce63">
            <text:p>E07000001</text:p>
          </table:table-cell>
          <table:table-cell office:value-type="string" table:style-name="ce63">
            <text:p>Mid Bedfordshire</text:p>
          </table:table-cell>
          <table:table-cell office:value-type="string" table:style-name="ce63">
            <text:p>NO</text:p>
          </table:table-cell>
          <table:table-cell office:value-type="string" table:style-name="ce63">
            <text:p>SD</text:p>
          </table:table-cell>
          <table:table-cell office:value-type="float" office:value="463" table:style-name="ce72">
            <text:p>463</text:p>
          </table:table-cell>
          <table:table-cell office:value-type="float" office:value="493.13" table:style-name="ce72">
            <text:p>493</text:p>
          </table:table-cell>
          <table:table-cell office:value-type="float" office:value="507.96" table:style-name="ce72">
            <text:p>508</text:p>
          </table:table-cell>
          <table:table-cell office:value-type="float" office:value="562.30999999999995" table:style-name="ce72">
            <text:p>562</text:p>
          </table:table-cell>
          <table:table-cell office:value-type="float" office:value="681.81" table:style-name="ce72">
            <text:p>682</text:p>
          </table:table-cell>
          <table:table-cell office:value-type="float" office:value="736.33" table:style-name="ce72">
            <text:p>736</text:p>
          </table:table-cell>
          <table:table-cell office:value-type="float" office:value="796.7" table:style-name="ce72">
            <text:p>797</text:p>
          </table:table-cell>
          <table:table-cell office:value-type="float" office:value="858.4" table:style-name="ce72">
            <text:p>858</text:p>
          </table:table-cell>
          <table:table-cell office:value-type="float" office:value="914.92" table:style-name="ce72">
            <text:p>915</text:p>
          </table:table-cell>
          <table:table-cell office:value-type="float" office:value="1009.41" table:style-name="ce72">
            <text:p>1,009</text:p>
          </table:table-cell>
          <table:table-cell office:value-type="float" office:value="1129.05" table:style-name="ce72">
            <text:p>1,129</text:p>
          </table:table-cell>
          <table:table-cell office:value-type="float" office:value="1222.53" table:style-name="ce72">
            <text:p>1,223</text:p>
          </table:table-cell>
          <table:table-cell office:value-type="float" office:value="1278.72" table:style-name="ce72">
            <text:p>1,279</text:p>
          </table:table-cell>
          <table:table-cell office:value-type="float" office:value="1325.21" table:style-name="ce72">
            <text:p>1,325</text:p>
          </table:table-cell>
          <table:table-cell office:value-type="float" office:value="1391.79" table:style-name="ce72">
            <text:p>1,392</text:p>
          </table:table-cell>
          <table:table-cell office:value-type="float" office:value="1448.41" table:style-name="ce72">
            <text:p>1,448</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3">
            <text:p>[z]</text:p>
          </table:table-cell>
          <table:table-cell office:value-type="string" table:style-name="ce74">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1"/>
          <table:table-cell table:number-columns-repeated="16345"/>
        </table:table-row>
        <table:table-row table:style-name="ro27">
          <table:table-cell office:value-type="string" table:style-name="ce63">
            <text:p>E1133</text:p>
          </table:table-cell>
          <table:table-cell office:value-type="string" table:style-name="ce63">
            <text:p>E07000042</text:p>
          </table:table-cell>
          <table:table-cell office:value-type="string" table:style-name="ce63">
            <text:p>Mid Devon</text:p>
          </table:table-cell>
          <table:table-cell office:value-type="string" table:style-name="ce63">
            <text:p>YES</text:p>
          </table:table-cell>
          <table:table-cell office:value-type="string" table:style-name="ce63">
            <text:p>SD</text:p>
          </table:table-cell>
          <table:table-cell office:value-type="float" office:value="466" table:style-name="ce72">
            <text:p>466</text:p>
          </table:table-cell>
          <table:table-cell office:value-type="float" office:value="507.6" table:style-name="ce72">
            <text:p>508</text:p>
          </table:table-cell>
          <table:table-cell office:value-type="float" office:value="486.88" table:style-name="ce72">
            <text:p>487</text:p>
          </table:table-cell>
          <table:table-cell office:value-type="float" office:value="500.18" table:style-name="ce72">
            <text:p>500</text:p>
          </table:table-cell>
          <table:table-cell office:value-type="float" office:value="546.63" table:style-name="ce72">
            <text:p>547</text:p>
          </table:table-cell>
          <table:table-cell office:value-type="float" office:value="628.49" table:style-name="ce72">
            <text:p>628</text:p>
          </table:table-cell>
          <table:table-cell office:value-type="float" office:value="679.76" table:style-name="ce72">
            <text:p>680</text:p>
          </table:table-cell>
          <table:table-cell office:value-type="float" office:value="720.81" table:style-name="ce72">
            <text:p>721</text:p>
          </table:table-cell>
          <table:table-cell office:value-type="float" office:value="768.46" table:style-name="ce72">
            <text:p>768</text:p>
          </table:table-cell>
          <table:table-cell office:value-type="float" office:value="847.56" table:style-name="ce72">
            <text:p>848</text:p>
          </table:table-cell>
          <table:table-cell office:value-type="float" office:value="1006" table:style-name="ce72">
            <text:p>1,006</text:p>
          </table:table-cell>
          <table:table-cell office:value-type="float" office:value="1073.33" table:style-name="ce72">
            <text:p>1,073</text:p>
          </table:table-cell>
          <table:table-cell office:value-type="float" office:value="1109.4000000000001" table:style-name="ce72">
            <text:p>1,109</text:p>
          </table:table-cell>
          <table:table-cell office:value-type="float" office:value="1162.04" table:style-name="ce72">
            <text:p>1,162</text:p>
          </table:table-cell>
          <table:table-cell office:value-type="float" office:value="1216.75" table:style-name="ce72">
            <text:p>1,217</text:p>
          </table:table-cell>
          <table:table-cell office:value-type="float" office:value="1269.69" table:style-name="ce72">
            <text:p>1,270</text:p>
          </table:table-cell>
          <table:table-cell office:value-type="float" office:value="1309.6480487472934" table:style-name="ce72">
            <text:p>1,310</text:p>
          </table:table-cell>
          <table:table-cell office:value-type="float" office:value="1340.04" table:style-name="ce72">
            <text:p>1,340</text:p>
          </table:table-cell>
          <table:table-cell office:value-type="float" office:value="1339.33" table:style-name="ce72">
            <text:p>1,339</text:p>
          </table:table-cell>
          <table:table-cell office:value-type="float" office:value="1341.83" table:style-name="ce72">
            <text:p>1,342</text:p>
          </table:table-cell>
          <table:table-cell office:value-type="float" office:value="1233.98" table:style-name="ce72">
            <text:p>1,234</text:p>
          </table:table-cell>
          <table:table-cell office:value-type="float" office:value="1266.8499999999999" table:style-name="ce72">
            <text:p>1,267</text:p>
          </table:table-cell>
          <table:table-cell office:value-type="float" office:value="1298.0899999999999" table:style-name="ce72">
            <text:p>1,298</text:p>
          </table:table-cell>
          <table:table-cell office:value-type="float" office:value="1346.6" table:style-name="ce73">
            <text:p><text:s/>1,347<text:s/></text:p>
          </table:table-cell>
          <table:table-cell office:value-type="float" office:value="1409.64" table:style-name="ce74">
            <text:p>1,410</text:p>
          </table:table-cell>
          <table:table-cell office:value-type="float" office:value="1485.25" table:style-name="ce72">
            <text:p>1,485</text:p>
          </table:table-cell>
          <table:table-cell office:value-type="float" office:value="1558.9" table:style-name="ce72">
            <text:p>1,559</text:p>
          </table:table-cell>
          <table:table-cell office:value-type="float" office:value="1626.15" table:style-name="ce72">
            <text:p>1,626</text:p>
          </table:table-cell>
          <table:table-cell office:value-type="float" office:value="1665.35" table:style-name="ce72">
            <text:p>1,665</text:p>
          </table:table-cell>
          <table:table-cell office:value-type="float" office:value="1771.73" table:style-name="ce72">
            <text:p>1,772</text:p>
          </table:table-cell>
          <table:table-cell office:value-type="float" office:value="1855.02" table:style-name="ce72">
            <text:p>1,855</text:p>
          </table:table-cell>
          <table:table-cell office:value-type="float" office:value="1948" table:style-name="ce72">
            <text:p>1,948</text:p>
          </table:table-cell>
          <table:table-cell office:value-type="float" office:value="2050.14" table:style-name="ce72">
            <text:p>2,050</text:p>
          </table:table-cell>
          <table:table-cell table:style-name="ce71"/>
          <table:table-cell table:number-columns-repeated="16345"/>
        </table:table-row>
        <table:table-row table:style-name="ro27">
          <table:table-cell office:value-type="string" table:style-name="ce63">
            <text:p>E3534</text:p>
          </table:table-cell>
          <table:table-cell office:value-type="string" table:style-name="ce63">
            <text:p>E07000203</text:p>
          </table:table-cell>
          <table:table-cell office:value-type="string" table:style-name="ce63">
            <text:p>Mid Suffolk</text:p>
          </table:table-cell>
          <table:table-cell office:value-type="string" table:style-name="ce63">
            <text:p>YES</text:p>
          </table:table-cell>
          <table:table-cell office:value-type="string" table:style-name="ce63">
            <text:p>SD</text:p>
          </table:table-cell>
          <table:table-cell office:value-type="float" office:value="419" table:style-name="ce72">
            <text:p>419</text:p>
          </table:table-cell>
          <table:table-cell office:value-type="float" office:value="473.6" table:style-name="ce72">
            <text:p>474</text:p>
          </table:table-cell>
          <table:table-cell office:value-type="float" office:value="492.92" table:style-name="ce72">
            <text:p>493</text:p>
          </table:table-cell>
          <table:table-cell office:value-type="float" office:value="542.63" table:style-name="ce72">
            <text:p>543</text:p>
          </table:table-cell>
          <table:table-cell office:value-type="float" office:value="576.54" table:style-name="ce72">
            <text:p>577</text:p>
          </table:table-cell>
          <table:table-cell office:value-type="float" office:value="628.34" table:style-name="ce72">
            <text:p>628</text:p>
          </table:table-cell>
          <table:table-cell office:value-type="float" office:value="677.02" table:style-name="ce72">
            <text:p>677</text:p>
          </table:table-cell>
          <table:table-cell office:value-type="float" office:value="721.99" table:style-name="ce72">
            <text:p>722</text:p>
          </table:table-cell>
          <table:table-cell office:value-type="float" office:value="763.73" table:style-name="ce72">
            <text:p>764</text:p>
          </table:table-cell>
          <table:table-cell office:value-type="float" office:value="868.16" table:style-name="ce72">
            <text:p>868</text:p>
          </table:table-cell>
          <table:table-cell office:value-type="float" office:value="1025.78" table:style-name="ce72">
            <text:p>1,026</text:p>
          </table:table-cell>
          <table:table-cell office:value-type="float" office:value="1084.7" table:style-name="ce72">
            <text:p>1,085</text:p>
          </table:table-cell>
          <table:table-cell office:value-type="float" office:value="1119.6300000000001" table:style-name="ce72">
            <text:p>1,120</text:p>
          </table:table-cell>
          <table:table-cell office:value-type="float" office:value="1175.49" table:style-name="ce72">
            <text:p>1,175</text:p>
          </table:table-cell>
          <table:table-cell office:value-type="float" office:value="1213.6600000000001" table:style-name="ce72">
            <text:p>1,214</text:p>
          </table:table-cell>
          <table:table-cell office:value-type="float" office:value="1270.43" table:style-name="ce72">
            <text:p>1,270</text:p>
          </table:table-cell>
          <table:table-cell office:value-type="float" office:value="1297.9082613391477" table:style-name="ce72">
            <text:p>1,298</text:p>
          </table:table-cell>
          <table:table-cell office:value-type="float" office:value="1327.37" table:style-name="ce72">
            <text:p>1,327</text:p>
          </table:table-cell>
          <table:table-cell office:value-type="float" office:value="1328.93" table:style-name="ce72">
            <text:p>1,329</text:p>
          </table:table-cell>
          <table:table-cell office:value-type="float" office:value="1334.43" table:style-name="ce72">
            <text:p>1,334</text:p>
          </table:table-cell>
          <table:table-cell office:value-type="float" office:value="1237.6199999999999" table:style-name="ce72">
            <text:p>1,238</text:p>
          </table:table-cell>
          <table:table-cell office:value-type="float" office:value="1240.93" table:style-name="ce72">
            <text:p>1,241</text:p>
          </table:table-cell>
          <table:table-cell office:value-type="float" office:value="1259.31" table:style-name="ce72">
            <text:p>1,259</text:p>
          </table:table-cell>
          <table:table-cell office:value-type="float" office:value="1291.82" table:style-name="ce73">
            <text:p><text:s/>1,292<text:s/></text:p>
          </table:table-cell>
          <table:table-cell office:value-type="float" office:value="1333.5" table:style-name="ce74">
            <text:p>1,334</text:p>
          </table:table-cell>
          <table:table-cell office:value-type="float" office:value="1406.8" table:style-name="ce72">
            <text:p>1,407</text:p>
          </table:table-cell>
          <table:table-cell office:value-type="float" office:value="1479.08" table:style-name="ce72">
            <text:p>1,479</text:p>
          </table:table-cell>
          <table:table-cell office:value-type="float" office:value="1534.18" table:style-name="ce72">
            <text:p>1,534</text:p>
          </table:table-cell>
          <table:table-cell office:value-type="float" office:value="1573.23" table:style-name="ce72">
            <text:p>1,573</text:p>
          </table:table-cell>
          <table:table-cell office:value-type="float" office:value="1657.93" table:style-name="ce72">
            <text:p>1,658</text:p>
          </table:table-cell>
          <table:table-cell office:value-type="float" office:value="1738.64" table:style-name="ce72">
            <text:p>1,739</text:p>
          </table:table-cell>
          <table:table-cell office:value-type="float" office:value="1827" table:style-name="ce72">
            <text:p>1,827</text:p>
          </table:table-cell>
          <table:table-cell office:value-type="float" office:value="1931.67" table:style-name="ce72">
            <text:p>1,932</text:p>
          </table:table-cell>
          <table:table-cell table:style-name="ce71"/>
          <table:table-cell table:number-columns-repeated="16345"/>
        </table:table-row>
        <table:table-row table:style-name="ro27">
          <table:table-cell office:value-type="string" table:style-name="ce63">
            <text:p>E3836</text:p>
          </table:table-cell>
          <table:table-cell office:value-type="string" table:style-name="ce63">
            <text:p>E07000228</text:p>
          </table:table-cell>
          <table:table-cell office:value-type="string" table:style-name="ce63">
            <text:p>Mid Sussex</text:p>
          </table:table-cell>
          <table:table-cell office:value-type="string" table:style-name="ce63">
            <text:p>YES</text:p>
          </table:table-cell>
          <table:table-cell office:value-type="string" table:style-name="ce63">
            <text:p>SD</text:p>
          </table:table-cell>
          <table:table-cell office:value-type="float" office:value="489" table:style-name="ce72">
            <text:p>489</text:p>
          </table:table-cell>
          <table:table-cell office:value-type="float" office:value="548.76" table:style-name="ce72">
            <text:p>549</text:p>
          </table:table-cell>
          <table:table-cell office:value-type="float" office:value="588.54" table:style-name="ce72">
            <text:p>589</text:p>
          </table:table-cell>
          <table:table-cell office:value-type="float" office:value="620.17999999999995" table:style-name="ce72">
            <text:p>620</text:p>
          </table:table-cell>
          <table:table-cell office:value-type="float" office:value="656.27" table:style-name="ce72">
            <text:p>656</text:p>
          </table:table-cell>
          <table:table-cell office:value-type="float" office:value="727.82" table:style-name="ce72">
            <text:p>728</text:p>
          </table:table-cell>
          <table:table-cell office:value-type="float" office:value="773.66" table:style-name="ce72">
            <text:p>774</text:p>
          </table:table-cell>
          <table:table-cell office:value-type="float" office:value="811.27" table:style-name="ce72">
            <text:p>811</text:p>
          </table:table-cell>
          <table:table-cell office:value-type="float" office:value="865" table:style-name="ce72">
            <text:p>865</text:p>
          </table:table-cell>
          <table:table-cell office:value-type="float" office:value="956.91" table:style-name="ce72">
            <text:p>957</text:p>
          </table:table-cell>
          <table:table-cell office:value-type="float" office:value="1130.0899999999999" table:style-name="ce72">
            <text:p>1,130</text:p>
          </table:table-cell>
          <table:table-cell office:value-type="float" office:value="1205.2" table:style-name="ce72">
            <text:p>1,205</text:p>
          </table:table-cell>
          <table:table-cell office:value-type="float" office:value="1272.3900000000001" table:style-name="ce72">
            <text:p>1,272</text:p>
          </table:table-cell>
          <table:table-cell office:value-type="float" office:value="1328.2" table:style-name="ce72">
            <text:p>1,328</text:p>
          </table:table-cell>
          <table:table-cell office:value-type="float" office:value="1387.18" table:style-name="ce72">
            <text:p>1,387</text:p>
          </table:table-cell>
          <table:table-cell office:value-type="float" office:value="1443.92" table:style-name="ce72">
            <text:p>1,444</text:p>
          </table:table-cell>
          <table:table-cell office:value-type="float" office:value="1488.357017336092" table:style-name="ce72">
            <text:p>1,488</text:p>
          </table:table-cell>
          <table:table-cell office:value-type="float" office:value="1521.62" table:style-name="ce72">
            <text:p>1,522</text:p>
          </table:table-cell>
          <table:table-cell office:value-type="float" office:value="1515.59" table:style-name="ce72">
            <text:p>1,516</text:p>
          </table:table-cell>
          <table:table-cell office:value-type="float" office:value="1520.84" table:style-name="ce72">
            <text:p>1,521</text:p>
          </table:table-cell>
          <table:table-cell office:value-type="float" office:value="1448.19" table:style-name="ce72">
            <text:p>1,448</text:p>
          </table:table-cell>
          <table:table-cell office:value-type="float" office:value="1437.45" table:style-name="ce72">
            <text:p>1,437</text:p>
          </table:table-cell>
          <table:table-cell office:value-type="float" office:value="1446.92" table:style-name="ce72">
            <text:p>1,447</text:p>
          </table:table-cell>
          <table:table-cell office:value-type="float" office:value="1508.02" table:style-name="ce73">
            <text:p><text:s/>1,508<text:s/></text:p>
          </table:table-cell>
          <table:table-cell office:value-type="float" office:value="1569.15" table:style-name="ce74">
            <text:p>1,569</text:p>
          </table:table-cell>
          <table:table-cell office:value-type="float" office:value="1651.74" table:style-name="ce72">
            <text:p>1,652</text:p>
          </table:table-cell>
          <table:table-cell office:value-type="float" office:value="1747" table:style-name="ce72">
            <text:p>1,747</text:p>
          </table:table-cell>
          <table:table-cell office:value-type="float" office:value="1824.69" table:style-name="ce72">
            <text:p>1,825</text:p>
          </table:table-cell>
          <table:table-cell office:value-type="float" office:value="1904.53" table:style-name="ce72">
            <text:p>1,905</text:p>
          </table:table-cell>
          <table:table-cell office:value-type="float" office:value="1965.69" table:style-name="ce72">
            <text:p>1,966</text:p>
          </table:table-cell>
          <table:table-cell office:value-type="float" office:value="2068.84" table:style-name="ce72">
            <text:p>2,069</text:p>
          </table:table-cell>
          <table:table-cell office:value-type="float" office:value="2164" table:style-name="ce72">
            <text:p>2,164</text:p>
          </table:table-cell>
          <table:table-cell office:value-type="float" office:value="2281.56" table:style-name="ce72">
            <text:p>2,282</text:p>
          </table:table-cell>
          <table:table-cell table:style-name="ce71"/>
          <table:table-cell table:number-columns-repeated="16345"/>
        </table:table-row>
        <table:table-row table:style-name="ro27">
          <table:table-cell office:value-type="string" table:style-name="ce76">
            <text:p>E0733</text:p>
          </table:table-cell>
          <table:table-cell office:value-type="string" table:style-name="ce63">
            <text:p>[z]</text:p>
          </table:table-cell>
          <table:table-cell office:value-type="string" table:style-name="ce63">
            <text:p>Middlesbrough</text:p>
          </table:table-cell>
          <table:table-cell office:value-type="string" table:style-name="ce60">
            <text:p>NO</text:p>
          </table:table-cell>
          <table:table-cell office:value-type="string" table:style-name="ce60">
            <text:p>SD</text:p>
          </table:table-cell>
          <table:table-cell office:value-type="float" office:value="460" table:style-name="ce77">
            <text:p>460</text:p>
          </table:table-cell>
          <table:table-cell office:value-type="float" office:value="506.2" table:style-name="ce72">
            <text:p>506</text:p>
          </table:table-cell>
          <table:table-cell office:value-type="float" office:value="526.59" table:style-name="ce72">
            <text:p>527</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3">
            <text:p>[z]</text:p>
          </table:table-cell>
          <table:table-cell office:value-type="string" table:style-name="ce74">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8"/>
          <table:table-cell table:number-columns-repeated="16345"/>
        </table:table-row>
        <table:table-row table:style-name="ro27">
          <table:table-cell office:value-type="string" table:style-name="ce63">
            <text:p>E0702</text:p>
          </table:table-cell>
          <table:table-cell office:value-type="string" table:style-name="ce63">
            <text:p>E06000002</text:p>
          </table:table-cell>
          <table:table-cell office:value-type="string" table:style-name="ce63">
            <text:p>Middlesbrough UA</text:p>
          </table:table-cell>
          <table:table-cell office:value-type="string" table:style-name="ce63">
            <text:p>YES</text:p>
          </table:table-cell>
          <table:table-cell office:value-type="string" table:style-name="ce63">
            <text:p>UA</text:p>
          </table:table-cell>
          <table:table-cell office:value-type="float" office:value="460" table:style-name="ce72">
            <text:p>460</text:p>
          </table:table-cell>
          <table:table-cell office:value-type="float" office:value="506.2" table:style-name="ce72">
            <text:p>506</text:p>
          </table:table-cell>
          <table:table-cell office:value-type="float" office:value="526.59" table:style-name="ce72">
            <text:p>527</text:p>
          </table:table-cell>
          <table:table-cell office:value-type="float" office:value="446.73" table:style-name="ce72">
            <text:p>447</text:p>
          </table:table-cell>
          <table:table-cell office:value-type="float" office:value="501.86" table:style-name="ce72">
            <text:p>502</text:p>
          </table:table-cell>
          <table:table-cell office:value-type="float" office:value="520.67999999999995" table:style-name="ce72">
            <text:p>521</text:p>
          </table:table-cell>
          <table:table-cell office:value-type="float" office:value="561.01" table:style-name="ce72">
            <text:p>561</text:p>
          </table:table-cell>
          <table:table-cell office:value-type="float" office:value="585.73" table:style-name="ce72">
            <text:p>586</text:p>
          </table:table-cell>
          <table:table-cell office:value-type="float" office:value="610.46" table:style-name="ce72">
            <text:p>610</text:p>
          </table:table-cell>
          <table:table-cell office:value-type="float" office:value="659.61" table:style-name="ce72">
            <text:p>660</text:p>
          </table:table-cell>
          <table:table-cell office:value-type="float" office:value="743.27" table:style-name="ce72">
            <text:p>743</text:p>
          </table:table-cell>
          <table:table-cell office:value-type="float" office:value="796.99" table:style-name="ce72">
            <text:p>797</text:p>
          </table:table-cell>
          <table:table-cell office:value-type="float" office:value="835.05" table:style-name="ce72">
            <text:p>835</text:p>
          </table:table-cell>
          <table:table-cell office:value-type="float" office:value="888.57" table:style-name="ce72">
            <text:p>889</text:p>
          </table:table-cell>
          <table:table-cell office:value-type="float" office:value="921.98" table:style-name="ce72">
            <text:p>922</text:p>
          </table:table-cell>
          <table:table-cell office:value-type="float" office:value="972.41" table:style-name="ce72">
            <text:p>972</text:p>
          </table:table-cell>
          <table:table-cell office:value-type="float" office:value="1018.3607265060657" table:style-name="ce72">
            <text:p>1,018</text:p>
          </table:table-cell>
          <table:table-cell office:value-type="float" office:value="1048.21" table:style-name="ce72">
            <text:p>1,048</text:p>
          </table:table-cell>
          <table:table-cell office:value-type="float" office:value="1046.6099999999999" table:style-name="ce72">
            <text:p>1,047</text:p>
          </table:table-cell>
          <table:table-cell office:value-type="float" office:value="1087.67" table:style-name="ce72">
            <text:p>1,088</text:p>
          </table:table-cell>
          <table:table-cell office:value-type="float" office:value="836.56" table:style-name="ce72">
            <text:p>837</text:p>
          </table:table-cell>
          <table:table-cell office:value-type="float" office:value="843.51" table:style-name="ce72">
            <text:p>844</text:p>
          </table:table-cell>
          <table:table-cell office:value-type="float" office:value="871" table:style-name="ce72">
            <text:p>871</text:p>
          </table:table-cell>
          <table:table-cell office:value-type="float" office:value="928.23" table:style-name="ce73">
            <text:p><text:s/>928<text:s/></text:p>
          </table:table-cell>
          <table:table-cell office:value-type="float" office:value="971.77" table:style-name="ce74">
            <text:p>972</text:p>
          </table:table-cell>
          <table:table-cell office:value-type="float" office:value="1025.83" table:style-name="ce72">
            <text:p>1,026</text:p>
          </table:table-cell>
          <table:table-cell office:value-type="float" office:value="1090.76" table:style-name="ce72">
            <text:p>1,091</text:p>
          </table:table-cell>
          <table:table-cell office:value-type="float" office:value="1145.03" table:style-name="ce72">
            <text:p>1,145</text:p>
          </table:table-cell>
          <table:table-cell office:value-type="float" office:value="1172.56" table:style-name="ce72">
            <text:p>1,173</text:p>
          </table:table-cell>
          <table:table-cell office:value-type="float" office:value="1224.06" table:style-name="ce72">
            <text:p>1,224</text:p>
          </table:table-cell>
          <table:table-cell office:value-type="float" office:value="1290.44" table:style-name="ce72">
            <text:p>1,290</text:p>
          </table:table-cell>
          <table:table-cell office:value-type="float" office:value="1357" table:style-name="ce72">
            <text:p>1,357</text:p>
          </table:table-cell>
          <table:table-cell office:value-type="float" office:value="1437.47" table:style-name="ce72">
            <text:p>1,437</text:p>
          </table:table-cell>
          <table:table-cell table:style-name="ce71"/>
          <table:table-cell table:number-columns-repeated="16345"/>
        </table:table-row>
        <table:table-row table:style-name="ro27">
          <table:table-cell office:value-type="string" table:style-name="ce76">
            <text:p>E0433</text:p>
          </table:table-cell>
          <table:table-cell office:value-type="string" table:style-name="ce63">
            <text:p>[z]</text:p>
          </table:table-cell>
          <table:table-cell office:value-type="string" table:style-name="ce63">
            <text:p>Milton Keynes</text:p>
          </table:table-cell>
          <table:table-cell office:value-type="string" table:style-name="ce60">
            <text:p>NO</text:p>
          </table:table-cell>
          <table:table-cell office:value-type="string" table:style-name="ce60">
            <text:p>SD</text:p>
          </table:table-cell>
          <table:table-cell office:value-type="float" office:value="457" table:style-name="ce72">
            <text:p>457</text:p>
          </table:table-cell>
          <table:table-cell office:value-type="float" office:value="472.42" table:style-name="ce72">
            <text:p>472</text:p>
          </table:table-cell>
          <table:table-cell office:value-type="float" office:value="500.94" table:style-name="ce72">
            <text:p>501</text:p>
          </table:table-cell>
          <table:table-cell office:value-type="float" office:value="543" table:style-name="ce72">
            <text:p>543</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3">
            <text:p>[z]</text:p>
          </table:table-cell>
          <table:table-cell office:value-type="string" table:style-name="ce74">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8"/>
          <table:table-cell table:number-columns-repeated="16345"/>
        </table:table-row>
        <table:table-row table:style-name="ro27">
          <table:table-cell office:value-type="string" table:style-name="ce63">
            <text:p>E0401</text:p>
          </table:table-cell>
          <table:table-cell office:value-type="string" table:style-name="ce63">
            <text:p>E06000042</text:p>
          </table:table-cell>
          <table:table-cell office:value-type="string" table:style-name="ce63">
            <text:p>Milton Keynes UA</text:p>
          </table:table-cell>
          <table:table-cell office:value-type="string" table:style-name="ce63">
            <text:p>YES</text:p>
          </table:table-cell>
          <table:table-cell office:value-type="string" table:style-name="ce63">
            <text:p>UA</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float" office:value="524.94000000000005" table:style-name="ce72">
            <text:p>525</text:p>
          </table:table-cell>
          <table:table-cell office:value-type="float" office:value="557.22" table:style-name="ce72">
            <text:p>557</text:p>
          </table:table-cell>
          <table:table-cell office:value-type="float" office:value="619.23" table:style-name="ce72">
            <text:p>619</text:p>
          </table:table-cell>
          <table:table-cell office:value-type="float" office:value="659.89" table:style-name="ce72">
            <text:p>660</text:p>
          </table:table-cell>
          <table:table-cell office:value-type="float" office:value="716.82" table:style-name="ce72">
            <text:p>717</text:p>
          </table:table-cell>
          <table:table-cell office:value-type="float" office:value="772.9" table:style-name="ce72">
            <text:p>773</text:p>
          </table:table-cell>
          <table:table-cell office:value-type="float" office:value="862.27" table:style-name="ce72">
            <text:p>862</text:p>
          </table:table-cell>
          <table:table-cell office:value-type="float" office:value="922.37" table:style-name="ce72">
            <text:p>922</text:p>
          </table:table-cell>
          <table:table-cell office:value-type="float" office:value="978.67" table:style-name="ce72">
            <text:p>979</text:p>
          </table:table-cell>
          <table:table-cell office:value-type="float" office:value="1031.08" table:style-name="ce72">
            <text:p>1,031</text:p>
          </table:table-cell>
          <table:table-cell office:value-type="float" office:value="1075.82" table:style-name="ce72">
            <text:p>1,076</text:p>
          </table:table-cell>
          <table:table-cell office:value-type="float" office:value="1122.33" table:style-name="ce72">
            <text:p>1,122</text:p>
          </table:table-cell>
          <table:table-cell office:value-type="float" office:value="1151.2726853140989" table:style-name="ce72">
            <text:p>1,151</text:p>
          </table:table-cell>
          <table:table-cell office:value-type="float" office:value="1170.1600000000001" table:style-name="ce72">
            <text:p>1,170</text:p>
          </table:table-cell>
          <table:table-cell office:value-type="float" office:value="1162.0899999999999" table:style-name="ce72">
            <text:p>1,162</text:p>
          </table:table-cell>
          <table:table-cell office:value-type="float" office:value="1169.82" table:style-name="ce72">
            <text:p>1,170</text:p>
          </table:table-cell>
          <table:table-cell office:value-type="float" office:value="1041.9000000000001" table:style-name="ce72">
            <text:p>1,042</text:p>
          </table:table-cell>
          <table:table-cell office:value-type="float" office:value="1041.32" table:style-name="ce72">
            <text:p>1,041</text:p>
          </table:table-cell>
          <table:table-cell office:value-type="float" office:value="1078.42" table:style-name="ce72">
            <text:p>1,078</text:p>
          </table:table-cell>
          <table:table-cell office:value-type="float" office:value="1134.68" table:style-name="ce73">
            <text:p><text:s/>1,135<text:s/></text:p>
          </table:table-cell>
          <table:table-cell office:value-type="float" office:value="1198.51" table:style-name="ce74">
            <text:p>1,199</text:p>
          </table:table-cell>
          <table:table-cell office:value-type="float" office:value="1273.93" table:style-name="ce72">
            <text:p>1,274</text:p>
          </table:table-cell>
          <table:table-cell office:value-type="float" office:value="1342.79" table:style-name="ce72">
            <text:p>1,343</text:p>
          </table:table-cell>
          <table:table-cell office:value-type="float" office:value="1402.07" table:style-name="ce72">
            <text:p>1,402</text:p>
          </table:table-cell>
          <table:table-cell office:value-type="float" office:value="1417.1" table:style-name="ce72">
            <text:p>1,417</text:p>
          </table:table-cell>
          <table:table-cell office:value-type="float" office:value="1513.7" table:style-name="ce72">
            <text:p>1,514</text:p>
          </table:table-cell>
          <table:table-cell office:value-type="float" office:value="1627.64" table:style-name="ce72">
            <text:p>1,628</text:p>
          </table:table-cell>
          <table:table-cell office:value-type="float" office:value="1721" table:style-name="ce72">
            <text:p>1,721</text:p>
          </table:table-cell>
          <table:table-cell office:value-type="float" office:value="1819.55" table:style-name="ce72">
            <text:p>1,820</text:p>
          </table:table-cell>
          <table:table-cell table:style-name="ce71"/>
          <table:table-cell table:number-columns-repeated="16345"/>
        </table:table-row>
        <table:table-row table:style-name="ro27">
          <table:table-cell office:value-type="string" table:style-name="ce63">
            <text:p>E3634</text:p>
          </table:table-cell>
          <table:table-cell office:value-type="string" table:style-name="ce63">
            <text:p>E07000210</text:p>
          </table:table-cell>
          <table:table-cell office:value-type="string" table:style-name="ce63">
            <text:p>Mole Valley</text:p>
          </table:table-cell>
          <table:table-cell office:value-type="string" table:style-name="ce63">
            <text:p>YES</text:p>
          </table:table-cell>
          <table:table-cell office:value-type="string" table:style-name="ce63">
            <text:p>SD</text:p>
          </table:table-cell>
          <table:table-cell office:value-type="float" office:value="587" table:style-name="ce72">
            <text:p>587</text:p>
          </table:table-cell>
          <table:table-cell office:value-type="float" office:value="587.41" table:style-name="ce72">
            <text:p>587</text:p>
          </table:table-cell>
          <table:table-cell office:value-type="float" office:value="612.61" table:style-name="ce72">
            <text:p>613</text:p>
          </table:table-cell>
          <table:table-cell office:value-type="float" office:value="656.42" table:style-name="ce72">
            <text:p>656</text:p>
          </table:table-cell>
          <table:table-cell office:value-type="float" office:value="692.77" table:style-name="ce72">
            <text:p>693</text:p>
          </table:table-cell>
          <table:table-cell office:value-type="float" office:value="788.23" table:style-name="ce72">
            <text:p>788</text:p>
          </table:table-cell>
          <table:table-cell office:value-type="float" office:value="865.66" table:style-name="ce72">
            <text:p>866</text:p>
          </table:table-cell>
          <table:table-cell office:value-type="float" office:value="903.16" table:style-name="ce72">
            <text:p>903</text:p>
          </table:table-cell>
          <table:table-cell office:value-type="float" office:value="943.19" table:style-name="ce72">
            <text:p>943</text:p>
          </table:table-cell>
          <table:table-cell office:value-type="float" office:value="1060.3800000000001" table:style-name="ce72">
            <text:p>1,060</text:p>
          </table:table-cell>
          <table:table-cell office:value-type="float" office:value="1263.82" table:style-name="ce72">
            <text:p>1,264</text:p>
          </table:table-cell>
          <table:table-cell office:value-type="float" office:value="1328.27" table:style-name="ce72">
            <text:p>1,328</text:p>
          </table:table-cell>
          <table:table-cell office:value-type="float" office:value="1385.09" table:style-name="ce72">
            <text:p>1,385</text:p>
          </table:table-cell>
          <table:table-cell office:value-type="float" office:value="1456.51" table:style-name="ce72">
            <text:p>1,457</text:p>
          </table:table-cell>
          <table:table-cell office:value-type="float" office:value="1520.57" table:style-name="ce72">
            <text:p>1,521</text:p>
          </table:table-cell>
          <table:table-cell office:value-type="float" office:value="1590.91" table:style-name="ce72">
            <text:p>1,591</text:p>
          </table:table-cell>
          <table:table-cell office:value-type="float" office:value="1629.5827462703373" table:style-name="ce72">
            <text:p>1,630</text:p>
          </table:table-cell>
          <table:table-cell office:value-type="float" office:value="1665.06" table:style-name="ce72">
            <text:p>1,665</text:p>
          </table:table-cell>
          <table:table-cell office:value-type="float" office:value="1671.22" table:style-name="ce72">
            <text:p>1,671</text:p>
          </table:table-cell>
          <table:table-cell office:value-type="float" office:value="1714.73" table:style-name="ce72">
            <text:p>1,715</text:p>
          </table:table-cell>
          <table:table-cell office:value-type="float" office:value="1645.38" table:style-name="ce72">
            <text:p>1,645</text:p>
          </table:table-cell>
          <table:table-cell office:value-type="float" office:value="1652.99" table:style-name="ce72">
            <text:p>1,653</text:p>
          </table:table-cell>
          <table:table-cell office:value-type="float" office:value="1725.32" table:style-name="ce72">
            <text:p>1,725</text:p>
          </table:table-cell>
          <table:table-cell office:value-type="float" office:value="1789.82" table:style-name="ce73">
            <text:p><text:s/>1,790<text:s/></text:p>
          </table:table-cell>
          <table:table-cell office:value-type="float" office:value="1884.17" table:style-name="ce74">
            <text:p>1,884</text:p>
          </table:table-cell>
          <table:table-cell office:value-type="float" office:value="1978.84" table:style-name="ce72">
            <text:p>1,979</text:p>
          </table:table-cell>
          <table:table-cell office:value-type="float" office:value="2069.98" table:style-name="ce72">
            <text:p>2,070</text:p>
          </table:table-cell>
          <table:table-cell office:value-type="float" office:value="2130.5100000000002" table:style-name="ce72">
            <text:p>2,131</text:p>
          </table:table-cell>
          <table:table-cell office:value-type="float" office:value="2172.15" table:style-name="ce72">
            <text:p>2,172</text:p>
          </table:table-cell>
          <table:table-cell office:value-type="float" office:value="2287.1" table:style-name="ce72">
            <text:p>2,287</text:p>
          </table:table-cell>
          <table:table-cell office:value-type="float" office:value="2360.5300000000002" table:style-name="ce72">
            <text:p>2,361</text:p>
          </table:table-cell>
          <table:table-cell office:value-type="float" office:value="2482" table:style-name="ce72">
            <text:p>2,482</text:p>
          </table:table-cell>
          <table:table-cell office:value-type="float" office:value="2622.2" table:style-name="ce72">
            <text:p>2,622</text:p>
          </table:table-cell>
          <table:table-cell table:style-name="ce71"/>
          <table:table-cell table:number-columns-repeated="16345"/>
        </table:table-row>
        <table:table-row table:style-name="ro27">
          <table:table-cell office:value-type="string" table:style-name="ce63">
            <text:p>E1738</text:p>
          </table:table-cell>
          <table:table-cell office:value-type="string" table:style-name="ce63">
            <text:p>E07000091</text:p>
          </table:table-cell>
          <table:table-cell office:value-type="string" table:style-name="ce63">
            <text:p>New Forest</text:p>
          </table:table-cell>
          <table:table-cell office:value-type="string" table:style-name="ce63">
            <text:p>YES</text:p>
          </table:table-cell>
          <table:table-cell office:value-type="string" table:style-name="ce63">
            <text:p>SD</text:p>
          </table:table-cell>
          <table:table-cell office:value-type="float" office:value="423" table:style-name="ce72">
            <text:p>423</text:p>
          </table:table-cell>
          <table:table-cell office:value-type="float" office:value="485.78" table:style-name="ce72">
            <text:p>486</text:p>
          </table:table-cell>
          <table:table-cell office:value-type="float" office:value="535.65" table:style-name="ce72">
            <text:p>536</text:p>
          </table:table-cell>
          <table:table-cell office:value-type="float" office:value="567.67999999999995" table:style-name="ce72">
            <text:p>568</text:p>
          </table:table-cell>
          <table:table-cell office:value-type="float" office:value="629.70000000000005" table:style-name="ce72">
            <text:p>630</text:p>
          </table:table-cell>
          <table:table-cell office:value-type="float" office:value="690.8" table:style-name="ce72">
            <text:p>691</text:p>
          </table:table-cell>
          <table:table-cell office:value-type="float" office:value="744.2" table:style-name="ce72">
            <text:p>744</text:p>
          </table:table-cell>
          <table:table-cell office:value-type="float" office:value="779.89" table:style-name="ce72">
            <text:p>780</text:p>
          </table:table-cell>
          <table:table-cell office:value-type="float" office:value="824.18" table:style-name="ce72">
            <text:p>824</text:p>
          </table:table-cell>
          <table:table-cell office:value-type="float" office:value="899.3" table:style-name="ce72">
            <text:p>899</text:p>
          </table:table-cell>
          <table:table-cell office:value-type="float" office:value="1033.3" table:style-name="ce72">
            <text:p>1,033</text:p>
          </table:table-cell>
          <table:table-cell office:value-type="float" office:value="1105.81" table:style-name="ce72">
            <text:p>1,106</text:p>
          </table:table-cell>
          <table:table-cell office:value-type="float" office:value="1151.8900000000001" table:style-name="ce72">
            <text:p>1,152</text:p>
          </table:table-cell>
          <table:table-cell office:value-type="float" office:value="1203.77" table:style-name="ce72">
            <text:p>1,204</text:p>
          </table:table-cell>
          <table:table-cell office:value-type="float" office:value="1263.3900000000001" table:style-name="ce72">
            <text:p>1,263</text:p>
          </table:table-cell>
          <table:table-cell office:value-type="float" office:value="1324.11" table:style-name="ce72">
            <text:p>1,324</text:p>
          </table:table-cell>
          <table:table-cell office:value-type="float" office:value="1355.4683817453899" table:style-name="ce72">
            <text:p>1,355</text:p>
          </table:table-cell>
          <table:table-cell office:value-type="float" office:value="1381.71" table:style-name="ce72">
            <text:p>1,382</text:p>
          </table:table-cell>
          <table:table-cell office:value-type="float" office:value="1381.61" table:style-name="ce72">
            <text:p>1,382</text:p>
          </table:table-cell>
          <table:table-cell office:value-type="float" office:value="1380.91" table:style-name="ce72">
            <text:p>1,381</text:p>
          </table:table-cell>
          <table:table-cell office:value-type="float" office:value="1276.42" table:style-name="ce72">
            <text:p>1,276</text:p>
          </table:table-cell>
          <table:table-cell office:value-type="float" office:value="1281.25" table:style-name="ce72">
            <text:p>1,281</text:p>
          </table:table-cell>
          <table:table-cell office:value-type="float" office:value="1293.2" table:style-name="ce72">
            <text:p>1,293</text:p>
          </table:table-cell>
          <table:table-cell office:value-type="float" office:value="1342.88" table:style-name="ce73">
            <text:p><text:s/>1,343<text:s/></text:p>
          </table:table-cell>
          <table:table-cell office:value-type="float" office:value="1408.66" table:style-name="ce74">
            <text:p>1,409</text:p>
          </table:table-cell>
          <table:table-cell office:value-type="float" office:value="1492.63" table:style-name="ce72">
            <text:p>1,493</text:p>
          </table:table-cell>
          <table:table-cell office:value-type="float" office:value="1561.22" table:style-name="ce72">
            <text:p>1,561</text:p>
          </table:table-cell>
          <table:table-cell office:value-type="float" office:value="1627.59" table:style-name="ce72">
            <text:p>1,628</text:p>
          </table:table-cell>
          <table:table-cell office:value-type="float" office:value="1701.89" table:style-name="ce72">
            <text:p>1,702</text:p>
          </table:table-cell>
          <table:table-cell office:value-type="float" office:value="1763.33" table:style-name="ce72">
            <text:p>1,763</text:p>
          </table:table-cell>
          <table:table-cell office:value-type="float" office:value="1859" table:style-name="ce72">
            <text:p>1,859</text:p>
          </table:table-cell>
          <table:table-cell office:value-type="float" office:value="1950" table:style-name="ce72">
            <text:p>1,950</text:p>
          </table:table-cell>
          <table:table-cell office:value-type="float" office:value="2070" table:style-name="ce72">
            <text:p>2,070</text:p>
          </table:table-cell>
          <table:table-cell table:style-name="ce71"/>
          <table:table-cell table:number-columns-repeated="16345"/>
        </table:table-row>
        <table:table-row table:style-name="ro27">
          <table:table-cell office:value-type="string" table:style-name="ce63">
            <text:p>E3036</text:p>
          </table:table-cell>
          <table:table-cell office:value-type="string" table:style-name="ce63">
            <text:p>E07000175</text:p>
          </table:table-cell>
          <table:table-cell office:value-type="string" table:style-name="ce63">
            <text:p>Newark &amp; Sherwood</text:p>
          </table:table-cell>
          <table:table-cell office:value-type="string" table:style-name="ce63">
            <text:p>YES</text:p>
          </table:table-cell>
          <table:table-cell office:value-type="string" table:style-name="ce63">
            <text:p>SD</text:p>
          </table:table-cell>
          <table:table-cell office:value-type="float" office:value="481" table:style-name="ce72">
            <text:p>481</text:p>
          </table:table-cell>
          <table:table-cell office:value-type="float" office:value="528.28" table:style-name="ce72">
            <text:p>528</text:p>
          </table:table-cell>
          <table:table-cell office:value-type="float" office:value="568.07000000000005" table:style-name="ce72">
            <text:p>568</text:p>
          </table:table-cell>
          <table:table-cell office:value-type="float" office:value="590.87" table:style-name="ce72">
            <text:p>591</text:p>
          </table:table-cell>
          <table:table-cell office:value-type="float" office:value="624.87" table:style-name="ce72">
            <text:p>625</text:p>
          </table:table-cell>
          <table:table-cell office:value-type="float" office:value="693.33" table:style-name="ce72">
            <text:p>693</text:p>
          </table:table-cell>
          <table:table-cell office:value-type="float" office:value="750.53" table:style-name="ce72">
            <text:p>751</text:p>
          </table:table-cell>
          <table:table-cell office:value-type="float" office:value="791.91" table:style-name="ce72">
            <text:p>792</text:p>
          </table:table-cell>
          <table:table-cell office:value-type="float" office:value="835.26" table:style-name="ce72">
            <text:p>835</text:p>
          </table:table-cell>
          <table:table-cell office:value-type="float" office:value="914.3" table:style-name="ce72">
            <text:p>914</text:p>
          </table:table-cell>
          <table:table-cell office:value-type="float" office:value="1008.5" table:style-name="ce72">
            <text:p>1,009</text:p>
          </table:table-cell>
          <table:table-cell office:value-type="float" office:value="1066.73" table:style-name="ce72">
            <text:p>1,067</text:p>
          </table:table-cell>
          <table:table-cell office:value-type="float" office:value="1108.02" table:style-name="ce72">
            <text:p>1,108</text:p>
          </table:table-cell>
          <table:table-cell office:value-type="float" office:value="1162.06" table:style-name="ce72">
            <text:p>1,162</text:p>
          </table:table-cell>
          <table:table-cell office:value-type="float" office:value="1202.75" table:style-name="ce72">
            <text:p>1,203</text:p>
          </table:table-cell>
          <table:table-cell office:value-type="float" office:value="1244.1600000000001" table:style-name="ce72">
            <text:p>1,244</text:p>
          </table:table-cell>
          <table:table-cell office:value-type="float" office:value="1294.9804378175711" table:style-name="ce72">
            <text:p>1,295</text:p>
          </table:table-cell>
          <table:table-cell office:value-type="float" office:value="1303.5899999999999" table:style-name="ce72">
            <text:p>1,304</text:p>
          </table:table-cell>
          <table:table-cell office:value-type="float" office:value="1305.44" table:style-name="ce72">
            <text:p>1,305</text:p>
          </table:table-cell>
          <table:table-cell office:value-type="float" office:value="1308.05" table:style-name="ce72">
            <text:p>1,308</text:p>
          </table:table-cell>
          <table:table-cell office:value-type="float" office:value="1191.72" table:style-name="ce72">
            <text:p>1,192</text:p>
          </table:table-cell>
          <table:table-cell office:value-type="float" office:value="1195.71" table:style-name="ce72">
            <text:p>1,196</text:p>
          </table:table-cell>
          <table:table-cell office:value-type="float" office:value="1229.01" table:style-name="ce72">
            <text:p>1,229</text:p>
          </table:table-cell>
          <table:table-cell office:value-type="float" office:value="1282.3699999999999" table:style-name="ce73">
            <text:p><text:s/>1,282<text:s/></text:p>
          </table:table-cell>
          <table:table-cell office:value-type="float" office:value="1338.04" table:style-name="ce74">
            <text:p>1,338</text:p>
          </table:table-cell>
          <table:table-cell office:value-type="float" office:value="1404.42" table:style-name="ce72">
            <text:p>1,404</text:p>
          </table:table-cell>
          <table:table-cell office:value-type="float" office:value="1471.98" table:style-name="ce72">
            <text:p>1,472</text:p>
          </table:table-cell>
          <table:table-cell office:value-type="float" office:value="1531.39" table:style-name="ce72">
            <text:p>1,531</text:p>
          </table:table-cell>
          <table:table-cell office:value-type="float" office:value="1595.25" table:style-name="ce72">
            <text:p>1,595</text:p>
          </table:table-cell>
          <table:table-cell office:value-type="float" office:value="1674.91" table:style-name="ce72">
            <text:p>1,675</text:p>
          </table:table-cell>
          <table:table-cell office:value-type="float" office:value="1758.03" table:style-name="ce72">
            <text:p>1,758</text:p>
          </table:table-cell>
          <table:table-cell office:value-type="float" office:value="1859" table:style-name="ce72">
            <text:p>1,859</text:p>
          </table:table-cell>
          <table:table-cell office:value-type="float" office:value="1929.95" table:style-name="ce72">
            <text:p>1,930</text:p>
          </table:table-cell>
          <table:table-cell table:style-name="ce71"/>
          <table:table-cell table:number-columns-repeated="16345"/>
        </table:table-row>
        <table:table-row table:style-name="ro27">
          <table:table-cell office:value-type="string" table:style-name="ce63">
            <text:p>E0332</text:p>
          </table:table-cell>
          <table:table-cell office:value-type="string" table:style-name="ce63">
            <text:p>[z]</text:p>
          </table:table-cell>
          <table:table-cell office:value-type="string" table:style-name="ce63">
            <text:p>Newbury</text:p>
          </table:table-cell>
          <table:table-cell office:value-type="string" table:style-name="ce63">
            <text:p>NO</text:p>
          </table:table-cell>
          <table:table-cell office:value-type="string" table:style-name="ce63">
            <text:p>SD</text:p>
          </table:table-cell>
          <table:table-cell office:value-type="float" office:value="514" table:style-name="ce72">
            <text:p>514</text:p>
          </table:table-cell>
          <table:table-cell office:value-type="float" office:value="541.9" table:style-name="ce72">
            <text:p>542</text:p>
          </table:table-cell>
          <table:table-cell office:value-type="float" office:value="555.07000000000005" table:style-name="ce72">
            <text:p>555</text:p>
          </table:table-cell>
          <table:table-cell office:value-type="float" office:value="604.88" table:style-name="ce72">
            <text:p>605</text:p>
          </table:table-cell>
          <table:table-cell office:value-type="float" office:value="642.29" table:style-name="ce72">
            <text:p>642</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3">
            <text:p>[z]</text:p>
          </table:table-cell>
          <table:table-cell office:value-type="string" table:style-name="ce74">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1"/>
          <table:table-cell table:number-columns-repeated="16345"/>
        </table:table-row>
        <table:table-row table:style-name="ro27">
          <table:table-cell office:value-type="string" table:style-name="ce63">
            <text:p>E4502</text:p>
          </table:table-cell>
          <table:table-cell office:value-type="string" table:style-name="ce63">
            <text:p>E08000021</text:p>
          </table:table-cell>
          <table:table-cell office:value-type="string" table:style-name="ce63">
            <text:p>Newcastle-upon-Tyne</text:p>
          </table:table-cell>
          <table:table-cell office:value-type="string" table:style-name="ce63">
            <text:p>YES</text:p>
          </table:table-cell>
          <table:table-cell office:value-type="string" table:style-name="ce63">
            <text:p>MD</text:p>
          </table:table-cell>
          <table:table-cell office:value-type="float" office:value="528" table:style-name="ce72">
            <text:p>528</text:p>
          </table:table-cell>
          <table:table-cell office:value-type="float" office:value="494.37" table:style-name="ce72">
            <text:p>494</text:p>
          </table:table-cell>
          <table:table-cell office:value-type="float" office:value="445.23" table:style-name="ce72">
            <text:p>445</text:p>
          </table:table-cell>
          <table:table-cell office:value-type="float" office:value="496.39" table:style-name="ce72">
            <text:p>496</text:p>
          </table:table-cell>
          <table:table-cell office:value-type="float" office:value="542.92999999999995" table:style-name="ce72">
            <text:p>543</text:p>
          </table:table-cell>
          <table:table-cell office:value-type="float" office:value="597.25" table:style-name="ce72">
            <text:p>597</text:p>
          </table:table-cell>
          <table:table-cell office:value-type="float" office:value="642.15" table:style-name="ce72">
            <text:p>642</text:p>
          </table:table-cell>
          <table:table-cell office:value-type="float" office:value="658.37" table:style-name="ce72">
            <text:p>658</text:p>
          </table:table-cell>
          <table:table-cell office:value-type="float" office:value="682.08" table:style-name="ce72">
            <text:p>682</text:p>
          </table:table-cell>
          <table:table-cell office:value-type="float" office:value="737.33" table:style-name="ce72">
            <text:p>737</text:p>
          </table:table-cell>
          <table:table-cell office:value-type="float" office:value="813.66" table:style-name="ce72">
            <text:p>814</text:p>
          </table:table-cell>
          <table:table-cell office:value-type="float" office:value="863.42" table:style-name="ce72">
            <text:p>863</text:p>
          </table:table-cell>
          <table:table-cell office:value-type="float" office:value="891.08" table:style-name="ce72">
            <text:p>891</text:p>
          </table:table-cell>
          <table:table-cell office:value-type="float" office:value="912.7" table:style-name="ce72">
            <text:p>913</text:p>
          </table:table-cell>
          <table:table-cell office:value-type="float" office:value="945.07" table:style-name="ce72">
            <text:p>945</text:p>
          </table:table-cell>
          <table:table-cell office:value-type="float" office:value="994.66" table:style-name="ce72">
            <text:p>995</text:p>
          </table:table-cell>
          <table:table-cell office:value-type="float" office:value="1022.4748789378698" table:style-name="ce72">
            <text:p>1,022</text:p>
          </table:table-cell>
          <table:table-cell office:value-type="float" office:value="1039.07" table:style-name="ce72">
            <text:p>1,039</text:p>
          </table:table-cell>
          <table:table-cell office:value-type="float" office:value="1045.69" table:style-name="ce72">
            <text:p>1,046</text:p>
          </table:table-cell>
          <table:table-cell office:value-type="float" office:value="1039.21" table:style-name="ce72">
            <text:p>1,039</text:p>
          </table:table-cell>
          <table:table-cell office:value-type="float" office:value="817.02" table:style-name="ce72">
            <text:p>817</text:p>
          </table:table-cell>
          <table:table-cell office:value-type="float" office:value="807.38" table:style-name="ce72">
            <text:p>807</text:p>
          </table:table-cell>
          <table:table-cell office:value-type="float" office:value="825.15" table:style-name="ce72">
            <text:p>825</text:p>
          </table:table-cell>
          <table:table-cell office:value-type="float" office:value="863.12" table:style-name="ce73">
            <text:p><text:s/>863<text:s/></text:p>
          </table:table-cell>
          <table:table-cell office:value-type="float" office:value="906.03" table:style-name="ce74">
            <text:p>906</text:p>
          </table:table-cell>
          <table:table-cell office:value-type="float" office:value="974.39" table:style-name="ce72">
            <text:p>974</text:p>
          </table:table-cell>
          <table:table-cell office:value-type="float" office:value="1028.17" table:style-name="ce72">
            <text:p>1,028</text:p>
          </table:table-cell>
          <table:table-cell office:value-type="float" office:value="1065.76" table:style-name="ce72">
            <text:p>1,066</text:p>
          </table:table-cell>
          <table:table-cell office:value-type="float" office:value="1096.58" table:style-name="ce72">
            <text:p>1,097</text:p>
          </table:table-cell>
          <table:table-cell office:value-type="float" office:value="1127.3399999999999" table:style-name="ce72">
            <text:p>1,127</text:p>
          </table:table-cell>
          <table:table-cell office:value-type="float" office:value="1190.3800000000001" table:style-name="ce72">
            <text:p>1,190</text:p>
          </table:table-cell>
          <table:table-cell office:value-type="float" office:value="1252" table:style-name="ce72">
            <text:p>1,252</text:p>
          </table:table-cell>
          <table:table-cell office:value-type="float" office:value="1329.61" table:style-name="ce72">
            <text:p>1,330</text:p>
          </table:table-cell>
          <table:table-cell table:style-name="ce71"/>
          <table:table-cell table:number-columns-repeated="16345"/>
        </table:table-row>
        <table:table-row table:style-name="ro27">
          <table:table-cell office:value-type="string" table:style-name="ce63">
            <text:p>E3434</text:p>
          </table:table-cell>
          <table:table-cell office:value-type="string" table:style-name="ce63">
            <text:p>E07000195</text:p>
          </table:table-cell>
          <table:table-cell office:value-type="string" table:style-name="ce63">
            <text:p>Newcastle-under-Lyme</text:p>
          </table:table-cell>
          <table:table-cell office:value-type="string" table:style-name="ce63">
            <text:p>YES</text:p>
          </table:table-cell>
          <table:table-cell office:value-type="string" table:style-name="ce63">
            <text:p>SD</text:p>
          </table:table-cell>
          <table:table-cell office:value-type="float" office:value="399" table:style-name="ce72">
            <text:p>399</text:p>
          </table:table-cell>
          <table:table-cell office:value-type="float" office:value="421.19" table:style-name="ce72">
            <text:p>421</text:p>
          </table:table-cell>
          <table:table-cell office:value-type="float" office:value="421.76" table:style-name="ce72">
            <text:p>422</text:p>
          </table:table-cell>
          <table:table-cell office:value-type="float" office:value="440.13" table:style-name="ce72">
            <text:p>440</text:p>
          </table:table-cell>
          <table:table-cell office:value-type="float" office:value="477.77" table:style-name="ce72">
            <text:p>478</text:p>
          </table:table-cell>
          <table:table-cell office:value-type="float" office:value="533.16999999999996" table:style-name="ce72">
            <text:p>533</text:p>
          </table:table-cell>
          <table:table-cell office:value-type="float" office:value="575.82000000000005" table:style-name="ce72">
            <text:p>576</text:p>
          </table:table-cell>
          <table:table-cell office:value-type="float" office:value="607.98" table:style-name="ce72">
            <text:p>608</text:p>
          </table:table-cell>
          <table:table-cell office:value-type="float" office:value="660.18" table:style-name="ce72">
            <text:p>660</text:p>
          </table:table-cell>
          <table:table-cell office:value-type="float" office:value="706.92" table:style-name="ce72">
            <text:p>707</text:p>
          </table:table-cell>
          <table:table-cell office:value-type="float" office:value="810.64" table:style-name="ce72">
            <text:p>811</text:p>
          </table:table-cell>
          <table:table-cell office:value-type="float" office:value="870.39" table:style-name="ce72">
            <text:p>870</text:p>
          </table:table-cell>
          <table:table-cell office:value-type="float" office:value="911.21" table:style-name="ce72">
            <text:p>911</text:p>
          </table:table-cell>
          <table:table-cell office:value-type="float" office:value="950.76" table:style-name="ce72">
            <text:p>951</text:p>
          </table:table-cell>
          <table:table-cell office:value-type="float" office:value="1000.59" table:style-name="ce72">
            <text:p>1,001</text:p>
          </table:table-cell>
          <table:table-cell office:value-type="float" office:value="1034.8" table:style-name="ce72">
            <text:p>1,035</text:p>
          </table:table-cell>
          <table:table-cell office:value-type="float" office:value="1062.803102909701" table:style-name="ce72">
            <text:p>1,063</text:p>
          </table:table-cell>
          <table:table-cell office:value-type="float" office:value="1079.47" table:style-name="ce72">
            <text:p>1,079</text:p>
          </table:table-cell>
          <table:table-cell office:value-type="float" office:value="1093.47" table:style-name="ce72">
            <text:p>1,093</text:p>
          </table:table-cell>
          <table:table-cell office:value-type="float" office:value="1094.08" table:style-name="ce72">
            <text:p>1,094</text:p>
          </table:table-cell>
          <table:table-cell office:value-type="float" office:value="959.04" table:style-name="ce72">
            <text:p>959</text:p>
          </table:table-cell>
          <table:table-cell office:value-type="float" office:value="952.55" table:style-name="ce72">
            <text:p>953</text:p>
          </table:table-cell>
          <table:table-cell office:value-type="float" office:value="968.89" table:style-name="ce72">
            <text:p>969</text:p>
          </table:table-cell>
          <table:table-cell office:value-type="float" office:value="1020.8" table:style-name="ce73">
            <text:p><text:s/>1,021<text:s/></text:p>
          </table:table-cell>
          <table:table-cell office:value-type="float" office:value="1073.17" table:style-name="ce74">
            <text:p>1,073</text:p>
          </table:table-cell>
          <table:table-cell office:value-type="float" office:value="1136.1199999999999" table:style-name="ce72">
            <text:p>1,136</text:p>
          </table:table-cell>
          <table:table-cell office:value-type="float" office:value="1190.57" table:style-name="ce72">
            <text:p>1,191</text:p>
          </table:table-cell>
          <table:table-cell office:value-type="float" office:value="1240.79" table:style-name="ce72">
            <text:p>1,241</text:p>
          </table:table-cell>
          <table:table-cell office:value-type="float" office:value="1286.73" table:style-name="ce72">
            <text:p>1,287</text:p>
          </table:table-cell>
          <table:table-cell office:value-type="float" office:value="1343.05" table:style-name="ce72">
            <text:p>1,343</text:p>
          </table:table-cell>
          <table:table-cell office:value-type="float" office:value="1419.99" table:style-name="ce72">
            <text:p>1,420</text:p>
          </table:table-cell>
          <table:table-cell office:value-type="float" office:value="1499" table:style-name="ce72">
            <text:p>1,499</text:p>
          </table:table-cell>
          <table:table-cell office:value-type="float" office:value="1602.74" table:style-name="ce72">
            <text:p>1,603</text:p>
          </table:table-cell>
          <table:table-cell table:style-name="ce71"/>
          <table:table-cell table:number-columns-repeated="16345"/>
        </table:table-row>
        <table:table-row table:style-name="ro27">
          <table:table-cell office:value-type="string" table:style-name="ce63">
            <text:p>E5045</text:p>
          </table:table-cell>
          <table:table-cell office:value-type="string" table:style-name="ce63">
            <text:p>E09000025</text:p>
          </table:table-cell>
          <table:table-cell office:value-type="string" table:style-name="ce63">
            <text:p>Newham</text:p>
          </table:table-cell>
          <table:table-cell office:value-type="string" table:style-name="ce63">
            <text:p>YES</text:p>
          </table:table-cell>
          <table:table-cell office:value-type="string" table:style-name="ce63">
            <text:p>OLB</text:p>
          </table:table-cell>
          <table:table-cell office:value-type="float" office:value="425" table:style-name="ce72">
            <text:p>425</text:p>
          </table:table-cell>
          <table:table-cell office:value-type="float" office:value="436.98" table:style-name="ce72">
            <text:p>437</text:p>
          </table:table-cell>
          <table:table-cell office:value-type="float" office:value="421.5" table:style-name="ce72">
            <text:p>422</text:p>
          </table:table-cell>
          <table:table-cell office:value-type="float" office:value="427.15" table:style-name="ce72">
            <text:p>427</text:p>
          </table:table-cell>
          <table:table-cell office:value-type="float" office:value="454.22" table:style-name="ce72">
            <text:p>454</text:p>
          </table:table-cell>
          <table:table-cell office:value-type="float" office:value="481.81" table:style-name="ce72">
            <text:p>482</text:p>
          </table:table-cell>
          <table:table-cell office:value-type="float" office:value="505.05" table:style-name="ce72">
            <text:p>505</text:p>
          </table:table-cell>
          <table:table-cell office:value-type="float" office:value="552.25" table:style-name="ce72">
            <text:p>552</text:p>
          </table:table-cell>
          <table:table-cell office:value-type="float" office:value="608.61" table:style-name="ce72">
            <text:p>609</text:p>
          </table:table-cell>
          <table:table-cell office:value-type="float" office:value="660.81" table:style-name="ce72">
            <text:p>661</text:p>
          </table:table-cell>
          <table:table-cell office:value-type="float" office:value="755.93" table:style-name="ce72">
            <text:p>756</text:p>
          </table:table-cell>
          <table:table-cell office:value-type="float" office:value="802.11" table:style-name="ce72">
            <text:p>802</text:p>
          </table:table-cell>
          <table:table-cell office:value-type="float" office:value="847.78" table:style-name="ce72">
            <text:p>848</text:p>
          </table:table-cell>
          <table:table-cell office:value-type="float" office:value="884.61" table:style-name="ce72">
            <text:p>885</text:p>
          </table:table-cell>
          <table:table-cell office:value-type="float" office:value="925.58" table:style-name="ce72">
            <text:p>926</text:p>
          </table:table-cell>
          <table:table-cell office:value-type="float" office:value="955.88" table:style-name="ce72">
            <text:p>956</text:p>
          </table:table-cell>
          <table:table-cell office:value-type="float" office:value="970.21354353796289" table:style-name="ce72">
            <text:p>970</text:p>
          </table:table-cell>
          <table:table-cell office:value-type="float" office:value="955.81" table:style-name="ce72">
            <text:p>956</text:p>
          </table:table-cell>
          <table:table-cell office:value-type="float" office:value="958.91" table:style-name="ce72">
            <text:p>959</text:p>
          </table:table-cell>
          <table:table-cell office:value-type="float" office:value="956.87" table:style-name="ce72">
            <text:p>957</text:p>
          </table:table-cell>
          <table:table-cell office:value-type="float" office:value="726.88" table:style-name="ce72">
            <text:p>727</text:p>
          </table:table-cell>
          <table:table-cell office:value-type="float" office:value="757.14" table:style-name="ce72">
            <text:p>757</text:p>
          </table:table-cell>
          <table:table-cell office:value-type="float" office:value="780.48" table:style-name="ce72">
            <text:p>780</text:p>
          </table:table-cell>
          <table:table-cell office:value-type="float" office:value="786.76" table:style-name="ce73">
            <text:p><text:s/>787<text:s/></text:p>
          </table:table-cell>
          <table:table-cell office:value-type="float" office:value="806.1" table:style-name="ce74">
            <text:p>806</text:p>
          </table:table-cell>
          <table:table-cell office:value-type="float" office:value="851" table:style-name="ce72">
            <text:p>851</text:p>
          </table:table-cell>
          <table:table-cell office:value-type="float" office:value="919.52" table:style-name="ce72">
            <text:p>920</text:p>
          </table:table-cell>
          <table:table-cell office:value-type="float" office:value="958.93" table:style-name="ce72">
            <text:p>959</text:p>
          </table:table-cell>
          <table:table-cell office:value-type="float" office:value="987.58" table:style-name="ce72">
            <text:p>988</text:p>
          </table:table-cell>
          <table:table-cell office:value-type="float" office:value="1032.9100000000001" table:style-name="ce72">
            <text:p>1,033</text:p>
          </table:table-cell>
          <table:table-cell office:value-type="float" office:value="1122.44" table:style-name="ce72">
            <text:p>1,122</text:p>
          </table:table-cell>
          <table:table-cell office:value-type="float" office:value="1206" table:style-name="ce72">
            <text:p>1,206</text:p>
          </table:table-cell>
          <table:table-cell office:value-type="float" office:value="1332.97" table:style-name="ce72">
            <text:p>1,333</text:p>
          </table:table-cell>
          <table:table-cell table:style-name="ce71"/>
          <table:table-cell table:number-columns-repeated="16345"/>
        </table:table-row>
        <table:table-row table:style-name="ro27">
          <table:table-cell office:value-type="string" table:style-name="ce63">
            <text:p>E0834</text:p>
          </table:table-cell>
          <table:table-cell office:value-type="string" table:style-name="ce63">
            <text:p>E07000022</text:p>
          </table:table-cell>
          <table:table-cell office:value-type="string" table:style-name="ce63">
            <text:p>North Cornwall</text:p>
          </table:table-cell>
          <table:table-cell office:value-type="string" table:style-name="ce63">
            <text:p>NO</text:p>
          </table:table-cell>
          <table:table-cell office:value-type="string" table:style-name="ce63">
            <text:p>SD</text:p>
          </table:table-cell>
          <table:table-cell office:value-type="float" office:value="425" table:style-name="ce72">
            <text:p>425</text:p>
          </table:table-cell>
          <table:table-cell office:value-type="float" office:value="459.75" table:style-name="ce72">
            <text:p>460</text:p>
          </table:table-cell>
          <table:table-cell office:value-type="float" office:value="464.83" table:style-name="ce72">
            <text:p>465</text:p>
          </table:table-cell>
          <table:table-cell office:value-type="float" office:value="486.64" table:style-name="ce72">
            <text:p>487</text:p>
          </table:table-cell>
          <table:table-cell office:value-type="float" office:value="517.55999999999995" table:style-name="ce72">
            <text:p>518</text:p>
          </table:table-cell>
          <table:table-cell office:value-type="float" office:value="563.49" table:style-name="ce72">
            <text:p>563</text:p>
          </table:table-cell>
          <table:table-cell office:value-type="float" office:value="602.09" table:style-name="ce72">
            <text:p>602</text:p>
          </table:table-cell>
          <table:table-cell office:value-type="float" office:value="658.75" table:style-name="ce72">
            <text:p>659</text:p>
          </table:table-cell>
          <table:table-cell office:value-type="float" office:value="688.77" table:style-name="ce72">
            <text:p>689</text:p>
          </table:table-cell>
          <table:table-cell office:value-type="float" office:value="753.33" table:style-name="ce72">
            <text:p>753</text:p>
          </table:table-cell>
          <table:table-cell office:value-type="float" office:value="840.44" table:style-name="ce72">
            <text:p>840</text:p>
          </table:table-cell>
          <table:table-cell office:value-type="float" office:value="934.52" table:style-name="ce72">
            <text:p>935</text:p>
          </table:table-cell>
          <table:table-cell office:value-type="float" office:value="1001.03" table:style-name="ce72">
            <text:p>1,001</text:p>
          </table:table-cell>
          <table:table-cell office:value-type="float" office:value="1049.3900000000001" table:style-name="ce72">
            <text:p>1,049</text:p>
          </table:table-cell>
          <table:table-cell office:value-type="float" office:value="1101.3599999999999" table:style-name="ce72">
            <text:p>1,101</text:p>
          </table:table-cell>
          <table:table-cell office:value-type="float" office:value="1158.93" table:style-name="ce72">
            <text:p>1,159</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3">
            <text:p>[z]</text:p>
          </table:table-cell>
          <table:table-cell office:value-type="string" table:style-name="ce74">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1"/>
          <table:table-cell table:number-columns-repeated="16345"/>
        </table:table-row>
        <table:table-row table:style-name="ro27">
          <table:table-cell office:value-type="string" table:style-name="ce63">
            <text:p>E1134</text:p>
          </table:table-cell>
          <table:table-cell office:value-type="string" table:style-name="ce63">
            <text:p>E07000043</text:p>
          </table:table-cell>
          <table:table-cell office:value-type="string" table:style-name="ce63">
            <text:p>North Devon</text:p>
          </table:table-cell>
          <table:table-cell office:value-type="string" table:style-name="ce63">
            <text:p>YES</text:p>
          </table:table-cell>
          <table:table-cell office:value-type="string" table:style-name="ce63">
            <text:p>SD</text:p>
          </table:table-cell>
          <table:table-cell office:value-type="float" office:value="438" table:style-name="ce72">
            <text:p>438</text:p>
          </table:table-cell>
          <table:table-cell office:value-type="float" office:value="475.66" table:style-name="ce72">
            <text:p>476</text:p>
          </table:table-cell>
          <table:table-cell office:value-type="float" office:value="471.83" table:style-name="ce72">
            <text:p>472</text:p>
          </table:table-cell>
          <table:table-cell office:value-type="float" office:value="472.43" table:style-name="ce72">
            <text:p>472</text:p>
          </table:table-cell>
          <table:table-cell office:value-type="float" office:value="509.16" table:style-name="ce72">
            <text:p>509</text:p>
          </table:table-cell>
          <table:table-cell office:value-type="float" office:value="596.66" table:style-name="ce72">
            <text:p>597</text:p>
          </table:table-cell>
          <table:table-cell office:value-type="float" office:value="642.12" table:style-name="ce72">
            <text:p>642</text:p>
          </table:table-cell>
          <table:table-cell office:value-type="float" office:value="683.96" table:style-name="ce72">
            <text:p>684</text:p>
          </table:table-cell>
          <table:table-cell office:value-type="float" office:value="727.51" table:style-name="ce72">
            <text:p>728</text:p>
          </table:table-cell>
          <table:table-cell office:value-type="float" office:value="800.09" table:style-name="ce72">
            <text:p>800</text:p>
          </table:table-cell>
          <table:table-cell office:value-type="float" office:value="947.5" table:style-name="ce72">
            <text:p>948</text:p>
          </table:table-cell>
          <table:table-cell office:value-type="float" office:value="1024.0899999999999" table:style-name="ce72">
            <text:p>1,024</text:p>
          </table:table-cell>
          <table:table-cell office:value-type="float" office:value="1067.1500000000001" table:style-name="ce72">
            <text:p>1,067</text:p>
          </table:table-cell>
          <table:table-cell office:value-type="float" office:value="1119.49" table:style-name="ce72">
            <text:p>1,119</text:p>
          </table:table-cell>
          <table:table-cell office:value-type="float" office:value="1174.5" table:style-name="ce72">
            <text:p>1,175</text:p>
          </table:table-cell>
          <table:table-cell office:value-type="float" office:value="1228.57" table:style-name="ce72">
            <text:p>1,229</text:p>
          </table:table-cell>
          <table:table-cell office:value-type="float" office:value="1260.0972950258943" table:style-name="ce72">
            <text:p>1,260</text:p>
          </table:table-cell>
          <table:table-cell office:value-type="float" office:value="1295.1199999999999" table:style-name="ce72">
            <text:p>1,295</text:p>
          </table:table-cell>
          <table:table-cell office:value-type="float" office:value="1289.71" table:style-name="ce72">
            <text:p>1,290</text:p>
          </table:table-cell>
          <table:table-cell office:value-type="float" office:value="1293.1500000000001" table:style-name="ce72">
            <text:p>1,293</text:p>
          </table:table-cell>
          <table:table-cell office:value-type="float" office:value="1142.08" table:style-name="ce72">
            <text:p>1,142</text:p>
          </table:table-cell>
          <table:table-cell office:value-type="float" office:value="1165.3699999999999" table:style-name="ce72">
            <text:p>1,165</text:p>
          </table:table-cell>
          <table:table-cell office:value-type="float" office:value="1188.48" table:style-name="ce72">
            <text:p>1,188</text:p>
          </table:table-cell>
          <table:table-cell office:value-type="float" office:value="1244.02" table:style-name="ce73">
            <text:p><text:s/>1,244<text:s/></text:p>
          </table:table-cell>
          <table:table-cell office:value-type="float" office:value="1306.6600000000001" table:style-name="ce74">
            <text:p>1,307</text:p>
          </table:table-cell>
          <table:table-cell office:value-type="float" office:value="1383.44" table:style-name="ce72">
            <text:p>1,383</text:p>
          </table:table-cell>
          <table:table-cell office:value-type="float" office:value="1456.66" table:style-name="ce72">
            <text:p>1,457</text:p>
          </table:table-cell>
          <table:table-cell office:value-type="float" office:value="1520.41" table:style-name="ce72">
            <text:p>1,520</text:p>
          </table:table-cell>
          <table:table-cell office:value-type="float" office:value="1567" table:style-name="ce72">
            <text:p>1,567</text:p>
          </table:table-cell>
          <table:table-cell office:value-type="float" office:value="1612.75" table:style-name="ce72">
            <text:p>1,613</text:p>
          </table:table-cell>
          <table:table-cell office:value-type="float" office:value="1695.18" table:style-name="ce72">
            <text:p>1,695</text:p>
          </table:table-cell>
          <table:table-cell office:value-type="float" office:value="1786" table:style-name="ce72">
            <text:p>1,786</text:p>
          </table:table-cell>
          <table:table-cell office:value-type="float" office:value="1969.4" table:style-name="ce72">
            <text:p>1,969</text:p>
          </table:table-cell>
          <table:table-cell table:style-name="ce71"/>
          <table:table-cell table:number-columns-repeated="16345"/>
        </table:table-row>
        <table:table-row table:style-name="ro27">
          <table:table-cell office:value-type="string" table:style-name="ce63">
            <text:p>E1234</text:p>
          </table:table-cell>
          <table:table-cell office:value-type="string" table:style-name="ce63">
            <text:p>E07000050</text:p>
          </table:table-cell>
          <table:table-cell office:value-type="string" table:style-name="ce63">
            <text:p>North Dorset</text:p>
          </table:table-cell>
          <table:table-cell office:value-type="string" table:style-name="ce63">
            <text:p>NO</text:p>
          </table:table-cell>
          <table:table-cell office:value-type="string" table:style-name="ce63">
            <text:p>SD</text:p>
          </table:table-cell>
          <table:table-cell office:value-type="float" office:value="419" table:style-name="ce72">
            <text:p>419</text:p>
          </table:table-cell>
          <table:table-cell office:value-type="float" office:value="464.3" table:style-name="ce72">
            <text:p>464</text:p>
          </table:table-cell>
          <table:table-cell office:value-type="float" office:value="484.72" table:style-name="ce72">
            <text:p>485</text:p>
          </table:table-cell>
          <table:table-cell office:value-type="float" office:value="528.91999999999996" table:style-name="ce72">
            <text:p>529</text:p>
          </table:table-cell>
          <table:table-cell office:value-type="float" office:value="645.05999999999995" table:style-name="ce72">
            <text:p>645</text:p>
          </table:table-cell>
          <table:table-cell office:value-type="float" office:value="698.35" table:style-name="ce72">
            <text:p>698</text:p>
          </table:table-cell>
          <table:table-cell office:value-type="float" office:value="752.55" table:style-name="ce72">
            <text:p>753</text:p>
          </table:table-cell>
          <table:table-cell office:value-type="float" office:value="798.15" table:style-name="ce72">
            <text:p>798</text:p>
          </table:table-cell>
          <table:table-cell office:value-type="float" office:value="852.68" table:style-name="ce72">
            <text:p>853</text:p>
          </table:table-cell>
          <table:table-cell office:value-type="float" office:value="931.02" table:style-name="ce72">
            <text:p>931</text:p>
          </table:table-cell>
          <table:table-cell office:value-type="float" office:value="1075.53" table:style-name="ce72">
            <text:p>1,076</text:p>
          </table:table-cell>
          <table:table-cell office:value-type="float" office:value="1159.3599999999999" table:style-name="ce72">
            <text:p>1,159</text:p>
          </table:table-cell>
          <table:table-cell office:value-type="float" office:value="1223.48" table:style-name="ce72">
            <text:p>1,223</text:p>
          </table:table-cell>
          <table:table-cell office:value-type="float" office:value="1271.3499999999999" table:style-name="ce72">
            <text:p>1,271</text:p>
          </table:table-cell>
          <table:table-cell office:value-type="float" office:value="1337.45" table:style-name="ce72">
            <text:p>1,337</text:p>
          </table:table-cell>
          <table:table-cell office:value-type="float" office:value="1402.61" table:style-name="ce72">
            <text:p>1,403</text:p>
          </table:table-cell>
          <table:table-cell office:value-type="float" office:value="1455.7372824137567" table:style-name="ce72">
            <text:p>1,456</text:p>
          </table:table-cell>
          <table:table-cell office:value-type="float" office:value="1499.11" table:style-name="ce72">
            <text:p>1,499</text:p>
          </table:table-cell>
          <table:table-cell office:value-type="float" office:value="1500.07" table:style-name="ce72">
            <text:p>1,500</text:p>
          </table:table-cell>
          <table:table-cell office:value-type="float" office:value="1499.04" table:style-name="ce72">
            <text:p>1,499</text:p>
          </table:table-cell>
          <table:table-cell office:value-type="float" office:value="1383.8" table:style-name="ce72">
            <text:p>1,384</text:p>
          </table:table-cell>
          <table:table-cell office:value-type="float" office:value="1415.92" table:style-name="ce72">
            <text:p>1,416</text:p>
          </table:table-cell>
          <table:table-cell office:value-type="float" office:value="1444.04" table:style-name="ce72">
            <text:p>1,444</text:p>
          </table:table-cell>
          <table:table-cell office:value-type="float" office:value="1466.37" table:style-name="ce73">
            <text:p><text:s/>1,466<text:s/></text:p>
          </table:table-cell>
          <table:table-cell office:value-type="float" office:value="1538.3" table:style-name="ce74">
            <text:p>1,538</text:p>
          </table:table-cell>
          <table:table-cell office:value-type="float" office:value="1629.47" table:style-name="ce72">
            <text:p>1,629</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1"/>
          <table:table-cell table:number-columns-repeated="16345"/>
        </table:table-row>
        <table:table-row table:style-name="ro27">
          <table:table-cell office:value-type="string" table:style-name="ce63">
            <text:p>E1038</text:p>
          </table:table-cell>
          <table:table-cell office:value-type="string" table:style-name="ce63">
            <text:p>E07000038</text:p>
          </table:table-cell>
          <table:table-cell office:value-type="string" table:style-name="ce63">
            <text:p>North East Derbyshire</text:p>
          </table:table-cell>
          <table:table-cell office:value-type="string" table:style-name="ce63">
            <text:p>YES</text:p>
          </table:table-cell>
          <table:table-cell office:value-type="string" table:style-name="ce63">
            <text:p>SD</text:p>
          </table:table-cell>
          <table:table-cell office:value-type="float" office:value="479" table:style-name="ce72">
            <text:p>479</text:p>
          </table:table-cell>
          <table:table-cell office:value-type="float" office:value="491.02" table:style-name="ce72">
            <text:p>491</text:p>
          </table:table-cell>
          <table:table-cell office:value-type="float" office:value="519.16" table:style-name="ce72">
            <text:p>519</text:p>
          </table:table-cell>
          <table:table-cell office:value-type="float" office:value="534.16" table:style-name="ce72">
            <text:p>534</text:p>
          </table:table-cell>
          <table:table-cell office:value-type="float" office:value="573.05999999999995" table:style-name="ce72">
            <text:p>573</text:p>
          </table:table-cell>
          <table:table-cell office:value-type="float" office:value="635.83000000000004" table:style-name="ce72">
            <text:p>636</text:p>
          </table:table-cell>
          <table:table-cell office:value-type="float" office:value="690.04" table:style-name="ce72">
            <text:p>690</text:p>
          </table:table-cell>
          <table:table-cell office:value-type="float" office:value="738.08" table:style-name="ce72">
            <text:p>738</text:p>
          </table:table-cell>
          <table:table-cell office:value-type="float" office:value="779.03" table:style-name="ce72">
            <text:p>779</text:p>
          </table:table-cell>
          <table:table-cell office:value-type="float" office:value="855.18" table:style-name="ce72">
            <text:p>855</text:p>
          </table:table-cell>
          <table:table-cell office:value-type="float" office:value="930.8" table:style-name="ce72">
            <text:p>931</text:p>
          </table:table-cell>
          <table:table-cell office:value-type="float" office:value="972.16" table:style-name="ce72">
            <text:p>972</text:p>
          </table:table-cell>
          <table:table-cell office:value-type="float" office:value="1001.06" table:style-name="ce72">
            <text:p>1,001</text:p>
          </table:table-cell>
          <table:table-cell office:value-type="float" office:value="1044.57" table:style-name="ce72">
            <text:p>1,045</text:p>
          </table:table-cell>
          <table:table-cell office:value-type="float" office:value="1084.6199999999999" table:style-name="ce72">
            <text:p>1,085</text:p>
          </table:table-cell>
          <table:table-cell office:value-type="float" office:value="1137.5999999999999" table:style-name="ce72">
            <text:p>1,138</text:p>
          </table:table-cell>
          <table:table-cell office:value-type="float" office:value="1174.2096974191288" table:style-name="ce72">
            <text:p>1,174</text:p>
          </table:table-cell>
          <table:table-cell office:value-type="float" office:value="1197.54" table:style-name="ce72">
            <text:p>1,198</text:p>
          </table:table-cell>
          <table:table-cell office:value-type="float" office:value="1196.22" table:style-name="ce72">
            <text:p>1,196</text:p>
          </table:table-cell>
          <table:table-cell office:value-type="float" office:value="1201.17" table:style-name="ce72">
            <text:p>1,201</text:p>
          </table:table-cell>
          <table:table-cell office:value-type="float" office:value="1045.45" table:style-name="ce72">
            <text:p>1,045</text:p>
          </table:table-cell>
          <table:table-cell office:value-type="float" office:value="1060.28" table:style-name="ce72">
            <text:p>1,060</text:p>
          </table:table-cell>
          <table:table-cell office:value-type="float" office:value="1089.6099999999999" table:style-name="ce72">
            <text:p>1,090</text:p>
          </table:table-cell>
          <table:table-cell office:value-type="float" office:value="1134.52" table:style-name="ce73">
            <text:p><text:s/>1,135<text:s/></text:p>
          </table:table-cell>
          <table:table-cell office:value-type="float" office:value="1175.77" table:style-name="ce74">
            <text:p>1,176</text:p>
          </table:table-cell>
          <table:table-cell office:value-type="float" office:value="1243.53" table:style-name="ce72">
            <text:p>1,244</text:p>
          </table:table-cell>
          <table:table-cell office:value-type="float" office:value="1303.69" table:style-name="ce72">
            <text:p>1,304</text:p>
          </table:table-cell>
          <table:table-cell office:value-type="float" office:value="1333.17" table:style-name="ce72">
            <text:p>1,333</text:p>
          </table:table-cell>
          <table:table-cell office:value-type="float" office:value="1378.31" table:style-name="ce72">
            <text:p>1,378</text:p>
          </table:table-cell>
          <table:table-cell office:value-type="float" office:value="1423.1" table:style-name="ce72">
            <text:p>1,423</text:p>
          </table:table-cell>
          <table:table-cell office:value-type="float" office:value="1484.37" table:style-name="ce72">
            <text:p>1,484</text:p>
          </table:table-cell>
          <table:table-cell office:value-type="float" office:value="1558" table:style-name="ce72">
            <text:p>1,558</text:p>
          </table:table-cell>
          <table:table-cell office:value-type="float" office:value="1635.5" table:style-name="ce72">
            <text:p>1,636</text:p>
          </table:table-cell>
          <table:table-cell table:style-name="ce71"/>
          <table:table-cell table:number-columns-repeated="16345"/>
        </table:table-row>
        <table:table-row table:style-name="ro27">
          <table:table-cell office:value-type="string" table:style-name="ce63">
            <text:p>E2003</text:p>
          </table:table-cell>
          <table:table-cell office:value-type="string" table:style-name="ce63">
            <text:p>E06000012</text:p>
          </table:table-cell>
          <table:table-cell office:value-type="string" table:style-name="ce63">
            <text:p>North East Lincolnshire UA</text:p>
          </table:table-cell>
          <table:table-cell office:value-type="string" table:style-name="ce63">
            <text:p>YES</text:p>
          </table:table-cell>
          <table:table-cell office:value-type="string" table:style-name="ce63">
            <text:p>UA</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float" office:value="537.45000000000005" table:style-name="ce72">
            <text:p>537</text:p>
          </table:table-cell>
          <table:table-cell office:value-type="float" office:value="564.04" table:style-name="ce72">
            <text:p>564</text:p>
          </table:table-cell>
          <table:table-cell office:value-type="float" office:value="587.1" table:style-name="ce72">
            <text:p>587</text:p>
          </table:table-cell>
          <table:table-cell office:value-type="float" office:value="623.95000000000005" table:style-name="ce72">
            <text:p>624</text:p>
          </table:table-cell>
          <table:table-cell office:value-type="float" office:value="668.94" table:style-name="ce72">
            <text:p>669</text:p>
          </table:table-cell>
          <table:table-cell office:value-type="float" office:value="727.55" table:style-name="ce72">
            <text:p>728</text:p>
          </table:table-cell>
          <table:table-cell office:value-type="float" office:value="797.08" table:style-name="ce72">
            <text:p>797</text:p>
          </table:table-cell>
          <table:table-cell office:value-type="float" office:value="859.25" table:style-name="ce72">
            <text:p>859</text:p>
          </table:table-cell>
          <table:table-cell office:value-type="float" office:value="909.87" table:style-name="ce72">
            <text:p>910</text:p>
          </table:table-cell>
          <table:table-cell office:value-type="float" office:value="938.86" table:style-name="ce72">
            <text:p>939</text:p>
          </table:table-cell>
          <table:table-cell office:value-type="float" office:value="968" table:style-name="ce72">
            <text:p>968</text:p>
          </table:table-cell>
          <table:table-cell office:value-type="float" office:value="1001.73" table:style-name="ce72">
            <text:p>1,002</text:p>
          </table:table-cell>
          <table:table-cell office:value-type="float" office:value="1028.7383536186612" table:style-name="ce72">
            <text:p>1,029</text:p>
          </table:table-cell>
          <table:table-cell office:value-type="float" office:value="1036.05" table:style-name="ce72">
            <text:p>1,036</text:p>
          </table:table-cell>
          <table:table-cell office:value-type="float" office:value="1035.25" table:style-name="ce72">
            <text:p>1,035</text:p>
          </table:table-cell>
          <table:table-cell office:value-type="float" office:value="1040.28" table:style-name="ce72">
            <text:p>1,040</text:p>
          </table:table-cell>
          <table:table-cell office:value-type="float" office:value="847.85" table:style-name="ce72">
            <text:p>848</text:p>
          </table:table-cell>
          <table:table-cell office:value-type="float" office:value="853.38" table:style-name="ce72">
            <text:p>853</text:p>
          </table:table-cell>
          <table:table-cell office:value-type="float" office:value="882.92" table:style-name="ce72">
            <text:p>883</text:p>
          </table:table-cell>
          <table:table-cell office:value-type="float" office:value="941.27" table:style-name="ce73">
            <text:p><text:s/>941<text:s/></text:p>
          </table:table-cell>
          <table:table-cell office:value-type="float" office:value="995.08" table:style-name="ce74">
            <text:p>995</text:p>
          </table:table-cell>
          <table:table-cell office:value-type="float" office:value="1061.23" table:style-name="ce72">
            <text:p>1,061</text:p>
          </table:table-cell>
          <table:table-cell office:value-type="float" office:value="1116.57" table:style-name="ce72">
            <text:p>1,117</text:p>
          </table:table-cell>
          <table:table-cell office:value-type="float" office:value="1179.8800000000001" table:style-name="ce72">
            <text:p>1,180</text:p>
          </table:table-cell>
          <table:table-cell office:value-type="float" office:value="1236.29" table:style-name="ce72">
            <text:p>1,236</text:p>
          </table:table-cell>
          <table:table-cell office:value-type="float" office:value="1287.72" table:style-name="ce72">
            <text:p>1,288</text:p>
          </table:table-cell>
          <table:table-cell office:value-type="float" office:value="1349.4" table:style-name="ce72">
            <text:p>1,349</text:p>
          </table:table-cell>
          <table:table-cell office:value-type="float" office:value="1441" table:style-name="ce72">
            <text:p>1,441</text:p>
          </table:table-cell>
          <table:table-cell office:value-type="float" office:value="1509.11" table:style-name="ce72">
            <text:p>1,509</text:p>
          </table:table-cell>
          <table:table-cell table:style-name="ce71"/>
          <table:table-cell table:number-columns-repeated="16345"/>
        </table:table-row>
        <table:table-row table:style-name="ro27">
          <table:table-cell office:value-type="string" table:style-name="ce63">
            <text:p>E1935</text:p>
          </table:table-cell>
          <table:table-cell office:value-type="string" table:style-name="ce63">
            <text:p>E07000099</text:p>
          </table:table-cell>
          <table:table-cell office:value-type="string" table:style-name="ce63">
            <text:p>North Hertfordshire</text:p>
          </table:table-cell>
          <table:table-cell office:value-type="string" table:style-name="ce63">
            <text:p>YES</text:p>
          </table:table-cell>
          <table:table-cell office:value-type="string" table:style-name="ce63">
            <text:p>SD</text:p>
          </table:table-cell>
          <table:table-cell office:value-type="float" office:value="474" table:style-name="ce72">
            <text:p>474</text:p>
          </table:table-cell>
          <table:table-cell office:value-type="float" office:value="486.21" table:style-name="ce72">
            <text:p>486</text:p>
          </table:table-cell>
          <table:table-cell office:value-type="float" office:value="505.39" table:style-name="ce72">
            <text:p>505</text:p>
          </table:table-cell>
          <table:table-cell office:value-type="float" office:value="544.91999999999996" table:style-name="ce72">
            <text:p>545</text:p>
          </table:table-cell>
          <table:table-cell office:value-type="float" office:value="583.44000000000005" table:style-name="ce72">
            <text:p>583</text:p>
          </table:table-cell>
          <table:table-cell office:value-type="float" office:value="653.02" table:style-name="ce72">
            <text:p>653</text:p>
          </table:table-cell>
          <table:table-cell office:value-type="float" office:value="712.32" table:style-name="ce72">
            <text:p>712</text:p>
          </table:table-cell>
          <table:table-cell office:value-type="float" office:value="755.14" table:style-name="ce72">
            <text:p>755</text:p>
          </table:table-cell>
          <table:table-cell office:value-type="float" office:value="801.11" table:style-name="ce72">
            <text:p>801</text:p>
          </table:table-cell>
          <table:table-cell office:value-type="float" office:value="879.69" table:style-name="ce72">
            <text:p>880</text:p>
          </table:table-cell>
          <table:table-cell office:value-type="float" office:value="1033.6500000000001" table:style-name="ce72">
            <text:p>1,034</text:p>
          </table:table-cell>
          <table:table-cell office:value-type="float" office:value="1103.3499999999999" table:style-name="ce72">
            <text:p>1,103</text:p>
          </table:table-cell>
          <table:table-cell office:value-type="float" office:value="1154.53" table:style-name="ce72">
            <text:p>1,155</text:p>
          </table:table-cell>
          <table:table-cell office:value-type="float" office:value="1214" table:style-name="ce72">
            <text:p>1,214</text:p>
          </table:table-cell>
          <table:table-cell office:value-type="float" office:value="1280.82" table:style-name="ce72">
            <text:p>1,281</text:p>
          </table:table-cell>
          <table:table-cell office:value-type="float" office:value="1342.68" table:style-name="ce72">
            <text:p>1,343</text:p>
          </table:table-cell>
          <table:table-cell office:value-type="float" office:value="1387.5046520940971" table:style-name="ce72">
            <text:p>1,388</text:p>
          </table:table-cell>
          <table:table-cell office:value-type="float" office:value="1383.68" table:style-name="ce72">
            <text:p>1,384</text:p>
          </table:table-cell>
          <table:table-cell office:value-type="float" office:value="1383.3" table:style-name="ce72">
            <text:p>1,383</text:p>
          </table:table-cell>
          <table:table-cell office:value-type="float" office:value="1383.09" table:style-name="ce72">
            <text:p>1,383</text:p>
          </table:table-cell>
          <table:table-cell office:value-type="float" office:value="1272.6500000000001" table:style-name="ce72">
            <text:p>1,273</text:p>
          </table:table-cell>
          <table:table-cell office:value-type="float" office:value="1262.18" table:style-name="ce72">
            <text:p>1,262</text:p>
          </table:table-cell>
          <table:table-cell office:value-type="float" office:value="1290.78" table:style-name="ce72">
            <text:p>1,291</text:p>
          </table:table-cell>
          <table:table-cell office:value-type="float" office:value="1345.62" table:style-name="ce73">
            <text:p><text:s/>1,346<text:s/></text:p>
          </table:table-cell>
          <table:table-cell office:value-type="float" office:value="1411.7" table:style-name="ce74">
            <text:p>1,412</text:p>
          </table:table-cell>
          <table:table-cell office:value-type="float" office:value="1498.17" table:style-name="ce72">
            <text:p>1,498</text:p>
          </table:table-cell>
          <table:table-cell office:value-type="float" office:value="1564.61" table:style-name="ce72">
            <text:p>1,565</text:p>
          </table:table-cell>
          <table:table-cell office:value-type="float" office:value="1636.1" table:style-name="ce72">
            <text:p>1,636</text:p>
          </table:table-cell>
          <table:table-cell office:value-type="float" office:value="1676.63" table:style-name="ce72">
            <text:p>1,677</text:p>
          </table:table-cell>
          <table:table-cell office:value-type="float" office:value="1742.98" table:style-name="ce72">
            <text:p>1,743</text:p>
          </table:table-cell>
          <table:table-cell office:value-type="float" office:value="1845.19" table:style-name="ce72">
            <text:p>1,845</text:p>
          </table:table-cell>
          <table:table-cell office:value-type="float" office:value="1920" table:style-name="ce72">
            <text:p>1,920</text:p>
          </table:table-cell>
          <table:table-cell office:value-type="float" office:value="2011.8" table:style-name="ce72">
            <text:p>2,012</text:p>
          </table:table-cell>
          <table:table-cell table:style-name="ce71"/>
          <table:table-cell table:number-columns-repeated="16345"/>
        </table:table-row>
        <table:table-row table:style-name="ro27">
          <table:table-cell office:value-type="string" table:style-name="ce63">
            <text:p>E2534</text:p>
          </table:table-cell>
          <table:table-cell office:value-type="string" table:style-name="ce63">
            <text:p>E07000139</text:p>
          </table:table-cell>
          <table:table-cell office:value-type="string" table:style-name="ce63">
            <text:p>North Kesteven</text:p>
          </table:table-cell>
          <table:table-cell office:value-type="string" table:style-name="ce63">
            <text:p>YES</text:p>
          </table:table-cell>
          <table:table-cell office:value-type="string" table:style-name="ce63">
            <text:p>SD</text:p>
          </table:table-cell>
          <table:table-cell office:value-type="float" office:value="402" table:style-name="ce72">
            <text:p>402</text:p>
          </table:table-cell>
          <table:table-cell office:value-type="float" office:value="449.78" table:style-name="ce72">
            <text:p>450</text:p>
          </table:table-cell>
          <table:table-cell office:value-type="float" office:value="475.06" table:style-name="ce72">
            <text:p>475</text:p>
          </table:table-cell>
          <table:table-cell office:value-type="float" office:value="510.9" table:style-name="ce72">
            <text:p>511</text:p>
          </table:table-cell>
          <table:table-cell office:value-type="float" office:value="537.95000000000005" table:style-name="ce72">
            <text:p>538</text:p>
          </table:table-cell>
          <table:table-cell office:value-type="float" office:value="608.73" table:style-name="ce72">
            <text:p>609</text:p>
          </table:table-cell>
          <table:table-cell office:value-type="float" office:value="646.22" table:style-name="ce72">
            <text:p>646</text:p>
          </table:table-cell>
          <table:table-cell office:value-type="float" office:value="685.48" table:style-name="ce72">
            <text:p>685</text:p>
          </table:table-cell>
          <table:table-cell office:value-type="float" office:value="729.32" table:style-name="ce72">
            <text:p>729</text:p>
          </table:table-cell>
          <table:table-cell office:value-type="float" office:value="801.78" table:style-name="ce72">
            <text:p>802</text:p>
          </table:table-cell>
          <table:table-cell office:value-type="float" office:value="874.42" table:style-name="ce72">
            <text:p>874</text:p>
          </table:table-cell>
          <table:table-cell office:value-type="float" office:value="923.77" table:style-name="ce72">
            <text:p>924</text:p>
          </table:table-cell>
          <table:table-cell office:value-type="float" office:value="969.12" table:style-name="ce72">
            <text:p>969</text:p>
          </table:table-cell>
          <table:table-cell office:value-type="float" office:value="1022.98" table:style-name="ce72">
            <text:p>1,023</text:p>
          </table:table-cell>
          <table:table-cell office:value-type="float" office:value="1067.3499999999999" table:style-name="ce72">
            <text:p>1,067</text:p>
          </table:table-cell>
          <table:table-cell office:value-type="float" office:value="1128.69" table:style-name="ce72">
            <text:p>1,129</text:p>
          </table:table-cell>
          <table:table-cell office:value-type="float" office:value="1147.0328613958138" table:style-name="ce72">
            <text:p>1,147</text:p>
          </table:table-cell>
          <table:table-cell office:value-type="float" office:value="1176.18" table:style-name="ce72">
            <text:p>1,176</text:p>
          </table:table-cell>
          <table:table-cell office:value-type="float" office:value="1173.95" table:style-name="ce72">
            <text:p>1,174</text:p>
          </table:table-cell>
          <table:table-cell office:value-type="float" office:value="1179.43" table:style-name="ce72">
            <text:p>1,179</text:p>
          </table:table-cell>
          <table:table-cell office:value-type="float" office:value="1075.5899999999999" table:style-name="ce72">
            <text:p>1,076</text:p>
          </table:table-cell>
          <table:table-cell office:value-type="float" office:value="1067.3900000000001" table:style-name="ce72">
            <text:p>1,067</text:p>
          </table:table-cell>
          <table:table-cell office:value-type="float" office:value="1100.6400000000001" table:style-name="ce72">
            <text:p>1,101</text:p>
          </table:table-cell>
          <table:table-cell office:value-type="float" office:value="1159.0899999999999" table:style-name="ce73">
            <text:p><text:s/>1,159<text:s/></text:p>
          </table:table-cell>
          <table:table-cell office:value-type="float" office:value="1214.23" table:style-name="ce74">
            <text:p>1,214</text:p>
          </table:table-cell>
          <table:table-cell office:value-type="float" office:value="1274.55" table:style-name="ce72">
            <text:p>1,275</text:p>
          </table:table-cell>
          <table:table-cell office:value-type="float" office:value="1352.26" table:style-name="ce72">
            <text:p>1,352</text:p>
          </table:table-cell>
          <table:table-cell office:value-type="float" office:value="1400.74" table:style-name="ce72">
            <text:p>1,401</text:p>
          </table:table-cell>
          <table:table-cell office:value-type="float" office:value="1419.31" table:style-name="ce72">
            <text:p>1,419</text:p>
          </table:table-cell>
          <table:table-cell office:value-type="float" office:value="1492.96" table:style-name="ce72">
            <text:p>1,493</text:p>
          </table:table-cell>
          <table:table-cell office:value-type="float" office:value="1576.7" table:style-name="ce72">
            <text:p>1,577</text:p>
          </table:table-cell>
          <table:table-cell office:value-type="float" office:value="1650" table:style-name="ce72">
            <text:p>1,650</text:p>
          </table:table-cell>
          <table:table-cell office:value-type="float" office:value="1708.17" table:style-name="ce72">
            <text:p>1,708</text:p>
          </table:table-cell>
          <table:table-cell table:style-name="ce71"/>
          <table:table-cell table:number-columns-repeated="16345"/>
        </table:table-row>
        <table:table-row table:style-name="ro27">
          <table:table-cell office:value-type="string" table:style-name="ce63">
            <text:p>E2004</text:p>
          </table:table-cell>
          <table:table-cell office:value-type="string" table:style-name="ce63">
            <text:p>E06000013</text:p>
          </table:table-cell>
          <table:table-cell office:value-type="string" table:style-name="ce63">
            <text:p>North Lincolnshire UA</text:p>
          </table:table-cell>
          <table:table-cell office:value-type="string" table:style-name="ce63">
            <text:p>YES</text:p>
          </table:table-cell>
          <table:table-cell office:value-type="string" table:style-name="ce63">
            <text:p>UA</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float" office:value="662.12" table:style-name="ce72">
            <text:p>662</text:p>
          </table:table-cell>
          <table:table-cell office:value-type="float" office:value="694.08" table:style-name="ce72">
            <text:p>694</text:p>
          </table:table-cell>
          <table:table-cell office:value-type="float" office:value="715.12" table:style-name="ce72">
            <text:p>715</text:p>
          </table:table-cell>
          <table:table-cell office:value-type="float" office:value="737.06" table:style-name="ce72">
            <text:p>737</text:p>
          </table:table-cell>
          <table:table-cell office:value-type="float" office:value="765.39" table:style-name="ce72">
            <text:p>765</text:p>
          </table:table-cell>
          <table:table-cell office:value-type="float" office:value="806.88" table:style-name="ce72">
            <text:p>807</text:p>
          </table:table-cell>
          <table:table-cell office:value-type="float" office:value="831.9" table:style-name="ce72">
            <text:p>832</text:p>
          </table:table-cell>
          <table:table-cell office:value-type="float" office:value="904.93" table:style-name="ce72">
            <text:p>905</text:p>
          </table:table-cell>
          <table:table-cell office:value-type="float" office:value="946.01" table:style-name="ce72">
            <text:p>946</text:p>
          </table:table-cell>
          <table:table-cell office:value-type="float" office:value="989.61" table:style-name="ce72">
            <text:p>990</text:p>
          </table:table-cell>
          <table:table-cell office:value-type="float" office:value="1019.83" table:style-name="ce72">
            <text:p>1,020</text:p>
          </table:table-cell>
          <table:table-cell office:value-type="float" office:value="1057.74" table:style-name="ce72">
            <text:p>1,058</text:p>
          </table:table-cell>
          <table:table-cell office:value-type="float" office:value="1096.5549026451088" table:style-name="ce72">
            <text:p>1,097</text:p>
          </table:table-cell>
          <table:table-cell office:value-type="float" office:value="1125.54" table:style-name="ce72">
            <text:p>1,126</text:p>
          </table:table-cell>
          <table:table-cell office:value-type="float" office:value="1139.83" table:style-name="ce72">
            <text:p>1,140</text:p>
          </table:table-cell>
          <table:table-cell office:value-type="float" office:value="1149.26" table:style-name="ce72">
            <text:p>1,149</text:p>
          </table:table-cell>
          <table:table-cell office:value-type="float" office:value="965.45" table:style-name="ce72">
            <text:p>965</text:p>
          </table:table-cell>
          <table:table-cell office:value-type="float" office:value="956.59" table:style-name="ce72">
            <text:p>957</text:p>
          </table:table-cell>
          <table:table-cell office:value-type="float" office:value="968.77" table:style-name="ce72">
            <text:p>969</text:p>
          </table:table-cell>
          <table:table-cell office:value-type="float" office:value="1013.69" table:style-name="ce73">
            <text:p><text:s/>1,014<text:s/></text:p>
          </table:table-cell>
          <table:table-cell office:value-type="float" office:value="1081.72" table:style-name="ce74">
            <text:p>1,082</text:p>
          </table:table-cell>
          <table:table-cell office:value-type="float" office:value="1143.96" table:style-name="ce72">
            <text:p>1,144</text:p>
          </table:table-cell>
          <table:table-cell office:value-type="float" office:value="1205.44" table:style-name="ce72">
            <text:p>1,205</text:p>
          </table:table-cell>
          <table:table-cell office:value-type="float" office:value="1254.6199999999999" table:style-name="ce72">
            <text:p>1,255</text:p>
          </table:table-cell>
          <table:table-cell office:value-type="float" office:value="1292.26" table:style-name="ce72">
            <text:p>1,292</text:p>
          </table:table-cell>
          <table:table-cell office:value-type="float" office:value="1352.48" table:style-name="ce72">
            <text:p>1,352</text:p>
          </table:table-cell>
          <table:table-cell office:value-type="float" office:value="1391.74" table:style-name="ce72">
            <text:p>1,392</text:p>
          </table:table-cell>
          <table:table-cell office:value-type="float" office:value="1455" table:style-name="ce72">
            <text:p>1,455</text:p>
          </table:table-cell>
          <table:table-cell office:value-type="float" office:value="1527.47" table:style-name="ce72">
            <text:p>1,527</text:p>
          </table:table-cell>
          <table:table-cell table:style-name="ce75"/>
          <table:table-cell table:number-columns-repeated="16345"/>
        </table:table-row>
        <table:table-row table:style-name="ro27">
          <table:table-cell office:value-type="string" table:style-name="ce63">
            <text:p>E2635</text:p>
          </table:table-cell>
          <table:table-cell office:value-type="string" table:style-name="ce63">
            <text:p>E07000147</text:p>
          </table:table-cell>
          <table:table-cell office:value-type="string" table:style-name="ce63">
            <text:p>North Norfolk</text:p>
          </table:table-cell>
          <table:table-cell office:value-type="string" table:style-name="ce63">
            <text:p>YES</text:p>
          </table:table-cell>
          <table:table-cell office:value-type="string" table:style-name="ce63">
            <text:p>SD</text:p>
          </table:table-cell>
          <table:table-cell office:value-type="float" office:value="392" table:style-name="ce72">
            <text:p>392</text:p>
          </table:table-cell>
          <table:table-cell office:value-type="float" office:value="411.65" table:style-name="ce72">
            <text:p>412</text:p>
          </table:table-cell>
          <table:table-cell office:value-type="float" office:value="442.48" table:style-name="ce72">
            <text:p>442</text:p>
          </table:table-cell>
          <table:table-cell office:value-type="float" office:value="472.2" table:style-name="ce72">
            <text:p>472</text:p>
          </table:table-cell>
          <table:table-cell office:value-type="float" office:value="491.49" table:style-name="ce72">
            <text:p>491</text:p>
          </table:table-cell>
          <table:table-cell office:value-type="float" office:value="561.54999999999995" table:style-name="ce72">
            <text:p>562</text:p>
          </table:table-cell>
          <table:table-cell office:value-type="float" office:value="617.72" table:style-name="ce72">
            <text:p>618</text:p>
          </table:table-cell>
          <table:table-cell office:value-type="float" office:value="660.45" table:style-name="ce72">
            <text:p>660</text:p>
          </table:table-cell>
          <table:table-cell office:value-type="float" office:value="700.31" table:style-name="ce72">
            <text:p>700</text:p>
          </table:table-cell>
          <table:table-cell office:value-type="float" office:value="776.19" table:style-name="ce72">
            <text:p>776</text:p>
          </table:table-cell>
          <table:table-cell office:value-type="float" office:value="896.43" table:style-name="ce72">
            <text:p>896</text:p>
          </table:table-cell>
          <table:table-cell office:value-type="float" office:value="990.69" table:style-name="ce72">
            <text:p>991</text:p>
          </table:table-cell>
          <table:table-cell office:value-type="float" office:value="1024.06" table:style-name="ce72">
            <text:p>1,024</text:p>
          </table:table-cell>
          <table:table-cell office:value-type="float" office:value="1061.79" table:style-name="ce72">
            <text:p>1,062</text:p>
          </table:table-cell>
          <table:table-cell office:value-type="float" office:value="1115.33" table:style-name="ce72">
            <text:p>1,115</text:p>
          </table:table-cell>
          <table:table-cell office:value-type="float" office:value="1161.4000000000001" table:style-name="ce72">
            <text:p>1,161</text:p>
          </table:table-cell>
          <table:table-cell office:value-type="float" office:value="1198.6677241857242" table:style-name="ce72">
            <text:p>1,199</text:p>
          </table:table-cell>
          <table:table-cell office:value-type="float" office:value="1223.47" table:style-name="ce72">
            <text:p>1,223</text:p>
          </table:table-cell>
          <table:table-cell office:value-type="float" office:value="1220.93" table:style-name="ce72">
            <text:p>1,221</text:p>
          </table:table-cell>
          <table:table-cell office:value-type="float" office:value="1227.93" table:style-name="ce72">
            <text:p>1,228</text:p>
          </table:table-cell>
          <table:table-cell office:value-type="float" office:value="1079.94" table:style-name="ce72">
            <text:p>1,080</text:p>
          </table:table-cell>
          <table:table-cell office:value-type="float" office:value="1083.22" table:style-name="ce72">
            <text:p>1,083</text:p>
          </table:table-cell>
          <table:table-cell office:value-type="float" office:value="1098.1400000000001" table:style-name="ce72">
            <text:p>1,098</text:p>
          </table:table-cell>
          <table:table-cell office:value-type="float" office:value="1144.92" table:style-name="ce73">
            <text:p><text:s/>1,145<text:s/></text:p>
          </table:table-cell>
          <table:table-cell office:value-type="float" office:value="1208.6600000000001" table:style-name="ce74">
            <text:p>1,209</text:p>
          </table:table-cell>
          <table:table-cell office:value-type="float" office:value="1303.8900000000001" table:style-name="ce72">
            <text:p>1,304</text:p>
          </table:table-cell>
          <table:table-cell office:value-type="float" office:value="1374.8" table:style-name="ce72">
            <text:p>1,375</text:p>
          </table:table-cell>
          <table:table-cell office:value-type="float" office:value="1423.01" table:style-name="ce72">
            <text:p>1,423</text:p>
          </table:table-cell>
          <table:table-cell office:value-type="float" office:value="1482.53" table:style-name="ce72">
            <text:p>1,483</text:p>
          </table:table-cell>
          <table:table-cell office:value-type="float" office:value="1521.55" table:style-name="ce72">
            <text:p>1,522</text:p>
          </table:table-cell>
          <table:table-cell office:value-type="float" office:value="1597.01" table:style-name="ce72">
            <text:p>1,597</text:p>
          </table:table-cell>
          <table:table-cell office:value-type="float" office:value="1691" table:style-name="ce72">
            <text:p>1,691</text:p>
          </table:table-cell>
          <table:table-cell office:value-type="float" office:value="1901.8" table:style-name="ce72">
            <text:p>1,902</text:p>
          </table:table-cell>
          <table:table-cell table:style-name="ce71"/>
          <table:table-cell table:number-columns-repeated="16345"/>
        </table:table-row>
        <table:table-row table:style-name="ro27">
          <table:table-cell office:value-type="string" table:style-name="ce63">
            <text:p>E2801</text:p>
          </table:table-cell>
          <table:table-cell office:value-type="string" table:style-name="ce63">
            <text:p>E06000061</text:p>
          </table:table-cell>
          <table:table-cell office:value-type="string" table:style-name="ce63">
            <text:p>North Northamptonshire</text:p>
          </table:table-cell>
          <table:table-cell office:value-type="string" table:style-name="ce63">
            <text:p>YES</text:p>
          </table:table-cell>
          <table:table-cell office:value-type="string" table:style-name="ce63">
            <text:p>UA</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3">
            <text:p>[z]</text:p>
          </table:table-cell>
          <table:table-cell office:value-type="string" table:style-name="ce74">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float" office:value="1424.91" table:style-name="ce72">
            <text:p>1,425</text:p>
          </table:table-cell>
          <table:table-cell office:value-type="float" office:value="1473.52" table:style-name="ce72">
            <text:p>1,474</text:p>
          </table:table-cell>
          <table:table-cell office:value-type="float" office:value="1552.18" table:style-name="ce72">
            <text:p>1,552</text:p>
          </table:table-cell>
          <table:table-cell office:value-type="float" office:value="1632" table:style-name="ce72">
            <text:p>1,632</text:p>
          </table:table-cell>
          <table:table-cell office:value-type="float" office:value="1717.43" table:style-name="ce72">
            <text:p>1,717</text:p>
          </table:table-cell>
          <table:table-cell table:style-name="ce71"/>
          <table:table-cell table:number-columns-repeated="16345"/>
        </table:table-row>
        <table:table-row table:style-name="ro27">
          <table:table-cell office:value-type="string" table:style-name="ce63">
            <text:p>E3232</text:p>
          </table:table-cell>
          <table:table-cell office:value-type="string" table:style-name="ce63">
            <text:p>E07000183</text:p>
          </table:table-cell>
          <table:table-cell office:value-type="string" table:style-name="ce63">
            <text:p>North Shropshire</text:p>
          </table:table-cell>
          <table:table-cell office:value-type="string" table:style-name="ce63">
            <text:p>NO</text:p>
          </table:table-cell>
          <table:table-cell office:value-type="string" table:style-name="ce63">
            <text:p>SD</text:p>
          </table:table-cell>
          <table:table-cell office:value-type="float" office:value="476" table:style-name="ce72">
            <text:p>476</text:p>
          </table:table-cell>
          <table:table-cell office:value-type="float" office:value="516.41999999999996" table:style-name="ce72">
            <text:p>516</text:p>
          </table:table-cell>
          <table:table-cell office:value-type="float" office:value="529.78" table:style-name="ce72">
            <text:p>530</text:p>
          </table:table-cell>
          <table:table-cell office:value-type="float" office:value="551.74" table:style-name="ce72">
            <text:p>552</text:p>
          </table:table-cell>
          <table:table-cell office:value-type="float" office:value="583.13" table:style-name="ce72">
            <text:p>583</text:p>
          </table:table-cell>
          <table:table-cell office:value-type="float" office:value="646.91" table:style-name="ce72">
            <text:p>647</text:p>
          </table:table-cell>
          <table:table-cell office:value-type="float" office:value="704.43" table:style-name="ce72">
            <text:p>704</text:p>
          </table:table-cell>
          <table:table-cell office:value-type="float" office:value="747.91" table:style-name="ce72">
            <text:p>748</text:p>
          </table:table-cell>
          <table:table-cell office:value-type="float" office:value="786.29" table:style-name="ce72">
            <text:p>786</text:p>
          </table:table-cell>
          <table:table-cell office:value-type="float" office:value="870.46" table:style-name="ce72">
            <text:p>870</text:p>
          </table:table-cell>
          <table:table-cell office:value-type="float" office:value="1002.57" table:style-name="ce72">
            <text:p>1,003</text:p>
          </table:table-cell>
          <table:table-cell office:value-type="float" office:value="1068.8800000000001" table:style-name="ce72">
            <text:p>1,069</text:p>
          </table:table-cell>
          <table:table-cell office:value-type="float" office:value="1121.18" table:style-name="ce72">
            <text:p>1,121</text:p>
          </table:table-cell>
          <table:table-cell office:value-type="float" office:value="1171.29" table:style-name="ce72">
            <text:p>1,171</text:p>
          </table:table-cell>
          <table:table-cell office:value-type="float" office:value="1222.6199999999999" table:style-name="ce72">
            <text:p>1,223</text:p>
          </table:table-cell>
          <table:table-cell office:value-type="float" office:value="1271.05" table:style-name="ce72">
            <text:p>1,271</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3">
            <text:p>[z]</text:p>
          </table:table-cell>
          <table:table-cell office:value-type="string" table:style-name="ce74">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1"/>
          <table:table-cell table:number-columns-repeated="16345"/>
        </table:table-row>
        <table:table-row table:style-name="ro27">
          <table:table-cell office:value-type="string" table:style-name="ce63">
            <text:p>E0104</text:p>
          </table:table-cell>
          <table:table-cell office:value-type="string" table:style-name="ce63">
            <text:p>E06000024</text:p>
          </table:table-cell>
          <table:table-cell office:value-type="string" table:style-name="ce63">
            <text:p>North Somerset UA</text:p>
          </table:table-cell>
          <table:table-cell office:value-type="string" table:style-name="ce63">
            <text:p>YES</text:p>
          </table:table-cell>
          <table:table-cell office:value-type="string" table:style-name="ce63">
            <text:p>UA</text:p>
          </table:table-cell>
          <table:table-cell office:value-type="float" office:value="515" table:style-name="ce72">
            <text:p>515</text:p>
          </table:table-cell>
          <table:table-cell office:value-type="float" office:value="548.65" table:style-name="ce72">
            <text:p>549</text:p>
          </table:table-cell>
          <table:table-cell office:value-type="float" office:value="578.02" table:style-name="ce72">
            <text:p>578</text:p>
          </table:table-cell>
          <table:table-cell office:value-type="float" office:value="533.92999999999995" table:style-name="ce72">
            <text:p>534</text:p>
          </table:table-cell>
          <table:table-cell office:value-type="float" office:value="551.09" table:style-name="ce72">
            <text:p>551</text:p>
          </table:table-cell>
          <table:table-cell office:value-type="float" office:value="599.66999999999996" table:style-name="ce72">
            <text:p>600</text:p>
          </table:table-cell>
          <table:table-cell office:value-type="float" office:value="654.96" table:style-name="ce72">
            <text:p>655</text:p>
          </table:table-cell>
          <table:table-cell office:value-type="float" office:value="688.55" table:style-name="ce72">
            <text:p>689</text:p>
          </table:table-cell>
          <table:table-cell office:value-type="float" office:value="720.73" table:style-name="ce72">
            <text:p>721</text:p>
          </table:table-cell>
          <table:table-cell office:value-type="float" office:value="816.18" table:style-name="ce72">
            <text:p>816</text:p>
          </table:table-cell>
          <table:table-cell office:value-type="float" office:value="969.18" table:style-name="ce72">
            <text:p>969</text:p>
          </table:table-cell>
          <table:table-cell office:value-type="float" office:value="1049.44" table:style-name="ce72">
            <text:p>1,049</text:p>
          </table:table-cell>
          <table:table-cell office:value-type="float" office:value="1078.44" table:style-name="ce72">
            <text:p>1,078</text:p>
          </table:table-cell>
          <table:table-cell office:value-type="float" office:value="1130.04" table:style-name="ce72">
            <text:p>1,130</text:p>
          </table:table-cell>
          <table:table-cell office:value-type="float" office:value="1170.0999999999999" table:style-name="ce72">
            <text:p>1,170</text:p>
          </table:table-cell>
          <table:table-cell office:value-type="float" office:value="1203.1500000000001" table:style-name="ce72">
            <text:p>1,203</text:p>
          </table:table-cell>
          <table:table-cell office:value-type="string" table:style-name="ce72">
            <text:p>[z]</text:p>
          </table:table-cell>
          <table:table-cell office:value-type="float" office:value="1256.06" table:style-name="ce72">
            <text:p>1,256</text:p>
          </table:table-cell>
          <table:table-cell office:value-type="float" office:value="1255.05" table:style-name="ce72">
            <text:p>1,255</text:p>
          </table:table-cell>
          <table:table-cell office:value-type="float" office:value="1256.28" table:style-name="ce72">
            <text:p>1,256</text:p>
          </table:table-cell>
          <table:table-cell office:value-type="float" office:value="1138.71" table:style-name="ce72">
            <text:p>1,139</text:p>
          </table:table-cell>
          <table:table-cell office:value-type="float" office:value="1160.93" table:style-name="ce72">
            <text:p>1,161</text:p>
          </table:table-cell>
          <table:table-cell office:value-type="float" office:value="1170.05" table:style-name="ce72">
            <text:p>1,170</text:p>
          </table:table-cell>
          <table:table-cell office:value-type="float" office:value="1226.92" table:style-name="ce73">
            <text:p><text:s/>1,227<text:s/></text:p>
          </table:table-cell>
          <table:table-cell office:value-type="float" office:value="1293.1199999999999" table:style-name="ce74">
            <text:p>1,293</text:p>
          </table:table-cell>
          <table:table-cell office:value-type="float" office:value="1374.11" table:style-name="ce72">
            <text:p>1,374</text:p>
          </table:table-cell>
          <table:table-cell office:value-type="float" office:value="1442.88" table:style-name="ce72">
            <text:p>1,443</text:p>
          </table:table-cell>
          <table:table-cell office:value-type="float" office:value="1497.04" table:style-name="ce72">
            <text:p>1,497</text:p>
          </table:table-cell>
          <table:table-cell office:value-type="float" office:value="1553.99" table:style-name="ce72">
            <text:p>1,554</text:p>
          </table:table-cell>
          <table:table-cell office:value-type="float" office:value="1611.23" table:style-name="ce72">
            <text:p>1,611</text:p>
          </table:table-cell>
          <table:table-cell office:value-type="float" office:value="1703.49" table:style-name="ce72">
            <text:p>1,703</text:p>
          </table:table-cell>
          <table:table-cell office:value-type="float" office:value="1785" table:style-name="ce72">
            <text:p>1,785</text:p>
          </table:table-cell>
          <table:table-cell office:value-type="float" office:value="1908.22" table:style-name="ce72">
            <text:p>1,908</text:p>
          </table:table-cell>
          <table:table-cell table:style-name="ce71"/>
          <table:table-cell table:number-columns-repeated="16345"/>
        </table:table-row>
        <table:table-row table:style-name="ro27">
          <table:table-cell office:value-type="string" table:style-name="ce63">
            <text:p>E4503</text:p>
          </table:table-cell>
          <table:table-cell office:value-type="string" table:style-name="ce63">
            <text:p>E08000022</text:p>
          </table:table-cell>
          <table:table-cell office:value-type="string" table:style-name="ce63">
            <text:p>North Tyneside</text:p>
          </table:table-cell>
          <table:table-cell office:value-type="string" table:style-name="ce63">
            <text:p>YES</text:p>
          </table:table-cell>
          <table:table-cell office:value-type="string" table:style-name="ce63">
            <text:p>MD</text:p>
          </table:table-cell>
          <table:table-cell office:value-type="float" office:value="481" table:style-name="ce72">
            <text:p>481</text:p>
          </table:table-cell>
          <table:table-cell office:value-type="float" office:value="462.18" table:style-name="ce72">
            <text:p>462</text:p>
          </table:table-cell>
          <table:table-cell office:value-type="float" office:value="496.71" table:style-name="ce72">
            <text:p>497</text:p>
          </table:table-cell>
          <table:table-cell office:value-type="float" office:value="524.16999999999996" table:style-name="ce72">
            <text:p>524</text:p>
          </table:table-cell>
          <table:table-cell office:value-type="float" office:value="550.1" table:style-name="ce72">
            <text:p>550</text:p>
          </table:table-cell>
          <table:table-cell office:value-type="float" office:value="574.29" table:style-name="ce72">
            <text:p>574</text:p>
          </table:table-cell>
          <table:table-cell office:value-type="float" office:value="618.74" table:style-name="ce72">
            <text:p>619</text:p>
          </table:table-cell>
          <table:table-cell office:value-type="float" office:value="665.03" table:style-name="ce72">
            <text:p>665</text:p>
          </table:table-cell>
          <table:table-cell office:value-type="float" office:value="693.13" table:style-name="ce72">
            <text:p>693</text:p>
          </table:table-cell>
          <table:table-cell office:value-type="float" office:value="746.3" table:style-name="ce72">
            <text:p>746</text:p>
          </table:table-cell>
          <table:table-cell office:value-type="float" office:value="811.97" table:style-name="ce72">
            <text:p>812</text:p>
          </table:table-cell>
          <table:table-cell office:value-type="float" office:value="853.44" table:style-name="ce72">
            <text:p>853</text:p>
          </table:table-cell>
          <table:table-cell office:value-type="float" office:value="879.77" table:style-name="ce72">
            <text:p>880</text:p>
          </table:table-cell>
          <table:table-cell office:value-type="float" office:value="925.17" table:style-name="ce72">
            <text:p>925</text:p>
          </table:table-cell>
          <table:table-cell office:value-type="float" office:value="957.89" table:style-name="ce72">
            <text:p>958</text:p>
          </table:table-cell>
          <table:table-cell office:value-type="float" office:value="990.19" table:style-name="ce72">
            <text:p>990</text:p>
          </table:table-cell>
          <table:table-cell office:value-type="float" office:value="1012.1248545189633" table:style-name="ce72">
            <text:p>1,012</text:p>
          </table:table-cell>
          <table:table-cell office:value-type="float" office:value="1040.0999999999999" table:style-name="ce72">
            <text:p>1,040</text:p>
          </table:table-cell>
          <table:table-cell office:value-type="float" office:value="1042.18" table:style-name="ce72">
            <text:p>1,042</text:p>
          </table:table-cell>
          <table:table-cell office:value-type="float" office:value="1040.04" table:style-name="ce72">
            <text:p>1,040</text:p>
          </table:table-cell>
          <table:table-cell office:value-type="float" office:value="856.9" table:style-name="ce72">
            <text:p>857</text:p>
          </table:table-cell>
          <table:table-cell office:value-type="float" office:value="880.31" table:style-name="ce72">
            <text:p>880</text:p>
          </table:table-cell>
          <table:table-cell office:value-type="float" office:value="894.37" table:style-name="ce72">
            <text:p>894</text:p>
          </table:table-cell>
          <table:table-cell office:value-type="float" office:value="934.02" table:style-name="ce73">
            <text:p><text:s/>934<text:s/></text:p>
          </table:table-cell>
          <table:table-cell office:value-type="float" office:value="995.69" table:style-name="ce74">
            <text:p>996</text:p>
          </table:table-cell>
          <table:table-cell office:value-type="float" office:value="1057.28" table:style-name="ce72">
            <text:p>1,057</text:p>
          </table:table-cell>
          <table:table-cell office:value-type="float" office:value="1110.25" table:style-name="ce72">
            <text:p>1,110</text:p>
          </table:table-cell>
          <table:table-cell office:value-type="float" office:value="1172.3699999999999" table:style-name="ce72">
            <text:p>1,172</text:p>
          </table:table-cell>
          <table:table-cell office:value-type="float" office:value="1204.51" table:style-name="ce72">
            <text:p>1,205</text:p>
          </table:table-cell>
          <table:table-cell office:value-type="float" office:value="1265.1300000000001" table:style-name="ce72">
            <text:p>1,265</text:p>
          </table:table-cell>
          <table:table-cell office:value-type="float" office:value="1336.63" table:style-name="ce72">
            <text:p>1,337</text:p>
          </table:table-cell>
          <table:table-cell office:value-type="float" office:value="1436" table:style-name="ce72">
            <text:p>1,436</text:p>
          </table:table-cell>
          <table:table-cell office:value-type="float" office:value="1516.7" table:style-name="ce72">
            <text:p>1,517</text:p>
          </table:table-cell>
          <table:table-cell table:style-name="ce71"/>
          <table:table-cell table:number-columns-repeated="16345"/>
        </table:table-row>
        <table:table-row table:style-name="ro27">
          <table:table-cell office:value-type="string" table:style-name="ce63">
            <text:p>E3731</text:p>
          </table:table-cell>
          <table:table-cell office:value-type="string" table:style-name="ce63">
            <text:p>E07000218</text:p>
          </table:table-cell>
          <table:table-cell office:value-type="string" table:style-name="ce63">
            <text:p>North Warwickshire</text:p>
          </table:table-cell>
          <table:table-cell office:value-type="string" table:style-name="ce63">
            <text:p>YES</text:p>
          </table:table-cell>
          <table:table-cell office:value-type="string" table:style-name="ce63">
            <text:p>SD</text:p>
          </table:table-cell>
          <table:table-cell office:value-type="float" office:value="530" table:style-name="ce72">
            <text:p>530</text:p>
          </table:table-cell>
          <table:table-cell office:value-type="float" office:value="547.78" table:style-name="ce72">
            <text:p>548</text:p>
          </table:table-cell>
          <table:table-cell office:value-type="float" office:value="562.39" table:style-name="ce72">
            <text:p>562</text:p>
          </table:table-cell>
          <table:table-cell office:value-type="float" office:value="593.41999999999996" table:style-name="ce72">
            <text:p>593</text:p>
          </table:table-cell>
          <table:table-cell office:value-type="float" office:value="629.38" table:style-name="ce72">
            <text:p>629</text:p>
          </table:table-cell>
          <table:table-cell office:value-type="float" office:value="673.95" table:style-name="ce72">
            <text:p>674</text:p>
          </table:table-cell>
          <table:table-cell office:value-type="float" office:value="723.28" table:style-name="ce72">
            <text:p>723</text:p>
          </table:table-cell>
          <table:table-cell office:value-type="float" office:value="764.29" table:style-name="ce72">
            <text:p>764</text:p>
          </table:table-cell>
          <table:table-cell office:value-type="float" office:value="803.9" table:style-name="ce72">
            <text:p>804</text:p>
          </table:table-cell>
          <table:table-cell office:value-type="float" office:value="904.65" table:style-name="ce72">
            <text:p>905</text:p>
          </table:table-cell>
          <table:table-cell office:value-type="float" office:value="973.45" table:style-name="ce72">
            <text:p>973</text:p>
          </table:table-cell>
          <table:table-cell office:value-type="float" office:value="1030.32" table:style-name="ce72">
            <text:p>1,030</text:p>
          </table:table-cell>
          <table:table-cell office:value-type="float" office:value="1070.42" table:style-name="ce72">
            <text:p>1,070</text:p>
          </table:table-cell>
          <table:table-cell office:value-type="float" office:value="1116.3800000000001" table:style-name="ce72">
            <text:p>1,116</text:p>
          </table:table-cell>
          <table:table-cell office:value-type="float" office:value="1157.21" table:style-name="ce72">
            <text:p>1,157</text:p>
          </table:table-cell>
          <table:table-cell office:value-type="float" office:value="1214.25" table:style-name="ce72">
            <text:p>1,214</text:p>
          </table:table-cell>
          <table:table-cell office:value-type="float" office:value="1257.4955842722554" table:style-name="ce72">
            <text:p>1,257</text:p>
          </table:table-cell>
          <table:table-cell office:value-type="float" office:value="1281.1400000000001" table:style-name="ce72">
            <text:p>1,281</text:p>
          </table:table-cell>
          <table:table-cell office:value-type="float" office:value="1284.96" table:style-name="ce72">
            <text:p>1,285</text:p>
          </table:table-cell>
          <table:table-cell office:value-type="float" office:value="1302.8499999999999" table:style-name="ce72">
            <text:p>1,303</text:p>
          </table:table-cell>
          <table:table-cell office:value-type="float" office:value="1149.22" table:style-name="ce72">
            <text:p>1,149</text:p>
          </table:table-cell>
          <table:table-cell office:value-type="float" office:value="1165.1600000000001" table:style-name="ce72">
            <text:p>1,165</text:p>
          </table:table-cell>
          <table:table-cell office:value-type="float" office:value="1198.69" table:style-name="ce72">
            <text:p>1,199</text:p>
          </table:table-cell>
          <table:table-cell office:value-type="float" office:value="1247.99" table:style-name="ce73">
            <text:p><text:s/>1,248<text:s/></text:p>
          </table:table-cell>
          <table:table-cell office:value-type="float" office:value="1292.57" table:style-name="ce74">
            <text:p>1,293</text:p>
          </table:table-cell>
          <table:table-cell office:value-type="float" office:value="1352.16" table:style-name="ce72">
            <text:p>1,352</text:p>
          </table:table-cell>
          <table:table-cell office:value-type="float" office:value="1430.16" table:style-name="ce72">
            <text:p>1,430</text:p>
          </table:table-cell>
          <table:table-cell office:value-type="float" office:value="1488.22" table:style-name="ce72">
            <text:p>1,488</text:p>
          </table:table-cell>
          <table:table-cell office:value-type="float" office:value="1532.49" table:style-name="ce72">
            <text:p>1,532</text:p>
          </table:table-cell>
          <table:table-cell office:value-type="float" office:value="1603.74" table:style-name="ce72">
            <text:p>1,604</text:p>
          </table:table-cell>
          <table:table-cell office:value-type="float" office:value="1668.77" table:style-name="ce72">
            <text:p>1,669</text:p>
          </table:table-cell>
          <table:table-cell office:value-type="float" office:value="1750" table:style-name="ce72">
            <text:p>1,750</text:p>
          </table:table-cell>
          <table:table-cell office:value-type="float" office:value="1829.36" table:style-name="ce72">
            <text:p>1,829</text:p>
          </table:table-cell>
          <table:table-cell table:style-name="ce71"/>
          <table:table-cell table:number-columns-repeated="16345"/>
        </table:table-row>
        <table:table-row table:style-name="ro27">
          <table:table-cell office:value-type="string" table:style-name="ce63">
            <text:p>E2437</text:p>
          </table:table-cell>
          <table:table-cell office:value-type="string" table:style-name="ce63">
            <text:p>E07000134</text:p>
          </table:table-cell>
          <table:table-cell office:value-type="string" table:style-name="ce63">
            <text:p>North West Leicestershire</text:p>
          </table:table-cell>
          <table:table-cell office:value-type="string" table:style-name="ce63">
            <text:p>YES</text:p>
          </table:table-cell>
          <table:table-cell office:value-type="string" table:style-name="ce63">
            <text:p>SD</text:p>
          </table:table-cell>
          <table:table-cell office:value-type="float" office:value="398" table:style-name="ce72">
            <text:p>398</text:p>
          </table:table-cell>
          <table:table-cell office:value-type="float" office:value="446.8" table:style-name="ce72">
            <text:p>447</text:p>
          </table:table-cell>
          <table:table-cell office:value-type="float" office:value="480.96" table:style-name="ce72">
            <text:p>481</text:p>
          </table:table-cell>
          <table:table-cell office:value-type="float" office:value="503.77" table:style-name="ce72">
            <text:p>504</text:p>
          </table:table-cell>
          <table:table-cell office:value-type="float" office:value="570.73" table:style-name="ce72">
            <text:p>571</text:p>
          </table:table-cell>
          <table:table-cell office:value-type="float" office:value="627.58000000000004" table:style-name="ce72">
            <text:p>628</text:p>
          </table:table-cell>
          <table:table-cell office:value-type="float" office:value="662.48" table:style-name="ce72">
            <text:p>662</text:p>
          </table:table-cell>
          <table:table-cell office:value-type="float" office:value="711.34" table:style-name="ce72">
            <text:p>711</text:p>
          </table:table-cell>
          <table:table-cell office:value-type="float" office:value="754.62" table:style-name="ce72">
            <text:p>755</text:p>
          </table:table-cell>
          <table:table-cell office:value-type="float" office:value="832.59" table:style-name="ce72">
            <text:p>833</text:p>
          </table:table-cell>
          <table:table-cell office:value-type="float" office:value="914.85" table:style-name="ce72">
            <text:p>915</text:p>
          </table:table-cell>
          <table:table-cell office:value-type="float" office:value="982.19" table:style-name="ce72">
            <text:p>982</text:p>
          </table:table-cell>
          <table:table-cell office:value-type="float" office:value="1012.98" table:style-name="ce72">
            <text:p>1,013</text:p>
          </table:table-cell>
          <table:table-cell office:value-type="float" office:value="1058.0999999999999" table:style-name="ce72">
            <text:p>1,058</text:p>
          </table:table-cell>
          <table:table-cell office:value-type="float" office:value="1104.3599999999999" table:style-name="ce72">
            <text:p>1,104</text:p>
          </table:table-cell>
          <table:table-cell office:value-type="float" office:value="1153.06" table:style-name="ce72">
            <text:p>1,153</text:p>
          </table:table-cell>
          <table:table-cell office:value-type="float" office:value="1186.309752862546" table:style-name="ce72">
            <text:p>1,186</text:p>
          </table:table-cell>
          <table:table-cell office:value-type="float" office:value="1214.8499999999999" table:style-name="ce72">
            <text:p>1,215</text:p>
          </table:table-cell>
          <table:table-cell office:value-type="float" office:value="1211.48" table:style-name="ce72">
            <text:p>1,211</text:p>
          </table:table-cell>
          <table:table-cell office:value-type="float" office:value="1213.0999999999999" table:style-name="ce72">
            <text:p>1,213</text:p>
          </table:table-cell>
          <table:table-cell office:value-type="float" office:value="1092.52" table:style-name="ce72">
            <text:p>1,093</text:p>
          </table:table-cell>
          <table:table-cell office:value-type="float" office:value="1094.73" table:style-name="ce72">
            <text:p>1,095</text:p>
          </table:table-cell>
          <table:table-cell office:value-type="float" office:value="1122.6300000000001" table:style-name="ce72">
            <text:p>1,123</text:p>
          </table:table-cell>
          <table:table-cell office:value-type="float" office:value="1169.44" table:style-name="ce73">
            <text:p><text:s/>1,169<text:s/></text:p>
          </table:table-cell>
          <table:table-cell office:value-type="float" office:value="1225.25" table:style-name="ce74">
            <text:p>1,225</text:p>
          </table:table-cell>
          <table:table-cell office:value-type="float" office:value="1326.36" table:style-name="ce72">
            <text:p>1,326</text:p>
          </table:table-cell>
          <table:table-cell office:value-type="float" office:value="1395.96" table:style-name="ce72">
            <text:p>1,396</text:p>
          </table:table-cell>
          <table:table-cell office:value-type="float" office:value="1461.58" table:style-name="ce72">
            <text:p>1,462</text:p>
          </table:table-cell>
          <table:table-cell office:value-type="float" office:value="1520.17" table:style-name="ce72">
            <text:p>1,520</text:p>
          </table:table-cell>
          <table:table-cell office:value-type="float" office:value="1575.66" table:style-name="ce72">
            <text:p>1,576</text:p>
          </table:table-cell>
          <table:table-cell office:value-type="float" office:value="1657.48" table:style-name="ce72">
            <text:p>1,657</text:p>
          </table:table-cell>
          <table:table-cell office:value-type="float" office:value="1743" table:style-name="ce72">
            <text:p>1,743</text:p>
          </table:table-cell>
          <table:table-cell office:value-type="float" office:value="1833.01" table:style-name="ce72">
            <text:p>1,833</text:p>
          </table:table-cell>
          <table:table-cell table:style-name="ce71"/>
          <table:table-cell table:number-columns-repeated="16345"/>
        </table:table-row>
        <table:table-row table:style-name="ro27">
          <table:table-cell office:value-type="string" table:style-name="ce63">
            <text:p>E3932</text:p>
          </table:table-cell>
          <table:table-cell office:value-type="string" table:style-name="ce63">
            <text:p>E07000231</text:p>
          </table:table-cell>
          <table:table-cell office:value-type="string" table:style-name="ce63">
            <text:p>North Wiltshire</text:p>
          </table:table-cell>
          <table:table-cell office:value-type="string" table:style-name="ce63">
            <text:p>NO</text:p>
          </table:table-cell>
          <table:table-cell office:value-type="string" table:style-name="ce63">
            <text:p>SD</text:p>
          </table:table-cell>
          <table:table-cell office:value-type="float" office:value="499" table:style-name="ce72">
            <text:p>499</text:p>
          </table:table-cell>
          <table:table-cell office:value-type="float" office:value="569.22" table:style-name="ce72">
            <text:p>569</text:p>
          </table:table-cell>
          <table:table-cell office:value-type="float" office:value="567.51" table:style-name="ce72">
            <text:p>568</text:p>
          </table:table-cell>
          <table:table-cell office:value-type="float" office:value="584.04999999999995" table:style-name="ce72">
            <text:p>584</text:p>
          </table:table-cell>
          <table:table-cell office:value-type="float" office:value="630.04999999999995" table:style-name="ce72">
            <text:p>630</text:p>
          </table:table-cell>
          <table:table-cell office:value-type="float" office:value="707.9" table:style-name="ce72">
            <text:p>708</text:p>
          </table:table-cell>
          <table:table-cell office:value-type="float" office:value="754.75" table:style-name="ce72">
            <text:p>755</text:p>
          </table:table-cell>
          <table:table-cell office:value-type="float" office:value="817.31" table:style-name="ce72">
            <text:p>817</text:p>
          </table:table-cell>
          <table:table-cell office:value-type="float" office:value="883.48" table:style-name="ce72">
            <text:p>883</text:p>
          </table:table-cell>
          <table:table-cell office:value-type="float" office:value="967.31" table:style-name="ce72">
            <text:p>967</text:p>
          </table:table-cell>
          <table:table-cell office:value-type="float" office:value="1071.18" table:style-name="ce72">
            <text:p>1,071</text:p>
          </table:table-cell>
          <table:table-cell office:value-type="float" office:value="1126.75" table:style-name="ce72">
            <text:p>1,127</text:p>
          </table:table-cell>
          <table:table-cell office:value-type="float" office:value="1179.6500000000001" table:style-name="ce72">
            <text:p>1,180</text:p>
          </table:table-cell>
          <table:table-cell office:value-type="float" office:value="1240.6500000000001" table:style-name="ce72">
            <text:p>1,241</text:p>
          </table:table-cell>
          <table:table-cell office:value-type="float" office:value="1310.58" table:style-name="ce72">
            <text:p>1,311</text:p>
          </table:table-cell>
          <table:table-cell office:value-type="float" office:value="1377.23" table:style-name="ce72">
            <text:p>1,377</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3">
            <text:p>[z]</text:p>
          </table:table-cell>
          <table:table-cell office:value-type="string" table:style-name="ce74">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1"/>
          <table:table-cell table:number-columns-repeated="16345"/>
        </table:table-row>
        <table:table-row table:style-name="ro27">
          <table:table-cell office:value-type="string" table:style-name="ce63">
            <text:p>E2702</text:p>
          </table:table-cell>
          <table:table-cell office:value-type="string" table:style-name="ce63">
            <text:p>E06000065</text:p>
          </table:table-cell>
          <table:table-cell office:value-type="string" table:style-name="ce63">
            <text:p>North Yorkshire</text:p>
          </table:table-cell>
          <table:table-cell office:value-type="string" table:style-name="ce63">
            <text:p>YES</text:p>
          </table:table-cell>
          <table:table-cell office:value-type="string" table:style-name="ce63">
            <text:p>UA</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float" office:value="1821.98" table:style-name="ce72">
            <text:p>1,822</text:p>
          </table:table-cell>
          <table:table-cell office:value-type="float" office:value="1918" table:style-name="ce72">
            <text:p>1,918</text:p>
          </table:table-cell>
          <table:table-cell office:value-type="float" office:value="2081.2199999999998" table:style-name="ce72">
            <text:p>2,081</text:p>
          </table:table-cell>
          <table:table-cell table:style-name="ce71"/>
          <table:table-cell table:number-columns-repeated="16345"/>
        </table:table-row>
        <table:table-row table:style-name="ro27">
          <table:table-cell office:value-type="string" table:style-name="ce63">
            <text:p>E2835</text:p>
          </table:table-cell>
          <table:table-cell office:value-type="string" table:style-name="ce63">
            <text:p>E07000154</text:p>
          </table:table-cell>
          <table:table-cell office:value-type="string" table:style-name="ce63">
            <text:p>Northampton</text:p>
          </table:table-cell>
          <table:table-cell office:value-type="string" table:style-name="ce63">
            <text:p>NO</text:p>
          </table:table-cell>
          <table:table-cell office:value-type="string" table:style-name="ce63">
            <text:p>SD</text:p>
          </table:table-cell>
          <table:table-cell office:value-type="float" office:value="376" table:style-name="ce72">
            <text:p>376</text:p>
          </table:table-cell>
          <table:table-cell office:value-type="float" office:value="453.49" table:style-name="ce72">
            <text:p>453</text:p>
          </table:table-cell>
          <table:table-cell office:value-type="float" office:value="477.1" table:style-name="ce72">
            <text:p>477</text:p>
          </table:table-cell>
          <table:table-cell office:value-type="float" office:value="499.14" table:style-name="ce72">
            <text:p>499</text:p>
          </table:table-cell>
          <table:table-cell office:value-type="float" office:value="504.16" table:style-name="ce72">
            <text:p>504</text:p>
          </table:table-cell>
          <table:table-cell office:value-type="float" office:value="540.57000000000005" table:style-name="ce72">
            <text:p>541</text:p>
          </table:table-cell>
          <table:table-cell office:value-type="float" office:value="597.49" table:style-name="ce72">
            <text:p>597</text:p>
          </table:table-cell>
          <table:table-cell office:value-type="float" office:value="636.69000000000005" table:style-name="ce72">
            <text:p>637</text:p>
          </table:table-cell>
          <table:table-cell office:value-type="float" office:value="675.35" table:style-name="ce72">
            <text:p>675</text:p>
          </table:table-cell>
          <table:table-cell office:value-type="float" office:value="763.85" table:style-name="ce72">
            <text:p>764</text:p>
          </table:table-cell>
          <table:table-cell office:value-type="float" office:value="833.84" table:style-name="ce72">
            <text:p>834</text:p>
          </table:table-cell>
          <table:table-cell office:value-type="float" office:value="886.96" table:style-name="ce72">
            <text:p>887</text:p>
          </table:table-cell>
          <table:table-cell office:value-type="float" office:value="908.76" table:style-name="ce72">
            <text:p>909</text:p>
          </table:table-cell>
          <table:table-cell office:value-type="float" office:value="943.95" table:style-name="ce72">
            <text:p>944</text:p>
          </table:table-cell>
          <table:table-cell office:value-type="float" office:value="983.4" table:style-name="ce72">
            <text:p>983</text:p>
          </table:table-cell>
          <table:table-cell office:value-type="float" office:value="1023" table:style-name="ce72">
            <text:p>1,023</text:p>
          </table:table-cell>
          <table:table-cell office:value-type="float" office:value="1062.0862501004488" table:style-name="ce72">
            <text:p>1,062</text:p>
          </table:table-cell>
          <table:table-cell office:value-type="float" office:value="1100.8" table:style-name="ce72">
            <text:p>1,101</text:p>
          </table:table-cell>
          <table:table-cell office:value-type="float" office:value="1090.68" table:style-name="ce72">
            <text:p>1,091</text:p>
          </table:table-cell>
          <table:table-cell office:value-type="float" office:value="1091.3800000000001" table:style-name="ce72">
            <text:p>1,091</text:p>
          </table:table-cell>
          <table:table-cell office:value-type="float" office:value="942.05" table:style-name="ce72">
            <text:p>942</text:p>
          </table:table-cell>
          <table:table-cell office:value-type="float" office:value="977.01" table:style-name="ce72">
            <text:p>977</text:p>
          </table:table-cell>
          <table:table-cell office:value-type="float" office:value="1006.02" table:style-name="ce72">
            <text:p>1,006</text:p>
          </table:table-cell>
          <table:table-cell office:value-type="float" office:value="1066.3" table:style-name="ce73">
            <text:p><text:s/>1,066<text:s/></text:p>
          </table:table-cell>
          <table:table-cell office:value-type="float" office:value="1122.1199999999999" table:style-name="ce74">
            <text:p>1,122</text:p>
          </table:table-cell>
          <table:table-cell office:value-type="float" office:value="1197.8699999999999" table:style-name="ce72">
            <text:p>1,198</text:p>
          </table:table-cell>
          <table:table-cell office:value-type="float" office:value="1280.96" table:style-name="ce72">
            <text:p>1,281</text:p>
          </table:table-cell>
          <table:table-cell office:value-type="float" office:value="1336.6" table:style-name="ce72">
            <text:p>1,337</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1"/>
          <table:table-cell table:number-columns-repeated="16345"/>
        </table:table-row>
        <table:table-row table:style-name="ro27">
          <table:table-cell office:value-type="string" table:style-name="ce63">
            <text:p>E0134</text:p>
          </table:table-cell>
          <table:table-cell office:value-type="string" table:style-name="ce63">
            <text:p>[z]</text:p>
          </table:table-cell>
          <table:table-cell office:value-type="string" table:style-name="ce63">
            <text:p>Northavon</text:p>
          </table:table-cell>
          <table:table-cell office:value-type="string" table:style-name="ce63">
            <text:p>NO</text:p>
          </table:table-cell>
          <table:table-cell office:value-type="string" table:style-name="ce63">
            <text:p>SD</text:p>
          </table:table-cell>
          <table:table-cell office:value-type="float" office:value="525" table:style-name="ce72">
            <text:p>525</text:p>
          </table:table-cell>
          <table:table-cell office:value-type="float" office:value="573.27" table:style-name="ce72">
            <text:p>573</text:p>
          </table:table-cell>
          <table:table-cell office:value-type="float" office:value="602" table:style-name="ce72">
            <text:p>602</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3">
            <text:p>[z]</text:p>
          </table:table-cell>
          <table:table-cell office:value-type="string" table:style-name="ce74">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1"/>
          <table:table-cell table:number-columns-repeated="16345"/>
        </table:table-row>
        <table:table-row table:style-name="ro27">
          <table:table-cell office:value-type="string" table:style-name="ce63">
            <text:p>E2901</text:p>
          </table:table-cell>
          <table:table-cell office:value-type="string" table:style-name="ce63">
            <text:p>E06000057</text:p>
          </table:table-cell>
          <table:table-cell office:value-type="string" table:style-name="ce63">
            <text:p>Northumberland UA</text:p>
          </table:table-cell>
          <table:table-cell office:value-type="string" table:style-name="ce63">
            <text:p>YES</text:p>
          </table:table-cell>
          <table:table-cell office:value-type="string" table:style-name="ce63">
            <text:p>UA</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float" office:value="1111.2809681282265" table:style-name="ce72">
            <text:p>1,111</text:p>
          </table:table-cell>
          <table:table-cell office:value-type="float" office:value="1138.03" table:style-name="ce72">
            <text:p>1,138</text:p>
          </table:table-cell>
          <table:table-cell office:value-type="float" office:value="1148.3699999999999" table:style-name="ce72">
            <text:p>1,148</text:p>
          </table:table-cell>
          <table:table-cell office:value-type="float" office:value="1155.49" table:style-name="ce72">
            <text:p>1,155</text:p>
          </table:table-cell>
          <table:table-cell office:value-type="float" office:value="1018.36" table:style-name="ce72">
            <text:p>1,018</text:p>
          </table:table-cell>
          <table:table-cell office:value-type="float" office:value="1036.51" table:style-name="ce72">
            <text:p>1,037</text:p>
          </table:table-cell>
          <table:table-cell office:value-type="float" office:value="1063.19" table:style-name="ce72">
            <text:p>1,063</text:p>
          </table:table-cell>
          <table:table-cell office:value-type="float" office:value="1113.94" table:style-name="ce73">
            <text:p><text:s/>1,114<text:s/></text:p>
          </table:table-cell>
          <table:table-cell office:value-type="float" office:value="1183.1300000000001" table:style-name="ce74">
            <text:p>1,183</text:p>
          </table:table-cell>
          <table:table-cell office:value-type="float" office:value="1251.75" table:style-name="ce72">
            <text:p>1,252</text:p>
          </table:table-cell>
          <table:table-cell office:value-type="float" office:value="1329.88" table:style-name="ce72">
            <text:p>1,330</text:p>
          </table:table-cell>
          <table:table-cell office:value-type="float" office:value="1391.31" table:style-name="ce72">
            <text:p>1,391</text:p>
          </table:table-cell>
          <table:table-cell office:value-type="float" office:value="1429.89" table:style-name="ce72">
            <text:p>1,430</text:p>
          </table:table-cell>
          <table:table-cell office:value-type="float" office:value="1502.09" table:style-name="ce72">
            <text:p>1,502</text:p>
          </table:table-cell>
          <table:table-cell office:value-type="float" office:value="1587.71" table:style-name="ce72">
            <text:p>1,588</text:p>
          </table:table-cell>
          <table:table-cell office:value-type="float" office:value="1680" table:style-name="ce72">
            <text:p>1,680</text:p>
          </table:table-cell>
          <table:table-cell office:value-type="float" office:value="1810.27" table:style-name="ce72">
            <text:p>1,810</text:p>
          </table:table-cell>
          <table:table-cell table:style-name="ce71"/>
          <table:table-cell table:number-columns-repeated="16345"/>
        </table:table-row>
        <table:table-row table:style-name="ro27">
          <table:table-cell office:value-type="string" table:style-name="ce63">
            <text:p>E2636</text:p>
          </table:table-cell>
          <table:table-cell office:value-type="string" table:style-name="ce63">
            <text:p>E07000148</text:p>
          </table:table-cell>
          <table:table-cell office:value-type="string" table:style-name="ce63">
            <text:p>Norwich</text:p>
          </table:table-cell>
          <table:table-cell office:value-type="string" table:style-name="ce63">
            <text:p>YES</text:p>
          </table:table-cell>
          <table:table-cell office:value-type="string" table:style-name="ce63">
            <text:p>SD</text:p>
          </table:table-cell>
          <table:table-cell office:value-type="float" office:value="395" table:style-name="ce72">
            <text:p>395</text:p>
          </table:table-cell>
          <table:table-cell office:value-type="float" office:value="404.53" table:style-name="ce72">
            <text:p>405</text:p>
          </table:table-cell>
          <table:table-cell office:value-type="float" office:value="430.23" table:style-name="ce72">
            <text:p>430</text:p>
          </table:table-cell>
          <table:table-cell office:value-type="float" office:value="432.43" table:style-name="ce72">
            <text:p>432</text:p>
          </table:table-cell>
          <table:table-cell office:value-type="float" office:value="443.9" table:style-name="ce72">
            <text:p>444</text:p>
          </table:table-cell>
          <table:table-cell office:value-type="float" office:value="495.73" table:style-name="ce72">
            <text:p>496</text:p>
          </table:table-cell>
          <table:table-cell office:value-type="float" office:value="548.63" table:style-name="ce72">
            <text:p>549</text:p>
          </table:table-cell>
          <table:table-cell office:value-type="float" office:value="586.62" table:style-name="ce72">
            <text:p>587</text:p>
          </table:table-cell>
          <table:table-cell office:value-type="float" office:value="628.51" table:style-name="ce72">
            <text:p>629</text:p>
          </table:table-cell>
          <table:table-cell office:value-type="float" office:value="694.92" table:style-name="ce72">
            <text:p>695</text:p>
          </table:table-cell>
          <table:table-cell office:value-type="float" office:value="802.38" table:style-name="ce72">
            <text:p>802</text:p>
          </table:table-cell>
          <table:table-cell office:value-type="float" office:value="849.54" table:style-name="ce72">
            <text:p>850</text:p>
          </table:table-cell>
          <table:table-cell office:value-type="float" office:value="877.66" table:style-name="ce72">
            <text:p>878</text:p>
          </table:table-cell>
          <table:table-cell office:value-type="float" office:value="916.91" table:style-name="ce72">
            <text:p>917</text:p>
          </table:table-cell>
          <table:table-cell office:value-type="float" office:value="966.26" table:style-name="ce72">
            <text:p>966</text:p>
          </table:table-cell>
          <table:table-cell office:value-type="float" office:value="1016.89" table:style-name="ce72">
            <text:p>1,017</text:p>
          </table:table-cell>
          <table:table-cell office:value-type="float" office:value="1045.0315744092336" table:style-name="ce72">
            <text:p>1,045</text:p>
          </table:table-cell>
          <table:table-cell office:value-type="float" office:value="1060.76" table:style-name="ce72">
            <text:p>1,061</text:p>
          </table:table-cell>
          <table:table-cell office:value-type="float" office:value="1059.33" table:style-name="ce72">
            <text:p>1,059</text:p>
          </table:table-cell>
          <table:table-cell office:value-type="float" office:value="1056.58" table:style-name="ce72">
            <text:p>1,057</text:p>
          </table:table-cell>
          <table:table-cell office:value-type="float" office:value="839.09" table:style-name="ce72">
            <text:p>839</text:p>
          </table:table-cell>
          <table:table-cell office:value-type="float" office:value="837.28" table:style-name="ce72">
            <text:p>837</text:p>
          </table:table-cell>
          <table:table-cell office:value-type="float" office:value="858.72" table:style-name="ce72">
            <text:p>859</text:p>
          </table:table-cell>
          <table:table-cell office:value-type="float" office:value="901.24" table:style-name="ce73">
            <text:p><text:s/>901<text:s/></text:p>
          </table:table-cell>
          <table:table-cell office:value-type="float" office:value="953.76" table:style-name="ce74">
            <text:p>954</text:p>
          </table:table-cell>
          <table:table-cell office:value-type="float" office:value="1015.53" table:style-name="ce72">
            <text:p>1,016</text:p>
          </table:table-cell>
          <table:table-cell office:value-type="float" office:value="1072.53" table:style-name="ce72">
            <text:p>1,073</text:p>
          </table:table-cell>
          <table:table-cell office:value-type="float" office:value="1122.75" table:style-name="ce72">
            <text:p>1,123</text:p>
          </table:table-cell>
          <table:table-cell office:value-type="float" office:value="1168.08" table:style-name="ce72">
            <text:p>1,168</text:p>
          </table:table-cell>
          <table:table-cell office:value-type="float" office:value="1204.4100000000001" table:style-name="ce72">
            <text:p>1,204</text:p>
          </table:table-cell>
          <table:table-cell office:value-type="float" office:value="1272.52" table:style-name="ce72">
            <text:p>1,273</text:p>
          </table:table-cell>
          <table:table-cell office:value-type="float" office:value="1344" table:style-name="ce72">
            <text:p>1,344</text:p>
          </table:table-cell>
          <table:table-cell office:value-type="float" office:value="1410.51" table:style-name="ce72">
            <text:p>1,411</text:p>
          </table:table-cell>
          <table:table-cell table:style-name="ce71"/>
          <table:table-cell table:number-columns-repeated="16345"/>
        </table:table-row>
        <table:table-row table:style-name="ro27">
          <table:table-cell office:value-type="string" table:style-name="ce76">
            <text:p>E3037</text:p>
          </table:table-cell>
          <table:table-cell office:value-type="string" table:style-name="ce63">
            <text:p>[z]</text:p>
          </table:table-cell>
          <table:table-cell office:value-type="string" table:style-name="ce63">
            <text:p>Nottingham</text:p>
          </table:table-cell>
          <table:table-cell office:value-type="string" table:style-name="ce60">
            <text:p>NO</text:p>
          </table:table-cell>
          <table:table-cell office:value-type="string" table:style-name="ce60">
            <text:p>SD</text:p>
          </table:table-cell>
          <table:table-cell office:value-type="float" office:value="397" table:style-name="ce72">
            <text:p>397</text:p>
          </table:table-cell>
          <table:table-cell office:value-type="float" office:value="436.59" table:style-name="ce72">
            <text:p>437</text:p>
          </table:table-cell>
          <table:table-cell office:value-type="float" office:value="458.08" table:style-name="ce72">
            <text:p>458</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3">
            <text:p>[z]</text:p>
          </table:table-cell>
          <table:table-cell office:value-type="string" table:style-name="ce74">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8"/>
          <table:table-cell table:number-columns-repeated="16345"/>
        </table:table-row>
        <table:table-row table:style-name="ro27">
          <table:table-cell office:value-type="string" table:style-name="ce63">
            <text:p>E3001</text:p>
          </table:table-cell>
          <table:table-cell office:value-type="string" table:style-name="ce63">
            <text:p>E06000018</text:p>
          </table:table-cell>
          <table:table-cell office:value-type="string" table:style-name="ce63">
            <text:p>Nottingham UA</text:p>
          </table:table-cell>
          <table:table-cell office:value-type="string" table:style-name="ce63">
            <text:p>YES</text:p>
          </table:table-cell>
          <table:table-cell office:value-type="string" table:style-name="ce63">
            <text:p>UA</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float" office:value="483.59" table:style-name="ce72">
            <text:p>484</text:p>
          </table:table-cell>
          <table:table-cell office:value-type="float" office:value="509.79" table:style-name="ce72">
            <text:p>510</text:p>
          </table:table-cell>
          <table:table-cell office:value-type="float" office:value="523.29999999999995" table:style-name="ce72">
            <text:p>523</text:p>
          </table:table-cell>
          <table:table-cell office:value-type="float" office:value="559.35" table:style-name="ce72">
            <text:p>559</text:p>
          </table:table-cell>
          <table:table-cell office:value-type="float" office:value="579.14" table:style-name="ce72">
            <text:p>579</text:p>
          </table:table-cell>
          <table:table-cell office:value-type="float" office:value="613.09" table:style-name="ce72">
            <text:p>613</text:p>
          </table:table-cell>
          <table:table-cell office:value-type="float" office:value="659.33" table:style-name="ce72">
            <text:p>659</text:p>
          </table:table-cell>
          <table:table-cell office:value-type="float" office:value="719.92" table:style-name="ce72">
            <text:p>720</text:p>
          </table:table-cell>
          <table:table-cell office:value-type="float" office:value="801.42" table:style-name="ce72">
            <text:p>801</text:p>
          </table:table-cell>
          <table:table-cell office:value-type="float" office:value="837.43" table:style-name="ce72">
            <text:p>837</text:p>
          </table:table-cell>
          <table:table-cell office:value-type="float" office:value="874.17" table:style-name="ce72">
            <text:p>874</text:p>
          </table:table-cell>
          <table:table-cell office:value-type="float" office:value="904.24" table:style-name="ce72">
            <text:p>904</text:p>
          </table:table-cell>
          <table:table-cell office:value-type="float" office:value="929.33" table:style-name="ce72">
            <text:p>929</text:p>
          </table:table-cell>
          <table:table-cell office:value-type="float" office:value="960.64119833256143" table:style-name="ce72">
            <text:p>961</text:p>
          </table:table-cell>
          <table:table-cell office:value-type="float" office:value="990.7" table:style-name="ce72">
            <text:p>991</text:p>
          </table:table-cell>
          <table:table-cell office:value-type="float" office:value="988.33" table:style-name="ce72">
            <text:p>988</text:p>
          </table:table-cell>
          <table:table-cell office:value-type="float" office:value="1019.24" table:style-name="ce72">
            <text:p>1,019</text:p>
          </table:table-cell>
          <table:table-cell office:value-type="float" office:value="779.04" table:style-name="ce72">
            <text:p>779</text:p>
          </table:table-cell>
          <table:table-cell office:value-type="float" office:value="826.53" table:style-name="ce72">
            <text:p>827</text:p>
          </table:table-cell>
          <table:table-cell office:value-type="float" office:value="855.31" table:style-name="ce72">
            <text:p>855</text:p>
          </table:table-cell>
          <table:table-cell office:value-type="float" office:value="894.97" table:style-name="ce73">
            <text:p><text:s/>895<text:s/></text:p>
          </table:table-cell>
          <table:table-cell office:value-type="float" office:value="951.8" table:style-name="ce74">
            <text:p>952</text:p>
          </table:table-cell>
          <table:table-cell office:value-type="float" office:value="1035.8800000000001" table:style-name="ce72">
            <text:p>1,036</text:p>
          </table:table-cell>
          <table:table-cell office:value-type="float" office:value="1094.96" table:style-name="ce72">
            <text:p>1,095</text:p>
          </table:table-cell>
          <table:table-cell office:value-type="float" office:value="1145.5" table:style-name="ce72">
            <text:p>1,146</text:p>
          </table:table-cell>
          <table:table-cell office:value-type="float" office:value="1179.73" table:style-name="ce72">
            <text:p>1,180</text:p>
          </table:table-cell>
          <table:table-cell office:value-type="float" office:value="1235.95" table:style-name="ce72">
            <text:p>1,236</text:p>
          </table:table-cell>
          <table:table-cell office:value-type="float" office:value="1311.61" table:style-name="ce72">
            <text:p>1,312</text:p>
          </table:table-cell>
          <table:table-cell office:value-type="float" office:value="1384" table:style-name="ce72">
            <text:p>1,384</text:p>
          </table:table-cell>
          <table:table-cell office:value-type="float" office:value="1481.45" table:style-name="ce72">
            <text:p>1,481</text:p>
          </table:table-cell>
          <table:table-cell table:style-name="ce71"/>
          <table:table-cell table:number-columns-repeated="16345"/>
        </table:table-row>
        <table:table-row table:style-name="ro27">
          <table:table-cell office:value-type="string" table:style-name="ce63">
            <text:p>E3732</text:p>
          </table:table-cell>
          <table:table-cell office:value-type="string" table:style-name="ce63">
            <text:p>E07000219</text:p>
          </table:table-cell>
          <table:table-cell office:value-type="string" table:style-name="ce63">
            <text:p>Nuneaton &amp; Bedworth</text:p>
          </table:table-cell>
          <table:table-cell office:value-type="string" table:style-name="ce63">
            <text:p>YES</text:p>
          </table:table-cell>
          <table:table-cell office:value-type="string" table:style-name="ce63">
            <text:p>SD</text:p>
          </table:table-cell>
          <table:table-cell office:value-type="float" office:value="481" table:style-name="ce72">
            <text:p>481</text:p>
          </table:table-cell>
          <table:table-cell office:value-type="float" office:value="484.73" table:style-name="ce72">
            <text:p>485</text:p>
          </table:table-cell>
          <table:table-cell office:value-type="float" office:value="497.69" table:style-name="ce72">
            <text:p>498</text:p>
          </table:table-cell>
          <table:table-cell office:value-type="float" office:value="524.5" table:style-name="ce72">
            <text:p>525</text:p>
          </table:table-cell>
          <table:table-cell office:value-type="float" office:value="553.74" table:style-name="ce72">
            <text:p>554</text:p>
          </table:table-cell>
          <table:table-cell office:value-type="float" office:value="579.83000000000004" table:style-name="ce72">
            <text:p>580</text:p>
          </table:table-cell>
          <table:table-cell office:value-type="float" office:value="629.57000000000005" table:style-name="ce72">
            <text:p>630</text:p>
          </table:table-cell>
          <table:table-cell office:value-type="float" office:value="664.86" table:style-name="ce72">
            <text:p>665</text:p>
          </table:table-cell>
          <table:table-cell office:value-type="float" office:value="707.3" table:style-name="ce72">
            <text:p>707</text:p>
          </table:table-cell>
          <table:table-cell office:value-type="float" office:value="793.75" table:style-name="ce72">
            <text:p>794</text:p>
          </table:table-cell>
          <table:table-cell office:value-type="float" office:value="863.86" table:style-name="ce72">
            <text:p>864</text:p>
          </table:table-cell>
          <table:table-cell office:value-type="float" office:value="923.36" table:style-name="ce72">
            <text:p>923</text:p>
          </table:table-cell>
          <table:table-cell office:value-type="float" office:value="947" table:style-name="ce72">
            <text:p>947</text:p>
          </table:table-cell>
          <table:table-cell office:value-type="float" office:value="988.35" table:style-name="ce72">
            <text:p>988</text:p>
          </table:table-cell>
          <table:table-cell office:value-type="float" office:value="1031.0999999999999" table:style-name="ce72">
            <text:p>1,031</text:p>
          </table:table-cell>
          <table:table-cell office:value-type="float" office:value="1083.81" table:style-name="ce72">
            <text:p>1,084</text:p>
          </table:table-cell>
          <table:table-cell office:value-type="float" office:value="1121.1696084540088" table:style-name="ce72">
            <text:p>1,121</text:p>
          </table:table-cell>
          <table:table-cell office:value-type="float" office:value="1142.48" table:style-name="ce72">
            <text:p>1,142</text:p>
          </table:table-cell>
          <table:table-cell office:value-type="float" office:value="1148.54" table:style-name="ce72">
            <text:p>1,149</text:p>
          </table:table-cell>
          <table:table-cell office:value-type="float" office:value="1152.05" table:style-name="ce72">
            <text:p>1,152</text:p>
          </table:table-cell>
          <table:table-cell office:value-type="float" office:value="972.78" table:style-name="ce72">
            <text:p>973</text:p>
          </table:table-cell>
          <table:table-cell office:value-type="float" office:value="996.32" table:style-name="ce72">
            <text:p>996</text:p>
          </table:table-cell>
          <table:table-cell office:value-type="float" office:value="1036.6600000000001" table:style-name="ce72">
            <text:p>1,037</text:p>
          </table:table-cell>
          <table:table-cell office:value-type="float" office:value="1078.75" table:style-name="ce73">
            <text:p><text:s/>1,079<text:s/></text:p>
          </table:table-cell>
          <table:table-cell office:value-type="float" office:value="1125.27" table:style-name="ce74">
            <text:p>1,125</text:p>
          </table:table-cell>
          <table:table-cell office:value-type="float" office:value="1199.1500000000001" table:style-name="ce72">
            <text:p>1,199</text:p>
          </table:table-cell>
          <table:table-cell office:value-type="float" office:value="1273.47" table:style-name="ce72">
            <text:p>1,273</text:p>
          </table:table-cell>
          <table:table-cell office:value-type="float" office:value="1331.56" table:style-name="ce72">
            <text:p>1,332</text:p>
          </table:table-cell>
          <table:table-cell office:value-type="float" office:value="1365.11" table:style-name="ce72">
            <text:p>1,365</text:p>
          </table:table-cell>
          <table:table-cell office:value-type="float" office:value="1426.93" table:style-name="ce72">
            <text:p>1,427</text:p>
          </table:table-cell>
          <table:table-cell office:value-type="float" office:value="1467.74" table:style-name="ce72">
            <text:p>1,468</text:p>
          </table:table-cell>
          <table:table-cell office:value-type="float" office:value="1547" table:style-name="ce72">
            <text:p>1,547</text:p>
          </table:table-cell>
          <table:table-cell office:value-type="float" office:value="1624.6" table:style-name="ce72">
            <text:p>1,625</text:p>
          </table:table-cell>
          <table:table-cell table:style-name="ce71"/>
          <table:table-cell table:number-columns-repeated="16345"/>
        </table:table-row>
        <table:table-row table:style-name="ro27">
          <table:table-cell office:value-type="string" table:style-name="ce63">
            <text:p>E2438</text:p>
          </table:table-cell>
          <table:table-cell office:value-type="string" table:style-name="ce63">
            <text:p>E07000135</text:p>
          </table:table-cell>
          <table:table-cell office:value-type="string" table:style-name="ce63">
            <text:p>Oadby &amp; Wigston</text:p>
          </table:table-cell>
          <table:table-cell office:value-type="string" table:style-name="ce63">
            <text:p>YES</text:p>
          </table:table-cell>
          <table:table-cell office:value-type="string" table:style-name="ce63">
            <text:p>SD</text:p>
          </table:table-cell>
          <table:table-cell office:value-type="float" office:value="427" table:style-name="ce72">
            <text:p>427</text:p>
          </table:table-cell>
          <table:table-cell office:value-type="float" office:value="476.7" table:style-name="ce72">
            <text:p>477</text:p>
          </table:table-cell>
          <table:table-cell office:value-type="float" office:value="494.04" table:style-name="ce72">
            <text:p>494</text:p>
          </table:table-cell>
          <table:table-cell office:value-type="float" office:value="502.29" table:style-name="ce72">
            <text:p>502</text:p>
          </table:table-cell>
          <table:table-cell office:value-type="float" office:value="562.24" table:style-name="ce72">
            <text:p>562</text:p>
          </table:table-cell>
          <table:table-cell office:value-type="float" office:value="605.41999999999996" table:style-name="ce72">
            <text:p>605</text:p>
          </table:table-cell>
          <table:table-cell office:value-type="float" office:value="660.65" table:style-name="ce72">
            <text:p>661</text:p>
          </table:table-cell>
          <table:table-cell office:value-type="float" office:value="711.12" table:style-name="ce72">
            <text:p>711</text:p>
          </table:table-cell>
          <table:table-cell office:value-type="float" office:value="755.86" table:style-name="ce72">
            <text:p>756</text:p>
          </table:table-cell>
          <table:table-cell office:value-type="float" office:value="832.53" table:style-name="ce72">
            <text:p>833</text:p>
          </table:table-cell>
          <table:table-cell office:value-type="float" office:value="909.57" table:style-name="ce72">
            <text:p>910</text:p>
          </table:table-cell>
          <table:table-cell office:value-type="float" office:value="983.12" table:style-name="ce72">
            <text:p>983</text:p>
          </table:table-cell>
          <table:table-cell office:value-type="float" office:value="1013.9" table:style-name="ce72">
            <text:p>1,014</text:p>
          </table:table-cell>
          <table:table-cell office:value-type="float" office:value="1055.95" table:style-name="ce72">
            <text:p>1,056</text:p>
          </table:table-cell>
          <table:table-cell office:value-type="float" office:value="1102.79" table:style-name="ce72">
            <text:p>1,103</text:p>
          </table:table-cell>
          <table:table-cell office:value-type="float" office:value="1155.67" table:style-name="ce72">
            <text:p>1,156</text:p>
          </table:table-cell>
          <table:table-cell office:value-type="float" office:value="1184.3905360838842" table:style-name="ce72">
            <text:p>1,184</text:p>
          </table:table-cell>
          <table:table-cell office:value-type="float" office:value="1214.3599999999999" table:style-name="ce72">
            <text:p>1,214</text:p>
          </table:table-cell>
          <table:table-cell office:value-type="float" office:value="1211.6300000000001" table:style-name="ce72">
            <text:p>1,212</text:p>
          </table:table-cell>
          <table:table-cell office:value-type="float" office:value="1215.6199999999999" table:style-name="ce72">
            <text:p>1,216</text:p>
          </table:table-cell>
          <table:table-cell office:value-type="float" office:value="1091.79" table:style-name="ce72">
            <text:p>1,092</text:p>
          </table:table-cell>
          <table:table-cell office:value-type="float" office:value="1103.3800000000001" table:style-name="ce72">
            <text:p>1,103</text:p>
          </table:table-cell>
          <table:table-cell office:value-type="float" office:value="1137.78" table:style-name="ce72">
            <text:p>1,138</text:p>
          </table:table-cell>
          <table:table-cell office:value-type="float" office:value="1188.28" table:style-name="ce73">
            <text:p><text:s/>1,188<text:s/></text:p>
          </table:table-cell>
          <table:table-cell office:value-type="float" office:value="1235.57" table:style-name="ce74">
            <text:p>1,236</text:p>
          </table:table-cell>
          <table:table-cell office:value-type="float" office:value="1303.5999999999999" table:style-name="ce72">
            <text:p>1,304</text:p>
          </table:table-cell>
          <table:table-cell office:value-type="float" office:value="1374.49" table:style-name="ce72">
            <text:p>1,374</text:p>
          </table:table-cell>
          <table:table-cell office:value-type="float" office:value="1429.91" table:style-name="ce72">
            <text:p>1,430</text:p>
          </table:table-cell>
          <table:table-cell office:value-type="float" office:value="1497.66" table:style-name="ce72">
            <text:p>1,498</text:p>
          </table:table-cell>
          <table:table-cell office:value-type="float" office:value="1538.36" table:style-name="ce72">
            <text:p>1,538</text:p>
          </table:table-cell>
          <table:table-cell office:value-type="float" office:value="1635.86" table:style-name="ce72">
            <text:p>1,636</text:p>
          </table:table-cell>
          <table:table-cell office:value-type="float" office:value="1733" table:style-name="ce72">
            <text:p>1,733</text:p>
          </table:table-cell>
          <table:table-cell office:value-type="float" office:value="1813.74" table:style-name="ce72">
            <text:p>1,814</text:p>
          </table:table-cell>
          <table:table-cell table:style-name="ce71"/>
          <table:table-cell table:number-columns-repeated="16345"/>
        </table:table-row>
        <table:table-row table:style-name="ro27">
          <table:table-cell office:value-type="string" table:style-name="ce63">
            <text:p>E4204</text:p>
          </table:table-cell>
          <table:table-cell office:value-type="string" table:style-name="ce63">
            <text:p>E08000004</text:p>
          </table:table-cell>
          <table:table-cell office:value-type="string" table:style-name="ce63">
            <text:p>Oldham</text:p>
          </table:table-cell>
          <table:table-cell office:value-type="string" table:style-name="ce63">
            <text:p>YES</text:p>
          </table:table-cell>
          <table:table-cell office:value-type="string" table:style-name="ce63">
            <text:p>MD</text:p>
          </table:table-cell>
          <table:table-cell office:value-type="float" office:value="436" table:style-name="ce72">
            <text:p>436</text:p>
          </table:table-cell>
          <table:table-cell office:value-type="float" office:value="473.95" table:style-name="ce72">
            <text:p>474</text:p>
          </table:table-cell>
          <table:table-cell office:value-type="float" office:value="505.12" table:style-name="ce72">
            <text:p>505</text:p>
          </table:table-cell>
          <table:table-cell office:value-type="float" office:value="531.21" table:style-name="ce72">
            <text:p>531</text:p>
          </table:table-cell>
          <table:table-cell office:value-type="float" office:value="564.03" table:style-name="ce72">
            <text:p>564</text:p>
          </table:table-cell>
          <table:table-cell office:value-type="float" office:value="599" table:style-name="ce72">
            <text:p>599</text:p>
          </table:table-cell>
          <table:table-cell office:value-type="float" office:value="640.41" table:style-name="ce72">
            <text:p>640</text:p>
          </table:table-cell>
          <table:table-cell office:value-type="float" office:value="663.74" table:style-name="ce72">
            <text:p>664</text:p>
          </table:table-cell>
          <table:table-cell office:value-type="float" office:value="724.5" table:style-name="ce72">
            <text:p>725</text:p>
          </table:table-cell>
          <table:table-cell office:value-type="float" office:value="745.17" table:style-name="ce72">
            <text:p>745</text:p>
          </table:table-cell>
          <table:table-cell office:value-type="float" office:value="837.18" table:style-name="ce72">
            <text:p>837</text:p>
          </table:table-cell>
          <table:table-cell office:value-type="float" office:value="880.36" table:style-name="ce72">
            <text:p>880</text:p>
          </table:table-cell>
          <table:table-cell office:value-type="float" office:value="922.88" table:style-name="ce72">
            <text:p>923</text:p>
          </table:table-cell>
          <table:table-cell office:value-type="float" office:value="971.05" table:style-name="ce72">
            <text:p>971</text:p>
          </table:table-cell>
          <table:table-cell office:value-type="float" office:value="1018.33" table:style-name="ce72">
            <text:p>1,018</text:p>
          </table:table-cell>
          <table:table-cell office:value-type="float" office:value="1020.52" table:style-name="ce72">
            <text:p>1,021</text:p>
          </table:table-cell>
          <table:table-cell office:value-type="float" office:value="1053.6516581441481" table:style-name="ce72">
            <text:p>1,054</text:p>
          </table:table-cell>
          <table:table-cell office:value-type="float" office:value="1075.24" table:style-name="ce72">
            <text:p>1,075</text:p>
          </table:table-cell>
          <table:table-cell office:value-type="float" office:value="1077.3800000000001" table:style-name="ce72">
            <text:p>1,077</text:p>
          </table:table-cell>
          <table:table-cell office:value-type="float" office:value="1077.72" table:style-name="ce72">
            <text:p>1,078</text:p>
          </table:table-cell>
          <table:table-cell office:value-type="float" office:value="888.65" table:style-name="ce72">
            <text:p>889</text:p>
          </table:table-cell>
          <table:table-cell office:value-type="float" office:value="901.84" table:style-name="ce72">
            <text:p>902</text:p>
          </table:table-cell>
          <table:table-cell office:value-type="float" office:value="923.01" table:style-name="ce72">
            <text:p>923</text:p>
          </table:table-cell>
          <table:table-cell office:value-type="float" office:value="968.1" table:style-name="ce73">
            <text:p><text:s/>968<text:s/></text:p>
          </table:table-cell>
          <table:table-cell office:value-type="float" office:value="1009.04" table:style-name="ce74">
            <text:p>1,009</text:p>
          </table:table-cell>
          <table:table-cell office:value-type="float" office:value="1066.47" table:style-name="ce72">
            <text:p>1,066</text:p>
          </table:table-cell>
          <table:table-cell office:value-type="float" office:value="1140.6099999999999" table:style-name="ce72">
            <text:p>1,141</text:p>
          </table:table-cell>
          <table:table-cell office:value-type="float" office:value="1199.23" table:style-name="ce72">
            <text:p>1,199</text:p>
          </table:table-cell>
          <table:table-cell office:value-type="float" office:value="1224.6300000000001" table:style-name="ce72">
            <text:p>1,225</text:p>
          </table:table-cell>
          <table:table-cell office:value-type="float" office:value="1279.5899999999999" table:style-name="ce72">
            <text:p>1,280</text:p>
          </table:table-cell>
          <table:table-cell office:value-type="float" office:value="1353.25" table:style-name="ce72">
            <text:p>1,353</text:p>
          </table:table-cell>
          <table:table-cell office:value-type="float" office:value="1439" table:style-name="ce72">
            <text:p>1,439</text:p>
          </table:table-cell>
          <table:table-cell office:value-type="float" office:value="1516.36" table:style-name="ce72">
            <text:p>1,516</text:p>
          </table:table-cell>
          <table:table-cell table:style-name="ce71"/>
          <table:table-cell table:number-columns-repeated="16345"/>
        </table:table-row>
        <table:table-row table:style-name="ro27">
          <table:table-cell office:value-type="string" table:style-name="ce63">
            <text:p>E3233</text:p>
          </table:table-cell>
          <table:table-cell office:value-type="string" table:style-name="ce63">
            <text:p>E07000184</text:p>
          </table:table-cell>
          <table:table-cell office:value-type="string" table:style-name="ce63">
            <text:p>Oswestry</text:p>
          </table:table-cell>
          <table:table-cell office:value-type="string" table:style-name="ce63">
            <text:p>NO</text:p>
          </table:table-cell>
          <table:table-cell office:value-type="string" table:style-name="ce63">
            <text:p>SD</text:p>
          </table:table-cell>
          <table:table-cell office:value-type="float" office:value="397" table:style-name="ce72">
            <text:p>397</text:p>
          </table:table-cell>
          <table:table-cell office:value-type="float" office:value="419.81" table:style-name="ce72">
            <text:p>420</text:p>
          </table:table-cell>
          <table:table-cell office:value-type="float" office:value="440.14" table:style-name="ce72">
            <text:p>440</text:p>
          </table:table-cell>
          <table:table-cell office:value-type="float" office:value="471.07" table:style-name="ce72">
            <text:p>471</text:p>
          </table:table-cell>
          <table:table-cell office:value-type="float" office:value="495.45" table:style-name="ce72">
            <text:p>495</text:p>
          </table:table-cell>
          <table:table-cell office:value-type="float" office:value="545.58000000000004" table:style-name="ce72">
            <text:p>546</text:p>
          </table:table-cell>
          <table:table-cell office:value-type="float" office:value="612.87" table:style-name="ce72">
            <text:p>613</text:p>
          </table:table-cell>
          <table:table-cell office:value-type="float" office:value="648.71" table:style-name="ce72">
            <text:p>649</text:p>
          </table:table-cell>
          <table:table-cell office:value-type="float" office:value="688.17" table:style-name="ce72">
            <text:p>688</text:p>
          </table:table-cell>
          <table:table-cell office:value-type="float" office:value="784.9" table:style-name="ce72">
            <text:p>785</text:p>
          </table:table-cell>
          <table:table-cell office:value-type="float" office:value="909.2" table:style-name="ce72">
            <text:p>909</text:p>
          </table:table-cell>
          <table:table-cell office:value-type="float" office:value="970.12" table:style-name="ce72">
            <text:p>970</text:p>
          </table:table-cell>
          <table:table-cell office:value-type="float" office:value="1024.17" table:style-name="ce72">
            <text:p>1,024</text:p>
          </table:table-cell>
          <table:table-cell office:value-type="float" office:value="1071.76" table:style-name="ce72">
            <text:p>1,072</text:p>
          </table:table-cell>
          <table:table-cell office:value-type="float" office:value="1124.47" table:style-name="ce72">
            <text:p>1,124</text:p>
          </table:table-cell>
          <table:table-cell office:value-type="float" office:value="1174.05" table:style-name="ce72">
            <text:p>1,174</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3">
            <text:p>[z]</text:p>
          </table:table-cell>
          <table:table-cell office:value-type="string" table:style-name="ce74">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1"/>
          <table:table-cell table:number-columns-repeated="16345"/>
        </table:table-row>
        <table:table-row table:style-name="ro27">
          <table:table-cell office:value-type="string" table:style-name="ce63">
            <text:p>E3132</text:p>
          </table:table-cell>
          <table:table-cell office:value-type="string" table:style-name="ce63">
            <text:p>E07000178</text:p>
          </table:table-cell>
          <table:table-cell office:value-type="string" table:style-name="ce63">
            <text:p>Oxford</text:p>
          </table:table-cell>
          <table:table-cell office:value-type="string" table:style-name="ce63">
            <text:p>YES</text:p>
          </table:table-cell>
          <table:table-cell office:value-type="string" table:style-name="ce63">
            <text:p>SD</text:p>
          </table:table-cell>
          <table:table-cell office:value-type="float" office:value="514" table:style-name="ce72">
            <text:p>514</text:p>
          </table:table-cell>
          <table:table-cell office:value-type="float" office:value="533.80999999999995" table:style-name="ce72">
            <text:p>534</text:p>
          </table:table-cell>
          <table:table-cell office:value-type="float" office:value="584.63" table:style-name="ce72">
            <text:p>585</text:p>
          </table:table-cell>
          <table:table-cell office:value-type="float" office:value="610.53" table:style-name="ce72">
            <text:p>611</text:p>
          </table:table-cell>
          <table:table-cell office:value-type="float" office:value="632.03" table:style-name="ce72">
            <text:p>632</text:p>
          </table:table-cell>
          <table:table-cell office:value-type="float" office:value="674.22" table:style-name="ce72">
            <text:p>674</text:p>
          </table:table-cell>
          <table:table-cell office:value-type="float" office:value="733.8" table:style-name="ce72">
            <text:p>734</text:p>
          </table:table-cell>
          <table:table-cell office:value-type="float" office:value="790.07" table:style-name="ce72">
            <text:p>790</text:p>
          </table:table-cell>
          <table:table-cell office:value-type="float" office:value="847.2" table:style-name="ce72">
            <text:p>847</text:p>
          </table:table-cell>
          <table:table-cell office:value-type="float" office:value="911.95" table:style-name="ce72">
            <text:p>912</text:p>
          </table:table-cell>
          <table:table-cell office:value-type="float" office:value="1025.33" table:style-name="ce72">
            <text:p>1,025</text:p>
          </table:table-cell>
          <table:table-cell office:value-type="float" office:value="1100.83" table:style-name="ce72">
            <text:p>1,101</text:p>
          </table:table-cell>
          <table:table-cell office:value-type="float" office:value="1175.58" table:style-name="ce72">
            <text:p>1,176</text:p>
          </table:table-cell>
          <table:table-cell office:value-type="float" office:value="1243.04" table:style-name="ce72">
            <text:p>1,243</text:p>
          </table:table-cell>
          <table:table-cell office:value-type="float" office:value="1293.9000000000001" table:style-name="ce72">
            <text:p>1,294</text:p>
          </table:table-cell>
          <table:table-cell office:value-type="float" office:value="1321.21" table:style-name="ce72">
            <text:p>1,321</text:p>
          </table:table-cell>
          <table:table-cell office:value-type="float" office:value="1369.0887763178116" table:style-name="ce72">
            <text:p>1,369</text:p>
          </table:table-cell>
          <table:table-cell office:value-type="float" office:value="1405.48" table:style-name="ce72">
            <text:p>1,405</text:p>
          </table:table-cell>
          <table:table-cell office:value-type="float" office:value="1403.37" table:style-name="ce72">
            <text:p>1,403</text:p>
          </table:table-cell>
          <table:table-cell office:value-type="float" office:value="1402.19" table:style-name="ce72">
            <text:p>1,402</text:p>
          </table:table-cell>
          <table:table-cell office:value-type="float" office:value="1245.03" table:style-name="ce72">
            <text:p>1,245</text:p>
          </table:table-cell>
          <table:table-cell office:value-type="float" office:value="1258.8900000000001" table:style-name="ce72">
            <text:p>1,259</text:p>
          </table:table-cell>
          <table:table-cell office:value-type="float" office:value="1299.5899999999999" table:style-name="ce72">
            <text:p>1,300</text:p>
          </table:table-cell>
          <table:table-cell office:value-type="float" office:value="1369.4" table:style-name="ce73">
            <text:p><text:s/>1,369<text:s/></text:p>
          </table:table-cell>
          <table:table-cell office:value-type="float" office:value="1446.55" table:style-name="ce74">
            <text:p>1,447</text:p>
          </table:table-cell>
          <table:table-cell office:value-type="float" office:value="1528.92" table:style-name="ce72">
            <text:p>1,529</text:p>
          </table:table-cell>
          <table:table-cell office:value-type="float" office:value="1597.02" table:style-name="ce72">
            <text:p>1,597</text:p>
          </table:table-cell>
          <table:table-cell office:value-type="float" office:value="1663.94" table:style-name="ce72">
            <text:p>1,664</text:p>
          </table:table-cell>
          <table:table-cell office:value-type="float" office:value="1688.08" table:style-name="ce72">
            <text:p>1,688</text:p>
          </table:table-cell>
          <table:table-cell office:value-type="float" office:value="1753.54" table:style-name="ce72">
            <text:p>1,754</text:p>
          </table:table-cell>
          <table:table-cell office:value-type="float" office:value="1880.68" table:style-name="ce72">
            <text:p>1,881</text:p>
          </table:table-cell>
          <table:table-cell office:value-type="float" office:value="1984" table:style-name="ce72">
            <text:p>1,984</text:p>
          </table:table-cell>
          <table:table-cell office:value-type="float" office:value="2131.1799999999998" table:style-name="ce72">
            <text:p>2,131</text:p>
          </table:table-cell>
          <table:table-cell table:style-name="ce71"/>
          <table:table-cell table:number-columns-repeated="16345"/>
        </table:table-row>
        <table:table-row table:style-name="ro27">
          <table:table-cell office:value-type="string" table:style-name="ce63">
            <text:p>E2338</text:p>
          </table:table-cell>
          <table:table-cell office:value-type="string" table:style-name="ce63">
            <text:p>E07000122</text:p>
          </table:table-cell>
          <table:table-cell office:value-type="string" table:style-name="ce63">
            <text:p>Pendle</text:p>
          </table:table-cell>
          <table:table-cell office:value-type="string" table:style-name="ce63">
            <text:p>YES</text:p>
          </table:table-cell>
          <table:table-cell office:value-type="string" table:style-name="ce63">
            <text:p>SD</text:p>
          </table:table-cell>
          <table:table-cell office:value-type="float" office:value="439" table:style-name="ce72">
            <text:p>439</text:p>
          </table:table-cell>
          <table:table-cell office:value-type="float" office:value="473.98" table:style-name="ce72">
            <text:p>474</text:p>
          </table:table-cell>
          <table:table-cell office:value-type="float" office:value="480.61" table:style-name="ce72">
            <text:p>481</text:p>
          </table:table-cell>
          <table:table-cell office:value-type="float" office:value="508.48" table:style-name="ce72">
            <text:p>508</text:p>
          </table:table-cell>
          <table:table-cell office:value-type="float" office:value="543.53" table:style-name="ce72">
            <text:p>544</text:p>
          </table:table-cell>
          <table:table-cell office:value-type="float" office:value="589.91" table:style-name="ce72">
            <text:p>590</text:p>
          </table:table-cell>
          <table:table-cell office:value-type="float" office:value="635.04999999999995" table:style-name="ce72">
            <text:p>635</text:p>
          </table:table-cell>
          <table:table-cell office:value-type="float" office:value="668.07" table:style-name="ce72">
            <text:p>668</text:p>
          </table:table-cell>
          <table:table-cell office:value-type="float" office:value="697.85" table:style-name="ce72">
            <text:p>698</text:p>
          </table:table-cell>
          <table:table-cell office:value-type="float" office:value="753.84" table:style-name="ce72">
            <text:p>754</text:p>
          </table:table-cell>
          <table:table-cell office:value-type="float" office:value="830.89" table:style-name="ce72">
            <text:p>831</text:p>
          </table:table-cell>
          <table:table-cell office:value-type="float" office:value="873.12" table:style-name="ce72">
            <text:p>873</text:p>
          </table:table-cell>
          <table:table-cell office:value-type="float" office:value="903.05" table:style-name="ce72">
            <text:p>903</text:p>
          </table:table-cell>
          <table:table-cell office:value-type="float" office:value="941.94" table:style-name="ce72">
            <text:p>942</text:p>
          </table:table-cell>
          <table:table-cell office:value-type="float" office:value="993.69" table:style-name="ce72">
            <text:p>994</text:p>
          </table:table-cell>
          <table:table-cell office:value-type="float" office:value="1034.3800000000001" table:style-name="ce72">
            <text:p>1,034</text:p>
          </table:table-cell>
          <table:table-cell office:value-type="float" office:value="1054.812990191017" table:style-name="ce72">
            <text:p>1,055</text:p>
          </table:table-cell>
          <table:table-cell office:value-type="float" office:value="1067.8599999999999" table:style-name="ce72">
            <text:p>1,068</text:p>
          </table:table-cell>
          <table:table-cell office:value-type="float" office:value="1067.33" table:style-name="ce72">
            <text:p>1,067</text:p>
          </table:table-cell>
          <table:table-cell office:value-type="float" office:value="1076.8699999999999" table:style-name="ce72">
            <text:p>1,077</text:p>
          </table:table-cell>
          <table:table-cell office:value-type="float" office:value="880.05" table:style-name="ce72">
            <text:p>880</text:p>
          </table:table-cell>
          <table:table-cell office:value-type="float" office:value="904.49" table:style-name="ce72">
            <text:p>904</text:p>
          </table:table-cell>
          <table:table-cell office:value-type="float" office:value="937.5" table:style-name="ce72">
            <text:p>938</text:p>
          </table:table-cell>
          <table:table-cell office:value-type="float" office:value="1000.11" table:style-name="ce73">
            <text:p><text:s/>1,000<text:s/></text:p>
          </table:table-cell>
          <table:table-cell office:value-type="float" office:value="1044.23" table:style-name="ce74">
            <text:p>1,044</text:p>
          </table:table-cell>
          <table:table-cell office:value-type="float" office:value="1119.69" table:style-name="ce72">
            <text:p>1,120</text:p>
          </table:table-cell>
          <table:table-cell office:value-type="float" office:value="1189.68" table:style-name="ce72">
            <text:p>1,190</text:p>
          </table:table-cell>
          <table:table-cell office:value-type="float" office:value="1248.32" table:style-name="ce72">
            <text:p>1,248</text:p>
          </table:table-cell>
          <table:table-cell office:value-type="float" office:value="1273.4100000000001" table:style-name="ce72">
            <text:p>1,273</text:p>
          </table:table-cell>
          <table:table-cell office:value-type="float" office:value="1315.87" table:style-name="ce72">
            <text:p>1,316</text:p>
          </table:table-cell>
          <table:table-cell office:value-type="float" office:value="1412.04" table:style-name="ce72">
            <text:p>1,412</text:p>
          </table:table-cell>
          <table:table-cell office:value-type="float" office:value="1486" table:style-name="ce72">
            <text:p>1,486</text:p>
          </table:table-cell>
          <table:table-cell office:value-type="float" office:value="1561.56" table:style-name="ce72">
            <text:p>1,562</text:p>
          </table:table-cell>
          <table:table-cell table:style-name="ce71"/>
          <table:table-cell table:number-columns-repeated="16345"/>
        </table:table-row>
        <table:table-row table:style-name="ro27">
          <table:table-cell office:value-type="string" table:style-name="ce63">
            <text:p>E0835</text:p>
          </table:table-cell>
          <table:table-cell office:value-type="string" table:style-name="ce63">
            <text:p>E07000023</text:p>
          </table:table-cell>
          <table:table-cell office:value-type="string" table:style-name="ce63">
            <text:p>Penwith</text:p>
          </table:table-cell>
          <table:table-cell office:value-type="string" table:style-name="ce63">
            <text:p>NO</text:p>
          </table:table-cell>
          <table:table-cell office:value-type="string" table:style-name="ce63">
            <text:p>SD</text:p>
          </table:table-cell>
          <table:table-cell office:value-type="float" office:value="410" table:style-name="ce72">
            <text:p>410</text:p>
          </table:table-cell>
          <table:table-cell office:value-type="float" office:value="434.98" table:style-name="ce72">
            <text:p>435</text:p>
          </table:table-cell>
          <table:table-cell office:value-type="float" office:value="444.3" table:style-name="ce72">
            <text:p>444</text:p>
          </table:table-cell>
          <table:table-cell office:value-type="float" office:value="459.65" table:style-name="ce72">
            <text:p>460</text:p>
          </table:table-cell>
          <table:table-cell office:value-type="float" office:value="479.22" table:style-name="ce72">
            <text:p>479</text:p>
          </table:table-cell>
          <table:table-cell office:value-type="float" office:value="529.67999999999995" table:style-name="ce72">
            <text:p>530</text:p>
          </table:table-cell>
          <table:table-cell office:value-type="float" office:value="563.27" table:style-name="ce72">
            <text:p>563</text:p>
          </table:table-cell>
          <table:table-cell office:value-type="float" office:value="608.84" table:style-name="ce72">
            <text:p>609</text:p>
          </table:table-cell>
          <table:table-cell office:value-type="float" office:value="637.15" table:style-name="ce72">
            <text:p>637</text:p>
          </table:table-cell>
          <table:table-cell office:value-type="float" office:value="694.89" table:style-name="ce72">
            <text:p>695</text:p>
          </table:table-cell>
          <table:table-cell office:value-type="float" office:value="784.74" table:style-name="ce72">
            <text:p>785</text:p>
          </table:table-cell>
          <table:table-cell office:value-type="float" office:value="874.88" table:style-name="ce72">
            <text:p>875</text:p>
          </table:table-cell>
          <table:table-cell office:value-type="float" office:value="916.24" table:style-name="ce72">
            <text:p>916</text:p>
          </table:table-cell>
          <table:table-cell office:value-type="float" office:value="959.6" table:style-name="ce72">
            <text:p>960</text:p>
          </table:table-cell>
          <table:table-cell office:value-type="float" office:value="1006.41" table:style-name="ce72">
            <text:p>1,006</text:p>
          </table:table-cell>
          <table:table-cell office:value-type="float" office:value="1051.6400000000001" table:style-name="ce72">
            <text:p>1,052</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3">
            <text:p>[z]</text:p>
          </table:table-cell>
          <table:table-cell office:value-type="string" table:style-name="ce74">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1"/>
          <table:table-cell table:number-columns-repeated="16345"/>
        </table:table-row>
        <table:table-row table:style-name="ro27">
          <table:table-cell office:value-type="string" table:style-name="ce76">
            <text:p>E0535</text:p>
          </table:table-cell>
          <table:table-cell office:value-type="string" table:style-name="ce63">
            <text:p>[z]</text:p>
          </table:table-cell>
          <table:table-cell office:value-type="string" table:style-name="ce63">
            <text:p>Peterborough</text:p>
          </table:table-cell>
          <table:table-cell office:value-type="string" table:style-name="ce60">
            <text:p>NO</text:p>
          </table:table-cell>
          <table:table-cell office:value-type="string" table:style-name="ce60">
            <text:p>SD</text:p>
          </table:table-cell>
          <table:table-cell office:value-type="float" office:value="378" table:style-name="ce72">
            <text:p>378</text:p>
          </table:table-cell>
          <table:table-cell office:value-type="float" office:value="386.82" table:style-name="ce72">
            <text:p>387</text:p>
          </table:table-cell>
          <table:table-cell office:value-type="float" office:value="389.98" table:style-name="ce72">
            <text:p>390</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3">
            <text:p>[z]</text:p>
          </table:table-cell>
          <table:table-cell office:value-type="string" table:style-name="ce74">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8"/>
          <table:table-cell table:number-columns-repeated="16345"/>
        </table:table-row>
        <table:table-row table:style-name="ro27">
          <table:table-cell office:value-type="string" table:style-name="ce63">
            <text:p>E0501</text:p>
          </table:table-cell>
          <table:table-cell office:value-type="string" table:style-name="ce63">
            <text:p>E06000031</text:p>
          </table:table-cell>
          <table:table-cell office:value-type="string" table:style-name="ce63">
            <text:p>Peterborough UA</text:p>
          </table:table-cell>
          <table:table-cell office:value-type="string" table:style-name="ce63">
            <text:p>YES</text:p>
          </table:table-cell>
          <table:table-cell office:value-type="string" table:style-name="ce63">
            <text:p>UA</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float" office:value="407.57" table:style-name="ce72">
            <text:p>408</text:p>
          </table:table-cell>
          <table:table-cell office:value-type="float" office:value="446.75" table:style-name="ce72">
            <text:p>447</text:p>
          </table:table-cell>
          <table:table-cell office:value-type="float" office:value="504.58" table:style-name="ce72">
            <text:p>505</text:p>
          </table:table-cell>
          <table:table-cell office:value-type="float" office:value="554.04" table:style-name="ce72">
            <text:p>554</text:p>
          </table:table-cell>
          <table:table-cell office:value-type="float" office:value="597.04999999999995" table:style-name="ce72">
            <text:p>597</text:p>
          </table:table-cell>
          <table:table-cell office:value-type="float" office:value="628.61" table:style-name="ce72">
            <text:p>629</text:p>
          </table:table-cell>
          <table:table-cell office:value-type="float" office:value="700.49" table:style-name="ce72">
            <text:p>700</text:p>
          </table:table-cell>
          <table:table-cell office:value-type="float" office:value="764.41" table:style-name="ce72">
            <text:p>764</text:p>
          </table:table-cell>
          <table:table-cell office:value-type="float" office:value="821.97" table:style-name="ce72">
            <text:p>822</text:p>
          </table:table-cell>
          <table:table-cell office:value-type="float" office:value="858.56" table:style-name="ce72">
            <text:p>859</text:p>
          </table:table-cell>
          <table:table-cell office:value-type="float" office:value="897.39" table:style-name="ce72">
            <text:p>897</text:p>
          </table:table-cell>
          <table:table-cell office:value-type="float" office:value="936.23" table:style-name="ce72">
            <text:p>936</text:p>
          </table:table-cell>
          <table:table-cell office:value-type="float" office:value="954.15" table:style-name="ce72">
            <text:p>954</text:p>
          </table:table-cell>
          <table:table-cell office:value-type="float" office:value="980.29781513880459" table:style-name="ce72">
            <text:p>980</text:p>
          </table:table-cell>
          <table:table-cell office:value-type="float" office:value="1001.07" table:style-name="ce72">
            <text:p>1,001</text:p>
          </table:table-cell>
          <table:table-cell office:value-type="float" office:value="998.53" table:style-name="ce72">
            <text:p>999</text:p>
          </table:table-cell>
          <table:table-cell office:value-type="float" office:value="1028.43" table:style-name="ce72">
            <text:p>1,028</text:p>
          </table:table-cell>
          <table:table-cell office:value-type="float" office:value="906.99" table:style-name="ce72">
            <text:p>907</text:p>
          </table:table-cell>
          <table:table-cell office:value-type="float" office:value="905.06" table:style-name="ce72">
            <text:p>905</text:p>
          </table:table-cell>
          <table:table-cell office:value-type="float" office:value="914.16" table:style-name="ce72">
            <text:p>914</text:p>
          </table:table-cell>
          <table:table-cell office:value-type="float" office:value="965.3" table:style-name="ce73">
            <text:p><text:s/>965<text:s/></text:p>
          </table:table-cell>
          <table:table-cell office:value-type="float" office:value="1011.52" table:style-name="ce74">
            <text:p>1,012</text:p>
          </table:table-cell>
          <table:table-cell office:value-type="float" office:value="1083.78" table:style-name="ce72">
            <text:p>1,084</text:p>
          </table:table-cell>
          <table:table-cell office:value-type="float" office:value="1141.75" table:style-name="ce72">
            <text:p>1,142</text:p>
          </table:table-cell>
          <table:table-cell office:value-type="float" office:value="1199.5899999999999" table:style-name="ce72">
            <text:p>1,200</text:p>
          </table:table-cell>
          <table:table-cell office:value-type="float" office:value="1258.69" table:style-name="ce72">
            <text:p>1,259</text:p>
          </table:table-cell>
          <table:table-cell office:value-type="float" office:value="1301.4000000000001" table:style-name="ce72">
            <text:p>1,301</text:p>
          </table:table-cell>
          <table:table-cell office:value-type="float" office:value="1377.08" table:style-name="ce72">
            <text:p>1,377</text:p>
          </table:table-cell>
          <table:table-cell office:value-type="float" office:value="1472" table:style-name="ce72">
            <text:p>1,472</text:p>
          </table:table-cell>
          <table:table-cell office:value-type="float" office:value="1555.16" table:style-name="ce72">
            <text:p>1,555</text:p>
          </table:table-cell>
          <table:table-cell table:style-name="ce71"/>
          <table:table-cell table:number-columns-repeated="16345"/>
        </table:table-row>
        <table:table-row table:style-name="ro27">
          <table:table-cell office:value-type="string" table:style-name="ce76">
            <text:p>E1135</text:p>
          </table:table-cell>
          <table:table-cell office:value-type="string" table:style-name="ce63">
            <text:p>[z]</text:p>
          </table:table-cell>
          <table:table-cell office:value-type="string" table:style-name="ce63">
            <text:p>Plymouth</text:p>
          </table:table-cell>
          <table:table-cell office:value-type="string" table:style-name="ce60">
            <text:p>NO</text:p>
          </table:table-cell>
          <table:table-cell office:value-type="string" table:style-name="ce60">
            <text:p>SD</text:p>
          </table:table-cell>
          <table:table-cell office:value-type="float" office:value="384" table:style-name="ce72">
            <text:p>384</text:p>
          </table:table-cell>
          <table:table-cell office:value-type="float" office:value="414.83" table:style-name="ce72">
            <text:p>415</text:p>
          </table:table-cell>
          <table:table-cell office:value-type="float" office:value="418.33" table:style-name="ce72">
            <text:p>418</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3">
            <text:p>[z]</text:p>
          </table:table-cell>
          <table:table-cell office:value-type="string" table:style-name="ce74">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8"/>
          <table:table-cell table:number-columns-repeated="16345"/>
        </table:table-row>
        <table:table-row table:style-name="ro27">
          <table:table-cell office:value-type="string" table:style-name="ce63">
            <text:p>E1101</text:p>
          </table:table-cell>
          <table:table-cell office:value-type="string" table:style-name="ce63">
            <text:p>E06000026</text:p>
          </table:table-cell>
          <table:table-cell office:value-type="string" table:style-name="ce63">
            <text:p>Plymouth UA</text:p>
          </table:table-cell>
          <table:table-cell office:value-type="string" table:style-name="ce63">
            <text:p>YES</text:p>
          </table:table-cell>
          <table:table-cell office:value-type="string" table:style-name="ce63">
            <text:p>UA</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float" office:value="460.48" table:style-name="ce72">
            <text:p>460</text:p>
          </table:table-cell>
          <table:table-cell office:value-type="float" office:value="480.66" table:style-name="ce72">
            <text:p>481</text:p>
          </table:table-cell>
          <table:table-cell office:value-type="float" office:value="455.09" table:style-name="ce72">
            <text:p>455</text:p>
          </table:table-cell>
          <table:table-cell office:value-type="float" office:value="493.42" table:style-name="ce72">
            <text:p>493</text:p>
          </table:table-cell>
          <table:table-cell office:value-type="float" office:value="539.48" table:style-name="ce72">
            <text:p>539</text:p>
          </table:table-cell>
          <table:table-cell office:value-type="float" office:value="557.45000000000005" table:style-name="ce72">
            <text:p>557</text:p>
          </table:table-cell>
          <table:table-cell office:value-type="float" office:value="630.67999999999995" table:style-name="ce72">
            <text:p>631</text:p>
          </table:table-cell>
          <table:table-cell office:value-type="float" office:value="735.23" table:style-name="ce72">
            <text:p>735</text:p>
          </table:table-cell>
          <table:table-cell office:value-type="float" office:value="797.12" table:style-name="ce72">
            <text:p>797</text:p>
          </table:table-cell>
          <table:table-cell office:value-type="float" office:value="837.14" table:style-name="ce72">
            <text:p>837</text:p>
          </table:table-cell>
          <table:table-cell office:value-type="float" office:value="889.03" table:style-name="ce72">
            <text:p>889</text:p>
          </table:table-cell>
          <table:table-cell office:value-type="float" office:value="934.03" table:style-name="ce72">
            <text:p>934</text:p>
          </table:table-cell>
          <table:table-cell office:value-type="float" office:value="982.46" table:style-name="ce72">
            <text:p>982</text:p>
          </table:table-cell>
          <table:table-cell office:value-type="float" office:value="1024.9912797493803" table:style-name="ce72">
            <text:p>1,025</text:p>
          </table:table-cell>
          <table:table-cell office:value-type="float" office:value="1057.4100000000001" table:style-name="ce72">
            <text:p>1,057</text:p>
          </table:table-cell>
          <table:table-cell office:value-type="float" office:value="1058.45" table:style-name="ce72">
            <text:p>1,058</text:p>
          </table:table-cell>
          <table:table-cell office:value-type="float" office:value="1061.9000000000001" table:style-name="ce72">
            <text:p>1,062</text:p>
          </table:table-cell>
          <table:table-cell office:value-type="float" office:value="936.31" table:style-name="ce72">
            <text:p>936</text:p>
          </table:table-cell>
          <table:table-cell office:value-type="float" office:value="944.81" table:style-name="ce72">
            <text:p>945</text:p>
          </table:table-cell>
          <table:table-cell office:value-type="float" office:value="978.22" table:style-name="ce72">
            <text:p>978</text:p>
          </table:table-cell>
          <table:table-cell office:value-type="float" office:value="1009.74" table:style-name="ce73">
            <text:p><text:s/>1,010<text:s/></text:p>
          </table:table-cell>
          <table:table-cell office:value-type="float" office:value="1053.43" table:style-name="ce74">
            <text:p>1,053</text:p>
          </table:table-cell>
          <table:table-cell office:value-type="float" office:value="1118.8699999999999" table:style-name="ce72">
            <text:p>1,119</text:p>
          </table:table-cell>
          <table:table-cell office:value-type="float" office:value="1169.49" table:style-name="ce72">
            <text:p>1,169</text:p>
          </table:table-cell>
          <table:table-cell office:value-type="float" office:value="1227.8900000000001" table:style-name="ce72">
            <text:p>1,228</text:p>
          </table:table-cell>
          <table:table-cell office:value-type="float" office:value="1257.3699999999999" table:style-name="ce72">
            <text:p>1,257</text:p>
          </table:table-cell>
          <table:table-cell office:value-type="float" office:value="1282.9000000000001" table:style-name="ce72">
            <text:p>1,283</text:p>
          </table:table-cell>
          <table:table-cell office:value-type="float" office:value="1358.76" table:style-name="ce72">
            <text:p>1,359</text:p>
          </table:table-cell>
          <table:table-cell office:value-type="float" office:value="1431" table:style-name="ce72">
            <text:p>1,431</text:p>
          </table:table-cell>
          <table:table-cell office:value-type="float" office:value="1525.83" table:style-name="ce72">
            <text:p>1,526</text:p>
          </table:table-cell>
          <table:table-cell table:style-name="ce71"/>
          <table:table-cell table:number-columns-repeated="16345"/>
        </table:table-row>
        <table:table-row table:style-name="ro27">
          <table:table-cell office:value-type="string" table:style-name="ce76">
            <text:p>E1235</text:p>
          </table:table-cell>
          <table:table-cell office:value-type="string" table:style-name="ce63">
            <text:p>[z]</text:p>
          </table:table-cell>
          <table:table-cell office:value-type="string" table:style-name="ce63">
            <text:p>Poole</text:p>
          </table:table-cell>
          <table:table-cell office:value-type="string" table:style-name="ce60">
            <text:p>NO</text:p>
          </table:table-cell>
          <table:table-cell office:value-type="string" table:style-name="ce60">
            <text:p>SD</text:p>
          </table:table-cell>
          <table:table-cell office:value-type="float" office:value="425" table:style-name="ce72">
            <text:p>425</text:p>
          </table:table-cell>
          <table:table-cell office:value-type="float" office:value="478.58" table:style-name="ce72">
            <text:p>479</text:p>
          </table:table-cell>
          <table:table-cell office:value-type="float" office:value="500.53" table:style-name="ce72">
            <text:p>501</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3">
            <text:p>[z]</text:p>
          </table:table-cell>
          <table:table-cell office:value-type="string" table:style-name="ce74">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8"/>
          <table:table-cell table:number-columns-repeated="16345"/>
        </table:table-row>
        <table:table-row table:style-name="ro27">
          <table:table-cell office:value-type="string" table:style-name="ce63">
            <text:p>E1201</text:p>
          </table:table-cell>
          <table:table-cell office:value-type="string" table:style-name="ce63">
            <text:p>E06000029</text:p>
          </table:table-cell>
          <table:table-cell office:value-type="string" table:style-name="ce63">
            <text:p>Poole UA</text:p>
          </table:table-cell>
          <table:table-cell office:value-type="string" table:style-name="ce63">
            <text:p>NO</text:p>
          </table:table-cell>
          <table:table-cell office:value-type="string" table:style-name="ce63">
            <text:p>UA</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float" office:value="532.52" table:style-name="ce72">
            <text:p>533</text:p>
          </table:table-cell>
          <table:table-cell office:value-type="float" office:value="549.73" table:style-name="ce72">
            <text:p>550</text:p>
          </table:table-cell>
          <table:table-cell office:value-type="float" office:value="606.23" table:style-name="ce72">
            <text:p>606</text:p>
          </table:table-cell>
          <table:table-cell office:value-type="float" office:value="636.9" table:style-name="ce72">
            <text:p>637</text:p>
          </table:table-cell>
          <table:table-cell office:value-type="float" office:value="714.52" table:style-name="ce72">
            <text:p>715</text:p>
          </table:table-cell>
          <table:table-cell office:value-type="float" office:value="755.86" table:style-name="ce72">
            <text:p>756</text:p>
          </table:table-cell>
          <table:table-cell office:value-type="float" office:value="842.84" table:style-name="ce72">
            <text:p>843</text:p>
          </table:table-cell>
          <table:table-cell office:value-type="float" office:value="962.21" table:style-name="ce72">
            <text:p>962</text:p>
          </table:table-cell>
          <table:table-cell office:value-type="float" office:value="1034.99" table:style-name="ce72">
            <text:p>1,035</text:p>
          </table:table-cell>
          <table:table-cell office:value-type="float" office:value="1088.5999999999999" table:style-name="ce72">
            <text:p>1,089</text:p>
          </table:table-cell>
          <table:table-cell office:value-type="float" office:value="1136.6300000000001" table:style-name="ce72">
            <text:p>1,137</text:p>
          </table:table-cell>
          <table:table-cell office:value-type="float" office:value="1173.57" table:style-name="ce72">
            <text:p>1,174</text:p>
          </table:table-cell>
          <table:table-cell office:value-type="float" office:value="1229.2" table:style-name="ce72">
            <text:p>1,229</text:p>
          </table:table-cell>
          <table:table-cell office:value-type="float" office:value="1279.9408927730881" table:style-name="ce72">
            <text:p>1,280</text:p>
          </table:table-cell>
          <table:table-cell office:value-type="float" office:value="1324.66" table:style-name="ce72">
            <text:p>1,325</text:p>
          </table:table-cell>
          <table:table-cell office:value-type="float" office:value="1319.32" table:style-name="ce72">
            <text:p>1,319</text:p>
          </table:table-cell>
          <table:table-cell office:value-type="float" office:value="1319.62" table:style-name="ce72">
            <text:p>1,320</text:p>
          </table:table-cell>
          <table:table-cell office:value-type="float" office:value="1190.32" table:style-name="ce72">
            <text:p>1,190</text:p>
          </table:table-cell>
          <table:table-cell office:value-type="float" office:value="1191.92" table:style-name="ce72">
            <text:p>1,192</text:p>
          </table:table-cell>
          <table:table-cell office:value-type="float" office:value="1208.8499999999999" table:style-name="ce72">
            <text:p>1,209</text:p>
          </table:table-cell>
          <table:table-cell office:value-type="float" office:value="1261.08" table:style-name="ce73">
            <text:p><text:s/>1,261<text:s/></text:p>
          </table:table-cell>
          <table:table-cell office:value-type="float" office:value="1336.53" table:style-name="ce74">
            <text:p>1,337</text:p>
          </table:table-cell>
          <table:table-cell office:value-type="float" office:value="1423.03" table:style-name="ce72">
            <text:p>1,423</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1"/>
          <table:table-cell table:number-columns-repeated="16345"/>
        </table:table-row>
        <table:table-row table:style-name="ro27">
          <table:table-cell office:value-type="string" table:style-name="ce76">
            <text:p>E1739</text:p>
          </table:table-cell>
          <table:table-cell office:value-type="string" table:style-name="ce63">
            <text:p>[z]</text:p>
          </table:table-cell>
          <table:table-cell office:value-type="string" table:style-name="ce63">
            <text:p>Portsmouth</text:p>
          </table:table-cell>
          <table:table-cell office:value-type="string" table:style-name="ce60">
            <text:p>NO</text:p>
          </table:table-cell>
          <table:table-cell office:value-type="string" table:style-name="ce60">
            <text:p>SD</text:p>
          </table:table-cell>
          <table:table-cell office:value-type="float" office:value="327" table:style-name="ce72">
            <text:p>327</text:p>
          </table:table-cell>
          <table:table-cell office:value-type="float" office:value="365.09" table:style-name="ce72">
            <text:p>365</text:p>
          </table:table-cell>
          <table:table-cell office:value-type="float" office:value="401.17" table:style-name="ce72">
            <text:p>401</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3">
            <text:p>[z]</text:p>
          </table:table-cell>
          <table:table-cell office:value-type="string" table:style-name="ce74">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8"/>
          <table:table-cell table:number-columns-repeated="16345"/>
        </table:table-row>
        <table:table-row table:style-name="ro27">
          <table:table-cell office:value-type="string" table:style-name="ce63">
            <text:p>E1701</text:p>
          </table:table-cell>
          <table:table-cell office:value-type="string" table:style-name="ce63">
            <text:p>E06000044</text:p>
          </table:table-cell>
          <table:table-cell office:value-type="string" table:style-name="ce63">
            <text:p>Portsmouth UA</text:p>
          </table:table-cell>
          <table:table-cell office:value-type="string" table:style-name="ce63">
            <text:p>YES</text:p>
          </table:table-cell>
          <table:table-cell office:value-type="string" table:style-name="ce63">
            <text:p>UA</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float" office:value="420.01" table:style-name="ce72">
            <text:p>420</text:p>
          </table:table-cell>
          <table:table-cell office:value-type="float" office:value="442.18" table:style-name="ce72">
            <text:p>442</text:p>
          </table:table-cell>
          <table:table-cell office:value-type="float" office:value="465.4" table:style-name="ce72">
            <text:p>465</text:p>
          </table:table-cell>
          <table:table-cell office:value-type="float" office:value="496.77" table:style-name="ce72">
            <text:p>497</text:p>
          </table:table-cell>
          <table:table-cell office:value-type="float" office:value="516.98" table:style-name="ce72">
            <text:p>517</text:p>
          </table:table-cell>
          <table:table-cell office:value-type="float" office:value="549.20000000000005" table:style-name="ce72">
            <text:p>549</text:p>
          </table:table-cell>
          <table:table-cell office:value-type="float" office:value="615.38" table:style-name="ce72">
            <text:p>615</text:p>
          </table:table-cell>
          <table:table-cell office:value-type="float" office:value="740.76" table:style-name="ce72">
            <text:p>741</text:p>
          </table:table-cell>
          <table:table-cell office:value-type="float" office:value="802.04" table:style-name="ce72">
            <text:p>802</text:p>
          </table:table-cell>
          <table:table-cell office:value-type="float" office:value="829.03" table:style-name="ce72">
            <text:p>829</text:p>
          </table:table-cell>
          <table:table-cell office:value-type="float" office:value="862.18" table:style-name="ce72">
            <text:p>862</text:p>
          </table:table-cell>
          <table:table-cell office:value-type="float" office:value="896.99" table:style-name="ce72">
            <text:p>897</text:p>
          </table:table-cell>
          <table:table-cell office:value-type="float" office:value="947.85" table:style-name="ce72">
            <text:p>948</text:p>
          </table:table-cell>
          <table:table-cell office:value-type="float" office:value="992.1156898242391" table:style-name="ce72">
            <text:p>992</text:p>
          </table:table-cell>
          <table:table-cell office:value-type="float" office:value="994.47" table:style-name="ce72">
            <text:p>994</text:p>
          </table:table-cell>
          <table:table-cell office:value-type="float" office:value="998.78" table:style-name="ce72">
            <text:p>999</text:p>
          </table:table-cell>
          <table:table-cell office:value-type="float" office:value="997.68" table:style-name="ce72">
            <text:p>998</text:p>
          </table:table-cell>
          <table:table-cell office:value-type="float" office:value="856.02" table:style-name="ce72">
            <text:p>856</text:p>
          </table:table-cell>
          <table:table-cell office:value-type="float" office:value="857.06" table:style-name="ce72">
            <text:p>857</text:p>
          </table:table-cell>
          <table:table-cell office:value-type="float" office:value="881.28" table:style-name="ce72">
            <text:p>881</text:p>
          </table:table-cell>
          <table:table-cell office:value-type="float" office:value="913.94" table:style-name="ce73">
            <text:p><text:s/>914<text:s/></text:p>
          </table:table-cell>
          <table:table-cell office:value-type="float" office:value="983.7" table:style-name="ce74">
            <text:p>984</text:p>
          </table:table-cell>
          <table:table-cell office:value-type="float" office:value="1035.45" table:style-name="ce72">
            <text:p>1,035</text:p>
          </table:table-cell>
          <table:table-cell office:value-type="float" office:value="1097.42" table:style-name="ce72">
            <text:p>1,097</text:p>
          </table:table-cell>
          <table:table-cell office:value-type="float" office:value="1151.82" table:style-name="ce72">
            <text:p>1,152</text:p>
          </table:table-cell>
          <table:table-cell office:value-type="float" office:value="1174.0999999999999" table:style-name="ce72">
            <text:p>1,174</text:p>
          </table:table-cell>
          <table:table-cell office:value-type="float" office:value="1215.19" table:style-name="ce72">
            <text:p>1,215</text:p>
          </table:table-cell>
          <table:table-cell office:value-type="float" office:value="1276.6500000000001" table:style-name="ce72">
            <text:p>1,277</text:p>
          </table:table-cell>
          <table:table-cell office:value-type="float" office:value="1359" table:style-name="ce72">
            <text:p>1,359</text:p>
          </table:table-cell>
          <table:table-cell office:value-type="float" office:value="1453.1" table:style-name="ce72">
            <text:p>1,453</text:p>
          </table:table-cell>
          <table:table-cell table:style-name="ce71"/>
          <table:table-cell table:number-columns-repeated="16345"/>
        </table:table-row>
        <table:table-row table:style-name="ro27">
          <table:table-cell office:value-type="string" table:style-name="ce63">
            <text:p>E2339</text:p>
          </table:table-cell>
          <table:table-cell office:value-type="string" table:style-name="ce63">
            <text:p>E07000123</text:p>
          </table:table-cell>
          <table:table-cell office:value-type="string" table:style-name="ce63">
            <text:p>Preston</text:p>
          </table:table-cell>
          <table:table-cell office:value-type="string" table:style-name="ce63">
            <text:p>YES</text:p>
          </table:table-cell>
          <table:table-cell office:value-type="string" table:style-name="ce63">
            <text:p>SD</text:p>
          </table:table-cell>
          <table:table-cell office:value-type="float" office:value="454" table:style-name="ce72">
            <text:p>454</text:p>
          </table:table-cell>
          <table:table-cell office:value-type="float" office:value="485.76" table:style-name="ce72">
            <text:p>486</text:p>
          </table:table-cell>
          <table:table-cell office:value-type="float" office:value="498.17" table:style-name="ce72">
            <text:p>498</text:p>
          </table:table-cell>
          <table:table-cell office:value-type="float" office:value="530.77" table:style-name="ce72">
            <text:p>531</text:p>
          </table:table-cell>
          <table:table-cell office:value-type="float" office:value="558.57000000000005" table:style-name="ce72">
            <text:p>559</text:p>
          </table:table-cell>
          <table:table-cell office:value-type="float" office:value="632.16999999999996" table:style-name="ce72">
            <text:p>632</text:p>
          </table:table-cell>
          <table:table-cell office:value-type="float" office:value="681.27" table:style-name="ce72">
            <text:p>681</text:p>
          </table:table-cell>
          <table:table-cell office:value-type="float" office:value="718.75" table:style-name="ce72">
            <text:p>719</text:p>
          </table:table-cell>
          <table:table-cell office:value-type="float" office:value="739.02" table:style-name="ce72">
            <text:p>739</text:p>
          </table:table-cell>
          <table:table-cell office:value-type="float" office:value="794.35" table:style-name="ce72">
            <text:p>794</text:p>
          </table:table-cell>
          <table:table-cell office:value-type="float" office:value="874" table:style-name="ce72">
            <text:p>874</text:p>
          </table:table-cell>
          <table:table-cell office:value-type="float" office:value="919.84" table:style-name="ce72">
            <text:p>920</text:p>
          </table:table-cell>
          <table:table-cell office:value-type="float" office:value="949.47" table:style-name="ce72">
            <text:p>949</text:p>
          </table:table-cell>
          <table:table-cell office:value-type="float" office:value="1002.89" table:style-name="ce72">
            <text:p>1,003</text:p>
          </table:table-cell>
          <table:table-cell office:value-type="float" office:value="1062.17" table:style-name="ce72">
            <text:p>1,062</text:p>
          </table:table-cell>
          <table:table-cell office:value-type="float" office:value="1099.71" table:style-name="ce72">
            <text:p>1,100</text:p>
          </table:table-cell>
          <table:table-cell office:value-type="float" office:value="1128.2381204209166" table:style-name="ce72">
            <text:p>1,128</text:p>
          </table:table-cell>
          <table:table-cell office:value-type="float" office:value="1134.5899999999999" table:style-name="ce72">
            <text:p>1,135</text:p>
          </table:table-cell>
          <table:table-cell office:value-type="float" office:value="1133.76" table:style-name="ce72">
            <text:p>1,134</text:p>
          </table:table-cell>
          <table:table-cell office:value-type="float" office:value="1143.57" table:style-name="ce72">
            <text:p>1,144</text:p>
          </table:table-cell>
          <table:table-cell office:value-type="float" office:value="964.03" table:style-name="ce72">
            <text:p>964</text:p>
          </table:table-cell>
          <table:table-cell office:value-type="float" office:value="970.93" table:style-name="ce72">
            <text:p>971</text:p>
          </table:table-cell>
          <table:table-cell office:value-type="float" office:value="991.88" table:style-name="ce72">
            <text:p>992</text:p>
          </table:table-cell>
          <table:table-cell office:value-type="float" office:value="1032.29" table:style-name="ce73">
            <text:p><text:s/>1,032<text:s/></text:p>
          </table:table-cell>
          <table:table-cell office:value-type="float" office:value="1076.08" table:style-name="ce74">
            <text:p>1,076</text:p>
          </table:table-cell>
          <table:table-cell office:value-type="float" office:value="1167.5" table:style-name="ce72">
            <text:p>1,168</text:p>
          </table:table-cell>
          <table:table-cell office:value-type="float" office:value="1248.78" table:style-name="ce72">
            <text:p>1,249</text:p>
          </table:table-cell>
          <table:table-cell office:value-type="float" office:value="1292.1300000000001" table:style-name="ce72">
            <text:p>1,292</text:p>
          </table:table-cell>
          <table:table-cell office:value-type="float" office:value="1328.07" table:style-name="ce72">
            <text:p>1,328</text:p>
          </table:table-cell>
          <table:table-cell office:value-type="float" office:value="1385.16" table:style-name="ce72">
            <text:p>1,385</text:p>
          </table:table-cell>
          <table:table-cell office:value-type="float" office:value="1455.54" table:style-name="ce72">
            <text:p>1,456</text:p>
          </table:table-cell>
          <table:table-cell office:value-type="float" office:value="1547" table:style-name="ce72">
            <text:p>1,547</text:p>
          </table:table-cell>
          <table:table-cell office:value-type="float" office:value="1643.77" table:style-name="ce72">
            <text:p>1,644</text:p>
          </table:table-cell>
          <table:table-cell table:style-name="ce71"/>
          <table:table-cell table:number-columns-repeated="16345"/>
        </table:table-row>
        <table:table-row table:style-name="ro27">
          <table:table-cell office:value-type="string" table:style-name="ce63">
            <text:p>E1236</text:p>
          </table:table-cell>
          <table:table-cell office:value-type="string" table:style-name="ce63">
            <text:p>E07000051</text:p>
          </table:table-cell>
          <table:table-cell office:value-type="string" table:style-name="ce63">
            <text:p>Purbeck</text:p>
          </table:table-cell>
          <table:table-cell office:value-type="string" table:style-name="ce63">
            <text:p>NO</text:p>
          </table:table-cell>
          <table:table-cell office:value-type="string" table:style-name="ce63">
            <text:p>SD</text:p>
          </table:table-cell>
          <table:table-cell office:value-type="float" office:value="446" table:style-name="ce72">
            <text:p>446</text:p>
          </table:table-cell>
          <table:table-cell office:value-type="float" office:value="492.73" table:style-name="ce72">
            <text:p>493</text:p>
          </table:table-cell>
          <table:table-cell office:value-type="float" office:value="507.75" table:style-name="ce72">
            <text:p>508</text:p>
          </table:table-cell>
          <table:table-cell office:value-type="float" office:value="536.16" table:style-name="ce72">
            <text:p>536</text:p>
          </table:table-cell>
          <table:table-cell office:value-type="float" office:value="649.07000000000005" table:style-name="ce72">
            <text:p>649</text:p>
          </table:table-cell>
          <table:table-cell office:value-type="float" office:value="709.25" table:style-name="ce72">
            <text:p>709</text:p>
          </table:table-cell>
          <table:table-cell office:value-type="float" office:value="767.65" table:style-name="ce72">
            <text:p>768</text:p>
          </table:table-cell>
          <table:table-cell office:value-type="float" office:value="811.5" table:style-name="ce72">
            <text:p>812</text:p>
          </table:table-cell>
          <table:table-cell office:value-type="float" office:value="867.38" table:style-name="ce72">
            <text:p>867</text:p>
          </table:table-cell>
          <table:table-cell office:value-type="float" office:value="950.46" table:style-name="ce72">
            <text:p>950</text:p>
          </table:table-cell>
          <table:table-cell office:value-type="float" office:value="1098.19" table:style-name="ce72">
            <text:p>1,098</text:p>
          </table:table-cell>
          <table:table-cell office:value-type="float" office:value="1193.78" table:style-name="ce72">
            <text:p>1,194</text:p>
          </table:table-cell>
          <table:table-cell office:value-type="float" office:value="1244.47" table:style-name="ce72">
            <text:p>1,244</text:p>
          </table:table-cell>
          <table:table-cell office:value-type="float" office:value="1311.77" table:style-name="ce72">
            <text:p>1,312</text:p>
          </table:table-cell>
          <table:table-cell office:value-type="float" office:value="1376.83" table:style-name="ce72">
            <text:p>1,377</text:p>
          </table:table-cell>
          <table:table-cell office:value-type="float" office:value="1444.85" table:style-name="ce72">
            <text:p>1,445</text:p>
          </table:table-cell>
          <table:table-cell office:value-type="float" office:value="1501.602170586815" table:style-name="ce72">
            <text:p>1,502</text:p>
          </table:table-cell>
          <table:table-cell office:value-type="float" office:value="1537.59" table:style-name="ce72">
            <text:p>1,538</text:p>
          </table:table-cell>
          <table:table-cell office:value-type="float" office:value="1537.67" table:style-name="ce72">
            <text:p>1,538</text:p>
          </table:table-cell>
          <table:table-cell office:value-type="float" office:value="1538.93" table:style-name="ce72">
            <text:p>1,539</text:p>
          </table:table-cell>
          <table:table-cell office:value-type="float" office:value="1422.28" table:style-name="ce72">
            <text:p>1,422</text:p>
          </table:table-cell>
          <table:table-cell office:value-type="float" office:value="1439.94" table:style-name="ce72">
            <text:p>1,440</text:p>
          </table:table-cell>
          <table:table-cell office:value-type="float" office:value="1472.78" table:style-name="ce72">
            <text:p>1,473</text:p>
          </table:table-cell>
          <table:table-cell office:value-type="float" office:value="1538.41" table:style-name="ce73">
            <text:p><text:s/>1,538<text:s/></text:p>
          </table:table-cell>
          <table:table-cell office:value-type="float" office:value="1625.76" table:style-name="ce74">
            <text:p>1,626</text:p>
          </table:table-cell>
          <table:table-cell office:value-type="float" office:value="1722.37" table:style-name="ce72">
            <text:p>1,722</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1"/>
          <table:table-cell table:number-columns-repeated="16345"/>
        </table:table-row>
        <table:table-row table:style-name="ro27">
          <table:table-cell office:value-type="string" table:style-name="ce76">
            <text:p>E0333</text:p>
          </table:table-cell>
          <table:table-cell office:value-type="string" table:style-name="ce63">
            <text:p>[z]</text:p>
          </table:table-cell>
          <table:table-cell office:value-type="string" table:style-name="ce63">
            <text:p>Reading</text:p>
          </table:table-cell>
          <table:table-cell office:value-type="string" table:style-name="ce60">
            <text:p>NO</text:p>
          </table:table-cell>
          <table:table-cell office:value-type="string" table:style-name="ce60">
            <text:p>SD</text:p>
          </table:table-cell>
          <table:table-cell office:value-type="float" office:value="514" table:style-name="ce72">
            <text:p>514</text:p>
          </table:table-cell>
          <table:table-cell office:value-type="float" office:value="502.94" table:style-name="ce72">
            <text:p>503</text:p>
          </table:table-cell>
          <table:table-cell office:value-type="float" office:value="512.28" table:style-name="ce72">
            <text:p>512</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3">
            <text:p>[z]</text:p>
          </table:table-cell>
          <table:table-cell office:value-type="string" table:style-name="ce74">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8"/>
          <table:table-cell table:number-columns-repeated="16345"/>
        </table:table-row>
        <table:table-row table:style-name="ro27">
          <table:table-cell office:value-type="string" table:style-name="ce63">
            <text:p>E0303</text:p>
          </table:table-cell>
          <table:table-cell office:value-type="string" table:style-name="ce63">
            <text:p>E06000038</text:p>
          </table:table-cell>
          <table:table-cell office:value-type="string" table:style-name="ce63">
            <text:p>Reading UA</text:p>
          </table:table-cell>
          <table:table-cell office:value-type="string" table:style-name="ce63">
            <text:p>YES</text:p>
          </table:table-cell>
          <table:table-cell office:value-type="string" table:style-name="ce63">
            <text:p>UA</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float" office:value="576.19000000000005" table:style-name="ce72">
            <text:p>576</text:p>
          </table:table-cell>
          <table:table-cell office:value-type="float" office:value="583.28" table:style-name="ce72">
            <text:p>583</text:p>
          </table:table-cell>
          <table:table-cell office:value-type="float" office:value="678.35" table:style-name="ce72">
            <text:p>678</text:p>
          </table:table-cell>
          <table:table-cell office:value-type="float" office:value="727" table:style-name="ce72">
            <text:p>727</text:p>
          </table:table-cell>
          <table:table-cell office:value-type="float" office:value="762.58" table:style-name="ce72">
            <text:p>763</text:p>
          </table:table-cell>
          <table:table-cell office:value-type="float" office:value="814.71" table:style-name="ce72">
            <text:p>815</text:p>
          </table:table-cell>
          <table:table-cell office:value-type="float" office:value="891.99" table:style-name="ce72">
            <text:p>892</text:p>
          </table:table-cell>
          <table:table-cell office:value-type="float" office:value="980.02" table:style-name="ce72">
            <text:p>980</text:p>
          </table:table-cell>
          <table:table-cell office:value-type="float" office:value="1023.87" table:style-name="ce72">
            <text:p>1,024</text:p>
          </table:table-cell>
          <table:table-cell office:value-type="float" office:value="1085.3399999999999" table:style-name="ce72">
            <text:p>1,085</text:p>
          </table:table-cell>
          <table:table-cell office:value-type="float" office:value="1134.1500000000001" table:style-name="ce72">
            <text:p>1,134</text:p>
          </table:table-cell>
          <table:table-cell office:value-type="float" office:value="1167.94" table:style-name="ce72">
            <text:p>1,168</text:p>
          </table:table-cell>
          <table:table-cell office:value-type="float" office:value="1190.29" table:style-name="ce72">
            <text:p>1,190</text:p>
          </table:table-cell>
          <table:table-cell office:value-type="float" office:value="1235.9236958891811" table:style-name="ce72">
            <text:p>1,236</text:p>
          </table:table-cell>
          <table:table-cell office:value-type="float" office:value="1261.29" table:style-name="ce72">
            <text:p>1,261</text:p>
          </table:table-cell>
          <table:table-cell office:value-type="float" office:value="1258.78" table:style-name="ce72">
            <text:p>1,259</text:p>
          </table:table-cell>
          <table:table-cell office:value-type="float" office:value="1259.69" table:style-name="ce72">
            <text:p>1,260</text:p>
          </table:table-cell>
          <table:table-cell office:value-type="float" office:value="1131.73" table:style-name="ce72">
            <text:p>1,132</text:p>
          </table:table-cell>
          <table:table-cell office:value-type="float" office:value="1154.03" table:style-name="ce72">
            <text:p>1,154</text:p>
          </table:table-cell>
          <table:table-cell office:value-type="float" office:value="1201.22" table:style-name="ce72">
            <text:p>1,201</text:p>
          </table:table-cell>
          <table:table-cell office:value-type="float" office:value="1260.17" table:style-name="ce73">
            <text:p><text:s/>1,260<text:s/></text:p>
          </table:table-cell>
          <table:table-cell office:value-type="float" office:value="1358.87" table:style-name="ce74">
            <text:p>1,359</text:p>
          </table:table-cell>
          <table:table-cell office:value-type="float" office:value="1466.13" table:style-name="ce72">
            <text:p>1,466</text:p>
          </table:table-cell>
          <table:table-cell office:value-type="float" office:value="1539.98" table:style-name="ce72">
            <text:p>1,540</text:p>
          </table:table-cell>
          <table:table-cell office:value-type="float" office:value="1591.43" table:style-name="ce72">
            <text:p>1,591</text:p>
          </table:table-cell>
          <table:table-cell office:value-type="float" office:value="1631.01" table:style-name="ce72">
            <text:p>1,631</text:p>
          </table:table-cell>
          <table:table-cell office:value-type="float" office:value="1699.55" table:style-name="ce72">
            <text:p>1,700</text:p>
          </table:table-cell>
          <table:table-cell office:value-type="float" office:value="1788.43" table:style-name="ce72">
            <text:p>1,788</text:p>
          </table:table-cell>
          <table:table-cell office:value-type="float" office:value="1892" table:style-name="ce72">
            <text:p>1,892</text:p>
          </table:table-cell>
          <table:table-cell office:value-type="float" office:value="1991.13" table:style-name="ce72">
            <text:p>1,991</text:p>
          </table:table-cell>
          <table:table-cell table:style-name="ce71"/>
          <table:table-cell table:number-columns-repeated="16345"/>
        </table:table-row>
        <table:table-row table:style-name="ro27">
          <table:table-cell office:value-type="string" table:style-name="ce63">
            <text:p>E5046</text:p>
          </table:table-cell>
          <table:table-cell office:value-type="string" table:style-name="ce63">
            <text:p>E09000026</text:p>
          </table:table-cell>
          <table:table-cell office:value-type="string" table:style-name="ce63">
            <text:p>Redbridge</text:p>
          </table:table-cell>
          <table:table-cell office:value-type="string" table:style-name="ce63">
            <text:p>YES</text:p>
          </table:table-cell>
          <table:table-cell office:value-type="string" table:style-name="ce63">
            <text:p>OLB</text:p>
          </table:table-cell>
          <table:table-cell office:value-type="float" office:value="473" table:style-name="ce72">
            <text:p>473</text:p>
          </table:table-cell>
          <table:table-cell office:value-type="float" office:value="451.96" table:style-name="ce72">
            <text:p>452</text:p>
          </table:table-cell>
          <table:table-cell office:value-type="float" office:value="520.05999999999995" table:style-name="ce72">
            <text:p>520</text:p>
          </table:table-cell>
          <table:table-cell office:value-type="float" office:value="540.05999999999995" table:style-name="ce72">
            <text:p>540</text:p>
          </table:table-cell>
          <table:table-cell office:value-type="float" office:value="581.65" table:style-name="ce72">
            <text:p>582</text:p>
          </table:table-cell>
          <table:table-cell office:value-type="float" office:value="632.07000000000005" table:style-name="ce72">
            <text:p>632</text:p>
          </table:table-cell>
          <table:table-cell office:value-type="float" office:value="700.2" table:style-name="ce72">
            <text:p>700</text:p>
          </table:table-cell>
          <table:table-cell office:value-type="float" office:value="765.07" table:style-name="ce72">
            <text:p>765</text:p>
          </table:table-cell>
          <table:table-cell office:value-type="float" office:value="815.24" table:style-name="ce72">
            <text:p>815</text:p>
          </table:table-cell>
          <table:table-cell office:value-type="float" office:value="875.84" table:style-name="ce72">
            <text:p>876</text:p>
          </table:table-cell>
          <table:table-cell office:value-type="float" office:value="1014.85" table:style-name="ce72">
            <text:p>1,015</text:p>
          </table:table-cell>
          <table:table-cell office:value-type="float" office:value="1081.29" table:style-name="ce72">
            <text:p>1,081</text:p>
          </table:table-cell>
          <table:table-cell office:value-type="float" office:value="1132.6199999999999" table:style-name="ce72">
            <text:p>1,133</text:p>
          </table:table-cell>
          <table:table-cell office:value-type="float" office:value="1194.8399999999999" table:style-name="ce72">
            <text:p>1,195</text:p>
          </table:table-cell>
          <table:table-cell office:value-type="float" office:value="1229.76" table:style-name="ce72">
            <text:p>1,230</text:p>
          </table:table-cell>
          <table:table-cell office:value-type="float" office:value="1271.1099999999999" table:style-name="ce72">
            <text:p>1,271</text:p>
          </table:table-cell>
          <table:table-cell office:value-type="float" office:value="1300.842877843565" table:style-name="ce72">
            <text:p>1,301</text:p>
          </table:table-cell>
          <table:table-cell office:value-type="float" office:value="1303.6500000000001" table:style-name="ce72">
            <text:p>1,304</text:p>
          </table:table-cell>
          <table:table-cell office:value-type="float" office:value="1298.57" table:style-name="ce72">
            <text:p>1,299</text:p>
          </table:table-cell>
          <table:table-cell office:value-type="float" office:value="1292.45" table:style-name="ce72">
            <text:p>1,292</text:p>
          </table:table-cell>
          <table:table-cell office:value-type="float" office:value="1093.3499999999999" table:style-name="ce72">
            <text:p>1,093</text:p>
          </table:table-cell>
          <table:table-cell office:value-type="float" office:value="1093.94" table:style-name="ce72">
            <text:p>1,094</text:p>
          </table:table-cell>
          <table:table-cell office:value-type="float" office:value="1112.42" table:style-name="ce72">
            <text:p>1,112</text:p>
          </table:table-cell>
          <table:table-cell office:value-type="float" office:value="1166.6400000000001" table:style-name="ce73">
            <text:p><text:s/>1,167<text:s/></text:p>
          </table:table-cell>
          <table:table-cell office:value-type="float" office:value="1242.77" table:style-name="ce74">
            <text:p>1,243</text:p>
          </table:table-cell>
          <table:table-cell office:value-type="float" office:value="1325.6" table:style-name="ce72">
            <text:p>1,326</text:p>
          </table:table-cell>
          <table:table-cell office:value-type="float" office:value="1426.17" table:style-name="ce72">
            <text:p>1,426</text:p>
          </table:table-cell>
          <table:table-cell office:value-type="float" office:value="1488.2" table:style-name="ce72">
            <text:p>1,488</text:p>
          </table:table-cell>
          <table:table-cell office:value-type="float" office:value="1539.43" table:style-name="ce72">
            <text:p>1,539</text:p>
          </table:table-cell>
          <table:table-cell office:value-type="float" office:value="1605.16" table:style-name="ce72">
            <text:p>1,605</text:p>
          </table:table-cell>
          <table:table-cell office:value-type="float" office:value="1687.56" table:style-name="ce72">
            <text:p>1,688</text:p>
          </table:table-cell>
          <table:table-cell office:value-type="float" office:value="1796" table:style-name="ce72">
            <text:p>1,796</text:p>
          </table:table-cell>
          <table:table-cell office:value-type="float" office:value="1915.52" table:style-name="ce72">
            <text:p>1,916</text:p>
          </table:table-cell>
          <table:table-cell table:style-name="ce71"/>
          <table:table-cell table:number-columns-repeated="16345"/>
        </table:table-row>
        <table:table-row table:style-name="ro27">
          <table:table-cell office:value-type="string" table:style-name="ce63">
            <text:p>E0703</text:p>
          </table:table-cell>
          <table:table-cell office:value-type="string" table:style-name="ce63">
            <text:p>E06000003</text:p>
          </table:table-cell>
          <table:table-cell office:value-type="string" table:style-name="ce63">
            <text:p>Redcar &amp; Cleveland UA</text:p>
          </table:table-cell>
          <table:table-cell office:value-type="string" table:style-name="ce63">
            <text:p>YES</text:p>
          </table:table-cell>
          <table:table-cell office:value-type="string" table:style-name="ce63">
            <text:p>UA</text:p>
          </table:table-cell>
          <table:table-cell office:value-type="float" office:value="477" table:style-name="ce72">
            <text:p>477</text:p>
          </table:table-cell>
          <table:table-cell office:value-type="float" office:value="494.72" table:style-name="ce72">
            <text:p>495</text:p>
          </table:table-cell>
          <table:table-cell office:value-type="float" office:value="516.15" table:style-name="ce72">
            <text:p>516</text:p>
          </table:table-cell>
          <table:table-cell office:value-type="float" office:value="596.42999999999995" table:style-name="ce72">
            <text:p>596</text:p>
          </table:table-cell>
          <table:table-cell office:value-type="float" office:value="653.16999999999996" table:style-name="ce72">
            <text:p>653</text:p>
          </table:table-cell>
          <table:table-cell office:value-type="float" office:value="676.35" table:style-name="ce72">
            <text:p>676</text:p>
          </table:table-cell>
          <table:table-cell office:value-type="float" office:value="714.22" table:style-name="ce72">
            <text:p>714</text:p>
          </table:table-cell>
          <table:table-cell office:value-type="float" office:value="745.54" table:style-name="ce72">
            <text:p>746</text:p>
          </table:table-cell>
          <table:table-cell office:value-type="float" office:value="755.46" table:style-name="ce72">
            <text:p>755</text:p>
          </table:table-cell>
          <table:table-cell office:value-type="float" office:value="774.08" table:style-name="ce72">
            <text:p>774</text:p>
          </table:table-cell>
          <table:table-cell office:value-type="float" office:value="794.78" table:style-name="ce72">
            <text:p>795</text:p>
          </table:table-cell>
          <table:table-cell office:value-type="float" office:value="853.52" table:style-name="ce72">
            <text:p>854</text:p>
          </table:table-cell>
          <table:table-cell office:value-type="float" office:value="918.43" table:style-name="ce72">
            <text:p>918</text:p>
          </table:table-cell>
          <table:table-cell office:value-type="float" office:value="961.82" table:style-name="ce72">
            <text:p>962</text:p>
          </table:table-cell>
          <table:table-cell office:value-type="float" office:value="1004.85" table:style-name="ce72">
            <text:p>1,005</text:p>
          </table:table-cell>
          <table:table-cell office:value-type="float" office:value="1062.3" table:style-name="ce72">
            <text:p>1,062</text:p>
          </table:table-cell>
          <table:table-cell office:value-type="float" office:value="1094.8794641938002" table:style-name="ce72">
            <text:p>1,095</text:p>
          </table:table-cell>
          <table:table-cell office:value-type="float" office:value="1125.97" table:style-name="ce72">
            <text:p>1,126</text:p>
          </table:table-cell>
          <table:table-cell office:value-type="float" office:value="1126.95" table:style-name="ce72">
            <text:p>1,127</text:p>
          </table:table-cell>
          <table:table-cell office:value-type="float" office:value="1166.0999999999999" table:style-name="ce72">
            <text:p>1,166</text:p>
          </table:table-cell>
          <table:table-cell office:value-type="float" office:value="962.45" table:style-name="ce72">
            <text:p>962</text:p>
          </table:table-cell>
          <table:table-cell office:value-type="float" office:value="981.07" table:style-name="ce72">
            <text:p>981</text:p>
          </table:table-cell>
          <table:table-cell office:value-type="float" office:value="1007.25" table:style-name="ce72">
            <text:p>1,007</text:p>
          </table:table-cell>
          <table:table-cell office:value-type="float" office:value="1035.5" table:style-name="ce73">
            <text:p><text:s/>1,036<text:s/></text:p>
          </table:table-cell>
          <table:table-cell office:value-type="float" office:value="1078.1099999999999" table:style-name="ce74">
            <text:p>1,078</text:p>
          </table:table-cell>
          <table:table-cell office:value-type="float" office:value="1131.32" table:style-name="ce72">
            <text:p>1,131</text:p>
          </table:table-cell>
          <table:table-cell office:value-type="float" office:value="1193.5" table:style-name="ce72">
            <text:p>1,194</text:p>
          </table:table-cell>
          <table:table-cell office:value-type="float" office:value="1249.29" table:style-name="ce72">
            <text:p>1,249</text:p>
          </table:table-cell>
          <table:table-cell office:value-type="float" office:value="1294.57" table:style-name="ce72">
            <text:p>1,295</text:p>
          </table:table-cell>
          <table:table-cell office:value-type="float" office:value="1328.98" table:style-name="ce72">
            <text:p>1,329</text:p>
          </table:table-cell>
          <table:table-cell office:value-type="float" office:value="1388.14" table:style-name="ce72">
            <text:p>1,388</text:p>
          </table:table-cell>
          <table:table-cell office:value-type="float" office:value="1463" table:style-name="ce72">
            <text:p>1,463</text:p>
          </table:table-cell>
          <table:table-cell office:value-type="float" office:value="1550.91" table:style-name="ce72">
            <text:p>1,551</text:p>
          </table:table-cell>
          <table:table-cell table:style-name="ce71"/>
          <table:table-cell table:number-columns-repeated="16345"/>
        </table:table-row>
        <table:table-row table:style-name="ro27">
          <table:table-cell office:value-type="string" table:style-name="ce63">
            <text:p>E1835</text:p>
          </table:table-cell>
          <table:table-cell office:value-type="string" table:style-name="ce63">
            <text:p>E07000236</text:p>
          </table:table-cell>
          <table:table-cell office:value-type="string" table:style-name="ce63">
            <text:p>Redditch</text:p>
          </table:table-cell>
          <table:table-cell office:value-type="string" table:style-name="ce63">
            <text:p>YES</text:p>
          </table:table-cell>
          <table:table-cell office:value-type="string" table:style-name="ce63">
            <text:p>SD</text:p>
          </table:table-cell>
          <table:table-cell office:value-type="float" office:value="438" table:style-name="ce72">
            <text:p>438</text:p>
          </table:table-cell>
          <table:table-cell office:value-type="float" office:value="458.67" table:style-name="ce72">
            <text:p>459</text:p>
          </table:table-cell>
          <table:table-cell office:value-type="float" office:value="464.31" table:style-name="ce72">
            <text:p>464</text:p>
          </table:table-cell>
          <table:table-cell office:value-type="float" office:value="484.54" table:style-name="ce72">
            <text:p>485</text:p>
          </table:table-cell>
          <table:table-cell office:value-type="float" office:value="511.94" table:style-name="ce72">
            <text:p>512</text:p>
          </table:table-cell>
          <table:table-cell office:value-type="float" office:value="556.24" table:style-name="ce72">
            <text:p>556</text:p>
          </table:table-cell>
          <table:table-cell office:value-type="float" office:value="605.08000000000004" table:style-name="ce72">
            <text:p>605</text:p>
          </table:table-cell>
          <table:table-cell office:value-type="float" office:value="662.67" table:style-name="ce72">
            <text:p>663</text:p>
          </table:table-cell>
          <table:table-cell office:value-type="float" office:value="728.01" table:style-name="ce72">
            <text:p>728</text:p>
          </table:table-cell>
          <table:table-cell office:value-type="float" office:value="799.56" table:style-name="ce72">
            <text:p>800</text:p>
          </table:table-cell>
          <table:table-cell office:value-type="float" office:value="890.41" table:style-name="ce72">
            <text:p>890</text:p>
          </table:table-cell>
          <table:table-cell office:value-type="float" office:value="956.59" table:style-name="ce72">
            <text:p>957</text:p>
          </table:table-cell>
          <table:table-cell office:value-type="float" office:value="990.66" table:style-name="ce72">
            <text:p>991</text:p>
          </table:table-cell>
          <table:table-cell office:value-type="float" office:value="1034.48" table:style-name="ce72">
            <text:p>1,034</text:p>
          </table:table-cell>
          <table:table-cell office:value-type="float" office:value="1086.51" table:style-name="ce72">
            <text:p>1,087</text:p>
          </table:table-cell>
          <table:table-cell office:value-type="float" office:value="1127.26" table:style-name="ce72">
            <text:p>1,127</text:p>
          </table:table-cell>
          <table:table-cell office:value-type="float" office:value="1170.6878081617085" table:style-name="ce72">
            <text:p>1,171</text:p>
          </table:table-cell>
          <table:table-cell office:value-type="float" office:value="1204.3699999999999" table:style-name="ce72">
            <text:p>1,204</text:p>
          </table:table-cell>
          <table:table-cell office:value-type="float" office:value="1199.8599999999999" table:style-name="ce72">
            <text:p>1,200</text:p>
          </table:table-cell>
          <table:table-cell office:value-type="float" office:value="1199.7" table:style-name="ce72">
            <text:p>1,200</text:p>
          </table:table-cell>
          <table:table-cell office:value-type="float" office:value="1029.97" table:style-name="ce72">
            <text:p>1,030</text:p>
          </table:table-cell>
          <table:table-cell office:value-type="float" office:value="1071.9000000000001" table:style-name="ce72">
            <text:p>1,072</text:p>
          </table:table-cell>
          <table:table-cell office:value-type="float" office:value="1096.2" table:style-name="ce72">
            <text:p>1,096</text:p>
          </table:table-cell>
          <table:table-cell office:value-type="float" office:value="1137.32" table:style-name="ce73">
            <text:p><text:s/>1,137<text:s/></text:p>
          </table:table-cell>
          <table:table-cell office:value-type="float" office:value="1176.26" table:style-name="ce74">
            <text:p>1,176</text:p>
          </table:table-cell>
          <table:table-cell office:value-type="float" office:value="1250.74" table:style-name="ce72">
            <text:p>1,251</text:p>
          </table:table-cell>
          <table:table-cell office:value-type="float" office:value="1299.26" table:style-name="ce72">
            <text:p>1,299</text:p>
          </table:table-cell>
          <table:table-cell office:value-type="float" office:value="1338.69" table:style-name="ce72">
            <text:p>1,339</text:p>
          </table:table-cell>
          <table:table-cell office:value-type="float" office:value="1362.1" table:style-name="ce72">
            <text:p>1,362</text:p>
          </table:table-cell>
          <table:table-cell office:value-type="float" office:value="1423.06" table:style-name="ce72">
            <text:p>1,423</text:p>
          </table:table-cell>
          <table:table-cell office:value-type="float" office:value="1475.58" table:style-name="ce72">
            <text:p>1,476</text:p>
          </table:table-cell>
          <table:table-cell office:value-type="float" office:value="1540" table:style-name="ce72">
            <text:p>1,540</text:p>
          </table:table-cell>
          <table:table-cell office:value-type="float" office:value="1614.52" table:style-name="ce72">
            <text:p>1,615</text:p>
          </table:table-cell>
          <table:table-cell table:style-name="ce71"/>
          <table:table-cell table:number-columns-repeated="16345"/>
        </table:table-row>
        <table:table-row table:style-name="ro27">
          <table:table-cell office:value-type="string" table:style-name="ce63">
            <text:p>E3635</text:p>
          </table:table-cell>
          <table:table-cell office:value-type="string" table:style-name="ce63">
            <text:p>E07000211</text:p>
          </table:table-cell>
          <table:table-cell office:value-type="string" table:style-name="ce63">
            <text:p>Reigate &amp; Banstead</text:p>
          </table:table-cell>
          <table:table-cell office:value-type="string" table:style-name="ce63">
            <text:p>YES</text:p>
          </table:table-cell>
          <table:table-cell office:value-type="string" table:style-name="ce63">
            <text:p>SD</text:p>
          </table:table-cell>
          <table:table-cell office:value-type="float" office:value="568" table:style-name="ce72">
            <text:p>568</text:p>
          </table:table-cell>
          <table:table-cell office:value-type="float" office:value="572.09" table:style-name="ce72">
            <text:p>572</text:p>
          </table:table-cell>
          <table:table-cell office:value-type="float" office:value="589.69000000000005" table:style-name="ce72">
            <text:p>590</text:p>
          </table:table-cell>
          <table:table-cell office:value-type="float" office:value="629.69000000000005" table:style-name="ce72">
            <text:p>630</text:p>
          </table:table-cell>
          <table:table-cell office:value-type="float" office:value="676.29" table:style-name="ce72">
            <text:p>676</text:p>
          </table:table-cell>
          <table:table-cell office:value-type="float" office:value="756.84" table:style-name="ce72">
            <text:p>757</text:p>
          </table:table-cell>
          <table:table-cell office:value-type="float" office:value="820.54" table:style-name="ce72">
            <text:p>821</text:p>
          </table:table-cell>
          <table:table-cell office:value-type="float" office:value="870.74" table:style-name="ce72">
            <text:p>871</text:p>
          </table:table-cell>
          <table:table-cell office:value-type="float" office:value="928.3" table:style-name="ce72">
            <text:p>928</text:p>
          </table:table-cell>
          <table:table-cell office:value-type="float" office:value="1030.07" table:style-name="ce72">
            <text:p>1,030</text:p>
          </table:table-cell>
          <table:table-cell office:value-type="float" office:value="1205.32" table:style-name="ce72">
            <text:p>1,205</text:p>
          </table:table-cell>
          <table:table-cell office:value-type="float" office:value="1262.46" table:style-name="ce72">
            <text:p>1,262</text:p>
          </table:table-cell>
          <table:table-cell office:value-type="float" office:value="1310.84" table:style-name="ce72">
            <text:p>1,311</text:p>
          </table:table-cell>
          <table:table-cell office:value-type="float" office:value="1382.13" table:style-name="ce72">
            <text:p>1,382</text:p>
          </table:table-cell>
          <table:table-cell office:value-type="float" office:value="1446.77" table:style-name="ce72">
            <text:p>1,447</text:p>
          </table:table-cell>
          <table:table-cell office:value-type="float" office:value="1519.78" table:style-name="ce72">
            <text:p>1,520</text:p>
          </table:table-cell>
          <table:table-cell office:value-type="float" office:value="1569.7546326579086" table:style-name="ce72">
            <text:p>1,570</text:p>
          </table:table-cell>
          <table:table-cell office:value-type="float" office:value="1600.36" table:style-name="ce72">
            <text:p>1,600</text:p>
          </table:table-cell>
          <table:table-cell office:value-type="float" office:value="1600.41" table:style-name="ce72">
            <text:p>1,600</text:p>
          </table:table-cell>
          <table:table-cell office:value-type="float" office:value="1641.15" table:style-name="ce72">
            <text:p>1,641</text:p>
          </table:table-cell>
          <table:table-cell office:value-type="float" office:value="1583.37" table:style-name="ce72">
            <text:p>1,583</text:p>
          </table:table-cell>
          <table:table-cell office:value-type="float" office:value="1594.2" table:style-name="ce72">
            <text:p>1,594</text:p>
          </table:table-cell>
          <table:table-cell office:value-type="float" office:value="1630.55" table:style-name="ce72">
            <text:p>1,631</text:p>
          </table:table-cell>
          <table:table-cell office:value-type="float" office:value="1693.72" table:style-name="ce73">
            <text:p><text:s/>1,694<text:s/></text:p>
          </table:table-cell>
          <table:table-cell office:value-type="float" office:value="1772.01" table:style-name="ce74">
            <text:p>1,772</text:p>
          </table:table-cell>
          <table:table-cell office:value-type="float" office:value="1871" table:style-name="ce72">
            <text:p>1,871</text:p>
          </table:table-cell>
          <table:table-cell office:value-type="float" office:value="1946.97" table:style-name="ce72">
            <text:p>1,947</text:p>
          </table:table-cell>
          <table:table-cell office:value-type="float" office:value="2032.07" table:style-name="ce72">
            <text:p>2,032</text:p>
          </table:table-cell>
          <table:table-cell office:value-type="float" office:value="2067.86" table:style-name="ce72">
            <text:p>2,068</text:p>
          </table:table-cell>
          <table:table-cell office:value-type="float" office:value="2184.8000000000002" table:style-name="ce72">
            <text:p>2,185</text:p>
          </table:table-cell>
          <table:table-cell office:value-type="float" office:value="2269.94" table:style-name="ce72">
            <text:p>2,270</text:p>
          </table:table-cell>
          <table:table-cell office:value-type="float" office:value="2379" table:style-name="ce72">
            <text:p>2,379</text:p>
          </table:table-cell>
          <table:table-cell office:value-type="float" office:value="2492.96" table:style-name="ce72">
            <text:p>2,493</text:p>
          </table:table-cell>
          <table:table-cell table:style-name="ce71"/>
          <table:table-cell table:number-columns-repeated="16345"/>
        </table:table-row>
        <table:table-row table:style-name="ro27">
          <table:table-cell office:value-type="string" table:style-name="ce63">
            <text:p>E0836</text:p>
          </table:table-cell>
          <table:table-cell office:value-type="string" table:style-name="ce63">
            <text:p>E07000024</text:p>
          </table:table-cell>
          <table:table-cell office:value-type="string" table:style-name="ce63">
            <text:p>Restormel</text:p>
          </table:table-cell>
          <table:table-cell office:value-type="string" table:style-name="ce63">
            <text:p>NO</text:p>
          </table:table-cell>
          <table:table-cell office:value-type="string" table:style-name="ce63">
            <text:p>SD</text:p>
          </table:table-cell>
          <table:table-cell office:value-type="float" office:value="424" table:style-name="ce72">
            <text:p>424</text:p>
          </table:table-cell>
          <table:table-cell office:value-type="float" office:value="442.06" table:style-name="ce72">
            <text:p>442</text:p>
          </table:table-cell>
          <table:table-cell office:value-type="float" office:value="447.35" table:style-name="ce72">
            <text:p>447</text:p>
          </table:table-cell>
          <table:table-cell office:value-type="float" office:value="462.86" table:style-name="ce72">
            <text:p>463</text:p>
          </table:table-cell>
          <table:table-cell office:value-type="float" office:value="482.13" table:style-name="ce72">
            <text:p>482</text:p>
          </table:table-cell>
          <table:table-cell office:value-type="float" office:value="542.45000000000005" table:style-name="ce72">
            <text:p>542</text:p>
          </table:table-cell>
          <table:table-cell office:value-type="float" office:value="574.67999999999995" table:style-name="ce72">
            <text:p>575</text:p>
          </table:table-cell>
          <table:table-cell office:value-type="float" office:value="627.6" table:style-name="ce72">
            <text:p>628</text:p>
          </table:table-cell>
          <table:table-cell office:value-type="float" office:value="655.20000000000005" table:style-name="ce72">
            <text:p>655</text:p>
          </table:table-cell>
          <table:table-cell office:value-type="float" office:value="716.78" table:style-name="ce72">
            <text:p>717</text:p>
          </table:table-cell>
          <table:table-cell office:value-type="float" office:value="795.92" table:style-name="ce72">
            <text:p>796</text:p>
          </table:table-cell>
          <table:table-cell office:value-type="float" office:value="870.56" table:style-name="ce72">
            <text:p>871</text:p>
          </table:table-cell>
          <table:table-cell office:value-type="float" office:value="919.28" table:style-name="ce72">
            <text:p>919</text:p>
          </table:table-cell>
          <table:table-cell office:value-type="float" office:value="963.69" table:style-name="ce72">
            <text:p>964</text:p>
          </table:table-cell>
          <table:table-cell office:value-type="float" office:value="1017.43" table:style-name="ce72">
            <text:p>1,017</text:p>
          </table:table-cell>
          <table:table-cell office:value-type="float" office:value="1060.51" table:style-name="ce72">
            <text:p>1,061</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3">
            <text:p>[z]</text:p>
          </table:table-cell>
          <table:table-cell office:value-type="string" table:style-name="ce74">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1"/>
          <table:table-cell table:number-columns-repeated="16345"/>
        </table:table-row>
        <table:table-row table:style-name="ro27">
          <table:table-cell office:value-type="string" table:style-name="ce63">
            <text:p>E2340</text:p>
          </table:table-cell>
          <table:table-cell office:value-type="string" table:style-name="ce63">
            <text:p>E07000124</text:p>
          </table:table-cell>
          <table:table-cell office:value-type="string" table:style-name="ce63">
            <text:p>Ribble Valley</text:p>
          </table:table-cell>
          <table:table-cell office:value-type="string" table:style-name="ce63">
            <text:p>YES</text:p>
          </table:table-cell>
          <table:table-cell office:value-type="string" table:style-name="ce63">
            <text:p>SD</text:p>
          </table:table-cell>
          <table:table-cell office:value-type="float" office:value="548" table:style-name="ce72">
            <text:p>548</text:p>
          </table:table-cell>
          <table:table-cell office:value-type="float" office:value="606.42999999999995" table:style-name="ce72">
            <text:p>606</text:p>
          </table:table-cell>
          <table:table-cell office:value-type="float" office:value="604.22" table:style-name="ce72">
            <text:p>604</text:p>
          </table:table-cell>
          <table:table-cell office:value-type="float" office:value="637.22" table:style-name="ce72">
            <text:p>637</text:p>
          </table:table-cell>
          <table:table-cell office:value-type="float" office:value="679.17" table:style-name="ce72">
            <text:p>679</text:p>
          </table:table-cell>
          <table:table-cell office:value-type="float" office:value="758.79" table:style-name="ce72">
            <text:p>759</text:p>
          </table:table-cell>
          <table:table-cell office:value-type="float" office:value="822.39" table:style-name="ce72">
            <text:p>822</text:p>
          </table:table-cell>
          <table:table-cell office:value-type="float" office:value="863.36" table:style-name="ce72">
            <text:p>863</text:p>
          </table:table-cell>
          <table:table-cell office:value-type="float" office:value="896.06" table:style-name="ce72">
            <text:p>896</text:p>
          </table:table-cell>
          <table:table-cell office:value-type="float" office:value="964.19" table:style-name="ce72">
            <text:p>964</text:p>
          </table:table-cell>
          <table:table-cell office:value-type="float" office:value="1056.9000000000001" table:style-name="ce72">
            <text:p>1,057</text:p>
          </table:table-cell>
          <table:table-cell office:value-type="float" office:value="1114.21" table:style-name="ce72">
            <text:p>1,114</text:p>
          </table:table-cell>
          <table:table-cell office:value-type="float" office:value="1155.97" table:style-name="ce72">
            <text:p>1,156</text:p>
          </table:table-cell>
          <table:table-cell office:value-type="float" office:value="1213.1300000000001" table:style-name="ce72">
            <text:p>1,213</text:p>
          </table:table-cell>
          <table:table-cell office:value-type="float" office:value="1280.6500000000001" table:style-name="ce72">
            <text:p>1,281</text:p>
          </table:table-cell>
          <table:table-cell office:value-type="float" office:value="1326.26" table:style-name="ce72">
            <text:p>1,326</text:p>
          </table:table-cell>
          <table:table-cell office:value-type="float" office:value="1364.4688227210261" table:style-name="ce72">
            <text:p>1,364</text:p>
          </table:table-cell>
          <table:table-cell office:value-type="float" office:value="1372.81" table:style-name="ce72">
            <text:p>1,373</text:p>
          </table:table-cell>
          <table:table-cell office:value-type="float" office:value="1369.73" table:style-name="ce72">
            <text:p>1,370</text:p>
          </table:table-cell>
          <table:table-cell office:value-type="float" office:value="1372.73" table:style-name="ce72">
            <text:p>1,373</text:p>
          </table:table-cell>
          <table:table-cell office:value-type="float" office:value="1264.96" table:style-name="ce72">
            <text:p>1,265</text:p>
          </table:table-cell>
          <table:table-cell office:value-type="float" office:value="1277.9100000000001" table:style-name="ce72">
            <text:p>1,278</text:p>
          </table:table-cell>
          <table:table-cell office:value-type="float" office:value="1308.4100000000001" table:style-name="ce72">
            <text:p>1,308</text:p>
          </table:table-cell>
          <table:table-cell office:value-type="float" office:value="1358.93" table:style-name="ce73">
            <text:p><text:s/>1,359<text:s/></text:p>
          </table:table-cell>
          <table:table-cell office:value-type="float" office:value="1410.49" table:style-name="ce74">
            <text:p>1,410</text:p>
          </table:table-cell>
          <table:table-cell office:value-type="float" office:value="1500.46" table:style-name="ce72">
            <text:p>1,500</text:p>
          </table:table-cell>
          <table:table-cell office:value-type="float" office:value="1567.82" table:style-name="ce72">
            <text:p>1,568</text:p>
          </table:table-cell>
          <table:table-cell office:value-type="float" office:value="1636.29" table:style-name="ce72">
            <text:p>1,636</text:p>
          </table:table-cell>
          <table:table-cell office:value-type="float" office:value="1699.15" table:style-name="ce72">
            <text:p>1,699</text:p>
          </table:table-cell>
          <table:table-cell office:value-type="float" office:value="1774.14" table:style-name="ce72">
            <text:p>1,774</text:p>
          </table:table-cell>
          <table:table-cell office:value-type="float" office:value="1850.34" table:style-name="ce72">
            <text:p>1,850</text:p>
          </table:table-cell>
          <table:table-cell office:value-type="float" office:value="1936" table:style-name="ce72">
            <text:p>1,936</text:p>
          </table:table-cell>
          <table:table-cell office:value-type="float" office:value="2027.43" table:style-name="ce72">
            <text:p>2,027</text:p>
          </table:table-cell>
          <table:table-cell table:style-name="ce71"/>
          <table:table-cell table:number-columns-repeated="16345"/>
        </table:table-row>
        <table:table-row table:style-name="ro27">
          <table:table-cell office:value-type="string" table:style-name="ce63">
            <text:p>E5047</text:p>
          </table:table-cell>
          <table:table-cell office:value-type="string" table:style-name="ce63">
            <text:p>E09000027</text:p>
          </table:table-cell>
          <table:table-cell office:value-type="string" table:style-name="ce63">
            <text:p>Richmond-upon-Thames</text:p>
          </table:table-cell>
          <table:table-cell office:value-type="string" table:style-name="ce63">
            <text:p>YES</text:p>
          </table:table-cell>
          <table:table-cell office:value-type="string" table:style-name="ce63">
            <text:p>OLB</text:p>
          </table:table-cell>
          <table:table-cell office:value-type="float" office:value="571" table:style-name="ce72">
            <text:p>571</text:p>
          </table:table-cell>
          <table:table-cell office:value-type="float" office:value="664.05" table:style-name="ce72">
            <text:p>664</text:p>
          </table:table-cell>
          <table:table-cell office:value-type="float" office:value="740.07" table:style-name="ce72">
            <text:p>740</text:p>
          </table:table-cell>
          <table:table-cell office:value-type="float" office:value="768.51" table:style-name="ce72">
            <text:p>769</text:p>
          </table:table-cell>
          <table:table-cell office:value-type="float" office:value="807.24" table:style-name="ce72">
            <text:p>807</text:p>
          </table:table-cell>
          <table:table-cell office:value-type="float" office:value="826.13" table:style-name="ce72">
            <text:p>826</text:p>
          </table:table-cell>
          <table:table-cell office:value-type="float" office:value="913.86" table:style-name="ce72">
            <text:p>914</text:p>
          </table:table-cell>
          <table:table-cell office:value-type="float" office:value="1002.8" table:style-name="ce72">
            <text:p>1,003</text:p>
          </table:table-cell>
          <table:table-cell office:value-type="float" office:value="1102.54" table:style-name="ce72">
            <text:p>1,103</text:p>
          </table:table-cell>
          <table:table-cell office:value-type="float" office:value="1208.46" table:style-name="ce72">
            <text:p>1,208</text:p>
          </table:table-cell>
          <table:table-cell office:value-type="float" office:value="1392.46" table:style-name="ce72">
            <text:p>1,392</text:p>
          </table:table-cell>
          <table:table-cell office:value-type="float" office:value="1489.19" table:style-name="ce72">
            <text:p>1,489</text:p>
          </table:table-cell>
          <table:table-cell office:value-type="float" office:value="1549.27" table:style-name="ce72">
            <text:p>1,549</text:p>
          </table:table-cell>
          <table:table-cell office:value-type="float" office:value="1575.34" table:style-name="ce72">
            <text:p>1,575</text:p>
          </table:table-cell>
          <table:table-cell office:value-type="float" office:value="1664.55" table:style-name="ce72">
            <text:p>1,665</text:p>
          </table:table-cell>
          <table:table-cell office:value-type="float" office:value="1730.05" table:style-name="ce72">
            <text:p>1,730</text:p>
          </table:table-cell>
          <table:table-cell office:value-type="float" office:value="1782.4187587828528" table:style-name="ce72">
            <text:p>1,782</text:p>
          </table:table-cell>
          <table:table-cell office:value-type="float" office:value="1779.1" table:style-name="ce72">
            <text:p>1,779</text:p>
          </table:table-cell>
          <table:table-cell office:value-type="float" office:value="1786.97" table:style-name="ce72">
            <text:p>1,787</text:p>
          </table:table-cell>
          <table:table-cell office:value-type="float" office:value="1788.25" table:style-name="ce72">
            <text:p>1,788</text:p>
          </table:table-cell>
          <table:table-cell office:value-type="float" office:value="1648.35" table:style-name="ce72">
            <text:p>1,648</text:p>
          </table:table-cell>
          <table:table-cell office:value-type="float" office:value="1646.25" table:style-name="ce72">
            <text:p>1,646</text:p>
          </table:table-cell>
          <table:table-cell office:value-type="float" office:value="1653.62" table:style-name="ce72">
            <text:p>1,654</text:p>
          </table:table-cell>
          <table:table-cell office:value-type="float" office:value="1668.23" table:style-name="ce73">
            <text:p><text:s/>1,668<text:s/></text:p>
          </table:table-cell>
          <table:table-cell office:value-type="float" office:value="1742.95" table:style-name="ce74">
            <text:p>1,743</text:p>
          </table:table-cell>
          <table:table-cell office:value-type="float" office:value="1817.89" table:style-name="ce72">
            <text:p>1,818</text:p>
          </table:table-cell>
          <table:table-cell office:value-type="float" office:value="1909.63" table:style-name="ce72">
            <text:p>1,910</text:p>
          </table:table-cell>
          <table:table-cell office:value-type="float" office:value="1982.18" table:style-name="ce72">
            <text:p>1,982</text:p>
          </table:table-cell>
          <table:table-cell office:value-type="float" office:value="2064.3200000000002" table:style-name="ce72">
            <text:p>2,064</text:p>
          </table:table-cell>
          <table:table-cell office:value-type="float" office:value="2130.4" table:style-name="ce72">
            <text:p>2,130</text:p>
          </table:table-cell>
          <table:table-cell office:value-type="float" office:value="2265.79" table:style-name="ce72">
            <text:p>2,266</text:p>
          </table:table-cell>
          <table:table-cell office:value-type="float" office:value="2404" table:style-name="ce72">
            <text:p>2,404</text:p>
          </table:table-cell>
          <table:table-cell office:value-type="float" office:value="2528.17" table:style-name="ce72">
            <text:p>2,528</text:p>
          </table:table-cell>
          <table:table-cell table:style-name="ce71"/>
          <table:table-cell table:number-columns-repeated="16345"/>
        </table:table-row>
        <table:table-row table:style-name="ro27">
          <table:table-cell office:value-type="string" table:style-name="ce63">
            <text:p>E2734</text:p>
          </table:table-cell>
          <table:table-cell office:value-type="string" table:style-name="ce63">
            <text:p>E07000166</text:p>
          </table:table-cell>
          <table:table-cell office:value-type="string" table:style-name="ce63">
            <text:p>Richmondshire</text:p>
          </table:table-cell>
          <table:table-cell office:value-type="string" table:style-name="ce63">
            <text:p>NO</text:p>
          </table:table-cell>
          <table:table-cell office:value-type="string" table:style-name="ce63">
            <text:p>SD</text:p>
          </table:table-cell>
          <table:table-cell office:value-type="float" office:value="467" table:style-name="ce72">
            <text:p>467</text:p>
          </table:table-cell>
          <table:table-cell office:value-type="float" office:value="515.29999999999995" table:style-name="ce72">
            <text:p>515</text:p>
          </table:table-cell>
          <table:table-cell office:value-type="float" office:value="537.73" table:style-name="ce72">
            <text:p>538</text:p>
          </table:table-cell>
          <table:table-cell office:value-type="float" office:value="557.70000000000005" table:style-name="ce72">
            <text:p>558</text:p>
          </table:table-cell>
          <table:table-cell office:value-type="float" office:value="596.74" table:style-name="ce72">
            <text:p>597</text:p>
          </table:table-cell>
          <table:table-cell office:value-type="float" office:value="672.85" table:style-name="ce72">
            <text:p>673</text:p>
          </table:table-cell>
          <table:table-cell office:value-type="float" office:value="739.68" table:style-name="ce72">
            <text:p>740</text:p>
          </table:table-cell>
          <table:table-cell office:value-type="float" office:value="786.07" table:style-name="ce72">
            <text:p>786</text:p>
          </table:table-cell>
          <table:table-cell office:value-type="float" office:value="850.38" table:style-name="ce72">
            <text:p>850</text:p>
          </table:table-cell>
          <table:table-cell office:value-type="float" office:value="927.69" table:style-name="ce72">
            <text:p>928</text:p>
          </table:table-cell>
          <table:table-cell office:value-type="float" office:value="1073.3699999999999" table:style-name="ce72">
            <text:p>1,073</text:p>
          </table:table-cell>
          <table:table-cell office:value-type="float" office:value="1159.58" table:style-name="ce72">
            <text:p>1,160</text:p>
          </table:table-cell>
          <table:table-cell office:value-type="float" office:value="1205.71" table:style-name="ce72">
            <text:p>1,206</text:p>
          </table:table-cell>
          <table:table-cell office:value-type="float" office:value="1277.24" table:style-name="ce72">
            <text:p>1,277</text:p>
          </table:table-cell>
          <table:table-cell office:value-type="float" office:value="1333.15" table:style-name="ce72">
            <text:p>1,333</text:p>
          </table:table-cell>
          <table:table-cell office:value-type="float" office:value="1410.18" table:style-name="ce72">
            <text:p>1,410</text:p>
          </table:table-cell>
          <table:table-cell office:value-type="float" office:value="1448.7826511392404" table:style-name="ce72">
            <text:p>1,449</text:p>
          </table:table-cell>
          <table:table-cell office:value-type="float" office:value="1503.85" table:style-name="ce72">
            <text:p>1,504</text:p>
          </table:table-cell>
          <table:table-cell office:value-type="float" office:value="1506.17" table:style-name="ce72">
            <text:p>1,506</text:p>
          </table:table-cell>
          <table:table-cell office:value-type="float" office:value="1508.08" table:style-name="ce72">
            <text:p>1,508</text:p>
          </table:table-cell>
          <table:table-cell office:value-type="float" office:value="1402.83" table:style-name="ce72">
            <text:p>1,403</text:p>
          </table:table-cell>
          <table:table-cell office:value-type="float" office:value="1421.87" table:style-name="ce72">
            <text:p>1,422</text:p>
          </table:table-cell>
          <table:table-cell office:value-type="float" office:value="1456.29" table:style-name="ce72">
            <text:p>1,456</text:p>
          </table:table-cell>
          <table:table-cell office:value-type="float" office:value="1527.94" table:style-name="ce73">
            <text:p><text:s/>1,528<text:s/></text:p>
          </table:table-cell>
          <table:table-cell office:value-type="float" office:value="1612.37" table:style-name="ce74">
            <text:p>1,612</text:p>
          </table:table-cell>
          <table:table-cell office:value-type="float" office:value="1668.59" table:style-name="ce72">
            <text:p>1,669</text:p>
          </table:table-cell>
          <table:table-cell office:value-type="float" office:value="1759.84" table:style-name="ce72">
            <text:p>1,760</text:p>
          </table:table-cell>
          <table:table-cell office:value-type="float" office:value="1834.68" table:style-name="ce72">
            <text:p>1,835</text:p>
          </table:table-cell>
          <table:table-cell office:value-type="float" office:value="1864.36" table:style-name="ce72">
            <text:p>1,864</text:p>
          </table:table-cell>
          <table:table-cell office:value-type="float" office:value="1931.83" table:style-name="ce72">
            <text:p>1,932</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1"/>
          <table:table-cell table:number-columns-repeated="16345"/>
        </table:table-row>
        <table:table-row table:style-name="ro27">
          <table:table-cell office:value-type="string" table:style-name="ce63">
            <text:p>E4205</text:p>
          </table:table-cell>
          <table:table-cell office:value-type="string" table:style-name="ce63">
            <text:p>E08000005</text:p>
          </table:table-cell>
          <table:table-cell office:value-type="string" table:style-name="ce63">
            <text:p>Rochdale</text:p>
          </table:table-cell>
          <table:table-cell office:value-type="string" table:style-name="ce63">
            <text:p>YES</text:p>
          </table:table-cell>
          <table:table-cell office:value-type="string" table:style-name="ce63">
            <text:p>MD</text:p>
          </table:table-cell>
          <table:table-cell office:value-type="float" office:value="454" table:style-name="ce72">
            <text:p>454</text:p>
          </table:table-cell>
          <table:table-cell office:value-type="float" office:value="468.41" table:style-name="ce72">
            <text:p>468</text:p>
          </table:table-cell>
          <table:table-cell office:value-type="float" office:value="476.18" table:style-name="ce72">
            <text:p>476</text:p>
          </table:table-cell>
          <table:table-cell office:value-type="float" office:value="509.81" table:style-name="ce72">
            <text:p>510</text:p>
          </table:table-cell>
          <table:table-cell office:value-type="float" office:value="543.02" table:style-name="ce72">
            <text:p>543</text:p>
          </table:table-cell>
          <table:table-cell office:value-type="float" office:value="576.03" table:style-name="ce72">
            <text:p>576</text:p>
          </table:table-cell>
          <table:table-cell office:value-type="float" office:value="611.9" table:style-name="ce72">
            <text:p>612</text:p>
          </table:table-cell>
          <table:table-cell office:value-type="float" office:value="639.83000000000004" table:style-name="ce72">
            <text:p>640</text:p>
          </table:table-cell>
          <table:table-cell office:value-type="float" office:value="681.17" table:style-name="ce72">
            <text:p>681</text:p>
          </table:table-cell>
          <table:table-cell office:value-type="float" office:value="716.16" table:style-name="ce72">
            <text:p>716</text:p>
          </table:table-cell>
          <table:table-cell office:value-type="float" office:value="768.82" table:style-name="ce72">
            <text:p>769</text:p>
          </table:table-cell>
          <table:table-cell office:value-type="float" office:value="805.72" table:style-name="ce72">
            <text:p>806</text:p>
          </table:table-cell>
          <table:table-cell office:value-type="float" office:value="848.84" table:style-name="ce72">
            <text:p>849</text:p>
          </table:table-cell>
          <table:table-cell office:value-type="float" office:value="890.24" table:style-name="ce72">
            <text:p>890</text:p>
          </table:table-cell>
          <table:table-cell office:value-type="float" office:value="927.07" table:style-name="ce72">
            <text:p>927</text:p>
          </table:table-cell>
          <table:table-cell office:value-type="float" office:value="966.69" table:style-name="ce72">
            <text:p>967</text:p>
          </table:table-cell>
          <table:table-cell office:value-type="float" office:value="997.91856243728898" table:style-name="ce72">
            <text:p>998</text:p>
          </table:table-cell>
          <table:table-cell office:value-type="float" office:value="1034.3599999999999" table:style-name="ce72">
            <text:p>1,034</text:p>
          </table:table-cell>
          <table:table-cell office:value-type="float" office:value="1033.54" table:style-name="ce72">
            <text:p>1,034</text:p>
          </table:table-cell>
          <table:table-cell office:value-type="float" office:value="1029.1400000000001" table:style-name="ce72">
            <text:p>1,029</text:p>
          </table:table-cell>
          <table:table-cell office:value-type="float" office:value="870.67" table:style-name="ce72">
            <text:p>871</text:p>
          </table:table-cell>
          <table:table-cell office:value-type="float" office:value="863.44" table:style-name="ce72">
            <text:p>863</text:p>
          </table:table-cell>
          <table:table-cell office:value-type="float" office:value="863.67" table:style-name="ce72">
            <text:p>864</text:p>
          </table:table-cell>
          <table:table-cell office:value-type="float" office:value="915.11" table:style-name="ce73">
            <text:p><text:s/>915<text:s/></text:p>
          </table:table-cell>
          <table:table-cell office:value-type="float" office:value="968.68" table:style-name="ce74">
            <text:p>969</text:p>
          </table:table-cell>
          <table:table-cell office:value-type="float" office:value="1026.8" table:style-name="ce72">
            <text:p>1,027</text:p>
          </table:table-cell>
          <table:table-cell office:value-type="float" office:value="1108.8900000000001" table:style-name="ce72">
            <text:p>1,109</text:p>
          </table:table-cell>
          <table:table-cell office:value-type="float" office:value="1166.4000000000001" table:style-name="ce72">
            <text:p>1,166</text:p>
          </table:table-cell>
          <table:table-cell office:value-type="float" office:value="1191.3800000000001" table:style-name="ce72">
            <text:p>1,191</text:p>
          </table:table-cell>
          <table:table-cell office:value-type="float" office:value="1261.53" table:style-name="ce72">
            <text:p>1,262</text:p>
          </table:table-cell>
          <table:table-cell office:value-type="float" office:value="1350.91" table:style-name="ce72">
            <text:p>1,351</text:p>
          </table:table-cell>
          <table:table-cell office:value-type="float" office:value="1437" table:style-name="ce72">
            <text:p>1,437</text:p>
          </table:table-cell>
          <table:table-cell office:value-type="float" office:value="1535.2" table:style-name="ce72">
            <text:p>1,535</text:p>
          </table:table-cell>
          <table:table-cell table:style-name="ce71"/>
          <table:table-cell table:number-columns-repeated="16345"/>
        </table:table-row>
        <table:table-row table:style-name="ro27">
          <table:table-cell office:value-type="string" table:style-name="ce63">
            <text:p>E2238</text:p>
          </table:table-cell>
          <table:table-cell office:value-type="string" table:style-name="ce63">
            <text:p>[z]</text:p>
          </table:table-cell>
          <table:table-cell office:value-type="string" table:style-name="ce63">
            <text:p>Rochester upon Medway</text:p>
          </table:table-cell>
          <table:table-cell office:value-type="string" table:style-name="ce63">
            <text:p>NO</text:p>
          </table:table-cell>
          <table:table-cell office:value-type="string" table:style-name="ce63">
            <text:p>SD</text:p>
          </table:table-cell>
          <table:table-cell office:value-type="float" office:value="393" table:style-name="ce72">
            <text:p>393</text:p>
          </table:table-cell>
          <table:table-cell office:value-type="float" office:value="351.47" table:style-name="ce72">
            <text:p>351</text:p>
          </table:table-cell>
          <table:table-cell office:value-type="float" office:value="344.41" table:style-name="ce72">
            <text:p>344</text:p>
          </table:table-cell>
          <table:table-cell office:value-type="float" office:value="408.17" table:style-name="ce72">
            <text:p>408</text:p>
          </table:table-cell>
          <table:table-cell office:value-type="float" office:value="428.19" table:style-name="ce72">
            <text:p>428</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3">
            <text:p>[z]</text:p>
          </table:table-cell>
          <table:table-cell office:value-type="string" table:style-name="ce74">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1"/>
          <table:table-cell table:number-columns-repeated="16345"/>
        </table:table-row>
        <table:table-row table:style-name="ro27">
          <table:table-cell office:value-type="string" table:style-name="ce63">
            <text:p>E1540</text:p>
          </table:table-cell>
          <table:table-cell office:value-type="string" table:style-name="ce63">
            <text:p>E07000075</text:p>
          </table:table-cell>
          <table:table-cell office:value-type="string" table:style-name="ce63">
            <text:p>Rochford</text:p>
          </table:table-cell>
          <table:table-cell office:value-type="string" table:style-name="ce63">
            <text:p>YES</text:p>
          </table:table-cell>
          <table:table-cell office:value-type="string" table:style-name="ce63">
            <text:p>SD</text:p>
          </table:table-cell>
          <table:table-cell office:value-type="float" office:value="461" table:style-name="ce72">
            <text:p>461</text:p>
          </table:table-cell>
          <table:table-cell office:value-type="float" office:value="492.54" table:style-name="ce72">
            <text:p>493</text:p>
          </table:table-cell>
          <table:table-cell office:value-type="float" office:value="517.91999999999996" table:style-name="ce72">
            <text:p>518</text:p>
          </table:table-cell>
          <table:table-cell office:value-type="float" office:value="560.52" table:style-name="ce72">
            <text:p>561</text:p>
          </table:table-cell>
          <table:table-cell office:value-type="float" office:value="608.74" table:style-name="ce72">
            <text:p>609</text:p>
          </table:table-cell>
          <table:table-cell office:value-type="float" office:value="693.4" table:style-name="ce72">
            <text:p>693</text:p>
          </table:table-cell>
          <table:table-cell office:value-type="float" office:value="741.4" table:style-name="ce72">
            <text:p>741</text:p>
          </table:table-cell>
          <table:table-cell office:value-type="float" office:value="790.1" table:style-name="ce72">
            <text:p>790</text:p>
          </table:table-cell>
          <table:table-cell office:value-type="float" office:value="844.44" table:style-name="ce72">
            <text:p>844</text:p>
          </table:table-cell>
          <table:table-cell office:value-type="float" office:value="924.27" table:style-name="ce72">
            <text:p>924</text:p>
          </table:table-cell>
          <table:table-cell office:value-type="float" office:value="1073.94" table:style-name="ce72">
            <text:p>1,074</text:p>
          </table:table-cell>
          <table:table-cell office:value-type="float" office:value="1140.7" table:style-name="ce72">
            <text:p>1,141</text:p>
          </table:table-cell>
          <table:table-cell office:value-type="float" office:value="1177.3900000000001" table:style-name="ce72">
            <text:p>1,177</text:p>
          </table:table-cell>
          <table:table-cell office:value-type="float" office:value="1234.49" table:style-name="ce72">
            <text:p>1,234</text:p>
          </table:table-cell>
          <table:table-cell office:value-type="float" office:value="1287.98" table:style-name="ce72">
            <text:p>1,288</text:p>
          </table:table-cell>
          <table:table-cell office:value-type="float" office:value="1352.65" table:style-name="ce72">
            <text:p>1,353</text:p>
          </table:table-cell>
          <table:table-cell office:value-type="float" office:value="1376.2387761999348" table:style-name="ce72">
            <text:p>1,376</text:p>
          </table:table-cell>
          <table:table-cell office:value-type="float" office:value="1409.29" table:style-name="ce72">
            <text:p>1,409</text:p>
          </table:table-cell>
          <table:table-cell office:value-type="float" office:value="1410" table:style-name="ce72">
            <text:p>1,410</text:p>
          </table:table-cell>
          <table:table-cell office:value-type="float" office:value="1424.55" table:style-name="ce72">
            <text:p>1,425</text:p>
          </table:table-cell>
          <table:table-cell office:value-type="float" office:value="1296.57" table:style-name="ce72">
            <text:p>1,297</text:p>
          </table:table-cell>
          <table:table-cell office:value-type="float" office:value="1316.34" table:style-name="ce72">
            <text:p>1,316</text:p>
          </table:table-cell>
          <table:table-cell office:value-type="float" office:value="1350.57" table:style-name="ce72">
            <text:p>1,351</text:p>
          </table:table-cell>
          <table:table-cell office:value-type="float" office:value="1405.75" table:style-name="ce73">
            <text:p><text:s/>1,406<text:s/></text:p>
          </table:table-cell>
          <table:table-cell office:value-type="float" office:value="1455.51" table:style-name="ce74">
            <text:p>1,456</text:p>
          </table:table-cell>
          <table:table-cell office:value-type="float" office:value="1539.42" table:style-name="ce72">
            <text:p>1,539</text:p>
          </table:table-cell>
          <table:table-cell office:value-type="float" office:value="1614.83" table:style-name="ce72">
            <text:p>1,615</text:p>
          </table:table-cell>
          <table:table-cell office:value-type="float" office:value="1681.87" table:style-name="ce72">
            <text:p>1,682</text:p>
          </table:table-cell>
          <table:table-cell office:value-type="float" office:value="1707.16" table:style-name="ce72">
            <text:p>1,707</text:p>
          </table:table-cell>
          <table:table-cell office:value-type="float" office:value="1795.1" table:style-name="ce72">
            <text:p>1,795</text:p>
          </table:table-cell>
          <table:table-cell office:value-type="float" office:value="1853.46" table:style-name="ce72">
            <text:p>1,853</text:p>
          </table:table-cell>
          <table:table-cell office:value-type="float" office:value="1932" table:style-name="ce72">
            <text:p>1,932</text:p>
          </table:table-cell>
          <table:table-cell office:value-type="float" office:value="2028.93" table:style-name="ce72">
            <text:p>2,029</text:p>
          </table:table-cell>
          <table:table-cell table:style-name="ce71"/>
          <table:table-cell table:number-columns-repeated="16345"/>
        </table:table-row>
        <table:table-row table:style-name="ro27">
          <table:table-cell office:value-type="string" table:style-name="ce63">
            <text:p>E2341</text:p>
          </table:table-cell>
          <table:table-cell office:value-type="string" table:style-name="ce63">
            <text:p>E07000125</text:p>
          </table:table-cell>
          <table:table-cell office:value-type="string" table:style-name="ce63">
            <text:p>Rossendale</text:p>
          </table:table-cell>
          <table:table-cell office:value-type="string" table:style-name="ce63">
            <text:p>YES</text:p>
          </table:table-cell>
          <table:table-cell office:value-type="string" table:style-name="ce63">
            <text:p>SD</text:p>
          </table:table-cell>
          <table:table-cell office:value-type="float" office:value="476" table:style-name="ce72">
            <text:p>476</text:p>
          </table:table-cell>
          <table:table-cell office:value-type="float" office:value="518.77" table:style-name="ce72">
            <text:p>519</text:p>
          </table:table-cell>
          <table:table-cell office:value-type="float" office:value="517.13" table:style-name="ce72">
            <text:p>517</text:p>
          </table:table-cell>
          <table:table-cell office:value-type="float" office:value="546.72" table:style-name="ce72">
            <text:p>547</text:p>
          </table:table-cell>
          <table:table-cell office:value-type="float" office:value="582.69000000000005" table:style-name="ce72">
            <text:p>583</text:p>
          </table:table-cell>
          <table:table-cell office:value-type="float" office:value="625.91999999999996" table:style-name="ce72">
            <text:p>626</text:p>
          </table:table-cell>
          <table:table-cell office:value-type="float" office:value="676.8" table:style-name="ce72">
            <text:p>677</text:p>
          </table:table-cell>
          <table:table-cell office:value-type="float" office:value="715.42" table:style-name="ce72">
            <text:p>715</text:p>
          </table:table-cell>
          <table:table-cell office:value-type="float" office:value="739.15" table:style-name="ce72">
            <text:p>739</text:p>
          </table:table-cell>
          <table:table-cell office:value-type="float" office:value="796.53" table:style-name="ce72">
            <text:p>797</text:p>
          </table:table-cell>
          <table:table-cell office:value-type="float" office:value="889.87" table:style-name="ce72">
            <text:p>890</text:p>
          </table:table-cell>
          <table:table-cell office:value-type="float" office:value="934.76" table:style-name="ce72">
            <text:p>935</text:p>
          </table:table-cell>
          <table:table-cell office:value-type="float" office:value="967.9" table:style-name="ce72">
            <text:p>968</text:p>
          </table:table-cell>
          <table:table-cell office:value-type="float" office:value="1012.25" table:style-name="ce72">
            <text:p>1,012</text:p>
          </table:table-cell>
          <table:table-cell office:value-type="float" office:value="1070.0999999999999" table:style-name="ce72">
            <text:p>1,070</text:p>
          </table:table-cell>
          <table:table-cell office:value-type="float" office:value="1116.3900000000001" table:style-name="ce72">
            <text:p>1,116</text:p>
          </table:table-cell>
          <table:table-cell office:value-type="float" office:value="1150.9985012534726" table:style-name="ce72">
            <text:p>1,151</text:p>
          </table:table-cell>
          <table:table-cell office:value-type="float" office:value="1150.96" table:style-name="ce72">
            <text:p>1,151</text:p>
          </table:table-cell>
          <table:table-cell office:value-type="float" office:value="1150.43" table:style-name="ce72">
            <text:p>1,150</text:p>
          </table:table-cell>
          <table:table-cell office:value-type="float" office:value="1150.32" table:style-name="ce72">
            <text:p>1,150</text:p>
          </table:table-cell>
          <table:table-cell office:value-type="float" office:value="942.76" table:style-name="ce72">
            <text:p>943</text:p>
          </table:table-cell>
          <table:table-cell office:value-type="float" office:value="938.8" table:style-name="ce72">
            <text:p>939</text:p>
          </table:table-cell>
          <table:table-cell office:value-type="float" office:value="1002.72" table:style-name="ce72">
            <text:p>1,003</text:p>
          </table:table-cell>
          <table:table-cell office:value-type="float" office:value="1049.7" table:style-name="ce73">
            <text:p><text:s/>1,050<text:s/></text:p>
          </table:table-cell>
          <table:table-cell office:value-type="float" office:value="1095.3699999999999" table:style-name="ce74">
            <text:p>1,095</text:p>
          </table:table-cell>
          <table:table-cell office:value-type="float" office:value="1161.2445058084174" table:style-name="ce72">
            <text:p>1,161</text:p>
          </table:table-cell>
          <table:table-cell office:value-type="float" office:value="1224.2511739915712" table:style-name="ce72">
            <text:p>1,224</text:p>
          </table:table-cell>
          <table:table-cell office:value-type="float" office:value="1280.6865729627289" table:style-name="ce72">
            <text:p>1,281</text:p>
          </table:table-cell>
          <table:table-cell office:value-type="float" office:value="1310.83" table:style-name="ce72">
            <text:p>1,311</text:p>
          </table:table-cell>
          <table:table-cell office:value-type="float" office:value="1372.81" table:style-name="ce72">
            <text:p>1,373</text:p>
          </table:table-cell>
          <table:table-cell office:value-type="float" office:value="1443.75" table:style-name="ce72">
            <text:p>1,444</text:p>
          </table:table-cell>
          <table:table-cell office:value-type="float" office:value="1506" table:style-name="ce72">
            <text:p>1,506</text:p>
          </table:table-cell>
          <table:table-cell office:value-type="float" office:value="1585.91" table:style-name="ce72">
            <text:p>1,586</text:p>
          </table:table-cell>
          <table:table-cell table:style-name="ce75"/>
          <table:table-cell table:number-columns-repeated="16345"/>
        </table:table-row>
        <table:table-row table:style-name="ro27">
          <table:table-cell office:value-type="string" table:style-name="ce63">
            <text:p>E1436</text:p>
          </table:table-cell>
          <table:table-cell office:value-type="string" table:style-name="ce63">
            <text:p>E07000064</text:p>
          </table:table-cell>
          <table:table-cell office:value-type="string" table:style-name="ce63">
            <text:p>Rother</text:p>
          </table:table-cell>
          <table:table-cell office:value-type="string" table:style-name="ce63">
            <text:p>YES</text:p>
          </table:table-cell>
          <table:table-cell office:value-type="string" table:style-name="ce63">
            <text:p>SD</text:p>
          </table:table-cell>
          <table:table-cell office:value-type="float" office:value="484" table:style-name="ce72">
            <text:p>484</text:p>
          </table:table-cell>
          <table:table-cell office:value-type="float" office:value="528.03" table:style-name="ce72">
            <text:p>528</text:p>
          </table:table-cell>
          <table:table-cell office:value-type="float" office:value="524" table:style-name="ce72">
            <text:p>524</text:p>
          </table:table-cell>
          <table:table-cell office:value-type="float" office:value="555.44000000000005" table:style-name="ce72">
            <text:p>555</text:p>
          </table:table-cell>
          <table:table-cell office:value-type="float" office:value="602.33000000000004" table:style-name="ce72">
            <text:p>602</text:p>
          </table:table-cell>
          <table:table-cell office:value-type="float" office:value="647.54999999999995" table:style-name="ce72">
            <text:p>648</text:p>
          </table:table-cell>
          <table:table-cell office:value-type="float" office:value="694.44" table:style-name="ce72">
            <text:p>694</text:p>
          </table:table-cell>
          <table:table-cell office:value-type="float" office:value="751.36" table:style-name="ce72">
            <text:p>751</text:p>
          </table:table-cell>
          <table:table-cell office:value-type="float" office:value="820.87" table:style-name="ce72">
            <text:p>821</text:p>
          </table:table-cell>
          <table:table-cell office:value-type="float" office:value="893.2" table:style-name="ce72">
            <text:p>893</text:p>
          </table:table-cell>
          <table:table-cell office:value-type="float" office:value="1069.1400000000001" table:style-name="ce72">
            <text:p>1,069</text:p>
          </table:table-cell>
          <table:table-cell office:value-type="float" office:value="1154.19" table:style-name="ce72">
            <text:p>1,154</text:p>
          </table:table-cell>
          <table:table-cell office:value-type="float" office:value="1207.82" table:style-name="ce72">
            <text:p>1,208</text:p>
          </table:table-cell>
          <table:table-cell office:value-type="float" office:value="1269.1199999999999" table:style-name="ce72">
            <text:p>1,269</text:p>
          </table:table-cell>
          <table:table-cell office:value-type="float" office:value="1330.22" table:style-name="ce72">
            <text:p>1,330</text:p>
          </table:table-cell>
          <table:table-cell office:value-type="float" office:value="1382.31" table:style-name="ce72">
            <text:p>1,382</text:p>
          </table:table-cell>
          <table:table-cell office:value-type="float" office:value="1430.1272673140083" table:style-name="ce72">
            <text:p>1,430</text:p>
          </table:table-cell>
          <table:table-cell office:value-type="float" office:value="1464.72" table:style-name="ce72">
            <text:p>1,465</text:p>
          </table:table-cell>
          <table:table-cell office:value-type="float" office:value="1465.8" table:style-name="ce72">
            <text:p>1,466</text:p>
          </table:table-cell>
          <table:table-cell office:value-type="float" office:value="1463.31" table:style-name="ce72">
            <text:p>1,463</text:p>
          </table:table-cell>
          <table:table-cell office:value-type="float" office:value="1308.31" table:style-name="ce72">
            <text:p>1,308</text:p>
          </table:table-cell>
          <table:table-cell office:value-type="float" office:value="1324.77" table:style-name="ce72">
            <text:p>1,325</text:p>
          </table:table-cell>
          <table:table-cell office:value-type="float" office:value="1352.18" table:style-name="ce72">
            <text:p>1,352</text:p>
          </table:table-cell>
          <table:table-cell office:value-type="float" office:value="1435.9" table:style-name="ce73">
            <text:p><text:s/>1,436<text:s/></text:p>
          </table:table-cell>
          <table:table-cell office:value-type="float" office:value="1513.18" table:style-name="ce74">
            <text:p>1,513</text:p>
          </table:table-cell>
          <table:table-cell office:value-type="float" office:value="1608.97" table:style-name="ce72">
            <text:p>1,609</text:p>
          </table:table-cell>
          <table:table-cell office:value-type="float" office:value="1679.51" table:style-name="ce72">
            <text:p>1,680</text:p>
          </table:table-cell>
          <table:table-cell office:value-type="float" office:value="1740.79" table:style-name="ce72">
            <text:p>1,741</text:p>
          </table:table-cell>
          <table:table-cell office:value-type="float" office:value="1783.07" table:style-name="ce72">
            <text:p>1,783</text:p>
          </table:table-cell>
          <table:table-cell office:value-type="float" office:value="1876.54" table:style-name="ce72">
            <text:p>1,877</text:p>
          </table:table-cell>
          <table:table-cell office:value-type="float" office:value="1978.2" table:style-name="ce72">
            <text:p>1,978</text:p>
          </table:table-cell>
          <table:table-cell office:value-type="float" office:value="2100" table:style-name="ce72">
            <text:p>2,100</text:p>
          </table:table-cell>
          <table:table-cell office:value-type="float" office:value="2216.2199999999998" table:style-name="ce72">
            <text:p>2,216</text:p>
          </table:table-cell>
          <table:table-cell table:style-name="ce71"/>
          <table:table-cell table:number-columns-repeated="16345"/>
        </table:table-row>
        <table:table-row table:style-name="ro27">
          <table:table-cell office:value-type="string" table:style-name="ce63">
            <text:p>E4403</text:p>
          </table:table-cell>
          <table:table-cell office:value-type="string" table:style-name="ce63">
            <text:p>E08000018</text:p>
          </table:table-cell>
          <table:table-cell office:value-type="string" table:style-name="ce63">
            <text:p>Rotherham</text:p>
          </table:table-cell>
          <table:table-cell office:value-type="string" table:style-name="ce63">
            <text:p>YES</text:p>
          </table:table-cell>
          <table:table-cell office:value-type="string" table:style-name="ce63">
            <text:p>MD</text:p>
          </table:table-cell>
          <table:table-cell office:value-type="float" office:value="467" table:style-name="ce72">
            <text:p>467</text:p>
          </table:table-cell>
          <table:table-cell office:value-type="float" office:value="420.01" table:style-name="ce72">
            <text:p>420</text:p>
          </table:table-cell>
          <table:table-cell office:value-type="float" office:value="421.67" table:style-name="ce72">
            <text:p>422</text:p>
          </table:table-cell>
          <table:table-cell office:value-type="float" office:value="471.37" table:style-name="ce72">
            <text:p>471</text:p>
          </table:table-cell>
          <table:table-cell office:value-type="float" office:value="489.52" table:style-name="ce72">
            <text:p>490</text:p>
          </table:table-cell>
          <table:table-cell office:value-type="float" office:value="529.92999999999995" table:style-name="ce72">
            <text:p>530</text:p>
          </table:table-cell>
          <table:table-cell office:value-type="float" office:value="554.37" table:style-name="ce72">
            <text:p>554</text:p>
          </table:table-cell>
          <table:table-cell office:value-type="float" office:value="600.44000000000005" table:style-name="ce72">
            <text:p>600</text:p>
          </table:table-cell>
          <table:table-cell office:value-type="float" office:value="648.66999999999996" table:style-name="ce72">
            <text:p>649</text:p>
          </table:table-cell>
          <table:table-cell office:value-type="float" office:value="692.3" table:style-name="ce72">
            <text:p>692</text:p>
          </table:table-cell>
          <table:table-cell office:value-type="float" office:value="754.3" table:style-name="ce72">
            <text:p>754</text:p>
          </table:table-cell>
          <table:table-cell office:value-type="float" office:value="804.88" table:style-name="ce72">
            <text:p>805</text:p>
          </table:table-cell>
          <table:table-cell office:value-type="float" office:value="830.53" table:style-name="ce72">
            <text:p>831</text:p>
          </table:table-cell>
          <table:table-cell office:value-type="float" office:value="867.94" table:style-name="ce72">
            <text:p>868</text:p>
          </table:table-cell>
          <table:table-cell office:value-type="float" office:value="908.54" table:style-name="ce72">
            <text:p>909</text:p>
          </table:table-cell>
          <table:table-cell office:value-type="float" office:value="947.75" table:style-name="ce72">
            <text:p>948</text:p>
          </table:table-cell>
          <table:table-cell office:value-type="float" office:value="973.41119557562888" table:style-name="ce72">
            <text:p>973</text:p>
          </table:table-cell>
          <table:table-cell office:value-type="float" office:value="998.47" table:style-name="ce72">
            <text:p>998</text:p>
          </table:table-cell>
          <table:table-cell office:value-type="float" office:value="1000.12" table:style-name="ce72">
            <text:p>1,000</text:p>
          </table:table-cell>
          <table:table-cell office:value-type="float" office:value="1009.81" table:style-name="ce72">
            <text:p>1,010</text:p>
          </table:table-cell>
          <table:table-cell office:value-type="float" office:value="845.78" table:style-name="ce72">
            <text:p>846</text:p>
          </table:table-cell>
          <table:table-cell office:value-type="float" office:value="849.83" table:style-name="ce72">
            <text:p>850</text:p>
          </table:table-cell>
          <table:table-cell office:value-type="float" office:value="877.97" table:style-name="ce72">
            <text:p>878</text:p>
          </table:table-cell>
          <table:table-cell office:value-type="float" office:value="929.52" table:style-name="ce73">
            <text:p><text:s/>930<text:s/></text:p>
          </table:table-cell>
          <table:table-cell office:value-type="float" office:value="983.03" table:style-name="ce74">
            <text:p>983</text:p>
          </table:table-cell>
          <table:table-cell office:value-type="float" office:value="1052.1099999999999" table:style-name="ce72">
            <text:p>1,052</text:p>
          </table:table-cell>
          <table:table-cell office:value-type="float" office:value="1109.07" table:style-name="ce72">
            <text:p>1,109</text:p>
          </table:table-cell>
          <table:table-cell office:value-type="float" office:value="1148.77" table:style-name="ce72">
            <text:p>1,149</text:p>
          </table:table-cell>
          <table:table-cell office:value-type="float" office:value="1180" table:style-name="ce72">
            <text:p>1,180</text:p>
          </table:table-cell>
          <table:table-cell office:value-type="float" office:value="1235.1300000000001" table:style-name="ce72">
            <text:p>1,235</text:p>
          </table:table-cell>
          <table:table-cell office:value-type="float" office:value="1295.47" table:style-name="ce72">
            <text:p>1,295</text:p>
          </table:table-cell>
          <table:table-cell office:value-type="float" office:value="1351" table:style-name="ce72">
            <text:p>1,351</text:p>
          </table:table-cell>
          <table:table-cell office:value-type="float" office:value="1398.64" table:style-name="ce72">
            <text:p>1,399</text:p>
          </table:table-cell>
          <table:table-cell table:style-name="ce71"/>
          <table:table-cell table:number-columns-repeated="16345"/>
        </table:table-row>
        <table:table-row table:style-name="ro27">
          <table:table-cell office:value-type="string" table:style-name="ce63">
            <text:p>E3733</text:p>
          </table:table-cell>
          <table:table-cell office:value-type="string" table:style-name="ce63">
            <text:p>E07000220</text:p>
          </table:table-cell>
          <table:table-cell office:value-type="string" table:style-name="ce63">
            <text:p>Rugby</text:p>
          </table:table-cell>
          <table:table-cell office:value-type="string" table:style-name="ce63">
            <text:p>YES</text:p>
          </table:table-cell>
          <table:table-cell office:value-type="string" table:style-name="ce63">
            <text:p>SD</text:p>
          </table:table-cell>
          <table:table-cell office:value-type="float" office:value="464" table:style-name="ce72">
            <text:p>464</text:p>
          </table:table-cell>
          <table:table-cell office:value-type="float" office:value="495.82" table:style-name="ce72">
            <text:p>496</text:p>
          </table:table-cell>
          <table:table-cell office:value-type="float" office:value="512.54" table:style-name="ce72">
            <text:p>513</text:p>
          </table:table-cell>
          <table:table-cell office:value-type="float" office:value="565.83000000000004" table:style-name="ce72">
            <text:p>566</text:p>
          </table:table-cell>
          <table:table-cell office:value-type="float" office:value="602.94000000000005" table:style-name="ce72">
            <text:p>603</text:p>
          </table:table-cell>
          <table:table-cell office:value-type="float" office:value="650.57000000000005" table:style-name="ce72">
            <text:p>651</text:p>
          </table:table-cell>
          <table:table-cell office:value-type="float" office:value="700.19" table:style-name="ce72">
            <text:p>700</text:p>
          </table:table-cell>
          <table:table-cell office:value-type="float" office:value="745.94" table:style-name="ce72">
            <text:p>746</text:p>
          </table:table-cell>
          <table:table-cell office:value-type="float" office:value="791.88" table:style-name="ce72">
            <text:p>792</text:p>
          </table:table-cell>
          <table:table-cell office:value-type="float" office:value="908.23" table:style-name="ce72">
            <text:p>908</text:p>
          </table:table-cell>
          <table:table-cell office:value-type="float" office:value="968.12" table:style-name="ce72">
            <text:p>968</text:p>
          </table:table-cell>
          <table:table-cell office:value-type="float" office:value="1030.48" table:style-name="ce72">
            <text:p>1,030</text:p>
          </table:table-cell>
          <table:table-cell office:value-type="float" office:value="1066.0999999999999" table:style-name="ce72">
            <text:p>1,066</text:p>
          </table:table-cell>
          <table:table-cell office:value-type="float" office:value="1128.21" table:style-name="ce72">
            <text:p>1,128</text:p>
          </table:table-cell>
          <table:table-cell office:value-type="float" office:value="1183.26" table:style-name="ce72">
            <text:p>1,183</text:p>
          </table:table-cell>
          <table:table-cell office:value-type="float" office:value="1248.75" table:style-name="ce72">
            <text:p>1,249</text:p>
          </table:table-cell>
          <table:table-cell office:value-type="float" office:value="1268.9689854171763" table:style-name="ce72">
            <text:p>1,269</text:p>
          </table:table-cell>
          <table:table-cell office:value-type="float" office:value="1296.26" table:style-name="ce72">
            <text:p>1,296</text:p>
          </table:table-cell>
          <table:table-cell office:value-type="float" office:value="1287.42" table:style-name="ce72">
            <text:p>1,287</text:p>
          </table:table-cell>
          <table:table-cell office:value-type="float" office:value="1305.92" table:style-name="ce72">
            <text:p>1,306</text:p>
          </table:table-cell>
          <table:table-cell office:value-type="float" office:value="1170.8399999999999" table:style-name="ce72">
            <text:p>1,171</text:p>
          </table:table-cell>
          <table:table-cell office:value-type="float" office:value="1192.96" table:style-name="ce72">
            <text:p>1,193</text:p>
          </table:table-cell>
          <table:table-cell office:value-type="float" office:value="1228.9100000000001" table:style-name="ce72">
            <text:p>1,229</text:p>
          </table:table-cell>
          <table:table-cell office:value-type="float" office:value="1280.68" table:style-name="ce73">
            <text:p><text:s/>1,281<text:s/></text:p>
          </table:table-cell>
          <table:table-cell office:value-type="float" office:value="1335.37" table:style-name="ce74">
            <text:p>1,335</text:p>
          </table:table-cell>
          <table:table-cell office:value-type="float" office:value="1420.64" table:style-name="ce72">
            <text:p>1,421</text:p>
          </table:table-cell>
          <table:table-cell office:value-type="float" office:value="1527.55" table:style-name="ce72">
            <text:p>1,528</text:p>
          </table:table-cell>
          <table:table-cell office:value-type="float" office:value="1609.4" table:style-name="ce72">
            <text:p>1,609</text:p>
          </table:table-cell>
          <table:table-cell office:value-type="float" office:value="1635.51" table:style-name="ce72">
            <text:p>1,636</text:p>
          </table:table-cell>
          <table:table-cell office:value-type="float" office:value="1704.17" table:style-name="ce72">
            <text:p>1,704</text:p>
          </table:table-cell>
          <table:table-cell office:value-type="float" office:value="1791.37" table:style-name="ce72">
            <text:p>1,791</text:p>
          </table:table-cell>
          <table:table-cell office:value-type="float" office:value="1879" table:style-name="ce72">
            <text:p>1,879</text:p>
          </table:table-cell>
          <table:table-cell office:value-type="float" office:value="1957.17" table:style-name="ce72">
            <text:p>1,957</text:p>
          </table:table-cell>
          <table:table-cell table:style-name="ce71"/>
          <table:table-cell table:number-columns-repeated="16345"/>
        </table:table-row>
        <table:table-row table:style-name="ro27">
          <table:table-cell office:value-type="string" table:style-name="ce63">
            <text:p>E3636</text:p>
          </table:table-cell>
          <table:table-cell office:value-type="string" table:style-name="ce63">
            <text:p>E07000212</text:p>
          </table:table-cell>
          <table:table-cell office:value-type="string" table:style-name="ce63">
            <text:p>Runnymede</text:p>
          </table:table-cell>
          <table:table-cell office:value-type="string" table:style-name="ce63">
            <text:p>YES</text:p>
          </table:table-cell>
          <table:table-cell office:value-type="string" table:style-name="ce63">
            <text:p>SD</text:p>
          </table:table-cell>
          <table:table-cell office:value-type="float" office:value="482" table:style-name="ce72">
            <text:p>482</text:p>
          </table:table-cell>
          <table:table-cell office:value-type="float" office:value="506.36" table:style-name="ce72">
            <text:p>506</text:p>
          </table:table-cell>
          <table:table-cell office:value-type="float" office:value="515.72" table:style-name="ce72">
            <text:p>516</text:p>
          </table:table-cell>
          <table:table-cell office:value-type="float" office:value="549.04" table:style-name="ce72">
            <text:p>549</text:p>
          </table:table-cell>
          <table:table-cell office:value-type="float" office:value="584.91" table:style-name="ce72">
            <text:p>585</text:p>
          </table:table-cell>
          <table:table-cell office:value-type="float" office:value="659.41" table:style-name="ce72">
            <text:p>659</text:p>
          </table:table-cell>
          <table:table-cell office:value-type="float" office:value="721.25" table:style-name="ce72">
            <text:p>721</text:p>
          </table:table-cell>
          <table:table-cell office:value-type="float" office:value="761.45" table:style-name="ce72">
            <text:p>761</text:p>
          </table:table-cell>
          <table:table-cell office:value-type="float" office:value="818.36" table:style-name="ce72">
            <text:p>818</text:p>
          </table:table-cell>
          <table:table-cell office:value-type="float" office:value="924.22" table:style-name="ce72">
            <text:p>924</text:p>
          </table:table-cell>
          <table:table-cell office:value-type="float" office:value="1120.77" table:style-name="ce72">
            <text:p>1,121</text:p>
          </table:table-cell>
          <table:table-cell office:value-type="float" office:value="1182.03" table:style-name="ce72">
            <text:p>1,182</text:p>
          </table:table-cell>
          <table:table-cell office:value-type="float" office:value="1246.21" table:style-name="ce72">
            <text:p>1,246</text:p>
          </table:table-cell>
          <table:table-cell office:value-type="float" office:value="1305.52" table:style-name="ce72">
            <text:p>1,306</text:p>
          </table:table-cell>
          <table:table-cell office:value-type="float" office:value="1357.47" table:style-name="ce72">
            <text:p>1,357</text:p>
          </table:table-cell>
          <table:table-cell office:value-type="float" office:value="1425.44" table:style-name="ce72">
            <text:p>1,425</text:p>
          </table:table-cell>
          <table:table-cell office:value-type="float" office:value="1461.0141379956876" table:style-name="ce72">
            <text:p>1,461</text:p>
          </table:table-cell>
          <table:table-cell office:value-type="float" office:value="1498.5" table:style-name="ce72">
            <text:p>1,499</text:p>
          </table:table-cell>
          <table:table-cell office:value-type="float" office:value="1499.56" table:style-name="ce72">
            <text:p>1,500</text:p>
          </table:table-cell>
          <table:table-cell office:value-type="float" office:value="1537.39" table:style-name="ce72">
            <text:p>1,537</text:p>
          </table:table-cell>
          <table:table-cell office:value-type="float" office:value="1439.3" table:style-name="ce72">
            <text:p>1,439</text:p>
          </table:table-cell>
          <table:table-cell office:value-type="float" office:value="1441.93" table:style-name="ce72">
            <text:p>1,442</text:p>
          </table:table-cell>
          <table:table-cell office:value-type="float" office:value="1512.66" table:style-name="ce72">
            <text:p>1,513</text:p>
          </table:table-cell>
          <table:table-cell office:value-type="float" office:value="1608.24" table:style-name="ce73">
            <text:p><text:s/>1,608<text:s/></text:p>
          </table:table-cell>
          <table:table-cell office:value-type="float" office:value="1672.92" table:style-name="ce74">
            <text:p>1,673</text:p>
          </table:table-cell>
          <table:table-cell office:value-type="float" office:value="1765.21" table:style-name="ce72">
            <text:p>1,765</text:p>
          </table:table-cell>
          <table:table-cell office:value-type="float" office:value="1812.47" table:style-name="ce72">
            <text:p>1,812</text:p>
          </table:table-cell>
          <table:table-cell office:value-type="float" office:value="1889.78" table:style-name="ce72">
            <text:p>1,890</text:p>
          </table:table-cell>
          <table:table-cell office:value-type="float" office:value="1895.48" table:style-name="ce72">
            <text:p>1,895</text:p>
          </table:table-cell>
          <table:table-cell office:value-type="float" office:value="2034.91" table:style-name="ce72">
            <text:p>2,035</text:p>
          </table:table-cell>
          <table:table-cell office:value-type="float" office:value="2094.3200000000002" table:style-name="ce72">
            <text:p>2,094</text:p>
          </table:table-cell>
          <table:table-cell office:value-type="float" office:value="2202" table:style-name="ce72">
            <text:p>2,202</text:p>
          </table:table-cell>
          <table:table-cell office:value-type="float" office:value="2316.19" table:style-name="ce72">
            <text:p>2,316</text:p>
          </table:table-cell>
          <table:table-cell table:style-name="ce71"/>
          <table:table-cell table:number-columns-repeated="16345"/>
        </table:table-row>
        <table:table-row table:style-name="ro27">
          <table:table-cell office:value-type="string" table:style-name="ce63">
            <text:p>E3038</text:p>
          </table:table-cell>
          <table:table-cell office:value-type="string" table:style-name="ce63">
            <text:p>E07000176</text:p>
          </table:table-cell>
          <table:table-cell office:value-type="string" table:style-name="ce63">
            <text:p>Rushcliffe</text:p>
          </table:table-cell>
          <table:table-cell office:value-type="string" table:style-name="ce63">
            <text:p>YES</text:p>
          </table:table-cell>
          <table:table-cell office:value-type="string" table:style-name="ce63">
            <text:p>SD</text:p>
          </table:table-cell>
          <table:table-cell office:value-type="float" office:value="509" table:style-name="ce72">
            <text:p>509</text:p>
          </table:table-cell>
          <table:table-cell office:value-type="float" office:value="569.15" table:style-name="ce72">
            <text:p>569</text:p>
          </table:table-cell>
          <table:table-cell office:value-type="float" office:value="599.52" table:style-name="ce72">
            <text:p>600</text:p>
          </table:table-cell>
          <table:table-cell office:value-type="float" office:value="610.08000000000004" table:style-name="ce72">
            <text:p>610</text:p>
          </table:table-cell>
          <table:table-cell office:value-type="float" office:value="642.48" table:style-name="ce72">
            <text:p>642</text:p>
          </table:table-cell>
          <table:table-cell office:value-type="float" office:value="738.77" table:style-name="ce72">
            <text:p>739</text:p>
          </table:table-cell>
          <table:table-cell office:value-type="float" office:value="819.26" table:style-name="ce72">
            <text:p>819</text:p>
          </table:table-cell>
          <table:table-cell office:value-type="float" office:value="865.44" table:style-name="ce72">
            <text:p>865</text:p>
          </table:table-cell>
          <table:table-cell office:value-type="float" office:value="916.44" table:style-name="ce72">
            <text:p>916</text:p>
          </table:table-cell>
          <table:table-cell office:value-type="float" office:value="1006.52" table:style-name="ce72">
            <text:p>1,007</text:p>
          </table:table-cell>
          <table:table-cell office:value-type="float" office:value="1113.67" table:style-name="ce72">
            <text:p>1,114</text:p>
          </table:table-cell>
          <table:table-cell office:value-type="float" office:value="1175.75" table:style-name="ce72">
            <text:p>1,176</text:p>
          </table:table-cell>
          <table:table-cell office:value-type="float" office:value="1229.47" table:style-name="ce72">
            <text:p>1,229</text:p>
          </table:table-cell>
          <table:table-cell office:value-type="float" office:value="1283.98" table:style-name="ce72">
            <text:p>1,284</text:p>
          </table:table-cell>
          <table:table-cell office:value-type="float" office:value="1341.14" table:style-name="ce72">
            <text:p>1,341</text:p>
          </table:table-cell>
          <table:table-cell office:value-type="float" office:value="1389.47" table:style-name="ce72">
            <text:p>1,389</text:p>
          </table:table-cell>
          <table:table-cell office:value-type="float" office:value="1430.8088183507343" table:style-name="ce72">
            <text:p>1,431</text:p>
          </table:table-cell>
          <table:table-cell office:value-type="float" office:value="1441.04" table:style-name="ce72">
            <text:p>1,441</text:p>
          </table:table-cell>
          <table:table-cell office:value-type="float" office:value="1441" table:style-name="ce72">
            <text:p>1,441</text:p>
          </table:table-cell>
          <table:table-cell office:value-type="float" office:value="1451.81" table:style-name="ce72">
            <text:p>1,452</text:p>
          </table:table-cell>
          <table:table-cell office:value-type="float" office:value="1361.4" table:style-name="ce72">
            <text:p>1,361</text:p>
          </table:table-cell>
          <table:table-cell office:value-type="float" office:value="1376.31" table:style-name="ce72">
            <text:p>1,376</text:p>
          </table:table-cell>
          <table:table-cell office:value-type="float" office:value="1409.65" table:style-name="ce72">
            <text:p>1,410</text:p>
          </table:table-cell>
          <table:table-cell office:value-type="float" office:value="1491.93" table:style-name="ce73">
            <text:p><text:s/>1,492<text:s/></text:p>
          </table:table-cell>
          <table:table-cell office:value-type="float" office:value="1572.54" table:style-name="ce74">
            <text:p>1,573</text:p>
          </table:table-cell>
          <table:table-cell office:value-type="float" office:value="1664.86" table:style-name="ce72">
            <text:p>1,665</text:p>
          </table:table-cell>
          <table:table-cell office:value-type="float" office:value="1744.16" table:style-name="ce72">
            <text:p>1,744</text:p>
          </table:table-cell>
          <table:table-cell office:value-type="float" office:value="1821" table:style-name="ce72">
            <text:p>1,821</text:p>
          </table:table-cell>
          <table:table-cell office:value-type="float" office:value="1874.38" table:style-name="ce72">
            <text:p>1,874</text:p>
          </table:table-cell>
          <table:table-cell office:value-type="float" office:value="1968.97" table:style-name="ce72">
            <text:p>1,969</text:p>
          </table:table-cell>
          <table:table-cell office:value-type="float" office:value="2053.25" table:style-name="ce72">
            <text:p>2,053</text:p>
          </table:table-cell>
          <table:table-cell office:value-type="float" office:value="2147" table:style-name="ce72">
            <text:p>2,147</text:p>
          </table:table-cell>
          <table:table-cell office:value-type="float" office:value="2247.88" table:style-name="ce72">
            <text:p>2,248</text:p>
          </table:table-cell>
          <table:table-cell table:style-name="ce71"/>
          <table:table-cell table:number-columns-repeated="16345"/>
        </table:table-row>
        <table:table-row table:style-name="ro27">
          <table:table-cell office:value-type="string" table:style-name="ce63">
            <text:p>E1740</text:p>
          </table:table-cell>
          <table:table-cell office:value-type="string" table:style-name="ce63">
            <text:p>E07000092</text:p>
          </table:table-cell>
          <table:table-cell office:value-type="string" table:style-name="ce63">
            <text:p>Rushmoor</text:p>
          </table:table-cell>
          <table:table-cell office:value-type="string" table:style-name="ce63">
            <text:p>YES</text:p>
          </table:table-cell>
          <table:table-cell office:value-type="string" table:style-name="ce63">
            <text:p>SD</text:p>
          </table:table-cell>
          <table:table-cell office:value-type="float" office:value="414" table:style-name="ce72">
            <text:p>414</text:p>
          </table:table-cell>
          <table:table-cell office:value-type="float" office:value="469.01" table:style-name="ce72">
            <text:p>469</text:p>
          </table:table-cell>
          <table:table-cell office:value-type="float" office:value="525.54" table:style-name="ce72">
            <text:p>526</text:p>
          </table:table-cell>
          <table:table-cell office:value-type="float" office:value="544.48" table:style-name="ce72">
            <text:p>544</text:p>
          </table:table-cell>
          <table:table-cell office:value-type="float" office:value="603.69000000000005" table:style-name="ce72">
            <text:p>604</text:p>
          </table:table-cell>
          <table:table-cell office:value-type="float" office:value="665.08" table:style-name="ce72">
            <text:p>665</text:p>
          </table:table-cell>
          <table:table-cell office:value-type="float" office:value="717.65" table:style-name="ce72">
            <text:p>718</text:p>
          </table:table-cell>
          <table:table-cell office:value-type="float" office:value="750.85" table:style-name="ce72">
            <text:p>751</text:p>
          </table:table-cell>
          <table:table-cell office:value-type="float" office:value="789.25" table:style-name="ce72">
            <text:p>789</text:p>
          </table:table-cell>
          <table:table-cell office:value-type="float" office:value="857.86" table:style-name="ce72">
            <text:p>858</text:p>
          </table:table-cell>
          <table:table-cell office:value-type="float" office:value="997.48" table:style-name="ce72">
            <text:p>997</text:p>
          </table:table-cell>
          <table:table-cell office:value-type="float" office:value="1048.6300000000001" table:style-name="ce72">
            <text:p>1,049</text:p>
          </table:table-cell>
          <table:table-cell office:value-type="float" office:value="1102.55" table:style-name="ce72">
            <text:p>1,103</text:p>
          </table:table-cell>
          <table:table-cell office:value-type="float" office:value="1141.5" table:style-name="ce72">
            <text:p>1,142</text:p>
          </table:table-cell>
          <table:table-cell office:value-type="float" office:value="1184.45" table:style-name="ce72">
            <text:p>1,184</text:p>
          </table:table-cell>
          <table:table-cell office:value-type="float" office:value="1237.93" table:style-name="ce72">
            <text:p>1,238</text:p>
          </table:table-cell>
          <table:table-cell office:value-type="float" office:value="1268.4154686638219" table:style-name="ce72">
            <text:p>1,268</text:p>
          </table:table-cell>
          <table:table-cell office:value-type="float" office:value="1290.95" table:style-name="ce72">
            <text:p>1,291</text:p>
          </table:table-cell>
          <table:table-cell office:value-type="float" office:value="1286.7" table:style-name="ce72">
            <text:p>1,287</text:p>
          </table:table-cell>
          <table:table-cell office:value-type="float" office:value="1284.9000000000001" table:style-name="ce72">
            <text:p>1,285</text:p>
          </table:table-cell>
          <table:table-cell office:value-type="float" office:value="1158.7" table:style-name="ce72">
            <text:p>1,159</text:p>
          </table:table-cell>
          <table:table-cell office:value-type="float" office:value="1170.56" table:style-name="ce72">
            <text:p>1,171</text:p>
          </table:table-cell>
          <table:table-cell office:value-type="float" office:value="1172.8800000000001" table:style-name="ce72">
            <text:p>1,173</text:p>
          </table:table-cell>
          <table:table-cell office:value-type="float" office:value="1223.92" table:style-name="ce73">
            <text:p><text:s/>1,224<text:s/></text:p>
          </table:table-cell>
          <table:table-cell office:value-type="float" office:value="1278.5" table:style-name="ce74">
            <text:p>1,279</text:p>
          </table:table-cell>
          <table:table-cell office:value-type="float" office:value="1361.61" table:style-name="ce72">
            <text:p>1,362</text:p>
          </table:table-cell>
          <table:table-cell office:value-type="float" office:value="1419.41" table:style-name="ce72">
            <text:p>1,419</text:p>
          </table:table-cell>
          <table:table-cell office:value-type="float" office:value="1489.34" table:style-name="ce72">
            <text:p>1,489</text:p>
          </table:table-cell>
          <table:table-cell office:value-type="float" office:value="1555.88" table:style-name="ce72">
            <text:p>1,556</text:p>
          </table:table-cell>
          <table:table-cell office:value-type="float" office:value="1624.48" table:style-name="ce72">
            <text:p>1,624</text:p>
          </table:table-cell>
          <table:table-cell office:value-type="float" office:value="1691.3" table:style-name="ce72">
            <text:p>1,691</text:p>
          </table:table-cell>
          <table:table-cell office:value-type="float" office:value="1758" table:style-name="ce72">
            <text:p>1,758</text:p>
          </table:table-cell>
          <table:table-cell office:value-type="float" office:value="1846.21" table:style-name="ce72">
            <text:p>1,846</text:p>
          </table:table-cell>
          <table:table-cell table:style-name="ce71"/>
          <table:table-cell table:number-columns-repeated="16345"/>
        </table:table-row>
        <table:table-row table:style-name="ro27">
          <table:table-cell office:value-type="string" table:style-name="ce76">
            <text:p>E2439</text:p>
          </table:table-cell>
          <table:table-cell office:value-type="string" table:style-name="ce63">
            <text:p>[z]</text:p>
          </table:table-cell>
          <table:table-cell office:value-type="string" table:style-name="ce63">
            <text:p>Rutland</text:p>
          </table:table-cell>
          <table:table-cell office:value-type="string" table:style-name="ce60">
            <text:p>NO</text:p>
          </table:table-cell>
          <table:table-cell office:value-type="string" table:style-name="ce60">
            <text:p>SD</text:p>
          </table:table-cell>
          <table:table-cell office:value-type="float" office:value="502" table:style-name="ce72">
            <text:p>502</text:p>
          </table:table-cell>
          <table:table-cell office:value-type="float" office:value="555.1" table:style-name="ce72">
            <text:p>555</text:p>
          </table:table-cell>
          <table:table-cell office:value-type="float" office:value="592.65" table:style-name="ce72">
            <text:p>593</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3">
            <text:p>[z]</text:p>
          </table:table-cell>
          <table:table-cell office:value-type="string" table:style-name="ce74">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8"/>
          <table:table-cell table:number-columns-repeated="16345"/>
        </table:table-row>
        <table:table-row table:style-name="ro27">
          <table:table-cell office:value-type="string" table:style-name="ce63">
            <text:p>E2402</text:p>
          </table:table-cell>
          <table:table-cell office:value-type="string" table:style-name="ce63">
            <text:p>E06000017</text:p>
          </table:table-cell>
          <table:table-cell office:value-type="string" table:style-name="ce63">
            <text:p>Rutland UA</text:p>
          </table:table-cell>
          <table:table-cell office:value-type="string" table:style-name="ce63">
            <text:p>YES</text:p>
          </table:table-cell>
          <table:table-cell office:value-type="string" table:style-name="ce63">
            <text:p>UA</text:p>
          </table:table-cell>
          <table:table-cell office:value-type="float" office:value="502" table:style-name="ce72">
            <text:p>502</text:p>
          </table:table-cell>
          <table:table-cell office:value-type="float" office:value="555.1" table:style-name="ce72">
            <text:p>555</text:p>
          </table:table-cell>
          <table:table-cell office:value-type="float" office:value="592.65" table:style-name="ce72">
            <text:p>593</text:p>
          </table:table-cell>
          <table:table-cell office:value-type="float" office:value="615.92999999999995" table:style-name="ce72">
            <text:p>616</text:p>
          </table:table-cell>
          <table:table-cell office:value-type="float" office:value="783.78" table:style-name="ce72">
            <text:p>784</text:p>
          </table:table-cell>
          <table:table-cell office:value-type="float" office:value="855.23" table:style-name="ce72">
            <text:p>855</text:p>
          </table:table-cell>
          <table:table-cell office:value-type="float" office:value="929.35" table:style-name="ce72">
            <text:p>929</text:p>
          </table:table-cell>
          <table:table-cell office:value-type="float" office:value="1008.79" table:style-name="ce72">
            <text:p>1,009</text:p>
          </table:table-cell>
          <table:table-cell office:value-type="float" office:value="1062.93" table:style-name="ce72">
            <text:p>1,063</text:p>
          </table:table-cell>
          <table:table-cell office:value-type="float" office:value="1136.1600000000001" table:style-name="ce72">
            <text:p>1,136</text:p>
          </table:table-cell>
          <table:table-cell office:value-type="float" office:value="1203.0999999999999" table:style-name="ce72">
            <text:p>1,203</text:p>
          </table:table-cell>
          <table:table-cell office:value-type="float" office:value="1317.84" table:style-name="ce72">
            <text:p>1,318</text:p>
          </table:table-cell>
          <table:table-cell office:value-type="float" office:value="1391.06" table:style-name="ce72">
            <text:p>1,391</text:p>
          </table:table-cell>
          <table:table-cell office:value-type="float" office:value="1486.89" table:style-name="ce72">
            <text:p>1,487</text:p>
          </table:table-cell>
          <table:table-cell office:value-type="float" office:value="1547.68" table:style-name="ce72">
            <text:p>1,548</text:p>
          </table:table-cell>
          <table:table-cell office:value-type="float" office:value="1589.47" table:style-name="ce72">
            <text:p>1,589</text:p>
          </table:table-cell>
          <table:table-cell office:value-type="float" office:value="1639.5574895518284" table:style-name="ce72">
            <text:p>1,640</text:p>
          </table:table-cell>
          <table:table-cell office:value-type="float" office:value="1664.87" table:style-name="ce72">
            <text:p>1,665</text:p>
          </table:table-cell>
          <table:table-cell office:value-type="float" office:value="1659.13" table:style-name="ce72">
            <text:p>1,659</text:p>
          </table:table-cell>
          <table:table-cell office:value-type="float" office:value="1656.19" table:style-name="ce72">
            <text:p>1,656</text:p>
          </table:table-cell>
          <table:table-cell office:value-type="float" office:value="1566.38" table:style-name="ce72">
            <text:p>1,566</text:p>
          </table:table-cell>
          <table:table-cell office:value-type="float" office:value="1589.1" table:style-name="ce72">
            <text:p>1,589</text:p>
          </table:table-cell>
          <table:table-cell office:value-type="float" office:value="1592.22" table:style-name="ce72">
            <text:p>1,592</text:p>
          </table:table-cell>
          <table:table-cell office:value-type="float" office:value="1654.62" table:style-name="ce73">
            <text:p><text:s/>1,655<text:s/></text:p>
          </table:table-cell>
          <table:table-cell office:value-type="float" office:value="1726.73" table:style-name="ce74">
            <text:p>1,727</text:p>
          </table:table-cell>
          <table:table-cell office:value-type="float" office:value="1832.92" table:style-name="ce72">
            <text:p>1,833</text:p>
          </table:table-cell>
          <table:table-cell office:value-type="float" office:value="1929.82" table:style-name="ce72">
            <text:p>1,930</text:p>
          </table:table-cell>
          <table:table-cell office:value-type="float" office:value="1999.48" table:style-name="ce72">
            <text:p>1,999</text:p>
          </table:table-cell>
          <table:table-cell office:value-type="float" office:value="2049.7399999999998" table:style-name="ce72">
            <text:p>2,050</text:p>
          </table:table-cell>
          <table:table-cell office:value-type="float" office:value="2155.91" table:style-name="ce72">
            <text:p>2,156</text:p>
          </table:table-cell>
          <table:table-cell office:value-type="float" office:value="2270.59" table:style-name="ce72">
            <text:p>2,271</text:p>
          </table:table-cell>
          <table:table-cell office:value-type="float" office:value="2395" table:style-name="ce72">
            <text:p>2,395</text:p>
          </table:table-cell>
          <table:table-cell office:value-type="float" office:value="2535.4899999999998" table:style-name="ce72">
            <text:p>2,535</text:p>
          </table:table-cell>
          <table:table-cell table:style-name="ce71"/>
          <table:table-cell table:number-columns-repeated="16345"/>
        </table:table-row>
        <table:table-row table:style-name="ro27">
          <table:table-cell office:value-type="string" table:style-name="ce63">
            <text:p>E2755</text:p>
          </table:table-cell>
          <table:table-cell office:value-type="string" table:style-name="ce63">
            <text:p>E07000167</text:p>
          </table:table-cell>
          <table:table-cell office:value-type="string" table:style-name="ce63">
            <text:p>Ryedale</text:p>
          </table:table-cell>
          <table:table-cell office:value-type="string" table:style-name="ce63">
            <text:p>NO</text:p>
          </table:table-cell>
          <table:table-cell office:value-type="string" table:style-name="ce63">
            <text:p>SD</text:p>
          </table:table-cell>
          <table:table-cell office:value-type="float" office:value="435" table:style-name="ce72">
            <text:p>435</text:p>
          </table:table-cell>
          <table:table-cell office:value-type="float" office:value="475.7" table:style-name="ce72">
            <text:p>476</text:p>
          </table:table-cell>
          <table:table-cell office:value-type="float" office:value="508.94" table:style-name="ce72">
            <text:p>509</text:p>
          </table:table-cell>
          <table:table-cell office:value-type="string" table:style-name="ce72">
            <text:p>[z]</text:p>
          </table:table-cell>
          <table:table-cell office:value-type="float" office:value="584.73" table:style-name="ce72">
            <text:p>585</text:p>
          </table:table-cell>
          <table:table-cell office:value-type="float" office:value="631.09" table:style-name="ce72">
            <text:p>631</text:p>
          </table:table-cell>
          <table:table-cell office:value-type="float" office:value="686.39" table:style-name="ce72">
            <text:p>686</text:p>
          </table:table-cell>
          <table:table-cell office:value-type="float" office:value="726.35" table:style-name="ce72">
            <text:p>726</text:p>
          </table:table-cell>
          <table:table-cell office:value-type="float" office:value="785.53" table:style-name="ce72">
            <text:p>786</text:p>
          </table:table-cell>
          <table:table-cell office:value-type="float" office:value="876.83" table:style-name="ce72">
            <text:p>877</text:p>
          </table:table-cell>
          <table:table-cell office:value-type="float" office:value="1013.38" table:style-name="ce72">
            <text:p>1,013</text:p>
          </table:table-cell>
          <table:table-cell office:value-type="float" office:value="1096.8599999999999" table:style-name="ce72">
            <text:p>1,097</text:p>
          </table:table-cell>
          <table:table-cell office:value-type="float" office:value="1141.57" table:style-name="ce72">
            <text:p>1,142</text:p>
          </table:table-cell>
          <table:table-cell office:value-type="float" office:value="1189.8399999999999" table:style-name="ce72">
            <text:p>1,190</text:p>
          </table:table-cell>
          <table:table-cell office:value-type="float" office:value="1246.46" table:style-name="ce72">
            <text:p>1,246</text:p>
          </table:table-cell>
          <table:table-cell office:value-type="float" office:value="1307.1500000000001" table:style-name="ce72">
            <text:p>1,307</text:p>
          </table:table-cell>
          <table:table-cell office:value-type="float" office:value="1346.149074313827" table:style-name="ce72">
            <text:p>1,346</text:p>
          </table:table-cell>
          <table:table-cell office:value-type="float" office:value="1383.12" table:style-name="ce72">
            <text:p>1,383</text:p>
          </table:table-cell>
          <table:table-cell office:value-type="float" office:value="1376.71" table:style-name="ce72">
            <text:p>1,377</text:p>
          </table:table-cell>
          <table:table-cell office:value-type="float" office:value="1371.31" table:style-name="ce72">
            <text:p>1,371</text:p>
          </table:table-cell>
          <table:table-cell office:value-type="float" office:value="1248.6199999999999" table:style-name="ce72">
            <text:p>1,249</text:p>
          </table:table-cell>
          <table:table-cell office:value-type="float" office:value="1288.51" table:style-name="ce72">
            <text:p>1,289</text:p>
          </table:table-cell>
          <table:table-cell office:value-type="float" office:value="1330.2" table:style-name="ce72">
            <text:p>1,330</text:p>
          </table:table-cell>
          <table:table-cell office:value-type="float" office:value="1391.54" table:style-name="ce73">
            <text:p><text:s/>1,392<text:s/></text:p>
          </table:table-cell>
          <table:table-cell office:value-type="float" office:value="1453.26" table:style-name="ce74">
            <text:p>1,453</text:p>
          </table:table-cell>
          <table:table-cell office:value-type="float" office:value="1527.08" table:style-name="ce72">
            <text:p>1,527</text:p>
          </table:table-cell>
          <table:table-cell office:value-type="float" office:value="1614.81" table:style-name="ce72">
            <text:p>1,615</text:p>
          </table:table-cell>
          <table:table-cell office:value-type="float" office:value="1673.03" table:style-name="ce72">
            <text:p>1,673</text:p>
          </table:table-cell>
          <table:table-cell office:value-type="float" office:value="1688.63" table:style-name="ce72">
            <text:p>1,689</text:p>
          </table:table-cell>
          <table:table-cell office:value-type="float" office:value="1763.19" table:style-name="ce72">
            <text:p>1,763</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1"/>
          <table:table-cell table:number-columns-repeated="16345"/>
        </table:table-row>
        <table:table-row table:style-name="ro27">
          <table:table-cell office:value-type="string" table:style-name="ce63">
            <text:p>E4206</text:p>
          </table:table-cell>
          <table:table-cell office:value-type="string" table:style-name="ce63">
            <text:p>E08000006</text:p>
          </table:table-cell>
          <table:table-cell office:value-type="string" table:style-name="ce63">
            <text:p>Salford</text:p>
          </table:table-cell>
          <table:table-cell office:value-type="string" table:style-name="ce63">
            <text:p>YES</text:p>
          </table:table-cell>
          <table:table-cell office:value-type="string" table:style-name="ce63">
            <text:p>MD</text:p>
          </table:table-cell>
          <table:table-cell office:value-type="float" office:value="478" table:style-name="ce72">
            <text:p>478</text:p>
          </table:table-cell>
          <table:table-cell office:value-type="float" office:value="504.76" table:style-name="ce72">
            <text:p>505</text:p>
          </table:table-cell>
          <table:table-cell office:value-type="float" office:value="531.34" table:style-name="ce72">
            <text:p>531</text:p>
          </table:table-cell>
          <table:table-cell office:value-type="float" office:value="551.16" table:style-name="ce72">
            <text:p>551</text:p>
          </table:table-cell>
          <table:table-cell office:value-type="float" office:value="591.73" table:style-name="ce72">
            <text:p>592</text:p>
          </table:table-cell>
          <table:table-cell office:value-type="float" office:value="616.88" table:style-name="ce72">
            <text:p>617</text:p>
          </table:table-cell>
          <table:table-cell office:value-type="float" office:value="652.49" table:style-name="ce72">
            <text:p>652</text:p>
          </table:table-cell>
          <table:table-cell office:value-type="float" office:value="684.94" table:style-name="ce72">
            <text:p>685</text:p>
          </table:table-cell>
          <table:table-cell office:value-type="float" office:value="705.16" table:style-name="ce72">
            <text:p>705</text:p>
          </table:table-cell>
          <table:table-cell office:value-type="float" office:value="737.65" table:style-name="ce72">
            <text:p>738</text:p>
          </table:table-cell>
          <table:table-cell office:value-type="float" office:value="800.36" table:style-name="ce72">
            <text:p>800</text:p>
          </table:table-cell>
          <table:table-cell office:value-type="float" office:value="831.54" table:style-name="ce72">
            <text:p>832</text:p>
          </table:table-cell>
          <table:table-cell office:value-type="float" office:value="864.36" table:style-name="ce72">
            <text:p>864</text:p>
          </table:table-cell>
          <table:table-cell office:value-type="float" office:value="904.88" table:style-name="ce72">
            <text:p>905</text:p>
          </table:table-cell>
          <table:table-cell office:value-type="float" office:value="941.32" table:style-name="ce72">
            <text:p>941</text:p>
          </table:table-cell>
          <table:table-cell office:value-type="float" office:value="1001.65" table:style-name="ce72">
            <text:p>1,002</text:p>
          </table:table-cell>
          <table:table-cell office:value-type="float" office:value="1015.3081246857718" table:style-name="ce72">
            <text:p>1,015</text:p>
          </table:table-cell>
          <table:table-cell office:value-type="float" office:value="1012.42" table:style-name="ce72">
            <text:p>1,012</text:p>
          </table:table-cell>
          <table:table-cell office:value-type="float" office:value="1022.02" table:style-name="ce72">
            <text:p>1,022</text:p>
          </table:table-cell>
          <table:table-cell office:value-type="float" office:value="1027.3599999999999" table:style-name="ce72">
            <text:p>1,027</text:p>
          </table:table-cell>
          <table:table-cell office:value-type="float" office:value="805.45" table:style-name="ce72">
            <text:p>805</text:p>
          </table:table-cell>
          <table:table-cell office:value-type="float" office:value="806.24" table:style-name="ce72">
            <text:p>806</text:p>
          </table:table-cell>
          <table:table-cell office:value-type="float" office:value="835.65" table:style-name="ce72">
            <text:p>836</text:p>
          </table:table-cell>
          <table:table-cell office:value-type="float" office:value="896.11" table:style-name="ce73">
            <text:p><text:s/>896<text:s/></text:p>
          </table:table-cell>
          <table:table-cell office:value-type="float" office:value="954.12" table:style-name="ce74">
            <text:p>954</text:p>
          </table:table-cell>
          <table:table-cell office:value-type="float" office:value="1017.21" table:style-name="ce72">
            <text:p>1,017</text:p>
          </table:table-cell>
          <table:table-cell office:value-type="float" office:value="1111.6300000000001" table:style-name="ce72">
            <text:p>1,112</text:p>
          </table:table-cell>
          <table:table-cell office:value-type="float" office:value="1161.8900000000001" table:style-name="ce72">
            <text:p>1,162</text:p>
          </table:table-cell>
          <table:table-cell office:value-type="float" office:value="1153.18" table:style-name="ce72">
            <text:p>1,153</text:p>
          </table:table-cell>
          <table:table-cell office:value-type="float" office:value="1246.47" table:style-name="ce72">
            <text:p>1,246</text:p>
          </table:table-cell>
          <table:table-cell office:value-type="float" office:value="1309.52" table:style-name="ce72">
            <text:p>1,310</text:p>
          </table:table-cell>
          <table:table-cell office:value-type="float" office:value="1402" table:style-name="ce72">
            <text:p>1,402</text:p>
          </table:table-cell>
          <table:table-cell office:value-type="float" office:value="1482.88" table:style-name="ce72">
            <text:p>1,483</text:p>
          </table:table-cell>
          <table:table-cell table:style-name="ce71"/>
          <table:table-cell table:number-columns-repeated="16345"/>
        </table:table-row>
        <table:table-row table:style-name="ro27">
          <table:table-cell office:value-type="string" table:style-name="ce63">
            <text:p>E3933</text:p>
          </table:table-cell>
          <table:table-cell office:value-type="string" table:style-name="ce63">
            <text:p>E07000232</text:p>
          </table:table-cell>
          <table:table-cell office:value-type="string" table:style-name="ce63">
            <text:p>Salisbury</text:p>
          </table:table-cell>
          <table:table-cell office:value-type="string" table:style-name="ce63">
            <text:p>NO</text:p>
          </table:table-cell>
          <table:table-cell office:value-type="string" table:style-name="ce63">
            <text:p>SD</text:p>
          </table:table-cell>
          <table:table-cell office:value-type="float" office:value="470" table:style-name="ce72">
            <text:p>470</text:p>
          </table:table-cell>
          <table:table-cell office:value-type="float" office:value="501.17" table:style-name="ce72">
            <text:p>501</text:p>
          </table:table-cell>
          <table:table-cell office:value-type="float" office:value="528.17999999999995" table:style-name="ce72">
            <text:p>528</text:p>
          </table:table-cell>
          <table:table-cell office:value-type="float" office:value="576.46" table:style-name="ce72">
            <text:p>576</text:p>
          </table:table-cell>
          <table:table-cell office:value-type="float" office:value="629.04999999999995" table:style-name="ce72">
            <text:p>629</text:p>
          </table:table-cell>
          <table:table-cell office:value-type="float" office:value="711.24" table:style-name="ce72">
            <text:p>711</text:p>
          </table:table-cell>
          <table:table-cell office:value-type="float" office:value="754.5" table:style-name="ce72">
            <text:p>755</text:p>
          </table:table-cell>
          <table:table-cell office:value-type="float" office:value="811.91" table:style-name="ce72">
            <text:p>812</text:p>
          </table:table-cell>
          <table:table-cell office:value-type="float" office:value="874.95" table:style-name="ce72">
            <text:p>875</text:p>
          </table:table-cell>
          <table:table-cell office:value-type="float" office:value="956.17" table:style-name="ce72">
            <text:p>956</text:p>
          </table:table-cell>
          <table:table-cell office:value-type="float" office:value="1054.3599999999999" table:style-name="ce72">
            <text:p>1,054</text:p>
          </table:table-cell>
          <table:table-cell office:value-type="float" office:value="1122.44" table:style-name="ce72">
            <text:p>1,122</text:p>
          </table:table-cell>
          <table:table-cell office:value-type="float" office:value="1181.5899999999999" table:style-name="ce72">
            <text:p>1,182</text:p>
          </table:table-cell>
          <table:table-cell office:value-type="float" office:value="1238.78" table:style-name="ce72">
            <text:p>1,239</text:p>
          </table:table-cell>
          <table:table-cell office:value-type="float" office:value="1286.67" table:style-name="ce72">
            <text:p>1,287</text:p>
          </table:table-cell>
          <table:table-cell office:value-type="float" office:value="1349.59" table:style-name="ce72">
            <text:p>1,350</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3">
            <text:p>[z]</text:p>
          </table:table-cell>
          <table:table-cell office:value-type="string" table:style-name="ce74">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1"/>
          <table:table-cell table:number-columns-repeated="16345"/>
        </table:table-row>
        <table:table-row table:style-name="ro27">
          <table:table-cell office:value-type="string" table:style-name="ce63">
            <text:p>E4604</text:p>
          </table:table-cell>
          <table:table-cell office:value-type="string" table:style-name="ce63">
            <text:p>E08000028</text:p>
          </table:table-cell>
          <table:table-cell office:value-type="string" table:style-name="ce63">
            <text:p>Sandwell</text:p>
          </table:table-cell>
          <table:table-cell office:value-type="string" table:style-name="ce63">
            <text:p>YES</text:p>
          </table:table-cell>
          <table:table-cell office:value-type="string" table:style-name="ce63">
            <text:p>MD</text:p>
          </table:table-cell>
          <table:table-cell office:value-type="float" office:value="394" table:style-name="ce72">
            <text:p>394</text:p>
          </table:table-cell>
          <table:table-cell office:value-type="float" office:value="419.51" table:style-name="ce72">
            <text:p>420</text:p>
          </table:table-cell>
          <table:table-cell office:value-type="float" office:value="437.83" table:style-name="ce72">
            <text:p>438</text:p>
          </table:table-cell>
          <table:table-cell office:value-type="float" office:value="461.48" table:style-name="ce72">
            <text:p>461</text:p>
          </table:table-cell>
          <table:table-cell office:value-type="float" office:value="505.47" table:style-name="ce72">
            <text:p>505</text:p>
          </table:table-cell>
          <table:table-cell office:value-type="float" office:value="541.80999999999995" table:style-name="ce72">
            <text:p>542</text:p>
          </table:table-cell>
          <table:table-cell office:value-type="float" office:value="581.26" table:style-name="ce72">
            <text:p>581</text:p>
          </table:table-cell>
          <table:table-cell office:value-type="float" office:value="611.6" table:style-name="ce72">
            <text:p>612</text:p>
          </table:table-cell>
          <table:table-cell office:value-type="float" office:value="656.18" table:style-name="ce72">
            <text:p>656</text:p>
          </table:table-cell>
          <table:table-cell office:value-type="float" office:value="700.36" table:style-name="ce72">
            <text:p>700</text:p>
          </table:table-cell>
          <table:table-cell office:value-type="float" office:value="746.09" table:style-name="ce72">
            <text:p>746</text:p>
          </table:table-cell>
          <table:table-cell office:value-type="float" office:value="768.68" table:style-name="ce72">
            <text:p>769</text:p>
          </table:table-cell>
          <table:table-cell office:value-type="float" office:value="806.79" table:style-name="ce72">
            <text:p>807</text:p>
          </table:table-cell>
          <table:table-cell office:value-type="float" office:value="838.84" table:style-name="ce72">
            <text:p>839</text:p>
          </table:table-cell>
          <table:table-cell office:value-type="float" office:value="866.12" table:style-name="ce72">
            <text:p>866</text:p>
          </table:table-cell>
          <table:table-cell office:value-type="float" office:value="891.27" table:style-name="ce72">
            <text:p>891</text:p>
          </table:table-cell>
          <table:table-cell office:value-type="float" office:value="902.86816440564803" table:style-name="ce72">
            <text:p>903</text:p>
          </table:table-cell>
          <table:table-cell office:value-type="float" office:value="914.05" table:style-name="ce72">
            <text:p>914</text:p>
          </table:table-cell>
          <table:table-cell office:value-type="float" office:value="915.97" table:style-name="ce72">
            <text:p>916</text:p>
          </table:table-cell>
          <table:table-cell office:value-type="float" office:value="912.45" table:style-name="ce72">
            <text:p>912</text:p>
          </table:table-cell>
          <table:table-cell office:value-type="float" office:value="695.18" table:style-name="ce72">
            <text:p>695</text:p>
          </table:table-cell>
          <table:table-cell office:value-type="float" office:value="697.54" table:style-name="ce72">
            <text:p>698</text:p>
          </table:table-cell>
          <table:table-cell office:value-type="float" office:value="708.99" table:style-name="ce72">
            <text:p>709</text:p>
          </table:table-cell>
          <table:table-cell office:value-type="float" office:value="751.3" table:style-name="ce73">
            <text:p><text:s/>751<text:s/></text:p>
          </table:table-cell>
          <table:table-cell office:value-type="float" office:value="799.28" table:style-name="ce74">
            <text:p>799</text:p>
          </table:table-cell>
          <table:table-cell office:value-type="float" office:value="848.99" table:style-name="ce72">
            <text:p>849</text:p>
          </table:table-cell>
          <table:table-cell office:value-type="float" office:value="910.33" table:style-name="ce72">
            <text:p>910</text:p>
          </table:table-cell>
          <table:table-cell office:value-type="float" office:value="945.16" table:style-name="ce72">
            <text:p>945</text:p>
          </table:table-cell>
          <table:table-cell office:value-type="float" office:value="978.46" table:style-name="ce72">
            <text:p>978</text:p>
          </table:table-cell>
          <table:table-cell office:value-type="float" office:value="1031.24" table:style-name="ce72">
            <text:p>1,031</text:p>
          </table:table-cell>
          <table:table-cell office:value-type="float" office:value="1109.29" table:style-name="ce72">
            <text:p>1,109</text:p>
          </table:table-cell>
          <table:table-cell office:value-type="float" office:value="1185" table:style-name="ce72">
            <text:p>1,185</text:p>
          </table:table-cell>
          <table:table-cell office:value-type="float" office:value="1274.27" table:style-name="ce72">
            <text:p>1,274</text:p>
          </table:table-cell>
          <table:table-cell table:style-name="ce71"/>
          <table:table-cell table:number-columns-repeated="16345"/>
        </table:table-row>
        <table:table-row table:style-name="ro27">
          <table:table-cell office:value-type="string" table:style-name="ce63">
            <text:p>E2736</text:p>
          </table:table-cell>
          <table:table-cell office:value-type="string" table:style-name="ce63">
            <text:p>E07000168</text:p>
          </table:table-cell>
          <table:table-cell office:value-type="string" table:style-name="ce63">
            <text:p>Scarborough</text:p>
          </table:table-cell>
          <table:table-cell office:value-type="string" table:style-name="ce63">
            <text:p>NO</text:p>
          </table:table-cell>
          <table:table-cell office:value-type="string" table:style-name="ce63">
            <text:p>SD</text:p>
          </table:table-cell>
          <table:table-cell office:value-type="float" office:value="360" table:style-name="ce72">
            <text:p>360</text:p>
          </table:table-cell>
          <table:table-cell office:value-type="float" office:value="398.89" table:style-name="ce72">
            <text:p>399</text:p>
          </table:table-cell>
          <table:table-cell office:value-type="float" office:value="401.87" table:style-name="ce72">
            <text:p>402</text:p>
          </table:table-cell>
          <table:table-cell office:value-type="float" office:value="436.9" table:style-name="ce72">
            <text:p>437</text:p>
          </table:table-cell>
          <table:table-cell office:value-type="float" office:value="466.74" table:style-name="ce72">
            <text:p>467</text:p>
          </table:table-cell>
          <table:table-cell office:value-type="float" office:value="532.05999999999995" table:style-name="ce72">
            <text:p>532</text:p>
          </table:table-cell>
          <table:table-cell office:value-type="float" office:value="578.12" table:style-name="ce72">
            <text:p>578</text:p>
          </table:table-cell>
          <table:table-cell office:value-type="float" office:value="601.5" table:style-name="ce72">
            <text:p>602</text:p>
          </table:table-cell>
          <table:table-cell office:value-type="float" office:value="649.01" table:style-name="ce72">
            <text:p>649</text:p>
          </table:table-cell>
          <table:table-cell office:value-type="float" office:value="728.84" table:style-name="ce72">
            <text:p>729</text:p>
          </table:table-cell>
          <table:table-cell office:value-type="float" office:value="855.08" table:style-name="ce72">
            <text:p>855</text:p>
          </table:table-cell>
          <table:table-cell office:value-type="float" office:value="947.46" table:style-name="ce72">
            <text:p>947</text:p>
          </table:table-cell>
          <table:table-cell office:value-type="float" office:value="989.47" table:style-name="ce72">
            <text:p>989</text:p>
          </table:table-cell>
          <table:table-cell office:value-type="float" office:value="1035.73" table:style-name="ce72">
            <text:p>1,036</text:p>
          </table:table-cell>
          <table:table-cell office:value-type="float" office:value="1081.71" table:style-name="ce72">
            <text:p>1,082</text:p>
          </table:table-cell>
          <table:table-cell office:value-type="float" office:value="1132.3900000000001" table:style-name="ce72">
            <text:p>1,132</text:p>
          </table:table-cell>
          <table:table-cell office:value-type="float" office:value="1173.9893311811406" table:style-name="ce72">
            <text:p>1,174</text:p>
          </table:table-cell>
          <table:table-cell office:value-type="float" office:value="1199.21" table:style-name="ce72">
            <text:p>1,199</text:p>
          </table:table-cell>
          <table:table-cell office:value-type="float" office:value="1198.92" table:style-name="ce72">
            <text:p>1,199</text:p>
          </table:table-cell>
          <table:table-cell office:value-type="float" office:value="1199.5" table:style-name="ce72">
            <text:p>1,200</text:p>
          </table:table-cell>
          <table:table-cell office:value-type="float" office:value="1017.86" table:style-name="ce72">
            <text:p>1,018</text:p>
          </table:table-cell>
          <table:table-cell office:value-type="float" office:value="1031.5" table:style-name="ce72">
            <text:p>1,032</text:p>
          </table:table-cell>
          <table:table-cell office:value-type="float" office:value="1055.3399999999999" table:style-name="ce72">
            <text:p>1,055</text:p>
          </table:table-cell>
          <table:table-cell office:value-type="float" office:value="1104.71" table:style-name="ce73">
            <text:p><text:s/>1,105<text:s/></text:p>
          </table:table-cell>
          <table:table-cell office:value-type="float" office:value="1155.5999999999999" table:style-name="ce74">
            <text:p>1,156</text:p>
          </table:table-cell>
          <table:table-cell office:value-type="float" office:value="1213.6099999999999" table:style-name="ce72">
            <text:p>1,214</text:p>
          </table:table-cell>
          <table:table-cell office:value-type="float" office:value="1284.99" table:style-name="ce72">
            <text:p>1,285</text:p>
          </table:table-cell>
          <table:table-cell office:value-type="float" office:value="1338.45" table:style-name="ce72">
            <text:p>1,338</text:p>
          </table:table-cell>
          <table:table-cell office:value-type="float" office:value="1365.03" table:style-name="ce72">
            <text:p>1,365</text:p>
          </table:table-cell>
          <table:table-cell office:value-type="float" office:value="1424.26" table:style-name="ce72">
            <text:p>1,424</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1"/>
          <table:table-cell table:number-columns-repeated="16345"/>
        </table:table-row>
        <table:table-row table:style-name="ro27">
          <table:table-cell office:value-type="string" table:style-name="ce63">
            <text:p>E2039</text:p>
          </table:table-cell>
          <table:table-cell office:value-type="string" table:style-name="ce63">
            <text:p>[z]</text:p>
          </table:table-cell>
          <table:table-cell office:value-type="string" table:style-name="ce63">
            <text:p>Scunthorpe</text:p>
          </table:table-cell>
          <table:table-cell office:value-type="string" table:style-name="ce63">
            <text:p>NO</text:p>
          </table:table-cell>
          <table:table-cell office:value-type="string" table:style-name="ce63">
            <text:p>SD</text:p>
          </table:table-cell>
          <table:table-cell office:value-type="float" office:value="419" table:style-name="ce72">
            <text:p>419</text:p>
          </table:table-cell>
          <table:table-cell office:value-type="float" office:value="439.52" table:style-name="ce72">
            <text:p>440</text:p>
          </table:table-cell>
          <table:table-cell office:value-type="float" office:value="433.57" table:style-name="ce72">
            <text:p>434</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3">
            <text:p>[z]</text:p>
          </table:table-cell>
          <table:table-cell office:value-type="string" table:style-name="ce74">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1"/>
          <table:table-cell table:number-columns-repeated="16345"/>
        </table:table-row>
        <table:table-row table:style-name="ro27">
          <table:table-cell office:value-type="string" table:style-name="ce63">
            <text:p>E1336</text:p>
          </table:table-cell>
          <table:table-cell office:value-type="string" table:style-name="ce63">
            <text:p>E07000058</text:p>
          </table:table-cell>
          <table:table-cell office:value-type="string" table:style-name="ce63">
            <text:p>Sedgefield</text:p>
          </table:table-cell>
          <table:table-cell office:value-type="string" table:style-name="ce63">
            <text:p>NO</text:p>
          </table:table-cell>
          <table:table-cell office:value-type="string" table:style-name="ce63">
            <text:p>SD</text:p>
          </table:table-cell>
          <table:table-cell office:value-type="float" office:value="369" table:style-name="ce72">
            <text:p>369</text:p>
          </table:table-cell>
          <table:table-cell office:value-type="float" office:value="419.39" table:style-name="ce72">
            <text:p>419</text:p>
          </table:table-cell>
          <table:table-cell office:value-type="float" office:value="454.24" table:style-name="ce72">
            <text:p>454</text:p>
          </table:table-cell>
          <table:table-cell office:value-type="float" office:value="481.64" table:style-name="ce72">
            <text:p>482</text:p>
          </table:table-cell>
          <table:table-cell office:value-type="float" office:value="551.74" table:style-name="ce72">
            <text:p>552</text:p>
          </table:table-cell>
          <table:table-cell office:value-type="float" office:value="612.26" table:style-name="ce72">
            <text:p>612</text:p>
          </table:table-cell>
          <table:table-cell office:value-type="float" office:value="638" table:style-name="ce72">
            <text:p>638</text:p>
          </table:table-cell>
          <table:table-cell office:value-type="float" office:value="665.71" table:style-name="ce72">
            <text:p>666</text:p>
          </table:table-cell>
          <table:table-cell office:value-type="float" office:value="694.1" table:style-name="ce72">
            <text:p>694</text:p>
          </table:table-cell>
          <table:table-cell office:value-type="float" office:value="783.58" table:style-name="ce72">
            <text:p>784</text:p>
          </table:table-cell>
          <table:table-cell office:value-type="float" office:value="851.64" table:style-name="ce72">
            <text:p>852</text:p>
          </table:table-cell>
          <table:table-cell office:value-type="float" office:value="910.42" table:style-name="ce72">
            <text:p>910</text:p>
          </table:table-cell>
          <table:table-cell office:value-type="float" office:value="947.22" table:style-name="ce72">
            <text:p>947</text:p>
          </table:table-cell>
          <table:table-cell office:value-type="float" office:value="989.46" table:style-name="ce72">
            <text:p>989</text:p>
          </table:table-cell>
          <table:table-cell office:value-type="float" office:value="1040.51" table:style-name="ce72">
            <text:p>1,041</text:p>
          </table:table-cell>
          <table:table-cell office:value-type="float" office:value="1085.6500000000001" table:style-name="ce72">
            <text:p>1,086</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3">
            <text:p>[z]</text:p>
          </table:table-cell>
          <table:table-cell office:value-type="string" table:style-name="ce74">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1"/>
          <table:table-cell table:number-columns-repeated="16345"/>
        </table:table-row>
        <table:table-row table:style-name="ro27">
          <table:table-cell office:value-type="string" table:style-name="ce63">
            <text:p>E3332</text:p>
          </table:table-cell>
          <table:table-cell office:value-type="string" table:style-name="ce63">
            <text:p>E07000188</text:p>
          </table:table-cell>
          <table:table-cell office:value-type="string" table:style-name="ce63">
            <text:p>Sedgemoor</text:p>
          </table:table-cell>
          <table:table-cell office:value-type="string" table:style-name="ce63">
            <text:p>NO</text:p>
          </table:table-cell>
          <table:table-cell office:value-type="string" table:style-name="ce63">
            <text:p>SD</text:p>
          </table:table-cell>
          <table:table-cell office:value-type="float" office:value="438" table:style-name="ce72">
            <text:p>438</text:p>
          </table:table-cell>
          <table:table-cell office:value-type="float" office:value="474.09" table:style-name="ce72">
            <text:p>474</text:p>
          </table:table-cell>
          <table:table-cell office:value-type="float" office:value="490.43" table:style-name="ce72">
            <text:p>490</text:p>
          </table:table-cell>
          <table:table-cell office:value-type="float" office:value="504.36" table:style-name="ce72">
            <text:p>504</text:p>
          </table:table-cell>
          <table:table-cell office:value-type="float" office:value="528.47" table:style-name="ce72">
            <text:p>528</text:p>
          </table:table-cell>
          <table:table-cell office:value-type="float" office:value="568.89" table:style-name="ce72">
            <text:p>569</text:p>
          </table:table-cell>
          <table:table-cell office:value-type="float" office:value="621.79999999999995" table:style-name="ce72">
            <text:p>622</text:p>
          </table:table-cell>
          <table:table-cell office:value-type="float" office:value="666.29" table:style-name="ce72">
            <text:p>666</text:p>
          </table:table-cell>
          <table:table-cell office:value-type="float" office:value="711.61" table:style-name="ce72">
            <text:p>712</text:p>
          </table:table-cell>
          <table:table-cell office:value-type="float" office:value="797.04" table:style-name="ce72">
            <text:p>797</text:p>
          </table:table-cell>
          <table:table-cell office:value-type="float" office:value="902.73" table:style-name="ce72">
            <text:p>903</text:p>
          </table:table-cell>
          <table:table-cell office:value-type="float" office:value="961.76" table:style-name="ce72">
            <text:p>962</text:p>
          </table:table-cell>
          <table:table-cell office:value-type="float" office:value="1004.52" table:style-name="ce72">
            <text:p>1,005</text:p>
          </table:table-cell>
          <table:table-cell office:value-type="float" office:value="1044.18" table:style-name="ce72">
            <text:p>1,044</text:p>
          </table:table-cell>
          <table:table-cell office:value-type="float" office:value="1085.44" table:style-name="ce72">
            <text:p>1,085</text:p>
          </table:table-cell>
          <table:table-cell office:value-type="float" office:value="1128.73" table:style-name="ce72">
            <text:p>1,129</text:p>
          </table:table-cell>
          <table:table-cell office:value-type="float" office:value="1158.0399622222683" table:style-name="ce72">
            <text:p>1,158</text:p>
          </table:table-cell>
          <table:table-cell office:value-type="float" office:value="1171.3499999999999" table:style-name="ce72">
            <text:p>1,171</text:p>
          </table:table-cell>
          <table:table-cell office:value-type="float" office:value="1174.8599999999999" table:style-name="ce72">
            <text:p>1,175</text:p>
          </table:table-cell>
          <table:table-cell office:value-type="float" office:value="1188.17" table:style-name="ce72">
            <text:p>1,188</text:p>
          </table:table-cell>
          <table:table-cell office:value-type="float" office:value="1042.07" table:style-name="ce72">
            <text:p>1,042</text:p>
          </table:table-cell>
          <table:table-cell office:value-type="float" office:value="1038.94" table:style-name="ce72">
            <text:p>1,039</text:p>
          </table:table-cell>
          <table:table-cell office:value-type="float" office:value="1051.8699999999999" table:style-name="ce72">
            <text:p>1,052</text:p>
          </table:table-cell>
          <table:table-cell office:value-type="float" office:value="1122.76" table:style-name="ce73">
            <text:p><text:s/>1,123<text:s/></text:p>
          </table:table-cell>
          <table:table-cell office:value-type="float" office:value="1172.54" table:style-name="ce74">
            <text:p>1,173</text:p>
          </table:table-cell>
          <table:table-cell office:value-type="float" office:value="1250.02" table:style-name="ce72">
            <text:p>1,250</text:p>
          </table:table-cell>
          <table:table-cell office:value-type="float" office:value="1331.03" table:style-name="ce72">
            <text:p>1,331</text:p>
          </table:table-cell>
          <table:table-cell office:value-type="float" office:value="1386.49" table:style-name="ce72">
            <text:p>1,386</text:p>
          </table:table-cell>
          <table:table-cell office:value-type="float" office:value="1427.21" table:style-name="ce72">
            <text:p>1,427</text:p>
          </table:table-cell>
          <table:table-cell office:value-type="float" office:value="1489.36" table:style-name="ce72">
            <text:p>1,489</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1"/>
          <table:table-cell table:number-columns-repeated="16345"/>
        </table:table-row>
        <table:table-row table:style-name="ro27">
          <table:table-cell office:value-type="string" table:style-name="ce63">
            <text:p>E4304</text:p>
          </table:table-cell>
          <table:table-cell office:value-type="string" table:style-name="ce63">
            <text:p>E08000014</text:p>
          </table:table-cell>
          <table:table-cell office:value-type="string" table:style-name="ce63">
            <text:p>Sefton</text:p>
          </table:table-cell>
          <table:table-cell office:value-type="string" table:style-name="ce63">
            <text:p>YES</text:p>
          </table:table-cell>
          <table:table-cell office:value-type="string" table:style-name="ce63">
            <text:p>MD</text:p>
          </table:table-cell>
          <table:table-cell office:value-type="float" office:value="480" table:style-name="ce72">
            <text:p>480</text:p>
          </table:table-cell>
          <table:table-cell office:value-type="float" office:value="506.32" table:style-name="ce72">
            <text:p>506</text:p>
          </table:table-cell>
          <table:table-cell office:value-type="float" office:value="547.20000000000005" table:style-name="ce72">
            <text:p>547</text:p>
          </table:table-cell>
          <table:table-cell office:value-type="float" office:value="576.07000000000005" table:style-name="ce72">
            <text:p>576</text:p>
          </table:table-cell>
          <table:table-cell office:value-type="float" office:value="632.96" table:style-name="ce72">
            <text:p>633</text:p>
          </table:table-cell>
          <table:table-cell office:value-type="float" office:value="677.8" table:style-name="ce72">
            <text:p>678</text:p>
          </table:table-cell>
          <table:table-cell office:value-type="float" office:value="711.12" table:style-name="ce72">
            <text:p>711</text:p>
          </table:table-cell>
          <table:table-cell office:value-type="float" office:value="738.58" table:style-name="ce72">
            <text:p>739</text:p>
          </table:table-cell>
          <table:table-cell office:value-type="float" office:value="770.62" table:style-name="ce72">
            <text:p>771</text:p>
          </table:table-cell>
          <table:table-cell office:value-type="float" office:value="843.01" table:style-name="ce72">
            <text:p>843</text:p>
          </table:table-cell>
          <table:table-cell office:value-type="float" office:value="876.46" table:style-name="ce72">
            <text:p>876</text:p>
          </table:table-cell>
          <table:table-cell office:value-type="float" office:value="920.37" table:style-name="ce72">
            <text:p>920</text:p>
          </table:table-cell>
          <table:table-cell office:value-type="float" office:value="970.18" table:style-name="ce72">
            <text:p>970</text:p>
          </table:table-cell>
          <table:table-cell office:value-type="float" office:value="1011.93" table:style-name="ce72">
            <text:p>1,012</text:p>
          </table:table-cell>
          <table:table-cell office:value-type="float" office:value="1051.6099999999999" table:style-name="ce72">
            <text:p>1,052</text:p>
          </table:table-cell>
          <table:table-cell office:value-type="float" office:value="1093.3499999999999" table:style-name="ce72">
            <text:p>1,093</text:p>
          </table:table-cell>
          <table:table-cell office:value-type="float" office:value="1121.7844088385818" table:style-name="ce72">
            <text:p>1,122</text:p>
          </table:table-cell>
          <table:table-cell office:value-type="float" office:value="1152.99" table:style-name="ce72">
            <text:p>1,153</text:p>
          </table:table-cell>
          <table:table-cell office:value-type="float" office:value="1150.8499999999999" table:style-name="ce72">
            <text:p>1,151</text:p>
          </table:table-cell>
          <table:table-cell office:value-type="float" office:value="1153.56" table:style-name="ce72">
            <text:p>1,154</text:p>
          </table:table-cell>
          <table:table-cell office:value-type="float" office:value="948.09" table:style-name="ce72">
            <text:p>948</text:p>
          </table:table-cell>
          <table:table-cell office:value-type="float" office:value="958.3" table:style-name="ce72">
            <text:p>958</text:p>
          </table:table-cell>
          <table:table-cell office:value-type="float" office:value="990.48" table:style-name="ce72">
            <text:p>990</text:p>
          </table:table-cell>
          <table:table-cell office:value-type="float" office:value="1053.58" table:style-name="ce73">
            <text:p><text:s/>1,054<text:s/></text:p>
          </table:table-cell>
          <table:table-cell office:value-type="float" office:value="1113.3399999999999" table:style-name="ce74">
            <text:p>1,113</text:p>
          </table:table-cell>
          <table:table-cell office:value-type="float" office:value="1190.9100000000001" table:style-name="ce72">
            <text:p>1,191</text:p>
          </table:table-cell>
          <table:table-cell office:value-type="float" office:value="1265.6199999999999" table:style-name="ce72">
            <text:p>1,266</text:p>
          </table:table-cell>
          <table:table-cell office:value-type="float" office:value="1325.71" table:style-name="ce72">
            <text:p>1,326</text:p>
          </table:table-cell>
          <table:table-cell office:value-type="float" office:value="1352.59" table:style-name="ce72">
            <text:p>1,353</text:p>
          </table:table-cell>
          <table:table-cell office:value-type="float" office:value="1411.93" table:style-name="ce72">
            <text:p>1,412</text:p>
          </table:table-cell>
          <table:table-cell office:value-type="float" office:value="1503.13" table:style-name="ce72">
            <text:p>1,503</text:p>
          </table:table-cell>
          <table:table-cell office:value-type="float" office:value="1586" table:style-name="ce72">
            <text:p>1,586</text:p>
          </table:table-cell>
          <table:table-cell office:value-type="float" office:value="1681.91" table:style-name="ce72">
            <text:p>1,682</text:p>
          </table:table-cell>
          <table:table-cell table:style-name="ce71"/>
          <table:table-cell table:number-columns-repeated="16345"/>
        </table:table-row>
        <table:table-row table:style-name="ro27">
          <table:table-cell office:value-type="string" table:style-name="ce63">
            <text:p>E2757</text:p>
          </table:table-cell>
          <table:table-cell office:value-type="string" table:style-name="ce63">
            <text:p>E07000169</text:p>
          </table:table-cell>
          <table:table-cell office:value-type="string" table:style-name="ce63">
            <text:p>Selby</text:p>
          </table:table-cell>
          <table:table-cell office:value-type="string" table:style-name="ce63">
            <text:p>NO</text:p>
          </table:table-cell>
          <table:table-cell office:value-type="string" table:style-name="ce63">
            <text:p>SD</text:p>
          </table:table-cell>
          <table:table-cell office:value-type="float" office:value="416" table:style-name="ce72">
            <text:p>416</text:p>
          </table:table-cell>
          <table:table-cell office:value-type="float" office:value="454.66" table:style-name="ce72">
            <text:p>455</text:p>
          </table:table-cell>
          <table:table-cell office:value-type="float" office:value="471.38" table:style-name="ce72">
            <text:p>471</text:p>
          </table:table-cell>
          <table:table-cell office:value-type="string" table:style-name="ce72">
            <text:p>[z]</text:p>
          </table:table-cell>
          <table:table-cell office:value-type="float" office:value="522.08000000000004" table:style-name="ce72">
            <text:p>522</text:p>
          </table:table-cell>
          <table:table-cell office:value-type="float" office:value="593.99" table:style-name="ce72">
            <text:p>594</text:p>
          </table:table-cell>
          <table:table-cell office:value-type="float" office:value="642.28" table:style-name="ce72">
            <text:p>642</text:p>
          </table:table-cell>
          <table:table-cell office:value-type="float" office:value="680.39" table:style-name="ce72">
            <text:p>680</text:p>
          </table:table-cell>
          <table:table-cell office:value-type="float" office:value="733.87" table:style-name="ce72">
            <text:p>734</text:p>
          </table:table-cell>
          <table:table-cell office:value-type="float" office:value="819.3" table:style-name="ce72">
            <text:p>819</text:p>
          </table:table-cell>
          <table:table-cell office:value-type="float" office:value="952.66" table:style-name="ce72">
            <text:p>953</text:p>
          </table:table-cell>
          <table:table-cell office:value-type="float" office:value="1028.69" table:style-name="ce72">
            <text:p>1,029</text:p>
          </table:table-cell>
          <table:table-cell office:value-type="float" office:value="1077.18" table:style-name="ce72">
            <text:p>1,077</text:p>
          </table:table-cell>
          <table:table-cell office:value-type="float" office:value="1122.69" table:style-name="ce72">
            <text:p>1,123</text:p>
          </table:table-cell>
          <table:table-cell office:value-type="float" office:value="1172.04" table:style-name="ce72">
            <text:p>1,172</text:p>
          </table:table-cell>
          <table:table-cell office:value-type="float" office:value="1226.1300000000001" table:style-name="ce72">
            <text:p>1,226</text:p>
          </table:table-cell>
          <table:table-cell office:value-type="float" office:value="1270.6109680204668" table:style-name="ce72">
            <text:p>1,271</text:p>
          </table:table-cell>
          <table:table-cell office:value-type="float" office:value="1305.8599999999999" table:style-name="ce72">
            <text:p>1,306</text:p>
          </table:table-cell>
          <table:table-cell office:value-type="float" office:value="1307.04" table:style-name="ce72">
            <text:p>1,307</text:p>
          </table:table-cell>
          <table:table-cell office:value-type="float" office:value="1309.6300000000001" table:style-name="ce72">
            <text:p>1,310</text:p>
          </table:table-cell>
          <table:table-cell office:value-type="float" office:value="1191.81" table:style-name="ce72">
            <text:p>1,192</text:p>
          </table:table-cell>
          <table:table-cell office:value-type="float" office:value="1203.33" table:style-name="ce72">
            <text:p>1,203</text:p>
          </table:table-cell>
          <table:table-cell office:value-type="float" office:value="1259" table:style-name="ce72">
            <text:p>1,259</text:p>
          </table:table-cell>
          <table:table-cell office:value-type="float" office:value="1335.82" table:style-name="ce73">
            <text:p><text:s/>1,336<text:s/></text:p>
          </table:table-cell>
          <table:table-cell office:value-type="float" office:value="1382.42" table:style-name="ce74">
            <text:p>1,382</text:p>
          </table:table-cell>
          <table:table-cell office:value-type="float" office:value="1443.69" table:style-name="ce72">
            <text:p>1,444</text:p>
          </table:table-cell>
          <table:table-cell office:value-type="float" office:value="1517.87" table:style-name="ce72">
            <text:p>1,518</text:p>
          </table:table-cell>
          <table:table-cell office:value-type="float" office:value="1573.78" table:style-name="ce72">
            <text:p>1,574</text:p>
          </table:table-cell>
          <table:table-cell office:value-type="float" office:value="1604.68" table:style-name="ce72">
            <text:p>1,605</text:p>
          </table:table-cell>
          <table:table-cell office:value-type="float" office:value="1665.44" table:style-name="ce72">
            <text:p>1,665</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1"/>
          <table:table-cell table:number-columns-repeated="16345"/>
        </table:table-row>
        <table:table-row table:style-name="ro27">
          <table:table-cell office:value-type="string" table:style-name="ce63">
            <text:p>E2239</text:p>
          </table:table-cell>
          <table:table-cell office:value-type="string" table:style-name="ce63">
            <text:p>E07000111</text:p>
          </table:table-cell>
          <table:table-cell office:value-type="string" table:style-name="ce63">
            <text:p>Sevenoaks</text:p>
          </table:table-cell>
          <table:table-cell office:value-type="string" table:style-name="ce63">
            <text:p>YES</text:p>
          </table:table-cell>
          <table:table-cell office:value-type="string" table:style-name="ce63">
            <text:p>SD</text:p>
          </table:table-cell>
          <table:table-cell office:value-type="float" office:value="564" table:style-name="ce72">
            <text:p>564</text:p>
          </table:table-cell>
          <table:table-cell office:value-type="float" office:value="568.82000000000005" table:style-name="ce72">
            <text:p>569</text:p>
          </table:table-cell>
          <table:table-cell office:value-type="float" office:value="589.61" table:style-name="ce72">
            <text:p>590</text:p>
          </table:table-cell>
          <table:table-cell office:value-type="float" office:value="646.96" table:style-name="ce72">
            <text:p>647</text:p>
          </table:table-cell>
          <table:table-cell office:value-type="float" office:value="693.32" table:style-name="ce72">
            <text:p>693</text:p>
          </table:table-cell>
          <table:table-cell office:value-type="float" office:value="764.91" table:style-name="ce72">
            <text:p>765</text:p>
          </table:table-cell>
          <table:table-cell office:value-type="float" office:value="829.01" table:style-name="ce72">
            <text:p>829</text:p>
          </table:table-cell>
          <table:table-cell office:value-type="float" office:value="898.18" table:style-name="ce72">
            <text:p>898</text:p>
          </table:table-cell>
          <table:table-cell office:value-type="float" office:value="959.19" table:style-name="ce72">
            <text:p>959</text:p>
          </table:table-cell>
          <table:table-cell office:value-type="float" office:value="1066.0999999999999" table:style-name="ce72">
            <text:p>1,066</text:p>
          </table:table-cell>
          <table:table-cell office:value-type="float" office:value="1203.27" table:style-name="ce72">
            <text:p>1,203</text:p>
          </table:table-cell>
          <table:table-cell office:value-type="float" office:value="1277.68" table:style-name="ce72">
            <text:p>1,278</text:p>
          </table:table-cell>
          <table:table-cell office:value-type="float" office:value="1329.59" table:style-name="ce72">
            <text:p>1,330</text:p>
          </table:table-cell>
          <table:table-cell office:value-type="float" office:value="1393.09" table:style-name="ce72">
            <text:p>1,393</text:p>
          </table:table-cell>
          <table:table-cell office:value-type="float" office:value="1456.39" table:style-name="ce72">
            <text:p>1,456</text:p>
          </table:table-cell>
          <table:table-cell office:value-type="float" office:value="1530.53" table:style-name="ce72">
            <text:p>1,531</text:p>
          </table:table-cell>
          <table:table-cell office:value-type="float" office:value="1576.6793542172818" table:style-name="ce72">
            <text:p>1,577</text:p>
          </table:table-cell>
          <table:table-cell office:value-type="float" office:value="1617.57" table:style-name="ce72">
            <text:p>1,618</text:p>
          </table:table-cell>
          <table:table-cell office:value-type="float" office:value="1616.58" table:style-name="ce72">
            <text:p>1,617</text:p>
          </table:table-cell>
          <table:table-cell office:value-type="float" office:value="1617.97" table:style-name="ce72">
            <text:p>1,618</text:p>
          </table:table-cell>
          <table:table-cell office:value-type="float" office:value="1499.18" table:style-name="ce72">
            <text:p>1,499</text:p>
          </table:table-cell>
          <table:table-cell office:value-type="float" office:value="1524.73" table:style-name="ce72">
            <text:p>1,525</text:p>
          </table:table-cell>
          <table:table-cell office:value-type="float" office:value="1563.49" table:style-name="ce72">
            <text:p>1,563</text:p>
          </table:table-cell>
          <table:table-cell office:value-type="float" office:value="1638.82" table:style-name="ce73">
            <text:p><text:s/>1,639<text:s/></text:p>
          </table:table-cell>
          <table:table-cell office:value-type="float" office:value="1701.47" table:style-name="ce74">
            <text:p>1,701</text:p>
          </table:table-cell>
          <table:table-cell office:value-type="float" office:value="1793.96" table:style-name="ce72">
            <text:p>1,794</text:p>
          </table:table-cell>
          <table:table-cell office:value-type="float" office:value="1910.89" table:style-name="ce72">
            <text:p>1,911</text:p>
          </table:table-cell>
          <table:table-cell office:value-type="float" office:value="1980.97" table:style-name="ce72">
            <text:p>1,981</text:p>
          </table:table-cell>
          <table:table-cell office:value-type="float" office:value="2045.25" table:style-name="ce72">
            <text:p>2,045</text:p>
          </table:table-cell>
          <table:table-cell office:value-type="float" office:value="2119.33" table:style-name="ce72">
            <text:p>2,119</text:p>
          </table:table-cell>
          <table:table-cell office:value-type="float" office:value="2234.06" table:style-name="ce72">
            <text:p>2,234</text:p>
          </table:table-cell>
          <table:table-cell office:value-type="float" office:value="2350" table:style-name="ce72">
            <text:p>2,350</text:p>
          </table:table-cell>
          <table:table-cell office:value-type="float" office:value="2485.86" table:style-name="ce72">
            <text:p>2,486</text:p>
          </table:table-cell>
          <table:table-cell table:style-name="ce71"/>
          <table:table-cell table:number-columns-repeated="16345"/>
        </table:table-row>
        <table:table-row table:style-name="ro27">
          <table:table-cell office:value-type="string" table:style-name="ce63">
            <text:p>E4404</text:p>
          </table:table-cell>
          <table:table-cell office:value-type="string" table:style-name="ce63">
            <text:p>E08000039</text:p>
          </table:table-cell>
          <table:table-cell office:value-type="string" table:style-name="ce63">
            <text:p>Sheffield</text:p>
          </table:table-cell>
          <table:table-cell office:value-type="string" table:style-name="ce63">
            <text:p>YES</text:p>
          </table:table-cell>
          <table:table-cell office:value-type="string" table:style-name="ce63">
            <text:p>MD</text:p>
          </table:table-cell>
          <table:table-cell office:value-type="float" office:value="428" table:style-name="ce72">
            <text:p>428</text:p>
          </table:table-cell>
          <table:table-cell office:value-type="float" office:value="421.73" table:style-name="ce72">
            <text:p>422</text:p>
          </table:table-cell>
          <table:table-cell office:value-type="float" office:value="457.5" table:style-name="ce72">
            <text:p>458</text:p>
          </table:table-cell>
          <table:table-cell office:value-type="float" office:value="488.88" table:style-name="ce72">
            <text:p>489</text:p>
          </table:table-cell>
          <table:table-cell office:value-type="float" office:value="515.23" table:style-name="ce72">
            <text:p>515</text:p>
          </table:table-cell>
          <table:table-cell office:value-type="float" office:value="561.04" table:style-name="ce72">
            <text:p>561</text:p>
          </table:table-cell>
          <table:table-cell office:value-type="float" office:value="597.36" table:style-name="ce72">
            <text:p>597</text:p>
          </table:table-cell>
          <table:table-cell office:value-type="float" office:value="633.67999999999995" table:style-name="ce72">
            <text:p>634</text:p>
          </table:table-cell>
          <table:table-cell office:value-type="float" office:value="678.5" table:style-name="ce72">
            <text:p>679</text:p>
          </table:table-cell>
          <table:table-cell office:value-type="float" office:value="725.68" table:style-name="ce72">
            <text:p>726</text:p>
          </table:table-cell>
          <table:table-cell office:value-type="float" office:value="781.63" table:style-name="ce72">
            <text:p>782</text:p>
          </table:table-cell>
          <table:table-cell office:value-type="float" office:value="829.64" table:style-name="ce72">
            <text:p>830</text:p>
          </table:table-cell>
          <table:table-cell office:value-type="float" office:value="875.44" table:style-name="ce72">
            <text:p>875</text:p>
          </table:table-cell>
          <table:table-cell office:value-type="float" office:value="913.83" table:style-name="ce72">
            <text:p>914</text:p>
          </table:table-cell>
          <table:table-cell office:value-type="float" office:value="950.37" table:style-name="ce72">
            <text:p>950</text:p>
          </table:table-cell>
          <table:table-cell office:value-type="float" office:value="981.14" table:style-name="ce72">
            <text:p>981</text:p>
          </table:table-cell>
          <table:table-cell office:value-type="float" office:value="1006.0713152762878" table:style-name="ce72">
            <text:p>1,006</text:p>
          </table:table-cell>
          <table:table-cell office:value-type="float" office:value="1016.23" table:style-name="ce72">
            <text:p>1,016</text:p>
          </table:table-cell>
          <table:table-cell office:value-type="float" office:value="1013.78" table:style-name="ce72">
            <text:p>1,014</text:p>
          </table:table-cell>
          <table:table-cell office:value-type="float" office:value="1017.49" table:style-name="ce72">
            <text:p>1,017</text:p>
          </table:table-cell>
          <table:table-cell office:value-type="float" office:value="849.99" table:style-name="ce72">
            <text:p>850</text:p>
          </table:table-cell>
          <table:table-cell office:value-type="float" office:value="839.78" table:style-name="ce72">
            <text:p>840</text:p>
          </table:table-cell>
          <table:table-cell office:value-type="float" office:value="867.61" table:style-name="ce72">
            <text:p>868</text:p>
          </table:table-cell>
          <table:table-cell office:value-type="float" office:value="911.83" table:style-name="ce73">
            <text:p><text:s/>912<text:s/></text:p>
          </table:table-cell>
          <table:table-cell office:value-type="float" office:value="959.76" table:style-name="ce74">
            <text:p>960</text:p>
          </table:table-cell>
          <table:table-cell office:value-type="float" office:value="1031.68" table:style-name="ce72">
            <text:p>1,032</text:p>
          </table:table-cell>
          <table:table-cell office:value-type="float" office:value="1089.0899999999999" table:style-name="ce72">
            <text:p>1,089</text:p>
          </table:table-cell>
          <table:table-cell office:value-type="float" office:value="1135.47" table:style-name="ce72">
            <text:p>1,135</text:p>
          </table:table-cell>
          <table:table-cell office:value-type="float" office:value="1157.73" table:style-name="ce72">
            <text:p>1,158</text:p>
          </table:table-cell>
          <table:table-cell office:value-type="float" office:value="1232.4100000000001" table:style-name="ce72">
            <text:p>1,232</text:p>
          </table:table-cell>
          <table:table-cell office:value-type="float" office:value="1310.0999999999999" table:style-name="ce72">
            <text:p>1,310</text:p>
          </table:table-cell>
          <table:table-cell office:value-type="float" office:value="1385" table:style-name="ce72">
            <text:p>1,385</text:p>
          </table:table-cell>
          <table:table-cell office:value-type="float" office:value="1456.16" table:style-name="ce72">
            <text:p>1,456</text:p>
          </table:table-cell>
          <table:table-cell office:value-type="string" table:style-name="ce71">
            <text:p>[note a]</text:p>
          </table:table-cell>
          <table:table-cell table:number-columns-repeated="16345"/>
        </table:table-row>
        <table:table-row table:style-name="ro27">
          <table:table-cell office:value-type="string" table:style-name="ce63">
            <text:p>E3234</text:p>
          </table:table-cell>
          <table:table-cell office:value-type="string" table:style-name="ce63">
            <text:p>[z]</text:p>
          </table:table-cell>
          <table:table-cell office:value-type="string" table:style-name="ce63">
            <text:p>Shrewsbury &amp; Atcham</text:p>
          </table:table-cell>
          <table:table-cell office:value-type="string" table:style-name="ce63">
            <text:p>NO</text:p>
          </table:table-cell>
          <table:table-cell office:value-type="string" table:style-name="ce63">
            <text:p>SD</text:p>
          </table:table-cell>
          <table:table-cell office:value-type="float" office:value="424" table:style-name="ce72">
            <text:p>424</text:p>
          </table:table-cell>
          <table:table-cell office:value-type="float" office:value="452.82" table:style-name="ce72">
            <text:p>453</text:p>
          </table:table-cell>
          <table:table-cell office:value-type="float" office:value="468.5" table:style-name="ce72">
            <text:p>469</text:p>
          </table:table-cell>
          <table:table-cell office:value-type="float" office:value="491.23" table:style-name="ce72">
            <text:p>491</text:p>
          </table:table-cell>
          <table:table-cell office:value-type="float" office:value="520.55999999999995" table:style-name="ce72">
            <text:p>521</text:p>
          </table:table-cell>
          <table:table-cell office:value-type="float" office:value="588.13" table:style-name="ce72">
            <text:p>588</text:p>
          </table:table-cell>
          <table:table-cell office:value-type="float" office:value="638.19000000000005" table:style-name="ce72">
            <text:p>638</text:p>
          </table:table-cell>
          <table:table-cell office:value-type="float" office:value="678.03" table:style-name="ce72">
            <text:p>678</text:p>
          </table:table-cell>
          <table:table-cell office:value-type="float" office:value="722.4" table:style-name="ce72">
            <text:p>722</text:p>
          </table:table-cell>
          <table:table-cell office:value-type="float" office:value="803.03" table:style-name="ce72">
            <text:p>803</text:p>
          </table:table-cell>
          <table:table-cell office:value-type="float" office:value="919.85" table:style-name="ce72">
            <text:p>920</text:p>
          </table:table-cell>
          <table:table-cell office:value-type="float" office:value="975.61" table:style-name="ce72">
            <text:p>976</text:p>
          </table:table-cell>
          <table:table-cell office:value-type="float" office:value="1025.26" table:style-name="ce72">
            <text:p>1,025</text:p>
          </table:table-cell>
          <table:table-cell office:value-type="float" office:value="1080.24" table:style-name="ce72">
            <text:p>1,080</text:p>
          </table:table-cell>
          <table:table-cell office:value-type="float" office:value="1129.28" table:style-name="ce72">
            <text:p>1,129</text:p>
          </table:table-cell>
          <table:table-cell office:value-type="float" office:value="1179.6400000000001" table:style-name="ce72">
            <text:p>1,180</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3">
            <text:p>[z]</text:p>
          </table:table-cell>
          <table:table-cell office:value-type="string" table:style-name="ce74">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1"/>
          <table:table-cell table:number-columns-repeated="16345"/>
        </table:table-row>
        <table:table-row table:style-name="ro27">
          <table:table-cell office:value-type="string" table:style-name="ce63">
            <text:p>E3202</text:p>
          </table:table-cell>
          <table:table-cell office:value-type="string" table:style-name="ce63">
            <text:p>E06000051</text:p>
          </table:table-cell>
          <table:table-cell office:value-type="string" table:style-name="ce63">
            <text:p>Shropshire UA</text:p>
          </table:table-cell>
          <table:table-cell office:value-type="string" table:style-name="ce63">
            <text:p>YES</text:p>
          </table:table-cell>
          <table:table-cell office:value-type="string" table:style-name="ce63">
            <text:p>UA</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float" office:value="1244.4378007650721" table:style-name="ce72">
            <text:p>1,244</text:p>
          </table:table-cell>
          <table:table-cell office:value-type="float" office:value="1264.29" table:style-name="ce72">
            <text:p>1,264</text:p>
          </table:table-cell>
          <table:table-cell office:value-type="float" office:value="1273.28" table:style-name="ce72">
            <text:p>1,273</text:p>
          </table:table-cell>
          <table:table-cell office:value-type="float" office:value="1275.1199999999999" table:style-name="ce72">
            <text:p>1,275</text:p>
          </table:table-cell>
          <table:table-cell office:value-type="float" office:value="1136.3" table:style-name="ce72">
            <text:p>1,136</text:p>
          </table:table-cell>
          <table:table-cell office:value-type="float" office:value="1131.48" table:style-name="ce72">
            <text:p>1,131</text:p>
          </table:table-cell>
          <table:table-cell office:value-type="float" office:value="1150.8" table:style-name="ce72">
            <text:p>1,151</text:p>
          </table:table-cell>
          <table:table-cell office:value-type="float" office:value="1210.5" table:style-name="ce73">
            <text:p><text:s/>1,211<text:s/></text:p>
          </table:table-cell>
          <table:table-cell office:value-type="float" office:value="1258.29" table:style-name="ce74">
            <text:p>1,258</text:p>
          </table:table-cell>
          <table:table-cell office:value-type="float" office:value="1340.26" table:style-name="ce72">
            <text:p>1,340</text:p>
          </table:table-cell>
          <table:table-cell office:value-type="float" office:value="1412.04" table:style-name="ce72">
            <text:p>1,412</text:p>
          </table:table-cell>
          <table:table-cell office:value-type="float" office:value="1482.31" table:style-name="ce72">
            <text:p>1,482</text:p>
          </table:table-cell>
          <table:table-cell office:value-type="float" office:value="1532.56" table:style-name="ce72">
            <text:p>1,533</text:p>
          </table:table-cell>
          <table:table-cell office:value-type="float" office:value="1598.9" table:style-name="ce72">
            <text:p>1,599</text:p>
          </table:table-cell>
          <table:table-cell office:value-type="float" office:value="1701.78" table:style-name="ce72">
            <text:p>1,702</text:p>
          </table:table-cell>
          <table:table-cell office:value-type="float" office:value="1786" table:style-name="ce72">
            <text:p>1,786</text:p>
          </table:table-cell>
          <table:table-cell office:value-type="float" office:value="1898.6" table:style-name="ce72">
            <text:p>1,899</text:p>
          </table:table-cell>
          <table:table-cell table:style-name="ce71"/>
          <table:table-cell table:number-columns-repeated="16345"/>
        </table:table-row>
        <table:table-row table:style-name="ro27">
          <table:table-cell office:value-type="string" table:style-name="ce76">
            <text:p>E0334</text:p>
          </table:table-cell>
          <table:table-cell office:value-type="string" table:style-name="ce63">
            <text:p>[z]</text:p>
          </table:table-cell>
          <table:table-cell office:value-type="string" table:style-name="ce63">
            <text:p>Slough</text:p>
          </table:table-cell>
          <table:table-cell office:value-type="string" table:style-name="ce60">
            <text:p>NO</text:p>
          </table:table-cell>
          <table:table-cell office:value-type="string" table:style-name="ce60">
            <text:p>SD</text:p>
          </table:table-cell>
          <table:table-cell office:value-type="float" office:value="378" table:style-name="ce72">
            <text:p>378</text:p>
          </table:table-cell>
          <table:table-cell office:value-type="float" office:value="399.26" table:style-name="ce72">
            <text:p>399</text:p>
          </table:table-cell>
          <table:table-cell office:value-type="float" office:value="387.39" table:style-name="ce72">
            <text:p>387</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3">
            <text:p>[z]</text:p>
          </table:table-cell>
          <table:table-cell office:value-type="string" table:style-name="ce74">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8"/>
          <table:table-cell table:number-columns-repeated="16345"/>
        </table:table-row>
        <table:table-row table:style-name="ro27">
          <table:table-cell office:value-type="string" table:style-name="ce63">
            <text:p>E0304</text:p>
          </table:table-cell>
          <table:table-cell office:value-type="string" table:style-name="ce63">
            <text:p>E06000039</text:p>
          </table:table-cell>
          <table:table-cell office:value-type="string" table:style-name="ce63">
            <text:p>Slough UA</text:p>
          </table:table-cell>
          <table:table-cell office:value-type="string" table:style-name="ce63">
            <text:p>YES</text:p>
          </table:table-cell>
          <table:table-cell office:value-type="string" table:style-name="ce63">
            <text:p>UA</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float" office:value="447.14" table:style-name="ce72">
            <text:p>447</text:p>
          </table:table-cell>
          <table:table-cell office:value-type="float" office:value="496.8" table:style-name="ce72">
            <text:p>497</text:p>
          </table:table-cell>
          <table:table-cell office:value-type="float" office:value="549.08000000000004" table:style-name="ce72">
            <text:p>549</text:p>
          </table:table-cell>
          <table:table-cell office:value-type="float" office:value="591.25" table:style-name="ce72">
            <text:p>591</text:p>
          </table:table-cell>
          <table:table-cell office:value-type="float" office:value="604.91" table:style-name="ce72">
            <text:p>605</text:p>
          </table:table-cell>
          <table:table-cell office:value-type="float" office:value="646.77" table:style-name="ce72">
            <text:p>647</text:p>
          </table:table-cell>
          <table:table-cell office:value-type="float" office:value="709.59" table:style-name="ce72">
            <text:p>710</text:p>
          </table:table-cell>
          <table:table-cell office:value-type="float" office:value="829.83" table:style-name="ce72">
            <text:p>830</text:p>
          </table:table-cell>
          <table:table-cell office:value-type="float" office:value="881.66" table:style-name="ce72">
            <text:p>882</text:p>
          </table:table-cell>
          <table:table-cell office:value-type="float" office:value="931.44" table:style-name="ce72">
            <text:p>931</text:p>
          </table:table-cell>
          <table:table-cell office:value-type="float" office:value="978.1" table:style-name="ce72">
            <text:p>978</text:p>
          </table:table-cell>
          <table:table-cell office:value-type="float" office:value="1037.08" table:style-name="ce72">
            <text:p>1,037</text:p>
          </table:table-cell>
          <table:table-cell office:value-type="float" office:value="1086.96" table:style-name="ce72">
            <text:p>1,087</text:p>
          </table:table-cell>
          <table:table-cell office:value-type="float" office:value="1138.8457506920597" table:style-name="ce72">
            <text:p>1,139</text:p>
          </table:table-cell>
          <table:table-cell office:value-type="float" office:value="1147.74" table:style-name="ce72">
            <text:p>1,148</text:p>
          </table:table-cell>
          <table:table-cell office:value-type="float" office:value="1152.53" table:style-name="ce72">
            <text:p>1,153</text:p>
          </table:table-cell>
          <table:table-cell office:value-type="float" office:value="1154.04" table:style-name="ce72">
            <text:p>1,154</text:p>
          </table:table-cell>
          <table:table-cell office:value-type="float" office:value="1009.34" table:style-name="ce72">
            <text:p>1,009</text:p>
          </table:table-cell>
          <table:table-cell office:value-type="float" office:value="1039.02" table:style-name="ce72">
            <text:p>1,039</text:p>
          </table:table-cell>
          <table:table-cell office:value-type="float" office:value="1061.02" table:style-name="ce72">
            <text:p>1,061</text:p>
          </table:table-cell>
          <table:table-cell office:value-type="float" office:value="1125.1400000000001" table:style-name="ce73">
            <text:p><text:s/>1,125<text:s/></text:p>
          </table:table-cell>
          <table:table-cell office:value-type="float" office:value="1188.18" table:style-name="ce74">
            <text:p>1,188</text:p>
          </table:table-cell>
          <table:table-cell office:value-type="float" office:value="1251.76" table:style-name="ce72">
            <text:p>1,252</text:p>
          </table:table-cell>
          <table:table-cell office:value-type="float" office:value="1316.34" table:style-name="ce72">
            <text:p>1,316</text:p>
          </table:table-cell>
          <table:table-cell office:value-type="float" office:value="1358.82" table:style-name="ce72">
            <text:p>1,359</text:p>
          </table:table-cell>
          <table:table-cell office:value-type="float" office:value="1350.3" table:style-name="ce72">
            <text:p>1,350</text:p>
          </table:table-cell>
          <table:table-cell office:value-type="float" office:value="1428.32" table:style-name="ce72">
            <text:p>1,428</text:p>
          </table:table-cell>
          <table:table-cell office:value-type="float" office:value="1589.38" table:style-name="ce72">
            <text:p>1,589</text:p>
          </table:table-cell>
          <table:table-cell office:value-type="float" office:value="1745" table:style-name="ce72">
            <text:p>1,745</text:p>
          </table:table-cell>
          <table:table-cell office:value-type="float" office:value="1842.01" table:style-name="ce72">
            <text:p>1,842</text:p>
          </table:table-cell>
          <table:table-cell table:style-name="ce71"/>
          <table:table-cell table:number-columns-repeated="16345"/>
        </table:table-row>
        <table:table-row table:style-name="ro27">
          <table:table-cell office:value-type="string" table:style-name="ce63">
            <text:p>E4605</text:p>
          </table:table-cell>
          <table:table-cell office:value-type="string" table:style-name="ce63">
            <text:p>E08000029</text:p>
          </table:table-cell>
          <table:table-cell office:value-type="string" table:style-name="ce63">
            <text:p>Solihull</text:p>
          </table:table-cell>
          <table:table-cell office:value-type="string" table:style-name="ce63">
            <text:p>YES</text:p>
          </table:table-cell>
          <table:table-cell office:value-type="string" table:style-name="ce63">
            <text:p>MD</text:p>
          </table:table-cell>
          <table:table-cell office:value-type="float" office:value="471" table:style-name="ce72">
            <text:p>471</text:p>
          </table:table-cell>
          <table:table-cell office:value-type="float" office:value="502.18" table:style-name="ce72">
            <text:p>502</text:p>
          </table:table-cell>
          <table:table-cell office:value-type="float" office:value="548.69000000000005" table:style-name="ce72">
            <text:p>549</text:p>
          </table:table-cell>
          <table:table-cell office:value-type="float" office:value="571.94000000000005" table:style-name="ce72">
            <text:p>572</text:p>
          </table:table-cell>
          <table:table-cell office:value-type="float" office:value="607.41999999999996" table:style-name="ce72">
            <text:p>607</text:p>
          </table:table-cell>
          <table:table-cell office:value-type="float" office:value="645.95000000000005" table:style-name="ce72">
            <text:p>646</text:p>
          </table:table-cell>
          <table:table-cell office:value-type="float" office:value="686.83" table:style-name="ce72">
            <text:p>687</text:p>
          </table:table-cell>
          <table:table-cell office:value-type="float" office:value="726.35" table:style-name="ce72">
            <text:p>726</text:p>
          </table:table-cell>
          <table:table-cell office:value-type="float" office:value="782.63" table:style-name="ce72">
            <text:p>783</text:p>
          </table:table-cell>
          <table:table-cell office:value-type="float" office:value="836.87" table:style-name="ce72">
            <text:p>837</text:p>
          </table:table-cell>
          <table:table-cell office:value-type="float" office:value="924.09" table:style-name="ce72">
            <text:p>924</text:p>
          </table:table-cell>
          <table:table-cell office:value-type="float" office:value="956.86" table:style-name="ce72">
            <text:p>957</text:p>
          </table:table-cell>
          <table:table-cell office:value-type="float" office:value="1002.68" table:style-name="ce72">
            <text:p>1,003</text:p>
          </table:table-cell>
          <table:table-cell office:value-type="float" office:value="1048.8499999999999" table:style-name="ce72">
            <text:p>1,049</text:p>
          </table:table-cell>
          <table:table-cell office:value-type="float" office:value="1101.4100000000001" table:style-name="ce72">
            <text:p>1,101</text:p>
          </table:table-cell>
          <table:table-cell office:value-type="float" office:value="1148.51" table:style-name="ce72">
            <text:p>1,149</text:p>
          </table:table-cell>
          <table:table-cell office:value-type="float" office:value="1204.5960762407431" table:style-name="ce72">
            <text:p>1,205</text:p>
          </table:table-cell>
          <table:table-cell office:value-type="float" office:value="1233.1600000000001" table:style-name="ce72">
            <text:p>1,233</text:p>
          </table:table-cell>
          <table:table-cell office:value-type="float" office:value="1230.32" table:style-name="ce72">
            <text:p>1,230</text:p>
          </table:table-cell>
          <table:table-cell office:value-type="float" office:value="1230.1500000000001" table:style-name="ce72">
            <text:p>1,230</text:p>
          </table:table-cell>
          <table:table-cell office:value-type="float" office:value="1086.31" table:style-name="ce72">
            <text:p>1,086</text:p>
          </table:table-cell>
          <table:table-cell office:value-type="float" office:value="1089.3399999999999" table:style-name="ce72">
            <text:p>1,089</text:p>
          </table:table-cell>
          <table:table-cell office:value-type="float" office:value="1105.04" table:style-name="ce72">
            <text:p>1,105</text:p>
          </table:table-cell>
          <table:table-cell office:value-type="float" office:value="1147.4000000000001" table:style-name="ce73">
            <text:p><text:s/>1,147<text:s/></text:p>
          </table:table-cell>
          <table:table-cell office:value-type="float" office:value="1217.5" table:style-name="ce74">
            <text:p>1,218</text:p>
          </table:table-cell>
          <table:table-cell office:value-type="float" office:value="1281.8" table:style-name="ce72">
            <text:p>1,282</text:p>
          </table:table-cell>
          <table:table-cell office:value-type="float" office:value="1344.52" table:style-name="ce72">
            <text:p>1,345</text:p>
          </table:table-cell>
          <table:table-cell office:value-type="float" office:value="1401.53" table:style-name="ce72">
            <text:p>1,402</text:p>
          </table:table-cell>
          <table:table-cell office:value-type="float" office:value="1443.4" table:style-name="ce72">
            <text:p>1,443</text:p>
          </table:table-cell>
          <table:table-cell office:value-type="float" office:value="1513.7" table:style-name="ce72">
            <text:p>1,514</text:p>
          </table:table-cell>
          <table:table-cell office:value-type="float" office:value="1605.53" table:style-name="ce72">
            <text:p>1,606</text:p>
          </table:table-cell>
          <table:table-cell office:value-type="float" office:value="1687" table:style-name="ce72">
            <text:p>1,687</text:p>
          </table:table-cell>
          <table:table-cell office:value-type="float" office:value="1787.68" table:style-name="ce72">
            <text:p>1,788</text:p>
          </table:table-cell>
          <table:table-cell table:style-name="ce71"/>
          <table:table-cell table:number-columns-repeated="16345"/>
        </table:table-row>
        <table:table-row table:style-name="ro27">
          <table:table-cell office:value-type="string" table:style-name="ce63">
            <text:p>E3301</text:p>
          </table:table-cell>
          <table:table-cell office:value-type="string" table:style-name="ce63">
            <text:p>E06000066</text:p>
          </table:table-cell>
          <table:table-cell office:value-type="string" table:style-name="ce63">
            <text:p>Somerset</text:p>
          </table:table-cell>
          <table:table-cell office:value-type="string" table:style-name="ce63">
            <text:p>YES</text:p>
          </table:table-cell>
          <table:table-cell office:value-type="string" table:style-name="ce63">
            <text:p>UA</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float" office:value="1664.54" table:style-name="ce72">
            <text:p>1,665</text:p>
          </table:table-cell>
          <table:table-cell office:value-type="float" office:value="1797" table:style-name="ce72">
            <text:p>1,797</text:p>
          </table:table-cell>
          <table:table-cell office:value-type="float" office:value="1947.4" table:style-name="ce72">
            <text:p>1,947</text:p>
          </table:table-cell>
          <table:table-cell table:style-name="ce71"/>
          <table:table-cell table:number-columns-repeated="16345"/>
        </table:table-row>
        <table:table-row table:style-name="ro27">
          <table:table-cell office:value-type="string" table:style-name="ce63">
            <text:p>E3336</text:p>
          </table:table-cell>
          <table:table-cell office:value-type="string" table:style-name="ce63">
            <text:p>E07000246</text:p>
          </table:table-cell>
          <table:table-cell office:value-type="string" table:style-name="ce63">
            <text:p>Somerset West &amp; Taunton</text:p>
          </table:table-cell>
          <table:table-cell office:value-type="string" table:style-name="ce63">
            <text:p>NO</text:p>
          </table:table-cell>
          <table:table-cell office:value-type="string" table:style-name="ce63">
            <text:p>SD</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3">
            <text:p>[z]</text:p>
          </table:table-cell>
          <table:table-cell office:value-type="string" table:style-name="ce74">
            <text:p>[z]</text:p>
          </table:table-cell>
          <table:table-cell office:value-type="string" table:style-name="ce72">
            <text:p>[z]</text:p>
          </table:table-cell>
          <table:table-cell office:value-type="float" office:value="1379.55" table:style-name="ce72">
            <text:p>1,380</text:p>
          </table:table-cell>
          <table:table-cell office:value-type="float" office:value="1424.18" table:style-name="ce72">
            <text:p>1,424</text:p>
          </table:table-cell>
          <table:table-cell office:value-type="float" office:value="1471.44" table:style-name="ce72">
            <text:p>1,471</text:p>
          </table:table-cell>
          <table:table-cell office:value-type="float" office:value="1525.7" table:style-name="ce72">
            <text:p>1,526</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1"/>
          <table:table-cell table:number-columns-repeated="16345"/>
        </table:table-row>
        <table:table-row table:style-name="ro27">
          <table:table-cell office:value-type="string" table:style-name="ce63">
            <text:p>E0234</text:p>
          </table:table-cell>
          <table:table-cell office:value-type="string" table:style-name="ce63">
            <text:p>E07000003</text:p>
          </table:table-cell>
          <table:table-cell office:value-type="string" table:style-name="ce63">
            <text:p>South Bedfordshire</text:p>
          </table:table-cell>
          <table:table-cell office:value-type="string" table:style-name="ce63">
            <text:p>NO</text:p>
          </table:table-cell>
          <table:table-cell office:value-type="string" table:style-name="ce63">
            <text:p>SD</text:p>
          </table:table-cell>
          <table:table-cell office:value-type="float" office:value="472" table:style-name="ce72">
            <text:p>472</text:p>
          </table:table-cell>
          <table:table-cell office:value-type="float" office:value="514.20000000000005" table:style-name="ce72">
            <text:p>514</text:p>
          </table:table-cell>
          <table:table-cell office:value-type="float" office:value="547.24" table:style-name="ce72">
            <text:p>547</text:p>
          </table:table-cell>
          <table:table-cell office:value-type="float" office:value="589.55999999999995" table:style-name="ce72">
            <text:p>590</text:p>
          </table:table-cell>
          <table:table-cell office:value-type="float" office:value="693.73" table:style-name="ce72">
            <text:p>694</text:p>
          </table:table-cell>
          <table:table-cell office:value-type="float" office:value="742.75" table:style-name="ce72">
            <text:p>743</text:p>
          </table:table-cell>
          <table:table-cell office:value-type="float" office:value="804.1" table:style-name="ce72">
            <text:p>804</text:p>
          </table:table-cell>
          <table:table-cell office:value-type="float" office:value="852.38" table:style-name="ce72">
            <text:p>852</text:p>
          </table:table-cell>
          <table:table-cell office:value-type="float" office:value="900.1" table:style-name="ce72">
            <text:p>900</text:p>
          </table:table-cell>
          <table:table-cell office:value-type="float" office:value="983.54" table:style-name="ce72">
            <text:p>984</text:p>
          </table:table-cell>
          <table:table-cell office:value-type="float" office:value="1094.76" table:style-name="ce72">
            <text:p>1,095</text:p>
          </table:table-cell>
          <table:table-cell office:value-type="float" office:value="1181.52" table:style-name="ce72">
            <text:p>1,182</text:p>
          </table:table-cell>
          <table:table-cell office:value-type="float" office:value="1232.6199999999999" table:style-name="ce72">
            <text:p>1,233</text:p>
          </table:table-cell>
          <table:table-cell office:value-type="float" office:value="1294.18" table:style-name="ce72">
            <text:p>1,294</text:p>
          </table:table-cell>
          <table:table-cell office:value-type="float" office:value="1350.49" table:style-name="ce72">
            <text:p>1,350</text:p>
          </table:table-cell>
          <table:table-cell office:value-type="float" office:value="1403.56" table:style-name="ce72">
            <text:p>1,404</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3">
            <text:p>[z]</text:p>
          </table:table-cell>
          <table:table-cell office:value-type="string" table:style-name="ce74">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1"/>
          <table:table-cell table:number-columns-repeated="16345"/>
        </table:table-row>
        <table:table-row table:style-name="ro27">
          <table:table-cell office:value-type="string" table:style-name="ce63">
            <text:p>E0434</text:p>
          </table:table-cell>
          <table:table-cell office:value-type="string" table:style-name="ce63">
            <text:p>E07000006</text:p>
          </table:table-cell>
          <table:table-cell office:value-type="string" table:style-name="ce63">
            <text:p>South Bucks</text:p>
          </table:table-cell>
          <table:table-cell office:value-type="string" table:style-name="ce63">
            <text:p>NO</text:p>
          </table:table-cell>
          <table:table-cell office:value-type="string" table:style-name="ce63">
            <text:p>SD</text:p>
          </table:table-cell>
          <table:table-cell office:value-type="float" office:value="601" table:style-name="ce72">
            <text:p>601</text:p>
          </table:table-cell>
          <table:table-cell office:value-type="float" office:value="590.69000000000005" table:style-name="ce72">
            <text:p>591</text:p>
          </table:table-cell>
          <table:table-cell office:value-type="float" office:value="611.26" table:style-name="ce72">
            <text:p>611</text:p>
          </table:table-cell>
          <table:table-cell office:value-type="float" office:value="668.47" table:style-name="ce72">
            <text:p>668</text:p>
          </table:table-cell>
          <table:table-cell office:value-type="float" office:value="713.53" table:style-name="ce72">
            <text:p>714</text:p>
          </table:table-cell>
          <table:table-cell office:value-type="float" office:value="830.04" table:style-name="ce72">
            <text:p>830</text:p>
          </table:table-cell>
          <table:table-cell office:value-type="float" office:value="904.05" table:style-name="ce72">
            <text:p>904</text:p>
          </table:table-cell>
          <table:table-cell office:value-type="float" office:value="978.13" table:style-name="ce72">
            <text:p>978</text:p>
          </table:table-cell>
          <table:table-cell office:value-type="float" office:value="1033.83" table:style-name="ce72">
            <text:p>1,034</text:p>
          </table:table-cell>
          <table:table-cell office:value-type="float" office:value="1126.23" table:style-name="ce72">
            <text:p>1,126</text:p>
          </table:table-cell>
          <table:table-cell office:value-type="float" office:value="1301.3599999999999" table:style-name="ce72">
            <text:p>1,301</text:p>
          </table:table-cell>
          <table:table-cell office:value-type="float" office:value="1408.29" table:style-name="ce72">
            <text:p>1,408</text:p>
          </table:table-cell>
          <table:table-cell office:value-type="float" office:value="1467.28" table:style-name="ce72">
            <text:p>1,467</text:p>
          </table:table-cell>
          <table:table-cell office:value-type="float" office:value="1542.8" table:style-name="ce72">
            <text:p>1,543</text:p>
          </table:table-cell>
          <table:table-cell office:value-type="float" office:value="1631.16" table:style-name="ce72">
            <text:p>1,631</text:p>
          </table:table-cell>
          <table:table-cell office:value-type="float" office:value="1705.12" table:style-name="ce72">
            <text:p>1,705</text:p>
          </table:table-cell>
          <table:table-cell office:value-type="float" office:value="1781.3165381271031" table:style-name="ce72">
            <text:p>1,781</text:p>
          </table:table-cell>
          <table:table-cell office:value-type="float" office:value="1807.51" table:style-name="ce72">
            <text:p>1,808</text:p>
          </table:table-cell>
          <table:table-cell office:value-type="float" office:value="1810.88" table:style-name="ce72">
            <text:p>1,811</text:p>
          </table:table-cell>
          <table:table-cell office:value-type="float" office:value="1815.14" table:style-name="ce72">
            <text:p>1,815</text:p>
          </table:table-cell>
          <table:table-cell office:value-type="float" office:value="1711.06" table:style-name="ce72">
            <text:p>1,711</text:p>
          </table:table-cell>
          <table:table-cell office:value-type="float" office:value="1737.08" table:style-name="ce72">
            <text:p>1,737</text:p>
          </table:table-cell>
          <table:table-cell office:value-type="float" office:value="1761.99" table:style-name="ce72">
            <text:p>1,762</text:p>
          </table:table-cell>
          <table:table-cell office:value-type="float" office:value="1828.5" table:style-name="ce73">
            <text:p><text:s/>1,829<text:s/></text:p>
          </table:table-cell>
          <table:table-cell office:value-type="float" office:value="1929.16" table:style-name="ce74">
            <text:p>1,929</text:p>
          </table:table-cell>
          <table:table-cell office:value-type="float" office:value="2043.11" table:style-name="ce72">
            <text:p>2,043</text:p>
          </table:table-cell>
          <table:table-cell office:value-type="float" office:value="2146.9499999999998" table:style-name="ce72">
            <text:p>2,147</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1"/>
          <table:table-cell table:number-columns-repeated="16345"/>
        </table:table-row>
        <table:table-row table:style-name="ro27">
          <table:table-cell office:value-type="string" table:style-name="ce63">
            <text:p>E0536</text:p>
          </table:table-cell>
          <table:table-cell office:value-type="string" table:style-name="ce63">
            <text:p>E07000012</text:p>
          </table:table-cell>
          <table:table-cell office:value-type="string" table:style-name="ce63">
            <text:p>South Cambridgeshire</text:p>
          </table:table-cell>
          <table:table-cell office:value-type="string" table:style-name="ce63">
            <text:p>YES</text:p>
          </table:table-cell>
          <table:table-cell office:value-type="string" table:style-name="ce63">
            <text:p>SD</text:p>
          </table:table-cell>
          <table:table-cell office:value-type="float" office:value="441" table:style-name="ce72">
            <text:p>441</text:p>
          </table:table-cell>
          <table:table-cell office:value-type="float" office:value="460.2" table:style-name="ce72">
            <text:p>460</text:p>
          </table:table-cell>
          <table:table-cell office:value-type="float" office:value="490.36" table:style-name="ce72">
            <text:p>490</text:p>
          </table:table-cell>
          <table:table-cell office:value-type="float" office:value="521.97" table:style-name="ce72">
            <text:p>522</text:p>
          </table:table-cell>
          <table:table-cell office:value-type="float" office:value="556.85" table:style-name="ce72">
            <text:p>557</text:p>
          </table:table-cell>
          <table:table-cell office:value-type="float" office:value="607.26" table:style-name="ce72">
            <text:p>607</text:p>
          </table:table-cell>
          <table:table-cell office:value-type="float" office:value="712.15" table:style-name="ce72">
            <text:p>712</text:p>
          </table:table-cell>
          <table:table-cell office:value-type="float" office:value="781.04" table:style-name="ce72">
            <text:p>781</text:p>
          </table:table-cell>
          <table:table-cell office:value-type="float" office:value="845.87" table:style-name="ce72">
            <text:p>846</text:p>
          </table:table-cell>
          <table:table-cell office:value-type="float" office:value="951.97" table:style-name="ce72">
            <text:p>952</text:p>
          </table:table-cell>
          <table:table-cell office:value-type="float" office:value="1041.33" table:style-name="ce72">
            <text:p>1,041</text:p>
          </table:table-cell>
          <table:table-cell office:value-type="float" office:value="1116.8399999999999" table:style-name="ce72">
            <text:p>1,117</text:p>
          </table:table-cell>
          <table:table-cell office:value-type="float" office:value="1225.75" table:style-name="ce72">
            <text:p>1,226</text:p>
          </table:table-cell>
          <table:table-cell office:value-type="float" office:value="1243.47" table:style-name="ce72">
            <text:p>1,243</text:p>
          </table:table-cell>
          <table:table-cell office:value-type="float" office:value="1307.0999999999999" table:style-name="ce72">
            <text:p>1,307</text:p>
          </table:table-cell>
          <table:table-cell office:value-type="float" office:value="1379.77" table:style-name="ce72">
            <text:p>1,380</text:p>
          </table:table-cell>
          <table:table-cell office:value-type="float" office:value="1417.618485590604" table:style-name="ce72">
            <text:p>1,418</text:p>
          </table:table-cell>
          <table:table-cell office:value-type="float" office:value="1461.19" table:style-name="ce72">
            <text:p>1,461</text:p>
          </table:table-cell>
          <table:table-cell office:value-type="float" office:value="1470.79" table:style-name="ce72">
            <text:p>1,471</text:p>
          </table:table-cell>
          <table:table-cell office:value-type="float" office:value="1510.75" table:style-name="ce72">
            <text:p>1,511</text:p>
          </table:table-cell>
          <table:table-cell office:value-type="float" office:value="1456.18" table:style-name="ce72">
            <text:p>1,456</text:p>
          </table:table-cell>
          <table:table-cell office:value-type="float" office:value="1471.45" table:style-name="ce72">
            <text:p>1,471</text:p>
          </table:table-cell>
          <table:table-cell office:value-type="float" office:value="1511.58" table:style-name="ce72">
            <text:p>1,512</text:p>
          </table:table-cell>
          <table:table-cell office:value-type="float" office:value="1538.25" table:style-name="ce73">
            <text:p><text:s/>1,538<text:s/></text:p>
          </table:table-cell>
          <table:table-cell office:value-type="float" office:value="1575.94" table:style-name="ce74">
            <text:p>1,576</text:p>
          </table:table-cell>
          <table:table-cell office:value-type="float" office:value="1655.37" table:style-name="ce72">
            <text:p>1,655</text:p>
          </table:table-cell>
          <table:table-cell office:value-type="float" office:value="1761.88" table:style-name="ce72">
            <text:p>1,762</text:p>
          </table:table-cell>
          <table:table-cell office:value-type="float" office:value="1822.03" table:style-name="ce72">
            <text:p>1,822</text:p>
          </table:table-cell>
          <table:table-cell office:value-type="float" office:value="1879.16" table:style-name="ce72">
            <text:p>1,879</text:p>
          </table:table-cell>
          <table:table-cell office:value-type="float" office:value="1965.62" table:style-name="ce72">
            <text:p>1,966</text:p>
          </table:table-cell>
          <table:table-cell office:value-type="float" office:value="2101.48" table:style-name="ce72">
            <text:p>2,101</text:p>
          </table:table-cell>
          <table:table-cell office:value-type="float" office:value="2229" table:style-name="ce72">
            <text:p>2,229</text:p>
          </table:table-cell>
          <table:table-cell office:value-type="float" office:value="2335.62" table:style-name="ce72">
            <text:p>2,336</text:p>
          </table:table-cell>
          <table:table-cell table:style-name="ce71"/>
          <table:table-cell table:number-columns-repeated="16345"/>
        </table:table-row>
        <table:table-row table:style-name="ro27">
          <table:table-cell office:value-type="string" table:style-name="ce63">
            <text:p>E1039</text:p>
          </table:table-cell>
          <table:table-cell office:value-type="string" table:style-name="ce63">
            <text:p>E07000039</text:p>
          </table:table-cell>
          <table:table-cell office:value-type="string" table:style-name="ce63">
            <text:p>South Derbyshire</text:p>
          </table:table-cell>
          <table:table-cell office:value-type="string" table:style-name="ce63">
            <text:p>YES</text:p>
          </table:table-cell>
          <table:table-cell office:value-type="string" table:style-name="ce63">
            <text:p>SD</text:p>
          </table:table-cell>
          <table:table-cell office:value-type="float" office:value="475" table:style-name="ce72">
            <text:p>475</text:p>
          </table:table-cell>
          <table:table-cell office:value-type="float" office:value="487.64" table:style-name="ce72">
            <text:p>488</text:p>
          </table:table-cell>
          <table:table-cell office:value-type="float" office:value="509.95" table:style-name="ce72">
            <text:p>510</text:p>
          </table:table-cell>
          <table:table-cell office:value-type="float" office:value="533.95000000000005" table:style-name="ce72">
            <text:p>534</text:p>
          </table:table-cell>
          <table:table-cell office:value-type="float" office:value="572.55999999999995" table:style-name="ce72">
            <text:p>573</text:p>
          </table:table-cell>
          <table:table-cell office:value-type="float" office:value="635.16999999999996" table:style-name="ce72">
            <text:p>635</text:p>
          </table:table-cell>
          <table:table-cell office:value-type="float" office:value="692.46" table:style-name="ce72">
            <text:p>692</text:p>
          </table:table-cell>
          <table:table-cell office:value-type="float" office:value="753.38" table:style-name="ce72">
            <text:p>753</text:p>
          </table:table-cell>
          <table:table-cell office:value-type="float" office:value="798.79" table:style-name="ce72">
            <text:p>799</text:p>
          </table:table-cell>
          <table:table-cell office:value-type="float" office:value="865.88" table:style-name="ce72">
            <text:p>866</text:p>
          </table:table-cell>
          <table:table-cell office:value-type="float" office:value="944.43" table:style-name="ce72">
            <text:p>944</text:p>
          </table:table-cell>
          <table:table-cell office:value-type="float" office:value="986.96" table:style-name="ce72">
            <text:p>987</text:p>
          </table:table-cell>
          <table:table-cell office:value-type="float" office:value="1019.12" table:style-name="ce72">
            <text:p>1,019</text:p>
          </table:table-cell>
          <table:table-cell office:value-type="float" office:value="1065.96" table:style-name="ce72">
            <text:p>1,066</text:p>
          </table:table-cell>
          <table:table-cell office:value-type="float" office:value="1112.5" table:style-name="ce72">
            <text:p>1,113</text:p>
          </table:table-cell>
          <table:table-cell office:value-type="float" office:value="1146.8599999999999" table:style-name="ce72">
            <text:p>1,147</text:p>
          </table:table-cell>
          <table:table-cell office:value-type="float" office:value="1185.0342090775987" table:style-name="ce72">
            <text:p>1,185</text:p>
          </table:table-cell>
          <table:table-cell office:value-type="float" office:value="1209.03" table:style-name="ce72">
            <text:p>1,209</text:p>
          </table:table-cell>
          <table:table-cell office:value-type="float" office:value="1223.71" table:style-name="ce72">
            <text:p>1,224</text:p>
          </table:table-cell>
          <table:table-cell office:value-type="float" office:value="1226.17" table:style-name="ce72">
            <text:p>1,226</text:p>
          </table:table-cell>
          <table:table-cell office:value-type="float" office:value="1109.1199999999999" table:style-name="ce72">
            <text:p>1,109</text:p>
          </table:table-cell>
          <table:table-cell office:value-type="float" office:value="1120.97" table:style-name="ce72">
            <text:p>1,121</text:p>
          </table:table-cell>
          <table:table-cell office:value-type="float" office:value="1159.6199999999999" table:style-name="ce72">
            <text:p>1,160</text:p>
          </table:table-cell>
          <table:table-cell office:value-type="float" office:value="1200.69" table:style-name="ce73">
            <text:p><text:s/>1,201<text:s/></text:p>
          </table:table-cell>
          <table:table-cell office:value-type="float" office:value="1247.43" table:style-name="ce74">
            <text:p>1,247</text:p>
          </table:table-cell>
          <table:table-cell office:value-type="float" office:value="1313.8" table:style-name="ce72">
            <text:p>1,314</text:p>
          </table:table-cell>
          <table:table-cell office:value-type="float" office:value="1379.73" table:style-name="ce72">
            <text:p>1,380</text:p>
          </table:table-cell>
          <table:table-cell office:value-type="float" office:value="1424.76" table:style-name="ce72">
            <text:p>1,425</text:p>
          </table:table-cell>
          <table:table-cell office:value-type="float" office:value="1462.98" table:style-name="ce72">
            <text:p>1,463</text:p>
          </table:table-cell>
          <table:table-cell office:value-type="float" office:value="1525.68" table:style-name="ce72">
            <text:p>1,526</text:p>
          </table:table-cell>
          <table:table-cell office:value-type="float" office:value="1589.64" table:style-name="ce72">
            <text:p>1,590</text:p>
          </table:table-cell>
          <table:table-cell office:value-type="float" office:value="1681" table:style-name="ce72">
            <text:p>1,681</text:p>
          </table:table-cell>
          <table:table-cell office:value-type="float" office:value="1776.95" table:style-name="ce72">
            <text:p>1,777</text:p>
          </table:table-cell>
          <table:table-cell table:style-name="ce71"/>
          <table:table-cell table:number-columns-repeated="16345"/>
        </table:table-row>
        <table:table-row table:style-name="ro27">
          <table:table-cell office:value-type="string" table:style-name="ce63">
            <text:p>E0103</text:p>
          </table:table-cell>
          <table:table-cell office:value-type="string" table:style-name="ce63">
            <text:p>E06000025</text:p>
          </table:table-cell>
          <table:table-cell office:value-type="string" table:style-name="ce63">
            <text:p>South Gloucestershire UA</text:p>
          </table:table-cell>
          <table:table-cell office:value-type="string" table:style-name="ce63">
            <text:p>YES</text:p>
          </table:table-cell>
          <table:table-cell office:value-type="string" table:style-name="ce63">
            <text:p>UA</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float" office:value="579.84" table:style-name="ce72">
            <text:p>580</text:p>
          </table:table-cell>
          <table:table-cell office:value-type="float" office:value="606.78" table:style-name="ce72">
            <text:p>607</text:p>
          </table:table-cell>
          <table:table-cell office:value-type="float" office:value="667.47" table:style-name="ce72">
            <text:p>667</text:p>
          </table:table-cell>
          <table:table-cell office:value-type="float" office:value="735.52" table:style-name="ce72">
            <text:p>736</text:p>
          </table:table-cell>
          <table:table-cell office:value-type="float" office:value="774.36" table:style-name="ce72">
            <text:p>774</text:p>
          </table:table-cell>
          <table:table-cell office:value-type="float" office:value="875.09" table:style-name="ce72">
            <text:p>875</text:p>
          </table:table-cell>
          <table:table-cell office:value-type="float" office:value="952.68" table:style-name="ce72">
            <text:p>953</text:p>
          </table:table-cell>
          <table:table-cell office:value-type="float" office:value="1026.3599999999999" table:style-name="ce72">
            <text:p>1,026</text:p>
          </table:table-cell>
          <table:table-cell office:value-type="float" office:value="1071.71" table:style-name="ce72">
            <text:p>1,072</text:p>
          </table:table-cell>
          <table:table-cell office:value-type="float" office:value="1130.8" table:style-name="ce72">
            <text:p>1,131</text:p>
          </table:table-cell>
          <table:table-cell office:value-type="float" office:value="1185.2" table:style-name="ce72">
            <text:p>1,185</text:p>
          </table:table-cell>
          <table:table-cell office:value-type="float" office:value="1233.96" table:style-name="ce72">
            <text:p>1,234</text:p>
          </table:table-cell>
          <table:table-cell office:value-type="float" office:value="1276.5989354736812" table:style-name="ce72">
            <text:p>1,277</text:p>
          </table:table-cell>
          <table:table-cell office:value-type="float" office:value="1312.38" table:style-name="ce72">
            <text:p>1,312</text:p>
          </table:table-cell>
          <table:table-cell office:value-type="float" office:value="1309.03" table:style-name="ce72">
            <text:p>1,309</text:p>
          </table:table-cell>
          <table:table-cell office:value-type="float" office:value="1312.98" table:style-name="ce72">
            <text:p>1,313</text:p>
          </table:table-cell>
          <table:table-cell office:value-type="float" office:value="1184.32" table:style-name="ce72">
            <text:p>1,184</text:p>
          </table:table-cell>
          <table:table-cell office:value-type="float" office:value="1215.28" table:style-name="ce72">
            <text:p>1,215</text:p>
          </table:table-cell>
          <table:table-cell office:value-type="float" office:value="1229.5999999999999" table:style-name="ce72">
            <text:p>1,230</text:p>
          </table:table-cell>
          <table:table-cell office:value-type="float" office:value="1299.92" table:style-name="ce73">
            <text:p><text:s/>1,300<text:s/></text:p>
          </table:table-cell>
          <table:table-cell office:value-type="float" office:value="1357.11" table:style-name="ce74">
            <text:p>1,357</text:p>
          </table:table-cell>
          <table:table-cell office:value-type="float" office:value="1445.3" table:style-name="ce72">
            <text:p>1,445</text:p>
          </table:table-cell>
          <table:table-cell office:value-type="float" office:value="1516.85" table:style-name="ce72">
            <text:p>1,517</text:p>
          </table:table-cell>
          <table:table-cell office:value-type="float" office:value="1590.92" table:style-name="ce72">
            <text:p>1,591</text:p>
          </table:table-cell>
          <table:table-cell office:value-type="float" office:value="1668.37" table:style-name="ce72">
            <text:p>1,668</text:p>
          </table:table-cell>
          <table:table-cell office:value-type="float" office:value="1734.53" table:style-name="ce72">
            <text:p>1,735</text:p>
          </table:table-cell>
          <table:table-cell office:value-type="float" office:value="1826.09" table:style-name="ce72">
            <text:p>1,826</text:p>
          </table:table-cell>
          <table:table-cell office:value-type="float" office:value="1911" table:style-name="ce72">
            <text:p>1,911</text:p>
          </table:table-cell>
          <table:table-cell office:value-type="float" office:value="2010.88" table:style-name="ce72">
            <text:p>2,011</text:p>
          </table:table-cell>
          <table:table-cell table:style-name="ce71"/>
          <table:table-cell table:number-columns-repeated="16345"/>
        </table:table-row>
        <table:table-row table:style-name="ro27">
          <table:table-cell office:value-type="string" table:style-name="ce63">
            <text:p>E1136</text:p>
          </table:table-cell>
          <table:table-cell office:value-type="string" table:style-name="ce63">
            <text:p>E07000044</text:p>
          </table:table-cell>
          <table:table-cell office:value-type="string" table:style-name="ce63">
            <text:p>South Hams</text:p>
          </table:table-cell>
          <table:table-cell office:value-type="string" table:style-name="ce63">
            <text:p>YES</text:p>
          </table:table-cell>
          <table:table-cell office:value-type="string" table:style-name="ce63">
            <text:p>SD</text:p>
          </table:table-cell>
          <table:table-cell office:value-type="float" office:value="451" table:style-name="ce72">
            <text:p>451</text:p>
          </table:table-cell>
          <table:table-cell office:value-type="float" office:value="507.6" table:style-name="ce72">
            <text:p>508</text:p>
          </table:table-cell>
          <table:table-cell office:value-type="float" office:value="509.1" table:style-name="ce72">
            <text:p>509</text:p>
          </table:table-cell>
          <table:table-cell office:value-type="float" office:value="524.94000000000005" table:style-name="ce72">
            <text:p>525</text:p>
          </table:table-cell>
          <table:table-cell office:value-type="float" office:value="553.28" table:style-name="ce72">
            <text:p>553</text:p>
          </table:table-cell>
          <table:table-cell office:value-type="float" office:value="636.64" table:style-name="ce72">
            <text:p>637</text:p>
          </table:table-cell>
          <table:table-cell office:value-type="float" office:value="685.73" table:style-name="ce72">
            <text:p>686</text:p>
          </table:table-cell>
          <table:table-cell office:value-type="float" office:value="726.36" table:style-name="ce72">
            <text:p>726</text:p>
          </table:table-cell>
          <table:table-cell office:value-type="float" office:value="768.18" table:style-name="ce72">
            <text:p>768</text:p>
          </table:table-cell>
          <table:table-cell office:value-type="float" office:value="840.1" table:style-name="ce72">
            <text:p>840</text:p>
          </table:table-cell>
          <table:table-cell office:value-type="float" office:value="991.31" table:style-name="ce72">
            <text:p>991</text:p>
          </table:table-cell>
          <table:table-cell office:value-type="float" office:value="1108.69" table:style-name="ce72">
            <text:p>1,109</text:p>
          </table:table-cell>
          <table:table-cell office:value-type="float" office:value="1158.79" table:style-name="ce72">
            <text:p>1,159</text:p>
          </table:table-cell>
          <table:table-cell office:value-type="float" office:value="1213.18" table:style-name="ce72">
            <text:p>1,213</text:p>
          </table:table-cell>
          <table:table-cell office:value-type="float" office:value="1267.9000000000001" table:style-name="ce72">
            <text:p>1,268</text:p>
          </table:table-cell>
          <table:table-cell office:value-type="float" office:value="1323.51" table:style-name="ce72">
            <text:p>1,324</text:p>
          </table:table-cell>
          <table:table-cell office:value-type="float" office:value="1369.7117706899942" table:style-name="ce72">
            <text:p>1,370</text:p>
          </table:table-cell>
          <table:table-cell office:value-type="float" office:value="1406.84" table:style-name="ce72">
            <text:p>1,407</text:p>
          </table:table-cell>
          <table:table-cell office:value-type="float" office:value="1403.55" table:style-name="ce72">
            <text:p>1,404</text:p>
          </table:table-cell>
          <table:table-cell office:value-type="float" office:value="1416.18" table:style-name="ce72">
            <text:p>1,416</text:p>
          </table:table-cell>
          <table:table-cell office:value-type="float" office:value="1318.62" table:style-name="ce72">
            <text:p>1,319</text:p>
          </table:table-cell>
          <table:table-cell office:value-type="float" office:value="1348.75" table:style-name="ce72">
            <text:p>1,349</text:p>
          </table:table-cell>
          <table:table-cell office:value-type="float" office:value="1380.51" table:style-name="ce72">
            <text:p>1,381</text:p>
          </table:table-cell>
          <table:table-cell office:value-type="float" office:value="1442.64" table:style-name="ce73">
            <text:p><text:s/>1,443<text:s/></text:p>
          </table:table-cell>
          <table:table-cell office:value-type="float" office:value="1513.45" table:style-name="ce74">
            <text:p>1,513</text:p>
          </table:table-cell>
          <table:table-cell office:value-type="float" office:value="1595.42" table:style-name="ce72">
            <text:p>1,595</text:p>
          </table:table-cell>
          <table:table-cell office:value-type="float" office:value="1674.56" table:style-name="ce72">
            <text:p>1,675</text:p>
          </table:table-cell>
          <table:table-cell office:value-type="float" office:value="1745.84" table:style-name="ce72">
            <text:p>1,746</text:p>
          </table:table-cell>
          <table:table-cell office:value-type="float" office:value="1804.64" table:style-name="ce72">
            <text:p>1,805</text:p>
          </table:table-cell>
          <table:table-cell office:value-type="float" office:value="1880.1" table:style-name="ce72">
            <text:p>1,880</text:p>
          </table:table-cell>
          <table:table-cell office:value-type="float" office:value="1993.91" table:style-name="ce72">
            <text:p>1,994</text:p>
          </table:table-cell>
          <table:table-cell office:value-type="float" office:value="2097" table:style-name="ce72">
            <text:p>2,097</text:p>
          </table:table-cell>
          <table:table-cell office:value-type="float" office:value="2373.23" table:style-name="ce72">
            <text:p>2,373</text:p>
          </table:table-cell>
          <table:table-cell table:style-name="ce71"/>
          <table:table-cell table:number-columns-repeated="16345"/>
        </table:table-row>
        <table:table-row table:style-name="ro27">
          <table:table-cell office:value-type="string" table:style-name="ce63">
            <text:p>E1836</text:p>
          </table:table-cell>
          <table:table-cell office:value-type="string" table:style-name="ce63">
            <text:p>[z]</text:p>
          </table:table-cell>
          <table:table-cell office:value-type="string" table:style-name="ce63">
            <text:p>South Herefordshire</text:p>
          </table:table-cell>
          <table:table-cell office:value-type="string" table:style-name="ce63">
            <text:p>NO</text:p>
          </table:table-cell>
          <table:table-cell office:value-type="string" table:style-name="ce63">
            <text:p>SD</text:p>
          </table:table-cell>
          <table:table-cell office:value-type="float" office:value="460" table:style-name="ce72">
            <text:p>460</text:p>
          </table:table-cell>
          <table:table-cell office:value-type="float" office:value="497.13" table:style-name="ce72">
            <text:p>497</text:p>
          </table:table-cell>
          <table:table-cell office:value-type="float" office:value="519.73" table:style-name="ce72">
            <text:p>520</text:p>
          </table:table-cell>
          <table:table-cell office:value-type="float" office:value="549.95000000000005" table:style-name="ce72">
            <text:p>550</text:p>
          </table:table-cell>
          <table:table-cell office:value-type="float" office:value="580.64" table:style-name="ce72">
            <text:p>581</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3">
            <text:p>[z]</text:p>
          </table:table-cell>
          <table:table-cell office:value-type="string" table:style-name="ce74">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1"/>
          <table:table-cell table:number-columns-repeated="16345"/>
        </table:table-row>
        <table:table-row table:style-name="ro27">
          <table:table-cell office:value-type="string" table:style-name="ce63">
            <text:p>E2535</text:p>
          </table:table-cell>
          <table:table-cell office:value-type="string" table:style-name="ce63">
            <text:p>E07000140</text:p>
          </table:table-cell>
          <table:table-cell office:value-type="string" table:style-name="ce63">
            <text:p>South Holland</text:p>
          </table:table-cell>
          <table:table-cell office:value-type="string" table:style-name="ce63">
            <text:p>YES</text:p>
          </table:table-cell>
          <table:table-cell office:value-type="string" table:style-name="ce63">
            <text:p>SD</text:p>
          </table:table-cell>
          <table:table-cell office:value-type="float" office:value="359" table:style-name="ce72">
            <text:p>359</text:p>
          </table:table-cell>
          <table:table-cell office:value-type="float" office:value="410.76" table:style-name="ce72">
            <text:p>411</text:p>
          </table:table-cell>
          <table:table-cell office:value-type="float" office:value="449.57" table:style-name="ce72">
            <text:p>450</text:p>
          </table:table-cell>
          <table:table-cell office:value-type="float" office:value="476.06" table:style-name="ce72">
            <text:p>476</text:p>
          </table:table-cell>
          <table:table-cell office:value-type="float" office:value="496.75" table:style-name="ce72">
            <text:p>497</text:p>
          </table:table-cell>
          <table:table-cell office:value-type="float" office:value="551.47" table:style-name="ce72">
            <text:p>551</text:p>
          </table:table-cell>
          <table:table-cell office:value-type="float" office:value="589.94000000000005" table:style-name="ce72">
            <text:p>590</text:p>
          </table:table-cell>
          <table:table-cell office:value-type="float" office:value="619.74" table:style-name="ce72">
            <text:p>620</text:p>
          </table:table-cell>
          <table:table-cell office:value-type="float" office:value="658.57" table:style-name="ce72">
            <text:p>659</text:p>
          </table:table-cell>
          <table:table-cell office:value-type="float" office:value="733.02" table:style-name="ce72">
            <text:p>733</text:p>
          </table:table-cell>
          <table:table-cell office:value-type="float" office:value="797.92" table:style-name="ce72">
            <text:p>798</text:p>
          </table:table-cell>
          <table:table-cell office:value-type="float" office:value="856.98" table:style-name="ce72">
            <text:p>857</text:p>
          </table:table-cell>
          <table:table-cell office:value-type="float" office:value="894.37" table:style-name="ce72">
            <text:p>894</text:p>
          </table:table-cell>
          <table:table-cell office:value-type="float" office:value="938.15" table:style-name="ce72">
            <text:p>938</text:p>
          </table:table-cell>
          <table:table-cell office:value-type="float" office:value="977.05" table:style-name="ce72">
            <text:p>977</text:p>
          </table:table-cell>
          <table:table-cell office:value-type="float" office:value="1032.6199999999999" table:style-name="ce72">
            <text:p>1,033</text:p>
          </table:table-cell>
          <table:table-cell office:value-type="float" office:value="1056.8857673662828" table:style-name="ce72">
            <text:p>1,057</text:p>
          </table:table-cell>
          <table:table-cell office:value-type="float" office:value="1083.23" table:style-name="ce72">
            <text:p>1,083</text:p>
          </table:table-cell>
          <table:table-cell office:value-type="float" office:value="1077.3599999999999" table:style-name="ce72">
            <text:p>1,077</text:p>
          </table:table-cell>
          <table:table-cell office:value-type="float" office:value="1085.73" table:style-name="ce72">
            <text:p>1,086</text:p>
          </table:table-cell>
          <table:table-cell office:value-type="float" office:value="948.07" table:style-name="ce72">
            <text:p>948</text:p>
          </table:table-cell>
          <table:table-cell office:value-type="float" office:value="957.29" table:style-name="ce72">
            <text:p>957</text:p>
          </table:table-cell>
          <table:table-cell office:value-type="float" office:value="973.73" table:style-name="ce72">
            <text:p>974</text:p>
          </table:table-cell>
          <table:table-cell office:value-type="float" office:value="1030.46" table:style-name="ce73">
            <text:p><text:s/>1,030<text:s/></text:p>
          </table:table-cell>
          <table:table-cell office:value-type="float" office:value="1072.22" table:style-name="ce74">
            <text:p>1,072</text:p>
          </table:table-cell>
          <table:table-cell office:value-type="float" office:value="1135.31" table:style-name="ce72">
            <text:p>1,135</text:p>
          </table:table-cell>
          <table:table-cell office:value-type="float" office:value="1214" table:style-name="ce72">
            <text:p>1,214</text:p>
          </table:table-cell>
          <table:table-cell office:value-type="float" office:value="1263.55" table:style-name="ce72">
            <text:p>1,264</text:p>
          </table:table-cell>
          <table:table-cell office:value-type="float" office:value="1294.93" table:style-name="ce72">
            <text:p>1,295</text:p>
          </table:table-cell>
          <table:table-cell office:value-type="float" office:value="1362.06" table:style-name="ce72">
            <text:p>1,362</text:p>
          </table:table-cell>
          <table:table-cell office:value-type="float" office:value="1425.52" table:style-name="ce72">
            <text:p>1,426</text:p>
          </table:table-cell>
          <table:table-cell office:value-type="float" office:value="1498" table:style-name="ce72">
            <text:p>1,498</text:p>
          </table:table-cell>
          <table:table-cell office:value-type="float" office:value="1552.46" table:style-name="ce72">
            <text:p>1,552</text:p>
          </table:table-cell>
          <table:table-cell table:style-name="ce71"/>
          <table:table-cell table:number-columns-repeated="16345"/>
        </table:table-row>
        <table:table-row table:style-name="ro27">
          <table:table-cell office:value-type="string" table:style-name="ce63">
            <text:p>E2536</text:p>
          </table:table-cell>
          <table:table-cell office:value-type="string" table:style-name="ce63">
            <text:p>E07000141</text:p>
          </table:table-cell>
          <table:table-cell office:value-type="string" table:style-name="ce63">
            <text:p>South Kesteven</text:p>
          </table:table-cell>
          <table:table-cell office:value-type="string" table:style-name="ce63">
            <text:p>YES</text:p>
          </table:table-cell>
          <table:table-cell office:value-type="string" table:style-name="ce63">
            <text:p>SD</text:p>
          </table:table-cell>
          <table:table-cell office:value-type="float" office:value="403" table:style-name="ce72">
            <text:p>403</text:p>
          </table:table-cell>
          <table:table-cell office:value-type="float" office:value="439.19" table:style-name="ce72">
            <text:p>439</text:p>
          </table:table-cell>
          <table:table-cell office:value-type="float" office:value="463.59" table:style-name="ce72">
            <text:p>464</text:p>
          </table:table-cell>
          <table:table-cell office:value-type="float" office:value="483.94" table:style-name="ce72">
            <text:p>484</text:p>
          </table:table-cell>
          <table:table-cell office:value-type="float" office:value="514.32000000000005" table:style-name="ce72">
            <text:p>514</text:p>
          </table:table-cell>
          <table:table-cell office:value-type="float" office:value="579.29999999999995" table:style-name="ce72">
            <text:p>579</text:p>
          </table:table-cell>
          <table:table-cell office:value-type="float" office:value="615.47" table:style-name="ce72">
            <text:p>615</text:p>
          </table:table-cell>
          <table:table-cell office:value-type="float" office:value="648.30999999999995" table:style-name="ce72">
            <text:p>648</text:p>
          </table:table-cell>
          <table:table-cell office:value-type="float" office:value="686.69" table:style-name="ce72">
            <text:p>687</text:p>
          </table:table-cell>
          <table:table-cell office:value-type="float" office:value="751.95" table:style-name="ce72">
            <text:p>752</text:p>
          </table:table-cell>
          <table:table-cell office:value-type="float" office:value="835.77" table:style-name="ce72">
            <text:p>836</text:p>
          </table:table-cell>
          <table:table-cell office:value-type="float" office:value="886.67" table:style-name="ce72">
            <text:p>887</text:p>
          </table:table-cell>
          <table:table-cell office:value-type="float" office:value="932.03" table:style-name="ce72">
            <text:p>932</text:p>
          </table:table-cell>
          <table:table-cell office:value-type="float" office:value="979.7" table:style-name="ce72">
            <text:p>980</text:p>
          </table:table-cell>
          <table:table-cell office:value-type="float" office:value="1026.92" table:style-name="ce72">
            <text:p>1,027</text:p>
          </table:table-cell>
          <table:table-cell office:value-type="float" office:value="1092.19" table:style-name="ce72">
            <text:p>1,092</text:p>
          </table:table-cell>
          <table:table-cell office:value-type="float" office:value="1115.6795288669671" table:style-name="ce72">
            <text:p>1,116</text:p>
          </table:table-cell>
          <table:table-cell office:value-type="float" office:value="1141.1400000000001" table:style-name="ce72">
            <text:p>1,141</text:p>
          </table:table-cell>
          <table:table-cell office:value-type="float" office:value="1141.18" table:style-name="ce72">
            <text:p>1,141</text:p>
          </table:table-cell>
          <table:table-cell office:value-type="float" office:value="1145.3499999999999" table:style-name="ce72">
            <text:p>1,145</text:p>
          </table:table-cell>
          <table:table-cell office:value-type="float" office:value="1063.01" table:style-name="ce72">
            <text:p>1,063</text:p>
          </table:table-cell>
          <table:table-cell office:value-type="float" office:value="1033.72" table:style-name="ce72">
            <text:p>1,034</text:p>
          </table:table-cell>
          <table:table-cell office:value-type="float" office:value="1070.3399999999999" table:style-name="ce72">
            <text:p>1,070</text:p>
          </table:table-cell>
          <table:table-cell office:value-type="float" office:value="1114.68" table:style-name="ce73">
            <text:p><text:s/>1,115<text:s/></text:p>
          </table:table-cell>
          <table:table-cell office:value-type="float" office:value="1160.92" table:style-name="ce74">
            <text:p>1,161</text:p>
          </table:table-cell>
          <table:table-cell office:value-type="float" office:value="1219.74" table:style-name="ce72">
            <text:p>1,220</text:p>
          </table:table-cell>
          <table:table-cell office:value-type="float" office:value="1290.6500000000001" table:style-name="ce72">
            <text:p>1,291</text:p>
          </table:table-cell>
          <table:table-cell office:value-type="float" office:value="1346.83" table:style-name="ce72">
            <text:p>1,347</text:p>
          </table:table-cell>
          <table:table-cell office:value-type="float" office:value="1376.93" table:style-name="ce72">
            <text:p>1,377</text:p>
          </table:table-cell>
          <table:table-cell office:value-type="float" office:value="1446.12" table:style-name="ce72">
            <text:p>1,446</text:p>
          </table:table-cell>
          <table:table-cell office:value-type="float" office:value="1524.98" table:style-name="ce72">
            <text:p>1,525</text:p>
          </table:table-cell>
          <table:table-cell office:value-type="float" office:value="1600" table:style-name="ce72">
            <text:p>1,600</text:p>
          </table:table-cell>
          <table:table-cell office:value-type="float" office:value="1657.52" table:style-name="ce72">
            <text:p>1,658</text:p>
          </table:table-cell>
          <table:table-cell table:style-name="ce71"/>
          <table:table-cell table:number-columns-repeated="16345"/>
        </table:table-row>
        <table:table-row table:style-name="ro27">
          <table:table-cell office:value-type="string" table:style-name="ce63">
            <text:p>E0936</text:p>
          </table:table-cell>
          <table:table-cell office:value-type="string" table:style-name="ce63">
            <text:p>E07000031</text:p>
          </table:table-cell>
          <table:table-cell office:value-type="string" table:style-name="ce63">
            <text:p>South Lakeland</text:p>
          </table:table-cell>
          <table:table-cell office:value-type="string" table:style-name="ce63">
            <text:p>NO</text:p>
          </table:table-cell>
          <table:table-cell office:value-type="string" table:style-name="ce63">
            <text:p>SD</text:p>
          </table:table-cell>
          <table:table-cell office:value-type="float" office:value="535" table:style-name="ce72">
            <text:p>535</text:p>
          </table:table-cell>
          <table:table-cell office:value-type="float" office:value="561.42999999999995" table:style-name="ce72">
            <text:p>561</text:p>
          </table:table-cell>
          <table:table-cell office:value-type="float" office:value="592.51" table:style-name="ce72">
            <text:p>593</text:p>
          </table:table-cell>
          <table:table-cell office:value-type="float" office:value="615.14" table:style-name="ce72">
            <text:p>615</text:p>
          </table:table-cell>
          <table:table-cell office:value-type="float" office:value="652.13" table:style-name="ce72">
            <text:p>652</text:p>
          </table:table-cell>
          <table:table-cell office:value-type="float" office:value="718.97" table:style-name="ce72">
            <text:p>719</text:p>
          </table:table-cell>
          <table:table-cell office:value-type="float" office:value="751.4" table:style-name="ce72">
            <text:p>751</text:p>
          </table:table-cell>
          <table:table-cell office:value-type="float" office:value="798.24" table:style-name="ce72">
            <text:p>798</text:p>
          </table:table-cell>
          <table:table-cell office:value-type="float" office:value="843.61" table:style-name="ce72">
            <text:p>844</text:p>
          </table:table-cell>
          <table:table-cell office:value-type="float" office:value="915.11" table:style-name="ce72">
            <text:p>915</text:p>
          </table:table-cell>
          <table:table-cell office:value-type="float" office:value="1033.6199999999999" table:style-name="ce72">
            <text:p>1,034</text:p>
          </table:table-cell>
          <table:table-cell office:value-type="float" office:value="1126.31" table:style-name="ce72">
            <text:p>1,126</text:p>
          </table:table-cell>
          <table:table-cell office:value-type="float" office:value="1174.51" table:style-name="ce72">
            <text:p>1,175</text:p>
          </table:table-cell>
          <table:table-cell office:value-type="float" office:value="1232.1500000000001" table:style-name="ce72">
            <text:p>1,232</text:p>
          </table:table-cell>
          <table:table-cell office:value-type="float" office:value="1290.56" table:style-name="ce72">
            <text:p>1,291</text:p>
          </table:table-cell>
          <table:table-cell office:value-type="float" office:value="1356.87" table:style-name="ce72">
            <text:p>1,357</text:p>
          </table:table-cell>
          <table:table-cell office:value-type="float" office:value="1388.2812919008002" table:style-name="ce72">
            <text:p>1,388</text:p>
          </table:table-cell>
          <table:table-cell office:value-type="float" office:value="1419.09" table:style-name="ce72">
            <text:p>1,419</text:p>
          </table:table-cell>
          <table:table-cell office:value-type="float" office:value="1421.42" table:style-name="ce72">
            <text:p>1,421</text:p>
          </table:table-cell>
          <table:table-cell office:value-type="float" office:value="1426.41" table:style-name="ce72">
            <text:p>1,426</text:p>
          </table:table-cell>
          <table:table-cell office:value-type="float" office:value="1352.67" table:style-name="ce72">
            <text:p>1,353</text:p>
          </table:table-cell>
          <table:table-cell office:value-type="float" office:value="1335.54" table:style-name="ce72">
            <text:p>1,336</text:p>
          </table:table-cell>
          <table:table-cell office:value-type="float" office:value="1368.46" table:style-name="ce72">
            <text:p>1,368</text:p>
          </table:table-cell>
          <table:table-cell office:value-type="float" office:value="1423.2" table:style-name="ce73">
            <text:p><text:s/>1,423<text:s/></text:p>
          </table:table-cell>
          <table:table-cell office:value-type="float" office:value="1479.48" table:style-name="ce74">
            <text:p>1,479</text:p>
          </table:table-cell>
          <table:table-cell office:value-type="float" office:value="1544.09" table:style-name="ce72">
            <text:p>1,544</text:p>
          </table:table-cell>
          <table:table-cell office:value-type="float" office:value="1623.63" table:style-name="ce72">
            <text:p>1,624</text:p>
          </table:table-cell>
          <table:table-cell office:value-type="float" office:value="1685.82" table:style-name="ce72">
            <text:p>1,686</text:p>
          </table:table-cell>
          <table:table-cell office:value-type="float" office:value="1735.75" table:style-name="ce72">
            <text:p>1,736</text:p>
          </table:table-cell>
          <table:table-cell office:value-type="float" office:value="1802.7" table:style-name="ce72">
            <text:p>1,803</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1"/>
          <table:table-cell table:number-columns-repeated="16345"/>
        </table:table-row>
        <table:table-row table:style-name="ro27">
          <table:table-cell office:value-type="string" table:style-name="ce63">
            <text:p>E2637</text:p>
          </table:table-cell>
          <table:table-cell office:value-type="string" table:style-name="ce63">
            <text:p>E07000149</text:p>
          </table:table-cell>
          <table:table-cell office:value-type="string" table:style-name="ce63">
            <text:p>South Norfolk</text:p>
          </table:table-cell>
          <table:table-cell office:value-type="string" table:style-name="ce63">
            <text:p>YES</text:p>
          </table:table-cell>
          <table:table-cell office:value-type="string" table:style-name="ce63">
            <text:p>SD</text:p>
          </table:table-cell>
          <table:table-cell office:value-type="float" office:value="430" table:style-name="ce72">
            <text:p>430</text:p>
          </table:table-cell>
          <table:table-cell office:value-type="float" office:value="447.54" table:style-name="ce72">
            <text:p>448</text:p>
          </table:table-cell>
          <table:table-cell office:value-type="float" office:value="481.57" table:style-name="ce72">
            <text:p>482</text:p>
          </table:table-cell>
          <table:table-cell office:value-type="float" office:value="504.62" table:style-name="ce72">
            <text:p>505</text:p>
          </table:table-cell>
          <table:table-cell office:value-type="float" office:value="535.73" table:style-name="ce72">
            <text:p>536</text:p>
          </table:table-cell>
          <table:table-cell office:value-type="float" office:value="616.17999999999995" table:style-name="ce72">
            <text:p>616</text:p>
          </table:table-cell>
          <table:table-cell office:value-type="float" office:value="678.12" table:style-name="ce72">
            <text:p>678</text:p>
          </table:table-cell>
          <table:table-cell office:value-type="float" office:value="730.3" table:style-name="ce72">
            <text:p>730</text:p>
          </table:table-cell>
          <table:table-cell office:value-type="float" office:value="781.68" table:style-name="ce72">
            <text:p>782</text:p>
          </table:table-cell>
          <table:table-cell office:value-type="float" office:value="864.34" table:style-name="ce72">
            <text:p>864</text:p>
          </table:table-cell>
          <table:table-cell office:value-type="float" office:value="992.44" table:style-name="ce72">
            <text:p>992</text:p>
          </table:table-cell>
          <table:table-cell office:value-type="float" office:value="1064.24" table:style-name="ce72">
            <text:p>1,064</text:p>
          </table:table-cell>
          <table:table-cell office:value-type="float" office:value="1110.01" table:style-name="ce72">
            <text:p>1,110</text:p>
          </table:table-cell>
          <table:table-cell office:value-type="float" office:value="1164.31" table:style-name="ce72">
            <text:p>1,164</text:p>
          </table:table-cell>
          <table:table-cell office:value-type="float" office:value="1209.92" table:style-name="ce72">
            <text:p>1,210</text:p>
          </table:table-cell>
          <table:table-cell office:value-type="float" office:value="1264.48" table:style-name="ce72">
            <text:p>1,264</text:p>
          </table:table-cell>
          <table:table-cell office:value-type="float" office:value="1306.5221434829161" table:style-name="ce72">
            <text:p>1,307</text:p>
          </table:table-cell>
          <table:table-cell office:value-type="float" office:value="1318.33" table:style-name="ce72">
            <text:p>1,318</text:p>
          </table:table-cell>
          <table:table-cell office:value-type="float" office:value="1323.32" table:style-name="ce72">
            <text:p>1,323</text:p>
          </table:table-cell>
          <table:table-cell office:value-type="float" office:value="1331.4" table:style-name="ce72">
            <text:p>1,331</text:p>
          </table:table-cell>
          <table:table-cell office:value-type="float" office:value="1199.47" table:style-name="ce72">
            <text:p>1,199</text:p>
          </table:table-cell>
          <table:table-cell office:value-type="float" office:value="1205.28" table:style-name="ce72">
            <text:p>1,205</text:p>
          </table:table-cell>
          <table:table-cell office:value-type="float" office:value="1220.02" table:style-name="ce72">
            <text:p>1,220</text:p>
          </table:table-cell>
          <table:table-cell office:value-type="float" office:value="1272.73" table:style-name="ce73">
            <text:p><text:s/>1,273<text:s/></text:p>
          </table:table-cell>
          <table:table-cell office:value-type="float" office:value="1360.82" table:style-name="ce74">
            <text:p>1,361</text:p>
          </table:table-cell>
          <table:table-cell office:value-type="float" office:value="1445.96" table:style-name="ce72">
            <text:p>1,446</text:p>
          </table:table-cell>
          <table:table-cell office:value-type="float" office:value="1503.15" table:style-name="ce72">
            <text:p>1,503</text:p>
          </table:table-cell>
          <table:table-cell office:value-type="float" office:value="1561.64" table:style-name="ce72">
            <text:p>1,562</text:p>
          </table:table-cell>
          <table:table-cell office:value-type="float" office:value="1607.11" table:style-name="ce72">
            <text:p>1,607</text:p>
          </table:table-cell>
          <table:table-cell office:value-type="float" office:value="1676.35" table:style-name="ce72">
            <text:p>1,676</text:p>
          </table:table-cell>
          <table:table-cell office:value-type="float" office:value="1760.4" table:style-name="ce72">
            <text:p>1,760</text:p>
          </table:table-cell>
          <table:table-cell office:value-type="float" office:value="1855" table:style-name="ce72">
            <text:p>1,855</text:p>
          </table:table-cell>
          <table:table-cell office:value-type="float" office:value="1945.03" table:style-name="ce72">
            <text:p>1,945</text:p>
          </table:table-cell>
          <table:table-cell table:style-name="ce71"/>
          <table:table-cell table:number-columns-repeated="16345"/>
        </table:table-row>
        <table:table-row table:style-name="ro27">
          <table:table-cell office:value-type="string" table:style-name="ce63">
            <text:p>E2836</text:p>
          </table:table-cell>
          <table:table-cell office:value-type="string" table:style-name="ce63">
            <text:p>E07000155</text:p>
          </table:table-cell>
          <table:table-cell office:value-type="string" table:style-name="ce63">
            <text:p>South Northamptonshire</text:p>
          </table:table-cell>
          <table:table-cell office:value-type="string" table:style-name="ce63">
            <text:p>NO</text:p>
          </table:table-cell>
          <table:table-cell office:value-type="string" table:style-name="ce63">
            <text:p>SD</text:p>
          </table:table-cell>
          <table:table-cell office:value-type="float" office:value="494" table:style-name="ce72">
            <text:p>494</text:p>
          </table:table-cell>
          <table:table-cell office:value-type="float" office:value="539.33000000000004" table:style-name="ce72">
            <text:p>539</text:p>
          </table:table-cell>
          <table:table-cell office:value-type="float" office:value="569.62" table:style-name="ce72">
            <text:p>570</text:p>
          </table:table-cell>
          <table:table-cell office:value-type="float" office:value="606.52" table:style-name="ce72">
            <text:p>607</text:p>
          </table:table-cell>
          <table:table-cell office:value-type="float" office:value="635.20000000000005" table:style-name="ce72">
            <text:p>635</text:p>
          </table:table-cell>
          <table:table-cell office:value-type="float" office:value="680.3" table:style-name="ce72">
            <text:p>680</text:p>
          </table:table-cell>
          <table:table-cell office:value-type="float" office:value="737.4" table:style-name="ce72">
            <text:p>737</text:p>
          </table:table-cell>
          <table:table-cell office:value-type="float" office:value="791.38" table:style-name="ce72">
            <text:p>791</text:p>
          </table:table-cell>
          <table:table-cell office:value-type="float" office:value="827.89" table:style-name="ce72">
            <text:p>828</text:p>
          </table:table-cell>
          <table:table-cell office:value-type="float" office:value="928.91" table:style-name="ce72">
            <text:p>929</text:p>
          </table:table-cell>
          <table:table-cell office:value-type="float" office:value="1031.19" table:style-name="ce72">
            <text:p>1,031</text:p>
          </table:table-cell>
          <table:table-cell office:value-type="float" office:value="1087.92" table:style-name="ce72">
            <text:p>1,088</text:p>
          </table:table-cell>
          <table:table-cell office:value-type="float" office:value="1122.73" table:style-name="ce72">
            <text:p>1,123</text:p>
          </table:table-cell>
          <table:table-cell office:value-type="float" office:value="1174.6300000000001" table:style-name="ce72">
            <text:p>1,175</text:p>
          </table:table-cell>
          <table:table-cell office:value-type="float" office:value="1217.1400000000001" table:style-name="ce72">
            <text:p>1,217</text:p>
          </table:table-cell>
          <table:table-cell office:value-type="float" office:value="1277.3900000000001" table:style-name="ce72">
            <text:p>1,277</text:p>
          </table:table-cell>
          <table:table-cell office:value-type="float" office:value="1338.0847408401905" table:style-name="ce72">
            <text:p>1,338</text:p>
          </table:table-cell>
          <table:table-cell office:value-type="float" office:value="1385.86" table:style-name="ce72">
            <text:p>1,386</text:p>
          </table:table-cell>
          <table:table-cell office:value-type="float" office:value="1387.38" table:style-name="ce72">
            <text:p>1,387</text:p>
          </table:table-cell>
          <table:table-cell office:value-type="float" office:value="1393.58" table:style-name="ce72">
            <text:p>1,394</text:p>
          </table:table-cell>
          <table:table-cell office:value-type="float" office:value="1314.09" table:style-name="ce72">
            <text:p>1,314</text:p>
          </table:table-cell>
          <table:table-cell office:value-type="float" office:value="1330.24" table:style-name="ce72">
            <text:p>1,330</text:p>
          </table:table-cell>
          <table:table-cell office:value-type="float" office:value="1372.5" table:style-name="ce72">
            <text:p>1,373</text:p>
          </table:table-cell>
          <table:table-cell office:value-type="float" office:value="1435.19" table:style-name="ce73">
            <text:p><text:s/>1,435<text:s/></text:p>
          </table:table-cell>
          <table:table-cell office:value-type="float" office:value="1498.46" table:style-name="ce74">
            <text:p>1,498</text:p>
          </table:table-cell>
          <table:table-cell office:value-type="float" office:value="1586.13" table:style-name="ce72">
            <text:p>1,586</text:p>
          </table:table-cell>
          <table:table-cell office:value-type="float" office:value="1690.03" table:style-name="ce72">
            <text:p>1,690</text:p>
          </table:table-cell>
          <table:table-cell office:value-type="float" office:value="1763.82" table:style-name="ce72">
            <text:p>1,764</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1"/>
          <table:table-cell table:number-columns-repeated="16345"/>
        </table:table-row>
        <table:table-row table:style-name="ro27">
          <table:table-cell office:value-type="string" table:style-name="ce63">
            <text:p>E3133</text:p>
          </table:table-cell>
          <table:table-cell office:value-type="string" table:style-name="ce63">
            <text:p>E07000179</text:p>
          </table:table-cell>
          <table:table-cell office:value-type="string" table:style-name="ce63">
            <text:p>South Oxfordshire</text:p>
          </table:table-cell>
          <table:table-cell office:value-type="string" table:style-name="ce63">
            <text:p>YES</text:p>
          </table:table-cell>
          <table:table-cell office:value-type="string" table:style-name="ce63">
            <text:p>SD</text:p>
          </table:table-cell>
          <table:table-cell office:value-type="float" office:value="576" table:style-name="ce72">
            <text:p>576</text:p>
          </table:table-cell>
          <table:table-cell office:value-type="float" office:value="550.25" table:style-name="ce72">
            <text:p>550</text:p>
          </table:table-cell>
          <table:table-cell office:value-type="float" office:value="582.29999999999995" table:style-name="ce72">
            <text:p>582</text:p>
          </table:table-cell>
          <table:table-cell office:value-type="float" office:value="623.11" table:style-name="ce72">
            <text:p>623</text:p>
          </table:table-cell>
          <table:table-cell office:value-type="float" office:value="649.05999999999995" table:style-name="ce72">
            <text:p>649</text:p>
          </table:table-cell>
          <table:table-cell office:value-type="float" office:value="714.47" table:style-name="ce72">
            <text:p>714</text:p>
          </table:table-cell>
          <table:table-cell office:value-type="float" office:value="797.18" table:style-name="ce72">
            <text:p>797</text:p>
          </table:table-cell>
          <table:table-cell office:value-type="float" office:value="857.9" table:style-name="ce72">
            <text:p>858</text:p>
          </table:table-cell>
          <table:table-cell office:value-type="float" office:value="916.83" table:style-name="ce72">
            <text:p>917</text:p>
          </table:table-cell>
          <table:table-cell office:value-type="float" office:value="1002.35" table:style-name="ce72">
            <text:p>1,002</text:p>
          </table:table-cell>
          <table:table-cell office:value-type="float" office:value="1148.7" table:style-name="ce72">
            <text:p>1,149</text:p>
          </table:table-cell>
          <table:table-cell office:value-type="float" office:value="1238.26" table:style-name="ce72">
            <text:p>1,238</text:p>
          </table:table-cell>
          <table:table-cell office:value-type="float" office:value="1290.95" table:style-name="ce72">
            <text:p>1,291</text:p>
          </table:table-cell>
          <table:table-cell office:value-type="float" office:value="1341.47" table:style-name="ce72">
            <text:p>1,341</text:p>
          </table:table-cell>
          <table:table-cell office:value-type="float" office:value="1391.16" table:style-name="ce72">
            <text:p>1,391</text:p>
          </table:table-cell>
          <table:table-cell office:value-type="float" office:value="1441.3" table:style-name="ce72">
            <text:p>1,441</text:p>
          </table:table-cell>
          <table:table-cell office:value-type="float" office:value="1492.1608782849239" table:style-name="ce72">
            <text:p>1,492</text:p>
          </table:table-cell>
          <table:table-cell office:value-type="float" office:value="1529.69" table:style-name="ce72">
            <text:p>1,530</text:p>
          </table:table-cell>
          <table:table-cell office:value-type="float" office:value="1533.79" table:style-name="ce72">
            <text:p>1,534</text:p>
          </table:table-cell>
          <table:table-cell office:value-type="float" office:value="1534.13" table:style-name="ce72">
            <text:p>1,534</text:p>
          </table:table-cell>
          <table:table-cell office:value-type="float" office:value="1464.54" table:style-name="ce72">
            <text:p>1,465</text:p>
          </table:table-cell>
          <table:table-cell office:value-type="float" office:value="1474.74" table:style-name="ce72">
            <text:p>1,475</text:p>
          </table:table-cell>
          <table:table-cell office:value-type="float" office:value="1510" table:style-name="ce72">
            <text:p>1,510</text:p>
          </table:table-cell>
          <table:table-cell office:value-type="float" office:value="1568.67" table:style-name="ce73">
            <text:p><text:s/>1,569<text:s/></text:p>
          </table:table-cell>
          <table:table-cell office:value-type="float" office:value="1636.43" table:style-name="ce74">
            <text:p>1,636</text:p>
          </table:table-cell>
          <table:table-cell office:value-type="float" office:value="1737.97" table:style-name="ce72">
            <text:p>1,738</text:p>
          </table:table-cell>
          <table:table-cell office:value-type="float" office:value="1817.43" table:style-name="ce72">
            <text:p>1,817</text:p>
          </table:table-cell>
          <table:table-cell office:value-type="float" office:value="1897.25" table:style-name="ce72">
            <text:p>1,897</text:p>
          </table:table-cell>
          <table:table-cell office:value-type="float" office:value="1960.51" table:style-name="ce72">
            <text:p>1,961</text:p>
          </table:table-cell>
          <table:table-cell office:value-type="float" office:value="2060.3200000000002" table:style-name="ce72">
            <text:p>2,060</text:p>
          </table:table-cell>
          <table:table-cell office:value-type="float" office:value="2169.9499999999998" table:style-name="ce72">
            <text:p>2,170</text:p>
          </table:table-cell>
          <table:table-cell office:value-type="float" office:value="2296" table:style-name="ce72">
            <text:p>2,296</text:p>
          </table:table-cell>
          <table:table-cell office:value-type="float" office:value="2410.46" table:style-name="ce72">
            <text:p>2,410</text:p>
          </table:table-cell>
          <table:table-cell table:style-name="ce71"/>
          <table:table-cell table:number-columns-repeated="16345"/>
        </table:table-row>
        <table:table-row table:style-name="ro27">
          <table:table-cell office:value-type="string" table:style-name="ce63">
            <text:p>E2342</text:p>
          </table:table-cell>
          <table:table-cell office:value-type="string" table:style-name="ce63">
            <text:p>E07000126</text:p>
          </table:table-cell>
          <table:table-cell office:value-type="string" table:style-name="ce63">
            <text:p>South Ribble</text:p>
          </table:table-cell>
          <table:table-cell office:value-type="string" table:style-name="ce63">
            <text:p>YES</text:p>
          </table:table-cell>
          <table:table-cell office:value-type="string" table:style-name="ce63">
            <text:p>SD</text:p>
          </table:table-cell>
          <table:table-cell office:value-type="float" office:value="477" table:style-name="ce72">
            <text:p>477</text:p>
          </table:table-cell>
          <table:table-cell office:value-type="float" office:value="525.16" table:style-name="ce72">
            <text:p>525</text:p>
          </table:table-cell>
          <table:table-cell office:value-type="float" office:value="519.46" table:style-name="ce72">
            <text:p>519</text:p>
          </table:table-cell>
          <table:table-cell office:value-type="float" office:value="557.02" table:style-name="ce72">
            <text:p>557</text:p>
          </table:table-cell>
          <table:table-cell office:value-type="float" office:value="589.46" table:style-name="ce72">
            <text:p>589</text:p>
          </table:table-cell>
          <table:table-cell office:value-type="float" office:value="666.27" table:style-name="ce72">
            <text:p>666</text:p>
          </table:table-cell>
          <table:table-cell office:value-type="float" office:value="726.7" table:style-name="ce72">
            <text:p>727</text:p>
          </table:table-cell>
          <table:table-cell office:value-type="float" office:value="761.12" table:style-name="ce72">
            <text:p>761</text:p>
          </table:table-cell>
          <table:table-cell office:value-type="float" office:value="789.12" table:style-name="ce72">
            <text:p>789</text:p>
          </table:table-cell>
          <table:table-cell office:value-type="float" office:value="863.62" table:style-name="ce72">
            <text:p>864</text:p>
          </table:table-cell>
          <table:table-cell office:value-type="float" office:value="961.13" table:style-name="ce72">
            <text:p>961</text:p>
          </table:table-cell>
          <table:table-cell office:value-type="float" office:value="1014.34" table:style-name="ce72">
            <text:p>1,014</text:p>
          </table:table-cell>
          <table:table-cell office:value-type="float" office:value="1050.07" table:style-name="ce72">
            <text:p>1,050</text:p>
          </table:table-cell>
          <table:table-cell office:value-type="float" office:value="1107.72" table:style-name="ce72">
            <text:p>1,108</text:p>
          </table:table-cell>
          <table:table-cell office:value-type="float" office:value="1166.43" table:style-name="ce72">
            <text:p>1,166</text:p>
          </table:table-cell>
          <table:table-cell office:value-type="float" office:value="1201.19" table:style-name="ce72">
            <text:p>1,201</text:p>
          </table:table-cell>
          <table:table-cell office:value-type="float" office:value="1233.2369557630225" table:style-name="ce72">
            <text:p>1,233</text:p>
          </table:table-cell>
          <table:table-cell office:value-type="float" office:value="1230.19" table:style-name="ce72">
            <text:p>1,230</text:p>
          </table:table-cell>
          <table:table-cell office:value-type="float" office:value="1229.77" table:style-name="ce72">
            <text:p>1,230</text:p>
          </table:table-cell>
          <table:table-cell office:value-type="float" office:value="1233.94" table:style-name="ce72">
            <text:p>1,234</text:p>
          </table:table-cell>
          <table:table-cell office:value-type="float" office:value="1089.25" table:style-name="ce72">
            <text:p>1,089</text:p>
          </table:table-cell>
          <table:table-cell office:value-type="float" office:value="1094.99" table:style-name="ce72">
            <text:p>1,095</text:p>
          </table:table-cell>
          <table:table-cell office:value-type="float" office:value="1138.6400000000001" table:style-name="ce72">
            <text:p>1,139</text:p>
          </table:table-cell>
          <table:table-cell office:value-type="float" office:value="1177.8900000000001" table:style-name="ce73">
            <text:p><text:s/>1,178<text:s/></text:p>
          </table:table-cell>
          <table:table-cell office:value-type="float" office:value="1222.79" table:style-name="ce74">
            <text:p>1,223</text:p>
          </table:table-cell>
          <table:table-cell office:value-type="float" office:value="1295.3399999999999" table:style-name="ce72">
            <text:p>1,295</text:p>
          </table:table-cell>
          <table:table-cell office:value-type="float" office:value="1359.85" table:style-name="ce72">
            <text:p>1,360</text:p>
          </table:table-cell>
          <table:table-cell office:value-type="float" office:value="1414.37" table:style-name="ce72">
            <text:p>1,414</text:p>
          </table:table-cell>
          <table:table-cell office:value-type="float" office:value="1461.56" table:style-name="ce72">
            <text:p>1,462</text:p>
          </table:table-cell>
          <table:table-cell office:value-type="float" office:value="1516.24" table:style-name="ce72">
            <text:p>1,516</text:p>
          </table:table-cell>
          <table:table-cell office:value-type="float" office:value="1587.27" table:style-name="ce72">
            <text:p>1,587</text:p>
          </table:table-cell>
          <table:table-cell office:value-type="float" office:value="1670" table:style-name="ce72">
            <text:p>1,670</text:p>
          </table:table-cell>
          <table:table-cell office:value-type="float" office:value="1755.5" table:style-name="ce72">
            <text:p>1,756</text:p>
          </table:table-cell>
          <table:table-cell table:style-name="ce71"/>
          <table:table-cell table:number-columns-repeated="16345"/>
        </table:table-row>
        <table:table-row table:style-name="ro27">
          <table:table-cell office:value-type="string" table:style-name="ce63">
            <text:p>E3235</text:p>
          </table:table-cell>
          <table:table-cell office:value-type="string" table:style-name="ce63">
            <text:p>E07000186</text:p>
          </table:table-cell>
          <table:table-cell office:value-type="string" table:style-name="ce63">
            <text:p>South Shropshire</text:p>
          </table:table-cell>
          <table:table-cell office:value-type="string" table:style-name="ce63">
            <text:p>NO</text:p>
          </table:table-cell>
          <table:table-cell office:value-type="string" table:style-name="ce63">
            <text:p>SD</text:p>
          </table:table-cell>
          <table:table-cell office:value-type="float" office:value="455" table:style-name="ce72">
            <text:p>455</text:p>
          </table:table-cell>
          <table:table-cell office:value-type="float" office:value="482.2" table:style-name="ce72">
            <text:p>482</text:p>
          </table:table-cell>
          <table:table-cell office:value-type="float" office:value="498.08" table:style-name="ce72">
            <text:p>498</text:p>
          </table:table-cell>
          <table:table-cell office:value-type="float" office:value="534.34" table:style-name="ce72">
            <text:p>534</text:p>
          </table:table-cell>
          <table:table-cell office:value-type="float" office:value="557.74" table:style-name="ce72">
            <text:p>558</text:p>
          </table:table-cell>
          <table:table-cell office:value-type="float" office:value="630.45000000000005" table:style-name="ce72">
            <text:p>630</text:p>
          </table:table-cell>
          <table:table-cell office:value-type="float" office:value="688.7" table:style-name="ce72">
            <text:p>689</text:p>
          </table:table-cell>
          <table:table-cell office:value-type="float" office:value="729.45" table:style-name="ce72">
            <text:p>729</text:p>
          </table:table-cell>
          <table:table-cell office:value-type="float" office:value="780" table:style-name="ce72">
            <text:p>780</text:p>
          </table:table-cell>
          <table:table-cell office:value-type="float" office:value="885.56" table:style-name="ce72">
            <text:p>886</text:p>
          </table:table-cell>
          <table:table-cell office:value-type="float" office:value="1015.13" table:style-name="ce72">
            <text:p>1,015</text:p>
          </table:table-cell>
          <table:table-cell office:value-type="float" office:value="1095.79" table:style-name="ce72">
            <text:p>1,096</text:p>
          </table:table-cell>
          <table:table-cell office:value-type="float" office:value="1148.8499999999999" table:style-name="ce72">
            <text:p>1,149</text:p>
          </table:table-cell>
          <table:table-cell office:value-type="float" office:value="1196.3399999999999" table:style-name="ce72">
            <text:p>1,196</text:p>
          </table:table-cell>
          <table:table-cell office:value-type="float" office:value="1248.21" table:style-name="ce72">
            <text:p>1,248</text:p>
          </table:table-cell>
          <table:table-cell office:value-type="float" office:value="1301.4000000000001" table:style-name="ce72">
            <text:p>1,301</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3">
            <text:p>[z]</text:p>
          </table:table-cell>
          <table:table-cell office:value-type="string" table:style-name="ce74">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1"/>
          <table:table-cell table:number-columns-repeated="16345"/>
        </table:table-row>
        <table:table-row table:style-name="ro27">
          <table:table-cell office:value-type="string" table:style-name="ce63">
            <text:p>E3334</text:p>
          </table:table-cell>
          <table:table-cell office:value-type="string" table:style-name="ce63">
            <text:p>E07000189</text:p>
          </table:table-cell>
          <table:table-cell office:value-type="string" table:style-name="ce63">
            <text:p>South Somerset</text:p>
          </table:table-cell>
          <table:table-cell office:value-type="string" table:style-name="ce63">
            <text:p>NO</text:p>
          </table:table-cell>
          <table:table-cell office:value-type="string" table:style-name="ce63">
            <text:p>SD</text:p>
          </table:table-cell>
          <table:table-cell office:value-type="float" office:value="475" table:style-name="ce72">
            <text:p>475</text:p>
          </table:table-cell>
          <table:table-cell office:value-type="float" office:value="500.4" table:style-name="ce72">
            <text:p>500</text:p>
          </table:table-cell>
          <table:table-cell office:value-type="float" office:value="528.11" table:style-name="ce72">
            <text:p>528</text:p>
          </table:table-cell>
          <table:table-cell office:value-type="float" office:value="546.73" table:style-name="ce72">
            <text:p>547</text:p>
          </table:table-cell>
          <table:table-cell office:value-type="float" office:value="572.92999999999995" table:style-name="ce72">
            <text:p>573</text:p>
          </table:table-cell>
          <table:table-cell office:value-type="float" office:value="627.20000000000005" table:style-name="ce72">
            <text:p>627</text:p>
          </table:table-cell>
          <table:table-cell office:value-type="float" office:value="666.61" table:style-name="ce72">
            <text:p>667</text:p>
          </table:table-cell>
          <table:table-cell office:value-type="float" office:value="717.28" table:style-name="ce72">
            <text:p>717</text:p>
          </table:table-cell>
          <table:table-cell office:value-type="float" office:value="763.17" table:style-name="ce72">
            <text:p>763</text:p>
          </table:table-cell>
          <table:table-cell office:value-type="float" office:value="853.87" table:style-name="ce72">
            <text:p>854</text:p>
          </table:table-cell>
          <table:table-cell office:value-type="float" office:value="965.03" table:style-name="ce72">
            <text:p>965</text:p>
          </table:table-cell>
          <table:table-cell office:value-type="float" office:value="1027.03" table:style-name="ce72">
            <text:p>1,027</text:p>
          </table:table-cell>
          <table:table-cell office:value-type="float" office:value="1070.78" table:style-name="ce72">
            <text:p>1,071</text:p>
          </table:table-cell>
          <table:table-cell office:value-type="float" office:value="1129.57" table:style-name="ce72">
            <text:p>1,130</text:p>
          </table:table-cell>
          <table:table-cell office:value-type="float" office:value="1179.79" table:style-name="ce72">
            <text:p>1,180</text:p>
          </table:table-cell>
          <table:table-cell office:value-type="float" office:value="1231.01" table:style-name="ce72">
            <text:p>1,231</text:p>
          </table:table-cell>
          <table:table-cell office:value-type="float" office:value="1262.2334123256248" table:style-name="ce72">
            <text:p>1,262</text:p>
          </table:table-cell>
          <table:table-cell office:value-type="float" office:value="1273.1400000000001" table:style-name="ce72">
            <text:p>1,273</text:p>
          </table:table-cell>
          <table:table-cell office:value-type="float" office:value="1278.21" table:style-name="ce72">
            <text:p>1,278</text:p>
          </table:table-cell>
          <table:table-cell office:value-type="float" office:value="1283.5999999999999" table:style-name="ce72">
            <text:p>1,284</text:p>
          </table:table-cell>
          <table:table-cell office:value-type="float" office:value="1144.1600000000001" table:style-name="ce72">
            <text:p>1,144</text:p>
          </table:table-cell>
          <table:table-cell office:value-type="float" office:value="1150.01" table:style-name="ce72">
            <text:p>1,150</text:p>
          </table:table-cell>
          <table:table-cell office:value-type="float" office:value="1169.01" table:style-name="ce72">
            <text:p>1,169</text:p>
          </table:table-cell>
          <table:table-cell office:value-type="float" office:value="1242.1099999999999" table:style-name="ce73">
            <text:p><text:s/>1,242<text:s/></text:p>
          </table:table-cell>
          <table:table-cell office:value-type="float" office:value="1295.71" table:style-name="ce74">
            <text:p>1,296</text:p>
          </table:table-cell>
          <table:table-cell office:value-type="float" office:value="1373.37" table:style-name="ce72">
            <text:p>1,373</text:p>
          </table:table-cell>
          <table:table-cell office:value-type="float" office:value="1436.28" table:style-name="ce72">
            <text:p>1,436</text:p>
          </table:table-cell>
          <table:table-cell office:value-type="float" office:value="1494.92" table:style-name="ce72">
            <text:p>1,495</text:p>
          </table:table-cell>
          <table:table-cell office:value-type="float" office:value="1563.69" table:style-name="ce72">
            <text:p>1,564</text:p>
          </table:table-cell>
          <table:table-cell office:value-type="float" office:value="1584.2" table:style-name="ce72">
            <text:p>1,584</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1"/>
          <table:table-cell table:number-columns-repeated="16345"/>
        </table:table-row>
        <table:table-row table:style-name="ro27">
          <table:table-cell office:value-type="string" table:style-name="ce63">
            <text:p>E3435</text:p>
          </table:table-cell>
          <table:table-cell office:value-type="string" table:style-name="ce63">
            <text:p>E07000196</text:p>
          </table:table-cell>
          <table:table-cell office:value-type="string" table:style-name="ce63">
            <text:p>South Staffordshire</text:p>
          </table:table-cell>
          <table:table-cell office:value-type="string" table:style-name="ce63">
            <text:p>YES</text:p>
          </table:table-cell>
          <table:table-cell office:value-type="string" table:style-name="ce63">
            <text:p>SD</text:p>
          </table:table-cell>
          <table:table-cell office:value-type="float" office:value="430" table:style-name="ce72">
            <text:p>430</text:p>
          </table:table-cell>
          <table:table-cell office:value-type="float" office:value="429.24" table:style-name="ce72">
            <text:p>429</text:p>
          </table:table-cell>
          <table:table-cell office:value-type="float" office:value="447.76" table:style-name="ce72">
            <text:p>448</text:p>
          </table:table-cell>
          <table:table-cell office:value-type="float" office:value="466.13" table:style-name="ce72">
            <text:p>466</text:p>
          </table:table-cell>
          <table:table-cell office:value-type="float" office:value="498.46" table:style-name="ce72">
            <text:p>498</text:p>
          </table:table-cell>
          <table:table-cell office:value-type="float" office:value="558.35" table:style-name="ce72">
            <text:p>558</text:p>
          </table:table-cell>
          <table:table-cell office:value-type="float" office:value="610.15" table:style-name="ce72">
            <text:p>610</text:p>
          </table:table-cell>
          <table:table-cell office:value-type="float" office:value="645.63" table:style-name="ce72">
            <text:p>646</text:p>
          </table:table-cell>
          <table:table-cell office:value-type="float" office:value="728.49" table:style-name="ce72">
            <text:p>728</text:p>
          </table:table-cell>
          <table:table-cell office:value-type="float" office:value="807.72" table:style-name="ce72">
            <text:p>808</text:p>
          </table:table-cell>
          <table:table-cell office:value-type="float" office:value="939.06" table:style-name="ce72">
            <text:p>939</text:p>
          </table:table-cell>
          <table:table-cell office:value-type="float" office:value="1006.69" table:style-name="ce72">
            <text:p>1,007</text:p>
          </table:table-cell>
          <table:table-cell office:value-type="float" office:value="1054.6500000000001" table:style-name="ce72">
            <text:p>1,055</text:p>
          </table:table-cell>
          <table:table-cell office:value-type="float" office:value="1104.17" table:style-name="ce72">
            <text:p>1,104</text:p>
          </table:table-cell>
          <table:table-cell office:value-type="float" office:value="1157.68" table:style-name="ce72">
            <text:p>1,158</text:p>
          </table:table-cell>
          <table:table-cell office:value-type="float" office:value="1198.77" table:style-name="ce72">
            <text:p>1,199</text:p>
          </table:table-cell>
          <table:table-cell office:value-type="float" office:value="1230.8265497041418" table:style-name="ce72">
            <text:p>1,231</text:p>
          </table:table-cell>
          <table:table-cell office:value-type="float" office:value="1254.31" table:style-name="ce72">
            <text:p>1,254</text:p>
          </table:table-cell>
          <table:table-cell office:value-type="float" office:value="1267.05" table:style-name="ce72">
            <text:p>1,267</text:p>
          </table:table-cell>
          <table:table-cell office:value-type="float" office:value="1267.46" table:style-name="ce72">
            <text:p>1,267</text:p>
          </table:table-cell>
          <table:table-cell office:value-type="float" office:value="1131.54" table:style-name="ce72">
            <text:p>1,132</text:p>
          </table:table-cell>
          <table:table-cell office:value-type="float" office:value="1152.3399999999999" table:style-name="ce72">
            <text:p>1,152</text:p>
          </table:table-cell>
          <table:table-cell office:value-type="float" office:value="1165" table:style-name="ce72">
            <text:p>1,165</text:p>
          </table:table-cell>
          <table:table-cell office:value-type="float" office:value="1205.95" table:style-name="ce73">
            <text:p><text:s/>1,206<text:s/></text:p>
          </table:table-cell>
          <table:table-cell office:value-type="float" office:value="1267.5899999999999" table:style-name="ce74">
            <text:p>1,268</text:p>
          </table:table-cell>
          <table:table-cell office:value-type="float" office:value="1340.92" table:style-name="ce72">
            <text:p>1,341</text:p>
          </table:table-cell>
          <table:table-cell office:value-type="float" office:value="1402.66" table:style-name="ce72">
            <text:p>1,403</text:p>
          </table:table-cell>
          <table:table-cell office:value-type="float" office:value="1461.75" table:style-name="ce72">
            <text:p>1,462</text:p>
          </table:table-cell>
          <table:table-cell office:value-type="float" office:value="1538.21" table:style-name="ce72">
            <text:p>1,538</text:p>
          </table:table-cell>
          <table:table-cell office:value-type="float" office:value="1592.72" table:style-name="ce72">
            <text:p>1,593</text:p>
          </table:table-cell>
          <table:table-cell office:value-type="float" office:value="1674.93" table:style-name="ce72">
            <text:p>1,675</text:p>
          </table:table-cell>
          <table:table-cell office:value-type="float" office:value="1754" table:style-name="ce72">
            <text:p>1,754</text:p>
          </table:table-cell>
          <table:table-cell office:value-type="float" office:value="1845.67" table:style-name="ce72">
            <text:p>1,846</text:p>
          </table:table-cell>
          <table:table-cell table:style-name="ce71"/>
          <table:table-cell table:number-columns-repeated="16345"/>
        </table:table-row>
        <table:table-row table:style-name="ro27">
          <table:table-cell office:value-type="string" table:style-name="ce63">
            <text:p>E4504</text:p>
          </table:table-cell>
          <table:table-cell office:value-type="string" table:style-name="ce63">
            <text:p>E08000023</text:p>
          </table:table-cell>
          <table:table-cell office:value-type="string" table:style-name="ce63">
            <text:p>South Tyneside</text:p>
          </table:table-cell>
          <table:table-cell office:value-type="string" table:style-name="ce63">
            <text:p>YES</text:p>
          </table:table-cell>
          <table:table-cell office:value-type="string" table:style-name="ce63">
            <text:p>MD</text:p>
          </table:table-cell>
          <table:table-cell office:value-type="float" office:value="416" table:style-name="ce72">
            <text:p>416</text:p>
          </table:table-cell>
          <table:table-cell office:value-type="float" office:value="404.3" table:style-name="ce72">
            <text:p>404</text:p>
          </table:table-cell>
          <table:table-cell office:value-type="float" office:value="426.03" table:style-name="ce72">
            <text:p>426</text:p>
          </table:table-cell>
          <table:table-cell office:value-type="float" office:value="471.37" table:style-name="ce72">
            <text:p>471</text:p>
          </table:table-cell>
          <table:table-cell office:value-type="float" office:value="506.23" table:style-name="ce72">
            <text:p>506</text:p>
          </table:table-cell>
          <table:table-cell office:value-type="float" office:value="553.72" table:style-name="ce72">
            <text:p>554</text:p>
          </table:table-cell>
          <table:table-cell office:value-type="float" office:value="585.94000000000005" table:style-name="ce72">
            <text:p>586</text:p>
          </table:table-cell>
          <table:table-cell office:value-type="float" office:value="616" table:style-name="ce72">
            <text:p>616</text:p>
          </table:table-cell>
          <table:table-cell office:value-type="float" office:value="643.49" table:style-name="ce72">
            <text:p>643</text:p>
          </table:table-cell>
          <table:table-cell office:value-type="float" office:value="692.92" table:style-name="ce72">
            <text:p>693</text:p>
          </table:table-cell>
          <table:table-cell office:value-type="float" office:value="745.36" table:style-name="ce72">
            <text:p>745</text:p>
          </table:table-cell>
          <table:table-cell office:value-type="float" office:value="786.91" table:style-name="ce72">
            <text:p>787</text:p>
          </table:table-cell>
          <table:table-cell office:value-type="float" office:value="823.26" table:style-name="ce72">
            <text:p>823</text:p>
          </table:table-cell>
          <table:table-cell office:value-type="float" office:value="855.04" table:style-name="ce72">
            <text:p>855</text:p>
          </table:table-cell>
          <table:table-cell office:value-type="float" office:value="885.6" table:style-name="ce72">
            <text:p>886</text:p>
          </table:table-cell>
          <table:table-cell office:value-type="float" office:value="908.82" table:style-name="ce72">
            <text:p>909</text:p>
          </table:table-cell>
          <table:table-cell office:value-type="float" office:value="923.34804685760105" table:style-name="ce72">
            <text:p>923</text:p>
          </table:table-cell>
          <table:table-cell office:value-type="float" office:value="954" table:style-name="ce72">
            <text:p>954</text:p>
          </table:table-cell>
          <table:table-cell office:value-type="float" office:value="958.6" table:style-name="ce72">
            <text:p>959</text:p>
          </table:table-cell>
          <table:table-cell office:value-type="float" office:value="957.66" table:style-name="ce72">
            <text:p>958</text:p>
          </table:table-cell>
          <table:table-cell office:value-type="float" office:value="737.9" table:style-name="ce72">
            <text:p>738</text:p>
          </table:table-cell>
          <table:table-cell office:value-type="float" office:value="740.3" table:style-name="ce72">
            <text:p>740</text:p>
          </table:table-cell>
          <table:table-cell office:value-type="float" office:value="776.2" table:style-name="ce72">
            <text:p>776</text:p>
          </table:table-cell>
          <table:table-cell office:value-type="float" office:value="814.08" table:style-name="ce73">
            <text:p><text:s/>814<text:s/></text:p>
          </table:table-cell>
          <table:table-cell office:value-type="float" office:value="866.18" table:style-name="ce74">
            <text:p>866</text:p>
          </table:table-cell>
          <table:table-cell office:value-type="float" office:value="918.85" table:style-name="ce72">
            <text:p>919</text:p>
          </table:table-cell>
          <table:table-cell office:value-type="float" office:value="973.04" table:style-name="ce72">
            <text:p>973</text:p>
          </table:table-cell>
          <table:table-cell office:value-type="float" office:value="1014.37" table:style-name="ce72">
            <text:p>1,014</text:p>
          </table:table-cell>
          <table:table-cell office:value-type="float" office:value="1045.01" table:style-name="ce72">
            <text:p>1,045</text:p>
          </table:table-cell>
          <table:table-cell office:value-type="float" office:value="1084.54" table:style-name="ce72">
            <text:p>1,085</text:p>
          </table:table-cell>
          <table:table-cell office:value-type="float" office:value="1154.5" table:style-name="ce72">
            <text:p>1,155</text:p>
          </table:table-cell>
          <table:table-cell office:value-type="float" office:value="1206" table:style-name="ce72">
            <text:p>1,206</text:p>
          </table:table-cell>
          <table:table-cell office:value-type="float" office:value="1277.6500000000001" table:style-name="ce72">
            <text:p>1,278</text:p>
          </table:table-cell>
          <table:table-cell table:style-name="ce71"/>
          <table:table-cell table:number-columns-repeated="16345"/>
        </table:table-row>
        <table:table-row table:style-name="ro27">
          <table:table-cell office:value-type="string" table:style-name="ce81">
            <text:p>E2132</text:p>
          </table:table-cell>
          <table:table-cell office:value-type="string" table:style-name="ce63">
            <text:p>[z]</text:p>
          </table:table-cell>
          <table:table-cell office:value-type="string" table:style-name="ce63">
            <text:p>South Wight</text:p>
          </table:table-cell>
          <table:table-cell office:value-type="string" table:style-name="ce63">
            <text:p>NO</text:p>
          </table:table-cell>
          <table:table-cell office:value-type="string" table:style-name="ce81">
            <text:p>SD</text:p>
          </table:table-cell>
          <table:table-cell office:value-type="float" office:value="472" table:style-name="ce72">
            <text:p>472</text:p>
          </table:table-cell>
          <table:table-cell office:value-type="float" office:value="474.4" table:style-name="ce72">
            <text:p>474</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3">
            <text:p>[z]</text:p>
          </table:table-cell>
          <table:table-cell office:value-type="string" table:style-name="ce74">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82"/>
          <table:table-cell table:number-columns-repeated="16345"/>
        </table:table-row>
        <table:table-row table:style-name="ro27">
          <table:table-cell office:value-type="string" table:style-name="ce76">
            <text:p>E1741</text:p>
          </table:table-cell>
          <table:table-cell office:value-type="string" table:style-name="ce63">
            <text:p>[z]</text:p>
          </table:table-cell>
          <table:table-cell office:value-type="string" table:style-name="ce63">
            <text:p>Southampton</text:p>
          </table:table-cell>
          <table:table-cell office:value-type="string" table:style-name="ce60">
            <text:p>NO</text:p>
          </table:table-cell>
          <table:table-cell office:value-type="string" table:style-name="ce60">
            <text:p>SD</text:p>
          </table:table-cell>
          <table:table-cell office:value-type="float" office:value="323" table:style-name="ce72">
            <text:p>323</text:p>
          </table:table-cell>
          <table:table-cell office:value-type="float" office:value="377.88" table:style-name="ce72">
            <text:p>378</text:p>
          </table:table-cell>
          <table:table-cell office:value-type="float" office:value="422.31" table:style-name="ce72">
            <text:p>422</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3">
            <text:p>[z]</text:p>
          </table:table-cell>
          <table:table-cell office:value-type="string" table:style-name="ce74">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8"/>
          <table:table-cell table:number-columns-repeated="16345"/>
        </table:table-row>
        <table:table-row table:style-name="ro27">
          <table:table-cell office:value-type="string" table:style-name="ce63">
            <text:p>E1702</text:p>
          </table:table-cell>
          <table:table-cell office:value-type="string" table:style-name="ce63">
            <text:p>E06000045</text:p>
          </table:table-cell>
          <table:table-cell office:value-type="string" table:style-name="ce63">
            <text:p>Southampton UA</text:p>
          </table:table-cell>
          <table:table-cell office:value-type="string" table:style-name="ce63">
            <text:p>YES</text:p>
          </table:table-cell>
          <table:table-cell office:value-type="string" table:style-name="ce63">
            <text:p>UA</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float" office:value="427.91" table:style-name="ce72">
            <text:p>428</text:p>
          </table:table-cell>
          <table:table-cell office:value-type="float" office:value="426.35" table:style-name="ce72">
            <text:p>426</text:p>
          </table:table-cell>
          <table:table-cell office:value-type="float" office:value="469.04" table:style-name="ce72">
            <text:p>469</text:p>
          </table:table-cell>
          <table:table-cell office:value-type="float" office:value="500.59" table:style-name="ce72">
            <text:p>501</text:p>
          </table:table-cell>
          <table:table-cell office:value-type="float" office:value="533.87" table:style-name="ce72">
            <text:p>534</text:p>
          </table:table-cell>
          <table:table-cell office:value-type="float" office:value="588.45000000000005" table:style-name="ce72">
            <text:p>588</text:p>
          </table:table-cell>
          <table:table-cell office:value-type="float" office:value="646.54999999999995" table:style-name="ce72">
            <text:p>647</text:p>
          </table:table-cell>
          <table:table-cell office:value-type="float" office:value="776.81" table:style-name="ce72">
            <text:p>777</text:p>
          </table:table-cell>
          <table:table-cell office:value-type="float" office:value="858.51" table:style-name="ce72">
            <text:p>859</text:p>
          </table:table-cell>
          <table:table-cell office:value-type="float" office:value="894.85" table:style-name="ce72">
            <text:p>895</text:p>
          </table:table-cell>
          <table:table-cell office:value-type="float" office:value="912.07" table:style-name="ce72">
            <text:p>912</text:p>
          </table:table-cell>
          <table:table-cell office:value-type="float" office:value="939.89" table:style-name="ce72">
            <text:p>940</text:p>
          </table:table-cell>
          <table:table-cell office:value-type="float" office:value="973.35" table:style-name="ce72">
            <text:p>973</text:p>
          </table:table-cell>
          <table:table-cell office:value-type="float" office:value="980.44188516959025" table:style-name="ce72">
            <text:p>980</text:p>
          </table:table-cell>
          <table:table-cell office:value-type="float" office:value="1009.18" table:style-name="ce72">
            <text:p>1,009</text:p>
          </table:table-cell>
          <table:table-cell office:value-type="float" office:value="1011.73" table:style-name="ce72">
            <text:p>1,012</text:p>
          </table:table-cell>
          <table:table-cell office:value-type="float" office:value="1014.71" table:style-name="ce72">
            <text:p>1,015</text:p>
          </table:table-cell>
          <table:table-cell office:value-type="float" office:value="847.22" table:style-name="ce72">
            <text:p>847</text:p>
          </table:table-cell>
          <table:table-cell office:value-type="float" office:value="872.48" table:style-name="ce72">
            <text:p>872</text:p>
          </table:table-cell>
          <table:table-cell office:value-type="float" office:value="905.77" table:style-name="ce72">
            <text:p>906</text:p>
          </table:table-cell>
          <table:table-cell office:value-type="float" office:value="960.69" table:style-name="ce73">
            <text:p><text:s/>961<text:s/></text:p>
          </table:table-cell>
          <table:table-cell office:value-type="float" office:value="1037.92" table:style-name="ce74">
            <text:p>1,038</text:p>
          </table:table-cell>
          <table:table-cell office:value-type="float" office:value="1114.77" table:style-name="ce72">
            <text:p>1,115</text:p>
          </table:table-cell>
          <table:table-cell office:value-type="float" office:value="1152.06" table:style-name="ce72">
            <text:p>1,152</text:p>
          </table:table-cell>
          <table:table-cell office:value-type="float" office:value="1182.68" table:style-name="ce72">
            <text:p>1,183</text:p>
          </table:table-cell>
          <table:table-cell office:value-type="float" office:value="1214.45" table:style-name="ce72">
            <text:p>1,214</text:p>
          </table:table-cell>
          <table:table-cell office:value-type="float" office:value="1253" table:style-name="ce72">
            <text:p>1,253</text:p>
          </table:table-cell>
          <table:table-cell office:value-type="float" office:value="1327.43" table:style-name="ce72">
            <text:p>1,327</text:p>
          </table:table-cell>
          <table:table-cell office:value-type="float" office:value="1393" table:style-name="ce72">
            <text:p>1,393</text:p>
          </table:table-cell>
          <table:table-cell office:value-type="float" office:value="1458.29" table:style-name="ce72">
            <text:p>1,458</text:p>
          </table:table-cell>
          <table:table-cell table:style-name="ce71"/>
          <table:table-cell table:number-columns-repeated="16345"/>
        </table:table-row>
        <table:table-row table:style-name="ro27">
          <table:table-cell office:value-type="string" table:style-name="ce76">
            <text:p>E1541</text:p>
          </table:table-cell>
          <table:table-cell office:value-type="string" table:style-name="ce63">
            <text:p>[z]</text:p>
          </table:table-cell>
          <table:table-cell office:value-type="string" table:style-name="ce63">
            <text:p>Southend-on-Sea</text:p>
          </table:table-cell>
          <table:table-cell office:value-type="string" table:style-name="ce60">
            <text:p>NO</text:p>
          </table:table-cell>
          <table:table-cell office:value-type="string" table:style-name="ce60">
            <text:p>SD</text:p>
          </table:table-cell>
          <table:table-cell office:value-type="float" office:value="384" table:style-name="ce72">
            <text:p>384</text:p>
          </table:table-cell>
          <table:table-cell office:value-type="float" office:value="414.7" table:style-name="ce72">
            <text:p>415</text:p>
          </table:table-cell>
          <table:table-cell office:value-type="float" office:value="423.25" table:style-name="ce72">
            <text:p>423</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3">
            <text:p>[z]</text:p>
          </table:table-cell>
          <table:table-cell office:value-type="string" table:style-name="ce74">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8"/>
          <table:table-cell table:number-columns-repeated="16345"/>
        </table:table-row>
        <table:table-row table:style-name="ro27">
          <table:table-cell office:value-type="string" table:style-name="ce76">
            <text:p>E1501</text:p>
          </table:table-cell>
          <table:table-cell office:value-type="string" table:style-name="ce63">
            <text:p>E06000033</text:p>
          </table:table-cell>
          <table:table-cell office:value-type="string" table:style-name="ce63">
            <text:p>Southend-on-Sea UA</text:p>
          </table:table-cell>
          <table:table-cell office:value-type="string" table:style-name="ce63">
            <text:p>YES</text:p>
          </table:table-cell>
          <table:table-cell office:value-type="string" table:style-name="ce63">
            <text:p>UA</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float" office:value="453.9" table:style-name="ce72">
            <text:p>454</text:p>
          </table:table-cell>
          <table:table-cell office:value-type="float" office:value="489" table:style-name="ce72">
            <text:p>489</text:p>
          </table:table-cell>
          <table:table-cell office:value-type="float" office:value="513.84" table:style-name="ce72">
            <text:p>514</text:p>
          </table:table-cell>
          <table:table-cell office:value-type="float" office:value="539.11" table:style-name="ce72">
            <text:p>539</text:p>
          </table:table-cell>
          <table:table-cell office:value-type="float" office:value="586.77" table:style-name="ce72">
            <text:p>587</text:p>
          </table:table-cell>
          <table:table-cell office:value-type="float" office:value="615.80999999999995" table:style-name="ce72">
            <text:p>616</text:p>
          </table:table-cell>
          <table:table-cell office:value-type="float" office:value="648.24" table:style-name="ce72">
            <text:p>648</text:p>
          </table:table-cell>
          <table:table-cell office:value-type="float" office:value="754.09" table:style-name="ce72">
            <text:p>754</text:p>
          </table:table-cell>
          <table:table-cell office:value-type="float" office:value="813.17" table:style-name="ce72">
            <text:p>813</text:p>
          </table:table-cell>
          <table:table-cell office:value-type="float" office:value="859.41" table:style-name="ce72">
            <text:p>859</text:p>
          </table:table-cell>
          <table:table-cell office:value-type="float" office:value="900.13" table:style-name="ce72">
            <text:p>900</text:p>
          </table:table-cell>
          <table:table-cell office:value-type="float" office:value="944.25" table:style-name="ce72">
            <text:p>944</text:p>
          </table:table-cell>
          <table:table-cell office:value-type="float" office:value="991.38" table:style-name="ce72">
            <text:p>991</text:p>
          </table:table-cell>
          <table:table-cell office:value-type="float" office:value="1030.2209019877353" table:style-name="ce72">
            <text:p>1,030</text:p>
          </table:table-cell>
          <table:table-cell office:value-type="float" office:value="1063.6400000000001" table:style-name="ce72">
            <text:p>1,064</text:p>
          </table:table-cell>
          <table:table-cell office:value-type="float" office:value="1061.26" table:style-name="ce72">
            <text:p>1,061</text:p>
          </table:table-cell>
          <table:table-cell office:value-type="float" office:value="1066.8" table:style-name="ce72">
            <text:p>1,067</text:p>
          </table:table-cell>
          <table:table-cell office:value-type="float" office:value="939.82" table:style-name="ce72">
            <text:p>940</text:p>
          </table:table-cell>
          <table:table-cell office:value-type="float" office:value="931.24" table:style-name="ce72">
            <text:p>931</text:p>
          </table:table-cell>
          <table:table-cell office:value-type="float" office:value="961.19" table:style-name="ce72">
            <text:p>961</text:p>
          </table:table-cell>
          <table:table-cell office:value-type="float" office:value="1015.75" table:style-name="ce73">
            <text:p><text:s/>1,016<text:s/></text:p>
          </table:table-cell>
          <table:table-cell office:value-type="float" office:value="1080.23" table:style-name="ce74">
            <text:p>1,080</text:p>
          </table:table-cell>
          <table:table-cell office:value-type="float" office:value="1134.6400000000001" table:style-name="ce72">
            <text:p>1,135</text:p>
          </table:table-cell>
          <table:table-cell office:value-type="float" office:value="1204.03" table:style-name="ce72">
            <text:p>1,204</text:p>
          </table:table-cell>
          <table:table-cell office:value-type="float" office:value="1252.55" table:style-name="ce72">
            <text:p>1,253</text:p>
          </table:table-cell>
          <table:table-cell office:value-type="float" office:value="1295.04" table:style-name="ce72">
            <text:p>1,295</text:p>
          </table:table-cell>
          <table:table-cell office:value-type="float" office:value="1353.08" table:style-name="ce72">
            <text:p>1,353</text:p>
          </table:table-cell>
          <table:table-cell office:value-type="float" office:value="1434.09" table:style-name="ce72">
            <text:p>1,434</text:p>
          </table:table-cell>
          <table:table-cell office:value-type="float" office:value="1519" table:style-name="ce72">
            <text:p>1,519</text:p>
          </table:table-cell>
          <table:table-cell office:value-type="float" office:value="1606.22" table:style-name="ce72">
            <text:p>1,606</text:p>
          </table:table-cell>
          <table:table-cell table:style-name="ce78"/>
          <table:table-cell table:number-columns-repeated="16345"/>
        </table:table-row>
        <table:table-row table:style-name="ro27">
          <table:table-cell office:value-type="string" table:style-name="ce63">
            <text:p>E5019</text:p>
          </table:table-cell>
          <table:table-cell office:value-type="string" table:style-name="ce63">
            <text:p>E09000028</text:p>
          </table:table-cell>
          <table:table-cell office:value-type="string" table:style-name="ce63">
            <text:p>Southwark</text:p>
          </table:table-cell>
          <table:table-cell office:value-type="string" table:style-name="ce63">
            <text:p>YES</text:p>
          </table:table-cell>
          <table:table-cell office:value-type="string" table:style-name="ce63">
            <text:p>ILB</text:p>
          </table:table-cell>
          <table:table-cell office:value-type="float" office:value="426" table:style-name="ce72">
            <text:p>426</text:p>
          </table:table-cell>
          <table:table-cell office:value-type="float" office:value="414.21" table:style-name="ce72">
            <text:p>414</text:p>
          </table:table-cell>
          <table:table-cell office:value-type="float" office:value="439.12" table:style-name="ce72">
            <text:p>439</text:p>
          </table:table-cell>
          <table:table-cell office:value-type="float" office:value="564.26" table:style-name="ce72">
            <text:p>564</text:p>
          </table:table-cell>
          <table:table-cell office:value-type="float" office:value="579.67999999999995" table:style-name="ce72">
            <text:p>580</text:p>
          </table:table-cell>
          <table:table-cell office:value-type="float" office:value="613.98" table:style-name="ce72">
            <text:p>614</text:p>
          </table:table-cell>
          <table:table-cell office:value-type="float" office:value="631.4" table:style-name="ce72">
            <text:p>631</text:p>
          </table:table-cell>
          <table:table-cell office:value-type="float" office:value="653.84" table:style-name="ce72">
            <text:p>654</text:p>
          </table:table-cell>
          <table:table-cell office:value-type="float" office:value="692.73" table:style-name="ce72">
            <text:p>693</text:p>
          </table:table-cell>
          <table:table-cell office:value-type="float" office:value="732.37" table:style-name="ce72">
            <text:p>732</text:p>
          </table:table-cell>
          <table:table-cell office:value-type="float" office:value="801.74" table:style-name="ce72">
            <text:p>802</text:p>
          </table:table-cell>
          <table:table-cell office:value-type="float" office:value="852.05" table:style-name="ce72">
            <text:p>852</text:p>
          </table:table-cell>
          <table:table-cell office:value-type="float" office:value="881.98" table:style-name="ce72">
            <text:p>882</text:p>
          </table:table-cell>
          <table:table-cell office:value-type="float" office:value="912.17" table:style-name="ce72">
            <text:p>912</text:p>
          </table:table-cell>
          <table:table-cell office:value-type="float" office:value="943.83" table:style-name="ce72">
            <text:p>944</text:p>
          </table:table-cell>
          <table:table-cell office:value-type="float" office:value="974.35" table:style-name="ce72">
            <text:p>974</text:p>
          </table:table-cell>
          <table:table-cell office:value-type="float" office:value="977.04166676801458" table:style-name="ce72">
            <text:p>977</text:p>
          </table:table-cell>
          <table:table-cell office:value-type="float" office:value="984.28" table:style-name="ce72">
            <text:p>984</text:p>
          </table:table-cell>
          <table:table-cell office:value-type="float" office:value="990.56" table:style-name="ce72">
            <text:p>991</text:p>
          </table:table-cell>
          <table:table-cell office:value-type="float" office:value="988.67" table:style-name="ce72">
            <text:p>989</text:p>
          </table:table-cell>
          <table:table-cell office:value-type="float" office:value="796.82" table:style-name="ce72">
            <text:p>797</text:p>
          </table:table-cell>
          <table:table-cell office:value-type="float" office:value="805.56" table:style-name="ce72">
            <text:p>806</text:p>
          </table:table-cell>
          <table:table-cell office:value-type="float" office:value="830.98" table:style-name="ce72">
            <text:p>831</text:p>
          </table:table-cell>
          <table:table-cell office:value-type="float" office:value="852.84" table:style-name="ce73">
            <text:p><text:s/>853<text:s/></text:p>
          </table:table-cell>
          <table:table-cell office:value-type="float" office:value="923.84" table:style-name="ce74">
            <text:p>924</text:p>
          </table:table-cell>
          <table:table-cell office:value-type="float" office:value="1006.37" table:style-name="ce72">
            <text:p>1,006</text:p>
          </table:table-cell>
          <table:table-cell office:value-type="float" office:value="1055.82" table:style-name="ce72">
            <text:p>1,056</text:p>
          </table:table-cell>
          <table:table-cell office:value-type="float" office:value="1110.22" table:style-name="ce72">
            <text:p>1,110</text:p>
          </table:table-cell>
          <table:table-cell office:value-type="float" office:value="1166.83" table:style-name="ce72">
            <text:p>1,167</text:p>
          </table:table-cell>
          <table:table-cell office:value-type="float" office:value="1224.18" table:style-name="ce72">
            <text:p>1,224</text:p>
          </table:table-cell>
          <table:table-cell office:value-type="float" office:value="1318.26" table:style-name="ce72">
            <text:p>1,318</text:p>
          </table:table-cell>
          <table:table-cell office:value-type="float" office:value="1417" table:style-name="ce72">
            <text:p>1,417</text:p>
          </table:table-cell>
          <table:table-cell office:value-type="float" office:value="1481.47" table:style-name="ce72">
            <text:p>1,481</text:p>
          </table:table-cell>
          <table:table-cell table:style-name="ce71"/>
          <table:table-cell table:number-columns-repeated="16345"/>
        </table:table-row>
        <table:table-row table:style-name="ro27">
          <table:table-cell office:value-type="string" table:style-name="ce63">
            <text:p>E3637</text:p>
          </table:table-cell>
          <table:table-cell office:value-type="string" table:style-name="ce63">
            <text:p>E07000213</text:p>
          </table:table-cell>
          <table:table-cell office:value-type="string" table:style-name="ce63">
            <text:p>Spelthorne</text:p>
          </table:table-cell>
          <table:table-cell office:value-type="string" table:style-name="ce63">
            <text:p>YES</text:p>
          </table:table-cell>
          <table:table-cell office:value-type="string" table:style-name="ce63">
            <text:p>SD</text:p>
          </table:table-cell>
          <table:table-cell office:value-type="float" office:value="531" table:style-name="ce72">
            <text:p>531</text:p>
          </table:table-cell>
          <table:table-cell office:value-type="float" office:value="546.38" table:style-name="ce72">
            <text:p>546</text:p>
          </table:table-cell>
          <table:table-cell office:value-type="float" office:value="547.26" table:style-name="ce72">
            <text:p>547</text:p>
          </table:table-cell>
          <table:table-cell office:value-type="float" office:value="598.84" table:style-name="ce72">
            <text:p>599</text:p>
          </table:table-cell>
          <table:table-cell office:value-type="float" office:value="638.55999999999995" table:style-name="ce72">
            <text:p>639</text:p>
          </table:table-cell>
          <table:table-cell office:value-type="float" office:value="717.65" table:style-name="ce72">
            <text:p>718</text:p>
          </table:table-cell>
          <table:table-cell office:value-type="float" office:value="773.73" table:style-name="ce72">
            <text:p>774</text:p>
          </table:table-cell>
          <table:table-cell office:value-type="float" office:value="812.81" table:style-name="ce72">
            <text:p>813</text:p>
          </table:table-cell>
          <table:table-cell office:value-type="float" office:value="847.89" table:style-name="ce72">
            <text:p>848</text:p>
          </table:table-cell>
          <table:table-cell office:value-type="float" office:value="942.62" table:style-name="ce72">
            <text:p>943</text:p>
          </table:table-cell>
          <table:table-cell office:value-type="float" office:value="1116.53" table:style-name="ce72">
            <text:p>1,117</text:p>
          </table:table-cell>
          <table:table-cell office:value-type="float" office:value="1182.53" table:style-name="ce72">
            <text:p>1,183</text:p>
          </table:table-cell>
          <table:table-cell office:value-type="float" office:value="1236.08" table:style-name="ce72">
            <text:p>1,236</text:p>
          </table:table-cell>
          <table:table-cell office:value-type="float" office:value="1292.3399999999999" table:style-name="ce72">
            <text:p>1,292</text:p>
          </table:table-cell>
          <table:table-cell office:value-type="float" office:value="1357.26" table:style-name="ce72">
            <text:p>1,357</text:p>
          </table:table-cell>
          <table:table-cell office:value-type="float" office:value="1428.75" table:style-name="ce72">
            <text:p>1,429</text:p>
          </table:table-cell>
          <table:table-cell office:value-type="float" office:value="1470.6286491794999" table:style-name="ce72">
            <text:p>1,471</text:p>
          </table:table-cell>
          <table:table-cell office:value-type="float" office:value="1507.78" table:style-name="ce72">
            <text:p>1,508</text:p>
          </table:table-cell>
          <table:table-cell office:value-type="float" office:value="1502.76" table:style-name="ce72">
            <text:p>1,503</text:p>
          </table:table-cell>
          <table:table-cell office:value-type="float" office:value="1549.15" table:style-name="ce72">
            <text:p>1,549</text:p>
          </table:table-cell>
          <table:table-cell office:value-type="float" office:value="1412.44" table:style-name="ce72">
            <text:p>1,412</text:p>
          </table:table-cell>
          <table:table-cell office:value-type="float" office:value="1422.32" table:style-name="ce72">
            <text:p>1,422</text:p>
          </table:table-cell>
          <table:table-cell office:value-type="float" office:value="1498.55" table:style-name="ce72">
            <text:p>1,499</text:p>
          </table:table-cell>
          <table:table-cell office:value-type="float" office:value="1557.3" table:style-name="ce73">
            <text:p><text:s/>1,557<text:s/></text:p>
          </table:table-cell>
          <table:table-cell office:value-type="float" office:value="1636.18" table:style-name="ce74">
            <text:p>1,636</text:p>
          </table:table-cell>
          <table:table-cell office:value-type="float" office:value="1736.34" table:style-name="ce72">
            <text:p>1,736</text:p>
          </table:table-cell>
          <table:table-cell office:value-type="float" office:value="1814.12" table:style-name="ce72">
            <text:p>1,814</text:p>
          </table:table-cell>
          <table:table-cell office:value-type="float" office:value="1877.92" table:style-name="ce72">
            <text:p>1,878</text:p>
          </table:table-cell>
          <table:table-cell office:value-type="float" office:value="1865.79" table:style-name="ce72">
            <text:p>1,866</text:p>
          </table:table-cell>
          <table:table-cell office:value-type="float" office:value="1940.59" table:style-name="ce72">
            <text:p>1,941</text:p>
          </table:table-cell>
          <table:table-cell office:value-type="float" office:value="2031.31" table:style-name="ce72">
            <text:p>2,031</text:p>
          </table:table-cell>
          <table:table-cell office:value-type="float" office:value="2082" table:style-name="ce72">
            <text:p>2,082</text:p>
          </table:table-cell>
          <table:table-cell office:value-type="float" office:value="2239.39" table:style-name="ce72">
            <text:p>2,239</text:p>
          </table:table-cell>
          <table:table-cell table:style-name="ce71"/>
          <table:table-cell table:number-columns-repeated="16345"/>
        </table:table-row>
        <table:table-row table:style-name="ro27">
          <table:table-cell office:value-type="string" table:style-name="ce63">
            <text:p>E1936</text:p>
          </table:table-cell>
          <table:table-cell office:value-type="string" table:style-name="ce63">
            <text:p>E07000240</text:p>
          </table:table-cell>
          <table:table-cell office:value-type="string" table:style-name="ce63">
            <text:p>St Albans</text:p>
          </table:table-cell>
          <table:table-cell office:value-type="string" table:style-name="ce63">
            <text:p>YES</text:p>
          </table:table-cell>
          <table:table-cell office:value-type="string" table:style-name="ce63">
            <text:p>SD</text:p>
          </table:table-cell>
          <table:table-cell office:value-type="float" office:value="544" table:style-name="ce72">
            <text:p>544</text:p>
          </table:table-cell>
          <table:table-cell office:value-type="float" office:value="563.24" table:style-name="ce72">
            <text:p>563</text:p>
          </table:table-cell>
          <table:table-cell office:value-type="float" office:value="585.08000000000004" table:style-name="ce72">
            <text:p>585</text:p>
          </table:table-cell>
          <table:table-cell office:value-type="float" office:value="635.23" table:style-name="ce72">
            <text:p>635</text:p>
          </table:table-cell>
          <table:table-cell office:value-type="float" office:value="680.06" table:style-name="ce72">
            <text:p>680</text:p>
          </table:table-cell>
          <table:table-cell office:value-type="float" office:value="757.2" table:style-name="ce72">
            <text:p>757</text:p>
          </table:table-cell>
          <table:table-cell office:value-type="float" office:value="827.78" table:style-name="ce72">
            <text:p>828</text:p>
          </table:table-cell>
          <table:table-cell office:value-type="float" office:value="876.53" table:style-name="ce72">
            <text:p>877</text:p>
          </table:table-cell>
          <table:table-cell office:value-type="float" office:value="928.72" table:style-name="ce72">
            <text:p>929</text:p>
          </table:table-cell>
          <table:table-cell office:value-type="float" office:value="1026.6500000000001" table:style-name="ce72">
            <text:p>1,027</text:p>
          </table:table-cell>
          <table:table-cell office:value-type="float" office:value="1196.76" table:style-name="ce72">
            <text:p>1,197</text:p>
          </table:table-cell>
          <table:table-cell office:value-type="float" office:value="1272.04" table:style-name="ce72">
            <text:p>1,272</text:p>
          </table:table-cell>
          <table:table-cell office:value-type="float" office:value="1345.4" table:style-name="ce72">
            <text:p>1,345</text:p>
          </table:table-cell>
          <table:table-cell office:value-type="float" office:value="1406.95" table:style-name="ce72">
            <text:p>1,407</text:p>
          </table:table-cell>
          <table:table-cell office:value-type="float" office:value="1474.72" table:style-name="ce72">
            <text:p>1,475</text:p>
          </table:table-cell>
          <table:table-cell office:value-type="float" office:value="1542.85" table:style-name="ce72">
            <text:p>1,543</text:p>
          </table:table-cell>
          <table:table-cell office:value-type="float" office:value="1592.5666798428849" table:style-name="ce72">
            <text:p>1,593</text:p>
          </table:table-cell>
          <table:table-cell office:value-type="float" office:value="1597.21" table:style-name="ce72">
            <text:p>1,597</text:p>
          </table:table-cell>
          <table:table-cell office:value-type="float" office:value="1595.4" table:style-name="ce72">
            <text:p>1,595</text:p>
          </table:table-cell>
          <table:table-cell office:value-type="float" office:value="1597.76" table:style-name="ce72">
            <text:p>1,598</text:p>
          </table:table-cell>
          <table:table-cell office:value-type="float" office:value="1507.93" table:style-name="ce72">
            <text:p>1,508</text:p>
          </table:table-cell>
          <table:table-cell office:value-type="float" office:value="1489.95" table:style-name="ce72">
            <text:p>1,490</text:p>
          </table:table-cell>
          <table:table-cell office:value-type="float" office:value="1514.66" table:style-name="ce72">
            <text:p>1,515</text:p>
          </table:table-cell>
          <table:table-cell office:value-type="float" office:value="1586.7" table:style-name="ce73">
            <text:p><text:s/>1,587<text:s/></text:p>
          </table:table-cell>
          <table:table-cell office:value-type="float" office:value="1655.04" table:style-name="ce74">
            <text:p>1,655</text:p>
          </table:table-cell>
          <table:table-cell office:value-type="float" office:value="1758.26" table:style-name="ce72">
            <text:p>1,758</text:p>
          </table:table-cell>
          <table:table-cell office:value-type="float" office:value="1826.93" table:style-name="ce72">
            <text:p>1,827</text:p>
          </table:table-cell>
          <table:table-cell office:value-type="float" office:value="1906.65" table:style-name="ce72">
            <text:p>1,907</text:p>
          </table:table-cell>
          <table:table-cell office:value-type="float" office:value="1937.76" table:style-name="ce72">
            <text:p>1,938</text:p>
          </table:table-cell>
          <table:table-cell office:value-type="float" office:value="2056.1" table:style-name="ce72">
            <text:p>2,056</text:p>
          </table:table-cell>
          <table:table-cell office:value-type="float" office:value="2159.77" table:style-name="ce72">
            <text:p>2,160</text:p>
          </table:table-cell>
          <table:table-cell office:value-type="float" office:value="2266" table:style-name="ce72">
            <text:p>2,266</text:p>
          </table:table-cell>
          <table:table-cell office:value-type="float" office:value="2387.06" table:style-name="ce72">
            <text:p>2,387</text:p>
          </table:table-cell>
          <table:table-cell table:style-name="ce71"/>
          <table:table-cell table:number-columns-repeated="16345"/>
        </table:table-row>
        <table:table-row table:style-name="ro27">
          <table:table-cell office:value-type="string" table:style-name="ce63">
            <text:p>E3535</text:p>
          </table:table-cell>
          <table:table-cell office:value-type="string" table:style-name="ce63">
            <text:p>E07000204</text:p>
          </table:table-cell>
          <table:table-cell office:value-type="string" table:style-name="ce63">
            <text:p>St Edmundsbury</text:p>
          </table:table-cell>
          <table:table-cell office:value-type="string" table:style-name="ce63">
            <text:p>NO</text:p>
          </table:table-cell>
          <table:table-cell office:value-type="string" table:style-name="ce63">
            <text:p>SD</text:p>
          </table:table-cell>
          <table:table-cell office:value-type="float" office:value="412" table:style-name="ce72">
            <text:p>412</text:p>
          </table:table-cell>
          <table:table-cell office:value-type="float" office:value="460.19" table:style-name="ce72">
            <text:p>460</text:p>
          </table:table-cell>
          <table:table-cell office:value-type="float" office:value="475.47" table:style-name="ce72">
            <text:p>475</text:p>
          </table:table-cell>
          <table:table-cell office:value-type="float" office:value="503.81" table:style-name="ce72">
            <text:p>504</text:p>
          </table:table-cell>
          <table:table-cell office:value-type="float" office:value="537.62" table:style-name="ce72">
            <text:p>538</text:p>
          </table:table-cell>
          <table:table-cell office:value-type="float" office:value="585.17999999999995" table:style-name="ce72">
            <text:p>585</text:p>
          </table:table-cell>
          <table:table-cell office:value-type="float" office:value="633.11" table:style-name="ce72">
            <text:p>633</text:p>
          </table:table-cell>
          <table:table-cell office:value-type="float" office:value="681.35" table:style-name="ce72">
            <text:p>681</text:p>
          </table:table-cell>
          <table:table-cell office:value-type="float" office:value="732.17" table:style-name="ce72">
            <text:p>732</text:p>
          </table:table-cell>
          <table:table-cell office:value-type="float" office:value="827.82" table:style-name="ce72">
            <text:p>828</text:p>
          </table:table-cell>
          <table:table-cell office:value-type="float" office:value="983.55" table:style-name="ce72">
            <text:p>984</text:p>
          </table:table-cell>
          <table:table-cell office:value-type="float" office:value="1040.23" table:style-name="ce72">
            <text:p>1,040</text:p>
          </table:table-cell>
          <table:table-cell office:value-type="float" office:value="1072.1500000000001" table:style-name="ce72">
            <text:p>1,072</text:p>
          </table:table-cell>
          <table:table-cell office:value-type="float" office:value="1124.83" table:style-name="ce72">
            <text:p>1,125</text:p>
          </table:table-cell>
          <table:table-cell office:value-type="float" office:value="1184.69" table:style-name="ce72">
            <text:p>1,185</text:p>
          </table:table-cell>
          <table:table-cell office:value-type="float" office:value="1232.8399999999999" table:style-name="ce72">
            <text:p>1,233</text:p>
          </table:table-cell>
          <table:table-cell office:value-type="float" office:value="1252.6284318830726" table:style-name="ce72">
            <text:p>1,253</text:p>
          </table:table-cell>
          <table:table-cell office:value-type="float" office:value="1280.17" table:style-name="ce72">
            <text:p>1,280</text:p>
          </table:table-cell>
          <table:table-cell office:value-type="float" office:value="1283.78" table:style-name="ce72">
            <text:p>1,284</text:p>
          </table:table-cell>
          <table:table-cell office:value-type="float" office:value="1292.81" table:style-name="ce72">
            <text:p>1,293</text:p>
          </table:table-cell>
          <table:table-cell office:value-type="float" office:value="1165.0899999999999" table:style-name="ce72">
            <text:p>1,165</text:p>
          </table:table-cell>
          <table:table-cell office:value-type="float" office:value="1154.73" table:style-name="ce72">
            <text:p>1,155</text:p>
          </table:table-cell>
          <table:table-cell office:value-type="float" office:value="1163.32" table:style-name="ce72">
            <text:p>1,163</text:p>
          </table:table-cell>
          <table:table-cell office:value-type="float" office:value="1199.8599999999999" table:style-name="ce73">
            <text:p><text:s/>1,200<text:s/></text:p>
          </table:table-cell>
          <table:table-cell office:value-type="float" office:value="1242.54" table:style-name="ce74">
            <text:p>1,243</text:p>
          </table:table-cell>
          <table:table-cell office:value-type="float" office:value="1308.77" table:style-name="ce72">
            <text:p>1,309</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1"/>
          <table:table-cell table:number-columns-repeated="16345"/>
        </table:table-row>
        <table:table-row table:style-name="ro27">
          <table:table-cell office:value-type="string" table:style-name="ce63">
            <text:p>E4303</text:p>
          </table:table-cell>
          <table:table-cell office:value-type="string" table:style-name="ce63">
            <text:p>E08000013</text:p>
          </table:table-cell>
          <table:table-cell office:value-type="string" table:style-name="ce63">
            <text:p>St Helens</text:p>
          </table:table-cell>
          <table:table-cell office:value-type="string" table:style-name="ce63">
            <text:p>YES</text:p>
          </table:table-cell>
          <table:table-cell office:value-type="string" table:style-name="ce63">
            <text:p>MD</text:p>
          </table:table-cell>
          <table:table-cell office:value-type="float" office:value="438" table:style-name="ce72">
            <text:p>438</text:p>
          </table:table-cell>
          <table:table-cell office:value-type="float" office:value="471.28" table:style-name="ce72">
            <text:p>471</text:p>
          </table:table-cell>
          <table:table-cell office:value-type="float" office:value="537.74" table:style-name="ce72">
            <text:p>538</text:p>
          </table:table-cell>
          <table:table-cell office:value-type="float" office:value="566.16" table:style-name="ce72">
            <text:p>566</text:p>
          </table:table-cell>
          <table:table-cell office:value-type="float" office:value="644.85" table:style-name="ce72">
            <text:p>645</text:p>
          </table:table-cell>
          <table:table-cell office:value-type="float" office:value="687.04" table:style-name="ce72">
            <text:p>687</text:p>
          </table:table-cell>
          <table:table-cell office:value-type="float" office:value="702.24" table:style-name="ce72">
            <text:p>702</text:p>
          </table:table-cell>
          <table:table-cell office:value-type="float" office:value="733.84" table:style-name="ce72">
            <text:p>734</text:p>
          </table:table-cell>
          <table:table-cell office:value-type="float" office:value="772.03" table:style-name="ce72">
            <text:p>772</text:p>
          </table:table-cell>
          <table:table-cell office:value-type="float" office:value="798.94" table:style-name="ce72">
            <text:p>799</text:p>
          </table:table-cell>
          <table:table-cell office:value-type="float" office:value="825" table:style-name="ce72">
            <text:p>825</text:p>
          </table:table-cell>
          <table:table-cell office:value-type="float" office:value="854.46" table:style-name="ce72">
            <text:p>854</text:p>
          </table:table-cell>
          <table:table-cell office:value-type="float" office:value="881.14" table:style-name="ce72">
            <text:p>881</text:p>
          </table:table-cell>
          <table:table-cell office:value-type="float" office:value="910.19" table:style-name="ce72">
            <text:p>910</text:p>
          </table:table-cell>
          <table:table-cell office:value-type="float" office:value="936.28" table:style-name="ce72">
            <text:p>936</text:p>
          </table:table-cell>
          <table:table-cell office:value-type="float" office:value="955.88" table:style-name="ce72">
            <text:p>956</text:p>
          </table:table-cell>
          <table:table-cell office:value-type="float" office:value="978.79569483353953" table:style-name="ce72">
            <text:p>979</text:p>
          </table:table-cell>
          <table:table-cell office:value-type="float" office:value="987.65" table:style-name="ce72">
            <text:p>988</text:p>
          </table:table-cell>
          <table:table-cell office:value-type="float" office:value="988.23" table:style-name="ce72">
            <text:p>988</text:p>
          </table:table-cell>
          <table:table-cell office:value-type="float" office:value="1007.77" table:style-name="ce72">
            <text:p>1,008</text:p>
          </table:table-cell>
          <table:table-cell office:value-type="float" office:value="826.54" table:style-name="ce72">
            <text:p>827</text:p>
          </table:table-cell>
          <table:table-cell office:value-type="float" office:value="841.14" table:style-name="ce72">
            <text:p>841</text:p>
          </table:table-cell>
          <table:table-cell office:value-type="float" office:value="871.7" table:style-name="ce72">
            <text:p>872</text:p>
          </table:table-cell>
          <table:table-cell office:value-type="float" office:value="918.02" table:style-name="ce73">
            <text:p><text:s/>918<text:s/></text:p>
          </table:table-cell>
          <table:table-cell office:value-type="float" office:value="972.51" table:style-name="ce74">
            <text:p>973</text:p>
          </table:table-cell>
          <table:table-cell office:value-type="float" office:value="1040.9000000000001" table:style-name="ce72">
            <text:p>1,041</text:p>
          </table:table-cell>
          <table:table-cell office:value-type="float" office:value="1106.51" table:style-name="ce72">
            <text:p>1,107</text:p>
          </table:table-cell>
          <table:table-cell office:value-type="float" office:value="1163.2" table:style-name="ce72">
            <text:p>1,163</text:p>
          </table:table-cell>
          <table:table-cell office:value-type="float" office:value="1205.72" table:style-name="ce72">
            <text:p>1,206</text:p>
          </table:table-cell>
          <table:table-cell office:value-type="float" office:value="1262.82" table:style-name="ce72">
            <text:p>1,263</text:p>
          </table:table-cell>
          <table:table-cell office:value-type="float" office:value="1326.21" table:style-name="ce72">
            <text:p>1,326</text:p>
          </table:table-cell>
          <table:table-cell office:value-type="float" office:value="1389" table:style-name="ce72">
            <text:p>1,389</text:p>
          </table:table-cell>
          <table:table-cell office:value-type="float" office:value="1461.93" table:style-name="ce72">
            <text:p>1,462</text:p>
          </table:table-cell>
          <table:table-cell table:style-name="ce71"/>
          <table:table-cell table:number-columns-repeated="16345"/>
        </table:table-row>
        <table:table-row table:style-name="ro27">
          <table:table-cell office:value-type="string" table:style-name="ce63">
            <text:p>E3436</text:p>
          </table:table-cell>
          <table:table-cell office:value-type="string" table:style-name="ce63">
            <text:p>E07000197</text:p>
          </table:table-cell>
          <table:table-cell office:value-type="string" table:style-name="ce63">
            <text:p>Stafford</text:p>
          </table:table-cell>
          <table:table-cell office:value-type="string" table:style-name="ce63">
            <text:p>YES</text:p>
          </table:table-cell>
          <table:table-cell office:value-type="string" table:style-name="ce63">
            <text:p>SD</text:p>
          </table:table-cell>
          <table:table-cell office:value-type="float" office:value="431" table:style-name="ce72">
            <text:p>431</text:p>
          </table:table-cell>
          <table:table-cell office:value-type="float" office:value="460.65" table:style-name="ce72">
            <text:p>461</text:p>
          </table:table-cell>
          <table:table-cell office:value-type="float" office:value="457.01" table:style-name="ce72">
            <text:p>457</text:p>
          </table:table-cell>
          <table:table-cell office:value-type="float" office:value="494.21" table:style-name="ce72">
            <text:p>494</text:p>
          </table:table-cell>
          <table:table-cell office:value-type="float" office:value="535.77" table:style-name="ce72">
            <text:p>536</text:p>
          </table:table-cell>
          <table:table-cell office:value-type="float" office:value="596.23" table:style-name="ce72">
            <text:p>596</text:p>
          </table:table-cell>
          <table:table-cell office:value-type="float" office:value="644.86" table:style-name="ce72">
            <text:p>645</text:p>
          </table:table-cell>
          <table:table-cell office:value-type="float" office:value="683.52" table:style-name="ce72">
            <text:p>684</text:p>
          </table:table-cell>
          <table:table-cell office:value-type="float" office:value="745.82" table:style-name="ce72">
            <text:p>746</text:p>
          </table:table-cell>
          <table:table-cell office:value-type="float" office:value="800.91" table:style-name="ce72">
            <text:p>801</text:p>
          </table:table-cell>
          <table:table-cell office:value-type="float" office:value="920.43" table:style-name="ce72">
            <text:p>920</text:p>
          </table:table-cell>
          <table:table-cell office:value-type="float" office:value="984.47" table:style-name="ce72">
            <text:p>984</text:p>
          </table:table-cell>
          <table:table-cell office:value-type="float" office:value="1025.5999999999999" table:style-name="ce72">
            <text:p>1,026</text:p>
          </table:table-cell>
          <table:table-cell office:value-type="float" office:value="1075.6400000000001" table:style-name="ce72">
            <text:p>1,076</text:p>
          </table:table-cell>
          <table:table-cell office:value-type="float" office:value="1130.03" table:style-name="ce72">
            <text:p>1,130</text:p>
          </table:table-cell>
          <table:table-cell office:value-type="float" office:value="1173.1300000000001" table:style-name="ce72">
            <text:p>1,173</text:p>
          </table:table-cell>
          <table:table-cell office:value-type="float" office:value="1200.7394825109943" table:style-name="ce72">
            <text:p>1,201</text:p>
          </table:table-cell>
          <table:table-cell office:value-type="float" office:value="1210.24" table:style-name="ce72">
            <text:p>1,210</text:p>
          </table:table-cell>
          <table:table-cell office:value-type="float" office:value="1209.55" table:style-name="ce72">
            <text:p>1,210</text:p>
          </table:table-cell>
          <table:table-cell office:value-type="float" office:value="1214.5899999999999" table:style-name="ce72">
            <text:p>1,215</text:p>
          </table:table-cell>
          <table:table-cell office:value-type="float" office:value="1128.97" table:style-name="ce72">
            <text:p>1,129</text:p>
          </table:table-cell>
          <table:table-cell office:value-type="float" office:value="1111.93" table:style-name="ce72">
            <text:p>1,112</text:p>
          </table:table-cell>
          <table:table-cell office:value-type="float" office:value="1141.5899999999999" table:style-name="ce72">
            <text:p>1,142</text:p>
          </table:table-cell>
          <table:table-cell office:value-type="float" office:value="1182.8599999999999" table:style-name="ce73">
            <text:p><text:s/>1,183<text:s/></text:p>
          </table:table-cell>
          <table:table-cell office:value-type="float" office:value="1242" table:style-name="ce74">
            <text:p>1,242</text:p>
          </table:table-cell>
          <table:table-cell office:value-type="float" office:value="1324.63" table:style-name="ce72">
            <text:p>1,325</text:p>
          </table:table-cell>
          <table:table-cell office:value-type="float" office:value="1383.65" table:style-name="ce72">
            <text:p>1,384</text:p>
          </table:table-cell>
          <table:table-cell office:value-type="float" office:value="1440.42" table:style-name="ce72">
            <text:p>1,440</text:p>
          </table:table-cell>
          <table:table-cell office:value-type="float" office:value="1489.63" table:style-name="ce72">
            <text:p>1,490</text:p>
          </table:table-cell>
          <table:table-cell office:value-type="float" office:value="1535.41" table:style-name="ce72">
            <text:p>1,535</text:p>
          </table:table-cell>
          <table:table-cell office:value-type="float" office:value="1603.4" table:style-name="ce72">
            <text:p>1,603</text:p>
          </table:table-cell>
          <table:table-cell office:value-type="float" office:value="1684" table:style-name="ce72">
            <text:p>1,684</text:p>
          </table:table-cell>
          <table:table-cell office:value-type="float" office:value="1765.43" table:style-name="ce72">
            <text:p>1,765</text:p>
          </table:table-cell>
          <table:table-cell table:style-name="ce71"/>
          <table:table-cell table:number-columns-repeated="16345"/>
        </table:table-row>
        <table:table-row table:style-name="ro27">
          <table:table-cell office:value-type="string" table:style-name="ce63">
            <text:p>E3437</text:p>
          </table:table-cell>
          <table:table-cell office:value-type="string" table:style-name="ce63">
            <text:p>E07000198</text:p>
          </table:table-cell>
          <table:table-cell office:value-type="string" table:style-name="ce63">
            <text:p>Staffordshire Moorlands</text:p>
          </table:table-cell>
          <table:table-cell office:value-type="string" table:style-name="ce63">
            <text:p>YES</text:p>
          </table:table-cell>
          <table:table-cell office:value-type="string" table:style-name="ce63">
            <text:p>SD</text:p>
          </table:table-cell>
          <table:table-cell office:value-type="float" office:value="456" table:style-name="ce72">
            <text:p>456</text:p>
          </table:table-cell>
          <table:table-cell office:value-type="float" office:value="467.41" table:style-name="ce72">
            <text:p>467</text:p>
          </table:table-cell>
          <table:table-cell office:value-type="float" office:value="474.85" table:style-name="ce72">
            <text:p>475</text:p>
          </table:table-cell>
          <table:table-cell office:value-type="float" office:value="482.44" table:style-name="ce72">
            <text:p>482</text:p>
          </table:table-cell>
          <table:table-cell office:value-type="float" office:value="531.04" table:style-name="ce72">
            <text:p>531</text:p>
          </table:table-cell>
          <table:table-cell office:value-type="float" office:value="593.15" table:style-name="ce72">
            <text:p>593</text:p>
          </table:table-cell>
          <table:table-cell office:value-type="float" office:value="640.36" table:style-name="ce72">
            <text:p>640</text:p>
          </table:table-cell>
          <table:table-cell office:value-type="float" office:value="676.22" table:style-name="ce72">
            <text:p>676</text:p>
          </table:table-cell>
          <table:table-cell office:value-type="float" office:value="731.95" table:style-name="ce72">
            <text:p>732</text:p>
          </table:table-cell>
          <table:table-cell office:value-type="float" office:value="784.64" table:style-name="ce72">
            <text:p>785</text:p>
          </table:table-cell>
          <table:table-cell office:value-type="float" office:value="895.94" table:style-name="ce72">
            <text:p>896</text:p>
          </table:table-cell>
          <table:table-cell office:value-type="float" office:value="959.29" table:style-name="ce72">
            <text:p>959</text:p>
          </table:table-cell>
          <table:table-cell office:value-type="float" office:value="1000.78" table:style-name="ce72">
            <text:p>1,001</text:p>
          </table:table-cell>
          <table:table-cell office:value-type="float" office:value="1060.4000000000001" table:style-name="ce72">
            <text:p>1,060</text:p>
          </table:table-cell>
          <table:table-cell office:value-type="float" office:value="1109.6400000000001" table:style-name="ce72">
            <text:p>1,110</text:p>
          </table:table-cell>
          <table:table-cell office:value-type="float" office:value="1148.48" table:style-name="ce72">
            <text:p>1,148</text:p>
          </table:table-cell>
          <table:table-cell office:value-type="float" office:value="1176.650251194736" table:style-name="ce72">
            <text:p>1,177</text:p>
          </table:table-cell>
          <table:table-cell office:value-type="float" office:value="1198.48" table:style-name="ce72">
            <text:p>1,198</text:p>
          </table:table-cell>
          <table:table-cell office:value-type="float" office:value="1197.01" table:style-name="ce72">
            <text:p>1,197</text:p>
          </table:table-cell>
          <table:table-cell office:value-type="float" office:value="1197.58" table:style-name="ce72">
            <text:p>1,198</text:p>
          </table:table-cell>
          <table:table-cell office:value-type="float" office:value="1090.72" table:style-name="ce72">
            <text:p>1,091</text:p>
          </table:table-cell>
          <table:table-cell office:value-type="float" office:value="1086.33" table:style-name="ce72">
            <text:p>1,086</text:p>
          </table:table-cell>
          <table:table-cell office:value-type="float" office:value="1107.45" table:style-name="ce72">
            <text:p>1,107</text:p>
          </table:table-cell>
          <table:table-cell office:value-type="float" office:value="1147.82" table:style-name="ce73">
            <text:p><text:s/>1,148<text:s/></text:p>
          </table:table-cell>
          <table:table-cell office:value-type="float" office:value="1202.23" table:style-name="ce74">
            <text:p>1,202</text:p>
          </table:table-cell>
          <table:table-cell office:value-type="float" office:value="1269.73" table:style-name="ce72">
            <text:p>1,270</text:p>
          </table:table-cell>
          <table:table-cell office:value-type="float" office:value="1329.51" table:style-name="ce72">
            <text:p>1,330</text:p>
          </table:table-cell>
          <table:table-cell office:value-type="float" office:value="1380.51" table:style-name="ce72">
            <text:p>1,381</text:p>
          </table:table-cell>
          <table:table-cell office:value-type="float" office:value="1445.89" table:style-name="ce72">
            <text:p>1,446</text:p>
          </table:table-cell>
          <table:table-cell office:value-type="float" office:value="1497.16" table:style-name="ce72">
            <text:p>1,497</text:p>
          </table:table-cell>
          <table:table-cell office:value-type="float" office:value="1550.76" table:style-name="ce72">
            <text:p>1,551</text:p>
          </table:table-cell>
          <table:table-cell office:value-type="float" office:value="1637" table:style-name="ce72">
            <text:p>1,637</text:p>
          </table:table-cell>
          <table:table-cell office:value-type="float" office:value="1740.72" table:style-name="ce72">
            <text:p>1,741</text:p>
          </table:table-cell>
          <table:table-cell table:style-name="ce71"/>
          <table:table-cell table:number-columns-repeated="16345"/>
        </table:table-row>
        <table:table-row table:style-name="ro27">
          <table:table-cell office:value-type="string" table:style-name="ce63">
            <text:p>E1937</text:p>
          </table:table-cell>
          <table:table-cell office:value-type="string" table:style-name="ce63">
            <text:p>E07000243</text:p>
          </table:table-cell>
          <table:table-cell office:value-type="string" table:style-name="ce63">
            <text:p>Stevenage</text:p>
          </table:table-cell>
          <table:table-cell office:value-type="string" table:style-name="ce63">
            <text:p>YES</text:p>
          </table:table-cell>
          <table:table-cell office:value-type="string" table:style-name="ce63">
            <text:p>SD</text:p>
          </table:table-cell>
          <table:table-cell office:value-type="float" office:value="488" table:style-name="ce72">
            <text:p>488</text:p>
          </table:table-cell>
          <table:table-cell office:value-type="float" office:value="486.61" table:style-name="ce72">
            <text:p>487</text:p>
          </table:table-cell>
          <table:table-cell office:value-type="float" office:value="496.48" table:style-name="ce72">
            <text:p>496</text:p>
          </table:table-cell>
          <table:table-cell office:value-type="float" office:value="522.42999999999995" table:style-name="ce72">
            <text:p>522</text:p>
          </table:table-cell>
          <table:table-cell office:value-type="float" office:value="545.17999999999995" table:style-name="ce72">
            <text:p>545</text:p>
          </table:table-cell>
          <table:table-cell office:value-type="float" office:value="580.64" table:style-name="ce72">
            <text:p>581</text:p>
          </table:table-cell>
          <table:table-cell office:value-type="float" office:value="625.17999999999995" table:style-name="ce72">
            <text:p>625</text:p>
          </table:table-cell>
          <table:table-cell office:value-type="float" office:value="661.18" table:style-name="ce72">
            <text:p>661</text:p>
          </table:table-cell>
          <table:table-cell office:value-type="float" office:value="705.56" table:style-name="ce72">
            <text:p>706</text:p>
          </table:table-cell>
          <table:table-cell office:value-type="float" office:value="777.68" table:style-name="ce72">
            <text:p>778</text:p>
          </table:table-cell>
          <table:table-cell office:value-type="float" office:value="908.92" table:style-name="ce72">
            <text:p>909</text:p>
          </table:table-cell>
          <table:table-cell office:value-type="float" office:value="961.88" table:style-name="ce72">
            <text:p>962</text:p>
          </table:table-cell>
          <table:table-cell office:value-type="float" office:value="1009.35" table:style-name="ce72">
            <text:p>1,009</text:p>
          </table:table-cell>
          <table:table-cell office:value-type="float" office:value="1053.1600000000001" table:style-name="ce72">
            <text:p>1,053</text:p>
          </table:table-cell>
          <table:table-cell office:value-type="float" office:value="1105.1600000000001" table:style-name="ce72">
            <text:p>1,105</text:p>
          </table:table-cell>
          <table:table-cell office:value-type="float" office:value="1173.1300000000001" table:style-name="ce72">
            <text:p>1,173</text:p>
          </table:table-cell>
          <table:table-cell office:value-type="float" office:value="1210.0012562825843" table:style-name="ce72">
            <text:p>1,210</text:p>
          </table:table-cell>
          <table:table-cell office:value-type="float" office:value="1207.18" table:style-name="ce72">
            <text:p>1,207</text:p>
          </table:table-cell>
          <table:table-cell office:value-type="float" office:value="1207.92" table:style-name="ce72">
            <text:p>1,208</text:p>
          </table:table-cell>
          <table:table-cell office:value-type="float" office:value="1202.69" table:style-name="ce72">
            <text:p>1,203</text:p>
          </table:table-cell>
          <table:table-cell office:value-type="float" office:value="1012.61" table:style-name="ce72">
            <text:p>1,013</text:p>
          </table:table-cell>
          <table:table-cell office:value-type="float" office:value="1011.83" table:style-name="ce72">
            <text:p>1,012</text:p>
          </table:table-cell>
          <table:table-cell office:value-type="float" office:value="1038.25" table:style-name="ce72">
            <text:p>1,038</text:p>
          </table:table-cell>
          <table:table-cell office:value-type="float" office:value="1096.47" table:style-name="ce73">
            <text:p><text:s/>1,096<text:s/></text:p>
          </table:table-cell>
          <table:table-cell office:value-type="float" office:value="1170.25" table:style-name="ce74">
            <text:p>1,170</text:p>
          </table:table-cell>
          <table:table-cell office:value-type="float" office:value="1240.19" table:style-name="ce72">
            <text:p>1,240</text:p>
          </table:table-cell>
          <table:table-cell office:value-type="float" office:value="1303.32" table:style-name="ce72">
            <text:p>1,303</text:p>
          </table:table-cell>
          <table:table-cell office:value-type="float" office:value="1365.85" table:style-name="ce72">
            <text:p>1,366</text:p>
          </table:table-cell>
          <table:table-cell office:value-type="float" office:value="1415.19" table:style-name="ce72">
            <text:p>1,415</text:p>
          </table:table-cell>
          <table:table-cell office:value-type="float" office:value="1483.46" table:style-name="ce72">
            <text:p>1,483</text:p>
          </table:table-cell>
          <table:table-cell office:value-type="float" office:value="1557.56" table:style-name="ce72">
            <text:p>1,558</text:p>
          </table:table-cell>
          <table:table-cell office:value-type="float" office:value="1652" table:style-name="ce72">
            <text:p>1,652</text:p>
          </table:table-cell>
          <table:table-cell office:value-type="float" office:value="1723.02" table:style-name="ce72">
            <text:p>1,723</text:p>
          </table:table-cell>
          <table:table-cell table:style-name="ce71"/>
          <table:table-cell table:number-columns-repeated="16345"/>
        </table:table-row>
        <table:table-row table:style-name="ro27">
          <table:table-cell office:value-type="string" table:style-name="ce63">
            <text:p>E4207</text:p>
          </table:table-cell>
          <table:table-cell office:value-type="string" table:style-name="ce63">
            <text:p>E08000007</text:p>
          </table:table-cell>
          <table:table-cell office:value-type="string" table:style-name="ce63">
            <text:p>Stockport</text:p>
          </table:table-cell>
          <table:table-cell office:value-type="string" table:style-name="ce63">
            <text:p>YES</text:p>
          </table:table-cell>
          <table:table-cell office:value-type="string" table:style-name="ce63">
            <text:p>MD</text:p>
          </table:table-cell>
          <table:table-cell office:value-type="float" office:value="531" table:style-name="ce72">
            <text:p>531</text:p>
          </table:table-cell>
          <table:table-cell office:value-type="float" office:value="569.69000000000005" table:style-name="ce72">
            <text:p>570</text:p>
          </table:table-cell>
          <table:table-cell office:value-type="float" office:value="630.20000000000005" table:style-name="ce72">
            <text:p>630</text:p>
          </table:table-cell>
          <table:table-cell office:value-type="float" office:value="660.01" table:style-name="ce72">
            <text:p>660</text:p>
          </table:table-cell>
          <table:table-cell office:value-type="float" office:value="688" table:style-name="ce72">
            <text:p>688</text:p>
          </table:table-cell>
          <table:table-cell office:value-type="float" office:value="714.77" table:style-name="ce72">
            <text:p>715</text:p>
          </table:table-cell>
          <table:table-cell office:value-type="float" office:value="751.8" table:style-name="ce72">
            <text:p>752</text:p>
          </table:table-cell>
          <table:table-cell office:value-type="float" office:value="782.14" table:style-name="ce72">
            <text:p>782</text:p>
          </table:table-cell>
          <table:table-cell office:value-type="float" office:value="836.72" table:style-name="ce72">
            <text:p>837</text:p>
          </table:table-cell>
          <table:table-cell office:value-type="float" office:value="886.75" table:style-name="ce72">
            <text:p>887</text:p>
          </table:table-cell>
          <table:table-cell office:value-type="float" office:value="946.17" table:style-name="ce72">
            <text:p>946</text:p>
          </table:table-cell>
          <table:table-cell office:value-type="float" office:value="987.72" table:style-name="ce72">
            <text:p>988</text:p>
          </table:table-cell>
          <table:table-cell office:value-type="float" office:value="1025.71" table:style-name="ce72">
            <text:p>1,026</text:p>
          </table:table-cell>
          <table:table-cell office:value-type="float" office:value="1073.31" table:style-name="ce72">
            <text:p>1,073</text:p>
          </table:table-cell>
          <table:table-cell office:value-type="float" office:value="1122.78" table:style-name="ce72">
            <text:p>1,123</text:p>
          </table:table-cell>
          <table:table-cell office:value-type="float" office:value="1174.3900000000001" table:style-name="ce72">
            <text:p>1,174</text:p>
          </table:table-cell>
          <table:table-cell office:value-type="float" office:value="1223.0881756673637" table:style-name="ce72">
            <text:p>1,223</text:p>
          </table:table-cell>
          <table:table-cell office:value-type="float" office:value="1266.52" table:style-name="ce72">
            <text:p>1,267</text:p>
          </table:table-cell>
          <table:table-cell office:value-type="float" office:value="1265.8699999999999" table:style-name="ce72">
            <text:p>1,266</text:p>
          </table:table-cell>
          <table:table-cell office:value-type="float" office:value="1265.0899999999999" table:style-name="ce72">
            <text:p>1,265</text:p>
          </table:table-cell>
          <table:table-cell office:value-type="float" office:value="1141.3499999999999" table:style-name="ce72">
            <text:p>1,141</text:p>
          </table:table-cell>
          <table:table-cell office:value-type="float" office:value="1141.1300000000001" table:style-name="ce72">
            <text:p>1,141</text:p>
          </table:table-cell>
          <table:table-cell office:value-type="float" office:value="1150.24" table:style-name="ce72">
            <text:p>1,150</text:p>
          </table:table-cell>
          <table:table-cell office:value-type="float" office:value="1203.98" table:style-name="ce73">
            <text:p><text:s/>1,204<text:s/></text:p>
          </table:table-cell>
          <table:table-cell office:value-type="float" office:value="1282.5899999999999" table:style-name="ce74">
            <text:p>1,283</text:p>
          </table:table-cell>
          <table:table-cell office:value-type="float" office:value="1358.88" table:style-name="ce72">
            <text:p>1,359</text:p>
          </table:table-cell>
          <table:table-cell office:value-type="float" office:value="1434.05" table:style-name="ce72">
            <text:p>1,434</text:p>
          </table:table-cell>
          <table:table-cell office:value-type="float" office:value="1491.7" table:style-name="ce72">
            <text:p>1,492</text:p>
          </table:table-cell>
          <table:table-cell office:value-type="float" office:value="1531.81" table:style-name="ce72">
            <text:p>1,532</text:p>
          </table:table-cell>
          <table:table-cell office:value-type="float" office:value="1601.87" table:style-name="ce72">
            <text:p>1,602</text:p>
          </table:table-cell>
          <table:table-cell office:value-type="float" office:value="1678.09" table:style-name="ce72">
            <text:p>1,678</text:p>
          </table:table-cell>
          <table:table-cell office:value-type="float" office:value="1774" table:style-name="ce72">
            <text:p>1,774</text:p>
          </table:table-cell>
          <table:table-cell office:value-type="float" office:value="1878.49" table:style-name="ce72">
            <text:p>1,878</text:p>
          </table:table-cell>
          <table:table-cell table:style-name="ce71"/>
          <table:table-cell table:number-columns-repeated="16345"/>
        </table:table-row>
        <table:table-row table:style-name="ro27">
          <table:table-cell office:value-type="string" table:style-name="ce76">
            <text:p>E0734</text:p>
          </table:table-cell>
          <table:table-cell office:value-type="string" table:style-name="ce63">
            <text:p>[z]</text:p>
          </table:table-cell>
          <table:table-cell office:value-type="string" table:style-name="ce63">
            <text:p>Stockton-on-Tees</text:p>
          </table:table-cell>
          <table:table-cell office:value-type="string" table:style-name="ce60">
            <text:p>NO</text:p>
          </table:table-cell>
          <table:table-cell office:value-type="string" table:style-name="ce60">
            <text:p>SD</text:p>
          </table:table-cell>
          <table:table-cell office:value-type="float" office:value="445" table:style-name="ce72">
            <text:p>445</text:p>
          </table:table-cell>
          <table:table-cell office:value-type="float" office:value="473.37" table:style-name="ce72">
            <text:p>473</text:p>
          </table:table-cell>
          <table:table-cell office:value-type="float" office:value="496.35" table:style-name="ce72">
            <text:p>496</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3">
            <text:p>[z]</text:p>
          </table:table-cell>
          <table:table-cell office:value-type="string" table:style-name="ce74">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8"/>
          <table:table-cell table:number-columns-repeated="16345"/>
        </table:table-row>
        <table:table-row table:style-name="ro27">
          <table:table-cell office:value-type="string" table:style-name="ce63">
            <text:p>E0704</text:p>
          </table:table-cell>
          <table:table-cell office:value-type="string" table:style-name="ce63">
            <text:p>E06000004</text:p>
          </table:table-cell>
          <table:table-cell office:value-type="string" table:style-name="ce63">
            <text:p>Stockton-on-Tees UA</text:p>
          </table:table-cell>
          <table:table-cell office:value-type="string" table:style-name="ce63">
            <text:p>YES</text:p>
          </table:table-cell>
          <table:table-cell office:value-type="string" table:style-name="ce63">
            <text:p>UA</text:p>
          </table:table-cell>
          <table:table-cell office:value-type="float" office:value="445" table:style-name="ce72">
            <text:p>445</text:p>
          </table:table-cell>
          <table:table-cell office:value-type="float" office:value="473.37" table:style-name="ce72">
            <text:p>473</text:p>
          </table:table-cell>
          <table:table-cell office:value-type="float" office:value="496.35" table:style-name="ce72">
            <text:p>496</text:p>
          </table:table-cell>
          <table:table-cell office:value-type="float" office:value="540.9" table:style-name="ce72">
            <text:p>541</text:p>
          </table:table-cell>
          <table:table-cell office:value-type="float" office:value="577.72" table:style-name="ce72">
            <text:p>578</text:p>
          </table:table-cell>
          <table:table-cell office:value-type="float" office:value="580.41999999999996" table:style-name="ce72">
            <text:p>580</text:p>
          </table:table-cell>
          <table:table-cell office:value-type="float" office:value="616.04" table:style-name="ce72">
            <text:p>616</text:p>
          </table:table-cell>
          <table:table-cell office:value-type="float" office:value="654.08000000000004" table:style-name="ce72">
            <text:p>654</text:p>
          </table:table-cell>
          <table:table-cell office:value-type="float" office:value="689.69" table:style-name="ce72">
            <text:p>690</text:p>
          </table:table-cell>
          <table:table-cell office:value-type="float" office:value="737.32" table:style-name="ce72">
            <text:p>737</text:p>
          </table:table-cell>
          <table:table-cell office:value-type="float" office:value="790.41" table:style-name="ce72">
            <text:p>790</text:p>
          </table:table-cell>
          <table:table-cell office:value-type="float" office:value="849.76" table:style-name="ce72">
            <text:p>850</text:p>
          </table:table-cell>
          <table:table-cell office:value-type="float" office:value="885.71" table:style-name="ce72">
            <text:p>886</text:p>
          </table:table-cell>
          <table:table-cell office:value-type="float" office:value="929.61" table:style-name="ce72">
            <text:p>930</text:p>
          </table:table-cell>
          <table:table-cell office:value-type="float" office:value="972" table:style-name="ce72">
            <text:p>972</text:p>
          </table:table-cell>
          <table:table-cell office:value-type="float" office:value="1021.99" table:style-name="ce72">
            <text:p>1,022</text:p>
          </table:table-cell>
          <table:table-cell office:value-type="float" office:value="1067.436151820707" table:style-name="ce72">
            <text:p>1,067</text:p>
          </table:table-cell>
          <table:table-cell office:value-type="float" office:value="1091.45" table:style-name="ce72">
            <text:p>1,091</text:p>
          </table:table-cell>
          <table:table-cell office:value-type="float" office:value="1094.8399999999999" table:style-name="ce72">
            <text:p>1,095</text:p>
          </table:table-cell>
          <table:table-cell office:value-type="float" office:value="1133.33" table:style-name="ce72">
            <text:p>1,133</text:p>
          </table:table-cell>
          <table:table-cell office:value-type="float" office:value="961.06" table:style-name="ce72">
            <text:p>961</text:p>
          </table:table-cell>
          <table:table-cell office:value-type="float" office:value="996.33" table:style-name="ce72">
            <text:p>996</text:p>
          </table:table-cell>
          <table:table-cell office:value-type="float" office:value="1025.94" table:style-name="ce72">
            <text:p>1,026</text:p>
          </table:table-cell>
          <table:table-cell office:value-type="float" office:value="1081.25" table:style-name="ce73">
            <text:p><text:s/>1,081<text:s/></text:p>
          </table:table-cell>
          <table:table-cell office:value-type="float" office:value="1140.6199999999999" table:style-name="ce74">
            <text:p>1,141</text:p>
          </table:table-cell>
          <table:table-cell office:value-type="float" office:value="1217.8" table:style-name="ce72">
            <text:p>1,218</text:p>
          </table:table-cell>
          <table:table-cell office:value-type="float" office:value="1271.4100000000001" table:style-name="ce72">
            <text:p>1,271</text:p>
          </table:table-cell>
          <table:table-cell office:value-type="float" office:value="1330.62" table:style-name="ce72">
            <text:p>1,331</text:p>
          </table:table-cell>
          <table:table-cell office:value-type="float" office:value="1372.07" table:style-name="ce72">
            <text:p>1,372</text:p>
          </table:table-cell>
          <table:table-cell office:value-type="float" office:value="1413.55" table:style-name="ce72">
            <text:p>1,414</text:p>
          </table:table-cell>
          <table:table-cell office:value-type="float" office:value="1505.82" table:style-name="ce72">
            <text:p>1,506</text:p>
          </table:table-cell>
          <table:table-cell office:value-type="float" office:value="1600" table:style-name="ce72">
            <text:p>1,600</text:p>
          </table:table-cell>
          <table:table-cell office:value-type="float" office:value="1704.61" table:style-name="ce72">
            <text:p>1,705</text:p>
          </table:table-cell>
          <table:table-cell table:style-name="ce71"/>
          <table:table-cell table:number-columns-repeated="16345"/>
        </table:table-row>
        <table:table-row table:style-name="ro27">
          <table:table-cell office:value-type="string" table:style-name="ce76">
            <text:p>E3438</text:p>
          </table:table-cell>
          <table:table-cell office:value-type="string" table:style-name="ce63">
            <text:p>[z]</text:p>
          </table:table-cell>
          <table:table-cell office:value-type="string" table:style-name="ce63">
            <text:p>Stoke-on-Trent</text:p>
          </table:table-cell>
          <table:table-cell office:value-type="string" table:style-name="ce60">
            <text:p>NO</text:p>
          </table:table-cell>
          <table:table-cell office:value-type="string" table:style-name="ce60">
            <text:p>SD</text:p>
          </table:table-cell>
          <table:table-cell office:value-type="float" office:value="348" table:style-name="ce72">
            <text:p>348</text:p>
          </table:table-cell>
          <table:table-cell office:value-type="float" office:value="376.82" table:style-name="ce72">
            <text:p>377</text:p>
          </table:table-cell>
          <table:table-cell office:value-type="float" office:value="401.37" table:style-name="ce72">
            <text:p>401</text:p>
          </table:table-cell>
          <table:table-cell office:value-type="float" office:value="423.05" table:style-name="ce72">
            <text:p>423</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3">
            <text:p>[z]</text:p>
          </table:table-cell>
          <table:table-cell office:value-type="string" table:style-name="ce74">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8"/>
          <table:table-cell table:number-columns-repeated="16345"/>
        </table:table-row>
        <table:table-row table:style-name="ro27">
          <table:table-cell office:value-type="string" table:style-name="ce63">
            <text:p>E3401</text:p>
          </table:table-cell>
          <table:table-cell office:value-type="string" table:style-name="ce63">
            <text:p>E06000021</text:p>
          </table:table-cell>
          <table:table-cell office:value-type="string" table:style-name="ce63">
            <text:p>Stoke-on-Trent UA</text:p>
          </table:table-cell>
          <table:table-cell office:value-type="string" table:style-name="ce63">
            <text:p>YES</text:p>
          </table:table-cell>
          <table:table-cell office:value-type="string" table:style-name="ce63">
            <text:p>UA</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float" office:value="421.91" table:style-name="ce72">
            <text:p>422</text:p>
          </table:table-cell>
          <table:table-cell office:value-type="float" office:value="461.88" table:style-name="ce72">
            <text:p>462</text:p>
          </table:table-cell>
          <table:table-cell office:value-type="float" office:value="488.72" table:style-name="ce72">
            <text:p>489</text:p>
          </table:table-cell>
          <table:table-cell office:value-type="float" office:value="511.19" table:style-name="ce72">
            <text:p>511</text:p>
          </table:table-cell>
          <table:table-cell office:value-type="float" office:value="552.12" table:style-name="ce72">
            <text:p>552</text:p>
          </table:table-cell>
          <table:table-cell office:value-type="float" office:value="594.75" table:style-name="ce72">
            <text:p>595</text:p>
          </table:table-cell>
          <table:table-cell office:value-type="float" office:value="666.32" table:style-name="ce72">
            <text:p>666</text:p>
          </table:table-cell>
          <table:table-cell office:value-type="float" office:value="708.06" table:style-name="ce72">
            <text:p>708</text:p>
          </table:table-cell>
          <table:table-cell office:value-type="float" office:value="750.47" table:style-name="ce72">
            <text:p>750</text:p>
          </table:table-cell>
          <table:table-cell office:value-type="float" office:value="793.28" table:style-name="ce72">
            <text:p>793</text:p>
          </table:table-cell>
          <table:table-cell office:value-type="float" office:value="832.85" table:style-name="ce72">
            <text:p>833</text:p>
          </table:table-cell>
          <table:table-cell office:value-type="float" office:value="858.41" table:style-name="ce72">
            <text:p>858</text:p>
          </table:table-cell>
          <table:table-cell office:value-type="float" office:value="894.29406501617882" table:style-name="ce72">
            <text:p>894</text:p>
          </table:table-cell>
          <table:table-cell office:value-type="float" office:value="919.97" table:style-name="ce72">
            <text:p>920</text:p>
          </table:table-cell>
          <table:table-cell office:value-type="float" office:value="917.79" table:style-name="ce72">
            <text:p>918</text:p>
          </table:table-cell>
          <table:table-cell office:value-type="float" office:value="946.18" table:style-name="ce72">
            <text:p>946</text:p>
          </table:table-cell>
          <table:table-cell office:value-type="float" office:value="746.39" table:style-name="ce72">
            <text:p>746</text:p>
          </table:table-cell>
          <table:table-cell office:value-type="float" office:value="741.58" table:style-name="ce72">
            <text:p>742</text:p>
          </table:table-cell>
          <table:table-cell office:value-type="float" office:value="753.86" table:style-name="ce72">
            <text:p>754</text:p>
          </table:table-cell>
          <table:table-cell office:value-type="float" office:value="763.84" table:style-name="ce73">
            <text:p><text:s/>764<text:s/></text:p>
          </table:table-cell>
          <table:table-cell office:value-type="float" office:value="808.33" table:style-name="ce74">
            <text:p>808</text:p>
          </table:table-cell>
          <table:table-cell office:value-type="float" office:value="856.09" table:style-name="ce72">
            <text:p>856</text:p>
          </table:table-cell>
          <table:table-cell office:value-type="float" office:value="908.78" table:style-name="ce72">
            <text:p>909</text:p>
          </table:table-cell>
          <table:table-cell office:value-type="float" office:value="961.57" table:style-name="ce72">
            <text:p>962</text:p>
          </table:table-cell>
          <table:table-cell office:value-type="float" office:value="957.57" table:style-name="ce72">
            <text:p>958</text:p>
          </table:table-cell>
          <table:table-cell office:value-type="float" office:value="1009.18" table:style-name="ce72">
            <text:p>1,009</text:p>
          </table:table-cell>
          <table:table-cell office:value-type="float" office:value="1079.6400000000001" table:style-name="ce72">
            <text:p>1,080</text:p>
          </table:table-cell>
          <table:table-cell office:value-type="float" office:value="1165" table:style-name="ce72">
            <text:p>1,165</text:p>
          </table:table-cell>
          <table:table-cell office:value-type="float" office:value="1226.5899999999999" table:style-name="ce72">
            <text:p>1,227</text:p>
          </table:table-cell>
          <table:table-cell table:style-name="ce71"/>
          <table:table-cell table:number-columns-repeated="16345"/>
        </table:table-row>
        <table:table-row table:style-name="ro27">
          <table:table-cell office:value-type="string" table:style-name="ce63">
            <text:p>E3734</text:p>
          </table:table-cell>
          <table:table-cell office:value-type="string" table:style-name="ce63">
            <text:p>E07000221</text:p>
          </table:table-cell>
          <table:table-cell office:value-type="string" table:style-name="ce63">
            <text:p>Stratford-on-Avon</text:p>
          </table:table-cell>
          <table:table-cell office:value-type="string" table:style-name="ce63">
            <text:p>YES</text:p>
          </table:table-cell>
          <table:table-cell office:value-type="string" table:style-name="ce63">
            <text:p>SD</text:p>
          </table:table-cell>
          <table:table-cell office:value-type="float" office:value="560" table:style-name="ce72">
            <text:p>560</text:p>
          </table:table-cell>
          <table:table-cell office:value-type="float" office:value="587.55999999999995" table:style-name="ce72">
            <text:p>588</text:p>
          </table:table-cell>
          <table:table-cell office:value-type="float" office:value="601.34" table:style-name="ce72">
            <text:p>601</text:p>
          </table:table-cell>
          <table:table-cell office:value-type="float" office:value="636.94000000000005" table:style-name="ce72">
            <text:p>637</text:p>
          </table:table-cell>
          <table:table-cell office:value-type="float" office:value="673.63" table:style-name="ce72">
            <text:p>674</text:p>
          </table:table-cell>
          <table:table-cell office:value-type="float" office:value="726" table:style-name="ce72">
            <text:p>726</text:p>
          </table:table-cell>
          <table:table-cell office:value-type="float" office:value="786.55" table:style-name="ce72">
            <text:p>787</text:p>
          </table:table-cell>
          <table:table-cell office:value-type="float" office:value="836.35" table:style-name="ce72">
            <text:p>836</text:p>
          </table:table-cell>
          <table:table-cell office:value-type="float" office:value="878.97" table:style-name="ce72">
            <text:p>879</text:p>
          </table:table-cell>
          <table:table-cell office:value-type="float" office:value="982.27" table:style-name="ce72">
            <text:p>982</text:p>
          </table:table-cell>
          <table:table-cell office:value-type="float" office:value="1099.22" table:style-name="ce72">
            <text:p>1,099</text:p>
          </table:table-cell>
          <table:table-cell office:value-type="float" office:value="1174.93" table:style-name="ce72">
            <text:p>1,175</text:p>
          </table:table-cell>
          <table:table-cell office:value-type="float" office:value="1233.8399999999999" table:style-name="ce72">
            <text:p>1,234</text:p>
          </table:table-cell>
          <table:table-cell office:value-type="float" office:value="1291.95" table:style-name="ce72">
            <text:p>1,292</text:p>
          </table:table-cell>
          <table:table-cell office:value-type="float" office:value="1343.64" table:style-name="ce72">
            <text:p>1,344</text:p>
          </table:table-cell>
          <table:table-cell office:value-type="float" office:value="1411.07" table:style-name="ce72">
            <text:p>1,411</text:p>
          </table:table-cell>
          <table:table-cell office:value-type="float" office:value="1453.1533245274338" table:style-name="ce72">
            <text:p>1,453</text:p>
          </table:table-cell>
          <table:table-cell office:value-type="float" office:value="1487.07" table:style-name="ce72">
            <text:p>1,487</text:p>
          </table:table-cell>
          <table:table-cell office:value-type="float" office:value="1489.85" table:style-name="ce72">
            <text:p>1,490</text:p>
          </table:table-cell>
          <table:table-cell office:value-type="float" office:value="1495.3" table:style-name="ce72">
            <text:p>1,495</text:p>
          </table:table-cell>
          <table:table-cell office:value-type="float" office:value="1367.03" table:style-name="ce72">
            <text:p>1,367</text:p>
          </table:table-cell>
          <table:table-cell office:value-type="float" office:value="1395.81" table:style-name="ce72">
            <text:p>1,396</text:p>
          </table:table-cell>
          <table:table-cell office:value-type="float" office:value="1428.89" table:style-name="ce72">
            <text:p>1,429</text:p>
          </table:table-cell>
          <table:table-cell office:value-type="float" office:value="1505.04" table:style-name="ce73">
            <text:p><text:s/>1,505<text:s/></text:p>
          </table:table-cell>
          <table:table-cell office:value-type="float" office:value="1580.82" table:style-name="ce74">
            <text:p>1,581</text:p>
          </table:table-cell>
          <table:table-cell office:value-type="float" office:value="1687.2" table:style-name="ce72">
            <text:p>1,687</text:p>
          </table:table-cell>
          <table:table-cell office:value-type="float" office:value="1789.24" table:style-name="ce72">
            <text:p>1,789</text:p>
          </table:table-cell>
          <table:table-cell office:value-type="float" office:value="1843.33" table:style-name="ce72">
            <text:p>1,843</text:p>
          </table:table-cell>
          <table:table-cell office:value-type="float" office:value="1880.67" table:style-name="ce72">
            <text:p>1,881</text:p>
          </table:table-cell>
          <table:table-cell office:value-type="float" office:value="1978.94" table:style-name="ce72">
            <text:p>1,979</text:p>
          </table:table-cell>
          <table:table-cell office:value-type="float" office:value="2061.8200000000002" table:style-name="ce72">
            <text:p>2,062</text:p>
          </table:table-cell>
          <table:table-cell office:value-type="float" office:value="2156" table:style-name="ce72">
            <text:p>2,156</text:p>
          </table:table-cell>
          <table:table-cell office:value-type="float" office:value="2270.21" table:style-name="ce72">
            <text:p>2,270</text:p>
          </table:table-cell>
          <table:table-cell table:style-name="ce71"/>
          <table:table-cell table:number-columns-repeated="16345"/>
        </table:table-row>
        <table:table-row table:style-name="ro27">
          <table:table-cell office:value-type="string" table:style-name="ce63">
            <text:p>E1635</text:p>
          </table:table-cell>
          <table:table-cell office:value-type="string" table:style-name="ce63">
            <text:p>E07000082</text:p>
          </table:table-cell>
          <table:table-cell office:value-type="string" table:style-name="ce63">
            <text:p>Stroud</text:p>
          </table:table-cell>
          <table:table-cell office:value-type="string" table:style-name="ce63">
            <text:p>YES</text:p>
          </table:table-cell>
          <table:table-cell office:value-type="string" table:style-name="ce63">
            <text:p>SD</text:p>
          </table:table-cell>
          <table:table-cell office:value-type="float" office:value="517" table:style-name="ce72">
            <text:p>517</text:p>
          </table:table-cell>
          <table:table-cell office:value-type="float" office:value="562.82000000000005" table:style-name="ce72">
            <text:p>563</text:p>
          </table:table-cell>
          <table:table-cell office:value-type="float" office:value="553.79999999999995" table:style-name="ce72">
            <text:p>554</text:p>
          </table:table-cell>
          <table:table-cell office:value-type="float" office:value="581.75" table:style-name="ce72">
            <text:p>582</text:p>
          </table:table-cell>
          <table:table-cell office:value-type="float" office:value="617.24" table:style-name="ce72">
            <text:p>617</text:p>
          </table:table-cell>
          <table:table-cell office:value-type="float" office:value="673.36" table:style-name="ce72">
            <text:p>673</text:p>
          </table:table-cell>
          <table:table-cell office:value-type="float" office:value="736.34" table:style-name="ce72">
            <text:p>736</text:p>
          </table:table-cell>
          <table:table-cell office:value-type="float" office:value="795.9" table:style-name="ce72">
            <text:p>796</text:p>
          </table:table-cell>
          <table:table-cell office:value-type="float" office:value="840.44" table:style-name="ce72">
            <text:p>840</text:p>
          </table:table-cell>
          <table:table-cell office:value-type="float" office:value="915.53" table:style-name="ce72">
            <text:p>916</text:p>
          </table:table-cell>
          <table:table-cell office:value-type="float" office:value="1050.45" table:style-name="ce72">
            <text:p>1,050</text:p>
          </table:table-cell>
          <table:table-cell office:value-type="float" office:value="1111.1600000000001" table:style-name="ce72">
            <text:p>1,111</text:p>
          </table:table-cell>
          <table:table-cell office:value-type="float" office:value="1154.99" table:style-name="ce72">
            <text:p>1,155</text:p>
          </table:table-cell>
          <table:table-cell office:value-type="float" office:value="1201.1199999999999" table:style-name="ce72">
            <text:p>1,201</text:p>
          </table:table-cell>
          <table:table-cell office:value-type="float" office:value="1245.31" table:style-name="ce72">
            <text:p>1,245</text:p>
          </table:table-cell>
          <table:table-cell office:value-type="float" office:value="1301.31" table:style-name="ce72">
            <text:p>1,301</text:p>
          </table:table-cell>
          <table:table-cell office:value-type="float" office:value="1334.8759891363391" table:style-name="ce72">
            <text:p>1,335</text:p>
          </table:table-cell>
          <table:table-cell office:value-type="float" office:value="1366.09" table:style-name="ce72">
            <text:p>1,366</text:p>
          </table:table-cell>
          <table:table-cell office:value-type="float" office:value="1367.95" table:style-name="ce72">
            <text:p>1,368</text:p>
          </table:table-cell>
          <table:table-cell office:value-type="float" office:value="1370.98" table:style-name="ce72">
            <text:p>1,371</text:p>
          </table:table-cell>
          <table:table-cell office:value-type="float" office:value="1264.22" table:style-name="ce72">
            <text:p>1,264</text:p>
          </table:table-cell>
          <table:table-cell office:value-type="float" office:value="1261.3900000000001" table:style-name="ce72">
            <text:p>1,261</text:p>
          </table:table-cell>
          <table:table-cell office:value-type="float" office:value="1263.8499999999999" table:style-name="ce72">
            <text:p>1,264</text:p>
          </table:table-cell>
          <table:table-cell office:value-type="float" office:value="1320.81" table:style-name="ce73">
            <text:p><text:s/>1,321<text:s/></text:p>
          </table:table-cell>
          <table:table-cell office:value-type="float" office:value="1374.28" table:style-name="ce74">
            <text:p>1,374</text:p>
          </table:table-cell>
          <table:table-cell office:value-type="float" office:value="1454.25" table:style-name="ce72">
            <text:p>1,454</text:p>
          </table:table-cell>
          <table:table-cell office:value-type="float" office:value="1549.88" table:style-name="ce72">
            <text:p>1,550</text:p>
          </table:table-cell>
          <table:table-cell office:value-type="float" office:value="1620.56" table:style-name="ce72">
            <text:p>1,621</text:p>
          </table:table-cell>
          <table:table-cell office:value-type="float" office:value="1694.81" table:style-name="ce72">
            <text:p>1,695</text:p>
          </table:table-cell>
          <table:table-cell office:value-type="float" office:value="1754.64" table:style-name="ce72">
            <text:p>1,755</text:p>
          </table:table-cell>
          <table:table-cell office:value-type="float" office:value="1818.14" table:style-name="ce72">
            <text:p>1,818</text:p>
          </table:table-cell>
          <table:table-cell office:value-type="float" office:value="1913" table:style-name="ce72">
            <text:p>1,913</text:p>
          </table:table-cell>
          <table:table-cell office:value-type="float" office:value="2023.06" table:style-name="ce72">
            <text:p>2,023</text:p>
          </table:table-cell>
          <table:table-cell table:style-name="ce71"/>
          <table:table-cell table:number-columns-repeated="16345"/>
        </table:table-row>
        <table:table-row table:style-name="ro27">
          <table:table-cell office:value-type="string" table:style-name="ce63">
            <text:p>E3536</text:p>
          </table:table-cell>
          <table:table-cell office:value-type="string" table:style-name="ce63">
            <text:p>E07000205</text:p>
          </table:table-cell>
          <table:table-cell office:value-type="string" table:style-name="ce63">
            <text:p>Suffolk Coastal</text:p>
          </table:table-cell>
          <table:table-cell office:value-type="string" table:style-name="ce63">
            <text:p>NO</text:p>
          </table:table-cell>
          <table:table-cell office:value-type="string" table:style-name="ce63">
            <text:p>SD</text:p>
          </table:table-cell>
          <table:table-cell office:value-type="float" office:value="417" table:style-name="ce72">
            <text:p>417</text:p>
          </table:table-cell>
          <table:table-cell office:value-type="float" office:value="466.78" table:style-name="ce72">
            <text:p>467</text:p>
          </table:table-cell>
          <table:table-cell office:value-type="float" office:value="498.5" table:style-name="ce72">
            <text:p>499</text:p>
          </table:table-cell>
          <table:table-cell office:value-type="float" office:value="529.91999999999996" table:style-name="ce72">
            <text:p>530</text:p>
          </table:table-cell>
          <table:table-cell office:value-type="float" office:value="555.97" table:style-name="ce72">
            <text:p>556</text:p>
          </table:table-cell>
          <table:table-cell office:value-type="float" office:value="604.39" table:style-name="ce72">
            <text:p>604</text:p>
          </table:table-cell>
          <table:table-cell office:value-type="float" office:value="652.14" table:style-name="ce72">
            <text:p>652</text:p>
          </table:table-cell>
          <table:table-cell office:value-type="float" office:value="700.63" table:style-name="ce72">
            <text:p>701</text:p>
          </table:table-cell>
          <table:table-cell office:value-type="float" office:value="747.29" table:style-name="ce72">
            <text:p>747</text:p>
          </table:table-cell>
          <table:table-cell office:value-type="float" office:value="833.53" table:style-name="ce72">
            <text:p>834</text:p>
          </table:table-cell>
          <table:table-cell office:value-type="float" office:value="986.64" table:style-name="ce72">
            <text:p>987</text:p>
          </table:table-cell>
          <table:table-cell office:value-type="float" office:value="1054.48" table:style-name="ce72">
            <text:p>1,054</text:p>
          </table:table-cell>
          <table:table-cell office:value-type="float" office:value="1091.26" table:style-name="ce72">
            <text:p>1,091</text:p>
          </table:table-cell>
          <table:table-cell office:value-type="float" office:value="1141.21" table:style-name="ce72">
            <text:p>1,141</text:p>
          </table:table-cell>
          <table:table-cell office:value-type="float" office:value="1197.04" table:style-name="ce72">
            <text:p>1,197</text:p>
          </table:table-cell>
          <table:table-cell office:value-type="float" office:value="1244.3900000000001" table:style-name="ce72">
            <text:p>1,244</text:p>
          </table:table-cell>
          <table:table-cell office:value-type="float" office:value="1277.760553150423" table:style-name="ce72">
            <text:p>1,278</text:p>
          </table:table-cell>
          <table:table-cell office:value-type="float" office:value="1310.97" table:style-name="ce72">
            <text:p>1,311</text:p>
          </table:table-cell>
          <table:table-cell office:value-type="float" office:value="1311.57" table:style-name="ce72">
            <text:p>1,312</text:p>
          </table:table-cell>
          <table:table-cell office:value-type="float" office:value="1317.36" table:style-name="ce72">
            <text:p>1,317</text:p>
          </table:table-cell>
          <table:table-cell office:value-type="float" office:value="1218.6600000000001" table:style-name="ce72">
            <text:p>1,219</text:p>
          </table:table-cell>
          <table:table-cell office:value-type="float" office:value="1201.99" table:style-name="ce72">
            <text:p>1,202</text:p>
          </table:table-cell>
          <table:table-cell office:value-type="float" office:value="1214.79" table:style-name="ce72">
            <text:p>1,215</text:p>
          </table:table-cell>
          <table:table-cell office:value-type="float" office:value="1264.01" table:style-name="ce73">
            <text:p><text:s/>1,264<text:s/></text:p>
          </table:table-cell>
          <table:table-cell office:value-type="float" office:value="1308.1099999999999" table:style-name="ce74">
            <text:p>1,308</text:p>
          </table:table-cell>
          <table:table-cell office:value-type="float" office:value="1380.69" table:style-name="ce72">
            <text:p>1,381</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1"/>
          <table:table-cell table:number-columns-repeated="16345"/>
        </table:table-row>
        <table:table-row table:style-name="ro27">
          <table:table-cell office:value-type="string" table:style-name="ce63">
            <text:p>E4505</text:p>
          </table:table-cell>
          <table:table-cell office:value-type="string" table:style-name="ce63">
            <text:p>E08000024</text:p>
          </table:table-cell>
          <table:table-cell office:value-type="string" table:style-name="ce63">
            <text:p>Sunderland</text:p>
          </table:table-cell>
          <table:table-cell office:value-type="string" table:style-name="ce63">
            <text:p>YES</text:p>
          </table:table-cell>
          <table:table-cell office:value-type="string" table:style-name="ce63">
            <text:p>MD</text:p>
          </table:table-cell>
          <table:table-cell office:value-type="float" office:value="387" table:style-name="ce72">
            <text:p>387</text:p>
          </table:table-cell>
          <table:table-cell office:value-type="float" office:value="352.74" table:style-name="ce72">
            <text:p>353</text:p>
          </table:table-cell>
          <table:table-cell office:value-type="float" office:value="385.96" table:style-name="ce72">
            <text:p>386</text:p>
          </table:table-cell>
          <table:table-cell office:value-type="float" office:value="425.92" table:style-name="ce72">
            <text:p>426</text:p>
          </table:table-cell>
          <table:table-cell office:value-type="float" office:value="458.69" table:style-name="ce72">
            <text:p>459</text:p>
          </table:table-cell>
          <table:table-cell office:value-type="float" office:value="498.3" table:style-name="ce72">
            <text:p>498</text:p>
          </table:table-cell>
          <table:table-cell office:value-type="float" office:value="537.69000000000005" table:style-name="ce72">
            <text:p>538</text:p>
          </table:table-cell>
          <table:table-cell office:value-type="float" office:value="564.35" table:style-name="ce72">
            <text:p>564</text:p>
          </table:table-cell>
          <table:table-cell office:value-type="float" office:value="599.48" table:style-name="ce72">
            <text:p>599</text:p>
          </table:table-cell>
          <table:table-cell office:value-type="float" office:value="646.94000000000005" table:style-name="ce72">
            <text:p>647</text:p>
          </table:table-cell>
          <table:table-cell office:value-type="float" office:value="695.84" table:style-name="ce72">
            <text:p>696</text:p>
          </table:table-cell>
          <table:table-cell office:value-type="float" office:value="730.46" table:style-name="ce72">
            <text:p>730</text:p>
          </table:table-cell>
          <table:table-cell office:value-type="float" office:value="764.56" table:style-name="ce72">
            <text:p>765</text:p>
          </table:table-cell>
          <table:table-cell office:value-type="float" office:value="801.26" table:style-name="ce72">
            <text:p>801</text:p>
          </table:table-cell>
          <table:table-cell office:value-type="float" office:value="828.37" table:style-name="ce72">
            <text:p>828</text:p>
          </table:table-cell>
          <table:table-cell office:value-type="float" office:value="857.81" table:style-name="ce72">
            <text:p>858</text:p>
          </table:table-cell>
          <table:table-cell office:value-type="float" office:value="884.49400944221009" table:style-name="ce72">
            <text:p>884</text:p>
          </table:table-cell>
          <table:table-cell office:value-type="float" office:value="896.4" table:style-name="ce72">
            <text:p>896</text:p>
          </table:table-cell>
          <table:table-cell office:value-type="float" office:value="895.69" table:style-name="ce72">
            <text:p>896</text:p>
          </table:table-cell>
          <table:table-cell office:value-type="float" office:value="904.22" table:style-name="ce72">
            <text:p>904</text:p>
          </table:table-cell>
          <table:table-cell office:value-type="float" office:value="713.87" table:style-name="ce72">
            <text:p>714</text:p>
          </table:table-cell>
          <table:table-cell office:value-type="float" office:value="707.31" table:style-name="ce72">
            <text:p>707</text:p>
          </table:table-cell>
          <table:table-cell office:value-type="float" office:value="723.48" table:style-name="ce72">
            <text:p>723</text:p>
          </table:table-cell>
          <table:table-cell office:value-type="float" office:value="765.49" table:style-name="ce73">
            <text:p><text:s/>765<text:s/></text:p>
          </table:table-cell>
          <table:table-cell office:value-type="float" office:value="818.84" table:style-name="ce74">
            <text:p>819</text:p>
          </table:table-cell>
          <table:table-cell office:value-type="float" office:value="864.09" table:style-name="ce72">
            <text:p>864</text:p>
          </table:table-cell>
          <table:table-cell office:value-type="float" office:value="907.88" table:style-name="ce72">
            <text:p>908</text:p>
          </table:table-cell>
          <table:table-cell office:value-type="float" office:value="948.96" table:style-name="ce72">
            <text:p>949</text:p>
          </table:table-cell>
          <table:table-cell office:value-type="float" office:value="975.92" table:style-name="ce72">
            <text:p>976</text:p>
          </table:table-cell>
          <table:table-cell office:value-type="float" office:value="1031.72" table:style-name="ce72">
            <text:p>1,032</text:p>
          </table:table-cell>
          <table:table-cell office:value-type="float" office:value="1084.58" table:style-name="ce72">
            <text:p>1,085</text:p>
          </table:table-cell>
          <table:table-cell office:value-type="float" office:value="1149" table:style-name="ce72">
            <text:p>1,149</text:p>
          </table:table-cell>
          <table:table-cell office:value-type="float" office:value="1226.07" table:style-name="ce72">
            <text:p>1,226</text:p>
          </table:table-cell>
          <table:table-cell table:style-name="ce71"/>
          <table:table-cell table:number-columns-repeated="16345"/>
        </table:table-row>
        <table:table-row table:style-name="ro27">
          <table:table-cell office:value-type="string" table:style-name="ce63">
            <text:p>E3638</text:p>
          </table:table-cell>
          <table:table-cell office:value-type="string" table:style-name="ce63">
            <text:p>E07000214</text:p>
          </table:table-cell>
          <table:table-cell office:value-type="string" table:style-name="ce63">
            <text:p>Surrey Heath</text:p>
          </table:table-cell>
          <table:table-cell office:value-type="string" table:style-name="ce63">
            <text:p>YES</text:p>
          </table:table-cell>
          <table:table-cell office:value-type="string" table:style-name="ce63">
            <text:p>SD</text:p>
          </table:table-cell>
          <table:table-cell office:value-type="float" office:value="583" table:style-name="ce72">
            <text:p>583</text:p>
          </table:table-cell>
          <table:table-cell office:value-type="float" office:value="611.53" table:style-name="ce72">
            <text:p>612</text:p>
          </table:table-cell>
          <table:table-cell office:value-type="float" office:value="632.45000000000005" table:style-name="ce72">
            <text:p>632</text:p>
          </table:table-cell>
          <table:table-cell office:value-type="float" office:value="666.91" table:style-name="ce72">
            <text:p>667</text:p>
          </table:table-cell>
          <table:table-cell office:value-type="float" office:value="702.25" table:style-name="ce72">
            <text:p>702</text:p>
          </table:table-cell>
          <table:table-cell office:value-type="float" office:value="800.55" table:style-name="ce72">
            <text:p>801</text:p>
          </table:table-cell>
          <table:table-cell office:value-type="float" office:value="850.49" table:style-name="ce72">
            <text:p>850</text:p>
          </table:table-cell>
          <table:table-cell office:value-type="float" office:value="900.76" table:style-name="ce72">
            <text:p>901</text:p>
          </table:table-cell>
          <table:table-cell office:value-type="float" office:value="955.32" table:style-name="ce72">
            <text:p>955</text:p>
          </table:table-cell>
          <table:table-cell office:value-type="float" office:value="1083" table:style-name="ce72">
            <text:p>1,083</text:p>
          </table:table-cell>
          <table:table-cell office:value-type="float" office:value="1291.98" table:style-name="ce72">
            <text:p>1,292</text:p>
          </table:table-cell>
          <table:table-cell office:value-type="float" office:value="1350.9" table:style-name="ce72">
            <text:p>1,351</text:p>
          </table:table-cell>
          <table:table-cell office:value-type="float" office:value="1410.42" table:style-name="ce72">
            <text:p>1,410</text:p>
          </table:table-cell>
          <table:table-cell office:value-type="float" office:value="1479.41" table:style-name="ce72">
            <text:p>1,479</text:p>
          </table:table-cell>
          <table:table-cell office:value-type="float" office:value="1532.54" table:style-name="ce72">
            <text:p>1,533</text:p>
          </table:table-cell>
          <table:table-cell office:value-type="float" office:value="1604.94" table:style-name="ce72">
            <text:p>1,605</text:p>
          </table:table-cell>
          <table:table-cell office:value-type="float" office:value="1645.4511785040288" table:style-name="ce72">
            <text:p>1,645</text:p>
          </table:table-cell>
          <table:table-cell office:value-type="float" office:value="1676.84" table:style-name="ce72">
            <text:p>1,677</text:p>
          </table:table-cell>
          <table:table-cell office:value-type="float" office:value="1663.82" table:style-name="ce72">
            <text:p>1,664</text:p>
          </table:table-cell>
          <table:table-cell office:value-type="float" office:value="1722.81" table:style-name="ce72">
            <text:p>1,723</text:p>
          </table:table-cell>
          <table:table-cell office:value-type="float" office:value="1670.06" table:style-name="ce72">
            <text:p>1,670</text:p>
          </table:table-cell>
          <table:table-cell office:value-type="float" office:value="1699.02" table:style-name="ce72">
            <text:p>1,699</text:p>
          </table:table-cell>
          <table:table-cell office:value-type="float" office:value="1744.79" table:style-name="ce72">
            <text:p>1,745</text:p>
          </table:table-cell>
          <table:table-cell office:value-type="float" office:value="1809.94" table:style-name="ce73">
            <text:p><text:s/>1,810<text:s/></text:p>
          </table:table-cell>
          <table:table-cell office:value-type="float" office:value="1894.69" table:style-name="ce74">
            <text:p>1,895</text:p>
          </table:table-cell>
          <table:table-cell office:value-type="float" office:value="1993.79" table:style-name="ce72">
            <text:p>1,994</text:p>
          </table:table-cell>
          <table:table-cell office:value-type="float" office:value="2091.0500000000002" table:style-name="ce72">
            <text:p>2,091</text:p>
          </table:table-cell>
          <table:table-cell office:value-type="float" office:value="2163.37" table:style-name="ce72">
            <text:p>2,163</text:p>
          </table:table-cell>
          <table:table-cell office:value-type="float" office:value="2216.58" table:style-name="ce72">
            <text:p>2,217</text:p>
          </table:table-cell>
          <table:table-cell office:value-type="float" office:value="2304.98" table:style-name="ce72">
            <text:p>2,305</text:p>
          </table:table-cell>
          <table:table-cell office:value-type="float" office:value="2387.5100000000002" table:style-name="ce72">
            <text:p>2,388</text:p>
          </table:table-cell>
          <table:table-cell office:value-type="float" office:value="2501" table:style-name="ce72">
            <text:p>2,501</text:p>
          </table:table-cell>
          <table:table-cell office:value-type="float" office:value="2615.4499999999998" table:style-name="ce72">
            <text:p>2,615</text:p>
          </table:table-cell>
          <table:table-cell table:style-name="ce71"/>
          <table:table-cell table:number-columns-repeated="16345"/>
        </table:table-row>
        <table:table-row table:style-name="ro27">
          <table:table-cell office:value-type="string" table:style-name="ce63">
            <text:p>E5048</text:p>
          </table:table-cell>
          <table:table-cell office:value-type="string" table:style-name="ce63">
            <text:p>E09000029</text:p>
          </table:table-cell>
          <table:table-cell office:value-type="string" table:style-name="ce63">
            <text:p>Sutton</text:p>
          </table:table-cell>
          <table:table-cell office:value-type="string" table:style-name="ce63">
            <text:p>YES</text:p>
          </table:table-cell>
          <table:table-cell office:value-type="string" table:style-name="ce63">
            <text:p>OLB</text:p>
          </table:table-cell>
          <table:table-cell office:value-type="float" office:value="487" table:style-name="ce72">
            <text:p>487</text:p>
          </table:table-cell>
          <table:table-cell office:value-type="float" office:value="510.15" table:style-name="ce72">
            <text:p>510</text:p>
          </table:table-cell>
          <table:table-cell office:value-type="float" office:value="539.9" table:style-name="ce72">
            <text:p>540</text:p>
          </table:table-cell>
          <table:table-cell office:value-type="float" office:value="563.35" table:style-name="ce72">
            <text:p>563</text:p>
          </table:table-cell>
          <table:table-cell office:value-type="float" office:value="597.36" table:style-name="ce72">
            <text:p>597</text:p>
          </table:table-cell>
          <table:table-cell office:value-type="float" office:value="662.93" table:style-name="ce72">
            <text:p>663</text:p>
          </table:table-cell>
          <table:table-cell office:value-type="float" office:value="704.91" table:style-name="ce72">
            <text:p>705</text:p>
          </table:table-cell>
          <table:table-cell office:value-type="float" office:value="748.77" table:style-name="ce72">
            <text:p>749</text:p>
          </table:table-cell>
          <table:table-cell office:value-type="float" office:value="817.95" table:style-name="ce72">
            <text:p>818</text:p>
          </table:table-cell>
          <table:table-cell office:value-type="float" office:value="896.33" table:style-name="ce72">
            <text:p>896</text:p>
          </table:table-cell>
          <table:table-cell office:value-type="float" office:value="1029.55" table:style-name="ce72">
            <text:p>1,030</text:p>
          </table:table-cell>
          <table:table-cell office:value-type="float" office:value="1106.1400000000001" table:style-name="ce72">
            <text:p>1,106</text:p>
          </table:table-cell>
          <table:table-cell office:value-type="float" office:value="1162.72" table:style-name="ce72">
            <text:p>1,163</text:p>
          </table:table-cell>
          <table:table-cell office:value-type="float" office:value="1235.23" table:style-name="ce72">
            <text:p>1,235</text:p>
          </table:table-cell>
          <table:table-cell office:value-type="float" office:value="1303.18" table:style-name="ce72">
            <text:p>1,303</text:p>
          </table:table-cell>
          <table:table-cell office:value-type="float" office:value="1345.74" table:style-name="ce72">
            <text:p>1,346</text:p>
          </table:table-cell>
          <table:table-cell office:value-type="float" office:value="1371.2026630266819" table:style-name="ce72">
            <text:p>1,371</text:p>
          </table:table-cell>
          <table:table-cell office:value-type="float" office:value="1369.51" table:style-name="ce72">
            <text:p>1,370</text:p>
          </table:table-cell>
          <table:table-cell office:value-type="float" office:value="1370.48" table:style-name="ce72">
            <text:p>1,370</text:p>
          </table:table-cell>
          <table:table-cell office:value-type="float" office:value="1366.35" table:style-name="ce72">
            <text:p>1,366</text:p>
          </table:table-cell>
          <table:table-cell office:value-type="float" office:value="1197.3399999999999" table:style-name="ce72">
            <text:p>1,197</text:p>
          </table:table-cell>
          <table:table-cell office:value-type="float" office:value="1199.8699999999999" table:style-name="ce72">
            <text:p>1,200</text:p>
          </table:table-cell>
          <table:table-cell office:value-type="float" office:value="1266.67" table:style-name="ce72">
            <text:p>1,267</text:p>
          </table:table-cell>
          <table:table-cell office:value-type="float" office:value="1301.3499999999999" table:style-name="ce73">
            <text:p><text:s/>1,301<text:s/></text:p>
          </table:table-cell>
          <table:table-cell office:value-type="float" office:value="1357.49" table:style-name="ce74">
            <text:p>1,357</text:p>
          </table:table-cell>
          <table:table-cell office:value-type="float" office:value="1422.27" table:style-name="ce72">
            <text:p>1,422</text:p>
          </table:table-cell>
          <table:table-cell office:value-type="float" office:value="1506.16" table:style-name="ce72">
            <text:p>1,506</text:p>
          </table:table-cell>
          <table:table-cell office:value-type="float" office:value="1556.95" table:style-name="ce72">
            <text:p>1,557</text:p>
          </table:table-cell>
          <table:table-cell office:value-type="float" office:value="1605.45" table:style-name="ce72">
            <text:p>1,605</text:p>
          </table:table-cell>
          <table:table-cell office:value-type="float" office:value="1691.27" table:style-name="ce72">
            <text:p>1,691</text:p>
          </table:table-cell>
          <table:table-cell office:value-type="float" office:value="1792.49" table:style-name="ce72">
            <text:p>1,792</text:p>
          </table:table-cell>
          <table:table-cell office:value-type="float" office:value="1904" table:style-name="ce72">
            <text:p>1,904</text:p>
          </table:table-cell>
          <table:table-cell office:value-type="float" office:value="2023.58" table:style-name="ce72">
            <text:p>2,024</text:p>
          </table:table-cell>
          <table:table-cell table:style-name="ce71"/>
          <table:table-cell table:number-columns-repeated="16345"/>
        </table:table-row>
        <table:table-row table:style-name="ro27">
          <table:table-cell office:value-type="string" table:style-name="ce63">
            <text:p>E2241</text:p>
          </table:table-cell>
          <table:table-cell office:value-type="string" table:style-name="ce63">
            <text:p>E07000113</text:p>
          </table:table-cell>
          <table:table-cell office:value-type="string" table:style-name="ce63">
            <text:p>Swale</text:p>
          </table:table-cell>
          <table:table-cell office:value-type="string" table:style-name="ce63">
            <text:p>YES</text:p>
          </table:table-cell>
          <table:table-cell office:value-type="string" table:style-name="ce63">
            <text:p>SD</text:p>
          </table:table-cell>
          <table:table-cell office:value-type="float" office:value="400" table:style-name="ce72">
            <text:p>400</text:p>
          </table:table-cell>
          <table:table-cell office:value-type="float" office:value="412.73" table:style-name="ce72">
            <text:p>413</text:p>
          </table:table-cell>
          <table:table-cell office:value-type="float" office:value="426.68" table:style-name="ce72">
            <text:p>427</text:p>
          </table:table-cell>
          <table:table-cell office:value-type="float" office:value="462.25" table:style-name="ce72">
            <text:p>462</text:p>
          </table:table-cell>
          <table:table-cell office:value-type="float" office:value="502.19" table:style-name="ce72">
            <text:p>502</text:p>
          </table:table-cell>
          <table:table-cell office:value-type="float" office:value="558.99" table:style-name="ce72">
            <text:p>559</text:p>
          </table:table-cell>
          <table:table-cell office:value-type="float" office:value="606.95000000000005" table:style-name="ce72">
            <text:p>607</text:p>
          </table:table-cell>
          <table:table-cell office:value-type="float" office:value="655.64" table:style-name="ce72">
            <text:p>656</text:p>
          </table:table-cell>
          <table:table-cell office:value-type="float" office:value="712.26" table:style-name="ce72">
            <text:p>712</text:p>
          </table:table-cell>
          <table:table-cell office:value-type="float" office:value="785.51" table:style-name="ce72">
            <text:p>786</text:p>
          </table:table-cell>
          <table:table-cell office:value-type="float" office:value="885.6" table:style-name="ce72">
            <text:p>886</text:p>
          </table:table-cell>
          <table:table-cell office:value-type="float" office:value="944.98" table:style-name="ce72">
            <text:p>945</text:p>
          </table:table-cell>
          <table:table-cell office:value-type="float" office:value="1012.53" table:style-name="ce72">
            <text:p>1,013</text:p>
          </table:table-cell>
          <table:table-cell office:value-type="float" office:value="1071.56" table:style-name="ce72">
            <text:p>1,072</text:p>
          </table:table-cell>
          <table:table-cell office:value-type="float" office:value="1122.3499999999999" table:style-name="ce72">
            <text:p>1,122</text:p>
          </table:table-cell>
          <table:table-cell office:value-type="float" office:value="1161.58" table:style-name="ce72">
            <text:p>1,162</text:p>
          </table:table-cell>
          <table:table-cell office:value-type="float" office:value="1152.2039167341763" table:style-name="ce72">
            <text:p>1,152</text:p>
          </table:table-cell>
          <table:table-cell office:value-type="float" office:value="1179.51" table:style-name="ce72">
            <text:p>1,180</text:p>
          </table:table-cell>
          <table:table-cell office:value-type="float" office:value="1182.82" table:style-name="ce72">
            <text:p>1,183</text:p>
          </table:table-cell>
          <table:table-cell office:value-type="float" office:value="1185.81" table:style-name="ce72">
            <text:p>1,186</text:p>
          </table:table-cell>
          <table:table-cell office:value-type="float" office:value="1005.77" table:style-name="ce72">
            <text:p>1,006</text:p>
          </table:table-cell>
          <table:table-cell office:value-type="float" office:value="1019.97" table:style-name="ce72">
            <text:p>1,020</text:p>
          </table:table-cell>
          <table:table-cell office:value-type="float" office:value="1057.76" table:style-name="ce72">
            <text:p>1,058</text:p>
          </table:table-cell>
          <table:table-cell office:value-type="float" office:value="1113.73" table:style-name="ce73">
            <text:p><text:s/>1,114<text:s/></text:p>
          </table:table-cell>
          <table:table-cell office:value-type="float" office:value="1182.6400000000001" table:style-name="ce74">
            <text:p>1,183</text:p>
          </table:table-cell>
          <table:table-cell office:value-type="float" office:value="1264.22" table:style-name="ce72">
            <text:p>1,264</text:p>
          </table:table-cell>
          <table:table-cell office:value-type="float" office:value="1349.84" table:style-name="ce72">
            <text:p>1,350</text:p>
          </table:table-cell>
          <table:table-cell office:value-type="float" office:value="1416.01" table:style-name="ce72">
            <text:p>1,416</text:p>
          </table:table-cell>
          <table:table-cell office:value-type="float" office:value="1472.3" table:style-name="ce72">
            <text:p>1,472</text:p>
          </table:table-cell>
          <table:table-cell office:value-type="float" office:value="1526.36" table:style-name="ce72">
            <text:p>1,526</text:p>
          </table:table-cell>
          <table:table-cell office:value-type="float" office:value="1607.31" table:style-name="ce72">
            <text:p>1,607</text:p>
          </table:table-cell>
          <table:table-cell office:value-type="float" office:value="1694" table:style-name="ce72">
            <text:p>1,694</text:p>
          </table:table-cell>
          <table:table-cell office:value-type="float" office:value="1762.38" table:style-name="ce72">
            <text:p>1,762</text:p>
          </table:table-cell>
          <table:table-cell table:style-name="ce71"/>
          <table:table-cell table:number-columns-repeated="16345"/>
        </table:table-row>
        <table:table-row table:style-name="ro27">
          <table:table-cell office:value-type="string" table:style-name="ce63">
            <text:p>E3901</text:p>
          </table:table-cell>
          <table:table-cell office:value-type="string" table:style-name="ce63">
            <text:p>E06000030</text:p>
          </table:table-cell>
          <table:table-cell office:value-type="string" table:style-name="ce63">
            <text:p>Swindon UA</text:p>
          </table:table-cell>
          <table:table-cell office:value-type="string" table:style-name="ce63">
            <text:p>YES</text:p>
          </table:table-cell>
          <table:table-cell office:value-type="string" table:style-name="ce63">
            <text:p>UA</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float" office:value="486.26" table:style-name="ce72">
            <text:p>486</text:p>
          </table:table-cell>
          <table:table-cell office:value-type="float" office:value="512.41999999999996" table:style-name="ce72">
            <text:p>512</text:p>
          </table:table-cell>
          <table:table-cell office:value-type="float" office:value="558.91999999999996" table:style-name="ce72">
            <text:p>559</text:p>
          </table:table-cell>
          <table:table-cell office:value-type="float" office:value="596.20000000000005" table:style-name="ce72">
            <text:p>596</text:p>
          </table:table-cell>
          <table:table-cell office:value-type="float" office:value="642.27" table:style-name="ce72">
            <text:p>642</text:p>
          </table:table-cell>
          <table:table-cell office:value-type="float" office:value="734.94" table:style-name="ce72">
            <text:p>735</text:p>
          </table:table-cell>
          <table:table-cell office:value-type="float" office:value="860.89" table:style-name="ce72">
            <text:p>861</text:p>
          </table:table-cell>
          <table:table-cell office:value-type="float" office:value="917.85" table:style-name="ce72">
            <text:p>918</text:p>
          </table:table-cell>
          <table:table-cell office:value-type="float" office:value="950.58" table:style-name="ce72">
            <text:p>951</text:p>
          </table:table-cell>
          <table:table-cell office:value-type="float" office:value="1023.27" table:style-name="ce72">
            <text:p>1,023</text:p>
          </table:table-cell>
          <table:table-cell office:value-type="float" office:value="1063.02" table:style-name="ce72">
            <text:p>1,063</text:p>
          </table:table-cell>
          <table:table-cell office:value-type="float" office:value="1090.31" table:style-name="ce72">
            <text:p>1,090</text:p>
          </table:table-cell>
          <table:table-cell office:value-type="string" table:style-name="ce72">
            <text:p>[z]</text:p>
          </table:table-cell>
          <table:table-cell office:value-type="float" office:value="1136.6300000000001" table:style-name="ce72">
            <text:p>1,137</text:p>
          </table:table-cell>
          <table:table-cell office:value-type="float" office:value="1139.6500000000001" table:style-name="ce72">
            <text:p>1,140</text:p>
          </table:table-cell>
          <table:table-cell office:value-type="float" office:value="1148.9000000000001" table:style-name="ce72">
            <text:p>1,149</text:p>
          </table:table-cell>
          <table:table-cell office:value-type="float" office:value="1019.47" table:style-name="ce72">
            <text:p>1,019</text:p>
          </table:table-cell>
          <table:table-cell office:value-type="float" office:value="1017.15" table:style-name="ce72">
            <text:p>1,017</text:p>
          </table:table-cell>
          <table:table-cell office:value-type="float" office:value="1033.2" table:style-name="ce72">
            <text:p>1,033</text:p>
          </table:table-cell>
          <table:table-cell office:value-type="float" office:value="1097.1099999999999" table:style-name="ce73">
            <text:p><text:s/>1,097<text:s/></text:p>
          </table:table-cell>
          <table:table-cell office:value-type="float" office:value="1218.0899999999999" table:style-name="ce74">
            <text:p>1,218</text:p>
          </table:table-cell>
          <table:table-cell office:value-type="float" office:value="1289.57" table:style-name="ce72">
            <text:p>1,290</text:p>
          </table:table-cell>
          <table:table-cell office:value-type="float" office:value="1364.82" table:style-name="ce72">
            <text:p>1,365</text:p>
          </table:table-cell>
          <table:table-cell office:value-type="float" office:value="1433.18" table:style-name="ce72">
            <text:p>1,433</text:p>
          </table:table-cell>
          <table:table-cell office:value-type="float" office:value="1503.85" table:style-name="ce72">
            <text:p>1,504</text:p>
          </table:table-cell>
          <table:table-cell office:value-type="float" office:value="1550.21" table:style-name="ce72">
            <text:p>1,550</text:p>
          </table:table-cell>
          <table:table-cell office:value-type="float" office:value="1641.87" table:style-name="ce72">
            <text:p>1,642</text:p>
          </table:table-cell>
          <table:table-cell office:value-type="float" office:value="1728" table:style-name="ce72">
            <text:p>1,728</text:p>
          </table:table-cell>
          <table:table-cell office:value-type="float" office:value="1814.21" table:style-name="ce72">
            <text:p>1,814</text:p>
          </table:table-cell>
          <table:table-cell table:style-name="ce71"/>
          <table:table-cell table:number-columns-repeated="16345"/>
        </table:table-row>
        <table:table-row table:style-name="ro27">
          <table:table-cell office:value-type="string" table:style-name="ce63">
            <text:p>E4208</text:p>
          </table:table-cell>
          <table:table-cell office:value-type="string" table:style-name="ce63">
            <text:p>E08000008</text:p>
          </table:table-cell>
          <table:table-cell office:value-type="string" table:style-name="ce63">
            <text:p>Tameside</text:p>
          </table:table-cell>
          <table:table-cell office:value-type="string" table:style-name="ce63">
            <text:p>YES</text:p>
          </table:table-cell>
          <table:table-cell office:value-type="string" table:style-name="ce63">
            <text:p>MD</text:p>
          </table:table-cell>
          <table:table-cell office:value-type="float" office:value="465" table:style-name="ce72">
            <text:p>465</text:p>
          </table:table-cell>
          <table:table-cell office:value-type="float" office:value="476.11" table:style-name="ce72">
            <text:p>476</text:p>
          </table:table-cell>
          <table:table-cell office:value-type="float" office:value="490" table:style-name="ce72">
            <text:p>490</text:p>
          </table:table-cell>
          <table:table-cell office:value-type="float" office:value="522.55999999999995" table:style-name="ce72">
            <text:p>523</text:p>
          </table:table-cell>
          <table:table-cell office:value-type="float" office:value="564.14" table:style-name="ce72">
            <text:p>564</text:p>
          </table:table-cell>
          <table:table-cell office:value-type="float" office:value="594.30999999999995" table:style-name="ce72">
            <text:p>594</text:p>
          </table:table-cell>
          <table:table-cell office:value-type="float" office:value="619.26" table:style-name="ce72">
            <text:p>619</text:p>
          </table:table-cell>
          <table:table-cell office:value-type="float" office:value="647.20000000000005" table:style-name="ce72">
            <text:p>647</text:p>
          </table:table-cell>
          <table:table-cell office:value-type="float" office:value="677.92" table:style-name="ce72">
            <text:p>678</text:p>
          </table:table-cell>
          <table:table-cell office:value-type="float" office:value="702.78" table:style-name="ce72">
            <text:p>703</text:p>
          </table:table-cell>
          <table:table-cell office:value-type="float" office:value="747.34" table:style-name="ce72">
            <text:p>747</text:p>
          </table:table-cell>
          <table:table-cell office:value-type="float" office:value="773.87" table:style-name="ce72">
            <text:p>774</text:p>
          </table:table-cell>
          <table:table-cell office:value-type="float" office:value="811.93" table:style-name="ce72">
            <text:p>812</text:p>
          </table:table-cell>
          <table:table-cell office:value-type="float" office:value="837.15" table:style-name="ce72">
            <text:p>837</text:p>
          </table:table-cell>
          <table:table-cell office:value-type="float" office:value="864.29" table:style-name="ce72">
            <text:p>864</text:p>
          </table:table-cell>
          <table:table-cell office:value-type="float" office:value="890.97" table:style-name="ce72">
            <text:p>891</text:p>
          </table:table-cell>
          <table:table-cell office:value-type="float" office:value="919.10061970460856" table:style-name="ce72">
            <text:p>919</text:p>
          </table:table-cell>
          <table:table-cell office:value-type="float" office:value="938.8" table:style-name="ce72">
            <text:p>939</text:p>
          </table:table-cell>
          <table:table-cell office:value-type="float" office:value="935.65" table:style-name="ce72">
            <text:p>936</text:p>
          </table:table-cell>
          <table:table-cell office:value-type="float" office:value="940.91" table:style-name="ce72">
            <text:p>941</text:p>
          </table:table-cell>
          <table:table-cell office:value-type="float" office:value="809.88" table:style-name="ce72">
            <text:p>810</text:p>
          </table:table-cell>
          <table:table-cell office:value-type="float" office:value="801.53" table:style-name="ce72">
            <text:p>802</text:p>
          </table:table-cell>
          <table:table-cell office:value-type="float" office:value="831.99" table:style-name="ce72">
            <text:p>832</text:p>
          </table:table-cell>
          <table:table-cell office:value-type="float" office:value="872.33" table:style-name="ce73">
            <text:p><text:s/>872<text:s/></text:p>
          </table:table-cell>
          <table:table-cell office:value-type="float" office:value="938.91" table:style-name="ce74">
            <text:p>939</text:p>
          </table:table-cell>
          <table:table-cell office:value-type="float" office:value="1004.72" table:style-name="ce72">
            <text:p>1,005</text:p>
          </table:table-cell>
          <table:table-cell office:value-type="float" office:value="1079.8399999999999" table:style-name="ce72">
            <text:p>1,080</text:p>
          </table:table-cell>
          <table:table-cell office:value-type="float" office:value="1140.49" table:style-name="ce72">
            <text:p>1,140</text:p>
          </table:table-cell>
          <table:table-cell office:value-type="float" office:value="1164.82" table:style-name="ce72">
            <text:p>1,165</text:p>
          </table:table-cell>
          <table:table-cell office:value-type="float" office:value="1231.46" table:style-name="ce72">
            <text:p>1,231</text:p>
          </table:table-cell>
          <table:table-cell office:value-type="float" office:value="1294.47" table:style-name="ce72">
            <text:p>1,294</text:p>
          </table:table-cell>
          <table:table-cell office:value-type="float" office:value="1381" table:style-name="ce72">
            <text:p>1,381</text:p>
          </table:table-cell>
          <table:table-cell office:value-type="float" office:value="1457.71" table:style-name="ce72">
            <text:p>1,458</text:p>
          </table:table-cell>
          <table:table-cell table:style-name="ce71"/>
          <table:table-cell table:number-columns-repeated="16345"/>
        </table:table-row>
        <table:table-row table:style-name="ro27">
          <table:table-cell office:value-type="string" table:style-name="ce63">
            <text:p>E3439</text:p>
          </table:table-cell>
          <table:table-cell office:value-type="string" table:style-name="ce63">
            <text:p>E07000199</text:p>
          </table:table-cell>
          <table:table-cell office:value-type="string" table:style-name="ce63">
            <text:p>Tamworth</text:p>
          </table:table-cell>
          <table:table-cell office:value-type="string" table:style-name="ce63">
            <text:p>YES</text:p>
          </table:table-cell>
          <table:table-cell office:value-type="string" table:style-name="ce63">
            <text:p>SD</text:p>
          </table:table-cell>
          <table:table-cell office:value-type="float" office:value="372" table:style-name="ce72">
            <text:p>372</text:p>
          </table:table-cell>
          <table:table-cell office:value-type="float" office:value="400.12" table:style-name="ce72">
            <text:p>400</text:p>
          </table:table-cell>
          <table:table-cell office:value-type="float" office:value="420.26" table:style-name="ce72">
            <text:p>420</text:p>
          </table:table-cell>
          <table:table-cell office:value-type="float" office:value="432.81" table:style-name="ce72">
            <text:p>433</text:p>
          </table:table-cell>
          <table:table-cell office:value-type="float" office:value="458.96" table:style-name="ce72">
            <text:p>459</text:p>
          </table:table-cell>
          <table:table-cell office:value-type="float" office:value="511.13" table:style-name="ce72">
            <text:p>511</text:p>
          </table:table-cell>
          <table:table-cell office:value-type="float" office:value="561.67999999999995" table:style-name="ce72">
            <text:p>562</text:p>
          </table:table-cell>
          <table:table-cell office:value-type="float" office:value="590.27" table:style-name="ce72">
            <text:p>590</text:p>
          </table:table-cell>
          <table:table-cell office:value-type="float" office:value="643.07000000000005" table:style-name="ce72">
            <text:p>643</text:p>
          </table:table-cell>
          <table:table-cell office:value-type="float" office:value="689.68" table:style-name="ce72">
            <text:p>690</text:p>
          </table:table-cell>
          <table:table-cell office:value-type="float" office:value="790.45" table:style-name="ce72">
            <text:p>790</text:p>
          </table:table-cell>
          <table:table-cell office:value-type="float" office:value="849.91" table:style-name="ce72">
            <text:p>850</text:p>
          </table:table-cell>
          <table:table-cell office:value-type="float" office:value="892.95" table:style-name="ce72">
            <text:p>893</text:p>
          </table:table-cell>
          <table:table-cell office:value-type="float" office:value="933.75" table:style-name="ce72">
            <text:p>934</text:p>
          </table:table-cell>
          <table:table-cell office:value-type="float" office:value="980.52" table:style-name="ce72">
            <text:p>981</text:p>
          </table:table-cell>
          <table:table-cell office:value-type="float" office:value="1015.65" table:style-name="ce72">
            <text:p>1,016</text:p>
          </table:table-cell>
          <table:table-cell office:value-type="float" office:value="1044.6823448499595" table:style-name="ce72">
            <text:p>1,045</text:p>
          </table:table-cell>
          <table:table-cell office:value-type="float" office:value="1067.26" table:style-name="ce72">
            <text:p>1,067</text:p>
          </table:table-cell>
          <table:table-cell office:value-type="float" office:value="1061.6600000000001" table:style-name="ce72">
            <text:p>1,062</text:p>
          </table:table-cell>
          <table:table-cell office:value-type="float" office:value="1061.77" table:style-name="ce72">
            <text:p>1,062</text:p>
          </table:table-cell>
          <table:table-cell office:value-type="float" office:value="916.08" table:style-name="ce72">
            <text:p>916</text:p>
          </table:table-cell>
          <table:table-cell office:value-type="float" office:value="917.29" table:style-name="ce72">
            <text:p>917</text:p>
          </table:table-cell>
          <table:table-cell office:value-type="float" office:value="941.64" table:style-name="ce72">
            <text:p>942</text:p>
          </table:table-cell>
          <table:table-cell office:value-type="float" office:value="982.91" table:style-name="ce73">
            <text:p><text:s/>983<text:s/></text:p>
          </table:table-cell>
          <table:table-cell office:value-type="float" office:value="1030.99" table:style-name="ce74">
            <text:p>1,031</text:p>
          </table:table-cell>
          <table:table-cell office:value-type="float" office:value="1103.8499999999999" table:style-name="ce72">
            <text:p>1,104</text:p>
          </table:table-cell>
          <table:table-cell office:value-type="float" office:value="1156.02" table:style-name="ce72">
            <text:p>1,156</text:p>
          </table:table-cell>
          <table:table-cell office:value-type="float" office:value="1222.3599999999999" table:style-name="ce72">
            <text:p>1,222</text:p>
          </table:table-cell>
          <table:table-cell office:value-type="float" office:value="1262.58" table:style-name="ce72">
            <text:p>1,263</text:p>
          </table:table-cell>
          <table:table-cell office:value-type="float" office:value="1317.59" table:style-name="ce72">
            <text:p>1,318</text:p>
          </table:table-cell>
          <table:table-cell office:value-type="float" office:value="1392.47" table:style-name="ce72">
            <text:p>1,392</text:p>
          </table:table-cell>
          <table:table-cell office:value-type="float" office:value="1449" table:style-name="ce72">
            <text:p>1,449</text:p>
          </table:table-cell>
          <table:table-cell office:value-type="float" office:value="1515.25" table:style-name="ce72">
            <text:p>1,515</text:p>
          </table:table-cell>
          <table:table-cell table:style-name="ce71"/>
          <table:table-cell table:number-columns-repeated="16345"/>
        </table:table-row>
        <table:table-row table:style-name="ro27">
          <table:table-cell office:value-type="string" table:style-name="ce63">
            <text:p>E3639</text:p>
          </table:table-cell>
          <table:table-cell office:value-type="string" table:style-name="ce63">
            <text:p>E07000215</text:p>
          </table:table-cell>
          <table:table-cell office:value-type="string" table:style-name="ce63">
            <text:p>Tandridge</text:p>
          </table:table-cell>
          <table:table-cell office:value-type="string" table:style-name="ce63">
            <text:p>YES</text:p>
          </table:table-cell>
          <table:table-cell office:value-type="string" table:style-name="ce63">
            <text:p>SD</text:p>
          </table:table-cell>
          <table:table-cell office:value-type="float" office:value="615" table:style-name="ce72">
            <text:p>615</text:p>
          </table:table-cell>
          <table:table-cell office:value-type="float" office:value="620.01" table:style-name="ce72">
            <text:p>620</text:p>
          </table:table-cell>
          <table:table-cell office:value-type="float" office:value="631.41" table:style-name="ce72">
            <text:p>631</text:p>
          </table:table-cell>
          <table:table-cell office:value-type="float" office:value="674.34" table:style-name="ce72">
            <text:p>674</text:p>
          </table:table-cell>
          <table:table-cell office:value-type="float" office:value="713.71" table:style-name="ce72">
            <text:p>714</text:p>
          </table:table-cell>
          <table:table-cell office:value-type="float" office:value="799.5" table:style-name="ce72">
            <text:p>800</text:p>
          </table:table-cell>
          <table:table-cell office:value-type="float" office:value="867.23" table:style-name="ce72">
            <text:p>867</text:p>
          </table:table-cell>
          <table:table-cell office:value-type="float" office:value="914.38" table:style-name="ce72">
            <text:p>914</text:p>
          </table:table-cell>
          <table:table-cell office:value-type="float" office:value="961.28" table:style-name="ce72">
            <text:p>961</text:p>
          </table:table-cell>
          <table:table-cell office:value-type="float" office:value="1074.49" table:style-name="ce72">
            <text:p>1,074</text:p>
          </table:table-cell>
          <table:table-cell office:value-type="float" office:value="1281.1400000000001" table:style-name="ce72">
            <text:p>1,281</text:p>
          </table:table-cell>
          <table:table-cell office:value-type="float" office:value="1348.28" table:style-name="ce72">
            <text:p>1,348</text:p>
          </table:table-cell>
          <table:table-cell office:value-type="float" office:value="1403.23" table:style-name="ce72">
            <text:p>1,403</text:p>
          </table:table-cell>
          <table:table-cell office:value-type="float" office:value="1472.05" table:style-name="ce72">
            <text:p>1,472</text:p>
          </table:table-cell>
          <table:table-cell office:value-type="float" office:value="1535.35" table:style-name="ce72">
            <text:p>1,535</text:p>
          </table:table-cell>
          <table:table-cell office:value-type="float" office:value="1612.18" table:style-name="ce72">
            <text:p>1,612</text:p>
          </table:table-cell>
          <table:table-cell office:value-type="float" office:value="1659.1784289208374" table:style-name="ce72">
            <text:p>1,659</text:p>
          </table:table-cell>
          <table:table-cell office:value-type="float" office:value="1694.16" table:style-name="ce72">
            <text:p>1,694</text:p>
          </table:table-cell>
          <table:table-cell office:value-type="float" office:value="1695.5" table:style-name="ce72">
            <text:p>1,696</text:p>
          </table:table-cell>
          <table:table-cell office:value-type="float" office:value="1738.87" table:style-name="ce72">
            <text:p>1,739</text:p>
          </table:table-cell>
          <table:table-cell office:value-type="float" office:value="1658.23" table:style-name="ce72">
            <text:p>1,658</text:p>
          </table:table-cell>
          <table:table-cell office:value-type="float" office:value="1673.88" table:style-name="ce72">
            <text:p>1,674</text:p>
          </table:table-cell>
          <table:table-cell office:value-type="float" office:value="1715.79" table:style-name="ce72">
            <text:p>1,716</text:p>
          </table:table-cell>
          <table:table-cell office:value-type="float" office:value="1781.46" table:style-name="ce73">
            <text:p><text:s/>1,781<text:s/></text:p>
          </table:table-cell>
          <table:table-cell office:value-type="float" office:value="1871.75" table:style-name="ce74">
            <text:p>1,872</text:p>
          </table:table-cell>
          <table:table-cell office:value-type="float" office:value="1982.67" table:style-name="ce72">
            <text:p>1,983</text:p>
          </table:table-cell>
          <table:table-cell office:value-type="float" office:value="2061.85" table:style-name="ce72">
            <text:p>2,062</text:p>
          </table:table-cell>
          <table:table-cell office:value-type="float" office:value="2145.9299999999998" table:style-name="ce72">
            <text:p>2,146</text:p>
          </table:table-cell>
          <table:table-cell office:value-type="float" office:value="2191.54" table:style-name="ce72">
            <text:p>2,192</text:p>
          </table:table-cell>
          <table:table-cell office:value-type="float" office:value="2290.7199999999998" table:style-name="ce72">
            <text:p>2,291</text:p>
          </table:table-cell>
          <table:table-cell office:value-type="float" office:value="2369.73" table:style-name="ce72">
            <text:p>2,370</text:p>
          </table:table-cell>
          <table:table-cell office:value-type="float" office:value="2480" table:style-name="ce72">
            <text:p>2,480</text:p>
          </table:table-cell>
          <table:table-cell office:value-type="float" office:value="2601.2800000000002" table:style-name="ce72">
            <text:p>2,601</text:p>
          </table:table-cell>
          <table:table-cell table:style-name="ce71"/>
          <table:table-cell table:number-columns-repeated="16345"/>
        </table:table-row>
        <table:table-row table:style-name="ro27">
          <table:table-cell office:value-type="string" table:style-name="ce63">
            <text:p>E3333</text:p>
          </table:table-cell>
          <table:table-cell office:value-type="string" table:style-name="ce63">
            <text:p>E07000190</text:p>
          </table:table-cell>
          <table:table-cell office:value-type="string" table:style-name="ce63">
            <text:p>Taunton Deane</text:p>
          </table:table-cell>
          <table:table-cell office:value-type="string" table:style-name="ce63">
            <text:p>NO</text:p>
          </table:table-cell>
          <table:table-cell office:value-type="string" table:style-name="ce63">
            <text:p>SD</text:p>
          </table:table-cell>
          <table:table-cell office:value-type="float" office:value="408" table:style-name="ce72">
            <text:p>408</text:p>
          </table:table-cell>
          <table:table-cell office:value-type="float" office:value="439.9" table:style-name="ce72">
            <text:p>440</text:p>
          </table:table-cell>
          <table:table-cell office:value-type="float" office:value="465.21" table:style-name="ce72">
            <text:p>465</text:p>
          </table:table-cell>
          <table:table-cell office:value-type="float" office:value="518.02" table:style-name="ce72">
            <text:p>518</text:p>
          </table:table-cell>
          <table:table-cell office:value-type="float" office:value="543.86" table:style-name="ce72">
            <text:p>544</text:p>
          </table:table-cell>
          <table:table-cell office:value-type="float" office:value="603.69000000000005" table:style-name="ce72">
            <text:p>604</text:p>
          </table:table-cell>
          <table:table-cell office:value-type="float" office:value="648.29999999999995" table:style-name="ce72">
            <text:p>648</text:p>
          </table:table-cell>
          <table:table-cell office:value-type="float" office:value="688.6" table:style-name="ce72">
            <text:p>689</text:p>
          </table:table-cell>
          <table:table-cell office:value-type="float" office:value="732.56" table:style-name="ce72">
            <text:p>733</text:p>
          </table:table-cell>
          <table:table-cell office:value-type="float" office:value="823.01" table:style-name="ce72">
            <text:p>823</text:p>
          </table:table-cell>
          <table:table-cell office:value-type="float" office:value="934.8" table:style-name="ce72">
            <text:p>935</text:p>
          </table:table-cell>
          <table:table-cell office:value-type="float" office:value="1001.05" table:style-name="ce72">
            <text:p>1,001</text:p>
          </table:table-cell>
          <table:table-cell office:value-type="float" office:value="1037.82" table:style-name="ce72">
            <text:p>1,038</text:p>
          </table:table-cell>
          <table:table-cell office:value-type="float" office:value="1091.18" table:style-name="ce72">
            <text:p>1,091</text:p>
          </table:table-cell>
          <table:table-cell office:value-type="float" office:value="1137.4000000000001" table:style-name="ce72">
            <text:p>1,137</text:p>
          </table:table-cell>
          <table:table-cell office:value-type="float" office:value="1187.3800000000001" table:style-name="ce72">
            <text:p>1,187</text:p>
          </table:table-cell>
          <table:table-cell office:value-type="float" office:value="1214.0921054122496" table:style-name="ce72">
            <text:p>1,214</text:p>
          </table:table-cell>
          <table:table-cell office:value-type="float" office:value="1214.5" table:style-name="ce72">
            <text:p>1,215</text:p>
          </table:table-cell>
          <table:table-cell office:value-type="float" office:value="1203.9000000000001" table:style-name="ce72">
            <text:p>1,204</text:p>
          </table:table-cell>
          <table:table-cell office:value-type="float" office:value="1218.18" table:style-name="ce72">
            <text:p>1,218</text:p>
          </table:table-cell>
          <table:table-cell office:value-type="float" office:value="1094.69" table:style-name="ce72">
            <text:p>1,095</text:p>
          </table:table-cell>
          <table:table-cell office:value-type="float" office:value="1082.81" table:style-name="ce72">
            <text:p>1,083</text:p>
          </table:table-cell>
          <table:table-cell office:value-type="float" office:value="1091.57" table:style-name="ce72">
            <text:p>1,092</text:p>
          </table:table-cell>
          <table:table-cell office:value-type="float" office:value="1151.68" table:style-name="ce73">
            <text:p><text:s/>1,152<text:s/></text:p>
          </table:table-cell>
          <table:table-cell office:value-type="float" office:value="1221.81" table:style-name="ce74">
            <text:p>1,222</text:p>
          </table:table-cell>
          <table:table-cell office:value-type="float" office:value="1293.52" table:style-name="ce72">
            <text:p>1,294</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1"/>
          <table:table-cell table:number-columns-repeated="16345"/>
        </table:table-row>
        <table:table-row table:style-name="ro27">
          <table:table-cell office:value-type="string" table:style-name="ce63">
            <text:p>E1337</text:p>
          </table:table-cell>
          <table:table-cell office:value-type="string" table:style-name="ce63">
            <text:p>E07000059</text:p>
          </table:table-cell>
          <table:table-cell office:value-type="string" table:style-name="ce63">
            <text:p>Teesdale</text:p>
          </table:table-cell>
          <table:table-cell office:value-type="string" table:style-name="ce63">
            <text:p>NO</text:p>
          </table:table-cell>
          <table:table-cell office:value-type="string" table:style-name="ce63">
            <text:p>SD</text:p>
          </table:table-cell>
          <table:table-cell office:value-type="float" office:value="462" table:style-name="ce72">
            <text:p>462</text:p>
          </table:table-cell>
          <table:table-cell office:value-type="float" office:value="454.06" table:style-name="ce72">
            <text:p>454</text:p>
          </table:table-cell>
          <table:table-cell office:value-type="float" office:value="501.79" table:style-name="ce72">
            <text:p>502</text:p>
          </table:table-cell>
          <table:table-cell office:value-type="float" office:value="519.33000000000004" table:style-name="ce72">
            <text:p>519</text:p>
          </table:table-cell>
          <table:table-cell office:value-type="float" office:value="576.24" table:style-name="ce72">
            <text:p>576</text:p>
          </table:table-cell>
          <table:table-cell office:value-type="float" office:value="636.78" table:style-name="ce72">
            <text:p>637</text:p>
          </table:table-cell>
          <table:table-cell office:value-type="float" office:value="665.66" table:style-name="ce72">
            <text:p>666</text:p>
          </table:table-cell>
          <table:table-cell office:value-type="float" office:value="701.13" table:style-name="ce72">
            <text:p>701</text:p>
          </table:table-cell>
          <table:table-cell office:value-type="float" office:value="732.56" table:style-name="ce72">
            <text:p>733</text:p>
          </table:table-cell>
          <table:table-cell office:value-type="float" office:value="834.59" table:style-name="ce72">
            <text:p>835</text:p>
          </table:table-cell>
          <table:table-cell office:value-type="float" office:value="915.35" table:style-name="ce72">
            <text:p>915</text:p>
          </table:table-cell>
          <table:table-cell office:value-type="float" office:value="982.76" table:style-name="ce72">
            <text:p>983</text:p>
          </table:table-cell>
          <table:table-cell office:value-type="float" office:value="1033.57" table:style-name="ce72">
            <text:p>1,034</text:p>
          </table:table-cell>
          <table:table-cell office:value-type="float" office:value="1073.8800000000001" table:style-name="ce72">
            <text:p>1,074</text:p>
          </table:table-cell>
          <table:table-cell office:value-type="float" office:value="1132.95" table:style-name="ce72">
            <text:p>1,133</text:p>
          </table:table-cell>
          <table:table-cell office:value-type="float" office:value="1165.03" table:style-name="ce72">
            <text:p>1,165</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3">
            <text:p>[z]</text:p>
          </table:table-cell>
          <table:table-cell office:value-type="string" table:style-name="ce74">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1"/>
          <table:table-cell table:number-columns-repeated="16345"/>
        </table:table-row>
        <table:table-row table:style-name="ro27">
          <table:table-cell office:value-type="string" table:style-name="ce63">
            <text:p>E1137</text:p>
          </table:table-cell>
          <table:table-cell office:value-type="string" table:style-name="ce63">
            <text:p>E07000045</text:p>
          </table:table-cell>
          <table:table-cell office:value-type="string" table:style-name="ce63">
            <text:p>Teignbridge</text:p>
          </table:table-cell>
          <table:table-cell office:value-type="string" table:style-name="ce63">
            <text:p>YES</text:p>
          </table:table-cell>
          <table:table-cell office:value-type="string" table:style-name="ce63">
            <text:p>SD</text:p>
          </table:table-cell>
          <table:table-cell office:value-type="float" office:value="477" table:style-name="ce72">
            <text:p>477</text:p>
          </table:table-cell>
          <table:table-cell office:value-type="float" office:value="501.42" table:style-name="ce72">
            <text:p>501</text:p>
          </table:table-cell>
          <table:table-cell office:value-type="float" office:value="479.8" table:style-name="ce72">
            <text:p>480</text:p>
          </table:table-cell>
          <table:table-cell office:value-type="float" office:value="500.16" table:style-name="ce72">
            <text:p>500</text:p>
          </table:table-cell>
          <table:table-cell office:value-type="float" office:value="538.24" table:style-name="ce72">
            <text:p>538</text:p>
          </table:table-cell>
          <table:table-cell office:value-type="float" office:value="622.83000000000004" table:style-name="ce72">
            <text:p>623</text:p>
          </table:table-cell>
          <table:table-cell office:value-type="float" office:value="669.9" table:style-name="ce72">
            <text:p>670</text:p>
          </table:table-cell>
          <table:table-cell office:value-type="float" office:value="713.47" table:style-name="ce72">
            <text:p>713</text:p>
          </table:table-cell>
          <table:table-cell office:value-type="float" office:value="766.4" table:style-name="ce72">
            <text:p>766</text:p>
          </table:table-cell>
          <table:table-cell office:value-type="float" office:value="844.85" table:style-name="ce72">
            <text:p>845</text:p>
          </table:table-cell>
          <table:table-cell office:value-type="float" office:value="1000.57" table:style-name="ce72">
            <text:p>1,001</text:p>
          </table:table-cell>
          <table:table-cell office:value-type="float" office:value="1066.21" table:style-name="ce72">
            <text:p>1,066</text:p>
          </table:table-cell>
          <table:table-cell office:value-type="float" office:value="1109.52" table:style-name="ce72">
            <text:p>1,110</text:p>
          </table:table-cell>
          <table:table-cell office:value-type="float" office:value="1167.58" table:style-name="ce72">
            <text:p>1,168</text:p>
          </table:table-cell>
          <table:table-cell office:value-type="float" office:value="1223.53" table:style-name="ce72">
            <text:p>1,224</text:p>
          </table:table-cell>
          <table:table-cell office:value-type="float" office:value="1285.03" table:style-name="ce72">
            <text:p>1,285</text:p>
          </table:table-cell>
          <table:table-cell office:value-type="float" office:value="1324.3067777818037" table:style-name="ce72">
            <text:p>1,324</text:p>
          </table:table-cell>
          <table:table-cell office:value-type="float" office:value="1360.23" table:style-name="ce72">
            <text:p>1,360</text:p>
          </table:table-cell>
          <table:table-cell office:value-type="float" office:value="1359.04" table:style-name="ce72">
            <text:p>1,359</text:p>
          </table:table-cell>
          <table:table-cell office:value-type="float" office:value="1361.58" table:style-name="ce72">
            <text:p>1,362</text:p>
          </table:table-cell>
          <table:table-cell office:value-type="float" office:value="1203.32" table:style-name="ce72">
            <text:p>1,203</text:p>
          </table:table-cell>
          <table:table-cell office:value-type="float" office:value="1215.79" table:style-name="ce72">
            <text:p>1,216</text:p>
          </table:table-cell>
          <table:table-cell office:value-type="float" office:value="1253.29" table:style-name="ce72">
            <text:p>1,253</text:p>
          </table:table-cell>
          <table:table-cell office:value-type="float" office:value="1318.51" table:style-name="ce73">
            <text:p><text:s/>1,319<text:s/></text:p>
          </table:table-cell>
          <table:table-cell office:value-type="float" office:value="1386.02" table:style-name="ce74">
            <text:p>1,386</text:p>
          </table:table-cell>
          <table:table-cell office:value-type="float" office:value="1467.26" table:style-name="ce72">
            <text:p>1,467</text:p>
          </table:table-cell>
          <table:table-cell office:value-type="float" office:value="1541.55" table:style-name="ce72">
            <text:p>1,542</text:p>
          </table:table-cell>
          <table:table-cell office:value-type="float" office:value="1607.14" table:style-name="ce72">
            <text:p>1,607</text:p>
          </table:table-cell>
          <table:table-cell office:value-type="float" office:value="1636.14" table:style-name="ce72">
            <text:p>1,636</text:p>
          </table:table-cell>
          <table:table-cell office:value-type="float" office:value="1714.47" table:style-name="ce72">
            <text:p>1,714</text:p>
          </table:table-cell>
          <table:table-cell office:value-type="float" office:value="1810.88" table:style-name="ce72">
            <text:p>1,811</text:p>
          </table:table-cell>
          <table:table-cell office:value-type="float" office:value="1916" table:style-name="ce72">
            <text:p>1,916</text:p>
          </table:table-cell>
          <table:table-cell office:value-type="float" office:value="2019.33" table:style-name="ce72">
            <text:p>2,019</text:p>
          </table:table-cell>
          <table:table-cell table:style-name="ce71"/>
          <table:table-cell table:number-columns-repeated="16345"/>
        </table:table-row>
        <table:table-row table:style-name="ro27">
          <table:table-cell office:value-type="string" table:style-name="ce63">
            <text:p>E3201</text:p>
          </table:table-cell>
          <table:table-cell office:value-type="string" table:style-name="ce63">
            <text:p>E06000020</text:p>
          </table:table-cell>
          <table:table-cell office:value-type="string" table:style-name="ce63">
            <text:p>Telford &amp; Wrekin UA</text:p>
          </table:table-cell>
          <table:table-cell office:value-type="string" table:style-name="ce63">
            <text:p>YES</text:p>
          </table:table-cell>
          <table:table-cell office:value-type="string" table:style-name="ce63">
            <text:p>UA</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float" office:value="516.72" table:style-name="ce72">
            <text:p>517</text:p>
          </table:table-cell>
          <table:table-cell office:value-type="float" office:value="567.39" table:style-name="ce72">
            <text:p>567</text:p>
          </table:table-cell>
          <table:table-cell office:value-type="float" office:value="601.65" table:style-name="ce72">
            <text:p>602</text:p>
          </table:table-cell>
          <table:table-cell office:value-type="float" office:value="680.4" table:style-name="ce72">
            <text:p>680</text:p>
          </table:table-cell>
          <table:table-cell office:value-type="float" office:value="748.57" table:style-name="ce72">
            <text:p>749</text:p>
          </table:table-cell>
          <table:table-cell office:value-type="float" office:value="794.88" table:style-name="ce72">
            <text:p>795</text:p>
          </table:table-cell>
          <table:table-cell office:value-type="float" office:value="874.48" table:style-name="ce72">
            <text:p>874</text:p>
          </table:table-cell>
          <table:table-cell office:value-type="float" office:value="913.65" table:style-name="ce72">
            <text:p>914</text:p>
          </table:table-cell>
          <table:table-cell office:value-type="float" office:value="958.98" table:style-name="ce72">
            <text:p>959</text:p>
          </table:table-cell>
          <table:table-cell office:value-type="float" office:value="992.33" table:style-name="ce72">
            <text:p>992</text:p>
          </table:table-cell>
          <table:table-cell office:value-type="float" office:value="1036.17" table:style-name="ce72">
            <text:p>1,036</text:p>
          </table:table-cell>
          <table:table-cell office:value-type="string" table:style-name="ce72">
            <text:p>[z]</text:p>
          </table:table-cell>
          <table:table-cell office:value-type="float" office:value="1086.3499999999999" table:style-name="ce72">
            <text:p>1,086</text:p>
          </table:table-cell>
          <table:table-cell office:value-type="float" office:value="1085.58" table:style-name="ce72">
            <text:p>1,086</text:p>
          </table:table-cell>
          <table:table-cell office:value-type="float" office:value="1111.28" table:style-name="ce72">
            <text:p>1,111</text:p>
          </table:table-cell>
          <table:table-cell office:value-type="float" office:value="941.41" table:style-name="ce72">
            <text:p>941</text:p>
          </table:table-cell>
          <table:table-cell office:value-type="float" office:value="952.8" table:style-name="ce72">
            <text:p>953</text:p>
          </table:table-cell>
          <table:table-cell office:value-type="float" office:value="963.48" table:style-name="ce72">
            <text:p>963</text:p>
          </table:table-cell>
          <table:table-cell office:value-type="float" office:value="1018.22" table:style-name="ce73">
            <text:p><text:s/>1,018<text:s/></text:p>
          </table:table-cell>
          <table:table-cell office:value-type="float" office:value="1065.05" table:style-name="ce74">
            <text:p>1,065</text:p>
          </table:table-cell>
          <table:table-cell office:value-type="float" office:value="1102.95" table:style-name="ce72">
            <text:p>1,103</text:p>
          </table:table-cell>
          <table:table-cell office:value-type="float" office:value="1153.53" table:style-name="ce72">
            <text:p>1,154</text:p>
          </table:table-cell>
          <table:table-cell office:value-type="float" office:value="1210.19" table:style-name="ce72">
            <text:p>1,210</text:p>
          </table:table-cell>
          <table:table-cell office:value-type="float" office:value="1271.3499999999999" table:style-name="ce72">
            <text:p>1,271</text:p>
          </table:table-cell>
          <table:table-cell office:value-type="float" office:value="1303.5999999999999" table:style-name="ce72">
            <text:p>1,304</text:p>
          </table:table-cell>
          <table:table-cell office:value-type="float" office:value="1348.16" table:style-name="ce72">
            <text:p>1,348</text:p>
          </table:table-cell>
          <table:table-cell office:value-type="float" office:value="1426" table:style-name="ce72">
            <text:p>1,426</text:p>
          </table:table-cell>
          <table:table-cell office:value-type="float" office:value="1519.68" table:style-name="ce72">
            <text:p>1,520</text:p>
          </table:table-cell>
          <table:table-cell table:style-name="ce71"/>
          <table:table-cell table:number-columns-repeated="16345"/>
        </table:table-row>
        <table:table-row table:style-name="ro27">
          <table:table-cell office:value-type="string" table:style-name="ce63">
            <text:p>E1542</text:p>
          </table:table-cell>
          <table:table-cell office:value-type="string" table:style-name="ce63">
            <text:p>E07000076</text:p>
          </table:table-cell>
          <table:table-cell office:value-type="string" table:style-name="ce63">
            <text:p>Tendring</text:p>
          </table:table-cell>
          <table:table-cell office:value-type="string" table:style-name="ce63">
            <text:p>YES</text:p>
          </table:table-cell>
          <table:table-cell office:value-type="string" table:style-name="ce63">
            <text:p>SD</text:p>
          </table:table-cell>
          <table:table-cell office:value-type="float" office:value="399" table:style-name="ce72">
            <text:p>399</text:p>
          </table:table-cell>
          <table:table-cell office:value-type="float" office:value="408.07" table:style-name="ce72">
            <text:p>408</text:p>
          </table:table-cell>
          <table:table-cell office:value-type="float" office:value="433.12" table:style-name="ce72">
            <text:p>433</text:p>
          </table:table-cell>
          <table:table-cell office:value-type="float" office:value="456.41" table:style-name="ce72">
            <text:p>456</text:p>
          </table:table-cell>
          <table:table-cell office:value-type="float" office:value="483.07" table:style-name="ce72">
            <text:p>483</text:p>
          </table:table-cell>
          <table:table-cell office:value-type="float" office:value="554.86" table:style-name="ce72">
            <text:p>555</text:p>
          </table:table-cell>
          <table:table-cell office:value-type="float" office:value="591.27" table:style-name="ce72">
            <text:p>591</text:p>
          </table:table-cell>
          <table:table-cell office:value-type="float" office:value="635.28" table:style-name="ce72">
            <text:p>635</text:p>
          </table:table-cell>
          <table:table-cell office:value-type="float" office:value="681.18" table:style-name="ce72">
            <text:p>681</text:p>
          </table:table-cell>
          <table:table-cell office:value-type="float" office:value="746.94" table:style-name="ce72">
            <text:p>747</text:p>
          </table:table-cell>
          <table:table-cell office:value-type="float" office:value="861.98" table:style-name="ce72">
            <text:p>862</text:p>
          </table:table-cell>
          <table:table-cell office:value-type="float" office:value="914.96" table:style-name="ce72">
            <text:p>915</text:p>
          </table:table-cell>
          <table:table-cell office:value-type="float" office:value="958.74" table:style-name="ce72">
            <text:p>959</text:p>
          </table:table-cell>
          <table:table-cell office:value-type="float" office:value="1009.05" table:style-name="ce72">
            <text:p>1,009</text:p>
          </table:table-cell>
          <table:table-cell office:value-type="float" office:value="1054.28" table:style-name="ce72">
            <text:p>1,054</text:p>
          </table:table-cell>
          <table:table-cell office:value-type="float" office:value="1100.55" table:style-name="ce72">
            <text:p>1,101</text:p>
          </table:table-cell>
          <table:table-cell office:value-type="float" office:value="1127.4100266069911" table:style-name="ce72">
            <text:p>1,127</text:p>
          </table:table-cell>
          <table:table-cell office:value-type="float" office:value="1145.94" table:style-name="ce72">
            <text:p>1,146</text:p>
          </table:table-cell>
          <table:table-cell office:value-type="float" office:value="1143.03" table:style-name="ce72">
            <text:p>1,143</text:p>
          </table:table-cell>
          <table:table-cell office:value-type="float" office:value="1147.3800000000001" table:style-name="ce72">
            <text:p>1,147</text:p>
          </table:table-cell>
          <table:table-cell office:value-type="float" office:value="945.67" table:style-name="ce72">
            <text:p>946</text:p>
          </table:table-cell>
          <table:table-cell office:value-type="float" office:value="953.28" table:style-name="ce72">
            <text:p>953</text:p>
          </table:table-cell>
          <table:table-cell office:value-type="float" office:value="967.71" table:style-name="ce72">
            <text:p>968</text:p>
          </table:table-cell>
          <table:table-cell office:value-type="float" office:value="1014.76" table:style-name="ce73">
            <text:p><text:s/>1,015<text:s/></text:p>
          </table:table-cell>
          <table:table-cell office:value-type="float" office:value="1062.3" table:style-name="ce74">
            <text:p>1,062</text:p>
          </table:table-cell>
          <table:table-cell office:value-type="float" office:value="1127.47" table:style-name="ce72">
            <text:p>1,127</text:p>
          </table:table-cell>
          <table:table-cell office:value-type="float" office:value="1195.83" table:style-name="ce72">
            <text:p>1,196</text:p>
          </table:table-cell>
          <table:table-cell office:value-type="float" office:value="1253.33" table:style-name="ce72">
            <text:p>1,253</text:p>
          </table:table-cell>
          <table:table-cell office:value-type="float" office:value="1267.96" table:style-name="ce72">
            <text:p>1,268</text:p>
          </table:table-cell>
          <table:table-cell office:value-type="float" office:value="1343.76" table:style-name="ce72">
            <text:p>1,344</text:p>
          </table:table-cell>
          <table:table-cell office:value-type="float" office:value="1411.3" table:style-name="ce72">
            <text:p>1,411</text:p>
          </table:table-cell>
          <table:table-cell office:value-type="float" office:value="1488" table:style-name="ce72">
            <text:p>1,488</text:p>
          </table:table-cell>
          <table:table-cell office:value-type="float" office:value="1579.85" table:style-name="ce72">
            <text:p>1,580</text:p>
          </table:table-cell>
          <table:table-cell table:style-name="ce71"/>
          <table:table-cell table:number-columns-repeated="16345"/>
        </table:table-row>
        <table:table-row table:style-name="ro27">
          <table:table-cell office:value-type="string" table:style-name="ce63">
            <text:p>E1742</text:p>
          </table:table-cell>
          <table:table-cell office:value-type="string" table:style-name="ce63">
            <text:p>E07000093</text:p>
          </table:table-cell>
          <table:table-cell office:value-type="string" table:style-name="ce63">
            <text:p>Test Valley</text:p>
          </table:table-cell>
          <table:table-cell office:value-type="string" table:style-name="ce63">
            <text:p>YES</text:p>
          </table:table-cell>
          <table:table-cell office:value-type="string" table:style-name="ce63">
            <text:p>SD</text:p>
          </table:table-cell>
          <table:table-cell office:value-type="float" office:value="427" table:style-name="ce72">
            <text:p>427</text:p>
          </table:table-cell>
          <table:table-cell office:value-type="float" office:value="497.07" table:style-name="ce72">
            <text:p>497</text:p>
          </table:table-cell>
          <table:table-cell office:value-type="float" office:value="540.98" table:style-name="ce72">
            <text:p>541</text:p>
          </table:table-cell>
          <table:table-cell office:value-type="float" office:value="566.35" table:style-name="ce72">
            <text:p>566</text:p>
          </table:table-cell>
          <table:table-cell office:value-type="float" office:value="631.45000000000005" table:style-name="ce72">
            <text:p>631</text:p>
          </table:table-cell>
          <table:table-cell office:value-type="float" office:value="696.67" table:style-name="ce72">
            <text:p>697</text:p>
          </table:table-cell>
          <table:table-cell office:value-type="float" office:value="748.88" table:style-name="ce72">
            <text:p>749</text:p>
          </table:table-cell>
          <table:table-cell office:value-type="float" office:value="789.61" table:style-name="ce72">
            <text:p>790</text:p>
          </table:table-cell>
          <table:table-cell office:value-type="float" office:value="829.69" table:style-name="ce72">
            <text:p>830</text:p>
          </table:table-cell>
          <table:table-cell office:value-type="float" office:value="904.82" table:style-name="ce72">
            <text:p>905</text:p>
          </table:table-cell>
          <table:table-cell office:value-type="float" office:value="1041.54" table:style-name="ce72">
            <text:p>1,042</text:p>
          </table:table-cell>
          <table:table-cell office:value-type="float" office:value="1099.18" table:style-name="ce72">
            <text:p>1,099</text:p>
          </table:table-cell>
          <table:table-cell office:value-type="float" office:value="1130.58" table:style-name="ce72">
            <text:p>1,131</text:p>
          </table:table-cell>
          <table:table-cell office:value-type="float" office:value="1181.97" table:style-name="ce72">
            <text:p>1,182</text:p>
          </table:table-cell>
          <table:table-cell office:value-type="float" office:value="1245.24" table:style-name="ce72">
            <text:p>1,245</text:p>
          </table:table-cell>
          <table:table-cell office:value-type="float" office:value="1298.47" table:style-name="ce72">
            <text:p>1,298</text:p>
          </table:table-cell>
          <table:table-cell office:value-type="float" office:value="1328.1051144334099" table:style-name="ce72">
            <text:p>1,328</text:p>
          </table:table-cell>
          <table:table-cell office:value-type="float" office:value="1359.17" table:style-name="ce72">
            <text:p>1,359</text:p>
          </table:table-cell>
          <table:table-cell office:value-type="float" office:value="1359.24" table:style-name="ce72">
            <text:p>1,359</text:p>
          </table:table-cell>
          <table:table-cell office:value-type="float" office:value="1361.49" table:style-name="ce72">
            <text:p>1,361</text:p>
          </table:table-cell>
          <table:table-cell office:value-type="float" office:value="1268.01" table:style-name="ce72">
            <text:p>1,268</text:p>
          </table:table-cell>
          <table:table-cell office:value-type="float" office:value="1271.72" table:style-name="ce72">
            <text:p>1,272</text:p>
          </table:table-cell>
          <table:table-cell office:value-type="float" office:value="1290.08" table:style-name="ce72">
            <text:p>1,290</text:p>
          </table:table-cell>
          <table:table-cell office:value-type="float" office:value="1349" table:style-name="ce73">
            <text:p><text:s/>1,349<text:s/></text:p>
          </table:table-cell>
          <table:table-cell office:value-type="float" office:value="1411.71" table:style-name="ce74">
            <text:p>1,412</text:p>
          </table:table-cell>
          <table:table-cell office:value-type="float" office:value="1491.32" table:style-name="ce72">
            <text:p>1,491</text:p>
          </table:table-cell>
          <table:table-cell office:value-type="float" office:value="1557.63" table:style-name="ce72">
            <text:p>1,558</text:p>
          </table:table-cell>
          <table:table-cell office:value-type="float" office:value="1624.18" table:style-name="ce72">
            <text:p>1,624</text:p>
          </table:table-cell>
          <table:table-cell office:value-type="float" office:value="1690.56" table:style-name="ce72">
            <text:p>1,691</text:p>
          </table:table-cell>
          <table:table-cell office:value-type="float" office:value="1749.22" table:style-name="ce72">
            <text:p>1,749</text:p>
          </table:table-cell>
          <table:table-cell office:value-type="float" office:value="1830.98" table:style-name="ce72">
            <text:p>1,831</text:p>
          </table:table-cell>
          <table:table-cell office:value-type="float" office:value="1912" table:style-name="ce72">
            <text:p>1,912</text:p>
          </table:table-cell>
          <table:table-cell office:value-type="float" office:value="2012.47" table:style-name="ce72">
            <text:p>2,012</text:p>
          </table:table-cell>
          <table:table-cell table:style-name="ce71"/>
          <table:table-cell table:number-columns-repeated="16345"/>
        </table:table-row>
        <table:table-row table:style-name="ro27">
          <table:table-cell office:value-type="string" table:style-name="ce63">
            <text:p>E1636</text:p>
          </table:table-cell>
          <table:table-cell office:value-type="string" table:style-name="ce63">
            <text:p>E07000083</text:p>
          </table:table-cell>
          <table:table-cell office:value-type="string" table:style-name="ce63">
            <text:p>Tewkesbury</text:p>
          </table:table-cell>
          <table:table-cell office:value-type="string" table:style-name="ce63">
            <text:p>YES</text:p>
          </table:table-cell>
          <table:table-cell office:value-type="string" table:style-name="ce63">
            <text:p>SD</text:p>
          </table:table-cell>
          <table:table-cell office:value-type="float" office:value="370" table:style-name="ce72">
            <text:p>370</text:p>
          </table:table-cell>
          <table:table-cell office:value-type="float" office:value="408.96" table:style-name="ce72">
            <text:p>409</text:p>
          </table:table-cell>
          <table:table-cell office:value-type="float" office:value="439.5" table:style-name="ce72">
            <text:p>440</text:p>
          </table:table-cell>
          <table:table-cell office:value-type="float" office:value="470.48" table:style-name="ce72">
            <text:p>470</text:p>
          </table:table-cell>
          <table:table-cell office:value-type="float" office:value="516.65" table:style-name="ce72">
            <text:p>517</text:p>
          </table:table-cell>
          <table:table-cell office:value-type="float" office:value="585.92999999999995" table:style-name="ce72">
            <text:p>586</text:p>
          </table:table-cell>
          <table:table-cell office:value-type="float" office:value="656.45" table:style-name="ce72">
            <text:p>656</text:p>
          </table:table-cell>
          <table:table-cell office:value-type="float" office:value="724.67" table:style-name="ce72">
            <text:p>725</text:p>
          </table:table-cell>
          <table:table-cell office:value-type="float" office:value="774.75" table:style-name="ce72">
            <text:p>775</text:p>
          </table:table-cell>
          <table:table-cell office:value-type="float" office:value="858.36" table:style-name="ce72">
            <text:p>858</text:p>
          </table:table-cell>
          <table:table-cell office:value-type="float" office:value="992.08" table:style-name="ce72">
            <text:p>992</text:p>
          </table:table-cell>
          <table:table-cell office:value-type="float" office:value="1042.9100000000001" table:style-name="ce72">
            <text:p>1,043</text:p>
          </table:table-cell>
          <table:table-cell office:value-type="float" office:value="1093.5899999999999" table:style-name="ce72">
            <text:p>1,094</text:p>
          </table:table-cell>
          <table:table-cell office:value-type="float" office:value="1137.19" table:style-name="ce72">
            <text:p>1,137</text:p>
          </table:table-cell>
          <table:table-cell office:value-type="float" office:value="1178.49" table:style-name="ce72">
            <text:p>1,178</text:p>
          </table:table-cell>
          <table:table-cell office:value-type="float" office:value="1237.0999999999999" table:style-name="ce72">
            <text:p>1,237</text:p>
          </table:table-cell>
          <table:table-cell office:value-type="float" office:value="1272.3071632159811" table:style-name="ce72">
            <text:p>1,272</text:p>
          </table:table-cell>
          <table:table-cell office:value-type="float" office:value="1301.8699999999999" table:style-name="ce72">
            <text:p>1,302</text:p>
          </table:table-cell>
          <table:table-cell office:value-type="float" office:value="1295.18" table:style-name="ce72">
            <text:p>1,295</text:p>
          </table:table-cell>
          <table:table-cell office:value-type="float" office:value="1298.02" table:style-name="ce72">
            <text:p>1,298</text:p>
          </table:table-cell>
          <table:table-cell office:value-type="float" office:value="1195.6400000000001" table:style-name="ce72">
            <text:p>1,196</text:p>
          </table:table-cell>
          <table:table-cell office:value-type="float" office:value="1195.22" table:style-name="ce72">
            <text:p>1,195</text:p>
          </table:table-cell>
          <table:table-cell office:value-type="float" office:value="1209.74" table:style-name="ce72">
            <text:p>1,210</text:p>
          </table:table-cell>
          <table:table-cell office:value-type="float" office:value="1264.95" table:style-name="ce73">
            <text:p><text:s/>1,265<text:s/></text:p>
          </table:table-cell>
          <table:table-cell office:value-type="float" office:value="1316.53" table:style-name="ce74">
            <text:p>1,317</text:p>
          </table:table-cell>
          <table:table-cell office:value-type="float" office:value="1403.69" table:style-name="ce72">
            <text:p>1,404</text:p>
          </table:table-cell>
          <table:table-cell office:value-type="float" office:value="1488.38" table:style-name="ce72">
            <text:p>1,488</text:p>
          </table:table-cell>
          <table:table-cell office:value-type="float" office:value="1544.05" table:style-name="ce72">
            <text:p>1,544</text:p>
          </table:table-cell>
          <table:table-cell office:value-type="float" office:value="1596.73" table:style-name="ce72">
            <text:p>1,597</text:p>
          </table:table-cell>
          <table:table-cell office:value-type="float" office:value="1651.6" table:style-name="ce72">
            <text:p>1,652</text:p>
          </table:table-cell>
          <table:table-cell office:value-type="float" office:value="1749.09" table:style-name="ce72">
            <text:p>1,749</text:p>
          </table:table-cell>
          <table:table-cell office:value-type="float" office:value="1837" table:style-name="ce72">
            <text:p>1,837</text:p>
          </table:table-cell>
          <table:table-cell office:value-type="float" office:value="1940.42" table:style-name="ce72">
            <text:p>1,940</text:p>
          </table:table-cell>
          <table:table-cell table:style-name="ce71"/>
          <table:table-cell table:number-columns-repeated="16345"/>
        </table:table-row>
        <table:table-row table:style-name="ro27">
          <table:table-cell office:value-type="string" table:style-name="ce63">
            <text:p>E3934</text:p>
          </table:table-cell>
          <table:table-cell office:value-type="string" table:style-name="ce63">
            <text:p>[z]</text:p>
          </table:table-cell>
          <table:table-cell office:value-type="string" table:style-name="ce63">
            <text:p>Thamesdown</text:p>
          </table:table-cell>
          <table:table-cell office:value-type="string" table:style-name="ce63">
            <text:p>NO</text:p>
          </table:table-cell>
          <table:table-cell office:value-type="string" table:style-name="ce63">
            <text:p>SD</text:p>
          </table:table-cell>
          <table:table-cell office:value-type="float" office:value="432" table:style-name="ce72">
            <text:p>432</text:p>
          </table:table-cell>
          <table:table-cell office:value-type="float" office:value="463.77" table:style-name="ce72">
            <text:p>464</text:p>
          </table:table-cell>
          <table:table-cell office:value-type="float" office:value="477.07" table:style-name="ce72">
            <text:p>477</text:p>
          </table:table-cell>
          <table:table-cell office:value-type="float" office:value="486.9" table:style-name="ce72">
            <text:p>487</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3">
            <text:p>[z]</text:p>
          </table:table-cell>
          <table:table-cell office:value-type="string" table:style-name="ce74">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1"/>
          <table:table-cell table:number-columns-repeated="16345"/>
        </table:table-row>
        <table:table-row table:style-name="ro27">
          <table:table-cell office:value-type="string" table:style-name="ce63">
            <text:p>E2242</text:p>
          </table:table-cell>
          <table:table-cell office:value-type="string" table:style-name="ce63">
            <text:p>E07000114</text:p>
          </table:table-cell>
          <table:table-cell office:value-type="string" table:style-name="ce63">
            <text:p>Thanet</text:p>
          </table:table-cell>
          <table:table-cell office:value-type="string" table:style-name="ce63">
            <text:p>YES</text:p>
          </table:table-cell>
          <table:table-cell office:value-type="string" table:style-name="ce63">
            <text:p>SD</text:p>
          </table:table-cell>
          <table:table-cell office:value-type="float" office:value="389" table:style-name="ce72">
            <text:p>389</text:p>
          </table:table-cell>
          <table:table-cell office:value-type="float" office:value="435.55" table:style-name="ce72">
            <text:p>436</text:p>
          </table:table-cell>
          <table:table-cell office:value-type="float" office:value="457.32" table:style-name="ce72">
            <text:p>457</text:p>
          </table:table-cell>
          <table:table-cell office:value-type="float" office:value="477.83" table:style-name="ce72">
            <text:p>478</text:p>
          </table:table-cell>
          <table:table-cell office:value-type="float" office:value="491.56" table:style-name="ce72">
            <text:p>492</text:p>
          </table:table-cell>
          <table:table-cell office:value-type="float" office:value="539.95000000000005" table:style-name="ce72">
            <text:p>540</text:p>
          </table:table-cell>
          <table:table-cell office:value-type="float" office:value="582.35" table:style-name="ce72">
            <text:p>582</text:p>
          </table:table-cell>
          <table:table-cell office:value-type="float" office:value="632.28" table:style-name="ce72">
            <text:p>632</text:p>
          </table:table-cell>
          <table:table-cell office:value-type="float" office:value="666.27" table:style-name="ce72">
            <text:p>666</text:p>
          </table:table-cell>
          <table:table-cell office:value-type="float" office:value="738.14" table:style-name="ce72">
            <text:p>738</text:p>
          </table:table-cell>
          <table:table-cell office:value-type="float" office:value="827.22" table:style-name="ce72">
            <text:p>827</text:p>
          </table:table-cell>
          <table:table-cell office:value-type="float" office:value="899.28" table:style-name="ce72">
            <text:p>899</text:p>
          </table:table-cell>
          <table:table-cell office:value-type="float" office:value="929.24" table:style-name="ce72">
            <text:p>929</text:p>
          </table:table-cell>
          <table:table-cell office:value-type="float" office:value="981.95" table:style-name="ce72">
            <text:p>982</text:p>
          </table:table-cell>
          <table:table-cell office:value-type="float" office:value="1029.82" table:style-name="ce72">
            <text:p>1,030</text:p>
          </table:table-cell>
          <table:table-cell office:value-type="float" office:value="1067.52" table:style-name="ce72">
            <text:p>1,068</text:p>
          </table:table-cell>
          <table:table-cell office:value-type="float" office:value="1094.6295975677351" table:style-name="ce72">
            <text:p>1,095</text:p>
          </table:table-cell>
          <table:table-cell office:value-type="float" office:value="1118.07" table:style-name="ce72">
            <text:p>1,118</text:p>
          </table:table-cell>
          <table:table-cell office:value-type="float" office:value="1115.18" table:style-name="ce72">
            <text:p>1,115</text:p>
          </table:table-cell>
          <table:table-cell office:value-type="float" office:value="1113.71" table:style-name="ce72">
            <text:p>1,114</text:p>
          </table:table-cell>
          <table:table-cell office:value-type="float" office:value="893.99" table:style-name="ce72">
            <text:p>894</text:p>
          </table:table-cell>
          <table:table-cell office:value-type="float" office:value="915.95" table:style-name="ce72">
            <text:p>916</text:p>
          </table:table-cell>
          <table:table-cell office:value-type="float" office:value="947.92" table:style-name="ce72">
            <text:p>948</text:p>
          </table:table-cell>
          <table:table-cell office:value-type="float" office:value="994.55" table:style-name="ce73">
            <text:p><text:s/>995<text:s/></text:p>
          </table:table-cell>
          <table:table-cell office:value-type="float" office:value="1063.7" table:style-name="ce74">
            <text:p>1,064</text:p>
          </table:table-cell>
          <table:table-cell office:value-type="float" office:value="1137.54" table:style-name="ce72">
            <text:p>1,138</text:p>
          </table:table-cell>
          <table:table-cell office:value-type="float" office:value="1221.8599999999999" table:style-name="ce72">
            <text:p>1,222</text:p>
          </table:table-cell>
          <table:table-cell office:value-type="float" office:value="1289.3399999999999" table:style-name="ce72">
            <text:p>1,289</text:p>
          </table:table-cell>
          <table:table-cell office:value-type="float" office:value="1334.23" table:style-name="ce72">
            <text:p>1,334</text:p>
          </table:table-cell>
          <table:table-cell office:value-type="float" office:value="1392.91" table:style-name="ce72">
            <text:p>1,393</text:p>
          </table:table-cell>
          <table:table-cell office:value-type="float" office:value="1478.16" table:style-name="ce72">
            <text:p>1,478</text:p>
          </table:table-cell>
          <table:table-cell office:value-type="float" office:value="1558" table:style-name="ce72">
            <text:p>1,558</text:p>
          </table:table-cell>
          <table:table-cell office:value-type="float" office:value="1685.4" table:style-name="ce72">
            <text:p>1,685</text:p>
          </table:table-cell>
          <table:table-cell table:style-name="ce71"/>
          <table:table-cell table:number-columns-repeated="16345"/>
        </table:table-row>
        <table:table-row table:style-name="ro27">
          <table:table-cell office:value-type="string" table:style-name="ce63">
            <text:p>E3236</text:p>
          </table:table-cell>
          <table:table-cell office:value-type="string" table:style-name="ce63">
            <text:p>[z]</text:p>
          </table:table-cell>
          <table:table-cell office:value-type="string" table:style-name="ce63">
            <text:p>The Wrekin</text:p>
          </table:table-cell>
          <table:table-cell office:value-type="string" table:style-name="ce63">
            <text:p>NO</text:p>
          </table:table-cell>
          <table:table-cell office:value-type="string" table:style-name="ce63">
            <text:p>SD</text:p>
          </table:table-cell>
          <table:table-cell office:value-type="float" office:value="460" table:style-name="ce72">
            <text:p>460</text:p>
          </table:table-cell>
          <table:table-cell office:value-type="float" office:value="470.64" table:style-name="ce72">
            <text:p>471</text:p>
          </table:table-cell>
          <table:table-cell office:value-type="float" office:value="483.44" table:style-name="ce72">
            <text:p>483</text:p>
          </table:table-cell>
          <table:table-cell office:value-type="float" office:value="494.46" table:style-name="ce72">
            <text:p>494</text:p>
          </table:table-cell>
          <table:table-cell office:value-type="float" office:value="519.78" table:style-name="ce72">
            <text:p>520</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3">
            <text:p>[z]</text:p>
          </table:table-cell>
          <table:table-cell office:value-type="string" table:style-name="ce74">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1"/>
          <table:table-cell table:number-columns-repeated="16345"/>
        </table:table-row>
        <table:table-row table:style-name="ro27">
          <table:table-cell office:value-type="string" table:style-name="ce63">
            <text:p>E1938</text:p>
          </table:table-cell>
          <table:table-cell office:value-type="string" table:style-name="ce63">
            <text:p>E07000102</text:p>
          </table:table-cell>
          <table:table-cell office:value-type="string" table:style-name="ce63">
            <text:p>Three Rivers</text:p>
          </table:table-cell>
          <table:table-cell office:value-type="string" table:style-name="ce63">
            <text:p>YES</text:p>
          </table:table-cell>
          <table:table-cell office:value-type="string" table:style-name="ce63">
            <text:p>SD</text:p>
          </table:table-cell>
          <table:table-cell office:value-type="float" office:value="616" table:style-name="ce72">
            <text:p>616</text:p>
          </table:table-cell>
          <table:table-cell office:value-type="float" office:value="605.19000000000005" table:style-name="ce72">
            <text:p>605</text:p>
          </table:table-cell>
          <table:table-cell office:value-type="float" office:value="626.46" table:style-name="ce72">
            <text:p>626</text:p>
          </table:table-cell>
          <table:table-cell office:value-type="float" office:value="672.36" table:style-name="ce72">
            <text:p>672</text:p>
          </table:table-cell>
          <table:table-cell office:value-type="float" office:value="710.31" table:style-name="ce72">
            <text:p>710</text:p>
          </table:table-cell>
          <table:table-cell office:value-type="float" office:value="784.99" table:style-name="ce72">
            <text:p>785</text:p>
          </table:table-cell>
          <table:table-cell office:value-type="float" office:value="846.84" table:style-name="ce72">
            <text:p>847</text:p>
          </table:table-cell>
          <table:table-cell office:value-type="float" office:value="900.57" table:style-name="ce72">
            <text:p>901</text:p>
          </table:table-cell>
          <table:table-cell office:value-type="float" office:value="950.74" table:style-name="ce72">
            <text:p>951</text:p>
          </table:table-cell>
          <table:table-cell office:value-type="float" office:value="1043.8699999999999" table:style-name="ce72">
            <text:p>1,044</text:p>
          </table:table-cell>
          <table:table-cell office:value-type="float" office:value="1226.6400000000001" table:style-name="ce72">
            <text:p>1,227</text:p>
          </table:table-cell>
          <table:table-cell office:value-type="float" office:value="1291.5899999999999" table:style-name="ce72">
            <text:p>1,292</text:p>
          </table:table-cell>
          <table:table-cell office:value-type="float" office:value="1353.96" table:style-name="ce72">
            <text:p>1,354</text:p>
          </table:table-cell>
          <table:table-cell office:value-type="float" office:value="1421.2" table:style-name="ce72">
            <text:p>1,421</text:p>
          </table:table-cell>
          <table:table-cell office:value-type="float" office:value="1493.3" table:style-name="ce72">
            <text:p>1,493</text:p>
          </table:table-cell>
          <table:table-cell office:value-type="float" office:value="1550.1" table:style-name="ce72">
            <text:p>1,550</text:p>
          </table:table-cell>
          <table:table-cell office:value-type="float" office:value="1598.3782201863798" table:style-name="ce72">
            <text:p>1,598</text:p>
          </table:table-cell>
          <table:table-cell office:value-type="float" office:value="1597.89" table:style-name="ce72">
            <text:p>1,598</text:p>
          </table:table-cell>
          <table:table-cell office:value-type="float" office:value="1593.92" table:style-name="ce72">
            <text:p>1,594</text:p>
          </table:table-cell>
          <table:table-cell office:value-type="float" office:value="1600.39" table:style-name="ce72">
            <text:p>1,600</text:p>
          </table:table-cell>
          <table:table-cell office:value-type="float" office:value="1481.91" table:style-name="ce72">
            <text:p>1,482</text:p>
          </table:table-cell>
          <table:table-cell office:value-type="float" office:value="1478.99" table:style-name="ce72">
            <text:p>1,479</text:p>
          </table:table-cell>
          <table:table-cell office:value-type="float" office:value="1513.35" table:style-name="ce72">
            <text:p>1,513</text:p>
          </table:table-cell>
          <table:table-cell office:value-type="float" office:value="1570.47" table:style-name="ce73">
            <text:p><text:s/>1,570<text:s/></text:p>
          </table:table-cell>
          <table:table-cell office:value-type="float" office:value="1652.15" table:style-name="ce74">
            <text:p>1,652</text:p>
          </table:table-cell>
          <table:table-cell office:value-type="float" office:value="1774.19" table:style-name="ce72">
            <text:p>1,774</text:p>
          </table:table-cell>
          <table:table-cell office:value-type="float" office:value="1873.96" table:style-name="ce72">
            <text:p>1,874</text:p>
          </table:table-cell>
          <table:table-cell office:value-type="float" office:value="1934.75" table:style-name="ce72">
            <text:p>1,935</text:p>
          </table:table-cell>
          <table:table-cell office:value-type="float" office:value="1989.51" table:style-name="ce72">
            <text:p>1,990</text:p>
          </table:table-cell>
          <table:table-cell office:value-type="float" office:value="2084.02" table:style-name="ce72">
            <text:p>2,084</text:p>
          </table:table-cell>
          <table:table-cell office:value-type="float" office:value="2208.63" table:style-name="ce72">
            <text:p>2,209</text:p>
          </table:table-cell>
          <table:table-cell office:value-type="float" office:value="2316" table:style-name="ce72">
            <text:p>2,316</text:p>
          </table:table-cell>
          <table:table-cell office:value-type="float" office:value="2418.89" table:style-name="ce72">
            <text:p>2,419</text:p>
          </table:table-cell>
          <table:table-cell table:style-name="ce71"/>
          <table:table-cell table:number-columns-repeated="16345"/>
        </table:table-row>
        <table:table-row table:style-name="ro27">
          <table:table-cell office:value-type="string" table:style-name="ce76">
            <text:p>E1543</text:p>
          </table:table-cell>
          <table:table-cell office:value-type="string" table:style-name="ce63">
            <text:p>[z]</text:p>
          </table:table-cell>
          <table:table-cell office:value-type="string" table:style-name="ce63">
            <text:p>Thurrock</text:p>
          </table:table-cell>
          <table:table-cell office:value-type="string" table:style-name="ce60">
            <text:p>NO</text:p>
          </table:table-cell>
          <table:table-cell office:value-type="string" table:style-name="ce60">
            <text:p>SD</text:p>
          </table:table-cell>
          <table:table-cell office:value-type="float" office:value="429" table:style-name="ce72">
            <text:p>429</text:p>
          </table:table-cell>
          <table:table-cell office:value-type="float" office:value="439.44" table:style-name="ce72">
            <text:p>439</text:p>
          </table:table-cell>
          <table:table-cell office:value-type="float" office:value="451.33" table:style-name="ce72">
            <text:p>451</text:p>
          </table:table-cell>
          <table:table-cell office:value-type="float" office:value="492.67" table:style-name="ce72">
            <text:p>493</text:p>
          </table:table-cell>
          <table:table-cell office:value-type="float" office:value="524.84" table:style-name="ce72">
            <text:p>525</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3">
            <text:p>[z]</text:p>
          </table:table-cell>
          <table:table-cell office:value-type="string" table:style-name="ce74">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8"/>
          <table:table-cell table:number-columns-repeated="16345"/>
        </table:table-row>
        <table:table-row table:style-name="ro27">
          <table:table-cell office:value-type="string" table:style-name="ce63">
            <text:p>E1502</text:p>
          </table:table-cell>
          <table:table-cell office:value-type="string" table:style-name="ce63">
            <text:p>E06000034</text:p>
          </table:table-cell>
          <table:table-cell office:value-type="string" table:style-name="ce63">
            <text:p>Thurrock UA</text:p>
          </table:table-cell>
          <table:table-cell office:value-type="string" table:style-name="ce63">
            <text:p>YES</text:p>
          </table:table-cell>
          <table:table-cell office:value-type="string" table:style-name="ce63">
            <text:p>UA</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float" office:value="521.16999999999996" table:style-name="ce72">
            <text:p>521</text:p>
          </table:table-cell>
          <table:table-cell office:value-type="float" office:value="554.45000000000005" table:style-name="ce72">
            <text:p>554</text:p>
          </table:table-cell>
          <table:table-cell office:value-type="float" office:value="589.83000000000004" table:style-name="ce72">
            <text:p>590</text:p>
          </table:table-cell>
          <table:table-cell office:value-type="float" office:value="633.71" table:style-name="ce72">
            <text:p>634</text:p>
          </table:table-cell>
          <table:table-cell office:value-type="float" office:value="694.87" table:style-name="ce72">
            <text:p>695</text:p>
          </table:table-cell>
          <table:table-cell office:value-type="float" office:value="831" table:style-name="ce72">
            <text:p>831</text:p>
          </table:table-cell>
          <table:table-cell office:value-type="float" office:value="874.72" table:style-name="ce72">
            <text:p>875</text:p>
          </table:table-cell>
          <table:table-cell office:value-type="float" office:value="911.96" table:style-name="ce72">
            <text:p>912</text:p>
          </table:table-cell>
          <table:table-cell office:value-type="float" office:value="956.05" table:style-name="ce72">
            <text:p>956</text:p>
          </table:table-cell>
          <table:table-cell office:value-type="float" office:value="988.91" table:style-name="ce72">
            <text:p>989</text:p>
          </table:table-cell>
          <table:table-cell office:value-type="float" office:value="1015.79" table:style-name="ce72">
            <text:p>1,016</text:p>
          </table:table-cell>
          <table:table-cell office:value-type="float" office:value="1050.6333130371918" table:style-name="ce72">
            <text:p>1,051</text:p>
          </table:table-cell>
          <table:table-cell office:value-type="float" office:value="1078.0899999999999" table:style-name="ce72">
            <text:p>1,078</text:p>
          </table:table-cell>
          <table:table-cell office:value-type="float" office:value="1077.73" table:style-name="ce72">
            <text:p>1,078</text:p>
          </table:table-cell>
          <table:table-cell office:value-type="float" office:value="1083.25" table:style-name="ce72">
            <text:p>1,083</text:p>
          </table:table-cell>
          <table:table-cell office:value-type="float" office:value="961.6" table:style-name="ce72">
            <text:p>962</text:p>
          </table:table-cell>
          <table:table-cell office:value-type="float" office:value="965.1" table:style-name="ce72">
            <text:p>965</text:p>
          </table:table-cell>
          <table:table-cell office:value-type="float" office:value="992.22" table:style-name="ce72">
            <text:p>992</text:p>
          </table:table-cell>
          <table:table-cell office:value-type="float" office:value="1044.44" table:style-name="ce73">
            <text:p><text:s/>1,044<text:s/></text:p>
          </table:table-cell>
          <table:table-cell office:value-type="float" office:value="1111" table:style-name="ce74">
            <text:p>1,111</text:p>
          </table:table-cell>
          <table:table-cell office:value-type="float" office:value="1167.33" table:style-name="ce72">
            <text:p>1,167</text:p>
          </table:table-cell>
          <table:table-cell office:value-type="float" office:value="1189.96" table:style-name="ce72">
            <text:p>1,190</text:p>
          </table:table-cell>
          <table:table-cell office:value-type="float" office:value="1236.07" table:style-name="ce72">
            <text:p>1,236</text:p>
          </table:table-cell>
          <table:table-cell office:value-type="float" office:value="1259.1199999999999" table:style-name="ce72">
            <text:p>1,259</text:p>
          </table:table-cell>
          <table:table-cell office:value-type="float" office:value="1311.98" table:style-name="ce72">
            <text:p>1,312</text:p>
          </table:table-cell>
          <table:table-cell office:value-type="float" office:value="1439.53" table:style-name="ce72">
            <text:p>1,440</text:p>
          </table:table-cell>
          <table:table-cell office:value-type="float" office:value="1581" table:style-name="ce72">
            <text:p>1,581</text:p>
          </table:table-cell>
          <table:table-cell office:value-type="float" office:value="1684.56" table:style-name="ce72">
            <text:p>1,685</text:p>
          </table:table-cell>
          <table:table-cell table:style-name="ce71"/>
          <table:table-cell table:number-columns-repeated="16345"/>
        </table:table-row>
        <table:table-row table:style-name="ro27">
          <table:table-cell office:value-type="string" table:style-name="ce63">
            <text:p>E2243</text:p>
          </table:table-cell>
          <table:table-cell office:value-type="string" table:style-name="ce63">
            <text:p>E07000115</text:p>
          </table:table-cell>
          <table:table-cell office:value-type="string" table:style-name="ce63">
            <text:p>Tonbridge &amp; Malling</text:p>
          </table:table-cell>
          <table:table-cell office:value-type="string" table:style-name="ce63">
            <text:p>YES</text:p>
          </table:table-cell>
          <table:table-cell office:value-type="string" table:style-name="ce63">
            <text:p>SD</text:p>
          </table:table-cell>
          <table:table-cell office:value-type="float" office:value="511" table:style-name="ce72">
            <text:p>511</text:p>
          </table:table-cell>
          <table:table-cell office:value-type="float" office:value="534.72" table:style-name="ce72">
            <text:p>535</text:p>
          </table:table-cell>
          <table:table-cell office:value-type="float" office:value="568.41" table:style-name="ce72">
            <text:p>568</text:p>
          </table:table-cell>
          <table:table-cell office:value-type="float" office:value="602.67999999999995" table:style-name="ce72">
            <text:p>603</text:p>
          </table:table-cell>
          <table:table-cell office:value-type="float" office:value="635.82000000000005" table:style-name="ce72">
            <text:p>636</text:p>
          </table:table-cell>
          <table:table-cell office:value-type="float" office:value="709.74" table:style-name="ce72">
            <text:p>710</text:p>
          </table:table-cell>
          <table:table-cell office:value-type="float" office:value="765.09" table:style-name="ce72">
            <text:p>765</text:p>
          </table:table-cell>
          <table:table-cell office:value-type="float" office:value="823.41" table:style-name="ce72">
            <text:p>823</text:p>
          </table:table-cell>
          <table:table-cell office:value-type="float" office:value="879.18" table:style-name="ce72">
            <text:p>879</text:p>
          </table:table-cell>
          <table:table-cell office:value-type="float" office:value="976.21" table:style-name="ce72">
            <text:p>976</text:p>
          </table:table-cell>
          <table:table-cell office:value-type="float" office:value="1107.9100000000001" table:style-name="ce72">
            <text:p>1,108</text:p>
          </table:table-cell>
          <table:table-cell office:value-type="float" office:value="1182.3" table:style-name="ce72">
            <text:p>1,182</text:p>
          </table:table-cell>
          <table:table-cell office:value-type="float" office:value="1227.51" table:style-name="ce72">
            <text:p>1,228</text:p>
          </table:table-cell>
          <table:table-cell office:value-type="float" office:value="1289.19" table:style-name="ce72">
            <text:p>1,289</text:p>
          </table:table-cell>
          <table:table-cell office:value-type="float" office:value="1354.67" table:style-name="ce72">
            <text:p>1,355</text:p>
          </table:table-cell>
          <table:table-cell office:value-type="float" office:value="1412.96" table:style-name="ce72">
            <text:p>1,413</text:p>
          </table:table-cell>
          <table:table-cell office:value-type="float" office:value="1449.2879797040168" table:style-name="ce72">
            <text:p>1,449</text:p>
          </table:table-cell>
          <table:table-cell office:value-type="float" office:value="1484.54" table:style-name="ce72">
            <text:p>1,485</text:p>
          </table:table-cell>
          <table:table-cell office:value-type="float" office:value="1482.84" table:style-name="ce72">
            <text:p>1,483</text:p>
          </table:table-cell>
          <table:table-cell office:value-type="float" office:value="1482.36" table:style-name="ce72">
            <text:p>1,482</text:p>
          </table:table-cell>
          <table:table-cell office:value-type="float" office:value="1350.64" table:style-name="ce72">
            <text:p>1,351</text:p>
          </table:table-cell>
          <table:table-cell office:value-type="float" office:value="1374.35" table:style-name="ce72">
            <text:p>1,374</text:p>
          </table:table-cell>
          <table:table-cell office:value-type="float" office:value="1421.04" table:style-name="ce72">
            <text:p>1,421</text:p>
          </table:table-cell>
          <table:table-cell office:value-type="float" office:value="1481.94" table:style-name="ce73">
            <text:p><text:s/>1,482<text:s/></text:p>
          </table:table-cell>
          <table:table-cell office:value-type="float" office:value="1558.86" table:style-name="ce74">
            <text:p>1,559</text:p>
          </table:table-cell>
          <table:table-cell office:value-type="float" office:value="1640.85" table:style-name="ce72">
            <text:p>1,641</text:p>
          </table:table-cell>
          <table:table-cell office:value-type="float" office:value="1739.41" table:style-name="ce72">
            <text:p>1,739</text:p>
          </table:table-cell>
          <table:table-cell office:value-type="float" office:value="1807.56" table:style-name="ce72">
            <text:p>1,808</text:p>
          </table:table-cell>
          <table:table-cell office:value-type="float" office:value="1885.01" table:style-name="ce72">
            <text:p>1,885</text:p>
          </table:table-cell>
          <table:table-cell office:value-type="float" office:value="1961.38" table:style-name="ce72">
            <text:p>1,961</text:p>
          </table:table-cell>
          <table:table-cell office:value-type="float" office:value="2057.35" table:style-name="ce72">
            <text:p>2,057</text:p>
          </table:table-cell>
          <table:table-cell office:value-type="float" office:value="2167" table:style-name="ce72">
            <text:p>2,167</text:p>
          </table:table-cell>
          <table:table-cell office:value-type="float" office:value="2273.0700000000002" table:style-name="ce72">
            <text:p>2,273</text:p>
          </table:table-cell>
          <table:table-cell table:style-name="ce71"/>
          <table:table-cell table:number-columns-repeated="16345"/>
        </table:table-row>
        <table:table-row table:style-name="ro27">
          <table:table-cell office:value-type="string" table:style-name="ce76">
            <text:p>E1138</text:p>
          </table:table-cell>
          <table:table-cell office:value-type="string" table:style-name="ce63">
            <text:p>[z]</text:p>
          </table:table-cell>
          <table:table-cell office:value-type="string" table:style-name="ce63">
            <text:p>Torbay</text:p>
          </table:table-cell>
          <table:table-cell office:value-type="string" table:style-name="ce60">
            <text:p>NO</text:p>
          </table:table-cell>
          <table:table-cell office:value-type="string" table:style-name="ce60">
            <text:p>SD</text:p>
          </table:table-cell>
          <table:table-cell office:value-type="float" office:value="399" table:style-name="ce72">
            <text:p>399</text:p>
          </table:table-cell>
          <table:table-cell office:value-type="float" office:value="426.83" table:style-name="ce72">
            <text:p>427</text:p>
          </table:table-cell>
          <table:table-cell office:value-type="float" office:value="424.86" table:style-name="ce72">
            <text:p>425</text:p>
          </table:table-cell>
          <table:table-cell office:value-type="float" office:value="436.69" table:style-name="ce72">
            <text:p>437</text:p>
          </table:table-cell>
          <table:table-cell office:value-type="float" office:value="461.5" table:style-name="ce72">
            <text:p>462</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3">
            <text:p>[z]</text:p>
          </table:table-cell>
          <table:table-cell office:value-type="string" table:style-name="ce74">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8"/>
          <table:table-cell table:number-columns-repeated="16345"/>
        </table:table-row>
        <table:table-row table:style-name="ro27">
          <table:table-cell office:value-type="string" table:style-name="ce63">
            <text:p>E1102</text:p>
          </table:table-cell>
          <table:table-cell office:value-type="string" table:style-name="ce63">
            <text:p>E06000027</text:p>
          </table:table-cell>
          <table:table-cell office:value-type="string" table:style-name="ce63">
            <text:p>Torbay UA</text:p>
          </table:table-cell>
          <table:table-cell office:value-type="string" table:style-name="ce63">
            <text:p>YES</text:p>
          </table:table-cell>
          <table:table-cell office:value-type="string" table:style-name="ce63">
            <text:p>UA</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float" office:value="496.05" table:style-name="ce72">
            <text:p>496</text:p>
          </table:table-cell>
          <table:table-cell office:value-type="float" office:value="581.33000000000004" table:style-name="ce72">
            <text:p>581</text:p>
          </table:table-cell>
          <table:table-cell office:value-type="float" office:value="612.83000000000004" table:style-name="ce72">
            <text:p>613</text:p>
          </table:table-cell>
          <table:table-cell office:value-type="float" office:value="660.72" table:style-name="ce72">
            <text:p>661</text:p>
          </table:table-cell>
          <table:table-cell office:value-type="float" office:value="740.78" table:style-name="ce72">
            <text:p>741</text:p>
          </table:table-cell>
          <table:table-cell office:value-type="float" office:value="828.01" table:style-name="ce72">
            <text:p>828</text:p>
          </table:table-cell>
          <table:table-cell office:value-type="float" office:value="920.92" table:style-name="ce72">
            <text:p>921</text:p>
          </table:table-cell>
          <table:table-cell office:value-type="float" office:value="970.16" table:style-name="ce72">
            <text:p>970</text:p>
          </table:table-cell>
          <table:table-cell office:value-type="float" office:value="1011.49" table:style-name="ce72">
            <text:p>1,011</text:p>
          </table:table-cell>
          <table:table-cell office:value-type="float" office:value="1059.96" table:style-name="ce72">
            <text:p>1,060</text:p>
          </table:table-cell>
          <table:table-cell office:value-type="float" office:value="1106.77" table:style-name="ce72">
            <text:p>1,107</text:p>
          </table:table-cell>
          <table:table-cell office:value-type="float" office:value="1140.0287944246331" table:style-name="ce72">
            <text:p>1,140</text:p>
          </table:table-cell>
          <table:table-cell office:value-type="float" office:value="1169.8399999999999" table:style-name="ce72">
            <text:p>1,170</text:p>
          </table:table-cell>
          <table:table-cell office:value-type="float" office:value="1169.76" table:style-name="ce72">
            <text:p>1,170</text:p>
          </table:table-cell>
          <table:table-cell office:value-type="float" office:value="1169.8499999999999" table:style-name="ce72">
            <text:p>1,170</text:p>
          </table:table-cell>
          <table:table-cell office:value-type="float" office:value="992.75" table:style-name="ce72">
            <text:p>993</text:p>
          </table:table-cell>
          <table:table-cell office:value-type="float" office:value="979.69" table:style-name="ce72">
            <text:p>980</text:p>
          </table:table-cell>
          <table:table-cell office:value-type="float" office:value="994.7" table:style-name="ce72">
            <text:p>995</text:p>
          </table:table-cell>
          <table:table-cell office:value-type="float" office:value="1042.78" table:style-name="ce73">
            <text:p><text:s/>1,043<text:s/></text:p>
          </table:table-cell>
          <table:table-cell office:value-type="float" office:value="1101.8900000000001" table:style-name="ce74">
            <text:p>1,102</text:p>
          </table:table-cell>
          <table:table-cell office:value-type="float" office:value="1182.99" table:style-name="ce72">
            <text:p>1,183</text:p>
          </table:table-cell>
          <table:table-cell office:value-type="float" office:value="1248.29" table:style-name="ce72">
            <text:p>1,248</text:p>
          </table:table-cell>
          <table:table-cell office:value-type="float" office:value="1303.1600000000001" table:style-name="ce72">
            <text:p>1,303</text:p>
          </table:table-cell>
          <table:table-cell office:value-type="float" office:value="1344.29" table:style-name="ce72">
            <text:p>1,344</text:p>
          </table:table-cell>
          <table:table-cell office:value-type="float" office:value="1407.8" table:style-name="ce72">
            <text:p>1,408</text:p>
          </table:table-cell>
          <table:table-cell office:value-type="float" office:value="1492.03" table:style-name="ce72">
            <text:p>1,492</text:p>
          </table:table-cell>
          <table:table-cell office:value-type="float" office:value="1582" table:style-name="ce72">
            <text:p>1,582</text:p>
          </table:table-cell>
          <table:table-cell office:value-type="float" office:value="1715.22" table:style-name="ce72">
            <text:p>1,715</text:p>
          </table:table-cell>
          <table:table-cell table:style-name="ce71"/>
          <table:table-cell table:number-columns-repeated="16345"/>
        </table:table-row>
        <table:table-row table:style-name="ro27">
          <table:table-cell office:value-type="string" table:style-name="ce63">
            <text:p>E1139</text:p>
          </table:table-cell>
          <table:table-cell office:value-type="string" table:style-name="ce63">
            <text:p>E07000046</text:p>
          </table:table-cell>
          <table:table-cell office:value-type="string" table:style-name="ce63">
            <text:p>Torridge</text:p>
          </table:table-cell>
          <table:table-cell office:value-type="string" table:style-name="ce63">
            <text:p>YES</text:p>
          </table:table-cell>
          <table:table-cell office:value-type="string" table:style-name="ce63">
            <text:p>SD</text:p>
          </table:table-cell>
          <table:table-cell office:value-type="float" office:value="412" table:style-name="ce72">
            <text:p>412</text:p>
          </table:table-cell>
          <table:table-cell office:value-type="float" office:value="412.04" table:style-name="ce72">
            <text:p>412</text:p>
          </table:table-cell>
          <table:table-cell office:value-type="float" office:value="401.46" table:style-name="ce72">
            <text:p>401</text:p>
          </table:table-cell>
          <table:table-cell office:value-type="float" office:value="423.66" table:style-name="ce72">
            <text:p>424</text:p>
          </table:table-cell>
          <table:table-cell office:value-type="float" office:value="473.12" table:style-name="ce72">
            <text:p>473</text:p>
          </table:table-cell>
          <table:table-cell office:value-type="float" office:value="551.41" table:style-name="ce72">
            <text:p>551</text:p>
          </table:table-cell>
          <table:table-cell office:value-type="float" office:value="598.61" table:style-name="ce72">
            <text:p>599</text:p>
          </table:table-cell>
          <table:table-cell office:value-type="float" office:value="638.52" table:style-name="ce72">
            <text:p>639</text:p>
          </table:table-cell>
          <table:table-cell office:value-type="float" office:value="680.35" table:style-name="ce72">
            <text:p>680</text:p>
          </table:table-cell>
          <table:table-cell office:value-type="float" office:value="743.48" table:style-name="ce72">
            <text:p>743</text:p>
          </table:table-cell>
          <table:table-cell office:value-type="float" office:value="887.96" table:style-name="ce72">
            <text:p>888</text:p>
          </table:table-cell>
          <table:table-cell office:value-type="float" office:value="970.68" table:style-name="ce72">
            <text:p>971</text:p>
          </table:table-cell>
          <table:table-cell office:value-type="float" office:value="1013.91" table:style-name="ce72">
            <text:p>1,014</text:p>
          </table:table-cell>
          <table:table-cell office:value-type="float" office:value="1069.49" table:style-name="ce72">
            <text:p>1,069</text:p>
          </table:table-cell>
          <table:table-cell office:value-type="float" office:value="1127.78" table:style-name="ce72">
            <text:p>1,128</text:p>
          </table:table-cell>
          <table:table-cell office:value-type="float" office:value="1175.73" table:style-name="ce72">
            <text:p>1,176</text:p>
          </table:table-cell>
          <table:table-cell office:value-type="float" office:value="1214.9602740359355" table:style-name="ce72">
            <text:p>1,215</text:p>
          </table:table-cell>
          <table:table-cell office:value-type="float" office:value="1237.29" table:style-name="ce72">
            <text:p>1,237</text:p>
          </table:table-cell>
          <table:table-cell office:value-type="float" office:value="1246.78" table:style-name="ce72">
            <text:p>1,247</text:p>
          </table:table-cell>
          <table:table-cell office:value-type="float" office:value="1254.0999999999999" table:style-name="ce72">
            <text:p>1,254</text:p>
          </table:table-cell>
          <table:table-cell office:value-type="float" office:value="1114.8599999999999" table:style-name="ce72">
            <text:p>1,115</text:p>
          </table:table-cell>
          <table:table-cell office:value-type="float" office:value="1122.54" table:style-name="ce72">
            <text:p>1,123</text:p>
          </table:table-cell>
          <table:table-cell office:value-type="float" office:value="1157.04" table:style-name="ce72">
            <text:p>1,157</text:p>
          </table:table-cell>
          <table:table-cell office:value-type="float" office:value="1212.3399999999999" table:style-name="ce73">
            <text:p><text:s/>1,212<text:s/></text:p>
          </table:table-cell>
          <table:table-cell office:value-type="float" office:value="1284.69" table:style-name="ce74">
            <text:p>1,285</text:p>
          </table:table-cell>
          <table:table-cell office:value-type="float" office:value="1346.42" table:style-name="ce72">
            <text:p>1,346</text:p>
          </table:table-cell>
          <table:table-cell office:value-type="float" office:value="1416.87" table:style-name="ce72">
            <text:p>1,417</text:p>
          </table:table-cell>
          <table:table-cell office:value-type="float" office:value="1497.47" table:style-name="ce72">
            <text:p>1,497</text:p>
          </table:table-cell>
          <table:table-cell office:value-type="float" office:value="1542.72" table:style-name="ce72">
            <text:p>1,543</text:p>
          </table:table-cell>
          <table:table-cell office:value-type="float" office:value="1613.14" table:style-name="ce72">
            <text:p>1,613</text:p>
          </table:table-cell>
          <table:table-cell office:value-type="float" office:value="1708.64" table:style-name="ce72">
            <text:p>1,709</text:p>
          </table:table-cell>
          <table:table-cell office:value-type="float" office:value="1810" table:style-name="ce72">
            <text:p>1,810</text:p>
          </table:table-cell>
          <table:table-cell office:value-type="float" office:value="1946.83" table:style-name="ce72">
            <text:p>1,947</text:p>
          </table:table-cell>
          <table:table-cell table:style-name="ce71"/>
          <table:table-cell table:number-columns-repeated="16345"/>
        </table:table-row>
        <table:table-row table:style-name="ro27">
          <table:table-cell office:value-type="string" table:style-name="ce63">
            <text:p>E5020</text:p>
          </table:table-cell>
          <table:table-cell office:value-type="string" table:style-name="ce63">
            <text:p>E09000030</text:p>
          </table:table-cell>
          <table:table-cell office:value-type="string" table:style-name="ce63">
            <text:p>Tower Hamlets</text:p>
          </table:table-cell>
          <table:table-cell office:value-type="string" table:style-name="ce63">
            <text:p>YES</text:p>
          </table:table-cell>
          <table:table-cell office:value-type="string" table:style-name="ce63">
            <text:p>ILB</text:p>
          </table:table-cell>
          <table:table-cell office:value-type="float" office:value="402" table:style-name="ce72">
            <text:p>402</text:p>
          </table:table-cell>
          <table:table-cell office:value-type="float" office:value="404.41" table:style-name="ce72">
            <text:p>404</text:p>
          </table:table-cell>
          <table:table-cell office:value-type="float" office:value="424.97" table:style-name="ce72">
            <text:p>425</text:p>
          </table:table-cell>
          <table:table-cell office:value-type="float" office:value="479.14" table:style-name="ce72">
            <text:p>479</text:p>
          </table:table-cell>
          <table:table-cell office:value-type="float" office:value="494.42" table:style-name="ce72">
            <text:p>494</text:p>
          </table:table-cell>
          <table:table-cell office:value-type="float" office:value="513.73" table:style-name="ce72">
            <text:p>514</text:p>
          </table:table-cell>
          <table:table-cell office:value-type="float" office:value="533.42999999999995" table:style-name="ce72">
            <text:p>533</text:p>
          </table:table-cell>
          <table:table-cell office:value-type="float" office:value="582.36" table:style-name="ce72">
            <text:p>582</text:p>
          </table:table-cell>
          <table:table-cell office:value-type="float" office:value="638.51" table:style-name="ce72">
            <text:p>639</text:p>
          </table:table-cell>
          <table:table-cell office:value-type="float" office:value="668.81" table:style-name="ce72">
            <text:p>669</text:p>
          </table:table-cell>
          <table:table-cell office:value-type="float" office:value="787.46" table:style-name="ce72">
            <text:p>787</text:p>
          </table:table-cell>
          <table:table-cell office:value-type="float" office:value="843.27" table:style-name="ce72">
            <text:p>843</text:p>
          </table:table-cell>
          <table:table-cell office:value-type="float" office:value="882.09" table:style-name="ce72">
            <text:p>882</text:p>
          </table:table-cell>
          <table:table-cell office:value-type="float" office:value="918.19" table:style-name="ce72">
            <text:p>918</text:p>
          </table:table-cell>
          <table:table-cell office:value-type="float" office:value="966.55" table:style-name="ce72">
            <text:p>967</text:p>
          </table:table-cell>
          <table:table-cell office:value-type="float" office:value="998.87" table:style-name="ce72">
            <text:p>999</text:p>
          </table:table-cell>
          <table:table-cell office:value-type="float" office:value="1003.9470779818432" table:style-name="ce72">
            <text:p>1,004</text:p>
          </table:table-cell>
          <table:table-cell office:value-type="float" office:value="1022.55" table:style-name="ce72">
            <text:p>1,023</text:p>
          </table:table-cell>
          <table:table-cell office:value-type="float" office:value="1036" table:style-name="ce72">
            <text:p>1,036</text:p>
          </table:table-cell>
          <table:table-cell office:value-type="float" office:value="1034.49" table:style-name="ce72">
            <text:p>1,034</text:p>
          </table:table-cell>
          <table:table-cell office:value-type="float" office:value="786.91" table:style-name="ce72">
            <text:p>787</text:p>
          </table:table-cell>
          <table:table-cell office:value-type="float" office:value="803.18" table:style-name="ce72">
            <text:p>803</text:p>
          </table:table-cell>
          <table:table-cell office:value-type="float" office:value="821.92" table:style-name="ce72">
            <text:p>822</text:p>
          </table:table-cell>
          <table:table-cell office:value-type="float" office:value="866.77" table:style-name="ce73">
            <text:p><text:s/>867<text:s/></text:p>
          </table:table-cell>
          <table:table-cell office:value-type="float" office:value="934.3" table:style-name="ce74">
            <text:p>934</text:p>
          </table:table-cell>
          <table:table-cell office:value-type="float" office:value="1000.63" table:style-name="ce72">
            <text:p>1,001</text:p>
          </table:table-cell>
          <table:table-cell office:value-type="float" office:value="1063.48" table:style-name="ce72">
            <text:p>1,063</text:p>
          </table:table-cell>
          <table:table-cell office:value-type="float" office:value="1113.46" table:style-name="ce72">
            <text:p>1,113</text:p>
          </table:table-cell>
          <table:table-cell office:value-type="float" office:value="1155.8900000000001" table:style-name="ce72">
            <text:p>1,156</text:p>
          </table:table-cell>
          <table:table-cell office:value-type="float" office:value="1209.76" table:style-name="ce72">
            <text:p>1,210</text:p>
          </table:table-cell>
          <table:table-cell office:value-type="float" office:value="1288.76" table:style-name="ce72">
            <text:p>1,289</text:p>
          </table:table-cell>
          <table:table-cell office:value-type="float" office:value="1376" table:style-name="ce72">
            <text:p>1,376</text:p>
          </table:table-cell>
          <table:table-cell office:value-type="float" office:value="1452.22" table:style-name="ce72">
            <text:p>1,452</text:p>
          </table:table-cell>
          <table:table-cell table:style-name="ce71"/>
          <table:table-cell table:number-columns-repeated="16345"/>
        </table:table-row>
        <table:table-row table:style-name="ro27">
          <table:table-cell office:value-type="string" table:style-name="ce63">
            <text:p>E4209</text:p>
          </table:table-cell>
          <table:table-cell office:value-type="string" table:style-name="ce63">
            <text:p>E08000009</text:p>
          </table:table-cell>
          <table:table-cell office:value-type="string" table:style-name="ce63">
            <text:p>Trafford</text:p>
          </table:table-cell>
          <table:table-cell office:value-type="string" table:style-name="ce63">
            <text:p>YES</text:p>
          </table:table-cell>
          <table:table-cell office:value-type="string" table:style-name="ce63">
            <text:p>MD</text:p>
          </table:table-cell>
          <table:table-cell office:value-type="float" office:value="430" table:style-name="ce72">
            <text:p>430</text:p>
          </table:table-cell>
          <table:table-cell office:value-type="float" office:value="451.41" table:style-name="ce72">
            <text:p>451</text:p>
          </table:table-cell>
          <table:table-cell office:value-type="float" office:value="463.28" table:style-name="ce72">
            <text:p>463</text:p>
          </table:table-cell>
          <table:table-cell office:value-type="float" office:value="482.25" table:style-name="ce72">
            <text:p>482</text:p>
          </table:table-cell>
          <table:table-cell office:value-type="float" office:value="510.92" table:style-name="ce72">
            <text:p>511</text:p>
          </table:table-cell>
          <table:table-cell office:value-type="float" office:value="544.04999999999995" table:style-name="ce72">
            <text:p>544</text:p>
          </table:table-cell>
          <table:table-cell office:value-type="float" office:value="570.97" table:style-name="ce72">
            <text:p>571</text:p>
          </table:table-cell>
          <table:table-cell office:value-type="float" office:value="597.45000000000005" table:style-name="ce72">
            <text:p>597</text:p>
          </table:table-cell>
          <table:table-cell office:value-type="float" office:value="640.22" table:style-name="ce72">
            <text:p>640</text:p>
          </table:table-cell>
          <table:table-cell office:value-type="float" office:value="683.5" table:style-name="ce72">
            <text:p>684</text:p>
          </table:table-cell>
          <table:table-cell office:value-type="float" office:value="778.09" table:style-name="ce72">
            <text:p>778</text:p>
          </table:table-cell>
          <table:table-cell office:value-type="float" office:value="839.96" table:style-name="ce72">
            <text:p>840</text:p>
          </table:table-cell>
          <table:table-cell office:value-type="float" office:value="885.7" table:style-name="ce72">
            <text:p>886</text:p>
          </table:table-cell>
          <table:table-cell office:value-type="float" office:value="936.98" table:style-name="ce72">
            <text:p>937</text:p>
          </table:table-cell>
          <table:table-cell office:value-type="float" office:value="978.59" table:style-name="ce72">
            <text:p>979</text:p>
          </table:table-cell>
          <table:table-cell office:value-type="float" office:value="1028.5899999999999" table:style-name="ce72">
            <text:p>1,029</text:p>
          </table:table-cell>
          <table:table-cell office:value-type="float" office:value="1078.4696733646858" table:style-name="ce72">
            <text:p>1,078</text:p>
          </table:table-cell>
          <table:table-cell office:value-type="float" office:value="1099.82" table:style-name="ce72">
            <text:p>1,100</text:p>
          </table:table-cell>
          <table:table-cell office:value-type="float" office:value="1100.6300000000001" table:style-name="ce72">
            <text:p>1,101</text:p>
          </table:table-cell>
          <table:table-cell office:value-type="float" office:value="1104.43" table:style-name="ce72">
            <text:p>1,104</text:p>
          </table:table-cell>
          <table:table-cell office:value-type="float" office:value="985.29" table:style-name="ce72">
            <text:p>985</text:p>
          </table:table-cell>
          <table:table-cell office:value-type="float" office:value="988.61" table:style-name="ce72">
            <text:p>989</text:p>
          </table:table-cell>
          <table:table-cell office:value-type="float" office:value="997.18" table:style-name="ce72">
            <text:p>997</text:p>
          </table:table-cell>
          <table:table-cell office:value-type="float" office:value="1030.29" table:style-name="ce73">
            <text:p><text:s/>1,030<text:s/></text:p>
          </table:table-cell>
          <table:table-cell office:value-type="float" office:value="1087.71" table:style-name="ce74">
            <text:p>1,088</text:p>
          </table:table-cell>
          <table:table-cell office:value-type="float" office:value="1158.92" table:style-name="ce72">
            <text:p>1,159</text:p>
          </table:table-cell>
          <table:table-cell office:value-type="float" office:value="1229.1199999999999" table:style-name="ce72">
            <text:p>1,229</text:p>
          </table:table-cell>
          <table:table-cell office:value-type="float" office:value="1285.45" table:style-name="ce72">
            <text:p>1,285</text:p>
          </table:table-cell>
          <table:table-cell office:value-type="float" office:value="1314.82" table:style-name="ce72">
            <text:p>1,315</text:p>
          </table:table-cell>
          <table:table-cell office:value-type="float" office:value="1385.25" table:style-name="ce72">
            <text:p>1,385</text:p>
          </table:table-cell>
          <table:table-cell office:value-type="float" office:value="1459.76" table:style-name="ce72">
            <text:p>1,460</text:p>
          </table:table-cell>
          <table:table-cell office:value-type="float" office:value="1543" table:style-name="ce72">
            <text:p>1,543</text:p>
          </table:table-cell>
          <table:table-cell office:value-type="float" office:value="1680.45" table:style-name="ce72">
            <text:p>1,680</text:p>
          </table:table-cell>
          <table:table-cell table:style-name="ce71"/>
          <table:table-cell table:number-columns-repeated="16345"/>
        </table:table-row>
        <table:table-row table:style-name="ro27">
          <table:table-cell office:value-type="string" table:style-name="ce63">
            <text:p>E2244</text:p>
          </table:table-cell>
          <table:table-cell office:value-type="string" table:style-name="ce63">
            <text:p>E07000116</text:p>
          </table:table-cell>
          <table:table-cell office:value-type="string" table:style-name="ce63">
            <text:p>Tunbridge Wells</text:p>
          </table:table-cell>
          <table:table-cell office:value-type="string" table:style-name="ce63">
            <text:p>YES</text:p>
          </table:table-cell>
          <table:table-cell office:value-type="string" table:style-name="ce63">
            <text:p>SD</text:p>
          </table:table-cell>
          <table:table-cell office:value-type="float" office:value="500" table:style-name="ce72">
            <text:p>500</text:p>
          </table:table-cell>
          <table:table-cell office:value-type="float" office:value="515.54" table:style-name="ce72">
            <text:p>516</text:p>
          </table:table-cell>
          <table:table-cell office:value-type="float" office:value="543.75" table:style-name="ce72">
            <text:p>544</text:p>
          </table:table-cell>
          <table:table-cell office:value-type="float" office:value="575.17999999999995" table:style-name="ce72">
            <text:p>575</text:p>
          </table:table-cell>
          <table:table-cell office:value-type="float" office:value="612.54" table:style-name="ce72">
            <text:p>613</text:p>
          </table:table-cell>
          <table:table-cell office:value-type="float" office:value="673.74" table:style-name="ce72">
            <text:p>674</text:p>
          </table:table-cell>
          <table:table-cell office:value-type="float" office:value="733.54" table:style-name="ce72">
            <text:p>734</text:p>
          </table:table-cell>
          <table:table-cell office:value-type="float" office:value="789.46" table:style-name="ce72">
            <text:p>789</text:p>
          </table:table-cell>
          <table:table-cell office:value-type="float" office:value="832.86" table:style-name="ce72">
            <text:p>833</text:p>
          </table:table-cell>
          <table:table-cell office:value-type="float" office:value="913.11" table:style-name="ce72">
            <text:p>913</text:p>
          </table:table-cell>
          <table:table-cell office:value-type="float" office:value="1031.97" table:style-name="ce72">
            <text:p>1,032</text:p>
          </table:table-cell>
          <table:table-cell office:value-type="float" office:value="1102.23" table:style-name="ce72">
            <text:p>1,102</text:p>
          </table:table-cell>
          <table:table-cell office:value-type="float" office:value="1158.73" table:style-name="ce72">
            <text:p>1,159</text:p>
          </table:table-cell>
          <table:table-cell office:value-type="float" office:value="1219.21" table:style-name="ce72">
            <text:p>1,219</text:p>
          </table:table-cell>
          <table:table-cell office:value-type="float" office:value="1279.58" table:style-name="ce72">
            <text:p>1,280</text:p>
          </table:table-cell>
          <table:table-cell office:value-type="float" office:value="1325.94" table:style-name="ce72">
            <text:p>1,326</text:p>
          </table:table-cell>
          <table:table-cell office:value-type="float" office:value="1367.84160170728" table:style-name="ce72">
            <text:p>1,368</text:p>
          </table:table-cell>
          <table:table-cell office:value-type="float" office:value="1389.62" table:style-name="ce72">
            <text:p>1,390</text:p>
          </table:table-cell>
          <table:table-cell office:value-type="float" office:value="1398.46" table:style-name="ce72">
            <text:p>1,398</text:p>
          </table:table-cell>
          <table:table-cell office:value-type="float" office:value="1410.37" table:style-name="ce72">
            <text:p>1,410</text:p>
          </table:table-cell>
          <table:table-cell office:value-type="float" office:value="1299.69" table:style-name="ce72">
            <text:p>1,300</text:p>
          </table:table-cell>
          <table:table-cell office:value-type="float" office:value="1330.73" table:style-name="ce72">
            <text:p>1,331</text:p>
          </table:table-cell>
          <table:table-cell office:value-type="float" office:value="1377.34" table:style-name="ce72">
            <text:p>1,377</text:p>
          </table:table-cell>
          <table:table-cell office:value-type="float" office:value="1435.07" table:style-name="ce73">
            <text:p><text:s/>1,435<text:s/></text:p>
          </table:table-cell>
          <table:table-cell office:value-type="float" office:value="1508.78" table:style-name="ce74">
            <text:p>1,509</text:p>
          </table:table-cell>
          <table:table-cell office:value-type="float" office:value="1600.2" table:style-name="ce72">
            <text:p>1,600</text:p>
          </table:table-cell>
          <table:table-cell office:value-type="float" office:value="1699.46" table:style-name="ce72">
            <text:p>1,699</text:p>
          </table:table-cell>
          <table:table-cell office:value-type="float" office:value="1771.32" table:style-name="ce72">
            <text:p>1,771</text:p>
          </table:table-cell>
          <table:table-cell office:value-type="float" office:value="1805.25" table:style-name="ce72">
            <text:p>1,805</text:p>
          </table:table-cell>
          <table:table-cell office:value-type="float" office:value="1884.21" table:style-name="ce72">
            <text:p>1,884</text:p>
          </table:table-cell>
          <table:table-cell office:value-type="float" office:value="1996.09" table:style-name="ce72">
            <text:p>1,996</text:p>
          </table:table-cell>
          <table:table-cell office:value-type="float" office:value="2112" table:style-name="ce72">
            <text:p>2,112</text:p>
          </table:table-cell>
          <table:table-cell office:value-type="float" office:value="2226.4699999999998" table:style-name="ce72">
            <text:p>2,226</text:p>
          </table:table-cell>
          <table:table-cell table:style-name="ce71"/>
          <table:table-cell table:number-columns-repeated="16345"/>
        </table:table-row>
        <table:table-row table:style-name="ro27">
          <table:table-cell office:value-type="string" table:style-name="ce63">
            <text:p>E2935</text:p>
          </table:table-cell>
          <table:table-cell office:value-type="string" table:style-name="ce63">
            <text:p>E07000161</text:p>
          </table:table-cell>
          <table:table-cell office:value-type="string" table:style-name="ce63">
            <text:p>Tynedale</text:p>
          </table:table-cell>
          <table:table-cell office:value-type="string" table:style-name="ce63">
            <text:p>NO</text:p>
          </table:table-cell>
          <table:table-cell office:value-type="string" table:style-name="ce63">
            <text:p>SD</text:p>
          </table:table-cell>
          <table:table-cell office:value-type="float" office:value="528" table:style-name="ce72">
            <text:p>528</text:p>
          </table:table-cell>
          <table:table-cell office:value-type="float" office:value="489.73" table:style-name="ce72">
            <text:p>490</text:p>
          </table:table-cell>
          <table:table-cell office:value-type="float" office:value="540.57000000000005" table:style-name="ce72">
            <text:p>541</text:p>
          </table:table-cell>
          <table:table-cell office:value-type="float" office:value="571.35" table:style-name="ce72">
            <text:p>571</text:p>
          </table:table-cell>
          <table:table-cell office:value-type="float" office:value="618.12" table:style-name="ce72">
            <text:p>618</text:p>
          </table:table-cell>
          <table:table-cell office:value-type="float" office:value="704.39" table:style-name="ce72">
            <text:p>704</text:p>
          </table:table-cell>
          <table:table-cell office:value-type="float" office:value="763.2" table:style-name="ce72">
            <text:p>763</text:p>
          </table:table-cell>
          <table:table-cell office:value-type="float" office:value="810.07" table:style-name="ce72">
            <text:p>810</text:p>
          </table:table-cell>
          <table:table-cell office:value-type="float" office:value="855.8" table:style-name="ce72">
            <text:p>856</text:p>
          </table:table-cell>
          <table:table-cell office:value-type="float" office:value="915.78" table:style-name="ce72">
            <text:p>916</text:p>
          </table:table-cell>
          <table:table-cell office:value-type="float" office:value="1027.56" table:style-name="ce72">
            <text:p>1,028</text:p>
          </table:table-cell>
          <table:table-cell office:value-type="float" office:value="1081.25" table:style-name="ce72">
            <text:p>1,081</text:p>
          </table:table-cell>
          <table:table-cell office:value-type="float" office:value="1142.51" table:style-name="ce72">
            <text:p>1,143</text:p>
          </table:table-cell>
          <table:table-cell office:value-type="float" office:value="1164" table:style-name="ce72">
            <text:p>1,164</text:p>
          </table:table-cell>
          <table:table-cell office:value-type="float" office:value="1186.3" table:style-name="ce72">
            <text:p>1,186</text:p>
          </table:table-cell>
          <table:table-cell office:value-type="float" office:value="1206.04" table:style-name="ce72">
            <text:p>1,206</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3">
            <text:p>[z]</text:p>
          </table:table-cell>
          <table:table-cell office:value-type="string" table:style-name="ce74">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1"/>
          <table:table-cell table:number-columns-repeated="16345"/>
        </table:table-row>
        <table:table-row table:style-name="ro27">
          <table:table-cell office:value-type="string" table:style-name="ce63">
            <text:p>E1544</text:p>
          </table:table-cell>
          <table:table-cell office:value-type="string" table:style-name="ce63">
            <text:p>E07000077</text:p>
          </table:table-cell>
          <table:table-cell office:value-type="string" table:style-name="ce63">
            <text:p>Uttlesford</text:p>
          </table:table-cell>
          <table:table-cell office:value-type="string" table:style-name="ce63">
            <text:p>YES</text:p>
          </table:table-cell>
          <table:table-cell office:value-type="string" table:style-name="ce63">
            <text:p>SD</text:p>
          </table:table-cell>
          <table:table-cell office:value-type="float" office:value="528" table:style-name="ce72">
            <text:p>528</text:p>
          </table:table-cell>
          <table:table-cell office:value-type="float" office:value="562.26" table:style-name="ce72">
            <text:p>562</text:p>
          </table:table-cell>
          <table:table-cell office:value-type="float" office:value="580.32000000000005" table:style-name="ce72">
            <text:p>580</text:p>
          </table:table-cell>
          <table:table-cell office:value-type="float" office:value="619.39" table:style-name="ce72">
            <text:p>619</text:p>
          </table:table-cell>
          <table:table-cell office:value-type="float" office:value="670.76" table:style-name="ce72">
            <text:p>671</text:p>
          </table:table-cell>
          <table:table-cell office:value-type="float" office:value="770.23" table:style-name="ce72">
            <text:p>770</text:p>
          </table:table-cell>
          <table:table-cell office:value-type="float" office:value="822.43" table:style-name="ce72">
            <text:p>822</text:p>
          </table:table-cell>
          <table:table-cell office:value-type="float" office:value="883.12" table:style-name="ce72">
            <text:p>883</text:p>
          </table:table-cell>
          <table:table-cell office:value-type="float" office:value="944.93" table:style-name="ce72">
            <text:p>945</text:p>
          </table:table-cell>
          <table:table-cell office:value-type="float" office:value="1038.3599999999999" table:style-name="ce72">
            <text:p>1,038</text:p>
          </table:table-cell>
          <table:table-cell office:value-type="float" office:value="1202.82" table:style-name="ce72">
            <text:p>1,203</text:p>
          </table:table-cell>
          <table:table-cell office:value-type="float" office:value="1280.05" table:style-name="ce72">
            <text:p>1,280</text:p>
          </table:table-cell>
          <table:table-cell office:value-type="float" office:value="1328.05" table:style-name="ce72">
            <text:p>1,328</text:p>
          </table:table-cell>
          <table:table-cell office:value-type="float" office:value="1399.66" table:style-name="ce72">
            <text:p>1,400</text:p>
          </table:table-cell>
          <table:table-cell office:value-type="float" office:value="1453.2" table:style-name="ce72">
            <text:p>1,453</text:p>
          </table:table-cell>
          <table:table-cell office:value-type="float" office:value="1517.01" table:style-name="ce72">
            <text:p>1,517</text:p>
          </table:table-cell>
          <table:table-cell office:value-type="float" office:value="1558.2577134749899" table:style-name="ce72">
            <text:p>1,558</text:p>
          </table:table-cell>
          <table:table-cell office:value-type="float" office:value="1591.82" table:style-name="ce72">
            <text:p>1,592</text:p>
          </table:table-cell>
          <table:table-cell office:value-type="float" office:value="1586.38" table:style-name="ce72">
            <text:p>1,586</text:p>
          </table:table-cell>
          <table:table-cell office:value-type="float" office:value="1591.08" table:style-name="ce72">
            <text:p>1,591</text:p>
          </table:table-cell>
          <table:table-cell office:value-type="float" office:value="1491.14" table:style-name="ce72">
            <text:p>1,491</text:p>
          </table:table-cell>
          <table:table-cell office:value-type="float" office:value="1493.96" table:style-name="ce72">
            <text:p>1,494</text:p>
          </table:table-cell>
          <table:table-cell office:value-type="float" office:value="1501.96" table:style-name="ce72">
            <text:p>1,502</text:p>
          </table:table-cell>
          <table:table-cell office:value-type="float" office:value="1582.04" table:style-name="ce73">
            <text:p><text:s/>1,582<text:s/></text:p>
          </table:table-cell>
          <table:table-cell office:value-type="float" office:value="1637.45" table:style-name="ce74">
            <text:p>1,637</text:p>
          </table:table-cell>
          <table:table-cell office:value-type="float" office:value="1735.26" table:style-name="ce72">
            <text:p>1,735</text:p>
          </table:table-cell>
          <table:table-cell office:value-type="float" office:value="1842.42" table:style-name="ce72">
            <text:p>1,842</text:p>
          </table:table-cell>
          <table:table-cell office:value-type="float" office:value="1909.32" table:style-name="ce72">
            <text:p>1,909</text:p>
          </table:table-cell>
          <table:table-cell office:value-type="float" office:value="1912.28" table:style-name="ce72">
            <text:p>1,912</text:p>
          </table:table-cell>
          <table:table-cell office:value-type="float" office:value="1988.14" table:style-name="ce72">
            <text:p>1,988</text:p>
          </table:table-cell>
          <table:table-cell office:value-type="float" office:value="2080.31" table:style-name="ce72">
            <text:p>2,080</text:p>
          </table:table-cell>
          <table:table-cell office:value-type="float" office:value="2212" table:style-name="ce72">
            <text:p>2,212</text:p>
          </table:table-cell>
          <table:table-cell office:value-type="float" office:value="2298.27" table:style-name="ce72">
            <text:p>2,298</text:p>
          </table:table-cell>
          <table:table-cell table:style-name="ce71"/>
          <table:table-cell table:number-columns-repeated="16345"/>
        </table:table-row>
        <table:table-row table:style-name="ro27">
          <table:table-cell office:value-type="string" table:style-name="ce63">
            <text:p>E0637</text:p>
          </table:table-cell>
          <table:table-cell office:value-type="string" table:style-name="ce63">
            <text:p>E07000018</text:p>
          </table:table-cell>
          <table:table-cell office:value-type="string" table:style-name="ce63">
            <text:p>Vale Royal</text:p>
          </table:table-cell>
          <table:table-cell office:value-type="string" table:style-name="ce63">
            <text:p>NO</text:p>
          </table:table-cell>
          <table:table-cell office:value-type="string" table:style-name="ce63">
            <text:p>SD</text:p>
          </table:table-cell>
          <table:table-cell office:value-type="float" office:value="528" table:style-name="ce72">
            <text:p>528</text:p>
          </table:table-cell>
          <table:table-cell office:value-type="float" office:value="547.29" table:style-name="ce72">
            <text:p>547</text:p>
          </table:table-cell>
          <table:table-cell office:value-type="float" office:value="617.99" table:style-name="ce72">
            <text:p>618</text:p>
          </table:table-cell>
          <table:table-cell office:value-type="float" office:value="601.6" table:style-name="ce72">
            <text:p>602</text:p>
          </table:table-cell>
          <table:table-cell office:value-type="float" office:value="630.70000000000005" table:style-name="ce72">
            <text:p>631</text:p>
          </table:table-cell>
          <table:table-cell office:value-type="float" office:value="739.54" table:style-name="ce72">
            <text:p>740</text:p>
          </table:table-cell>
          <table:table-cell office:value-type="float" office:value="773.08" table:style-name="ce72">
            <text:p>773</text:p>
          </table:table-cell>
          <table:table-cell office:value-type="float" office:value="820.82" table:style-name="ce72">
            <text:p>821</text:p>
          </table:table-cell>
          <table:table-cell office:value-type="float" office:value="870.64" table:style-name="ce72">
            <text:p>871</text:p>
          </table:table-cell>
          <table:table-cell office:value-type="float" office:value="920.27" table:style-name="ce72">
            <text:p>920</text:p>
          </table:table-cell>
          <table:table-cell office:value-type="float" office:value="1005.86" table:style-name="ce72">
            <text:p>1,006</text:p>
          </table:table-cell>
          <table:table-cell office:value-type="float" office:value="1058.1199999999999" table:style-name="ce72">
            <text:p>1,058</text:p>
          </table:table-cell>
          <table:table-cell office:value-type="float" office:value="1093.98" table:style-name="ce72">
            <text:p>1,094</text:p>
          </table:table-cell>
          <table:table-cell office:value-type="float" office:value="1144.22" table:style-name="ce72">
            <text:p>1,144</text:p>
          </table:table-cell>
          <table:table-cell office:value-type="float" office:value="1194.8800000000001" table:style-name="ce72">
            <text:p>1,195</text:p>
          </table:table-cell>
          <table:table-cell office:value-type="float" office:value="1253.27" table:style-name="ce72">
            <text:p>1,253</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3">
            <text:p>[z]</text:p>
          </table:table-cell>
          <table:table-cell office:value-type="string" table:style-name="ce74">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1"/>
          <table:table-cell table:number-columns-repeated="16345"/>
        </table:table-row>
        <table:table-row table:style-name="ro27">
          <table:table-cell office:value-type="string" table:style-name="ce63">
            <text:p>E3134</text:p>
          </table:table-cell>
          <table:table-cell office:value-type="string" table:style-name="ce63">
            <text:p>E07000180</text:p>
          </table:table-cell>
          <table:table-cell office:value-type="string" table:style-name="ce63">
            <text:p>Vale of White Horse</text:p>
          </table:table-cell>
          <table:table-cell office:value-type="string" table:style-name="ce63">
            <text:p>YES</text:p>
          </table:table-cell>
          <table:table-cell office:value-type="string" table:style-name="ce63">
            <text:p>SD</text:p>
          </table:table-cell>
          <table:table-cell office:value-type="float" office:value="499" table:style-name="ce72">
            <text:p>499</text:p>
          </table:table-cell>
          <table:table-cell office:value-type="float" office:value="499.96" table:style-name="ce72">
            <text:p>500</text:p>
          </table:table-cell>
          <table:table-cell office:value-type="float" office:value="492.71" table:style-name="ce72">
            <text:p>493</text:p>
          </table:table-cell>
          <table:table-cell office:value-type="float" office:value="584.21" table:style-name="ce72">
            <text:p>584</text:p>
          </table:table-cell>
          <table:table-cell office:value-type="float" office:value="621.02" table:style-name="ce72">
            <text:p>621</text:p>
          </table:table-cell>
          <table:table-cell office:value-type="float" office:value="682.86" table:style-name="ce72">
            <text:p>683</text:p>
          </table:table-cell>
          <table:table-cell office:value-type="float" office:value="760.64" table:style-name="ce72">
            <text:p>761</text:p>
          </table:table-cell>
          <table:table-cell office:value-type="float" office:value="826.43" table:style-name="ce72">
            <text:p>826</text:p>
          </table:table-cell>
          <table:table-cell office:value-type="float" office:value="888.84" table:style-name="ce72">
            <text:p>889</text:p>
          </table:table-cell>
          <table:table-cell office:value-type="float" office:value="976.95" table:style-name="ce72">
            <text:p>977</text:p>
          </table:table-cell>
          <table:table-cell office:value-type="float" office:value="1125.1199999999999" table:style-name="ce72">
            <text:p>1,125</text:p>
          </table:table-cell>
          <table:table-cell office:value-type="float" office:value="1211.76" table:style-name="ce72">
            <text:p>1,212</text:p>
          </table:table-cell>
          <table:table-cell office:value-type="float" office:value="1256.05" table:style-name="ce72">
            <text:p>1,256</text:p>
          </table:table-cell>
          <table:table-cell office:value-type="float" office:value="1321.66" table:style-name="ce72">
            <text:p>1,322</text:p>
          </table:table-cell>
          <table:table-cell office:value-type="float" office:value="1363.1" table:style-name="ce72">
            <text:p>1,363</text:p>
          </table:table-cell>
          <table:table-cell office:value-type="float" office:value="1403.03" table:style-name="ce72">
            <text:p>1,403</text:p>
          </table:table-cell>
          <table:table-cell office:value-type="float" office:value="1450.7647314452101" table:style-name="ce72">
            <text:p>1,451</text:p>
          </table:table-cell>
          <table:table-cell office:value-type="float" office:value="1493.18" table:style-name="ce72">
            <text:p>1,493</text:p>
          </table:table-cell>
          <table:table-cell office:value-type="float" office:value="1492.14" table:style-name="ce72">
            <text:p>1,492</text:p>
          </table:table-cell>
          <table:table-cell office:value-type="float" office:value="1494.7" table:style-name="ce72">
            <text:p>1,495</text:p>
          </table:table-cell>
          <table:table-cell office:value-type="float" office:value="1418.17" table:style-name="ce72">
            <text:p>1,418</text:p>
          </table:table-cell>
          <table:table-cell office:value-type="float" office:value="1438.12" table:style-name="ce72">
            <text:p>1,438</text:p>
          </table:table-cell>
          <table:table-cell office:value-type="float" office:value="1478.36" table:style-name="ce72">
            <text:p>1,478</text:p>
          </table:table-cell>
          <table:table-cell office:value-type="float" office:value="1530.38" table:style-name="ce73">
            <text:p><text:s/>1,530<text:s/></text:p>
          </table:table-cell>
          <table:table-cell office:value-type="float" office:value="1607.63" table:style-name="ce74">
            <text:p>1,608</text:p>
          </table:table-cell>
          <table:table-cell office:value-type="float" office:value="1706.53" table:style-name="ce72">
            <text:p>1,707</text:p>
          </table:table-cell>
          <table:table-cell office:value-type="float" office:value="1782.27" table:style-name="ce72">
            <text:p>1,782</text:p>
          </table:table-cell>
          <table:table-cell office:value-type="float" office:value="1856.03" table:style-name="ce72">
            <text:p>1,856</text:p>
          </table:table-cell>
          <table:table-cell office:value-type="float" office:value="1913.9" table:style-name="ce72">
            <text:p>1,914</text:p>
          </table:table-cell>
          <table:table-cell office:value-type="float" office:value="2010.95" table:style-name="ce72">
            <text:p>2,011</text:p>
          </table:table-cell>
          <table:table-cell office:value-type="float" office:value="2113.91" table:style-name="ce72">
            <text:p>2,114</text:p>
          </table:table-cell>
          <table:table-cell office:value-type="float" office:value="2226" table:style-name="ce72">
            <text:p>2,226</text:p>
          </table:table-cell>
          <table:table-cell office:value-type="float" office:value="2335.2399999999998" table:style-name="ce72">
            <text:p>2,335</text:p>
          </table:table-cell>
          <table:table-cell table:style-name="ce71"/>
          <table:table-cell table:number-columns-repeated="16345"/>
        </table:table-row>
        <table:table-row table:style-name="ro27">
          <table:table-cell office:value-type="string" table:style-name="ce63">
            <text:p>E4705</text:p>
          </table:table-cell>
          <table:table-cell office:value-type="string" table:style-name="ce63">
            <text:p>E08000036</text:p>
          </table:table-cell>
          <table:table-cell office:value-type="string" table:style-name="ce63">
            <text:p>Wakefield</text:p>
          </table:table-cell>
          <table:table-cell office:value-type="string" table:style-name="ce63">
            <text:p>YES</text:p>
          </table:table-cell>
          <table:table-cell office:value-type="string" table:style-name="ce63">
            <text:p>MD</text:p>
          </table:table-cell>
          <table:table-cell office:value-type="float" office:value="438" table:style-name="ce72">
            <text:p>438</text:p>
          </table:table-cell>
          <table:table-cell office:value-type="float" office:value="377.32" table:style-name="ce72">
            <text:p>377</text:p>
          </table:table-cell>
          <table:table-cell office:value-type="float" office:value="385.14" table:style-name="ce72">
            <text:p>385</text:p>
          </table:table-cell>
          <table:table-cell office:value-type="float" office:value="409.3" table:style-name="ce72">
            <text:p>409</text:p>
          </table:table-cell>
          <table:table-cell office:value-type="float" office:value="448.57" table:style-name="ce72">
            <text:p>449</text:p>
          </table:table-cell>
          <table:table-cell office:value-type="float" office:value="510.72" table:style-name="ce72">
            <text:p>511</text:p>
          </table:table-cell>
          <table:table-cell office:value-type="float" office:value="533.4" table:style-name="ce72">
            <text:p>533</text:p>
          </table:table-cell>
          <table:table-cell office:value-type="float" office:value="562.32000000000005" table:style-name="ce72">
            <text:p>562</text:p>
          </table:table-cell>
          <table:table-cell office:value-type="float" office:value="588.30999999999995" table:style-name="ce72">
            <text:p>588</text:p>
          </table:table-cell>
          <table:table-cell office:value-type="float" office:value="631.33000000000004" table:style-name="ce72">
            <text:p>631</text:p>
          </table:table-cell>
          <table:table-cell office:value-type="float" office:value="713.64" table:style-name="ce72">
            <text:p>714</text:p>
          </table:table-cell>
          <table:table-cell office:value-type="float" office:value="741.48" table:style-name="ce72">
            <text:p>741</text:p>
          </table:table-cell>
          <table:table-cell office:value-type="float" office:value="775.4" table:style-name="ce72">
            <text:p>775</text:p>
          </table:table-cell>
          <table:table-cell office:value-type="float" office:value="804.6" table:style-name="ce72">
            <text:p>805</text:p>
          </table:table-cell>
          <table:table-cell office:value-type="float" office:value="838.56" table:style-name="ce72">
            <text:p>839</text:p>
          </table:table-cell>
          <table:table-cell office:value-type="float" office:value="878.62" table:style-name="ce72">
            <text:p>879</text:p>
          </table:table-cell>
          <table:table-cell office:value-type="float" office:value="904.12692951354416" table:style-name="ce72">
            <text:p>904</text:p>
          </table:table-cell>
          <table:table-cell office:value-type="float" office:value="924.66" table:style-name="ce72">
            <text:p>925</text:p>
          </table:table-cell>
          <table:table-cell office:value-type="float" office:value="932.35" table:style-name="ce72">
            <text:p>932</text:p>
          </table:table-cell>
          <table:table-cell office:value-type="float" office:value="930.76" table:style-name="ce72">
            <text:p>931</text:p>
          </table:table-cell>
          <table:table-cell office:value-type="float" office:value="830.36" table:style-name="ce72">
            <text:p>830</text:p>
          </table:table-cell>
          <table:table-cell office:value-type="float" office:value="834.17" table:style-name="ce72">
            <text:p>834</text:p>
          </table:table-cell>
          <table:table-cell office:value-type="float" office:value="865.73" table:style-name="ce72">
            <text:p>866</text:p>
          </table:table-cell>
          <table:table-cell office:value-type="float" office:value="910.39" table:style-name="ce73">
            <text:p><text:s/>910<text:s/></text:p>
          </table:table-cell>
          <table:table-cell office:value-type="float" office:value="958.25" table:style-name="ce74">
            <text:p>958</text:p>
          </table:table-cell>
          <table:table-cell office:value-type="float" office:value="1032.28" table:style-name="ce72">
            <text:p>1,032</text:p>
          </table:table-cell>
          <table:table-cell office:value-type="float" office:value="1096.4000000000001" table:style-name="ce72">
            <text:p>1,096</text:p>
          </table:table-cell>
          <table:table-cell office:value-type="float" office:value="1145.58" table:style-name="ce72">
            <text:p>1,146</text:p>
          </table:table-cell>
          <table:table-cell office:value-type="float" office:value="1174.1099999999999" table:style-name="ce72">
            <text:p>1,174</text:p>
          </table:table-cell>
          <table:table-cell office:value-type="float" office:value="1240.23" table:style-name="ce72">
            <text:p>1,240</text:p>
          </table:table-cell>
          <table:table-cell office:value-type="float" office:value="1304.3900000000001" table:style-name="ce72">
            <text:p>1,304</text:p>
          </table:table-cell>
          <table:table-cell office:value-type="float" office:value="1372" table:style-name="ce72">
            <text:p>1,372</text:p>
          </table:table-cell>
          <table:table-cell office:value-type="float" office:value="1439.19" table:style-name="ce72">
            <text:p>1,439</text:p>
          </table:table-cell>
          <table:table-cell table:style-name="ce71"/>
          <table:table-cell table:number-columns-repeated="16345"/>
        </table:table-row>
        <table:table-row table:style-name="ro27">
          <table:table-cell office:value-type="string" table:style-name="ce63">
            <text:p>E4606</text:p>
          </table:table-cell>
          <table:table-cell office:value-type="string" table:style-name="ce63">
            <text:p>E08000030</text:p>
          </table:table-cell>
          <table:table-cell office:value-type="string" table:style-name="ce63">
            <text:p>Walsall</text:p>
          </table:table-cell>
          <table:table-cell office:value-type="string" table:style-name="ce63">
            <text:p>YES</text:p>
          </table:table-cell>
          <table:table-cell office:value-type="string" table:style-name="ce63">
            <text:p>MD</text:p>
          </table:table-cell>
          <table:table-cell office:value-type="float" office:value="416" table:style-name="ce72">
            <text:p>416</text:p>
          </table:table-cell>
          <table:table-cell office:value-type="float" office:value="389.46" table:style-name="ce72">
            <text:p>389</text:p>
          </table:table-cell>
          <table:table-cell office:value-type="float" office:value="384.43" table:style-name="ce72">
            <text:p>384</text:p>
          </table:table-cell>
          <table:table-cell office:value-type="float" office:value="416.7" table:style-name="ce72">
            <text:p>417</text:p>
          </table:table-cell>
          <table:table-cell office:value-type="float" office:value="467.63" table:style-name="ce72">
            <text:p>468</text:p>
          </table:table-cell>
          <table:table-cell office:value-type="float" office:value="531.57000000000005" table:style-name="ce72">
            <text:p>532</text:p>
          </table:table-cell>
          <table:table-cell office:value-type="float" office:value="575.62" table:style-name="ce72">
            <text:p>576</text:p>
          </table:table-cell>
          <table:table-cell office:value-type="float" office:value="615.01" table:style-name="ce72">
            <text:p>615</text:p>
          </table:table-cell>
          <table:table-cell office:value-type="float" office:value="662.35" table:style-name="ce72">
            <text:p>662</text:p>
          </table:table-cell>
          <table:table-cell office:value-type="float" office:value="721.64" table:style-name="ce72">
            <text:p>722</text:p>
          </table:table-cell>
          <table:table-cell office:value-type="float" office:value="861.85" table:style-name="ce72">
            <text:p>862</text:p>
          </table:table-cell>
          <table:table-cell office:value-type="float" office:value="890.92" table:style-name="ce72">
            <text:p>891</text:p>
          </table:table-cell>
          <table:table-cell office:value-type="float" office:value="928.93" table:style-name="ce72">
            <text:p>929</text:p>
          </table:table-cell>
          <table:table-cell office:value-type="float" office:value="957.35" table:style-name="ce72">
            <text:p>957</text:p>
          </table:table-cell>
          <table:table-cell office:value-type="float" office:value="999.65" table:style-name="ce72">
            <text:p>1,000</text:p>
          </table:table-cell>
          <table:table-cell office:value-type="float" office:value="1027.06" table:style-name="ce72">
            <text:p>1,027</text:p>
          </table:table-cell>
          <table:table-cell office:value-type="float" office:value="1080.6335281455556" table:style-name="ce72">
            <text:p>1,081</text:p>
          </table:table-cell>
          <table:table-cell office:value-type="float" office:value="1121.7" table:style-name="ce72">
            <text:p>1,122</text:p>
          </table:table-cell>
          <table:table-cell office:value-type="float" office:value="1123.8499999999999" table:style-name="ce72">
            <text:p>1,124</text:p>
          </table:table-cell>
          <table:table-cell office:value-type="float" office:value="1117.3599999999999" table:style-name="ce72">
            <text:p>1,117</text:p>
          </table:table-cell>
          <table:table-cell office:value-type="float" office:value="876.14" table:style-name="ce72">
            <text:p>876</text:p>
          </table:table-cell>
          <table:table-cell office:value-type="float" office:value="874.06" table:style-name="ce72">
            <text:p>874</text:p>
          </table:table-cell>
          <table:table-cell office:value-type="float" office:value="936.96" table:style-name="ce72">
            <text:p>937</text:p>
          </table:table-cell>
          <table:table-cell office:value-type="float" office:value="1003.24" table:style-name="ce73">
            <text:p><text:s/>1,003<text:s/></text:p>
          </table:table-cell>
          <table:table-cell office:value-type="float" office:value="1067.02" table:style-name="ce74">
            <text:p>1,067</text:p>
          </table:table-cell>
          <table:table-cell office:value-type="float" office:value="1127.25" table:style-name="ce72">
            <text:p>1,127</text:p>
          </table:table-cell>
          <table:table-cell office:value-type="float" office:value="1196.3900000000001" table:style-name="ce72">
            <text:p>1,196</text:p>
          </table:table-cell>
          <table:table-cell office:value-type="float" office:value="1254.9100000000001" table:style-name="ce72">
            <text:p>1,255</text:p>
          </table:table-cell>
          <table:table-cell office:value-type="float" office:value="1303.3" table:style-name="ce72">
            <text:p>1,303</text:p>
          </table:table-cell>
          <table:table-cell office:value-type="float" office:value="1362.72" table:style-name="ce72">
            <text:p>1,363</text:p>
          </table:table-cell>
          <table:table-cell office:value-type="float" office:value="1424.98" table:style-name="ce72">
            <text:p>1,425</text:p>
          </table:table-cell>
          <table:table-cell office:value-type="float" office:value="1502" table:style-name="ce72">
            <text:p>1,502</text:p>
          </table:table-cell>
          <table:table-cell office:value-type="float" office:value="1601.85" table:style-name="ce72">
            <text:p>1,602</text:p>
          </table:table-cell>
          <table:table-cell table:style-name="ce71"/>
          <table:table-cell table:number-columns-repeated="16345"/>
        </table:table-row>
        <table:table-row table:style-name="ro27">
          <table:table-cell office:value-type="string" table:style-name="ce63">
            <text:p>E5049</text:p>
          </table:table-cell>
          <table:table-cell office:value-type="string" table:style-name="ce63">
            <text:p>E09000031</text:p>
          </table:table-cell>
          <table:table-cell office:value-type="string" table:style-name="ce63">
            <text:p>Waltham Forest</text:p>
          </table:table-cell>
          <table:table-cell office:value-type="string" table:style-name="ce63">
            <text:p>YES</text:p>
          </table:table-cell>
          <table:table-cell office:value-type="string" table:style-name="ce63">
            <text:p>OLB</text:p>
          </table:table-cell>
          <table:table-cell office:value-type="float" office:value="446" table:style-name="ce72">
            <text:p>446</text:p>
          </table:table-cell>
          <table:table-cell office:value-type="float" office:value="450.74" table:style-name="ce72">
            <text:p>451</text:p>
          </table:table-cell>
          <table:table-cell office:value-type="float" office:value="519.63" table:style-name="ce72">
            <text:p>520</text:p>
          </table:table-cell>
          <table:table-cell office:value-type="float" office:value="586.41999999999996" table:style-name="ce72">
            <text:p>586</text:p>
          </table:table-cell>
          <table:table-cell office:value-type="float" office:value="655.29" table:style-name="ce72">
            <text:p>655</text:p>
          </table:table-cell>
          <table:table-cell office:value-type="float" office:value="643.27" table:style-name="ce72">
            <text:p>643</text:p>
          </table:table-cell>
          <table:table-cell office:value-type="float" office:value="663.96" table:style-name="ce72">
            <text:p>664</text:p>
          </table:table-cell>
          <table:table-cell office:value-type="float" office:value="693.3" table:style-name="ce72">
            <text:p>693</text:p>
          </table:table-cell>
          <table:table-cell office:value-type="float" office:value="732.77" table:style-name="ce72">
            <text:p>733</text:p>
          </table:table-cell>
          <table:table-cell office:value-type="float" office:value="775.3" table:style-name="ce72">
            <text:p>775</text:p>
          </table:table-cell>
          <table:table-cell office:value-type="float" office:value="930.63" table:style-name="ce72">
            <text:p>931</text:p>
          </table:table-cell>
          <table:table-cell office:value-type="float" office:value="993.41" table:style-name="ce72">
            <text:p>993</text:p>
          </table:table-cell>
          <table:table-cell office:value-type="float" office:value="1038.8599999999999" table:style-name="ce72">
            <text:p>1,039</text:p>
          </table:table-cell>
          <table:table-cell office:value-type="float" office:value="1103.17" table:style-name="ce72">
            <text:p>1,103</text:p>
          </table:table-cell>
          <table:table-cell office:value-type="float" office:value="1133.79" table:style-name="ce72">
            <text:p>1,134</text:p>
          </table:table-cell>
          <table:table-cell office:value-type="float" office:value="1159.6400000000001" table:style-name="ce72">
            <text:p>1,160</text:p>
          </table:table-cell>
          <table:table-cell office:value-type="float" office:value="1177.4182211480233" table:style-name="ce72">
            <text:p>1,177</text:p>
          </table:table-cell>
          <table:table-cell office:value-type="float" office:value="1161.6600000000001" table:style-name="ce72">
            <text:p>1,162</text:p>
          </table:table-cell>
          <table:table-cell office:value-type="float" office:value="1160.48" table:style-name="ce72">
            <text:p>1,160</text:p>
          </table:table-cell>
          <table:table-cell office:value-type="float" office:value="1169.6600000000001" table:style-name="ce72">
            <text:p>1,170</text:p>
          </table:table-cell>
          <table:table-cell office:value-type="float" office:value="928.64" table:style-name="ce72">
            <text:p>929</text:p>
          </table:table-cell>
          <table:table-cell office:value-type="float" office:value="962.09" table:style-name="ce72">
            <text:p>962</text:p>
          </table:table-cell>
          <table:table-cell office:value-type="float" office:value="997.88" table:style-name="ce72">
            <text:p>998</text:p>
          </table:table-cell>
          <table:table-cell office:value-type="float" office:value="1056.25" table:style-name="ce73">
            <text:p><text:s/>1,056<text:s/></text:p>
          </table:table-cell>
          <table:table-cell office:value-type="float" office:value="1116.18" table:style-name="ce74">
            <text:p>1,116</text:p>
          </table:table-cell>
          <table:table-cell office:value-type="float" office:value="1181.1600000000001" table:style-name="ce72">
            <text:p>1,181</text:p>
          </table:table-cell>
          <table:table-cell office:value-type="float" office:value="1250.4100000000001" table:style-name="ce72">
            <text:p>1,250</text:p>
          </table:table-cell>
          <table:table-cell office:value-type="float" office:value="1306.83" table:style-name="ce72">
            <text:p>1,307</text:p>
          </table:table-cell>
          <table:table-cell office:value-type="float" office:value="1358.9" table:style-name="ce72">
            <text:p>1,359</text:p>
          </table:table-cell>
          <table:table-cell office:value-type="float" office:value="1434.85" table:style-name="ce72">
            <text:p>1,435</text:p>
          </table:table-cell>
          <table:table-cell office:value-type="float" office:value="1534.09" table:style-name="ce72">
            <text:p>1,534</text:p>
          </table:table-cell>
          <table:table-cell office:value-type="float" office:value="1632" table:style-name="ce72">
            <text:p>1,632</text:p>
          </table:table-cell>
          <table:table-cell office:value-type="float" office:value="1735.44" table:style-name="ce72">
            <text:p>1,735</text:p>
          </table:table-cell>
          <table:table-cell table:style-name="ce71"/>
          <table:table-cell table:number-columns-repeated="16345"/>
        </table:table-row>
        <table:table-row table:style-name="ro27">
          <table:table-cell office:value-type="string" table:style-name="ce63">
            <text:p>E5021</text:p>
          </table:table-cell>
          <table:table-cell office:value-type="string" table:style-name="ce63">
            <text:p>E09000032</text:p>
          </table:table-cell>
          <table:table-cell office:value-type="string" table:style-name="ce63">
            <text:p>Wandsworth</text:p>
          </table:table-cell>
          <table:table-cell office:value-type="string" table:style-name="ce63">
            <text:p>YES</text:p>
          </table:table-cell>
          <table:table-cell office:value-type="string" table:style-name="ce63">
            <text:p>ILB</text:p>
          </table:table-cell>
          <table:table-cell office:value-type="float" office:value="395" table:style-name="ce72">
            <text:p>395</text:p>
          </table:table-cell>
          <table:table-cell office:value-type="float" office:value="324.01" table:style-name="ce72">
            <text:p>324</text:p>
          </table:table-cell>
          <table:table-cell office:value-type="float" office:value="408.3" table:style-name="ce72">
            <text:p>408</text:p>
          </table:table-cell>
          <table:table-cell office:value-type="float" office:value="407.8" table:style-name="ce72">
            <text:p>408</text:p>
          </table:table-cell>
          <table:table-cell office:value-type="float" office:value="387.82" table:style-name="ce72">
            <text:p>388</text:p>
          </table:table-cell>
          <table:table-cell office:value-type="float" office:value="293.61" table:style-name="ce72">
            <text:p>294</text:p>
          </table:table-cell>
          <table:table-cell office:value-type="float" office:value="341.74" table:style-name="ce72">
            <text:p>342</text:p>
          </table:table-cell>
          <table:table-cell office:value-type="float" office:value="367.46" table:style-name="ce72">
            <text:p>367</text:p>
          </table:table-cell>
          <table:table-cell office:value-type="float" office:value="416.96" table:style-name="ce72">
            <text:p>417</text:p>
          </table:table-cell>
          <table:table-cell office:value-type="float" office:value="369.21" table:style-name="ce72">
            <text:p>369</text:p>
          </table:table-cell>
          <table:table-cell office:value-type="float" office:value="535.72" table:style-name="ce72">
            <text:p>536</text:p>
          </table:table-cell>
          <table:table-cell office:value-type="float" office:value="552.77" table:style-name="ce72">
            <text:p>553</text:p>
          </table:table-cell>
          <table:table-cell office:value-type="float" office:value="571.49" table:style-name="ce72">
            <text:p>571</text:p>
          </table:table-cell>
          <table:table-cell office:value-type="float" office:value="606.36" table:style-name="ce72">
            <text:p>606</text:p>
          </table:table-cell>
          <table:table-cell office:value-type="float" office:value="640.96" table:style-name="ce72">
            <text:p>641</text:p>
          </table:table-cell>
          <table:table-cell office:value-type="float" office:value="646.77" table:style-name="ce72">
            <text:p>647</text:p>
          </table:table-cell>
          <table:table-cell office:value-type="float" office:value="652.20896242525782" table:style-name="ce72">
            <text:p>652</text:p>
          </table:table-cell>
          <table:table-cell office:value-type="float" office:value="657.7" table:style-name="ce72">
            <text:p>658</text:p>
          </table:table-cell>
          <table:table-cell office:value-type="float" office:value="662.89" table:style-name="ce72">
            <text:p>663</text:p>
          </table:table-cell>
          <table:table-cell office:value-type="float" office:value="662.84" table:style-name="ce72">
            <text:p>663</text:p>
          </table:table-cell>
          <table:table-cell office:value-type="float" office:value="597.02" table:style-name="ce72">
            <text:p>597</text:p>
          </table:table-cell>
          <table:table-cell office:value-type="float" office:value="597.88" table:style-name="ce72">
            <text:p>598</text:p>
          </table:table-cell>
          <table:table-cell office:value-type="float" office:value="607.02" table:style-name="ce72">
            <text:p>607</text:p>
          </table:table-cell>
          <table:table-cell office:value-type="float" office:value="622.22" table:style-name="ce73">
            <text:p><text:s/>622<text:s/></text:p>
          </table:table-cell>
          <table:table-cell office:value-type="float" office:value="644.5" table:style-name="ce74">
            <text:p>645</text:p>
          </table:table-cell>
          <table:table-cell office:value-type="float" office:value="668.77" table:style-name="ce72">
            <text:p>669</text:p>
          </table:table-cell>
          <table:table-cell office:value-type="float" office:value="718.52" table:style-name="ce72">
            <text:p>719</text:p>
          </table:table-cell>
          <table:table-cell office:value-type="float" office:value="750.15" table:style-name="ce72">
            <text:p>750</text:p>
          </table:table-cell>
          <table:table-cell office:value-type="float" office:value="789.28" table:style-name="ce72">
            <text:p>789</text:p>
          </table:table-cell>
          <table:table-cell office:value-type="float" office:value="818.93" table:style-name="ce72">
            <text:p>819</text:p>
          </table:table-cell>
          <table:table-cell office:value-type="float" office:value="875.94" table:style-name="ce72">
            <text:p>876</text:p>
          </table:table-cell>
          <table:table-cell office:value-type="float" office:value="921" table:style-name="ce72">
            <text:p>921</text:p>
          </table:table-cell>
          <table:table-cell office:value-type="float" office:value="949.1" table:style-name="ce72">
            <text:p>949</text:p>
          </table:table-cell>
          <table:table-cell table:style-name="ce71"/>
          <table:table-cell table:number-columns-repeated="16345"/>
        </table:table-row>
        <table:table-row table:style-name="ro27">
          <table:table-cell office:value-type="string" table:style-name="ce63">
            <text:p>E2936</text:p>
          </table:table-cell>
          <table:table-cell office:value-type="string" table:style-name="ce63">
            <text:p>E07000162</text:p>
          </table:table-cell>
          <table:table-cell office:value-type="string" table:style-name="ce63">
            <text:p>Wansbeck</text:p>
          </table:table-cell>
          <table:table-cell office:value-type="string" table:style-name="ce63">
            <text:p>NO</text:p>
          </table:table-cell>
          <table:table-cell office:value-type="string" table:style-name="ce63">
            <text:p>SD</text:p>
          </table:table-cell>
          <table:table-cell office:value-type="float" office:value="444" table:style-name="ce72">
            <text:p>444</text:p>
          </table:table-cell>
          <table:table-cell office:value-type="float" office:value="384.67" table:style-name="ce72">
            <text:p>385</text:p>
          </table:table-cell>
          <table:table-cell office:value-type="float" office:value="404.29" table:style-name="ce72">
            <text:p>404</text:p>
          </table:table-cell>
          <table:table-cell office:value-type="float" office:value="443.45" table:style-name="ce72">
            <text:p>443</text:p>
          </table:table-cell>
          <table:table-cell office:value-type="float" office:value="481.12" table:style-name="ce72">
            <text:p>481</text:p>
          </table:table-cell>
          <table:table-cell office:value-type="float" office:value="524.67999999999995" table:style-name="ce72">
            <text:p>525</text:p>
          </table:table-cell>
          <table:table-cell office:value-type="float" office:value="569.16999999999996" table:style-name="ce72">
            <text:p>569</text:p>
          </table:table-cell>
          <table:table-cell office:value-type="float" office:value="594.96" table:style-name="ce72">
            <text:p>595</text:p>
          </table:table-cell>
          <table:table-cell office:value-type="float" office:value="637.54" table:style-name="ce72">
            <text:p>638</text:p>
          </table:table-cell>
          <table:table-cell office:value-type="float" office:value="697.68" table:style-name="ce72">
            <text:p>698</text:p>
          </table:table-cell>
          <table:table-cell office:value-type="float" office:value="778.62" table:style-name="ce72">
            <text:p>779</text:p>
          </table:table-cell>
          <table:table-cell office:value-type="float" office:value="819.76" table:style-name="ce72">
            <text:p>820</text:p>
          </table:table-cell>
          <table:table-cell office:value-type="float" office:value="861.31" table:style-name="ce72">
            <text:p>861</text:p>
          </table:table-cell>
          <table:table-cell office:value-type="float" office:value="878.57" table:style-name="ce72">
            <text:p>879</text:p>
          </table:table-cell>
          <table:table-cell office:value-type="float" office:value="896.6" table:style-name="ce72">
            <text:p>897</text:p>
          </table:table-cell>
          <table:table-cell office:value-type="float" office:value="910.51" table:style-name="ce72">
            <text:p>911</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3">
            <text:p>[z]</text:p>
          </table:table-cell>
          <table:table-cell office:value-type="string" table:style-name="ce74">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1"/>
          <table:table-cell table:number-columns-repeated="16345"/>
        </table:table-row>
        <table:table-row table:style-name="ro27">
          <table:table-cell office:value-type="string" table:style-name="ce63">
            <text:p>E0135</text:p>
          </table:table-cell>
          <table:table-cell office:value-type="string" table:style-name="ce63">
            <text:p>[z]</text:p>
          </table:table-cell>
          <table:table-cell office:value-type="string" table:style-name="ce63">
            <text:p>Wansdyke</text:p>
          </table:table-cell>
          <table:table-cell office:value-type="string" table:style-name="ce63">
            <text:p>NO</text:p>
          </table:table-cell>
          <table:table-cell office:value-type="string" table:style-name="ce63">
            <text:p>SD</text:p>
          </table:table-cell>
          <table:table-cell office:value-type="float" office:value="557" table:style-name="ce72">
            <text:p>557</text:p>
          </table:table-cell>
          <table:table-cell office:value-type="float" office:value="596.41" table:style-name="ce72">
            <text:p>596</text:p>
          </table:table-cell>
          <table:table-cell office:value-type="float" office:value="618.9" table:style-name="ce72">
            <text:p>619</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3">
            <text:p>[z]</text:p>
          </table:table-cell>
          <table:table-cell office:value-type="string" table:style-name="ce74">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1"/>
          <table:table-cell table:number-columns-repeated="16345"/>
        </table:table-row>
        <table:table-row table:style-name="ro27">
          <table:table-cell office:value-type="string" table:style-name="ce76">
            <text:p>E0638</text:p>
          </table:table-cell>
          <table:table-cell office:value-type="string" table:style-name="ce63">
            <text:p>[z]</text:p>
          </table:table-cell>
          <table:table-cell office:value-type="string" table:style-name="ce63">
            <text:p>Warrington</text:p>
          </table:table-cell>
          <table:table-cell office:value-type="string" table:style-name="ce60">
            <text:p>NO</text:p>
          </table:table-cell>
          <table:table-cell office:value-type="string" table:style-name="ce60">
            <text:p>SD</text:p>
          </table:table-cell>
          <table:table-cell office:value-type="float" office:value="456" table:style-name="ce72">
            <text:p>456</text:p>
          </table:table-cell>
          <table:table-cell office:value-type="float" office:value="481.79" table:style-name="ce72">
            <text:p>482</text:p>
          </table:table-cell>
          <table:table-cell office:value-type="float" office:value="513.49" table:style-name="ce72">
            <text:p>513</text:p>
          </table:table-cell>
          <table:table-cell office:value-type="float" office:value="554.6" table:style-name="ce72">
            <text:p>555</text:p>
          </table:table-cell>
          <table:table-cell office:value-type="float" office:value="580.08000000000004" table:style-name="ce72">
            <text:p>580</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3">
            <text:p>[z]</text:p>
          </table:table-cell>
          <table:table-cell office:value-type="string" table:style-name="ce74">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8"/>
          <table:table-cell table:number-columns-repeated="16345"/>
        </table:table-row>
        <table:table-row table:style-name="ro27">
          <table:table-cell office:value-type="string" table:style-name="ce63">
            <text:p>E0602</text:p>
          </table:table-cell>
          <table:table-cell office:value-type="string" table:style-name="ce63">
            <text:p>E06000007</text:p>
          </table:table-cell>
          <table:table-cell office:value-type="string" table:style-name="ce63">
            <text:p>Warrington UA</text:p>
          </table:table-cell>
          <table:table-cell office:value-type="string" table:style-name="ce63">
            <text:p>YES</text:p>
          </table:table-cell>
          <table:table-cell office:value-type="string" table:style-name="ce63">
            <text:p>UA</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float" office:value="565.30999999999995" table:style-name="ce72">
            <text:p>565</text:p>
          </table:table-cell>
          <table:table-cell office:value-type="float" office:value="596.15" table:style-name="ce72">
            <text:p>596</text:p>
          </table:table-cell>
          <table:table-cell office:value-type="float" office:value="632.79" table:style-name="ce72">
            <text:p>633</text:p>
          </table:table-cell>
          <table:table-cell office:value-type="float" office:value="670.79" table:style-name="ce72">
            <text:p>671</text:p>
          </table:table-cell>
          <table:table-cell office:value-type="float" office:value="726.81" table:style-name="ce72">
            <text:p>727</text:p>
          </table:table-cell>
          <table:table-cell office:value-type="float" office:value="811.3" table:style-name="ce72">
            <text:p>811</text:p>
          </table:table-cell>
          <table:table-cell office:value-type="float" office:value="855.69" table:style-name="ce72">
            <text:p>856</text:p>
          </table:table-cell>
          <table:table-cell office:value-type="float" office:value="899.13" table:style-name="ce72">
            <text:p>899</text:p>
          </table:table-cell>
          <table:table-cell office:value-type="float" office:value="939.48" table:style-name="ce72">
            <text:p>939</text:p>
          </table:table-cell>
          <table:table-cell office:value-type="float" office:value="985.18" table:style-name="ce72">
            <text:p>985</text:p>
          </table:table-cell>
          <table:table-cell office:value-type="float" office:value="1056.32" table:style-name="ce72">
            <text:p>1,056</text:p>
          </table:table-cell>
          <table:table-cell office:value-type="float" office:value="1081.3934515014926" table:style-name="ce72">
            <text:p>1,081</text:p>
          </table:table-cell>
          <table:table-cell office:value-type="float" office:value="1109.8699999999999" table:style-name="ce72">
            <text:p>1,110</text:p>
          </table:table-cell>
          <table:table-cell office:value-type="float" office:value="1111.22" table:style-name="ce72">
            <text:p>1,111</text:p>
          </table:table-cell>
          <table:table-cell office:value-type="float" office:value="1115.3699999999999" table:style-name="ce72">
            <text:p>1,115</text:p>
          </table:table-cell>
          <table:table-cell office:value-type="float" office:value="987.46" table:style-name="ce72">
            <text:p>987</text:p>
          </table:table-cell>
          <table:table-cell office:value-type="float" office:value="1001.46" table:style-name="ce72">
            <text:p>1,001</text:p>
          </table:table-cell>
          <table:table-cell office:value-type="float" office:value="1042.53" table:style-name="ce72">
            <text:p>1,043</text:p>
          </table:table-cell>
          <table:table-cell office:value-type="float" office:value="1090.29" table:style-name="ce73">
            <text:p><text:s/>1,090<text:s/></text:p>
          </table:table-cell>
          <table:table-cell office:value-type="float" office:value="1155" table:style-name="ce74">
            <text:p>1,155</text:p>
          </table:table-cell>
          <table:table-cell office:value-type="float" office:value="1235.3399999999999" table:style-name="ce72">
            <text:p>1,235</text:p>
          </table:table-cell>
          <table:table-cell office:value-type="float" office:value="1292.3399999999999" table:style-name="ce72">
            <text:p>1,292</text:p>
          </table:table-cell>
          <table:table-cell office:value-type="float" office:value="1350.72" table:style-name="ce72">
            <text:p>1,351</text:p>
          </table:table-cell>
          <table:table-cell office:value-type="float" office:value="1424.71" table:style-name="ce72">
            <text:p>1,425</text:p>
          </table:table-cell>
          <table:table-cell office:value-type="float" office:value="1471.58" table:style-name="ce72">
            <text:p>1,472</text:p>
          </table:table-cell>
          <table:table-cell office:value-type="float" office:value="1555.79" table:style-name="ce72">
            <text:p>1,556</text:p>
          </table:table-cell>
          <table:table-cell office:value-type="float" office:value="1641" table:style-name="ce72">
            <text:p>1,641</text:p>
          </table:table-cell>
          <table:table-cell office:value-type="float" office:value="1722.46" table:style-name="ce72">
            <text:p>1,722</text:p>
          </table:table-cell>
          <table:table-cell table:style-name="ce71"/>
          <table:table-cell table:number-columns-repeated="16345"/>
        </table:table-row>
        <table:table-row table:style-name="ro27">
          <table:table-cell office:value-type="string" table:style-name="ce63">
            <text:p>E3735</text:p>
          </table:table-cell>
          <table:table-cell office:value-type="string" table:style-name="ce63">
            <text:p>E07000222</text:p>
          </table:table-cell>
          <table:table-cell office:value-type="string" table:style-name="ce63">
            <text:p>Warwick</text:p>
          </table:table-cell>
          <table:table-cell office:value-type="string" table:style-name="ce63">
            <text:p>YES</text:p>
          </table:table-cell>
          <table:table-cell office:value-type="string" table:style-name="ce63">
            <text:p>SD</text:p>
          </table:table-cell>
          <table:table-cell office:value-type="float" office:value="526" table:style-name="ce72">
            <text:p>526</text:p>
          </table:table-cell>
          <table:table-cell office:value-type="float" office:value="546.17999999999995" table:style-name="ce72">
            <text:p>546</text:p>
          </table:table-cell>
          <table:table-cell office:value-type="float" office:value="562.42999999999995" table:style-name="ce72">
            <text:p>562</text:p>
          </table:table-cell>
          <table:table-cell office:value-type="float" office:value="596.48" table:style-name="ce72">
            <text:p>596</text:p>
          </table:table-cell>
          <table:table-cell office:value-type="float" office:value="637.94000000000005" table:style-name="ce72">
            <text:p>638</text:p>
          </table:table-cell>
          <table:table-cell office:value-type="float" office:value="694.58" table:style-name="ce72">
            <text:p>695</text:p>
          </table:table-cell>
          <table:table-cell office:value-type="float" office:value="748.53" table:style-name="ce72">
            <text:p>749</text:p>
          </table:table-cell>
          <table:table-cell office:value-type="float" office:value="785.74" table:style-name="ce72">
            <text:p>786</text:p>
          </table:table-cell>
          <table:table-cell office:value-type="float" office:value="844.14" table:style-name="ce72">
            <text:p>844</text:p>
          </table:table-cell>
          <table:table-cell office:value-type="float" office:value="949.28" table:style-name="ce72">
            <text:p>949</text:p>
          </table:table-cell>
          <table:table-cell office:value-type="float" office:value="1029.24" table:style-name="ce72">
            <text:p>1,029</text:p>
          </table:table-cell>
          <table:table-cell office:value-type="float" office:value="1092.92" table:style-name="ce72">
            <text:p>1,093</text:p>
          </table:table-cell>
          <table:table-cell office:value-type="float" office:value="1125.47" table:style-name="ce72">
            <text:p>1,125</text:p>
          </table:table-cell>
          <table:table-cell office:value-type="float" office:value="1177.6500000000001" table:style-name="ce72">
            <text:p>1,178</text:p>
          </table:table-cell>
          <table:table-cell office:value-type="float" office:value="1235.3499999999999" table:style-name="ce72">
            <text:p>1,235</text:p>
          </table:table-cell>
          <table:table-cell office:value-type="float" office:value="1297.23" table:style-name="ce72">
            <text:p>1,297</text:p>
          </table:table-cell>
          <table:table-cell office:value-type="float" office:value="1342.3323570626228" table:style-name="ce72">
            <text:p>1,342</text:p>
          </table:table-cell>
          <table:table-cell office:value-type="float" office:value="1373.35" table:style-name="ce72">
            <text:p>1,373</text:p>
          </table:table-cell>
          <table:table-cell office:value-type="float" office:value="1386.09" table:style-name="ce72">
            <text:p>1,386</text:p>
          </table:table-cell>
          <table:table-cell office:value-type="float" office:value="1397.64" table:style-name="ce72">
            <text:p>1,398</text:p>
          </table:table-cell>
          <table:table-cell office:value-type="float" office:value="1263.22" table:style-name="ce72">
            <text:p>1,263</text:p>
          </table:table-cell>
          <table:table-cell office:value-type="float" office:value="1304.31" table:style-name="ce72">
            <text:p>1,304</text:p>
          </table:table-cell>
          <table:table-cell office:value-type="float" office:value="1346.02" table:style-name="ce72">
            <text:p>1,346</text:p>
          </table:table-cell>
          <table:table-cell office:value-type="float" office:value="1411.08" table:style-name="ce73">
            <text:p><text:s/>1,411<text:s/></text:p>
          </table:table-cell>
          <table:table-cell office:value-type="float" office:value="1477.78" table:style-name="ce74">
            <text:p>1,478</text:p>
          </table:table-cell>
          <table:table-cell office:value-type="float" office:value="1551.07" table:style-name="ce72">
            <text:p>1,551</text:p>
          </table:table-cell>
          <table:table-cell office:value-type="float" office:value="1665.15" table:style-name="ce72">
            <text:p>1,665</text:p>
          </table:table-cell>
          <table:table-cell office:value-type="float" office:value="1724.14" table:style-name="ce72">
            <text:p>1,724</text:p>
          </table:table-cell>
          <table:table-cell office:value-type="float" office:value="1754.15" table:style-name="ce72">
            <text:p>1,754</text:p>
          </table:table-cell>
          <table:table-cell office:value-type="float" office:value="1814.86" table:style-name="ce72">
            <text:p>1,815</text:p>
          </table:table-cell>
          <table:table-cell office:value-type="float" office:value="1898.1" table:style-name="ce72">
            <text:p>1,898</text:p>
          </table:table-cell>
          <table:table-cell office:value-type="float" office:value="1989" table:style-name="ce72">
            <text:p>1,989</text:p>
          </table:table-cell>
          <table:table-cell office:value-type="float" office:value="2095.9899999999998" table:style-name="ce72">
            <text:p>2,096</text:p>
          </table:table-cell>
          <table:table-cell table:style-name="ce71"/>
          <table:table-cell table:number-columns-repeated="16345"/>
        </table:table-row>
        <table:table-row table:style-name="ro27">
          <table:table-cell office:value-type="string" table:style-name="ce63">
            <text:p>E1939</text:p>
          </table:table-cell>
          <table:table-cell office:value-type="string" table:style-name="ce63">
            <text:p>E07000103</text:p>
          </table:table-cell>
          <table:table-cell office:value-type="string" table:style-name="ce63">
            <text:p>Watford</text:p>
          </table:table-cell>
          <table:table-cell office:value-type="string" table:style-name="ce63">
            <text:p>YES</text:p>
          </table:table-cell>
          <table:table-cell office:value-type="string" table:style-name="ce63">
            <text:p>SD</text:p>
          </table:table-cell>
          <table:table-cell office:value-type="float" office:value="515" table:style-name="ce72">
            <text:p>515</text:p>
          </table:table-cell>
          <table:table-cell office:value-type="float" office:value="559.86" table:style-name="ce72">
            <text:p>560</text:p>
          </table:table-cell>
          <table:table-cell office:value-type="float" office:value="571.51" table:style-name="ce72">
            <text:p>572</text:p>
          </table:table-cell>
          <table:table-cell office:value-type="float" office:value="608.87" table:style-name="ce72">
            <text:p>609</text:p>
          </table:table-cell>
          <table:table-cell office:value-type="float" office:value="639.42999999999995" table:style-name="ce72">
            <text:p>639</text:p>
          </table:table-cell>
          <table:table-cell office:value-type="float" office:value="702.04" table:style-name="ce72">
            <text:p>702</text:p>
          </table:table-cell>
          <table:table-cell office:value-type="float" office:value="759.78" table:style-name="ce72">
            <text:p>760</text:p>
          </table:table-cell>
          <table:table-cell office:value-type="float" office:value="796.63" table:style-name="ce72">
            <text:p>797</text:p>
          </table:table-cell>
          <table:table-cell office:value-type="float" office:value="848.62" table:style-name="ce72">
            <text:p>849</text:p>
          </table:table-cell>
          <table:table-cell office:value-type="float" office:value="929.87" table:style-name="ce72">
            <text:p>930</text:p>
          </table:table-cell>
          <table:table-cell office:value-type="float" office:value="1074.08" table:style-name="ce72">
            <text:p>1,074</text:p>
          </table:table-cell>
          <table:table-cell office:value-type="float" office:value="1131.28" table:style-name="ce72">
            <text:p>1,131</text:p>
          </table:table-cell>
          <table:table-cell office:value-type="float" office:value="1179.72" table:style-name="ce72">
            <text:p>1,180</text:p>
          </table:table-cell>
          <table:table-cell office:value-type="float" office:value="1232.08" table:style-name="ce72">
            <text:p>1,232</text:p>
          </table:table-cell>
          <table:table-cell office:value-type="float" office:value="1287.82" table:style-name="ce72">
            <text:p>1,288</text:p>
          </table:table-cell>
          <table:table-cell office:value-type="float" office:value="1343.41" table:style-name="ce72">
            <text:p>1,343</text:p>
          </table:table-cell>
          <table:table-cell office:value-type="float" office:value="1385.9291634587764" table:style-name="ce72">
            <text:p>1,386</text:p>
          </table:table-cell>
          <table:table-cell office:value-type="float" office:value="1387.53" table:style-name="ce72">
            <text:p>1,388</text:p>
          </table:table-cell>
          <table:table-cell office:value-type="float" office:value="1390.17" table:style-name="ce72">
            <text:p>1,390</text:p>
          </table:table-cell>
          <table:table-cell office:value-type="float" office:value="1381.5" table:style-name="ce72">
            <text:p>1,382</text:p>
          </table:table-cell>
          <table:table-cell office:value-type="float" office:value="1213.72" table:style-name="ce72">
            <text:p>1,214</text:p>
          </table:table-cell>
          <table:table-cell office:value-type="float" office:value="1214.3900000000001" table:style-name="ce72">
            <text:p>1,214</text:p>
          </table:table-cell>
          <table:table-cell office:value-type="float" office:value="1249.29" table:style-name="ce72">
            <text:p>1,249</text:p>
          </table:table-cell>
          <table:table-cell office:value-type="float" office:value="1298.53" table:style-name="ce73">
            <text:p><text:s/>1,299<text:s/></text:p>
          </table:table-cell>
          <table:table-cell office:value-type="float" office:value="1374.6" table:style-name="ce74">
            <text:p>1,375</text:p>
          </table:table-cell>
          <table:table-cell office:value-type="float" office:value="1457.1" table:style-name="ce72">
            <text:p>1,457</text:p>
          </table:table-cell>
          <table:table-cell office:value-type="float" office:value="1520.91" table:style-name="ce72">
            <text:p>1,521</text:p>
          </table:table-cell>
          <table:table-cell office:value-type="float" office:value="1594.38" table:style-name="ce72">
            <text:p>1,594</text:p>
          </table:table-cell>
          <table:table-cell office:value-type="float" office:value="1615.36" table:style-name="ce72">
            <text:p>1,615</text:p>
          </table:table-cell>
          <table:table-cell office:value-type="float" office:value="1719.3" table:style-name="ce72">
            <text:p>1,719</text:p>
          </table:table-cell>
          <table:table-cell office:value-type="float" office:value="1861.4" table:style-name="ce72">
            <text:p>1,861</text:p>
          </table:table-cell>
          <table:table-cell office:value-type="float" office:value="1901" table:style-name="ce72">
            <text:p>1,901</text:p>
          </table:table-cell>
          <table:table-cell office:value-type="float" office:value="1971.76" table:style-name="ce72">
            <text:p>1,972</text:p>
          </table:table-cell>
          <table:table-cell table:style-name="ce71"/>
          <table:table-cell table:number-columns-repeated="16345"/>
        </table:table-row>
        <table:table-row table:style-name="ro27">
          <table:table-cell office:value-type="string" table:style-name="ce63">
            <text:p>E3537</text:p>
          </table:table-cell>
          <table:table-cell office:value-type="string" table:style-name="ce63">
            <text:p>E07000206</text:p>
          </table:table-cell>
          <table:table-cell office:value-type="string" table:style-name="ce63">
            <text:p>Waveney</text:p>
          </table:table-cell>
          <table:table-cell office:value-type="string" table:style-name="ce63">
            <text:p>NO</text:p>
          </table:table-cell>
          <table:table-cell office:value-type="string" table:style-name="ce63">
            <text:p>SD</text:p>
          </table:table-cell>
          <table:table-cell office:value-type="float" office:value="358" table:style-name="ce72">
            <text:p>358</text:p>
          </table:table-cell>
          <table:table-cell office:value-type="float" office:value="406.2" table:style-name="ce72">
            <text:p>406</text:p>
          </table:table-cell>
          <table:table-cell office:value-type="float" office:value="427.36" table:style-name="ce72">
            <text:p>427</text:p>
          </table:table-cell>
          <table:table-cell office:value-type="float" office:value="437.13" table:style-name="ce72">
            <text:p>437</text:p>
          </table:table-cell>
          <table:table-cell office:value-type="float" office:value="456.03" table:style-name="ce72">
            <text:p>456</text:p>
          </table:table-cell>
          <table:table-cell office:value-type="float" office:value="495.46" table:style-name="ce72">
            <text:p>495</text:p>
          </table:table-cell>
          <table:table-cell office:value-type="float" office:value="535.53" table:style-name="ce72">
            <text:p>536</text:p>
          </table:table-cell>
          <table:table-cell office:value-type="float" office:value="577.97" table:style-name="ce72">
            <text:p>578</text:p>
          </table:table-cell>
          <table:table-cell office:value-type="float" office:value="617.99" table:style-name="ce72">
            <text:p>618</text:p>
          </table:table-cell>
          <table:table-cell office:value-type="float" office:value="693.45" table:style-name="ce72">
            <text:p>693</text:p>
          </table:table-cell>
          <table:table-cell office:value-type="float" office:value="828.13" table:style-name="ce72">
            <text:p>828</text:p>
          </table:table-cell>
          <table:table-cell office:value-type="float" office:value="884.57" table:style-name="ce72">
            <text:p>885</text:p>
          </table:table-cell>
          <table:table-cell office:value-type="float" office:value="908.12" table:style-name="ce72">
            <text:p>908</text:p>
          </table:table-cell>
          <table:table-cell office:value-type="float" office:value="955.78" table:style-name="ce72">
            <text:p>956</text:p>
          </table:table-cell>
          <table:table-cell office:value-type="float" office:value="998.13" table:style-name="ce72">
            <text:p>998</text:p>
          </table:table-cell>
          <table:table-cell office:value-type="float" office:value="1035.31" table:style-name="ce72">
            <text:p>1,035</text:p>
          </table:table-cell>
          <table:table-cell office:value-type="float" office:value="1061.7264922529748" table:style-name="ce72">
            <text:p>1,062</text:p>
          </table:table-cell>
          <table:table-cell office:value-type="float" office:value="1085.73" table:style-name="ce72">
            <text:p>1,086</text:p>
          </table:table-cell>
          <table:table-cell office:value-type="float" office:value="1086.96" table:style-name="ce72">
            <text:p>1,087</text:p>
          </table:table-cell>
          <table:table-cell office:value-type="float" office:value="1091.1099999999999" table:style-name="ce72">
            <text:p>1,091</text:p>
          </table:table-cell>
          <table:table-cell office:value-type="float" office:value="927.51" table:style-name="ce72">
            <text:p>928</text:p>
          </table:table-cell>
          <table:table-cell office:value-type="float" office:value="914.51" table:style-name="ce72">
            <text:p>915</text:p>
          </table:table-cell>
          <table:table-cell office:value-type="float" office:value="927.71" table:style-name="ce72">
            <text:p>928</text:p>
          </table:table-cell>
          <table:table-cell office:value-type="float" office:value="964.15" table:style-name="ce73">
            <text:p><text:s/>964<text:s/></text:p>
          </table:table-cell>
          <table:table-cell office:value-type="float" office:value="1023.6" table:style-name="ce74">
            <text:p>1,024</text:p>
          </table:table-cell>
          <table:table-cell office:value-type="float" office:value="1090.49" table:style-name="ce72">
            <text:p>1,090</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1"/>
          <table:table-cell table:number-columns-repeated="16345"/>
        </table:table-row>
        <table:table-row table:style-name="ro27">
          <table:table-cell office:value-type="string" table:style-name="ce63">
            <text:p>E3640</text:p>
          </table:table-cell>
          <table:table-cell office:value-type="string" table:style-name="ce63">
            <text:p>E07000216</text:p>
          </table:table-cell>
          <table:table-cell office:value-type="string" table:style-name="ce63">
            <text:p>Waverley</text:p>
          </table:table-cell>
          <table:table-cell office:value-type="string" table:style-name="ce63">
            <text:p>YES</text:p>
          </table:table-cell>
          <table:table-cell office:value-type="string" table:style-name="ce63">
            <text:p>SD</text:p>
          </table:table-cell>
          <table:table-cell office:value-type="float" office:value="586" table:style-name="ce72">
            <text:p>586</text:p>
          </table:table-cell>
          <table:table-cell office:value-type="float" office:value="603.34" table:style-name="ce72">
            <text:p>603</text:p>
          </table:table-cell>
          <table:table-cell office:value-type="float" office:value="619.38" table:style-name="ce72">
            <text:p>619</text:p>
          </table:table-cell>
          <table:table-cell office:value-type="float" office:value="660.64" table:style-name="ce72">
            <text:p>661</text:p>
          </table:table-cell>
          <table:table-cell office:value-type="float" office:value="699.83" table:style-name="ce72">
            <text:p>700</text:p>
          </table:table-cell>
          <table:table-cell office:value-type="float" office:value="796.22" table:style-name="ce72">
            <text:p>796</text:p>
          </table:table-cell>
          <table:table-cell office:value-type="float" office:value="860.47" table:style-name="ce72">
            <text:p>860</text:p>
          </table:table-cell>
          <table:table-cell office:value-type="float" office:value="909.39" table:style-name="ce72">
            <text:p>909</text:p>
          </table:table-cell>
          <table:table-cell office:value-type="float" office:value="948.76" table:style-name="ce72">
            <text:p>949</text:p>
          </table:table-cell>
          <table:table-cell office:value-type="float" office:value="1060.76" table:style-name="ce72">
            <text:p>1,061</text:p>
          </table:table-cell>
          <table:table-cell office:value-type="float" office:value="1258.57" table:style-name="ce72">
            <text:p>1,259</text:p>
          </table:table-cell>
          <table:table-cell office:value-type="float" office:value="1315.89" table:style-name="ce72">
            <text:p>1,316</text:p>
          </table:table-cell>
          <table:table-cell office:value-type="float" office:value="1373.8" table:style-name="ce72">
            <text:p>1,374</text:p>
          </table:table-cell>
          <table:table-cell office:value-type="float" office:value="1443.69" table:style-name="ce72">
            <text:p>1,444</text:p>
          </table:table-cell>
          <table:table-cell office:value-type="float" office:value="1504.49" table:style-name="ce72">
            <text:p>1,504</text:p>
          </table:table-cell>
          <table:table-cell office:value-type="float" office:value="1582.38" table:style-name="ce72">
            <text:p>1,582</text:p>
          </table:table-cell>
          <table:table-cell office:value-type="float" office:value="1629.1453696239016" table:style-name="ce72">
            <text:p>1,629</text:p>
          </table:table-cell>
          <table:table-cell office:value-type="float" office:value="1669.21" table:style-name="ce72">
            <text:p>1,669</text:p>
          </table:table-cell>
          <table:table-cell office:value-type="float" office:value="1668.8" table:style-name="ce72">
            <text:p>1,669</text:p>
          </table:table-cell>
          <table:table-cell office:value-type="float" office:value="1713.44" table:style-name="ce72">
            <text:p>1,713</text:p>
          </table:table-cell>
          <table:table-cell office:value-type="float" office:value="1638.66" table:style-name="ce72">
            <text:p>1,639</text:p>
          </table:table-cell>
          <table:table-cell office:value-type="float" office:value="1651.47" table:style-name="ce72">
            <text:p>1,651</text:p>
          </table:table-cell>
          <table:table-cell office:value-type="float" office:value="1697.94" table:style-name="ce72">
            <text:p>1,698</text:p>
          </table:table-cell>
          <table:table-cell office:value-type="float" office:value="1777.51" table:style-name="ce73">
            <text:p><text:s/>1,778<text:s/></text:p>
          </table:table-cell>
          <table:table-cell office:value-type="float" office:value="1850.72" table:style-name="ce74">
            <text:p>1,851</text:p>
          </table:table-cell>
          <table:table-cell office:value-type="float" office:value="1957.27" table:style-name="ce72">
            <text:p>1,957</text:p>
          </table:table-cell>
          <table:table-cell office:value-type="float" office:value="2040.32" table:style-name="ce72">
            <text:p>2,040</text:p>
          </table:table-cell>
          <table:table-cell office:value-type="float" office:value="2130.44" table:style-name="ce72">
            <text:p>2,130</text:p>
          </table:table-cell>
          <table:table-cell office:value-type="float" office:value="2171.77" table:style-name="ce72">
            <text:p>2,172</text:p>
          </table:table-cell>
          <table:table-cell office:value-type="float" office:value="2274.4899999999998" table:style-name="ce72">
            <text:p>2,274</text:p>
          </table:table-cell>
          <table:table-cell office:value-type="float" office:value="2361.85" table:style-name="ce72">
            <text:p>2,362</text:p>
          </table:table-cell>
          <table:table-cell office:value-type="float" office:value="2488" table:style-name="ce72">
            <text:p>2,488</text:p>
          </table:table-cell>
          <table:table-cell office:value-type="float" office:value="2606.8200000000002" table:style-name="ce72">
            <text:p>2,607</text:p>
          </table:table-cell>
          <table:table-cell table:style-name="ce71"/>
          <table:table-cell table:number-columns-repeated="16345"/>
        </table:table-row>
        <table:table-row table:style-name="ro27">
          <table:table-cell office:value-type="string" table:style-name="ce63">
            <text:p>E1437</text:p>
          </table:table-cell>
          <table:table-cell office:value-type="string" table:style-name="ce63">
            <text:p>E07000065</text:p>
          </table:table-cell>
          <table:table-cell office:value-type="string" table:style-name="ce63">
            <text:p>Wealden</text:p>
          </table:table-cell>
          <table:table-cell office:value-type="string" table:style-name="ce63">
            <text:p>YES</text:p>
          </table:table-cell>
          <table:table-cell office:value-type="string" table:style-name="ce63">
            <text:p>SD</text:p>
          </table:table-cell>
          <table:table-cell office:value-type="float" office:value="536" table:style-name="ce72">
            <text:p>536</text:p>
          </table:table-cell>
          <table:table-cell office:value-type="float" office:value="595.41" table:style-name="ce72">
            <text:p>595</text:p>
          </table:table-cell>
          <table:table-cell office:value-type="float" office:value="595" table:style-name="ce72">
            <text:p>595</text:p>
          </table:table-cell>
          <table:table-cell office:value-type="float" office:value="642.91999999999996" table:style-name="ce72">
            <text:p>643</text:p>
          </table:table-cell>
          <table:table-cell office:value-type="float" office:value="698.9" table:style-name="ce72">
            <text:p>699</text:p>
          </table:table-cell>
          <table:table-cell office:value-type="float" office:value="756.56" table:style-name="ce72">
            <text:p>757</text:p>
          </table:table-cell>
          <table:table-cell office:value-type="float" office:value="817.95" table:style-name="ce72">
            <text:p>818</text:p>
          </table:table-cell>
          <table:table-cell office:value-type="float" office:value="878.95" table:style-name="ce72">
            <text:p>879</text:p>
          </table:table-cell>
          <table:table-cell office:value-type="float" office:value="955.05" table:style-name="ce72">
            <text:p>955</text:p>
          </table:table-cell>
          <table:table-cell office:value-type="float" office:value="1018.91" table:style-name="ce72">
            <text:p>1,019</text:p>
          </table:table-cell>
          <table:table-cell office:value-type="float" office:value="1207.3499999999999" table:style-name="ce72">
            <text:p>1,207</text:p>
          </table:table-cell>
          <table:table-cell office:value-type="float" office:value="1291.48" table:style-name="ce72">
            <text:p>1,291</text:p>
          </table:table-cell>
          <table:table-cell office:value-type="float" office:value="1344.52" table:style-name="ce72">
            <text:p>1,345</text:p>
          </table:table-cell>
          <table:table-cell office:value-type="float" office:value="1409.19" table:style-name="ce72">
            <text:p>1,409</text:p>
          </table:table-cell>
          <table:table-cell office:value-type="float" office:value="1475.26" table:style-name="ce72">
            <text:p>1,475</text:p>
          </table:table-cell>
          <table:table-cell office:value-type="float" office:value="1537" table:style-name="ce72">
            <text:p>1,537</text:p>
          </table:table-cell>
          <table:table-cell office:value-type="float" office:value="1586.8037934171753" table:style-name="ce72">
            <text:p>1,587</text:p>
          </table:table-cell>
          <table:table-cell office:value-type="float" office:value="1630.8" table:style-name="ce72">
            <text:p>1,631</text:p>
          </table:table-cell>
          <table:table-cell office:value-type="float" office:value="1634.57" table:style-name="ce72">
            <text:p>1,635</text:p>
          </table:table-cell>
          <table:table-cell office:value-type="float" office:value="1638.3" table:style-name="ce72">
            <text:p>1,638</text:p>
          </table:table-cell>
          <table:table-cell office:value-type="float" office:value="1513.46" table:style-name="ce72">
            <text:p>1,513</text:p>
          </table:table-cell>
          <table:table-cell office:value-type="float" office:value="1528.61" table:style-name="ce72">
            <text:p>1,529</text:p>
          </table:table-cell>
          <table:table-cell office:value-type="float" office:value="1570.45" table:style-name="ce72">
            <text:p>1,570</text:p>
          </table:table-cell>
          <table:table-cell office:value-type="float" office:value="1655.63" table:style-name="ce73">
            <text:p><text:s/>1,656<text:s/></text:p>
          </table:table-cell>
          <table:table-cell office:value-type="float" office:value="1723.07" table:style-name="ce74">
            <text:p>1,723</text:p>
          </table:table-cell>
          <table:table-cell office:value-type="float" office:value="1829.61" table:style-name="ce72">
            <text:p>1,830</text:p>
          </table:table-cell>
          <table:table-cell office:value-type="float" office:value="1923.24" table:style-name="ce72">
            <text:p>1,923</text:p>
          </table:table-cell>
          <table:table-cell office:value-type="float" office:value="2001.62" table:style-name="ce72">
            <text:p>2,002</text:p>
          </table:table-cell>
          <table:table-cell office:value-type="float" office:value="2070.9899999999998" table:style-name="ce72">
            <text:p>2,071</text:p>
          </table:table-cell>
          <table:table-cell office:value-type="float" office:value="2145.8000000000002" table:style-name="ce72">
            <text:p>2,146</text:p>
          </table:table-cell>
          <table:table-cell office:value-type="float" office:value="2245.3000000000002" table:style-name="ce72">
            <text:p>2,245</text:p>
          </table:table-cell>
          <table:table-cell office:value-type="float" office:value="2361" table:style-name="ce72">
            <text:p>2,361</text:p>
          </table:table-cell>
          <table:table-cell office:value-type="float" office:value="2482.15" table:style-name="ce72">
            <text:p>2,482</text:p>
          </table:table-cell>
          <table:table-cell table:style-name="ce71"/>
          <table:table-cell table:number-columns-repeated="16345"/>
        </table:table-row>
        <table:table-row table:style-name="ro27">
          <table:table-cell office:value-type="string" table:style-name="ce63">
            <text:p>E1338</text:p>
          </table:table-cell>
          <table:table-cell office:value-type="string" table:style-name="ce63">
            <text:p>E07000060</text:p>
          </table:table-cell>
          <table:table-cell office:value-type="string" table:style-name="ce63">
            <text:p>Wear Valley</text:p>
          </table:table-cell>
          <table:table-cell office:value-type="string" table:style-name="ce63">
            <text:p>NO</text:p>
          </table:table-cell>
          <table:table-cell office:value-type="string" table:style-name="ce63">
            <text:p>SD</text:p>
          </table:table-cell>
          <table:table-cell office:value-type="float" office:value="417" table:style-name="ce72">
            <text:p>417</text:p>
          </table:table-cell>
          <table:table-cell office:value-type="float" office:value="394.05" table:style-name="ce72">
            <text:p>394</text:p>
          </table:table-cell>
          <table:table-cell office:value-type="float" office:value="446.18" table:style-name="ce72">
            <text:p>446</text:p>
          </table:table-cell>
          <table:table-cell office:value-type="float" office:value="473.78" table:style-name="ce72">
            <text:p>474</text:p>
          </table:table-cell>
          <table:table-cell office:value-type="float" office:value="526.07000000000005" table:style-name="ce72">
            <text:p>526</text:p>
          </table:table-cell>
          <table:table-cell office:value-type="float" office:value="556.49" table:style-name="ce72">
            <text:p>556</text:p>
          </table:table-cell>
          <table:table-cell office:value-type="float" office:value="575.47" table:style-name="ce72">
            <text:p>575</text:p>
          </table:table-cell>
          <table:table-cell office:value-type="float" office:value="602.88" table:style-name="ce72">
            <text:p>603</text:p>
          </table:table-cell>
          <table:table-cell office:value-type="float" office:value="628.61" table:style-name="ce72">
            <text:p>629</text:p>
          </table:table-cell>
          <table:table-cell office:value-type="float" office:value="718.37" table:style-name="ce72">
            <text:p>718</text:p>
          </table:table-cell>
          <table:table-cell office:value-type="float" office:value="778.4" table:style-name="ce72">
            <text:p>778</text:p>
          </table:table-cell>
          <table:table-cell office:value-type="float" office:value="831.54" table:style-name="ce72">
            <text:p>832</text:p>
          </table:table-cell>
          <table:table-cell office:value-type="float" office:value="874.43" table:style-name="ce72">
            <text:p>874</text:p>
          </table:table-cell>
          <table:table-cell office:value-type="float" office:value="913.25" table:style-name="ce72">
            <text:p>913</text:p>
          </table:table-cell>
          <table:table-cell office:value-type="float" office:value="973.92" table:style-name="ce72">
            <text:p>974</text:p>
          </table:table-cell>
          <table:table-cell office:value-type="float" office:value="1010.37" table:style-name="ce72">
            <text:p>1,010</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3">
            <text:p>[z]</text:p>
          </table:table-cell>
          <table:table-cell office:value-type="string" table:style-name="ce74">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1"/>
          <table:table-cell table:number-columns-repeated="16345"/>
        </table:table-row>
        <table:table-row table:style-name="ro27">
          <table:table-cell office:value-type="string" table:style-name="ce63">
            <text:p>E2837</text:p>
          </table:table-cell>
          <table:table-cell office:value-type="string" table:style-name="ce63">
            <text:p>E07000156</text:p>
          </table:table-cell>
          <table:table-cell office:value-type="string" table:style-name="ce63">
            <text:p>Wellingborough</text:p>
          </table:table-cell>
          <table:table-cell office:value-type="string" table:style-name="ce63">
            <text:p>NO</text:p>
          </table:table-cell>
          <table:table-cell office:value-type="string" table:style-name="ce63">
            <text:p>SD</text:p>
          </table:table-cell>
          <table:table-cell office:value-type="float" office:value="182" table:style-name="ce72">
            <text:p>182</text:p>
          </table:table-cell>
          <table:table-cell office:value-type="float" office:value="223.51" table:style-name="ce72">
            <text:p>224</text:p>
          </table:table-cell>
          <table:table-cell office:value-type="float" office:value="238.52" table:style-name="ce72">
            <text:p>239</text:p>
          </table:table-cell>
          <table:table-cell office:value-type="float" office:value="378.91" table:style-name="ce72">
            <text:p>379</text:p>
          </table:table-cell>
          <table:table-cell office:value-type="float" office:value="444.02" table:style-name="ce72">
            <text:p>444</text:p>
          </table:table-cell>
          <table:table-cell office:value-type="float" office:value="471.88" table:style-name="ce72">
            <text:p>472</text:p>
          </table:table-cell>
          <table:table-cell office:value-type="float" office:value="512.14" table:style-name="ce72">
            <text:p>512</text:p>
          </table:table-cell>
          <table:table-cell office:value-type="float" office:value="560.29999999999995" table:style-name="ce72">
            <text:p>560</text:p>
          </table:table-cell>
          <table:table-cell office:value-type="float" office:value="605.78" table:style-name="ce72">
            <text:p>606</text:p>
          </table:table-cell>
          <table:table-cell office:value-type="float" office:value="716.48" table:style-name="ce72">
            <text:p>716</text:p>
          </table:table-cell>
          <table:table-cell office:value-type="float" office:value="783.07" table:style-name="ce72">
            <text:p>783</text:p>
          </table:table-cell>
          <table:table-cell office:value-type="float" office:value="835.38" table:style-name="ce72">
            <text:p>835</text:p>
          </table:table-cell>
          <table:table-cell office:value-type="float" office:value="862.16" table:style-name="ce72">
            <text:p>862</text:p>
          </table:table-cell>
          <table:table-cell office:value-type="float" office:value="900.23" table:style-name="ce72">
            <text:p>900</text:p>
          </table:table-cell>
          <table:table-cell office:value-type="float" office:value="940.51" table:style-name="ce72">
            <text:p>941</text:p>
          </table:table-cell>
          <table:table-cell office:value-type="float" office:value="983.73" table:style-name="ce72">
            <text:p>984</text:p>
          </table:table-cell>
          <table:table-cell office:value-type="float" office:value="1017.5280594618328" table:style-name="ce72">
            <text:p>1,018</text:p>
          </table:table-cell>
          <table:table-cell office:value-type="float" office:value="1045.47" table:style-name="ce72">
            <text:p>1,045</text:p>
          </table:table-cell>
          <table:table-cell office:value-type="float" office:value="1037.45" table:style-name="ce72">
            <text:p>1,037</text:p>
          </table:table-cell>
          <table:table-cell office:value-type="float" office:value="1040.19" table:style-name="ce72">
            <text:p>1,040</text:p>
          </table:table-cell>
          <table:table-cell office:value-type="float" office:value="903.41" table:style-name="ce72">
            <text:p>903</text:p>
          </table:table-cell>
          <table:table-cell office:value-type="float" office:value="921.89" table:style-name="ce72">
            <text:p>922</text:p>
          </table:table-cell>
          <table:table-cell office:value-type="float" office:value="988.16" table:style-name="ce72">
            <text:p>988</text:p>
          </table:table-cell>
          <table:table-cell office:value-type="float" office:value="1027.3599999999999" table:style-name="ce73">
            <text:p><text:s/>1,027<text:s/></text:p>
          </table:table-cell>
          <table:table-cell office:value-type="float" office:value="1077.6099999999999" table:style-name="ce74">
            <text:p>1,078</text:p>
          </table:table-cell>
          <table:table-cell office:value-type="float" office:value="1159.57" table:style-name="ce72">
            <text:p>1,160</text:p>
          </table:table-cell>
          <table:table-cell office:value-type="float" office:value="1248.17" table:style-name="ce72">
            <text:p>1,248</text:p>
          </table:table-cell>
          <table:table-cell office:value-type="float" office:value="1304.3" table:style-name="ce72">
            <text:p>1,304</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1"/>
          <table:table-cell table:number-columns-repeated="16345"/>
        </table:table-row>
        <table:table-row table:style-name="ro27">
          <table:table-cell office:value-type="string" table:style-name="ce63">
            <text:p>E1940</text:p>
          </table:table-cell>
          <table:table-cell office:value-type="string" table:style-name="ce63">
            <text:p>E07000241</text:p>
          </table:table-cell>
          <table:table-cell office:value-type="string" table:style-name="ce63">
            <text:p>Welwyn Hatfield</text:p>
          </table:table-cell>
          <table:table-cell office:value-type="string" table:style-name="ce63">
            <text:p>YES</text:p>
          </table:table-cell>
          <table:table-cell office:value-type="string" table:style-name="ce63">
            <text:p>SD</text:p>
          </table:table-cell>
          <table:table-cell office:value-type="float" office:value="584" table:style-name="ce72">
            <text:p>584</text:p>
          </table:table-cell>
          <table:table-cell office:value-type="float" office:value="536.54999999999995" table:style-name="ce72">
            <text:p>537</text:p>
          </table:table-cell>
          <table:table-cell office:value-type="float" office:value="558.26" table:style-name="ce72">
            <text:p>558</text:p>
          </table:table-cell>
          <table:table-cell office:value-type="float" office:value="584.16999999999996" table:style-name="ce72">
            <text:p>584</text:p>
          </table:table-cell>
          <table:table-cell office:value-type="float" office:value="616.26" table:style-name="ce72">
            <text:p>616</text:p>
          </table:table-cell>
          <table:table-cell office:value-type="float" office:value="686.98" table:style-name="ce72">
            <text:p>687</text:p>
          </table:table-cell>
          <table:table-cell office:value-type="float" office:value="747.51" table:style-name="ce72">
            <text:p>748</text:p>
          </table:table-cell>
          <table:table-cell office:value-type="float" office:value="795.96" table:style-name="ce72">
            <text:p>796</text:p>
          </table:table-cell>
          <table:table-cell office:value-type="float" office:value="840.88" table:style-name="ce72">
            <text:p>841</text:p>
          </table:table-cell>
          <table:table-cell office:value-type="float" office:value="924" table:style-name="ce72">
            <text:p>924</text:p>
          </table:table-cell>
          <table:table-cell office:value-type="float" office:value="1089.69" table:style-name="ce72">
            <text:p>1,090</text:p>
          </table:table-cell>
          <table:table-cell office:value-type="float" office:value="1157.6500000000001" table:style-name="ce72">
            <text:p>1,158</text:p>
          </table:table-cell>
          <table:table-cell office:value-type="float" office:value="1212.32" table:style-name="ce72">
            <text:p>1,212</text:p>
          </table:table-cell>
          <table:table-cell office:value-type="float" office:value="1268.92" table:style-name="ce72">
            <text:p>1,269</text:p>
          </table:table-cell>
          <table:table-cell office:value-type="float" office:value="1330.79" table:style-name="ce72">
            <text:p>1,331</text:p>
          </table:table-cell>
          <table:table-cell office:value-type="float" office:value="1384.42" table:style-name="ce72">
            <text:p>1,384</text:p>
          </table:table-cell>
          <table:table-cell office:value-type="float" office:value="1427.4330823200751" table:style-name="ce72">
            <text:p>1,427</text:p>
          </table:table-cell>
          <table:table-cell office:value-type="float" office:value="1427.99" table:style-name="ce72">
            <text:p>1,428</text:p>
          </table:table-cell>
          <table:table-cell office:value-type="float" office:value="1431.55" table:style-name="ce72">
            <text:p>1,432</text:p>
          </table:table-cell>
          <table:table-cell office:value-type="float" office:value="1436.19" table:style-name="ce72">
            <text:p>1,436</text:p>
          </table:table-cell>
          <table:table-cell office:value-type="float" office:value="1276.1099999999999" table:style-name="ce72">
            <text:p>1,276</text:p>
          </table:table-cell>
          <table:table-cell office:value-type="float" office:value="1259.57" table:style-name="ce72">
            <text:p>1,260</text:p>
          </table:table-cell>
          <table:table-cell office:value-type="float" office:value="1306" table:style-name="ce72">
            <text:p>1,306</text:p>
          </table:table-cell>
          <table:table-cell office:value-type="float" office:value="1353.73" table:style-name="ce73">
            <text:p><text:s/>1,354<text:s/></text:p>
          </table:table-cell>
          <table:table-cell office:value-type="float" office:value="1436.3" table:style-name="ce74">
            <text:p>1,436</text:p>
          </table:table-cell>
          <table:table-cell office:value-type="float" office:value="1540.19" table:style-name="ce72">
            <text:p>1,540</text:p>
          </table:table-cell>
          <table:table-cell office:value-type="float" office:value="1613.59" table:style-name="ce72">
            <text:p>1,614</text:p>
          </table:table-cell>
          <table:table-cell office:value-type="float" office:value="1685.99" table:style-name="ce72">
            <text:p>1,686</text:p>
          </table:table-cell>
          <table:table-cell office:value-type="float" office:value="1768.02" table:style-name="ce72">
            <text:p>1,768</text:p>
          </table:table-cell>
          <table:table-cell office:value-type="float" office:value="1831.2" table:style-name="ce72">
            <text:p>1,831</text:p>
          </table:table-cell>
          <table:table-cell office:value-type="float" office:value="1939.42" table:style-name="ce72">
            <text:p>1,939</text:p>
          </table:table-cell>
          <table:table-cell office:value-type="float" office:value="2010" table:style-name="ce72">
            <text:p>2,010</text:p>
          </table:table-cell>
          <table:table-cell office:value-type="float" office:value="2107.66" table:style-name="ce72">
            <text:p>2,108</text:p>
          </table:table-cell>
          <table:table-cell table:style-name="ce71"/>
          <table:table-cell table:number-columns-repeated="16345"/>
        </table:table-row>
        <table:table-row table:style-name="ro27">
          <table:table-cell office:value-type="string" table:style-name="ce63">
            <text:p>E0302</text:p>
          </table:table-cell>
          <table:table-cell office:value-type="string" table:style-name="ce63">
            <text:p>E06000037</text:p>
          </table:table-cell>
          <table:table-cell office:value-type="string" table:style-name="ce63">
            <text:p>West Berkshire UA</text:p>
          </table:table-cell>
          <table:table-cell office:value-type="string" table:style-name="ce63">
            <text:p>YES</text:p>
          </table:table-cell>
          <table:table-cell office:value-type="string" table:style-name="ce63">
            <text:p>UA</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float" office:value="819.66" table:style-name="ce72">
            <text:p>820</text:p>
          </table:table-cell>
          <table:table-cell office:value-type="float" office:value="815.94" table:style-name="ce72">
            <text:p>816</text:p>
          </table:table-cell>
          <table:table-cell office:value-type="float" office:value="869.43" table:style-name="ce72">
            <text:p>869</text:p>
          </table:table-cell>
          <table:table-cell office:value-type="float" office:value="924.96" table:style-name="ce72">
            <text:p>925</text:p>
          </table:table-cell>
          <table:table-cell office:value-type="float" office:value="1009.17" table:style-name="ce72">
            <text:p>1,009</text:p>
          </table:table-cell>
          <table:table-cell office:value-type="float" office:value="1124.69" table:style-name="ce72">
            <text:p>1,125</text:p>
          </table:table-cell>
          <table:table-cell office:value-type="float" office:value="1226.1500000000001" table:style-name="ce72">
            <text:p>1,226</text:p>
          </table:table-cell>
          <table:table-cell office:value-type="float" office:value="1270.3399999999999" table:style-name="ce72">
            <text:p>1,270</text:p>
          </table:table-cell>
          <table:table-cell office:value-type="float" office:value="1303.76" table:style-name="ce72">
            <text:p>1,304</text:p>
          </table:table-cell>
          <table:table-cell office:value-type="float" office:value="1366.69" table:style-name="ce72">
            <text:p>1,367</text:p>
          </table:table-cell>
          <table:table-cell office:value-type="float" office:value="1435.74" table:style-name="ce72">
            <text:p>1,436</text:p>
          </table:table-cell>
          <table:table-cell office:value-type="string" table:style-name="ce72">
            <text:p>[z]</text:p>
          </table:table-cell>
          <table:table-cell office:value-type="float" office:value="1512.64" table:style-name="ce72">
            <text:p>1,513</text:p>
          </table:table-cell>
          <table:table-cell office:value-type="float" office:value="1520.7" table:style-name="ce72">
            <text:p>1,521</text:p>
          </table:table-cell>
          <table:table-cell office:value-type="float" office:value="1518.54" table:style-name="ce72">
            <text:p>1,519</text:p>
          </table:table-cell>
          <table:table-cell office:value-type="float" office:value="1440.95" table:style-name="ce72">
            <text:p>1,441</text:p>
          </table:table-cell>
          <table:table-cell office:value-type="float" office:value="1442.82" table:style-name="ce72">
            <text:p>1,443</text:p>
          </table:table-cell>
          <table:table-cell office:value-type="float" office:value="1473.73" table:style-name="ce72">
            <text:p>1,474</text:p>
          </table:table-cell>
          <table:table-cell office:value-type="float" office:value="1525.42" table:style-name="ce73">
            <text:p><text:s/>1,525<text:s/></text:p>
          </table:table-cell>
          <table:table-cell office:value-type="float" office:value="1618.59" table:style-name="ce74">
            <text:p>1,619</text:p>
          </table:table-cell>
          <table:table-cell office:value-type="float" office:value="1724.43" table:style-name="ce72">
            <text:p>1,724</text:p>
          </table:table-cell>
          <table:table-cell office:value-type="float" office:value="1780.91" table:style-name="ce72">
            <text:p>1,781</text:p>
          </table:table-cell>
          <table:table-cell office:value-type="float" office:value="1847.98" table:style-name="ce72">
            <text:p>1,848</text:p>
          </table:table-cell>
          <table:table-cell office:value-type="float" office:value="1884.34" table:style-name="ce72">
            <text:p>1,884</text:p>
          </table:table-cell>
          <table:table-cell office:value-type="float" office:value="1973.72" table:style-name="ce72">
            <text:p>1,974</text:p>
          </table:table-cell>
          <table:table-cell office:value-type="float" office:value="2091.77" table:style-name="ce72">
            <text:p>2,092</text:p>
          </table:table-cell>
          <table:table-cell office:value-type="float" office:value="2200" table:style-name="ce72">
            <text:p>2,200</text:p>
          </table:table-cell>
          <table:table-cell office:value-type="float" office:value="2312.61" table:style-name="ce72">
            <text:p>2,313</text:p>
          </table:table-cell>
          <table:table-cell table:style-name="ce71"/>
          <table:table-cell table:number-columns-repeated="16345"/>
        </table:table-row>
        <table:table-row table:style-name="ro27">
          <table:table-cell office:value-type="string" table:style-name="ce63">
            <text:p>E1140</text:p>
          </table:table-cell>
          <table:table-cell office:value-type="string" table:style-name="ce63">
            <text:p>E07000047</text:p>
          </table:table-cell>
          <table:table-cell office:value-type="string" table:style-name="ce63">
            <text:p>West Devon</text:p>
          </table:table-cell>
          <table:table-cell office:value-type="string" table:style-name="ce63">
            <text:p>YES</text:p>
          </table:table-cell>
          <table:table-cell office:value-type="string" table:style-name="ce63">
            <text:p>SD</text:p>
          </table:table-cell>
          <table:table-cell office:value-type="float" office:value="474" table:style-name="ce72">
            <text:p>474</text:p>
          </table:table-cell>
          <table:table-cell office:value-type="float" office:value="522.35" table:style-name="ce72">
            <text:p>522</text:p>
          </table:table-cell>
          <table:table-cell office:value-type="float" office:value="519.51" table:style-name="ce72">
            <text:p>520</text:p>
          </table:table-cell>
          <table:table-cell office:value-type="float" office:value="529.41999999999996" table:style-name="ce72">
            <text:p>529</text:p>
          </table:table-cell>
          <table:table-cell office:value-type="float" office:value="554.27" table:style-name="ce72">
            <text:p>554</text:p>
          </table:table-cell>
          <table:table-cell office:value-type="float" office:value="645.97" table:style-name="ce72">
            <text:p>646</text:p>
          </table:table-cell>
          <table:table-cell office:value-type="float" office:value="690.13" table:style-name="ce72">
            <text:p>690</text:p>
          </table:table-cell>
          <table:table-cell office:value-type="float" office:value="757.48" table:style-name="ce72">
            <text:p>757</text:p>
          </table:table-cell>
          <table:table-cell office:value-type="float" office:value="780.73" table:style-name="ce72">
            <text:p>781</text:p>
          </table:table-cell>
          <table:table-cell office:value-type="float" office:value="870.03" table:style-name="ce72">
            <text:p>870</text:p>
          </table:table-cell>
          <table:table-cell office:value-type="float" office:value="1035.28" table:style-name="ce72">
            <text:p>1,035</text:p>
          </table:table-cell>
          <table:table-cell office:value-type="float" office:value="1118.23" table:style-name="ce72">
            <text:p>1,118</text:p>
          </table:table-cell>
          <table:table-cell office:value-type="float" office:value="1157.1600000000001" table:style-name="ce72">
            <text:p>1,157</text:p>
          </table:table-cell>
          <table:table-cell office:value-type="float" office:value="1214.1600000000001" table:style-name="ce72">
            <text:p>1,214</text:p>
          </table:table-cell>
          <table:table-cell office:value-type="float" office:value="1284.95" table:style-name="ce72">
            <text:p>1,285</text:p>
          </table:table-cell>
          <table:table-cell office:value-type="float" office:value="1342.44" table:style-name="ce72">
            <text:p>1,342</text:p>
          </table:table-cell>
          <table:table-cell office:value-type="float" office:value="1373.0639209879794" table:style-name="ce72">
            <text:p>1,373</text:p>
          </table:table-cell>
          <table:table-cell office:value-type="float" office:value="1402.91" table:style-name="ce72">
            <text:p>1,403</text:p>
          </table:table-cell>
          <table:table-cell office:value-type="float" office:value="1402.16" table:style-name="ce72">
            <text:p>1,402</text:p>
          </table:table-cell>
          <table:table-cell office:value-type="float" office:value="1412.47" table:style-name="ce72">
            <text:p>1,412</text:p>
          </table:table-cell>
          <table:table-cell office:value-type="float" office:value="1270.25" table:style-name="ce72">
            <text:p>1,270</text:p>
          </table:table-cell>
          <table:table-cell office:value-type="float" office:value="1291.97" table:style-name="ce72">
            <text:p>1,292</text:p>
          </table:table-cell>
          <table:table-cell office:value-type="float" office:value="1325.56" table:style-name="ce72">
            <text:p>1,326</text:p>
          </table:table-cell>
          <table:table-cell office:value-type="float" office:value="1379.72" table:style-name="ce73">
            <text:p><text:s/>1,380<text:s/></text:p>
          </table:table-cell>
          <table:table-cell office:value-type="float" office:value="1443.36" table:style-name="ce74">
            <text:p>1,443</text:p>
          </table:table-cell>
          <table:table-cell office:value-type="float" office:value="1517.19" table:style-name="ce72">
            <text:p>1,517</text:p>
          </table:table-cell>
          <table:table-cell office:value-type="float" office:value="1588.18" table:style-name="ce72">
            <text:p>1,588</text:p>
          </table:table-cell>
          <table:table-cell office:value-type="float" office:value="1654.12" table:style-name="ce72">
            <text:p>1,654</text:p>
          </table:table-cell>
          <table:table-cell office:value-type="float" office:value="1716.93" table:style-name="ce72">
            <text:p>1,717</text:p>
          </table:table-cell>
          <table:table-cell office:value-type="float" office:value="1786.01" table:style-name="ce72">
            <text:p>1,786</text:p>
          </table:table-cell>
          <table:table-cell office:value-type="float" office:value="1903.79" table:style-name="ce72">
            <text:p>1,904</text:p>
          </table:table-cell>
          <table:table-cell office:value-type="float" office:value="1995" table:style-name="ce72">
            <text:p>1,995</text:p>
          </table:table-cell>
          <table:table-cell office:value-type="float" office:value="2126.48" table:style-name="ce72">
            <text:p>2,126</text:p>
          </table:table-cell>
          <table:table-cell table:style-name="ce71"/>
          <table:table-cell table:number-columns-repeated="16345"/>
        </table:table-row>
        <table:table-row table:style-name="ro27">
          <table:table-cell office:value-type="string" table:style-name="ce63">
            <text:p>E1237</text:p>
          </table:table-cell>
          <table:table-cell office:value-type="string" table:style-name="ce63">
            <text:p>E07000052</text:p>
          </table:table-cell>
          <table:table-cell office:value-type="string" table:style-name="ce63">
            <text:p>West Dorset</text:p>
          </table:table-cell>
          <table:table-cell office:value-type="string" table:style-name="ce63">
            <text:p>NO</text:p>
          </table:table-cell>
          <table:table-cell office:value-type="string" table:style-name="ce63">
            <text:p>SD</text:p>
          </table:table-cell>
          <table:table-cell office:value-type="float" office:value="439" table:style-name="ce72">
            <text:p>439</text:p>
          </table:table-cell>
          <table:table-cell office:value-type="float" office:value="483.6" table:style-name="ce72">
            <text:p>484</text:p>
          </table:table-cell>
          <table:table-cell office:value-type="float" office:value="498.51" table:style-name="ce72">
            <text:p>499</text:p>
          </table:table-cell>
          <table:table-cell office:value-type="float" office:value="528.20000000000005" table:style-name="ce72">
            <text:p>528</text:p>
          </table:table-cell>
          <table:table-cell office:value-type="float" office:value="632.45000000000005" table:style-name="ce72">
            <text:p>632</text:p>
          </table:table-cell>
          <table:table-cell office:value-type="float" office:value="685.89" table:style-name="ce72">
            <text:p>686</text:p>
          </table:table-cell>
          <table:table-cell office:value-type="float" office:value="741.98" table:style-name="ce72">
            <text:p>742</text:p>
          </table:table-cell>
          <table:table-cell office:value-type="float" office:value="776.69" table:style-name="ce72">
            <text:p>777</text:p>
          </table:table-cell>
          <table:table-cell office:value-type="float" office:value="819.96" table:style-name="ce72">
            <text:p>820</text:p>
          </table:table-cell>
          <table:table-cell office:value-type="float" office:value="903.67" table:style-name="ce72">
            <text:p>904</text:p>
          </table:table-cell>
          <table:table-cell office:value-type="float" office:value="1044.7" table:style-name="ce72">
            <text:p>1,045</text:p>
          </table:table-cell>
          <table:table-cell office:value-type="float" office:value="1134.8" table:style-name="ce72">
            <text:p>1,135</text:p>
          </table:table-cell>
          <table:table-cell office:value-type="float" office:value="1189.18" table:style-name="ce72">
            <text:p>1,189</text:p>
          </table:table-cell>
          <table:table-cell office:value-type="float" office:value="1246.3399999999999" table:style-name="ce72">
            <text:p>1,246</text:p>
          </table:table-cell>
          <table:table-cell office:value-type="float" office:value="1307.78" table:style-name="ce72">
            <text:p>1,308</text:p>
          </table:table-cell>
          <table:table-cell office:value-type="float" office:value="1366.6" table:style-name="ce72">
            <text:p>1,367</text:p>
          </table:table-cell>
          <table:table-cell office:value-type="float" office:value="1412.5824873013169" table:style-name="ce72">
            <text:p>1,413</text:p>
          </table:table-cell>
          <table:table-cell office:value-type="float" office:value="1455.81" table:style-name="ce72">
            <text:p>1,456</text:p>
          </table:table-cell>
          <table:table-cell office:value-type="float" office:value="1453.84" table:style-name="ce72">
            <text:p>1,454</text:p>
          </table:table-cell>
          <table:table-cell office:value-type="float" office:value="1454.25" table:style-name="ce72">
            <text:p>1,454</text:p>
          </table:table-cell>
          <table:table-cell office:value-type="float" office:value="1346.27" table:style-name="ce72">
            <text:p>1,346</text:p>
          </table:table-cell>
          <table:table-cell office:value-type="float" office:value="1360.58" table:style-name="ce72">
            <text:p>1,361</text:p>
          </table:table-cell>
          <table:table-cell office:value-type="float" office:value="1389.43" table:style-name="ce72">
            <text:p>1,389</text:p>
          </table:table-cell>
          <table:table-cell office:value-type="float" office:value="1448.05" table:style-name="ce73">
            <text:p><text:s/>1,448<text:s/></text:p>
          </table:table-cell>
          <table:table-cell office:value-type="float" office:value="1515.1" table:style-name="ce74">
            <text:p>1,515</text:p>
          </table:table-cell>
          <table:table-cell office:value-type="float" office:value="1606.42" table:style-name="ce72">
            <text:p>1,606</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1"/>
          <table:table-cell table:number-columns-repeated="16345"/>
        </table:table-row>
        <table:table-row table:style-name="ro27">
          <table:table-cell office:value-type="string" table:style-name="ce63">
            <text:p>E2343</text:p>
          </table:table-cell>
          <table:table-cell office:value-type="string" table:style-name="ce63">
            <text:p>E07000127</text:p>
          </table:table-cell>
          <table:table-cell office:value-type="string" table:style-name="ce63">
            <text:p>West Lancashire</text:p>
          </table:table-cell>
          <table:table-cell office:value-type="string" table:style-name="ce63">
            <text:p>YES</text:p>
          </table:table-cell>
          <table:table-cell office:value-type="string" table:style-name="ce63">
            <text:p>SD</text:p>
          </table:table-cell>
          <table:table-cell office:value-type="float" office:value="492" table:style-name="ce72">
            <text:p>492</text:p>
          </table:table-cell>
          <table:table-cell office:value-type="float" office:value="525.25" table:style-name="ce72">
            <text:p>525</text:p>
          </table:table-cell>
          <table:table-cell office:value-type="float" office:value="544.85" table:style-name="ce72">
            <text:p>545</text:p>
          </table:table-cell>
          <table:table-cell office:value-type="float" office:value="580.54999999999995" table:style-name="ce72">
            <text:p>581</text:p>
          </table:table-cell>
          <table:table-cell office:value-type="float" office:value="612.54" table:style-name="ce72">
            <text:p>613</text:p>
          </table:table-cell>
          <table:table-cell office:value-type="float" office:value="690.35" table:style-name="ce72">
            <text:p>690</text:p>
          </table:table-cell>
          <table:table-cell office:value-type="float" office:value="747.11" table:style-name="ce72">
            <text:p>747</text:p>
          </table:table-cell>
          <table:table-cell office:value-type="float" office:value="795.29" table:style-name="ce72">
            <text:p>795</text:p>
          </table:table-cell>
          <table:table-cell office:value-type="float" office:value="834.14" table:style-name="ce72">
            <text:p>834</text:p>
          </table:table-cell>
          <table:table-cell office:value-type="float" office:value="904.11" table:style-name="ce72">
            <text:p>904</text:p>
          </table:table-cell>
          <table:table-cell office:value-type="float" office:value="988.67" table:style-name="ce72">
            <text:p>989</text:p>
          </table:table-cell>
          <table:table-cell office:value-type="float" office:value="1033.02" table:style-name="ce72">
            <text:p>1,033</text:p>
          </table:table-cell>
          <table:table-cell office:value-type="float" office:value="1065" table:style-name="ce72">
            <text:p>1,065</text:p>
          </table:table-cell>
          <table:table-cell office:value-type="float" office:value="1107.4000000000001" table:style-name="ce72">
            <text:p>1,107</text:p>
          </table:table-cell>
          <table:table-cell office:value-type="float" office:value="1168.79" table:style-name="ce72">
            <text:p>1,169</text:p>
          </table:table-cell>
          <table:table-cell office:value-type="float" office:value="1210.71" table:style-name="ce72">
            <text:p>1,211</text:p>
          </table:table-cell>
          <table:table-cell office:value-type="float" office:value="1238.8273397798466" table:style-name="ce72">
            <text:p>1,239</text:p>
          </table:table-cell>
          <table:table-cell office:value-type="float" office:value="1242.31" table:style-name="ce72">
            <text:p>1,242</text:p>
          </table:table-cell>
          <table:table-cell office:value-type="float" office:value="1241.33" table:style-name="ce72">
            <text:p>1,241</text:p>
          </table:table-cell>
          <table:table-cell office:value-type="float" office:value="1248.1300000000001" table:style-name="ce72">
            <text:p>1,248</text:p>
          </table:table-cell>
          <table:table-cell office:value-type="float" office:value="1069.6600000000001" table:style-name="ce72">
            <text:p>1,070</text:p>
          </table:table-cell>
          <table:table-cell office:value-type="float" office:value="1080.5899999999999" table:style-name="ce72">
            <text:p>1,081</text:p>
          </table:table-cell>
          <table:table-cell office:value-type="float" office:value="1110.8900000000001" table:style-name="ce72">
            <text:p>1,111</text:p>
          </table:table-cell>
          <table:table-cell office:value-type="float" office:value="1158.6099999999999" table:style-name="ce73">
            <text:p><text:s/>1,159<text:s/></text:p>
          </table:table-cell>
          <table:table-cell office:value-type="float" office:value="1203.06" table:style-name="ce74">
            <text:p>1,203</text:p>
          </table:table-cell>
          <table:table-cell office:value-type="float" office:value="1282.06" table:style-name="ce72">
            <text:p>1,282</text:p>
          </table:table-cell>
          <table:table-cell office:value-type="float" office:value="1354.44" table:style-name="ce72">
            <text:p>1,354</text:p>
          </table:table-cell>
          <table:table-cell office:value-type="float" office:value="1420.91" table:style-name="ce72">
            <text:p>1,421</text:p>
          </table:table-cell>
          <table:table-cell office:value-type="float" office:value="1496.59" table:style-name="ce72">
            <text:p>1,497</text:p>
          </table:table-cell>
          <table:table-cell office:value-type="float" office:value="1574.24" table:style-name="ce72">
            <text:p>1,574</text:p>
          </table:table-cell>
          <table:table-cell office:value-type="float" office:value="1638.07" table:style-name="ce72">
            <text:p>1,638</text:p>
          </table:table-cell>
          <table:table-cell office:value-type="float" office:value="1715" table:style-name="ce72">
            <text:p>1,715</text:p>
          </table:table-cell>
          <table:table-cell office:value-type="float" office:value="1813.33" table:style-name="ce72">
            <text:p>1,813</text:p>
          </table:table-cell>
          <table:table-cell table:style-name="ce71"/>
          <table:table-cell table:number-columns-repeated="16345"/>
        </table:table-row>
        <table:table-row table:style-name="ro27">
          <table:table-cell office:value-type="string" table:style-name="ce63">
            <text:p>E2537</text:p>
          </table:table-cell>
          <table:table-cell office:value-type="string" table:style-name="ce63">
            <text:p>E07000142</text:p>
          </table:table-cell>
          <table:table-cell office:value-type="string" table:style-name="ce63">
            <text:p>West Lindsey</text:p>
          </table:table-cell>
          <table:table-cell office:value-type="string" table:style-name="ce63">
            <text:p>YES</text:p>
          </table:table-cell>
          <table:table-cell office:value-type="string" table:style-name="ce63">
            <text:p>SD</text:p>
          </table:table-cell>
          <table:table-cell office:value-type="float" office:value="415" table:style-name="ce72">
            <text:p>415</text:p>
          </table:table-cell>
          <table:table-cell office:value-type="float" office:value="429.97" table:style-name="ce72">
            <text:p>430</text:p>
          </table:table-cell>
          <table:table-cell office:value-type="float" office:value="461.62" table:style-name="ce72">
            <text:p>462</text:p>
          </table:table-cell>
          <table:table-cell office:value-type="float" office:value="499.25" table:style-name="ce72">
            <text:p>499</text:p>
          </table:table-cell>
          <table:table-cell office:value-type="float" office:value="527.63" table:style-name="ce72">
            <text:p>528</text:p>
          </table:table-cell>
          <table:table-cell office:value-type="float" office:value="587.41999999999996" table:style-name="ce72">
            <text:p>587</text:p>
          </table:table-cell>
          <table:table-cell office:value-type="float" office:value="629.33000000000004" table:style-name="ce72">
            <text:p>629</text:p>
          </table:table-cell>
          <table:table-cell office:value-type="float" office:value="665.49" table:style-name="ce72">
            <text:p>665</text:p>
          </table:table-cell>
          <table:table-cell office:value-type="float" office:value="699.81" table:style-name="ce72">
            <text:p>700</text:p>
          </table:table-cell>
          <table:table-cell office:value-type="float" office:value="763.54" table:style-name="ce72">
            <text:p>764</text:p>
          </table:table-cell>
          <table:table-cell office:value-type="float" office:value="844.69" table:style-name="ce72">
            <text:p>845</text:p>
          </table:table-cell>
          <table:table-cell office:value-type="float" office:value="894.78" table:style-name="ce72">
            <text:p>895</text:p>
          </table:table-cell>
          <table:table-cell office:value-type="float" office:value="947.48" table:style-name="ce72">
            <text:p>947</text:p>
          </table:table-cell>
          <table:table-cell office:value-type="float" office:value="997.57" table:style-name="ce72">
            <text:p>998</text:p>
          </table:table-cell>
          <table:table-cell office:value-type="float" office:value="1044.8399999999999" table:style-name="ce72">
            <text:p>1,045</text:p>
          </table:table-cell>
          <table:table-cell office:value-type="float" office:value="1113.82" table:style-name="ce72">
            <text:p>1,114</text:p>
          </table:table-cell>
          <table:table-cell office:value-type="float" office:value="1132.0439016769087" table:style-name="ce72">
            <text:p>1,132</text:p>
          </table:table-cell>
          <table:table-cell office:value-type="float" office:value="1153.03" table:style-name="ce72">
            <text:p>1,153</text:p>
          </table:table-cell>
          <table:table-cell office:value-type="float" office:value="1151.22" table:style-name="ce72">
            <text:p>1,151</text:p>
          </table:table-cell>
          <table:table-cell office:value-type="float" office:value="1154.97" table:style-name="ce72">
            <text:p>1,155</text:p>
          </table:table-cell>
          <table:table-cell office:value-type="float" office:value="1038.1199999999999" table:style-name="ce72">
            <text:p>1,038</text:p>
          </table:table-cell>
          <table:table-cell office:value-type="float" office:value="1019.98" table:style-name="ce72">
            <text:p>1,020</text:p>
          </table:table-cell>
          <table:table-cell office:value-type="float" office:value="1051.24" table:style-name="ce72">
            <text:p>1,051</text:p>
          </table:table-cell>
          <table:table-cell office:value-type="float" office:value="1100.55" table:style-name="ce73">
            <text:p><text:s/>1,101<text:s/></text:p>
          </table:table-cell>
          <table:table-cell office:value-type="float" office:value="1137.8800000000001" table:style-name="ce74">
            <text:p>1,138</text:p>
          </table:table-cell>
          <table:table-cell office:value-type="float" office:value="1194.72" table:style-name="ce72">
            <text:p>1,195</text:p>
          </table:table-cell>
          <table:table-cell office:value-type="float" office:value="1265.57" table:style-name="ce72">
            <text:p>1,266</text:p>
          </table:table-cell>
          <table:table-cell office:value-type="float" office:value="1317.29" table:style-name="ce72">
            <text:p>1,317</text:p>
          </table:table-cell>
          <table:table-cell office:value-type="float" office:value="1340.81" table:style-name="ce72">
            <text:p>1,341</text:p>
          </table:table-cell>
          <table:table-cell office:value-type="float" office:value="1421.34" table:style-name="ce72">
            <text:p>1,421</text:p>
          </table:table-cell>
          <table:table-cell office:value-type="float" office:value="1505.19" table:style-name="ce72">
            <text:p>1,505</text:p>
          </table:table-cell>
          <table:table-cell office:value-type="float" office:value="1571" table:style-name="ce72">
            <text:p>1,571</text:p>
          </table:table-cell>
          <table:table-cell office:value-type="float" office:value="1634.12" table:style-name="ce72">
            <text:p>1,634</text:p>
          </table:table-cell>
          <table:table-cell table:style-name="ce71"/>
          <table:table-cell table:number-columns-repeated="16345"/>
        </table:table-row>
        <table:table-row table:style-name="ro27">
          <table:table-cell office:value-type="string" table:style-name="ce63">
            <text:p>E2802</text:p>
          </table:table-cell>
          <table:table-cell office:value-type="string" table:style-name="ce63">
            <text:p>E06000062</text:p>
          </table:table-cell>
          <table:table-cell office:value-type="string" table:style-name="ce63">
            <text:p>West Northamptonshire</text:p>
          </table:table-cell>
          <table:table-cell office:value-type="string" table:style-name="ce63">
            <text:p>YES</text:p>
          </table:table-cell>
          <table:table-cell office:value-type="string" table:style-name="ce63">
            <text:p>UA</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float" office:value="1563.13" table:style-name="ce72">
            <text:p>1,563</text:p>
          </table:table-cell>
          <table:table-cell office:value-type="float" office:value="1625.37" table:style-name="ce72">
            <text:p>1,625</text:p>
          </table:table-cell>
          <table:table-cell office:value-type="float" office:value="1718.38" table:style-name="ce72">
            <text:p>1,718</text:p>
          </table:table-cell>
          <table:table-cell office:value-type="float" office:value="1795" table:style-name="ce72">
            <text:p>1,795</text:p>
          </table:table-cell>
          <table:table-cell office:value-type="float" office:value="1910.92" table:style-name="ce72">
            <text:p>1,911</text:p>
          </table:table-cell>
          <table:table-cell table:style-name="ce71"/>
          <table:table-cell table:number-columns-repeated="16345"/>
        </table:table-row>
        <table:table-row table:style-name="ro27">
          <table:table-cell office:value-type="string" table:style-name="ce63">
            <text:p>E3135</text:p>
          </table:table-cell>
          <table:table-cell office:value-type="string" table:style-name="ce63">
            <text:p>E07000181</text:p>
          </table:table-cell>
          <table:table-cell office:value-type="string" table:style-name="ce63">
            <text:p>West Oxfordshire</text:p>
          </table:table-cell>
          <table:table-cell office:value-type="string" table:style-name="ce63">
            <text:p>YES</text:p>
          </table:table-cell>
          <table:table-cell office:value-type="string" table:style-name="ce63">
            <text:p>SD</text:p>
          </table:table-cell>
          <table:table-cell office:value-type="float" office:value="469" table:style-name="ce72">
            <text:p>469</text:p>
          </table:table-cell>
          <table:table-cell office:value-type="float" office:value="485.64" table:style-name="ce72">
            <text:p>486</text:p>
          </table:table-cell>
          <table:table-cell office:value-type="float" office:value="520.34" table:style-name="ce72">
            <text:p>520</text:p>
          </table:table-cell>
          <table:table-cell office:value-type="float" office:value="548.03" table:style-name="ce72">
            <text:p>548</text:p>
          </table:table-cell>
          <table:table-cell office:value-type="float" office:value="587.95000000000005" table:style-name="ce72">
            <text:p>588</text:p>
          </table:table-cell>
          <table:table-cell office:value-type="float" office:value="649.15" table:style-name="ce72">
            <text:p>649</text:p>
          </table:table-cell>
          <table:table-cell office:value-type="float" office:value="719.84" table:style-name="ce72">
            <text:p>720</text:p>
          </table:table-cell>
          <table:table-cell office:value-type="float" office:value="781.21" table:style-name="ce72">
            <text:p>781</text:p>
          </table:table-cell>
          <table:table-cell office:value-type="float" office:value="832.51" table:style-name="ce72">
            <text:p>833</text:p>
          </table:table-cell>
          <table:table-cell office:value-type="float" office:value="911.11" table:style-name="ce72">
            <text:p>911</text:p>
          </table:table-cell>
          <table:table-cell office:value-type="float" office:value="1062.75" table:style-name="ce72">
            <text:p>1,063</text:p>
          </table:table-cell>
          <table:table-cell office:value-type="float" office:value="1153.6199999999999" table:style-name="ce72">
            <text:p>1,154</text:p>
          </table:table-cell>
          <table:table-cell office:value-type="float" office:value="1199.19" table:style-name="ce72">
            <text:p>1,199</text:p>
          </table:table-cell>
          <table:table-cell office:value-type="float" office:value="1260.03" table:style-name="ce72">
            <text:p>1,260</text:p>
          </table:table-cell>
          <table:table-cell office:value-type="float" office:value="1320.94" table:style-name="ce72">
            <text:p>1,321</text:p>
          </table:table-cell>
          <table:table-cell office:value-type="float" office:value="1369.68" table:style-name="ce72">
            <text:p>1,370</text:p>
          </table:table-cell>
          <table:table-cell office:value-type="float" office:value="1394.8730725427552" table:style-name="ce72">
            <text:p>1,395</text:p>
          </table:table-cell>
          <table:table-cell office:value-type="float" office:value="1419.73" table:style-name="ce72">
            <text:p>1,420</text:p>
          </table:table-cell>
          <table:table-cell office:value-type="float" office:value="1419.67" table:style-name="ce72">
            <text:p>1,420</text:p>
          </table:table-cell>
          <table:table-cell office:value-type="float" office:value="1418.83" table:style-name="ce72">
            <text:p>1,419</text:p>
          </table:table-cell>
          <table:table-cell office:value-type="float" office:value="1358.27" table:style-name="ce72">
            <text:p>1,358</text:p>
          </table:table-cell>
          <table:table-cell office:value-type="float" office:value="1384.92" table:style-name="ce72">
            <text:p>1,385</text:p>
          </table:table-cell>
          <table:table-cell office:value-type="float" office:value="1427.95" table:style-name="ce72">
            <text:p>1,428</text:p>
          </table:table-cell>
          <table:table-cell office:value-type="float" office:value="1487.01" table:style-name="ce73">
            <text:p><text:s/>1,487<text:s/></text:p>
          </table:table-cell>
          <table:table-cell office:value-type="float" office:value="1583.37" table:style-name="ce74">
            <text:p>1,583</text:p>
          </table:table-cell>
          <table:table-cell office:value-type="float" office:value="1667.86" table:style-name="ce72">
            <text:p>1,668</text:p>
          </table:table-cell>
          <table:table-cell office:value-type="float" office:value="1744.17" table:style-name="ce72">
            <text:p>1,744</text:p>
          </table:table-cell>
          <table:table-cell office:value-type="float" office:value="1819.85" table:style-name="ce72">
            <text:p>1,820</text:p>
          </table:table-cell>
          <table:table-cell office:value-type="float" office:value="1870.27" table:style-name="ce72">
            <text:p>1,870</text:p>
          </table:table-cell>
          <table:table-cell office:value-type="float" office:value="1968.96" table:style-name="ce72">
            <text:p>1,969</text:p>
          </table:table-cell>
          <table:table-cell office:value-type="float" office:value="2063.1999999999998" table:style-name="ce72">
            <text:p>2,063</text:p>
          </table:table-cell>
          <table:table-cell office:value-type="float" office:value="2174" table:style-name="ce72">
            <text:p>2,174</text:p>
          </table:table-cell>
          <table:table-cell office:value-type="float" office:value="2309.12" table:style-name="ce72">
            <text:p>2,309</text:p>
          </table:table-cell>
          <table:table-cell table:style-name="ce71"/>
          <table:table-cell table:number-columns-repeated="16345"/>
        </table:table-row>
        <table:table-row table:style-name="ro27">
          <table:table-cell office:value-type="string" table:style-name="ce63">
            <text:p>E3335</text:p>
          </table:table-cell>
          <table:table-cell office:value-type="string" table:style-name="ce63">
            <text:p>E07000191</text:p>
          </table:table-cell>
          <table:table-cell office:value-type="string" table:style-name="ce63">
            <text:p>West Somerset</text:p>
          </table:table-cell>
          <table:table-cell office:value-type="string" table:style-name="ce63">
            <text:p>NO</text:p>
          </table:table-cell>
          <table:table-cell office:value-type="string" table:style-name="ce63">
            <text:p>SD</text:p>
          </table:table-cell>
          <table:table-cell office:value-type="float" office:value="432" table:style-name="ce72">
            <text:p>432</text:p>
          </table:table-cell>
          <table:table-cell office:value-type="float" office:value="497.35" table:style-name="ce72">
            <text:p>497</text:p>
          </table:table-cell>
          <table:table-cell office:value-type="float" office:value="512.48" table:style-name="ce72">
            <text:p>512</text:p>
          </table:table-cell>
          <table:table-cell office:value-type="float" office:value="536.96" table:style-name="ce72">
            <text:p>537</text:p>
          </table:table-cell>
          <table:table-cell office:value-type="float" office:value="556.74" table:style-name="ce72">
            <text:p>557</text:p>
          </table:table-cell>
          <table:table-cell office:value-type="float" office:value="607.34" table:style-name="ce72">
            <text:p>607</text:p>
          </table:table-cell>
          <table:table-cell office:value-type="float" office:value="650.69000000000005" table:style-name="ce72">
            <text:p>651</text:p>
          </table:table-cell>
          <table:table-cell office:value-type="float" office:value="697.79" table:style-name="ce72">
            <text:p>698</text:p>
          </table:table-cell>
          <table:table-cell office:value-type="float" office:value="741.98" table:style-name="ce72">
            <text:p>742</text:p>
          </table:table-cell>
          <table:table-cell office:value-type="float" office:value="827.9" table:style-name="ce72">
            <text:p>828</text:p>
          </table:table-cell>
          <table:table-cell office:value-type="float" office:value="932.38" table:style-name="ce72">
            <text:p>932</text:p>
          </table:table-cell>
          <table:table-cell office:value-type="float" office:value="1018.51" table:style-name="ce72">
            <text:p>1,019</text:p>
          </table:table-cell>
          <table:table-cell office:value-type="float" office:value="1054.44" table:style-name="ce72">
            <text:p>1,054</text:p>
          </table:table-cell>
          <table:table-cell office:value-type="float" office:value="1105.51" table:style-name="ce72">
            <text:p>1,106</text:p>
          </table:table-cell>
          <table:table-cell office:value-type="float" office:value="1155.5999999999999" table:style-name="ce72">
            <text:p>1,156</text:p>
          </table:table-cell>
          <table:table-cell office:value-type="float" office:value="1201.99" table:style-name="ce72">
            <text:p>1,202</text:p>
          </table:table-cell>
          <table:table-cell office:value-type="float" office:value="1239.7277951807228" table:style-name="ce72">
            <text:p>1,240</text:p>
          </table:table-cell>
          <table:table-cell office:value-type="float" office:value="1255.27" table:style-name="ce72">
            <text:p>1,255</text:p>
          </table:table-cell>
          <table:table-cell office:value-type="float" office:value="1258" table:style-name="ce72">
            <text:p>1,258</text:p>
          </table:table-cell>
          <table:table-cell office:value-type="float" office:value="1262.31" table:style-name="ce72">
            <text:p>1,262</text:p>
          </table:table-cell>
          <table:table-cell office:value-type="float" office:value="1100.32" table:style-name="ce72">
            <text:p>1,100</text:p>
          </table:table-cell>
          <table:table-cell office:value-type="float" office:value="1122.72" table:style-name="ce72">
            <text:p>1,123</text:p>
          </table:table-cell>
          <table:table-cell office:value-type="float" office:value="1137.1400000000001" table:style-name="ce72">
            <text:p>1,137</text:p>
          </table:table-cell>
          <table:table-cell office:value-type="float" office:value="1190.96" table:style-name="ce73">
            <text:p><text:s/>1,191<text:s/></text:p>
          </table:table-cell>
          <table:table-cell office:value-type="float" office:value="1255.76" table:style-name="ce74">
            <text:p>1,256</text:p>
          </table:table-cell>
          <table:table-cell office:value-type="float" office:value="1338.4" table:style-name="ce72">
            <text:p>1,338</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1"/>
          <table:table-cell table:number-columns-repeated="16345"/>
        </table:table-row>
        <table:table-row table:style-name="ro27">
          <table:table-cell office:value-type="string" table:style-name="ce63">
            <text:p>E3539</text:p>
          </table:table-cell>
          <table:table-cell office:value-type="string" table:style-name="ce63">
            <text:p>E07000245</text:p>
          </table:table-cell>
          <table:table-cell office:value-type="string" table:style-name="ce63">
            <text:p>West Suffolk</text:p>
          </table:table-cell>
          <table:table-cell office:value-type="string" table:style-name="ce63">
            <text:p>YES</text:p>
          </table:table-cell>
          <table:table-cell office:value-type="string" table:style-name="ce63">
            <text:p>SD</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3">
            <text:p>[z]</text:p>
          </table:table-cell>
          <table:table-cell office:value-type="string" table:style-name="ce74">
            <text:p>[z]</text:p>
          </table:table-cell>
          <table:table-cell office:value-type="string" table:style-name="ce72">
            <text:p>[z]</text:p>
          </table:table-cell>
          <table:table-cell office:value-type="float" office:value="1319.33" table:style-name="ce72">
            <text:p>1,319</text:p>
          </table:table-cell>
          <table:table-cell office:value-type="float" office:value="1386.73" table:style-name="ce72">
            <text:p>1,387</text:p>
          </table:table-cell>
          <table:table-cell office:value-type="float" office:value="1409.08" table:style-name="ce72">
            <text:p>1,409</text:p>
          </table:table-cell>
          <table:table-cell office:value-type="float" office:value="1489.54" table:style-name="ce72">
            <text:p>1,490</text:p>
          </table:table-cell>
          <table:table-cell office:value-type="float" office:value="1556.49" table:style-name="ce72">
            <text:p>1,556</text:p>
          </table:table-cell>
          <table:table-cell office:value-type="float" office:value="1634" table:style-name="ce72">
            <text:p>1,634</text:p>
          </table:table-cell>
          <table:table-cell office:value-type="float" office:value="1717.89" table:style-name="ce72">
            <text:p>1,718</text:p>
          </table:table-cell>
          <table:table-cell table:style-name="ce71"/>
          <table:table-cell table:number-columns-repeated="16345"/>
        </table:table-row>
        <table:table-row table:style-name="ro27">
          <table:table-cell office:value-type="string" table:style-name="ce63">
            <text:p>E3935</text:p>
          </table:table-cell>
          <table:table-cell office:value-type="string" table:style-name="ce63">
            <text:p>E07000233</text:p>
          </table:table-cell>
          <table:table-cell office:value-type="string" table:style-name="ce63">
            <text:p>West Wiltshire</text:p>
          </table:table-cell>
          <table:table-cell office:value-type="string" table:style-name="ce63">
            <text:p>NO</text:p>
          </table:table-cell>
          <table:table-cell office:value-type="string" table:style-name="ce63">
            <text:p>SD</text:p>
          </table:table-cell>
          <table:table-cell office:value-type="float" office:value="462" table:style-name="ce72">
            <text:p>462</text:p>
          </table:table-cell>
          <table:table-cell office:value-type="float" office:value="497.7" table:style-name="ce72">
            <text:p>498</text:p>
          </table:table-cell>
          <table:table-cell office:value-type="float" office:value="511.24" table:style-name="ce72">
            <text:p>511</text:p>
          </table:table-cell>
          <table:table-cell office:value-type="float" office:value="515.71" table:style-name="ce72">
            <text:p>516</text:p>
          </table:table-cell>
          <table:table-cell office:value-type="float" office:value="565.01" table:style-name="ce72">
            <text:p>565</text:p>
          </table:table-cell>
          <table:table-cell office:value-type="float" office:value="639.09" table:style-name="ce72">
            <text:p>639</text:p>
          </table:table-cell>
          <table:table-cell office:value-type="float" office:value="683.56" table:style-name="ce72">
            <text:p>684</text:p>
          </table:table-cell>
          <table:table-cell office:value-type="float" office:value="749.96" table:style-name="ce72">
            <text:p>750</text:p>
          </table:table-cell>
          <table:table-cell office:value-type="float" office:value="812.58" table:style-name="ce72">
            <text:p>813</text:p>
          </table:table-cell>
          <table:table-cell office:value-type="float" office:value="888.63" table:style-name="ce72">
            <text:p>889</text:p>
          </table:table-cell>
          <table:table-cell office:value-type="float" office:value="988.72" table:style-name="ce72">
            <text:p>989</text:p>
          </table:table-cell>
          <table:table-cell office:value-type="float" office:value="1060.42" table:style-name="ce72">
            <text:p>1,060</text:p>
          </table:table-cell>
          <table:table-cell office:value-type="float" office:value="1103.47" table:style-name="ce72">
            <text:p>1,103</text:p>
          </table:table-cell>
          <table:table-cell office:value-type="float" office:value="1175.3499999999999" table:style-name="ce72">
            <text:p>1,175</text:p>
          </table:table-cell>
          <table:table-cell office:value-type="float" office:value="1224.8699999999999" table:style-name="ce72">
            <text:p>1,225</text:p>
          </table:table-cell>
          <table:table-cell office:value-type="float" office:value="1276.6199999999999" table:style-name="ce72">
            <text:p>1,277</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3">
            <text:p>[z]</text:p>
          </table:table-cell>
          <table:table-cell office:value-type="string" table:style-name="ce74">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1"/>
          <table:table-cell table:number-columns-repeated="16345"/>
        </table:table-row>
        <table:table-row table:style-name="ro27">
          <table:table-cell office:value-type="string" table:style-name="ce63">
            <text:p>E0902</text:p>
          </table:table-cell>
          <table:table-cell office:value-type="string" table:style-name="ce63">
            <text:p>E06000064</text:p>
          </table:table-cell>
          <table:table-cell office:value-type="string" table:style-name="ce63">
            <text:p>Westmorland &amp; Furness</text:p>
          </table:table-cell>
          <table:table-cell office:value-type="string" table:style-name="ce63">
            <text:p>YES</text:p>
          </table:table-cell>
          <table:table-cell office:value-type="string" table:style-name="ce63">
            <text:p>UA</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float" office:value="1677.28" table:style-name="ce72">
            <text:p>1,677</text:p>
          </table:table-cell>
          <table:table-cell office:value-type="float" office:value="1784" table:style-name="ce72">
            <text:p>1,784</text:p>
          </table:table-cell>
          <table:table-cell office:value-type="float" office:value="1992.82" table:style-name="ce72">
            <text:p>1,993</text:p>
          </table:table-cell>
          <table:table-cell table:style-name="ce71"/>
          <table:table-cell table:number-columns-repeated="16345"/>
        </table:table-row>
        <table:table-row table:style-name="ro27">
          <table:table-cell office:value-type="string" table:style-name="ce63">
            <text:p>E5022</text:p>
          </table:table-cell>
          <table:table-cell office:value-type="string" table:style-name="ce63">
            <text:p>E09000033</text:p>
          </table:table-cell>
          <table:table-cell office:value-type="string" table:style-name="ce63">
            <text:p>Westminster</text:p>
          </table:table-cell>
          <table:table-cell office:value-type="string" table:style-name="ce63">
            <text:p>YES</text:p>
          </table:table-cell>
          <table:table-cell office:value-type="string" table:style-name="ce63">
            <text:p>ILB</text:p>
          </table:table-cell>
          <table:table-cell office:value-type="float" office:value="314" table:style-name="ce72">
            <text:p>314</text:p>
          </table:table-cell>
          <table:table-cell office:value-type="float" office:value="255.36" table:style-name="ce72">
            <text:p>255</text:p>
          </table:table-cell>
          <table:table-cell office:value-type="float" office:value="282.04000000000002" table:style-name="ce72">
            <text:p>282</text:p>
          </table:table-cell>
          <table:table-cell office:value-type="float" office:value="300.06" table:style-name="ce72">
            <text:p>300</text:p>
          </table:table-cell>
          <table:table-cell office:value-type="float" office:value="309.83" table:style-name="ce72">
            <text:p>310</text:p>
          </table:table-cell>
          <table:table-cell office:value-type="float" office:value="337.35" table:style-name="ce72">
            <text:p>337</text:p>
          </table:table-cell>
          <table:table-cell office:value-type="float" office:value="365.1" table:style-name="ce72">
            <text:p>365</text:p>
          </table:table-cell>
          <table:table-cell office:value-type="float" office:value="391.88" table:style-name="ce72">
            <text:p>392</text:p>
          </table:table-cell>
          <table:table-cell office:value-type="float" office:value="428.2" table:style-name="ce72">
            <text:p>428</text:p>
          </table:table-cell>
          <table:table-cell office:value-type="float" office:value="467.98" table:style-name="ce72">
            <text:p>468</text:p>
          </table:table-cell>
          <table:table-cell office:value-type="float" office:value="597.94000000000005" table:style-name="ce72">
            <text:p>598</text:p>
          </table:table-cell>
          <table:table-cell office:value-type="float" office:value="673.18" table:style-name="ce72">
            <text:p>673</text:p>
          </table:table-cell>
          <table:table-cell office:value-type="float" office:value="692.58" table:style-name="ce72">
            <text:p>693</text:p>
          </table:table-cell>
          <table:table-cell office:value-type="float" office:value="750.15" table:style-name="ce72">
            <text:p>750</text:p>
          </table:table-cell>
          <table:table-cell office:value-type="float" office:value="772.87" table:style-name="ce72">
            <text:p>773</text:p>
          </table:table-cell>
          <table:table-cell office:value-type="float" office:value="781.51" table:style-name="ce72">
            <text:p>782</text:p>
          </table:table-cell>
          <table:table-cell office:value-type="float" office:value="782.62699707179399" table:style-name="ce72">
            <text:p>783</text:p>
          </table:table-cell>
          <table:table-cell office:value-type="float" office:value="778.4" table:style-name="ce72">
            <text:p>778</text:p>
          </table:table-cell>
          <table:table-cell office:value-type="float" office:value="776.08" table:style-name="ce72">
            <text:p>776</text:p>
          </table:table-cell>
          <table:table-cell office:value-type="float" office:value="776.8" table:style-name="ce72">
            <text:p>777</text:p>
          </table:table-cell>
          <table:table-cell office:value-type="float" office:value="691.98" table:style-name="ce72">
            <text:p>692</text:p>
          </table:table-cell>
          <table:table-cell office:value-type="float" office:value="691.51" table:style-name="ce72">
            <text:p>692</text:p>
          </table:table-cell>
          <table:table-cell office:value-type="float" office:value="692.92" table:style-name="ce72">
            <text:p>693</text:p>
          </table:table-cell>
          <table:table-cell office:value-type="float" office:value="699.37" table:style-name="ce73">
            <text:p><text:s/>699<text:s/></text:p>
          </table:table-cell>
          <table:table-cell office:value-type="float" office:value="723.56" table:style-name="ce74">
            <text:p>724</text:p>
          </table:table-cell>
          <table:table-cell office:value-type="float" office:value="751.25" table:style-name="ce72">
            <text:p>751</text:p>
          </table:table-cell>
          <table:table-cell office:value-type="float" office:value="803.14" table:style-name="ce72">
            <text:p>803</text:p>
          </table:table-cell>
          <table:table-cell office:value-type="float" office:value="844.93" table:style-name="ce72">
            <text:p>845</text:p>
          </table:table-cell>
          <table:table-cell office:value-type="float" office:value="892.12" table:style-name="ce72">
            <text:p>892</text:p>
          </table:table-cell>
          <table:table-cell office:value-type="float" office:value="935.95" table:style-name="ce72">
            <text:p>936</text:p>
          </table:table-cell>
          <table:table-cell office:value-type="float" office:value="986.72" table:style-name="ce72">
            <text:p>987</text:p>
          </table:table-cell>
          <table:table-cell office:value-type="float" office:value="1057" table:style-name="ce72">
            <text:p>1,057</text:p>
          </table:table-cell>
          <table:table-cell office:value-type="float" office:value="1133.53" table:style-name="ce72">
            <text:p>1,134</text:p>
          </table:table-cell>
          <table:table-cell table:style-name="ce71"/>
          <table:table-cell table:number-columns-repeated="16345"/>
        </table:table-row>
        <table:table-row table:style-name="ro27">
          <table:table-cell office:value-type="string" table:style-name="ce63">
            <text:p>E1238</text:p>
          </table:table-cell>
          <table:table-cell office:value-type="string" table:style-name="ce63">
            <text:p>E07000053</text:p>
          </table:table-cell>
          <table:table-cell office:value-type="string" table:style-name="ce63">
            <text:p>Weymouth &amp; Portland</text:p>
          </table:table-cell>
          <table:table-cell office:value-type="string" table:style-name="ce63">
            <text:p>NO</text:p>
          </table:table-cell>
          <table:table-cell office:value-type="string" table:style-name="ce63">
            <text:p>SD</text:p>
          </table:table-cell>
          <table:table-cell office:value-type="float" office:value="419" table:style-name="ce72">
            <text:p>419</text:p>
          </table:table-cell>
          <table:table-cell office:value-type="float" office:value="435.77" table:style-name="ce72">
            <text:p>436</text:p>
          </table:table-cell>
          <table:table-cell office:value-type="float" office:value="446.08" table:style-name="ce72">
            <text:p>446</text:p>
          </table:table-cell>
          <table:table-cell office:value-type="float" office:value="457.2" table:style-name="ce72">
            <text:p>457</text:p>
          </table:table-cell>
          <table:table-cell office:value-type="float" office:value="550.79" table:style-name="ce72">
            <text:p>551</text:p>
          </table:table-cell>
          <table:table-cell office:value-type="float" office:value="604.78" table:style-name="ce72">
            <text:p>605</text:p>
          </table:table-cell>
          <table:table-cell office:value-type="float" office:value="652.15" table:style-name="ce72">
            <text:p>652</text:p>
          </table:table-cell>
          <table:table-cell office:value-type="float" office:value="692.43" table:style-name="ce72">
            <text:p>692</text:p>
          </table:table-cell>
          <table:table-cell office:value-type="float" office:value="722.86" table:style-name="ce72">
            <text:p>723</text:p>
          </table:table-cell>
          <table:table-cell office:value-type="float" office:value="792.75" table:style-name="ce72">
            <text:p>793</text:p>
          </table:table-cell>
          <table:table-cell office:value-type="float" office:value="953.7" table:style-name="ce72">
            <text:p>954</text:p>
          </table:table-cell>
          <table:table-cell office:value-type="float" office:value="1028.3699999999999" table:style-name="ce72">
            <text:p>1,028</text:p>
          </table:table-cell>
          <table:table-cell office:value-type="float" office:value="1072.4000000000001" table:style-name="ce72">
            <text:p>1,072</text:p>
          </table:table-cell>
          <table:table-cell office:value-type="float" office:value="1120.42" table:style-name="ce72">
            <text:p>1,120</text:p>
          </table:table-cell>
          <table:table-cell office:value-type="float" office:value="1176.6400000000001" table:style-name="ce72">
            <text:p>1,177</text:p>
          </table:table-cell>
          <table:table-cell office:value-type="float" office:value="1215" table:style-name="ce72">
            <text:p>1,215</text:p>
          </table:table-cell>
          <table:table-cell office:value-type="float" office:value="1252.4241402562373" table:style-name="ce72">
            <text:p>1,252</text:p>
          </table:table-cell>
          <table:table-cell office:value-type="float" office:value="1287.6500000000001" table:style-name="ce72">
            <text:p>1,288</text:p>
          </table:table-cell>
          <table:table-cell office:value-type="float" office:value="1280.26" table:style-name="ce72">
            <text:p>1,280</text:p>
          </table:table-cell>
          <table:table-cell office:value-type="float" office:value="1276.8699999999999" table:style-name="ce72">
            <text:p>1,277</text:p>
          </table:table-cell>
          <table:table-cell office:value-type="float" office:value="1121.6199999999999" table:style-name="ce72">
            <text:p>1,122</text:p>
          </table:table-cell>
          <table:table-cell office:value-type="float" office:value="1127.8399999999999" table:style-name="ce72">
            <text:p>1,128</text:p>
          </table:table-cell>
          <table:table-cell office:value-type="float" office:value="1155.6600000000001" table:style-name="ce72">
            <text:p>1,156</text:p>
          </table:table-cell>
          <table:table-cell office:value-type="float" office:value="1201.33" table:style-name="ce73">
            <text:p><text:s/>1,201<text:s/></text:p>
          </table:table-cell>
          <table:table-cell office:value-type="float" office:value="1253.49" table:style-name="ce74">
            <text:p>1,253</text:p>
          </table:table-cell>
          <table:table-cell office:value-type="float" office:value="1328.86" table:style-name="ce72">
            <text:p>1,329</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1"/>
          <table:table-cell table:number-columns-repeated="16345"/>
        </table:table-row>
        <table:table-row table:style-name="ro27">
          <table:table-cell office:value-type="string" table:style-name="ce63">
            <text:p>E4210</text:p>
          </table:table-cell>
          <table:table-cell office:value-type="string" table:style-name="ce63">
            <text:p>E08000010</text:p>
          </table:table-cell>
          <table:table-cell office:value-type="string" table:style-name="ce63">
            <text:p>Wigan</text:p>
          </table:table-cell>
          <table:table-cell office:value-type="string" table:style-name="ce63">
            <text:p>YES</text:p>
          </table:table-cell>
          <table:table-cell office:value-type="string" table:style-name="ce63">
            <text:p>MD</text:p>
          </table:table-cell>
          <table:table-cell office:value-type="float" office:value="457" table:style-name="ce72">
            <text:p>457</text:p>
          </table:table-cell>
          <table:table-cell office:value-type="float" office:value="410.51" table:style-name="ce72">
            <text:p>411</text:p>
          </table:table-cell>
          <table:table-cell office:value-type="float" office:value="439.82" table:style-name="ce72">
            <text:p>440</text:p>
          </table:table-cell>
          <table:table-cell office:value-type="float" office:value="497.01" table:style-name="ce72">
            <text:p>497</text:p>
          </table:table-cell>
          <table:table-cell office:value-type="float" office:value="529.77" table:style-name="ce72">
            <text:p>530</text:p>
          </table:table-cell>
          <table:table-cell office:value-type="float" office:value="557.98" table:style-name="ce72">
            <text:p>558</text:p>
          </table:table-cell>
          <table:table-cell office:value-type="float" office:value="601.99" table:style-name="ce72">
            <text:p>602</text:p>
          </table:table-cell>
          <table:table-cell office:value-type="float" office:value="641.09" table:style-name="ce72">
            <text:p>641</text:p>
          </table:table-cell>
          <table:table-cell office:value-type="float" office:value="693.33" table:style-name="ce72">
            <text:p>693</text:p>
          </table:table-cell>
          <table:table-cell office:value-type="float" office:value="731.1" table:style-name="ce72">
            <text:p>731</text:p>
          </table:table-cell>
          <table:table-cell office:value-type="float" office:value="784.19" table:style-name="ce72">
            <text:p>784</text:p>
          </table:table-cell>
          <table:table-cell office:value-type="float" office:value="811.54" table:style-name="ce72">
            <text:p>812</text:p>
          </table:table-cell>
          <table:table-cell office:value-type="float" office:value="851.8" table:style-name="ce72">
            <text:p>852</text:p>
          </table:table-cell>
          <table:table-cell office:value-type="float" office:value="885.12" table:style-name="ce72">
            <text:p>885</text:p>
          </table:table-cell>
          <table:table-cell office:value-type="float" office:value="918.95" table:style-name="ce72">
            <text:p>919</text:p>
          </table:table-cell>
          <table:table-cell office:value-type="float" office:value="943.24" table:style-name="ce72">
            <text:p>943</text:p>
          </table:table-cell>
          <table:table-cell office:value-type="float" office:value="956.22707345707454" table:style-name="ce72">
            <text:p>956</text:p>
          </table:table-cell>
          <table:table-cell office:value-type="float" office:value="972.67" table:style-name="ce72">
            <text:p>973</text:p>
          </table:table-cell>
          <table:table-cell office:value-type="float" office:value="972.68" table:style-name="ce72">
            <text:p>973</text:p>
          </table:table-cell>
          <table:table-cell office:value-type="float" office:value="970.57" table:style-name="ce72">
            <text:p>971</text:p>
          </table:table-cell>
          <table:table-cell office:value-type="float" office:value="843.25" table:style-name="ce72">
            <text:p>843</text:p>
          </table:table-cell>
          <table:table-cell office:value-type="float" office:value="845.17" table:style-name="ce72">
            <text:p>845</text:p>
          </table:table-cell>
          <table:table-cell office:value-type="float" office:value="855.43" table:style-name="ce72">
            <text:p>855</text:p>
          </table:table-cell>
          <table:table-cell office:value-type="float" office:value="878.29" table:style-name="ce73">
            <text:p><text:s/>878<text:s/></text:p>
          </table:table-cell>
          <table:table-cell office:value-type="float" office:value="919.36" table:style-name="ce74">
            <text:p>919</text:p>
          </table:table-cell>
          <table:table-cell office:value-type="float" office:value="965.88" table:style-name="ce72">
            <text:p>966</text:p>
          </table:table-cell>
          <table:table-cell office:value-type="float" office:value="991.21" table:style-name="ce72">
            <text:p>991</text:p>
          </table:table-cell>
          <table:table-cell office:value-type="float" office:value="1033.67" table:style-name="ce72">
            <text:p>1,034</text:p>
          </table:table-cell>
          <table:table-cell office:value-type="float" office:value="1067.77" table:style-name="ce72">
            <text:p>1,068</text:p>
          </table:table-cell>
          <table:table-cell office:value-type="float" office:value="1115.03" table:style-name="ce72">
            <text:p>1,115</text:p>
          </table:table-cell>
          <table:table-cell office:value-type="float" office:value="1193.6199999999999" table:style-name="ce72">
            <text:p>1,194</text:p>
          </table:table-cell>
          <table:table-cell office:value-type="float" office:value="1262" table:style-name="ce72">
            <text:p>1,262</text:p>
          </table:table-cell>
          <table:table-cell office:value-type="float" office:value="1332.67" table:style-name="ce72">
            <text:p>1,333</text:p>
          </table:table-cell>
          <table:table-cell table:style-name="ce71"/>
          <table:table-cell table:number-columns-repeated="16345"/>
        </table:table-row>
        <table:table-row table:style-name="ro27">
          <table:table-cell office:value-type="string" table:style-name="ce63">
            <text:p>E3902</text:p>
          </table:table-cell>
          <table:table-cell office:value-type="string" table:style-name="ce63">
            <text:p>E06000054</text:p>
          </table:table-cell>
          <table:table-cell office:value-type="string" table:style-name="ce63">
            <text:p>Wiltshire UA</text:p>
          </table:table-cell>
          <table:table-cell office:value-type="string" table:style-name="ce63">
            <text:p>YES</text:p>
          </table:table-cell>
          <table:table-cell office:value-type="string" table:style-name="ce63">
            <text:p>UA</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float" office:value="1393.8822867708266" table:style-name="ce72">
            <text:p>1,394</text:p>
          </table:table-cell>
          <table:table-cell office:value-type="float" office:value="1424.57" table:style-name="ce72">
            <text:p>1,425</text:p>
          </table:table-cell>
          <table:table-cell office:value-type="float" office:value="1424.03" table:style-name="ce72">
            <text:p>1,424</text:p>
          </table:table-cell>
          <table:table-cell office:value-type="float" office:value="1427.11" table:style-name="ce72">
            <text:p>1,427</text:p>
          </table:table-cell>
          <table:table-cell office:value-type="float" office:value="1288.5999999999999" table:style-name="ce72">
            <text:p>1,289</text:p>
          </table:table-cell>
          <table:table-cell office:value-type="float" office:value="1287.82" table:style-name="ce72">
            <text:p>1,288</text:p>
          </table:table-cell>
          <table:table-cell office:value-type="float" office:value="1306.47" table:style-name="ce72">
            <text:p>1,306</text:p>
          </table:table-cell>
          <table:table-cell office:value-type="float" office:value="1390.74" table:style-name="ce73">
            <text:p><text:s/>1,391<text:s/></text:p>
          </table:table-cell>
          <table:table-cell office:value-type="float" office:value="1450.18" table:style-name="ce74">
            <text:p>1,450</text:p>
          </table:table-cell>
          <table:table-cell office:value-type="float" office:value="1568.32" table:style-name="ce72">
            <text:p>1,568</text:p>
          </table:table-cell>
          <table:table-cell office:value-type="float" office:value="1649.91" table:style-name="ce72">
            <text:p>1,650</text:p>
          </table:table-cell>
          <table:table-cell office:value-type="float" office:value="1719.35" table:style-name="ce72">
            <text:p>1,719</text:p>
          </table:table-cell>
          <table:table-cell office:value-type="float" office:value="1784.89" table:style-name="ce72">
            <text:p>1,785</text:p>
          </table:table-cell>
          <table:table-cell office:value-type="float" office:value="1847.89" table:style-name="ce72">
            <text:p>1,848</text:p>
          </table:table-cell>
          <table:table-cell office:value-type="float" office:value="1962.4" table:style-name="ce72">
            <text:p>1,962</text:p>
          </table:table-cell>
          <table:table-cell office:value-type="float" office:value="2059" table:style-name="ce72">
            <text:p>2,059</text:p>
          </table:table-cell>
          <table:table-cell office:value-type="float" office:value="2155.5100000000002" table:style-name="ce72">
            <text:p>2,156</text:p>
          </table:table-cell>
          <table:table-cell table:style-name="ce71"/>
          <table:table-cell table:number-columns-repeated="16345"/>
        </table:table-row>
        <table:table-row table:style-name="ro27">
          <table:table-cell office:value-type="string" table:style-name="ce63">
            <text:p>E1743</text:p>
          </table:table-cell>
          <table:table-cell office:value-type="string" table:style-name="ce63">
            <text:p>E07000094</text:p>
          </table:table-cell>
          <table:table-cell office:value-type="string" table:style-name="ce63">
            <text:p>Winchester</text:p>
          </table:table-cell>
          <table:table-cell office:value-type="string" table:style-name="ce63">
            <text:p>YES</text:p>
          </table:table-cell>
          <table:table-cell office:value-type="string" table:style-name="ce63">
            <text:p>SD</text:p>
          </table:table-cell>
          <table:table-cell office:value-type="float" office:value="467" table:style-name="ce72">
            <text:p>467</text:p>
          </table:table-cell>
          <table:table-cell office:value-type="float" office:value="514.45000000000005" table:style-name="ce72">
            <text:p>514</text:p>
          </table:table-cell>
          <table:table-cell office:value-type="float" office:value="597.11" table:style-name="ce72">
            <text:p>597</text:p>
          </table:table-cell>
          <table:table-cell office:value-type="float" office:value="617.58000000000004" table:style-name="ce72">
            <text:p>618</text:p>
          </table:table-cell>
          <table:table-cell office:value-type="float" office:value="689.77" table:style-name="ce72">
            <text:p>690</text:p>
          </table:table-cell>
          <table:table-cell office:value-type="float" office:value="746.52" table:style-name="ce72">
            <text:p>747</text:p>
          </table:table-cell>
          <table:table-cell office:value-type="float" office:value="804.08" table:style-name="ce72">
            <text:p>804</text:p>
          </table:table-cell>
          <table:table-cell office:value-type="float" office:value="845.69" table:style-name="ce72">
            <text:p>846</text:p>
          </table:table-cell>
          <table:table-cell office:value-type="float" office:value="891.04" table:style-name="ce72">
            <text:p>891</text:p>
          </table:table-cell>
          <table:table-cell office:value-type="float" office:value="976.17" table:style-name="ce72">
            <text:p>976</text:p>
          </table:table-cell>
          <table:table-cell office:value-type="float" office:value="1119.5" table:style-name="ce72">
            <text:p>1,120</text:p>
          </table:table-cell>
          <table:table-cell office:value-type="float" office:value="1187.3699999999999" table:style-name="ce72">
            <text:p>1,187</text:p>
          </table:table-cell>
          <table:table-cell office:value-type="float" office:value="1235.45" table:style-name="ce72">
            <text:p>1,235</text:p>
          </table:table-cell>
          <table:table-cell office:value-type="float" office:value="1292.3499999999999" table:style-name="ce72">
            <text:p>1,292</text:p>
          </table:table-cell>
          <table:table-cell office:value-type="float" office:value="1352.68" table:style-name="ce72">
            <text:p>1,353</text:p>
          </table:table-cell>
          <table:table-cell office:value-type="float" office:value="1414.16" table:style-name="ce72">
            <text:p>1,414</text:p>
          </table:table-cell>
          <table:table-cell office:value-type="float" office:value="1440.0275405358536" table:style-name="ce72">
            <text:p>1,440</text:p>
          </table:table-cell>
          <table:table-cell office:value-type="float" office:value="1475.93" table:style-name="ce72">
            <text:p>1,476</text:p>
          </table:table-cell>
          <table:table-cell office:value-type="float" office:value="1472.78" table:style-name="ce72">
            <text:p>1,473</text:p>
          </table:table-cell>
          <table:table-cell office:value-type="float" office:value="1470.38" table:style-name="ce72">
            <text:p>1,470</text:p>
          </table:table-cell>
          <table:table-cell office:value-type="float" office:value="1376.64" table:style-name="ce72">
            <text:p>1,377</text:p>
          </table:table-cell>
          <table:table-cell office:value-type="float" office:value="1365.6" table:style-name="ce72">
            <text:p>1,366</text:p>
          </table:table-cell>
          <table:table-cell office:value-type="float" office:value="1381.3" table:style-name="ce72">
            <text:p>1,381</text:p>
          </table:table-cell>
          <table:table-cell office:value-type="float" office:value="1437.15" table:style-name="ce73">
            <text:p><text:s/>1,437<text:s/></text:p>
          </table:table-cell>
          <table:table-cell office:value-type="float" office:value="1513.95" table:style-name="ce74">
            <text:p>1,514</text:p>
          </table:table-cell>
          <table:table-cell office:value-type="float" office:value="1608.61" table:style-name="ce72">
            <text:p>1,609</text:p>
          </table:table-cell>
          <table:table-cell office:value-type="float" office:value="1676.9" table:style-name="ce72">
            <text:p>1,677</text:p>
          </table:table-cell>
          <table:table-cell office:value-type="float" office:value="1742.55" table:style-name="ce72">
            <text:p>1,743</text:p>
          </table:table-cell>
          <table:table-cell office:value-type="float" office:value="1837.15" table:style-name="ce72">
            <text:p>1,837</text:p>
          </table:table-cell>
          <table:table-cell office:value-type="float" office:value="1896.97" table:style-name="ce72">
            <text:p>1,897</text:p>
          </table:table-cell>
          <table:table-cell office:value-type="float" office:value="1987.28" table:style-name="ce72">
            <text:p>1,987</text:p>
          </table:table-cell>
          <table:table-cell office:value-type="float" office:value="2081" table:style-name="ce72">
            <text:p>2,081</text:p>
          </table:table-cell>
          <table:table-cell office:value-type="float" office:value="2199.54" table:style-name="ce72">
            <text:p>2,200</text:p>
          </table:table-cell>
          <table:table-cell table:style-name="ce71"/>
          <table:table-cell table:number-columns-repeated="16345"/>
        </table:table-row>
        <table:table-row table:style-name="ro27">
          <table:table-cell office:value-type="string" table:style-name="ce76">
            <text:p>E0335</text:p>
          </table:table-cell>
          <table:table-cell office:value-type="string" table:style-name="ce63">
            <text:p>[z]</text:p>
          </table:table-cell>
          <table:table-cell office:value-type="string" table:style-name="ce63">
            <text:p>Windsor &amp; Maidenhead</text:p>
          </table:table-cell>
          <table:table-cell office:value-type="string" table:style-name="ce60">
            <text:p>NO</text:p>
          </table:table-cell>
          <table:table-cell office:value-type="string" table:style-name="ce60">
            <text:p>SD</text:p>
          </table:table-cell>
          <table:table-cell office:value-type="float" office:value="535" table:style-name="ce72">
            <text:p>535</text:p>
          </table:table-cell>
          <table:table-cell office:value-type="float" office:value="587.07000000000005" table:style-name="ce72">
            <text:p>587</text:p>
          </table:table-cell>
          <table:table-cell office:value-type="float" office:value="598.36" table:style-name="ce72">
            <text:p>598</text:p>
          </table:table-cell>
          <table:table-cell office:value-type="float" office:value="654.04" table:style-name="ce72">
            <text:p>654</text:p>
          </table:table-cell>
          <table:table-cell office:value-type="float" office:value="695.26" table:style-name="ce72">
            <text:p>695</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3">
            <text:p>[z]</text:p>
          </table:table-cell>
          <table:table-cell office:value-type="string" table:style-name="ce74">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8"/>
          <table:table-cell table:number-columns-repeated="16345"/>
        </table:table-row>
        <table:table-row table:style-name="ro27">
          <table:table-cell office:value-type="string" table:style-name="ce63">
            <text:p>E0305</text:p>
          </table:table-cell>
          <table:table-cell office:value-type="string" table:style-name="ce63">
            <text:p>E06000040</text:p>
          </table:table-cell>
          <table:table-cell office:value-type="string" table:style-name="ce63">
            <text:p>Windsor &amp; Maidenhead UA</text:p>
          </table:table-cell>
          <table:table-cell office:value-type="string" table:style-name="ce63">
            <text:p>YES</text:p>
          </table:table-cell>
          <table:table-cell office:value-type="string" table:style-name="ce63">
            <text:p>UA</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float" office:value="783.07" table:style-name="ce72">
            <text:p>783</text:p>
          </table:table-cell>
          <table:table-cell office:value-type="float" office:value="819.53" table:style-name="ce72">
            <text:p>820</text:p>
          </table:table-cell>
          <table:table-cell office:value-type="float" office:value="857.97" table:style-name="ce72">
            <text:p>858</text:p>
          </table:table-cell>
          <table:table-cell office:value-type="float" office:value="946.76" table:style-name="ce72">
            <text:p>947</text:p>
          </table:table-cell>
          <table:table-cell office:value-type="float" office:value="976.93" table:style-name="ce72">
            <text:p>977</text:p>
          </table:table-cell>
          <table:table-cell office:value-type="float" office:value="1067.51" table:style-name="ce72">
            <text:p>1,068</text:p>
          </table:table-cell>
          <table:table-cell office:value-type="float" office:value="1179.2" table:style-name="ce72">
            <text:p>1,179</text:p>
          </table:table-cell>
          <table:table-cell office:value-type="float" office:value="1224.78" table:style-name="ce72">
            <text:p>1,225</text:p>
          </table:table-cell>
          <table:table-cell office:value-type="float" office:value="1290.75" table:style-name="ce72">
            <text:p>1,291</text:p>
          </table:table-cell>
          <table:table-cell office:value-type="float" office:value="1345.97" table:style-name="ce72">
            <text:p>1,346</text:p>
          </table:table-cell>
          <table:table-cell office:value-type="float" office:value="1385.52" table:style-name="ce72">
            <text:p>1,386</text:p>
          </table:table-cell>
          <table:table-cell office:value-type="float" office:value="1414.0501623450989" table:style-name="ce72">
            <text:p>1,414</text:p>
          </table:table-cell>
          <table:table-cell office:value-type="float" office:value="1346.4620414040794" table:style-name="ce72">
            <text:p>1,346</text:p>
          </table:table-cell>
          <table:table-cell office:value-type="float" office:value="1341.6435832196107" table:style-name="ce72">
            <text:p>1,342</text:p>
          </table:table-cell>
          <table:table-cell office:value-type="float" office:value="1343.4414197539168" table:style-name="ce72">
            <text:p>1,343</text:p>
          </table:table-cell>
          <table:table-cell office:value-type="float" office:value="1239.2718693555678" table:style-name="ce72">
            <text:p>1,239</text:p>
          </table:table-cell>
          <table:table-cell office:value-type="float" office:value="1214.7933974644311" table:style-name="ce72">
            <text:p>1,215</text:p>
          </table:table-cell>
          <table:table-cell office:value-type="float" office:value="1222.2156288234621" table:style-name="ce72">
            <text:p>1,222</text:p>
          </table:table-cell>
          <table:table-cell office:value-type="float" office:value="1264.4129667304387" table:style-name="ce73">
            <text:p><text:s/>1,264<text:s/></text:p>
          </table:table-cell>
          <table:table-cell office:value-type="float" office:value="1314.8698391070054" table:style-name="ce74">
            <text:p>1,315</text:p>
          </table:table-cell>
          <table:table-cell office:value-type="float" office:value="1389.4928264545713" table:style-name="ce72">
            <text:p>1,389</text:p>
          </table:table-cell>
          <table:table-cell office:value-type="float" office:value="1458.7212864799722" table:style-name="ce72">
            <text:p>1,459</text:p>
          </table:table-cell>
          <table:table-cell office:value-type="float" office:value="1509.9547518580071" table:style-name="ce72">
            <text:p>1,510</text:p>
          </table:table-cell>
          <table:table-cell office:value-type="float" office:value="1592.78" table:style-name="ce72">
            <text:p>1,593</text:p>
          </table:table-cell>
          <table:table-cell office:value-type="float" office:value="1651.76" table:style-name="ce72">
            <text:p>1,652</text:p>
          </table:table-cell>
          <table:table-cell office:value-type="float" office:value="1742.26" table:style-name="ce72">
            <text:p>1,742</text:p>
          </table:table-cell>
          <table:table-cell office:value-type="float" office:value="1803" table:style-name="ce72">
            <text:p>1,803</text:p>
          </table:table-cell>
          <table:table-cell office:value-type="float" office:value="1969.35" table:style-name="ce72">
            <text:p>1,969</text:p>
          </table:table-cell>
          <table:table-cell table:style-name="ce75"/>
          <table:table-cell table:number-columns-repeated="16345"/>
        </table:table-row>
        <table:table-row table:style-name="ro27">
          <table:table-cell office:value-type="string" table:style-name="ce63">
            <text:p>E4305</text:p>
          </table:table-cell>
          <table:table-cell office:value-type="string" table:style-name="ce63">
            <text:p>E08000015</text:p>
          </table:table-cell>
          <table:table-cell office:value-type="string" table:style-name="ce63">
            <text:p>Wirral</text:p>
          </table:table-cell>
          <table:table-cell office:value-type="string" table:style-name="ce63">
            <text:p>YES</text:p>
          </table:table-cell>
          <table:table-cell office:value-type="string" table:style-name="ce63">
            <text:p>MD</text:p>
          </table:table-cell>
          <table:table-cell office:value-type="float" office:value="500" table:style-name="ce72">
            <text:p>500</text:p>
          </table:table-cell>
          <table:table-cell office:value-type="float" office:value="506.15" table:style-name="ce72">
            <text:p>506</text:p>
          </table:table-cell>
          <table:table-cell office:value-type="float" office:value="551.84" table:style-name="ce72">
            <text:p>552</text:p>
          </table:table-cell>
          <table:table-cell office:value-type="float" office:value="586.34" table:style-name="ce72">
            <text:p>586</text:p>
          </table:table-cell>
          <table:table-cell office:value-type="float" office:value="635.57000000000005" table:style-name="ce72">
            <text:p>636</text:p>
          </table:table-cell>
          <table:table-cell office:value-type="float" office:value="678.9" table:style-name="ce72">
            <text:p>679</text:p>
          </table:table-cell>
          <table:table-cell office:value-type="float" office:value="726.03" table:style-name="ce72">
            <text:p>726</text:p>
          </table:table-cell>
          <table:table-cell office:value-type="float" office:value="765.19" table:style-name="ce72">
            <text:p>765</text:p>
          </table:table-cell>
          <table:table-cell office:value-type="float" office:value="800.25" table:style-name="ce72">
            <text:p>800</text:p>
          </table:table-cell>
          <table:table-cell office:value-type="float" office:value="798.84" table:style-name="ce72">
            <text:p>799</text:p>
          </table:table-cell>
          <table:table-cell office:value-type="float" office:value="855.38" table:style-name="ce72">
            <text:p>855</text:p>
          </table:table-cell>
          <table:table-cell office:value-type="float" office:value="874.07" table:style-name="ce72">
            <text:p>874</text:p>
          </table:table-cell>
          <table:table-cell office:value-type="float" office:value="914.27" table:style-name="ce72">
            <text:p>914</text:p>
          </table:table-cell>
          <table:table-cell office:value-type="float" office:value="956.82" table:style-name="ce72">
            <text:p>957</text:p>
          </table:table-cell>
          <table:table-cell office:value-type="float" office:value="990.18" table:style-name="ce72">
            <text:p>990</text:p>
          </table:table-cell>
          <table:table-cell office:value-type="float" office:value="1017.94" table:style-name="ce72">
            <text:p>1,018</text:p>
          </table:table-cell>
          <table:table-cell office:value-type="float" office:value="1062.0306647996492" table:style-name="ce72">
            <text:p>1,062</text:p>
          </table:table-cell>
          <table:table-cell office:value-type="float" office:value="1084.71" table:style-name="ce72">
            <text:p>1,085</text:p>
          </table:table-cell>
          <table:table-cell office:value-type="float" office:value="1084.1600000000001" table:style-name="ce72">
            <text:p>1,084</text:p>
          </table:table-cell>
          <table:table-cell office:value-type="float" office:value="1099.6199999999999" table:style-name="ce72">
            <text:p>1,100</text:p>
          </table:table-cell>
          <table:table-cell office:value-type="float" office:value="919.33" table:style-name="ce72">
            <text:p>919</text:p>
          </table:table-cell>
          <table:table-cell office:value-type="float" office:value="915.94" table:style-name="ce72">
            <text:p>916</text:p>
          </table:table-cell>
          <table:table-cell office:value-type="float" office:value="932.91" table:style-name="ce72">
            <text:p>933</text:p>
          </table:table-cell>
          <table:table-cell office:value-type="float" office:value="975.58" table:style-name="ce73">
            <text:p><text:s/>976<text:s/></text:p>
          </table:table-cell>
          <table:table-cell office:value-type="float" office:value="1026.6600000000001" table:style-name="ce74">
            <text:p>1,027</text:p>
          </table:table-cell>
          <table:table-cell office:value-type="float" office:value="1096.43" table:style-name="ce72">
            <text:p>1,096</text:p>
          </table:table-cell>
          <table:table-cell office:value-type="float" office:value="1166.3499999999999" table:style-name="ce72">
            <text:p>1,166</text:p>
          </table:table-cell>
          <table:table-cell office:value-type="float" office:value="1213.57" table:style-name="ce72">
            <text:p>1,214</text:p>
          </table:table-cell>
          <table:table-cell office:value-type="float" office:value="1275.78" table:style-name="ce72">
            <text:p>1,276</text:p>
          </table:table-cell>
          <table:table-cell office:value-type="float" office:value="1323.03" table:style-name="ce72">
            <text:p>1,323</text:p>
          </table:table-cell>
          <table:table-cell office:value-type="float" office:value="1391.26" table:style-name="ce72">
            <text:p>1,391</text:p>
          </table:table-cell>
          <table:table-cell office:value-type="float" office:value="1461" table:style-name="ce72">
            <text:p>1,461</text:p>
          </table:table-cell>
          <table:table-cell office:value-type="float" office:value="1563.21" table:style-name="ce72">
            <text:p>1,563</text:p>
          </table:table-cell>
          <table:table-cell table:style-name="ce71"/>
          <table:table-cell table:number-columns-repeated="16345"/>
        </table:table-row>
        <table:table-row table:style-name="ro27">
          <table:table-cell office:value-type="string" table:style-name="ce63">
            <text:p>E3641</text:p>
          </table:table-cell>
          <table:table-cell office:value-type="string" table:style-name="ce63">
            <text:p>E07000217</text:p>
          </table:table-cell>
          <table:table-cell office:value-type="string" table:style-name="ce63">
            <text:p>Woking</text:p>
          </table:table-cell>
          <table:table-cell office:value-type="string" table:style-name="ce63">
            <text:p>YES</text:p>
          </table:table-cell>
          <table:table-cell office:value-type="string" table:style-name="ce63">
            <text:p>SD</text:p>
          </table:table-cell>
          <table:table-cell office:value-type="float" office:value="537" table:style-name="ce72">
            <text:p>537</text:p>
          </table:table-cell>
          <table:table-cell office:value-type="float" office:value="540.9" table:style-name="ce72">
            <text:p>541</text:p>
          </table:table-cell>
          <table:table-cell office:value-type="float" office:value="558.49" table:style-name="ce72">
            <text:p>558</text:p>
          </table:table-cell>
          <table:table-cell office:value-type="float" office:value="595.02" table:style-name="ce72">
            <text:p>595</text:p>
          </table:table-cell>
          <table:table-cell office:value-type="float" office:value="650.73" table:style-name="ce72">
            <text:p>651</text:p>
          </table:table-cell>
          <table:table-cell office:value-type="float" office:value="733.95" table:style-name="ce72">
            <text:p>734</text:p>
          </table:table-cell>
          <table:table-cell office:value-type="float" office:value="820.49" table:style-name="ce72">
            <text:p>820</text:p>
          </table:table-cell>
          <table:table-cell office:value-type="float" office:value="870.62" table:style-name="ce72">
            <text:p>871</text:p>
          </table:table-cell>
          <table:table-cell office:value-type="float" office:value="913.62" table:style-name="ce72">
            <text:p>914</text:p>
          </table:table-cell>
          <table:table-cell office:value-type="float" office:value="1012.93" table:style-name="ce72">
            <text:p>1,013</text:p>
          </table:table-cell>
          <table:table-cell office:value-type="float" office:value="1194.93" table:style-name="ce72">
            <text:p>1,195</text:p>
          </table:table-cell>
          <table:table-cell office:value-type="float" office:value="1254.02" table:style-name="ce72">
            <text:p>1,254</text:p>
          </table:table-cell>
          <table:table-cell office:value-type="float" office:value="1304.04" table:style-name="ce72">
            <text:p>1,304</text:p>
          </table:table-cell>
          <table:table-cell office:value-type="float" office:value="1365.29" table:style-name="ce72">
            <text:p>1,365</text:p>
          </table:table-cell>
          <table:table-cell office:value-type="float" office:value="1427.26" table:style-name="ce72">
            <text:p>1,427</text:p>
          </table:table-cell>
          <table:table-cell office:value-type="float" office:value="1500.2" table:style-name="ce72">
            <text:p>1,500</text:p>
          </table:table-cell>
          <table:table-cell office:value-type="float" office:value="1539.1748694510925" table:style-name="ce72">
            <text:p>1,539</text:p>
          </table:table-cell>
          <table:table-cell office:value-type="float" office:value="1577.78" table:style-name="ce72">
            <text:p>1,578</text:p>
          </table:table-cell>
          <table:table-cell office:value-type="float" office:value="1567.19" table:style-name="ce72">
            <text:p>1,567</text:p>
          </table:table-cell>
          <table:table-cell office:value-type="float" office:value="1611.8" table:style-name="ce72">
            <text:p>1,612</text:p>
          </table:table-cell>
          <table:table-cell office:value-type="float" office:value="1540.57" table:style-name="ce72">
            <text:p>1,541</text:p>
          </table:table-cell>
          <table:table-cell office:value-type="float" office:value="1532.58" table:style-name="ce72">
            <text:p>1,533</text:p>
          </table:table-cell>
          <table:table-cell office:value-type="float" office:value="1583.01" table:style-name="ce72">
            <text:p>1,583</text:p>
          </table:table-cell>
          <table:table-cell office:value-type="float" office:value="1649.88" table:style-name="ce73">
            <text:p><text:s/>1,650<text:s/></text:p>
          </table:table-cell>
          <table:table-cell office:value-type="float" office:value="1730.8" table:style-name="ce74">
            <text:p>1,731</text:p>
          </table:table-cell>
          <table:table-cell office:value-type="float" office:value="1834.42" table:style-name="ce72">
            <text:p>1,834</text:p>
          </table:table-cell>
          <table:table-cell office:value-type="float" office:value="1910.38" table:style-name="ce72">
            <text:p>1,910</text:p>
          </table:table-cell>
          <table:table-cell office:value-type="float" office:value="1987.57" table:style-name="ce72">
            <text:p>1,988</text:p>
          </table:table-cell>
          <table:table-cell office:value-type="float" office:value="1987.37" table:style-name="ce72">
            <text:p>1,987</text:p>
          </table:table-cell>
          <table:table-cell office:value-type="float" office:value="2124.46" table:style-name="ce72">
            <text:p>2,124</text:p>
          </table:table-cell>
          <table:table-cell office:value-type="float" office:value="2201.85" table:style-name="ce72">
            <text:p>2,202</text:p>
          </table:table-cell>
          <table:table-cell office:value-type="float" office:value="2304" table:style-name="ce72">
            <text:p>2,304</text:p>
          </table:table-cell>
          <table:table-cell office:value-type="float" office:value="2436.4" table:style-name="ce72">
            <text:p>2,436</text:p>
          </table:table-cell>
          <table:table-cell table:style-name="ce71"/>
          <table:table-cell table:number-columns-repeated="16345"/>
        </table:table-row>
        <table:table-row table:style-name="ro27">
          <table:table-cell office:value-type="string" table:style-name="ce76">
            <text:p>E0336</text:p>
          </table:table-cell>
          <table:table-cell office:value-type="string" table:style-name="ce63">
            <text:p>[z]</text:p>
          </table:table-cell>
          <table:table-cell office:value-type="string" table:style-name="ce63">
            <text:p>Wokingham</text:p>
          </table:table-cell>
          <table:table-cell office:value-type="string" table:style-name="ce60">
            <text:p>NO</text:p>
          </table:table-cell>
          <table:table-cell office:value-type="string" table:style-name="ce60">
            <text:p>SD</text:p>
          </table:table-cell>
          <table:table-cell office:value-type="float" office:value="586" table:style-name="ce72">
            <text:p>586</text:p>
          </table:table-cell>
          <table:table-cell office:value-type="float" office:value="615.95000000000005" table:style-name="ce72">
            <text:p>616</text:p>
          </table:table-cell>
          <table:table-cell office:value-type="float" office:value="616.24" table:style-name="ce72">
            <text:p>616</text:p>
          </table:table-cell>
          <table:table-cell office:value-type="float" office:value="676.89" table:style-name="ce72">
            <text:p>677</text:p>
          </table:table-cell>
          <table:table-cell office:value-type="float" office:value="721.32" table:style-name="ce72">
            <text:p>721</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3">
            <text:p>[z]</text:p>
          </table:table-cell>
          <table:table-cell office:value-type="string" table:style-name="ce74">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8"/>
          <table:table-cell table:number-columns-repeated="16345"/>
        </table:table-row>
        <table:table-row table:style-name="ro27">
          <table:table-cell office:value-type="string" table:style-name="ce63">
            <text:p>E0306</text:p>
          </table:table-cell>
          <table:table-cell office:value-type="string" table:style-name="ce63">
            <text:p>E06000041</text:p>
          </table:table-cell>
          <table:table-cell office:value-type="string" table:style-name="ce63">
            <text:p>Wokingham UA</text:p>
          </table:table-cell>
          <table:table-cell office:value-type="string" table:style-name="ce63">
            <text:p>YES</text:p>
          </table:table-cell>
          <table:table-cell office:value-type="string" table:style-name="ce63">
            <text:p>UA</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float" office:value="894.51" table:style-name="ce72">
            <text:p>895</text:p>
          </table:table-cell>
          <table:table-cell office:value-type="float" office:value="899.61" table:style-name="ce72">
            <text:p>900</text:p>
          </table:table-cell>
          <table:table-cell office:value-type="float" office:value="967.71" table:style-name="ce72">
            <text:p>968</text:p>
          </table:table-cell>
          <table:table-cell office:value-type="float" office:value="1036.73" table:style-name="ce72">
            <text:p>1,037</text:p>
          </table:table-cell>
          <table:table-cell office:value-type="float" office:value="1103.75" table:style-name="ce72">
            <text:p>1,104</text:p>
          </table:table-cell>
          <table:table-cell office:value-type="float" office:value="1235.3900000000001" table:style-name="ce72">
            <text:p>1,235</text:p>
          </table:table-cell>
          <table:table-cell office:value-type="float" office:value="1298.9000000000001" table:style-name="ce72">
            <text:p>1,299</text:p>
          </table:table-cell>
          <table:table-cell office:value-type="float" office:value="1324.57" table:style-name="ce72">
            <text:p>1,325</text:p>
          </table:table-cell>
          <table:table-cell office:value-type="float" office:value="1381.29" table:style-name="ce72">
            <text:p>1,381</text:p>
          </table:table-cell>
          <table:table-cell office:value-type="float" office:value="1424.74" table:style-name="ce72">
            <text:p>1,425</text:p>
          </table:table-cell>
          <table:table-cell office:value-type="float" office:value="1481.61" table:style-name="ce72">
            <text:p>1,482</text:p>
          </table:table-cell>
          <table:table-cell office:value-type="float" office:value="1544.8010561314622" table:style-name="ce72">
            <text:p>1,545</text:p>
          </table:table-cell>
          <table:table-cell office:value-type="float" office:value="1575.61" table:style-name="ce72">
            <text:p>1,576</text:p>
          </table:table-cell>
          <table:table-cell office:value-type="float" office:value="1577.33" table:style-name="ce72">
            <text:p>1,577</text:p>
          </table:table-cell>
          <table:table-cell office:value-type="float" office:value="1579.2" table:style-name="ce72">
            <text:p>1,579</text:p>
          </table:table-cell>
          <table:table-cell office:value-type="float" office:value="1544.46" table:style-name="ce72">
            <text:p>1,544</text:p>
          </table:table-cell>
          <table:table-cell office:value-type="float" office:value="1574.11" table:style-name="ce72">
            <text:p>1,574</text:p>
          </table:table-cell>
          <table:table-cell office:value-type="float" office:value="1583.31" table:style-name="ce72">
            <text:p>1,583</text:p>
          </table:table-cell>
          <table:table-cell office:value-type="float" office:value="1647.05" table:style-name="ce73">
            <text:p><text:s/>1,647<text:s/></text:p>
          </table:table-cell>
          <table:table-cell office:value-type="float" office:value="1736.96" table:style-name="ce74">
            <text:p>1,737</text:p>
          </table:table-cell>
          <table:table-cell office:value-type="float" office:value="1838.83" table:style-name="ce72">
            <text:p>1,839</text:p>
          </table:table-cell>
          <table:table-cell office:value-type="float" office:value="1918.07" table:style-name="ce72">
            <text:p>1,918</text:p>
          </table:table-cell>
          <table:table-cell office:value-type="float" office:value="1994.63" table:style-name="ce72">
            <text:p>1,995</text:p>
          </table:table-cell>
          <table:table-cell office:value-type="float" office:value="2092.7800000000002" table:style-name="ce72">
            <text:p>2,093</text:p>
          </table:table-cell>
          <table:table-cell office:value-type="float" office:value="2164.46" table:style-name="ce72">
            <text:p>2,164</text:p>
          </table:table-cell>
          <table:table-cell office:value-type="float" office:value="2289.5" table:style-name="ce72">
            <text:p>2,290</text:p>
          </table:table-cell>
          <table:table-cell office:value-type="float" office:value="2396" table:style-name="ce72">
            <text:p>2,396</text:p>
          </table:table-cell>
          <table:table-cell office:value-type="float" office:value="2514.0300000000002" table:style-name="ce72">
            <text:p>2,514</text:p>
          </table:table-cell>
          <table:table-cell table:style-name="ce71"/>
          <table:table-cell table:number-columns-repeated="16345"/>
        </table:table-row>
        <table:table-row table:style-name="ro27">
          <table:table-cell office:value-type="string" table:style-name="ce63">
            <text:p>E4607</text:p>
          </table:table-cell>
          <table:table-cell office:value-type="string" table:style-name="ce63">
            <text:p>E08000031</text:p>
          </table:table-cell>
          <table:table-cell office:value-type="string" table:style-name="ce63">
            <text:p>Wolverhampton</text:p>
          </table:table-cell>
          <table:table-cell office:value-type="string" table:style-name="ce63">
            <text:p>YES</text:p>
          </table:table-cell>
          <table:table-cell office:value-type="string" table:style-name="ce63">
            <text:p>MD</text:p>
          </table:table-cell>
          <table:table-cell office:value-type="float" office:value="380" table:style-name="ce72">
            <text:p>380</text:p>
          </table:table-cell>
          <table:table-cell office:value-type="float" office:value="381.91" table:style-name="ce72">
            <text:p>382</text:p>
          </table:table-cell>
          <table:table-cell office:value-type="float" office:value="431.27" table:style-name="ce72">
            <text:p>431</text:p>
          </table:table-cell>
          <table:table-cell office:value-type="float" office:value="505.78" table:style-name="ce72">
            <text:p>506</text:p>
          </table:table-cell>
          <table:table-cell office:value-type="float" office:value="601.82000000000005" table:style-name="ce72">
            <text:p>602</text:p>
          </table:table-cell>
          <table:table-cell office:value-type="float" office:value="633.95000000000005" table:style-name="ce72">
            <text:p>634</text:p>
          </table:table-cell>
          <table:table-cell office:value-type="float" office:value="660.23" table:style-name="ce72">
            <text:p>660</text:p>
          </table:table-cell>
          <table:table-cell office:value-type="float" office:value="692.15" table:style-name="ce72">
            <text:p>692</text:p>
          </table:table-cell>
          <table:table-cell office:value-type="float" office:value="723.99" table:style-name="ce72">
            <text:p>724</text:p>
          </table:table-cell>
          <table:table-cell office:value-type="float" office:value="761.32" table:style-name="ce72">
            <text:p>761</text:p>
          </table:table-cell>
          <table:table-cell office:value-type="float" office:value="794.88" table:style-name="ce72">
            <text:p>795</text:p>
          </table:table-cell>
          <table:table-cell office:value-type="float" office:value="825.65" table:style-name="ce72">
            <text:p>826</text:p>
          </table:table-cell>
          <table:table-cell office:value-type="float" office:value="860.19" table:style-name="ce72">
            <text:p>860</text:p>
          </table:table-cell>
          <table:table-cell office:value-type="float" office:value="904.67" table:style-name="ce72">
            <text:p>905</text:p>
          </table:table-cell>
          <table:table-cell office:value-type="float" office:value="945.46" table:style-name="ce72">
            <text:p>945</text:p>
          </table:table-cell>
          <table:table-cell office:value-type="float" office:value="1004.24" table:style-name="ce72">
            <text:p>1,004</text:p>
          </table:table-cell>
          <table:table-cell office:value-type="float" office:value="1027.2014315111389" table:style-name="ce72">
            <text:p>1,027</text:p>
          </table:table-cell>
          <table:table-cell office:value-type="float" office:value="1027.93" table:style-name="ce72">
            <text:p>1,028</text:p>
          </table:table-cell>
          <table:table-cell office:value-type="float" office:value="1024.06" table:style-name="ce72">
            <text:p>1,024</text:p>
          </table:table-cell>
          <table:table-cell office:value-type="float" office:value="1025.93" table:style-name="ce72">
            <text:p>1,026</text:p>
          </table:table-cell>
          <table:table-cell office:value-type="float" office:value="800.62" table:style-name="ce72">
            <text:p>801</text:p>
          </table:table-cell>
          <table:table-cell office:value-type="float" office:value="818.14" table:style-name="ce72">
            <text:p>818</text:p>
          </table:table-cell>
          <table:table-cell office:value-type="float" office:value="860.92" table:style-name="ce72">
            <text:p>861</text:p>
          </table:table-cell>
          <table:table-cell office:value-type="float" office:value="910.05" table:style-name="ce73">
            <text:p><text:s/>910<text:s/></text:p>
          </table:table-cell>
          <table:table-cell office:value-type="float" office:value="956.86" table:style-name="ce74">
            <text:p>957</text:p>
          </table:table-cell>
          <table:table-cell office:value-type="float" office:value="1015.02" table:style-name="ce72">
            <text:p>1,015</text:p>
          </table:table-cell>
          <table:table-cell office:value-type="float" office:value="1090.74" table:style-name="ce72">
            <text:p>1,091</text:p>
          </table:table-cell>
          <table:table-cell office:value-type="float" office:value="1144.75" table:style-name="ce72">
            <text:p>1,145</text:p>
          </table:table-cell>
          <table:table-cell office:value-type="float" office:value="1175.22" table:style-name="ce72">
            <text:p>1,175</text:p>
          </table:table-cell>
          <table:table-cell office:value-type="float" office:value="1230.42" table:style-name="ce72">
            <text:p>1,230</text:p>
          </table:table-cell>
          <table:table-cell office:value-type="float" office:value="1306.68" table:style-name="ce72">
            <text:p>1,307</text:p>
          </table:table-cell>
          <table:table-cell office:value-type="float" office:value="1386" table:style-name="ce72">
            <text:p>1,386</text:p>
          </table:table-cell>
          <table:table-cell office:value-type="float" office:value="1475.28" table:style-name="ce72">
            <text:p>1,475</text:p>
          </table:table-cell>
          <table:table-cell table:style-name="ce71"/>
          <table:table-cell table:number-columns-repeated="16345"/>
        </table:table-row>
        <table:table-row table:style-name="ro27">
          <table:table-cell office:value-type="string" table:style-name="ce63">
            <text:p>E0136</text:p>
          </table:table-cell>
          <table:table-cell office:value-type="string" table:style-name="ce63">
            <text:p>[z]</text:p>
          </table:table-cell>
          <table:table-cell office:value-type="string" table:style-name="ce63">
            <text:p>Woodspring</text:p>
          </table:table-cell>
          <table:table-cell office:value-type="string" table:style-name="ce63">
            <text:p>NO</text:p>
          </table:table-cell>
          <table:table-cell office:value-type="string" table:style-name="ce63">
            <text:p>SD</text:p>
          </table:table-cell>
          <table:table-cell office:value-type="float" office:value="515" table:style-name="ce72">
            <text:p>515</text:p>
          </table:table-cell>
          <table:table-cell office:value-type="float" office:value="548.65" table:style-name="ce72">
            <text:p>549</text:p>
          </table:table-cell>
          <table:table-cell office:value-type="float" office:value="578.02" table:style-name="ce72">
            <text:p>578</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3">
            <text:p>[z]</text:p>
          </table:table-cell>
          <table:table-cell office:value-type="string" table:style-name="ce74">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1"/>
          <table:table-cell table:number-columns-repeated="16345"/>
        </table:table-row>
        <table:table-row table:style-name="ro27">
          <table:table-cell office:value-type="string" table:style-name="ce63">
            <text:p>E1837</text:p>
          </table:table-cell>
          <table:table-cell office:value-type="string" table:style-name="ce63">
            <text:p>E07000237</text:p>
          </table:table-cell>
          <table:table-cell office:value-type="string" table:style-name="ce63">
            <text:p>Worcester</text:p>
          </table:table-cell>
          <table:table-cell office:value-type="string" table:style-name="ce63">
            <text:p>YES</text:p>
          </table:table-cell>
          <table:table-cell office:value-type="string" table:style-name="ce63">
            <text:p>SD</text:p>
          </table:table-cell>
          <table:table-cell office:value-type="float" office:value="413" table:style-name="ce72">
            <text:p>413</text:p>
          </table:table-cell>
          <table:table-cell office:value-type="float" office:value="434.36" table:style-name="ce72">
            <text:p>434</text:p>
          </table:table-cell>
          <table:table-cell office:value-type="float" office:value="441" table:style-name="ce72">
            <text:p>441</text:p>
          </table:table-cell>
          <table:table-cell office:value-type="float" office:value="461.09" table:style-name="ce72">
            <text:p>461</text:p>
          </table:table-cell>
          <table:table-cell office:value-type="float" office:value="486.75" table:style-name="ce72">
            <text:p>487</text:p>
          </table:table-cell>
          <table:table-cell office:value-type="float" office:value="526.99" table:style-name="ce72">
            <text:p>527</text:p>
          </table:table-cell>
          <table:table-cell office:value-type="float" office:value="580.49" table:style-name="ce72">
            <text:p>580</text:p>
          </table:table-cell>
          <table:table-cell office:value-type="float" office:value="634.86" table:style-name="ce72">
            <text:p>635</text:p>
          </table:table-cell>
          <table:table-cell office:value-type="float" office:value="692.98" table:style-name="ce72">
            <text:p>693</text:p>
          </table:table-cell>
          <table:table-cell office:value-type="float" office:value="762.56" table:style-name="ce72">
            <text:p>763</text:p>
          </table:table-cell>
          <table:table-cell office:value-type="float" office:value="852.28" table:style-name="ce72">
            <text:p>852</text:p>
          </table:table-cell>
          <table:table-cell office:value-type="float" office:value="920.79" table:style-name="ce72">
            <text:p>921</text:p>
          </table:table-cell>
          <table:table-cell office:value-type="float" office:value="954.12" table:style-name="ce72">
            <text:p>954</text:p>
          </table:table-cell>
          <table:table-cell office:value-type="float" office:value="1000.79" table:style-name="ce72">
            <text:p>1,001</text:p>
          </table:table-cell>
          <table:table-cell office:value-type="float" office:value="1047.8900000000001" table:style-name="ce72">
            <text:p>1,048</text:p>
          </table:table-cell>
          <table:table-cell office:value-type="float" office:value="1088.97" table:style-name="ce72">
            <text:p>1,089</text:p>
          </table:table-cell>
          <table:table-cell office:value-type="float" office:value="1120.5085241823369" table:style-name="ce72">
            <text:p>1,121</text:p>
          </table:table-cell>
          <table:table-cell office:value-type="float" office:value="1156.6400000000001" table:style-name="ce72">
            <text:p>1,157</text:p>
          </table:table-cell>
          <table:table-cell office:value-type="float" office:value="1156.24" table:style-name="ce72">
            <text:p>1,156</text:p>
          </table:table-cell>
          <table:table-cell office:value-type="float" office:value="1155.52" table:style-name="ce72">
            <text:p>1,156</text:p>
          </table:table-cell>
          <table:table-cell office:value-type="float" office:value="1005.3" table:style-name="ce72">
            <text:p>1,005</text:p>
          </table:table-cell>
          <table:table-cell office:value-type="float" office:value="1029.04" table:style-name="ce72">
            <text:p>1,029</text:p>
          </table:table-cell>
          <table:table-cell office:value-type="float" office:value="1056.92" table:style-name="ce72">
            <text:p>1,057</text:p>
          </table:table-cell>
          <table:table-cell office:value-type="float" office:value="1104" table:style-name="ce73">
            <text:p><text:s/>1,104<text:s/></text:p>
          </table:table-cell>
          <table:table-cell office:value-type="float" office:value="1131.3800000000001" table:style-name="ce74">
            <text:p>1,131</text:p>
          </table:table-cell>
          <table:table-cell office:value-type="float" office:value="1188.8699999999999" table:style-name="ce72">
            <text:p>1,189</text:p>
          </table:table-cell>
          <table:table-cell office:value-type="float" office:value="1251.0899999999999" table:style-name="ce72">
            <text:p>1,251</text:p>
          </table:table-cell>
          <table:table-cell office:value-type="float" office:value="1304.8699999999999" table:style-name="ce72">
            <text:p>1,305</text:p>
          </table:table-cell>
          <table:table-cell office:value-type="float" office:value="1333.88" table:style-name="ce72">
            <text:p>1,334</text:p>
          </table:table-cell>
          <table:table-cell office:value-type="float" office:value="1385.87" table:style-name="ce72">
            <text:p>1,386</text:p>
          </table:table-cell>
          <table:table-cell office:value-type="float" office:value="1463.76" table:style-name="ce72">
            <text:p>1,464</text:p>
          </table:table-cell>
          <table:table-cell office:value-type="float" office:value="1528" table:style-name="ce72">
            <text:p>1,528</text:p>
          </table:table-cell>
          <table:table-cell office:value-type="float" office:value="1620.58" table:style-name="ce72">
            <text:p>1,621</text:p>
          </table:table-cell>
          <table:table-cell table:style-name="ce71"/>
          <table:table-cell table:number-columns-repeated="16345"/>
        </table:table-row>
        <table:table-row table:style-name="ro27">
          <table:table-cell office:value-type="string" table:style-name="ce63">
            <text:p>E3837</text:p>
          </table:table-cell>
          <table:table-cell office:value-type="string" table:style-name="ce63">
            <text:p>E07000229</text:p>
          </table:table-cell>
          <table:table-cell office:value-type="string" table:style-name="ce63">
            <text:p>Worthing</text:p>
          </table:table-cell>
          <table:table-cell office:value-type="string" table:style-name="ce63">
            <text:p>YES</text:p>
          </table:table-cell>
          <table:table-cell office:value-type="string" table:style-name="ce63">
            <text:p>SD</text:p>
          </table:table-cell>
          <table:table-cell office:value-type="float" office:value="432" table:style-name="ce72">
            <text:p>432</text:p>
          </table:table-cell>
          <table:table-cell office:value-type="float" office:value="456.02" table:style-name="ce72">
            <text:p>456</text:p>
          </table:table-cell>
          <table:table-cell office:value-type="float" office:value="474.19" table:style-name="ce72">
            <text:p>474</text:p>
          </table:table-cell>
          <table:table-cell office:value-type="float" office:value="505.17" table:style-name="ce72">
            <text:p>505</text:p>
          </table:table-cell>
          <table:table-cell office:value-type="float" office:value="543.22" table:style-name="ce72">
            <text:p>543</text:p>
          </table:table-cell>
          <table:table-cell office:value-type="float" office:value="587.88" table:style-name="ce72">
            <text:p>588</text:p>
          </table:table-cell>
          <table:table-cell office:value-type="float" office:value="628.55999999999995" table:style-name="ce72">
            <text:p>629</text:p>
          </table:table-cell>
          <table:table-cell office:value-type="float" office:value="666.77" table:style-name="ce72">
            <text:p>667</text:p>
          </table:table-cell>
          <table:table-cell office:value-type="float" office:value="708.23" table:style-name="ce72">
            <text:p>708</text:p>
          </table:table-cell>
          <table:table-cell office:value-type="float" office:value="777.5" table:style-name="ce72">
            <text:p>778</text:p>
          </table:table-cell>
          <table:table-cell office:value-type="float" office:value="927.54" table:style-name="ce72">
            <text:p>928</text:p>
          </table:table-cell>
          <table:table-cell office:value-type="float" office:value="995.21" table:style-name="ce72">
            <text:p>995</text:p>
          </table:table-cell>
          <table:table-cell office:value-type="float" office:value="1045.1400000000001" table:style-name="ce72">
            <text:p>1,045</text:p>
          </table:table-cell>
          <table:table-cell office:value-type="float" office:value="1098.4000000000001" table:style-name="ce72">
            <text:p>1,098</text:p>
          </table:table-cell>
          <table:table-cell office:value-type="float" office:value="1158.31" table:style-name="ce72">
            <text:p>1,158</text:p>
          </table:table-cell>
          <table:table-cell office:value-type="float" office:value="1209.49" table:style-name="ce72">
            <text:p>1,209</text:p>
          </table:table-cell>
          <table:table-cell office:value-type="float" office:value="1243.2440243555827" table:style-name="ce72">
            <text:p>1,243</text:p>
          </table:table-cell>
          <table:table-cell office:value-type="float" office:value="1279.68" table:style-name="ce72">
            <text:p>1,280</text:p>
          </table:table-cell>
          <table:table-cell office:value-type="float" office:value="1268.95" table:style-name="ce72">
            <text:p>1,269</text:p>
          </table:table-cell>
          <table:table-cell office:value-type="float" office:value="1286.71" table:style-name="ce72">
            <text:p>1,287</text:p>
          </table:table-cell>
          <table:table-cell office:value-type="float" office:value="1143.67" table:style-name="ce72">
            <text:p>1,144</text:p>
          </table:table-cell>
          <table:table-cell office:value-type="float" office:value="1123.57" table:style-name="ce72">
            <text:p>1,124</text:p>
          </table:table-cell>
          <table:table-cell office:value-type="float" office:value="1157.27" table:style-name="ce72">
            <text:p>1,157</text:p>
          </table:table-cell>
          <table:table-cell office:value-type="float" office:value="1215.3900000000001" table:style-name="ce73">
            <text:p><text:s/>1,215<text:s/></text:p>
          </table:table-cell>
          <table:table-cell office:value-type="float" office:value="1263.79" table:style-name="ce74">
            <text:p>1,264</text:p>
          </table:table-cell>
          <table:table-cell office:value-type="float" office:value="1337.64" table:style-name="ce72">
            <text:p>1,338</text:p>
          </table:table-cell>
          <table:table-cell office:value-type="float" office:value="1410.59" table:style-name="ce72">
            <text:p>1,411</text:p>
          </table:table-cell>
          <table:table-cell office:value-type="float" office:value="1479.85" table:style-name="ce72">
            <text:p>1,480</text:p>
          </table:table-cell>
          <table:table-cell office:value-type="float" office:value="1535.39" table:style-name="ce72">
            <text:p>1,535</text:p>
          </table:table-cell>
          <table:table-cell office:value-type="float" office:value="1597.34" table:style-name="ce72">
            <text:p>1,597</text:p>
          </table:table-cell>
          <table:table-cell office:value-type="float" office:value="1658.62" table:style-name="ce72">
            <text:p>1,659</text:p>
          </table:table-cell>
          <table:table-cell office:value-type="float" office:value="1733" table:style-name="ce72">
            <text:p>1,733</text:p>
          </table:table-cell>
          <table:table-cell office:value-type="float" office:value="1817.17" table:style-name="ce72">
            <text:p>1,817</text:p>
          </table:table-cell>
          <table:table-cell table:style-name="ce71"/>
          <table:table-cell table:number-columns-repeated="16345"/>
        </table:table-row>
        <table:table-row table:style-name="ro27">
          <table:table-cell office:value-type="string" table:style-name="ce63">
            <text:p>E1838</text:p>
          </table:table-cell>
          <table:table-cell office:value-type="string" table:style-name="ce63">
            <text:p>E07000238</text:p>
          </table:table-cell>
          <table:table-cell office:value-type="string" table:style-name="ce63">
            <text:p>Wychavon</text:p>
          </table:table-cell>
          <table:table-cell office:value-type="string" table:style-name="ce63">
            <text:p>YES</text:p>
          </table:table-cell>
          <table:table-cell office:value-type="string" table:style-name="ce63">
            <text:p>SD</text:p>
          </table:table-cell>
          <table:table-cell office:value-type="float" office:value="457" table:style-name="ce72">
            <text:p>457</text:p>
          </table:table-cell>
          <table:table-cell office:value-type="float" office:value="506.58" table:style-name="ce72">
            <text:p>507</text:p>
          </table:table-cell>
          <table:table-cell office:value-type="float" office:value="449.12" table:style-name="ce72">
            <text:p>449</text:p>
          </table:table-cell>
          <table:table-cell office:value-type="float" office:value="547.87" table:style-name="ce72">
            <text:p>548</text:p>
          </table:table-cell>
          <table:table-cell office:value-type="float" office:value="572.6" table:style-name="ce72">
            <text:p>573</text:p>
          </table:table-cell>
          <table:table-cell office:value-type="float" office:value="628.88" table:style-name="ce72">
            <text:p>629</text:p>
          </table:table-cell>
          <table:table-cell office:value-type="float" office:value="687.45" table:style-name="ce72">
            <text:p>687</text:p>
          </table:table-cell>
          <table:table-cell office:value-type="float" office:value="755.05" table:style-name="ce72">
            <text:p>755</text:p>
          </table:table-cell>
          <table:table-cell office:value-type="float" office:value="832.22" table:style-name="ce72">
            <text:p>832</text:p>
          </table:table-cell>
          <table:table-cell office:value-type="float" office:value="905.2" table:style-name="ce72">
            <text:p>905</text:p>
          </table:table-cell>
          <table:table-cell office:value-type="float" office:value="1006.87" table:style-name="ce72">
            <text:p>1,007</text:p>
          </table:table-cell>
          <table:table-cell office:value-type="float" office:value="1092.6199999999999" table:style-name="ce72">
            <text:p>1,093</text:p>
          </table:table-cell>
          <table:table-cell office:value-type="float" office:value="1136.98" table:style-name="ce72">
            <text:p>1,137</text:p>
          </table:table-cell>
          <table:table-cell office:value-type="float" office:value="1184.21" table:style-name="ce72">
            <text:p>1,184</text:p>
          </table:table-cell>
          <table:table-cell office:value-type="float" office:value="1237.78" table:style-name="ce72">
            <text:p>1,238</text:p>
          </table:table-cell>
          <table:table-cell office:value-type="float" office:value="1292.44" table:style-name="ce72">
            <text:p>1,292</text:p>
          </table:table-cell>
          <table:table-cell office:value-type="float" office:value="1327.6496787890978" table:style-name="ce72">
            <text:p>1,328</text:p>
          </table:table-cell>
          <table:table-cell office:value-type="float" office:value="1362.05" table:style-name="ce72">
            <text:p>1,362</text:p>
          </table:table-cell>
          <table:table-cell office:value-type="float" office:value="1366.54" table:style-name="ce72">
            <text:p>1,367</text:p>
          </table:table-cell>
          <table:table-cell office:value-type="float" office:value="1364.65" table:style-name="ce72">
            <text:p>1,365</text:p>
          </table:table-cell>
          <table:table-cell office:value-type="float" office:value="1233.7" table:style-name="ce72">
            <text:p>1,234</text:p>
          </table:table-cell>
          <table:table-cell office:value-type="float" office:value="1275.6600000000001" table:style-name="ce72">
            <text:p>1,276</text:p>
          </table:table-cell>
          <table:table-cell office:value-type="float" office:value="1308.3900000000001" table:style-name="ce72">
            <text:p>1,308</text:p>
          </table:table-cell>
          <table:table-cell office:value-type="float" office:value="1369.29" table:style-name="ce73">
            <text:p><text:s/>1,369<text:s/></text:p>
          </table:table-cell>
          <table:table-cell office:value-type="float" office:value="1423.56" table:style-name="ce74">
            <text:p>1,424</text:p>
          </table:table-cell>
          <table:table-cell office:value-type="float" office:value="1485.2" table:style-name="ce72">
            <text:p>1,485</text:p>
          </table:table-cell>
          <table:table-cell office:value-type="float" office:value="1548.99" table:style-name="ce72">
            <text:p>1,549</text:p>
          </table:table-cell>
          <table:table-cell office:value-type="float" office:value="1618.63" table:style-name="ce72">
            <text:p>1,619</text:p>
          </table:table-cell>
          <table:table-cell office:value-type="float" office:value="1637.25" table:style-name="ce72">
            <text:p>1,637</text:p>
          </table:table-cell>
          <table:table-cell office:value-type="float" office:value="1710.31" table:style-name="ce72">
            <text:p>1,710</text:p>
          </table:table-cell>
          <table:table-cell office:value-type="float" office:value="1764.59" table:style-name="ce72">
            <text:p>1,765</text:p>
          </table:table-cell>
          <table:table-cell office:value-type="float" office:value="1844" table:style-name="ce72">
            <text:p>1,844</text:p>
          </table:table-cell>
          <table:table-cell office:value-type="float" office:value="1943.65" table:style-name="ce72">
            <text:p>1,944</text:p>
          </table:table-cell>
          <table:table-cell table:style-name="ce71"/>
          <table:table-cell table:number-columns-repeated="16345"/>
        </table:table-row>
        <table:table-row table:style-name="ro27">
          <table:table-cell office:value-type="string" table:style-name="ce63">
            <text:p>E0435</text:p>
          </table:table-cell>
          <table:table-cell office:value-type="string" table:style-name="ce63">
            <text:p>E07000007</text:p>
          </table:table-cell>
          <table:table-cell office:value-type="string" table:style-name="ce63">
            <text:p>Wycombe</text:p>
          </table:table-cell>
          <table:table-cell office:value-type="string" table:style-name="ce63">
            <text:p>NO</text:p>
          </table:table-cell>
          <table:table-cell office:value-type="string" table:style-name="ce63">
            <text:p>SD</text:p>
          </table:table-cell>
          <table:table-cell office:value-type="float" office:value="594" table:style-name="ce72">
            <text:p>594</text:p>
          </table:table-cell>
          <table:table-cell office:value-type="float" office:value="571.80999999999995" table:style-name="ce72">
            <text:p>572</text:p>
          </table:table-cell>
          <table:table-cell office:value-type="float" office:value="598.07000000000005" table:style-name="ce72">
            <text:p>598</text:p>
          </table:table-cell>
          <table:table-cell office:value-type="float" office:value="623.83000000000004" table:style-name="ce72">
            <text:p>624</text:p>
          </table:table-cell>
          <table:table-cell office:value-type="float" office:value="668.08" table:style-name="ce72">
            <text:p>668</text:p>
          </table:table-cell>
          <table:table-cell office:value-type="float" office:value="730.83" table:style-name="ce72">
            <text:p>731</text:p>
          </table:table-cell>
          <table:table-cell office:value-type="float" office:value="799.1" table:style-name="ce72">
            <text:p>799</text:p>
          </table:table-cell>
          <table:table-cell office:value-type="float" office:value="853.77" table:style-name="ce72">
            <text:p>854</text:p>
          </table:table-cell>
          <table:table-cell office:value-type="float" office:value="903.84" table:style-name="ce72">
            <text:p>904</text:p>
          </table:table-cell>
          <table:table-cell office:value-type="float" office:value="979.35" table:style-name="ce72">
            <text:p>979</text:p>
          </table:table-cell>
          <table:table-cell office:value-type="float" office:value="1127.75" table:style-name="ce72">
            <text:p>1,128</text:p>
          </table:table-cell>
          <table:table-cell office:value-type="float" office:value="1197.78" table:style-name="ce72">
            <text:p>1,198</text:p>
          </table:table-cell>
          <table:table-cell office:value-type="float" office:value="1242.07" table:style-name="ce72">
            <text:p>1,242</text:p>
          </table:table-cell>
          <table:table-cell office:value-type="float" office:value="1304.47" table:style-name="ce72">
            <text:p>1,304</text:p>
          </table:table-cell>
          <table:table-cell office:value-type="float" office:value="1368.26" table:style-name="ce72">
            <text:p>1,368</text:p>
          </table:table-cell>
          <table:table-cell office:value-type="float" office:value="1428.11" table:style-name="ce72">
            <text:p>1,428</text:p>
          </table:table-cell>
          <table:table-cell office:value-type="float" office:value="1478.7152656024546" table:style-name="ce72">
            <text:p>1,479</text:p>
          </table:table-cell>
          <table:table-cell office:value-type="float" office:value="1506.17" table:style-name="ce72">
            <text:p>1,506</text:p>
          </table:table-cell>
          <table:table-cell office:value-type="float" office:value="1503.88" table:style-name="ce72">
            <text:p>1,504</text:p>
          </table:table-cell>
          <table:table-cell office:value-type="float" office:value="1504.63" table:style-name="ce72">
            <text:p>1,505</text:p>
          </table:table-cell>
          <table:table-cell office:value-type="float" office:value="1376.21" table:style-name="ce72">
            <text:p>1,376</text:p>
          </table:table-cell>
          <table:table-cell office:value-type="float" office:value="1395.94" table:style-name="ce72">
            <text:p>1,396</text:p>
          </table:table-cell>
          <table:table-cell office:value-type="float" office:value="1429" table:style-name="ce72">
            <text:p>1,429</text:p>
          </table:table-cell>
          <table:table-cell office:value-type="float" office:value="1487.76" table:style-name="ce73">
            <text:p><text:s/>1,488<text:s/></text:p>
          </table:table-cell>
          <table:table-cell office:value-type="float" office:value="1555.29" table:style-name="ce74">
            <text:p>1,555</text:p>
          </table:table-cell>
          <table:table-cell office:value-type="float" office:value="1653.73" table:style-name="ce72">
            <text:p>1,654</text:p>
          </table:table-cell>
          <table:table-cell office:value-type="float" office:value="1726.14" table:style-name="ce72">
            <text:p>1,726</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1"/>
          <table:table-cell table:number-columns-repeated="16345"/>
        </table:table-row>
        <table:table-row table:style-name="ro27">
          <table:table-cell office:value-type="string" table:style-name="ce63">
            <text:p>E2344</text:p>
          </table:table-cell>
          <table:table-cell office:value-type="string" table:style-name="ce63">
            <text:p>E07000128</text:p>
          </table:table-cell>
          <table:table-cell office:value-type="string" table:style-name="ce63">
            <text:p>Wyre</text:p>
          </table:table-cell>
          <table:table-cell office:value-type="string" table:style-name="ce63">
            <text:p>YES</text:p>
          </table:table-cell>
          <table:table-cell office:value-type="string" table:style-name="ce63">
            <text:p>SD</text:p>
          </table:table-cell>
          <table:table-cell office:value-type="float" office:value="485" table:style-name="ce72">
            <text:p>485</text:p>
          </table:table-cell>
          <table:table-cell office:value-type="float" office:value="527.01" table:style-name="ce72">
            <text:p>527</text:p>
          </table:table-cell>
          <table:table-cell office:value-type="float" office:value="529.74" table:style-name="ce72">
            <text:p>530</text:p>
          </table:table-cell>
          <table:table-cell office:value-type="float" office:value="564.94000000000005" table:style-name="ce72">
            <text:p>565</text:p>
          </table:table-cell>
          <table:table-cell office:value-type="float" office:value="601.17999999999995" table:style-name="ce72">
            <text:p>601</text:p>
          </table:table-cell>
          <table:table-cell office:value-type="float" office:value="675.22" table:style-name="ce72">
            <text:p>675</text:p>
          </table:table-cell>
          <table:table-cell office:value-type="float" office:value="730.1" table:style-name="ce72">
            <text:p>730</text:p>
          </table:table-cell>
          <table:table-cell office:value-type="float" office:value="768.08" table:style-name="ce72">
            <text:p>768</text:p>
          </table:table-cell>
          <table:table-cell office:value-type="float" office:value="797.04" table:style-name="ce72">
            <text:p>797</text:p>
          </table:table-cell>
          <table:table-cell office:value-type="float" office:value="861.25" table:style-name="ce72">
            <text:p>861</text:p>
          </table:table-cell>
          <table:table-cell office:value-type="float" office:value="942.94" table:style-name="ce72">
            <text:p>943</text:p>
          </table:table-cell>
          <table:table-cell office:value-type="float" office:value="999.45" table:style-name="ce72">
            <text:p>999</text:p>
          </table:table-cell>
          <table:table-cell office:value-type="float" office:value="1033.55" table:style-name="ce72">
            <text:p>1,034</text:p>
          </table:table-cell>
          <table:table-cell office:value-type="float" office:value="1083.7" table:style-name="ce72">
            <text:p>1,084</text:p>
          </table:table-cell>
          <table:table-cell office:value-type="float" office:value="1142.99" table:style-name="ce72">
            <text:p>1,143</text:p>
          </table:table-cell>
          <table:table-cell office:value-type="float" office:value="1184.54" table:style-name="ce72">
            <text:p>1,185</text:p>
          </table:table-cell>
          <table:table-cell office:value-type="float" office:value="1212.7131775886171" table:style-name="ce72">
            <text:p>1,213</text:p>
          </table:table-cell>
          <table:table-cell office:value-type="float" office:value="1223.0899999999999" table:style-name="ce72">
            <text:p>1,223</text:p>
          </table:table-cell>
          <table:table-cell office:value-type="float" office:value="1224.82" table:style-name="ce72">
            <text:p>1,225</text:p>
          </table:table-cell>
          <table:table-cell office:value-type="float" office:value="1223.3499999999999" table:style-name="ce72">
            <text:p>1,223</text:p>
          </table:table-cell>
          <table:table-cell office:value-type="float" office:value="1039.3699999999999" table:style-name="ce72">
            <text:p>1,039</text:p>
          </table:table-cell>
          <table:table-cell office:value-type="float" office:value="1044.3499999999999" table:style-name="ce72">
            <text:p>1,044</text:p>
          </table:table-cell>
          <table:table-cell office:value-type="float" office:value="1069.67" table:style-name="ce72">
            <text:p>1,070</text:p>
          </table:table-cell>
          <table:table-cell office:value-type="float" office:value="1122.67" table:style-name="ce73">
            <text:p><text:s/>1,123<text:s/></text:p>
          </table:table-cell>
          <table:table-cell office:value-type="float" office:value="1170.54" table:style-name="ce74">
            <text:p>1,171</text:p>
          </table:table-cell>
          <table:table-cell office:value-type="float" office:value="1244.6300000000001" table:style-name="ce72">
            <text:p>1,245</text:p>
          </table:table-cell>
          <table:table-cell office:value-type="float" office:value="1316.26" table:style-name="ce72">
            <text:p>1,316</text:p>
          </table:table-cell>
          <table:table-cell office:value-type="float" office:value="1372.66" table:style-name="ce72">
            <text:p>1,373</text:p>
          </table:table-cell>
          <table:table-cell office:value-type="float" office:value="1409.56" table:style-name="ce72">
            <text:p>1,410</text:p>
          </table:table-cell>
          <table:table-cell office:value-type="float" office:value="1488.08" table:style-name="ce72">
            <text:p>1,488</text:p>
          </table:table-cell>
          <table:table-cell office:value-type="float" office:value="1550.85" table:style-name="ce72">
            <text:p>1,551</text:p>
          </table:table-cell>
          <table:table-cell office:value-type="float" office:value="1634" table:style-name="ce72">
            <text:p>1,634</text:p>
          </table:table-cell>
          <table:table-cell office:value-type="float" office:value="1724.98" table:style-name="ce72">
            <text:p>1,725</text:p>
          </table:table-cell>
          <table:table-cell table:style-name="ce71"/>
          <table:table-cell table:number-columns-repeated="16345"/>
        </table:table-row>
        <table:table-row table:style-name="ro27">
          <table:table-cell office:value-type="string" table:style-name="ce63">
            <text:p>E1839</text:p>
          </table:table-cell>
          <table:table-cell office:value-type="string" table:style-name="ce63">
            <text:p>E07000239</text:p>
          </table:table-cell>
          <table:table-cell office:value-type="string" table:style-name="ce63">
            <text:p>Wyre Forest</text:p>
          </table:table-cell>
          <table:table-cell office:value-type="string" table:style-name="ce63">
            <text:p>YES</text:p>
          </table:table-cell>
          <table:table-cell office:value-type="string" table:style-name="ce63">
            <text:p>SD</text:p>
          </table:table-cell>
          <table:table-cell office:value-type="float" office:value="450" table:style-name="ce72">
            <text:p>450</text:p>
          </table:table-cell>
          <table:table-cell office:value-type="float" office:value="441.66" table:style-name="ce72">
            <text:p>442</text:p>
          </table:table-cell>
          <table:table-cell office:value-type="float" office:value="458.17" table:style-name="ce72">
            <text:p>458</text:p>
          </table:table-cell>
          <table:table-cell office:value-type="float" office:value="484.1" table:style-name="ce72">
            <text:p>484</text:p>
          </table:table-cell>
          <table:table-cell office:value-type="float" office:value="510.71" table:style-name="ce72">
            <text:p>511</text:p>
          </table:table-cell>
          <table:table-cell office:value-type="float" office:value="557.96" table:style-name="ce72">
            <text:p>558</text:p>
          </table:table-cell>
          <table:table-cell office:value-type="float" office:value="612" table:style-name="ce72">
            <text:p>612</text:p>
          </table:table-cell>
          <table:table-cell office:value-type="float" office:value="669.71" table:style-name="ce72">
            <text:p>670</text:p>
          </table:table-cell>
          <table:table-cell office:value-type="float" office:value="726.66" table:style-name="ce72">
            <text:p>727</text:p>
          </table:table-cell>
          <table:table-cell office:value-type="float" office:value="808.72" table:style-name="ce72">
            <text:p>809</text:p>
          </table:table-cell>
          <table:table-cell office:value-type="float" office:value="902.83" table:style-name="ce72">
            <text:p>903</text:p>
          </table:table-cell>
          <table:table-cell office:value-type="float" office:value="980.51" table:style-name="ce72">
            <text:p>981</text:p>
          </table:table-cell>
          <table:table-cell office:value-type="float" office:value="1013.36" table:style-name="ce72">
            <text:p>1,013</text:p>
          </table:table-cell>
          <table:table-cell office:value-type="float" office:value="1057.49" table:style-name="ce72">
            <text:p>1,057</text:p>
          </table:table-cell>
          <table:table-cell office:value-type="float" office:value="1103.9000000000001" table:style-name="ce72">
            <text:p>1,104</text:p>
          </table:table-cell>
          <table:table-cell office:value-type="float" office:value="1149.6300000000001" table:style-name="ce72">
            <text:p>1,150</text:p>
          </table:table-cell>
          <table:table-cell office:value-type="float" office:value="1184.7592654986522" table:style-name="ce72">
            <text:p>1,185</text:p>
          </table:table-cell>
          <table:table-cell office:value-type="float" office:value="1213.7" table:style-name="ce72">
            <text:p>1,214</text:p>
          </table:table-cell>
          <table:table-cell office:value-type="float" office:value="1216.68" table:style-name="ce72">
            <text:p>1,217</text:p>
          </table:table-cell>
          <table:table-cell office:value-type="float" office:value="1226.98" table:style-name="ce72">
            <text:p>1,227</text:p>
          </table:table-cell>
          <table:table-cell office:value-type="float" office:value="1039.01" table:style-name="ce72">
            <text:p>1,039</text:p>
          </table:table-cell>
          <table:table-cell office:value-type="float" office:value="1064.95" table:style-name="ce72">
            <text:p>1,065</text:p>
          </table:table-cell>
          <table:table-cell office:value-type="float" office:value="1108.98" table:style-name="ce72">
            <text:p>1,109</text:p>
          </table:table-cell>
          <table:table-cell office:value-type="float" office:value="1172.69" table:style-name="ce73">
            <text:p><text:s/>1,173<text:s/></text:p>
          </table:table-cell>
          <table:table-cell office:value-type="float" office:value="1202.4100000000001" table:style-name="ce74">
            <text:p>1,202</text:p>
          </table:table-cell>
          <table:table-cell office:value-type="float" office:value="1265.45" table:style-name="ce72">
            <text:p>1,265</text:p>
          </table:table-cell>
          <table:table-cell office:value-type="float" office:value="1329.94" table:style-name="ce72">
            <text:p>1,330</text:p>
          </table:table-cell>
          <table:table-cell office:value-type="float" office:value="1383.07" table:style-name="ce72">
            <text:p>1,383</text:p>
          </table:table-cell>
          <table:table-cell office:value-type="float" office:value="1417.82" table:style-name="ce72">
            <text:p>1,418</text:p>
          </table:table-cell>
          <table:table-cell office:value-type="float" office:value="1479.3" table:style-name="ce72">
            <text:p>1,479</text:p>
          </table:table-cell>
          <table:table-cell office:value-type="float" office:value="1565.41" table:style-name="ce72">
            <text:p>1,565</text:p>
          </table:table-cell>
          <table:table-cell office:value-type="float" office:value="1636" table:style-name="ce72">
            <text:p>1,636</text:p>
          </table:table-cell>
          <table:table-cell office:value-type="float" office:value="1732.07" table:style-name="ce72">
            <text:p>1,732</text:p>
          </table:table-cell>
          <table:table-cell table:style-name="ce71"/>
          <table:table-cell table:number-columns-repeated="16345"/>
        </table:table-row>
        <table:table-row table:style-name="ro27">
          <table:table-cell office:value-type="string" table:style-name="ce76">
            <text:p>E2738</text:p>
          </table:table-cell>
          <table:table-cell office:value-type="string" table:style-name="ce63">
            <text:p>[z]</text:p>
          </table:table-cell>
          <table:table-cell office:value-type="string" table:style-name="ce63">
            <text:p>York</text:p>
          </table:table-cell>
          <table:table-cell office:value-type="string" table:style-name="ce60">
            <text:p>NO</text:p>
          </table:table-cell>
          <table:table-cell office:value-type="string" table:style-name="ce60">
            <text:p>SD</text:p>
          </table:table-cell>
          <table:table-cell office:value-type="float" office:value="376" table:style-name="ce72">
            <text:p>376</text:p>
          </table:table-cell>
          <table:table-cell office:value-type="float" office:value="407.1" table:style-name="ce72">
            <text:p>407</text:p>
          </table:table-cell>
          <table:table-cell office:value-type="float" office:value="427.81" table:style-name="ce72">
            <text:p>428</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7">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3">
            <text:p>[z]</text:p>
          </table:table-cell>
          <table:table-cell office:value-type="string" table:style-name="ce74">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table:style-name="ce78"/>
          <table:table-cell table:number-columns-repeated="16345"/>
        </table:table-row>
        <table:table-row table:style-name="ro27">
          <table:table-cell office:value-type="string" table:style-name="ce63">
            <text:p>E2701</text:p>
          </table:table-cell>
          <table:table-cell office:value-type="string" table:style-name="ce63">
            <text:p>E06000014</text:p>
          </table:table-cell>
          <table:table-cell office:value-type="string" table:style-name="ce63">
            <text:p>York UA</text:p>
          </table:table-cell>
          <table:table-cell office:value-type="string" table:style-name="ce63">
            <text:p>YES</text:p>
          </table:table-cell>
          <table:table-cell office:value-type="string" table:style-name="ce63">
            <text:p>UA</text:p>
          </table:table-cell>
          <table:table-cell office:value-type="string" table:style-name="ce72">
            <text:p>[z]</text:p>
          </table:table-cell>
          <table:table-cell office:value-type="string" table:style-name="ce72">
            <text:p>[z]</text:p>
          </table:table-cell>
          <table:table-cell office:value-type="string" table:style-name="ce72">
            <text:p>[z]</text:p>
          </table:table-cell>
          <table:table-cell office:value-type="float" office:value="767.39" table:style-name="ce72">
            <text:p>767</text:p>
          </table:table-cell>
          <table:table-cell office:value-type="float" office:value="483.6" table:style-name="ce72">
            <text:p>484</text:p>
          </table:table-cell>
          <table:table-cell office:value-type="float" office:value="540.61" table:style-name="ce72">
            <text:p>541</text:p>
          </table:table-cell>
          <table:table-cell office:value-type="float" office:value="561.63" table:style-name="ce72">
            <text:p>562</text:p>
          </table:table-cell>
          <table:table-cell office:value-type="float" office:value="607.15" table:style-name="ce72">
            <text:p>607</text:p>
          </table:table-cell>
          <table:table-cell office:value-type="float" office:value="645.54" table:style-name="ce72">
            <text:p>646</text:p>
          </table:table-cell>
          <table:table-cell office:value-type="float" office:value="711.86" table:style-name="ce72">
            <text:p>712</text:p>
          </table:table-cell>
          <table:table-cell office:value-type="float" office:value="801.04" table:style-name="ce72">
            <text:p>801</text:p>
          </table:table-cell>
          <table:table-cell office:value-type="float" office:value="886.73" table:style-name="ce72">
            <text:p>887</text:p>
          </table:table-cell>
          <table:table-cell office:value-type="float" office:value="927.45" table:style-name="ce72">
            <text:p>927</text:p>
          </table:table-cell>
          <table:table-cell office:value-type="float" office:value="970.68" table:style-name="ce72">
            <text:p>971</text:p>
          </table:table-cell>
          <table:table-cell office:value-type="float" office:value="1012.25" table:style-name="ce72">
            <text:p>1,012</text:p>
          </table:table-cell>
          <table:table-cell office:value-type="float" office:value="1066.07" table:style-name="ce72">
            <text:p>1,066</text:p>
          </table:table-cell>
          <table:table-cell office:value-type="float" office:value="1098.116679973896" table:style-name="ce72">
            <text:p>1,098</text:p>
          </table:table-cell>
          <table:table-cell office:value-type="float" office:value="1130.51" table:style-name="ce72">
            <text:p>1,131</text:p>
          </table:table-cell>
          <table:table-cell office:value-type="float" office:value="1136.75" table:style-name="ce72">
            <text:p>1,137</text:p>
          </table:table-cell>
          <table:table-cell office:value-type="float" office:value="1164.74" table:style-name="ce72">
            <text:p>1,165</text:p>
          </table:table-cell>
          <table:table-cell office:value-type="float" office:value="1066.8800000000001" table:style-name="ce72">
            <text:p>1,067</text:p>
          </table:table-cell>
          <table:table-cell office:value-type="float" office:value="1088.82" table:style-name="ce72">
            <text:p>1,089</text:p>
          </table:table-cell>
          <table:table-cell office:value-type="float" office:value="1103.72" table:style-name="ce72">
            <text:p>1,104</text:p>
          </table:table-cell>
          <table:table-cell office:value-type="float" office:value="1160.19" table:style-name="ce73">
            <text:p><text:s/>1,160<text:s/></text:p>
          </table:table-cell>
          <table:table-cell office:value-type="float" office:value="1214.1500000000001" table:style-name="ce74">
            <text:p>1,214</text:p>
          </table:table-cell>
          <table:table-cell office:value-type="float" office:value="1266.69" table:style-name="ce72">
            <text:p>1,267</text:p>
          </table:table-cell>
          <table:table-cell office:value-type="float" office:value="1327.25" table:style-name="ce72">
            <text:p>1,327</text:p>
          </table:table-cell>
          <table:table-cell office:value-type="float" office:value="1380.4" table:style-name="ce72">
            <text:p>1,380</text:p>
          </table:table-cell>
          <table:table-cell office:value-type="float" office:value="1430.95" table:style-name="ce72">
            <text:p>1,431</text:p>
          </table:table-cell>
          <table:table-cell office:value-type="float" office:value="1481.39" table:style-name="ce72">
            <text:p>1,481</text:p>
          </table:table-cell>
          <table:table-cell office:value-type="float" office:value="1564.43" table:style-name="ce72">
            <text:p>1,564</text:p>
          </table:table-cell>
          <table:table-cell office:value-type="float" office:value="1645" table:style-name="ce72">
            <text:p>1,645</text:p>
          </table:table-cell>
          <table:table-cell office:value-type="float" office:value="1749.28" table:style-name="ce72">
            <text:p>1,749</text:p>
          </table:table-cell>
          <table:table-cell table:style-name="ce71"/>
          <table:table-cell table:number-columns-repeated="16345"/>
        </table:table-row>
        <table:table-row table:number-rows-repeated="1048143" table:style-name="ro13">
          <table:table-cell table:number-columns-repeated="16384"/>
        </table:table-row>
      </table:table>
      <table:table table:name="list" table:style-name="ta4">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21" table:default-cell-style-name="ce1"/>
        <table:table-column table:style-name="co16" table:default-cell-style-name="ce1"/>
        <table:table-column table:style-name="co22" table:default-cell-style-name="ce1"/>
        <table:table-column table:style-name="co23" table:default-cell-style-name="ce1"/>
        <table:table-column table:style-name="co17" table:default-cell-style-name="ce1"/>
        <table:table-column table:style-name="co22" table:default-cell-style-name="ce1"/>
        <table:table-column table:style-name="co2" table:number-columns-repeated="16372" table:default-cell-style-name="ce1"/>
        <table:table-row table:style-name="ro14">
          <table:table-cell office:value-type="string" table:style-name="ce83">
            <text:p>All authorities</text:p>
          </table:table-cell>
          <table:table-cell table:number-columns-repeated="4" table:style-name="ce1"/>
          <table:table-cell office:value-type="string" table:style-name="ce83">
            <text:p>Billing authorities</text:p>
          </table:table-cell>
          <table:table-cell table:style-name="ce1"/>
          <table:table-cell office:value-type="string" table:style-name="ce83">
            <text:p>Region and Class</text:p>
          </table:table-cell>
          <table:table-cell table:number-columns-repeated="16376" table:style-name="ce1"/>
        </table:table-row>
        <table:table-row table:style-name="ro14">
          <table:table-cell table:style-name="ce83"/>
          <table:table-cell table:number-columns-repeated="16383" table:style-name="ce1"/>
        </table:table-row>
        <table:table-row table:style-name="ro14">
          <table:table-cell office:value-type="string" table:style-name="ce84">
            <text:p>Authority</text:p>
          </table:table-cell>
          <table:table-cell office:value-type="string" table:style-name="ce84">
            <text:p>Current</text:p>
          </table:table-cell>
          <table:table-cell office:value-type="string" table:style-name="ce84">
            <text:p>Class</text:p>
          </table:table-cell>
          <table:table-cell office:value-type="string" table:style-name="ce84">
            <text:p>Reg</text:p>
          </table:table-cell>
          <table:table-cell table:style-name="ce1"/>
          <table:table-cell office:value-type="string" table:style-name="ce84">
            <text:p>Local authority</text:p>
          </table:table-cell>
          <table:table-cell table:style-name="ce1"/>
          <table:table-cell office:value-type="string" table:style-name="ce85">
            <text:p>Ints</text:p>
          </table:table-cell>
          <table:table-cell office:value-type="string" table:style-name="ce85">
            <text:p>Region</text:p>
          </table:table-cell>
          <table:table-cell table:style-name="ce1"/>
          <table:table-cell office:value-type="string" table:style-name="ce86">
            <text:p>ENG</text:p>
          </table:table-cell>
          <table:table-cell office:value-type="string" table:style-name="ce87">
            <text:p>England</text:p>
          </table:table-cell>
          <table:table-cell table:number-columns-repeated="16372"/>
        </table:table-row>
        <table:table-row table:style-name="ro14">
          <table:table-cell office:value-type="string" table:style-name="ce87">
            <text:p>Adur</text:p>
          </table:table-cell>
          <table:table-cell office:value-type="string" table:style-name="ce87">
            <text:p>YES</text:p>
          </table:table-cell>
          <table:table-cell office:value-type="string" table:style-name="ce87">
            <text:p>SD</text:p>
          </table:table-cell>
          <table:table-cell office:value-type="string" table:style-name="ce87">
            <text:p>SE</text:p>
          </table:table-cell>
          <table:table-cell table:style-name="ce1"/>
          <table:table-cell office:value-type="string" table:style-name="ce88">
            <text:p>Adur</text:p>
          </table:table-cell>
          <table:table-cell table:style-name="ce1"/>
          <table:table-cell table:style-name="ce86"/>
          <table:table-cell office:value-type="string" table:style-name="ce87">
            <text:p>Please select a region from list</text:p>
          </table:table-cell>
          <table:table-cell table:style-name="ce1"/>
          <table:table-cell office:value-type="error" office:string-value="#REF!" table:formula="of:=VLOOKUP([Summary.B4];[.#REF!];4;FALSE)" table:style-name="ce88">
            <text:p>#REF!</text:p>
          </table:table-cell>
          <table:table-cell office:value-type="error" office:string-value="#REF!" table:formula="of:=IF(ISNA(VLOOKUP([.K4];[.H6:.I14];2;FALSE));&quot;-&quot;;VLOOKUP([.K4];[.H6:.I14];2;FALSE))" table:style-name="ce1">
            <text:p>#REF!</text:p>
          </table:table-cell>
          <table:table-cell table:number-columns-repeated="16372"/>
        </table:table-row>
        <table:table-row table:style-name="ro14">
          <table:table-cell office:value-type="string" table:style-name="ce87">
            <text:p>Allerdale</text:p>
          </table:table-cell>
          <table:table-cell office:value-type="string" table:style-name="ce87">
            <text:p>YES</text:p>
          </table:table-cell>
          <table:table-cell office:value-type="string" table:style-name="ce87">
            <text:p>SD</text:p>
          </table:table-cell>
          <table:table-cell office:value-type="string" table:style-name="ce87">
            <text:p>NW</text:p>
          </table:table-cell>
          <table:table-cell table:style-name="ce1"/>
          <table:table-cell office:value-type="string" table:style-name="ce88">
            <text:p>Allerdale</text:p>
          </table:table-cell>
          <table:table-cell table:style-name="ce1"/>
          <table:table-cell office:value-type="string" table:style-name="ce86">
            <text:p>ENG</text:p>
          </table:table-cell>
          <table:table-cell office:value-type="string" table:style-name="ce87">
            <text:p>England</text:p>
          </table:table-cell>
          <table:table-cell table:style-name="ce1"/>
          <table:table-cell office:value-type="error" office:string-value="#REF!" table:formula="of:=IF([.K4]=&quot;NW&quot;;&quot;M&quot;;&quot;-&quot;)" table:style-name="ce89">
            <text:p>#REF!</text:p>
          </table:table-cell>
          <table:table-cell office:value-type="error" office:string-value="#REF!" table:formula="of:=IF([.K5]=&quot;M&quot;;&quot;Merseyside&quot;;&quot;-&quot;)" table:style-name="ce90">
            <text:p>#REF!</text:p>
          </table:table-cell>
          <table:table-cell table:number-columns-repeated="16372"/>
        </table:table-row>
        <table:table-row table:style-name="ro14">
          <table:table-cell office:value-type="string" table:style-name="ce87">
            <text:p>Alnwick</text:p>
          </table:table-cell>
          <table:table-cell office:value-type="string" table:style-name="ce87">
            <text:p>NO</text:p>
          </table:table-cell>
          <table:table-cell office:value-type="string" table:style-name="ce87">
            <text:p>SD</text:p>
          </table:table-cell>
          <table:table-cell office:value-type="string" table:style-name="ce87">
            <text:p>NE</text:p>
          </table:table-cell>
          <table:table-cell table:style-name="ce1"/>
          <table:table-cell office:value-type="string" table:style-name="ce88">
            <text:p>Alnwick</text:p>
          </table:table-cell>
          <table:table-cell table:style-name="ce1"/>
          <table:table-cell office:value-type="string" table:style-name="ce1">
            <text:p>NE</text:p>
          </table:table-cell>
          <table:table-cell office:value-type="string" table:style-name="ce1">
            <text:p>North East</text:p>
          </table:table-cell>
          <table:table-cell table:style-name="ce1"/>
          <table:table-cell table:style-name="ce88"/>
          <table:table-cell table:number-columns-repeated="16373" table:style-name="ce1"/>
        </table:table-row>
        <table:table-row table:style-name="ro14">
          <table:table-cell office:value-type="string" table:style-name="ce87">
            <text:p>Amber Valley</text:p>
          </table:table-cell>
          <table:table-cell office:value-type="string" table:style-name="ce87">
            <text:p>YES</text:p>
          </table:table-cell>
          <table:table-cell office:value-type="string" table:style-name="ce87">
            <text:p>SD</text:p>
          </table:table-cell>
          <table:table-cell office:value-type="string" table:style-name="ce87">
            <text:p>EM</text:p>
          </table:table-cell>
          <table:table-cell table:style-name="ce1"/>
          <table:table-cell office:value-type="string" table:style-name="ce88">
            <text:p>Amber Valley</text:p>
          </table:table-cell>
          <table:table-cell table:style-name="ce1"/>
          <table:table-cell office:value-type="string" table:style-name="ce1">
            <text:p>NW</text:p>
          </table:table-cell>
          <table:table-cell office:value-type="string" table:style-name="ce1">
            <text:p>North West</text:p>
          </table:table-cell>
          <table:table-cell table:number-columns-repeated="2" table:style-name="ce1"/>
          <table:table-cell office:value-type="error" office:string-value="#REF!" table:formula="of:=IF(ISNA(VLOOKUP([.K4];[.H6:.I14];2;FALSE));&quot;&quot;;VLOOKUP([.K4];[.H6:.I14];2;FALSE))" table:style-name="ce1">
            <text:p>#REF!</text:p>
          </table:table-cell>
          <table:table-cell table:number-columns-repeated="16372"/>
        </table:table-row>
        <table:table-row table:style-name="ro14">
          <table:table-cell office:value-type="string" table:style-name="ce87">
            <text:p>Arun</text:p>
          </table:table-cell>
          <table:table-cell office:value-type="string" table:style-name="ce87">
            <text:p>YES</text:p>
          </table:table-cell>
          <table:table-cell office:value-type="string" table:style-name="ce87">
            <text:p>SD</text:p>
          </table:table-cell>
          <table:table-cell office:value-type="string" table:style-name="ce87">
            <text:p>SE</text:p>
          </table:table-cell>
          <table:table-cell table:style-name="ce1"/>
          <table:table-cell office:value-type="string" table:style-name="ce88">
            <text:p>Arun</text:p>
          </table:table-cell>
          <table:table-cell table:style-name="ce1"/>
          <table:table-cell office:value-type="string" table:style-name="ce1">
            <text:p>YH</text:p>
          </table:table-cell>
          <table:table-cell office:value-type="string" table:style-name="ce87">
            <text:p>Yorkshire and the Humber</text:p>
          </table:table-cell>
          <table:table-cell table:number-columns-repeated="16375" table:style-name="ce1"/>
        </table:table-row>
        <table:table-row table:style-name="ro14">
          <table:table-cell office:value-type="string" table:style-name="ce87">
            <text:p>Ashfield</text:p>
          </table:table-cell>
          <table:table-cell office:value-type="string" table:style-name="ce87">
            <text:p>YES</text:p>
          </table:table-cell>
          <table:table-cell office:value-type="string" table:style-name="ce87">
            <text:p>SD</text:p>
          </table:table-cell>
          <table:table-cell office:value-type="string" table:style-name="ce87">
            <text:p>EM</text:p>
          </table:table-cell>
          <table:table-cell table:style-name="ce1"/>
          <table:table-cell office:value-type="string" table:style-name="ce88">
            <text:p>Ashfield</text:p>
          </table:table-cell>
          <table:table-cell table:style-name="ce1"/>
          <table:table-cell office:value-type="string" table:style-name="ce1">
            <text:p>EM</text:p>
          </table:table-cell>
          <table:table-cell office:value-type="string" table:style-name="ce1">
            <text:p>East Midlands</text:p>
          </table:table-cell>
          <table:table-cell table:number-columns-repeated="16375" table:style-name="ce1"/>
        </table:table-row>
        <table:table-row table:style-name="ro14">
          <table:table-cell office:value-type="string" table:style-name="ce87">
            <text:p>Ashford</text:p>
          </table:table-cell>
          <table:table-cell office:value-type="string" table:style-name="ce87">
            <text:p>YES</text:p>
          </table:table-cell>
          <table:table-cell office:value-type="string" table:style-name="ce87">
            <text:p>SD</text:p>
          </table:table-cell>
          <table:table-cell office:value-type="string" table:style-name="ce87">
            <text:p>SE</text:p>
          </table:table-cell>
          <table:table-cell table:style-name="ce1"/>
          <table:table-cell office:value-type="string" table:style-name="ce88">
            <text:p>Ashford</text:p>
          </table:table-cell>
          <table:table-cell table:style-name="ce1"/>
          <table:table-cell office:value-type="string" table:style-name="ce1">
            <text:p>WM</text:p>
          </table:table-cell>
          <table:table-cell office:value-type="string" table:style-name="ce1">
            <text:p>West Midlands</text:p>
          </table:table-cell>
          <table:table-cell table:number-columns-repeated="16375" table:style-name="ce1"/>
        </table:table-row>
        <table:table-row table:style-name="ro14">
          <table:table-cell office:value-type="string" table:style-name="ce87">
            <text:p>Aylesbury Vale</text:p>
          </table:table-cell>
          <table:table-cell office:value-type="string" table:style-name="ce87">
            <text:p>NO</text:p>
          </table:table-cell>
          <table:table-cell office:value-type="string" table:style-name="ce87">
            <text:p>SD</text:p>
          </table:table-cell>
          <table:table-cell office:value-type="string" table:style-name="ce87">
            <text:p>SE</text:p>
          </table:table-cell>
          <table:table-cell table:style-name="ce1"/>
          <table:table-cell office:value-type="string" table:style-name="ce88">
            <text:p>Aylesbury Vale</text:p>
          </table:table-cell>
          <table:table-cell table:style-name="ce1"/>
          <table:table-cell office:value-type="string" table:style-name="ce1">
            <text:p>EE</text:p>
          </table:table-cell>
          <table:table-cell office:value-type="string" table:style-name="ce1">
            <text:p>East of England</text:p>
          </table:table-cell>
          <table:table-cell table:number-columns-repeated="16375" table:style-name="ce1"/>
        </table:table-row>
        <table:table-row table:style-name="ro14">
          <table:table-cell office:value-type="string" table:style-name="ce87">
            <text:p>Babergh</text:p>
          </table:table-cell>
          <table:table-cell office:value-type="string" table:style-name="ce87">
            <text:p>YES</text:p>
          </table:table-cell>
          <table:table-cell office:value-type="string" table:style-name="ce87">
            <text:p>SD</text:p>
          </table:table-cell>
          <table:table-cell office:value-type="string" table:style-name="ce87">
            <text:p>EE</text:p>
          </table:table-cell>
          <table:table-cell table:style-name="ce1"/>
          <table:table-cell office:value-type="string" table:style-name="ce88">
            <text:p>Babergh</text:p>
          </table:table-cell>
          <table:table-cell table:style-name="ce1"/>
          <table:table-cell office:value-type="string" table:style-name="ce1">
            <text:p>L</text:p>
          </table:table-cell>
          <table:table-cell office:value-type="string" table:style-name="ce1">
            <text:p>London</text:p>
          </table:table-cell>
          <table:table-cell table:number-columns-repeated="16375" table:style-name="ce1"/>
        </table:table-row>
        <table:table-row table:style-name="ro14">
          <table:table-cell office:value-type="string" table:style-name="ce87">
            <text:p>Barking &amp; Dagenham</text:p>
          </table:table-cell>
          <table:table-cell office:value-type="string" table:style-name="ce87">
            <text:p>YES</text:p>
          </table:table-cell>
          <table:table-cell office:value-type="string" table:style-name="ce87">
            <text:p>OLB</text:p>
          </table:table-cell>
          <table:table-cell office:value-type="string" table:style-name="ce87">
            <text:p>L</text:p>
          </table:table-cell>
          <table:table-cell table:style-name="ce1"/>
          <table:table-cell office:value-type="string" table:style-name="ce88">
            <text:p>Barking &amp; Dagenham</text:p>
          </table:table-cell>
          <table:table-cell table:style-name="ce1"/>
          <table:table-cell office:value-type="string" table:style-name="ce1">
            <text:p>SE</text:p>
          </table:table-cell>
          <table:table-cell office:value-type="string" table:style-name="ce1">
            <text:p>South East</text:p>
          </table:table-cell>
          <table:table-cell table:number-columns-repeated="16375" table:style-name="ce1"/>
        </table:table-row>
        <table:table-row table:style-name="ro14">
          <table:table-cell office:value-type="string" table:style-name="ce87">
            <text:p>Barnet</text:p>
          </table:table-cell>
          <table:table-cell office:value-type="string" table:style-name="ce87">
            <text:p>YES</text:p>
          </table:table-cell>
          <table:table-cell office:value-type="string" table:style-name="ce87">
            <text:p>OLB</text:p>
          </table:table-cell>
          <table:table-cell office:value-type="string" table:style-name="ce87">
            <text:p>L</text:p>
          </table:table-cell>
          <table:table-cell table:style-name="ce1"/>
          <table:table-cell office:value-type="string" table:style-name="ce88">
            <text:p>Barnet</text:p>
          </table:table-cell>
          <table:table-cell table:style-name="ce1"/>
          <table:table-cell office:value-type="string" table:style-name="ce1">
            <text:p>SW</text:p>
          </table:table-cell>
          <table:table-cell office:value-type="string" table:style-name="ce87">
            <text:p>South West</text:p>
          </table:table-cell>
          <table:table-cell table:number-columns-repeated="16375" table:style-name="ce1"/>
        </table:table-row>
        <table:table-row table:style-name="ro14">
          <table:table-cell office:value-type="string" table:style-name="ce87">
            <text:p>Barnsley</text:p>
          </table:table-cell>
          <table:table-cell office:value-type="string" table:style-name="ce87">
            <text:p>YES</text:p>
          </table:table-cell>
          <table:table-cell office:value-type="string" table:style-name="ce87">
            <text:p>MD</text:p>
          </table:table-cell>
          <table:table-cell office:value-type="string" table:style-name="ce87">
            <text:p>YH</text:p>
          </table:table-cell>
          <table:table-cell table:style-name="ce1"/>
          <table:table-cell office:value-type="string" table:style-name="ce88">
            <text:p>Barnsley</text:p>
          </table:table-cell>
          <table:table-cell table:style-name="ce1"/>
          <table:table-cell office:value-type="string" table:style-name="ce91">
            <text:p>-</text:p>
          </table:table-cell>
          <table:table-cell office:value-type="string" table:style-name="ce1">
            <text:p>-</text:p>
          </table:table-cell>
          <table:table-cell table:number-columns-repeated="16375" table:style-name="ce1"/>
        </table:table-row>
        <table:table-row table:style-name="ro14">
          <table:table-cell office:value-type="string" table:style-name="ce87">
            <text:p>Barrow-in-Furness</text:p>
          </table:table-cell>
          <table:table-cell office:value-type="string" table:style-name="ce87">
            <text:p>YES</text:p>
          </table:table-cell>
          <table:table-cell office:value-type="string" table:style-name="ce87">
            <text:p>SD</text:p>
          </table:table-cell>
          <table:table-cell office:value-type="string" table:style-name="ce87">
            <text:p>NW</text:p>
          </table:table-cell>
          <table:table-cell table:style-name="ce1"/>
          <table:table-cell office:value-type="string" table:style-name="ce88">
            <text:p>Barrow-in-Furness</text:p>
          </table:table-cell>
          <table:table-cell table:number-columns-repeated="2" table:style-name="ce1"/>
          <table:table-cell table:style-name="ce87"/>
          <table:table-cell table:number-columns-repeated="16375" table:style-name="ce1"/>
        </table:table-row>
        <table:table-row table:style-name="ro14">
          <table:table-cell office:value-type="string" table:style-name="ce87">
            <text:p>Basildon</text:p>
          </table:table-cell>
          <table:table-cell office:value-type="string" table:style-name="ce87">
            <text:p>YES</text:p>
          </table:table-cell>
          <table:table-cell office:value-type="string" table:style-name="ce87">
            <text:p>SD</text:p>
          </table:table-cell>
          <table:table-cell office:value-type="string" table:style-name="ce87">
            <text:p>EE</text:p>
          </table:table-cell>
          <table:table-cell table:style-name="ce1"/>
          <table:table-cell office:value-type="string" table:style-name="ce88">
            <text:p>Basildon</text:p>
          </table:table-cell>
          <table:table-cell table:number-columns-repeated="2" table:style-name="ce1"/>
          <table:table-cell table:style-name="ce88"/>
          <table:table-cell table:number-columns-repeated="16375"/>
        </table:table-row>
        <table:table-row table:style-name="ro14">
          <table:table-cell office:value-type="string" table:style-name="ce87">
            <text:p>Basingstoke &amp; Deane</text:p>
          </table:table-cell>
          <table:table-cell office:value-type="string" table:style-name="ce87">
            <text:p>YES</text:p>
          </table:table-cell>
          <table:table-cell office:value-type="string" table:style-name="ce87">
            <text:p>SD</text:p>
          </table:table-cell>
          <table:table-cell office:value-type="string" table:style-name="ce87">
            <text:p>SE</text:p>
          </table:table-cell>
          <table:table-cell table:style-name="ce1"/>
          <table:table-cell office:value-type="string" table:style-name="ce88">
            <text:p>Basingstoke &amp; Deane</text:p>
          </table:table-cell>
          <table:table-cell table:number-columns-repeated="2" table:style-name="ce1"/>
          <table:table-cell table:style-name="ce88"/>
          <table:table-cell table:number-columns-repeated="16375"/>
        </table:table-row>
        <table:table-row table:style-name="ro14">
          <table:table-cell office:value-type="string" table:style-name="ce87">
            <text:p>Bassetlaw</text:p>
          </table:table-cell>
          <table:table-cell office:value-type="string" table:style-name="ce87">
            <text:p>YES</text:p>
          </table:table-cell>
          <table:table-cell office:value-type="string" table:style-name="ce87">
            <text:p>SD</text:p>
          </table:table-cell>
          <table:table-cell office:value-type="string" table:style-name="ce87">
            <text:p>EM</text:p>
          </table:table-cell>
          <table:table-cell table:style-name="ce1"/>
          <table:table-cell office:value-type="string" table:style-name="ce88">
            <text:p>Bassetlaw</text:p>
          </table:table-cell>
          <table:table-cell table:number-columns-repeated="2" table:style-name="ce1"/>
          <table:table-cell table:style-name="ce88"/>
          <table:table-cell table:number-columns-repeated="16375"/>
        </table:table-row>
        <table:table-row table:style-name="ro14">
          <table:table-cell office:value-type="string" table:style-name="ce87">
            <text:p>Bath</text:p>
          </table:table-cell>
          <table:table-cell office:value-type="string" table:style-name="ce87">
            <text:p>NO</text:p>
          </table:table-cell>
          <table:table-cell office:value-type="string" table:style-name="ce87">
            <text:p>SD</text:p>
          </table:table-cell>
          <table:table-cell office:value-type="string" table:style-name="ce87">
            <text:p>SW</text:p>
          </table:table-cell>
          <table:table-cell table:style-name="ce1"/>
          <table:table-cell office:value-type="string" table:style-name="ce88">
            <text:p>Bath</text:p>
          </table:table-cell>
          <table:table-cell table:number-columns-repeated="2" table:style-name="ce1"/>
          <table:table-cell table:style-name="ce88"/>
          <table:table-cell table:number-columns-repeated="16375"/>
        </table:table-row>
        <table:table-row table:style-name="ro14">
          <table:table-cell office:value-type="string" table:style-name="ce87">
            <text:p>Bath &amp; North East Somerset UA</text:p>
          </table:table-cell>
          <table:table-cell office:value-type="string" table:style-name="ce87">
            <text:p>YES</text:p>
          </table:table-cell>
          <table:table-cell office:value-type="string" table:style-name="ce87">
            <text:p>UA</text:p>
          </table:table-cell>
          <table:table-cell office:value-type="string" table:style-name="ce87">
            <text:p>SW</text:p>
          </table:table-cell>
          <table:table-cell table:style-name="ce1"/>
          <table:table-cell office:value-type="string" table:style-name="ce88">
            <text:p>Bath &amp; North East Somerset UA</text:p>
          </table:table-cell>
          <table:table-cell table:number-columns-repeated="2" table:style-name="ce1"/>
          <table:table-cell table:style-name="ce88"/>
          <table:table-cell table:number-columns-repeated="16375"/>
        </table:table-row>
        <table:table-row table:style-name="ro14">
          <table:table-cell office:value-type="string" table:style-name="ce87">
            <text:p>Bedford</text:p>
          </table:table-cell>
          <table:table-cell office:value-type="string" table:style-name="ce87">
            <text:p>NO</text:p>
          </table:table-cell>
          <table:table-cell office:value-type="string" table:style-name="ce87">
            <text:p>SD</text:p>
          </table:table-cell>
          <table:table-cell office:value-type="string" table:style-name="ce87">
            <text:p>EE</text:p>
          </table:table-cell>
          <table:table-cell table:style-name="ce1"/>
          <table:table-cell office:value-type="string" table:style-name="ce88">
            <text:p>Bedford</text:p>
          </table:table-cell>
          <table:table-cell table:number-columns-repeated="2" table:style-name="ce1"/>
          <table:table-cell table:style-name="ce88"/>
          <table:table-cell table:number-columns-repeated="16375"/>
        </table:table-row>
        <table:table-row table:style-name="ro14">
          <table:table-cell office:value-type="string" table:style-name="ce87">
            <text:p>Bedford UA</text:p>
          </table:table-cell>
          <table:table-cell office:value-type="string" table:style-name="ce87">
            <text:p>YES</text:p>
          </table:table-cell>
          <table:table-cell office:value-type="string" table:style-name="ce87">
            <text:p>UA</text:p>
          </table:table-cell>
          <table:table-cell office:value-type="string" table:style-name="ce87">
            <text:p>EE</text:p>
          </table:table-cell>
          <table:table-cell table:style-name="ce1"/>
          <table:table-cell office:value-type="string" table:style-name="ce88">
            <text:p>Bedford UA</text:p>
          </table:table-cell>
          <table:table-cell table:number-columns-repeated="2" table:style-name="ce1"/>
          <table:table-cell table:style-name="ce87"/>
          <table:table-cell table:number-columns-repeated="16375"/>
        </table:table-row>
        <table:table-row table:style-name="ro14">
          <table:table-cell office:value-type="string" table:style-name="ce87">
            <text:p>Berwick-upon-Tweed</text:p>
          </table:table-cell>
          <table:table-cell office:value-type="string" table:style-name="ce87">
            <text:p>NO</text:p>
          </table:table-cell>
          <table:table-cell office:value-type="string" table:style-name="ce87">
            <text:p>SD</text:p>
          </table:table-cell>
          <table:table-cell office:value-type="string" table:style-name="ce87">
            <text:p>NE</text:p>
          </table:table-cell>
          <table:table-cell table:style-name="ce1"/>
          <table:table-cell office:value-type="string" table:style-name="ce88">
            <text:p>Berwick-upon-Tweed</text:p>
          </table:table-cell>
          <table:table-cell table:number-columns-repeated="16378" table:style-name="ce1"/>
        </table:table-row>
        <table:table-row table:style-name="ro14">
          <table:table-cell office:value-type="string" table:style-name="ce87">
            <text:p>Beverley</text:p>
          </table:table-cell>
          <table:table-cell office:value-type="string" table:style-name="ce87">
            <text:p>NO</text:p>
          </table:table-cell>
          <table:table-cell office:value-type="string" table:style-name="ce87">
            <text:p>SD</text:p>
          </table:table-cell>
          <table:table-cell office:value-type="string" table:style-name="ce87">
            <text:p>YH</text:p>
          </table:table-cell>
          <table:table-cell table:style-name="ce1"/>
          <table:table-cell office:value-type="string" table:style-name="ce88">
            <text:p>Beverley</text:p>
          </table:table-cell>
          <table:table-cell table:number-columns-repeated="2" table:style-name="ce1"/>
          <table:table-cell table:style-name="ce87"/>
          <table:table-cell table:number-columns-repeated="16375"/>
        </table:table-row>
        <table:table-row table:style-name="ro14">
          <table:table-cell office:value-type="string" table:style-name="ce87">
            <text:p>Bexley</text:p>
          </table:table-cell>
          <table:table-cell office:value-type="string" table:style-name="ce87">
            <text:p>YES</text:p>
          </table:table-cell>
          <table:table-cell office:value-type="string" table:style-name="ce87">
            <text:p>OLB</text:p>
          </table:table-cell>
          <table:table-cell office:value-type="string" table:style-name="ce87">
            <text:p>L</text:p>
          </table:table-cell>
          <table:table-cell table:style-name="ce1"/>
          <table:table-cell office:value-type="string" table:style-name="ce88">
            <text:p>Bexley</text:p>
          </table:table-cell>
          <table:table-cell table:number-columns-repeated="16378" table:style-name="ce1"/>
        </table:table-row>
        <table:table-row table:style-name="ro14">
          <table:table-cell office:value-type="string" table:style-name="ce87">
            <text:p>Birmingham</text:p>
          </table:table-cell>
          <table:table-cell office:value-type="string" table:style-name="ce87">
            <text:p>YES</text:p>
          </table:table-cell>
          <table:table-cell office:value-type="string" table:style-name="ce87">
            <text:p>MD</text:p>
          </table:table-cell>
          <table:table-cell office:value-type="string" table:style-name="ce87">
            <text:p>WM</text:p>
          </table:table-cell>
          <table:table-cell table:style-name="ce1"/>
          <table:table-cell office:value-type="string" table:style-name="ce88">
            <text:p>Birmingham</text:p>
          </table:table-cell>
          <table:table-cell table:number-columns-repeated="16378" table:style-name="ce1"/>
        </table:table-row>
        <table:table-row table:style-name="ro14">
          <table:table-cell office:value-type="string" table:style-name="ce87">
            <text:p>Blaby</text:p>
          </table:table-cell>
          <table:table-cell office:value-type="string" table:style-name="ce87">
            <text:p>YES</text:p>
          </table:table-cell>
          <table:table-cell office:value-type="string" table:style-name="ce87">
            <text:p>SD</text:p>
          </table:table-cell>
          <table:table-cell office:value-type="string" table:style-name="ce87">
            <text:p>EM</text:p>
          </table:table-cell>
          <table:table-cell table:style-name="ce1"/>
          <table:table-cell office:value-type="string" table:style-name="ce88">
            <text:p>Blaby</text:p>
          </table:table-cell>
          <table:table-cell table:style-name="ce1"/>
          <table:table-cell table:number-columns-repeated="2" table:style-name="ce91"/>
          <table:table-cell table:number-columns-repeated="16375"/>
        </table:table-row>
        <table:table-row table:style-name="ro14">
          <table:table-cell office:value-type="string" table:style-name="ce87">
            <text:p>Blackburn</text:p>
          </table:table-cell>
          <table:table-cell office:value-type="string" table:style-name="ce87">
            <text:p>NO</text:p>
          </table:table-cell>
          <table:table-cell office:value-type="string" table:style-name="ce87">
            <text:p>SD</text:p>
          </table:table-cell>
          <table:table-cell office:value-type="string" table:style-name="ce87">
            <text:p>NW</text:p>
          </table:table-cell>
          <table:table-cell table:style-name="ce1"/>
          <table:table-cell office:value-type="string" table:style-name="ce88">
            <text:p>Blackburn</text:p>
          </table:table-cell>
          <table:table-cell table:style-name="ce1"/>
          <table:table-cell table:style-name="ce91"/>
          <table:table-cell table:style-name="ce87"/>
          <table:table-cell table:number-columns-repeated="16375"/>
        </table:table-row>
        <table:table-row table:style-name="ro14">
          <table:table-cell office:value-type="string" table:style-name="ce87">
            <text:p>Blackburn with Darwen UA<text:s/></text:p>
          </table:table-cell>
          <table:table-cell office:value-type="string" table:style-name="ce87">
            <text:p>YES</text:p>
          </table:table-cell>
          <table:table-cell office:value-type="string" table:style-name="ce87">
            <text:p>UA</text:p>
          </table:table-cell>
          <table:table-cell office:value-type="string" table:style-name="ce87">
            <text:p>NW</text:p>
          </table:table-cell>
          <table:table-cell table:style-name="ce1"/>
          <table:table-cell office:value-type="string" table:style-name="ce88">
            <text:p>Blackburn with Darwen UA</text:p>
          </table:table-cell>
          <table:table-cell table:style-name="ce1"/>
          <table:table-cell table:style-name="ce91"/>
          <table:table-cell table:style-name="ce87"/>
          <table:table-cell table:number-columns-repeated="16375"/>
        </table:table-row>
        <table:table-row table:style-name="ro14">
          <table:table-cell office:value-type="string" table:style-name="ce87">
            <text:p>Blackpool UA</text:p>
          </table:table-cell>
          <table:table-cell office:value-type="string" table:style-name="ce87">
            <text:p>YES</text:p>
          </table:table-cell>
          <table:table-cell office:value-type="string" table:style-name="ce87">
            <text:p>UA</text:p>
          </table:table-cell>
          <table:table-cell office:value-type="string" table:style-name="ce87">
            <text:p>NW</text:p>
          </table:table-cell>
          <table:table-cell table:style-name="ce1"/>
          <table:table-cell office:value-type="string" table:style-name="ce88">
            <text:p>Blackpool</text:p>
          </table:table-cell>
          <table:table-cell table:style-name="ce1"/>
          <table:table-cell table:style-name="ce91"/>
          <table:table-cell table:style-name="ce87"/>
          <table:table-cell table:number-columns-repeated="16375"/>
        </table:table-row>
        <table:table-row table:style-name="ro14">
          <table:table-cell office:value-type="string" table:style-name="ce87">
            <text:p>Blyth Valley</text:p>
          </table:table-cell>
          <table:table-cell office:value-type="string" table:style-name="ce87">
            <text:p>NO</text:p>
          </table:table-cell>
          <table:table-cell office:value-type="string" table:style-name="ce87">
            <text:p>SD</text:p>
          </table:table-cell>
          <table:table-cell office:value-type="string" table:style-name="ce87">
            <text:p>NE</text:p>
          </table:table-cell>
          <table:table-cell table:style-name="ce1"/>
          <table:table-cell office:value-type="string" table:style-name="ce88">
            <text:p>Blackpool UA</text:p>
          </table:table-cell>
          <table:table-cell table:style-name="ce1"/>
          <table:table-cell table:style-name="ce91"/>
          <table:table-cell table:style-name="ce87"/>
          <table:table-cell table:number-columns-repeated="16375"/>
        </table:table-row>
        <table:table-row table:style-name="ro14">
          <table:table-cell office:value-type="string" table:style-name="ce87">
            <text:p>Bolsover</text:p>
          </table:table-cell>
          <table:table-cell office:value-type="string" table:style-name="ce87">
            <text:p>YES</text:p>
          </table:table-cell>
          <table:table-cell office:value-type="string" table:style-name="ce87">
            <text:p>SD</text:p>
          </table:table-cell>
          <table:table-cell office:value-type="string" table:style-name="ce87">
            <text:p>EM</text:p>
          </table:table-cell>
          <table:table-cell table:style-name="ce1"/>
          <table:table-cell office:value-type="string" table:style-name="ce88">
            <text:p>Blyth Valley</text:p>
          </table:table-cell>
          <table:table-cell table:style-name="ce1"/>
          <table:table-cell table:style-name="ce91"/>
          <table:table-cell table:style-name="ce87"/>
          <table:table-cell table:number-columns-repeated="16375"/>
        </table:table-row>
        <table:table-row table:style-name="ro14">
          <table:table-cell office:value-type="string" table:style-name="ce87">
            <text:p>Bolton</text:p>
          </table:table-cell>
          <table:table-cell office:value-type="string" table:style-name="ce87">
            <text:p>YES</text:p>
          </table:table-cell>
          <table:table-cell office:value-type="string" table:style-name="ce87">
            <text:p>MD</text:p>
          </table:table-cell>
          <table:table-cell office:value-type="string" table:style-name="ce87">
            <text:p>NW</text:p>
          </table:table-cell>
          <table:table-cell table:style-name="ce1"/>
          <table:table-cell office:value-type="string" table:style-name="ce88">
            <text:p>Bolsover</text:p>
          </table:table-cell>
          <table:table-cell table:style-name="ce1"/>
          <table:table-cell table:style-name="ce91"/>
          <table:table-cell table:style-name="ce87"/>
          <table:table-cell table:number-columns-repeated="16375"/>
        </table:table-row>
        <table:table-row table:style-name="ro14">
          <table:table-cell office:value-type="string" table:style-name="ce87">
            <text:p>Boothferry</text:p>
          </table:table-cell>
          <table:table-cell office:value-type="string" table:style-name="ce87">
            <text:p>NO</text:p>
          </table:table-cell>
          <table:table-cell office:value-type="string" table:style-name="ce87">
            <text:p>SD</text:p>
          </table:table-cell>
          <table:table-cell office:value-type="string" table:style-name="ce87">
            <text:p>YH</text:p>
          </table:table-cell>
          <table:table-cell table:style-name="ce1"/>
          <table:table-cell office:value-type="string" table:style-name="ce88">
            <text:p>Bolton</text:p>
          </table:table-cell>
          <table:table-cell table:number-columns-repeated="16378" table:style-name="ce1"/>
        </table:table-row>
        <table:table-row table:style-name="ro14">
          <table:table-cell office:value-type="string" table:style-name="ce87">
            <text:p>Boston</text:p>
          </table:table-cell>
          <table:table-cell office:value-type="string" table:style-name="ce87">
            <text:p>YES</text:p>
          </table:table-cell>
          <table:table-cell office:value-type="string" table:style-name="ce87">
            <text:p>SD</text:p>
          </table:table-cell>
          <table:table-cell office:value-type="string" table:style-name="ce87">
            <text:p>EM</text:p>
          </table:table-cell>
          <table:table-cell table:style-name="ce1"/>
          <table:table-cell office:value-type="string" table:style-name="ce88">
            <text:p>Boothferry</text:p>
          </table:table-cell>
          <table:table-cell table:number-columns-repeated="16378" table:style-name="ce1"/>
        </table:table-row>
        <table:table-row table:style-name="ro14">
          <table:table-cell office:value-type="string" table:style-name="ce87">
            <text:p>Bournemouth UA</text:p>
          </table:table-cell>
          <table:table-cell office:value-type="string" table:style-name="ce87">
            <text:p>NO</text:p>
          </table:table-cell>
          <table:table-cell office:value-type="string" table:style-name="ce87">
            <text:p>UA</text:p>
          </table:table-cell>
          <table:table-cell office:value-type="string" table:style-name="ce87">
            <text:p>SW</text:p>
          </table:table-cell>
          <table:table-cell table:style-name="ce1"/>
          <table:table-cell office:value-type="string" table:style-name="ce88">
            <text:p>Boston</text:p>
          </table:table-cell>
          <table:table-cell table:number-columns-repeated="16378" table:style-name="ce1"/>
        </table:table-row>
        <table:table-row table:style-name="ro14">
          <table:table-cell office:value-type="string" table:style-name="ce87">
            <text:p>Bournemouth, Christchurch &amp; Poole</text:p>
          </table:table-cell>
          <table:table-cell office:value-type="string" table:style-name="ce87">
            <text:p>YES</text:p>
          </table:table-cell>
          <table:table-cell office:value-type="string" table:style-name="ce87">
            <text:p>UA</text:p>
          </table:table-cell>
          <table:table-cell office:value-type="string" table:style-name="ce87">
            <text:p>SW</text:p>
          </table:table-cell>
          <table:table-cell table:style-name="ce1"/>
          <table:table-cell office:value-type="string" table:style-name="ce88">
            <text:p>Bournemouth</text:p>
          </table:table-cell>
          <table:table-cell table:number-columns-repeated="16378" table:style-name="ce1"/>
        </table:table-row>
        <table:table-row table:style-name="ro14">
          <table:table-cell office:value-type="string" table:style-name="ce87">
            <text:p>Bracknell Forest UA</text:p>
          </table:table-cell>
          <table:table-cell office:value-type="string" table:style-name="ce87">
            <text:p>YES</text:p>
          </table:table-cell>
          <table:table-cell office:value-type="string" table:style-name="ce87">
            <text:p>UA</text:p>
          </table:table-cell>
          <table:table-cell office:value-type="string" table:style-name="ce87">
            <text:p>SE</text:p>
          </table:table-cell>
          <table:table-cell table:style-name="ce1"/>
          <table:table-cell office:value-type="string" table:style-name="ce88">
            <text:p>Bournemouth UA</text:p>
          </table:table-cell>
          <table:table-cell table:number-columns-repeated="16378" table:style-name="ce1"/>
        </table:table-row>
        <table:table-row table:style-name="ro14">
          <table:table-cell office:value-type="string" table:style-name="ce87">
            <text:p>Bradford</text:p>
          </table:table-cell>
          <table:table-cell office:value-type="string" table:style-name="ce87">
            <text:p>YES</text:p>
          </table:table-cell>
          <table:table-cell office:value-type="string" table:style-name="ce87">
            <text:p>MD</text:p>
          </table:table-cell>
          <table:table-cell office:value-type="string" table:style-name="ce87">
            <text:p>YH</text:p>
          </table:table-cell>
          <table:table-cell table:style-name="ce1"/>
          <table:table-cell office:value-type="string" table:style-name="ce88">
            <text:p>Bournemouth, Christchurch &amp; Poole</text:p>
          </table:table-cell>
          <table:table-cell table:number-columns-repeated="16378" table:style-name="ce1"/>
        </table:table-row>
        <table:table-row table:style-name="ro14">
          <table:table-cell office:value-type="string" table:style-name="ce87">
            <text:p>Braintree</text:p>
          </table:table-cell>
          <table:table-cell office:value-type="string" table:style-name="ce87">
            <text:p>YES</text:p>
          </table:table-cell>
          <table:table-cell office:value-type="string" table:style-name="ce87">
            <text:p>SD</text:p>
          </table:table-cell>
          <table:table-cell office:value-type="string" table:style-name="ce87">
            <text:p>EE</text:p>
          </table:table-cell>
          <table:table-cell table:style-name="ce1"/>
          <table:table-cell office:value-type="string" table:style-name="ce88">
            <text:p>Bracknell Forest</text:p>
          </table:table-cell>
          <table:table-cell table:number-columns-repeated="16378" table:style-name="ce1"/>
        </table:table-row>
        <table:table-row table:style-name="ro14">
          <table:table-cell office:value-type="string" table:style-name="ce87">
            <text:p>Breckland</text:p>
          </table:table-cell>
          <table:table-cell office:value-type="string" table:style-name="ce87">
            <text:p>YES</text:p>
          </table:table-cell>
          <table:table-cell office:value-type="string" table:style-name="ce87">
            <text:p>SD</text:p>
          </table:table-cell>
          <table:table-cell office:value-type="string" table:style-name="ce87">
            <text:p>EE</text:p>
          </table:table-cell>
          <table:table-cell table:style-name="ce1"/>
          <table:table-cell office:value-type="string" table:style-name="ce88">
            <text:p>Bracknell Forest UA</text:p>
          </table:table-cell>
          <table:table-cell table:number-columns-repeated="16378" table:style-name="ce1"/>
        </table:table-row>
        <table:table-row table:style-name="ro14">
          <table:table-cell office:value-type="string" table:style-name="ce87">
            <text:p>Brent</text:p>
          </table:table-cell>
          <table:table-cell office:value-type="string" table:style-name="ce87">
            <text:p>YES</text:p>
          </table:table-cell>
          <table:table-cell office:value-type="string" table:style-name="ce87">
            <text:p>OLB</text:p>
          </table:table-cell>
          <table:table-cell office:value-type="string" table:style-name="ce87">
            <text:p>L</text:p>
          </table:table-cell>
          <table:table-cell table:style-name="ce1"/>
          <table:table-cell office:value-type="string" table:style-name="ce88">
            <text:p>Bradford</text:p>
          </table:table-cell>
          <table:table-cell table:number-columns-repeated="16378" table:style-name="ce1"/>
        </table:table-row>
        <table:table-row table:style-name="ro14">
          <table:table-cell office:value-type="string" table:style-name="ce87">
            <text:p>Brentwood</text:p>
          </table:table-cell>
          <table:table-cell office:value-type="string" table:style-name="ce87">
            <text:p>YES</text:p>
          </table:table-cell>
          <table:table-cell office:value-type="string" table:style-name="ce87">
            <text:p>SD</text:p>
          </table:table-cell>
          <table:table-cell office:value-type="string" table:style-name="ce87">
            <text:p>EE</text:p>
          </table:table-cell>
          <table:table-cell table:style-name="ce1"/>
          <table:table-cell office:value-type="string" table:style-name="ce88">
            <text:p>Braintree</text:p>
          </table:table-cell>
          <table:table-cell table:number-columns-repeated="16378" table:style-name="ce1"/>
        </table:table-row>
        <table:table-row table:style-name="ro14">
          <table:table-cell office:value-type="string" table:style-name="ce87">
            <text:p>Bridgnorth</text:p>
          </table:table-cell>
          <table:table-cell office:value-type="string" table:style-name="ce87">
            <text:p>NO</text:p>
          </table:table-cell>
          <table:table-cell office:value-type="string" table:style-name="ce87">
            <text:p>SD</text:p>
          </table:table-cell>
          <table:table-cell office:value-type="string" table:style-name="ce87">
            <text:p>WM</text:p>
          </table:table-cell>
          <table:table-cell table:style-name="ce1"/>
          <table:table-cell office:value-type="string" table:style-name="ce88">
            <text:p>Breckland</text:p>
          </table:table-cell>
          <table:table-cell table:number-columns-repeated="16378" table:style-name="ce1"/>
        </table:table-row>
        <table:table-row table:style-name="ro14">
          <table:table-cell office:value-type="string" table:style-name="ce87">
            <text:p>Brighton</text:p>
          </table:table-cell>
          <table:table-cell office:value-type="string" table:style-name="ce87">
            <text:p>NO</text:p>
          </table:table-cell>
          <table:table-cell office:value-type="string" table:style-name="ce87">
            <text:p>SD</text:p>
          </table:table-cell>
          <table:table-cell office:value-type="string" table:style-name="ce87">
            <text:p>SE</text:p>
          </table:table-cell>
          <table:table-cell table:style-name="ce1"/>
          <table:table-cell office:value-type="string" table:style-name="ce88">
            <text:p>Brent</text:p>
          </table:table-cell>
          <table:table-cell table:number-columns-repeated="16378" table:style-name="ce1"/>
        </table:table-row>
        <table:table-row table:style-name="ro14">
          <table:table-cell office:value-type="string" table:style-name="ce87">
            <text:p>Brighton &amp; Hove UA</text:p>
          </table:table-cell>
          <table:table-cell office:value-type="string" table:style-name="ce87">
            <text:p>YES</text:p>
          </table:table-cell>
          <table:table-cell office:value-type="string" table:style-name="ce87">
            <text:p>UA</text:p>
          </table:table-cell>
          <table:table-cell office:value-type="string" table:style-name="ce87">
            <text:p>SE</text:p>
          </table:table-cell>
          <table:table-cell table:style-name="ce1"/>
          <table:table-cell office:value-type="string" table:style-name="ce88">
            <text:p>Brentwood</text:p>
          </table:table-cell>
          <table:table-cell table:number-columns-repeated="16378" table:style-name="ce1"/>
        </table:table-row>
        <table:table-row table:style-name="ro14">
          <table:table-cell office:value-type="string" table:style-name="ce87">
            <text:p>Bristol</text:p>
          </table:table-cell>
          <table:table-cell office:value-type="string" table:style-name="ce1">
            <text:p>NO</text:p>
          </table:table-cell>
          <table:table-cell office:value-type="string" table:style-name="ce1">
            <text:p>SD</text:p>
          </table:table-cell>
          <table:table-cell office:value-type="string" table:style-name="ce87">
            <text:p>SW</text:p>
          </table:table-cell>
          <table:table-cell table:style-name="ce1"/>
          <table:table-cell office:value-type="string" table:style-name="ce88">
            <text:p>Bridgnorth</text:p>
          </table:table-cell>
          <table:table-cell table:number-columns-repeated="16378" table:style-name="ce1"/>
        </table:table-row>
        <table:table-row table:style-name="ro14">
          <table:table-cell office:value-type="string" table:style-name="ce87">
            <text:p>Bristol UA</text:p>
          </table:table-cell>
          <table:table-cell office:value-type="string" table:style-name="ce87">
            <text:p>YES</text:p>
          </table:table-cell>
          <table:table-cell office:value-type="string" table:style-name="ce87">
            <text:p>UA</text:p>
          </table:table-cell>
          <table:table-cell office:value-type="string" table:style-name="ce87">
            <text:p>SW</text:p>
          </table:table-cell>
          <table:table-cell table:style-name="ce1"/>
          <table:table-cell office:value-type="string" table:style-name="ce88">
            <text:p>Brighton</text:p>
          </table:table-cell>
          <table:table-cell table:number-columns-repeated="16378"/>
        </table:table-row>
        <table:table-row table:style-name="ro14">
          <table:table-cell office:value-type="string" table:style-name="ce87">
            <text:p>Broadland</text:p>
          </table:table-cell>
          <table:table-cell office:value-type="string" table:style-name="ce87">
            <text:p>YES</text:p>
          </table:table-cell>
          <table:table-cell office:value-type="string" table:style-name="ce87">
            <text:p>SD</text:p>
          </table:table-cell>
          <table:table-cell office:value-type="string" table:style-name="ce87">
            <text:p>EE</text:p>
          </table:table-cell>
          <table:table-cell table:style-name="ce1"/>
          <table:table-cell office:value-type="string" table:style-name="ce88">
            <text:p>Brighton &amp; Hove UA</text:p>
          </table:table-cell>
          <table:table-cell table:number-columns-repeated="16378"/>
        </table:table-row>
        <table:table-row table:style-name="ro14">
          <table:table-cell office:value-type="string" table:style-name="ce87">
            <text:p>Bromley</text:p>
          </table:table-cell>
          <table:table-cell office:value-type="string" table:style-name="ce87">
            <text:p>YES</text:p>
          </table:table-cell>
          <table:table-cell office:value-type="string" table:style-name="ce87">
            <text:p>OLB</text:p>
          </table:table-cell>
          <table:table-cell office:value-type="string" table:style-name="ce87">
            <text:p>L</text:p>
          </table:table-cell>
          <table:table-cell table:style-name="ce1"/>
          <table:table-cell office:value-type="string" table:style-name="ce88">
            <text:p>Bristol UA</text:p>
          </table:table-cell>
          <table:table-cell table:number-columns-repeated="16378"/>
        </table:table-row>
        <table:table-row table:style-name="ro14">
          <table:table-cell office:value-type="string" table:style-name="ce87">
            <text:p>Bromsgrove</text:p>
          </table:table-cell>
          <table:table-cell office:value-type="string" table:style-name="ce87">
            <text:p>YES</text:p>
          </table:table-cell>
          <table:table-cell office:value-type="string" table:style-name="ce87">
            <text:p>SD</text:p>
          </table:table-cell>
          <table:table-cell office:value-type="string" table:style-name="ce87">
            <text:p>WM</text:p>
          </table:table-cell>
          <table:table-cell table:style-name="ce1"/>
          <table:table-cell office:value-type="string" table:style-name="ce88">
            <text:p>Broadland</text:p>
          </table:table-cell>
          <table:table-cell table:number-columns-repeated="16378"/>
        </table:table-row>
        <table:table-row table:style-name="ro14">
          <table:table-cell office:value-type="string" table:style-name="ce87">
            <text:p>Broxbourne</text:p>
          </table:table-cell>
          <table:table-cell office:value-type="string" table:style-name="ce87">
            <text:p>YES</text:p>
          </table:table-cell>
          <table:table-cell office:value-type="string" table:style-name="ce87">
            <text:p>SD</text:p>
          </table:table-cell>
          <table:table-cell office:value-type="string" table:style-name="ce87">
            <text:p>EE</text:p>
          </table:table-cell>
          <table:table-cell table:style-name="ce1"/>
          <table:table-cell office:value-type="string" table:style-name="ce88">
            <text:p>Bromley</text:p>
          </table:table-cell>
          <table:table-cell table:number-columns-repeated="16378"/>
        </table:table-row>
        <table:table-row table:style-name="ro14">
          <table:table-cell office:value-type="string" table:style-name="ce87">
            <text:p>Broxtowe</text:p>
          </table:table-cell>
          <table:table-cell office:value-type="string" table:style-name="ce87">
            <text:p>YES</text:p>
          </table:table-cell>
          <table:table-cell office:value-type="string" table:style-name="ce87">
            <text:p>SD</text:p>
          </table:table-cell>
          <table:table-cell office:value-type="string" table:style-name="ce87">
            <text:p>EM</text:p>
          </table:table-cell>
          <table:table-cell table:style-name="ce1"/>
          <table:table-cell office:value-type="string" table:style-name="ce88">
            <text:p>Bromsgrove</text:p>
          </table:table-cell>
          <table:table-cell table:number-columns-repeated="16378"/>
        </table:table-row>
        <table:table-row table:style-name="ro14">
          <table:table-cell office:value-type="string" table:style-name="ce87">
            <text:p>Buckinghamshire UA</text:p>
          </table:table-cell>
          <table:table-cell office:value-type="string" table:style-name="ce87">
            <text:p>YES</text:p>
          </table:table-cell>
          <table:table-cell office:value-type="string" table:style-name="ce87">
            <text:p>UA</text:p>
          </table:table-cell>
          <table:table-cell office:value-type="string" table:style-name="ce87">
            <text:p>SE</text:p>
          </table:table-cell>
          <table:table-cell table:style-name="ce1"/>
          <table:table-cell office:value-type="string" table:style-name="ce88">
            <text:p>Broxbourne</text:p>
          </table:table-cell>
          <table:table-cell table:number-columns-repeated="16378"/>
        </table:table-row>
        <table:table-row table:style-name="ro14">
          <table:table-cell office:value-type="string" table:style-name="ce87">
            <text:p>Burnley</text:p>
          </table:table-cell>
          <table:table-cell office:value-type="string" table:style-name="ce87">
            <text:p>YES</text:p>
          </table:table-cell>
          <table:table-cell office:value-type="string" table:style-name="ce87">
            <text:p>SD</text:p>
          </table:table-cell>
          <table:table-cell office:value-type="string" table:style-name="ce87">
            <text:p>NW</text:p>
          </table:table-cell>
          <table:table-cell table:style-name="ce1"/>
          <table:table-cell office:value-type="string" table:style-name="ce88">
            <text:p>Broxtowe</text:p>
          </table:table-cell>
          <table:table-cell table:number-columns-repeated="16378"/>
        </table:table-row>
        <table:table-row table:style-name="ro14">
          <table:table-cell office:value-type="string" table:style-name="ce87">
            <text:p>Bury</text:p>
          </table:table-cell>
          <table:table-cell office:value-type="string" table:style-name="ce87">
            <text:p>YES</text:p>
          </table:table-cell>
          <table:table-cell office:value-type="string" table:style-name="ce87">
            <text:p>MD</text:p>
          </table:table-cell>
          <table:table-cell office:value-type="string" table:style-name="ce87">
            <text:p>NW</text:p>
          </table:table-cell>
          <table:table-cell table:style-name="ce1"/>
          <table:table-cell office:value-type="string" table:style-name="ce88">
            <text:p>Buckinghamshire UA</text:p>
          </table:table-cell>
          <table:table-cell table:number-columns-repeated="16378"/>
        </table:table-row>
        <table:table-row table:style-name="ro14">
          <table:table-cell office:value-type="string" table:style-name="ce87">
            <text:p>Calderdale</text:p>
          </table:table-cell>
          <table:table-cell office:value-type="string" table:style-name="ce87">
            <text:p>YES</text:p>
          </table:table-cell>
          <table:table-cell office:value-type="string" table:style-name="ce87">
            <text:p>MD</text:p>
          </table:table-cell>
          <table:table-cell office:value-type="string" table:style-name="ce87">
            <text:p>YH</text:p>
          </table:table-cell>
          <table:table-cell table:style-name="ce1"/>
          <table:table-cell office:value-type="string" table:style-name="ce88">
            <text:p>Burnley</text:p>
          </table:table-cell>
          <table:table-cell table:number-columns-repeated="16378"/>
        </table:table-row>
        <table:table-row table:style-name="ro14">
          <table:table-cell office:value-type="string" table:style-name="ce87">
            <text:p>Cambridge</text:p>
          </table:table-cell>
          <table:table-cell office:value-type="string" table:style-name="ce87">
            <text:p>YES</text:p>
          </table:table-cell>
          <table:table-cell office:value-type="string" table:style-name="ce87">
            <text:p>SD</text:p>
          </table:table-cell>
          <table:table-cell office:value-type="string" table:style-name="ce87">
            <text:p>EE</text:p>
          </table:table-cell>
          <table:table-cell table:style-name="ce1"/>
          <table:table-cell office:value-type="string" table:style-name="ce88">
            <text:p>Bury</text:p>
          </table:table-cell>
          <table:table-cell table:number-columns-repeated="16378"/>
        </table:table-row>
        <table:table-row table:style-name="ro14">
          <table:table-cell office:value-type="string" table:style-name="ce87">
            <text:p>Camden</text:p>
          </table:table-cell>
          <table:table-cell office:value-type="string" table:style-name="ce87">
            <text:p>YES</text:p>
          </table:table-cell>
          <table:table-cell office:value-type="string" table:style-name="ce87">
            <text:p>ILB</text:p>
          </table:table-cell>
          <table:table-cell office:value-type="string" table:style-name="ce87">
            <text:p>L</text:p>
          </table:table-cell>
          <table:table-cell table:style-name="ce1"/>
          <table:table-cell office:value-type="string" table:style-name="ce88">
            <text:p>Calderdale</text:p>
          </table:table-cell>
          <table:table-cell table:number-columns-repeated="16378"/>
        </table:table-row>
        <table:table-row table:style-name="ro14">
          <table:table-cell office:value-type="string" table:style-name="ce87">
            <text:p>Cannock Chase</text:p>
          </table:table-cell>
          <table:table-cell office:value-type="string" table:style-name="ce87">
            <text:p>YES</text:p>
          </table:table-cell>
          <table:table-cell office:value-type="string" table:style-name="ce87">
            <text:p>SD</text:p>
          </table:table-cell>
          <table:table-cell office:value-type="string" table:style-name="ce87">
            <text:p>WM</text:p>
          </table:table-cell>
          <table:table-cell table:style-name="ce1"/>
          <table:table-cell office:value-type="string" table:style-name="ce88">
            <text:p>Cambridge</text:p>
          </table:table-cell>
          <table:table-cell table:number-columns-repeated="16378"/>
        </table:table-row>
        <table:table-row table:style-name="ro14">
          <table:table-cell office:value-type="string" table:style-name="ce87">
            <text:p>Canterbury</text:p>
          </table:table-cell>
          <table:table-cell office:value-type="string" table:style-name="ce87">
            <text:p>YES</text:p>
          </table:table-cell>
          <table:table-cell office:value-type="string" table:style-name="ce87">
            <text:p>SD</text:p>
          </table:table-cell>
          <table:table-cell office:value-type="string" table:style-name="ce87">
            <text:p>SE</text:p>
          </table:table-cell>
          <table:table-cell table:style-name="ce1"/>
          <table:table-cell office:value-type="string" table:style-name="ce88">
            <text:p>Camden</text:p>
          </table:table-cell>
          <table:table-cell table:number-columns-repeated="16378"/>
        </table:table-row>
        <table:table-row table:style-name="ro14">
          <table:table-cell office:value-type="string" table:style-name="ce87">
            <text:p>Caradon</text:p>
          </table:table-cell>
          <table:table-cell office:value-type="string" table:style-name="ce87">
            <text:p>NO</text:p>
          </table:table-cell>
          <table:table-cell office:value-type="string" table:style-name="ce87">
            <text:p>SD</text:p>
          </table:table-cell>
          <table:table-cell office:value-type="string" table:style-name="ce87">
            <text:p>SW</text:p>
          </table:table-cell>
          <table:table-cell table:style-name="ce1"/>
          <table:table-cell office:value-type="string" table:style-name="ce88">
            <text:p>Cannock Chase</text:p>
          </table:table-cell>
          <table:table-cell table:number-columns-repeated="16378"/>
        </table:table-row>
        <table:table-row table:style-name="ro14">
          <table:table-cell office:value-type="string" table:style-name="ce87">
            <text:p>Carlisle</text:p>
          </table:table-cell>
          <table:table-cell office:value-type="string" table:style-name="ce87">
            <text:p>YES</text:p>
          </table:table-cell>
          <table:table-cell office:value-type="string" table:style-name="ce87">
            <text:p>SD</text:p>
          </table:table-cell>
          <table:table-cell office:value-type="string" table:style-name="ce87">
            <text:p>NW</text:p>
          </table:table-cell>
          <table:table-cell table:style-name="ce1"/>
          <table:table-cell office:value-type="string" table:style-name="ce88">
            <text:p>Canterbury</text:p>
          </table:table-cell>
          <table:table-cell table:number-columns-repeated="16378"/>
        </table:table-row>
        <table:table-row table:style-name="ro14">
          <table:table-cell office:value-type="string" table:style-name="ce87">
            <text:p>Carrick</text:p>
          </table:table-cell>
          <table:table-cell office:value-type="string" table:style-name="ce87">
            <text:p>NO</text:p>
          </table:table-cell>
          <table:table-cell office:value-type="string" table:style-name="ce87">
            <text:p>SD</text:p>
          </table:table-cell>
          <table:table-cell office:value-type="string" table:style-name="ce87">
            <text:p>SW</text:p>
          </table:table-cell>
          <table:table-cell table:style-name="ce1"/>
          <table:table-cell office:value-type="string" table:style-name="ce88">
            <text:p>Caradon</text:p>
          </table:table-cell>
          <table:table-cell table:number-columns-repeated="16378"/>
        </table:table-row>
        <table:table-row table:style-name="ro14">
          <table:table-cell office:value-type="string" table:style-name="ce87">
            <text:p>Castle Morpeth</text:p>
          </table:table-cell>
          <table:table-cell office:value-type="string" table:style-name="ce87">
            <text:p>NO</text:p>
          </table:table-cell>
          <table:table-cell office:value-type="string" table:style-name="ce87">
            <text:p>SD</text:p>
          </table:table-cell>
          <table:table-cell office:value-type="string" table:style-name="ce87">
            <text:p>NE</text:p>
          </table:table-cell>
          <table:table-cell table:style-name="ce1"/>
          <table:table-cell office:value-type="string" table:style-name="ce88">
            <text:p>Carlisle</text:p>
          </table:table-cell>
          <table:table-cell table:number-columns-repeated="16378"/>
        </table:table-row>
        <table:table-row table:style-name="ro14">
          <table:table-cell office:value-type="string" table:style-name="ce87">
            <text:p>Castle Point</text:p>
          </table:table-cell>
          <table:table-cell office:value-type="string" table:style-name="ce87">
            <text:p>YES</text:p>
          </table:table-cell>
          <table:table-cell office:value-type="string" table:style-name="ce87">
            <text:p>SD</text:p>
          </table:table-cell>
          <table:table-cell office:value-type="string" table:style-name="ce87">
            <text:p>EE</text:p>
          </table:table-cell>
          <table:table-cell table:style-name="ce1"/>
          <table:table-cell office:value-type="string" table:style-name="ce88">
            <text:p>Carrick</text:p>
          </table:table-cell>
          <table:table-cell table:number-columns-repeated="16378"/>
        </table:table-row>
        <table:table-row table:style-name="ro14">
          <table:table-cell office:value-type="string" table:style-name="ce87">
            <text:p>Central Bedfordshire UA</text:p>
          </table:table-cell>
          <table:table-cell office:value-type="string" table:style-name="ce87">
            <text:p>YES</text:p>
          </table:table-cell>
          <table:table-cell office:value-type="string" table:style-name="ce87">
            <text:p>UA</text:p>
          </table:table-cell>
          <table:table-cell office:value-type="string" table:style-name="ce87">
            <text:p>EE</text:p>
          </table:table-cell>
          <table:table-cell table:style-name="ce1"/>
          <table:table-cell office:value-type="string" table:style-name="ce88">
            <text:p>Castle Morpeth</text:p>
          </table:table-cell>
          <table:table-cell table:number-columns-repeated="16378"/>
        </table:table-row>
        <table:table-row table:style-name="ro14">
          <table:table-cell office:value-type="string" table:style-name="ce87">
            <text:p>Charnwood</text:p>
          </table:table-cell>
          <table:table-cell office:value-type="string" table:style-name="ce87">
            <text:p>YES</text:p>
          </table:table-cell>
          <table:table-cell office:value-type="string" table:style-name="ce87">
            <text:p>SD</text:p>
          </table:table-cell>
          <table:table-cell office:value-type="string" table:style-name="ce87">
            <text:p>EM</text:p>
          </table:table-cell>
          <table:table-cell table:style-name="ce1"/>
          <table:table-cell office:value-type="string" table:style-name="ce88">
            <text:p>Castle Point</text:p>
          </table:table-cell>
          <table:table-cell table:number-columns-repeated="16378"/>
        </table:table-row>
        <table:table-row table:style-name="ro14">
          <table:table-cell office:value-type="string" table:style-name="ce87">
            <text:p>Chelmsford</text:p>
          </table:table-cell>
          <table:table-cell office:value-type="string" table:style-name="ce87">
            <text:p>YES</text:p>
          </table:table-cell>
          <table:table-cell office:value-type="string" table:style-name="ce87">
            <text:p>SD</text:p>
          </table:table-cell>
          <table:table-cell office:value-type="string" table:style-name="ce87">
            <text:p>EE</text:p>
          </table:table-cell>
          <table:table-cell table:style-name="ce1"/>
          <table:table-cell office:value-type="string" table:style-name="ce88">
            <text:p>Central Bedfordshire UA</text:p>
          </table:table-cell>
          <table:table-cell table:number-columns-repeated="16378"/>
        </table:table-row>
        <table:table-row table:style-name="ro14">
          <table:table-cell office:value-type="string" table:style-name="ce87">
            <text:p>Cheltenham</text:p>
          </table:table-cell>
          <table:table-cell office:value-type="string" table:style-name="ce87">
            <text:p>YES</text:p>
          </table:table-cell>
          <table:table-cell office:value-type="string" table:style-name="ce87">
            <text:p>SD</text:p>
          </table:table-cell>
          <table:table-cell office:value-type="string" table:style-name="ce87">
            <text:p>SW</text:p>
          </table:table-cell>
          <table:table-cell table:style-name="ce1"/>
          <table:table-cell office:value-type="string" table:style-name="ce88">
            <text:p>Charnwood</text:p>
          </table:table-cell>
          <table:table-cell table:number-columns-repeated="16378"/>
        </table:table-row>
        <table:table-row table:style-name="ro14">
          <table:table-cell office:value-type="string" table:style-name="ce87">
            <text:p>Cherwell</text:p>
          </table:table-cell>
          <table:table-cell office:value-type="string" table:style-name="ce87">
            <text:p>YES</text:p>
          </table:table-cell>
          <table:table-cell office:value-type="string" table:style-name="ce87">
            <text:p>SD</text:p>
          </table:table-cell>
          <table:table-cell office:value-type="string" table:style-name="ce87">
            <text:p>SE</text:p>
          </table:table-cell>
          <table:table-cell table:style-name="ce1"/>
          <table:table-cell office:value-type="string" table:style-name="ce88">
            <text:p>Chelmsford</text:p>
          </table:table-cell>
          <table:table-cell table:number-columns-repeated="16378"/>
        </table:table-row>
        <table:table-row table:style-name="ro14">
          <table:table-cell office:value-type="string" table:style-name="ce87">
            <text:p>Cheshire East UA</text:p>
          </table:table-cell>
          <table:table-cell office:value-type="string" table:style-name="ce87">
            <text:p>YES</text:p>
          </table:table-cell>
          <table:table-cell office:value-type="string" table:style-name="ce87">
            <text:p>UA</text:p>
          </table:table-cell>
          <table:table-cell office:value-type="string" table:style-name="ce87">
            <text:p>NW</text:p>
          </table:table-cell>
          <table:table-cell table:style-name="ce1"/>
          <table:table-cell office:value-type="string" table:style-name="ce88">
            <text:p>Cheltenham</text:p>
          </table:table-cell>
          <table:table-cell table:number-columns-repeated="16378"/>
        </table:table-row>
        <table:table-row table:style-name="ro14">
          <table:table-cell office:value-type="string" table:style-name="ce87">
            <text:p>Cheshire West and Chester UA</text:p>
          </table:table-cell>
          <table:table-cell office:value-type="string" table:style-name="ce87">
            <text:p>YES</text:p>
          </table:table-cell>
          <table:table-cell office:value-type="string" table:style-name="ce87">
            <text:p>UA</text:p>
          </table:table-cell>
          <table:table-cell office:value-type="string" table:style-name="ce87">
            <text:p>NW</text:p>
          </table:table-cell>
          <table:table-cell table:style-name="ce1"/>
          <table:table-cell office:value-type="string" table:style-name="ce88">
            <text:p>Cherwell</text:p>
          </table:table-cell>
          <table:table-cell table:number-columns-repeated="16378"/>
        </table:table-row>
        <table:table-row table:style-name="ro14">
          <table:table-cell office:value-type="string" table:style-name="ce87">
            <text:p>Chester</text:p>
          </table:table-cell>
          <table:table-cell office:value-type="string" table:style-name="ce87">
            <text:p>NO</text:p>
          </table:table-cell>
          <table:table-cell office:value-type="string" table:style-name="ce87">
            <text:p>SD</text:p>
          </table:table-cell>
          <table:table-cell office:value-type="string" table:style-name="ce87">
            <text:p>NW</text:p>
          </table:table-cell>
          <table:table-cell table:style-name="ce1"/>
          <table:table-cell office:value-type="string" table:style-name="ce88">
            <text:p>Cheshire East UA</text:p>
          </table:table-cell>
          <table:table-cell table:number-columns-repeated="16378"/>
        </table:table-row>
        <table:table-row table:style-name="ro14">
          <table:table-cell office:value-type="string" table:style-name="ce87">
            <text:p>Chester-le-Street</text:p>
          </table:table-cell>
          <table:table-cell office:value-type="string" table:style-name="ce87">
            <text:p>NO</text:p>
          </table:table-cell>
          <table:table-cell office:value-type="string" table:style-name="ce87">
            <text:p>SD</text:p>
          </table:table-cell>
          <table:table-cell office:value-type="string" table:style-name="ce87">
            <text:p>NE</text:p>
          </table:table-cell>
          <table:table-cell table:style-name="ce1"/>
          <table:table-cell office:value-type="string" table:style-name="ce88">
            <text:p>Cheshire West and Chester UA</text:p>
          </table:table-cell>
          <table:table-cell table:number-columns-repeated="16378"/>
        </table:table-row>
        <table:table-row table:style-name="ro14">
          <table:table-cell office:value-type="string" table:style-name="ce87">
            <text:p>Chesterfield</text:p>
          </table:table-cell>
          <table:table-cell office:value-type="string" table:style-name="ce87">
            <text:p>YES</text:p>
          </table:table-cell>
          <table:table-cell office:value-type="string" table:style-name="ce87">
            <text:p>SD</text:p>
          </table:table-cell>
          <table:table-cell office:value-type="string" table:style-name="ce87">
            <text:p>EM</text:p>
          </table:table-cell>
          <table:table-cell table:style-name="ce1"/>
          <table:table-cell office:value-type="string" table:style-name="ce88">
            <text:p>Chester</text:p>
          </table:table-cell>
          <table:table-cell table:number-columns-repeated="16378"/>
        </table:table-row>
        <table:table-row table:style-name="ro14">
          <table:table-cell office:value-type="string" table:style-name="ce87">
            <text:p>Chichester</text:p>
          </table:table-cell>
          <table:table-cell office:value-type="string" table:style-name="ce87">
            <text:p>YES</text:p>
          </table:table-cell>
          <table:table-cell office:value-type="string" table:style-name="ce87">
            <text:p>SD</text:p>
          </table:table-cell>
          <table:table-cell office:value-type="string" table:style-name="ce87">
            <text:p>SE</text:p>
          </table:table-cell>
          <table:table-cell table:style-name="ce1"/>
          <table:table-cell office:value-type="string" table:style-name="ce88">
            <text:p>Chesterfield</text:p>
          </table:table-cell>
          <table:table-cell table:number-columns-repeated="16378"/>
        </table:table-row>
        <table:table-row table:style-name="ro14">
          <table:table-cell office:value-type="string" table:style-name="ce87">
            <text:p>Chiltern</text:p>
          </table:table-cell>
          <table:table-cell office:value-type="string" table:style-name="ce87">
            <text:p>NO</text:p>
          </table:table-cell>
          <table:table-cell office:value-type="string" table:style-name="ce87">
            <text:p>SD</text:p>
          </table:table-cell>
          <table:table-cell office:value-type="string" table:style-name="ce87">
            <text:p>SE</text:p>
          </table:table-cell>
          <table:table-cell table:style-name="ce1"/>
          <table:table-cell office:value-type="string" table:style-name="ce88">
            <text:p>Chester-le-Street</text:p>
          </table:table-cell>
          <table:table-cell table:number-columns-repeated="16378"/>
        </table:table-row>
        <table:table-row table:style-name="ro14">
          <table:table-cell office:value-type="string" table:style-name="ce87">
            <text:p>Chorley</text:p>
          </table:table-cell>
          <table:table-cell office:value-type="string" table:style-name="ce87">
            <text:p>YES</text:p>
          </table:table-cell>
          <table:table-cell office:value-type="string" table:style-name="ce87">
            <text:p>SD</text:p>
          </table:table-cell>
          <table:table-cell office:value-type="string" table:style-name="ce87">
            <text:p>NW</text:p>
          </table:table-cell>
          <table:table-cell table:style-name="ce1"/>
          <table:table-cell office:value-type="string" table:style-name="ce88">
            <text:p>Chichester</text:p>
          </table:table-cell>
          <table:table-cell table:number-columns-repeated="16378"/>
        </table:table-row>
        <table:table-row table:style-name="ro14">
          <table:table-cell office:value-type="string" table:style-name="ce87">
            <text:p>Christchurch</text:p>
          </table:table-cell>
          <table:table-cell office:value-type="string" table:style-name="ce87">
            <text:p>NO</text:p>
          </table:table-cell>
          <table:table-cell office:value-type="string" table:style-name="ce87">
            <text:p>SD</text:p>
          </table:table-cell>
          <table:table-cell office:value-type="string" table:style-name="ce87">
            <text:p>SW</text:p>
          </table:table-cell>
          <table:table-cell table:style-name="ce1"/>
          <table:table-cell office:value-type="string" table:style-name="ce88">
            <text:p>Chiltern</text:p>
          </table:table-cell>
          <table:table-cell table:number-columns-repeated="16378"/>
        </table:table-row>
        <table:table-row table:style-name="ro14">
          <table:table-cell office:value-type="string" table:style-name="ce87">
            <text:p>City of London</text:p>
          </table:table-cell>
          <table:table-cell office:value-type="string" table:style-name="ce87">
            <text:p>YES</text:p>
          </table:table-cell>
          <table:table-cell office:value-type="string" table:style-name="ce87">
            <text:p>ILB</text:p>
          </table:table-cell>
          <table:table-cell office:value-type="string" table:style-name="ce87">
            <text:p>L</text:p>
          </table:table-cell>
          <table:table-cell table:style-name="ce1"/>
          <table:table-cell office:value-type="string" table:style-name="ce88">
            <text:p>Chorley</text:p>
          </table:table-cell>
          <table:table-cell table:number-columns-repeated="16378"/>
        </table:table-row>
        <table:table-row table:style-name="ro14">
          <table:table-cell office:value-type="string" table:style-name="ce87">
            <text:p>Cleethorpes</text:p>
          </table:table-cell>
          <table:table-cell office:value-type="string" table:style-name="ce87">
            <text:p>NO</text:p>
          </table:table-cell>
          <table:table-cell office:value-type="string" table:style-name="ce87">
            <text:p>SD</text:p>
          </table:table-cell>
          <table:table-cell office:value-type="string" table:style-name="ce87">
            <text:p>EM</text:p>
          </table:table-cell>
          <table:table-cell table:style-name="ce1"/>
          <table:table-cell office:value-type="string" table:style-name="ce88">
            <text:p>Christchurch</text:p>
          </table:table-cell>
          <table:table-cell table:number-columns-repeated="16378"/>
        </table:table-row>
        <table:table-row table:style-name="ro14">
          <table:table-cell office:value-type="string" table:style-name="ce87">
            <text:p>Colchester</text:p>
          </table:table-cell>
          <table:table-cell office:value-type="string" table:style-name="ce87">
            <text:p>YES</text:p>
          </table:table-cell>
          <table:table-cell office:value-type="string" table:style-name="ce87">
            <text:p>SD</text:p>
          </table:table-cell>
          <table:table-cell office:value-type="string" table:style-name="ce87">
            <text:p>EE</text:p>
          </table:table-cell>
          <table:table-cell table:style-name="ce1"/>
          <table:table-cell office:value-type="string" table:style-name="ce88">
            <text:p>City of London</text:p>
          </table:table-cell>
          <table:table-cell table:number-columns-repeated="16378"/>
        </table:table-row>
        <table:table-row table:style-name="ro14">
          <table:table-cell office:value-type="string" table:style-name="ce87">
            <text:p>Congleton</text:p>
          </table:table-cell>
          <table:table-cell office:value-type="string" table:style-name="ce87">
            <text:p>NO</text:p>
          </table:table-cell>
          <table:table-cell office:value-type="string" table:style-name="ce87">
            <text:p>SD</text:p>
          </table:table-cell>
          <table:table-cell office:value-type="string" table:style-name="ce87">
            <text:p>NW</text:p>
          </table:table-cell>
          <table:table-cell table:style-name="ce1"/>
          <table:table-cell office:value-type="string" table:style-name="ce88">
            <text:p>City of Nottingham UA</text:p>
          </table:table-cell>
          <table:table-cell table:number-columns-repeated="16378"/>
        </table:table-row>
        <table:table-row table:style-name="ro14">
          <table:table-cell office:value-type="string" table:style-name="ce87">
            <text:p>Copeland</text:p>
          </table:table-cell>
          <table:table-cell office:value-type="string" table:style-name="ce87">
            <text:p>YES</text:p>
          </table:table-cell>
          <table:table-cell office:value-type="string" table:style-name="ce87">
            <text:p>SD</text:p>
          </table:table-cell>
          <table:table-cell office:value-type="string" table:style-name="ce87">
            <text:p>NW</text:p>
          </table:table-cell>
          <table:table-cell table:style-name="ce1"/>
          <table:table-cell office:value-type="string" table:style-name="ce88">
            <text:p>Cleethorpes</text:p>
          </table:table-cell>
          <table:table-cell table:number-columns-repeated="16378"/>
        </table:table-row>
        <table:table-row table:style-name="ro14">
          <table:table-cell office:value-type="string" table:style-name="ce87">
            <text:p>Corby</text:p>
          </table:table-cell>
          <table:table-cell office:value-type="string" table:style-name="ce87">
            <text:p>NO</text:p>
          </table:table-cell>
          <table:table-cell office:value-type="string" table:style-name="ce87">
            <text:p>SD</text:p>
          </table:table-cell>
          <table:table-cell office:value-type="string" table:style-name="ce87">
            <text:p>EM</text:p>
          </table:table-cell>
          <table:table-cell table:style-name="ce1"/>
          <table:table-cell office:value-type="string" table:style-name="ce88">
            <text:p>Colchester</text:p>
          </table:table-cell>
          <table:table-cell table:number-columns-repeated="16378"/>
        </table:table-row>
        <table:table-row table:style-name="ro14">
          <table:table-cell office:value-type="string" table:style-name="ce87">
            <text:p>Cornwall UA</text:p>
          </table:table-cell>
          <table:table-cell office:value-type="string" table:style-name="ce87">
            <text:p>YES</text:p>
          </table:table-cell>
          <table:table-cell office:value-type="string" table:style-name="ce87">
            <text:p>UA</text:p>
          </table:table-cell>
          <table:table-cell office:value-type="string" table:style-name="ce87">
            <text:p>SW</text:p>
          </table:table-cell>
          <table:table-cell table:style-name="ce1"/>
          <table:table-cell office:value-type="string" table:style-name="ce88">
            <text:p>Congleton</text:p>
          </table:table-cell>
          <table:table-cell table:number-columns-repeated="16378"/>
        </table:table-row>
        <table:table-row table:style-name="ro14">
          <table:table-cell office:value-type="string" table:style-name="ce87">
            <text:p>Cotswold</text:p>
          </table:table-cell>
          <table:table-cell office:value-type="string" table:style-name="ce87">
            <text:p>YES</text:p>
          </table:table-cell>
          <table:table-cell office:value-type="string" table:style-name="ce87">
            <text:p>SD</text:p>
          </table:table-cell>
          <table:table-cell office:value-type="string" table:style-name="ce87">
            <text:p>SW</text:p>
          </table:table-cell>
          <table:table-cell table:style-name="ce1"/>
          <table:table-cell office:value-type="string" table:style-name="ce88">
            <text:p>Copeland</text:p>
          </table:table-cell>
          <table:table-cell table:number-columns-repeated="16378"/>
        </table:table-row>
        <table:table-row table:style-name="ro14">
          <table:table-cell office:value-type="string" table:style-name="ce87">
            <text:p>Coventry</text:p>
          </table:table-cell>
          <table:table-cell office:value-type="string" table:style-name="ce87">
            <text:p>YES</text:p>
          </table:table-cell>
          <table:table-cell office:value-type="string" table:style-name="ce87">
            <text:p>MD</text:p>
          </table:table-cell>
          <table:table-cell office:value-type="string" table:style-name="ce87">
            <text:p>WM</text:p>
          </table:table-cell>
          <table:table-cell table:style-name="ce1"/>
          <table:table-cell office:value-type="string" table:style-name="ce88">
            <text:p>Corby</text:p>
          </table:table-cell>
          <table:table-cell table:number-columns-repeated="16378"/>
        </table:table-row>
        <table:table-row table:style-name="ro14">
          <table:table-cell office:value-type="string" table:style-name="ce87">
            <text:p>Craven</text:p>
          </table:table-cell>
          <table:table-cell office:value-type="string" table:style-name="ce87">
            <text:p>YES</text:p>
          </table:table-cell>
          <table:table-cell office:value-type="string" table:style-name="ce87">
            <text:p>SD</text:p>
          </table:table-cell>
          <table:table-cell office:value-type="string" table:style-name="ce87">
            <text:p>YH</text:p>
          </table:table-cell>
          <table:table-cell table:style-name="ce1"/>
          <table:table-cell office:value-type="string" table:style-name="ce88">
            <text:p>Cornwall UA</text:p>
          </table:table-cell>
          <table:table-cell table:number-columns-repeated="16378"/>
        </table:table-row>
        <table:table-row table:style-name="ro14">
          <table:table-cell office:value-type="string" table:style-name="ce87">
            <text:p>Crawley</text:p>
          </table:table-cell>
          <table:table-cell office:value-type="string" table:style-name="ce87">
            <text:p>YES</text:p>
          </table:table-cell>
          <table:table-cell office:value-type="string" table:style-name="ce87">
            <text:p>SD</text:p>
          </table:table-cell>
          <table:table-cell office:value-type="string" table:style-name="ce87">
            <text:p>SE</text:p>
          </table:table-cell>
          <table:table-cell table:style-name="ce1"/>
          <table:table-cell office:value-type="string" table:style-name="ce88">
            <text:p>Cotswold</text:p>
          </table:table-cell>
          <table:table-cell table:number-columns-repeated="16378"/>
        </table:table-row>
        <table:table-row table:style-name="ro14">
          <table:table-cell office:value-type="string" table:style-name="ce87">
            <text:p>Crewe &amp; Nantwich</text:p>
          </table:table-cell>
          <table:table-cell office:value-type="string" table:style-name="ce87">
            <text:p>NO</text:p>
          </table:table-cell>
          <table:table-cell office:value-type="string" table:style-name="ce87">
            <text:p>SD</text:p>
          </table:table-cell>
          <table:table-cell office:value-type="string" table:style-name="ce87">
            <text:p>NW</text:p>
          </table:table-cell>
          <table:table-cell table:style-name="ce1"/>
          <table:table-cell office:value-type="string" table:style-name="ce88">
            <text:p>Coventry</text:p>
          </table:table-cell>
          <table:table-cell table:number-columns-repeated="16378"/>
        </table:table-row>
        <table:table-row table:style-name="ro14">
          <table:table-cell office:value-type="string" table:style-name="ce87">
            <text:p>Croydon</text:p>
          </table:table-cell>
          <table:table-cell office:value-type="string" table:style-name="ce87">
            <text:p>YES</text:p>
          </table:table-cell>
          <table:table-cell office:value-type="string" table:style-name="ce87">
            <text:p>OLB</text:p>
          </table:table-cell>
          <table:table-cell office:value-type="string" table:style-name="ce87">
            <text:p>L</text:p>
          </table:table-cell>
          <table:table-cell table:style-name="ce1"/>
          <table:table-cell office:value-type="string" table:style-name="ce88">
            <text:p>Craven</text:p>
          </table:table-cell>
          <table:table-cell table:number-columns-repeated="16378"/>
        </table:table-row>
        <table:table-row table:style-name="ro14">
          <table:table-cell office:value-type="string" table:style-name="ce87">
            <text:p>Dacorum</text:p>
          </table:table-cell>
          <table:table-cell office:value-type="string" table:style-name="ce87">
            <text:p>YES</text:p>
          </table:table-cell>
          <table:table-cell office:value-type="string" table:style-name="ce87">
            <text:p>SD</text:p>
          </table:table-cell>
          <table:table-cell office:value-type="string" table:style-name="ce87">
            <text:p>EE</text:p>
          </table:table-cell>
          <table:table-cell table:style-name="ce1"/>
          <table:table-cell office:value-type="string" table:style-name="ce88">
            <text:p>Crawley</text:p>
          </table:table-cell>
          <table:table-cell table:number-columns-repeated="16378"/>
        </table:table-row>
        <table:table-row table:style-name="ro14">
          <table:table-cell office:value-type="string" table:style-name="ce87">
            <text:p>Darlington</text:p>
          </table:table-cell>
          <table:table-cell office:value-type="string" table:style-name="ce1">
            <text:p>NO</text:p>
          </table:table-cell>
          <table:table-cell office:value-type="string" table:style-name="ce1">
            <text:p>SD</text:p>
          </table:table-cell>
          <table:table-cell office:value-type="string" table:style-name="ce87">
            <text:p>NE</text:p>
          </table:table-cell>
          <table:table-cell table:style-name="ce1"/>
          <table:table-cell office:value-type="string" table:style-name="ce88">
            <text:p>Crewe &amp; Nantwich</text:p>
          </table:table-cell>
          <table:table-cell table:number-columns-repeated="16378"/>
        </table:table-row>
        <table:table-row table:style-name="ro14">
          <table:table-cell office:value-type="string" table:style-name="ce87">
            <text:p>Darlington UA</text:p>
          </table:table-cell>
          <table:table-cell office:value-type="string" table:style-name="ce87">
            <text:p>YES</text:p>
          </table:table-cell>
          <table:table-cell office:value-type="string" table:style-name="ce87">
            <text:p>UA</text:p>
          </table:table-cell>
          <table:table-cell office:value-type="string" table:style-name="ce87">
            <text:p>NE</text:p>
          </table:table-cell>
          <table:table-cell table:style-name="ce1"/>
          <table:table-cell office:value-type="string" table:style-name="ce88">
            <text:p>Croydon</text:p>
          </table:table-cell>
          <table:table-cell table:number-columns-repeated="16378"/>
        </table:table-row>
        <table:table-row table:style-name="ro14">
          <table:table-cell office:value-type="string" table:style-name="ce87">
            <text:p>Dartford</text:p>
          </table:table-cell>
          <table:table-cell office:value-type="string" table:style-name="ce87">
            <text:p>YES</text:p>
          </table:table-cell>
          <table:table-cell office:value-type="string" table:style-name="ce87">
            <text:p>SD</text:p>
          </table:table-cell>
          <table:table-cell office:value-type="string" table:style-name="ce87">
            <text:p>SE</text:p>
          </table:table-cell>
          <table:table-cell table:style-name="ce1"/>
          <table:table-cell office:value-type="string" table:style-name="ce88">
            <text:p>Dacorum</text:p>
          </table:table-cell>
          <table:table-cell table:number-columns-repeated="16378"/>
        </table:table-row>
        <table:table-row table:style-name="ro14">
          <table:table-cell office:value-type="string" table:style-name="ce87">
            <text:p>Daventry</text:p>
          </table:table-cell>
          <table:table-cell office:value-type="string" table:style-name="ce87">
            <text:p>NO</text:p>
          </table:table-cell>
          <table:table-cell office:value-type="string" table:style-name="ce87">
            <text:p>SD</text:p>
          </table:table-cell>
          <table:table-cell office:value-type="string" table:style-name="ce87">
            <text:p>EM</text:p>
          </table:table-cell>
          <table:table-cell table:style-name="ce1"/>
          <table:table-cell office:value-type="string" table:style-name="ce88">
            <text:p>Darlington</text:p>
          </table:table-cell>
          <table:table-cell table:number-columns-repeated="16378"/>
        </table:table-row>
        <table:table-row table:style-name="ro14">
          <table:table-cell office:value-type="string" table:style-name="ce87">
            <text:p>Derby</text:p>
          </table:table-cell>
          <table:table-cell office:value-type="string" table:style-name="ce87">
            <text:p>NO</text:p>
          </table:table-cell>
          <table:table-cell office:value-type="string" table:style-name="ce87">
            <text:p>SD</text:p>
          </table:table-cell>
          <table:table-cell office:value-type="string" table:style-name="ce87">
            <text:p>EM</text:p>
          </table:table-cell>
          <table:table-cell table:style-name="ce1"/>
          <table:table-cell office:value-type="string" table:style-name="ce88">
            <text:p>Darlington UA</text:p>
          </table:table-cell>
          <table:table-cell table:number-columns-repeated="16378"/>
        </table:table-row>
        <table:table-row table:style-name="ro14">
          <table:table-cell office:value-type="string" table:style-name="ce87">
            <text:p>Derby UA</text:p>
          </table:table-cell>
          <table:table-cell office:value-type="string" table:style-name="ce87">
            <text:p>YES</text:p>
          </table:table-cell>
          <table:table-cell office:value-type="string" table:style-name="ce87">
            <text:p>UA</text:p>
          </table:table-cell>
          <table:table-cell office:value-type="string" table:style-name="ce87">
            <text:p>EM</text:p>
          </table:table-cell>
          <table:table-cell table:style-name="ce1"/>
          <table:table-cell office:value-type="string" table:style-name="ce88">
            <text:p>Dartford</text:p>
          </table:table-cell>
          <table:table-cell table:number-columns-repeated="16378"/>
        </table:table-row>
        <table:table-row table:style-name="ro14">
          <table:table-cell office:value-type="string" table:style-name="ce87">
            <text:p>Derbyshire Dales</text:p>
          </table:table-cell>
          <table:table-cell office:value-type="string" table:style-name="ce87">
            <text:p>YES</text:p>
          </table:table-cell>
          <table:table-cell office:value-type="string" table:style-name="ce87">
            <text:p>SD</text:p>
          </table:table-cell>
          <table:table-cell office:value-type="string" table:style-name="ce87">
            <text:p>EM</text:p>
          </table:table-cell>
          <table:table-cell table:style-name="ce1"/>
          <table:table-cell office:value-type="string" table:style-name="ce88">
            <text:p>Daventry</text:p>
          </table:table-cell>
          <table:table-cell table:number-columns-repeated="16378"/>
        </table:table-row>
        <table:table-row table:style-name="ro14">
          <table:table-cell office:value-type="string" table:style-name="ce87">
            <text:p>Derwentside</text:p>
          </table:table-cell>
          <table:table-cell office:value-type="string" table:style-name="ce87">
            <text:p>NO</text:p>
          </table:table-cell>
          <table:table-cell office:value-type="string" table:style-name="ce87">
            <text:p>SD</text:p>
          </table:table-cell>
          <table:table-cell office:value-type="string" table:style-name="ce87">
            <text:p>NE</text:p>
          </table:table-cell>
          <table:table-cell table:style-name="ce1"/>
          <table:table-cell office:value-type="string" table:style-name="ce88">
            <text:p>Derby City UA</text:p>
          </table:table-cell>
          <table:table-cell table:number-columns-repeated="16378"/>
        </table:table-row>
        <table:table-row table:style-name="ro14">
          <table:table-cell office:value-type="string" table:style-name="ce87">
            <text:p>Doncaster</text:p>
          </table:table-cell>
          <table:table-cell office:value-type="string" table:style-name="ce87">
            <text:p>YES</text:p>
          </table:table-cell>
          <table:table-cell office:value-type="string" table:style-name="ce87">
            <text:p>MD</text:p>
          </table:table-cell>
          <table:table-cell office:value-type="string" table:style-name="ce87">
            <text:p>YH</text:p>
          </table:table-cell>
          <table:table-cell table:style-name="ce1"/>
          <table:table-cell office:value-type="string" table:style-name="ce88">
            <text:p>Derbyshire Dales</text:p>
          </table:table-cell>
          <table:table-cell table:number-columns-repeated="16378"/>
        </table:table-row>
        <table:table-row table:style-name="ro14">
          <table:table-cell office:value-type="string" table:style-name="ce87">
            <text:p>Dorset Council</text:p>
          </table:table-cell>
          <table:table-cell office:value-type="string" table:style-name="ce87">
            <text:p>YES</text:p>
          </table:table-cell>
          <table:table-cell office:value-type="string" table:style-name="ce87">
            <text:p>UA</text:p>
          </table:table-cell>
          <table:table-cell office:value-type="string" table:style-name="ce87">
            <text:p>SW</text:p>
          </table:table-cell>
          <table:table-cell table:style-name="ce1"/>
          <table:table-cell office:value-type="string" table:style-name="ce88">
            <text:p>Derwentside</text:p>
          </table:table-cell>
          <table:table-cell table:number-columns-repeated="16378"/>
        </table:table-row>
        <table:table-row table:style-name="ro14">
          <table:table-cell office:value-type="string" table:style-name="ce87">
            <text:p>Dover</text:p>
          </table:table-cell>
          <table:table-cell office:value-type="string" table:style-name="ce87">
            <text:p>YES</text:p>
          </table:table-cell>
          <table:table-cell office:value-type="string" table:style-name="ce87">
            <text:p>SD</text:p>
          </table:table-cell>
          <table:table-cell office:value-type="string" table:style-name="ce87">
            <text:p>SE</text:p>
          </table:table-cell>
          <table:table-cell table:style-name="ce1"/>
          <table:table-cell office:value-type="string" table:style-name="ce88">
            <text:p>Doncaster</text:p>
          </table:table-cell>
          <table:table-cell table:number-columns-repeated="16378"/>
        </table:table-row>
        <table:table-row table:style-name="ro14">
          <table:table-cell office:value-type="string" table:style-name="ce87">
            <text:p>Dudley</text:p>
          </table:table-cell>
          <table:table-cell office:value-type="string" table:style-name="ce87">
            <text:p>YES</text:p>
          </table:table-cell>
          <table:table-cell office:value-type="string" table:style-name="ce87">
            <text:p>MD</text:p>
          </table:table-cell>
          <table:table-cell office:value-type="string" table:style-name="ce87">
            <text:p>WM</text:p>
          </table:table-cell>
          <table:table-cell table:style-name="ce1"/>
          <table:table-cell office:value-type="string" table:style-name="ce88">
            <text:p>Dorset Council</text:p>
          </table:table-cell>
          <table:table-cell table:number-columns-repeated="16378"/>
        </table:table-row>
        <table:table-row table:style-name="ro14">
          <table:table-cell office:value-type="string" table:style-name="ce87">
            <text:p>Durham City</text:p>
          </table:table-cell>
          <table:table-cell office:value-type="string" table:style-name="ce87">
            <text:p>NO</text:p>
          </table:table-cell>
          <table:table-cell office:value-type="string" table:style-name="ce87">
            <text:p>SD</text:p>
          </table:table-cell>
          <table:table-cell office:value-type="string" table:style-name="ce87">
            <text:p>NE</text:p>
          </table:table-cell>
          <table:table-cell table:style-name="ce1"/>
          <table:table-cell office:value-type="string" table:style-name="ce88">
            <text:p>Dover</text:p>
          </table:table-cell>
          <table:table-cell table:number-columns-repeated="16378"/>
        </table:table-row>
        <table:table-row table:style-name="ro14">
          <table:table-cell office:value-type="string" table:style-name="ce87">
            <text:p>Durham UA</text:p>
          </table:table-cell>
          <table:table-cell office:value-type="string" table:style-name="ce87">
            <text:p>YES</text:p>
          </table:table-cell>
          <table:table-cell office:value-type="string" table:style-name="ce87">
            <text:p>UA</text:p>
          </table:table-cell>
          <table:table-cell office:value-type="string" table:style-name="ce87">
            <text:p>NE</text:p>
          </table:table-cell>
          <table:table-cell table:style-name="ce1"/>
          <table:table-cell office:value-type="string" table:style-name="ce88">
            <text:p>Dudley</text:p>
          </table:table-cell>
          <table:table-cell table:number-columns-repeated="16378"/>
        </table:table-row>
        <table:table-row table:style-name="ro14">
          <table:table-cell office:value-type="string" table:style-name="ce87">
            <text:p>Ealing</text:p>
          </table:table-cell>
          <table:table-cell office:value-type="string" table:style-name="ce87">
            <text:p>YES</text:p>
          </table:table-cell>
          <table:table-cell office:value-type="string" table:style-name="ce87">
            <text:p>OLB</text:p>
          </table:table-cell>
          <table:table-cell office:value-type="string" table:style-name="ce87">
            <text:p>L</text:p>
          </table:table-cell>
          <table:table-cell table:style-name="ce1"/>
          <table:table-cell office:value-type="string" table:style-name="ce88">
            <text:p>Durham City</text:p>
          </table:table-cell>
          <table:table-cell table:number-columns-repeated="16378"/>
        </table:table-row>
        <table:table-row table:style-name="ro14">
          <table:table-cell office:value-type="string" table:style-name="ce87">
            <text:p>Easington</text:p>
          </table:table-cell>
          <table:table-cell office:value-type="string" table:style-name="ce87">
            <text:p>NO</text:p>
          </table:table-cell>
          <table:table-cell office:value-type="string" table:style-name="ce87">
            <text:p>SD</text:p>
          </table:table-cell>
          <table:table-cell office:value-type="string" table:style-name="ce87">
            <text:p>NE</text:p>
          </table:table-cell>
          <table:table-cell table:style-name="ce1"/>
          <table:table-cell office:value-type="string" table:style-name="ce88">
            <text:p>Durham UA</text:p>
          </table:table-cell>
          <table:table-cell table:number-columns-repeated="16378"/>
        </table:table-row>
        <table:table-row table:style-name="ro14">
          <table:table-cell office:value-type="string" table:style-name="ce87">
            <text:p>East Cambridgeshire</text:p>
          </table:table-cell>
          <table:table-cell office:value-type="string" table:style-name="ce87">
            <text:p>YES</text:p>
          </table:table-cell>
          <table:table-cell office:value-type="string" table:style-name="ce87">
            <text:p>SD</text:p>
          </table:table-cell>
          <table:table-cell office:value-type="string" table:style-name="ce87">
            <text:p>EE</text:p>
          </table:table-cell>
          <table:table-cell table:style-name="ce1"/>
          <table:table-cell office:value-type="string" table:style-name="ce88">
            <text:p>Ealing</text:p>
          </table:table-cell>
          <table:table-cell table:number-columns-repeated="16378"/>
        </table:table-row>
        <table:table-row table:style-name="ro14">
          <table:table-cell office:value-type="string" table:style-name="ce87">
            <text:p>East Devon</text:p>
          </table:table-cell>
          <table:table-cell office:value-type="string" table:style-name="ce87">
            <text:p>YES</text:p>
          </table:table-cell>
          <table:table-cell office:value-type="string" table:style-name="ce87">
            <text:p>SD</text:p>
          </table:table-cell>
          <table:table-cell office:value-type="string" table:style-name="ce87">
            <text:p>SW</text:p>
          </table:table-cell>
          <table:table-cell table:style-name="ce1"/>
          <table:table-cell office:value-type="string" table:style-name="ce88">
            <text:p>Easington</text:p>
          </table:table-cell>
          <table:table-cell table:number-columns-repeated="16378"/>
        </table:table-row>
        <table:table-row table:style-name="ro14">
          <table:table-cell office:value-type="string" table:style-name="ce87">
            <text:p>East Dorset</text:p>
          </table:table-cell>
          <table:table-cell office:value-type="string" table:style-name="ce87">
            <text:p>NO</text:p>
          </table:table-cell>
          <table:table-cell office:value-type="string" table:style-name="ce87">
            <text:p>SD</text:p>
          </table:table-cell>
          <table:table-cell office:value-type="string" table:style-name="ce87">
            <text:p>SW</text:p>
          </table:table-cell>
          <table:table-cell table:style-name="ce1"/>
          <table:table-cell office:value-type="string" table:style-name="ce88">
            <text:p>East Cambridgeshire</text:p>
          </table:table-cell>
          <table:table-cell table:number-columns-repeated="16378"/>
        </table:table-row>
        <table:table-row table:style-name="ro14">
          <table:table-cell office:value-type="string" table:style-name="ce87">
            <text:p>East Hampshire</text:p>
          </table:table-cell>
          <table:table-cell office:value-type="string" table:style-name="ce87">
            <text:p>YES</text:p>
          </table:table-cell>
          <table:table-cell office:value-type="string" table:style-name="ce87">
            <text:p>SD</text:p>
          </table:table-cell>
          <table:table-cell office:value-type="string" table:style-name="ce87">
            <text:p>SE</text:p>
          </table:table-cell>
          <table:table-cell table:style-name="ce1"/>
          <table:table-cell office:value-type="string" table:style-name="ce88">
            <text:p>East Devon</text:p>
          </table:table-cell>
          <table:table-cell table:number-columns-repeated="16378"/>
        </table:table-row>
        <table:table-row table:style-name="ro14">
          <table:table-cell office:value-type="string" table:style-name="ce87">
            <text:p>East Hertfordshire</text:p>
          </table:table-cell>
          <table:table-cell office:value-type="string" table:style-name="ce87">
            <text:p>YES</text:p>
          </table:table-cell>
          <table:table-cell office:value-type="string" table:style-name="ce87">
            <text:p>SD</text:p>
          </table:table-cell>
          <table:table-cell office:value-type="string" table:style-name="ce87">
            <text:p>EE</text:p>
          </table:table-cell>
          <table:table-cell table:style-name="ce1"/>
          <table:table-cell office:value-type="string" table:style-name="ce88">
            <text:p>East Dorset</text:p>
          </table:table-cell>
          <table:table-cell table:number-columns-repeated="16378"/>
        </table:table-row>
        <table:table-row table:style-name="ro14">
          <table:table-cell office:value-type="string" table:style-name="ce87">
            <text:p>East Lindsey</text:p>
          </table:table-cell>
          <table:table-cell office:value-type="string" table:style-name="ce87">
            <text:p>YES</text:p>
          </table:table-cell>
          <table:table-cell office:value-type="string" table:style-name="ce87">
            <text:p>SD</text:p>
          </table:table-cell>
          <table:table-cell office:value-type="string" table:style-name="ce87">
            <text:p>EM</text:p>
          </table:table-cell>
          <table:table-cell table:style-name="ce1"/>
          <table:table-cell office:value-type="string" table:style-name="ce88">
            <text:p>East Hampshire</text:p>
          </table:table-cell>
          <table:table-cell table:number-columns-repeated="16378"/>
        </table:table-row>
        <table:table-row table:style-name="ro14">
          <table:table-cell office:value-type="string" table:style-name="ce87">
            <text:p>East Northamptonshire</text:p>
          </table:table-cell>
          <table:table-cell office:value-type="string" table:style-name="ce87">
            <text:p>NO</text:p>
          </table:table-cell>
          <table:table-cell office:value-type="string" table:style-name="ce87">
            <text:p>SD</text:p>
          </table:table-cell>
          <table:table-cell office:value-type="string" table:style-name="ce87">
            <text:p>EM</text:p>
          </table:table-cell>
          <table:table-cell table:style-name="ce1"/>
          <table:table-cell office:value-type="string" table:style-name="ce88">
            <text:p>East Hertfordshire</text:p>
          </table:table-cell>
          <table:table-cell table:number-columns-repeated="16378"/>
        </table:table-row>
        <table:table-row table:style-name="ro14">
          <table:table-cell office:value-type="string" table:style-name="ce87">
            <text:p>East Riding of Yorkshire UA</text:p>
          </table:table-cell>
          <table:table-cell office:value-type="string" table:style-name="ce87">
            <text:p>YES</text:p>
          </table:table-cell>
          <table:table-cell office:value-type="string" table:style-name="ce87">
            <text:p>UA</text:p>
          </table:table-cell>
          <table:table-cell office:value-type="string" table:style-name="ce87">
            <text:p>YH</text:p>
          </table:table-cell>
          <table:table-cell table:style-name="ce1"/>
          <table:table-cell office:value-type="string" table:style-name="ce88">
            <text:p>East Lindsey</text:p>
          </table:table-cell>
          <table:table-cell table:number-columns-repeated="16378"/>
        </table:table-row>
        <table:table-row table:style-name="ro14">
          <table:table-cell office:value-type="string" table:style-name="ce87">
            <text:p>East Suffolk</text:p>
          </table:table-cell>
          <table:table-cell office:value-type="string" table:style-name="ce87">
            <text:p>YES</text:p>
          </table:table-cell>
          <table:table-cell office:value-type="string" table:style-name="ce87">
            <text:p>SD</text:p>
          </table:table-cell>
          <table:table-cell office:value-type="string" table:style-name="ce87">
            <text:p>EE</text:p>
          </table:table-cell>
          <table:table-cell table:style-name="ce1"/>
          <table:table-cell office:value-type="string" table:style-name="ce88">
            <text:p>East Northamptonshire</text:p>
          </table:table-cell>
          <table:table-cell table:number-columns-repeated="16378"/>
        </table:table-row>
        <table:table-row table:style-name="ro14">
          <table:table-cell office:value-type="string" table:style-name="ce87">
            <text:p>East Staffordshire</text:p>
          </table:table-cell>
          <table:table-cell office:value-type="string" table:style-name="ce87">
            <text:p>YES</text:p>
          </table:table-cell>
          <table:table-cell office:value-type="string" table:style-name="ce87">
            <text:p>SD</text:p>
          </table:table-cell>
          <table:table-cell office:value-type="string" table:style-name="ce87">
            <text:p>WM</text:p>
          </table:table-cell>
          <table:table-cell table:style-name="ce1"/>
          <table:table-cell office:value-type="string" table:style-name="ce88">
            <text:p>East Riding of Yorkshire UA</text:p>
          </table:table-cell>
          <table:table-cell table:number-columns-repeated="16378"/>
        </table:table-row>
        <table:table-row table:style-name="ro14">
          <table:table-cell office:value-type="string" table:style-name="ce87">
            <text:p>East Yorkshire</text:p>
          </table:table-cell>
          <table:table-cell office:value-type="string" table:style-name="ce87">
            <text:p>NO</text:p>
          </table:table-cell>
          <table:table-cell office:value-type="string" table:style-name="ce87">
            <text:p>SD</text:p>
          </table:table-cell>
          <table:table-cell office:value-type="string" table:style-name="ce87">
            <text:p>YH</text:p>
          </table:table-cell>
          <table:table-cell table:style-name="ce1"/>
          <table:table-cell office:value-type="string" table:style-name="ce88">
            <text:p>East Staffordshire</text:p>
          </table:table-cell>
          <table:table-cell table:number-columns-repeated="16378"/>
        </table:table-row>
        <table:table-row table:style-name="ro14">
          <table:table-cell office:value-type="string" table:style-name="ce87">
            <text:p>Eastbourne</text:p>
          </table:table-cell>
          <table:table-cell office:value-type="string" table:style-name="ce87">
            <text:p>YES</text:p>
          </table:table-cell>
          <table:table-cell office:value-type="string" table:style-name="ce87">
            <text:p>SD</text:p>
          </table:table-cell>
          <table:table-cell office:value-type="string" table:style-name="ce87">
            <text:p>SE</text:p>
          </table:table-cell>
          <table:table-cell table:style-name="ce1"/>
          <table:table-cell office:value-type="string" table:style-name="ce88">
            <text:p>East Suffolk</text:p>
          </table:table-cell>
          <table:table-cell table:number-columns-repeated="16378"/>
        </table:table-row>
        <table:table-row table:style-name="ro14">
          <table:table-cell office:value-type="string" table:style-name="ce87">
            <text:p>Eastleigh</text:p>
          </table:table-cell>
          <table:table-cell office:value-type="string" table:style-name="ce87">
            <text:p>YES</text:p>
          </table:table-cell>
          <table:table-cell office:value-type="string" table:style-name="ce87">
            <text:p>SD</text:p>
          </table:table-cell>
          <table:table-cell office:value-type="string" table:style-name="ce87">
            <text:p>SE</text:p>
          </table:table-cell>
          <table:table-cell table:style-name="ce1"/>
          <table:table-cell office:value-type="string" table:style-name="ce88">
            <text:p>East Yorkshire</text:p>
          </table:table-cell>
          <table:table-cell table:number-columns-repeated="16378"/>
        </table:table-row>
        <table:table-row table:style-name="ro14">
          <table:table-cell office:value-type="string" table:style-name="ce87">
            <text:p>Eden</text:p>
          </table:table-cell>
          <table:table-cell office:value-type="string" table:style-name="ce87">
            <text:p>YES</text:p>
          </table:table-cell>
          <table:table-cell office:value-type="string" table:style-name="ce87">
            <text:p>SD</text:p>
          </table:table-cell>
          <table:table-cell office:value-type="string" table:style-name="ce87">
            <text:p>NW</text:p>
          </table:table-cell>
          <table:table-cell table:style-name="ce1"/>
          <table:table-cell office:value-type="string" table:style-name="ce88">
            <text:p>Eastbourne</text:p>
          </table:table-cell>
          <table:table-cell table:number-columns-repeated="16378"/>
        </table:table-row>
        <table:table-row table:style-name="ro14">
          <table:table-cell office:value-type="string" table:style-name="ce87">
            <text:p>Ellesmere Port &amp; Neston</text:p>
          </table:table-cell>
          <table:table-cell office:value-type="string" table:style-name="ce87">
            <text:p>NO</text:p>
          </table:table-cell>
          <table:table-cell office:value-type="string" table:style-name="ce87">
            <text:p>SD</text:p>
          </table:table-cell>
          <table:table-cell office:value-type="string" table:style-name="ce87">
            <text:p>NW</text:p>
          </table:table-cell>
          <table:table-cell table:style-name="ce1"/>
          <table:table-cell office:value-type="string" table:style-name="ce88">
            <text:p>Eastleigh</text:p>
          </table:table-cell>
          <table:table-cell table:number-columns-repeated="16378"/>
        </table:table-row>
        <table:table-row table:style-name="ro14">
          <table:table-cell office:value-type="string" table:style-name="ce87">
            <text:p>Elmbridge</text:p>
          </table:table-cell>
          <table:table-cell office:value-type="string" table:style-name="ce87">
            <text:p>YES</text:p>
          </table:table-cell>
          <table:table-cell office:value-type="string" table:style-name="ce87">
            <text:p>SD</text:p>
          </table:table-cell>
          <table:table-cell office:value-type="string" table:style-name="ce87">
            <text:p>SE</text:p>
          </table:table-cell>
          <table:table-cell table:style-name="ce1"/>
          <table:table-cell office:value-type="string" table:style-name="ce88">
            <text:p>Eden</text:p>
          </table:table-cell>
          <table:table-cell table:number-columns-repeated="16378"/>
        </table:table-row>
        <table:table-row table:style-name="ro14">
          <table:table-cell office:value-type="string" table:style-name="ce87">
            <text:p>Enfield</text:p>
          </table:table-cell>
          <table:table-cell office:value-type="string" table:style-name="ce87">
            <text:p>YES</text:p>
          </table:table-cell>
          <table:table-cell office:value-type="string" table:style-name="ce87">
            <text:p>OLB</text:p>
          </table:table-cell>
          <table:table-cell office:value-type="string" table:style-name="ce87">
            <text:p>L</text:p>
          </table:table-cell>
          <table:table-cell table:style-name="ce1"/>
          <table:table-cell office:value-type="string" table:style-name="ce88">
            <text:p>Ellesmere Port &amp; Neston</text:p>
          </table:table-cell>
          <table:table-cell table:number-columns-repeated="16378"/>
        </table:table-row>
        <table:table-row table:style-name="ro14">
          <table:table-cell office:value-type="string" table:style-name="ce87">
            <text:p>Epping Forest</text:p>
          </table:table-cell>
          <table:table-cell office:value-type="string" table:style-name="ce87">
            <text:p>YES</text:p>
          </table:table-cell>
          <table:table-cell office:value-type="string" table:style-name="ce87">
            <text:p>SD</text:p>
          </table:table-cell>
          <table:table-cell office:value-type="string" table:style-name="ce87">
            <text:p>EE</text:p>
          </table:table-cell>
          <table:table-cell table:style-name="ce1"/>
          <table:table-cell office:value-type="string" table:style-name="ce88">
            <text:p>Elmbridge</text:p>
          </table:table-cell>
          <table:table-cell table:number-columns-repeated="16378"/>
        </table:table-row>
        <table:table-row table:style-name="ro14">
          <table:table-cell office:value-type="string" table:style-name="ce87">
            <text:p>Epsom &amp; Ewell</text:p>
          </table:table-cell>
          <table:table-cell office:value-type="string" table:style-name="ce87">
            <text:p>YES</text:p>
          </table:table-cell>
          <table:table-cell office:value-type="string" table:style-name="ce87">
            <text:p>SD</text:p>
          </table:table-cell>
          <table:table-cell office:value-type="string" table:style-name="ce87">
            <text:p>SE</text:p>
          </table:table-cell>
          <table:table-cell table:style-name="ce1"/>
          <table:table-cell office:value-type="string" table:style-name="ce88">
            <text:p>Enfield</text:p>
          </table:table-cell>
          <table:table-cell table:number-columns-repeated="16378"/>
        </table:table-row>
        <table:table-row table:style-name="ro14">
          <table:table-cell office:value-type="string" table:style-name="ce87">
            <text:p>Erewash</text:p>
          </table:table-cell>
          <table:table-cell office:value-type="string" table:style-name="ce87">
            <text:p>YES</text:p>
          </table:table-cell>
          <table:table-cell office:value-type="string" table:style-name="ce87">
            <text:p>SD</text:p>
          </table:table-cell>
          <table:table-cell office:value-type="string" table:style-name="ce87">
            <text:p>EM</text:p>
          </table:table-cell>
          <table:table-cell table:style-name="ce1"/>
          <table:table-cell office:value-type="string" table:style-name="ce88">
            <text:p>Epping Forest</text:p>
          </table:table-cell>
          <table:table-cell table:number-columns-repeated="16378"/>
        </table:table-row>
        <table:table-row table:style-name="ro14">
          <table:table-cell office:value-type="string" table:style-name="ce87">
            <text:p>Exeter</text:p>
          </table:table-cell>
          <table:table-cell office:value-type="string" table:style-name="ce87">
            <text:p>YES</text:p>
          </table:table-cell>
          <table:table-cell office:value-type="string" table:style-name="ce87">
            <text:p>SD</text:p>
          </table:table-cell>
          <table:table-cell office:value-type="string" table:style-name="ce87">
            <text:p>SW</text:p>
          </table:table-cell>
          <table:table-cell table:style-name="ce1"/>
          <table:table-cell office:value-type="string" table:style-name="ce88">
            <text:p>Epsom &amp; Ewell</text:p>
          </table:table-cell>
          <table:table-cell table:number-columns-repeated="16378"/>
        </table:table-row>
        <table:table-row table:style-name="ro14">
          <table:table-cell office:value-type="string" table:style-name="ce87">
            <text:p>Fareham</text:p>
          </table:table-cell>
          <table:table-cell office:value-type="string" table:style-name="ce87">
            <text:p>YES</text:p>
          </table:table-cell>
          <table:table-cell office:value-type="string" table:style-name="ce87">
            <text:p>SD</text:p>
          </table:table-cell>
          <table:table-cell office:value-type="string" table:style-name="ce87">
            <text:p>SE</text:p>
          </table:table-cell>
          <table:table-cell table:style-name="ce1"/>
          <table:table-cell office:value-type="string" table:style-name="ce88">
            <text:p>Erewash</text:p>
          </table:table-cell>
          <table:table-cell table:number-columns-repeated="16378"/>
        </table:table-row>
        <table:table-row table:style-name="ro14">
          <table:table-cell office:value-type="string" table:style-name="ce87">
            <text:p>Fenland</text:p>
          </table:table-cell>
          <table:table-cell office:value-type="string" table:style-name="ce87">
            <text:p>YES</text:p>
          </table:table-cell>
          <table:table-cell office:value-type="string" table:style-name="ce87">
            <text:p>SD</text:p>
          </table:table-cell>
          <table:table-cell office:value-type="string" table:style-name="ce87">
            <text:p>EE</text:p>
          </table:table-cell>
          <table:table-cell table:style-name="ce1"/>
          <table:table-cell office:value-type="string" table:style-name="ce88">
            <text:p>Exeter</text:p>
          </table:table-cell>
          <table:table-cell table:number-columns-repeated="16378"/>
        </table:table-row>
        <table:table-row table:style-name="ro14">
          <table:table-cell office:value-type="string" table:style-name="ce87">
            <text:p>Folkestone &amp; Hythe</text:p>
          </table:table-cell>
          <table:table-cell office:value-type="string" table:style-name="ce87">
            <text:p>YES</text:p>
          </table:table-cell>
          <table:table-cell office:value-type="string" table:style-name="ce87">
            <text:p>SD</text:p>
          </table:table-cell>
          <table:table-cell office:value-type="string" table:style-name="ce87">
            <text:p>SE</text:p>
          </table:table-cell>
          <table:table-cell table:style-name="ce1"/>
          <table:table-cell office:value-type="string" table:style-name="ce88">
            <text:p>Fareham</text:p>
          </table:table-cell>
          <table:table-cell table:number-columns-repeated="16378"/>
        </table:table-row>
        <table:table-row table:style-name="ro14">
          <table:table-cell office:value-type="string" table:style-name="ce87">
            <text:p>Forest Heath</text:p>
          </table:table-cell>
          <table:table-cell office:value-type="string" table:style-name="ce87">
            <text:p>NO</text:p>
          </table:table-cell>
          <table:table-cell office:value-type="string" table:style-name="ce87">
            <text:p>SD</text:p>
          </table:table-cell>
          <table:table-cell office:value-type="string" table:style-name="ce87">
            <text:p>EE</text:p>
          </table:table-cell>
          <table:table-cell table:style-name="ce1"/>
          <table:table-cell office:value-type="string" table:style-name="ce88">
            <text:p>Fenland</text:p>
          </table:table-cell>
          <table:table-cell table:number-columns-repeated="16378"/>
        </table:table-row>
        <table:table-row table:style-name="ro14">
          <table:table-cell office:value-type="string" table:style-name="ce87">
            <text:p>Forest of Dean</text:p>
          </table:table-cell>
          <table:table-cell office:value-type="string" table:style-name="ce87">
            <text:p>YES</text:p>
          </table:table-cell>
          <table:table-cell office:value-type="string" table:style-name="ce87">
            <text:p>SD</text:p>
          </table:table-cell>
          <table:table-cell office:value-type="string" table:style-name="ce87">
            <text:p>SW</text:p>
          </table:table-cell>
          <table:table-cell table:style-name="ce1"/>
          <table:table-cell office:value-type="string" table:style-name="ce88">
            <text:p>Folkestone &amp; Hythe<text:s/></text:p>
          </table:table-cell>
          <table:table-cell table:number-columns-repeated="16378"/>
        </table:table-row>
        <table:table-row table:style-name="ro14">
          <table:table-cell office:value-type="string" table:style-name="ce87">
            <text:p>Fylde</text:p>
          </table:table-cell>
          <table:table-cell office:value-type="string" table:style-name="ce87">
            <text:p>YES</text:p>
          </table:table-cell>
          <table:table-cell office:value-type="string" table:style-name="ce87">
            <text:p>SD</text:p>
          </table:table-cell>
          <table:table-cell office:value-type="string" table:style-name="ce87">
            <text:p>NW</text:p>
          </table:table-cell>
          <table:table-cell table:style-name="ce1"/>
          <table:table-cell office:value-type="string" table:style-name="ce88">
            <text:p>Forest Heath</text:p>
          </table:table-cell>
          <table:table-cell table:number-columns-repeated="16378"/>
        </table:table-row>
        <table:table-row table:style-name="ro14">
          <table:table-cell office:value-type="string" table:style-name="ce87">
            <text:p>Gateshead</text:p>
          </table:table-cell>
          <table:table-cell office:value-type="string" table:style-name="ce87">
            <text:p>YES</text:p>
          </table:table-cell>
          <table:table-cell office:value-type="string" table:style-name="ce87">
            <text:p>MD</text:p>
          </table:table-cell>
          <table:table-cell office:value-type="string" table:style-name="ce87">
            <text:p>NE</text:p>
          </table:table-cell>
          <table:table-cell table:style-name="ce1"/>
          <table:table-cell office:value-type="string" table:style-name="ce88">
            <text:p>Forest of Dean</text:p>
          </table:table-cell>
          <table:table-cell table:number-columns-repeated="16378"/>
        </table:table-row>
        <table:table-row table:style-name="ro14">
          <table:table-cell office:value-type="string" table:style-name="ce87">
            <text:p>Gedling</text:p>
          </table:table-cell>
          <table:table-cell office:value-type="string" table:style-name="ce87">
            <text:p>YES</text:p>
          </table:table-cell>
          <table:table-cell office:value-type="string" table:style-name="ce87">
            <text:p>SD</text:p>
          </table:table-cell>
          <table:table-cell office:value-type="string" table:style-name="ce87">
            <text:p>EM</text:p>
          </table:table-cell>
          <table:table-cell table:style-name="ce1"/>
          <table:table-cell office:value-type="string" table:style-name="ce88">
            <text:p>Fylde</text:p>
          </table:table-cell>
          <table:table-cell table:number-columns-repeated="16378"/>
        </table:table-row>
        <table:table-row table:style-name="ro14">
          <table:table-cell office:value-type="string" table:style-name="ce87">
            <text:p>Gillingham</text:p>
          </table:table-cell>
          <table:table-cell office:value-type="string" table:style-name="ce87">
            <text:p>NO</text:p>
          </table:table-cell>
          <table:table-cell office:value-type="string" table:style-name="ce87">
            <text:p>SD</text:p>
          </table:table-cell>
          <table:table-cell office:value-type="string" table:style-name="ce87">
            <text:p>SE</text:p>
          </table:table-cell>
          <table:table-cell table:style-name="ce1"/>
          <table:table-cell office:value-type="string" table:style-name="ce88">
            <text:p>Gateshead</text:p>
          </table:table-cell>
          <table:table-cell table:number-columns-repeated="16378"/>
        </table:table-row>
        <table:table-row table:style-name="ro14">
          <table:table-cell office:value-type="string" table:style-name="ce87">
            <text:p>Glanford</text:p>
          </table:table-cell>
          <table:table-cell office:value-type="string" table:style-name="ce87">
            <text:p>NO</text:p>
          </table:table-cell>
          <table:table-cell office:value-type="string" table:style-name="ce87">
            <text:p>SD</text:p>
          </table:table-cell>
          <table:table-cell office:value-type="string" table:style-name="ce87">
            <text:p>YH</text:p>
          </table:table-cell>
          <table:table-cell table:style-name="ce1"/>
          <table:table-cell office:value-type="string" table:style-name="ce88">
            <text:p>Gedling</text:p>
          </table:table-cell>
          <table:table-cell table:number-columns-repeated="16378"/>
        </table:table-row>
        <table:table-row table:style-name="ro14">
          <table:table-cell office:value-type="string" table:style-name="ce87">
            <text:p>Gloucester</text:p>
          </table:table-cell>
          <table:table-cell office:value-type="string" table:style-name="ce87">
            <text:p>YES</text:p>
          </table:table-cell>
          <table:table-cell office:value-type="string" table:style-name="ce87">
            <text:p>SD</text:p>
          </table:table-cell>
          <table:table-cell office:value-type="string" table:style-name="ce87">
            <text:p>SW</text:p>
          </table:table-cell>
          <table:table-cell table:style-name="ce1"/>
          <table:table-cell office:value-type="string" table:style-name="ce88">
            <text:p>Gillingham</text:p>
          </table:table-cell>
          <table:table-cell table:number-columns-repeated="16378"/>
        </table:table-row>
        <table:table-row table:style-name="ro14">
          <table:table-cell office:value-type="string" table:style-name="ce87">
            <text:p>Gosport</text:p>
          </table:table-cell>
          <table:table-cell office:value-type="string" table:style-name="ce87">
            <text:p>YES</text:p>
          </table:table-cell>
          <table:table-cell office:value-type="string" table:style-name="ce87">
            <text:p>SD</text:p>
          </table:table-cell>
          <table:table-cell office:value-type="string" table:style-name="ce87">
            <text:p>SE</text:p>
          </table:table-cell>
          <table:table-cell table:style-name="ce1"/>
          <table:table-cell office:value-type="string" table:style-name="ce88">
            <text:p>Glanford</text:p>
          </table:table-cell>
          <table:table-cell table:number-columns-repeated="16378"/>
        </table:table-row>
        <table:table-row table:style-name="ro14">
          <table:table-cell office:value-type="string" table:style-name="ce87">
            <text:p>Gravesham</text:p>
          </table:table-cell>
          <table:table-cell office:value-type="string" table:style-name="ce87">
            <text:p>YES</text:p>
          </table:table-cell>
          <table:table-cell office:value-type="string" table:style-name="ce87">
            <text:p>SD</text:p>
          </table:table-cell>
          <table:table-cell office:value-type="string" table:style-name="ce87">
            <text:p>SE</text:p>
          </table:table-cell>
          <table:table-cell table:style-name="ce1"/>
          <table:table-cell office:value-type="string" table:style-name="ce88">
            <text:p>Gloucester</text:p>
          </table:table-cell>
          <table:table-cell table:number-columns-repeated="16378"/>
        </table:table-row>
        <table:table-row table:style-name="ro14">
          <table:table-cell office:value-type="string" table:style-name="ce87">
            <text:p>Great Grimsby</text:p>
          </table:table-cell>
          <table:table-cell office:value-type="string" table:style-name="ce87">
            <text:p>NO</text:p>
          </table:table-cell>
          <table:table-cell office:value-type="string" table:style-name="ce87">
            <text:p>SD</text:p>
          </table:table-cell>
          <table:table-cell office:value-type="string" table:style-name="ce87">
            <text:p>YH</text:p>
          </table:table-cell>
          <table:table-cell table:style-name="ce1"/>
          <table:table-cell office:value-type="string" table:style-name="ce88">
            <text:p>Gosport</text:p>
          </table:table-cell>
          <table:table-cell table:number-columns-repeated="16378"/>
        </table:table-row>
        <table:table-row table:style-name="ro14">
          <table:table-cell office:value-type="string" table:style-name="ce87">
            <text:p>Great Yarmouth</text:p>
          </table:table-cell>
          <table:table-cell office:value-type="string" table:style-name="ce87">
            <text:p>YES</text:p>
          </table:table-cell>
          <table:table-cell office:value-type="string" table:style-name="ce87">
            <text:p>SD</text:p>
          </table:table-cell>
          <table:table-cell office:value-type="string" table:style-name="ce87">
            <text:p>EE</text:p>
          </table:table-cell>
          <table:table-cell table:style-name="ce1"/>
          <table:table-cell office:value-type="string" table:style-name="ce88">
            <text:p>Gravesham</text:p>
          </table:table-cell>
          <table:table-cell table:number-columns-repeated="16378"/>
        </table:table-row>
        <table:table-row table:style-name="ro14">
          <table:table-cell office:value-type="string" table:style-name="ce87">
            <text:p>Greenwich</text:p>
          </table:table-cell>
          <table:table-cell office:value-type="string" table:style-name="ce87">
            <text:p>YES</text:p>
          </table:table-cell>
          <table:table-cell office:value-type="string" table:style-name="ce87">
            <text:p>ILB</text:p>
          </table:table-cell>
          <table:table-cell office:value-type="string" table:style-name="ce87">
            <text:p>L</text:p>
          </table:table-cell>
          <table:table-cell table:style-name="ce1"/>
          <table:table-cell office:value-type="string" table:style-name="ce88">
            <text:p>Great Grimsby</text:p>
          </table:table-cell>
          <table:table-cell table:number-columns-repeated="16378"/>
        </table:table-row>
        <table:table-row table:style-name="ro14">
          <table:table-cell office:value-type="string" table:style-name="ce87">
            <text:p>Guildford</text:p>
          </table:table-cell>
          <table:table-cell office:value-type="string" table:style-name="ce87">
            <text:p>YES</text:p>
          </table:table-cell>
          <table:table-cell office:value-type="string" table:style-name="ce87">
            <text:p>SD</text:p>
          </table:table-cell>
          <table:table-cell office:value-type="string" table:style-name="ce87">
            <text:p>SE</text:p>
          </table:table-cell>
          <table:table-cell table:style-name="ce1"/>
          <table:table-cell office:value-type="string" table:style-name="ce88">
            <text:p>Great Yarmouth</text:p>
          </table:table-cell>
          <table:table-cell table:number-columns-repeated="16378"/>
        </table:table-row>
        <table:table-row table:style-name="ro14">
          <table:table-cell office:value-type="string" table:style-name="ce87">
            <text:p>Hackney</text:p>
          </table:table-cell>
          <table:table-cell office:value-type="string" table:style-name="ce87">
            <text:p>YES</text:p>
          </table:table-cell>
          <table:table-cell office:value-type="string" table:style-name="ce87">
            <text:p>ILB</text:p>
          </table:table-cell>
          <table:table-cell office:value-type="string" table:style-name="ce87">
            <text:p>L</text:p>
          </table:table-cell>
          <table:table-cell table:style-name="ce1"/>
          <table:table-cell office:value-type="string" table:style-name="ce88">
            <text:p>Greenwich</text:p>
          </table:table-cell>
          <table:table-cell table:number-columns-repeated="16378"/>
        </table:table-row>
        <table:table-row table:style-name="ro14">
          <table:table-cell office:value-type="string" table:style-name="ce87">
            <text:p>Halton UA</text:p>
          </table:table-cell>
          <table:table-cell office:value-type="string" table:style-name="ce87">
            <text:p>YES</text:p>
          </table:table-cell>
          <table:table-cell office:value-type="string" table:style-name="ce87">
            <text:p>UA</text:p>
          </table:table-cell>
          <table:table-cell office:value-type="string" table:style-name="ce87">
            <text:p>NW</text:p>
          </table:table-cell>
          <table:table-cell table:style-name="ce1"/>
          <table:table-cell office:value-type="string" table:style-name="ce88">
            <text:p>Guildford</text:p>
          </table:table-cell>
          <table:table-cell table:number-columns-repeated="16378"/>
        </table:table-row>
        <table:table-row table:style-name="ro14">
          <table:table-cell office:value-type="string" table:style-name="ce87">
            <text:p>Hambleton</text:p>
          </table:table-cell>
          <table:table-cell office:value-type="string" table:style-name="ce87">
            <text:p>YES</text:p>
          </table:table-cell>
          <table:table-cell office:value-type="string" table:style-name="ce87">
            <text:p>SD</text:p>
          </table:table-cell>
          <table:table-cell office:value-type="string" table:style-name="ce87">
            <text:p>YH</text:p>
          </table:table-cell>
          <table:table-cell table:style-name="ce1"/>
          <table:table-cell office:value-type="string" table:style-name="ce88">
            <text:p>Hackney</text:p>
          </table:table-cell>
          <table:table-cell table:number-columns-repeated="16378"/>
        </table:table-row>
        <table:table-row table:style-name="ro14">
          <table:table-cell office:value-type="string" table:style-name="ce87">
            <text:p>Hammersmith &amp; Fulham</text:p>
          </table:table-cell>
          <table:table-cell office:value-type="string" table:style-name="ce87">
            <text:p>YES</text:p>
          </table:table-cell>
          <table:table-cell office:value-type="string" table:style-name="ce87">
            <text:p>ILB</text:p>
          </table:table-cell>
          <table:table-cell office:value-type="string" table:style-name="ce87">
            <text:p>L</text:p>
          </table:table-cell>
          <table:table-cell table:style-name="ce1"/>
          <table:table-cell office:value-type="string" table:style-name="ce88">
            <text:p>Halton</text:p>
          </table:table-cell>
          <table:table-cell table:number-columns-repeated="16378"/>
        </table:table-row>
        <table:table-row table:style-name="ro14">
          <table:table-cell office:value-type="string" table:style-name="ce87">
            <text:p>Harborough</text:p>
          </table:table-cell>
          <table:table-cell office:value-type="string" table:style-name="ce87">
            <text:p>YES</text:p>
          </table:table-cell>
          <table:table-cell office:value-type="string" table:style-name="ce87">
            <text:p>SD</text:p>
          </table:table-cell>
          <table:table-cell office:value-type="string" table:style-name="ce87">
            <text:p>EM</text:p>
          </table:table-cell>
          <table:table-cell table:style-name="ce1"/>
          <table:table-cell office:value-type="string" table:style-name="ce88">
            <text:p>Halton UA</text:p>
          </table:table-cell>
          <table:table-cell table:number-columns-repeated="16378"/>
        </table:table-row>
        <table:table-row table:style-name="ro14">
          <table:table-cell office:value-type="string" table:style-name="ce87">
            <text:p>Haringey</text:p>
          </table:table-cell>
          <table:table-cell office:value-type="string" table:style-name="ce87">
            <text:p>YES</text:p>
          </table:table-cell>
          <table:table-cell office:value-type="string" table:style-name="ce87">
            <text:p>OLB</text:p>
          </table:table-cell>
          <table:table-cell office:value-type="string" table:style-name="ce87">
            <text:p>L</text:p>
          </table:table-cell>
          <table:table-cell table:style-name="ce1"/>
          <table:table-cell office:value-type="string" table:style-name="ce88">
            <text:p>Hambleton</text:p>
          </table:table-cell>
          <table:table-cell table:number-columns-repeated="16378"/>
        </table:table-row>
        <table:table-row table:style-name="ro14">
          <table:table-cell office:value-type="string" table:style-name="ce87">
            <text:p>Harlow</text:p>
          </table:table-cell>
          <table:table-cell office:value-type="string" table:style-name="ce87">
            <text:p>YES</text:p>
          </table:table-cell>
          <table:table-cell office:value-type="string" table:style-name="ce87">
            <text:p>SD</text:p>
          </table:table-cell>
          <table:table-cell office:value-type="string" table:style-name="ce87">
            <text:p>EE</text:p>
          </table:table-cell>
          <table:table-cell table:style-name="ce1"/>
          <table:table-cell office:value-type="string" table:style-name="ce88">
            <text:p>Hammersmith &amp; Fulham</text:p>
          </table:table-cell>
          <table:table-cell table:number-columns-repeated="16378"/>
        </table:table-row>
        <table:table-row table:style-name="ro14">
          <table:table-cell office:value-type="string" table:style-name="ce87">
            <text:p>Harrogate</text:p>
          </table:table-cell>
          <table:table-cell office:value-type="string" table:style-name="ce87">
            <text:p>YES</text:p>
          </table:table-cell>
          <table:table-cell office:value-type="string" table:style-name="ce87">
            <text:p>SD</text:p>
          </table:table-cell>
          <table:table-cell office:value-type="string" table:style-name="ce87">
            <text:p>YH</text:p>
          </table:table-cell>
          <table:table-cell table:style-name="ce1"/>
          <table:table-cell office:value-type="string" table:style-name="ce88">
            <text:p>Harborough</text:p>
          </table:table-cell>
          <table:table-cell table:number-columns-repeated="16378"/>
        </table:table-row>
        <table:table-row table:style-name="ro14">
          <table:table-cell office:value-type="string" table:style-name="ce87">
            <text:p>Harrow</text:p>
          </table:table-cell>
          <table:table-cell office:value-type="string" table:style-name="ce87">
            <text:p>YES</text:p>
          </table:table-cell>
          <table:table-cell office:value-type="string" table:style-name="ce87">
            <text:p>OLB</text:p>
          </table:table-cell>
          <table:table-cell office:value-type="string" table:style-name="ce87">
            <text:p>L</text:p>
          </table:table-cell>
          <table:table-cell table:style-name="ce1"/>
          <table:table-cell office:value-type="string" table:style-name="ce88">
            <text:p>Haringey</text:p>
          </table:table-cell>
          <table:table-cell table:number-columns-repeated="16378"/>
        </table:table-row>
        <table:table-row table:style-name="ro14">
          <table:table-cell office:value-type="string" table:style-name="ce87">
            <text:p>Hart</text:p>
          </table:table-cell>
          <table:table-cell office:value-type="string" table:style-name="ce87">
            <text:p>YES</text:p>
          </table:table-cell>
          <table:table-cell office:value-type="string" table:style-name="ce87">
            <text:p>SD</text:p>
          </table:table-cell>
          <table:table-cell office:value-type="string" table:style-name="ce87">
            <text:p>SE</text:p>
          </table:table-cell>
          <table:table-cell table:style-name="ce1"/>
          <table:table-cell office:value-type="string" table:style-name="ce88">
            <text:p>Harlow</text:p>
          </table:table-cell>
          <table:table-cell table:number-columns-repeated="16378"/>
        </table:table-row>
        <table:table-row table:style-name="ro14">
          <table:table-cell office:value-type="string" table:style-name="ce87">
            <text:p>Hartlepool</text:p>
          </table:table-cell>
          <table:table-cell office:value-type="string" table:style-name="ce1">
            <text:p>NO</text:p>
          </table:table-cell>
          <table:table-cell office:value-type="string" table:style-name="ce1">
            <text:p>SD</text:p>
          </table:table-cell>
          <table:table-cell office:value-type="string" table:style-name="ce87">
            <text:p>NE</text:p>
          </table:table-cell>
          <table:table-cell table:style-name="ce1"/>
          <table:table-cell office:value-type="string" table:style-name="ce88">
            <text:p>Harrogate</text:p>
          </table:table-cell>
          <table:table-cell table:number-columns-repeated="16378"/>
        </table:table-row>
        <table:table-row table:style-name="ro14">
          <table:table-cell office:value-type="string" table:style-name="ce87">
            <text:p>Hartlepool UA</text:p>
          </table:table-cell>
          <table:table-cell office:value-type="string" table:style-name="ce87">
            <text:p>YES</text:p>
          </table:table-cell>
          <table:table-cell office:value-type="string" table:style-name="ce87">
            <text:p>UA</text:p>
          </table:table-cell>
          <table:table-cell office:value-type="string" table:style-name="ce87">
            <text:p>NE</text:p>
          </table:table-cell>
          <table:table-cell table:style-name="ce1"/>
          <table:table-cell office:value-type="string" table:style-name="ce88">
            <text:p>Harrow</text:p>
          </table:table-cell>
          <table:table-cell table:number-columns-repeated="16378"/>
        </table:table-row>
        <table:table-row table:style-name="ro14">
          <table:table-cell office:value-type="string" table:style-name="ce87">
            <text:p>Hastings</text:p>
          </table:table-cell>
          <table:table-cell office:value-type="string" table:style-name="ce87">
            <text:p>YES</text:p>
          </table:table-cell>
          <table:table-cell office:value-type="string" table:style-name="ce87">
            <text:p>SD</text:p>
          </table:table-cell>
          <table:table-cell office:value-type="string" table:style-name="ce87">
            <text:p>SE</text:p>
          </table:table-cell>
          <table:table-cell table:style-name="ce1"/>
          <table:table-cell office:value-type="string" table:style-name="ce88">
            <text:p>Hart</text:p>
          </table:table-cell>
          <table:table-cell table:number-columns-repeated="16378"/>
        </table:table-row>
        <table:table-row table:style-name="ro14">
          <table:table-cell office:value-type="string" table:style-name="ce87">
            <text:p>Havant</text:p>
          </table:table-cell>
          <table:table-cell office:value-type="string" table:style-name="ce87">
            <text:p>YES</text:p>
          </table:table-cell>
          <table:table-cell office:value-type="string" table:style-name="ce87">
            <text:p>SD</text:p>
          </table:table-cell>
          <table:table-cell office:value-type="string" table:style-name="ce87">
            <text:p>SE</text:p>
          </table:table-cell>
          <table:table-cell table:style-name="ce1"/>
          <table:table-cell office:value-type="string" table:style-name="ce88">
            <text:p>Hartlepool UA</text:p>
          </table:table-cell>
          <table:table-cell table:number-columns-repeated="16378"/>
        </table:table-row>
        <table:table-row table:style-name="ro14">
          <table:table-cell office:value-type="string" table:style-name="ce87">
            <text:p>Havering</text:p>
          </table:table-cell>
          <table:table-cell office:value-type="string" table:style-name="ce87">
            <text:p>YES</text:p>
          </table:table-cell>
          <table:table-cell office:value-type="string" table:style-name="ce87">
            <text:p>OLB</text:p>
          </table:table-cell>
          <table:table-cell office:value-type="string" table:style-name="ce87">
            <text:p>L</text:p>
          </table:table-cell>
          <table:table-cell table:style-name="ce1"/>
          <table:table-cell office:value-type="string" table:style-name="ce88">
            <text:p>Hastings</text:p>
          </table:table-cell>
          <table:table-cell table:number-columns-repeated="16378"/>
        </table:table-row>
        <table:table-row table:style-name="ro14">
          <table:table-cell office:value-type="string" table:style-name="ce87">
            <text:p>Hereford</text:p>
          </table:table-cell>
          <table:table-cell office:value-type="string" table:style-name="ce87">
            <text:p>NO</text:p>
          </table:table-cell>
          <table:table-cell office:value-type="string" table:style-name="ce87">
            <text:p>SD</text:p>
          </table:table-cell>
          <table:table-cell office:value-type="string" table:style-name="ce87">
            <text:p>WM</text:p>
          </table:table-cell>
          <table:table-cell table:style-name="ce1"/>
          <table:table-cell office:value-type="string" table:style-name="ce88">
            <text:p>Havant</text:p>
          </table:table-cell>
          <table:table-cell table:number-columns-repeated="16378"/>
        </table:table-row>
        <table:table-row table:style-name="ro14">
          <table:table-cell office:value-type="string" table:style-name="ce87">
            <text:p>Herefordshire UA</text:p>
          </table:table-cell>
          <table:table-cell office:value-type="string" table:style-name="ce87">
            <text:p>YES</text:p>
          </table:table-cell>
          <table:table-cell office:value-type="string" table:style-name="ce87">
            <text:p>UA</text:p>
          </table:table-cell>
          <table:table-cell office:value-type="string" table:style-name="ce87">
            <text:p>WM</text:p>
          </table:table-cell>
          <table:table-cell table:style-name="ce1"/>
          <table:table-cell office:value-type="string" table:style-name="ce88">
            <text:p>Havering</text:p>
          </table:table-cell>
          <table:table-cell table:number-columns-repeated="16378"/>
        </table:table-row>
        <table:table-row table:style-name="ro14">
          <table:table-cell office:value-type="string" table:style-name="ce87">
            <text:p>Hertsmere</text:p>
          </table:table-cell>
          <table:table-cell office:value-type="string" table:style-name="ce87">
            <text:p>YES</text:p>
          </table:table-cell>
          <table:table-cell office:value-type="string" table:style-name="ce87">
            <text:p>SD</text:p>
          </table:table-cell>
          <table:table-cell office:value-type="string" table:style-name="ce87">
            <text:p>EE</text:p>
          </table:table-cell>
          <table:table-cell table:style-name="ce1"/>
          <table:table-cell office:value-type="string" table:style-name="ce88">
            <text:p>Hereford</text:p>
          </table:table-cell>
          <table:table-cell table:number-columns-repeated="16378"/>
        </table:table-row>
        <table:table-row table:style-name="ro14">
          <table:table-cell office:value-type="string" table:style-name="ce87">
            <text:p>High Peak</text:p>
          </table:table-cell>
          <table:table-cell office:value-type="string" table:style-name="ce87">
            <text:p>YES</text:p>
          </table:table-cell>
          <table:table-cell office:value-type="string" table:style-name="ce87">
            <text:p>SD</text:p>
          </table:table-cell>
          <table:table-cell office:value-type="string" table:style-name="ce87">
            <text:p>EM</text:p>
          </table:table-cell>
          <table:table-cell table:style-name="ce1"/>
          <table:table-cell office:value-type="string" table:style-name="ce88">
            <text:p>Herefordshire UA</text:p>
          </table:table-cell>
          <table:table-cell table:number-columns-repeated="16378"/>
        </table:table-row>
        <table:table-row table:style-name="ro14">
          <table:table-cell office:value-type="string" table:style-name="ce87">
            <text:p>Hillingdon</text:p>
          </table:table-cell>
          <table:table-cell office:value-type="string" table:style-name="ce87">
            <text:p>YES</text:p>
          </table:table-cell>
          <table:table-cell office:value-type="string" table:style-name="ce87">
            <text:p>OLB</text:p>
          </table:table-cell>
          <table:table-cell office:value-type="string" table:style-name="ce87">
            <text:p>L</text:p>
          </table:table-cell>
          <table:table-cell table:style-name="ce1"/>
          <table:table-cell office:value-type="string" table:style-name="ce88">
            <text:p>Hertsmere</text:p>
          </table:table-cell>
          <table:table-cell table:number-columns-repeated="16378"/>
        </table:table-row>
        <table:table-row table:style-name="ro14">
          <table:table-cell office:value-type="string" table:style-name="ce87">
            <text:p>Hinckley &amp; Bosworth</text:p>
          </table:table-cell>
          <table:table-cell office:value-type="string" table:style-name="ce87">
            <text:p>YES</text:p>
          </table:table-cell>
          <table:table-cell office:value-type="string" table:style-name="ce87">
            <text:p>SD</text:p>
          </table:table-cell>
          <table:table-cell office:value-type="string" table:style-name="ce87">
            <text:p>EM</text:p>
          </table:table-cell>
          <table:table-cell table:style-name="ce1"/>
          <table:table-cell office:value-type="string" table:style-name="ce88">
            <text:p>High Peak</text:p>
          </table:table-cell>
          <table:table-cell table:number-columns-repeated="16378"/>
        </table:table-row>
        <table:table-row table:style-name="ro14">
          <table:table-cell office:value-type="string" table:style-name="ce87">
            <text:p>Holderness</text:p>
          </table:table-cell>
          <table:table-cell office:value-type="string" table:style-name="ce87">
            <text:p>NO</text:p>
          </table:table-cell>
          <table:table-cell office:value-type="string" table:style-name="ce87">
            <text:p>SD</text:p>
          </table:table-cell>
          <table:table-cell office:value-type="string" table:style-name="ce87">
            <text:p>YH</text:p>
          </table:table-cell>
          <table:table-cell table:style-name="ce1"/>
          <table:table-cell office:value-type="string" table:style-name="ce88">
            <text:p>Hillingdon</text:p>
          </table:table-cell>
          <table:table-cell table:number-columns-repeated="16378"/>
        </table:table-row>
        <table:table-row table:style-name="ro14">
          <table:table-cell office:value-type="string" table:style-name="ce87">
            <text:p>Horsham</text:p>
          </table:table-cell>
          <table:table-cell office:value-type="string" table:style-name="ce87">
            <text:p>YES</text:p>
          </table:table-cell>
          <table:table-cell office:value-type="string" table:style-name="ce87">
            <text:p>SD</text:p>
          </table:table-cell>
          <table:table-cell office:value-type="string" table:style-name="ce87">
            <text:p>SE</text:p>
          </table:table-cell>
          <table:table-cell table:style-name="ce1"/>
          <table:table-cell office:value-type="string" table:style-name="ce88">
            <text:p>Hinckley &amp; Bosworth</text:p>
          </table:table-cell>
          <table:table-cell table:number-columns-repeated="16378"/>
        </table:table-row>
        <table:table-row table:style-name="ro14">
          <table:table-cell office:value-type="string" table:style-name="ce87">
            <text:p>Hounslow</text:p>
          </table:table-cell>
          <table:table-cell office:value-type="string" table:style-name="ce87">
            <text:p>YES</text:p>
          </table:table-cell>
          <table:table-cell office:value-type="string" table:style-name="ce87">
            <text:p>OLB</text:p>
          </table:table-cell>
          <table:table-cell office:value-type="string" table:style-name="ce87">
            <text:p>L</text:p>
          </table:table-cell>
          <table:table-cell table:style-name="ce1"/>
          <table:table-cell office:value-type="string" table:style-name="ce88">
            <text:p>Holderness</text:p>
          </table:table-cell>
          <table:table-cell table:number-columns-repeated="16378"/>
        </table:table-row>
        <table:table-row table:style-name="ro14">
          <table:table-cell office:value-type="string" table:style-name="ce87">
            <text:p>Hove</text:p>
          </table:table-cell>
          <table:table-cell office:value-type="string" table:style-name="ce87">
            <text:p>NO</text:p>
          </table:table-cell>
          <table:table-cell office:value-type="string" table:style-name="ce87">
            <text:p>SD</text:p>
          </table:table-cell>
          <table:table-cell office:value-type="string" table:style-name="ce87">
            <text:p>SE</text:p>
          </table:table-cell>
          <table:table-cell table:style-name="ce1"/>
          <table:table-cell office:value-type="string" table:style-name="ce88">
            <text:p>Horsham</text:p>
          </table:table-cell>
          <table:table-cell table:number-columns-repeated="16378"/>
        </table:table-row>
        <table:table-row table:style-name="ro14">
          <table:table-cell office:value-type="string" table:style-name="ce87">
            <text:p>Huntingdonshire</text:p>
          </table:table-cell>
          <table:table-cell office:value-type="string" table:style-name="ce87">
            <text:p>YES</text:p>
          </table:table-cell>
          <table:table-cell office:value-type="string" table:style-name="ce87">
            <text:p>SD</text:p>
          </table:table-cell>
          <table:table-cell office:value-type="string" table:style-name="ce87">
            <text:p>EE</text:p>
          </table:table-cell>
          <table:table-cell table:style-name="ce1"/>
          <table:table-cell office:value-type="string" table:style-name="ce88">
            <text:p>Hounslow</text:p>
          </table:table-cell>
          <table:table-cell table:number-columns-repeated="16378"/>
        </table:table-row>
        <table:table-row table:style-name="ro14">
          <table:table-cell office:value-type="string" table:style-name="ce87">
            <text:p>Hyndburn</text:p>
          </table:table-cell>
          <table:table-cell office:value-type="string" table:style-name="ce87">
            <text:p>YES</text:p>
          </table:table-cell>
          <table:table-cell office:value-type="string" table:style-name="ce87">
            <text:p>SD</text:p>
          </table:table-cell>
          <table:table-cell office:value-type="string" table:style-name="ce87">
            <text:p>NW</text:p>
          </table:table-cell>
          <table:table-cell table:style-name="ce1"/>
          <table:table-cell office:value-type="string" table:style-name="ce88">
            <text:p>Hove</text:p>
          </table:table-cell>
          <table:table-cell table:number-columns-repeated="16378"/>
        </table:table-row>
        <table:table-row table:style-name="ro14">
          <table:table-cell office:value-type="string" table:style-name="ce87">
            <text:p>Ipswich</text:p>
          </table:table-cell>
          <table:table-cell office:value-type="string" table:style-name="ce87">
            <text:p>YES</text:p>
          </table:table-cell>
          <table:table-cell office:value-type="string" table:style-name="ce87">
            <text:p>SD</text:p>
          </table:table-cell>
          <table:table-cell office:value-type="string" table:style-name="ce87">
            <text:p>EE</text:p>
          </table:table-cell>
          <table:table-cell table:style-name="ce1"/>
          <table:table-cell office:value-type="string" table:style-name="ce88">
            <text:p>Huntingdonshire</text:p>
          </table:table-cell>
          <table:table-cell table:number-columns-repeated="16378"/>
        </table:table-row>
        <table:table-row table:style-name="ro14">
          <table:table-cell office:value-type="string" table:style-name="ce87">
            <text:p>Isle of Wight Council UA</text:p>
          </table:table-cell>
          <table:table-cell office:value-type="string" table:style-name="ce87">
            <text:p>YES</text:p>
          </table:table-cell>
          <table:table-cell office:value-type="string" table:style-name="ce87">
            <text:p>UA</text:p>
          </table:table-cell>
          <table:table-cell office:value-type="string" table:style-name="ce87">
            <text:p>SE</text:p>
          </table:table-cell>
          <table:table-cell table:style-name="ce1"/>
          <table:table-cell office:value-type="string" table:style-name="ce88">
            <text:p>Hyndburn</text:p>
          </table:table-cell>
          <table:table-cell table:number-columns-repeated="16378"/>
        </table:table-row>
        <table:table-row table:style-name="ro14">
          <table:table-cell office:value-type="string" table:style-name="ce87">
            <text:p>Isles of Scilly</text:p>
          </table:table-cell>
          <table:table-cell office:value-type="string" table:style-name="ce87">
            <text:p>YES</text:p>
          </table:table-cell>
          <table:table-cell office:value-type="string" table:style-name="ce87">
            <text:p>UA</text:p>
          </table:table-cell>
          <table:table-cell office:value-type="string" table:style-name="ce87">
            <text:p>SW</text:p>
          </table:table-cell>
          <table:table-cell table:style-name="ce1"/>
          <table:table-cell office:value-type="string" table:style-name="ce88">
            <text:p>Ipswich</text:p>
          </table:table-cell>
          <table:table-cell table:number-columns-repeated="16378"/>
        </table:table-row>
        <table:table-row table:style-name="ro14">
          <table:table-cell office:value-type="string" table:style-name="ce87">
            <text:p>Islington</text:p>
          </table:table-cell>
          <table:table-cell office:value-type="string" table:style-name="ce87">
            <text:p>YES</text:p>
          </table:table-cell>
          <table:table-cell office:value-type="string" table:style-name="ce87">
            <text:p>ILB</text:p>
          </table:table-cell>
          <table:table-cell office:value-type="string" table:style-name="ce87">
            <text:p>L</text:p>
          </table:table-cell>
          <table:table-cell table:style-name="ce1"/>
          <table:table-cell office:value-type="string" table:style-name="ce88">
            <text:p>Isle of Wight UA</text:p>
          </table:table-cell>
          <table:table-cell table:number-columns-repeated="16378"/>
        </table:table-row>
        <table:table-row table:style-name="ro14">
          <table:table-cell office:value-type="string" table:style-name="ce87">
            <text:p>Kennet</text:p>
          </table:table-cell>
          <table:table-cell office:value-type="string" table:style-name="ce87">
            <text:p>NO</text:p>
          </table:table-cell>
          <table:table-cell office:value-type="string" table:style-name="ce87">
            <text:p>SD</text:p>
          </table:table-cell>
          <table:table-cell office:value-type="string" table:style-name="ce87">
            <text:p>SW</text:p>
          </table:table-cell>
          <table:table-cell table:style-name="ce1"/>
          <table:table-cell office:value-type="string" table:style-name="ce88">
            <text:p>Isles of Scilly</text:p>
          </table:table-cell>
          <table:table-cell table:number-columns-repeated="16378"/>
        </table:table-row>
        <table:table-row table:style-name="ro14">
          <table:table-cell office:value-type="string" table:style-name="ce87">
            <text:p>Kensington &amp; Chelsea</text:p>
          </table:table-cell>
          <table:table-cell office:value-type="string" table:style-name="ce87">
            <text:p>YES</text:p>
          </table:table-cell>
          <table:table-cell office:value-type="string" table:style-name="ce87">
            <text:p>ILB</text:p>
          </table:table-cell>
          <table:table-cell office:value-type="string" table:style-name="ce87">
            <text:p>L</text:p>
          </table:table-cell>
          <table:table-cell table:style-name="ce1"/>
          <table:table-cell office:value-type="string" table:style-name="ce88">
            <text:p>Islington</text:p>
          </table:table-cell>
          <table:table-cell table:number-columns-repeated="16378"/>
        </table:table-row>
        <table:table-row table:style-name="ro14">
          <table:table-cell office:value-type="string" table:style-name="ce87">
            <text:p>Kerrier</text:p>
          </table:table-cell>
          <table:table-cell office:value-type="string" table:style-name="ce87">
            <text:p>NO</text:p>
          </table:table-cell>
          <table:table-cell office:value-type="string" table:style-name="ce87">
            <text:p>SD</text:p>
          </table:table-cell>
          <table:table-cell office:value-type="string" table:style-name="ce87">
            <text:p>SW</text:p>
          </table:table-cell>
          <table:table-cell table:style-name="ce1"/>
          <table:table-cell office:value-type="string" table:style-name="ce88">
            <text:p>Kennet</text:p>
          </table:table-cell>
          <table:table-cell table:number-columns-repeated="16378"/>
        </table:table-row>
        <table:table-row table:style-name="ro14">
          <table:table-cell office:value-type="string" table:style-name="ce87">
            <text:p>Kettering</text:p>
          </table:table-cell>
          <table:table-cell office:value-type="string" table:style-name="ce87">
            <text:p>NO</text:p>
          </table:table-cell>
          <table:table-cell office:value-type="string" table:style-name="ce87">
            <text:p>SD</text:p>
          </table:table-cell>
          <table:table-cell office:value-type="string" table:style-name="ce87">
            <text:p>EM</text:p>
          </table:table-cell>
          <table:table-cell table:style-name="ce1"/>
          <table:table-cell office:value-type="string" table:style-name="ce88">
            <text:p>Kensington &amp; Chelsea</text:p>
          </table:table-cell>
          <table:table-cell table:number-columns-repeated="16378"/>
        </table:table-row>
        <table:table-row table:style-name="ro14">
          <table:table-cell office:value-type="string" table:style-name="ce87">
            <text:p>King's Lynn &amp; West Norfolk</text:p>
          </table:table-cell>
          <table:table-cell office:value-type="string" table:style-name="ce87">
            <text:p>YES</text:p>
          </table:table-cell>
          <table:table-cell office:value-type="string" table:style-name="ce87">
            <text:p>SD</text:p>
          </table:table-cell>
          <table:table-cell office:value-type="string" table:style-name="ce87">
            <text:p>EE</text:p>
          </table:table-cell>
          <table:table-cell table:style-name="ce1"/>
          <table:table-cell office:value-type="string" table:style-name="ce88">
            <text:p>Kerrier</text:p>
          </table:table-cell>
          <table:table-cell table:number-columns-repeated="16378"/>
        </table:table-row>
        <table:table-row table:style-name="ro14">
          <table:table-cell office:value-type="string" table:style-name="ce87">
            <text:p>Kingston upon Hull</text:p>
          </table:table-cell>
          <table:table-cell office:value-type="string" table:style-name="ce1">
            <text:p>NO</text:p>
          </table:table-cell>
          <table:table-cell office:value-type="string" table:style-name="ce1">
            <text:p>SD</text:p>
          </table:table-cell>
          <table:table-cell office:value-type="string" table:style-name="ce87">
            <text:p>YH</text:p>
          </table:table-cell>
          <table:table-cell table:style-name="ce1"/>
          <table:table-cell office:value-type="string" table:style-name="ce88">
            <text:p>Kettering</text:p>
          </table:table-cell>
          <table:table-cell table:number-columns-repeated="16378"/>
        </table:table-row>
        <table:table-row table:style-name="ro14">
          <table:table-cell office:value-type="string" table:style-name="ce87">
            <text:p>Kingston-upon-Hull UA</text:p>
          </table:table-cell>
          <table:table-cell office:value-type="string" table:style-name="ce87">
            <text:p>YES</text:p>
          </table:table-cell>
          <table:table-cell office:value-type="string" table:style-name="ce87">
            <text:p>UA</text:p>
          </table:table-cell>
          <table:table-cell office:value-type="string" table:style-name="ce87">
            <text:p>YH</text:p>
          </table:table-cell>
          <table:table-cell table:style-name="ce1"/>
          <table:table-cell office:value-type="string" table:style-name="ce88">
            <text:p>King's Lynn &amp; West Norfolk</text:p>
          </table:table-cell>
          <table:table-cell table:number-columns-repeated="16378"/>
        </table:table-row>
        <table:table-row table:style-name="ro14">
          <table:table-cell office:value-type="string" table:style-name="ce87">
            <text:p>Kingston-upon-Thames</text:p>
          </table:table-cell>
          <table:table-cell office:value-type="string" table:style-name="ce87">
            <text:p>YES</text:p>
          </table:table-cell>
          <table:table-cell office:value-type="string" table:style-name="ce87">
            <text:p>OLB</text:p>
          </table:table-cell>
          <table:table-cell office:value-type="string" table:style-name="ce87">
            <text:p>L</text:p>
          </table:table-cell>
          <table:table-cell table:style-name="ce1"/>
          <table:table-cell office:value-type="string" table:style-name="ce88">
            <text:p>Kingston upon Hull UA</text:p>
          </table:table-cell>
          <table:table-cell table:number-columns-repeated="16378"/>
        </table:table-row>
        <table:table-row table:style-name="ro14">
          <table:table-cell office:value-type="string" table:style-name="ce87">
            <text:p>Kingswood</text:p>
          </table:table-cell>
          <table:table-cell office:value-type="string" table:style-name="ce87">
            <text:p>NO</text:p>
          </table:table-cell>
          <table:table-cell office:value-type="string" table:style-name="ce87">
            <text:p>SD</text:p>
          </table:table-cell>
          <table:table-cell office:value-type="string" table:style-name="ce87">
            <text:p>SW</text:p>
          </table:table-cell>
          <table:table-cell table:style-name="ce1"/>
          <table:table-cell office:value-type="string" table:style-name="ce88">
            <text:p>Kingston upon Thames</text:p>
          </table:table-cell>
          <table:table-cell table:number-columns-repeated="16378"/>
        </table:table-row>
        <table:table-row table:style-name="ro14">
          <table:table-cell office:value-type="string" table:style-name="ce87">
            <text:p>Kirklees</text:p>
          </table:table-cell>
          <table:table-cell office:value-type="string" table:style-name="ce87">
            <text:p>YES</text:p>
          </table:table-cell>
          <table:table-cell office:value-type="string" table:style-name="ce87">
            <text:p>MD</text:p>
          </table:table-cell>
          <table:table-cell office:value-type="string" table:style-name="ce87">
            <text:p>YH</text:p>
          </table:table-cell>
          <table:table-cell table:style-name="ce1"/>
          <table:table-cell office:value-type="string" table:style-name="ce88">
            <text:p>Kingswood</text:p>
          </table:table-cell>
          <table:table-cell table:number-columns-repeated="16378"/>
        </table:table-row>
        <table:table-row table:style-name="ro14">
          <table:table-cell office:value-type="string" table:style-name="ce87">
            <text:p>Knowsley</text:p>
          </table:table-cell>
          <table:table-cell office:value-type="string" table:style-name="ce87">
            <text:p>YES</text:p>
          </table:table-cell>
          <table:table-cell office:value-type="string" table:style-name="ce87">
            <text:p>MD</text:p>
          </table:table-cell>
          <table:table-cell office:value-type="string" table:style-name="ce87">
            <text:p>NW</text:p>
          </table:table-cell>
          <table:table-cell table:style-name="ce1"/>
          <table:table-cell office:value-type="string" table:style-name="ce88">
            <text:p>Kirklees</text:p>
          </table:table-cell>
          <table:table-cell table:number-columns-repeated="16378"/>
        </table:table-row>
        <table:table-row table:style-name="ro14">
          <table:table-cell office:value-type="string" table:style-name="ce87">
            <text:p>Lambeth</text:p>
          </table:table-cell>
          <table:table-cell office:value-type="string" table:style-name="ce87">
            <text:p>YES</text:p>
          </table:table-cell>
          <table:table-cell office:value-type="string" table:style-name="ce87">
            <text:p>ILB</text:p>
          </table:table-cell>
          <table:table-cell office:value-type="string" table:style-name="ce87">
            <text:p>L</text:p>
          </table:table-cell>
          <table:table-cell table:style-name="ce1"/>
          <table:table-cell office:value-type="string" table:style-name="ce88">
            <text:p>Knowsley</text:p>
          </table:table-cell>
          <table:table-cell table:number-columns-repeated="16378"/>
        </table:table-row>
        <table:table-row table:style-name="ro14">
          <table:table-cell office:value-type="string" table:style-name="ce87">
            <text:p>Lancaster</text:p>
          </table:table-cell>
          <table:table-cell office:value-type="string" table:style-name="ce87">
            <text:p>YES</text:p>
          </table:table-cell>
          <table:table-cell office:value-type="string" table:style-name="ce87">
            <text:p>SD</text:p>
          </table:table-cell>
          <table:table-cell office:value-type="string" table:style-name="ce87">
            <text:p>NW</text:p>
          </table:table-cell>
          <table:table-cell table:style-name="ce1"/>
          <table:table-cell office:value-type="string" table:style-name="ce88">
            <text:p>Lambeth</text:p>
          </table:table-cell>
          <table:table-cell table:number-columns-repeated="16378"/>
        </table:table-row>
        <table:table-row table:style-name="ro14">
          <table:table-cell office:value-type="string" table:style-name="ce87">
            <text:p>Langbaurgh-on-Tees</text:p>
          </table:table-cell>
          <table:table-cell office:value-type="string" table:style-name="ce87">
            <text:p>NO</text:p>
          </table:table-cell>
          <table:table-cell office:value-type="string" table:style-name="ce87">
            <text:p>SD</text:p>
          </table:table-cell>
          <table:table-cell office:value-type="string" table:style-name="ce87">
            <text:p>NE</text:p>
          </table:table-cell>
          <table:table-cell table:style-name="ce1"/>
          <table:table-cell office:value-type="string" table:style-name="ce88">
            <text:p>Lancaster</text:p>
          </table:table-cell>
          <table:table-cell table:number-columns-repeated="16378"/>
        </table:table-row>
        <table:table-row table:style-name="ro14">
          <table:table-cell office:value-type="string" table:style-name="ce87">
            <text:p>Leeds</text:p>
          </table:table-cell>
          <table:table-cell office:value-type="string" table:style-name="ce87">
            <text:p>YES</text:p>
          </table:table-cell>
          <table:table-cell office:value-type="string" table:style-name="ce87">
            <text:p>MD</text:p>
          </table:table-cell>
          <table:table-cell office:value-type="string" table:style-name="ce87">
            <text:p>YH</text:p>
          </table:table-cell>
          <table:table-cell table:style-name="ce1"/>
          <table:table-cell office:value-type="string" table:style-name="ce88">
            <text:p>Langbaurgh-on-Tees</text:p>
          </table:table-cell>
          <table:table-cell table:number-columns-repeated="16378"/>
        </table:table-row>
        <table:table-row table:style-name="ro14">
          <table:table-cell office:value-type="string" table:style-name="ce87">
            <text:p>Leicester</text:p>
          </table:table-cell>
          <table:table-cell office:value-type="string" table:style-name="ce87">
            <text:p>NO</text:p>
          </table:table-cell>
          <table:table-cell office:value-type="string" table:style-name="ce87">
            <text:p>SD</text:p>
          </table:table-cell>
          <table:table-cell office:value-type="string" table:style-name="ce87">
            <text:p>EM</text:p>
          </table:table-cell>
          <table:table-cell table:style-name="ce1"/>
          <table:table-cell office:value-type="string" table:style-name="ce88">
            <text:p>Leeds</text:p>
          </table:table-cell>
          <table:table-cell table:number-columns-repeated="16378"/>
        </table:table-row>
        <table:table-row table:style-name="ro14">
          <table:table-cell office:value-type="string" table:style-name="ce87">
            <text:p>Leicester UA</text:p>
          </table:table-cell>
          <table:table-cell office:value-type="string" table:style-name="ce87">
            <text:p>YES</text:p>
          </table:table-cell>
          <table:table-cell office:value-type="string" table:style-name="ce87">
            <text:p>UA</text:p>
          </table:table-cell>
          <table:table-cell office:value-type="string" table:style-name="ce87">
            <text:p>EM</text:p>
          </table:table-cell>
          <table:table-cell table:style-name="ce1"/>
          <table:table-cell office:value-type="string" table:style-name="ce88">
            <text:p>Leicester</text:p>
          </table:table-cell>
          <table:table-cell table:number-columns-repeated="16378"/>
        </table:table-row>
        <table:table-row table:style-name="ro14">
          <table:table-cell office:value-type="string" table:style-name="ce87">
            <text:p>Leominster</text:p>
          </table:table-cell>
          <table:table-cell office:value-type="string" table:style-name="ce87">
            <text:p>NO</text:p>
          </table:table-cell>
          <table:table-cell office:value-type="string" table:style-name="ce87">
            <text:p>SD</text:p>
          </table:table-cell>
          <table:table-cell office:value-type="string" table:style-name="ce87">
            <text:p>WM</text:p>
          </table:table-cell>
          <table:table-cell table:style-name="ce1"/>
          <table:table-cell office:value-type="string" table:style-name="ce88">
            <text:p>Leicester City UA</text:p>
          </table:table-cell>
          <table:table-cell table:number-columns-repeated="16378"/>
        </table:table-row>
        <table:table-row table:style-name="ro14">
          <table:table-cell office:value-type="string" table:style-name="ce87">
            <text:p>Lewes</text:p>
          </table:table-cell>
          <table:table-cell office:value-type="string" table:style-name="ce87">
            <text:p>YES</text:p>
          </table:table-cell>
          <table:table-cell office:value-type="string" table:style-name="ce87">
            <text:p>SD</text:p>
          </table:table-cell>
          <table:table-cell office:value-type="string" table:style-name="ce87">
            <text:p>SE</text:p>
          </table:table-cell>
          <table:table-cell table:style-name="ce1"/>
          <table:table-cell office:value-type="string" table:style-name="ce88">
            <text:p>Leominster</text:p>
          </table:table-cell>
          <table:table-cell table:number-columns-repeated="16378"/>
        </table:table-row>
        <table:table-row table:style-name="ro14">
          <table:table-cell office:value-type="string" table:style-name="ce87">
            <text:p>Lewisham</text:p>
          </table:table-cell>
          <table:table-cell office:value-type="string" table:style-name="ce87">
            <text:p>YES</text:p>
          </table:table-cell>
          <table:table-cell office:value-type="string" table:style-name="ce87">
            <text:p>ILB</text:p>
          </table:table-cell>
          <table:table-cell office:value-type="string" table:style-name="ce87">
            <text:p>L</text:p>
          </table:table-cell>
          <table:table-cell table:style-name="ce1"/>
          <table:table-cell office:value-type="string" table:style-name="ce88">
            <text:p>Lewes</text:p>
          </table:table-cell>
          <table:table-cell table:number-columns-repeated="16378"/>
        </table:table-row>
        <table:table-row table:style-name="ro14">
          <table:table-cell office:value-type="string" table:style-name="ce87">
            <text:p>Lichfield</text:p>
          </table:table-cell>
          <table:table-cell office:value-type="string" table:style-name="ce87">
            <text:p>YES</text:p>
          </table:table-cell>
          <table:table-cell office:value-type="string" table:style-name="ce87">
            <text:p>SD</text:p>
          </table:table-cell>
          <table:table-cell office:value-type="string" table:style-name="ce87">
            <text:p>WM</text:p>
          </table:table-cell>
          <table:table-cell table:style-name="ce1"/>
          <table:table-cell office:value-type="string" table:style-name="ce88">
            <text:p>Lewisham</text:p>
          </table:table-cell>
          <table:table-cell table:number-columns-repeated="16378"/>
        </table:table-row>
        <table:table-row table:style-name="ro14">
          <table:table-cell office:value-type="string" table:style-name="ce87">
            <text:p>Lincoln</text:p>
          </table:table-cell>
          <table:table-cell office:value-type="string" table:style-name="ce87">
            <text:p>YES</text:p>
          </table:table-cell>
          <table:table-cell office:value-type="string" table:style-name="ce87">
            <text:p>SD</text:p>
          </table:table-cell>
          <table:table-cell office:value-type="string" table:style-name="ce87">
            <text:p>EM</text:p>
          </table:table-cell>
          <table:table-cell table:style-name="ce1"/>
          <table:table-cell office:value-type="string" table:style-name="ce88">
            <text:p>Lichfield</text:p>
          </table:table-cell>
          <table:table-cell table:number-columns-repeated="16378"/>
        </table:table-row>
        <table:table-row table:style-name="ro14">
          <table:table-cell office:value-type="string" table:style-name="ce87">
            <text:p>Liverpool</text:p>
          </table:table-cell>
          <table:table-cell office:value-type="string" table:style-name="ce87">
            <text:p>YES</text:p>
          </table:table-cell>
          <table:table-cell office:value-type="string" table:style-name="ce87">
            <text:p>MD</text:p>
          </table:table-cell>
          <table:table-cell office:value-type="string" table:style-name="ce87">
            <text:p>NW</text:p>
          </table:table-cell>
          <table:table-cell table:style-name="ce1"/>
          <table:table-cell office:value-type="string" table:style-name="ce88">
            <text:p>Lincoln</text:p>
          </table:table-cell>
          <table:table-cell table:number-columns-repeated="16378"/>
        </table:table-row>
        <table:table-row table:style-name="ro14">
          <table:table-cell office:value-type="string" table:style-name="ce87">
            <text:p>Luton</text:p>
          </table:table-cell>
          <table:table-cell office:value-type="string" table:style-name="ce1">
            <text:p>NO</text:p>
          </table:table-cell>
          <table:table-cell office:value-type="string" table:style-name="ce1">
            <text:p>SD</text:p>
          </table:table-cell>
          <table:table-cell office:value-type="string" table:style-name="ce87">
            <text:p>EE</text:p>
          </table:table-cell>
          <table:table-cell table:style-name="ce1"/>
          <table:table-cell office:value-type="string" table:style-name="ce88">
            <text:p>Liverpool</text:p>
          </table:table-cell>
          <table:table-cell table:number-columns-repeated="16378"/>
        </table:table-row>
        <table:table-row table:style-name="ro14">
          <table:table-cell office:value-type="string" table:style-name="ce87">
            <text:p>Luton UA</text:p>
          </table:table-cell>
          <table:table-cell office:value-type="string" table:style-name="ce87">
            <text:p>YES</text:p>
          </table:table-cell>
          <table:table-cell office:value-type="string" table:style-name="ce87">
            <text:p>UA</text:p>
          </table:table-cell>
          <table:table-cell office:value-type="string" table:style-name="ce87">
            <text:p>EE</text:p>
          </table:table-cell>
          <table:table-cell table:style-name="ce1"/>
          <table:table-cell office:value-type="string" table:style-name="ce88">
            <text:p>Luton</text:p>
          </table:table-cell>
          <table:table-cell table:number-columns-repeated="16378"/>
        </table:table-row>
        <table:table-row table:style-name="ro14">
          <table:table-cell office:value-type="string" table:style-name="ce87">
            <text:p>Macclesfield</text:p>
          </table:table-cell>
          <table:table-cell office:value-type="string" table:style-name="ce87">
            <text:p>NO</text:p>
          </table:table-cell>
          <table:table-cell office:value-type="string" table:style-name="ce87">
            <text:p>SD</text:p>
          </table:table-cell>
          <table:table-cell office:value-type="string" table:style-name="ce87">
            <text:p>NW</text:p>
          </table:table-cell>
          <table:table-cell table:style-name="ce1"/>
          <table:table-cell office:value-type="string" table:style-name="ce88">
            <text:p>Luton UA</text:p>
          </table:table-cell>
          <table:table-cell table:number-columns-repeated="16378"/>
        </table:table-row>
        <table:table-row table:style-name="ro14">
          <table:table-cell office:value-type="string" table:style-name="ce87">
            <text:p>Maidstone</text:p>
          </table:table-cell>
          <table:table-cell office:value-type="string" table:style-name="ce87">
            <text:p>YES</text:p>
          </table:table-cell>
          <table:table-cell office:value-type="string" table:style-name="ce87">
            <text:p>SD</text:p>
          </table:table-cell>
          <table:table-cell office:value-type="string" table:style-name="ce87">
            <text:p>SE</text:p>
          </table:table-cell>
          <table:table-cell table:style-name="ce1"/>
          <table:table-cell office:value-type="string" table:style-name="ce88">
            <text:p>Macclesfield</text:p>
          </table:table-cell>
          <table:table-cell table:number-columns-repeated="16378"/>
        </table:table-row>
        <table:table-row table:style-name="ro14">
          <table:table-cell office:value-type="string" table:style-name="ce87">
            <text:p>Maldon</text:p>
          </table:table-cell>
          <table:table-cell office:value-type="string" table:style-name="ce87">
            <text:p>YES</text:p>
          </table:table-cell>
          <table:table-cell office:value-type="string" table:style-name="ce87">
            <text:p>SD</text:p>
          </table:table-cell>
          <table:table-cell office:value-type="string" table:style-name="ce87">
            <text:p>EE</text:p>
          </table:table-cell>
          <table:table-cell table:style-name="ce1"/>
          <table:table-cell office:value-type="string" table:style-name="ce88">
            <text:p>Maidstone</text:p>
          </table:table-cell>
          <table:table-cell table:number-columns-repeated="16378"/>
        </table:table-row>
        <table:table-row table:style-name="ro28">
          <table:table-cell office:value-type="string" table:style-name="ce87">
            <text:p>Malvern Hills<text:span text:style-name="T20"><text:s/>(h)</text:span></text:p>
          </table:table-cell>
          <table:table-cell office:value-type="string" table:style-name="ce87">
            <text:p>YES</text:p>
          </table:table-cell>
          <table:table-cell office:value-type="string" table:style-name="ce87">
            <text:p>SD</text:p>
          </table:table-cell>
          <table:table-cell office:value-type="string" table:style-name="ce87">
            <text:p>WM</text:p>
          </table:table-cell>
          <table:table-cell table:style-name="ce1"/>
          <table:table-cell office:value-type="string" table:style-name="ce88">
            <text:p>Maldon</text:p>
          </table:table-cell>
          <table:table-cell table:number-columns-repeated="16378"/>
        </table:table-row>
        <table:table-row table:style-name="ro14">
          <table:table-cell office:value-type="string" table:style-name="ce87">
            <text:p>Manchester</text:p>
          </table:table-cell>
          <table:table-cell office:value-type="string" table:style-name="ce87">
            <text:p>YES</text:p>
          </table:table-cell>
          <table:table-cell office:value-type="string" table:style-name="ce87">
            <text:p>MD</text:p>
          </table:table-cell>
          <table:table-cell office:value-type="string" table:style-name="ce87">
            <text:p>NW</text:p>
          </table:table-cell>
          <table:table-cell table:style-name="ce1"/>
          <table:table-cell office:value-type="string" table:style-name="ce88">
            <text:p>Malvern Hills</text:p>
          </table:table-cell>
          <table:table-cell table:number-columns-repeated="16378"/>
        </table:table-row>
        <table:table-row table:style-name="ro14">
          <table:table-cell office:value-type="string" table:style-name="ce87">
            <text:p>Mansfield</text:p>
          </table:table-cell>
          <table:table-cell office:value-type="string" table:style-name="ce87">
            <text:p>YES</text:p>
          </table:table-cell>
          <table:table-cell office:value-type="string" table:style-name="ce87">
            <text:p>SD</text:p>
          </table:table-cell>
          <table:table-cell office:value-type="string" table:style-name="ce87">
            <text:p>EM</text:p>
          </table:table-cell>
          <table:table-cell table:style-name="ce1"/>
          <table:table-cell office:value-type="string" table:style-name="ce88">
            <text:p>Manchester</text:p>
          </table:table-cell>
          <table:table-cell table:number-columns-repeated="16378"/>
        </table:table-row>
        <table:table-row table:style-name="ro14">
          <table:table-cell office:value-type="string" table:style-name="ce87">
            <text:p>Medina</text:p>
          </table:table-cell>
          <table:table-cell office:value-type="string" table:style-name="ce87">
            <text:p>NO</text:p>
          </table:table-cell>
          <table:table-cell office:value-type="error" office:string-value="#N/A" table:formula="of:=#N/A" table:style-name="ce87">
            <text:p>#N/A</text:p>
          </table:table-cell>
          <table:table-cell office:value-type="error" office:string-value="#N/A" table:formula="of:=#N/A" table:style-name="ce87">
            <text:p>#N/A</text:p>
          </table:table-cell>
          <table:table-cell table:style-name="ce1"/>
          <table:table-cell office:value-type="string" table:style-name="ce88">
            <text:p>Mansfield</text:p>
          </table:table-cell>
          <table:table-cell table:number-columns-repeated="16378"/>
        </table:table-row>
        <table:table-row table:style-name="ro28">
          <table:table-cell office:value-type="string" table:style-name="ce87">
            <text:p>Medway UA<text:s/><text:span text:style-name="T20">(f)</text:span></text:p>
          </table:table-cell>
          <table:table-cell office:value-type="string" table:style-name="ce87">
            <text:p>YES</text:p>
          </table:table-cell>
          <table:table-cell office:value-type="string" table:style-name="ce87">
            <text:p>UA</text:p>
          </table:table-cell>
          <table:table-cell office:value-type="string" table:style-name="ce87">
            <text:p>SE</text:p>
          </table:table-cell>
          <table:table-cell table:style-name="ce1"/>
          <table:table-cell office:value-type="string" table:style-name="ce88">
            <text:p>Medina</text:p>
          </table:table-cell>
          <table:table-cell table:number-columns-repeated="16378"/>
        </table:table-row>
        <table:table-row table:style-name="ro14">
          <table:table-cell office:value-type="string" table:style-name="ce87">
            <text:p>Melton</text:p>
          </table:table-cell>
          <table:table-cell office:value-type="string" table:style-name="ce87">
            <text:p>YES</text:p>
          </table:table-cell>
          <table:table-cell office:value-type="string" table:style-name="ce87">
            <text:p>SD</text:p>
          </table:table-cell>
          <table:table-cell office:value-type="string" table:style-name="ce87">
            <text:p>EM</text:p>
          </table:table-cell>
          <table:table-cell table:style-name="ce1"/>
          <table:table-cell office:value-type="string" table:style-name="ce88">
            <text:p>Melton</text:p>
          </table:table-cell>
          <table:table-cell table:number-columns-repeated="16378"/>
        </table:table-row>
        <table:table-row table:style-name="ro14">
          <table:table-cell office:value-type="string" table:style-name="ce87">
            <text:p>Mendip</text:p>
          </table:table-cell>
          <table:table-cell office:value-type="string" table:style-name="ce87">
            <text:p>YES</text:p>
          </table:table-cell>
          <table:table-cell office:value-type="string" table:style-name="ce87">
            <text:p>SD</text:p>
          </table:table-cell>
          <table:table-cell office:value-type="string" table:style-name="ce87">
            <text:p>SW</text:p>
          </table:table-cell>
          <table:table-cell table:style-name="ce1"/>
          <table:table-cell office:value-type="string" table:style-name="ce88">
            <text:p>Mendip</text:p>
          </table:table-cell>
          <table:table-cell table:number-columns-repeated="16378"/>
        </table:table-row>
        <table:table-row table:style-name="ro14">
          <table:table-cell office:value-type="string" table:style-name="ce87">
            <text:p>Merton</text:p>
          </table:table-cell>
          <table:table-cell office:value-type="string" table:style-name="ce87">
            <text:p>YES</text:p>
          </table:table-cell>
          <table:table-cell office:value-type="string" table:style-name="ce87">
            <text:p>OLB</text:p>
          </table:table-cell>
          <table:table-cell office:value-type="string" table:style-name="ce87">
            <text:p>L</text:p>
          </table:table-cell>
          <table:table-cell table:style-name="ce1"/>
          <table:table-cell office:value-type="string" table:style-name="ce88">
            <text:p>Merton</text:p>
          </table:table-cell>
          <table:table-cell table:number-columns-repeated="16378"/>
        </table:table-row>
        <table:table-row table:style-name="ro14">
          <table:table-cell office:value-type="string" table:style-name="ce87">
            <text:p>Mid Bedfordshire</text:p>
          </table:table-cell>
          <table:table-cell office:value-type="string" table:style-name="ce87">
            <text:p>NO</text:p>
          </table:table-cell>
          <table:table-cell office:value-type="string" table:style-name="ce87">
            <text:p>SD</text:p>
          </table:table-cell>
          <table:table-cell office:value-type="string" table:style-name="ce87">
            <text:p>EE</text:p>
          </table:table-cell>
          <table:table-cell table:style-name="ce1"/>
          <table:table-cell office:value-type="string" table:style-name="ce88">
            <text:p>Mid Bedfordshire</text:p>
          </table:table-cell>
          <table:table-cell table:number-columns-repeated="16378"/>
        </table:table-row>
        <table:table-row table:style-name="ro14">
          <table:table-cell office:value-type="string" table:style-name="ce87">
            <text:p>Mid Devon</text:p>
          </table:table-cell>
          <table:table-cell office:value-type="string" table:style-name="ce87">
            <text:p>YES</text:p>
          </table:table-cell>
          <table:table-cell office:value-type="string" table:style-name="ce87">
            <text:p>SD</text:p>
          </table:table-cell>
          <table:table-cell office:value-type="string" table:style-name="ce87">
            <text:p>SW</text:p>
          </table:table-cell>
          <table:table-cell table:style-name="ce1"/>
          <table:table-cell office:value-type="string" table:style-name="ce88">
            <text:p>Mid Devon</text:p>
          </table:table-cell>
          <table:table-cell table:number-columns-repeated="16378"/>
        </table:table-row>
        <table:table-row table:style-name="ro14">
          <table:table-cell office:value-type="string" table:style-name="ce87">
            <text:p>Mid Suffolk</text:p>
          </table:table-cell>
          <table:table-cell office:value-type="string" table:style-name="ce87">
            <text:p>YES</text:p>
          </table:table-cell>
          <table:table-cell office:value-type="string" table:style-name="ce87">
            <text:p>SD</text:p>
          </table:table-cell>
          <table:table-cell office:value-type="string" table:style-name="ce87">
            <text:p>EE</text:p>
          </table:table-cell>
          <table:table-cell table:style-name="ce1"/>
          <table:table-cell office:value-type="string" table:style-name="ce88">
            <text:p>Mid Suffolk</text:p>
          </table:table-cell>
          <table:table-cell table:number-columns-repeated="16378"/>
        </table:table-row>
        <table:table-row table:style-name="ro14">
          <table:table-cell office:value-type="string" table:style-name="ce87">
            <text:p>Mid Sussex</text:p>
          </table:table-cell>
          <table:table-cell office:value-type="string" table:style-name="ce87">
            <text:p>YES</text:p>
          </table:table-cell>
          <table:table-cell office:value-type="string" table:style-name="ce87">
            <text:p>SD</text:p>
          </table:table-cell>
          <table:table-cell office:value-type="string" table:style-name="ce87">
            <text:p>SE</text:p>
          </table:table-cell>
          <table:table-cell table:style-name="ce1"/>
          <table:table-cell office:value-type="string" table:style-name="ce88">
            <text:p>Mid Sussex</text:p>
          </table:table-cell>
          <table:table-cell table:number-columns-repeated="16378"/>
        </table:table-row>
        <table:table-row table:style-name="ro14">
          <table:table-cell office:value-type="string" table:style-name="ce87">
            <text:p>Middlesbrough</text:p>
          </table:table-cell>
          <table:table-cell office:value-type="string" table:style-name="ce1">
            <text:p>NO</text:p>
          </table:table-cell>
          <table:table-cell office:value-type="string" table:style-name="ce1">
            <text:p>SD</text:p>
          </table:table-cell>
          <table:table-cell office:value-type="string" table:style-name="ce87">
            <text:p>NE</text:p>
          </table:table-cell>
          <table:table-cell table:style-name="ce1"/>
          <table:table-cell office:value-type="string" table:style-name="ce88">
            <text:p>Middlesbrough UA</text:p>
          </table:table-cell>
          <table:table-cell table:number-columns-repeated="16378"/>
        </table:table-row>
        <table:table-row table:style-name="ro14">
          <table:table-cell office:value-type="string" table:style-name="ce87">
            <text:p>Middlesbrough UA</text:p>
          </table:table-cell>
          <table:table-cell office:value-type="string" table:style-name="ce87">
            <text:p>YES</text:p>
          </table:table-cell>
          <table:table-cell office:value-type="string" table:style-name="ce87">
            <text:p>UA</text:p>
          </table:table-cell>
          <table:table-cell office:value-type="string" table:style-name="ce87">
            <text:p>NE</text:p>
          </table:table-cell>
          <table:table-cell table:style-name="ce1"/>
          <table:table-cell office:value-type="string" table:style-name="ce88">
            <text:p>Milton Keynes</text:p>
          </table:table-cell>
          <table:table-cell table:number-columns-repeated="16378"/>
        </table:table-row>
        <table:table-row table:style-name="ro14">
          <table:table-cell office:value-type="string" table:style-name="ce87">
            <text:p>Milton Keynes</text:p>
          </table:table-cell>
          <table:table-cell office:value-type="string" table:style-name="ce1">
            <text:p>NO</text:p>
          </table:table-cell>
          <table:table-cell office:value-type="string" table:style-name="ce1">
            <text:p>SD</text:p>
          </table:table-cell>
          <table:table-cell office:value-type="string" table:style-name="ce87">
            <text:p>SE</text:p>
          </table:table-cell>
          <table:table-cell table:style-name="ce1"/>
          <table:table-cell office:value-type="string" table:style-name="ce88">
            <text:p>Milton Keynes UA</text:p>
          </table:table-cell>
          <table:table-cell table:number-columns-repeated="16378"/>
        </table:table-row>
        <table:table-row table:style-name="ro14">
          <table:table-cell office:value-type="string" table:style-name="ce87">
            <text:p>Milton Keynes UA</text:p>
          </table:table-cell>
          <table:table-cell office:value-type="string" table:style-name="ce87">
            <text:p>YES</text:p>
          </table:table-cell>
          <table:table-cell office:value-type="string" table:style-name="ce87">
            <text:p>UA</text:p>
          </table:table-cell>
          <table:table-cell office:value-type="string" table:style-name="ce87">
            <text:p>SE</text:p>
          </table:table-cell>
          <table:table-cell table:style-name="ce1"/>
          <table:table-cell office:value-type="string" table:style-name="ce88">
            <text:p>Mole Valley</text:p>
          </table:table-cell>
          <table:table-cell table:number-columns-repeated="16378"/>
        </table:table-row>
        <table:table-row table:style-name="ro14">
          <table:table-cell office:value-type="string" table:style-name="ce87">
            <text:p>Mole Valley</text:p>
          </table:table-cell>
          <table:table-cell office:value-type="string" table:style-name="ce87">
            <text:p>YES</text:p>
          </table:table-cell>
          <table:table-cell office:value-type="string" table:style-name="ce87">
            <text:p>SD</text:p>
          </table:table-cell>
          <table:table-cell office:value-type="string" table:style-name="ce87">
            <text:p>SE</text:p>
          </table:table-cell>
          <table:table-cell table:style-name="ce1"/>
          <table:table-cell office:value-type="string" table:style-name="ce88">
            <text:p>New Forest</text:p>
          </table:table-cell>
          <table:table-cell table:number-columns-repeated="16378"/>
        </table:table-row>
        <table:table-row table:style-name="ro14">
          <table:table-cell office:value-type="string" table:style-name="ce87">
            <text:p>New Forest</text:p>
          </table:table-cell>
          <table:table-cell office:value-type="string" table:style-name="ce87">
            <text:p>YES</text:p>
          </table:table-cell>
          <table:table-cell office:value-type="string" table:style-name="ce87">
            <text:p>SD</text:p>
          </table:table-cell>
          <table:table-cell office:value-type="string" table:style-name="ce87">
            <text:p>SE</text:p>
          </table:table-cell>
          <table:table-cell table:style-name="ce1"/>
          <table:table-cell office:value-type="string" table:style-name="ce88">
            <text:p>Newark &amp; Sherwood</text:p>
          </table:table-cell>
          <table:table-cell table:number-columns-repeated="16378"/>
        </table:table-row>
        <table:table-row table:style-name="ro14">
          <table:table-cell office:value-type="string" table:style-name="ce87">
            <text:p>Newark &amp; Sherwood</text:p>
          </table:table-cell>
          <table:table-cell office:value-type="string" table:style-name="ce87">
            <text:p>YES</text:p>
          </table:table-cell>
          <table:table-cell office:value-type="string" table:style-name="ce87">
            <text:p>SD</text:p>
          </table:table-cell>
          <table:table-cell office:value-type="string" table:style-name="ce87">
            <text:p>EM</text:p>
          </table:table-cell>
          <table:table-cell table:style-name="ce1"/>
          <table:table-cell office:value-type="string" table:style-name="ce88">
            <text:p>Newbury</text:p>
          </table:table-cell>
          <table:table-cell table:number-columns-repeated="16378"/>
        </table:table-row>
        <table:table-row table:style-name="ro14">
          <table:table-cell office:value-type="string" table:style-name="ce87">
            <text:p>Newbury</text:p>
          </table:table-cell>
          <table:table-cell office:value-type="string" table:style-name="ce87">
            <text:p>NO</text:p>
          </table:table-cell>
          <table:table-cell office:value-type="string" table:style-name="ce87">
            <text:p>SD</text:p>
          </table:table-cell>
          <table:table-cell office:value-type="string" table:style-name="ce87">
            <text:p>SE</text:p>
          </table:table-cell>
          <table:table-cell table:style-name="ce1"/>
          <table:table-cell office:value-type="string" table:style-name="ce88">
            <text:p>Newcastle upon Tyne</text:p>
          </table:table-cell>
          <table:table-cell table:number-columns-repeated="16378"/>
        </table:table-row>
        <table:table-row table:style-name="ro14">
          <table:table-cell office:value-type="string" table:style-name="ce87">
            <text:p>Newcastle-upon-Tyne</text:p>
          </table:table-cell>
          <table:table-cell office:value-type="string" table:style-name="ce87">
            <text:p>YES</text:p>
          </table:table-cell>
          <table:table-cell office:value-type="string" table:style-name="ce87">
            <text:p>MD</text:p>
          </table:table-cell>
          <table:table-cell office:value-type="string" table:style-name="ce87">
            <text:p>NE</text:p>
          </table:table-cell>
          <table:table-cell table:style-name="ce1"/>
          <table:table-cell office:value-type="string" table:style-name="ce88">
            <text:p>Newcastle-under-Lyme</text:p>
          </table:table-cell>
          <table:table-cell table:number-columns-repeated="16378"/>
        </table:table-row>
        <table:table-row table:style-name="ro14">
          <table:table-cell office:value-type="string" table:style-name="ce87">
            <text:p>Newcastle-under-Lyme</text:p>
          </table:table-cell>
          <table:table-cell office:value-type="string" table:style-name="ce87">
            <text:p>YES</text:p>
          </table:table-cell>
          <table:table-cell office:value-type="string" table:style-name="ce87">
            <text:p>SD</text:p>
          </table:table-cell>
          <table:table-cell office:value-type="string" table:style-name="ce87">
            <text:p>WM</text:p>
          </table:table-cell>
          <table:table-cell table:style-name="ce1"/>
          <table:table-cell office:value-type="string" table:style-name="ce88">
            <text:p>Newham</text:p>
          </table:table-cell>
          <table:table-cell table:number-columns-repeated="16378"/>
        </table:table-row>
        <table:table-row table:style-name="ro14">
          <table:table-cell office:value-type="string" table:style-name="ce87">
            <text:p>Newham</text:p>
          </table:table-cell>
          <table:table-cell office:value-type="string" table:style-name="ce87">
            <text:p>YES</text:p>
          </table:table-cell>
          <table:table-cell office:value-type="string" table:style-name="ce87">
            <text:p>OLB</text:p>
          </table:table-cell>
          <table:table-cell office:value-type="string" table:style-name="ce87">
            <text:p>L</text:p>
          </table:table-cell>
          <table:table-cell table:style-name="ce1"/>
          <table:table-cell office:value-type="string" table:style-name="ce88">
            <text:p>North Cornwall</text:p>
          </table:table-cell>
          <table:table-cell table:number-columns-repeated="16378"/>
        </table:table-row>
        <table:table-row table:style-name="ro14">
          <table:table-cell office:value-type="string" table:style-name="ce87">
            <text:p>North Cornwall</text:p>
          </table:table-cell>
          <table:table-cell office:value-type="string" table:style-name="ce87">
            <text:p>NO</text:p>
          </table:table-cell>
          <table:table-cell office:value-type="string" table:style-name="ce87">
            <text:p>SD</text:p>
          </table:table-cell>
          <table:table-cell office:value-type="string" table:style-name="ce87">
            <text:p>SW</text:p>
          </table:table-cell>
          <table:table-cell table:style-name="ce1"/>
          <table:table-cell office:value-type="string" table:style-name="ce88">
            <text:p>North Devon</text:p>
          </table:table-cell>
          <table:table-cell table:number-columns-repeated="16378"/>
        </table:table-row>
        <table:table-row table:style-name="ro14">
          <table:table-cell office:value-type="string" table:style-name="ce87">
            <text:p>North Devon</text:p>
          </table:table-cell>
          <table:table-cell office:value-type="string" table:style-name="ce87">
            <text:p>YES</text:p>
          </table:table-cell>
          <table:table-cell office:value-type="string" table:style-name="ce87">
            <text:p>SD</text:p>
          </table:table-cell>
          <table:table-cell office:value-type="string" table:style-name="ce87">
            <text:p>SW</text:p>
          </table:table-cell>
          <table:table-cell table:style-name="ce1"/>
          <table:table-cell office:value-type="string" table:style-name="ce88">
            <text:p>North Dorset</text:p>
          </table:table-cell>
          <table:table-cell table:number-columns-repeated="16378"/>
        </table:table-row>
        <table:table-row table:style-name="ro14">
          <table:table-cell office:value-type="string" table:style-name="ce87">
            <text:p>North Dorset</text:p>
          </table:table-cell>
          <table:table-cell office:value-type="string" table:style-name="ce87">
            <text:p>NO</text:p>
          </table:table-cell>
          <table:table-cell office:value-type="string" table:style-name="ce87">
            <text:p>SD</text:p>
          </table:table-cell>
          <table:table-cell office:value-type="string" table:style-name="ce87">
            <text:p>SW</text:p>
          </table:table-cell>
          <table:table-cell table:style-name="ce1"/>
          <table:table-cell office:value-type="string" table:style-name="ce88">
            <text:p>North East Derbyshire</text:p>
          </table:table-cell>
          <table:table-cell table:number-columns-repeated="16378"/>
        </table:table-row>
        <table:table-row table:style-name="ro14">
          <table:table-cell office:value-type="string" table:style-name="ce87">
            <text:p>North East Derbyshire</text:p>
          </table:table-cell>
          <table:table-cell office:value-type="string" table:style-name="ce87">
            <text:p>YES</text:p>
          </table:table-cell>
          <table:table-cell office:value-type="string" table:style-name="ce87">
            <text:p>SD</text:p>
          </table:table-cell>
          <table:table-cell office:value-type="string" table:style-name="ce87">
            <text:p>EM</text:p>
          </table:table-cell>
          <table:table-cell table:style-name="ce1"/>
          <table:table-cell office:value-type="string" table:style-name="ce88">
            <text:p>North East Lincolnshire UA</text:p>
          </table:table-cell>
          <table:table-cell table:number-columns-repeated="16378"/>
        </table:table-row>
        <table:table-row table:style-name="ro14">
          <table:table-cell office:value-type="string" table:style-name="ce87">
            <text:p>North East Lincolnshire UA</text:p>
          </table:table-cell>
          <table:table-cell office:value-type="string" table:style-name="ce87">
            <text:p>YES</text:p>
          </table:table-cell>
          <table:table-cell office:value-type="string" table:style-name="ce87">
            <text:p>UA</text:p>
          </table:table-cell>
          <table:table-cell office:value-type="string" table:style-name="ce87">
            <text:p>YH</text:p>
          </table:table-cell>
          <table:table-cell table:style-name="ce1"/>
          <table:table-cell office:value-type="string" table:style-name="ce88">
            <text:p>North Hertfordshire</text:p>
          </table:table-cell>
          <table:table-cell table:number-columns-repeated="16378"/>
        </table:table-row>
        <table:table-row table:style-name="ro14">
          <table:table-cell office:value-type="string" table:style-name="ce87">
            <text:p>North Hertfordshire</text:p>
          </table:table-cell>
          <table:table-cell office:value-type="string" table:style-name="ce87">
            <text:p>YES</text:p>
          </table:table-cell>
          <table:table-cell office:value-type="string" table:style-name="ce87">
            <text:p>SD</text:p>
          </table:table-cell>
          <table:table-cell office:value-type="string" table:style-name="ce87">
            <text:p>EE</text:p>
          </table:table-cell>
          <table:table-cell table:style-name="ce1"/>
          <table:table-cell office:value-type="string" table:style-name="ce88">
            <text:p>North Kesteven</text:p>
          </table:table-cell>
          <table:table-cell table:number-columns-repeated="16378"/>
        </table:table-row>
        <table:table-row table:style-name="ro14">
          <table:table-cell office:value-type="string" table:style-name="ce87">
            <text:p>North Kesteven</text:p>
          </table:table-cell>
          <table:table-cell office:value-type="string" table:style-name="ce87">
            <text:p>YES</text:p>
          </table:table-cell>
          <table:table-cell office:value-type="string" table:style-name="ce87">
            <text:p>SD</text:p>
          </table:table-cell>
          <table:table-cell office:value-type="string" table:style-name="ce87">
            <text:p>EM</text:p>
          </table:table-cell>
          <table:table-cell table:style-name="ce1"/>
          <table:table-cell office:value-type="string" table:style-name="ce88">
            <text:p>North Lincolnshire UA</text:p>
          </table:table-cell>
          <table:table-cell table:number-columns-repeated="16378"/>
        </table:table-row>
        <table:table-row table:style-name="ro14">
          <table:table-cell office:value-type="string" table:style-name="ce87">
            <text:p>North Lincolnshire UA</text:p>
          </table:table-cell>
          <table:table-cell office:value-type="string" table:style-name="ce87">
            <text:p>YES</text:p>
          </table:table-cell>
          <table:table-cell office:value-type="string" table:style-name="ce87">
            <text:p>UA</text:p>
          </table:table-cell>
          <table:table-cell office:value-type="string" table:style-name="ce87">
            <text:p>YH</text:p>
          </table:table-cell>
          <table:table-cell table:style-name="ce1"/>
          <table:table-cell office:value-type="string" table:style-name="ce88">
            <text:p>North Norfolk</text:p>
          </table:table-cell>
          <table:table-cell table:number-columns-repeated="16378"/>
        </table:table-row>
        <table:table-row table:style-name="ro14">
          <table:table-cell office:value-type="string" table:style-name="ce87">
            <text:p>North Norfolk</text:p>
          </table:table-cell>
          <table:table-cell office:value-type="string" table:style-name="ce87">
            <text:p>YES</text:p>
          </table:table-cell>
          <table:table-cell office:value-type="string" table:style-name="ce87">
            <text:p>SD</text:p>
          </table:table-cell>
          <table:table-cell office:value-type="string" table:style-name="ce87">
            <text:p>EE</text:p>
          </table:table-cell>
          <table:table-cell table:style-name="ce1"/>
          <table:table-cell office:value-type="string" table:style-name="ce88">
            <text:p>North Northamptonshire</text:p>
          </table:table-cell>
          <table:table-cell table:number-columns-repeated="16378"/>
        </table:table-row>
        <table:table-row table:style-name="ro14">
          <table:table-cell office:value-type="string" table:style-name="ce87">
            <text:p>North Northamptonshire</text:p>
          </table:table-cell>
          <table:table-cell office:value-type="string" table:style-name="ce87">
            <text:p>YES</text:p>
          </table:table-cell>
          <table:table-cell office:value-type="string" table:style-name="ce87">
            <text:p>UA</text:p>
          </table:table-cell>
          <table:table-cell office:value-type="string" table:style-name="ce87">
            <text:p>EM</text:p>
          </table:table-cell>
          <table:table-cell table:style-name="ce1"/>
          <table:table-cell office:value-type="string" table:style-name="ce88">
            <text:p>North Shropshire</text:p>
          </table:table-cell>
          <table:table-cell table:number-columns-repeated="16378"/>
        </table:table-row>
        <table:table-row table:style-name="ro14">
          <table:table-cell office:value-type="string" table:style-name="ce87">
            <text:p>North Shropshire</text:p>
          </table:table-cell>
          <table:table-cell office:value-type="string" table:style-name="ce87">
            <text:p>NO</text:p>
          </table:table-cell>
          <table:table-cell office:value-type="string" table:style-name="ce87">
            <text:p>SD</text:p>
          </table:table-cell>
          <table:table-cell office:value-type="string" table:style-name="ce87">
            <text:p>WM</text:p>
          </table:table-cell>
          <table:table-cell table:style-name="ce1"/>
          <table:table-cell office:value-type="string" table:style-name="ce88">
            <text:p>North Somerset UA</text:p>
          </table:table-cell>
          <table:table-cell table:number-columns-repeated="16378"/>
        </table:table-row>
        <table:table-row table:style-name="ro28">
          <table:table-cell office:value-type="string" table:style-name="ce87">
            <text:p>North Somerset UA<text:s/><text:span text:style-name="T20">(g)</text:span></text:p>
          </table:table-cell>
          <table:table-cell office:value-type="string" table:style-name="ce87">
            <text:p>YES</text:p>
          </table:table-cell>
          <table:table-cell office:value-type="string" table:style-name="ce87">
            <text:p>UA</text:p>
          </table:table-cell>
          <table:table-cell office:value-type="string" table:style-name="ce87">
            <text:p>SW</text:p>
          </table:table-cell>
          <table:table-cell table:style-name="ce1"/>
          <table:table-cell office:value-type="string" table:style-name="ce88">
            <text:p>North Tyneside</text:p>
          </table:table-cell>
          <table:table-cell table:number-columns-repeated="16378"/>
        </table:table-row>
        <table:table-row table:style-name="ro14">
          <table:table-cell office:value-type="string" table:style-name="ce87">
            <text:p>North Tyneside</text:p>
          </table:table-cell>
          <table:table-cell office:value-type="string" table:style-name="ce87">
            <text:p>YES</text:p>
          </table:table-cell>
          <table:table-cell office:value-type="string" table:style-name="ce87">
            <text:p>MD</text:p>
          </table:table-cell>
          <table:table-cell office:value-type="string" table:style-name="ce87">
            <text:p>NE</text:p>
          </table:table-cell>
          <table:table-cell table:style-name="ce1"/>
          <table:table-cell office:value-type="string" table:style-name="ce88">
            <text:p>North Warwickshire</text:p>
          </table:table-cell>
          <table:table-cell table:number-columns-repeated="16378"/>
        </table:table-row>
        <table:table-row table:style-name="ro14">
          <table:table-cell office:value-type="string" table:style-name="ce87">
            <text:p>North Warwickshire</text:p>
          </table:table-cell>
          <table:table-cell office:value-type="string" table:style-name="ce87">
            <text:p>YES</text:p>
          </table:table-cell>
          <table:table-cell office:value-type="string" table:style-name="ce87">
            <text:p>SD</text:p>
          </table:table-cell>
          <table:table-cell office:value-type="string" table:style-name="ce87">
            <text:p>WM</text:p>
          </table:table-cell>
          <table:table-cell table:style-name="ce1"/>
          <table:table-cell office:value-type="string" table:style-name="ce88">
            <text:p>North West Leicestershire</text:p>
          </table:table-cell>
          <table:table-cell table:number-columns-repeated="16378"/>
        </table:table-row>
        <table:table-row table:style-name="ro14">
          <table:table-cell office:value-type="string" table:style-name="ce87">
            <text:p>North West Leicestershire</text:p>
          </table:table-cell>
          <table:table-cell office:value-type="string" table:style-name="ce87">
            <text:p>YES</text:p>
          </table:table-cell>
          <table:table-cell office:value-type="string" table:style-name="ce87">
            <text:p>SD</text:p>
          </table:table-cell>
          <table:table-cell office:value-type="string" table:style-name="ce87">
            <text:p>EM</text:p>
          </table:table-cell>
          <table:table-cell table:style-name="ce1"/>
          <table:table-cell office:value-type="string" table:style-name="ce88">
            <text:p>North Wiltshire</text:p>
          </table:table-cell>
          <table:table-cell table:number-columns-repeated="16378"/>
        </table:table-row>
        <table:table-row table:style-name="ro14">
          <table:table-cell office:value-type="string" table:style-name="ce87">
            <text:p>North Wiltshire</text:p>
          </table:table-cell>
          <table:table-cell office:value-type="string" table:style-name="ce87">
            <text:p>NO</text:p>
          </table:table-cell>
          <table:table-cell office:value-type="string" table:style-name="ce87">
            <text:p>SD</text:p>
          </table:table-cell>
          <table:table-cell office:value-type="string" table:style-name="ce87">
            <text:p>SW</text:p>
          </table:table-cell>
          <table:table-cell table:style-name="ce1"/>
          <table:table-cell office:value-type="string" table:style-name="ce88">
            <text:p>Northampton</text:p>
          </table:table-cell>
          <table:table-cell table:number-columns-repeated="16378"/>
        </table:table-row>
        <table:table-row table:style-name="ro14">
          <table:table-cell office:value-type="string" table:style-name="ce87">
            <text:p>Northampton</text:p>
          </table:table-cell>
          <table:table-cell office:value-type="string" table:style-name="ce87">
            <text:p>NO</text:p>
          </table:table-cell>
          <table:table-cell office:value-type="string" table:style-name="ce87">
            <text:p>SD</text:p>
          </table:table-cell>
          <table:table-cell office:value-type="string" table:style-name="ce87">
            <text:p>EM</text:p>
          </table:table-cell>
          <table:table-cell table:style-name="ce1"/>
          <table:table-cell office:value-type="string" table:style-name="ce88">
            <text:p>Northavon</text:p>
          </table:table-cell>
          <table:table-cell table:number-columns-repeated="16378"/>
        </table:table-row>
        <table:table-row table:style-name="ro14">
          <table:table-cell office:value-type="string" table:style-name="ce87">
            <text:p>Northavon</text:p>
          </table:table-cell>
          <table:table-cell office:value-type="string" table:style-name="ce87">
            <text:p>NO</text:p>
          </table:table-cell>
          <table:table-cell office:value-type="string" table:style-name="ce87">
            <text:p>SD</text:p>
          </table:table-cell>
          <table:table-cell office:value-type="string" table:style-name="ce87">
            <text:p>SW</text:p>
          </table:table-cell>
          <table:table-cell table:style-name="ce1"/>
          <table:table-cell office:value-type="string" table:style-name="ce88">
            <text:p>Northumberland UA</text:p>
          </table:table-cell>
          <table:table-cell table:number-columns-repeated="16378"/>
        </table:table-row>
        <table:table-row table:style-name="ro14">
          <table:table-cell office:value-type="string" table:style-name="ce87">
            <text:p>Northumberland UA</text:p>
          </table:table-cell>
          <table:table-cell office:value-type="string" table:style-name="ce87">
            <text:p>YES</text:p>
          </table:table-cell>
          <table:table-cell office:value-type="string" table:style-name="ce87">
            <text:p>UA</text:p>
          </table:table-cell>
          <table:table-cell office:value-type="string" table:style-name="ce87">
            <text:p>NE</text:p>
          </table:table-cell>
          <table:table-cell table:style-name="ce1"/>
          <table:table-cell office:value-type="string" table:style-name="ce88">
            <text:p>Norwich</text:p>
          </table:table-cell>
          <table:table-cell table:number-columns-repeated="16378"/>
        </table:table-row>
        <table:table-row table:style-name="ro14">
          <table:table-cell office:value-type="string" table:style-name="ce87">
            <text:p>Norwich</text:p>
          </table:table-cell>
          <table:table-cell office:value-type="string" table:style-name="ce87">
            <text:p>YES</text:p>
          </table:table-cell>
          <table:table-cell office:value-type="string" table:style-name="ce87">
            <text:p>SD</text:p>
          </table:table-cell>
          <table:table-cell office:value-type="string" table:style-name="ce87">
            <text:p>EE</text:p>
          </table:table-cell>
          <table:table-cell table:style-name="ce1"/>
          <table:table-cell office:value-type="string" table:style-name="ce88">
            <text:p>Nottingham</text:p>
          </table:table-cell>
          <table:table-cell table:number-columns-repeated="16378"/>
        </table:table-row>
        <table:table-row table:style-name="ro14">
          <table:table-cell office:value-type="string" table:style-name="ce87">
            <text:p>Nottingham</text:p>
          </table:table-cell>
          <table:table-cell office:value-type="string" table:style-name="ce1">
            <text:p>NO</text:p>
          </table:table-cell>
          <table:table-cell office:value-type="string" table:style-name="ce1">
            <text:p>SD</text:p>
          </table:table-cell>
          <table:table-cell office:value-type="string" table:style-name="ce87">
            <text:p>EM</text:p>
          </table:table-cell>
          <table:table-cell table:style-name="ce1"/>
          <table:table-cell office:value-type="string" table:style-name="ce88">
            <text:p>Nuneaton &amp; Bedworth</text:p>
          </table:table-cell>
          <table:table-cell table:number-columns-repeated="16378"/>
        </table:table-row>
        <table:table-row table:style-name="ro14">
          <table:table-cell office:value-type="string" table:style-name="ce87">
            <text:p>Nottingham UA</text:p>
          </table:table-cell>
          <table:table-cell office:value-type="string" table:style-name="ce87">
            <text:p>YES</text:p>
          </table:table-cell>
          <table:table-cell office:value-type="string" table:style-name="ce87">
            <text:p>UA</text:p>
          </table:table-cell>
          <table:table-cell office:value-type="string" table:style-name="ce87">
            <text:p>EM</text:p>
          </table:table-cell>
          <table:table-cell table:style-name="ce1"/>
          <table:table-cell office:value-type="string" table:style-name="ce88">
            <text:p>Oadby &amp; Wigston</text:p>
          </table:table-cell>
          <table:table-cell table:number-columns-repeated="16378"/>
        </table:table-row>
        <table:table-row table:style-name="ro14">
          <table:table-cell office:value-type="string" table:style-name="ce87">
            <text:p>Nuneaton &amp; Bedworth</text:p>
          </table:table-cell>
          <table:table-cell office:value-type="string" table:style-name="ce87">
            <text:p>YES</text:p>
          </table:table-cell>
          <table:table-cell office:value-type="string" table:style-name="ce87">
            <text:p>SD</text:p>
          </table:table-cell>
          <table:table-cell office:value-type="string" table:style-name="ce87">
            <text:p>WM</text:p>
          </table:table-cell>
          <table:table-cell table:style-name="ce1"/>
          <table:table-cell office:value-type="string" table:style-name="ce88">
            <text:p>Oldham</text:p>
          </table:table-cell>
          <table:table-cell table:number-columns-repeated="16378"/>
        </table:table-row>
        <table:table-row table:style-name="ro14">
          <table:table-cell office:value-type="string" table:style-name="ce87">
            <text:p>Oadby &amp; Wigston</text:p>
          </table:table-cell>
          <table:table-cell office:value-type="string" table:style-name="ce87">
            <text:p>YES</text:p>
          </table:table-cell>
          <table:table-cell office:value-type="string" table:style-name="ce87">
            <text:p>SD</text:p>
          </table:table-cell>
          <table:table-cell office:value-type="string" table:style-name="ce87">
            <text:p>EM</text:p>
          </table:table-cell>
          <table:table-cell table:style-name="ce1"/>
          <table:table-cell office:value-type="string" table:style-name="ce88">
            <text:p>Oswestry</text:p>
          </table:table-cell>
          <table:table-cell table:number-columns-repeated="16378"/>
        </table:table-row>
        <table:table-row table:style-name="ro14">
          <table:table-cell office:value-type="string" table:style-name="ce87">
            <text:p>Oldham</text:p>
          </table:table-cell>
          <table:table-cell office:value-type="string" table:style-name="ce87">
            <text:p>YES</text:p>
          </table:table-cell>
          <table:table-cell office:value-type="string" table:style-name="ce87">
            <text:p>MD</text:p>
          </table:table-cell>
          <table:table-cell office:value-type="string" table:style-name="ce87">
            <text:p>NW</text:p>
          </table:table-cell>
          <table:table-cell table:style-name="ce1"/>
          <table:table-cell office:value-type="string" table:style-name="ce88">
            <text:p>Oxford</text:p>
          </table:table-cell>
          <table:table-cell table:number-columns-repeated="16378"/>
        </table:table-row>
        <table:table-row table:style-name="ro14">
          <table:table-cell office:value-type="string" table:style-name="ce87">
            <text:p>Oswestry</text:p>
          </table:table-cell>
          <table:table-cell office:value-type="string" table:style-name="ce87">
            <text:p>NO</text:p>
          </table:table-cell>
          <table:table-cell office:value-type="string" table:style-name="ce87">
            <text:p>SD</text:p>
          </table:table-cell>
          <table:table-cell office:value-type="string" table:style-name="ce87">
            <text:p>WM</text:p>
          </table:table-cell>
          <table:table-cell table:style-name="ce1"/>
          <table:table-cell office:value-type="string" table:style-name="ce88">
            <text:p>Pendle</text:p>
          </table:table-cell>
          <table:table-cell table:number-columns-repeated="16378"/>
        </table:table-row>
        <table:table-row table:style-name="ro14">
          <table:table-cell office:value-type="string" table:style-name="ce87">
            <text:p>Oxford</text:p>
          </table:table-cell>
          <table:table-cell office:value-type="string" table:style-name="ce87">
            <text:p>YES</text:p>
          </table:table-cell>
          <table:table-cell office:value-type="string" table:style-name="ce87">
            <text:p>SD</text:p>
          </table:table-cell>
          <table:table-cell office:value-type="string" table:style-name="ce87">
            <text:p>SE</text:p>
          </table:table-cell>
          <table:table-cell table:style-name="ce1"/>
          <table:table-cell office:value-type="string" table:style-name="ce88">
            <text:p>Penwith</text:p>
          </table:table-cell>
          <table:table-cell table:number-columns-repeated="16378"/>
        </table:table-row>
        <table:table-row table:style-name="ro14">
          <table:table-cell office:value-type="string" table:style-name="ce87">
            <text:p>Pendle</text:p>
          </table:table-cell>
          <table:table-cell office:value-type="string" table:style-name="ce87">
            <text:p>YES</text:p>
          </table:table-cell>
          <table:table-cell office:value-type="string" table:style-name="ce87">
            <text:p>SD</text:p>
          </table:table-cell>
          <table:table-cell office:value-type="string" table:style-name="ce87">
            <text:p>NW</text:p>
          </table:table-cell>
          <table:table-cell table:style-name="ce1"/>
          <table:table-cell office:value-type="string" table:style-name="ce88">
            <text:p>Peterborough</text:p>
          </table:table-cell>
          <table:table-cell table:number-columns-repeated="16378"/>
        </table:table-row>
        <table:table-row table:style-name="ro14">
          <table:table-cell office:value-type="string" table:style-name="ce87">
            <text:p>Penwith</text:p>
          </table:table-cell>
          <table:table-cell office:value-type="string" table:style-name="ce87">
            <text:p>NO</text:p>
          </table:table-cell>
          <table:table-cell office:value-type="string" table:style-name="ce87">
            <text:p>SD</text:p>
          </table:table-cell>
          <table:table-cell office:value-type="string" table:style-name="ce87">
            <text:p>SW</text:p>
          </table:table-cell>
          <table:table-cell table:style-name="ce1"/>
          <table:table-cell office:value-type="string" table:style-name="ce88">
            <text:p>Peterborough UA</text:p>
          </table:table-cell>
          <table:table-cell table:number-columns-repeated="16378"/>
        </table:table-row>
        <table:table-row table:style-name="ro14">
          <table:table-cell office:value-type="string" table:style-name="ce87">
            <text:p>Peterborough</text:p>
          </table:table-cell>
          <table:table-cell office:value-type="string" table:style-name="ce1">
            <text:p>NO</text:p>
          </table:table-cell>
          <table:table-cell office:value-type="string" table:style-name="ce1">
            <text:p>SD</text:p>
          </table:table-cell>
          <table:table-cell office:value-type="string" table:style-name="ce87">
            <text:p>EE</text:p>
          </table:table-cell>
          <table:table-cell table:style-name="ce1"/>
          <table:table-cell office:value-type="string" table:style-name="ce88">
            <text:p>Plymouth</text:p>
          </table:table-cell>
          <table:table-cell table:number-columns-repeated="16378"/>
        </table:table-row>
        <table:table-row table:style-name="ro14">
          <table:table-cell office:value-type="string" table:style-name="ce87">
            <text:p>Peterborough UA</text:p>
          </table:table-cell>
          <table:table-cell office:value-type="string" table:style-name="ce87">
            <text:p>YES</text:p>
          </table:table-cell>
          <table:table-cell office:value-type="string" table:style-name="ce87">
            <text:p>UA</text:p>
          </table:table-cell>
          <table:table-cell office:value-type="string" table:style-name="ce87">
            <text:p>EE</text:p>
          </table:table-cell>
          <table:table-cell table:style-name="ce1"/>
          <table:table-cell office:value-type="string" table:style-name="ce88">
            <text:p>Plymouth UA</text:p>
          </table:table-cell>
          <table:table-cell table:number-columns-repeated="16378"/>
        </table:table-row>
        <table:table-row table:style-name="ro14">
          <table:table-cell office:value-type="string" table:style-name="ce87">
            <text:p>Plymouth</text:p>
          </table:table-cell>
          <table:table-cell office:value-type="string" table:style-name="ce1">
            <text:p>NO</text:p>
          </table:table-cell>
          <table:table-cell office:value-type="string" table:style-name="ce1">
            <text:p>SD</text:p>
          </table:table-cell>
          <table:table-cell office:value-type="string" table:style-name="ce87">
            <text:p>SW</text:p>
          </table:table-cell>
          <table:table-cell table:style-name="ce1"/>
          <table:table-cell office:value-type="string" table:style-name="ce88">
            <text:p>Poole</text:p>
          </table:table-cell>
          <table:table-cell table:number-columns-repeated="16378"/>
        </table:table-row>
        <table:table-row table:style-name="ro14">
          <table:table-cell office:value-type="string" table:style-name="ce87">
            <text:p>Plymouth UA</text:p>
          </table:table-cell>
          <table:table-cell office:value-type="string" table:style-name="ce87">
            <text:p>YES</text:p>
          </table:table-cell>
          <table:table-cell office:value-type="string" table:style-name="ce87">
            <text:p>UA</text:p>
          </table:table-cell>
          <table:table-cell office:value-type="string" table:style-name="ce87">
            <text:p>SW</text:p>
          </table:table-cell>
          <table:table-cell table:style-name="ce1"/>
          <table:table-cell office:value-type="string" table:style-name="ce88">
            <text:p>Poole UA</text:p>
          </table:table-cell>
          <table:table-cell table:number-columns-repeated="16378"/>
        </table:table-row>
        <table:table-row table:style-name="ro14">
          <table:table-cell office:value-type="string" table:style-name="ce87">
            <text:p>Poole</text:p>
          </table:table-cell>
          <table:table-cell office:value-type="string" table:style-name="ce1">
            <text:p>NO</text:p>
          </table:table-cell>
          <table:table-cell office:value-type="string" table:style-name="ce1">
            <text:p>SD</text:p>
          </table:table-cell>
          <table:table-cell office:value-type="string" table:style-name="ce87">
            <text:p>SW</text:p>
          </table:table-cell>
          <table:table-cell table:style-name="ce1"/>
          <table:table-cell office:value-type="string" table:style-name="ce88">
            <text:p>Portsmouth</text:p>
          </table:table-cell>
          <table:table-cell table:number-columns-repeated="16378"/>
        </table:table-row>
        <table:table-row table:style-name="ro14">
          <table:table-cell office:value-type="string" table:style-name="ce87">
            <text:p>Poole UA</text:p>
          </table:table-cell>
          <table:table-cell office:value-type="string" table:style-name="ce87">
            <text:p>NO</text:p>
          </table:table-cell>
          <table:table-cell office:value-type="string" table:style-name="ce87">
            <text:p>UA</text:p>
          </table:table-cell>
          <table:table-cell office:value-type="string" table:style-name="ce87">
            <text:p>SW</text:p>
          </table:table-cell>
          <table:table-cell table:style-name="ce1"/>
          <table:table-cell office:value-type="string" table:style-name="ce88">
            <text:p>Portsmouth UA</text:p>
          </table:table-cell>
          <table:table-cell table:number-columns-repeated="16378"/>
        </table:table-row>
        <table:table-row table:style-name="ro14">
          <table:table-cell office:value-type="string" table:style-name="ce87">
            <text:p>Portsmouth</text:p>
          </table:table-cell>
          <table:table-cell office:value-type="string" table:style-name="ce1">
            <text:p>NO</text:p>
          </table:table-cell>
          <table:table-cell office:value-type="string" table:style-name="ce1">
            <text:p>SD</text:p>
          </table:table-cell>
          <table:table-cell office:value-type="string" table:style-name="ce87">
            <text:p>SE</text:p>
          </table:table-cell>
          <table:table-cell table:style-name="ce1"/>
          <table:table-cell office:value-type="string" table:style-name="ce88">
            <text:p>Preston</text:p>
          </table:table-cell>
          <table:table-cell table:number-columns-repeated="16378"/>
        </table:table-row>
        <table:table-row table:style-name="ro14">
          <table:table-cell office:value-type="string" table:style-name="ce87">
            <text:p>Portsmouth UA</text:p>
          </table:table-cell>
          <table:table-cell office:value-type="string" table:style-name="ce87">
            <text:p>YES</text:p>
          </table:table-cell>
          <table:table-cell office:value-type="string" table:style-name="ce87">
            <text:p>UA</text:p>
          </table:table-cell>
          <table:table-cell office:value-type="string" table:style-name="ce87">
            <text:p>SE</text:p>
          </table:table-cell>
          <table:table-cell table:style-name="ce1"/>
          <table:table-cell office:value-type="string" table:style-name="ce88">
            <text:p>Purbeck</text:p>
          </table:table-cell>
          <table:table-cell table:number-columns-repeated="16378"/>
        </table:table-row>
        <table:table-row table:style-name="ro14">
          <table:table-cell office:value-type="string" table:style-name="ce87">
            <text:p>Preston</text:p>
          </table:table-cell>
          <table:table-cell office:value-type="string" table:style-name="ce87">
            <text:p>YES</text:p>
          </table:table-cell>
          <table:table-cell office:value-type="string" table:style-name="ce87">
            <text:p>SD</text:p>
          </table:table-cell>
          <table:table-cell office:value-type="string" table:style-name="ce87">
            <text:p>NW</text:p>
          </table:table-cell>
          <table:table-cell table:style-name="ce1"/>
          <table:table-cell office:value-type="string" table:style-name="ce88">
            <text:p>Reading</text:p>
          </table:table-cell>
          <table:table-cell table:number-columns-repeated="16378"/>
        </table:table-row>
        <table:table-row table:style-name="ro14">
          <table:table-cell office:value-type="string" table:style-name="ce87">
            <text:p>Purbeck</text:p>
          </table:table-cell>
          <table:table-cell office:value-type="string" table:style-name="ce87">
            <text:p>NO</text:p>
          </table:table-cell>
          <table:table-cell office:value-type="string" table:style-name="ce87">
            <text:p>SD</text:p>
          </table:table-cell>
          <table:table-cell office:value-type="string" table:style-name="ce87">
            <text:p>SW</text:p>
          </table:table-cell>
          <table:table-cell table:style-name="ce1"/>
          <table:table-cell office:value-type="string" table:style-name="ce88">
            <text:p>Reading UA</text:p>
          </table:table-cell>
          <table:table-cell table:number-columns-repeated="16378"/>
        </table:table-row>
        <table:table-row table:style-name="ro14">
          <table:table-cell office:value-type="string" table:style-name="ce87">
            <text:p>Reading</text:p>
          </table:table-cell>
          <table:table-cell office:value-type="string" table:style-name="ce1">
            <text:p>NO</text:p>
          </table:table-cell>
          <table:table-cell office:value-type="string" table:style-name="ce1">
            <text:p>SD</text:p>
          </table:table-cell>
          <table:table-cell office:value-type="string" table:style-name="ce87">
            <text:p>SE</text:p>
          </table:table-cell>
          <table:table-cell table:style-name="ce1"/>
          <table:table-cell office:value-type="string" table:style-name="ce88">
            <text:p>Redbridge</text:p>
          </table:table-cell>
          <table:table-cell table:number-columns-repeated="16378"/>
        </table:table-row>
        <table:table-row table:style-name="ro14">
          <table:table-cell office:value-type="string" table:style-name="ce87">
            <text:p>Reading UA</text:p>
          </table:table-cell>
          <table:table-cell office:value-type="string" table:style-name="ce87">
            <text:p>YES</text:p>
          </table:table-cell>
          <table:table-cell office:value-type="string" table:style-name="ce87">
            <text:p>UA</text:p>
          </table:table-cell>
          <table:table-cell office:value-type="string" table:style-name="ce87">
            <text:p>SE</text:p>
          </table:table-cell>
          <table:table-cell table:style-name="ce1"/>
          <table:table-cell office:value-type="string" table:style-name="ce88">
            <text:p>Redcar &amp; Cleveland UA</text:p>
          </table:table-cell>
          <table:table-cell table:number-columns-repeated="16378"/>
        </table:table-row>
        <table:table-row table:style-name="ro14">
          <table:table-cell office:value-type="string" table:style-name="ce87">
            <text:p>Redbridge</text:p>
          </table:table-cell>
          <table:table-cell office:value-type="string" table:style-name="ce87">
            <text:p>YES</text:p>
          </table:table-cell>
          <table:table-cell office:value-type="string" table:style-name="ce87">
            <text:p>OLB</text:p>
          </table:table-cell>
          <table:table-cell office:value-type="string" table:style-name="ce87">
            <text:p>L</text:p>
          </table:table-cell>
          <table:table-cell table:style-name="ce1"/>
          <table:table-cell office:value-type="string" table:style-name="ce88">
            <text:p>Redditch</text:p>
          </table:table-cell>
          <table:table-cell table:number-columns-repeated="16378"/>
        </table:table-row>
        <table:table-row table:style-name="ro14">
          <table:table-cell office:value-type="string" table:style-name="ce87">
            <text:p>Redcar &amp; Cleveland UA</text:p>
          </table:table-cell>
          <table:table-cell office:value-type="string" table:style-name="ce87">
            <text:p>YES</text:p>
          </table:table-cell>
          <table:table-cell office:value-type="string" table:style-name="ce87">
            <text:p>UA</text:p>
          </table:table-cell>
          <table:table-cell office:value-type="string" table:style-name="ce87">
            <text:p>NE</text:p>
          </table:table-cell>
          <table:table-cell table:style-name="ce1"/>
          <table:table-cell office:value-type="string" table:style-name="ce88">
            <text:p>Reigate &amp; Banstead</text:p>
          </table:table-cell>
          <table:table-cell table:number-columns-repeated="16378"/>
        </table:table-row>
        <table:table-row table:style-name="ro14">
          <table:table-cell office:value-type="string" table:style-name="ce87">
            <text:p>Redditch</text:p>
          </table:table-cell>
          <table:table-cell office:value-type="string" table:style-name="ce87">
            <text:p>YES</text:p>
          </table:table-cell>
          <table:table-cell office:value-type="string" table:style-name="ce87">
            <text:p>SD</text:p>
          </table:table-cell>
          <table:table-cell office:value-type="string" table:style-name="ce87">
            <text:p>WM</text:p>
          </table:table-cell>
          <table:table-cell table:style-name="ce1"/>
          <table:table-cell office:value-type="string" table:style-name="ce88">
            <text:p>Restormel</text:p>
          </table:table-cell>
          <table:table-cell table:number-columns-repeated="16378"/>
        </table:table-row>
        <table:table-row table:style-name="ro14">
          <table:table-cell office:value-type="string" table:style-name="ce87">
            <text:p>Reigate &amp; Banstead</text:p>
          </table:table-cell>
          <table:table-cell office:value-type="string" table:style-name="ce87">
            <text:p>YES</text:p>
          </table:table-cell>
          <table:table-cell office:value-type="string" table:style-name="ce87">
            <text:p>SD</text:p>
          </table:table-cell>
          <table:table-cell office:value-type="string" table:style-name="ce87">
            <text:p>SE</text:p>
          </table:table-cell>
          <table:table-cell table:style-name="ce1"/>
          <table:table-cell office:value-type="string" table:style-name="ce88">
            <text:p>Ribble Valley</text:p>
          </table:table-cell>
          <table:table-cell table:number-columns-repeated="16378"/>
        </table:table-row>
        <table:table-row table:style-name="ro14">
          <table:table-cell office:value-type="string" table:style-name="ce87">
            <text:p>Restormel</text:p>
          </table:table-cell>
          <table:table-cell office:value-type="string" table:style-name="ce87">
            <text:p>NO</text:p>
          </table:table-cell>
          <table:table-cell office:value-type="string" table:style-name="ce87">
            <text:p>SD</text:p>
          </table:table-cell>
          <table:table-cell office:value-type="string" table:style-name="ce87">
            <text:p>SW</text:p>
          </table:table-cell>
          <table:table-cell table:style-name="ce1"/>
          <table:table-cell office:value-type="string" table:style-name="ce88">
            <text:p>Richmond upon Thames</text:p>
          </table:table-cell>
          <table:table-cell table:number-columns-repeated="16378"/>
        </table:table-row>
        <table:table-row table:style-name="ro14">
          <table:table-cell office:value-type="string" table:style-name="ce87">
            <text:p>Ribble Valley</text:p>
          </table:table-cell>
          <table:table-cell office:value-type="string" table:style-name="ce87">
            <text:p>YES</text:p>
          </table:table-cell>
          <table:table-cell office:value-type="string" table:style-name="ce87">
            <text:p>SD</text:p>
          </table:table-cell>
          <table:table-cell office:value-type="string" table:style-name="ce87">
            <text:p>NW</text:p>
          </table:table-cell>
          <table:table-cell table:style-name="ce1"/>
          <table:table-cell office:value-type="string" table:style-name="ce88">
            <text:p>Richmondshire</text:p>
          </table:table-cell>
          <table:table-cell table:number-columns-repeated="16378"/>
        </table:table-row>
        <table:table-row table:style-name="ro14">
          <table:table-cell office:value-type="string" table:style-name="ce87">
            <text:p>Richmond-upon-Thames</text:p>
          </table:table-cell>
          <table:table-cell office:value-type="string" table:style-name="ce87">
            <text:p>YES</text:p>
          </table:table-cell>
          <table:table-cell office:value-type="string" table:style-name="ce87">
            <text:p>OLB</text:p>
          </table:table-cell>
          <table:table-cell office:value-type="string" table:style-name="ce87">
            <text:p>L</text:p>
          </table:table-cell>
          <table:table-cell table:style-name="ce1"/>
          <table:table-cell office:value-type="string" table:style-name="ce88">
            <text:p>Rochdale</text:p>
          </table:table-cell>
          <table:table-cell table:number-columns-repeated="16378"/>
        </table:table-row>
        <table:table-row table:style-name="ro14">
          <table:table-cell office:value-type="string" table:style-name="ce87">
            <text:p>Richmondshire</text:p>
          </table:table-cell>
          <table:table-cell office:value-type="string" table:style-name="ce87">
            <text:p>YES</text:p>
          </table:table-cell>
          <table:table-cell office:value-type="string" table:style-name="ce87">
            <text:p>SD</text:p>
          </table:table-cell>
          <table:table-cell office:value-type="string" table:style-name="ce87">
            <text:p>YH</text:p>
          </table:table-cell>
          <table:table-cell table:style-name="ce1"/>
          <table:table-cell office:value-type="string" table:style-name="ce88">
            <text:p>Rochester upon Medway</text:p>
          </table:table-cell>
          <table:table-cell table:number-columns-repeated="16378"/>
        </table:table-row>
        <table:table-row table:style-name="ro14">
          <table:table-cell office:value-type="string" table:style-name="ce87">
            <text:p>Rochdale</text:p>
          </table:table-cell>
          <table:table-cell office:value-type="string" table:style-name="ce87">
            <text:p>YES</text:p>
          </table:table-cell>
          <table:table-cell office:value-type="string" table:style-name="ce87">
            <text:p>MD</text:p>
          </table:table-cell>
          <table:table-cell office:value-type="string" table:style-name="ce87">
            <text:p>NW</text:p>
          </table:table-cell>
          <table:table-cell table:style-name="ce1"/>
          <table:table-cell office:value-type="string" table:style-name="ce88">
            <text:p>Rochford</text:p>
          </table:table-cell>
          <table:table-cell table:number-columns-repeated="16378"/>
        </table:table-row>
        <table:table-row table:style-name="ro14">
          <table:table-cell office:value-type="string" table:style-name="ce87">
            <text:p>Rochester upon Medway</text:p>
          </table:table-cell>
          <table:table-cell office:value-type="string" table:style-name="ce87">
            <text:p>NO</text:p>
          </table:table-cell>
          <table:table-cell office:value-type="string" table:style-name="ce87">
            <text:p>SD</text:p>
          </table:table-cell>
          <table:table-cell office:value-type="string" table:style-name="ce87">
            <text:p>SE</text:p>
          </table:table-cell>
          <table:table-cell table:style-name="ce1"/>
          <table:table-cell office:value-type="string" table:style-name="ce88">
            <text:p>Rossendale</text:p>
          </table:table-cell>
          <table:table-cell table:number-columns-repeated="16378"/>
        </table:table-row>
        <table:table-row table:style-name="ro14">
          <table:table-cell office:value-type="string" table:style-name="ce87">
            <text:p>Rochford</text:p>
          </table:table-cell>
          <table:table-cell office:value-type="string" table:style-name="ce87">
            <text:p>YES</text:p>
          </table:table-cell>
          <table:table-cell office:value-type="string" table:style-name="ce87">
            <text:p>SD</text:p>
          </table:table-cell>
          <table:table-cell office:value-type="string" table:style-name="ce87">
            <text:p>EE</text:p>
          </table:table-cell>
          <table:table-cell table:style-name="ce1"/>
          <table:table-cell office:value-type="string" table:style-name="ce88">
            <text:p>Rother</text:p>
          </table:table-cell>
          <table:table-cell table:number-columns-repeated="16378"/>
        </table:table-row>
        <table:table-row table:style-name="ro14">
          <table:table-cell office:value-type="string" table:style-name="ce87">
            <text:p>Rossendale</text:p>
          </table:table-cell>
          <table:table-cell office:value-type="string" table:style-name="ce87">
            <text:p>YES</text:p>
          </table:table-cell>
          <table:table-cell office:value-type="string" table:style-name="ce87">
            <text:p>SD</text:p>
          </table:table-cell>
          <table:table-cell office:value-type="string" table:style-name="ce87">
            <text:p>NW</text:p>
          </table:table-cell>
          <table:table-cell table:style-name="ce1"/>
          <table:table-cell office:value-type="string" table:style-name="ce88">
            <text:p>Rotherham</text:p>
          </table:table-cell>
          <table:table-cell table:number-columns-repeated="16378"/>
        </table:table-row>
        <table:table-row table:style-name="ro14">
          <table:table-cell office:value-type="string" table:style-name="ce87">
            <text:p>Rother</text:p>
          </table:table-cell>
          <table:table-cell office:value-type="string" table:style-name="ce87">
            <text:p>YES</text:p>
          </table:table-cell>
          <table:table-cell office:value-type="string" table:style-name="ce87">
            <text:p>SD</text:p>
          </table:table-cell>
          <table:table-cell office:value-type="string" table:style-name="ce87">
            <text:p>SE</text:p>
          </table:table-cell>
          <table:table-cell table:style-name="ce1"/>
          <table:table-cell office:value-type="string" table:style-name="ce88">
            <text:p>Rugby</text:p>
          </table:table-cell>
          <table:table-cell table:number-columns-repeated="16378"/>
        </table:table-row>
        <table:table-row table:style-name="ro14">
          <table:table-cell office:value-type="string" table:style-name="ce87">
            <text:p>Rotherham</text:p>
          </table:table-cell>
          <table:table-cell office:value-type="string" table:style-name="ce87">
            <text:p>YES</text:p>
          </table:table-cell>
          <table:table-cell office:value-type="string" table:style-name="ce87">
            <text:p>MD</text:p>
          </table:table-cell>
          <table:table-cell office:value-type="string" table:style-name="ce87">
            <text:p>YH</text:p>
          </table:table-cell>
          <table:table-cell table:style-name="ce1"/>
          <table:table-cell office:value-type="string" table:style-name="ce88">
            <text:p>Runnymede</text:p>
          </table:table-cell>
          <table:table-cell table:number-columns-repeated="16378"/>
        </table:table-row>
        <table:table-row table:style-name="ro14">
          <table:table-cell office:value-type="string" table:style-name="ce87">
            <text:p>Rugby</text:p>
          </table:table-cell>
          <table:table-cell office:value-type="string" table:style-name="ce87">
            <text:p>YES</text:p>
          </table:table-cell>
          <table:table-cell office:value-type="string" table:style-name="ce87">
            <text:p>SD</text:p>
          </table:table-cell>
          <table:table-cell office:value-type="string" table:style-name="ce87">
            <text:p>WM</text:p>
          </table:table-cell>
          <table:table-cell table:style-name="ce1"/>
          <table:table-cell office:value-type="string" table:style-name="ce88">
            <text:p>Rushcliffe</text:p>
          </table:table-cell>
          <table:table-cell table:number-columns-repeated="16378"/>
        </table:table-row>
        <table:table-row table:style-name="ro14">
          <table:table-cell office:value-type="string" table:style-name="ce87">
            <text:p>Runnymede</text:p>
          </table:table-cell>
          <table:table-cell office:value-type="string" table:style-name="ce87">
            <text:p>YES</text:p>
          </table:table-cell>
          <table:table-cell office:value-type="string" table:style-name="ce87">
            <text:p>SD</text:p>
          </table:table-cell>
          <table:table-cell office:value-type="string" table:style-name="ce87">
            <text:p>SE</text:p>
          </table:table-cell>
          <table:table-cell table:style-name="ce1"/>
          <table:table-cell office:value-type="string" table:style-name="ce88">
            <text:p>Rushmoor</text:p>
          </table:table-cell>
          <table:table-cell table:number-columns-repeated="16378"/>
        </table:table-row>
        <table:table-row table:style-name="ro14">
          <table:table-cell office:value-type="string" table:style-name="ce87">
            <text:p>Rushcliffe</text:p>
          </table:table-cell>
          <table:table-cell office:value-type="string" table:style-name="ce87">
            <text:p>YES</text:p>
          </table:table-cell>
          <table:table-cell office:value-type="string" table:style-name="ce87">
            <text:p>SD</text:p>
          </table:table-cell>
          <table:table-cell office:value-type="string" table:style-name="ce87">
            <text:p>EM</text:p>
          </table:table-cell>
          <table:table-cell table:style-name="ce1"/>
          <table:table-cell office:value-type="string" table:style-name="ce88">
            <text:p>Rutland</text:p>
          </table:table-cell>
          <table:table-cell table:number-columns-repeated="16378"/>
        </table:table-row>
        <table:table-row table:style-name="ro14">
          <table:table-cell office:value-type="string" table:style-name="ce87">
            <text:p>Rushmoor</text:p>
          </table:table-cell>
          <table:table-cell office:value-type="string" table:style-name="ce87">
            <text:p>YES</text:p>
          </table:table-cell>
          <table:table-cell office:value-type="string" table:style-name="ce87">
            <text:p>SD</text:p>
          </table:table-cell>
          <table:table-cell office:value-type="string" table:style-name="ce87">
            <text:p>SE</text:p>
          </table:table-cell>
          <table:table-cell table:style-name="ce1"/>
          <table:table-cell office:value-type="string" table:style-name="ce88">
            <text:p>Rutland UA</text:p>
          </table:table-cell>
          <table:table-cell table:number-columns-repeated="16378"/>
        </table:table-row>
        <table:table-row table:style-name="ro14">
          <table:table-cell office:value-type="string" table:style-name="ce87">
            <text:p>Rutland</text:p>
          </table:table-cell>
          <table:table-cell office:value-type="string" table:style-name="ce1">
            <text:p>NO</text:p>
          </table:table-cell>
          <table:table-cell office:value-type="string" table:style-name="ce1">
            <text:p>SD</text:p>
          </table:table-cell>
          <table:table-cell office:value-type="string" table:style-name="ce87">
            <text:p>EM</text:p>
          </table:table-cell>
          <table:table-cell table:style-name="ce1"/>
          <table:table-cell office:value-type="string" table:style-name="ce88">
            <text:p>Ryedale</text:p>
          </table:table-cell>
          <table:table-cell table:number-columns-repeated="16378"/>
        </table:table-row>
        <table:table-row table:style-name="ro14">
          <table:table-cell office:value-type="string" table:style-name="ce87">
            <text:p>Rutland UA</text:p>
          </table:table-cell>
          <table:table-cell office:value-type="string" table:style-name="ce87">
            <text:p>YES</text:p>
          </table:table-cell>
          <table:table-cell office:value-type="string" table:style-name="ce87">
            <text:p>UA</text:p>
          </table:table-cell>
          <table:table-cell office:value-type="string" table:style-name="ce87">
            <text:p>EM</text:p>
          </table:table-cell>
          <table:table-cell table:style-name="ce1"/>
          <table:table-cell office:value-type="string" table:style-name="ce88">
            <text:p>Salford</text:p>
          </table:table-cell>
          <table:table-cell table:number-columns-repeated="16378"/>
        </table:table-row>
        <table:table-row table:style-name="ro14">
          <table:table-cell office:value-type="string" table:style-name="ce87">
            <text:p>Ryedale</text:p>
          </table:table-cell>
          <table:table-cell office:value-type="string" table:style-name="ce87">
            <text:p>YES</text:p>
          </table:table-cell>
          <table:table-cell office:value-type="string" table:style-name="ce87">
            <text:p>SD</text:p>
          </table:table-cell>
          <table:table-cell office:value-type="string" table:style-name="ce87">
            <text:p>YH</text:p>
          </table:table-cell>
          <table:table-cell table:style-name="ce1"/>
          <table:table-cell office:value-type="string" table:style-name="ce88">
            <text:p>Salisbury</text:p>
          </table:table-cell>
          <table:table-cell table:number-columns-repeated="16378"/>
        </table:table-row>
        <table:table-row table:style-name="ro14">
          <table:table-cell office:value-type="string" table:style-name="ce87">
            <text:p>Salford</text:p>
          </table:table-cell>
          <table:table-cell office:value-type="string" table:style-name="ce87">
            <text:p>YES</text:p>
          </table:table-cell>
          <table:table-cell office:value-type="string" table:style-name="ce87">
            <text:p>MD</text:p>
          </table:table-cell>
          <table:table-cell office:value-type="string" table:style-name="ce87">
            <text:p>NW</text:p>
          </table:table-cell>
          <table:table-cell table:style-name="ce1"/>
          <table:table-cell office:value-type="string" table:style-name="ce88">
            <text:p>Sandwell</text:p>
          </table:table-cell>
          <table:table-cell table:number-columns-repeated="16378"/>
        </table:table-row>
        <table:table-row table:style-name="ro14">
          <table:table-cell office:value-type="string" table:style-name="ce87">
            <text:p>Salisbury</text:p>
          </table:table-cell>
          <table:table-cell office:value-type="string" table:style-name="ce87">
            <text:p>NO</text:p>
          </table:table-cell>
          <table:table-cell office:value-type="string" table:style-name="ce87">
            <text:p>SD</text:p>
          </table:table-cell>
          <table:table-cell office:value-type="string" table:style-name="ce87">
            <text:p>SW</text:p>
          </table:table-cell>
          <table:table-cell table:style-name="ce1"/>
          <table:table-cell office:value-type="string" table:style-name="ce88">
            <text:p>Scarborough</text:p>
          </table:table-cell>
          <table:table-cell table:number-columns-repeated="16378"/>
        </table:table-row>
        <table:table-row table:style-name="ro14">
          <table:table-cell office:value-type="string" table:style-name="ce87">
            <text:p>Sandwell</text:p>
          </table:table-cell>
          <table:table-cell office:value-type="string" table:style-name="ce87">
            <text:p>YES</text:p>
          </table:table-cell>
          <table:table-cell office:value-type="string" table:style-name="ce87">
            <text:p>MD</text:p>
          </table:table-cell>
          <table:table-cell office:value-type="string" table:style-name="ce87">
            <text:p>WM</text:p>
          </table:table-cell>
          <table:table-cell table:style-name="ce1"/>
          <table:table-cell office:value-type="string" table:style-name="ce88">
            <text:p>Scunthorpe</text:p>
          </table:table-cell>
          <table:table-cell table:number-columns-repeated="16378"/>
        </table:table-row>
        <table:table-row table:style-name="ro14">
          <table:table-cell office:value-type="string" table:style-name="ce87">
            <text:p>Scarborough</text:p>
          </table:table-cell>
          <table:table-cell office:value-type="string" table:style-name="ce87">
            <text:p>YES</text:p>
          </table:table-cell>
          <table:table-cell office:value-type="string" table:style-name="ce87">
            <text:p>SD</text:p>
          </table:table-cell>
          <table:table-cell office:value-type="string" table:style-name="ce87">
            <text:p>YH</text:p>
          </table:table-cell>
          <table:table-cell table:style-name="ce1"/>
          <table:table-cell office:value-type="string" table:style-name="ce88">
            <text:p>Sedgefield</text:p>
          </table:table-cell>
          <table:table-cell table:number-columns-repeated="16378"/>
        </table:table-row>
        <table:table-row table:style-name="ro14">
          <table:table-cell office:value-type="string" table:style-name="ce87">
            <text:p>Scunthorpe</text:p>
          </table:table-cell>
          <table:table-cell office:value-type="string" table:style-name="ce87">
            <text:p>NO</text:p>
          </table:table-cell>
          <table:table-cell office:value-type="string" table:style-name="ce87">
            <text:p>SD</text:p>
          </table:table-cell>
          <table:table-cell office:value-type="string" table:style-name="ce87">
            <text:p>YH</text:p>
          </table:table-cell>
          <table:table-cell table:style-name="ce1"/>
          <table:table-cell office:value-type="string" table:style-name="ce88">
            <text:p>Sedgemoor</text:p>
          </table:table-cell>
          <table:table-cell table:number-columns-repeated="16378"/>
        </table:table-row>
        <table:table-row table:style-name="ro14">
          <table:table-cell office:value-type="string" table:style-name="ce87">
            <text:p>Sedgefield</text:p>
          </table:table-cell>
          <table:table-cell office:value-type="string" table:style-name="ce87">
            <text:p>NO</text:p>
          </table:table-cell>
          <table:table-cell office:value-type="string" table:style-name="ce87">
            <text:p>SD</text:p>
          </table:table-cell>
          <table:table-cell office:value-type="string" table:style-name="ce87">
            <text:p>NE</text:p>
          </table:table-cell>
          <table:table-cell table:style-name="ce1"/>
          <table:table-cell office:value-type="string" table:style-name="ce88">
            <text:p>Sefton</text:p>
          </table:table-cell>
          <table:table-cell table:number-columns-repeated="16378"/>
        </table:table-row>
        <table:table-row table:style-name="ro14">
          <table:table-cell office:value-type="string" table:style-name="ce87">
            <text:p>Sedgemoor</text:p>
          </table:table-cell>
          <table:table-cell office:value-type="string" table:style-name="ce87">
            <text:p>YES</text:p>
          </table:table-cell>
          <table:table-cell office:value-type="string" table:style-name="ce87">
            <text:p>SD</text:p>
          </table:table-cell>
          <table:table-cell office:value-type="string" table:style-name="ce87">
            <text:p>SW</text:p>
          </table:table-cell>
          <table:table-cell table:style-name="ce1"/>
          <table:table-cell office:value-type="string" table:style-name="ce88">
            <text:p>Selby</text:p>
          </table:table-cell>
          <table:table-cell table:number-columns-repeated="16378"/>
        </table:table-row>
        <table:table-row table:style-name="ro14">
          <table:table-cell office:value-type="string" table:style-name="ce87">
            <text:p>Sefton</text:p>
          </table:table-cell>
          <table:table-cell office:value-type="string" table:style-name="ce87">
            <text:p>YES</text:p>
          </table:table-cell>
          <table:table-cell office:value-type="string" table:style-name="ce87">
            <text:p>MD</text:p>
          </table:table-cell>
          <table:table-cell office:value-type="string" table:style-name="ce87">
            <text:p>NW</text:p>
          </table:table-cell>
          <table:table-cell table:style-name="ce1"/>
          <table:table-cell office:value-type="string" table:style-name="ce88">
            <text:p>Sevenoaks</text:p>
          </table:table-cell>
          <table:table-cell table:number-columns-repeated="16378"/>
        </table:table-row>
        <table:table-row table:style-name="ro14">
          <table:table-cell office:value-type="string" table:style-name="ce87">
            <text:p>Selby</text:p>
          </table:table-cell>
          <table:table-cell office:value-type="string" table:style-name="ce87">
            <text:p>YES</text:p>
          </table:table-cell>
          <table:table-cell office:value-type="string" table:style-name="ce87">
            <text:p>SD</text:p>
          </table:table-cell>
          <table:table-cell office:value-type="string" table:style-name="ce87">
            <text:p>YH</text:p>
          </table:table-cell>
          <table:table-cell table:style-name="ce1"/>
          <table:table-cell office:value-type="string" table:style-name="ce88">
            <text:p>Sheffield</text:p>
          </table:table-cell>
          <table:table-cell table:number-columns-repeated="16378"/>
        </table:table-row>
        <table:table-row table:style-name="ro14">
          <table:table-cell office:value-type="string" table:style-name="ce87">
            <text:p>Sevenoaks</text:p>
          </table:table-cell>
          <table:table-cell office:value-type="string" table:style-name="ce87">
            <text:p>YES</text:p>
          </table:table-cell>
          <table:table-cell office:value-type="string" table:style-name="ce87">
            <text:p>SD</text:p>
          </table:table-cell>
          <table:table-cell office:value-type="string" table:style-name="ce87">
            <text:p>SE</text:p>
          </table:table-cell>
          <table:table-cell table:style-name="ce1"/>
          <table:table-cell office:value-type="string" table:style-name="ce88">
            <text:p>Shrewsbury &amp; Atcham</text:p>
          </table:table-cell>
          <table:table-cell table:number-columns-repeated="16378"/>
        </table:table-row>
        <table:table-row table:style-name="ro14">
          <table:table-cell office:value-type="string" table:style-name="ce87">
            <text:p>Sheffield</text:p>
          </table:table-cell>
          <table:table-cell office:value-type="string" table:style-name="ce87">
            <text:p>YES</text:p>
          </table:table-cell>
          <table:table-cell office:value-type="string" table:style-name="ce87">
            <text:p>MD</text:p>
          </table:table-cell>
          <table:table-cell office:value-type="string" table:style-name="ce87">
            <text:p>YH</text:p>
          </table:table-cell>
          <table:table-cell table:style-name="ce1"/>
          <table:table-cell office:value-type="string" table:style-name="ce88">
            <text:p>Shropshire UA</text:p>
          </table:table-cell>
          <table:table-cell table:number-columns-repeated="16378"/>
        </table:table-row>
        <table:table-row table:style-name="ro14">
          <table:table-cell office:value-type="string" table:style-name="ce87">
            <text:p>Shrewsbury &amp; Atcham</text:p>
          </table:table-cell>
          <table:table-cell office:value-type="string" table:style-name="ce87">
            <text:p>NO</text:p>
          </table:table-cell>
          <table:table-cell office:value-type="string" table:style-name="ce87">
            <text:p>SD</text:p>
          </table:table-cell>
          <table:table-cell office:value-type="string" table:style-name="ce87">
            <text:p>WM</text:p>
          </table:table-cell>
          <table:table-cell table:style-name="ce1"/>
          <table:table-cell office:value-type="string" table:style-name="ce88">
            <text:p>Slough</text:p>
          </table:table-cell>
          <table:table-cell table:number-columns-repeated="16378"/>
        </table:table-row>
        <table:table-row table:style-name="ro14">
          <table:table-cell office:value-type="string" table:style-name="ce87">
            <text:p>Shropshire UA</text:p>
          </table:table-cell>
          <table:table-cell office:value-type="string" table:style-name="ce87">
            <text:p>YES</text:p>
          </table:table-cell>
          <table:table-cell office:value-type="string" table:style-name="ce87">
            <text:p>UA</text:p>
          </table:table-cell>
          <table:table-cell office:value-type="string" table:style-name="ce87">
            <text:p>WM</text:p>
          </table:table-cell>
          <table:table-cell table:style-name="ce1"/>
          <table:table-cell office:value-type="string" table:style-name="ce88">
            <text:p>Slough UA</text:p>
          </table:table-cell>
          <table:table-cell table:number-columns-repeated="16378"/>
        </table:table-row>
        <table:table-row table:style-name="ro14">
          <table:table-cell office:value-type="string" table:style-name="ce87">
            <text:p>Slough</text:p>
          </table:table-cell>
          <table:table-cell office:value-type="string" table:style-name="ce1">
            <text:p>NO</text:p>
          </table:table-cell>
          <table:table-cell office:value-type="string" table:style-name="ce1">
            <text:p>SD</text:p>
          </table:table-cell>
          <table:table-cell office:value-type="string" table:style-name="ce87">
            <text:p>SE</text:p>
          </table:table-cell>
          <table:table-cell table:style-name="ce1"/>
          <table:table-cell office:value-type="string" table:style-name="ce88">
            <text:p>Solihull</text:p>
          </table:table-cell>
          <table:table-cell table:number-columns-repeated="16378"/>
        </table:table-row>
        <table:table-row table:style-name="ro14">
          <table:table-cell office:value-type="string" table:style-name="ce87">
            <text:p>Slough UA</text:p>
          </table:table-cell>
          <table:table-cell office:value-type="string" table:style-name="ce87">
            <text:p>YES</text:p>
          </table:table-cell>
          <table:table-cell office:value-type="string" table:style-name="ce87">
            <text:p>UA</text:p>
          </table:table-cell>
          <table:table-cell office:value-type="string" table:style-name="ce87">
            <text:p>SE</text:p>
          </table:table-cell>
          <table:table-cell table:style-name="ce1"/>
          <table:table-cell office:value-type="string" table:style-name="ce88">
            <text:p>Somerset West &amp; Taunton</text:p>
          </table:table-cell>
          <table:table-cell table:number-columns-repeated="16378"/>
        </table:table-row>
        <table:table-row table:style-name="ro14">
          <table:table-cell office:value-type="string" table:style-name="ce87">
            <text:p>Solihull</text:p>
          </table:table-cell>
          <table:table-cell office:value-type="string" table:style-name="ce87">
            <text:p>YES</text:p>
          </table:table-cell>
          <table:table-cell office:value-type="string" table:style-name="ce87">
            <text:p>MD</text:p>
          </table:table-cell>
          <table:table-cell office:value-type="string" table:style-name="ce87">
            <text:p>WM</text:p>
          </table:table-cell>
          <table:table-cell table:style-name="ce1"/>
          <table:table-cell office:value-type="string" table:style-name="ce88">
            <text:p>South Bedfordshire</text:p>
          </table:table-cell>
          <table:table-cell table:number-columns-repeated="16378"/>
        </table:table-row>
        <table:table-row table:style-name="ro14">
          <table:table-cell office:value-type="string" table:style-name="ce87">
            <text:p>Somerset West &amp; Taunton</text:p>
          </table:table-cell>
          <table:table-cell office:value-type="string" table:style-name="ce87">
            <text:p>YES</text:p>
          </table:table-cell>
          <table:table-cell office:value-type="string" table:style-name="ce87">
            <text:p>SD</text:p>
          </table:table-cell>
          <table:table-cell office:value-type="string" table:style-name="ce87">
            <text:p>SW</text:p>
          </table:table-cell>
          <table:table-cell table:style-name="ce1"/>
          <table:table-cell office:value-type="string" table:style-name="ce88">
            <text:p>South Bucks</text:p>
          </table:table-cell>
          <table:table-cell table:number-columns-repeated="16378"/>
        </table:table-row>
        <table:table-row table:style-name="ro14">
          <table:table-cell office:value-type="string" table:style-name="ce87">
            <text:p>South Bedfordshire</text:p>
          </table:table-cell>
          <table:table-cell office:value-type="string" table:style-name="ce87">
            <text:p>NO</text:p>
          </table:table-cell>
          <table:table-cell office:value-type="string" table:style-name="ce87">
            <text:p>SD</text:p>
          </table:table-cell>
          <table:table-cell office:value-type="string" table:style-name="ce87">
            <text:p>EE</text:p>
          </table:table-cell>
          <table:table-cell table:style-name="ce1"/>
          <table:table-cell office:value-type="string" table:style-name="ce88">
            <text:p>South Cambridgeshire</text:p>
          </table:table-cell>
          <table:table-cell table:number-columns-repeated="16378"/>
        </table:table-row>
        <table:table-row table:style-name="ro14">
          <table:table-cell office:value-type="string" table:style-name="ce87">
            <text:p>South Bucks</text:p>
          </table:table-cell>
          <table:table-cell office:value-type="string" table:style-name="ce87">
            <text:p>NO</text:p>
          </table:table-cell>
          <table:table-cell office:value-type="string" table:style-name="ce87">
            <text:p>SD</text:p>
          </table:table-cell>
          <table:table-cell office:value-type="string" table:style-name="ce87">
            <text:p>SE</text:p>
          </table:table-cell>
          <table:table-cell table:style-name="ce1"/>
          <table:table-cell office:value-type="string" table:style-name="ce88">
            <text:p>South Derbyshire</text:p>
          </table:table-cell>
          <table:table-cell table:number-columns-repeated="16378"/>
        </table:table-row>
        <table:table-row table:style-name="ro14">
          <table:table-cell office:value-type="string" table:style-name="ce87">
            <text:p>South Cambridgeshire</text:p>
          </table:table-cell>
          <table:table-cell office:value-type="string" table:style-name="ce87">
            <text:p>YES</text:p>
          </table:table-cell>
          <table:table-cell office:value-type="string" table:style-name="ce87">
            <text:p>SD</text:p>
          </table:table-cell>
          <table:table-cell office:value-type="string" table:style-name="ce87">
            <text:p>EE</text:p>
          </table:table-cell>
          <table:table-cell table:style-name="ce1"/>
          <table:table-cell office:value-type="string" table:style-name="ce88">
            <text:p>South Gloucestershire UA</text:p>
          </table:table-cell>
          <table:table-cell table:number-columns-repeated="16378"/>
        </table:table-row>
        <table:table-row table:style-name="ro14">
          <table:table-cell office:value-type="string" table:style-name="ce87">
            <text:p>South Derbyshire</text:p>
          </table:table-cell>
          <table:table-cell office:value-type="string" table:style-name="ce87">
            <text:p>YES</text:p>
          </table:table-cell>
          <table:table-cell office:value-type="string" table:style-name="ce87">
            <text:p>SD</text:p>
          </table:table-cell>
          <table:table-cell office:value-type="string" table:style-name="ce87">
            <text:p>EM</text:p>
          </table:table-cell>
          <table:table-cell table:style-name="ce1"/>
          <table:table-cell office:value-type="string" table:style-name="ce88">
            <text:p>South Hams</text:p>
          </table:table-cell>
          <table:table-cell table:number-columns-repeated="16378"/>
        </table:table-row>
        <table:table-row table:style-name="ro14">
          <table:table-cell office:value-type="string" table:style-name="ce87">
            <text:p>South Gloucestershire UA</text:p>
          </table:table-cell>
          <table:table-cell office:value-type="string" table:style-name="ce87">
            <text:p>YES</text:p>
          </table:table-cell>
          <table:table-cell office:value-type="string" table:style-name="ce87">
            <text:p>UA</text:p>
          </table:table-cell>
          <table:table-cell office:value-type="string" table:style-name="ce87">
            <text:p>SW</text:p>
          </table:table-cell>
          <table:table-cell table:style-name="ce1"/>
          <table:table-cell office:value-type="string" table:style-name="ce88">
            <text:p>South Herefordshire</text:p>
          </table:table-cell>
          <table:table-cell table:number-columns-repeated="16378"/>
        </table:table-row>
        <table:table-row table:style-name="ro14">
          <table:table-cell office:value-type="string" table:style-name="ce87">
            <text:p>South Hams</text:p>
          </table:table-cell>
          <table:table-cell office:value-type="string" table:style-name="ce87">
            <text:p>YES</text:p>
          </table:table-cell>
          <table:table-cell office:value-type="string" table:style-name="ce87">
            <text:p>SD</text:p>
          </table:table-cell>
          <table:table-cell office:value-type="string" table:style-name="ce87">
            <text:p>SW</text:p>
          </table:table-cell>
          <table:table-cell table:style-name="ce1"/>
          <table:table-cell office:value-type="string" table:style-name="ce88">
            <text:p>South Holland</text:p>
          </table:table-cell>
          <table:table-cell table:number-columns-repeated="16378"/>
        </table:table-row>
        <table:table-row table:style-name="ro14">
          <table:table-cell office:value-type="string" table:style-name="ce87">
            <text:p>South Herefordshire</text:p>
          </table:table-cell>
          <table:table-cell office:value-type="string" table:style-name="ce87">
            <text:p>NO</text:p>
          </table:table-cell>
          <table:table-cell office:value-type="string" table:style-name="ce87">
            <text:p>SD</text:p>
          </table:table-cell>
          <table:table-cell office:value-type="string" table:style-name="ce87">
            <text:p>WM</text:p>
          </table:table-cell>
          <table:table-cell table:style-name="ce1"/>
          <table:table-cell office:value-type="string" table:style-name="ce88">
            <text:p>South Kesteven</text:p>
          </table:table-cell>
          <table:table-cell table:number-columns-repeated="16378"/>
        </table:table-row>
        <table:table-row table:style-name="ro14">
          <table:table-cell office:value-type="string" table:style-name="ce87">
            <text:p>South Holland</text:p>
          </table:table-cell>
          <table:table-cell office:value-type="string" table:style-name="ce87">
            <text:p>YES</text:p>
          </table:table-cell>
          <table:table-cell office:value-type="string" table:style-name="ce87">
            <text:p>SD</text:p>
          </table:table-cell>
          <table:table-cell office:value-type="string" table:style-name="ce87">
            <text:p>EM</text:p>
          </table:table-cell>
          <table:table-cell table:style-name="ce1"/>
          <table:table-cell office:value-type="string" table:style-name="ce88">
            <text:p>South Lakeland</text:p>
          </table:table-cell>
          <table:table-cell table:number-columns-repeated="16378"/>
        </table:table-row>
        <table:table-row table:style-name="ro14">
          <table:table-cell office:value-type="string" table:style-name="ce87">
            <text:p>South Kesteven</text:p>
          </table:table-cell>
          <table:table-cell office:value-type="string" table:style-name="ce87">
            <text:p>YES</text:p>
          </table:table-cell>
          <table:table-cell office:value-type="string" table:style-name="ce87">
            <text:p>SD</text:p>
          </table:table-cell>
          <table:table-cell office:value-type="string" table:style-name="ce87">
            <text:p>EM</text:p>
          </table:table-cell>
          <table:table-cell table:style-name="ce1"/>
          <table:table-cell office:value-type="string" table:style-name="ce88">
            <text:p>South Norfolk</text:p>
          </table:table-cell>
          <table:table-cell table:number-columns-repeated="16378"/>
        </table:table-row>
        <table:table-row table:style-name="ro14">
          <table:table-cell office:value-type="string" table:style-name="ce87">
            <text:p>South Lakeland</text:p>
          </table:table-cell>
          <table:table-cell office:value-type="string" table:style-name="ce87">
            <text:p>YES</text:p>
          </table:table-cell>
          <table:table-cell office:value-type="string" table:style-name="ce87">
            <text:p>SD</text:p>
          </table:table-cell>
          <table:table-cell office:value-type="string" table:style-name="ce87">
            <text:p>NW</text:p>
          </table:table-cell>
          <table:table-cell table:style-name="ce1"/>
          <table:table-cell office:value-type="string" table:style-name="ce88">
            <text:p>South Northamptonshire</text:p>
          </table:table-cell>
          <table:table-cell table:number-columns-repeated="16378"/>
        </table:table-row>
        <table:table-row table:style-name="ro14">
          <table:table-cell office:value-type="string" table:style-name="ce87">
            <text:p>South Norfolk</text:p>
          </table:table-cell>
          <table:table-cell office:value-type="string" table:style-name="ce87">
            <text:p>YES</text:p>
          </table:table-cell>
          <table:table-cell office:value-type="string" table:style-name="ce87">
            <text:p>SD</text:p>
          </table:table-cell>
          <table:table-cell office:value-type="string" table:style-name="ce87">
            <text:p>EE</text:p>
          </table:table-cell>
          <table:table-cell table:style-name="ce1"/>
          <table:table-cell office:value-type="string" table:style-name="ce88">
            <text:p>South Oxfordshire</text:p>
          </table:table-cell>
          <table:table-cell table:number-columns-repeated="16378"/>
        </table:table-row>
        <table:table-row table:style-name="ro14">
          <table:table-cell office:value-type="string" table:style-name="ce87">
            <text:p>South Northamptonshire</text:p>
          </table:table-cell>
          <table:table-cell office:value-type="string" table:style-name="ce87">
            <text:p>NO</text:p>
          </table:table-cell>
          <table:table-cell office:value-type="string" table:style-name="ce87">
            <text:p>SD</text:p>
          </table:table-cell>
          <table:table-cell office:value-type="string" table:style-name="ce87">
            <text:p>EM</text:p>
          </table:table-cell>
          <table:table-cell table:style-name="ce1"/>
          <table:table-cell office:value-type="string" table:style-name="ce88">
            <text:p>South Ribble</text:p>
          </table:table-cell>
          <table:table-cell table:number-columns-repeated="16378"/>
        </table:table-row>
        <table:table-row table:style-name="ro14">
          <table:table-cell office:value-type="string" table:style-name="ce87">
            <text:p>South Oxfordshire</text:p>
          </table:table-cell>
          <table:table-cell office:value-type="string" table:style-name="ce87">
            <text:p>YES</text:p>
          </table:table-cell>
          <table:table-cell office:value-type="string" table:style-name="ce87">
            <text:p>SD</text:p>
          </table:table-cell>
          <table:table-cell office:value-type="string" table:style-name="ce87">
            <text:p>SE</text:p>
          </table:table-cell>
          <table:table-cell table:style-name="ce1"/>
          <table:table-cell office:value-type="string" table:style-name="ce88">
            <text:p>South Shropshire</text:p>
          </table:table-cell>
          <table:table-cell table:number-columns-repeated="16378"/>
        </table:table-row>
        <table:table-row table:style-name="ro14">
          <table:table-cell office:value-type="string" table:style-name="ce87">
            <text:p>South Ribble</text:p>
          </table:table-cell>
          <table:table-cell office:value-type="string" table:style-name="ce87">
            <text:p>YES</text:p>
          </table:table-cell>
          <table:table-cell office:value-type="string" table:style-name="ce87">
            <text:p>SD</text:p>
          </table:table-cell>
          <table:table-cell office:value-type="string" table:style-name="ce87">
            <text:p>NW</text:p>
          </table:table-cell>
          <table:table-cell table:style-name="ce1"/>
          <table:table-cell office:value-type="string" table:style-name="ce88">
            <text:p>South Somerset</text:p>
          </table:table-cell>
          <table:table-cell table:number-columns-repeated="16378"/>
        </table:table-row>
        <table:table-row table:style-name="ro14">
          <table:table-cell office:value-type="string" table:style-name="ce87">
            <text:p>South Shropshire</text:p>
          </table:table-cell>
          <table:table-cell office:value-type="string" table:style-name="ce87">
            <text:p>NO</text:p>
          </table:table-cell>
          <table:table-cell office:value-type="string" table:style-name="ce87">
            <text:p>SD</text:p>
          </table:table-cell>
          <table:table-cell office:value-type="string" table:style-name="ce87">
            <text:p>WM</text:p>
          </table:table-cell>
          <table:table-cell table:style-name="ce1"/>
          <table:table-cell office:value-type="string" table:style-name="ce88">
            <text:p>South Staffordshire</text:p>
          </table:table-cell>
          <table:table-cell table:number-columns-repeated="16378"/>
        </table:table-row>
        <table:table-row table:style-name="ro14">
          <table:table-cell office:value-type="string" table:style-name="ce87">
            <text:p>South Somerset</text:p>
          </table:table-cell>
          <table:table-cell office:value-type="string" table:style-name="ce87">
            <text:p>YES</text:p>
          </table:table-cell>
          <table:table-cell office:value-type="string" table:style-name="ce87">
            <text:p>SD</text:p>
          </table:table-cell>
          <table:table-cell office:value-type="string" table:style-name="ce87">
            <text:p>SW</text:p>
          </table:table-cell>
          <table:table-cell table:style-name="ce1"/>
          <table:table-cell office:value-type="string" table:style-name="ce88">
            <text:p>South Tyneside</text:p>
          </table:table-cell>
          <table:table-cell table:number-columns-repeated="16378"/>
        </table:table-row>
        <table:table-row table:style-name="ro14">
          <table:table-cell office:value-type="string" table:style-name="ce87">
            <text:p>South Staffordshire</text:p>
          </table:table-cell>
          <table:table-cell office:value-type="string" table:style-name="ce87">
            <text:p>YES</text:p>
          </table:table-cell>
          <table:table-cell office:value-type="string" table:style-name="ce87">
            <text:p>SD</text:p>
          </table:table-cell>
          <table:table-cell office:value-type="string" table:style-name="ce87">
            <text:p>WM</text:p>
          </table:table-cell>
          <table:table-cell table:style-name="ce1"/>
          <table:table-cell office:value-type="string" table:style-name="ce88">
            <text:p>South Wight</text:p>
          </table:table-cell>
          <table:table-cell table:number-columns-repeated="16378"/>
        </table:table-row>
        <table:table-row table:style-name="ro14">
          <table:table-cell office:value-type="string" table:style-name="ce87">
            <text:p>South Tyneside</text:p>
          </table:table-cell>
          <table:table-cell office:value-type="string" table:style-name="ce87">
            <text:p>YES</text:p>
          </table:table-cell>
          <table:table-cell office:value-type="string" table:style-name="ce87">
            <text:p>MD</text:p>
          </table:table-cell>
          <table:table-cell office:value-type="string" table:style-name="ce87">
            <text:p>NE</text:p>
          </table:table-cell>
          <table:table-cell table:style-name="ce1"/>
          <table:table-cell office:value-type="string" table:style-name="ce88">
            <text:p>Southampton</text:p>
          </table:table-cell>
          <table:table-cell table:number-columns-repeated="16378"/>
        </table:table-row>
        <table:table-row table:style-name="ro14">
          <table:table-cell office:value-type="string" table:style-name="ce87">
            <text:p>South Wight</text:p>
          </table:table-cell>
          <table:table-cell office:value-type="string" table:style-name="ce87">
            <text:p>NO</text:p>
          </table:table-cell>
          <table:table-cell office:value-type="string" table:style-name="ce91">
            <text:p>SD</text:p>
          </table:table-cell>
          <table:table-cell office:value-type="string" table:style-name="ce91">
            <text:p>SE</text:p>
          </table:table-cell>
          <table:table-cell table:style-name="ce1"/>
          <table:table-cell office:value-type="string" table:style-name="ce88">
            <text:p>Southampton UA</text:p>
          </table:table-cell>
          <table:table-cell table:number-columns-repeated="16378"/>
        </table:table-row>
        <table:table-row table:style-name="ro14">
          <table:table-cell office:value-type="string" table:style-name="ce87">
            <text:p>Southampton</text:p>
          </table:table-cell>
          <table:table-cell office:value-type="string" table:style-name="ce1">
            <text:p>NO</text:p>
          </table:table-cell>
          <table:table-cell office:value-type="string" table:style-name="ce1">
            <text:p>SD</text:p>
          </table:table-cell>
          <table:table-cell office:value-type="string" table:style-name="ce87">
            <text:p>SE</text:p>
          </table:table-cell>
          <table:table-cell table:style-name="ce1"/>
          <table:table-cell office:value-type="string" table:style-name="ce88">
            <text:p>Southend-on-Sea</text:p>
          </table:table-cell>
          <table:table-cell table:number-columns-repeated="16378"/>
        </table:table-row>
        <table:table-row table:style-name="ro14">
          <table:table-cell office:value-type="string" table:style-name="ce87">
            <text:p>Southampton UA</text:p>
          </table:table-cell>
          <table:table-cell office:value-type="string" table:style-name="ce87">
            <text:p>YES</text:p>
          </table:table-cell>
          <table:table-cell office:value-type="string" table:style-name="ce87">
            <text:p>UA</text:p>
          </table:table-cell>
          <table:table-cell office:value-type="string" table:style-name="ce87">
            <text:p>SE</text:p>
          </table:table-cell>
          <table:table-cell table:style-name="ce1"/>
          <table:table-cell office:value-type="string" table:style-name="ce88">
            <text:p>Southend-on-Sea UA</text:p>
          </table:table-cell>
          <table:table-cell table:number-columns-repeated="16378"/>
        </table:table-row>
        <table:table-row table:style-name="ro14">
          <table:table-cell office:value-type="string" table:style-name="ce87">
            <text:p>Southend-on-Sea</text:p>
          </table:table-cell>
          <table:table-cell office:value-type="string" table:style-name="ce1">
            <text:p>NO</text:p>
          </table:table-cell>
          <table:table-cell office:value-type="string" table:style-name="ce1">
            <text:p>SD</text:p>
          </table:table-cell>
          <table:table-cell office:value-type="string" table:style-name="ce87">
            <text:p>EE</text:p>
          </table:table-cell>
          <table:table-cell table:style-name="ce1"/>
          <table:table-cell office:value-type="string" table:style-name="ce88">
            <text:p>Southwark</text:p>
          </table:table-cell>
          <table:table-cell table:number-columns-repeated="16378"/>
        </table:table-row>
        <table:table-row table:style-name="ro14">
          <table:table-cell office:value-type="string" table:style-name="ce87">
            <text:p>Southend-on-Sea UA</text:p>
          </table:table-cell>
          <table:table-cell office:value-type="string" table:style-name="ce87">
            <text:p>YES</text:p>
          </table:table-cell>
          <table:table-cell office:value-type="string" table:style-name="ce87">
            <text:p>UA</text:p>
          </table:table-cell>
          <table:table-cell office:value-type="string" table:style-name="ce87">
            <text:p>EE</text:p>
          </table:table-cell>
          <table:table-cell table:style-name="ce1"/>
          <table:table-cell office:value-type="string" table:style-name="ce88">
            <text:p>Spelthorne</text:p>
          </table:table-cell>
          <table:table-cell table:number-columns-repeated="16378"/>
        </table:table-row>
        <table:table-row table:style-name="ro14">
          <table:table-cell office:value-type="string" table:style-name="ce87">
            <text:p>Southwark</text:p>
          </table:table-cell>
          <table:table-cell office:value-type="string" table:style-name="ce87">
            <text:p>YES</text:p>
          </table:table-cell>
          <table:table-cell office:value-type="string" table:style-name="ce87">
            <text:p>ILB</text:p>
          </table:table-cell>
          <table:table-cell office:value-type="string" table:style-name="ce87">
            <text:p>L</text:p>
          </table:table-cell>
          <table:table-cell table:style-name="ce1"/>
          <table:table-cell office:value-type="string" table:style-name="ce88">
            <text:p>St Albans</text:p>
          </table:table-cell>
          <table:table-cell table:number-columns-repeated="16378"/>
        </table:table-row>
        <table:table-row table:style-name="ro14">
          <table:table-cell office:value-type="string" table:style-name="ce87">
            <text:p>Spelthorne</text:p>
          </table:table-cell>
          <table:table-cell office:value-type="string" table:style-name="ce87">
            <text:p>YES</text:p>
          </table:table-cell>
          <table:table-cell office:value-type="string" table:style-name="ce87">
            <text:p>SD</text:p>
          </table:table-cell>
          <table:table-cell office:value-type="string" table:style-name="ce87">
            <text:p>SE</text:p>
          </table:table-cell>
          <table:table-cell table:style-name="ce1"/>
          <table:table-cell office:value-type="string" table:style-name="ce88">
            <text:p>St Edmundsbury</text:p>
          </table:table-cell>
          <table:table-cell table:number-columns-repeated="16378"/>
        </table:table-row>
        <table:table-row table:style-name="ro14">
          <table:table-cell office:value-type="string" table:style-name="ce87">
            <text:p>St Albans</text:p>
          </table:table-cell>
          <table:table-cell office:value-type="string" table:style-name="ce87">
            <text:p>YES</text:p>
          </table:table-cell>
          <table:table-cell office:value-type="string" table:style-name="ce87">
            <text:p>SD</text:p>
          </table:table-cell>
          <table:table-cell office:value-type="string" table:style-name="ce87">
            <text:p>EE</text:p>
          </table:table-cell>
          <table:table-cell table:style-name="ce1"/>
          <table:table-cell office:value-type="string" table:style-name="ce88">
            <text:p>St Helens</text:p>
          </table:table-cell>
          <table:table-cell table:number-columns-repeated="16378"/>
        </table:table-row>
        <table:table-row table:style-name="ro14">
          <table:table-cell office:value-type="string" table:style-name="ce87">
            <text:p>St Edmundsbury</text:p>
          </table:table-cell>
          <table:table-cell office:value-type="string" table:style-name="ce87">
            <text:p>NO</text:p>
          </table:table-cell>
          <table:table-cell office:value-type="string" table:style-name="ce87">
            <text:p>SD</text:p>
          </table:table-cell>
          <table:table-cell office:value-type="string" table:style-name="ce87">
            <text:p>EE</text:p>
          </table:table-cell>
          <table:table-cell table:style-name="ce1"/>
          <table:table-cell office:value-type="string" table:style-name="ce88">
            <text:p>Stafford</text:p>
          </table:table-cell>
          <table:table-cell table:number-columns-repeated="16378"/>
        </table:table-row>
        <table:table-row table:style-name="ro14">
          <table:table-cell office:value-type="string" table:style-name="ce87">
            <text:p>St Helens</text:p>
          </table:table-cell>
          <table:table-cell office:value-type="string" table:style-name="ce87">
            <text:p>YES</text:p>
          </table:table-cell>
          <table:table-cell office:value-type="string" table:style-name="ce87">
            <text:p>MD</text:p>
          </table:table-cell>
          <table:table-cell office:value-type="string" table:style-name="ce87">
            <text:p>NW</text:p>
          </table:table-cell>
          <table:table-cell table:style-name="ce1"/>
          <table:table-cell office:value-type="string" table:style-name="ce88">
            <text:p>Staffordshire Moorlands</text:p>
          </table:table-cell>
          <table:table-cell table:number-columns-repeated="16378"/>
        </table:table-row>
        <table:table-row table:style-name="ro14">
          <table:table-cell office:value-type="string" table:style-name="ce87">
            <text:p>Stafford</text:p>
          </table:table-cell>
          <table:table-cell office:value-type="string" table:style-name="ce87">
            <text:p>YES</text:p>
          </table:table-cell>
          <table:table-cell office:value-type="string" table:style-name="ce87">
            <text:p>SD</text:p>
          </table:table-cell>
          <table:table-cell office:value-type="string" table:style-name="ce87">
            <text:p>WM</text:p>
          </table:table-cell>
          <table:table-cell table:style-name="ce1"/>
          <table:table-cell office:value-type="string" table:style-name="ce88">
            <text:p>Stevenage</text:p>
          </table:table-cell>
          <table:table-cell table:number-columns-repeated="16378"/>
        </table:table-row>
        <table:table-row table:style-name="ro14">
          <table:table-cell office:value-type="string" table:style-name="ce87">
            <text:p>Staffordshire Moorlands</text:p>
          </table:table-cell>
          <table:table-cell office:value-type="string" table:style-name="ce87">
            <text:p>YES</text:p>
          </table:table-cell>
          <table:table-cell office:value-type="string" table:style-name="ce87">
            <text:p>SD</text:p>
          </table:table-cell>
          <table:table-cell office:value-type="string" table:style-name="ce87">
            <text:p>WM</text:p>
          </table:table-cell>
          <table:table-cell table:style-name="ce1"/>
          <table:table-cell office:value-type="string" table:style-name="ce88">
            <text:p>Stockport</text:p>
          </table:table-cell>
          <table:table-cell table:number-columns-repeated="16378"/>
        </table:table-row>
        <table:table-row table:style-name="ro14">
          <table:table-cell office:value-type="string" table:style-name="ce87">
            <text:p>Stevenage</text:p>
          </table:table-cell>
          <table:table-cell office:value-type="string" table:style-name="ce87">
            <text:p>YES</text:p>
          </table:table-cell>
          <table:table-cell office:value-type="string" table:style-name="ce87">
            <text:p>SD</text:p>
          </table:table-cell>
          <table:table-cell office:value-type="string" table:style-name="ce87">
            <text:p>EE</text:p>
          </table:table-cell>
          <table:table-cell table:style-name="ce1"/>
          <table:table-cell office:value-type="string" table:style-name="ce88">
            <text:p>Stockton-on-Tees</text:p>
          </table:table-cell>
          <table:table-cell table:number-columns-repeated="16378"/>
        </table:table-row>
        <table:table-row table:style-name="ro14">
          <table:table-cell office:value-type="string" table:style-name="ce87">
            <text:p>Stockport</text:p>
          </table:table-cell>
          <table:table-cell office:value-type="string" table:style-name="ce87">
            <text:p>YES</text:p>
          </table:table-cell>
          <table:table-cell office:value-type="string" table:style-name="ce87">
            <text:p>MD</text:p>
          </table:table-cell>
          <table:table-cell office:value-type="string" table:style-name="ce87">
            <text:p>NW</text:p>
          </table:table-cell>
          <table:table-cell table:style-name="ce1"/>
          <table:table-cell office:value-type="string" table:style-name="ce88">
            <text:p>Stockton-on-Tees UA</text:p>
          </table:table-cell>
          <table:table-cell table:number-columns-repeated="16378"/>
        </table:table-row>
        <table:table-row table:style-name="ro14">
          <table:table-cell office:value-type="string" table:style-name="ce87">
            <text:p>Stockton-on-Tees</text:p>
          </table:table-cell>
          <table:table-cell office:value-type="string" table:style-name="ce1">
            <text:p>NO</text:p>
          </table:table-cell>
          <table:table-cell office:value-type="string" table:style-name="ce1">
            <text:p>SD</text:p>
          </table:table-cell>
          <table:table-cell office:value-type="string" table:style-name="ce87">
            <text:p>NE</text:p>
          </table:table-cell>
          <table:table-cell table:style-name="ce1"/>
          <table:table-cell office:value-type="string" table:style-name="ce88">
            <text:p>Stoke-on-Trent</text:p>
          </table:table-cell>
          <table:table-cell table:number-columns-repeated="16378"/>
        </table:table-row>
        <table:table-row table:style-name="ro14">
          <table:table-cell office:value-type="string" table:style-name="ce87">
            <text:p>Stockton-on-Tees UA</text:p>
          </table:table-cell>
          <table:table-cell office:value-type="string" table:style-name="ce87">
            <text:p>YES</text:p>
          </table:table-cell>
          <table:table-cell office:value-type="string" table:style-name="ce87">
            <text:p>UA</text:p>
          </table:table-cell>
          <table:table-cell office:value-type="string" table:style-name="ce87">
            <text:p>NE</text:p>
          </table:table-cell>
          <table:table-cell table:style-name="ce1"/>
          <table:table-cell office:value-type="string" table:style-name="ce88">
            <text:p>Stoke-on-Trent UA</text:p>
          </table:table-cell>
          <table:table-cell table:number-columns-repeated="16378"/>
        </table:table-row>
        <table:table-row table:style-name="ro14">
          <table:table-cell office:value-type="string" table:style-name="ce87">
            <text:p>Stoke-on-Trent</text:p>
          </table:table-cell>
          <table:table-cell office:value-type="string" table:style-name="ce1">
            <text:p>NO</text:p>
          </table:table-cell>
          <table:table-cell office:value-type="string" table:style-name="ce1">
            <text:p>SD</text:p>
          </table:table-cell>
          <table:table-cell office:value-type="string" table:style-name="ce87">
            <text:p>WM</text:p>
          </table:table-cell>
          <table:table-cell table:style-name="ce1"/>
          <table:table-cell office:value-type="string" table:style-name="ce88">
            <text:p>Stratford-on-Avon</text:p>
          </table:table-cell>
          <table:table-cell table:number-columns-repeated="16378"/>
        </table:table-row>
        <table:table-row table:style-name="ro14">
          <table:table-cell office:value-type="string" table:style-name="ce87">
            <text:p>Stoke-on-Trent UA</text:p>
          </table:table-cell>
          <table:table-cell office:value-type="string" table:style-name="ce87">
            <text:p>YES</text:p>
          </table:table-cell>
          <table:table-cell office:value-type="string" table:style-name="ce87">
            <text:p>UA</text:p>
          </table:table-cell>
          <table:table-cell office:value-type="string" table:style-name="ce87">
            <text:p>WM</text:p>
          </table:table-cell>
          <table:table-cell table:style-name="ce1"/>
          <table:table-cell office:value-type="string" table:style-name="ce88">
            <text:p>Stroud</text:p>
          </table:table-cell>
          <table:table-cell table:number-columns-repeated="16378"/>
        </table:table-row>
        <table:table-row table:style-name="ro14">
          <table:table-cell office:value-type="string" table:style-name="ce87">
            <text:p>Stratford-on-Avon</text:p>
          </table:table-cell>
          <table:table-cell office:value-type="string" table:style-name="ce87">
            <text:p>YES</text:p>
          </table:table-cell>
          <table:table-cell office:value-type="string" table:style-name="ce87">
            <text:p>SD</text:p>
          </table:table-cell>
          <table:table-cell office:value-type="string" table:style-name="ce87">
            <text:p>WM</text:p>
          </table:table-cell>
          <table:table-cell table:style-name="ce1"/>
          <table:table-cell office:value-type="string" table:style-name="ce88">
            <text:p>Suffolk Coastal</text:p>
          </table:table-cell>
          <table:table-cell table:number-columns-repeated="16378"/>
        </table:table-row>
        <table:table-row table:style-name="ro14">
          <table:table-cell office:value-type="string" table:style-name="ce87">
            <text:p>Stroud</text:p>
          </table:table-cell>
          <table:table-cell office:value-type="string" table:style-name="ce87">
            <text:p>YES</text:p>
          </table:table-cell>
          <table:table-cell office:value-type="string" table:style-name="ce87">
            <text:p>SD</text:p>
          </table:table-cell>
          <table:table-cell office:value-type="string" table:style-name="ce87">
            <text:p>SW</text:p>
          </table:table-cell>
          <table:table-cell table:style-name="ce1"/>
          <table:table-cell office:value-type="string" table:style-name="ce88">
            <text:p>Sunderland</text:p>
          </table:table-cell>
          <table:table-cell table:number-columns-repeated="16378"/>
        </table:table-row>
        <table:table-row table:style-name="ro14">
          <table:table-cell office:value-type="string" table:style-name="ce87">
            <text:p>Suffolk Coastal</text:p>
          </table:table-cell>
          <table:table-cell office:value-type="string" table:style-name="ce87">
            <text:p>NO</text:p>
          </table:table-cell>
          <table:table-cell office:value-type="string" table:style-name="ce87">
            <text:p>SD</text:p>
          </table:table-cell>
          <table:table-cell office:value-type="string" table:style-name="ce87">
            <text:p>EE</text:p>
          </table:table-cell>
          <table:table-cell table:style-name="ce1"/>
          <table:table-cell office:value-type="string" table:style-name="ce88">
            <text:p>Surrey Heath</text:p>
          </table:table-cell>
          <table:table-cell table:number-columns-repeated="16378"/>
        </table:table-row>
        <table:table-row table:style-name="ro14">
          <table:table-cell office:value-type="string" table:style-name="ce87">
            <text:p>Sunderland</text:p>
          </table:table-cell>
          <table:table-cell office:value-type="string" table:style-name="ce87">
            <text:p>YES</text:p>
          </table:table-cell>
          <table:table-cell office:value-type="string" table:style-name="ce87">
            <text:p>MD</text:p>
          </table:table-cell>
          <table:table-cell office:value-type="string" table:style-name="ce87">
            <text:p>NE</text:p>
          </table:table-cell>
          <table:table-cell table:style-name="ce1"/>
          <table:table-cell office:value-type="string" table:style-name="ce88">
            <text:p>Sutton</text:p>
          </table:table-cell>
          <table:table-cell table:number-columns-repeated="16378"/>
        </table:table-row>
        <table:table-row table:style-name="ro14">
          <table:table-cell office:value-type="string" table:style-name="ce87">
            <text:p>Surrey Heath</text:p>
          </table:table-cell>
          <table:table-cell office:value-type="string" table:style-name="ce87">
            <text:p>YES</text:p>
          </table:table-cell>
          <table:table-cell office:value-type="string" table:style-name="ce87">
            <text:p>SD</text:p>
          </table:table-cell>
          <table:table-cell office:value-type="string" table:style-name="ce87">
            <text:p>SE</text:p>
          </table:table-cell>
          <table:table-cell table:style-name="ce1"/>
          <table:table-cell office:value-type="string" table:style-name="ce88">
            <text:p>Swale</text:p>
          </table:table-cell>
          <table:table-cell table:number-columns-repeated="16378"/>
        </table:table-row>
        <table:table-row table:style-name="ro14">
          <table:table-cell office:value-type="string" table:style-name="ce87">
            <text:p>Sutton</text:p>
          </table:table-cell>
          <table:table-cell office:value-type="string" table:style-name="ce87">
            <text:p>YES</text:p>
          </table:table-cell>
          <table:table-cell office:value-type="string" table:style-name="ce87">
            <text:p>OLB</text:p>
          </table:table-cell>
          <table:table-cell office:value-type="string" table:style-name="ce87">
            <text:p>L</text:p>
          </table:table-cell>
          <table:table-cell table:style-name="ce1"/>
          <table:table-cell office:value-type="string" table:style-name="ce88">
            <text:p>Swindon UA</text:p>
          </table:table-cell>
          <table:table-cell table:number-columns-repeated="16378"/>
        </table:table-row>
        <table:table-row table:style-name="ro14">
          <table:table-cell office:value-type="string" table:style-name="ce87">
            <text:p>Swale</text:p>
          </table:table-cell>
          <table:table-cell office:value-type="string" table:style-name="ce87">
            <text:p>YES</text:p>
          </table:table-cell>
          <table:table-cell office:value-type="string" table:style-name="ce87">
            <text:p>SD</text:p>
          </table:table-cell>
          <table:table-cell office:value-type="string" table:style-name="ce87">
            <text:p>SE</text:p>
          </table:table-cell>
          <table:table-cell table:style-name="ce1"/>
          <table:table-cell office:value-type="string" table:style-name="ce88">
            <text:p>Tameside</text:p>
          </table:table-cell>
          <table:table-cell table:number-columns-repeated="16378"/>
        </table:table-row>
        <table:table-row table:style-name="ro14">
          <table:table-cell office:value-type="string" table:style-name="ce87">
            <text:p>Swindon UA<text:s/></text:p>
          </table:table-cell>
          <table:table-cell office:value-type="string" table:style-name="ce87">
            <text:p>YES</text:p>
          </table:table-cell>
          <table:table-cell office:value-type="string" table:style-name="ce87">
            <text:p>UA</text:p>
          </table:table-cell>
          <table:table-cell office:value-type="string" table:style-name="ce87">
            <text:p>SW</text:p>
          </table:table-cell>
          <table:table-cell table:style-name="ce1"/>
          <table:table-cell office:value-type="string" table:style-name="ce88">
            <text:p>Tamworth</text:p>
          </table:table-cell>
          <table:table-cell table:number-columns-repeated="16378"/>
        </table:table-row>
        <table:table-row table:style-name="ro14">
          <table:table-cell office:value-type="string" table:style-name="ce87">
            <text:p>Tameside</text:p>
          </table:table-cell>
          <table:table-cell office:value-type="string" table:style-name="ce87">
            <text:p>YES</text:p>
          </table:table-cell>
          <table:table-cell office:value-type="string" table:style-name="ce87">
            <text:p>MD</text:p>
          </table:table-cell>
          <table:table-cell office:value-type="string" table:style-name="ce87">
            <text:p>NW</text:p>
          </table:table-cell>
          <table:table-cell table:style-name="ce1"/>
          <table:table-cell office:value-type="string" table:style-name="ce88">
            <text:p>Tandridge</text:p>
          </table:table-cell>
          <table:table-cell table:number-columns-repeated="16378"/>
        </table:table-row>
        <table:table-row table:style-name="ro14">
          <table:table-cell office:value-type="string" table:style-name="ce87">
            <text:p>Tamworth</text:p>
          </table:table-cell>
          <table:table-cell office:value-type="string" table:style-name="ce87">
            <text:p>YES</text:p>
          </table:table-cell>
          <table:table-cell office:value-type="string" table:style-name="ce87">
            <text:p>SD</text:p>
          </table:table-cell>
          <table:table-cell office:value-type="string" table:style-name="ce87">
            <text:p>WM</text:p>
          </table:table-cell>
          <table:table-cell table:style-name="ce1"/>
          <table:table-cell office:value-type="string" table:style-name="ce88">
            <text:p>Taunton Deane</text:p>
          </table:table-cell>
          <table:table-cell table:number-columns-repeated="16378"/>
        </table:table-row>
        <table:table-row table:style-name="ro14">
          <table:table-cell office:value-type="string" table:style-name="ce87">
            <text:p>Tandridge</text:p>
          </table:table-cell>
          <table:table-cell office:value-type="string" table:style-name="ce87">
            <text:p>YES</text:p>
          </table:table-cell>
          <table:table-cell office:value-type="string" table:style-name="ce87">
            <text:p>SD</text:p>
          </table:table-cell>
          <table:table-cell office:value-type="string" table:style-name="ce87">
            <text:p>SE</text:p>
          </table:table-cell>
          <table:table-cell table:style-name="ce1"/>
          <table:table-cell office:value-type="string" table:style-name="ce88">
            <text:p>Teesdale</text:p>
          </table:table-cell>
          <table:table-cell table:number-columns-repeated="16378"/>
        </table:table-row>
        <table:table-row table:style-name="ro14">
          <table:table-cell office:value-type="string" table:style-name="ce87">
            <text:p>Taunton Deane</text:p>
          </table:table-cell>
          <table:table-cell office:value-type="string" table:style-name="ce87">
            <text:p>NO</text:p>
          </table:table-cell>
          <table:table-cell office:value-type="string" table:style-name="ce87">
            <text:p>SD</text:p>
          </table:table-cell>
          <table:table-cell office:value-type="string" table:style-name="ce87">
            <text:p>SW</text:p>
          </table:table-cell>
          <table:table-cell table:style-name="ce1"/>
          <table:table-cell office:value-type="string" table:style-name="ce88">
            <text:p>Teignbridge</text:p>
          </table:table-cell>
          <table:table-cell table:number-columns-repeated="16378"/>
        </table:table-row>
        <table:table-row table:style-name="ro14">
          <table:table-cell office:value-type="string" table:style-name="ce87">
            <text:p>Teesdale</text:p>
          </table:table-cell>
          <table:table-cell office:value-type="string" table:style-name="ce87">
            <text:p>NO</text:p>
          </table:table-cell>
          <table:table-cell office:value-type="string" table:style-name="ce87">
            <text:p>SD</text:p>
          </table:table-cell>
          <table:table-cell office:value-type="string" table:style-name="ce87">
            <text:p>NE</text:p>
          </table:table-cell>
          <table:table-cell table:style-name="ce1"/>
          <table:table-cell office:value-type="string" table:style-name="ce88">
            <text:p>Telford and the Wrekin UA</text:p>
          </table:table-cell>
          <table:table-cell table:number-columns-repeated="16378"/>
        </table:table-row>
        <table:table-row table:style-name="ro14">
          <table:table-cell office:value-type="string" table:style-name="ce87">
            <text:p>Teignbridge</text:p>
          </table:table-cell>
          <table:table-cell office:value-type="string" table:style-name="ce87">
            <text:p>YES</text:p>
          </table:table-cell>
          <table:table-cell office:value-type="string" table:style-name="ce87">
            <text:p>SD</text:p>
          </table:table-cell>
          <table:table-cell office:value-type="string" table:style-name="ce87">
            <text:p>SW</text:p>
          </table:table-cell>
          <table:table-cell table:style-name="ce1"/>
          <table:table-cell office:value-type="string" table:style-name="ce88">
            <text:p>Tendring</text:p>
          </table:table-cell>
          <table:table-cell table:number-columns-repeated="16378"/>
        </table:table-row>
        <table:table-row table:style-name="ro14">
          <table:table-cell office:value-type="string" table:style-name="ce87">
            <text:p>Telford &amp; Wrekin UA<text:s/></text:p>
          </table:table-cell>
          <table:table-cell office:value-type="string" table:style-name="ce87">
            <text:p>YES</text:p>
          </table:table-cell>
          <table:table-cell office:value-type="string" table:style-name="ce87">
            <text:p>UA</text:p>
          </table:table-cell>
          <table:table-cell office:value-type="string" table:style-name="ce87">
            <text:p>WM</text:p>
          </table:table-cell>
          <table:table-cell table:style-name="ce1"/>
          <table:table-cell office:value-type="string" table:style-name="ce88">
            <text:p>Test Valley</text:p>
          </table:table-cell>
          <table:table-cell table:number-columns-repeated="16378"/>
        </table:table-row>
        <table:table-row table:style-name="ro14">
          <table:table-cell office:value-type="string" table:style-name="ce87">
            <text:p>Tendring</text:p>
          </table:table-cell>
          <table:table-cell office:value-type="string" table:style-name="ce87">
            <text:p>YES</text:p>
          </table:table-cell>
          <table:table-cell office:value-type="string" table:style-name="ce87">
            <text:p>SD</text:p>
          </table:table-cell>
          <table:table-cell office:value-type="string" table:style-name="ce87">
            <text:p>EE</text:p>
          </table:table-cell>
          <table:table-cell table:style-name="ce1"/>
          <table:table-cell office:value-type="string" table:style-name="ce88">
            <text:p>Tewkesbury</text:p>
          </table:table-cell>
          <table:table-cell table:number-columns-repeated="16378"/>
        </table:table-row>
        <table:table-row table:style-name="ro14">
          <table:table-cell office:value-type="string" table:style-name="ce87">
            <text:p>Test Valley</text:p>
          </table:table-cell>
          <table:table-cell office:value-type="string" table:style-name="ce87">
            <text:p>YES</text:p>
          </table:table-cell>
          <table:table-cell office:value-type="string" table:style-name="ce87">
            <text:p>SD</text:p>
          </table:table-cell>
          <table:table-cell office:value-type="string" table:style-name="ce87">
            <text:p>SE</text:p>
          </table:table-cell>
          <table:table-cell table:style-name="ce1"/>
          <table:table-cell office:value-type="string" table:style-name="ce88">
            <text:p>Thamesdown</text:p>
          </table:table-cell>
          <table:table-cell table:number-columns-repeated="16378"/>
        </table:table-row>
        <table:table-row table:style-name="ro14">
          <table:table-cell office:value-type="string" table:style-name="ce87">
            <text:p>Tewkesbury</text:p>
          </table:table-cell>
          <table:table-cell office:value-type="string" table:style-name="ce87">
            <text:p>YES</text:p>
          </table:table-cell>
          <table:table-cell office:value-type="string" table:style-name="ce87">
            <text:p>SD</text:p>
          </table:table-cell>
          <table:table-cell office:value-type="string" table:style-name="ce87">
            <text:p>SW</text:p>
          </table:table-cell>
          <table:table-cell table:style-name="ce1"/>
          <table:table-cell office:value-type="string" table:style-name="ce88">
            <text:p>Thanet</text:p>
          </table:table-cell>
          <table:table-cell table:number-columns-repeated="16378"/>
        </table:table-row>
        <table:table-row table:style-name="ro14">
          <table:table-cell office:value-type="string" table:style-name="ce87">
            <text:p>Thamesdown</text:p>
          </table:table-cell>
          <table:table-cell office:value-type="string" table:style-name="ce87">
            <text:p>NO</text:p>
          </table:table-cell>
          <table:table-cell office:value-type="string" table:style-name="ce87">
            <text:p>SD</text:p>
          </table:table-cell>
          <table:table-cell office:value-type="string" table:style-name="ce87">
            <text:p>SW</text:p>
          </table:table-cell>
          <table:table-cell table:style-name="ce1"/>
          <table:table-cell office:value-type="string" table:style-name="ce88">
            <text:p>The Medway Towns UA</text:p>
          </table:table-cell>
          <table:table-cell table:number-columns-repeated="16378"/>
        </table:table-row>
        <table:table-row table:style-name="ro14">
          <table:table-cell office:value-type="string" table:style-name="ce87">
            <text:p>Thanet</text:p>
          </table:table-cell>
          <table:table-cell office:value-type="string" table:style-name="ce87">
            <text:p>YES</text:p>
          </table:table-cell>
          <table:table-cell office:value-type="string" table:style-name="ce87">
            <text:p>SD</text:p>
          </table:table-cell>
          <table:table-cell office:value-type="string" table:style-name="ce87">
            <text:p>SE</text:p>
          </table:table-cell>
          <table:table-cell table:style-name="ce1"/>
          <table:table-cell office:value-type="string" table:style-name="ce88">
            <text:p>The Wrekin</text:p>
          </table:table-cell>
          <table:table-cell table:number-columns-repeated="16378"/>
        </table:table-row>
        <table:table-row table:style-name="ro14">
          <table:table-cell office:value-type="string" table:style-name="ce87">
            <text:p>The Wrekin</text:p>
          </table:table-cell>
          <table:table-cell office:value-type="string" table:style-name="ce87">
            <text:p>NO</text:p>
          </table:table-cell>
          <table:table-cell office:value-type="string" table:style-name="ce87">
            <text:p>SD</text:p>
          </table:table-cell>
          <table:table-cell office:value-type="string" table:style-name="ce87">
            <text:p>WM</text:p>
          </table:table-cell>
          <table:table-cell table:style-name="ce1"/>
          <table:table-cell office:value-type="string" table:style-name="ce88">
            <text:p>Three Rivers</text:p>
          </table:table-cell>
          <table:table-cell table:number-columns-repeated="16378"/>
        </table:table-row>
        <table:table-row table:style-name="ro14">
          <table:table-cell office:value-type="string" table:style-name="ce87">
            <text:p>Three Rivers</text:p>
          </table:table-cell>
          <table:table-cell office:value-type="string" table:style-name="ce87">
            <text:p>YES</text:p>
          </table:table-cell>
          <table:table-cell office:value-type="string" table:style-name="ce87">
            <text:p>SD</text:p>
          </table:table-cell>
          <table:table-cell office:value-type="string" table:style-name="ce87">
            <text:p>EE</text:p>
          </table:table-cell>
          <table:table-cell table:style-name="ce1"/>
          <table:table-cell office:value-type="string" table:style-name="ce88">
            <text:p>Thurrock</text:p>
          </table:table-cell>
          <table:table-cell table:number-columns-repeated="16378"/>
        </table:table-row>
        <table:table-row table:style-name="ro14">
          <table:table-cell office:value-type="string" table:style-name="ce87">
            <text:p>Thurrock</text:p>
          </table:table-cell>
          <table:table-cell office:value-type="string" table:style-name="ce1">
            <text:p>NO</text:p>
          </table:table-cell>
          <table:table-cell office:value-type="string" table:style-name="ce1">
            <text:p>SD</text:p>
          </table:table-cell>
          <table:table-cell office:value-type="string" table:style-name="ce87">
            <text:p>EE</text:p>
          </table:table-cell>
          <table:table-cell table:style-name="ce1"/>
          <table:table-cell office:value-type="string" table:style-name="ce88">
            <text:p>Thurrock UA</text:p>
          </table:table-cell>
          <table:table-cell table:number-columns-repeated="16378"/>
        </table:table-row>
        <table:table-row table:style-name="ro14">
          <table:table-cell office:value-type="string" table:style-name="ce87">
            <text:p>Thurrock UA</text:p>
          </table:table-cell>
          <table:table-cell office:value-type="string" table:style-name="ce87">
            <text:p>YES</text:p>
          </table:table-cell>
          <table:table-cell office:value-type="string" table:style-name="ce87">
            <text:p>UA</text:p>
          </table:table-cell>
          <table:table-cell office:value-type="string" table:style-name="ce87">
            <text:p>EE</text:p>
          </table:table-cell>
          <table:table-cell table:style-name="ce1"/>
          <table:table-cell office:value-type="string" table:style-name="ce88">
            <text:p>Tonbridge &amp; Malling</text:p>
          </table:table-cell>
          <table:table-cell table:number-columns-repeated="16378"/>
        </table:table-row>
        <table:table-row table:style-name="ro14">
          <table:table-cell office:value-type="string" table:style-name="ce87">
            <text:p>Tonbridge &amp; Malling</text:p>
          </table:table-cell>
          <table:table-cell office:value-type="string" table:style-name="ce87">
            <text:p>YES</text:p>
          </table:table-cell>
          <table:table-cell office:value-type="string" table:style-name="ce87">
            <text:p>SD</text:p>
          </table:table-cell>
          <table:table-cell office:value-type="string" table:style-name="ce87">
            <text:p>SE</text:p>
          </table:table-cell>
          <table:table-cell table:style-name="ce1"/>
          <table:table-cell office:value-type="string" table:style-name="ce88">
            <text:p>Torbay</text:p>
          </table:table-cell>
          <table:table-cell table:number-columns-repeated="16378"/>
        </table:table-row>
        <table:table-row table:style-name="ro14">
          <table:table-cell office:value-type="string" table:style-name="ce87">
            <text:p>Torbay</text:p>
          </table:table-cell>
          <table:table-cell office:value-type="string" table:style-name="ce1">
            <text:p>NO</text:p>
          </table:table-cell>
          <table:table-cell office:value-type="string" table:style-name="ce1">
            <text:p>SD</text:p>
          </table:table-cell>
          <table:table-cell office:value-type="string" table:style-name="ce87">
            <text:p>SW</text:p>
          </table:table-cell>
          <table:table-cell table:style-name="ce1"/>
          <table:table-cell office:value-type="string" table:style-name="ce88">
            <text:p>Torbay UA</text:p>
          </table:table-cell>
          <table:table-cell table:number-columns-repeated="16378"/>
        </table:table-row>
        <table:table-row table:style-name="ro14">
          <table:table-cell office:value-type="string" table:style-name="ce87">
            <text:p>Torbay UA</text:p>
          </table:table-cell>
          <table:table-cell office:value-type="string" table:style-name="ce87">
            <text:p>YES</text:p>
          </table:table-cell>
          <table:table-cell office:value-type="string" table:style-name="ce87">
            <text:p>UA</text:p>
          </table:table-cell>
          <table:table-cell office:value-type="string" table:style-name="ce87">
            <text:p>SW</text:p>
          </table:table-cell>
          <table:table-cell table:style-name="ce1"/>
          <table:table-cell office:value-type="string" table:style-name="ce88">
            <text:p>Torridge</text:p>
          </table:table-cell>
          <table:table-cell table:number-columns-repeated="16378"/>
        </table:table-row>
        <table:table-row table:style-name="ro14">
          <table:table-cell office:value-type="string" table:style-name="ce87">
            <text:p>Torridge</text:p>
          </table:table-cell>
          <table:table-cell office:value-type="string" table:style-name="ce87">
            <text:p>YES</text:p>
          </table:table-cell>
          <table:table-cell office:value-type="string" table:style-name="ce87">
            <text:p>SD</text:p>
          </table:table-cell>
          <table:table-cell office:value-type="string" table:style-name="ce87">
            <text:p>SW</text:p>
          </table:table-cell>
          <table:table-cell table:style-name="ce1"/>
          <table:table-cell office:value-type="string" table:style-name="ce88">
            <text:p>Tower Hamlets</text:p>
          </table:table-cell>
          <table:table-cell table:number-columns-repeated="16378"/>
        </table:table-row>
        <table:table-row table:style-name="ro14">
          <table:table-cell office:value-type="string" table:style-name="ce87">
            <text:p>Tower Hamlets</text:p>
          </table:table-cell>
          <table:table-cell office:value-type="string" table:style-name="ce87">
            <text:p>YES</text:p>
          </table:table-cell>
          <table:table-cell office:value-type="string" table:style-name="ce87">
            <text:p>ILB</text:p>
          </table:table-cell>
          <table:table-cell office:value-type="string" table:style-name="ce87">
            <text:p>L</text:p>
          </table:table-cell>
          <table:table-cell table:style-name="ce1"/>
          <table:table-cell office:value-type="string" table:style-name="ce88">
            <text:p>Trafford</text:p>
          </table:table-cell>
          <table:table-cell table:number-columns-repeated="16378"/>
        </table:table-row>
        <table:table-row table:style-name="ro14">
          <table:table-cell office:value-type="string" table:style-name="ce87">
            <text:p>Trafford</text:p>
          </table:table-cell>
          <table:table-cell office:value-type="string" table:style-name="ce87">
            <text:p>YES</text:p>
          </table:table-cell>
          <table:table-cell office:value-type="string" table:style-name="ce87">
            <text:p>MD</text:p>
          </table:table-cell>
          <table:table-cell office:value-type="string" table:style-name="ce87">
            <text:p>NW</text:p>
          </table:table-cell>
          <table:table-cell table:style-name="ce1"/>
          <table:table-cell office:value-type="string" table:style-name="ce88">
            <text:p>Tunbridge Wells</text:p>
          </table:table-cell>
          <table:table-cell table:number-columns-repeated="16378"/>
        </table:table-row>
        <table:table-row table:style-name="ro14">
          <table:table-cell office:value-type="string" table:style-name="ce87">
            <text:p>Tunbridge Wells</text:p>
          </table:table-cell>
          <table:table-cell office:value-type="string" table:style-name="ce87">
            <text:p>YES</text:p>
          </table:table-cell>
          <table:table-cell office:value-type="string" table:style-name="ce87">
            <text:p>SD</text:p>
          </table:table-cell>
          <table:table-cell office:value-type="string" table:style-name="ce87">
            <text:p>SE</text:p>
          </table:table-cell>
          <table:table-cell table:style-name="ce1"/>
          <table:table-cell office:value-type="string" table:style-name="ce88">
            <text:p>Tynedale</text:p>
          </table:table-cell>
          <table:table-cell table:number-columns-repeated="16378"/>
        </table:table-row>
        <table:table-row table:style-name="ro14">
          <table:table-cell office:value-type="string" table:style-name="ce87">
            <text:p>Tynedale</text:p>
          </table:table-cell>
          <table:table-cell office:value-type="string" table:style-name="ce87">
            <text:p>NO</text:p>
          </table:table-cell>
          <table:table-cell office:value-type="string" table:style-name="ce87">
            <text:p>SD</text:p>
          </table:table-cell>
          <table:table-cell office:value-type="string" table:style-name="ce87">
            <text:p>NE</text:p>
          </table:table-cell>
          <table:table-cell table:style-name="ce1"/>
          <table:table-cell office:value-type="string" table:style-name="ce88">
            <text:p>Uttlesford</text:p>
          </table:table-cell>
          <table:table-cell table:number-columns-repeated="16378"/>
        </table:table-row>
        <table:table-row table:style-name="ro14">
          <table:table-cell office:value-type="string" table:style-name="ce87">
            <text:p>Uttlesford</text:p>
          </table:table-cell>
          <table:table-cell office:value-type="string" table:style-name="ce87">
            <text:p>YES</text:p>
          </table:table-cell>
          <table:table-cell office:value-type="string" table:style-name="ce87">
            <text:p>SD</text:p>
          </table:table-cell>
          <table:table-cell office:value-type="string" table:style-name="ce87">
            <text:p>EE</text:p>
          </table:table-cell>
          <table:table-cell table:style-name="ce1"/>
          <table:table-cell office:value-type="string" table:style-name="ce88">
            <text:p>Vale of White Horse</text:p>
          </table:table-cell>
          <table:table-cell table:number-columns-repeated="16378"/>
        </table:table-row>
        <table:table-row table:style-name="ro14">
          <table:table-cell office:value-type="string" table:style-name="ce87">
            <text:p>Vale Royal</text:p>
          </table:table-cell>
          <table:table-cell office:value-type="string" table:style-name="ce87">
            <text:p>NO</text:p>
          </table:table-cell>
          <table:table-cell office:value-type="string" table:style-name="ce87">
            <text:p>SD</text:p>
          </table:table-cell>
          <table:table-cell office:value-type="string" table:style-name="ce87">
            <text:p>NW</text:p>
          </table:table-cell>
          <table:table-cell table:style-name="ce1"/>
          <table:table-cell office:value-type="string" table:style-name="ce88">
            <text:p>Vale Royal</text:p>
          </table:table-cell>
          <table:table-cell table:number-columns-repeated="16378"/>
        </table:table-row>
        <table:table-row table:style-name="ro14">
          <table:table-cell office:value-type="string" table:style-name="ce87">
            <text:p>Vale of White Horse</text:p>
          </table:table-cell>
          <table:table-cell office:value-type="string" table:style-name="ce87">
            <text:p>YES</text:p>
          </table:table-cell>
          <table:table-cell office:value-type="string" table:style-name="ce87">
            <text:p>SD</text:p>
          </table:table-cell>
          <table:table-cell office:value-type="string" table:style-name="ce87">
            <text:p>SE</text:p>
          </table:table-cell>
          <table:table-cell table:style-name="ce1"/>
          <table:table-cell office:value-type="string" table:style-name="ce88">
            <text:p>Wakefield</text:p>
          </table:table-cell>
          <table:table-cell table:number-columns-repeated="16378"/>
        </table:table-row>
        <table:table-row table:style-name="ro14">
          <table:table-cell office:value-type="string" table:style-name="ce87">
            <text:p>Wakefield</text:p>
          </table:table-cell>
          <table:table-cell office:value-type="string" table:style-name="ce87">
            <text:p>YES</text:p>
          </table:table-cell>
          <table:table-cell office:value-type="string" table:style-name="ce87">
            <text:p>MD</text:p>
          </table:table-cell>
          <table:table-cell office:value-type="string" table:style-name="ce87">
            <text:p>YH</text:p>
          </table:table-cell>
          <table:table-cell table:style-name="ce1"/>
          <table:table-cell office:value-type="string" table:style-name="ce88">
            <text:p>Walsall</text:p>
          </table:table-cell>
          <table:table-cell table:number-columns-repeated="16378"/>
        </table:table-row>
        <table:table-row table:style-name="ro14">
          <table:table-cell office:value-type="string" table:style-name="ce87">
            <text:p>Walsall</text:p>
          </table:table-cell>
          <table:table-cell office:value-type="string" table:style-name="ce87">
            <text:p>YES</text:p>
          </table:table-cell>
          <table:table-cell office:value-type="string" table:style-name="ce87">
            <text:p>MD</text:p>
          </table:table-cell>
          <table:table-cell office:value-type="string" table:style-name="ce87">
            <text:p>WM</text:p>
          </table:table-cell>
          <table:table-cell table:style-name="ce1"/>
          <table:table-cell office:value-type="string" table:style-name="ce88">
            <text:p>Waltham Forest</text:p>
          </table:table-cell>
          <table:table-cell table:number-columns-repeated="16378"/>
        </table:table-row>
        <table:table-row table:style-name="ro14">
          <table:table-cell office:value-type="string" table:style-name="ce87">
            <text:p>Waltham Forest</text:p>
          </table:table-cell>
          <table:table-cell office:value-type="string" table:style-name="ce87">
            <text:p>YES</text:p>
          </table:table-cell>
          <table:table-cell office:value-type="string" table:style-name="ce87">
            <text:p>OLB</text:p>
          </table:table-cell>
          <table:table-cell office:value-type="string" table:style-name="ce87">
            <text:p>L</text:p>
          </table:table-cell>
          <table:table-cell table:style-name="ce1"/>
          <table:table-cell office:value-type="string" table:style-name="ce88">
            <text:p>Wandsworth</text:p>
          </table:table-cell>
          <table:table-cell table:number-columns-repeated="16378"/>
        </table:table-row>
        <table:table-row table:style-name="ro14">
          <table:table-cell office:value-type="string" table:style-name="ce87">
            <text:p>Wandsworth</text:p>
          </table:table-cell>
          <table:table-cell office:value-type="string" table:style-name="ce87">
            <text:p>YES</text:p>
          </table:table-cell>
          <table:table-cell office:value-type="string" table:style-name="ce87">
            <text:p>ILB</text:p>
          </table:table-cell>
          <table:table-cell office:value-type="string" table:style-name="ce87">
            <text:p>L</text:p>
          </table:table-cell>
          <table:table-cell table:style-name="ce1"/>
          <table:table-cell office:value-type="string" table:style-name="ce88">
            <text:p>Wansbeck</text:p>
          </table:table-cell>
          <table:table-cell table:number-columns-repeated="16378"/>
        </table:table-row>
        <table:table-row table:style-name="ro14">
          <table:table-cell office:value-type="string" table:style-name="ce87">
            <text:p>Wansbeck</text:p>
          </table:table-cell>
          <table:table-cell office:value-type="string" table:style-name="ce87">
            <text:p>NO</text:p>
          </table:table-cell>
          <table:table-cell office:value-type="string" table:style-name="ce87">
            <text:p>SD</text:p>
          </table:table-cell>
          <table:table-cell office:value-type="string" table:style-name="ce87">
            <text:p>NE</text:p>
          </table:table-cell>
          <table:table-cell table:style-name="ce1"/>
          <table:table-cell office:value-type="string" table:style-name="ce88">
            <text:p>Wansdyke</text:p>
          </table:table-cell>
          <table:table-cell table:number-columns-repeated="16378"/>
        </table:table-row>
        <table:table-row table:style-name="ro14">
          <table:table-cell office:value-type="string" table:style-name="ce87">
            <text:p>Wansdyke</text:p>
          </table:table-cell>
          <table:table-cell office:value-type="string" table:style-name="ce87">
            <text:p>NO</text:p>
          </table:table-cell>
          <table:table-cell office:value-type="string" table:style-name="ce87">
            <text:p>SD</text:p>
          </table:table-cell>
          <table:table-cell office:value-type="string" table:style-name="ce87">
            <text:p>SW</text:p>
          </table:table-cell>
          <table:table-cell table:style-name="ce1"/>
          <table:table-cell office:value-type="string" table:style-name="ce88">
            <text:p>Warrington</text:p>
          </table:table-cell>
          <table:table-cell table:number-columns-repeated="16378"/>
        </table:table-row>
        <table:table-row table:style-name="ro14">
          <table:table-cell office:value-type="string" table:style-name="ce87">
            <text:p>Warrington</text:p>
          </table:table-cell>
          <table:table-cell office:value-type="string" table:style-name="ce1">
            <text:p>NO</text:p>
          </table:table-cell>
          <table:table-cell office:value-type="string" table:style-name="ce1">
            <text:p>SD</text:p>
          </table:table-cell>
          <table:table-cell office:value-type="string" table:style-name="ce87">
            <text:p>NW</text:p>
          </table:table-cell>
          <table:table-cell table:style-name="ce1"/>
          <table:table-cell office:value-type="string" table:style-name="ce88">
            <text:p>Warrington UA</text:p>
          </table:table-cell>
          <table:table-cell table:number-columns-repeated="16378"/>
        </table:table-row>
        <table:table-row table:style-name="ro14">
          <table:table-cell office:value-type="string" table:style-name="ce87">
            <text:p>Warrington UA</text:p>
          </table:table-cell>
          <table:table-cell office:value-type="string" table:style-name="ce87">
            <text:p>YES</text:p>
          </table:table-cell>
          <table:table-cell office:value-type="string" table:style-name="ce87">
            <text:p>UA</text:p>
          </table:table-cell>
          <table:table-cell office:value-type="string" table:style-name="ce87">
            <text:p>NW</text:p>
          </table:table-cell>
          <table:table-cell table:style-name="ce1"/>
          <table:table-cell office:value-type="string" table:style-name="ce88">
            <text:p>Warwick</text:p>
          </table:table-cell>
          <table:table-cell table:number-columns-repeated="16378"/>
        </table:table-row>
        <table:table-row table:style-name="ro14">
          <table:table-cell office:value-type="string" table:style-name="ce87">
            <text:p>Warwick</text:p>
          </table:table-cell>
          <table:table-cell office:value-type="string" table:style-name="ce87">
            <text:p>YES</text:p>
          </table:table-cell>
          <table:table-cell office:value-type="string" table:style-name="ce87">
            <text:p>SD</text:p>
          </table:table-cell>
          <table:table-cell office:value-type="string" table:style-name="ce87">
            <text:p>WM</text:p>
          </table:table-cell>
          <table:table-cell table:style-name="ce1"/>
          <table:table-cell office:value-type="string" table:style-name="ce88">
            <text:p>Watford</text:p>
          </table:table-cell>
          <table:table-cell table:number-columns-repeated="16378"/>
        </table:table-row>
        <table:table-row table:style-name="ro14">
          <table:table-cell office:value-type="string" table:style-name="ce87">
            <text:p>Watford</text:p>
          </table:table-cell>
          <table:table-cell office:value-type="string" table:style-name="ce87">
            <text:p>YES</text:p>
          </table:table-cell>
          <table:table-cell office:value-type="string" table:style-name="ce87">
            <text:p>SD</text:p>
          </table:table-cell>
          <table:table-cell office:value-type="string" table:style-name="ce87">
            <text:p>EE</text:p>
          </table:table-cell>
          <table:table-cell table:style-name="ce1"/>
          <table:table-cell office:value-type="string" table:style-name="ce88">
            <text:p>Waveney</text:p>
          </table:table-cell>
          <table:table-cell table:number-columns-repeated="16378"/>
        </table:table-row>
        <table:table-row table:style-name="ro14">
          <table:table-cell office:value-type="string" table:style-name="ce87">
            <text:p>Waveney</text:p>
          </table:table-cell>
          <table:table-cell office:value-type="string" table:style-name="ce87">
            <text:p>NO</text:p>
          </table:table-cell>
          <table:table-cell office:value-type="string" table:style-name="ce87">
            <text:p>SD</text:p>
          </table:table-cell>
          <table:table-cell office:value-type="string" table:style-name="ce87">
            <text:p>EE</text:p>
          </table:table-cell>
          <table:table-cell table:style-name="ce1"/>
          <table:table-cell office:value-type="string" table:style-name="ce88">
            <text:p>Waverley</text:p>
          </table:table-cell>
          <table:table-cell table:number-columns-repeated="16378"/>
        </table:table-row>
        <table:table-row table:style-name="ro14">
          <table:table-cell office:value-type="string" table:style-name="ce87">
            <text:p>Waverley</text:p>
          </table:table-cell>
          <table:table-cell office:value-type="string" table:style-name="ce87">
            <text:p>YES</text:p>
          </table:table-cell>
          <table:table-cell office:value-type="string" table:style-name="ce87">
            <text:p>SD</text:p>
          </table:table-cell>
          <table:table-cell office:value-type="string" table:style-name="ce87">
            <text:p>SE</text:p>
          </table:table-cell>
          <table:table-cell table:style-name="ce1"/>
          <table:table-cell office:value-type="string" table:style-name="ce88">
            <text:p>Wealden</text:p>
          </table:table-cell>
          <table:table-cell table:number-columns-repeated="16378"/>
        </table:table-row>
        <table:table-row table:style-name="ro14">
          <table:table-cell office:value-type="string" table:style-name="ce87">
            <text:p>Wealden</text:p>
          </table:table-cell>
          <table:table-cell office:value-type="string" table:style-name="ce87">
            <text:p>YES</text:p>
          </table:table-cell>
          <table:table-cell office:value-type="string" table:style-name="ce87">
            <text:p>SD</text:p>
          </table:table-cell>
          <table:table-cell office:value-type="string" table:style-name="ce87">
            <text:p>SE</text:p>
          </table:table-cell>
          <table:table-cell table:style-name="ce1"/>
          <table:table-cell office:value-type="string" table:style-name="ce88">
            <text:p>Wear Valley</text:p>
          </table:table-cell>
          <table:table-cell table:number-columns-repeated="16378"/>
        </table:table-row>
        <table:table-row table:style-name="ro14">
          <table:table-cell office:value-type="string" table:style-name="ce87">
            <text:p>Wear Valley</text:p>
          </table:table-cell>
          <table:table-cell office:value-type="string" table:style-name="ce87">
            <text:p>NO</text:p>
          </table:table-cell>
          <table:table-cell office:value-type="string" table:style-name="ce87">
            <text:p>SD</text:p>
          </table:table-cell>
          <table:table-cell office:value-type="string" table:style-name="ce87">
            <text:p>NE</text:p>
          </table:table-cell>
          <table:table-cell table:style-name="ce1"/>
          <table:table-cell office:value-type="string" table:style-name="ce88">
            <text:p>Wellingborough</text:p>
          </table:table-cell>
          <table:table-cell table:number-columns-repeated="16378"/>
        </table:table-row>
        <table:table-row table:style-name="ro14">
          <table:table-cell office:value-type="string" table:style-name="ce87">
            <text:p>Wellingborough</text:p>
          </table:table-cell>
          <table:table-cell office:value-type="string" table:style-name="ce87">
            <text:p>NO</text:p>
          </table:table-cell>
          <table:table-cell office:value-type="string" table:style-name="ce87">
            <text:p>SD</text:p>
          </table:table-cell>
          <table:table-cell office:value-type="string" table:style-name="ce87">
            <text:p>EM</text:p>
          </table:table-cell>
          <table:table-cell table:style-name="ce1"/>
          <table:table-cell office:value-type="string" table:style-name="ce88">
            <text:p>Welwyn Hatfield</text:p>
          </table:table-cell>
          <table:table-cell table:number-columns-repeated="16378"/>
        </table:table-row>
        <table:table-row table:style-name="ro14">
          <table:table-cell office:value-type="string" table:style-name="ce87">
            <text:p>Welwyn Hatfield</text:p>
          </table:table-cell>
          <table:table-cell office:value-type="string" table:style-name="ce87">
            <text:p>YES</text:p>
          </table:table-cell>
          <table:table-cell office:value-type="string" table:style-name="ce87">
            <text:p>SD</text:p>
          </table:table-cell>
          <table:table-cell office:value-type="string" table:style-name="ce87">
            <text:p>EE</text:p>
          </table:table-cell>
          <table:table-cell table:style-name="ce1"/>
          <table:table-cell office:value-type="string" table:style-name="ce88">
            <text:p>West Berkshire UA</text:p>
          </table:table-cell>
          <table:table-cell table:number-columns-repeated="16378"/>
        </table:table-row>
        <table:table-row table:style-name="ro14">
          <table:table-cell office:value-type="string" table:style-name="ce87">
            <text:p>West Berkshire UA</text:p>
          </table:table-cell>
          <table:table-cell office:value-type="string" table:style-name="ce87">
            <text:p>YES</text:p>
          </table:table-cell>
          <table:table-cell office:value-type="string" table:style-name="ce87">
            <text:p>UA</text:p>
          </table:table-cell>
          <table:table-cell office:value-type="string" table:style-name="ce87">
            <text:p>SE</text:p>
          </table:table-cell>
          <table:table-cell table:style-name="ce1"/>
          <table:table-cell office:value-type="string" table:style-name="ce88">
            <text:p>West Devon</text:p>
          </table:table-cell>
          <table:table-cell table:number-columns-repeated="16378"/>
        </table:table-row>
        <table:table-row table:style-name="ro14">
          <table:table-cell office:value-type="string" table:style-name="ce87">
            <text:p>West Devon</text:p>
          </table:table-cell>
          <table:table-cell office:value-type="string" table:style-name="ce87">
            <text:p>YES</text:p>
          </table:table-cell>
          <table:table-cell office:value-type="string" table:style-name="ce87">
            <text:p>SD</text:p>
          </table:table-cell>
          <table:table-cell office:value-type="string" table:style-name="ce87">
            <text:p>SW</text:p>
          </table:table-cell>
          <table:table-cell table:style-name="ce1"/>
          <table:table-cell office:value-type="string" table:style-name="ce88">
            <text:p>West Dorset</text:p>
          </table:table-cell>
          <table:table-cell table:number-columns-repeated="16378"/>
        </table:table-row>
        <table:table-row table:style-name="ro14">
          <table:table-cell office:value-type="string" table:style-name="ce87">
            <text:p>West Dorset</text:p>
          </table:table-cell>
          <table:table-cell office:value-type="string" table:style-name="ce87">
            <text:p>NO</text:p>
          </table:table-cell>
          <table:table-cell office:value-type="string" table:style-name="ce87">
            <text:p>SD</text:p>
          </table:table-cell>
          <table:table-cell office:value-type="string" table:style-name="ce87">
            <text:p>SW</text:p>
          </table:table-cell>
          <table:table-cell table:style-name="ce1"/>
          <table:table-cell office:value-type="string" table:style-name="ce88">
            <text:p>West Lancashire</text:p>
          </table:table-cell>
          <table:table-cell table:number-columns-repeated="16378"/>
        </table:table-row>
        <table:table-row table:style-name="ro14">
          <table:table-cell office:value-type="string" table:style-name="ce87">
            <text:p>West Lancashire</text:p>
          </table:table-cell>
          <table:table-cell office:value-type="string" table:style-name="ce87">
            <text:p>YES</text:p>
          </table:table-cell>
          <table:table-cell office:value-type="string" table:style-name="ce87">
            <text:p>SD</text:p>
          </table:table-cell>
          <table:table-cell office:value-type="string" table:style-name="ce87">
            <text:p>NW</text:p>
          </table:table-cell>
          <table:table-cell table:style-name="ce1"/>
          <table:table-cell office:value-type="string" table:style-name="ce88">
            <text:p>West Lindsey</text:p>
          </table:table-cell>
          <table:table-cell table:number-columns-repeated="16378"/>
        </table:table-row>
        <table:table-row table:style-name="ro14">
          <table:table-cell office:value-type="string" table:style-name="ce87">
            <text:p>West Lindsey</text:p>
          </table:table-cell>
          <table:table-cell office:value-type="string" table:style-name="ce87">
            <text:p>YES</text:p>
          </table:table-cell>
          <table:table-cell office:value-type="string" table:style-name="ce87">
            <text:p>SD</text:p>
          </table:table-cell>
          <table:table-cell office:value-type="string" table:style-name="ce87">
            <text:p>EM</text:p>
          </table:table-cell>
          <table:table-cell table:style-name="ce1"/>
          <table:table-cell office:value-type="string" table:style-name="ce88">
            <text:p>West Northamptonshire</text:p>
          </table:table-cell>
          <table:table-cell table:number-columns-repeated="16378"/>
        </table:table-row>
        <table:table-row table:style-name="ro14">
          <table:table-cell office:value-type="string" table:style-name="ce87">
            <text:p>West Northamptonshire</text:p>
          </table:table-cell>
          <table:table-cell office:value-type="string" table:style-name="ce87">
            <text:p>YES</text:p>
          </table:table-cell>
          <table:table-cell office:value-type="string" table:style-name="ce87">
            <text:p>UA</text:p>
          </table:table-cell>
          <table:table-cell office:value-type="string" table:style-name="ce87">
            <text:p>EM</text:p>
          </table:table-cell>
          <table:table-cell table:style-name="ce1"/>
          <table:table-cell office:value-type="string" table:style-name="ce88">
            <text:p>West Oxfordshire</text:p>
          </table:table-cell>
          <table:table-cell table:number-columns-repeated="16378"/>
        </table:table-row>
        <table:table-row table:style-name="ro14">
          <table:table-cell office:value-type="string" table:style-name="ce87">
            <text:p>West Oxfordshire</text:p>
          </table:table-cell>
          <table:table-cell office:value-type="string" table:style-name="ce87">
            <text:p>YES</text:p>
          </table:table-cell>
          <table:table-cell office:value-type="string" table:style-name="ce87">
            <text:p>SD</text:p>
          </table:table-cell>
          <table:table-cell office:value-type="string" table:style-name="ce87">
            <text:p>SE</text:p>
          </table:table-cell>
          <table:table-cell table:style-name="ce1"/>
          <table:table-cell office:value-type="string" table:style-name="ce88">
            <text:p>West Somerset</text:p>
          </table:table-cell>
          <table:table-cell table:number-columns-repeated="16378"/>
        </table:table-row>
        <table:table-row table:style-name="ro14">
          <table:table-cell office:value-type="string" table:style-name="ce87">
            <text:p>West Somerset</text:p>
          </table:table-cell>
          <table:table-cell office:value-type="string" table:style-name="ce87">
            <text:p>NO</text:p>
          </table:table-cell>
          <table:table-cell office:value-type="string" table:style-name="ce87">
            <text:p>SD</text:p>
          </table:table-cell>
          <table:table-cell office:value-type="string" table:style-name="ce87">
            <text:p>SW</text:p>
          </table:table-cell>
          <table:table-cell table:style-name="ce1"/>
          <table:table-cell office:value-type="string" table:style-name="ce88">
            <text:p>West Suffolk<text:s/></text:p>
          </table:table-cell>
          <table:table-cell table:number-columns-repeated="16378"/>
        </table:table-row>
        <table:table-row table:style-name="ro14">
          <table:table-cell office:value-type="string" table:style-name="ce87">
            <text:p>West Suffolk</text:p>
          </table:table-cell>
          <table:table-cell office:value-type="string" table:style-name="ce87">
            <text:p>YES</text:p>
          </table:table-cell>
          <table:table-cell office:value-type="string" table:style-name="ce87">
            <text:p>SD</text:p>
          </table:table-cell>
          <table:table-cell office:value-type="string" table:style-name="ce87">
            <text:p>EE</text:p>
          </table:table-cell>
          <table:table-cell table:style-name="ce1"/>
          <table:table-cell office:value-type="string" table:style-name="ce88">
            <text:p>West Wiltshire</text:p>
          </table:table-cell>
          <table:table-cell table:number-columns-repeated="16378"/>
        </table:table-row>
        <table:table-row table:style-name="ro14">
          <table:table-cell office:value-type="string" table:style-name="ce87">
            <text:p>West Wiltshire</text:p>
          </table:table-cell>
          <table:table-cell office:value-type="string" table:style-name="ce87">
            <text:p>NO</text:p>
          </table:table-cell>
          <table:table-cell office:value-type="string" table:style-name="ce87">
            <text:p>SD</text:p>
          </table:table-cell>
          <table:table-cell office:value-type="string" table:style-name="ce87">
            <text:p>SW</text:p>
          </table:table-cell>
          <table:table-cell table:style-name="ce1"/>
          <table:table-cell office:value-type="string" table:style-name="ce88">
            <text:p>Westminster</text:p>
          </table:table-cell>
          <table:table-cell table:number-columns-repeated="16378"/>
        </table:table-row>
        <table:table-row table:style-name="ro14">
          <table:table-cell office:value-type="string" table:style-name="ce87">
            <text:p>Westminster</text:p>
          </table:table-cell>
          <table:table-cell office:value-type="string" table:style-name="ce87">
            <text:p>YES</text:p>
          </table:table-cell>
          <table:table-cell office:value-type="string" table:style-name="ce87">
            <text:p>ILB</text:p>
          </table:table-cell>
          <table:table-cell office:value-type="string" table:style-name="ce87">
            <text:p>L</text:p>
          </table:table-cell>
          <table:table-cell table:style-name="ce1"/>
          <table:table-cell office:value-type="string" table:style-name="ce88">
            <text:p>Weymouth &amp; Portland</text:p>
          </table:table-cell>
          <table:table-cell table:number-columns-repeated="16378"/>
        </table:table-row>
        <table:table-row table:style-name="ro14">
          <table:table-cell office:value-type="string" table:style-name="ce87">
            <text:p>Weymouth &amp; Portland</text:p>
          </table:table-cell>
          <table:table-cell office:value-type="string" table:style-name="ce87">
            <text:p>NO</text:p>
          </table:table-cell>
          <table:table-cell office:value-type="string" table:style-name="ce87">
            <text:p>SD</text:p>
          </table:table-cell>
          <table:table-cell office:value-type="string" table:style-name="ce87">
            <text:p>SW</text:p>
          </table:table-cell>
          <table:table-cell table:style-name="ce1"/>
          <table:table-cell office:value-type="string" table:style-name="ce88">
            <text:p>Wigan</text:p>
          </table:table-cell>
          <table:table-cell table:number-columns-repeated="16378"/>
        </table:table-row>
        <table:table-row table:style-name="ro14">
          <table:table-cell office:value-type="string" table:style-name="ce87">
            <text:p>Wigan</text:p>
          </table:table-cell>
          <table:table-cell office:value-type="string" table:style-name="ce87">
            <text:p>YES</text:p>
          </table:table-cell>
          <table:table-cell office:value-type="string" table:style-name="ce87">
            <text:p>MD</text:p>
          </table:table-cell>
          <table:table-cell office:value-type="string" table:style-name="ce87">
            <text:p>NW</text:p>
          </table:table-cell>
          <table:table-cell table:style-name="ce1"/>
          <table:table-cell office:value-type="string" table:style-name="ce88">
            <text:p>Wiltshire UA</text:p>
          </table:table-cell>
          <table:table-cell table:number-columns-repeated="16378"/>
        </table:table-row>
        <table:table-row table:style-name="ro14">
          <table:table-cell office:value-type="string" table:style-name="ce87">
            <text:p>Wiltshire UA</text:p>
          </table:table-cell>
          <table:table-cell office:value-type="string" table:style-name="ce87">
            <text:p>YES</text:p>
          </table:table-cell>
          <table:table-cell office:value-type="string" table:style-name="ce87">
            <text:p>UA</text:p>
          </table:table-cell>
          <table:table-cell office:value-type="string" table:style-name="ce87">
            <text:p>SW</text:p>
          </table:table-cell>
          <table:table-cell table:style-name="ce1"/>
          <table:table-cell office:value-type="string" table:style-name="ce88">
            <text:p>Winchester</text:p>
          </table:table-cell>
          <table:table-cell table:number-columns-repeated="16378"/>
        </table:table-row>
        <table:table-row table:style-name="ro14">
          <table:table-cell office:value-type="string" table:style-name="ce87">
            <text:p>Winchester</text:p>
          </table:table-cell>
          <table:table-cell office:value-type="string" table:style-name="ce87">
            <text:p>YES</text:p>
          </table:table-cell>
          <table:table-cell office:value-type="string" table:style-name="ce87">
            <text:p>SD</text:p>
          </table:table-cell>
          <table:table-cell office:value-type="string" table:style-name="ce87">
            <text:p>SE</text:p>
          </table:table-cell>
          <table:table-cell table:style-name="ce1"/>
          <table:table-cell office:value-type="string" table:style-name="ce88">
            <text:p>Windsor &amp; Maidenhead</text:p>
          </table:table-cell>
          <table:table-cell table:number-columns-repeated="16378"/>
        </table:table-row>
        <table:table-row table:style-name="ro14">
          <table:table-cell office:value-type="string" table:style-name="ce87">
            <text:p>Windsor &amp; Maidenhead</text:p>
          </table:table-cell>
          <table:table-cell office:value-type="string" table:style-name="ce1">
            <text:p>NO</text:p>
          </table:table-cell>
          <table:table-cell office:value-type="string" table:style-name="ce1">
            <text:p>SD</text:p>
          </table:table-cell>
          <table:table-cell office:value-type="string" table:style-name="ce87">
            <text:p>SE</text:p>
          </table:table-cell>
          <table:table-cell table:style-name="ce1"/>
          <table:table-cell office:value-type="string" table:style-name="ce88">
            <text:p>Windsor &amp; Maidenhead UA</text:p>
          </table:table-cell>
          <table:table-cell table:number-columns-repeated="16378"/>
        </table:table-row>
        <table:table-row table:style-name="ro14">
          <table:table-cell office:value-type="string" table:style-name="ce87">
            <text:p>Windsor &amp; Maidenhead UA</text:p>
          </table:table-cell>
          <table:table-cell office:value-type="string" table:style-name="ce87">
            <text:p>YES</text:p>
          </table:table-cell>
          <table:table-cell office:value-type="string" table:style-name="ce87">
            <text:p>UA</text:p>
          </table:table-cell>
          <table:table-cell office:value-type="string" table:style-name="ce87">
            <text:p>SE</text:p>
          </table:table-cell>
          <table:table-cell table:style-name="ce1"/>
          <table:table-cell office:value-type="string" table:style-name="ce88">
            <text:p>Wirral</text:p>
          </table:table-cell>
          <table:table-cell table:number-columns-repeated="16378"/>
        </table:table-row>
        <table:table-row table:style-name="ro14">
          <table:table-cell office:value-type="string" table:style-name="ce87">
            <text:p>Wirral</text:p>
          </table:table-cell>
          <table:table-cell office:value-type="string" table:style-name="ce87">
            <text:p>YES</text:p>
          </table:table-cell>
          <table:table-cell office:value-type="string" table:style-name="ce87">
            <text:p>MD</text:p>
          </table:table-cell>
          <table:table-cell office:value-type="string" table:style-name="ce87">
            <text:p>NW</text:p>
          </table:table-cell>
          <table:table-cell table:style-name="ce1"/>
          <table:table-cell office:value-type="string" table:style-name="ce88">
            <text:p>Woking</text:p>
          </table:table-cell>
          <table:table-cell table:number-columns-repeated="16378"/>
        </table:table-row>
        <table:table-row table:style-name="ro14">
          <table:table-cell office:value-type="string" table:style-name="ce87">
            <text:p>Woking</text:p>
          </table:table-cell>
          <table:table-cell office:value-type="string" table:style-name="ce87">
            <text:p>YES</text:p>
          </table:table-cell>
          <table:table-cell office:value-type="string" table:style-name="ce87">
            <text:p>SD</text:p>
          </table:table-cell>
          <table:table-cell office:value-type="string" table:style-name="ce87">
            <text:p>SE</text:p>
          </table:table-cell>
          <table:table-cell table:style-name="ce1"/>
          <table:table-cell office:value-type="string" table:style-name="ce88">
            <text:p>Wokingham</text:p>
          </table:table-cell>
          <table:table-cell table:number-columns-repeated="16378"/>
        </table:table-row>
        <table:table-row table:style-name="ro14">
          <table:table-cell office:value-type="string" table:style-name="ce87">
            <text:p>Wokingham</text:p>
          </table:table-cell>
          <table:table-cell office:value-type="string" table:style-name="ce1">
            <text:p>NO</text:p>
          </table:table-cell>
          <table:table-cell office:value-type="string" table:style-name="ce1">
            <text:p>SD</text:p>
          </table:table-cell>
          <table:table-cell office:value-type="string" table:style-name="ce87">
            <text:p>SE</text:p>
          </table:table-cell>
          <table:table-cell table:style-name="ce1"/>
          <table:table-cell office:value-type="string" table:style-name="ce88">
            <text:p>Wokingham UA</text:p>
          </table:table-cell>
          <table:table-cell table:number-columns-repeated="16378"/>
        </table:table-row>
        <table:table-row table:style-name="ro14">
          <table:table-cell office:value-type="string" table:style-name="ce87">
            <text:p>Wokingham UA</text:p>
          </table:table-cell>
          <table:table-cell office:value-type="string" table:style-name="ce87">
            <text:p>YES</text:p>
          </table:table-cell>
          <table:table-cell office:value-type="string" table:style-name="ce87">
            <text:p>UA</text:p>
          </table:table-cell>
          <table:table-cell office:value-type="string" table:style-name="ce87">
            <text:p>SE</text:p>
          </table:table-cell>
          <table:table-cell table:style-name="ce1"/>
          <table:table-cell office:value-type="string" table:style-name="ce88">
            <text:p>Wolverhampton</text:p>
          </table:table-cell>
          <table:table-cell table:number-columns-repeated="16378"/>
        </table:table-row>
        <table:table-row table:style-name="ro14">
          <table:table-cell office:value-type="string" table:style-name="ce87">
            <text:p>Wolverhampton</text:p>
          </table:table-cell>
          <table:table-cell office:value-type="string" table:style-name="ce87">
            <text:p>YES</text:p>
          </table:table-cell>
          <table:table-cell office:value-type="string" table:style-name="ce87">
            <text:p>MD</text:p>
          </table:table-cell>
          <table:table-cell office:value-type="string" table:style-name="ce87">
            <text:p>WM</text:p>
          </table:table-cell>
          <table:table-cell table:style-name="ce1"/>
          <table:table-cell office:value-type="string" table:style-name="ce88">
            <text:p>Woodspring</text:p>
          </table:table-cell>
          <table:table-cell table:number-columns-repeated="16378"/>
        </table:table-row>
        <table:table-row table:style-name="ro14">
          <table:table-cell office:value-type="string" table:style-name="ce87">
            <text:p>Woodspring</text:p>
          </table:table-cell>
          <table:table-cell office:value-type="string" table:style-name="ce87">
            <text:p>NO</text:p>
          </table:table-cell>
          <table:table-cell office:value-type="string" table:style-name="ce87">
            <text:p>SD</text:p>
          </table:table-cell>
          <table:table-cell office:value-type="string" table:style-name="ce87">
            <text:p>SW</text:p>
          </table:table-cell>
          <table:table-cell table:style-name="ce1"/>
          <table:table-cell office:value-type="string" table:style-name="ce88">
            <text:p>Worcester</text:p>
          </table:table-cell>
          <table:table-cell table:number-columns-repeated="16378"/>
        </table:table-row>
        <table:table-row table:style-name="ro14">
          <table:table-cell office:value-type="string" table:style-name="ce87">
            <text:p>Worcester</text:p>
          </table:table-cell>
          <table:table-cell office:value-type="string" table:style-name="ce87">
            <text:p>YES</text:p>
          </table:table-cell>
          <table:table-cell office:value-type="string" table:style-name="ce87">
            <text:p>SD</text:p>
          </table:table-cell>
          <table:table-cell office:value-type="string" table:style-name="ce87">
            <text:p>WM</text:p>
          </table:table-cell>
          <table:table-cell table:style-name="ce1"/>
          <table:table-cell office:value-type="string" table:style-name="ce88">
            <text:p>Worthing</text:p>
          </table:table-cell>
          <table:table-cell table:number-columns-repeated="16378"/>
        </table:table-row>
        <table:table-row table:style-name="ro14">
          <table:table-cell office:value-type="string" table:style-name="ce87">
            <text:p>Worthing</text:p>
          </table:table-cell>
          <table:table-cell office:value-type="string" table:style-name="ce87">
            <text:p>YES</text:p>
          </table:table-cell>
          <table:table-cell office:value-type="string" table:style-name="ce87">
            <text:p>SD</text:p>
          </table:table-cell>
          <table:table-cell office:value-type="string" table:style-name="ce87">
            <text:p>SE</text:p>
          </table:table-cell>
          <table:table-cell table:style-name="ce1"/>
          <table:table-cell office:value-type="string" table:style-name="ce88">
            <text:p>Wychavon</text:p>
          </table:table-cell>
          <table:table-cell table:number-columns-repeated="16378"/>
        </table:table-row>
        <table:table-row table:style-name="ro14">
          <table:table-cell office:value-type="string" table:style-name="ce87">
            <text:p>Wychavon</text:p>
          </table:table-cell>
          <table:table-cell office:value-type="string" table:style-name="ce87">
            <text:p>YES</text:p>
          </table:table-cell>
          <table:table-cell office:value-type="string" table:style-name="ce87">
            <text:p>SD</text:p>
          </table:table-cell>
          <table:table-cell office:value-type="string" table:style-name="ce87">
            <text:p>WM</text:p>
          </table:table-cell>
          <table:table-cell table:style-name="ce1"/>
          <table:table-cell office:value-type="string" table:style-name="ce88">
            <text:p>Wycombe</text:p>
          </table:table-cell>
          <table:table-cell table:number-columns-repeated="16378"/>
        </table:table-row>
        <table:table-row table:style-name="ro14">
          <table:table-cell office:value-type="string" table:style-name="ce87">
            <text:p>Wycombe</text:p>
          </table:table-cell>
          <table:table-cell office:value-type="string" table:style-name="ce87">
            <text:p>NO</text:p>
          </table:table-cell>
          <table:table-cell office:value-type="string" table:style-name="ce87">
            <text:p>SD</text:p>
          </table:table-cell>
          <table:table-cell office:value-type="string" table:style-name="ce87">
            <text:p>SE</text:p>
          </table:table-cell>
          <table:table-cell table:style-name="ce1"/>
          <table:table-cell office:value-type="string" table:style-name="ce88">
            <text:p>Wyre</text:p>
          </table:table-cell>
          <table:table-cell table:number-columns-repeated="16378"/>
        </table:table-row>
        <table:table-row table:style-name="ro14">
          <table:table-cell office:value-type="string" table:style-name="ce87">
            <text:p>Wyre</text:p>
          </table:table-cell>
          <table:table-cell office:value-type="string" table:style-name="ce87">
            <text:p>YES</text:p>
          </table:table-cell>
          <table:table-cell office:value-type="string" table:style-name="ce87">
            <text:p>SD</text:p>
          </table:table-cell>
          <table:table-cell office:value-type="string" table:style-name="ce87">
            <text:p>NW</text:p>
          </table:table-cell>
          <table:table-cell table:style-name="ce1"/>
          <table:table-cell office:value-type="string" table:style-name="ce88">
            <text:p>Wyre Forest</text:p>
          </table:table-cell>
          <table:table-cell table:number-columns-repeated="16378"/>
        </table:table-row>
        <table:table-row table:style-name="ro14">
          <table:table-cell office:value-type="string" table:style-name="ce87">
            <text:p>Wyre Forest</text:p>
          </table:table-cell>
          <table:table-cell office:value-type="string" table:style-name="ce87">
            <text:p>YES</text:p>
          </table:table-cell>
          <table:table-cell office:value-type="string" table:style-name="ce87">
            <text:p>SD</text:p>
          </table:table-cell>
          <table:table-cell office:value-type="string" table:style-name="ce87">
            <text:p>WM</text:p>
          </table:table-cell>
          <table:table-cell table:style-name="ce1"/>
          <table:table-cell office:value-type="string" table:style-name="ce88">
            <text:p>York UA</text:p>
          </table:table-cell>
          <table:table-cell table:number-columns-repeated="16378"/>
        </table:table-row>
        <table:table-row table:style-name="ro14">
          <table:table-cell office:value-type="string" table:style-name="ce87">
            <text:p>York</text:p>
          </table:table-cell>
          <table:table-cell office:value-type="string" table:style-name="ce1">
            <text:p>NO</text:p>
          </table:table-cell>
          <table:table-cell office:value-type="string" table:style-name="ce1">
            <text:p>SD</text:p>
          </table:table-cell>
          <table:table-cell office:value-type="string" table:style-name="ce87">
            <text:p>YH</text:p>
          </table:table-cell>
          <table:table-cell table:style-name="ce1"/>
          <table:table-cell table:style-name="ce88"/>
          <table:table-cell table:number-columns-repeated="16378"/>
        </table:table-row>
        <table:table-row table:style-name="ro14">
          <table:table-cell office:value-type="string" table:style-name="ce87">
            <text:p>York UA</text:p>
          </table:table-cell>
          <table:table-cell office:value-type="string" table:style-name="ce87">
            <text:p>YES</text:p>
          </table:table-cell>
          <table:table-cell office:value-type="string" table:style-name="ce87">
            <text:p>UA</text:p>
          </table:table-cell>
          <table:table-cell office:value-type="string" table:style-name="ce87">
            <text:p>YH</text:p>
          </table:table-cell>
          <table:table-cell table:style-name="ce1"/>
          <table:table-cell office:value-type="string" table:style-name="ce88">
            <text:p>England</text:p>
          </table:table-cell>
          <table:table-cell table:number-columns-repeated="16378"/>
        </table:table-row>
        <table:table-row table:style-name="ro14">
          <table:table-cell table:number-columns-repeated="4" table:style-name="ce88"/>
          <table:table-cell table:style-name="ce1"/>
          <table:table-cell table:style-name="ce88"/>
          <table:table-cell table:number-columns-repeated="16378"/>
        </table:table-row>
        <table:table-row table:style-name="ro14">
          <table:table-cell table:number-columns-repeated="4" table:style-name="ce88"/>
          <table:table-cell table:style-name="ce1"/>
          <table:table-cell office:value-type="string" table:style-name="ce88">
            <text:p>North East</text:p>
          </table:table-cell>
          <table:table-cell table:number-columns-repeated="16378"/>
        </table:table-row>
        <table:table-row table:style-name="ro14">
          <table:table-cell table:number-columns-repeated="4" table:style-name="ce88"/>
          <table:table-cell table:style-name="ce1"/>
          <table:table-cell office:value-type="string" table:style-name="ce88">
            <text:p>North West</text:p>
          </table:table-cell>
          <table:table-cell table:number-columns-repeated="16378"/>
        </table:table-row>
        <table:table-row table:style-name="ro14">
          <table:table-cell table:number-columns-repeated="4" table:style-name="ce88"/>
          <table:table-cell table:style-name="ce1"/>
          <table:table-cell office:value-type="string" table:style-name="ce88">
            <text:p>Yorkshire and the Humber</text:p>
          </table:table-cell>
          <table:table-cell table:number-columns-repeated="16378"/>
        </table:table-row>
        <table:table-row table:style-name="ro14">
          <table:table-cell table:number-columns-repeated="4" table:style-name="ce88"/>
          <table:table-cell table:style-name="ce1"/>
          <table:table-cell office:value-type="string" table:style-name="ce88">
            <text:p>East Midlands</text:p>
          </table:table-cell>
          <table:table-cell table:number-columns-repeated="16378"/>
        </table:table-row>
        <table:table-row table:style-name="ro14">
          <table:table-cell table:number-columns-repeated="4" table:style-name="ce88"/>
          <table:table-cell table:style-name="ce1"/>
          <table:table-cell office:value-type="string" table:style-name="ce88">
            <text:p>West Midlands</text:p>
          </table:table-cell>
          <table:table-cell table:number-columns-repeated="16378"/>
        </table:table-row>
        <table:table-row table:style-name="ro14">
          <table:table-cell table:number-columns-repeated="4" table:style-name="ce88"/>
          <table:table-cell table:style-name="ce1"/>
          <table:table-cell office:value-type="string" table:style-name="ce88">
            <text:p>East of England</text:p>
          </table:table-cell>
          <table:table-cell table:number-columns-repeated="16378"/>
        </table:table-row>
        <table:table-row table:style-name="ro14">
          <table:table-cell table:number-columns-repeated="4" table:style-name="ce88"/>
          <table:table-cell table:style-name="ce1"/>
          <table:table-cell office:value-type="string" table:style-name="ce88">
            <text:p>London</text:p>
          </table:table-cell>
          <table:table-cell table:number-columns-repeated="16378"/>
        </table:table-row>
        <table:table-row table:style-name="ro14">
          <table:table-cell table:number-columns-repeated="4" table:style-name="ce88"/>
          <table:table-cell table:style-name="ce1"/>
          <table:table-cell office:value-type="string" table:style-name="ce88">
            <text:p>South East</text:p>
          </table:table-cell>
          <table:table-cell table:number-columns-repeated="16378"/>
        </table:table-row>
        <table:table-row table:style-name="ro14">
          <table:table-cell table:number-columns-repeated="4" table:style-name="ce88"/>
          <table:table-cell table:style-name="ce1"/>
          <table:table-cell office:value-type="string" table:style-name="ce88">
            <text:p>South West</text:p>
          </table:table-cell>
          <table:table-cell table:number-columns-repeated="16378"/>
        </table:table-row>
        <table:table-row table:style-name="ro14">
          <table:table-cell table:number-columns-repeated="4" table:style-name="ce88"/>
          <table:table-cell table:style-name="ce1"/>
          <table:table-cell office:value-type="string" table:style-name="ce88">
            <text:p>-</text:p>
          </table:table-cell>
          <table:table-cell table:number-columns-repeated="16378"/>
        </table:table-row>
        <table:table-row table:style-name="ro14">
          <table:table-cell table:number-columns-repeated="4" table:style-name="ce88"/>
          <table:table-cell table:style-name="ce1"/>
          <table:table-cell office:value-type="string" table:style-name="ce88">
            <text:p>Inner London boroughs (excluding GLA)</text:p>
          </table:table-cell>
          <table:table-cell table:number-columns-repeated="16378"/>
        </table:table-row>
        <table:table-row table:style-name="ro14">
          <table:table-cell table:number-columns-repeated="4" table:style-name="ce88"/>
          <table:table-cell table:style-name="ce1"/>
          <table:table-cell office:value-type="string" table:style-name="ce88">
            <text:p>Outer London boroughs (excluding GLA)</text:p>
          </table:table-cell>
          <table:table-cell table:number-columns-repeated="16378"/>
        </table:table-row>
        <table:table-row table:style-name="ro14">
          <table:table-cell table:number-columns-repeated="4" table:style-name="ce88"/>
          <table:table-cell table:style-name="ce1"/>
          <table:table-cell office:value-type="string" table:style-name="ce88">
            <text:p>London boroughs (excluding GLA)</text:p>
          </table:table-cell>
          <table:table-cell table:number-columns-repeated="16378"/>
        </table:table-row>
        <table:table-row table:style-name="ro14">
          <table:table-cell table:number-columns-repeated="4" table:style-name="ce88"/>
          <table:table-cell table:style-name="ce1"/>
          <table:table-cell office:value-type="string" table:style-name="ce88">
            <text:p>Greater London Authority</text:p>
          </table:table-cell>
          <table:table-cell table:number-columns-repeated="16378"/>
        </table:table-row>
        <table:table-row table:style-name="ro14">
          <table:table-cell table:number-columns-repeated="4" table:style-name="ce88"/>
          <table:table-cell table:style-name="ce1"/>
          <table:table-cell office:value-type="string" table:style-name="ce88">
            <text:p>Metropolitan districts (excluding major precepting authorities)</text:p>
          </table:table-cell>
          <table:table-cell table:number-columns-repeated="16378"/>
        </table:table-row>
        <table:table-row table:style-name="ro14">
          <table:table-cell table:number-columns-repeated="4" table:style-name="ce88"/>
          <table:table-cell table:style-name="ce1"/>
          <table:table-cell office:value-type="string" table:style-name="ce88">
            <text:p>Metropolitan police authorities</text:p>
          </table:table-cell>
          <table:table-cell table:number-columns-repeated="16378"/>
        </table:table-row>
        <table:table-row table:style-name="ro14">
          <table:table-cell table:number-columns-repeated="4" table:style-name="ce88"/>
          <table:table-cell table:style-name="ce1"/>
          <table:table-cell office:value-type="string" table:style-name="ce88">
            <text:p>Metropolitan fire and rescue authorities</text:p>
          </table:table-cell>
          <table:table-cell table:number-columns-repeated="16378"/>
        </table:table-row>
        <table:table-row table:style-name="ro14">
          <table:table-cell table:number-columns-repeated="4" table:style-name="ce88"/>
          <table:table-cell table:style-name="ce1"/>
          <table:table-cell office:value-type="string" table:style-name="ce88">
            <text:p>Unitary authorities <text:s/>(excluding major precepting authorities)</text:p>
          </table:table-cell>
          <table:table-cell table:number-columns-repeated="16378"/>
        </table:table-row>
        <table:table-row table:style-name="ro14">
          <table:table-cell table:number-columns-repeated="4" table:style-name="ce88"/>
          <table:table-cell table:style-name="ce1"/>
          <table:table-cell office:value-type="string" table:style-name="ce88">
            <text:p>Shire counties</text:p>
          </table:table-cell>
          <table:table-cell table:number-columns-repeated="16378"/>
        </table:table-row>
        <table:table-row table:style-name="ro14">
          <table:table-cell table:number-columns-repeated="4" table:style-name="ce88"/>
          <table:table-cell table:style-name="ce1"/>
          <table:table-cell office:value-type="string" table:style-name="ce88">
            <text:p>Shire districts (excluding major precepting authorities)</text:p>
          </table:table-cell>
          <table:table-cell table:number-columns-repeated="16378"/>
        </table:table-row>
        <table:table-row table:style-name="ro14">
          <table:table-cell table:number-columns-repeated="4" table:style-name="ce88"/>
          <table:table-cell table:style-name="ce1"/>
          <table:table-cell office:value-type="string" table:style-name="ce88">
            <text:p>Shire police authorities</text:p>
          </table:table-cell>
          <table:table-cell table:number-columns-repeated="16378"/>
        </table:table-row>
        <table:table-row table:style-name="ro14">
          <table:table-cell table:number-columns-repeated="4" table:style-name="ce88"/>
          <table:table-cell table:style-name="ce1"/>
          <table:table-cell office:value-type="string" table:style-name="ce88">
            <text:p>Combined fire and rescue authorities</text:p>
          </table:table-cell>
          <table:table-cell table:number-columns-repeated="16378"/>
        </table:table-row>
        <table:table-row table:style-name="ro14">
          <table:table-cell table:number-columns-repeated="4" table:style-name="ce88"/>
          <table:table-cell table:style-name="ce1"/>
          <table:table-cell table:style-name="ce88"/>
          <table:table-cell table:number-columns-repeated="16378"/>
        </table:table-row>
        <table:table-row table:style-name="ro14">
          <table:table-cell table:number-columns-repeated="4" table:style-name="ce88"/>
          <table:table-cell table:style-name="ce1"/>
          <table:table-cell office:value-type="string" table:style-name="ce88">
            <text:p>Inner London boroughs (including GLA)</text:p>
          </table:table-cell>
          <table:table-cell table:number-columns-repeated="16378"/>
        </table:table-row>
        <table:table-row table:style-name="ro14">
          <table:table-cell table:number-columns-repeated="4" table:style-name="ce88"/>
          <table:table-cell table:style-name="ce1"/>
          <table:table-cell office:value-type="string" table:style-name="ce88">
            <text:p>Outer London boroughs (including GLA)</text:p>
          </table:table-cell>
          <table:table-cell table:number-columns-repeated="16378"/>
        </table:table-row>
        <table:table-row table:style-name="ro14">
          <table:table-cell table:number-columns-repeated="4" table:style-name="ce88"/>
          <table:table-cell table:style-name="ce1"/>
          <table:table-cell office:value-type="string" table:style-name="ce88">
            <text:p>London boroughs (including GLA)</text:p>
          </table:table-cell>
          <table:table-cell table:number-columns-repeated="16378"/>
        </table:table-row>
        <table:table-row table:style-name="ro14">
          <table:table-cell table:number-columns-repeated="4" table:style-name="ce88"/>
          <table:table-cell table:style-name="ce1"/>
          <table:table-cell office:value-type="string" table:style-name="ce88">
            <text:p>Metropolitan districts (including major precepting authorities)</text:p>
          </table:table-cell>
          <table:table-cell table:number-columns-repeated="16378"/>
        </table:table-row>
        <table:table-row table:style-name="ro14">
          <table:table-cell table:number-columns-repeated="4" table:style-name="ce88"/>
          <table:table-cell table:style-name="ce1"/>
          <table:table-cell office:value-type="string" table:style-name="ce88">
            <text:p>Unitary authorities <text:s/>(including major precepting authorities)</text:p>
          </table:table-cell>
          <table:table-cell table:number-columns-repeated="16378"/>
        </table:table-row>
        <table:table-row table:style-name="ro14">
          <table:table-cell table:number-columns-repeated="4" table:style-name="ce88"/>
          <table:table-cell table:style-name="ce1"/>
          <table:table-cell office:value-type="string" table:style-name="ce88">
            <text:p>Shire districts (including major precepting authorities)</text:p>
          </table:table-cell>
          <table:table-cell table:number-columns-repeated="16378"/>
        </table:table-row>
        <table:table-row table:number-rows-repeated="93" table:style-name="ro14">
          <table:table-cell table:number-columns-repeated="4" table:style-name="ce88"/>
          <table:table-cell table:style-name="ce1"/>
          <table:table-cell table:style-name="ce88"/>
          <table:table-cell table:number-columns-repeated="16378"/>
        </table:table-row>
        <table:table-row table:style-name="ro14">
          <table:table-cell office:value-type="string" table:style-name="ce87">
            <text:p>Please select an authority from list</text:p>
          </table:table-cell>
          <table:table-cell office:value-type="string" table:style-name="ce88">
            <text:p>-</text:p>
          </table:table-cell>
          <table:table-cell office:value-type="string" table:style-name="ce88">
            <text:p>-</text:p>
          </table:table-cell>
          <table:table-cell office:value-type="string" table:style-name="ce88">
            <text:p>-</text:p>
          </table:table-cell>
          <table:table-cell table:style-name="ce1"/>
          <table:table-cell table:style-name="ce88"/>
          <table:table-cell table:number-columns-repeated="16378"/>
        </table:table-row>
        <table:table-row table:number-rows-repeated="8" table:style-name="ro14">
          <table:table-cell table:number-columns-repeated="4" table:style-name="ce88"/>
          <table:table-cell table:style-name="ce1"/>
          <table:table-cell table:style-name="ce88"/>
          <table:table-cell table:number-columns-repeated="16378"/>
        </table:table-row>
        <table:table-row table:number-rows-repeated="813" table:style-name="ro14">
          <table:table-cell table:number-columns-repeated="4" table:style-name="ce88"/>
          <table:table-cell table:number-columns-repeated="16380"/>
        </table:table-row>
        <table:table-row table:number-rows-repeated="1047203" table:style-name="ro14">
          <table:table-cell table:number-columns-repeated="16384"/>
        </table:table-row>
        <table:named-expressions>
          <table:named-range table:name="Compare" table:cell-range-address="list.$L$3:list.$L$8" table:base-cell-address="list.$A$1"/>
          <table:named-expression table:name="Database" table:expression="of:=[.#REF!]" table:base-cell-address="Cover.$A$1"/>
        </table:named-expressions>
      </table:table>
      <table:named-expressions>
        <table:named-expression table:name="_" table:expression="of:=&quot;CTS+Data!$A$712:$CF$1037&quot;" table:base-cell-address="Cover.$A$1"/>
        <table:named-expression table:name="_LA1" table:expression="of:=[.#REF!]" table:base-cell-address="Cover.$A$1"/>
        <table:named-expression table:name="Authority" table:expression="of:=[.#REF!]" table:base-cell-address="Cover.$A$1"/>
        <table:named-expression table:name="Class" table:expression="of:=[.#REF!]" table:base-cell-address="Cover.$A$1"/>
        <table:named-expression table:name="Compare" table:expression="of:=[.#REF!]" table:base-cell-address="Cover.$A$1"/>
        <table:named-range table:name="COMPARISION" table:cell-range-address="list.$L$5" table:base-cell-address="list.$A$1"/>
        <table:named-range table:name="Comparison" table:cell-range-address="list.$L$3:list.$L$5" table:base-cell-address="list.$A$1"/>
        <table:named-expression table:name="Database" table:expression="of:=[.#REF!]" table:base-cell-address="Cover.$A$1"/>
        <table:named-expression table:name="Group" table:expression="of:=[.#REF!]~[.#REF!]~[.#REF!]~[.#REF!]" table:base-cell-address="Cover.$A$1"/>
        <table:named-expression table:name="LA" table:expression="of:=[.#REF!]" table:base-cell-address="Cover.$A$1"/>
        <table:named-range table:name="Print_Area" table:cell-range-address="Summary.$A$1:Summary.$F$51" table:base-cell-address="Summary.$A$1"/>
        <table:named-expression table:name="Range" table:expression="of:=[.#REF!]" table:base-cell-address="Cover.$A$1"/>
        <table:named-range table:name="Region" table:cell-range-address="list.$I$4:list.$I$14" table:base-cell-address="list.$A$1"/>
        <table:named-expression table:name="Regions" table:expression="of:=[.#REF!]" table:base-cell-address="Cover.$A$1"/>
        <table:named-expression table:name="Test" table:expression="of:=[.#REF!]~[.#REF!]" table:base-cell-address="Cover.$A$1"/>
      </table:named-expressions>
      <table:database-ranges>
        <table:database-range table:target-range-address="Notes.A3:Notes.B7" table:name="Notes"/>
        <table:database-range table:target-range-address="Average_Per_Dwelling.A3:Average_Per_Dwelling.AM433" table:name="Average_council_tax_per_dwelling"/>
        <table:database-range table:target-range-address="list.A3:list.D428"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style:font-face style:name="Cambria" svg:font-family="Cambria"/>
  </office:font-face-decls>
  <office:styles>
    <number:number-style style:name="N0">
      <number:number number:min-integer-digits="1"/>
    </number:number-style>
    <number:number-style style:name="N1">
      <number:number number:decimal-places="0" number:min-decimal-places="0" number:min-integer-digits="1"/>
    </number:number-style>
    <number:number-style style:name="N3">
      <number:number number:decimal-places="0" number:min-decimal-places="0" number:min-integer-digits="1" number:grouping="true"/>
    </number:number-style>
    <number:percentage-style style:name="N13">
      <number:number number:decimal-places="0" number:min-decimal-places="0" number:min-integer-digits="1"/>
      <number:text>%</number:text>
    </number:percentage-style>
    <number:number-style style:name="N36">
      <number:number number:decimal-places="1" number:min-decimal-places="1" number:min-integer-digits="1"/>
    </number:number-style>
    <number:number-style style:name="N37P0">
      <number:text> </number:text>
      <number:fill-character> </number:fill-character>
      <number:number number:decimal-places="0" number:min-decimal-places="0" number:min-integer-digits="1" number:grouping="true">
        <number:embedded-text number:position="0"> </number:embedded-text>
      </number:number>
    </number:number-style>
    <number:number-style style:name="N37P1">
      <number:text>-</number:text>
      <number:fill-character> </number:fill-character>
      <number:number number:decimal-places="0" number:min-decimal-places="0" number:min-integer-digits="1" number:grouping="true">
        <number:embedded-text number:position="0"> </number:embedded-text>
      </number:number>
    </number:number-style>
    <number:number-style style:name="N37P2">
      <number:text> </number:text>
      <number:fill-character> </number:fill-character>
      <number:text>-</number:text>
      <number:number number:decimal-places="0" number:min-decimal-places="0" number:min-integer-digits="0">
        <number:embedded-text number:position="0"> </number:embedded-text>
      </number:number>
    </number:number-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number:number-style style:name="N38P0">
      <number:text> </number:text>
      <number:fill-character> </number:fill-character>
      <number:number number:decimal-places="2" number:min-decimal-places="2" number:min-integer-digits="1" number:grouping="true"/>
      <number:text> </number:text>
    </number:number-style>
    <number:number-style style:name="N38P1">
      <number:text> </number:text>
      <number:fill-character> </number:fill-character>
      <number:text>(</number:text>
      <number:number number:decimal-places="2" number:min-decimal-places="2" number:min-integer-digits="1" number:grouping="true"/>
      <number:text>)</number:text>
    </number:number-style>
    <number:number-style style:name="N38P2">
      <number:text> </number:text>
      <number:fill-character> </number:fill-character>
      <number:text>-</number:text>
      <number:number number:decimal-places="0" number:min-decimal-places="0" number:min-integer-digits="0">
        <number:embedded-text number:position="0"> </number:embedded-text>
      </number:number>
    </number:number-style>
    <number:text-style style:name="N38">
      <number:text> </number:text>
      <number:text-content/>
      <number:text> </number:text>
      <style:map style:condition="value()&gt;0" style:apply-style-name="N38P0"/>
      <style:map style:condition="value()&lt;0" style:apply-style-name="N38P1"/>
      <style:map style:condition="value()=0" style:apply-style-name="N38P2"/>
    </number:text-style>
    <number:number-style style:name="N39P0">
      <number:text> </number:text>
      <number:fill-character> </number:fill-character>
      <number:number number:decimal-places="2" number:min-decimal-places="2" number:min-integer-digits="1" number:grouping="true"/>
      <number:text> </number:text>
    </number:number-style>
    <number:number-style style:name="N39P1">
      <number:text>-</number:text>
      <number:fill-character> </number:fill-character>
      <number:number number:decimal-places="2" number:min-decimal-places="2" number:min-integer-digits="1" number:grouping="true"/>
      <number:text> </number:text>
    </number:number-style>
    <number:number-style style:name="N39P2">
      <number:text> </number:text>
      <number:fill-character> </number:fill-character>
      <number:text>-</number:text>
      <number:number number:decimal-places="0" number:min-decimal-places="0" number:min-integer-digits="0">
        <number:embedded-text number:position="0"> </number:embedded-text>
      </number:number>
    </number:number-style>
    <number:text-style style:name="N39">
      <number:text> </number:text>
      <number:text-content/>
      <number:text> </number:text>
      <style:map style:condition="value()&gt;0" style:apply-style-name="N39P0"/>
      <style:map style:condition="value()&lt;0" style:apply-style-name="N39P1"/>
      <style:map style:condition="value()=0" style:apply-style-name="N39P2"/>
    </number:text-style>
    <style:style style:name="_37_" style:display-name="%" style:family="table-cell" style:data-style-name="N0">
      <style:table-cell-properties style:vertical-align="automatic" fo:background-color="transparent"/>
    </style:style>
    <style:style style:name="_50_0_37__32_-_32_Accent1_32_2" style:display-name="20% - Accent1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0_0_37__32_-_32_Accent1_32_3" style:display-name="20% - Accent1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0_0_37__32_-_32_Accent1_32_4" style:display-name="20% - Accent1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0_0_37__32_-_32_Accent2_32_2" style:display-name="20% - Accent2 2" style:family="table-cell" style:data-style-name="N0">
      <style:table-cell-properties fo:background-color="#FF8080"/>
      <style:text-properties style:font-name="Calibri" style:font-name-asian="Calibri" style:font-name-complex="Calibri" fo:font-size="11pt" style:font-size-asian="11pt" style:font-size-complex="11pt"/>
    </style:style>
    <style:style style:name="_50_0_37__32_-_32_Accent2_32_3" style:display-name="20% - Accent2 3" style:family="table-cell" style:data-style-name="N0">
      <style:table-cell-properties fo:background-color="#FF8080"/>
      <style:text-properties style:font-name="Calibri" style:font-name-asian="Calibri" style:font-name-complex="Calibri" fo:font-size="11pt" style:font-size-asian="11pt" style:font-size-complex="11pt"/>
    </style:style>
    <style:style style:name="_50_0_37__32_-_32_Accent2_32_4" style:display-name="20% - Accent2 4" style:family="table-cell" style:data-style-name="N0">
      <style:table-cell-properties fo:background-color="#FF8080"/>
      <style:text-properties style:font-name="Calibri" style:font-name-asian="Calibri" style:font-name-complex="Calibri" fo:font-size="11pt" style:font-size-asian="11pt" style:font-size-complex="11pt"/>
    </style:style>
    <style:style style:name="_50_0_37__32_-_32_Accent3_32_2" style:display-name="20% - Accent3 2" style:family="table-cell" style:data-style-name="N0">
      <style:table-cell-properties fo:background-color="#FFFFCC"/>
      <style:text-properties style:font-name="Calibri" style:font-name-asian="Calibri" style:font-name-complex="Calibri" fo:font-size="11pt" style:font-size-asian="11pt" style:font-size-complex="11pt"/>
    </style:style>
    <style:style style:name="_50_0_37__32_-_32_Accent3_32_3" style:display-name="20% - Accent3 3" style:family="table-cell" style:data-style-name="N0">
      <style:table-cell-properties fo:background-color="#FFFFCC"/>
      <style:text-properties style:font-name="Calibri" style:font-name-asian="Calibri" style:font-name-complex="Calibri" fo:font-size="11pt" style:font-size-asian="11pt" style:font-size-complex="11pt"/>
    </style:style>
    <style:style style:name="_50_0_37__32_-_32_Accent3_32_4" style:display-name="20% - Accent3 4" style:family="table-cell" style:data-style-name="N0">
      <style:table-cell-properties fo:background-color="#FFFFCC"/>
      <style:text-properties style:font-name="Calibri" style:font-name-asian="Calibri" style:font-name-complex="Calibri" fo:font-size="11pt" style:font-size-asian="11pt" style:font-size-complex="11pt"/>
    </style:style>
    <style:style style:name="_50_0_37__32_-_32_Accent4_32_2" style:display-name="20% - Accent4 2" style:family="table-cell" style:data-style-name="N0">
      <style:table-cell-properties fo:background-color="#FFCC99"/>
      <style:text-properties style:font-name="Calibri" style:font-name-asian="Calibri" style:font-name-complex="Calibri" fo:font-size="11pt" style:font-size-asian="11pt" style:font-size-complex="11pt"/>
    </style:style>
    <style:style style:name="_50_0_37__32_-_32_Accent4_32_3" style:display-name="20% - Accent4 3" style:family="table-cell" style:data-style-name="N0">
      <style:table-cell-properties fo:background-color="#FFCC99"/>
      <style:text-properties style:font-name="Calibri" style:font-name-asian="Calibri" style:font-name-complex="Calibri" fo:font-size="11pt" style:font-size-asian="11pt" style:font-size-complex="11pt"/>
    </style:style>
    <style:style style:name="_50_0_37__32_-_32_Accent4_32_4" style:display-name="20% - Accent4 4" style:family="table-cell" style:data-style-name="N0">
      <style:table-cell-properties fo:background-color="#FFCC99"/>
      <style:text-properties style:font-name="Calibri" style:font-name-asian="Calibri" style:font-name-complex="Calibri" fo:font-size="11pt" style:font-size-asian="11pt" style:font-size-complex="11pt"/>
    </style:style>
    <style:style style:name="_50_0_37__32_-_32_Accent5_32_2" style:display-name="20% - Accent5 2" style:family="table-cell" style:data-style-name="N0">
      <style:table-cell-properties fo:background-color="#CCFFFF"/>
      <style:text-properties style:font-name="Calibri" style:font-name-asian="Calibri" style:font-name-complex="Calibri" fo:font-size="11pt" style:font-size-asian="11pt" style:font-size-complex="11pt"/>
    </style:style>
    <style:style style:name="_50_0_37__32_-_32_Accent5_32_3" style:display-name="20% - Accent5 3" style:family="table-cell" style:data-style-name="N0">
      <style:table-cell-properties fo:background-color="#CCFFFF"/>
      <style:text-properties style:font-name="Calibri" style:font-name-asian="Calibri" style:font-name-complex="Calibri" fo:font-size="11pt" style:font-size-asian="11pt" style:font-size-complex="11pt"/>
    </style:style>
    <style:style style:name="_50_0_37__32_-_32_Accent5_32_4" style:display-name="20% - Accent5 4" style:family="table-cell" style:data-style-name="N0">
      <style:table-cell-properties fo:background-color="#CCFFFF"/>
      <style:text-properties style:font-name="Calibri" style:font-name-asian="Calibri" style:font-name-complex="Calibri" fo:font-size="11pt" style:font-size-asian="11pt" style:font-size-complex="11pt"/>
    </style:style>
    <style:style style:name="_50_0_37__32_-_32_Accent6_32_2" style:display-name="20% - Accent6 2" style:family="table-cell" style:data-style-name="N0">
      <style:table-cell-properties fo:background-color="#FFFFCC"/>
      <style:text-properties style:font-name="Calibri" style:font-name-asian="Calibri" style:font-name-complex="Calibri" fo:font-size="11pt" style:font-size-asian="11pt" style:font-size-complex="11pt"/>
    </style:style>
    <style:style style:name="_50_0_37__32_-_32_Accent6_32_3" style:display-name="20% - Accent6 3" style:family="table-cell" style:data-style-name="N0">
      <style:table-cell-properties fo:background-color="#FFFFCC"/>
      <style:text-properties style:font-name="Calibri" style:font-name-asian="Calibri" style:font-name-complex="Calibri" fo:font-size="11pt" style:font-size-asian="11pt" style:font-size-complex="11pt"/>
    </style:style>
    <style:style style:name="_50_0_37__32_-_32_Accent6_32_4" style:display-name="20% - Accent6 4" style:family="table-cell" style:data-style-name="N0">
      <style:table-cell-properties fo:background-color="#FFFFCC"/>
      <style:text-properties style:font-name="Calibri" style:font-name-asian="Calibri" style:font-name-complex="Calibri" fo:font-size="11pt" style:font-size-asian="11pt" style:font-size-complex="11pt"/>
    </style:style>
    <style:style style:name="_52_0_37__32_-_32_Accent1_32_2" style:display-name="40% - Accent1 2" style:family="table-cell" style:data-style-name="N0">
      <style:table-cell-properties fo:background-color="#CCFFFF"/>
      <style:text-properties style:font-name="Calibri" style:font-name-asian="Calibri" style:font-name-complex="Calibri" fo:font-size="11pt" style:font-size-asian="11pt" style:font-size-complex="11pt"/>
    </style:style>
    <style:style style:name="_52_0_37__32_-_32_Accent1_32_3" style:display-name="40% - Accent1 3" style:family="table-cell" style:data-style-name="N0">
      <style:table-cell-properties fo:background-color="#CCFFFF"/>
      <style:text-properties style:font-name="Calibri" style:font-name-asian="Calibri" style:font-name-complex="Calibri" fo:font-size="11pt" style:font-size-asian="11pt" style:font-size-complex="11pt"/>
    </style:style>
    <style:style style:name="_52_0_37__32_-_32_Accent1_32_4" style:display-name="40% - Accent1 4" style:family="table-cell" style:data-style-name="N0">
      <style:table-cell-properties fo:background-color="#CCFFFF"/>
      <style:text-properties style:font-name="Calibri" style:font-name-asian="Calibri" style:font-name-complex="Calibri" fo:font-size="11pt" style:font-size-asian="11pt" style:font-size-complex="11pt"/>
    </style:style>
    <style:style style:name="_52_0_37__32_-_32_Accent2_32_2" style:display-name="40% - Accent2 2" style:family="table-cell" style:data-style-name="N0">
      <style:table-cell-properties fo:background-color="#FF8080"/>
      <style:text-properties style:font-name="Calibri" style:font-name-asian="Calibri" style:font-name-complex="Calibri" fo:font-size="11pt" style:font-size-asian="11pt" style:font-size-complex="11pt"/>
    </style:style>
    <style:style style:name="_52_0_37__32_-_32_Accent2_32_3" style:display-name="40% - Accent2 3" style:family="table-cell" style:data-style-name="N0">
      <style:table-cell-properties fo:background-color="#FF8080"/>
      <style:text-properties style:font-name="Calibri" style:font-name-asian="Calibri" style:font-name-complex="Calibri" fo:font-size="11pt" style:font-size-asian="11pt" style:font-size-complex="11pt"/>
    </style:style>
    <style:style style:name="_52_0_37__32_-_32_Accent2_32_4" style:display-name="40% - Accent2 4" style:family="table-cell" style:data-style-name="N0">
      <style:table-cell-properties fo:background-color="#FF8080"/>
      <style:text-properties style:font-name="Calibri" style:font-name-asian="Calibri" style:font-name-complex="Calibri" fo:font-size="11pt" style:font-size-asian="11pt" style:font-size-complex="11pt"/>
    </style:style>
    <style:style style:name="_52_0_37__32_-_32_Accent3_32_2" style:display-name="40% - Accent3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3_32_3" style:display-name="40% - Accent3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3_32_4" style:display-name="40% - Accent3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4_32_2" style:display-name="40% - Accent4 2" style:family="table-cell" style:data-style-name="N0">
      <style:table-cell-properties fo:background-color="#FF99CC"/>
      <style:text-properties style:font-name="Calibri" style:font-name-asian="Calibri" style:font-name-complex="Calibri" fo:font-size="11pt" style:font-size-asian="11pt" style:font-size-complex="11pt"/>
    </style:style>
    <style:style style:name="_52_0_37__32_-_32_Accent4_32_3" style:display-name="40% - Accent4 3" style:family="table-cell" style:data-style-name="N0">
      <style:table-cell-properties fo:background-color="#FF99CC"/>
      <style:text-properties style:font-name="Calibri" style:font-name-asian="Calibri" style:font-name-complex="Calibri" fo:font-size="11pt" style:font-size-asian="11pt" style:font-size-complex="11pt"/>
    </style:style>
    <style:style style:name="_52_0_37__32_-_32_Accent4_32_4" style:display-name="40% - Accent4 4" style:family="table-cell" style:data-style-name="N0">
      <style:table-cell-properties fo:background-color="#FF99CC"/>
      <style:text-properties style:font-name="Calibri" style:font-name-asian="Calibri" style:font-name-complex="Calibri" fo:font-size="11pt" style:font-size-asian="11pt" style:font-size-complex="11pt"/>
    </style:style>
    <style:style style:name="_52_0_37__32_-_32_Accent5_32_2" style:display-name="40% - Accent5 2" style:family="table-cell" style:data-style-name="N0">
      <style:table-cell-properties fo:background-color="#CCFFFF"/>
      <style:text-properties style:font-name="Calibri" style:font-name-asian="Calibri" style:font-name-complex="Calibri" fo:font-size="11pt" style:font-size-asian="11pt" style:font-size-complex="11pt"/>
    </style:style>
    <style:style style:name="_52_0_37__32_-_32_Accent5_32_3" style:display-name="40% - Accent5 3" style:family="table-cell" style:data-style-name="N0">
      <style:table-cell-properties fo:background-color="#CCFFFF"/>
      <style:text-properties style:font-name="Calibri" style:font-name-asian="Calibri" style:font-name-complex="Calibri" fo:font-size="11pt" style:font-size-asian="11pt" style:font-size-complex="11pt"/>
    </style:style>
    <style:style style:name="_52_0_37__32_-_32_Accent5_32_4" style:display-name="40% - Accent5 4" style:family="table-cell" style:data-style-name="N0">
      <style:table-cell-properties fo:background-color="#CCFFFF"/>
      <style:text-properties style:font-name="Calibri" style:font-name-asian="Calibri" style:font-name-complex="Calibri" fo:font-size="11pt" style:font-size-asian="11pt" style:font-size-complex="11pt"/>
    </style:style>
    <style:style style:name="_52_0_37__32_-_32_Accent6_32_2" style:display-name="40% - Accent6 2" style:family="table-cell" style:data-style-name="N0">
      <style:table-cell-properties fo:background-color="#FFFFCC"/>
      <style:text-properties style:font-name="Calibri" style:font-name-asian="Calibri" style:font-name-complex="Calibri" fo:font-size="11pt" style:font-size-asian="11pt" style:font-size-complex="11pt"/>
    </style:style>
    <style:style style:name="_52_0_37__32_-_32_Accent6_32_3" style:display-name="40% - Accent6 3" style:family="table-cell" style:data-style-name="N0">
      <style:table-cell-properties fo:background-color="#FFFFCC"/>
      <style:text-properties style:font-name="Calibri" style:font-name-asian="Calibri" style:font-name-complex="Calibri" fo:font-size="11pt" style:font-size-asian="11pt" style:font-size-complex="11pt"/>
    </style:style>
    <style:style style:name="_52_0_37__32_-_32_Accent6_32_4" style:display-name="40% - Accent6 4" style:family="table-cell" style:data-style-name="N0">
      <style:table-cell-properties fo:background-color="#FFFFCC"/>
      <style:text-properties style:font-name="Calibri" style:font-name-asian="Calibri" style:font-name-complex="Calibri" fo:font-size="11pt" style:font-size-asian="11pt" style:font-size-complex="11pt"/>
    </style:style>
    <style:style style:name="_54_0_37__32_-_32_Accent1_32_2" style:display-name="60% - Accent1 2" style:family="table-cell" style:data-style-name="N0">
      <style:table-cell-properties fo:background-color="#CCFFFF"/>
      <style:text-properties fo:color="#FFFFFF" style:font-name="Calibri" style:font-name-asian="Calibri" style:font-name-complex="Calibri" fo:font-size="11pt" style:font-size-asian="11pt" style:font-size-complex="11pt"/>
    </style:style>
    <style:style style:name="_54_0_37__32_-_32_Accent1_32_3" style:display-name="60% - Accent1 3" style:family="table-cell" style:data-style-name="N0">
      <style:table-cell-properties fo:background-color="#CCFFFF"/>
      <style:text-properties fo:color="#FFFFFF" style:font-name="Calibri" style:font-name-asian="Calibri" style:font-name-complex="Calibri" fo:font-size="11pt" style:font-size-asian="11pt" style:font-size-complex="11pt"/>
    </style:style>
    <style:style style:name="_54_0_37__32_-_32_Accent1_32_4" style:display-name="60% - Accent1 4" style:family="table-cell" style:data-style-name="N0">
      <style:table-cell-properties fo:background-color="#CCFFFF"/>
      <style:text-properties fo:color="#FFFFFF" style:font-name="Calibri" style:font-name-asian="Calibri" style:font-name-complex="Calibri" fo:font-size="11pt" style:font-size-asian="11pt" style:font-size-complex="11pt"/>
    </style:style>
    <style:style style:name="_54_0_37__32_-_32_Accent2_32_2" style:display-name="60% - Accent2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_54_0_37__32_-_32_Accent2_32_3" style:display-name="60% - Accent2 3"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_54_0_37__32_-_32_Accent2_32_4" style:display-name="60% - Accent2 4"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_54_0_37__32_-_32_Accent3_32_2" style:display-name="60% - Accent3 2" style:family="table-cell" style:data-style-name="N0">
      <style:table-cell-properties fo:background-color="#FFCC00"/>
      <style:text-properties fo:color="#FFFFFF" style:font-name="Calibri" style:font-name-asian="Calibri" style:font-name-complex="Calibri" fo:font-size="11pt" style:font-size-asian="11pt" style:font-size-complex="11pt"/>
    </style:style>
    <style:style style:name="_54_0_37__32_-_32_Accent3_32_3" style:display-name="60% - Accent3 3" style:family="table-cell" style:data-style-name="N0">
      <style:table-cell-properties fo:background-color="#FFCC00"/>
      <style:text-properties fo:color="#FFFFFF" style:font-name="Calibri" style:font-name-asian="Calibri" style:font-name-complex="Calibri" fo:font-size="11pt" style:font-size-asian="11pt" style:font-size-complex="11pt"/>
    </style:style>
    <style:style style:name="_54_0_37__32_-_32_Accent3_32_4" style:display-name="60% - Accent3 4" style:family="table-cell" style:data-style-name="N0">
      <style:table-cell-properties fo:background-color="#FFCC00"/>
      <style:text-properties fo:color="#FFFFFF" style:font-name="Calibri" style:font-name-asian="Calibri" style:font-name-complex="Calibri" fo:font-size="11pt" style:font-size-asian="11pt" style:font-size-complex="11pt"/>
    </style:style>
    <style:style style:name="_54_0_37__32_-_32_Accent4_32_2" style:display-name="60% - Accent4 2" style:family="table-cell" style:data-style-name="N0">
      <style:table-cell-properties fo:background-color="#FF99CC"/>
      <style:text-properties fo:color="#FFFFFF" style:font-name="Calibri" style:font-name-asian="Calibri" style:font-name-complex="Calibri" fo:font-size="11pt" style:font-size-asian="11pt" style:font-size-complex="11pt"/>
    </style:style>
    <style:style style:name="_54_0_37__32_-_32_Accent4_32_3" style:display-name="60% - Accent4 3" style:family="table-cell" style:data-style-name="N0">
      <style:table-cell-properties fo:background-color="#FF99CC"/>
      <style:text-properties fo:color="#FFFFFF" style:font-name="Calibri" style:font-name-asian="Calibri" style:font-name-complex="Calibri" fo:font-size="11pt" style:font-size-asian="11pt" style:font-size-complex="11pt"/>
    </style:style>
    <style:style style:name="_54_0_37__32_-_32_Accent4_32_4" style:display-name="60% - Accent4 4" style:family="table-cell" style:data-style-name="N0">
      <style:table-cell-properties fo:background-color="#FF99CC"/>
      <style:text-properties fo:color="#FFFFFF" style:font-name="Calibri" style:font-name-asian="Calibri" style:font-name-complex="Calibri" fo:font-size="11pt" style:font-size-asian="11pt" style:font-size-complex="11pt"/>
    </style:style>
    <style:style style:name="_54_0_37__32_-_32_Accent5_32_2" style:display-name="60% - Accent5 2" style:family="table-cell" style:data-style-name="N0">
      <style:table-cell-properties fo:background-color="#CCFFFF"/>
      <style:text-properties fo:color="#FFFFFF" style:font-name="Calibri" style:font-name-asian="Calibri" style:font-name-complex="Calibri" fo:font-size="11pt" style:font-size-asian="11pt" style:font-size-complex="11pt"/>
    </style:style>
    <style:style style:name="_54_0_37__32_-_32_Accent5_32_3" style:display-name="60% - Accent5 3" style:family="table-cell" style:data-style-name="N0">
      <style:table-cell-properties fo:background-color="#CCFFFF"/>
      <style:text-properties fo:color="#FFFFFF" style:font-name="Calibri" style:font-name-asian="Calibri" style:font-name-complex="Calibri" fo:font-size="11pt" style:font-size-asian="11pt" style:font-size-complex="11pt"/>
    </style:style>
    <style:style style:name="_54_0_37__32_-_32_Accent5_32_4" style:display-name="60% - Accent5 4" style:family="table-cell" style:data-style-name="N0">
      <style:table-cell-properties fo:background-color="#CCFFFF"/>
      <style:text-properties fo:color="#FFFFFF" style:font-name="Calibri" style:font-name-asian="Calibri" style:font-name-complex="Calibri" fo:font-size="11pt" style:font-size-asian="11pt" style:font-size-complex="11pt"/>
    </style:style>
    <style:style style:name="_54_0_37__32_-_32_Accent6_32_2" style:display-name="60% - Accent6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6_32_3" style:display-name="60% - Accent6 3"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6_32_4" style:display-name="60% - Accent6 4"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Accent1_32_2" style:display-name="Accent1 2" style:family="table-cell" style:data-style-name="N0">
      <style:table-cell-properties fo:background-color="#003366"/>
      <style:text-properties fo:color="#FFFFFF" style:font-name="Calibri" style:font-name-asian="Calibri" style:font-name-complex="Calibri" fo:font-size="11pt" style:font-size-asian="11pt" style:font-size-complex="11pt"/>
    </style:style>
    <style:style style:name="Accent1_32_3" style:display-name="Accent1 3" style:family="table-cell" style:data-style-name="N0">
      <style:table-cell-properties fo:background-color="#003366"/>
      <style:text-properties fo:color="#FFFFFF" style:font-name="Calibri" style:font-name-asian="Calibri" style:font-name-complex="Calibri" fo:font-size="11pt" style:font-size-asian="11pt" style:font-size-complex="11pt"/>
    </style:style>
    <style:style style:name="Accent1_32_4" style:display-name="Accent1 4" style:family="table-cell" style:data-style-name="N0">
      <style:table-cell-properties fo:background-color="#003366"/>
      <style:text-properties fo:color="#FFFFFF" style:font-name="Calibri" style:font-name-asian="Calibri" style:font-name-complex="Calibri" fo:font-size="11pt" style:font-size-asian="11pt" style:font-size-complex="11pt"/>
    </style:style>
    <style:style style:name="Accent2_32_2" style:display-name="Accent2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2_32_3" style:display-name="Accent2 3"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2_32_4" style:display-name="Accent2 4"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3_32_2" style:display-name="Accent3 2" style:family="table-cell" style:data-style-name="N0">
      <style:table-cell-properties fo:background-color="#FFCC00"/>
      <style:text-properties fo:color="#FFFFFF" style:font-name="Calibri" style:font-name-asian="Calibri" style:font-name-complex="Calibri" fo:font-size="11pt" style:font-size-asian="11pt" style:font-size-complex="11pt"/>
    </style:style>
    <style:style style:name="Accent3_32_3" style:display-name="Accent3 3" style:family="table-cell" style:data-style-name="N0">
      <style:table-cell-properties fo:background-color="#FFCC00"/>
      <style:text-properties fo:color="#FFFFFF" style:font-name="Calibri" style:font-name-asian="Calibri" style:font-name-complex="Calibri" fo:font-size="11pt" style:font-size-asian="11pt" style:font-size-complex="11pt"/>
    </style:style>
    <style:style style:name="Accent3_32_4" style:display-name="Accent3 4" style:family="table-cell" style:data-style-name="N0">
      <style:table-cell-properties fo:background-color="#FFCC00"/>
      <style:text-properties fo:color="#FFFFFF" style:font-name="Calibri" style:font-name-asian="Calibri" style:font-name-complex="Calibri" fo:font-size="11pt" style:font-size-asian="11pt" style:font-size-complex="11pt"/>
    </style:style>
    <style:style style:name="Accent4_32_2" style:display-name="Accent4 2" style:family="table-cell" style:data-style-name="N0">
      <style:table-cell-properties fo:background-color="#666699"/>
      <style:text-properties fo:color="#FFFFFF" style:font-name="Calibri" style:font-name-asian="Calibri" style:font-name-complex="Calibri" fo:font-size="11pt" style:font-size-asian="11pt" style:font-size-complex="11pt"/>
    </style:style>
    <style:style style:name="Accent4_32_3" style:display-name="Accent4 3" style:family="table-cell" style:data-style-name="N0">
      <style:table-cell-properties fo:background-color="#666699"/>
      <style:text-properties fo:color="#FFFFFF" style:font-name="Calibri" style:font-name-asian="Calibri" style:font-name-complex="Calibri" fo:font-size="11pt" style:font-size-asian="11pt" style:font-size-complex="11pt"/>
    </style:style>
    <style:style style:name="Accent4_32_4" style:display-name="Accent4 4" style:family="table-cell" style:data-style-name="N0">
      <style:table-cell-properties fo:background-color="#666699"/>
      <style:text-properties fo:color="#FFFFFF" style:font-name="Calibri" style:font-name-asian="Calibri" style:font-name-complex="Calibri" fo:font-size="11pt" style:font-size-asian="11pt" style:font-size-complex="11pt"/>
    </style:style>
    <style:style style:name="Accent5_32_2" style:display-name="Accent5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5_32_3" style:display-name="Accent5 3"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5_32_4" style:display-name="Accent5 4"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6_32_2" style:display-name="Accent6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6_32_3" style:display-name="Accent6 3"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6_32_4" style:display-name="Accent6 4"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Bad_32_2" style:display-name="Bad 2" style:family="table-cell" style:data-style-name="N0">
      <style:table-cell-properties fo:background-color="#CC99FF"/>
      <style:text-properties fo:color="#800080" style:font-name="Calibri" style:font-name-asian="Calibri" style:font-name-complex="Calibri" fo:font-size="11pt" style:font-size-asian="11pt" style:font-size-complex="11pt"/>
    </style:style>
    <style:style style:name="Bad_32_3" style:display-name="Bad 3" style:family="table-cell" style:data-style-name="N0">
      <style:table-cell-properties fo:background-color="#CC99FF"/>
      <style:text-properties fo:color="#800080" style:font-name="Calibri" style:font-name-asian="Calibri" style:font-name-complex="Calibri" fo:font-size="11pt" style:font-size-asian="11pt" style:font-size-complex="11pt"/>
    </style:style>
    <style:style style:name="Bad_32_4" style:display-name="Bad 4" style:family="table-cell" style:data-style-name="N0">
      <style:table-cell-properties fo:background-color="#CC99FF"/>
      <style:text-properties fo:color="#800080" style:font-name="Calibri" style:font-name-asian="Calibri" style:font-name-complex="Calibri" fo:font-size="11pt" style:font-size-asian="11pt" style:font-size-complex="11pt"/>
    </style:style>
    <style:style style:name="Calculation_32_2" style:display-name="Calculation 2" style:family="table-cell" style:data-style-name="N0">
      <style:table-cell-properties fo:border="thin solid #808080" fo:background-color="#FFFFFF"/>
      <style:text-properties fo:color="#FF0000" style:font-name="Calibri" style:font-name-asian="Calibri" style:font-name-complex="Calibri" fo:font-size="11pt" style:font-size-asian="11pt" style:font-size-complex="11pt" fo:font-weight="bold" style:font-weight-asian="bold" style:font-weight-complex="bold"/>
    </style:style>
    <style:style style:name="Calculation_32_3" style:display-name="Calculation 3" style:family="table-cell" style:data-style-name="N0">
      <style:table-cell-properties fo:border="thin solid #808080" fo:background-color="#FFFFFF"/>
      <style:text-properties fo:color="#FF0000" style:font-name="Calibri" style:font-name-asian="Calibri" style:font-name-complex="Calibri" fo:font-size="11pt" style:font-size-asian="11pt" style:font-size-complex="11pt" fo:font-weight="bold" style:font-weight-asian="bold" style:font-weight-complex="bold"/>
    </style:style>
    <style:style style:name="Calculation_32_4" style:display-name="Calculation 4" style:family="table-cell" style:data-style-name="N0">
      <style:table-cell-properties fo:border="thin solid #808080" fo:background-color="#FFFFFF"/>
      <style:text-properties fo:color="#FF0000" style:font-name="Calibri" style:font-name-asian="Calibri" style:font-name-complex="Calibri" fo:font-size="11pt" style:font-size-asian="11pt" style:font-size-complex="11pt" fo:font-weight="bold" style:font-weight-asian="bold" style:font-weight-complex="bold"/>
    </style:style>
    <style:style style:name="CellBAValue" style:family="table-cell" style:data-style-name="N3">
      <style:table-cell-properties fo:border="thin solid #000000" style:vertical-align="automatic" fo:background-color="#FFFFFF" style:repeat-content="false"/>
      <style:paragraph-properties fo:text-align="end" fo:margin-right="0cm"/>
    </style:style>
    <style:style style:name="CellBAValue_32_2" style:display-name="CellBAValue 2" style:family="table-cell" style:data-style-name="N3">
      <style:table-cell-properties fo:border="thin solid #000000" style:vertical-align="automatic" fo:background-color="#FFFFFF" style:repeat-content="false"/>
      <style:paragraph-properties fo:text-align="end" fo:margin-right="0cm"/>
    </style:style>
    <style:style style:name="CellBAValue_32_2_32_2" style:display-name="CellBAValue 2 2" style:family="table-cell" style:data-style-name="N3">
      <style:table-cell-properties fo:border="thin solid #000000" style:vertical-align="automatic" fo:background-color="#FFFFFF" style:repeat-content="false"/>
      <style:paragraph-properties fo:text-align="end" fo:margin-right="0cm"/>
    </style:style>
    <style:style style:name="CellBAValue_32_3" style:display-name="CellBAValue 3" style:family="table-cell" style:data-style-name="N3">
      <style:table-cell-properties fo:border="thin solid #000000" style:vertical-align="automatic" fo:background-color="#FFFFFF" style:repeat-content="false"/>
      <style:paragraph-properties fo:text-align="end" fo:margin-right="0cm"/>
    </style:style>
    <style:style style:name="CellNationValue" style:family="table-cell" style:data-style-name="N3">
      <style:table-cell-properties fo:border="thin solid #000000" style:vertical-align="automatic" fo:background-color="#FFFFFF" style:repeat-content="false"/>
      <style:paragraph-properties fo:text-align="end" fo:margin-right="0cm"/>
      <style:text-properties fo:font-weight="bold" style:font-weight-asian="bold" style:font-weight-complex="bold"/>
    </style:style>
    <style:style style:name="CellNationValue_32_2" style:display-name="CellNationValue 2" style:family="table-cell" style:data-style-name="N3">
      <style:table-cell-properties fo:border="thin solid #000000" style:vertical-align="automatic" fo:background-color="#FFFFFF" style:repeat-content="false"/>
      <style:paragraph-properties fo:text-align="end" fo:margin-right="0cm"/>
      <style:text-properties fo:font-weight="bold" style:font-weight-asian="bold" style:font-weight-complex="bold"/>
    </style:style>
    <style:style style:name="CellUAValue" style:family="table-cell" style:data-style-name="N3">
      <style:table-cell-properties fo:border="thin solid #000000" style:vertical-align="automatic" fo:background-color="#FFFFFF" style:repeat-content="false"/>
      <style:paragraph-properties fo:text-align="end" fo:margin-right="0cm"/>
    </style:style>
    <style:style style:name="CellUAValue_32_2" style:display-name="CellUAValue 2" style:family="table-cell" style:data-style-name="N3">
      <style:table-cell-properties fo:border="thin solid #000000" style:vertical-align="automatic" fo:background-color="#FFFFFF" style:repeat-content="false"/>
      <style:paragraph-properties fo:text-align="end" fo:margin-right="0cm"/>
    </style:style>
    <style:style style:name="CellUAValue_32_2_32_2" style:display-name="CellUAValue 2 2" style:family="table-cell" style:data-style-name="N3">
      <style:table-cell-properties fo:border="thin solid #000000" style:vertical-align="automatic" fo:background-color="#FFFFFF" style:repeat-content="false"/>
      <style:paragraph-properties fo:text-align="end" fo:margin-right="0cm"/>
    </style:style>
    <style:style style:name="CellUAValue_32_3" style:display-name="CellUAValue 3" style:family="table-cell" style:data-style-name="N3">
      <style:table-cell-properties fo:border="thin solid #000000" style:vertical-align="automatic" fo:background-color="#FFFFFF" style:repeat-content="false"/>
      <style:paragraph-properties fo:text-align="end" fo:margin-right="0cm"/>
    </style:style>
    <style:style style:name="cf1" style:family="table-cell" style:data-style-name="N0">
      <style:table-cell-properties fo:background-color="#000000"/>
      <style:text-properties fo:color="#FFFFFF" style:text-underline-style="solid" style:text-underline-type="single" fo:font-weight="bold" style:font-weight-asian="bold" style:font-weight-complex="bold"/>
    </style:style>
    <style:style style:name="cf10" style:family="table-cell" style:data-style-name="N0">
      <style:table-cell-properties fo:background-color="#000000"/>
      <style:text-properties fo:color="#FFFFFF" style:text-underline-style="solid" style:text-underline-type="single" fo:font-weight="bold" style:font-weight-asian="bold" style:font-weight-complex="bold"/>
    </style:style>
    <style:style style:name="cf11" style:family="table-cell" style:data-style-name="N0"/>
    <style:style style:name="cf12" style:family="table-cell" style:data-style-name="N0">
      <style:text-properties fo:color="#FF0000" fo:font-weight="bold" style:font-weight-asian="bold" style:font-weight-complex="bold"/>
    </style:style>
    <style:style style:name="cf13" style:family="table-cell" style:data-style-name="N0">
      <style:table-cell-properties fo:background-color="#FFC7CE"/>
      <style:text-properties fo:color="#9C0006"/>
    </style:style>
    <style:style style:name="cf2" style:family="table-cell" style:data-style-name="N0">
      <style:table-cell-properties fo:background-color="#FF0000"/>
    </style:style>
    <style:style style:name="cf3" style:family="table-cell" style:data-style-name="N0">
      <style:table-cell-properties fo:background-color="#FFFF00"/>
    </style:style>
    <style:style style:name="cf4" style:family="table-cell" style:data-style-name="N0">
      <style:text-properties style:font-name="Calibri" style:font-name-asian="Calibri" style:font-name-complex="Calibri" fo:font-size="11pt" style:font-size-asian="11pt" style:font-size-complex="11pt"/>
    </style:style>
    <style:style style:name="cf5" style:family="table-cell" style:data-style-name="N0">
      <style:table-cell-properties fo:background-color="transparent"/>
    </style:style>
    <style:style style:name="cf6" style:family="table-cell" style:data-style-name="N0">
      <style:text-properties fo:color="#FF0000" fo:font-weight="bold" style:font-weight-asian="bold" style:font-weight-complex="bold"/>
    </style:style>
    <style:style style:name="cf7" style:family="table-cell" style:data-style-name="N0">
      <style:table-cell-properties fo:background-color="#FFFF00"/>
    </style:style>
    <style:style style:name="cf8" style:family="table-cell" style:data-style-name="N0">
      <style:table-cell-properties fo:background-color="#FFC7CE"/>
      <style:text-properties fo:color="#9C0006"/>
    </style:style>
    <style:style style:name="cf9" style:family="table-cell" style:data-style-name="N0"/>
    <style:style style:name="Check_32_Cell_32_2" style:display-name="Check Cell 2" style:family="table-cell" style:data-style-name="N0">
      <style:table-cell-properties fo:border="thin double #333333" fo:background-color="#969696"/>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3" style:display-name="Check Cell 3" style:family="table-cell" style:data-style-name="N0">
      <style:table-cell-properties fo:border="thin double #333333" fo:background-color="#969696"/>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4" style:display-name="Check Cell 4" style:family="table-cell" style:data-style-name="N0">
      <style:table-cell-properties fo:border="thin double #333333" fo:background-color="#969696"/>
      <style:text-properties fo:color="#FFFFFF" style:font-name="Calibri" style:font-name-asian="Calibri" style:font-name-complex="Calibri" fo:font-size="11pt" style:font-size-asian="11pt" style:font-size-complex="11pt" fo:font-weight="bold" style:font-weight-asian="bold" style:font-weight-complex="bold"/>
    </style:style>
    <style:style style:name="Comma" style:family="table-cell" style:data-style-name="N38"/>
    <style:style style:name="Comma_32_2" style:display-name="Comma 2" style:family="table-cell" style:data-style-name="N39"/>
    <style:style style:name="Comma_32_2_32_2" style:display-name="Comma 2 2" style:family="table-cell" style:data-style-name="N39"/>
    <style:style style:name="Comma_32_2_32_2_32_2" style:display-name="Comma 2 2 2" style:family="table-cell" style:data-style-name="N38"/>
    <style:style style:name="Comma_32_2_32_3" style:display-name="Comma 2 3" style:family="table-cell" style:data-style-name="N39"/>
    <style:style style:name="Comma_32_2_32_4" style:display-name="Comma 2 4" style:family="table-cell" style:data-style-name="N39"/>
    <style:style style:name="Comma_32_2_32_5" style:display-name="Comma 2 5" style:family="table-cell" style:data-style-name="N38"/>
    <style:style style:name="Comma_32_3" style:display-name="Comma 3" style:family="table-cell" style:data-style-name="N39"/>
    <style:style style:name="Comma_32_3_32_2" style:display-name="Comma 3 2" style:family="table-cell" style:data-style-name="N39"/>
    <style:style style:name="Comma_32_4" style:display-name="Comma 4" style:family="table-cell" style:data-style-name="N39"/>
    <style:style style:name="Comma_32_4_32_2" style:display-name="Comma 4 2" style:family="table-cell" style:data-style-name="N39"/>
    <style:style style:name="Comma_32_5" style:display-name="Comma 5" style:family="table-cell" style:data-style-name="N39"/>
    <style:style style:name="Explanatory_32_Text_32_2" style:display-name="Explanatory Text 2" style:family="table-cell" style:data-style-name="N0">
      <style:text-properties fo:color="#808080" style:font-name="Calibri" style:font-name-asian="Calibri" style:font-name-complex="Calibri" fo:font-size="11pt" style:font-size-asian="11pt" style:font-size-complex="11pt" fo:font-style="italic" style:font-style-asian="italic" style:font-style-complex="italic"/>
    </style:style>
    <style:style style:name="Explanatory_32_Text_32_3" style:display-name="Explanatory Text 3" style:family="table-cell" style:data-style-name="N0">
      <style:text-properties fo:color="#808080" style:font-name="Calibri" style:font-name-asian="Calibri" style:font-name-complex="Calibri" fo:font-size="11pt" style:font-size-asian="11pt" style:font-size-complex="11pt" fo:font-style="italic" style:font-style-asian="italic" style:font-style-complex="italic"/>
    </style:style>
    <style:style style:name="Explanatory_32_Text_32_4" style:display-name="Explanatory Text 4" style:family="table-cell" style:data-style-name="N0">
      <style:text-properties fo:color="#808080" style:font-name="Calibri" style:font-name-asian="Calibri" style:font-name-complex="Calibri" fo:font-size="11pt" style:font-size-asian="11pt" style:font-size-complex="11pt" fo:font-style="italic" style:font-style-asian="italic" style:font-style-complex="italic"/>
    </style:style>
    <style:style style:name="Good_32_2" style:display-name="Good 2" style:family="table-cell" style:data-style-name="N0">
      <style:table-cell-properties fo:background-color="#CCFFFF"/>
      <style:text-properties fo:color="#008000" style:font-name="Calibri" style:font-name-asian="Calibri" style:font-name-complex="Calibri" fo:font-size="11pt" style:font-size-asian="11pt" style:font-size-complex="11pt"/>
    </style:style>
    <style:style style:name="Good_32_3" style:display-name="Good 3" style:family="table-cell" style:data-style-name="N0">
      <style:table-cell-properties fo:background-color="#CCFFFF"/>
      <style:text-properties fo:color="#008000" style:font-name="Calibri" style:font-name-asian="Calibri" style:font-name-complex="Calibri" fo:font-size="11pt" style:font-size-asian="11pt" style:font-size-complex="11pt"/>
    </style:style>
    <style:style style:name="Good_32_4" style:display-name="Good 4" style:family="table-cell" style:data-style-name="N0">
      <style:table-cell-properties fo:background-color="#CCFFFF"/>
      <style:text-properties fo:color="#008000" style:font-name="Calibri" style:font-name-asian="Calibri" style:font-name-complex="Calibri" fo:font-size="11pt" style:font-size-asian="11pt" style:font-size-complex="11pt"/>
    </style:style>
    <style:style style:name="Heading_32_1_32_2" style:display-name="Heading 1 2" style:family="table-cell" style:data-style-name="N0">
      <style:table-cell-properties fo:border-top="none" fo:border-bottom="thick solid #003366" fo:border-left="none" fo:border-right="none"/>
      <style:text-properties fo:color="#333399" style:font-name="Calibri" style:font-name-asian="Calibri" style:font-name-complex="Calibri" fo:font-size="15pt" style:font-size-asian="15pt" style:font-size-complex="15pt" fo:font-weight="bold" style:font-weight-asian="bold" style:font-weight-complex="bold"/>
    </style:style>
    <style:style style:name="Heading_32_1_32_3" style:display-name="Heading 1 3" style:family="table-cell" style:data-style-name="N0">
      <style:table-cell-properties fo:border-top="none" fo:border-bottom="thick solid #003366" fo:border-left="none" fo:border-right="none"/>
      <style:text-properties fo:color="#333399" style:font-name="Calibri" style:font-name-asian="Calibri" style:font-name-complex="Calibri" fo:font-size="15pt" style:font-size-asian="15pt" style:font-size-complex="15pt" fo:font-weight="bold" style:font-weight-asian="bold" style:font-weight-complex="bold"/>
    </style:style>
    <style:style style:name="Heading_32_1_32_4" style:display-name="Heading 1 4" style:family="table-cell" style:data-style-name="N0">
      <style:table-cell-properties fo:border-top="none" fo:border-bottom="thick solid #003366" fo:border-left="none" fo:border-right="none"/>
      <style:text-properties fo:color="#333399" style:font-name="Calibri" style:font-name-asian="Calibri" style:font-name-complex="Calibri" fo:font-size="15pt" style:font-size-asian="15pt" style:font-size-complex="15pt" fo:font-weight="bold" style:font-weight-asian="bold" style:font-weight-complex="bold"/>
    </style:style>
    <style:style style:name="Heading_32_2_32_2" style:display-name="Heading 2 2" style:family="table-cell" style:data-style-name="N0">
      <style:table-cell-properties fo:border-top="none" fo:border-bottom="thick solid #CCFFFF" fo:border-left="none" fo:border-right="none"/>
      <style:text-properties fo:color="#333399" style:font-name="Calibri" style:font-name-asian="Calibri" style:font-name-complex="Calibri" fo:font-size="13pt" style:font-size-asian="13pt" style:font-size-complex="13pt" fo:font-weight="bold" style:font-weight-asian="bold" style:font-weight-complex="bold"/>
    </style:style>
    <style:style style:name="Heading_32_2_32_3" style:display-name="Heading 2 3" style:family="table-cell" style:data-style-name="N0">
      <style:table-cell-properties fo:border-top="none" fo:border-bottom="thick solid #CCFFFF" fo:border-left="none" fo:border-right="none"/>
      <style:text-properties fo:color="#333399" style:font-name="Calibri" style:font-name-asian="Calibri" style:font-name-complex="Calibri" fo:font-size="13pt" style:font-size-asian="13pt" style:font-size-complex="13pt" fo:font-weight="bold" style:font-weight-asian="bold" style:font-weight-complex="bold"/>
    </style:style>
    <style:style style:name="Heading_32_2_32_4" style:display-name="Heading 2 4" style:family="table-cell" style:data-style-name="N0">
      <style:table-cell-properties fo:border-top="none" fo:border-bottom="thick solid #CCFFFF" fo:border-left="none" fo:border-right="none"/>
      <style:text-properties fo:color="#333399" style:font-name="Calibri" style:font-name-asian="Calibri" style:font-name-complex="Calibri" fo:font-size="13pt" style:font-size-asian="13pt" style:font-size-complex="13pt" fo:font-weight="bold" style:font-weight-asian="bold" style:font-weight-complex="bold"/>
    </style:style>
    <style:style style:name="Heading_32_3_32_2" style:display-name="Heading 3 2" style:family="table-cell" style:data-style-name="N0">
      <style:table-cell-properties fo:border-top="none" fo:border-bottom="2pt solid #CCFFFF" fo:border-left="none" fo:border-right="none"/>
      <style:text-properties fo:color="#333399" style:font-name="Calibri" style:font-name-asian="Calibri" style:font-name-complex="Calibri" fo:font-size="11pt" style:font-size-asian="11pt" style:font-size-complex="11pt" fo:font-weight="bold" style:font-weight-asian="bold" style:font-weight-complex="bold"/>
    </style:style>
    <style:style style:name="Heading_32_3_32_3" style:display-name="Heading 3 3" style:family="table-cell" style:data-style-name="N0">
      <style:table-cell-properties fo:border-top="none" fo:border-bottom="2pt solid #CCFFFF" fo:border-left="none" fo:border-right="none"/>
      <style:text-properties fo:color="#333399" style:font-name="Calibri" style:font-name-asian="Calibri" style:font-name-complex="Calibri" fo:font-size="11pt" style:font-size-asian="11pt" style:font-size-complex="11pt" fo:font-weight="bold" style:font-weight-asian="bold" style:font-weight-complex="bold"/>
    </style:style>
    <style:style style:name="Heading_32_3_32_4" style:display-name="Heading 3 4" style:family="table-cell" style:data-style-name="N0">
      <style:table-cell-properties fo:border-top="none" fo:border-bottom="2pt solid #CCFFFF" fo:border-left="none" fo:border-right="none"/>
      <style:text-properties fo:color="#333399" style:font-name="Calibri" style:font-name-asian="Calibri" style:font-name-complex="Calibri" fo:font-size="11pt" style:font-size-asian="11pt" style:font-size-complex="11pt" fo:font-weight="bold" style:font-weight-asian="bold" style:font-weight-complex="bold"/>
    </style:style>
    <style:style style:name="Heading_32_4_32_2" style:display-name="Heading 4 2" style:family="table-cell" style:data-style-name="N0">
      <style:text-properties fo:color="#333399" style:font-name="Calibri" style:font-name-asian="Calibri" style:font-name-complex="Calibri" fo:font-size="11pt" style:font-size-asian="11pt" style:font-size-complex="11pt" fo:font-weight="bold" style:font-weight-asian="bold" style:font-weight-complex="bold"/>
    </style:style>
    <style:style style:name="Heading_32_4_32_3" style:display-name="Heading 4 3" style:family="table-cell" style:data-style-name="N0">
      <style:text-properties fo:color="#333399" style:font-name="Calibri" style:font-name-asian="Calibri" style:font-name-complex="Calibri" fo:font-size="11pt" style:font-size-asian="11pt" style:font-size-complex="11pt" fo:font-weight="bold" style:font-weight-asian="bold" style:font-weight-complex="bold"/>
    </style:style>
    <style:style style:name="Heading_32_4_32_4" style:display-name="Heading 4 4" style:family="table-cell" style:data-style-name="N0">
      <style:text-properties fo:color="#333399" style:font-name="Calibri" style:font-name-asian="Calibri" style:font-name-complex="Calibri" fo:font-size="11pt" style:font-size-asian="11pt" style:font-size-complex="11pt" fo:font-weight="bold" style:font-weight-asian="bold" style:font-weight-complex="bold"/>
    </style:style>
    <style:style style:name="Hyperlink" style:family="table-cell" style:data-style-name="N0">
      <style:text-properties fo:color="#0000FF" style:text-underline-style="solid" style:text-underline-type="single"/>
    </style:style>
    <style:style style:name="Hyperlink_32_2" style:display-name="Hyperlink 2" style:family="table-cell" style:data-style-name="N0">
      <style:text-properties fo:color="#0000FF" style:text-underline-style="solid" style:text-underline-type="single"/>
    </style:style>
    <style:style style:name="Hyperlink_32_2_32_2" style:display-name="Hyperlink 2 2" style:family="table-cell" style:data-style-name="N0">
      <style:text-properties fo:color="#0000FF" fo:font-size="12pt" style:font-size-asian="12pt" style:font-size-complex="12pt" style:text-underline-style="solid" style:text-underline-type="single"/>
    </style:style>
    <style:style style:name="Hyperlink_32_2_32_3" style:display-name="Hyperlink 2 3" style:family="table-cell" style:data-style-name="N0">
      <style:text-properties fo:color="#0000FF" fo:font-size="12pt" style:font-size-asian="12pt" style:font-size-complex="12pt" style:text-underline-style="solid" style:text-underline-type="single"/>
    </style:style>
    <style:style style:name="Hyperlink_32_2_32_4" style:display-name="Hyperlink 2 4" style:family="table-cell" style:data-style-name="N0">
      <style:text-properties fo:color="#0000FF" style:text-underline-style="solid" style:text-underline-type="single"/>
    </style:style>
    <style:style style:name="Hyperlink_32_3" style:display-name="Hyperlink 3" style:family="table-cell" style:data-style-name="N0">
      <style:text-properties fo:color="#0000FF" fo:font-size="7pt" style:font-size-asian="7pt" style:font-size-complex="7pt" style:text-underline-style="solid" style:text-underline-type="single"/>
    </style:style>
    <style:style style:name="Hyperlink_32_3_32_2" style:display-name="Hyperlink 3 2" style:family="table-cell" style:data-style-name="N0">
      <style:text-properties fo:color="#0000FF" style:text-underline-style="solid" style:text-underline-type="single"/>
    </style:style>
    <style:style style:name="Hyperlink_32_3_32_3" style:display-name="Hyperlink 3 3" style:family="table-cell" style:data-style-name="N0">
      <style:text-properties fo:color="#0000FF" style:text-underline-style="solid" style:text-underline-type="single"/>
    </style:style>
    <style:style style:name="Hyperlink_32_4" style:display-name="Hyperlink 4" style:family="table-cell" style:data-style-name="N0">
      <style:text-properties fo:color="#0000FF" fo:font-size="12pt" style:font-size-asian="12pt" style:font-size-complex="12pt" style:text-underline-style="solid" style:text-underline-type="single"/>
    </style:style>
    <style:style style:name="Hyperlink_32_4_32_2" style:display-name="Hyperlink 4 2" style:family="table-cell" style:data-style-name="N0">
      <style:text-properties fo:color="#0000FF" fo:font-size="12pt" style:font-size-asian="12pt" style:font-size-complex="12pt" style:text-underline-style="solid" style:text-underline-type="single"/>
    </style:style>
    <style:style style:name="Hyperlink_32_4_32_3" style:display-name="Hyperlink 4 3" style:family="table-cell" style:data-style-name="N0">
      <style:text-properties fo:color="#0000FF" fo:font-size="12pt" style:font-size-asian="12pt" style:font-size-complex="12pt" style:text-underline-style="solid" style:text-underline-type="single"/>
    </style:style>
    <style:style style:name="Hyperlink_32_4_32_4" style:display-name="Hyperlink 4 4" style:family="table-cell" style:data-style-name="N0">
      <style:text-properties fo:color="#0000FF" style:text-underline-style="solid" style:text-underline-type="single"/>
    </style:style>
    <style:style style:name="Hyperlink_32_5" style:display-name="Hyperlink 5" style:family="table-cell" style:data-style-name="N0">
      <style:text-properties fo:color="#0000FF" fo:font-size="9pt" style:font-size-asian="9pt" style:font-size-complex="9pt" style:text-underline-style="solid" style:text-underline-type="single"/>
    </style:style>
    <style:style style:name="Hyperlink_32_6" style:display-name="Hyperlink 6" style:family="table-cell" style:data-style-name="N0">
      <style:text-properties fo:color="#0000FF" fo:font-size="9pt" style:font-size-asian="9pt" style:font-size-complex="9pt" style:text-underline-style="solid" style:text-underline-type="single"/>
    </style:style>
    <style:style style:name="Hyperlink_32_7" style:display-name="Hyperlink 7" style:family="table-cell" style:data-style-name="N0">
      <style:text-properties fo:color="#0000FF" fo:font-size="7pt" style:font-size-asian="7pt" style:font-size-complex="7pt" style:text-underline-style="solid" style:text-underline-type="single"/>
    </style:style>
    <style:style style:name="Input_32_2" style:display-name="Input 2" style:family="table-cell" style:data-style-name="N0">
      <style:table-cell-properties fo:border="thin solid #808080" fo:background-color="#FFFF99"/>
      <style:text-properties fo:color="#333399" style:font-name="Calibri" style:font-name-asian="Calibri" style:font-name-complex="Calibri" fo:font-size="11pt" style:font-size-asian="11pt" style:font-size-complex="11pt"/>
    </style:style>
    <style:style style:name="Input_32_3" style:display-name="Input 3" style:family="table-cell" style:data-style-name="N0">
      <style:table-cell-properties fo:border="thin solid #808080" fo:background-color="#FFFF99"/>
      <style:text-properties fo:color="#333399" style:font-name="Calibri" style:font-name-asian="Calibri" style:font-name-complex="Calibri" fo:font-size="11pt" style:font-size-asian="11pt" style:font-size-complex="11pt"/>
    </style:style>
    <style:style style:name="Input_32_4" style:display-name="Input 4" style:family="table-cell" style:data-style-name="N0">
      <style:table-cell-properties fo:border="thin solid #808080" fo:background-color="#FFFF99"/>
      <style:text-properties fo:color="#333399" style:font-name="Calibri" style:font-name-asian="Calibri" style:font-name-complex="Calibri" fo:font-size="11pt" style:font-size-asian="11pt" style:font-size-complex="11pt"/>
    </style:style>
    <style:style style:name="Linked_32_Cell_32_2" style:display-name="Linked Cell 2" style:family="table-cell" style:data-style-name="N0">
      <style:table-cell-properties fo:border-top="none" fo:border-bottom="thin double #FF0000" fo:border-left="none" fo:border-right="none"/>
      <style:text-properties fo:color="#FF0000" style:font-name="Calibri" style:font-name-asian="Calibri" style:font-name-complex="Calibri" fo:font-size="11pt" style:font-size-asian="11pt" style:font-size-complex="11pt"/>
    </style:style>
    <style:style style:name="Linked_32_Cell_32_3" style:display-name="Linked Cell 3" style:family="table-cell" style:data-style-name="N0">
      <style:table-cell-properties fo:border-top="none" fo:border-bottom="thin double #FF0000" fo:border-left="none" fo:border-right="none"/>
      <style:text-properties fo:color="#FF0000" style:font-name="Calibri" style:font-name-asian="Calibri" style:font-name-complex="Calibri" fo:font-size="11pt" style:font-size-asian="11pt" style:font-size-complex="11pt"/>
    </style:style>
    <style:style style:name="Linked_32_Cell_32_4" style:display-name="Linked Cell 4" style:family="table-cell" style:data-style-name="N0">
      <style:table-cell-properties fo:border-top="none" fo:border-bottom="thin double #FF0000" fo:border-left="none" fo:border-right="none"/>
      <style:text-properties fo:color="#FF0000" style:font-name="Calibri" style:font-name-asian="Calibri" style:font-name-complex="Calibri" fo:font-size="11pt" style:font-size-asian="11pt" style:font-size-complex="11pt"/>
    </style:style>
    <style:style style:name="Neutral_32_2" style:display-name="Neutral 2" style:family="table-cell" style:data-style-name="N0">
      <style:table-cell-properties fo:background-color="#FFFF99"/>
      <style:text-properties fo:color="#808000" style:font-name="Calibri" style:font-name-asian="Calibri" style:font-name-complex="Calibri" fo:font-size="11pt" style:font-size-asian="11pt" style:font-size-complex="11pt"/>
    </style:style>
    <style:style style:name="Neutral_32_2_32_2" style:display-name="Neutral 2 2" style:family="table-cell" style:data-style-name="N0">
      <style:table-cell-properties fo:background-color="#FFFF99"/>
      <style:text-properties fo:color="#808000" style:font-name="Calibri" style:font-name-asian="Calibri" style:font-name-complex="Calibri" fo:font-size="11pt" style:font-size-asian="11pt" style:font-size-complex="11pt"/>
    </style:style>
    <style:style style:name="Neutral_32_3" style:display-name="Neutral 3" style:family="table-cell" style:data-style-name="N0">
      <style:table-cell-properties fo:background-color="#FFFF99"/>
      <style:text-properties fo:color="#808000" style:font-name="Calibri" style:font-name-asian="Calibri" style:font-name-complex="Calibri" fo:font-size="11pt" style:font-size-asian="11pt" style:font-size-complex="11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32_2" style:display-name="Normal 2" style:family="table-cell" style:data-style-name="N0">
      <style:table-cell-properties style:vertical-align="automatic" fo:background-color="transparent"/>
    </style:style>
    <style:style style:name="Normal_32_2_32_2" style:display-name="Normal 2 2" style:family="table-cell" style:data-style-name="N0">
      <style:table-cell-properties style:vertical-align="automatic" fo:background-color="transparent"/>
    </style:style>
    <style:style style:name="Normal_32_2_32_2_32_2" style:display-name="Normal 2 2 2" style:family="table-cell" style:data-style-name="N0">
      <style:table-cell-properties style:vertical-align="automatic" fo:background-color="transparent"/>
    </style:style>
    <style:style style:name="Normal_32_2_32_2_32_3" style:display-name="Normal 2 2 3" style:family="table-cell" style:data-style-name="N0">
      <style:table-cell-properties style:vertical-align="automatic" fo:background-color="transparent"/>
    </style:style>
    <style:style style:name="Normal_32_2_32_2_32_4" style:display-name="Normal 2 2 4" style:family="table-cell" style:data-style-name="N0">
      <style:table-cell-properties style:vertical-align="automatic" fo:background-color="transparent"/>
    </style:style>
    <style:style style:name="Normal_32_2_32_2_32_5" style:display-name="Normal 2 2 5" style:family="table-cell" style:data-style-name="N0">
      <style:table-cell-properties style:vertical-align="automatic" fo:background-color="transparent"/>
    </style:style>
    <style:style style:name="Normal_32_2_32_3" style:display-name="Normal 2 3" style:family="table-cell" style:data-style-name="N0">
      <style:table-cell-properties style:vertical-align="automatic" fo:background-color="transparent"/>
      <style:text-properties fo:font-size="12pt" style:font-size-asian="12pt" style:font-size-complex="12pt"/>
    </style:style>
    <style:style style:name="Normal_32_2_32_4" style:display-name="Normal 2 4" style:family="table-cell" style:data-style-name="N0">
      <style:table-cell-properties style:vertical-align="automatic" fo:background-color="transparent"/>
    </style:style>
    <style:style style:name="Normal_32_2_32_5" style:display-name="Normal 2 5" style:family="table-cell" style:data-style-name="N0">
      <style:table-cell-properties style:vertical-align="automatic" fo:background-color="transparent"/>
      <style:text-properties fo:font-size="12pt" style:font-size-asian="12pt" style:font-size-complex="12pt"/>
    </style:style>
    <style:style style:name="Normal_32_2_32_6" style:display-name="Normal 2 6"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text-properties fo:font-size="12pt" style:font-size-asian="12pt" style:font-size-complex="12pt"/>
    </style:style>
    <style:style style:name="Normal_32_3_32_2" style:display-name="Normal 3 2" style:family="table-cell" style:data-style-name="N0">
      <style:table-cell-properties style:vertical-align="automatic" fo:background-color="transparent"/>
      <style:text-properties fo:font-size="12pt" style:font-size-asian="12pt" style:font-size-complex="12pt"/>
    </style:style>
    <style:style style:name="Normal_32_3_32_2_32_2" style:display-name="Normal 3 2 2" style:family="table-cell" style:data-style-name="N0">
      <style:table-cell-properties style:vertical-align="automatic" fo:background-color="transparent"/>
      <style:text-properties fo:font-size="12pt" style:font-size-asian="12pt" style:font-size-complex="12pt"/>
    </style:style>
    <style:style style:name="Normal_32_3_32_2_32_3" style:display-name="Normal 3 2 3" style:family="table-cell" style:data-style-name="N0">
      <style:table-cell-properties style:vertical-align="automatic" fo:background-color="transparent"/>
      <style:text-properties fo:font-size="12pt" style:font-size-asian="12pt" style:font-size-complex="12pt"/>
    </style:style>
    <style:style style:name="Normal_32_3_32_3" style:display-name="Normal 3 3" style:family="table-cell" style:data-style-name="N0">
      <style:table-cell-properties style:vertical-align="automatic" fo:background-color="transparent"/>
    </style:style>
    <style:style style:name="Normal_32_3_32_4" style:display-name="Normal 3 4" style:family="table-cell" style:data-style-name="N0">
      <style:table-cell-properties style:vertical-align="automatic" fo:background-color="transparent"/>
    </style:style>
    <style:style style:name="Normal_32_3_32_5" style:display-name="Normal 3 5" style:family="table-cell" style:data-style-name="N0">
      <style:table-cell-properties style:vertical-align="automatic" fo:background-color="transparent"/>
    </style:style>
    <style:style style:name="Normal_32_3_32_6" style:display-name="Normal 3 6" style:family="table-cell" style:data-style-name="N0">
      <style:table-cell-properties style:vertical-align="automatic" fo:background-color="transparent"/>
      <style:text-properties fo:font-size="12pt" style:font-size-asian="12pt" style:font-size-complex="12pt"/>
    </style:style>
    <style:style style:name="Normal_32_4" style:display-name="Normal 4" style:family="table-cell" style:data-style-name="N0">
      <style:table-cell-properties style:vertical-align="automatic" fo:background-color="transparent"/>
      <style:text-properties fo:font-size="12pt" style:font-size-asian="12pt" style:font-size-complex="12pt"/>
    </style:style>
    <style:style style:name="Normal_32_4_32_2" style:display-name="Normal 4 2" style:family="table-cell" style:data-style-name="N0">
      <style:table-cell-properties style:vertical-align="automatic" fo:background-color="transparent"/>
    </style:style>
    <style:style style:name="Normal_32_4_32_3" style:display-name="Normal 4 3" style:family="table-cell" style:data-style-name="N0">
      <style:table-cell-properties style:vertical-align="automatic" fo:background-color="transparent"/>
      <style:text-properties fo:font-size="12pt" style:font-size-asian="12pt" style:font-size-complex="12pt"/>
    </style:style>
    <style:style style:name="Normal_32_5" style:display-name="Normal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_32_2" style:display-name="Normal 5 2" style:family="table-cell" style:data-style-name="N0">
      <style:table-cell-properties style:vertical-align="automatic" fo:background-color="transparent"/>
      <style:text-properties fo:font-size="12pt" style:font-size-asian="12pt" style:font-size-complex="12pt"/>
    </style:style>
    <style:style style:name="Normal_32_5_32_3" style:display-name="Normal 5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6" style:display-name="Normal 6" style:family="table-cell" style:data-style-name="N0">
      <style:table-cell-properties style:vertical-align="automatic" fo:background-color="transparent"/>
    </style:style>
    <style:style style:name="Normal_32_6_32_2" style:display-name="Normal 6 2" style:family="table-cell" style:data-style-name="N0">
      <style:table-cell-properties style:vertical-align="automatic" fo:background-color="transparent"/>
    </style:style>
    <style:style style:name="Normal_32_7" style:display-name="Normal 7" style:family="table-cell" style:data-style-name="N0">
      <style:table-cell-properties style:vertical-align="automatic" fo:background-color="transparent"/>
      <style:text-properties fo:font-size="12pt" style:font-size-asian="12pt" style:font-size-complex="12pt"/>
    </style:style>
    <style:style style:name="Normal_32_8" style:display-name="Normal 8" style:family="table-cell" style:data-style-name="N0">
      <style:table-cell-properties style:vertical-align="automatic" fo:background-color="transparent"/>
    </style:style>
    <style:style style:name="Normal_32_9" style:display-name="Normal 9" style:family="table-cell" style:data-style-name="N0">
      <style:table-cell-properties style:vertical-align="automatic" fo:background-color="transparent"/>
    </style:style>
    <style:style style:name="Note_32_2" style:display-name="Note 2" style:family="table-cell" style:data-style-name="N0">
      <style:table-cell-properties fo:border="thin solid #C0C0C0" fo:background-color="#FFFFCC"/>
    </style:style>
    <style:style style:name="Note_32_3" style:display-name="Note 3" style:family="table-cell" style:data-style-name="N0">
      <style:table-cell-properties fo:border="thin solid #C0C0C0" fo:background-color="#FFFFCC"/>
    </style:style>
    <style:style style:name="Note_32_4" style:display-name="Note 4" style:family="table-cell" style:data-style-name="N0">
      <style:table-cell-properties fo:border="thin solid #C0C0C0" fo:background-color="#FFFFCC"/>
    </style:style>
    <style:style style:name="Output_32_2" style:display-name="Output 2" style:family="table-cell" style:data-style-name="N0">
      <style:table-cell-properties fo:border="thin solid #333333" fo:background-color="#FFFFFF"/>
      <style:text-properties fo:color="#333333" style:font-name="Calibri" style:font-name-asian="Calibri" style:font-name-complex="Calibri" fo:font-size="11pt" style:font-size-asian="11pt" style:font-size-complex="11pt" fo:font-weight="bold" style:font-weight-asian="bold" style:font-weight-complex="bold"/>
    </style:style>
    <style:style style:name="Output_32_3" style:display-name="Output 3" style:family="table-cell" style:data-style-name="N0">
      <style:table-cell-properties fo:border="thin solid #333333" fo:background-color="#FFFFFF"/>
      <style:text-properties fo:color="#333333" style:font-name="Calibri" style:font-name-asian="Calibri" style:font-name-complex="Calibri" fo:font-size="11pt" style:font-size-asian="11pt" style:font-size-complex="11pt" fo:font-weight="bold" style:font-weight-asian="bold" style:font-weight-complex="bold"/>
    </style:style>
    <style:style style:name="Output_32_4" style:display-name="Output 4" style:family="table-cell" style:data-style-name="N0">
      <style:table-cell-properties fo:border="thin solid #333333" fo:background-color="#FFFFFF"/>
      <style:text-properties fo:color="#333333" style:font-name="Calibri" style:font-name-asian="Calibri" style:font-name-complex="Calibri" fo:font-size="11pt" style:font-size-asian="11pt" style:font-size-complex="11pt" fo:font-weight="bold" style:font-weight-asian="bold" style:font-weight-complex="bold"/>
    </style:style>
    <style:style style:name="Per_32_cent" style:display-name="Per cent" style:family="table-cell" style:data-style-name="N13"/>
    <style:style style:name="Percent" style:family="table-cell" style:data-style-name="N13"/>
    <style:style style:name="Percent_32_2" style:display-name="Percent 2" style:family="table-cell" style:data-style-name="N13"/>
    <style:style style:name="Percent_32_2_32_2" style:display-name="Percent 2 2" style:family="table-cell" style:data-style-name="N13"/>
    <style:style style:name="Percent_32_3" style:display-name="Percent 3" style:family="table-cell" style:data-style-name="N13"/>
    <style:style style:name="Title_32_2" style:display-name="Title 2" style:family="table-cell" style:data-style-name="N0">
      <style:text-properties fo:color="#333399" style:font-name="Cambria" style:font-name-asian="Cambria" style:font-name-complex="Cambria" fo:font-size="18pt" style:font-size-asian="18pt" style:font-size-complex="18pt" fo:font-weight="bold" style:font-weight-asian="bold" style:font-weight-complex="bold" style:font-family-generic="roman"/>
    </style:style>
    <style:style style:name="Title_32_3" style:display-name="Title 3" style:family="table-cell" style:data-style-name="N0">
      <style:text-properties fo:color="#333399" style:font-name="Cambria" style:font-name-asian="Cambria" style:font-name-complex="Cambria" fo:font-size="18pt" style:font-size-asian="18pt" style:font-size-complex="18pt" fo:font-weight="bold" style:font-weight-asian="bold" style:font-weight-complex="bold" style:font-family-generic="roman"/>
    </style:style>
    <style:style style:name="Title_32_4" style:display-name="Title 4" style:family="table-cell" style:data-style-name="N0">
      <style:text-properties fo:color="#333399" style:font-name="Cambria" style:font-name-asian="Cambria" style:font-name-complex="Cambria" fo:font-size="18pt" style:font-size-asian="18pt" style:font-size-complex="18pt" fo:font-weight="bold" style:font-weight-asian="bold" style:font-weight-complex="bold" style:font-family-generic="roman"/>
    </style:style>
    <style:style style:name="Total_32_2" style:display-name="Total 2" style:family="table-cell" style:data-style-name="N0">
      <style:table-cell-properties fo:border-top="thin solid #003366" fo:border-bottom="thin double #003366"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 style:display-name="Total 3" style:family="table-cell" style:data-style-name="N0">
      <style:table-cell-properties fo:border-top="thin solid #003366" fo:border-bottom="thin double #003366"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 style:display-name="Total 4" style:family="table-cell" style:data-style-name="N0">
      <style:table-cell-properties fo:border-top="thin solid #003366" fo:border-bottom="thin double #003366"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Warning_32_Text_32_2" style:display-name="Warning Text 2" style:family="table-cell" style:data-style-name="N0">
      <style:text-properties fo:color="#FF0000" style:font-name="Calibri" style:font-name-asian="Calibri" style:font-name-complex="Calibri" fo:font-size="11pt" style:font-size-asian="11pt" style:font-size-complex="11pt"/>
    </style:style>
    <style:style style:name="Warning_32_Text_32_3" style:display-name="Warning Text 3" style:family="table-cell" style:data-style-name="N0">
      <style:text-properties fo:color="#FF0000" style:font-name="Calibri" style:font-name-asian="Calibri" style:font-name-complex="Calibri" fo:font-size="11pt" style:font-size-asian="11pt" style:font-size-complex="11pt"/>
    </style:style>
    <style:style style:name="Warning_32_Text_32_4" style:display-name="Warning Text 4" style:family="table-cell" style:data-style-name="N0">
      <style:text-properties fo:color="#FF0000" style:font-name="Calibri" style:font-name-asian="Calibri" style:font-name-complex="Calibri" fo:font-size="11pt" style:font-size-asian="11pt" style:font-size-complex="11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17in" fo:margin-bottom="0.16in" fo:margin-left="0.669291338582677in" fo:margin-right="0.62992125984252in" style:print-orientation="landscape" style:print-page-order="ttb" style:first-page-number="continue" style:scale-to="100%" style:table-centering="both" style:print="objects charts drawings"/>
      <style:header-style>
        <style:header-footer-properties fo:min-height="0.06in" fo:margin-left="0in" fo:margin-right="0in" fo:margin-bottom="0in"/>
      </style:header-style>
      <style:footer-style>
        <style:header-footer-properties fo:min-height="0.09in" fo:margin-left="0in" fo:margin-right="0in" fo:margin-top="0in"/>
      </style:footer-style>
    </style:page-layout>
    <style:page-layout style:name="pm4">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style style:name="T1" style:family="text">
      <style:text-properties fo:color="#000000" style:font-name="Calibri" style:font-name-asian="Calibri" style:font-name-complex="Calibri" fo:font-size="10pt" style:font-size-asian="10pt" style:font-size-complex="10pt" style:font-family-generic="swiss"/>
    </style:style>
    <style:style style:name="T2" style:family="text">
      <style:text-properties fo:color="#000000" style:font-name="Calibri" style:font-name-asian="Calibri" style:font-name-complex="Calibri" fo:font-size="1pt" style:font-size-asian="1pt" style:font-size-complex="1pt" style:font-family-generic="swiss"/>
    </style:style>
    <style:style style:name="T3" style:family="text">
      <style:text-properties fo:color="#000000" style:font-name="Arial" style:font-name-asian="Arial" style:font-name-complex="Arial" fo:font-size="1pt" style:font-size-asian="1pt" style:font-size-complex="1pt" style:font-family-generic="swiss"/>
    </style:style>
    <style:style style:name="T4" style:family="text">
      <style:text-properties fo:color="#000000" style:font-name="Calibri" style:font-name-asian="Calibri" style:font-name-complex="Calibri" fo:font-size="10pt" style:font-size-asian="10pt" style:font-size-complex="10pt" style:font-family-generic="swiss"/>
    </style:style>
    <style:style style:name="T5" style:family="text">
      <style:text-properties fo:color="#000000" style:font-name="Calibri" style:font-name-asian="Calibri" style:font-name-complex="Calibri" fo:font-size="10pt" style:font-size-asian="10pt" style:font-size-complex="10pt" style:font-family-generic="swiss"/>
    </style:style>
    <style:style style:name="T6" style:family="text">
      <style:text-properties fo:color="#000000" style:font-name="Calibri" style:font-name-asian="Calibri" style:font-name-complex="Calibri" fo:font-size="1pt" style:font-size-asian="1pt" style:font-size-complex="1pt" style:font-family-generic="swiss"/>
    </style:style>
    <style:style style:name="T7" style:family="text">
      <style:text-properties fo:color="#000000" style:font-name="Arial" style:font-name-asian="Arial" style:font-name-complex="Arial" fo:font-size="1pt" style:font-size-asian="1pt" style:font-size-complex="1pt" style:font-family-generic="swiss"/>
    </style:style>
    <style:style style:name="T8" style:family="text">
      <style:text-properties fo:color="#000000" style:font-name="Calibri" style:font-name-asian="Calibri" style:font-name-complex="Calibri" fo:font-size="10pt" style:font-size-asian="10pt" style:font-size-complex="10pt" style:font-family-generic="swiss"/>
    </style:style>
    <style:style style:name="T9" style:family="text">
      <style:text-properties fo:color="#000000" style:font-name="Calibri" style:font-name-asian="Calibri" style:font-name-complex="Calibri" fo:font-size="10pt" style:font-size-asian="10pt" style:font-size-complex="10pt" style:font-family-generic="swiss"/>
    </style:style>
    <style:style style:name="T10" style:family="text">
      <style:text-properties fo:color="#000000" style:font-name="Calibri" style:font-name-asian="Calibri" style:font-name-complex="Calibri" fo:font-size="1pt" style:font-size-asian="1pt" style:font-size-complex="1pt" style:font-family-generic="swiss"/>
    </style:style>
    <style:style style:name="T11" style:family="text">
      <style:text-properties fo:color="#000000" style:font-name="Arial" style:font-name-asian="Arial" style:font-name-complex="Arial" fo:font-size="1pt" style:font-size-asian="1pt" style:font-size-complex="1pt" style:font-family-generic="swiss"/>
    </style:style>
    <style:style style:name="T12" style:family="text">
      <style:text-properties fo:color="#000000" style:font-name="Calibri" style:font-name-asian="Calibri" style:font-name-complex="Calibri" fo:font-size="10pt" style:font-size-asian="10pt" style:font-size-complex="10pt" style:font-family-generic="swiss"/>
    </style:style>
    <style:style style:name="T13" style:family="text">
      <style:text-properties fo:color="#000000" style:font-name="Calibri" style:font-name-asian="Calibri" style:font-name-complex="Calibri" fo:font-size="10pt" style:font-size-asian="10pt" style:font-size-complex="10pt" style:font-family-generic="swiss"/>
    </style:style>
    <style:style style:name="T14" style:family="text">
      <style:text-properties fo:color="#000000" style:font-name="Calibri" style:font-name-asian="Calibri" style:font-name-complex="Calibri" fo:font-size="1pt" style:font-size-asian="1pt" style:font-size-complex="1pt" style:font-family-generic="swiss"/>
    </style:style>
    <style:style style:name="T15" style:family="text">
      <style:text-properties fo:color="#000000" style:font-name="Arial" style:font-name-asian="Arial" style:font-name-complex="Arial" fo:font-size="1pt" style:font-size-asian="1pt" style:font-size-complex="1pt" style:font-family-generic="swiss"/>
    </style:style>
    <style:style style:name="T16" style:family="text">
      <style:text-properties fo:color="#000000" style:font-name="Calibri" style:font-name-asian="Calibri" style:font-name-complex="Calibri" fo:font-size="10pt" style:font-size-asian="10pt" style:font-size-complex="10pt" style:font-family-generic="swiss"/>
    </style:style>
  </office:automatic-styles>
  <office:master-styles>
    <style:master-page style:name="mp1" style:page-layout-name="pm1">
      <style:header>
        <text:p><text:span text:style-name="T1"><text:s/></text:span><text:span text:style-name="T1">OFFICIAL-SENSITIVE</text:span><text:span text:style-name="T1"> </text:span><text:span text:style-name="T1">-</text:span><text:span text:style-name="T1"> </text:span><text:span text:style-name="T1">DLUHC</text:span><text:span text:style-name="T1"> </text:span><text:span text:style-name="T1">USE</text:span><text:span text:style-name="T1"> </text:span><text:span text:style-name="T1">ONLY</text:span><text:span text:style-name="T2">#</text:span></text:p>
        <text:p/>
      </style:header>
      <style:header-left style:display="false"/>
      <style:header-first/>
      <style:footer>
        <text:p/>
        <text:p><text:span text:style-name="T3">#</text:span><text:span text:style-name="T4"> </text:span><text:span text:style-name="T4">OFFICIAL-SENSITIVE</text:span><text:span text:style-name="T4"> </text:span><text:span text:style-name="T4">-</text:span><text:span text:style-name="T4"> </text:span><text:span text:style-name="T4">DLUHC</text:span><text:span text:style-name="T4"> </text:span><text:span text:style-name="T4">USE</text:span><text:span text:style-name="T4"> </text:span><text:span text:style-name="T4">ONLY</text:span></text:p>
      </style:footer>
      <style:footer-left style:display="false"/>
      <style:footer-first/>
    </style:master-page>
    <style:master-page style:name="mp2" style:page-layout-name="pm2">
      <style:header>
        <text:p><text:span text:style-name="T5"><text:s/></text:span><text:span text:style-name="T5">OFFICIAL-SENSITIVE</text:span><text:span text:style-name="T5"> </text:span><text:span text:style-name="T5">-</text:span><text:span text:style-name="T5"> </text:span><text:span text:style-name="T5">DLUHC</text:span><text:span text:style-name="T5"> </text:span><text:span text:style-name="T5">USE</text:span><text:span text:style-name="T5"> </text:span><text:span text:style-name="T5">ONLY</text:span><text:span text:style-name="T6">#</text:span></text:p>
        <text:p/>
      </style:header>
      <style:header-left style:display="false"/>
      <style:header-first/>
      <style:footer>
        <text:p/>
        <text:p><text:span text:style-name="T7">#</text:span><text:span text:style-name="T8"> </text:span><text:span text:style-name="T8">OFFICIAL-SENSITIVE</text:span><text:span text:style-name="T8"> </text:span><text:span text:style-name="T8">-</text:span><text:span text:style-name="T8"> </text:span><text:span text:style-name="T8">DLUHC</text:span><text:span text:style-name="T8"> </text:span><text:span text:style-name="T8">USE</text:span><text:span text:style-name="T8"> </text:span><text:span text:style-name="T8">ONLY</text:span></text:p>
      </style:footer>
      <style:footer-left style:display="false"/>
      <style:footer-first/>
    </style:master-page>
    <style:master-page style:name="mp3" style:page-layout-name="pm3">
      <style:header>
        <text:p><text:span text:style-name="T9"><text:s/></text:span><text:span text:style-name="T9">OFFICIAL-SENSITIVE</text:span><text:span text:style-name="T9"> </text:span><text:span text:style-name="T9">-</text:span><text:span text:style-name="T9"> </text:span><text:span text:style-name="T9">DLUHC</text:span><text:span text:style-name="T9"> </text:span><text:span text:style-name="T9">USE</text:span><text:span text:style-name="T9"> </text:span><text:span text:style-name="T9">ONLY</text:span><text:span text:style-name="T10">#</text:span></text:p>
        <text:p/>
      </style:header>
      <style:header-left style:display="false"/>
      <style:header-first/>
      <style:footer>
        <text:p/>
        <text:p><text:span text:style-name="T11">#</text:span><text:span text:style-name="T12"> </text:span><text:span text:style-name="T12">OFFICIAL-SENSITIVE</text:span><text:span text:style-name="T12"> </text:span><text:span text:style-name="T12">-</text:span><text:span text:style-name="T12"> </text:span><text:span text:style-name="T12">DLUHC</text:span><text:span text:style-name="T12"> </text:span><text:span text:style-name="T12">USE</text:span><text:span text:style-name="T12"> </text:span><text:span text:style-name="T12">ONLY</text:span></text:p>
      </style:footer>
      <style:footer-left style:display="false"/>
      <style:footer-first/>
    </style:master-page>
    <style:master-page style:name="mp4" style:page-layout-name="pm4">
      <style:header>
        <text:p><text:span text:style-name="T13"><text:s/></text:span><text:span text:style-name="T13">OFFICIAL-SENSITIVE</text:span><text:span text:style-name="T13"> </text:span><text:span text:style-name="T13">-</text:span><text:span text:style-name="T13"> </text:span><text:span text:style-name="T13">DLUHC</text:span><text:span text:style-name="T13"> </text:span><text:span text:style-name="T13">USE</text:span><text:span text:style-name="T13"> </text:span><text:span text:style-name="T13">ONLY</text:span><text:span text:style-name="T14">#</text:span></text:p>
        <text:p/>
      </style:header>
      <style:header-left style:display="false"/>
      <style:header-first/>
      <style:footer>
        <text:p/>
        <text:p><text:span text:style-name="T15">#</text:span><text:span text:style-name="T16"> </text:span><text:span text:style-name="T16">OFFICIAL-SENSITIVE</text:span><text:span text:style-name="T16"> </text:span><text:span text:style-name="T16">-</text:span><text:span text:style-name="T16"> </text:span><text:span text:style-name="T16">DLUHC</text:span><text:span text:style-name="T16"> </text:span><text:span text:style-name="T16">USE</text:span><text:span text:style-name="T16"> </text:span><text:span text:style-name="T16">ONLY</text:span></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8623</meta:generator>
    <dc:title/>
    <dc:description/>
    <dc:subject/>
    <meta:initial-creator>JTUCKER</meta:initial-creator>
    <dc:creator>Olivia McDonnell</dc:creator>
    <meta:creation-date>2005-11-30T11:52:15Z</meta:creation-date>
    <dc:date>2025-04-24T11:39:55Z</dc:date>
    <meta:user-defined meta:name="docIndexRef">17dd5e57-2a4c-4993-a618-1130162f74f8</meta:user-defined>
    <meta:user-defined meta:name="bjSaver">q2ylYDCQlDx0+J2KMgdOER7s+yp88HL8</meta:user-defined>
    <meta:user-defined meta:name="bjDocumentSecurityLabel">No Marking</meta:user-defined>
    <meta:user-defined meta:name="ContentTypeId">0x010100ECCB7E1F660E4D499F35AD51896216AD</meta:user-defined>
    <meta:user-defined meta:name="MediaServiceImageTags"/>
  </office:meta>
</office:document-meta>
</file>